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8cm"/>
    </style:style>
    <style:style style:name="co2" style:family="table-column">
      <style:table-column-properties fo:break-before="auto" style:column-width="3.089cm"/>
    </style:style>
    <style:style style:name="co3" style:family="table-column">
      <style:table-column-properties fo:break-before="auto" style:column-width="3.311cm"/>
    </style:style>
    <style:style style:name="co4" style:family="table-column">
      <style:table-column-properties fo:break-before="auto" style:column-width="8.423cm"/>
    </style:style>
    <style:style style:name="co5" style:family="table-column">
      <style:table-column-properties fo:break-before="auto" style:column-width="2.533cm"/>
    </style:style>
    <style:style style:name="co6" style:family="table-column">
      <style:table-column-properties fo:break-before="auto" style:column-width="4.533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6.311cm"/>
    </style:style>
    <style:style style:name="co9" style:family="table-column">
      <style:table-column-properties fo:break-before="auto" style:column-width="4.822cm"/>
    </style:style>
    <style:style style:name="co10" style:family="table-column">
      <style:table-column-properties fo:break-before="auto" style:column-width="22.202cm"/>
    </style:style>
    <style:style style:name="co11" style:family="table-column">
      <style:table-column-properties fo:break-before="auto" style:column-width="2.155cm"/>
    </style:style>
    <style:style style:name="co12" style:family="table-column">
      <style:table-column-properties fo:break-before="auto" style:column-width="3.489cm"/>
    </style:style>
    <style:style style:name="co13" style:family="table-column">
      <style:table-column-properties fo:break-before="auto" style:column-width="5.045cm"/>
    </style:style>
    <style:style style:name="co14" style:family="table-column">
      <style:table-column-properties fo:break-before="auto" style:column-width="4.867cm"/>
    </style:style>
    <style:style style:name="co15" style:family="table-column">
      <style:table-column-properties fo:break-before="auto" style:column-width="5.133cm"/>
    </style:style>
    <style:style style:name="co16" style:family="table-column">
      <style:table-column-properties fo:break-before="auto" style:column-width="5.177cm"/>
    </style:style>
    <style:style style:name="co17" style:family="table-column">
      <style:table-column-properties fo:break-before="auto" style:column-width="5.978cm"/>
    </style:style>
    <style:style style:name="co18" style:family="table-column">
      <style:table-column-properties fo:break-before="auto" style:column-width="2.688cm"/>
    </style:style>
    <style:style style:name="co19" style:family="table-column">
      <style:table-column-properties fo:break-before="auto" style:column-width="3.112cm"/>
    </style:style>
    <style:style style:name="co20" style:family="table-column">
      <style:table-column-properties fo:break-before="auto" style:column-width="6.622cm"/>
    </style:style>
    <style:style style:name="co21" style:family="table-column">
      <style:table-column-properties fo:break-before="auto" style:column-width="4.955cm"/>
    </style:style>
    <style:style style:name="co22" style:family="table-column">
      <style:table-column-properties fo:break-before="auto" style:column-width="2.422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106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107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10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36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119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0.06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0"/>
        <table:table-column table:style-name="co3" table:default-cell-style-name="ce105"/>
        <table:table-column table:style-name="co4" table:default-cell-style-name="ce2"/>
        <table:table-column table:style-name="co5" table:default-cell-style-name="ce2"/>
        <table:table-column table:style-name="co6" table:default-cell-style-name="ce111"/>
        <table:table-column table:style-name="co7" table:default-cell-style-name="ce11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109"/>
        <table:table-column table:style-name="co13" table:default-cell-style-name="ce114"/>
        <table:table-column table:style-name="co14" table:default-cell-style-name="ce113"/>
        <table:table-column table:style-name="co7" table:default-cell-style-name="ce112"/>
        <table:table-column table:style-name="co15" table:default-cell-style-name="ce112"/>
        <table:table-column table:style-name="co6" table:default-cell-style-name="ce112"/>
        <table:table-column table:style-name="co16" table:default-cell-style-name="ce112"/>
        <table:table-column table:style-name="co17" table:default-cell-style-name="ce11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9" table:default-cell-style-name="ce109"/>
        <table:table-column table:style-name="co21" table:default-cell-style-name="ce2"/>
        <table:table-column table:style-name="co22" table:number-columns-repeated="84" table:default-cell-style-name="ce118"/>
        <table:table-row table:style-name="ro1">
          <table:table-cell table:style-name="ce1" office:value-type="string" calcext:value-type="string">
            <text:p>S NO</text:p>
          </table:table-cell>
          <table:table-cell table:style-name="ce3" office:value-type="string" calcext:value-type="string">
            <text:p><text:s/>REGD. NO</text:p>
          </table:table-cell>
          <table:table-cell table:style-name="ce104" office:value-type="string" calcext:value-type="string">
            <text:p>RCD PIN NO</text:p>
          </table:table-cell>
          <table:table-cell table:style-name="ce1" office:value-type="string" calcext:value-type="string">
            <text:p>TRANSPORT NAME</text:p>
          </table:table-cell>
          <table:table-cell table:style-name="ce1" office:value-type="string" calcext:value-type="string">
            <text:p>WO NO</text:p>
          </table:table-cell>
          <table:table-cell table:style-name="ce110" office:value-type="string" calcext:value-type="string">
            <text:p>WORK ORDER DATE</text:p>
          </table:table-cell>
          <table:table-cell table:style-name="ce110" office:value-type="string" calcext:value-type="string">
            <text:p>ISSUED DATE</text:p>
          </table:table-cell>
          <table:table-cell table:style-name="ce1" office:value-type="string" calcext:value-type="string">
            <text:p>REPRESENTED BY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YRES</text:p>
          </table:table-cell>
          <table:table-cell table:style-name="ce1" office:value-type="string" calcext:value-type="string">
            <text:p>TARE WEIGHT </text:p>
          </table:table-cell>
          <table:table-cell table:style-name="ce1" office:value-type="string" calcext:value-type="string">
            <text:p>MOBILE.NO 1</text:p>
          </table:table-cell>
          <table:table-cell table:style-name="ce1" office:value-type="string" calcext:value-type="string">
            <text:p>MOBILE NO 2</text:p>
          </table:table-cell>
          <table:table-cell table:style-name="ce1" office:value-type="string" calcext:value-type="string">
            <text:p>OWNER/NOT OWNER</text:p>
          </table:table-cell>
          <table:table-cell table:style-name="ce110" office:value-type="string" calcext:value-type="string">
            <text:p><text:s/>REGD. DATE</text:p>
          </table:table-cell>
          <table:table-cell table:style-name="ce110" office:value-type="string" calcext:value-type="string">
            <text:p>PERMIT VALIDITY DATE</text:p>
          </table:table-cell>
          <table:table-cell table:style-name="ce110" office:value-type="string" calcext:value-type="string">
            <text:p>TAX VALIDITY DATE</text:p>
          </table:table-cell>
          <table:table-cell table:style-name="ce110" office:value-type="string" calcext:value-type="string">
            <text:p>FITNESS VALIDITY DATE</text:p>
          </table:table-cell>
          <table:table-cell table:style-name="ce110" office:value-type="string" calcext:value-type="string">
            <text:p>INSURANCE VALIDITY DATE</text:p>
          </table:table-cell>
          <table:table-cell table:style-name="ce1" office:value-type="string" calcext:value-type="string">
            <text:p>Maker / Model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REMARKS</text:p>
          </table:table-cell>
          <table:table-cell table:style-name="ce117" office:value-type="string" calcext:value-type="string">
            <text:p>Recommended by</text:p>
          </table:table-cell>
          <table:table-cell table:style-name="ce1" office:value-type="string" calcext:value-type="string">
            <text:p>LOCAL &amp; NON LOCAL</text:p>
          </table:table-cell>
          <table:table-cell table:number-columns-repeated="8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H16F6509</text:p>
          </table:table-cell>
          <table:table-cell office:value-type="float" office:value="555666" calcext:value-type="float">
            <text:p>555666</text:p>
          </table:table-cell>
          <table:table-cell office:value-type="string" calcext:value-type="string">
            <text:p>A S ENTERPRISES</text:p>
          </table:table-cell>
          <table:table-cell office:value-type="string" calcext:value-type="string">
            <text:p>D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SANJAY PRASAD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Dumarchir,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7250323521" calcext:value-type="float">
            <text:p>7250323521</text:p>
          </table:table-cell>
          <table:table-cell table:style-name="ce2" office:value-type="float" office:value="6200858305" calcext:value-type="float">
            <text:p>620085830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8-31" calcext:value-type="date">
            <text:p>31/08/2021</text:p>
          </table:table-cell>
          <table:table-cell table:style-name="ce111" office:value-type="date" office:date-value="2026-09-02" calcext:value-type="date">
            <text:p>02/09/2026</text:p>
          </table:table-cell>
          <table:table-cell table:style-name="ce111" office:value-type="date" office:date-value="2022-08-24" calcext:value-type="date">
            <text:p>24/08/2022</text:p>
          </table:table-cell>
          <table:table-cell table:style-name="ce111" office:value-type="date" office:date-value="2023-08-30" calcext:value-type="date">
            <text:p>30/08/2023</text:p>
          </table:table-cell>
          <table:table-cell table:style-name="ce111" office:value-type="date" office:date-value="2022-08-24" calcext:value-type="date">
            <text:p>24/08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H04W7163</text:p>
          </table:table-cell>
          <table:table-cell office:value-type="float" office:value="555666" calcext:value-type="float">
            <text:p>555666</text:p>
          </table:table-cell>
          <table:table-cell office:value-type="string" calcext:value-type="string">
            <text:p>A S ENTERPRISES</text:p>
          </table:table-cell>
          <table:table-cell office:value-type="string" calcext:value-type="string">
            <text:p>D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SANJAY PRASAD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Dumarchir,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7250323521" calcext:value-type="float">
            <text:p>7250323521</text:p>
          </table:table-cell>
          <table:table-cell table:style-name="ce2" office:value-type="float" office:value="6200858305" calcext:value-type="float">
            <text:p>620085830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5-28" calcext:value-type="date">
            <text:p>28/05/2021</text:p>
          </table:table-cell>
          <table:table-cell table:style-name="ce111" office:value-type="string" calcext:value-type="string">
            <text:p>NEW</text:p>
          </table:table-cell>
          <table:table-cell table:style-name="ce111" office:value-type="date" office:date-value="2021-08-27" calcext:value-type="date">
            <text:p>27/08/2021</text:p>
          </table:table-cell>
          <table:table-cell table:style-name="ce111" office:value-type="date" office:date-value="2023-05-27" calcext:value-type="date">
            <text:p>27/05/2023</text:p>
          </table:table-cell>
          <table:table-cell table:style-name="ce111" office:value-type="date" office:date-value="2022-05-14" calcext:value-type="date">
            <text:p>14/05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JH16G9820</text:p>
          </table:table-cell>
          <table:table-cell office:value-type="float" office:value="816107" calcext:value-type="float">
            <text:p>816107</text:p>
          </table:table-cell>
          <table:table-cell office:value-type="string" calcext:value-type="string">
            <text:p>MD HOSSAIN</text:p>
          </table:table-cell>
          <table:table-cell office:value-type="string" calcext:value-type="string">
            <text:p>D3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MD.HOSSAIN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Rajapurkolkipara,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9523284271" calcext:value-type="float">
            <text:p>9523284271</text:p>
          </table:table-cell>
          <table:table-cell table:style-name="ce2" office:value-type="float" office:value="8002371066" calcext:value-type="float">
            <text:p>800237106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7-04" calcext:value-type="date">
            <text:p>04/07/2022</text:p>
          </table:table-cell>
          <table:table-cell table:style-name="ce111" office:value-type="date" office:date-value="2027-07-07" calcext:value-type="date">
            <text:p>07/07/2027</text:p>
          </table:table-cell>
          <table:table-cell table:style-name="ce111" office:value-type="date" office:date-value="2022-10-03" calcext:value-type="date">
            <text:p>03/10/2022</text:p>
          </table:table-cell>
          <table:table-cell table:style-name="ce111" office:value-type="date" office:date-value="2024-07-03" calcext:value-type="date">
            <text:p>03/07/2024</text:p>
          </table:table-cell>
          <table:table-cell table:style-name="ce111" office:value-type="date" office:date-value="2023-06-28" calcext:value-type="date">
            <text:p>28/06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H16H6346</text:p>
          </table:table-cell>
          <table:table-cell/>
          <table:table-cell office:value-type="string" calcext:value-type="string">
            <text:p>M/S- AMIT KUMAR</text:p>
          </table:table-cell>
          <table:table-cell office:value-type="string" calcext:value-type="string">
            <text:p>D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4-05" calcext:value-type="date">
            <text:p>05/04/2023</text:p>
          </table:table-cell>
          <table:table-cell office:value-type="string" calcext:value-type="string">
            <text:p>AMIT KUMAR</text:p>
          </table:table-cell>
          <table:table-cell office:value-type="string" calcext:value-type="string">
            <text:p>DUMARCHIR</text:p>
          </table:table-cell>
          <table:table-cell office:value-type="string" calcext:value-type="string">
            <text:p>DUMARCHIR , AMRAPARA , PAKUR, Jharkhand,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82" calcext:value-type="float">
            <text:p>16.82</text:p>
          </table:table-cell>
          <table:table-cell table:style-name="ce2" office:value-type="float" office:value="9931586001" calcext:value-type="float">
            <text:p>9931586001</text:p>
          </table:table-cell>
          <table:table-cell table:style-name="ce2" office:value-type="float" office:value="8084836275" calcext:value-type="float">
            <text:p>808483627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05" calcext:value-type="date">
            <text:p>05/04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7-03" calcext:value-type="date">
            <text:p>03/07/2023</text:p>
          </table:table-cell>
          <table:table-cell table:style-name="ce111" office:value-type="date" office:date-value="2025-04-04" calcext:value-type="date">
            <text:p>04/04/2025</text:p>
          </table:table-cell>
          <table:table-cell table:style-name="ce111" office:value-type="date" office:date-value="2024-04-03" calcext:value-type="date">
            <text:p>03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EXCHENG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H16H5252</text:p>
          </table:table-cell>
          <table:table-cell/>
          <table:table-cell office:value-type="string" calcext:value-type="string">
            <text:p>M/S- AMIT KUMAR</text:p>
          </table:table-cell>
          <table:table-cell office:value-type="string" calcext:value-type="string">
            <text:p>D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4-05" calcext:value-type="date">
            <text:p>05/04/2023</text:p>
          </table:table-cell>
          <table:table-cell office:value-type="string" calcext:value-type="string">
            <text:p>AMIT KUMAR</text:p>
          </table:table-cell>
          <table:table-cell office:value-type="string" calcext:value-type="string">
            <text:p>DUMARCHIR</text:p>
          </table:table-cell>
          <table:table-cell office:value-type="string" calcext:value-type="string">
            <text:p>DUMARCHIR , AMRAPARA , PAKUR, Jharkhand,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9931586001" calcext:value-type="float">
            <text:p>9931586001</text:p>
          </table:table-cell>
          <table:table-cell table:style-name="ce2" office:value-type="float" office:value="8084836275" calcext:value-type="float">
            <text:p>808483627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05" calcext:value-type="date">
            <text:p>05/04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7-03" calcext:value-type="date">
            <text:p>03/07/2023</text:p>
          </table:table-cell>
          <table:table-cell table:style-name="ce111" office:value-type="date" office:date-value="2025-04-04" calcext:value-type="date">
            <text:p>04/04/2025</text:p>
          </table:table-cell>
          <table:table-cell table:style-name="ce111" office:value-type="date" office:date-value="2024-04-03" calcext:value-type="date">
            <text:p>03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EXCHENG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H16H4937</text:p>
          </table:table-cell>
          <table:table-cell office:value-type="float" office:value="123123" calcext:value-type="float">
            <text:p>123123</text:p>
          </table:table-cell>
          <table:table-cell office:value-type="string" calcext:value-type="string">
            <text:p>M/S- AMIT KUMAR</text:p>
          </table:table-cell>
          <table:table-cell office:value-type="string" calcext:value-type="string">
            <text:p>D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4" calcext:value-type="date">
            <text:p>04/05/2023</text:p>
          </table:table-cell>
          <table:table-cell office:value-type="string" calcext:value-type="string">
            <text:p>AMIT KUMAR</text:p>
          </table:table-cell>
          <table:table-cell office:value-type="string" calcext:value-type="string">
            <text:p>DUMARCHIR</text:p>
          </table:table-cell>
          <table:table-cell office:value-type="string" calcext:value-type="string">
            <text:p>DUMARCHIR , AMRAPARA , PAKUR, Jharkhand,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9931586001" calcext:value-type="float">
            <text:p>9931586001</text:p>
          </table:table-cell>
          <table:table-cell table:style-name="ce2" office:value-type="float" office:value="8084836275" calcext:value-type="float">
            <text:p>808483627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7" calcext:value-type="date">
            <text:p>27/04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7-23" calcext:value-type="date">
            <text:p>23/07/2023</text:p>
          </table:table-cell>
          <table:table-cell table:style-name="ce111" office:value-type="date" office:date-value="2025-04-25" calcext:value-type="date">
            <text:p>25/04/2025</text:p>
          </table:table-cell>
          <table:table-cell table:style-name="ce111" office:value-type="date" office:date-value="2024-04-03" calcext:value-type="date">
            <text:p>03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JH04X8799</text:p>
          </table:table-cell>
          <table:table-cell office:value-type="float" office:value="879910" calcext:value-type="float">
            <text:p>879910</text:p>
          </table:table-cell>
          <table:table-cell office:value-type="string" calcext:value-type="string">
            <text:p>M/S BABA DANINATH ENTERPRISES</text:p>
          </table:table-cell>
          <table:table-cell office:value-type="string" calcext:value-type="string">
            <text:p>D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5" calcext:value-type="date">
            <text:p>15/09/2022</text:p>
          </table:table-cell>
          <table:table-cell office:value-type="string" calcext:value-type="string">
            <text:p>ARUN KUMAR SAH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7.34" calcext:value-type="float">
            <text:p>17.34</text:p>
          </table:table-cell>
          <table:table-cell table:style-name="ce2" office:value-type="float" office:value="9955382238" calcext:value-type="float">
            <text:p>9955382238</text:p>
          </table:table-cell>
          <table:table-cell table:style-name="ce2" office:value-type="float" office:value="7004624140" calcext:value-type="float">
            <text:p>700462414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4-20" calcext:value-type="date">
            <text:p>20/04/2022</text:p>
          </table:table-cell>
          <table:table-cell table:style-name="ce111" office:value-type="date" office:date-value="2027-04-21" calcext:value-type="date">
            <text:p>21/04/2027</text:p>
          </table:table-cell>
          <table:table-cell table:style-name="ce111" office:value-type="date" office:date-value="2022-10-15" calcext:value-type="date">
            <text:p>15/10/2022</text:p>
          </table:table-cell>
          <table:table-cell table:style-name="ce111" office:value-type="date" office:date-value="2024-04-19" calcext:value-type="date">
            <text:p>19/04/2024</text:p>
          </table:table-cell>
          <table:table-cell table:style-name="ce111" office:value-type="date" office:date-value="2023-04-15" calcext:value-type="date">
            <text:p>15/04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JH04U8462</text:p>
          </table:table-cell>
          <table:table-cell office:value-type="float" office:value="211978" calcext:value-type="float">
            <text:p>211978</text:p>
          </table:table-cell>
          <table:table-cell office:value-type="string" calcext:value-type="string">
            <text:p>M/S JAISWAL MOTOR</text:p>
          </table:table-cell>
          <table:table-cell office:value-type="string" calcext:value-type="string">
            <text:p>D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BIJAY JAISWAL</text:p>
          </table:table-cell>
          <table:table-cell office:value-type="string" calcext:value-type="string">
            <text:p>NEW BABAU PARA</text:p>
          </table:table-cell>
          <table:table-cell office:value-type="string" calcext:value-type="string">
            <text:p>NEW BABU PARA,SONWADANGAL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6201887155" calcext:value-type="float">
            <text:p>6201887155</text:p>
          </table:table-cell>
          <table:table-cell table:style-name="ce2" office:value-type="float" office:value="9431178673" calcext:value-type="float">
            <text:p>943117867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0-11-10" calcext:value-type="date">
            <text:p>10/11/2020</text:p>
          </table:table-cell>
          <table:table-cell table:style-name="ce111" office:value-type="date" office:date-value="2025-11-17" calcext:value-type="date">
            <text:p>17/11/2025</text:p>
          </table:table-cell>
          <table:table-cell table:style-name="ce111" office:value-type="date" office:date-value="2022-11-04" calcext:value-type="date">
            <text:p>04/11/2022</text:p>
          </table:table-cell>
          <table:table-cell table:style-name="ce111" office:value-type="date" office:date-value="2022-11-05" calcext:value-type="date">
            <text:p>05/11/2022</text:p>
          </table:table-cell>
          <table:table-cell table:style-name="ce111" office:value-type="date" office:date-value="2022-10-28" calcext:value-type="date">
            <text:p>28/10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JH04AA5906</text:p>
          </table:table-cell>
          <table:table-cell/>
          <table:table-cell office:value-type="string" calcext:value-type="string">
            <text:p>M/S JAISWAL MOTOR</text:p>
          </table:table-cell>
          <table:table-cell office:value-type="string" calcext:value-type="string">
            <text:p>D8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11-02" calcext:value-type="date">
            <text:p>02/11/2023</text:p>
          </table:table-cell>
          <table:table-cell office:value-type="string" calcext:value-type="string">
            <text:p>BIJAY JAISWAL</text:p>
          </table:table-cell>
          <table:table-cell office:value-type="string" calcext:value-type="string">
            <text:p>NEW BABAU PARA</text:p>
          </table:table-cell>
          <table:table-cell office:value-type="string" calcext:value-type="string">
            <text:p>NEW BABU PARA,SONWADANGAL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56" calcext:value-type="float">
            <text:p>16.56</text:p>
          </table:table-cell>
          <table:table-cell table:style-name="ce2" office:value-type="float" office:value="6201887155" calcext:value-type="float">
            <text:p>6201887155</text:p>
          </table:table-cell>
          <table:table-cell table:style-name="ce2" office:value-type="float" office:value="9431178673" calcext:value-type="float">
            <text:p>943117867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7-24" calcext:value-type="date">
            <text:p>24/07/2023</text:p>
          </table:table-cell>
          <table:table-cell table:style-name="ce111" office:value-type="date" office:date-value="2028-07-25" calcext:value-type="date">
            <text:p>25/07/2028</text:p>
          </table:table-cell>
          <table:table-cell table:style-name="ce111" office:value-type="date" office:date-value="2024-01-23" calcext:value-type="date">
            <text:p>23/01/2024</text:p>
          </table:table-cell>
          <table:table-cell table:style-name="ce111" office:value-type="date" office:date-value="2025-07-23" calcext:value-type="date">
            <text:p>23/07/2025</text:p>
          </table:table-cell>
          <table:table-cell table:style-name="ce111" office:value-type="date" office:date-value="2024-07-16" calcext:value-type="date">
            <text:p>16/07/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JH04X2601</text:p>
          </table:table-cell>
          <table:table-cell office:value-type="float" office:value="44254" calcext:value-type="float">
            <text:p>044254</text:p>
          </table:table-cell>
          <table:table-cell office:value-type="string" calcext:value-type="string">
            <text:p>BIJAY PRASAD BHAGAT</text:p>
          </table:table-cell>
          <table:table-cell office:value-type="string" calcext:value-type="string">
            <text:p>D9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BIJAY PRASAD BHAGAT</text:p>
          </table:table-cell>
          <table:table-cell office:value-type="string" calcext:value-type="string">
            <text:p>KHAPOUNI BAZAR DUMKA</text:p>
          </table:table-cell>
          <table:table-cell office:value-type="string" calcext:value-type="string">
            <text:p>KHAROUNI BAZAR, PS;- GOPIKANDAR, DUMKA (816117)</text:p>
          </table:table-cell>
          <table:table-cell office:value-type="float" office:value="16" calcext:value-type="float">
            <text:p>16</text:p>
          </table:table-cell>
          <table:table-cell office:value-type="float" office:value="17.36" calcext:value-type="float">
            <text:p>17.36</text:p>
          </table:table-cell>
          <table:table-cell table:style-name="ce2" office:value-type="float" office:value="8969791013" calcext:value-type="float">
            <text:p>8969791013</text:p>
          </table:table-cell>
          <table:table-cell table:style-name="ce2" office:value-type="float" office:value="6207578906" calcext:value-type="float">
            <text:p>620757890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6-28" calcext:value-type="date">
            <text:p>28/06/2024</text:p>
          </table:table-cell>
          <table:table-cell table:style-name="ce111" office:value-type="date" office:date-value="2027-07-18" calcext:value-type="date">
            <text:p>18/07/2027</text:p>
          </table:table-cell>
          <table:table-cell table:style-name="ce111" office:value-type="date" office:date-value="2022-11-25" calcext:value-type="date">
            <text:p>25/11/2022</text:p>
          </table:table-cell>
          <table:table-cell table:style-name="ce111" office:value-type="date" office:date-value="2023-08-27" calcext:value-type="date">
            <text:p>27/08/2023</text:p>
          </table:table-cell>
          <table:table-cell table:style-name="ce111" office:value-type="date" office:date-value="2023-08-20" calcext:value-type="date">
            <text:p>20/08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JH04W4254</text:p>
          </table:table-cell>
          <table:table-cell office:value-type="float" office:value="44254" calcext:value-type="float">
            <text:p>044254</text:p>
          </table:table-cell>
          <table:table-cell office:value-type="string" calcext:value-type="string">
            <text:p>BIJAY PRASAD BHAGAT</text:p>
          </table:table-cell>
          <table:table-cell office:value-type="string" calcext:value-type="string">
            <text:p>D9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BIJAY PRASAD BHAGAT</text:p>
          </table:table-cell>
          <table:table-cell office:value-type="string" calcext:value-type="string">
            <text:p>KHAPOUNI BAZAR DUMKA</text:p>
          </table:table-cell>
          <table:table-cell office:value-type="string" calcext:value-type="string">
            <text:p>KHAROUNI BAZAR, PS;- GOPIKANDAR, DUMKA (816117)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8969791013" calcext:value-type="float">
            <text:p>8969791013</text:p>
          </table:table-cell>
          <table:table-cell table:style-name="ce2" office:value-type="float" office:value="6207578906" calcext:value-type="float">
            <text:p>620757890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8-28" calcext:value-type="date">
            <text:p>28/08/2021</text:p>
          </table:table-cell>
          <table:table-cell table:style-name="ce111" office:value-type="date" office:date-value="2026-09-08" calcext:value-type="date">
            <text:p>08/09/2026</text:p>
          </table:table-cell>
          <table:table-cell table:style-name="ce111" office:value-type="date" office:date-value="2022-11-25" calcext:value-type="date">
            <text:p>25/11/2022</text:p>
          </table:table-cell>
          <table:table-cell table:style-name="ce111" office:value-type="date" office:date-value="2023-08-27" calcext:value-type="date">
            <text:p>27/08/2023</text:p>
          </table:table-cell>
          <table:table-cell table:style-name="ce111" office:value-type="date" office:date-value="2023-08-20" calcext:value-type="date">
            <text:p>20/08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JH04Z9770</text:p>
          </table:table-cell>
          <table:table-cell/>
          <table:table-cell office:value-type="string" calcext:value-type="string">
            <text:p>BIJAY PRASAD BHAGAT</text:p>
          </table:table-cell>
          <table:table-cell office:value-type="string" calcext:value-type="string">
            <text:p>D9</text:p>
          </table:table-cell>
          <table:table-cell office:value-type="date" office:date-value="2023-06-04" calcext:value-type="date">
            <text:p>04/06/2023</text:p>
          </table:table-cell>
          <table:table-cell office:value-type="date" office:date-value="2022-09-01" calcext:value-type="date">
            <text:p>01/09/2022</text:p>
          </table:table-cell>
          <table:table-cell office:value-type="string" calcext:value-type="string">
            <text:p>BIJAY PRASAD BHAGAT</text:p>
          </table:table-cell>
          <table:table-cell office:value-type="string" calcext:value-type="string">
            <text:p>KHAPOUNI BAZAR DUMKA</text:p>
          </table:table-cell>
          <table:table-cell office:value-type="string" calcext:value-type="string">
            <text:p>KHAROUNI BAZAR, PS;- GOPIKANDAR, DUMKA (816117)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8969791013" calcext:value-type="float">
            <text:p>8969791013</text:p>
          </table:table-cell>
          <table:table-cell table:style-name="ce2" office:value-type="float" office:value="6207578906" calcext:value-type="float">
            <text:p>620757890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6-02" calcext:value-type="date">
            <text:p>02/06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9-01" calcext:value-type="date">
            <text:p>01/09/2023</text:p>
          </table:table-cell>
          <table:table-cell table:style-name="ce111" office:value-type="date" office:date-value="2025-06-01" calcext:value-type="date">
            <text:p>01/06/2025</text:p>
          </table:table-cell>
          <table:table-cell table:style-name="ce111" office:value-type="date" office:date-value="2025-05-30" calcext:value-type="date">
            <text:p>30/05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JH04Y2769</text:p>
          </table:table-cell>
          <table:table-cell/>
          <table:table-cell office:value-type="string" calcext:value-type="string">
            <text:p>JAVED JAFRI</text:p>
          </table:table-cell>
          <table:table-cell office:value-type="string" calcext:value-type="string">
            <text:p>D1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JAVEED JAFRI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 Bazar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8862928943" calcext:value-type="float">
            <text:p>8862928943</text:p>
          </table:table-cell>
          <table:table-cell table:style-name="ce2" office:value-type="float" office:value="8002461943" calcext:value-type="float">
            <text:p>8002461943</text:p>
          </table:table-cell>
          <table:table-cell table:style-name="ce2" office:value-type="string" calcext:value-type="string">
            <text:p>OWNER </text:p>
          </table:table-cell>
          <table:table-cell table:style-name="ce111" office:value-type="date" office:date-value="2022-08-01" calcext:value-type="date">
            <text:p>01/08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0-29" calcext:value-type="date">
            <text:p>29/10/2022</text:p>
          </table:table-cell>
          <table:table-cell table:style-name="ce111" office:value-type="date" office:date-value="2024-07-31" calcext:value-type="date">
            <text:p>31/07/2024</text:p>
          </table:table-cell>
          <table:table-cell table:style-name="ce111" office:value-type="date" office:date-value="2023-07-26" calcext:value-type="date">
            <text:p>26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JH16G3099</text:p>
          </table:table-cell>
          <table:table-cell/>
          <table:table-cell office:value-type="string" calcext:value-type="string">
            <text:p>Champa Baha Transport</text:p>
          </table:table-cell>
          <table:table-cell office:value-type="string" calcext:value-type="string">
            <text:p>D11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BENJAMI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Alubera</text:p>
          </table:table-cell>
          <table:table-cell office:value-type="float" office:value="16" calcext:value-type="float">
            <text:p>16</text:p>
          </table:table-cell>
          <table:table-cell office:value-type="float" office:value="17.68" calcext:value-type="float">
            <text:p>17.68</text:p>
          </table:table-cell>
          <table:table-cell table:style-name="ce2" office:value-type="float" office:value="7763852194" calcext:value-type="float">
            <text:p>7763852194</text:p>
          </table:table-cell>
          <table:table-cell table:style-name="ce2" office:value-type="float" office:value="6202567956" calcext:value-type="float">
            <text:p>620256795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7-14" calcext:value-type="date">
            <text:p>14/07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0-13" calcext:value-type="date">
            <text:p>13/10/2022</text:p>
          </table:table-cell>
          <table:table-cell table:style-name="ce111" office:value-type="date" office:date-value="2024-07-13" calcext:value-type="date">
            <text:p>13/07/2024</text:p>
          </table:table-cell>
          <table:table-cell table:style-name="ce111" office:value-type="date" office:date-value="2023-07-05" calcext:value-type="date">
            <text:p>05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JH04Z0342</text:p>
          </table:table-cell>
          <table:table-cell/>
          <table:table-cell office:value-type="string" calcext:value-type="string">
            <text:p>Champa Baha Transport</text:p>
          </table:table-cell>
          <table:table-cell office:value-type="string" calcext:value-type="string">
            <text:p>D11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4-03" calcext:value-type="date">
            <text:p>03/04/2023</text:p>
          </table:table-cell>
          <table:table-cell office:value-type="string" calcext:value-type="string">
            <text:p>BENJAMI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7763852194" calcext:value-type="float">
            <text:p>7763852194</text:p>
          </table:table-cell>
          <table:table-cell table:style-name="ce2" office:value-type="float" office:value="6202567956" calcext:value-type="float">
            <text:p>620256795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2-01" calcext:value-type="date">
            <text:p>01/02/2023</text:p>
          </table:table-cell>
          <table:table-cell table:style-name="ce111" office:value-type="date" office:date-value="2028-02-03" calcext:value-type="date">
            <text:p>03/02/2028</text:p>
          </table:table-cell>
          <table:table-cell table:style-name="ce111" office:value-type="date" office:date-value="2023-04-30" calcext:value-type="date">
            <text:p>30/04/2023</text:p>
          </table:table-cell>
          <table:table-cell table:style-name="ce111" office:value-type="date" office:date-value="2025-01-31" calcext:value-type="date">
            <text:p>31/01/2025</text:p>
          </table:table-cell>
          <table:table-cell table:style-name="ce111" office:value-type="date" office:date-value="2024-01-30" calcext:value-type="date">
            <text:p>30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 office:value-type="string" calcext:value-type="string">
            <text:p>PAKUR VECHILE DUMKA EXCHENG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JH16G5349</text:p>
          </table:table-cell>
          <table:table-cell/>
          <table:table-cell office:value-type="string" calcext:value-type="string">
            <text:p>Champa Baha Transport</text:p>
          </table:table-cell>
          <table:table-cell office:value-type="string" calcext:value-type="string">
            <text:p>D11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2-03" calcext:value-type="date">
            <text:p>03/12/2022</text:p>
          </table:table-cell>
          <table:table-cell office:value-type="string" calcext:value-type="string">
            <text:p>BENJAMI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Champa Baha Transport <text:s/>Benjamin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7763852194" calcext:value-type="float">
            <text:p>7763852194</text:p>
          </table:table-cell>
          <table:table-cell table:style-name="ce2" office:value-type="float" office:value="6202567956" calcext:value-type="float">
            <text:p>620256795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11-23" calcext:value-type="date">
            <text:p>23/11/2021</text:p>
          </table:table-cell>
          <table:table-cell table:style-name="ce111" office:value-type="date" office:date-value="2023-01-31" calcext:value-type="date">
            <text:p>31/01/2023</text:p>
          </table:table-cell>
          <table:table-cell table:style-name="ce111" office:value-type="date" office:date-value="2023-02-21" calcext:value-type="date">
            <text:p>21/02/2023</text:p>
          </table:table-cell>
          <table:table-cell table:style-name="ce111" office:value-type="date" office:date-value="2023-11-22" calcext:value-type="date">
            <text:p>22/11/2023</text:p>
          </table:table-cell>
          <table:table-cell table:style-name="ce111" office:value-type="date" office:date-value="2023-11-16" calcext:value-type="date">
            <text:p>16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 office:value-type="string" calcext:value-type="string">
            <text:p>NEW 3-12-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JH16H7082</text:p>
          </table:table-cell>
          <table:table-cell office:value-type="float" office:value="7082" calcext:value-type="float">
            <text:p>007082</text:p>
          </table:table-cell>
          <table:table-cell office:value-type="string" calcext:value-type="string">
            <text:p>Champa Baha Transport</text:p>
          </table:table-cell>
          <table:table-cell office:value-type="string" calcext:value-type="string">
            <text:p>D11</text:p>
          </table:table-cell>
          <table:table-cell office:value-type="date" office:date-value="2022-12-03" calcext:value-type="date">
            <text:p>03/12/2022</text:p>
          </table:table-cell>
          <table:table-cell office:value-type="date" office:date-value="2024-03-06" calcext:value-type="date">
            <text:p>06/03/2024</text:p>
          </table:table-cell>
          <table:table-cell office:value-type="string" calcext:value-type="string">
            <text:p>BENJAMI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Champa Baha Transport <text:s/>Benjamin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7763852194" calcext:value-type="float">
            <text:p>7763852194</text:p>
          </table:table-cell>
          <table:table-cell table:style-name="ce2" office:value-type="float" office:value="6202567956" calcext:value-type="float">
            <text:p>620256795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1-18" calcext:value-type="date">
            <text:p>18/01/2024</text:p>
          </table:table-cell>
          <table:table-cell table:style-name="ce111" office:value-type="date" office:date-value="2029-01-21" calcext:value-type="date">
            <text:p>21/01/2029</text:p>
          </table:table-cell>
          <table:table-cell table:style-name="ce111" office:value-type="date" office:date-value="2024-03-30" calcext:value-type="date">
            <text:p>30/03/2024</text:p>
          </table:table-cell>
          <table:table-cell table:style-name="ce111" office:value-type="date" office:date-value="2026-01-17" calcext:value-type="date">
            <text:p>17/01/2026</text:p>
          </table:table-cell>
          <table:table-cell table:style-name="ce111" office:value-type="date" office:date-value="2025-01-02" calcext:value-type="date">
            <text:p>02/01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 table:style-name="ce113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JH04W9635</text:p>
          </table:table-cell>
          <table:table-cell/>
          <table:table-cell office:value-type="string" calcext:value-type="string">
            <text:p>DHARMENDRA KUMAR</text:p>
          </table:table-cell>
          <table:table-cell office:value-type="string" calcext:value-type="string">
            <text:p>D1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DHARMENDRA KUMAR</text:p>
          </table:table-cell>
          <table:table-cell office:value-type="string" calcext:value-type="string">
            <text:p>MAHUBONA DUMKA</text:p>
          </table:table-cell>
          <table:table-cell office:value-type="string" calcext:value-type="string">
            <text:p>MAHUBANA THANA RAMGARH,DUMKA (814102)</text:p>
          </table:table-cell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9939753111" calcext:value-type="float">
            <text:p>9939753111</text:p>
          </table:table-cell>
          <table:table-cell table:style-name="ce2" office:value-type="float" office:value="8789280013" calcext:value-type="float">
            <text:p>878928001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2-11" calcext:value-type="date">
            <text:p>11/02/2022</text:p>
          </table:table-cell>
          <table:table-cell table:style-name="ce111" office:value-type="date" office:date-value="2026-11-29" calcext:value-type="date">
            <text:p>29/11/2026</text:p>
          </table:table-cell>
          <table:table-cell table:style-name="ce111" office:value-type="date" office:date-value="2022-11-11" calcext:value-type="date">
            <text:p>11/11/2022</text:p>
          </table:table-cell>
          <table:table-cell table:style-name="ce111" office:value-type="date" office:date-value="2023-11-16" calcext:value-type="date">
            <text:p>16/11/2023</text:p>
          </table:table-cell>
          <table:table-cell table:style-name="ce111" office:value-type="date" office:date-value="2022-10-30" calcext:value-type="date">
            <text:p>30/10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JH04Y7572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HARMENDRA KUMAR</text:p>
          </table:table-cell>
          <table:table-cell office:value-type="string" calcext:value-type="string">
            <text:p>D1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1-12" calcext:value-type="date">
            <text:p>12/11/2022</text:p>
          </table:table-cell>
          <table:table-cell office:value-type="string" calcext:value-type="string">
            <text:p>DHARMENDRA KUMAR</text:p>
          </table:table-cell>
          <table:table-cell office:value-type="string" calcext:value-type="string">
            <text:p>MAHUBONA DUMKA</text:p>
          </table:table-cell>
          <table:table-cell office:value-type="string" calcext:value-type="string">
            <text:p>MAHUBANA THANA RAMGARH,DUMKA (814102)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9939753111" calcext:value-type="float">
            <text:p>9939753111</text:p>
          </table:table-cell>
          <table:table-cell table:style-name="ce2" office:value-type="float" office:value="8789280013" calcext:value-type="float">
            <text:p>878928001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0-09" calcext:value-type="date">
            <text:p>09/10/2022</text:p>
          </table:table-cell>
          <table:table-cell table:style-name="ce111" office:value-type="date" office:date-value="2027-10-10" calcext:value-type="date">
            <text:p>10/10/2027</text:p>
          </table:table-cell>
          <table:table-cell table:style-name="ce111" office:value-type="date" office:date-value="2023-01-07" calcext:value-type="date">
            <text:p>07/01/2023</text:p>
          </table:table-cell>
          <table:table-cell table:style-name="ce111" office:value-type="date" office:date-value="2024-10-08" calcext:value-type="date">
            <text:p>08/10/2024</text:p>
          </table:table-cell>
          <table:table-cell table:style-name="ce111" office:value-type="date" office:date-value="2023-09-27" calcext:value-type="date">
            <text:p>27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13-11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JH04Z2924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HARMENDRA KUMAR</text:p>
          </table:table-cell>
          <table:table-cell office:value-type="string" calcext:value-type="string">
            <text:p>D1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DHARMENDRA KUMAR</text:p>
          </table:table-cell>
          <table:table-cell office:value-type="string" calcext:value-type="string">
            <text:p>MAHUBONA DUMKA</text:p>
          </table:table-cell>
          <table:table-cell office:value-type="string" calcext:value-type="string">
            <text:p>MAHUBANA THANA RAMGARH,DUMKA (814102)</text:p>
          </table:table-cell>
          <table:table-cell office:value-type="float" office:value="16" calcext:value-type="float">
            <text:p>16</text:p>
          </table:table-cell>
          <table:table-cell office:value-type="float" office:value="16.54" calcext:value-type="float">
            <text:p>16.54</text:p>
          </table:table-cell>
          <table:table-cell table:style-name="ce2" office:value-type="float" office:value="9939753111" calcext:value-type="float">
            <text:p>9939753111</text:p>
          </table:table-cell>
          <table:table-cell table:style-name="ce2" office:value-type="float" office:value="8789280013" calcext:value-type="float">
            <text:p>878928001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0" calcext:value-type="date">
            <text:p>20/04/2023</text:p>
          </table:table-cell>
          <table:table-cell table:style-name="ce111" office:value-type="date" office:date-value="2024-04-20" calcext:value-type="date">
            <text:p>20/04/2024</text:p>
          </table:table-cell>
          <table:table-cell table:style-name="ce111" office:value-type="date" office:date-value="2023-07-19" calcext:value-type="date">
            <text:p>19/07/2023</text:p>
          </table:table-cell>
          <table:table-cell table:style-name="ce111" office:value-type="date" office:date-value="2025-04-19" calcext:value-type="date">
            <text:p>19/04/2025</text:p>
          </table:table-cell>
          <table:table-cell table:style-name="ce111" office:value-type="date" office:date-value="2024-09-29" calcext:value-type="date">
            <text:p>29/09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JH04Z4426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HARMENDRA KUMAR</text:p>
          </table:table-cell>
          <table:table-cell office:value-type="string" calcext:value-type="string">
            <text:p>D1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DHARMENDRA KUMAR</text:p>
          </table:table-cell>
          <table:table-cell office:value-type="string" calcext:value-type="string">
            <text:p>MAHUBONA DUMKA</text:p>
          </table:table-cell>
          <table:table-cell office:value-type="string" calcext:value-type="string">
            <text:p>MAHUBANA THANA RAMGARH,DUMKA (814102)</text:p>
          </table:table-cell>
          <table:table-cell office:value-type="float" office:value="16" calcext:value-type="float">
            <text:p>16</text:p>
          </table:table-cell>
          <table:table-cell office:value-type="float" office:value="16.36" calcext:value-type="float">
            <text:p>16.36</text:p>
          </table:table-cell>
          <table:table-cell table:style-name="ce2" office:value-type="float" office:value="9939753111" calcext:value-type="float">
            <text:p>9939753111</text:p>
          </table:table-cell>
          <table:table-cell table:style-name="ce2" office:value-type="float" office:value="8789280013" calcext:value-type="float">
            <text:p>878928001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3-30" calcext:value-type="date">
            <text:p>30/03/2023</text:p>
          </table:table-cell>
          <table:table-cell table:style-name="ce111" office:value-type="date" office:date-value="2028-03-30" calcext:value-type="date">
            <text:p>30/03/2028</text:p>
          </table:table-cell>
          <table:table-cell table:style-name="ce111" office:value-type="date" office:date-value="2023-06-28" calcext:value-type="date">
            <text:p>28/06/2023</text:p>
          </table:table-cell>
          <table:table-cell table:style-name="ce111" office:value-type="date" office:date-value="2023-03-29" calcext:value-type="date">
            <text:p>29/03/2023</text:p>
          </table:table-cell>
          <table:table-cell table:style-name="ce111" office:value-type="date" office:date-value="2023-03-26" calcext:value-type="date">
            <text:p>26/03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JH04AA8889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HARMENDRA KUMAR</text:p>
          </table:table-cell>
          <table:table-cell office:value-type="string" calcext:value-type="string">
            <text:p>D1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9-02" calcext:value-type="date">
            <text:p>02/09/2023</text:p>
          </table:table-cell>
          <table:table-cell office:value-type="string" calcext:value-type="string">
            <text:p>DHARMENDRA KUMAR</text:p>
          </table:table-cell>
          <table:table-cell office:value-type="string" calcext:value-type="string">
            <text:p>MAHUBONA DUMKA</text:p>
          </table:table-cell>
          <table:table-cell office:value-type="string" calcext:value-type="string">
            <text:p>MAHUBANA THANA RAMGARH,DUMKA (814102)</text:p>
          </table:table-cell>
          <table:table-cell office:value-type="float" office:value="16" calcext:value-type="float">
            <text:p>16</text:p>
          </table:table-cell>
          <table:table-cell office:value-type="float" office:value="16.62" calcext:value-type="float">
            <text:p>16.62</text:p>
          </table:table-cell>
          <table:table-cell table:style-name="ce2" office:value-type="float" office:value="9939753111" calcext:value-type="float">
            <text:p>9939753111</text:p>
          </table:table-cell>
          <table:table-cell table:style-name="ce2" office:value-type="float" office:value="8789280013" calcext:value-type="float">
            <text:p>8789280013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8-31" calcext:value-type="date">
            <text:p>31/08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11-29" calcext:value-type="date">
            <text:p>29/11/2023</text:p>
          </table:table-cell>
          <table:table-cell table:style-name="ce111" office:value-type="date" office:date-value="2025-08-30" calcext:value-type="date">
            <text:p>30/08/2025</text:p>
          </table:table-cell>
          <table:table-cell table:style-name="ce111" office:value-type="date" office:date-value="2024-08-28" calcext:value-type="date">
            <text:p>28/08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office:value-type="string" calcext:value-type="string">
            <text:p>JH04X4587</text:p>
          </table:table-cell>
          <table:table-cell office:value-type="float" office:value="987654" calcext:value-type="float">
            <text:p>987654</text:p>
          </table:table-cell>
          <table:table-cell office:value-type="string" calcext:value-type="string">
            <text:p>M/S DINA NATH KELANKA</text:p>
          </table:table-cell>
          <table:table-cell office:value-type="string" calcext:value-type="string">
            <text:p>D13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DINANATH KELANK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7.22" calcext:value-type="float">
            <text:p>17.22</text:p>
          </table:table-cell>
          <table:table-cell table:style-name="ce2" office:value-type="float" office:value="9661725535" calcext:value-type="float">
            <text:p>9661725535</text:p>
          </table:table-cell>
          <table:table-cell table:style-name="ce2" office:value-type="float" office:value="7979740978" calcext:value-type="float">
            <text:p>797974097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3-08" calcext:value-type="date">
            <text:p>08/03/2022</text:p>
          </table:table-cell>
          <table:table-cell table:style-name="ce111" office:value-type="date" office:date-value="2027-03-10" calcext:value-type="date">
            <text:p>10/03/2027</text:p>
          </table:table-cell>
          <table:table-cell table:style-name="ce111" office:value-type="date" office:date-value="2022-12-03" calcext:value-type="date">
            <text:p>03/12/2022</text:p>
          </table:table-cell>
          <table:table-cell table:style-name="ce111" office:value-type="date" office:date-value="2024-03-07" calcext:value-type="date">
            <text:p>07/03/2024</text:p>
          </table:table-cell>
          <table:table-cell table:style-name="ce111" office:value-type="date" office:date-value="2023-02-27" calcext:value-type="date">
            <text:p>27/0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string" calcext:value-type="string">
            <text:p>JH04Z6700</text:p>
          </table:table-cell>
          <table:table-cell office:value-type="float" office:value="987654" calcext:value-type="float">
            <text:p>987654</text:p>
          </table:table-cell>
          <table:table-cell office:value-type="string" calcext:value-type="string">
            <text:p>M/S DINA NATH KELANKA</text:p>
          </table:table-cell>
          <table:table-cell office:value-type="string" calcext:value-type="string">
            <text:p>D13</text:p>
          </table:table-cell>
          <table:table-cell office:value-type="date" office:date-value="2023-04-04" calcext:value-type="date">
            <text:p>04/04/2023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DINANATH KELANK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9661725535" calcext:value-type="float">
            <text:p>9661725535</text:p>
          </table:table-cell>
          <table:table-cell table:style-name="ce2" office:value-type="float" office:value="7979740978" calcext:value-type="float">
            <text:p>797974097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8-04-06" calcext:value-type="date">
            <text:p>06/04/2028</text:p>
          </table:table-cell>
          <table:table-cell table:style-name="ce111" office:value-type="date" office:date-value="2028-04-11" calcext:value-type="date">
            <text:p>11/04/2028</text:p>
          </table:table-cell>
          <table:table-cell table:style-name="ce111" office:value-type="date" office:date-value="2023-07-04" calcext:value-type="date">
            <text:p>04/07/2023</text:p>
          </table:table-cell>
          <table:table-cell table:style-name="ce111" office:value-type="date" office:date-value="2025-04-05" calcext:value-type="date">
            <text:p>05/04/2025</text:p>
          </table:table-cell>
          <table:table-cell table:style-name="ce111" office:value-type="date" office:date-value="2024-03-27" calcext:value-type="date">
            <text:p>27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JH16G6779</text:p>
          </table:table-cell>
          <table:table-cell office:value-type="float" office:value="40322" calcext:value-type="float">
            <text:p>040322</text:p>
          </table:table-cell>
          <table:table-cell office:value-type="string" calcext:value-type="string">
            <text:p>DINANATH TRANSPORT</text:p>
          </table:table-cell>
          <table:table-cell office:value-type="string" calcext:value-type="string">
            <text:p>D14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DINANATH TRANSPOR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02" calcext:value-type="float">
            <text:p>17.02</text:p>
          </table:table-cell>
          <table:table-cell table:style-name="ce2" office:value-type="float" office:value="9204776646" calcext:value-type="float">
            <text:p>9204776646</text:p>
          </table:table-cell>
          <table:table-cell table:style-name="ce2" office:value-type="float" office:value="9122468606" calcext:value-type="float">
            <text:p>912246860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3-03" calcext:value-type="date">
            <text:p>03/03/2022</text:p>
          </table:table-cell>
          <table:table-cell table:style-name="ce111" office:value-type="date" office:date-value="2027-03-07" calcext:value-type="date">
            <text:p>07/03/2027</text:p>
          </table:table-cell>
          <table:table-cell table:style-name="ce111" office:value-type="date" office:date-value="2022-06-02" calcext:value-type="date">
            <text:p>02/06/2022</text:p>
          </table:table-cell>
          <table:table-cell table:style-name="ce111" office:value-type="date" office:date-value="2024-03-02" calcext:value-type="date">
            <text:p>02/03/2024</text:p>
          </table:table-cell>
          <table:table-cell table:style-name="ce111" office:value-type="date" office:date-value="2024-03-01" calcext:value-type="date">
            <text:p>01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JH16H7133</text:p>
          </table:table-cell>
          <table:table-cell office:value-type="float" office:value="7133" calcext:value-type="float">
            <text:p>007133</text:p>
          </table:table-cell>
          <table:table-cell office:value-type="string" calcext:value-type="string">
            <text:p>DINANATH TRANSPORT</text:p>
          </table:table-cell>
          <table:table-cell office:value-type="string" calcext:value-type="string">
            <text:p>D14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DINANATH TRANSPOR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9204776646" calcext:value-type="float">
            <text:p>9204776646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11" office:value-type="date" office:date-value="2024-02-13" calcext:value-type="date">
            <text:p>13/02/2024</text:p>
          </table:table-cell>
          <table:table-cell table:style-name="ce111" office:value-type="date" office:date-value="2029-02-18" calcext:value-type="date">
            <text:p>18/02/2029</text:p>
          </table:table-cell>
          <table:table-cell table:number-columns-repeated="2" table:style-name="ce111" office:value-type="date" office:date-value="2026-02-12" calcext:value-type="date">
            <text:p>12/02/2026</text:p>
          </table:table-cell>
          <table:table-cell table:style-name="ce111" office:value-type="date" office:date-value="2026-02-18" calcext:value-type="date">
            <text:p>18/02/2026</text:p>
          </table:table-cell>
          <table:table-cell table:number-columns-repeated="3"/>
          <table:table-cell table:style-name="ce2" office:value-type="string" calcext:value-type="string">
            <text:p>SHIVA REDDY SIR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JH04U3424</text:p>
          </table:table-cell>
          <table:table-cell office:value-type="float" office:value="456789" calcext:value-type="float">
            <text:p>456789</text:p>
          </table:table-cell>
          <table:table-cell office:value-type="string" calcext:value-type="string">
            <text:p>DINESH BHAGAT</text:p>
          </table:table-cell>
          <table:table-cell office:value-type="string" calcext:value-type="string">
            <text:p>D1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DINESH BHAGAT</text:p>
          </table:table-cell>
          <table:table-cell office:value-type="string" calcext:value-type="string">
            <text:p>NEW BABAU PARA</text:p>
          </table:table-cell>
          <table:table-cell office:value-type="string" calcext:value-type="string">
            <text:p>NEW BABU PARA,SONWADANGAL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7.06" calcext:value-type="float">
            <text:p>17.06</text:p>
          </table:table-cell>
          <table:table-cell table:style-name="ce2" office:value-type="float" office:value="7631084679" calcext:value-type="float">
            <text:p>7631084679</text:p>
          </table:table-cell>
          <table:table-cell table:style-name="ce2" office:value-type="float" office:value="7870217098" calcext:value-type="float">
            <text:p>787021709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0-11-10" calcext:value-type="date">
            <text:p>10/11/2020</text:p>
          </table:table-cell>
          <table:table-cell table:style-name="ce111" office:value-type="date" office:date-value="2022-11-17" calcext:value-type="date">
            <text:p>17/11/2022</text:p>
          </table:table-cell>
          <table:table-cell table:style-name="ce111" office:value-type="date" office:date-value="2022-11-04" calcext:value-type="date">
            <text:p>04/11/2022</text:p>
          </table:table-cell>
          <table:table-cell table:style-name="ce111" office:value-type="date" office:date-value="2022-11-05" calcext:value-type="date">
            <text:p>05/11/2022</text:p>
          </table:table-cell>
          <table:table-cell table:style-name="ce111" office:value-type="date" office:date-value="2022-10-28" calcext:value-type="date">
            <text:p>28/10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JH04Y1408</text:p>
          </table:table-cell>
          <table:table-cell office:value-type="float" office:value="456789" calcext:value-type="float">
            <text:p>456789</text:p>
          </table:table-cell>
          <table:table-cell office:value-type="string" calcext:value-type="string">
            <text:p>DINESH BHAGAT</text:p>
          </table:table-cell>
          <table:table-cell office:value-type="string" calcext:value-type="string">
            <text:p>D1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30" calcext:value-type="date">
            <text:p>30/09/2022</text:p>
          </table:table-cell>
          <table:table-cell office:value-type="string" calcext:value-type="string">
            <text:p>DINESH BHAGAT</text:p>
          </table:table-cell>
          <table:table-cell office:value-type="string" calcext:value-type="string">
            <text:p>NEW BABAU PARA</text:p>
          </table:table-cell>
          <table:table-cell office:value-type="string" calcext:value-type="string">
            <text:p>NEW BABU PARA,SONWADANGAL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7631084679" calcext:value-type="float">
            <text:p>7631084679</text:p>
          </table:table-cell>
          <table:table-cell table:style-name="ce2" office:value-type="float" office:value="7870217098" calcext:value-type="float">
            <text:p>787021709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28" calcext:value-type="date">
            <text:p>28/09/2022</text:p>
          </table:table-cell>
          <table:table-cell table:style-name="ce111" office:value-type="date" office:date-value="2027-09-29" calcext:value-type="date">
            <text:p>29/09/2027</text:p>
          </table:table-cell>
          <table:table-cell table:style-name="ce111" office:value-type="date" office:date-value="2022-12-27" calcext:value-type="date">
            <text:p>27/12/2022</text:p>
          </table:table-cell>
          <table:table-cell table:style-name="ce111" office:value-type="date" office:date-value="2024-09-27" calcext:value-type="date">
            <text:p>27/09/2024</text:p>
          </table:table-cell>
          <table:table-cell table:style-name="ce111" office:value-type="date" office:date-value="2023-09-16" calcext:value-type="date">
            <text:p>16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30-09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JH04X2936</text:p>
          </table:table-cell>
          <table:table-cell office:value-type="float" office:value="987654" calcext:value-type="float">
            <text:p>987654</text:p>
          </table:table-cell>
          <table:table-cell office:value-type="string" calcext:value-type="string">
            <text:p>GARG ENTERPRISES</text:p>
          </table:table-cell>
          <table:table-cell office:value-type="string" calcext:value-type="string">
            <text:p>D1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SOURAV KELANK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P G HOSTEL ROAD DANGAL PARA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7739228651" calcext:value-type="float">
            <text:p>7739228651</text:p>
          </table:table-cell>
          <table:table-cell table:style-name="ce2" office:value-type="float" office:value="9110981353" calcext:value-type="float">
            <text:p>911098135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3-28" calcext:value-type="date">
            <text:p>28/03/2022</text:p>
          </table:table-cell>
          <table:table-cell table:style-name="ce111" office:value-type="date" office:date-value="2027-04-12" calcext:value-type="date">
            <text:p>12/04/2027</text:p>
          </table:table-cell>
          <table:table-cell table:style-name="ce111" office:value-type="date" office:date-value="2022-09-22" calcext:value-type="date">
            <text:p>22/09/2022</text:p>
          </table:table-cell>
          <table:table-cell table:style-name="ce111" office:value-type="date" office:date-value="2024-03-27" calcext:value-type="date">
            <text:p>27/03/2024</text:p>
          </table:table-cell>
          <table:table-cell table:style-name="ce111" office:value-type="date" office:date-value="2023-03-20" calcext:value-type="date">
            <text:p>20/03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JH04Z5355</text:p>
          </table:table-cell>
          <table:table-cell office:value-type="float" office:value="987654" calcext:value-type="float">
            <text:p>987654</text:p>
          </table:table-cell>
          <table:table-cell office:value-type="string" calcext:value-type="string">
            <text:p>GARG ENTERPRISES</text:p>
          </table:table-cell>
          <table:table-cell office:value-type="string" calcext:value-type="string">
            <text:p>D17</text:p>
          </table:table-cell>
          <table:table-cell office:value-type="date" office:date-value="2023-04-04" calcext:value-type="date">
            <text:p>04/04/2023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SOURAV KELANK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P G HOSTEL ROAD DANGAL PARA</text:p>
          </table:table-cell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7739228651" calcext:value-type="float">
            <text:p>7739228651</text:p>
          </table:table-cell>
          <table:table-cell table:style-name="ce2" office:value-type="float" office:value="9110981353" calcext:value-type="float">
            <text:p>911098135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08" calcext:value-type="date">
            <text:p>08/04/2023</text:p>
          </table:table-cell>
          <table:table-cell table:style-name="ce111" office:value-type="date" office:date-value="2028-04-11" calcext:value-type="date">
            <text:p>11/04/2028</text:p>
          </table:table-cell>
          <table:table-cell table:style-name="ce111" office:value-type="date" office:date-value="2023-07-06" calcext:value-type="date">
            <text:p>06/07/2023</text:p>
          </table:table-cell>
          <table:table-cell table:style-name="ce111" office:value-type="date" office:date-value="2025-04-07" calcext:value-type="date">
            <text:p>07/04/2025</text:p>
          </table:table-cell>
          <table:table-cell table:style-name="ce111" office:value-type="date" office:date-value="2024-03-28" calcext:value-type="date">
            <text:p>28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JH04X8855</text:p>
          </table:table-cell>
          <table:table-cell/>
          <table:table-cell office:value-type="string" calcext:value-type="string">
            <text:p>GOPAL LAXMESHVAR NATH VIJAY</text:p>
          </table:table-cell>
          <table:table-cell office:value-type="string" calcext:value-type="string">
            <text:p>D1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GOPAL LAXSHESHVAR NATH VIJAY</text:p>
          </table:table-cell>
          <table:table-cell office:value-type="string" calcext:value-type="string">
            <text:p>KUMHARPARA</text:p>
          </table:table-cell>
          <table:table-cell office:value-type="string" calcext:value-type="string">
            <text:p>KUMHARPARA ROAD, HADHADIYA POOL, DUMKA PIN; 814101</text:p>
          </table:table-cell>
          <table:table-cell office:value-type="float" office:value="16" calcext:value-type="float">
            <text:p>16</text:p>
          </table:table-cell>
          <table:table-cell office:value-type="float" office:value="17.22" calcext:value-type="float">
            <text:p>17.22</text:p>
          </table:table-cell>
          <table:table-cell table:style-name="ce2" office:value-type="float" office:value="9431395797" calcext:value-type="float">
            <text:p>9431395797</text:p>
          </table:table-cell>
          <table:table-cell table:style-name="ce2" office:value-type="float" office:value="9608667777" calcext:value-type="float">
            <text:p>960866777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8-22" calcext:value-type="date">
            <text:p>22/08/2022</text:p>
          </table:table-cell>
          <table:table-cell table:style-name="ce111" office:value-type="date" office:date-value="2023-06-06" calcext:value-type="date">
            <text:p>06/06/2023</text:p>
          </table:table-cell>
          <table:table-cell table:style-name="ce111" office:value-type="date" office:date-value="2022-11-22" calcext:value-type="date">
            <text:p>22/11/2022</text:p>
          </table:table-cell>
          <table:table-cell table:style-name="ce111" office:value-type="date" office:date-value="2024-05-27" calcext:value-type="date">
            <text:p>27/05/2024</text:p>
          </table:table-cell>
          <table:table-cell table:style-name="ce111" office:value-type="date" office:date-value="2023-05-09" calcext:value-type="date">
            <text:p>09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JH04Y3527</text:p>
          </table:table-cell>
          <table:table-cell office:value-type="float" office:value="43527" calcext:value-type="float">
            <text:p>043527</text:p>
          </table:table-cell>
          <table:table-cell office:value-type="string" calcext:value-type="string">
            <text:p>GOPAL LAXMESHVAR NATH VIJAY</text:p>
          </table:table-cell>
          <table:table-cell office:value-type="string" calcext:value-type="string">
            <text:p>D1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GOPAL LAXSHESHVAR NATH VIJAY</text:p>
          </table:table-cell>
          <table:table-cell office:value-type="string" calcext:value-type="string">
            <text:p>KUMHARPARA</text:p>
          </table:table-cell>
          <table:table-cell office:value-type="string" calcext:value-type="string">
            <text:p>KUMHARPARA ROAD, HADHADIYA POOL, DUMKA PIN;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9431395797" calcext:value-type="float">
            <text:p>9431395797</text:p>
          </table:table-cell>
          <table:table-cell table:style-name="ce2" office:value-type="float" office:value="9608667777" calcext:value-type="float">
            <text:p>960866777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string" calcext:value-type="string">
            <text:p>09-12--2022</text:p>
          </table:table-cell>
          <table:table-cell table:style-name="ce111" office:value-type="date" office:date-value="2027-12-13" calcext:value-type="date">
            <text:p>13/12/2027</text:p>
          </table:table-cell>
          <table:table-cell table:style-name="ce111" office:value-type="date" office:date-value="2023-06-08" calcext:value-type="date">
            <text:p>08/06/2023</text:p>
          </table:table-cell>
          <table:table-cell table:style-name="ce111" office:value-type="date" office:date-value="2024-12-08" calcext:value-type="date">
            <text:p>08/12/2024</text:p>
          </table:table-cell>
          <table:table-cell table:style-name="ce111" office:value-type="date" office:date-value="2023-01-03" calcext:value-type="date">
            <text:p>03/0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JH16F7944</text:p>
          </table:table-cell>
          <table:table-cell office:value-type="float" office:value="7944" calcext:value-type="float">
            <text:p>007944</text:p>
          </table:table-cell>
          <table:table-cell office:value-type="string" calcext:value-type="string">
            <text:p>Vinit Kumar</text:p>
          </table:table-cell>
          <table:table-cell office:value-type="string" calcext:value-type="string">
            <text:p>D19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2-09-16" calcext:value-type="date">
            <text:p>16/09/2022</text:p>
          </table:table-cell>
          <table:table-cell office:value-type="string" calcext:value-type="string">
            <text:p>VINIT KUMAR</text:p>
          </table:table-cell>
          <table:table-cell office:value-type="string" calcext:value-type="string">
            <text:p>POKHARIA</text:p>
          </table:table-cell>
          <table:table-cell office:value-type="string" calcext:value-type="string">
            <text:p>MADHPARA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38" calcext:value-type="float">
            <text:p>17.38</text:p>
          </table:table-cell>
          <table:table-cell table:style-name="ce2" office:value-type="float" office:value="9471138572" calcext:value-type="float">
            <text:p>9471138572</text:p>
          </table:table-cell>
          <table:table-cell table:style-name="ce2" office:value-type="float" office:value="8709005950" calcext:value-type="float">
            <text:p>8709005950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7-24" calcext:value-type="date">
            <text:p>24/07/2021</text:p>
          </table:table-cell>
          <table:table-cell table:style-name="ce111"/>
          <table:table-cell table:style-name="ce111" office:value-type="date" office:date-value="2021-10-22" calcext:value-type="date">
            <text:p>22/10/2021</text:p>
          </table:table-cell>
          <table:table-cell table:style-name="ce111" office:value-type="date" office:date-value="2023-07-23" calcext:value-type="date">
            <text:p>23/07/2023</text:p>
          </table:table-cell>
          <table:table-cell table:style-name="ce111" office:value-type="date" office:date-value="2022-07-08" calcext:value-type="date">
            <text:p>08/07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8-07-2021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JH16H5874</text:p>
          </table:table-cell>
          <table:table-cell/>
          <table:table-cell office:value-type="string" calcext:value-type="string">
            <text:p>Vinit Kumar</text:p>
          </table:table-cell>
          <table:table-cell office:value-type="string" calcext:value-type="string">
            <text:p>D19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VINIT KUMAR</text:p>
          </table:table-cell>
          <table:table-cell office:value-type="string" calcext:value-type="string">
            <text:p>POKHARIA</text:p>
          </table:table-cell>
          <table:table-cell office:value-type="string" calcext:value-type="string">
            <text:p>POKHARIA MADHPARA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24" calcext:value-type="float">
            <text:p>17.24</text:p>
          </table:table-cell>
          <table:table-cell table:style-name="ce2" office:value-type="float" office:value="9471138572" calcext:value-type="float">
            <text:p>9471138572</text:p>
          </table:table-cell>
          <table:table-cell table:style-name="ce2" office:value-type="float" office:value="8709005950" calcext:value-type="float">
            <text:p>8709005950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4-07" calcext:value-type="date">
            <text:p>07/04/2023</text:p>
          </table:table-cell>
          <table:table-cell table:style-name="ce111" office:value-type="date" office:date-value="2028-04-12" calcext:value-type="date">
            <text:p>12/04/2028</text:p>
          </table:table-cell>
          <table:table-cell table:style-name="ce111" office:value-type="date" office:date-value="2026-03-29" calcext:value-type="date">
            <text:p>29/03/2026</text:p>
          </table:table-cell>
          <table:table-cell table:style-name="ce111" office:value-type="date" office:date-value="2027-04-08" calcext:value-type="date">
            <text:p>08/04/2027</text:p>
          </table:table-cell>
          <table:table-cell table:style-name="ce111" office:value-type="date" office:date-value="2026-03-30" calcext:value-type="date">
            <text:p>30/03/2026</text:p>
          </table:table-cell>
          <table:table-cell table:number-columns-repeated="2"/>
          <table:table-cell office:value-type="string" calcext:value-type="string">
            <text:p>TRANSFER FROM PAKUR</text:p>
          </table:table-cell>
          <table:table-cell table:style-name="ce2" office:value-type="string" calcext:value-type="string">
            <text:p>SHIVA REDDY SIR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JH16H6035</text:p>
          </table:table-cell>
          <table:table-cell/>
          <table:table-cell office:value-type="string" calcext:value-type="string">
            <text:p>Vinit Kumar</text:p>
          </table:table-cell>
          <table:table-cell office:value-type="string" calcext:value-type="string">
            <text:p>D19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VINIT KUMAR</text:p>
          </table:table-cell>
          <table:table-cell office:value-type="string" calcext:value-type="string">
            <text:p>POKHARIA</text:p>
          </table:table-cell>
          <table:table-cell office:value-type="string" calcext:value-type="string">
            <text:p>POKHARIA MADHPARA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9471138572" calcext:value-type="float">
            <text:p>9471138572</text:p>
          </table:table-cell>
          <table:table-cell table:style-name="ce2" office:value-type="float" office:value="8709005950" calcext:value-type="float">
            <text:p>8709005950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4-07" calcext:value-type="date">
            <text:p>07/04/2023</text:p>
          </table:table-cell>
          <table:table-cell table:style-name="ce111" office:value-type="date" office:date-value="2028-04-16" calcext:value-type="date">
            <text:p>16/04/2028</text:p>
          </table:table-cell>
          <table:table-cell table:style-name="ce111" office:value-type="date" office:date-value="2026-03-29" calcext:value-type="date">
            <text:p>29/03/2026</text:p>
          </table:table-cell>
          <table:table-cell table:style-name="ce111" office:value-type="date" office:date-value="2027-04-08" calcext:value-type="date">
            <text:p>08/04/2027</text:p>
          </table:table-cell>
          <table:table-cell table:style-name="ce111" office:value-type="date" office:date-value="2026-03-30" calcext:value-type="date">
            <text:p>30/03/2026</text:p>
          </table:table-cell>
          <table:table-cell table:number-columns-repeated="2"/>
          <table:table-cell office:value-type="string" calcext:value-type="string">
            <text:p>TRANSFER FROM PAKUR</text:p>
          </table:table-cell>
          <table:table-cell table:style-name="ce2" office:value-type="string" calcext:value-type="string">
            <text:p>SHIVA REDDY SIR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9" office:value-type="string" calcext:value-type="string">
            <text:p>JH16F0981</text:p>
          </table:table-cell>
          <table:table-cell office:value-type="float" office:value="981" calcext:value-type="float">
            <text:p>000981</text:p>
          </table:table-cell>
          <table:table-cell office:value-type="string" calcext:value-type="string">
            <text:p>MD FAROOQUE</text:p>
          </table:table-cell>
          <table:table-cell office:value-type="string" calcext:value-type="string">
            <text:p>D2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MD FAROOQUE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7.28" calcext:value-type="float">
            <text:p>17.28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10-04" calcext:value-type="date">
            <text:p>04/10/2021</text:p>
          </table:table-cell>
          <table:table-cell table:style-name="ce111" office:value-type="date" office:date-value="2026-10-21" calcext:value-type="date">
            <text:p>21/10/2026</text:p>
          </table:table-cell>
          <table:table-cell table:style-name="ce111" office:value-type="date" office:date-value="2022-10-03" calcext:value-type="date">
            <text:p>03/10/2022</text:p>
          </table:table-cell>
          <table:table-cell table:style-name="ce111" office:value-type="date" office:date-value="2023-10-03" calcext:value-type="date">
            <text:p>03/10/2023</text:p>
          </table:table-cell>
          <table:table-cell table:style-name="ce111" office:value-type="date" office:date-value="2022-09-28" calcext:value-type="date">
            <text:p>28/09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JH04Y0488</text:p>
          </table:table-cell>
          <table:table-cell/>
          <table:table-cell office:value-type="string" calcext:value-type="string">
            <text:p>MD FAROOQUE</text:p>
          </table:table-cell>
          <table:table-cell office:value-type="string" calcext:value-type="string">
            <text:p>D2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MD FAROOQUE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8-26" calcext:value-type="date">
            <text:p>26/08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1-22" calcext:value-type="date">
            <text:p>22/11/2022</text:p>
          </table:table-cell>
          <table:table-cell table:style-name="ce111" office:value-type="date" office:date-value="2024-08-25" calcext:value-type="date">
            <text:p>25/08/2024</text:p>
          </table:table-cell>
          <table:table-cell table:style-name="ce111" office:value-type="date" office:date-value="2023-08-24" calcext:value-type="date">
            <text:p>24/08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JH16H2535</text:p>
          </table:table-cell>
          <table:table-cell office:value-type="float" office:value="2535" calcext:value-type="float">
            <text:p>002535</text:p>
          </table:table-cell>
          <table:table-cell office:value-type="string" calcext:value-type="string">
            <text:p>MD FAROOQUE</text:p>
          </table:table-cell>
          <table:table-cell office:value-type="string" calcext:value-type="string">
            <text:p>D2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7-04" calcext:value-type="date">
            <text:p>04/07/2023</text:p>
          </table:table-cell>
          <table:table-cell office:value-type="string" calcext:value-type="string">
            <text:p>MD FAROOQUE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6-26" calcext:value-type="date">
            <text:p>26/06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9-08" calcext:value-type="date">
            <text:p>08/09/2023</text:p>
          </table:table-cell>
          <table:table-cell table:style-name="ce111" office:value-type="date" office:date-value="2025-06-25" calcext:value-type="date">
            <text:p>25/06/2025</text:p>
          </table:table-cell>
          <table:table-cell table:style-name="ce111" office:value-type="date" office:date-value="2024-06-14" calcext:value-type="date">
            <text:p>14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JH16F7275</text:p>
          </table:table-cell>
          <table:table-cell/>
          <table:table-cell office:value-type="string" calcext:value-type="string">
            <text:p>MD FAROOQUE</text:p>
          </table:table-cell>
          <table:table-cell office:value-type="string" calcext:value-type="string">
            <text:p>D20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6-10" calcext:value-type="date">
            <text:p>10/06/2024</text:p>
          </table:table-cell>
          <table:table-cell office:value-type="string" calcext:value-type="string">
            <text:p>MD FAROOQUE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10-20" calcext:value-type="date">
            <text:p>20/10/2021</text:p>
          </table:table-cell>
          <table:table-cell table:style-name="ce111" office:value-type="date" office:date-value="2023-03-30" calcext:value-type="date">
            <text:p>30/03/2023</text:p>
          </table:table-cell>
          <table:table-cell table:style-name="ce111" office:value-type="date" office:date-value="2024-07-17" calcext:value-type="date">
            <text:p>17/07/2024</text:p>
          </table:table-cell>
          <table:table-cell table:style-name="ce111" office:value-type="date" office:date-value="2023-10-19" calcext:value-type="date">
            <text:p>19/10/2023</text:p>
          </table:table-cell>
          <table:table-cell table:style-name="ce111" office:value-type="date" office:date-value="2024-10-06" calcext:value-type="date">
            <text:p>06/10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JH16F7063</text:p>
          </table:table-cell>
          <table:table-cell/>
          <table:table-cell office:value-type="string" calcext:value-type="string">
            <text:p>MD FAROOQUE</text:p>
          </table:table-cell>
          <table:table-cell office:value-type="string" calcext:value-type="string">
            <text:p>D20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6-10" calcext:value-type="date">
            <text:p>10/06/2024</text:p>
          </table:table-cell>
          <table:table-cell office:value-type="string" calcext:value-type="string">
            <text:p>MD FAROOQUE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9-29" calcext:value-type="date">
            <text:p>29/09/2021</text:p>
          </table:table-cell>
          <table:table-cell table:style-name="ce111" office:value-type="date" office:date-value="2023-11-25" calcext:value-type="date">
            <text:p>25/11/2023</text:p>
          </table:table-cell>
          <table:table-cell table:style-name="ce111" office:value-type="date" office:date-value="2024-06-28" calcext:value-type="date">
            <text:p>28/06/2024</text:p>
          </table:table-cell>
          <table:table-cell table:style-name="ce111" office:value-type="date" office:date-value="2023-09-28" calcext:value-type="date">
            <text:p>28/09/2023</text:p>
          </table:table-cell>
          <table:table-cell table:style-name="ce111" office:value-type="date" office:date-value="2024-09-22" calcext:value-type="date">
            <text:p>22/09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JH04AC6677</text:p>
          </table:table-cell>
          <table:table-cell/>
          <table:table-cell office:value-type="string" calcext:value-type="string">
            <text:p>MD FAROOQUE</text:p>
          </table:table-cell>
          <table:table-cell office:value-type="string" calcext:value-type="string">
            <text:p>D20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MD FAROOQUE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7-27" calcext:value-type="date">
            <text:p>27/07/2024</text:p>
          </table:table-cell>
          <table:table-cell table:style-name="ce111" office:value-type="date" office:date-value="2029-08-04" calcext:value-type="date">
            <text:p>04/08/2029</text:p>
          </table:table-cell>
          <table:table-cell table:style-name="ce111" office:value-type="date" office:date-value="2026-01-25" calcext:value-type="date">
            <text:p>25/01/2026</text:p>
          </table:table-cell>
          <table:table-cell table:style-name="ce111" office:value-type="date" office:date-value="2026-07-26" calcext:value-type="date">
            <text:p>26/07/2026</text:p>
          </table:table-cell>
          <table:table-cell table:style-name="ce111" office:value-type="date" office:date-value="2026-07-25" calcext:value-type="date">
            <text:p>25/07/2026</text:p>
          </table:table-cell>
          <table:table-cell table:number-columns-repeated="3"/>
          <table:table-cell table:style-name="ce2" office:value-type="string" calcext:value-type="string">
            <text:p>SHIVA REDDY SIR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JH04Z4271</text:p>
          </table:table-cell>
          <table:table-cell office:value-type="float" office:value="799225" calcext:value-type="float">
            <text:p>799225</text:p>
          </table:table-cell>
          <table:table-cell office:value-type="string" calcext:value-type="string">
            <text:p>JAI MAA TARA TRADERS</text:p>
          </table:table-cell>
          <table:table-cell office:value-type="string" calcext:value-type="string">
            <text:p>D21</text:p>
          </table:table-cell>
          <table:table-cell office:value-type="date" office:date-value="2023-04-04" calcext:value-type="date">
            <text:p>04/04/2023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SIDHESHWAR SAG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NEAR KAALI MANDIR 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7479787770" calcext:value-type="float">
            <text:p>7479787770</text:p>
          </table:table-cell>
          <table:table-cell table:style-name="ce2" office:value-type="float" office:value="7992256692" calcext:value-type="float">
            <text:p>7992256692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9" calcext:value-type="date">
            <text:p>29/04/2023</text:p>
          </table:table-cell>
          <table:table-cell table:style-name="ce111" office:value-type="date" office:date-value="2028-04-26" calcext:value-type="date">
            <text:p>26/04/2028</text:p>
          </table:table-cell>
          <table:table-cell table:style-name="ce111" office:value-type="date" office:date-value="2023-07-24" calcext:value-type="date">
            <text:p>24/07/2023</text:p>
          </table:table-cell>
          <table:table-cell table:style-name="ce111" office:value-type="date" office:date-value="2025-04-25" calcext:value-type="date">
            <text:p>25/04/2025</text:p>
          </table:table-cell>
          <table:table-cell table:style-name="ce111" office:value-type="date" office:date-value="2024-04-24" calcext:value-type="date">
            <text:p>24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0" office:value-type="string" calcext:value-type="string">
            <text:p>JH04Z5924</text:p>
          </table:table-cell>
          <table:table-cell office:value-type="float" office:value="799225" calcext:value-type="float">
            <text:p>799225</text:p>
          </table:table-cell>
          <table:table-cell office:value-type="string" calcext:value-type="string">
            <text:p>JAI MAA TARA TRADERS</text:p>
          </table:table-cell>
          <table:table-cell office:value-type="string" calcext:value-type="string">
            <text:p>D21</text:p>
          </table:table-cell>
          <table:table-cell office:value-type="date" office:date-value="2023-04-04" calcext:value-type="date">
            <text:p>04/04/2023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SIDHESHWAR SAG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NEAR KAALI MANDIR 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7.06" calcext:value-type="float">
            <text:p>17.06</text:p>
          </table:table-cell>
          <table:table-cell table:style-name="ce2" office:value-type="float" office:value="7479787770" calcext:value-type="float">
            <text:p>7479787770</text:p>
          </table:table-cell>
          <table:table-cell table:style-name="ce2" office:value-type="float" office:value="7992256692" calcext:value-type="float">
            <text:p>7992256692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5" calcext:value-type="date">
            <text:p>25/04/2023</text:p>
          </table:table-cell>
          <table:table-cell table:style-name="ce111" office:value-type="date" office:date-value="2028-04-26" calcext:value-type="date">
            <text:p>26/04/2028</text:p>
          </table:table-cell>
          <table:table-cell table:style-name="ce111" office:value-type="date" office:date-value="2023-07-24" calcext:value-type="date">
            <text:p>24/07/2023</text:p>
          </table:table-cell>
          <table:table-cell table:style-name="ce111" office:value-type="date" office:date-value="2025-04-24" calcext:value-type="date">
            <text:p>24/04/2025</text:p>
          </table:table-cell>
          <table:table-cell table:style-name="ce111" office:value-type="date" office:date-value="2024-04-14" calcext:value-type="date">
            <text:p>14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1" office:value-type="string" calcext:value-type="string">
            <text:p>JH16H5937</text:p>
          </table:table-cell>
          <table:table-cell office:value-type="float" office:value="676740" calcext:value-type="float">
            <text:p>676740</text:p>
          </table:table-cell>
          <table:table-cell office:value-type="string" calcext:value-type="string">
            <text:p>JAY SHREE KRISHNA TRANSPORT</text:p>
          </table:table-cell>
          <table:table-cell office:value-type="string" calcext:value-type="string">
            <text:p>D2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4-01" calcext:value-type="date">
            <text:p>01/04/2023</text:p>
          </table:table-cell>
          <table:table-cell office:value-type="string" calcext:value-type="string">
            <text:p>SUBIR CHANDRA SAHA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Baliharpur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06" calcext:value-type="float">
            <text:p>17.06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3-27" calcext:value-type="date">
            <text:p>27/03/2023</text:p>
          </table:table-cell>
          <table:table-cell table:style-name="ce111" office:value-type="date" office:date-value="2023-03-30" calcext:value-type="date">
            <text:p>30/03/2023</text:p>
          </table:table-cell>
          <table:table-cell table:style-name="ce111" office:value-type="date" office:date-value="2023-06-20" calcext:value-type="date">
            <text:p>20/06/2023</text:p>
          </table:table-cell>
          <table:table-cell table:style-name="ce111" office:value-type="date" office:date-value="2025-03-26" calcext:value-type="date">
            <text:p>26/03/2025</text:p>
          </table:table-cell>
          <table:table-cell table:style-name="ce111" office:value-type="date" office:date-value="2024-03-20" calcext:value-type="date">
            <text:p>20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PAKUR VECHILE DUMKA EXCHENG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1" office:value-type="string" calcext:value-type="string">
            <text:p>JH16G9866</text:p>
          </table:table-cell>
          <table:table-cell/>
          <table:table-cell office:value-type="string" calcext:value-type="string">
            <text:p>JAY SHREE KRISHNA TRANSPORT</text:p>
          </table:table-cell>
          <table:table-cell office:value-type="string" calcext:value-type="string">
            <text:p>D2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5-06-05" calcext:value-type="date">
            <text:p>05/06/2025</text:p>
          </table:table-cell>
          <table:table-cell office:value-type="string" calcext:value-type="string">
            <text:p>SUBIR CHANDRA SAHA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Baliharpur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office:value-type="date" office:date-value="2022-05-20" calcext:value-type="date">
            <text:p>20/05/2022</text:p>
          </table:table-cell>
          <table:table-cell office:value-type="date" office:date-value="2023-06-26" calcext:value-type="date">
            <text:p>26/06/2023</text:p>
          </table:table-cell>
          <table:table-cell table:number-columns-repeated="2" office:value-type="date" office:date-value="2024-05-19" calcext:value-type="date">
            <text:p>19/05/2024</text:p>
          </table:table-cell>
          <table:table-cell office:value-type="date" office:date-value="2024-06-05" calcext:value-type="date">
            <text:p>05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TR TRANSPORT NAMR 5-6-25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" office:value-type="string" calcext:value-type="string">
            <text:p>JH04X7967</text:p>
          </table:table-cell>
          <table:table-cell/>
          <table:table-cell office:value-type="string" calcext:value-type="string">
            <text:p>JIYARAM MANDAL</text:p>
          </table:table-cell>
          <table:table-cell office:value-type="string" calcext:value-type="string">
            <text:p>D2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JIYARAM MANDAL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AYADIH,NAYADI,DUMKA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9955377547" calcext:value-type="float">
            <text:p>9955377547</text:p>
          </table:table-cell>
          <table:table-cell table:style-name="ce2" office:value-type="float" office:value="7667324456" calcext:value-type="float">
            <text:p>766732445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1900-01-01" calcext:value-type="date">
            <text:p>01/01/1900</text:p>
          </table:table-cell>
          <table:table-cell table:style-name="ce111" office:value-type="string" calcext:value-type="string">
            <text:p>06-07-22023</text:p>
          </table:table-cell>
          <table:table-cell table:style-name="ce111" office:value-type="date" office:date-value="2022-09-26" calcext:value-type="date">
            <text:p>26/09/2022</text:p>
          </table:table-cell>
          <table:table-cell table:style-name="ce111" office:value-type="date" office:date-value="2024-06-28" calcext:value-type="date">
            <text:p>28/06/2024</text:p>
          </table:table-cell>
          <table:table-cell table:style-name="ce111" office:value-type="date" office:date-value="2023-06-15" calcext:value-type="date">
            <text:p>15/06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JH04Z3634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JIYARAM MANDAL</text:p>
          </table:table-cell>
          <table:table-cell office:value-type="string" calcext:value-type="string">
            <text:p>D2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JIYARAM MANDAL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AYADIH,NAYADI,DUMKA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9955377547" calcext:value-type="float">
            <text:p>9955377547</text:p>
          </table:table-cell>
          <table:table-cell table:style-name="ce2" office:value-type="float" office:value="7667324456" calcext:value-type="float">
            <text:p>766732445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2-09" calcext:value-type="date">
            <text:p>09/02/2023</text:p>
          </table:table-cell>
          <table:table-cell table:style-name="ce111" office:value-type="date" office:date-value="2028-02-12" calcext:value-type="date">
            <text:p>12/02/2028</text:p>
          </table:table-cell>
          <table:table-cell table:style-name="ce111" office:value-type="date" office:date-value="2023-05-07" calcext:value-type="date">
            <text:p>07/05/2023</text:p>
          </table:table-cell>
          <table:table-cell table:style-name="ce111" office:value-type="date" office:date-value="2025-02-08" calcext:value-type="date">
            <text:p>08/02/2025</text:p>
          </table:table-cell>
          <table:table-cell table:style-name="ce111" office:value-type="date" office:date-value="2024-01-30" calcext:value-type="date">
            <text:p>30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2" office:value-type="string" calcext:value-type="string">
            <text:p>JH04W7478</text:p>
          </table:table-cell>
          <table:table-cell office:value-type="float" office:value="747803" calcext:value-type="float">
            <text:p>747803</text:p>
          </table:table-cell>
          <table:table-cell office:value-type="string" calcext:value-type="string">
            <text:p>KOUSHAL KISHOR</text:p>
          </table:table-cell>
          <table:table-cell office:value-type="string" calcext:value-type="string">
            <text:p>D2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KOUSHAL KISHO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8294034256" calcext:value-type="float">
            <text:p>8294034256</text:p>
          </table:table-cell>
          <table:table-cell table:style-name="ce2" office:value-type="float" office:value="9142608860" calcext:value-type="float">
            <text:p>914260886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9-22" calcext:value-type="date">
            <text:p>22/09/2021</text:p>
          </table:table-cell>
          <table:table-cell table:style-name="ce111" office:value-type="date" office:date-value="2026-09-30" calcext:value-type="date">
            <text:p>30/09/2026</text:p>
          </table:table-cell>
          <table:table-cell table:style-name="ce111" office:value-type="date" office:date-value="2022-09-22" calcext:value-type="date">
            <text:p>22/09/2022</text:p>
          </table:table-cell>
          <table:table-cell table:style-name="ce111" office:value-type="date" office:date-value="2023-09-22" calcext:value-type="date">
            <text:p>22/09/2023</text:p>
          </table:table-cell>
          <table:table-cell table:style-name="ce111" office:value-type="date" office:date-value="2022-09-13" calcext:value-type="date">
            <text:p>13/09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2" office:value-type="string" calcext:value-type="string">
            <text:p>JH04X8488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KUMAR AMAN</text:p>
          </table:table-cell>
          <table:table-cell office:value-type="string" calcext:value-type="string">
            <text:p>D26</text:p>
          </table:table-cell>
          <table:table-cell office:value-type="date" office:date-value="2023-10-06" calcext:value-type="date">
            <text:p>06/10/2023</text:p>
          </table:table-cell>
          <table:table-cell office:value-type="date" office:date-value="2023-10-07" calcext:value-type="date">
            <text:p>07/10/2023</text:p>
          </table:table-cell>
          <table:table-cell office:value-type="string" calcext:value-type="string">
            <text:p>KUMAR AMAN</text:p>
          </table:table-cell>
          <table:table-cell office:value-type="string" calcext:value-type="string">
            <text:p>DUDHANI DUMKA</text:p>
          </table:table-cell>
          <table:table-cell office:value-type="string" calcext:value-type="string">
            <text:p>BAG,COLONY,DUDHANI ,DUMKA, PO-DUMKA,PS-DUMKA,JHARKHAND-814101</text:p>
          </table:table-cell>
          <table:table-cell office:value-type="float" office:value="16" calcext:value-type="float">
            <text:p>16</text:p>
          </table:table-cell>
          <table:table-cell office:value-type="float" office:value="17.46" calcext:value-type="float">
            <text:p>17.46</text:p>
          </table:table-cell>
          <table:table-cell table:style-name="ce2" office:value-type="float" office:value="7488898015" calcext:value-type="float">
            <text:p>7488898015</text:p>
          </table:table-cell>
          <table:table-cell table:style-name="ce2" office:value-type="float" office:value="6299388484" calcext:value-type="float">
            <text:p>6299388484</text:p>
          </table:table-cell>
          <table:table-cell table:style-name="ce2"/>
          <table:table-cell table:style-name="ce111" office:value-type="date" office:date-value="2022-02-17" calcext:value-type="date">
            <text:p>17/02/2022</text:p>
          </table:table-cell>
          <table:table-cell table:style-name="ce111" office:value-type="date" office:date-value="2027-02-20" calcext:value-type="date">
            <text:p>20/02/2027</text:p>
          </table:table-cell>
          <table:table-cell table:style-name="ce111" office:value-type="date" office:date-value="2023-11-04" calcext:value-type="date">
            <text:p>04/11/2023</text:p>
          </table:table-cell>
          <table:table-cell table:style-name="ce111" office:value-type="date" office:date-value="2024-02-16" calcext:value-type="date">
            <text:p>16/02/2024</text:p>
          </table:table-cell>
          <table:table-cell table:style-name="ce111" office:value-type="date" office:date-value="2024-02-09" calcext:value-type="date">
            <text:p>09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2" office:value-type="string" calcext:value-type="string">
            <text:p>JH04X9466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KUMAR AMAN</text:p>
          </table:table-cell>
          <table:table-cell office:value-type="string" calcext:value-type="string">
            <text:p>D26</text:p>
          </table:table-cell>
          <table:table-cell office:value-type="date" office:date-value="2023-10-06" calcext:value-type="date">
            <text:p>06/10/2023</text:p>
          </table:table-cell>
          <table:table-cell office:value-type="date" office:date-value="2023-10-07" calcext:value-type="date">
            <text:p>07/10/2023</text:p>
          </table:table-cell>
          <table:table-cell office:value-type="string" calcext:value-type="string">
            <text:p>KUMAR AMAN</text:p>
          </table:table-cell>
          <table:table-cell office:value-type="string" calcext:value-type="string">
            <text:p>DUDHANI DUMKA</text:p>
          </table:table-cell>
          <table:table-cell office:value-type="string" calcext:value-type="string">
            <text:p>BAG,COLONY,DUDHANI ,DUMKA, PO-DUMKA,PS-DUMKA,JHARKHAND-814101</text:p>
          </table:table-cell>
          <table:table-cell office:value-type="float" office:value="16" calcext:value-type="float">
            <text:p>16</text:p>
          </table:table-cell>
          <table:table-cell office:value-type="float" office:value="17.22" calcext:value-type="float">
            <text:p>17.22</text:p>
          </table:table-cell>
          <table:table-cell table:style-name="ce2" office:value-type="float" office:value="7488898015" calcext:value-type="float">
            <text:p>7488898015</text:p>
          </table:table-cell>
          <table:table-cell table:style-name="ce2" office:value-type="float" office:value="6299388484" calcext:value-type="float">
            <text:p>6299388484</text:p>
          </table:table-cell>
          <table:table-cell table:style-name="ce2"/>
          <table:table-cell table:style-name="ce111" office:value-type="date" office:date-value="2022-02-17" calcext:value-type="date">
            <text:p>17/02/2022</text:p>
          </table:table-cell>
          <table:table-cell table:style-name="ce111" office:value-type="date" office:date-value="2027-07-17" calcext:value-type="date">
            <text:p>17/07/2027</text:p>
          </table:table-cell>
          <table:table-cell table:style-name="ce111" office:value-type="date" office:date-value="2023-11-04" calcext:value-type="date">
            <text:p>04/11/2023</text:p>
          </table:table-cell>
          <table:table-cell table:style-name="ce111" office:value-type="date" office:date-value="2024-02-16" calcext:value-type="date">
            <text:p>16/02/2024</text:p>
          </table:table-cell>
          <table:table-cell table:style-name="ce111" office:value-type="date" office:date-value="2024-02-09" calcext:value-type="date">
            <text:p>09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3" office:value-type="string" calcext:value-type="string">
            <text:p>JH16F7850</text:p>
          </table:table-cell>
          <table:table-cell table:style-name="ce106" office:value-type="float" office:value="495535" calcext:value-type="float">
            <text:p>495535</text:p>
          </table:table-cell>
          <table:table-cell office:value-type="string" calcext:value-type="string">
            <text:p>M/S MAHENDRA MARANDI</text:p>
          </table:table-cell>
          <table:table-cell office:value-type="string" calcext:value-type="string">
            <text:p>D2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MAHENDRA MARANDI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Mahendra Marandi <text:s/>Mahendra Marandi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9693853067" calcext:value-type="float">
            <text:p>9693853067</text:p>
          </table:table-cell>
          <table:table-cell table:style-name="ce2" office:value-type="float" office:value="7858804651" calcext:value-type="float">
            <text:p>785880465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3-24" calcext:value-type="date">
            <text:p>24/03/2021</text:p>
          </table:table-cell>
          <table:table-cell table:style-name="ce111" office:value-type="date" office:date-value="2026-04-07" calcext:value-type="date">
            <text:p>07/04/2026</text:p>
          </table:table-cell>
          <table:table-cell table:style-name="ce111" office:value-type="date" office:date-value="2021-06-19" calcext:value-type="date">
            <text:p>19/06/2021</text:p>
          </table:table-cell>
          <table:table-cell table:style-name="ce111" office:value-type="date" office:date-value="2023-03-23" calcext:value-type="date">
            <text:p>23/03/2023</text:p>
          </table:table-cell>
          <table:table-cell table:style-name="ce111" office:value-type="date" office:date-value="2022-03-14" calcext:value-type="date">
            <text:p>14/03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3" office:value-type="string" calcext:value-type="string">
            <text:p>JH04Z1646</text:p>
          </table:table-cell>
          <table:table-cell table:style-name="ce106"/>
          <table:table-cell office:value-type="string" calcext:value-type="string">
            <text:p>M/S MAHENDRA MARANDI</text:p>
          </table:table-cell>
          <table:table-cell office:value-type="string" calcext:value-type="string">
            <text:p>D2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7-03" calcext:value-type="date">
            <text:p>03/07/2023</text:p>
          </table:table-cell>
          <table:table-cell office:value-type="string" calcext:value-type="string">
            <text:p>MAHENDRA MARANDI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Mahendra Marandi <text:s/>Mahendra Marandi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table:style-name="ce2" office:value-type="float" office:value="9693853067" calcext:value-type="float">
            <text:p>9693853067</text:p>
          </table:table-cell>
          <table:table-cell table:style-name="ce2" office:value-type="float" office:value="7858804651" calcext:value-type="float">
            <text:p>785880465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7-01" calcext:value-type="date">
            <text:p>01/07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9-30" calcext:value-type="date">
            <text:p>30/09/2023</text:p>
          </table:table-cell>
          <table:table-cell table:style-name="ce111" office:value-type="date" office:date-value="2025-06-30" calcext:value-type="date">
            <text:p>30/06/2025</text:p>
          </table:table-cell>
          <table:table-cell table:style-name="ce111" office:value-type="date" office:date-value="2024-06-25" calcext:value-type="date">
            <text:p>25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EXCHENG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JH16G5392</text:p>
          </table:table-cell>
          <table:table-cell table:style-name="ce106"/>
          <table:table-cell office:value-type="string" calcext:value-type="string">
            <text:p>M/S MAHENDRA MARANDI</text:p>
          </table:table-cell>
          <table:table-cell office:value-type="string" calcext:value-type="string">
            <text:p>D2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2-05" calcext:value-type="date">
            <text:p>05/12/2022</text:p>
          </table:table-cell>
          <table:table-cell office:value-type="string" calcext:value-type="string">
            <text:p>MAHENDRA MARANDI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Mahendra Marandi <text:s/>Mahendra Marandi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9693853067" calcext:value-type="float">
            <text:p>9693853067</text:p>
          </table:table-cell>
          <table:table-cell table:style-name="ce2" office:value-type="float" office:value="7858804651" calcext:value-type="float">
            <text:p>785880465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2-05" calcext:value-type="date">
            <text:p>05/12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3-04" calcext:value-type="date">
            <text:p>04/03/2023</text:p>
          </table:table-cell>
          <table:table-cell table:style-name="ce111" office:value-type="date" office:date-value="2024-12-04" calcext:value-type="date">
            <text:p>04/12/2024</text:p>
          </table:table-cell>
          <table:table-cell table:style-name="ce111" office:value-type="date" office:date-value="2023-12-02" calcext:value-type="date">
            <text:p>02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JH16H6788</text:p>
          </table:table-cell>
          <table:table-cell table:style-name="ce106" office:value-type="float" office:value="112233" calcext:value-type="float">
            <text:p>112233</text:p>
          </table:table-cell>
          <table:table-cell office:value-type="string" calcext:value-type="string">
            <text:p>M/S MAHENDRA MARANDI</text:p>
          </table:table-cell>
          <table:table-cell office:value-type="string" calcext:value-type="string">
            <text:p>D2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4-03" calcext:value-type="date">
            <text:p>03/04/2023</text:p>
          </table:table-cell>
          <table:table-cell office:value-type="string" calcext:value-type="string">
            <text:p>MAHENDRA MARANDI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Mahendra Marandi <text:s/>Mahendra Marandi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08" calcext:value-type="float">
            <text:p>16.08</text:p>
          </table:table-cell>
          <table:table-cell table:style-name="ce2" office:value-type="float" office:value="9693853067" calcext:value-type="float">
            <text:p>9693853067</text:p>
          </table:table-cell>
          <table:table-cell table:style-name="ce2" office:value-type="float" office:value="7858804651" calcext:value-type="float">
            <text:p>785880465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3-03" calcext:value-type="date">
            <text:p>03/03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6-02" calcext:value-type="date">
            <text:p>02/06/2023</text:p>
          </table:table-cell>
          <table:table-cell table:style-name="ce111" office:value-type="string" calcext:value-type="string">
            <text:p>02-033-2025</text:p>
          </table:table-cell>
          <table:table-cell table:style-name="ce111" office:value-type="date" office:date-value="2024-02-25" calcext:value-type="date">
            <text:p>25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JH04X0049</text:p>
          </table:table-cell>
          <table:table-cell table:style-name="ce106"/>
          <table:table-cell office:value-type="string" calcext:value-type="string">
            <text:p>M/S MAHENDRA MARANDI</text:p>
          </table:table-cell>
          <table:table-cell office:value-type="string" calcext:value-type="string">
            <text:p>D2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10-09" calcext:value-type="date">
            <text:p>09/10/2023</text:p>
          </table:table-cell>
          <table:table-cell office:value-type="string" calcext:value-type="string">
            <text:p>MAHENDRA MARANDI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Mahendra Marandi <text:s/>Mahendra Marandi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9693853067" calcext:value-type="float">
            <text:p>9693853067</text:p>
          </table:table-cell>
          <table:table-cell table:style-name="ce2" office:value-type="float" office:value="7858804651" calcext:value-type="float">
            <text:p>785880465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2-17" calcext:value-type="date">
            <text:p>17/02/2023</text:p>
          </table:table-cell>
          <table:table-cell table:style-name="ce111" office:value-type="date" office:date-value="2024-03-01" calcext:value-type="date">
            <text:p>01/03/2024</text:p>
          </table:table-cell>
          <table:table-cell table:style-name="ce111" office:value-type="date" office:date-value="2023-11-10" calcext:value-type="date">
            <text:p>10/11/2023</text:p>
          </table:table-cell>
          <table:table-cell table:style-name="ce111" office:value-type="date" office:date-value="2024-02-16" calcext:value-type="date">
            <text:p>16/02/2024</text:p>
          </table:table-cell>
          <table:table-cell table:style-name="ce111" office:value-type="date" office:date-value="2024-01-31" calcext:value-type="date">
            <text:p>31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4" office:value-type="string" calcext:value-type="string">
            <text:p>JH16G7156</text:p>
          </table:table-cell>
          <table:table-cell/>
          <table:table-cell office:value-type="string" calcext:value-type="string">
            <text:p>B &amp; B CO</text:p>
          </table:table-cell>
          <table:table-cell office:value-type="string" calcext:value-type="string">
            <text:p>D29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3-14" calcext:value-type="date">
            <text:p>14/03/2024</text:p>
          </table:table-cell>
          <table:table-cell office:value-type="string" calcext:value-type="string">
            <text:p>PREVEEN KUMAR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Kushchira,Gopikandar,Majurabari,Dumka,Amrapara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9546987998" calcext:value-type="float">
            <text:p>9546987998</text:p>
          </table:table-cell>
          <table:table-cell table:style-name="ce2" office:value-type="float" office:value="6200120771" calcext:value-type="float">
            <text:p>620012077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6-28" calcext:value-type="date">
            <text:p>28/06/2022</text:p>
          </table:table-cell>
          <table:table-cell table:style-name="ce111" office:value-type="date" office:date-value="2027-07-06" calcext:value-type="date">
            <text:p>06/07/2027</text:p>
          </table:table-cell>
          <table:table-cell table:style-name="ce111" office:value-type="date" office:date-value="2024-03-27" calcext:value-type="date">
            <text:p>27/03/2024</text:p>
          </table:table-cell>
          <table:table-cell table:style-name="ce111" office:value-type="date" office:date-value="2024-06-27" calcext:value-type="date">
            <text:p>27/06/2024</text:p>
          </table:table-cell>
          <table:table-cell table:style-name="ce111" office:value-type="date" office:date-value="2024-06-22" calcext:value-type="date">
            <text:p>22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4" office:value-type="string" calcext:value-type="string">
            <text:p>JH04AB4093</text:p>
          </table:table-cell>
          <table:table-cell office:value-type="float" office:value="46706" calcext:value-type="float">
            <text:p>046706</text:p>
          </table:table-cell>
          <table:table-cell office:value-type="string" calcext:value-type="string">
            <text:p>B &amp; B CO</text:p>
          </table:table-cell>
          <table:table-cell office:value-type="string" calcext:value-type="string">
            <text:p>D29</text:p>
          </table:table-cell>
          <table:table-cell table:number-columns-repeated="2" office:value-type="date" office:date-value="2024-03-31" calcext:value-type="date">
            <text:p>31/03/2024</text:p>
          </table:table-cell>
          <table:table-cell office:value-type="string" calcext:value-type="string">
            <text:p>PREVEEN KUMAR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Kushchira,Gopikandar,Majurabari,Dumka,Amrapara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9546987998" calcext:value-type="float">
            <text:p>9546987998</text:p>
          </table:table-cell>
          <table:table-cell table:style-name="ce2" office:value-type="float" office:value="6200120771" calcext:value-type="float">
            <text:p>620012077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5-12" calcext:value-type="date">
            <text:p>12/05/2021</text:p>
          </table:table-cell>
          <table:table-cell table:style-name="ce111" office:value-type="date" office:date-value="2024-05-23" calcext:value-type="date">
            <text:p>23/05/2024</text:p>
          </table:table-cell>
          <table:table-cell table:style-name="ce111" office:value-type="date" office:date-value="2024-04-29" calcext:value-type="date">
            <text:p>29/04/2024</text:p>
          </table:table-cell>
          <table:table-cell table:style-name="ce111" office:value-type="date" office:date-value="2025-05-21" calcext:value-type="date">
            <text:p>21/05/2025</text:p>
          </table:table-cell>
          <table:table-cell table:style-name="ce111" office:value-type="date" office:date-value="2024-08-20" calcext:value-type="date">
            <text:p>20/08/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" office:value-type="string" calcext:value-type="string">
            <text:p>JH04W7546</text:p>
          </table:table-cell>
          <table:table-cell office:value-type="float" office:value="497749" calcext:value-type="float">
            <text:p>497749</text:p>
          </table:table-cell>
          <table:table-cell office:value-type="string" calcext:value-type="string">
            <text:p>M/S. MANOJ KUMAR GUPTA</text:p>
          </table:table-cell>
          <table:table-cell office:value-type="string" calcext:value-type="string">
            <text:p>D3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MANOJ KUMAR GUPTA</text:p>
          </table:table-cell>
          <table:table-cell office:value-type="string" calcext:value-type="string">
            <text:p>GOPIKANDAR</text:p>
          </table:table-cell>
          <table:table-cell office:value-type="string" calcext:value-type="string">
            <text:p>GOPIKANDAR,814103</text:p>
          </table:table-cell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8084434283" calcext:value-type="float">
            <text:p>8084434283</text:p>
          </table:table-cell>
          <table:table-cell table:style-name="ce2" office:value-type="float" office:value="9471552844" calcext:value-type="float">
            <text:p>947155284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11-17" calcext:value-type="date">
            <text:p>17/11/2021</text:p>
          </table:table-cell>
          <table:table-cell table:style-name="ce111" office:value-type="date" office:date-value="2026-12-07" calcext:value-type="date">
            <text:p>07/12/2026</text:p>
          </table:table-cell>
          <table:table-cell table:style-name="ce111" office:value-type="date" office:date-value="2022-11-07" calcext:value-type="date">
            <text:p>07/11/2022</text:p>
          </table:table-cell>
          <table:table-cell table:style-name="ce111" office:value-type="date" office:date-value="2023-11-16" calcext:value-type="date">
            <text:p>16/11/2023</text:p>
          </table:table-cell>
          <table:table-cell table:style-name="ce111" office:value-type="date" office:date-value="2022-10-28" calcext:value-type="date">
            <text:p>28/10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" office:value-type="string" calcext:value-type="string">
            <text:p>JH04W4978</text:p>
          </table:table-cell>
          <table:table-cell/>
          <table:table-cell office:value-type="string" calcext:value-type="string">
            <text:p>M/S. MANOJ KUMAR GUPTA</text:p>
          </table:table-cell>
          <table:table-cell office:value-type="string" calcext:value-type="string">
            <text:p>D3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MANOJ KUMAR GUPTA</text:p>
          </table:table-cell>
          <table:table-cell office:value-type="string" calcext:value-type="string">
            <text:p>GOPIKANDAR</text:p>
          </table:table-cell>
          <table:table-cell office:value-type="string" calcext:value-type="string">
            <text:p>GOPIKANDAR,814103</text:p>
          </table:table-cell>
          <table:table-cell office:value-type="float" office:value="16" calcext:value-type="float">
            <text:p>16</text:p>
          </table:table-cell>
          <table:table-cell office:value-type="float" office:value="17.16" calcext:value-type="float">
            <text:p>17.16</text:p>
          </table:table-cell>
          <table:table-cell table:style-name="ce2" office:value-type="float" office:value="8084434283" calcext:value-type="float">
            <text:p>8084434283</text:p>
          </table:table-cell>
          <table:table-cell table:style-name="ce2" office:value-type="float" office:value="9471552844" calcext:value-type="float">
            <text:p>947155284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5-27" calcext:value-type="date">
            <text:p>27/05/2021</text:p>
          </table:table-cell>
          <table:table-cell table:style-name="ce111" office:value-type="date" office:date-value="2026-09-22" calcext:value-type="date">
            <text:p>22/09/2026</text:p>
          </table:table-cell>
          <table:table-cell table:style-name="ce111" office:value-type="date" office:date-value="2022-11-20" calcext:value-type="date">
            <text:p>20/11/2022</text:p>
          </table:table-cell>
          <table:table-cell table:style-name="ce111" office:value-type="date" office:date-value="2023-05-26" calcext:value-type="date">
            <text:p>26/05/2023</text:p>
          </table:table-cell>
          <table:table-cell table:style-name="ce111" office:value-type="date" office:date-value="2023-04-20" calcext:value-type="date">
            <text:p>20/04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JH04Y2309</text:p>
          </table:table-cell>
          <table:table-cell office:value-type="float" office:value="42309" calcext:value-type="float">
            <text:p>042309</text:p>
          </table:table-cell>
          <table:table-cell office:value-type="string" calcext:value-type="string">
            <text:p>M/S. MANOJ KUMAR GUPTA</text:p>
          </table:table-cell>
          <table:table-cell office:value-type="string" calcext:value-type="string">
            <text:p>D3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9" calcext:value-type="date">
            <text:p>29/09/2022</text:p>
          </table:table-cell>
          <table:table-cell office:value-type="string" calcext:value-type="string">
            <text:p>MANOJ KUMAR GUPTA</text:p>
          </table:table-cell>
          <table:table-cell office:value-type="string" calcext:value-type="string">
            <text:p>GOPIKANDAR</text:p>
          </table:table-cell>
          <table:table-cell office:value-type="string" calcext:value-type="string">
            <text:p>GOPIKANDAR,814103</text:p>
          </table:table-cell>
          <table:table-cell office:value-type="float" office:value="16" calcext:value-type="float">
            <text:p>16</text:p>
          </table:table-cell>
          <table:table-cell office:value-type="float" office:value="17.36" calcext:value-type="float">
            <text:p>17.36</text:p>
          </table:table-cell>
          <table:table-cell table:style-name="ce2" office:value-type="float" office:value="8084434283" calcext:value-type="float">
            <text:p>8084434283</text:p>
          </table:table-cell>
          <table:table-cell table:style-name="ce2" office:value-type="float" office:value="9471552844" calcext:value-type="float">
            <text:p>947155284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22" calcext:value-type="date">
            <text:p>22/09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2-21" calcext:value-type="date">
            <text:p>21/12/2022</text:p>
          </table:table-cell>
          <table:table-cell table:style-name="ce111" office:value-type="date" office:date-value="2024-09-21" calcext:value-type="date">
            <text:p>21/09/2024</text:p>
          </table:table-cell>
          <table:table-cell table:style-name="ce111" office:value-type="date" office:date-value="2023-09-18" calcext:value-type="date">
            <text:p>18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9-09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5" office:value-type="string" calcext:value-type="string">
            <text:p>JH04Y6833</text:p>
          </table:table-cell>
          <table:table-cell/>
          <table:table-cell office:value-type="string" calcext:value-type="string">
            <text:p>M/S MD. RAHMAT ALI</text:p>
          </table:table-cell>
          <table:table-cell office:value-type="string" calcext:value-type="string">
            <text:p>D3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MD RAHMAT ALI</text:p>
          </table:table-cell>
          <table:table-cell office:value-type="string" calcext:value-type="string">
            <text:p>PATHRAKUNDI</text:p>
          </table:table-cell>
          <table:table-cell office:value-type="string" calcext:value-type="string">
            <text:p>Patrakundi, ASTAJORA,DUMKA 814103</text:p>
          </table:table-cell>
          <table:table-cell office:value-type="float" office:value="16" calcext:value-type="float">
            <text:p>16</text:p>
          </table:table-cell>
          <table:table-cell office:value-type="float" office:value="16.82" calcext:value-type="float">
            <text:p>16.82</text:p>
          </table:table-cell>
          <table:table-cell table:style-name="ce2" office:value-type="float" office:value="6200121787" calcext:value-type="float">
            <text:p>6200121787</text:p>
          </table:table-cell>
          <table:table-cell table:style-name="ce2" office:value-type="float" office:value="9973763256" calcext:value-type="float">
            <text:p>997376325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7-25" calcext:value-type="date">
            <text:p>25/07/2022</text:p>
          </table:table-cell>
          <table:table-cell table:style-name="ce111" office:value-type="date" office:date-value="2027-08-16" calcext:value-type="date">
            <text:p>16/08/2027</text:p>
          </table:table-cell>
          <table:table-cell table:style-name="ce111" office:value-type="date" office:date-value="2022-10-21" calcext:value-type="date">
            <text:p>21/10/2022</text:p>
          </table:table-cell>
          <table:table-cell table:style-name="ce111" office:value-type="date" office:date-value="2024-07-24" calcext:value-type="date">
            <text:p>24/07/2024</text:p>
          </table:table-cell>
          <table:table-cell table:style-name="ce111" office:value-type="date" office:date-value="2023-07-12" calcext:value-type="date">
            <text:p>12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5" office:value-type="string" calcext:value-type="string">
            <text:p>JH04V6802</text:p>
          </table:table-cell>
          <table:table-cell/>
          <table:table-cell office:value-type="string" calcext:value-type="string">
            <text:p>M/S MD. RAHMAT ALI</text:p>
          </table:table-cell>
          <table:table-cell office:value-type="string" calcext:value-type="string">
            <text:p>D3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MD RAHMAT ALI</text:p>
          </table:table-cell>
          <table:table-cell office:value-type="string" calcext:value-type="string">
            <text:p>PATHRAKUNDI</text:p>
          </table:table-cell>
          <table:table-cell office:value-type="string" calcext:value-type="string">
            <text:p>Patrakundi, ASTAJORA,DUMKA 814103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6200121787" calcext:value-type="float">
            <text:p>6200121787</text:p>
          </table:table-cell>
          <table:table-cell table:style-name="ce2" office:value-type="float" office:value="9973763256" calcext:value-type="float">
            <text:p>997376325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0-12-26" calcext:value-type="date">
            <text:p>26/12/2020</text:p>
          </table:table-cell>
          <table:table-cell table:style-name="ce111" office:value-type="date" office:date-value="2023-01-05" calcext:value-type="date">
            <text:p>05/01/2023</text:p>
          </table:table-cell>
          <table:table-cell table:style-name="ce111" office:value-type="date" office:date-value="2022-09-17" calcext:value-type="date">
            <text:p>17/09/2022</text:p>
          </table:table-cell>
          <table:table-cell table:style-name="ce111" office:value-type="date" office:date-value="2022-12-25" calcext:value-type="date">
            <text:p>25/12/2022</text:p>
          </table:table-cell>
          <table:table-cell table:style-name="ce111" office:value-type="date" office:date-value="2022-12-17" calcext:value-type="date">
            <text:p>17/12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6" office:value-type="string" calcext:value-type="string">
            <text:p>JH04X0948</text:p>
          </table:table-cell>
          <table:table-cell office:value-type="float" office:value="94800" calcext:value-type="float">
            <text:p>094800</text:p>
          </table:table-cell>
          <table:table-cell office:value-type="string" calcext:value-type="string">
            <text:p>IDEAL CONSTRUCTION</text:p>
          </table:table-cell>
          <table:table-cell office:value-type="string" calcext:value-type="string">
            <text:p>D33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2" calcext:value-type="date">
            <text:p>22/09/2022</text:p>
          </table:table-cell>
          <table:table-cell office:value-type="string" calcext:value-type="string">
            <text:p>RANJIT KUMAR BHAGAT</text:p>
          </table:table-cell>
          <table:table-cell office:value-type="string" calcext:value-type="string">
            <text:p>HIRANPUR</text:p>
          </table:table-cell>
          <table:table-cell office:value-type="string" calcext:value-type="string">
            <text:p>Hath Kathi,Hiranpur,Pakur,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7.34" calcext:value-type="float">
            <text:p>17.34</text:p>
          </table:table-cell>
          <table:table-cell table:style-name="ce2" office:value-type="float" office:value="9430319940" calcext:value-type="float">
            <text:p>9430319940</text:p>
          </table:table-cell>
          <table:table-cell table:style-name="ce2" office:value-type="float" office:value="8409156715" calcext:value-type="float">
            <text:p>840915671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6-07" calcext:value-type="date">
            <text:p>07/06/2022</text:p>
          </table:table-cell>
          <table:table-cell table:style-name="ce111" office:value-type="date" office:date-value="2027-06-28" calcext:value-type="date">
            <text:p>28/06/2027</text:p>
          </table:table-cell>
          <table:table-cell table:style-name="ce111" office:value-type="date" office:date-value="2022-08-30" calcext:value-type="date">
            <text:p>30/08/2022</text:p>
          </table:table-cell>
          <table:table-cell table:style-name="ce111" office:value-type="date" office:date-value="2024-06-06" calcext:value-type="date">
            <text:p>06/06/2024</text:p>
          </table:table-cell>
          <table:table-cell table:style-name="ce111" office:value-type="date" office:date-value="2023-05-28" calcext:value-type="date">
            <text:p>28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6" office:value-type="string" calcext:value-type="string">
            <text:p>JH04X1442</text:p>
          </table:table-cell>
          <table:table-cell office:value-type="float" office:value="144200" calcext:value-type="float">
            <text:p>144200</text:p>
          </table:table-cell>
          <table:table-cell office:value-type="string" calcext:value-type="string">
            <text:p>IDEAL CONSTRUCTION</text:p>
          </table:table-cell>
          <table:table-cell office:value-type="string" calcext:value-type="string">
            <text:p>D33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2" calcext:value-type="date">
            <text:p>22/09/2022</text:p>
          </table:table-cell>
          <table:table-cell office:value-type="string" calcext:value-type="string">
            <text:p>RANJIT KUMAR BHAGAT</text:p>
          </table:table-cell>
          <table:table-cell office:value-type="string" calcext:value-type="string">
            <text:p>HIRANPUR</text:p>
          </table:table-cell>
          <table:table-cell office:value-type="string" calcext:value-type="string">
            <text:p>Hath Kathi,Hiranpur,Pakur,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7.28" calcext:value-type="float">
            <text:p>17.28</text:p>
          </table:table-cell>
          <table:table-cell table:style-name="ce2" office:value-type="float" office:value="9430319940" calcext:value-type="float">
            <text:p>9430319940</text:p>
          </table:table-cell>
          <table:table-cell table:style-name="ce2" office:value-type="float" office:value="8409156715" calcext:value-type="float">
            <text:p>840915671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6-07" calcext:value-type="date">
            <text:p>07/06/2022</text:p>
          </table:table-cell>
          <table:table-cell table:style-name="ce111" office:value-type="date" office:date-value="2027-06-28" calcext:value-type="date">
            <text:p>28/06/2027</text:p>
          </table:table-cell>
          <table:table-cell table:style-name="ce111" office:value-type="date" office:date-value="2022-08-30" calcext:value-type="date">
            <text:p>30/08/2022</text:p>
          </table:table-cell>
          <table:table-cell table:style-name="ce111" office:value-type="date" office:date-value="2024-06-06" calcext:value-type="date">
            <text:p>06/06/2024</text:p>
          </table:table-cell>
          <table:table-cell table:style-name="ce111" office:value-type="date" office:date-value="2023-05-28" calcext:value-type="date">
            <text:p>28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6" office:value-type="string" calcext:value-type="string">
            <text:p>JH04X2605</text:p>
          </table:table-cell>
          <table:table-cell office:value-type="float" office:value="260500" calcext:value-type="float">
            <text:p>260500</text:p>
          </table:table-cell>
          <table:table-cell office:value-type="string" calcext:value-type="string">
            <text:p>IDEAL CONSTRUCTION</text:p>
          </table:table-cell>
          <table:table-cell office:value-type="string" calcext:value-type="string">
            <text:p>D33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2" calcext:value-type="date">
            <text:p>22/09/2022</text:p>
          </table:table-cell>
          <table:table-cell office:value-type="string" calcext:value-type="string">
            <text:p>RANJIT KUMAR BHAGAT</text:p>
          </table:table-cell>
          <table:table-cell office:value-type="string" calcext:value-type="string">
            <text:p>HIRANPUR</text:p>
          </table:table-cell>
          <table:table-cell office:value-type="string" calcext:value-type="string">
            <text:p>Hath Kathi,Hiranpur,Pakur,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table:style-name="ce2" office:value-type="float" office:value="9430319940" calcext:value-type="float">
            <text:p>9430319940</text:p>
          </table:table-cell>
          <table:table-cell table:style-name="ce2" office:value-type="float" office:value="8409156715" calcext:value-type="float">
            <text:p>840915671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6-07" calcext:value-type="date">
            <text:p>07/06/2022</text:p>
          </table:table-cell>
          <table:table-cell table:style-name="ce111" office:value-type="date" office:date-value="2027-06-28" calcext:value-type="date">
            <text:p>28/06/2027</text:p>
          </table:table-cell>
          <table:table-cell table:style-name="ce111" office:value-type="date" office:date-value="2022-08-30" calcext:value-type="date">
            <text:p>30/08/2022</text:p>
          </table:table-cell>
          <table:table-cell table:style-name="ce111" office:value-type="date" office:date-value="2024-06-06" calcext:value-type="date">
            <text:p>06/06/2024</text:p>
          </table:table-cell>
          <table:table-cell table:style-name="ce111" office:value-type="date" office:date-value="2023-05-28" calcext:value-type="date">
            <text:p>28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7" office:value-type="string" calcext:value-type="string">
            <text:p>JH04X6824</text:p>
          </table:table-cell>
          <table:table-cell office:value-type="float" office:value="682400" calcext:value-type="float">
            <text:p>682400</text:p>
          </table:table-cell>
          <table:table-cell office:value-type="string" calcext:value-type="string">
            <text:p>IDEAL CONSTRUCTION</text:p>
          </table:table-cell>
          <table:table-cell office:value-type="string" calcext:value-type="string">
            <text:p>D33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2" calcext:value-type="date">
            <text:p>22/09/2022</text:p>
          </table:table-cell>
          <table:table-cell office:value-type="string" calcext:value-type="string">
            <text:p>RANJIT KUMAR BHAGAT</text:p>
          </table:table-cell>
          <table:table-cell office:value-type="string" calcext:value-type="string">
            <text:p>HIRANPUR</text:p>
          </table:table-cell>
          <table:table-cell office:value-type="string" calcext:value-type="string">
            <text:p>Hath Kathi,Hiranpur,Pakur,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7.68" calcext:value-type="float">
            <text:p>17.68</text:p>
          </table:table-cell>
          <table:table-cell table:style-name="ce2" office:value-type="float" office:value="9430319940" calcext:value-type="float">
            <text:p>9430319940</text:p>
          </table:table-cell>
          <table:table-cell table:style-name="ce2" office:value-type="float" office:value="8409156715" calcext:value-type="float">
            <text:p>840915671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6-07" calcext:value-type="date">
            <text:p>07/06/2022</text:p>
          </table:table-cell>
          <table:table-cell table:style-name="ce111" office:value-type="date" office:date-value="2027-06-28" calcext:value-type="date">
            <text:p>28/06/2027</text:p>
          </table:table-cell>
          <table:table-cell table:style-name="ce111" office:value-type="date" office:date-value="2022-08-30" calcext:value-type="date">
            <text:p>30/08/2022</text:p>
          </table:table-cell>
          <table:table-cell table:style-name="ce111" office:value-type="date" office:date-value="2024-06-06" calcext:value-type="date">
            <text:p>06/06/2024</text:p>
          </table:table-cell>
          <table:table-cell table:style-name="ce111" office:value-type="date" office:date-value="2023-05-29" calcext:value-type="date">
            <text:p>29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JH16G2831</text:p>
          </table:table-cell>
          <table:table-cell office:value-type="float" office:value="362515" calcext:value-type="float">
            <text:p>362515</text:p>
          </table:table-cell>
          <table:table-cell office:value-type="string" calcext:value-type="string">
            <text:p>M/S SANTHOSH KUMAR PRASAD</text:p>
          </table:table-cell>
          <table:table-cell office:value-type="string" calcext:value-type="string">
            <text:p>D3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7" calcext:value-type="date">
            <text:p>27/09/2022</text:p>
          </table:table-cell>
          <table:table-cell office:value-type="string" calcext:value-type="string">
            <text:p>SANTOSH KUMAR PRASAD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Kushchira,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9546987998" calcext:value-type="float">
            <text:p>9546987998</text:p>
          </table:table-cell>
          <table:table-cell table:style-name="ce2" office:value-type="float" office:value="6200120771" calcext:value-type="float">
            <text:p>620012077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6-06" calcext:value-type="date">
            <text:p>06/06/2022</text:p>
          </table:table-cell>
          <table:table-cell table:style-name="ce111" office:value-type="date" office:date-value="2027-06-19" calcext:value-type="date">
            <text:p>19/06/2027</text:p>
          </table:table-cell>
          <table:table-cell table:style-name="ce111" office:value-type="date" office:date-value="2022-12-05" calcext:value-type="date">
            <text:p>05/12/2022</text:p>
          </table:table-cell>
          <table:table-cell table:style-name="ce111" office:value-type="date" office:date-value="2024-06-05" calcext:value-type="date">
            <text:p>05/06/2024</text:p>
          </table:table-cell>
          <table:table-cell table:style-name="ce111" office:value-type="date" office:date-value="2023-05-30" calcext:value-type="date">
            <text:p>30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JH04X7336</text:p>
          </table:table-cell>
          <table:table-cell/>
          <table:table-cell office:value-type="string" calcext:value-type="string">
            <text:p>NISHANT KUMAR VERMA</text:p>
          </table:table-cell>
          <table:table-cell office:value-type="string" calcext:value-type="string">
            <text:p>D3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NISHANT KUMAR VERMA</text:p>
          </table:table-cell>
          <table:table-cell office:value-type="string" calcext:value-type="string">
            <text:p>DUDHANI DUMKA</text:p>
          </table:table-cell>
          <table:table-cell office:value-type="string" calcext:value-type="string">
            <text:p>PO DUMKA, THANA DUMKA, </text:p>
          </table:table-cell>
          <table:table-cell office:value-type="float" office:value="16" calcext:value-type="float">
            <text:p>16</text:p>
          </table:table-cell>
          <table:table-cell office:value-type="float" office:value="17.02" calcext:value-type="float">
            <text:p>17.02</text:p>
          </table:table-cell>
          <table:table-cell table:style-name="ce2" office:value-type="float" office:value="9507116010" calcext:value-type="float">
            <text:p>9507116010</text:p>
          </table:table-cell>
          <table:table-cell table:style-name="ce2" office:value-type="float" office:value="7979761497" calcext:value-type="float">
            <text:p>797976149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4-20" calcext:value-type="date">
            <text:p>20/04/2022</text:p>
          </table:table-cell>
          <table:table-cell table:style-name="ce111" office:value-type="date" office:date-value="2027-04-21" calcext:value-type="date">
            <text:p>21/04/2027</text:p>
          </table:table-cell>
          <table:table-cell table:style-name="ce111" office:value-type="date" office:date-value="2023-01-11" calcext:value-type="date">
            <text:p>11/01/2023</text:p>
          </table:table-cell>
          <table:table-cell table:style-name="ce111" office:value-type="date" office:date-value="2024-04-19" calcext:value-type="date">
            <text:p>19/04/2024</text:p>
          </table:table-cell>
          <table:table-cell table:style-name="ce111" office:value-type="date" office:date-value="2023-04-03" calcext:value-type="date">
            <text:p>03/04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JH04Y0307</text:p>
          </table:table-cell>
          <table:table-cell office:value-type="float" office:value="40307" calcext:value-type="float">
            <text:p>040307</text:p>
          </table:table-cell>
          <table:table-cell office:value-type="string" calcext:value-type="string">
            <text:p>NISHANT KUMAR VERMA</text:p>
          </table:table-cell>
          <table:table-cell office:value-type="string" calcext:value-type="string">
            <text:p>D3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2-04" calcext:value-type="date">
            <text:p>04/12/2022</text:p>
          </table:table-cell>
          <table:table-cell office:value-type="string" calcext:value-type="string">
            <text:p>NISHANT KUMAR VERMA</text:p>
          </table:table-cell>
          <table:table-cell office:value-type="string" calcext:value-type="string">
            <text:p>DUDHANI DUMKA</text:p>
          </table:table-cell>
          <table:table-cell office:value-type="string" calcext:value-type="string">
            <text:p>PO DUMKA, THANA DUMKA, </text:p>
          </table:table-cell>
          <table:table-cell office:value-type="float" office:value="16" calcext:value-type="float">
            <text:p>16</text:p>
          </table:table-cell>
          <table:table-cell office:value-type="float" office:value="17.22" calcext:value-type="float">
            <text:p>17.22</text:p>
          </table:table-cell>
          <table:table-cell table:style-name="ce2" office:value-type="float" office:value="9507116010" calcext:value-type="float">
            <text:p>9507116010</text:p>
          </table:table-cell>
          <table:table-cell table:style-name="ce2" office:value-type="float" office:value="7979761497" calcext:value-type="float">
            <text:p>797976149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30" calcext:value-type="date">
            <text:p>30/11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2-27" calcext:value-type="date">
            <text:p>27/02/2023</text:p>
          </table:table-cell>
          <table:table-cell table:style-name="ce111" office:value-type="date" office:date-value="2024-11-29" calcext:value-type="date">
            <text:p>29/11/2024</text:p>
          </table:table-cell>
          <table:table-cell table:style-name="ce111" office:value-type="date" office:date-value="2023-11-24" calcext:value-type="date">
            <text:p>24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JH16G1911</text:p>
          </table:table-cell>
          <table:table-cell/>
          <table:table-cell office:value-type="string" calcext:value-type="string">
            <text:p>AMARJEET BHAGAT</text:p>
          </table:table-cell>
          <table:table-cell office:value-type="string" calcext:value-type="string">
            <text:p>D36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5" calcext:value-type="date">
            <text:p>15/09/2022</text:p>
          </table:table-cell>
          <table:table-cell office:value-type="string" calcext:value-type="string">
            <text:p>AMARJEET BHAGAT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Bhagatpara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24" calcext:value-type="float">
            <text:p>17.24</text:p>
          </table:table-cell>
          <table:table-cell table:style-name="ce2" office:value-type="float" office:value="9162850051" calcext:value-type="float">
            <text:p>9162850051</text:p>
          </table:table-cell>
          <table:table-cell table:style-name="ce2" office:value-type="float" office:value="9470579428" calcext:value-type="float">
            <text:p>9470579428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7-02" calcext:value-type="date">
            <text:p>02/07/2022</text:p>
          </table:table-cell>
          <table:table-cell table:style-name="ce111" office:value-type="date" office:date-value="2023-07-21" calcext:value-type="date">
            <text:p>21/07/2023</text:p>
          </table:table-cell>
          <table:table-cell table:style-name="ce111" office:value-type="date" office:date-value="2022-10-01" calcext:value-type="date">
            <text:p>01/10/2022</text:p>
          </table:table-cell>
          <table:table-cell table:style-name="ce111" office:value-type="date" office:date-value="2024-07-01" calcext:value-type="date">
            <text:p>01/07/2024</text:p>
          </table:table-cell>
          <table:table-cell table:style-name="ce111" office:value-type="date" office:date-value="2023-06-19" calcext:value-type="date">
            <text:p>19/06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9" office:value-type="string" calcext:value-type="string">
            <text:p>JH16G4924</text:p>
          </table:table-cell>
          <table:table-cell/>
          <table:table-cell office:value-type="string" calcext:value-type="string">
            <text:p>P M TRANSPORT</text:p>
          </table:table-cell>
          <table:table-cell office:value-type="string" calcext:value-type="string">
            <text:p>D3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PRADHA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Pm Transport <text:s/>Pradhan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7.38" calcext:value-type="float">
            <text:p>17.38</text:p>
          </table:table-cell>
          <table:table-cell table:style-name="ce2" office:value-type="float" office:value="9798774932" calcext:value-type="float">
            <text:p>9798774932</text:p>
          </table:table-cell>
          <table:table-cell table:style-name="ce2" office:value-type="float" office:value="8809033319" calcext:value-type="float">
            <text:p>880903331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7-14" calcext:value-type="date">
            <text:p>14/07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1-13" calcext:value-type="date">
            <text:p>13/01/2023</text:p>
          </table:table-cell>
          <table:table-cell table:style-name="ce111" office:value-type="date" office:date-value="2024-07-13" calcext:value-type="date">
            <text:p>13/07/2024</text:p>
          </table:table-cell>
          <table:table-cell table:style-name="ce111" office:value-type="date" office:date-value="2023-07-05" calcext:value-type="date">
            <text:p>05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9" office:value-type="string" calcext:value-type="string">
            <text:p>JH04W1301</text:p>
          </table:table-cell>
          <table:table-cell office:value-type="float" office:value="1301" calcext:value-type="float">
            <text:p>001301</text:p>
          </table:table-cell>
          <table:table-cell office:value-type="string" calcext:value-type="string">
            <text:p>P M TRANSPORT</text:p>
          </table:table-cell>
          <table:table-cell office:value-type="string" calcext:value-type="string">
            <text:p>D3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PRADHA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Pm Transport <text:s/>Pradhan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7.72" calcext:value-type="float">
            <text:p>17.72</text:p>
          </table:table-cell>
          <table:table-cell table:style-name="ce2" office:value-type="float" office:value="9798774932" calcext:value-type="float">
            <text:p>9798774932</text:p>
          </table:table-cell>
          <table:table-cell table:style-name="ce2" office:value-type="float" office:value="8809033319" calcext:value-type="float">
            <text:p>880903331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5-31" calcext:value-type="date">
            <text:p>31/05/2021</text:p>
          </table:table-cell>
          <table:table-cell table:style-name="ce111" office:value-type="date" office:date-value="2026-06-24" calcext:value-type="date">
            <text:p>24/06/2026</text:p>
          </table:table-cell>
          <table:table-cell table:style-name="ce111" office:value-type="date" office:date-value="2023-02-27" calcext:value-type="date">
            <text:p>27/02/2023</text:p>
          </table:table-cell>
          <table:table-cell table:style-name="ce111" office:value-type="date" office:date-value="2023-05-30" calcext:value-type="date">
            <text:p>30/05/2023</text:p>
          </table:table-cell>
          <table:table-cell table:style-name="ce111" office:value-type="date" office:date-value="2023-05-04" calcext:value-type="date">
            <text:p>04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H16G2545</text:p>
          </table:table-cell>
          <table:table-cell/>
          <table:table-cell office:value-type="string" calcext:value-type="string">
            <text:p>P M TRANSPORT</text:p>
          </table:table-cell>
          <table:table-cell office:value-type="string" calcext:value-type="string">
            <text:p>D3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PRADHA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Pm Transport <text:s/>Pradhan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7.38" calcext:value-type="float">
            <text:p>17.38</text:p>
          </table:table-cell>
          <table:table-cell table:style-name="ce2" office:value-type="float" office:value="9798774932" calcext:value-type="float">
            <text:p>9798774932</text:p>
          </table:table-cell>
          <table:table-cell table:style-name="ce2" office:value-type="float" office:value="8809033319" calcext:value-type="float">
            <text:p>880903331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7-14" calcext:value-type="date">
            <text:p>14/07/2022</text:p>
          </table:table-cell>
          <table:table-cell table:style-name="ce111" office:value-type="date" office:date-value="2027-12-20" calcext:value-type="date">
            <text:p>20/12/2027</text:p>
          </table:table-cell>
          <table:table-cell table:style-name="ce111" office:value-type="date" office:date-value="2023-01-13" calcext:value-type="date">
            <text:p>13/01/2023</text:p>
          </table:table-cell>
          <table:table-cell table:style-name="ce111" office:value-type="date" office:date-value="2024-07-13" calcext:value-type="date">
            <text:p>13/07/2024</text:p>
          </table:table-cell>
          <table:table-cell table:style-name="ce111" office:value-type="date" office:date-value="2023-07-05" calcext:value-type="date">
            <text:p>05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H16G9044</text:p>
          </table:table-cell>
          <table:table-cell/>
          <table:table-cell office:value-type="string" calcext:value-type="string">
            <text:p>P M TRANSPORT</text:p>
          </table:table-cell>
          <table:table-cell office:value-type="string" calcext:value-type="string">
            <text:p>D3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PRADHA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Pm Transport <text:s/>Pradhan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76" calcext:value-type="float">
            <text:p>16.76</text:p>
          </table:table-cell>
          <table:table-cell table:style-name="ce2" office:value-type="float" office:value="9798774932" calcext:value-type="float">
            <text:p>9798774932</text:p>
          </table:table-cell>
          <table:table-cell table:style-name="ce2" office:value-type="float" office:value="8809033319" calcext:value-type="float">
            <text:p>8809033319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7-02" calcext:value-type="date">
            <text:p>02/07/2022</text:p>
          </table:table-cell>
          <table:table-cell table:style-name="ce111" office:value-type="date" office:date-value="2027-07-12" calcext:value-type="date">
            <text:p>12/07/2027</text:p>
          </table:table-cell>
          <table:table-cell table:style-name="ce111" office:value-type="date" office:date-value="2022-02-01" calcext:value-type="date">
            <text:p>01/02/2022</text:p>
          </table:table-cell>
          <table:table-cell table:style-name="ce111" office:value-type="date" office:date-value="2024-07-01" calcext:value-type="date">
            <text:p>01/07/2024</text:p>
          </table:table-cell>
          <table:table-cell table:style-name="ce111" office:value-type="date" office:date-value="2023-06-13" calcext:value-type="date">
            <text:p>13/06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09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H16G0283</text:p>
          </table:table-cell>
          <table:table-cell/>
          <table:table-cell office:value-type="string" calcext:value-type="string">
            <text:p>P M TRANSPORT</text:p>
          </table:table-cell>
          <table:table-cell office:value-type="string" calcext:value-type="string">
            <text:p>D3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2-05" calcext:value-type="date">
            <text:p>05/12/2022</text:p>
          </table:table-cell>
          <table:table-cell office:value-type="string" calcext:value-type="string">
            <text:p>PRADHA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Pm Transport <text:s/>Pradhan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52" calcext:value-type="float">
            <text:p>16.52</text:p>
          </table:table-cell>
          <table:table-cell table:style-name="ce2" office:value-type="float" office:value="9798774932" calcext:value-type="float">
            <text:p>9798774932</text:p>
          </table:table-cell>
          <table:table-cell table:style-name="ce2" office:value-type="float" office:value="8809033319" calcext:value-type="float">
            <text:p>8809033319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1-16" calcext:value-type="date">
            <text:p>16/11/2022</text:p>
          </table:table-cell>
          <table:table-cell table:style-name="ce111" office:value-type="date" office:date-value="2023-11-17" calcext:value-type="date">
            <text:p>17/11/2023</text:p>
          </table:table-cell>
          <table:table-cell table:style-name="ce111" office:value-type="date" office:date-value="2023-02-15" calcext:value-type="date">
            <text:p>15/02/2023</text:p>
          </table:table-cell>
          <table:table-cell table:style-name="ce111" office:value-type="date" office:date-value="2024-11-15" calcext:value-type="date">
            <text:p>15/11/2024</text:p>
          </table:table-cell>
          <table:table-cell table:style-name="ce111" office:value-type="date" office:date-value="2023-11-08" calcext:value-type="date">
            <text:p>08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H04Y9834</text:p>
          </table:table-cell>
          <table:table-cell office:value-type="float" office:value="9834" calcext:value-type="float">
            <text:p>009834</text:p>
          </table:table-cell>
          <table:table-cell office:value-type="string" calcext:value-type="string">
            <text:p>P M TRANSPORT</text:p>
          </table:table-cell>
          <table:table-cell office:value-type="string" calcext:value-type="string">
            <text:p>D3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1-04" calcext:value-type="date">
            <text:p>04/01/2023</text:p>
          </table:table-cell>
          <table:table-cell office:value-type="string" calcext:value-type="string">
            <text:p>PRADHA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Pm Transport <text:s/>Pradhan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9798774932" calcext:value-type="float">
            <text:p>9798774932</text:p>
          </table:table-cell>
          <table:table-cell table:style-name="ce2" office:value-type="float" office:value="8809033319" calcext:value-type="float">
            <text:p>880903331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2-09" calcext:value-type="date">
            <text:p>09/12/2022</text:p>
          </table:table-cell>
          <table:table-cell table:style-name="ce111" office:value-type="date" office:date-value="2027-12-21" calcext:value-type="date">
            <text:p>21/12/2027</text:p>
          </table:table-cell>
          <table:table-cell table:style-name="ce111" office:value-type="date" office:date-value="2023-03-08" calcext:value-type="date">
            <text:p>08/03/2023</text:p>
          </table:table-cell>
          <table:table-cell table:style-name="ce111" office:value-type="date" office:date-value="2024-12-08" calcext:value-type="date">
            <text:p>08/12/2024</text:p>
          </table:table-cell>
          <table:table-cell table:style-name="ce111" office:value-type="date" office:date-value="2023-12-01" calcext:value-type="date">
            <text:p>01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H04AA6987</text:p>
          </table:table-cell>
          <table:table-cell/>
          <table:table-cell office:value-type="string" calcext:value-type="string">
            <text:p>P M TRANSPORT</text:p>
          </table:table-cell>
          <table:table-cell office:value-type="string" calcext:value-type="string">
            <text:p>D3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10-13" calcext:value-type="date">
            <text:p>13/10/2023</text:p>
          </table:table-cell>
          <table:table-cell office:value-type="string" calcext:value-type="string">
            <text:p>PRADHA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Pm Transport <text:s/>Pradhan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9798774932" calcext:value-type="float">
            <text:p>9798774932</text:p>
          </table:table-cell>
          <table:table-cell table:style-name="ce2" office:value-type="float" office:value="8809033319" calcext:value-type="float">
            <text:p>8809033319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10-11" calcext:value-type="date">
            <text:p>11/10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4-01-10" calcext:value-type="date">
            <text:p>10/01/2024</text:p>
          </table:table-cell>
          <table:table-cell table:style-name="ce111" office:value-type="date" office:date-value="2025-10-10" calcext:value-type="date">
            <text:p>10/10/2025</text:p>
          </table:table-cell>
          <table:table-cell table:style-name="ce111" office:value-type="date" office:date-value="2004-10-02" calcext:value-type="date">
            <text:p>02/10/200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H04AB3498</text:p>
          </table:table-cell>
          <table:table-cell/>
          <table:table-cell office:value-type="string" calcext:value-type="string">
            <text:p>P M TRANSPORT</text:p>
          </table:table-cell>
          <table:table-cell office:value-type="string" calcext:value-type="string">
            <text:p>D3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10-13" calcext:value-type="date">
            <text:p>13/10/2023</text:p>
          </table:table-cell>
          <table:table-cell office:value-type="string" calcext:value-type="string">
            <text:p>PRADHA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Pm Transport <text:s/>Pradhan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9798774932" calcext:value-type="float">
            <text:p>9798774932</text:p>
          </table:table-cell>
          <table:table-cell table:style-name="ce2" office:value-type="float" office:value="8809033319" calcext:value-type="float">
            <text:p>8809033319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4-03-04" calcext:value-type="date">
            <text:p>04/03/2024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4-06-03" calcext:value-type="date">
            <text:p>03/06/2024</text:p>
          </table:table-cell>
          <table:table-cell table:style-name="ce111" office:value-type="date" office:date-value="2026-03-03" calcext:value-type="date">
            <text:p>03/03/2026</text:p>
          </table:table-cell>
          <table:table-cell table:style-name="ce111" office:value-type="date" office:date-value="2025-03-03" calcext:value-type="date">
            <text:p>03/03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JH04Y3639</text:p>
          </table:table-cell>
          <table:table-cell/>
          <table:table-cell office:value-type="string" calcext:value-type="string">
            <text:p>M/S PRADIP KUMAR MEHARIA</text:p>
          </table:table-cell>
          <table:table-cell office:value-type="string" calcext:value-type="string">
            <text:p>D39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PRADIP KUMAR MEHARI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EAR AGRSEN BHWAN , SARAI ROAD SONWADANGAL DUMKA</text:p>
          </table:table-cell>
          <table:table-cell office:value-type="float" office:value="16" calcext:value-type="float">
            <text:p>16</text:p>
          </table:table-cell>
          <table:table-cell office:value-type="float" office:value="16.94" calcext:value-type="float">
            <text:p>16.94</text:p>
          </table:table-cell>
          <table:table-cell table:style-name="ce2" office:value-type="float" office:value="8340541823" calcext:value-type="float">
            <text:p>8340541823</text:p>
          </table:table-cell>
          <table:table-cell table:style-name="ce2" office:value-type="float" office:value="9431188426" calcext:value-type="float">
            <text:p>943118842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7-19" calcext:value-type="date">
            <text:p>19/07/2022</text:p>
          </table:table-cell>
          <table:table-cell table:style-name="ce111" office:value-type="date" office:date-value="2027-07-21" calcext:value-type="date">
            <text:p>21/07/2027</text:p>
          </table:table-cell>
          <table:table-cell table:style-name="ce111" office:value-type="date" office:date-value="2022-10-07" calcext:value-type="date">
            <text:p>07/10/2022</text:p>
          </table:table-cell>
          <table:table-cell table:style-name="ce111" office:value-type="date" office:date-value="2024-07-18" calcext:value-type="date">
            <text:p>18/07/2024</text:p>
          </table:table-cell>
          <table:table-cell table:style-name="ce111" office:value-type="date" office:date-value="2023-07-10" calcext:value-type="date">
            <text:p>10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JH04X0783</text:p>
          </table:table-cell>
          <table:table-cell/>
          <table:table-cell office:value-type="string" calcext:value-type="string">
            <text:p>M/S PRADIP KUMAR MEHARIA</text:p>
          </table:table-cell>
          <table:table-cell office:value-type="string" calcext:value-type="string">
            <text:p>D39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PRADIP KUMAR MEHARI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EAR AGRSEN BHWAN , SARAI ROAD SONWADANGAL DUMKA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8340541823" calcext:value-type="float">
            <text:p>8340541823</text:p>
          </table:table-cell>
          <table:table-cell table:style-name="ce2" office:value-type="float" office:value="9431188426" calcext:value-type="float">
            <text:p>943118842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2-17" calcext:value-type="date">
            <text:p>17/02/2022</text:p>
          </table:table-cell>
          <table:table-cell table:style-name="ce111" office:value-type="date" office:date-value="2027-02-24" calcext:value-type="date">
            <text:p>24/02/2027</text:p>
          </table:table-cell>
          <table:table-cell table:style-name="ce111" office:value-type="date" office:date-value="2022-11-07" calcext:value-type="date">
            <text:p>07/11/2022</text:p>
          </table:table-cell>
          <table:table-cell table:style-name="ce111" office:value-type="date" office:date-value="2024-02-16" calcext:value-type="date">
            <text:p>16/02/2024</text:p>
          </table:table-cell>
          <table:table-cell table:style-name="ce111" office:value-type="date" office:date-value="2023-02-01" calcext:value-type="date">
            <text:p>01/0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1" office:value-type="string" calcext:value-type="string">
            <text:p>JH04Y3842</text:p>
          </table:table-cell>
          <table:table-cell office:value-type="float" office:value="554321" calcext:value-type="float">
            <text:p>554321</text:p>
          </table:table-cell>
          <table:table-cell office:value-type="string" calcext:value-type="string">
            <text:p>PRAKASH KUMAR</text:p>
          </table:table-cell>
          <table:table-cell office:value-type="string" calcext:value-type="string">
            <text:p>D4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PRAKASH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 Bazar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06" calcext:value-type="float">
            <text:p>17.06</text:p>
          </table:table-cell>
          <table:table-cell table:style-name="ce2" office:value-type="float" office:value="9572971825" calcext:value-type="float">
            <text:p>9572971825</text:p>
          </table:table-cell>
          <table:table-cell table:style-name="ce2" office:value-type="float" office:value="9431951483" calcext:value-type="float">
            <text:p>943195148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7-20" calcext:value-type="date">
            <text:p>20/07/2022</text:p>
          </table:table-cell>
          <table:table-cell table:style-name="ce111" office:value-type="date" office:date-value="2023-07-20" calcext:value-type="date">
            <text:p>20/07/2023</text:p>
          </table:table-cell>
          <table:table-cell table:style-name="ce111" office:value-type="date" office:date-value="2022-10-15" calcext:value-type="date">
            <text:p>15/10/2022</text:p>
          </table:table-cell>
          <table:table-cell table:style-name="ce111" office:value-type="date" office:date-value="2024-07-19" calcext:value-type="date">
            <text:p>19/07/2024</text:p>
          </table:table-cell>
          <table:table-cell table:style-name="ce111" office:value-type="date" office:date-value="2023-07-10" calcext:value-type="date">
            <text:p>10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2" office:value-type="string" calcext:value-type="string">
            <text:p>JH16F6767</text:p>
          </table:table-cell>
          <table:table-cell office:value-type="float" office:value="6767" calcext:value-type="float">
            <text:p>006767</text:p>
          </table:table-cell>
          <table:table-cell office:value-type="string" calcext:value-type="string">
            <text:p>Pravin Kumar</text:p>
          </table:table-cell>
          <table:table-cell office:value-type="string" calcext:value-type="string">
            <text:p>D41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6" calcext:value-type="date">
            <text:p>16/09/2022</text:p>
          </table:table-cell>
          <table:table-cell office:value-type="string" calcext:value-type="string">
            <text:p>PRAVIN KUMAR BHAGAT</text:p>
          </table:table-cell>
          <table:table-cell office:value-type="string" calcext:value-type="string">
            <text:p>POKHARIA</text:p>
          </table:table-cell>
          <table:table-cell office:value-type="string" calcext:value-type="string">
            <text:p>Shiv Puri Colony,Pakur,Jharkhand,816107.</text:p>
          </table:table-cell>
          <table:table-cell office:value-type="float" office:value="16" calcext:value-type="float">
            <text:p>16</text:p>
          </table:table-cell>
          <table:table-cell office:value-type="float" office:value="17.64" calcext:value-type="float">
            <text:p>17.64</text:p>
          </table:table-cell>
          <table:table-cell table:style-name="ce2" office:value-type="float" office:value="8709005950" calcext:value-type="float">
            <text:p>8709005950</text:p>
          </table:table-cell>
          <table:table-cell table:style-name="ce2" office:value-type="float" office:value="9471552637" calcext:value-type="float">
            <text:p>9471552637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9-01" calcext:value-type="date">
            <text:p>01/09/2021</text:p>
          </table:table-cell>
          <table:table-cell table:style-name="ce111" office:value-type="date" office:date-value="2022-09-09" calcext:value-type="date">
            <text:p>09/09/2022</text:p>
          </table:table-cell>
          <table:table-cell table:style-name="ce111" office:value-type="date" office:date-value="2022-08-31" calcext:value-type="date">
            <text:p>31/08/2022</text:p>
          </table:table-cell>
          <table:table-cell table:style-name="ce111" office:value-type="date" office:date-value="2023-08-31" calcext:value-type="date">
            <text:p>31/08/2023</text:p>
          </table:table-cell>
          <table:table-cell table:style-name="ce111" office:value-type="date" office:date-value="2022-08-26" calcext:value-type="date">
            <text:p>26/08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0-10-2021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JH16G9548</text:p>
          </table:table-cell>
          <table:table-cell office:value-type="float" office:value="9548" calcext:value-type="float">
            <text:p>009548</text:p>
          </table:table-cell>
          <table:table-cell office:value-type="string" calcext:value-type="string">
            <text:p>Pravin Kumar</text:p>
          </table:table-cell>
          <table:table-cell office:value-type="string" calcext:value-type="string">
            <text:p>D41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6" calcext:value-type="date">
            <text:p>16/09/2022</text:p>
          </table:table-cell>
          <table:table-cell office:value-type="string" calcext:value-type="string">
            <text:p>PRAVIN KUMAR BHAGAT</text:p>
          </table:table-cell>
          <table:table-cell office:value-type="string" calcext:value-type="string">
            <text:p>POKHARIA</text:p>
          </table:table-cell>
          <table:table-cell office:value-type="string" calcext:value-type="string">
            <text:p>Shiv Puri Colony,Pakur,Jharkhand,816107.</text:p>
          </table:table-cell>
          <table:table-cell office:value-type="float" office:value="16" calcext:value-type="float">
            <text:p>16</text:p>
          </table:table-cell>
          <table:table-cell office:value-type="float" office:value="17.84" calcext:value-type="float">
            <text:p>17.84</text:p>
          </table:table-cell>
          <table:table-cell table:style-name="ce2" office:value-type="float" office:value="8709005950" calcext:value-type="float">
            <text:p>8709005950</text:p>
          </table:table-cell>
          <table:table-cell table:style-name="ce2" office:value-type="float" office:value="9471552637" calcext:value-type="float">
            <text:p>9471552637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6-06" calcext:value-type="date">
            <text:p>06/06/2022</text:p>
          </table:table-cell>
          <table:table-cell table:style-name="ce111" office:value-type="date" office:date-value="2027-06-19" calcext:value-type="date">
            <text:p>19/06/2027</text:p>
          </table:table-cell>
          <table:table-cell table:style-name="ce111" office:value-type="date" office:date-value="2022-09-05" calcext:value-type="date">
            <text:p>05/09/2022</text:p>
          </table:table-cell>
          <table:table-cell table:style-name="ce111" office:value-type="date" office:date-value="2024-06-05" calcext:value-type="date">
            <text:p>05/06/2024</text:p>
          </table:table-cell>
          <table:table-cell table:style-name="ce111" office:value-type="date" office:date-value="2023-05-30" calcext:value-type="date">
            <text:p>30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4" office:value-type="string" calcext:value-type="string">
            <text:p>JH16G7132</text:p>
          </table:table-cell>
          <table:table-cell office:value-type="float" office:value="7132" calcext:value-type="float">
            <text:p>007132</text:p>
          </table:table-cell>
          <table:table-cell office:value-type="string" calcext:value-type="string">
            <text:p>Pravin Kumar</text:p>
          </table:table-cell>
          <table:table-cell office:value-type="string" calcext:value-type="string">
            <text:p>D41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6" calcext:value-type="date">
            <text:p>16/09/2022</text:p>
          </table:table-cell>
          <table:table-cell office:value-type="string" calcext:value-type="string">
            <text:p>PRAVIN KUMAR BHAGAT</text:p>
          </table:table-cell>
          <table:table-cell office:value-type="string" calcext:value-type="string">
            <text:p>POKHARIA</text:p>
          </table:table-cell>
          <table:table-cell office:value-type="string" calcext:value-type="string">
            <text:p>Shiv Puri Colony,Pakur,Jharkhand,816107.</text:p>
          </table:table-cell>
          <table:table-cell office:value-type="float" office:value="16" calcext:value-type="float">
            <text:p>16</text:p>
          </table:table-cell>
          <table:table-cell office:value-type="float" office:value="17.76" calcext:value-type="float">
            <text:p>17.76</text:p>
          </table:table-cell>
          <table:table-cell table:style-name="ce2" office:value-type="float" office:value="8709005950" calcext:value-type="float">
            <text:p>8709005950</text:p>
          </table:table-cell>
          <table:table-cell table:style-name="ce2" office:value-type="float" office:value="9471552637" calcext:value-type="float">
            <text:p>9471552637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6-06" calcext:value-type="date">
            <text:p>06/06/2022</text:p>
          </table:table-cell>
          <table:table-cell table:style-name="ce111" office:value-type="date" office:date-value="2027-06-19" calcext:value-type="date">
            <text:p>19/06/2027</text:p>
          </table:table-cell>
          <table:table-cell table:style-name="ce111" office:value-type="date" office:date-value="2022-09-05" calcext:value-type="date">
            <text:p>05/09/2022</text:p>
          </table:table-cell>
          <table:table-cell table:style-name="ce111" office:value-type="date" office:date-value="2024-06-05" calcext:value-type="date">
            <text:p>05/06/2024</text:p>
          </table:table-cell>
          <table:table-cell table:style-name="ce111" office:value-type="date" office:date-value="2023-05-30" calcext:value-type="date">
            <text:p>30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5" office:value-type="string" calcext:value-type="string">
            <text:p>JH16G4262</text:p>
          </table:table-cell>
          <table:table-cell table:style-name="ce107" office:value-type="float" office:value="495535" calcext:value-type="float">
            <text:p>495535</text:p>
          </table:table-cell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2-09-14" calcext:value-type="date">
            <text:p>14/09/2022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1-12-31" calcext:value-type="date">
            <text:p>31/12/2021</text:p>
          </table:table-cell>
          <table:table-cell office:value-type="date" office:date-value="2023-01-03" calcext:value-type="date">
            <text:p>03/01/2023</text:p>
          </table:table-cell>
          <table:table-cell office:value-type="date" office:date-value="2022-09-29" calcext:value-type="date">
            <text:p>29/09/2022</text:p>
          </table:table-cell>
          <table:table-cell office:value-type="date" office:date-value="2023-12-30" calcext:value-type="date">
            <text:p>30/12/2023</text:p>
          </table:table-cell>
          <table:table-cell office:value-type="date" office:date-value="2022-12-27" calcext:value-type="date">
            <text:p>27/12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6" office:value-type="string" calcext:value-type="string">
            <text:p>JH04W8736</text:p>
          </table:table-cell>
          <table:table-cell table:style-name="ce107"/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2-09-14" calcext:value-type="date">
            <text:p>14/09/2022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2-07-02" calcext:value-type="date">
            <text:p>02/07/2022</text:p>
          </table:table-cell>
          <table:table-cell office:value-type="date" office:date-value="2022-12-19" calcext:value-type="date">
            <text:p>19/12/2022</text:p>
          </table:table-cell>
          <table:table-cell office:value-type="date" office:date-value="2022-09-13" calcext:value-type="date">
            <text:p>13/09/2022</text:p>
          </table:table-cell>
          <table:table-cell office:value-type="date" office:date-value="2023-12-15" calcext:value-type="date">
            <text:p>15/12/2023</text:p>
          </table:table-cell>
          <table:table-cell office:value-type="date" office:date-value="2023-01-07" calcext:value-type="date">
            <text:p>07/0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7" office:value-type="string" calcext:value-type="string">
            <text:p>JH16G6988</text:p>
          </table:table-cell>
          <table:table-cell table:style-name="ce107" office:value-type="float" office:value="816107" calcext:value-type="float">
            <text:p>816107</text:p>
          </table:table-cell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2-09-22" calcext:value-type="date">
            <text:p>22/09/2022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2-06-02" calcext:value-type="date">
            <text:p>02/06/2022</text:p>
          </table:table-cell>
          <table:table-cell office:value-type="date" office:date-value="2023-01-28" calcext:value-type="date">
            <text:p>28/01/2023</text:p>
          </table:table-cell>
          <table:table-cell office:value-type="date" office:date-value="2022-12-01" calcext:value-type="date">
            <text:p>01/12/2022</text:p>
          </table:table-cell>
          <table:table-cell office:value-type="date" office:date-value="2024-06-01" calcext:value-type="date">
            <text:p>01/06/2024</text:p>
          </table:table-cell>
          <table:table-cell office:value-type="date" office:date-value="2023-05-31" calcext:value-type="date">
            <text:p>31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8" office:value-type="string" calcext:value-type="string">
            <text:p>JH04Z0853</text:p>
          </table:table-cell>
          <table:table-cell table:style-name="ce107" office:value-type="float" office:value="853" calcext:value-type="float">
            <text:p>000853</text:p>
          </table:table-cell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3-07-03" calcext:value-type="date">
            <text:p>03/07/2023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3-06-29" calcext:value-type="date">
            <text:p>29/06/2023</text:p>
          </table:table-cell>
          <table:table-cell office:value-type="string" calcext:value-type="string">
            <text:p>APPLY</text:p>
          </table:table-cell>
          <table:table-cell office:value-type="date" office:date-value="2023-09-28" calcext:value-type="date">
            <text:p>28/09/2023</text:p>
          </table:table-cell>
          <table:table-cell office:value-type="date" office:date-value="2025-06-28" calcext:value-type="date">
            <text:p>28/06/2025</text:p>
          </table:table-cell>
          <table:table-cell office:value-type="date" office:date-value="2024-06-27" calcext:value-type="date">
            <text:p>27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9" office:value-type="string" calcext:value-type="string">
            <text:p>JH04X2960</text:p>
          </table:table-cell>
          <table:table-cell table:style-name="ce107"/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3-01-05" calcext:value-type="date">
            <text:p>05/01/2023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6.74" calcext:value-type="float">
            <text:p>16.74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2-03-30" calcext:value-type="date">
            <text:p>30/03/2022</text:p>
          </table:table-cell>
          <table:table-cell office:value-type="date" office:date-value="2027-04-18" calcext:value-type="date">
            <text:p>18/04/2027</text:p>
          </table:table-cell>
          <table:table-cell office:value-type="date" office:date-value="2023-03-13" calcext:value-type="date">
            <text:p>13/03/2023</text:p>
          </table:table-cell>
          <table:table-cell office:value-type="date" office:date-value="2024-03-29" calcext:value-type="date">
            <text:p>29/03/2024</text:p>
          </table:table-cell>
          <table:table-cell office:value-type="date" office:date-value="2023-03-13" calcext:value-type="date">
            <text:p>13/03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 office:value-type="string" calcext:value-type="string">
            <text:p>JH04V8726 REMOVED ON 05-01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9" office:value-type="string" calcext:value-type="string">
            <text:p>JH16G7393</text:p>
          </table:table-cell>
          <table:table-cell table:style-name="ce107"/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2-12-05" calcext:value-type="date">
            <text:p>05/12/2022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2-11-05" calcext:value-type="date">
            <text:p>05/11/2022</text:p>
          </table:table-cell>
          <table:table-cell office:value-type="date" office:date-value="2023-11-20" calcext:value-type="date">
            <text:p>20/11/2023</text:p>
          </table:table-cell>
          <table:table-cell office:value-type="date" office:date-value="2023-02-04" calcext:value-type="date">
            <text:p>04/02/2023</text:p>
          </table:table-cell>
          <table:table-cell office:value-type="date" office:date-value="2024-11-04" calcext:value-type="date">
            <text:p>04/11/2024</text:p>
          </table:table-cell>
          <table:table-cell office:value-type="date" office:date-value="2023-10-30" calcext:value-type="date">
            <text:p>30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9" office:value-type="string" calcext:value-type="string">
            <text:p>JH16G0192</text:p>
          </table:table-cell>
          <table:table-cell table:style-name="ce107"/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2-12-05" calcext:value-type="date">
            <text:p>05/12/2022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2-11-01" calcext:value-type="date">
            <text:p>01/11/2022</text:p>
          </table:table-cell>
          <table:table-cell office:value-type="date" office:date-value="2027-11-21" calcext:value-type="date">
            <text:p>21/11/2027</text:p>
          </table:table-cell>
          <table:table-cell office:value-type="date" office:date-value="2023-01-31" calcext:value-type="date">
            <text:p>31/01/2023</text:p>
          </table:table-cell>
          <table:table-cell office:value-type="date" office:date-value="2024-10-31" calcext:value-type="date">
            <text:p>31/10/2024</text:p>
          </table:table-cell>
          <table:table-cell office:value-type="date" office:date-value="2023-10-27" calcext:value-type="date">
            <text:p>27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9" office:value-type="string" calcext:value-type="string">
            <text:p>JH04Y6331</text:p>
          </table:table-cell>
          <table:table-cell table:style-name="ce107"/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2-12-05" calcext:value-type="date">
            <text:p>05/12/2022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7.38" calcext:value-type="float">
            <text:p>17.38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2-10-29" calcext:value-type="date">
            <text:p>29/10/2022</text:p>
          </table:table-cell>
          <table:table-cell office:value-type="date" office:date-value="2027-11-10" calcext:value-type="date">
            <text:p>10/11/2027</text:p>
          </table:table-cell>
          <table:table-cell office:value-type="date" office:date-value="2023-01-26" calcext:value-type="date">
            <text:p>26/01/2023</text:p>
          </table:table-cell>
          <table:table-cell office:value-type="date" office:date-value="2024-10-28" calcext:value-type="date">
            <text:p>28/10/2024</text:p>
          </table:table-cell>
          <table:table-cell office:value-type="date" office:date-value="2023-10-26" calcext:value-type="date">
            <text:p>26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9" office:value-type="string" calcext:value-type="string">
            <text:p>JH04Y0626</text:p>
          </table:table-cell>
          <table:table-cell table:style-name="ce107"/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3-01-05" calcext:value-type="date">
            <text:p>05/01/2023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2-12-31" calcext:value-type="date">
            <text:p>31/12/2022</text:p>
          </table:table-cell>
          <table:table-cell office:value-type="string" calcext:value-type="string">
            <text:p>APPLY</text:p>
          </table:table-cell>
          <table:table-cell office:value-type="date" office:date-value="2023-03-30" calcext:value-type="date">
            <text:p>30/03/2023</text:p>
          </table:table-cell>
          <table:table-cell office:value-type="date" office:date-value="2024-12-30" calcext:value-type="date">
            <text:p>30/12/2024</text:p>
          </table:table-cell>
          <table:table-cell office:value-type="date" office:date-value="2023-12-18" calcext:value-type="date">
            <text:p>18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 office:value-type="string" calcext:value-type="string">
            <text:p>JH04V4395 REMOVED ON 05-01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9" office:value-type="string" calcext:value-type="string">
            <text:p>JH16G8085</text:p>
          </table:table-cell>
          <table:table-cell table:style-name="ce107" office:value-type="float" office:value="123123" calcext:value-type="float">
            <text:p>123123</text:p>
          </table:table-cell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3-03-04" calcext:value-type="date">
            <text:p>04/03/2023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3-03-01" calcext:value-type="date">
            <text:p>01/03/2023</text:p>
          </table:table-cell>
          <table:table-cell office:value-type="string" calcext:value-type="string">
            <text:p>APPLY</text:p>
          </table:table-cell>
          <table:table-cell office:value-type="date" office:date-value="2023-05-24" calcext:value-type="date">
            <text:p>24/05/2023</text:p>
          </table:table-cell>
          <table:table-cell office:value-type="date" office:date-value="2025-02-28" calcext:value-type="date">
            <text:p>28/02/2025</text:p>
          </table:table-cell>
          <table:table-cell office:value-type="date" office:date-value="2024-02-25" calcext:value-type="date">
            <text:p>25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9" office:value-type="string" calcext:value-type="string">
            <text:p>JH16H1032</text:p>
          </table:table-cell>
          <table:table-cell table:style-name="ce107" office:value-type="float" office:value="123123" calcext:value-type="float">
            <text:p>123123</text:p>
          </table:table-cell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3-04-04" calcext:value-type="date">
            <text:p>04/04/2023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3-06-03" calcext:value-type="date">
            <text:p>03/06/2023</text:p>
          </table:table-cell>
          <table:table-cell office:value-type="string" calcext:value-type="string">
            <text:p>APPLY</text:p>
          </table:table-cell>
          <table:table-cell office:value-type="date" office:date-value="2023-09-01" calcext:value-type="date">
            <text:p>01/09/2023</text:p>
          </table:table-cell>
          <table:table-cell office:value-type="date" office:date-value="2025-06-02" calcext:value-type="date">
            <text:p>02/06/2025</text:p>
          </table:table-cell>
          <table:table-cell office:value-type="date" office:date-value="2023-05-31" calcext:value-type="date">
            <text:p>31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9" office:value-type="string" calcext:value-type="string">
            <text:p>JH04AA6841</text:p>
          </table:table-cell>
          <table:table-cell table:style-name="ce107" office:value-type="float" office:value="6841" calcext:value-type="float">
            <text:p>006841</text:p>
          </table:table-cell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3-08-11" calcext:value-type="date">
            <text:p>11/08/2023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3-07-15" calcext:value-type="date">
            <text:p>15/07/2023</text:p>
          </table:table-cell>
          <table:table-cell office:value-type="date" office:date-value="2028-07-18" calcext:value-type="date">
            <text:p>18/07/2028</text:p>
          </table:table-cell>
          <table:table-cell office:value-type="date" office:date-value="2023-10-14" calcext:value-type="date">
            <text:p>14/10/2023</text:p>
          </table:table-cell>
          <table:table-cell office:value-type="date" office:date-value="2025-07-14" calcext:value-type="date">
            <text:p>14/07/2025</text:p>
          </table:table-cell>
          <table:table-cell office:value-type="date" office:date-value="2024-07-04" calcext:value-type="date">
            <text:p>04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9" office:value-type="string" calcext:value-type="string">
            <text:p>JH16H5167</text:p>
          </table:table-cell>
          <table:table-cell table:style-name="ce107" office:value-type="float" office:value="165167" calcext:value-type="float">
            <text:p>165167</text:p>
          </table:table-cell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2-09-01" calcext:value-type="date">
            <text:p>01/09/2022</text:p>
          </table:table-cell>
          <table:table-cell table:style-name="ce112" office:value-type="date" office:date-value="2023-08-11" calcext:value-type="date">
            <text:p>11/08/2023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3-08-03" calcext:value-type="date">
            <text:p>03/08/2023</text:p>
          </table:table-cell>
          <table:table-cell office:value-type="string" calcext:value-type="string">
            <text:p>APPLY</text:p>
          </table:table-cell>
          <table:table-cell office:value-type="date" office:date-value="2023-10-30" calcext:value-type="date">
            <text:p>30/10/2023</text:p>
          </table:table-cell>
          <table:table-cell office:value-type="date" office:date-value="2025-08-02" calcext:value-type="date">
            <text:p>02/08/2025</text:p>
          </table:table-cell>
          <table:table-cell office:value-type="date" office:date-value="2024-07-31" calcext:value-type="date">
            <text:p>31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0" office:value-type="string" calcext:value-type="string">
            <text:p>JH16G6981</text:p>
          </table:table-cell>
          <table:table-cell table:style-name="ce107" office:value-type="float" office:value="829240" calcext:value-type="float">
            <text:p>829240</text:p>
          </table:table-cell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3-09-01" calcext:value-type="date">
            <text:p>01/09/2023</text:p>
          </table:table-cell>
          <table:table-cell table:style-name="ce112" office:value-type="date" office:date-value="2023-09-07" calcext:value-type="date">
            <text:p>07/09/2023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7.22" calcext:value-type="float">
            <text:p>17.22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2-11-01" calcext:value-type="date">
            <text:p>01/11/2022</text:p>
          </table:table-cell>
          <table:table-cell office:value-type="date" office:date-value="2027-11-21" calcext:value-type="date">
            <text:p>21/11/2027</text:p>
          </table:table-cell>
          <table:table-cell office:value-type="date" office:date-value="2023-10-31" calcext:value-type="date">
            <text:p>31/10/2023</text:p>
          </table:table-cell>
          <table:table-cell office:value-type="date" office:date-value="2024-10-31" calcext:value-type="date">
            <text:p>31/10/2024</text:p>
          </table:table-cell>
          <table:table-cell office:value-type="date" office:date-value="2024-11-08" calcext:value-type="date">
            <text:p>08/1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3"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0" office:value-type="string" calcext:value-type="string">
            <text:p>JH16H5560</text:p>
          </table:table-cell>
          <table:table-cell table:style-name="ce107" office:value-type="float" office:value="165560" calcext:value-type="float">
            <text:p>165560</text:p>
          </table:table-cell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3-09-01" calcext:value-type="date">
            <text:p>01/09/2023</text:p>
          </table:table-cell>
          <table:table-cell table:style-name="ce112" office:value-type="date" office:date-value="2023-09-07" calcext:value-type="date">
            <text:p>07/09/2023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table:style-name="ce113"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office:value-type="string" calcext:value-type="string">
            <text:p>NOT OWNER</text:p>
          </table:table-cell>
          <table:table-cell office:value-type="date" office:date-value="2023-07-05" calcext:value-type="date">
            <text:p>05/07/2023</text:p>
          </table:table-cell>
          <table:table-cell office:value-type="string" calcext:value-type="string">
            <text:p>APPLY</text:p>
          </table:table-cell>
          <table:table-cell office:value-type="date" office:date-value="2023-09-27" calcext:value-type="date">
            <text:p>27/09/2023</text:p>
          </table:table-cell>
          <table:table-cell office:value-type="date" office:date-value="2025-07-04" calcext:value-type="date">
            <text:p>04/07/2025</text:p>
          </table:table-cell>
          <table:table-cell office:value-type="date" office:date-value="2024-06-27" calcext:value-type="date">
            <text:p>27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ASHOK LEYLAND</text:p>
          </table:table-cell>
          <table:table-cell table:style-name="ce113"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20" table:number-columns-repeated="8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1" office:value-type="string" calcext:value-type="string">
            <text:p>JH16G0049</text:p>
          </table:table-cell>
          <table:table-cell/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3-09-01" calcext:value-type="date">
            <text:p>01/09/2023</text:p>
          </table:table-cell>
          <table:table-cell office:value-type="date" office:date-value="2023-10-09" calcext:value-type="date">
            <text:p>09/10/2023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72" calcext:value-type="float">
            <text:p>16.72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5-31" calcext:value-type="date">
            <text:p>31/05/2023</text:p>
          </table:table-cell>
          <table:table-cell table:style-name="ce111" office:value-type="date" office:date-value="2024-06-28" calcext:value-type="date">
            <text:p>28/06/2024</text:p>
          </table:table-cell>
          <table:table-cell table:style-name="ce111" office:value-type="date" office:date-value="2024-11-27" calcext:value-type="date">
            <text:p>27/11/2024</text:p>
          </table:table-cell>
          <table:table-cell table:style-name="ce111" office:value-type="date" office:date-value="2024-05-30" calcext:value-type="date">
            <text:p>30/05/2024</text:p>
          </table:table-cell>
          <table:table-cell table:style-name="ce111" office:value-type="date" office:date-value="2024-05-22" calcext:value-type="date">
            <text:p>22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1" office:value-type="string" calcext:value-type="string">
            <text:p>JH16H0582</text:p>
          </table:table-cell>
          <table:table-cell/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3-04-01" calcext:value-type="date">
            <text:p>01/04/2023</text:p>
          </table:table-cell>
          <table:table-cell office:value-type="date" office:date-value="2024-04-10" calcext:value-type="date">
            <text:p>10/04/2024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4-03-01" calcext:value-type="date">
            <text:p>01/03/2024</text:p>
          </table:table-cell>
          <table:table-cell table:style-name="ce111" office:value-type="date" office:date-value="2029-03-10" calcext:value-type="date">
            <text:p>10/03/2029</text:p>
          </table:table-cell>
          <table:table-cell table:style-name="ce111" office:value-type="date" office:date-value="2024-05-28" calcext:value-type="date">
            <text:p>28/05/2024</text:p>
          </table:table-cell>
          <table:table-cell table:style-name="ce111" office:value-type="date" office:date-value="2026-02-28" calcext:value-type="date">
            <text:p>28/02/2026</text:p>
          </table:table-cell>
          <table:table-cell table:style-name="ce111" office:value-type="date" office:date-value="2025-02-20" calcext:value-type="date">
            <text:p>20/02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1" office:value-type="string" calcext:value-type="string">
            <text:p>JH04Y7442</text:p>
          </table:table-cell>
          <table:table-cell office:value-type="float" office:value="238123" calcext:value-type="float">
            <text:p>238123</text:p>
          </table:table-cell>
          <table:table-cell table:style-name="ce108" office:value-type="string" calcext:value-type="string">
            <text:p>RANJAN MARANDI</text:p>
          </table:table-cell>
          <table:table-cell table:style-name="ce108" office:value-type="string" calcext:value-type="string">
            <text:p>D42</text:p>
          </table:table-cell>
          <table:table-cell table:style-name="ce112" office:value-type="date" office:date-value="2024-07-07" calcext:value-type="date">
            <text:p>07/07/2024</text:p>
          </table:table-cell>
          <table:table-cell office:value-type="date" office:date-value="2023-10-09" calcext:value-type="date">
            <text:p>09/10/2023</text:p>
          </table:table-cell>
          <table:table-cell table:style-name="ce113" office:value-type="string" calcext:value-type="string">
            <text:p>RANJAN MARANDI</text:p>
          </table:table-cell>
          <table:table-cell table:style-name="ce113" office:value-type="string" calcext:value-type="string">
            <text:p>ALUBERA</text:p>
          </table:table-cell>
          <table:table-cell table:style-name="ce113" office:value-type="string" calcext:value-type="string">
            <text:p>R M Transport (Ranjan Marandi) <text:s text:c="2"/>Ranjan Marandi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7.02" calcext:value-type="float">
            <text:p>17.02</text:p>
          </table:table-cell>
          <table:table-cell table:style-name="ce2" office:value-type="float" office:value="9608827066" calcext:value-type="float">
            <text:p>9608827066</text:p>
          </table:table-cell>
          <table:table-cell table:style-name="ce2" office:value-type="float" office:value="6205716242" calcext:value-type="float">
            <text:p>620571624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2-02" calcext:value-type="date">
            <text:p>02/12/2022</text:p>
          </table:table-cell>
          <table:table-cell table:style-name="ce111" office:value-type="date" office:date-value="2027-12-06" calcext:value-type="date">
            <text:p>06/12/2027</text:p>
          </table:table-cell>
          <table:table-cell table:style-name="ce111" office:value-type="date" office:date-value="2023-12-01" calcext:value-type="date">
            <text:p>01/12/2023</text:p>
          </table:table-cell>
          <table:table-cell table:style-name="ce111" office:value-type="date" office:date-value="2024-12-01" calcext:value-type="date">
            <text:p>01/12/2024</text:p>
          </table:table-cell>
          <table:table-cell table:style-name="ce111" office:value-type="date" office:date-value="2023-11-20" calcext:value-type="date">
            <text:p>20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2" office:value-type="string" calcext:value-type="string">
            <text:p>JH04Y7691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RAJESH RANJAN</text:p>
          </table:table-cell>
          <table:table-cell office:value-type="string" calcext:value-type="string">
            <text:p>D43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9-05" calcext:value-type="date">
            <text:p>05/09/2023</text:p>
          </table:table-cell>
          <table:table-cell office:value-type="string" calcext:value-type="string">
            <text:p>RAJESH RANJAN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Mahendra Marandi <text:s/>Mahendra Marandi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7.02" calcext:value-type="float">
            <text:p>17.02</text:p>
          </table:table-cell>
          <table:table-cell table:style-name="ce2" office:value-type="float" office:value="8092749858" calcext:value-type="float">
            <text:p>8092749858</text:p>
          </table:table-cell>
          <table:table-cell table:style-name="ce2" office:value-type="float" office:value="8800663564" calcext:value-type="float">
            <text:p>8800663564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2-07" calcext:value-type="date">
            <text:p>07/12/2022</text:p>
          </table:table-cell>
          <table:table-cell table:style-name="ce111" office:value-type="date" office:date-value="2027-12-12" calcext:value-type="date">
            <text:p>12/12/2027</text:p>
          </table:table-cell>
          <table:table-cell table:style-name="ce111" office:value-type="date" office:date-value="2023-09-05" calcext:value-type="date">
            <text:p>05/09/2023</text:p>
          </table:table-cell>
          <table:table-cell table:style-name="ce111" office:value-type="date" office:date-value="2024-12-06" calcext:value-type="date">
            <text:p>06/12/2024</text:p>
          </table:table-cell>
          <table:table-cell table:style-name="ce111" office:value-type="date" office:date-value="2023-11-28" calcext:value-type="date">
            <text:p>28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3" office:value-type="string" calcext:value-type="string">
            <text:p>JH16G2910</text:p>
          </table:table-cell>
          <table:table-cell table:style-name="ce106"/>
          <table:table-cell office:value-type="string" calcext:value-type="string">
            <text:p>RAJIV CHANDRA PANDEY</text:p>
          </table:table-cell>
          <table:table-cell office:value-type="string" calcext:value-type="string">
            <text:p>D4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RAJIV CHANDRA PANDEY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VILL-Sai Aloya, Pakur-816107</text:p>
          </table:table-cell>
          <table:table-cell office:value-type="float" office:value="16" calcext:value-type="float">
            <text:p>16</text:p>
          </table:table-cell>
          <table:table-cell office:value-type="float" office:value="17.18" calcext:value-type="float">
            <text:p>17.18</text:p>
          </table:table-cell>
          <table:table-cell table:style-name="ce2" office:value-type="float" office:value="9934915450" calcext:value-type="float">
            <text:p>9934915450</text:p>
          </table:table-cell>
          <table:table-cell table:style-name="ce2" office:value-type="float" office:value="8709505313" calcext:value-type="float">
            <text:p>870950531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7-05" calcext:value-type="date">
            <text:p>05/07/2022</text:p>
          </table:table-cell>
          <table:table-cell table:style-name="ce111" office:value-type="date" office:date-value="2027-07-07" calcext:value-type="date">
            <text:p>07/07/2027</text:p>
          </table:table-cell>
          <table:table-cell table:style-name="ce111" office:value-type="date" office:date-value="2023-04-04" calcext:value-type="date">
            <text:p>04/04/2023</text:p>
          </table:table-cell>
          <table:table-cell table:style-name="ce111" office:value-type="date" office:date-value="2024-07-04" calcext:value-type="date">
            <text:p>04/07/2024</text:p>
          </table:table-cell>
          <table:table-cell table:style-name="ce111" office:value-type="date" office:date-value="2023-06-24" calcext:value-type="date">
            <text:p>24/06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1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4" office:value-type="string" calcext:value-type="string">
            <text:p>JH16G9088</text:p>
          </table:table-cell>
          <table:table-cell table:style-name="ce106"/>
          <table:table-cell office:value-type="string" calcext:value-type="string">
            <text:p>RAJIV CHANDRA PANDEY</text:p>
          </table:table-cell>
          <table:table-cell office:value-type="string" calcext:value-type="string">
            <text:p>D4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RAJIV CHANDRA PANDEY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VILL-Sai Aloya, Pakur-816107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table:style-name="ce2" office:value-type="float" office:value="9934915450" calcext:value-type="float">
            <text:p>9934915450</text:p>
          </table:table-cell>
          <table:table-cell table:style-name="ce2" office:value-type="float" office:value="8709505313" calcext:value-type="float">
            <text:p>870950531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7-04" calcext:value-type="date">
            <text:p>04/07/2022</text:p>
          </table:table-cell>
          <table:table-cell table:style-name="ce111" office:value-type="date" office:date-value="2027-07-20" calcext:value-type="date">
            <text:p>20/07/2027</text:p>
          </table:table-cell>
          <table:table-cell table:style-name="ce111" office:value-type="date" office:date-value="2023-04-03" calcext:value-type="date">
            <text:p>03/04/2023</text:p>
          </table:table-cell>
          <table:table-cell table:style-name="ce111" office:value-type="date" office:date-value="2024-06-03" calcext:value-type="date">
            <text:p>03/06/2024</text:p>
          </table:table-cell>
          <table:table-cell table:style-name="ce111" office:value-type="date" office:date-value="2023-06-22" calcext:value-type="date">
            <text:p>22/06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1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4" office:value-type="string" calcext:value-type="string">
            <text:p>JH16H4793</text:p>
          </table:table-cell>
          <table:table-cell table:style-name="ce106"/>
          <table:table-cell office:value-type="string" calcext:value-type="string">
            <text:p>RAJIV CHANDRA PANDEY</text:p>
          </table:table-cell>
          <table:table-cell office:value-type="string" calcext:value-type="string">
            <text:p>D44</text:p>
          </table:table-cell>
          <table:table-cell table:number-columns-repeated="2" office:value-type="date" office:date-value="2023-05-05" calcext:value-type="date">
            <text:p>05/05/2023</text:p>
          </table:table-cell>
          <table:table-cell office:value-type="string" calcext:value-type="string">
            <text:p>RAJIV CHANDRA PANDEY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VILL-Sai Aloya, Pakur-816107</text:p>
          </table:table-cell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9934915450" calcext:value-type="float">
            <text:p>9934915450</text:p>
          </table:table-cell>
          <table:table-cell table:style-name="ce2" office:value-type="float" office:value="8709505313" calcext:value-type="float">
            <text:p>8709505313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5-03" calcext:value-type="date">
            <text:p>03/05/2023</text:p>
          </table:table-cell>
          <table:table-cell table:style-name="ce111" office:value-type="date" office:date-value="2028-05-03" calcext:value-type="date">
            <text:p>03/05/2028</text:p>
          </table:table-cell>
          <table:table-cell table:style-name="ce111" office:value-type="date" office:date-value="2023-08-01" calcext:value-type="date">
            <text:p>01/08/2023</text:p>
          </table:table-cell>
          <table:table-cell table:style-name="ce111" office:value-type="date" office:date-value="2025-05-02" calcext:value-type="date">
            <text:p>02/05/2025</text:p>
          </table:table-cell>
          <table:table-cell table:style-name="ce111" office:value-type="date" office:date-value="2024-05-01" calcext:value-type="date">
            <text:p>01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1" office:value-type="string" calcext:value-type="string">
            <text:p>NEW 08-01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4" office:value-type="string" calcext:value-type="string">
            <text:p>JH04Z0170</text:p>
          </table:table-cell>
          <table:table-cell table:style-name="ce106" office:value-type="float" office:value="170" calcext:value-type="float">
            <text:p>000170</text:p>
          </table:table-cell>
          <table:table-cell office:value-type="string" calcext:value-type="string">
            <text:p>RAJIV CHANDRA PANDEY</text:p>
          </table:table-cell>
          <table:table-cell office:value-type="string" calcext:value-type="string">
            <text:p>D44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10-04" calcext:value-type="date">
            <text:p>04/10/2023</text:p>
          </table:table-cell>
          <table:table-cell office:value-type="string" calcext:value-type="string">
            <text:p>RAJIV CHANDRA PANDEY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VILL-Sai Aloya, Pakur-816107</text:p>
          </table:table-cell>
          <table:table-cell office:value-type="float" office:value="16" calcext:value-type="float">
            <text:p>16</text:p>
          </table:table-cell>
          <table:table-cell office:value-type="float" office:value="17.02" calcext:value-type="float">
            <text:p>17.02</text:p>
          </table:table-cell>
          <table:table-cell table:style-name="ce2" office:value-type="float" office:value="9934915450" calcext:value-type="float">
            <text:p>9934915450</text:p>
          </table:table-cell>
          <table:table-cell table:style-name="ce2" office:value-type="float" office:value="8709505313" calcext:value-type="float">
            <text:p>8709505313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4-07" calcext:value-type="date">
            <text:p>07/04/2022</text:p>
          </table:table-cell>
          <table:table-cell table:style-name="ce111" office:value-type="date" office:date-value="2028-03-08" calcext:value-type="date">
            <text:p>08/03/2028</text:p>
          </table:table-cell>
          <table:table-cell table:style-name="ce111" office:value-type="date" office:date-value="2023-11-15" calcext:value-type="date">
            <text:p>15/11/2023</text:p>
          </table:table-cell>
          <table:table-cell table:style-name="ce111" office:value-type="date" office:date-value="2024-04-03" calcext:value-type="date">
            <text:p>03/04/2024</text:p>
          </table:table-cell>
          <table:table-cell table:style-name="ce111" office:value-type="date" office:date-value="2024-06-22" calcext:value-type="date">
            <text:p>22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1" office:value-type="string" calcext:value-type="string">
            <text:p>EXCHENG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4" office:value-type="string" calcext:value-type="string">
            <text:p>JH04Z6609</text:p>
          </table:table-cell>
          <table:table-cell table:style-name="ce106" office:value-type="float" office:value="6609" calcext:value-type="float">
            <text:p>006609</text:p>
          </table:table-cell>
          <table:table-cell office:value-type="string" calcext:value-type="string">
            <text:p>RAJIV CHANDRA PANDEY</text:p>
          </table:table-cell>
          <table:table-cell office:value-type="string" calcext:value-type="string">
            <text:p>D44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10-04" calcext:value-type="date">
            <text:p>04/10/2023</text:p>
          </table:table-cell>
          <table:table-cell office:value-type="string" calcext:value-type="string">
            <text:p>RAJIV CHANDRA PANDEY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VILL-Sai Aloya, Pakur-816107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9934915450" calcext:value-type="float">
            <text:p>9934915450</text:p>
          </table:table-cell>
          <table:table-cell table:style-name="ce2" office:value-type="float" office:value="8709505313" calcext:value-type="float">
            <text:p>8709505313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4-07" calcext:value-type="date">
            <text:p>07/04/2022</text:p>
          </table:table-cell>
          <table:table-cell table:style-name="ce111" office:value-type="date" office:date-value="2028-03-08" calcext:value-type="date">
            <text:p>08/03/2028</text:p>
          </table:table-cell>
          <table:table-cell table:style-name="ce111" office:value-type="date" office:date-value="2023-11-15" calcext:value-type="date">
            <text:p>15/11/2023</text:p>
          </table:table-cell>
          <table:table-cell table:style-name="ce111" office:value-type="date" office:date-value="2024-04-03" calcext:value-type="date">
            <text:p>03/04/2024</text:p>
          </table:table-cell>
          <table:table-cell table:style-name="ce111" office:value-type="date" office:date-value="2024-06-22" calcext:value-type="date">
            <text:p>22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1" office:value-type="string" calcext:value-type="string">
            <text:p>EXCHENG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5" office:value-type="string" calcext:value-type="string">
            <text:p>JH04X5100</text:p>
          </table:table-cell>
          <table:table-cell/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6-20" calcext:value-type="date">
            <text:p>20/06/2022</text:p>
          </table:table-cell>
          <table:table-cell table:style-name="ce111" office:value-type="date" office:date-value="2027-06-28" calcext:value-type="date">
            <text:p>28/06/2027</text:p>
          </table:table-cell>
          <table:table-cell table:style-name="ce111" office:value-type="date" office:date-value="2023-03-01" calcext:value-type="date">
            <text:p>01/03/2023</text:p>
          </table:table-cell>
          <table:table-cell table:style-name="ce111" office:value-type="date" office:date-value="2024-06-19" calcext:value-type="date">
            <text:p>19/06/2024</text:p>
          </table:table-cell>
          <table:table-cell table:style-name="ce111" office:value-type="date" office:date-value="2023-05-30" calcext:value-type="date">
            <text:p>30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5" office:value-type="string" calcext:value-type="string">
            <text:p>JH04Y5767</text:p>
          </table:table-cell>
          <table:table-cell/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5" calcext:value-type="date">
            <text:p>25/09/2022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9-24" calcext:value-type="date">
            <text:p>24/09/2022</text:p>
          </table:table-cell>
          <table:table-cell table:style-name="ce111" office:value-type="date" office:date-value="2027-10-12" calcext:value-type="date">
            <text:p>12/10/2027</text:p>
          </table:table-cell>
          <table:table-cell table:style-name="ce111" office:value-type="date" office:date-value="2022-12-23" calcext:value-type="date">
            <text:p>23/12/2022</text:p>
          </table:table-cell>
          <table:table-cell table:style-name="ce111" office:value-type="date" office:date-value="2024-09-23" calcext:value-type="date">
            <text:p>23/09/2024</text:p>
          </table:table-cell>
          <table:table-cell table:style-name="ce111" office:value-type="date" office:date-value="2023-09-21" calcext:value-type="date">
            <text:p>21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5-09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5" office:value-type="string" calcext:value-type="string">
            <text:p>JH04X6947</text:p>
          </table:table-cell>
          <table:table-cell/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2-04" calcext:value-type="date">
            <text:p>04/12/2022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6-20" calcext:value-type="date">
            <text:p>20/06/2022</text:p>
          </table:table-cell>
          <table:table-cell table:style-name="ce111" office:value-type="date" office:date-value="2027-06-28" calcext:value-type="date">
            <text:p>28/06/2027</text:p>
          </table:table-cell>
          <table:table-cell table:style-name="ce111" office:value-type="date" office:date-value="2022-12-01" calcext:value-type="date">
            <text:p>01/12/2022</text:p>
          </table:table-cell>
          <table:table-cell table:style-name="ce111" office:value-type="date" office:date-value="2024-06-19" calcext:value-type="date">
            <text:p>19/06/2024</text:p>
          </table:table-cell>
          <table:table-cell table:style-name="ce111" office:value-type="date" office:date-value="2023-05-30" calcext:value-type="date">
            <text:p>30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6" office:value-type="string" calcext:value-type="string">
            <text:p>JH16H9201</text:p>
          </table:table-cell>
          <table:table-cell office:value-type="float" office:value="9201" calcext:value-type="float">
            <text:p>009201</text:p>
          </table:table-cell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3-05-02" calcext:value-type="date">
            <text:p>02/05/2023</text:p>
          </table:table-cell>
          <table:table-cell office:value-type="date" office:date-value="2023-05-25" calcext:value-type="date">
            <text:p>25/05/2023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4-27" calcext:value-type="date">
            <text:p>27/04/2023</text:p>
          </table:table-cell>
          <table:table-cell table:style-name="ce111" office:value-type="date" office:date-value="2028-04-27" calcext:value-type="date">
            <text:p>27/04/2028</text:p>
          </table:table-cell>
          <table:table-cell table:style-name="ce111" office:value-type="date" office:date-value="2023-07-27" calcext:value-type="date">
            <text:p>27/07/2023</text:p>
          </table:table-cell>
          <table:table-cell table:style-name="ce111" office:value-type="date" office:date-value="2025-04-26" calcext:value-type="date">
            <text:p>26/04/2025</text:p>
          </table:table-cell>
          <table:table-cell table:style-name="ce111" office:value-type="date" office:date-value="2024-04-20" calcext:value-type="date">
            <text:p>20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6" office:value-type="string" calcext:value-type="string">
            <text:p>JH16H8319</text:p>
          </table:table-cell>
          <table:table-cell office:value-type="float" office:value="8319" calcext:value-type="float">
            <text:p>008319</text:p>
          </table:table-cell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3-05-02" calcext:value-type="date">
            <text:p>02/05/2023</text:p>
          </table:table-cell>
          <table:table-cell office:value-type="date" office:date-value="2023-05-25" calcext:value-type="date">
            <text:p>25/05/2023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7.02" calcext:value-type="float">
            <text:p>17.0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4-27" calcext:value-type="date">
            <text:p>27/04/2023</text:p>
          </table:table-cell>
          <table:table-cell table:style-name="ce111" office:value-type="date" office:date-value="2028-04-27" calcext:value-type="date">
            <text:p>27/04/2028</text:p>
          </table:table-cell>
          <table:table-cell table:style-name="ce111" office:value-type="date" office:date-value="2023-07-27" calcext:value-type="date">
            <text:p>27/07/2023</text:p>
          </table:table-cell>
          <table:table-cell table:style-name="ce111" office:value-type="date" office:date-value="2025-04-26" calcext:value-type="date">
            <text:p>26/04/2025</text:p>
          </table:table-cell>
          <table:table-cell table:style-name="ce111" office:value-type="date" office:date-value="2024-04-20" calcext:value-type="date">
            <text:p>20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6" office:value-type="string" calcext:value-type="string">
            <text:p>JH04Y6877</text:p>
          </table:table-cell>
          <table:table-cell/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0-01" calcext:value-type="date">
            <text:p>01/10/2022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30" calcext:value-type="date">
            <text:p>30/09/2022</text:p>
          </table:table-cell>
          <table:table-cell table:style-name="ce111" office:value-type="date" office:date-value="2027-10-12" calcext:value-type="date">
            <text:p>12/10/2027</text:p>
          </table:table-cell>
          <table:table-cell table:style-name="ce111" office:value-type="date" office:date-value="2022-12-29" calcext:value-type="date">
            <text:p>29/12/2022</text:p>
          </table:table-cell>
          <table:table-cell table:style-name="ce111" office:value-type="date" office:date-value="2024-09-29" calcext:value-type="date">
            <text:p>29/09/2024</text:p>
          </table:table-cell>
          <table:table-cell table:style-name="ce111" office:value-type="date" office:date-value="2023-09-28" calcext:value-type="date">
            <text:p>28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6" office:value-type="string" calcext:value-type="string">
            <text:p>JH04Y9357</text:p>
          </table:table-cell>
          <table:table-cell/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0-01" calcext:value-type="date">
            <text:p>01/10/2022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7.46" calcext:value-type="float">
            <text:p>17.4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30" calcext:value-type="date">
            <text:p>30/09/2022</text:p>
          </table:table-cell>
          <table:table-cell table:style-name="ce111" office:value-type="date" office:date-value="2027-10-12" calcext:value-type="date">
            <text:p>12/10/2027</text:p>
          </table:table-cell>
          <table:table-cell table:style-name="ce111" office:value-type="date" office:date-value="2022-12-29" calcext:value-type="date">
            <text:p>29/12/2022</text:p>
          </table:table-cell>
          <table:table-cell table:style-name="ce111" office:value-type="date" office:date-value="2024-09-29" calcext:value-type="date">
            <text:p>29/09/2024</text:p>
          </table:table-cell>
          <table:table-cell table:style-name="ce111" office:value-type="date" office:date-value="2023-09-28" calcext:value-type="date">
            <text:p>28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6" office:value-type="string" calcext:value-type="string">
            <text:p>JH04Z1940</text:p>
          </table:table-cell>
          <table:table-cell office:value-type="float" office:value="1940" calcext:value-type="float">
            <text:p>001940</text:p>
          </table:table-cell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3-16" calcext:value-type="date">
            <text:p>16/03/2024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7.24" calcext:value-type="float">
            <text:p>17.2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5-02" calcext:value-type="date">
            <text:p>02/05/2023</text:p>
          </table:table-cell>
          <table:table-cell table:style-name="ce111" office:value-type="date" office:date-value="2028-05-07" calcext:value-type="date">
            <text:p>07/05/2028</text:p>
          </table:table-cell>
          <table:table-cell table:style-name="ce111" office:value-type="date" office:date-value="2024-04-29" calcext:value-type="date">
            <text:p>29/04/2024</text:p>
          </table:table-cell>
          <table:table-cell table:style-name="ce111" office:value-type="date" office:date-value="2025-05-01" calcext:value-type="date">
            <text:p>01/05/2025</text:p>
          </table:table-cell>
          <table:table-cell table:style-name="ce111" office:value-type="date" office:date-value="2024-04-30" calcext:value-type="date">
            <text:p>30/04/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6" office:value-type="string" calcext:value-type="string">
            <text:p>JH04Z5242</text:p>
          </table:table-cell>
          <table:table-cell office:value-type="float" office:value="5242" calcext:value-type="float">
            <text:p>005242</text:p>
          </table:table-cell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3-16" calcext:value-type="date">
            <text:p>16/03/2024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5-02" calcext:value-type="date">
            <text:p>02/05/2023</text:p>
          </table:table-cell>
          <table:table-cell table:style-name="ce111" office:value-type="date" office:date-value="2028-05-07" calcext:value-type="date">
            <text:p>07/05/2028</text:p>
          </table:table-cell>
          <table:table-cell table:style-name="ce111" office:value-type="date" office:date-value="2024-04-29" calcext:value-type="date">
            <text:p>29/04/2024</text:p>
          </table:table-cell>
          <table:table-cell table:style-name="ce111" office:value-type="date" office:date-value="2025-05-01" calcext:value-type="date">
            <text:p>01/05/2025</text:p>
          </table:table-cell>
          <table:table-cell table:style-name="ce111" office:value-type="date" office:date-value="2024-04-30" calcext:value-type="date">
            <text:p>30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6" office:value-type="string" calcext:value-type="string">
            <text:p>JH04Z6242</text:p>
          </table:table-cell>
          <table:table-cell office:value-type="float" office:value="6242" calcext:value-type="float">
            <text:p>006242</text:p>
          </table:table-cell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3-16" calcext:value-type="date">
            <text:p>16/03/2024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7.44" calcext:value-type="float">
            <text:p>17.4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5-03" calcext:value-type="date">
            <text:p>03/05/2023</text:p>
          </table:table-cell>
          <table:table-cell table:style-name="ce111" office:value-type="date" office:date-value="2028-05-07" calcext:value-type="date">
            <text:p>07/05/2028</text:p>
          </table:table-cell>
          <table:table-cell table:style-name="ce111" office:value-type="date" office:date-value="2024-04-29" calcext:value-type="date">
            <text:p>29/04/2024</text:p>
          </table:table-cell>
          <table:table-cell table:style-name="ce111" office:value-type="date" office:date-value="2025-05-02" calcext:value-type="date">
            <text:p>02/05/2025</text:p>
          </table:table-cell>
          <table:table-cell table:style-name="ce111" office:value-type="date" office:date-value="2024-04-30" calcext:value-type="date">
            <text:p>30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6" office:value-type="string" calcext:value-type="string">
            <text:p>JH04AB1994</text:p>
          </table:table-cell>
          <table:table-cell office:value-type="float" office:value="1994" calcext:value-type="float">
            <text:p>001994</text:p>
          </table:table-cell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4-07" calcext:value-type="date">
            <text:p>07/04/2024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54" calcext:value-type="float">
            <text:p>16.5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3-28" calcext:value-type="date">
            <text:p>28/03/2024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4-06-26" calcext:value-type="date">
            <text:p>26/06/2024</text:p>
          </table:table-cell>
          <table:table-cell table:style-name="ce111" office:value-type="date" office:date-value="2026-03-27" calcext:value-type="date">
            <text:p>27/03/2026</text:p>
          </table:table-cell>
          <table:table-cell table:style-name="ce111" office:value-type="date" office:date-value="2025-03-21" calcext:value-type="date">
            <text:p>21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6" office:value-type="string" calcext:value-type="string">
            <text:p>JH04AB9700</text:p>
          </table:table-cell>
          <table:table-cell office:value-type="float" office:value="9700" calcext:value-type="float">
            <text:p>009700</text:p>
          </table:table-cell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4-07" calcext:value-type="date">
            <text:p>07/04/2024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3-28" calcext:value-type="date">
            <text:p>28/03/2024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4-06-26" calcext:value-type="date">
            <text:p>26/06/2024</text:p>
          </table:table-cell>
          <table:table-cell table:style-name="ce111" office:value-type="date" office:date-value="2026-03-27" calcext:value-type="date">
            <text:p>27/03/2026</text:p>
          </table:table-cell>
          <table:table-cell table:style-name="ce111" office:value-type="date" office:date-value="2025-03-21" calcext:value-type="date">
            <text:p>21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6" office:value-type="string" calcext:value-type="string">
            <text:p>JH04AB4992</text:p>
          </table:table-cell>
          <table:table-cell office:value-type="float" office:value="4992" calcext:value-type="float">
            <text:p>004992</text:p>
          </table:table-cell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4-07" calcext:value-type="date">
            <text:p>07/04/2024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54" calcext:value-type="float">
            <text:p>16.5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4-03-28" calcext:value-type="date">
            <text:p>28/03/2024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4-06-26" calcext:value-type="date">
            <text:p>26/06/2024</text:p>
          </table:table-cell>
          <table:table-cell table:style-name="ce111" office:value-type="date" office:date-value="2026-03-27" calcext:value-type="date">
            <text:p>27/03/2026</text:p>
          </table:table-cell>
          <table:table-cell table:style-name="ce111" office:value-type="date" office:date-value="2025-03-21" calcext:value-type="date">
            <text:p>21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6" office:value-type="string" calcext:value-type="string">
            <text:p>JH04AB1295</text:p>
          </table:table-cell>
          <table:table-cell office:value-type="float" office:value="2395" calcext:value-type="float">
            <text:p>002395</text:p>
          </table:table-cell>
          <table:table-cell office:value-type="string" calcext:value-type="string">
            <text:p>M/S. RAVI KUMAR</text:p>
          </table:table-cell>
          <table:table-cell office:value-type="string" calcext:value-type="string">
            <text:p>D45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M S RAVI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62" calcext:value-type="float">
            <text:p>16.6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3-28" calcext:value-type="date">
            <text:p>28/03/2024</text:p>
          </table:table-cell>
          <table:table-cell table:style-name="ce111" office:value-type="date" office:date-value="2029-04-08" calcext:value-type="date">
            <text:p>08/04/2029</text:p>
          </table:table-cell>
          <table:table-cell table:style-name="ce111" office:value-type="date" office:date-value="2026-03-26" calcext:value-type="date">
            <text:p>26/03/2026</text:p>
          </table:table-cell>
          <table:table-cell table:style-name="ce111" office:value-type="date" office:date-value="2026-03-27" calcext:value-type="date">
            <text:p>27/03/2026</text:p>
          </table:table-cell>
          <table:table-cell table:style-name="ce111" office:value-type="date" office:date-value="2026-03-21" calcext:value-type="date">
            <text:p>21/03/2026</text:p>
          </table:table-cell>
          <table:table-cell table:number-columns-repeated="3"/>
          <table:table-cell table:style-name="ce2" office:value-type="string" calcext:value-type="string">
            <text:p>SHIVA REDDY SIR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7" office:value-type="string" calcext:value-type="string">
            <text:p>JH04X0690</text:p>
          </table:table-cell>
          <table:table-cell/>
          <table:table-cell office:value-type="string" calcext:value-type="string">
            <text:p>RINA DEVI</text:p>
          </table:table-cell>
          <table:table-cell office:value-type="string" calcext:value-type="string">
            <text:p>D46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REENA DEVI</text:p>
          </table:table-cell>
          <table:table-cell office:value-type="string" calcext:value-type="string">
            <text:p>BANDHPARA</text:p>
          </table:table-cell>
          <table:table-cell office:value-type="string" calcext:value-type="string">
            <text:p>BANDHPARA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6207837195" calcext:value-type="float">
            <text:p>6207837195</text:p>
          </table:table-cell>
          <table:table-cell table:style-name="ce2" office:value-type="float" office:value="8340639261" calcext:value-type="float">
            <text:p>834063926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1-01" calcext:value-type="date">
            <text:p>01/01/2022</text:p>
          </table:table-cell>
          <table:table-cell table:style-name="ce111" office:value-type="date" office:date-value="2027-01-09" calcext:value-type="date">
            <text:p>09/01/2027</text:p>
          </table:table-cell>
          <table:table-cell table:style-name="ce111" office:value-type="date" office:date-value="2022-09-21" calcext:value-type="date">
            <text:p>21/09/2022</text:p>
          </table:table-cell>
          <table:table-cell table:style-name="ce111" office:value-type="date" office:date-value="2023-12-31" calcext:value-type="date">
            <text:p>31/12/2023</text:p>
          </table:table-cell>
          <table:table-cell table:style-name="ce111" office:value-type="date" office:date-value="2022-12-13" calcext:value-type="date">
            <text:p>13/12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7" office:value-type="string" calcext:value-type="string">
            <text:p>JH04AA9904</text:p>
          </table:table-cell>
          <table:table-cell/>
          <table:table-cell office:value-type="string" calcext:value-type="string">
            <text:p>RINA DEVI</text:p>
          </table:table-cell>
          <table:table-cell office:value-type="string" calcext:value-type="string">
            <text:p>D46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10-11" calcext:value-type="date">
            <text:p>11/10/2023</text:p>
          </table:table-cell>
          <table:table-cell office:value-type="string" calcext:value-type="string">
            <text:p>REENA DEVI</text:p>
          </table:table-cell>
          <table:table-cell office:value-type="string" calcext:value-type="string">
            <text:p>BANDHPARA</text:p>
          </table:table-cell>
          <table:table-cell office:value-type="string" calcext:value-type="string">
            <text:p>BANDHPARA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62" calcext:value-type="float">
            <text:p>16.62</text:p>
          </table:table-cell>
          <table:table-cell table:style-name="ce2" office:value-type="float" office:value="6207837195" calcext:value-type="float">
            <text:p>6207837195</text:p>
          </table:table-cell>
          <table:table-cell table:style-name="ce2" office:value-type="float" office:value="8340639261" calcext:value-type="float">
            <text:p>834063926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10-06" calcext:value-type="date">
            <text:p>06/10/2023</text:p>
          </table:table-cell>
          <table:table-cell table:style-name="ce111" office:value-type="date" office:date-value="2028-10-08" calcext:value-type="date">
            <text:p>08/10/2028</text:p>
          </table:table-cell>
          <table:table-cell table:style-name="ce111" office:value-type="date" office:date-value="2025-09-15" calcext:value-type="date">
            <text:p>15/09/2025</text:p>
          </table:table-cell>
          <table:table-cell table:style-name="ce111" office:value-type="date" office:date-value="2025-10-05" calcext:value-type="date">
            <text:p>05/10/2025</text:p>
          </table:table-cell>
          <table:table-cell table:style-name="ce111" office:value-type="date" office:date-value="2024-09-15" calcext:value-type="date">
            <text:p>15/09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7" office:value-type="string" calcext:value-type="string">
            <text:p>JH04AA5796</text:p>
          </table:table-cell>
          <table:table-cell/>
          <table:table-cell office:value-type="string" calcext:value-type="string">
            <text:p>RINA DEVI</text:p>
          </table:table-cell>
          <table:table-cell office:value-type="string" calcext:value-type="string">
            <text:p>D46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10-11" calcext:value-type="date">
            <text:p>11/10/2023</text:p>
          </table:table-cell>
          <table:table-cell office:value-type="string" calcext:value-type="string">
            <text:p>REENA DEVI</text:p>
          </table:table-cell>
          <table:table-cell office:value-type="string" calcext:value-type="string">
            <text:p>BANDHPARA</text:p>
          </table:table-cell>
          <table:table-cell office:value-type="string" calcext:value-type="string">
            <text:p>BANDHPARA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6207837195" calcext:value-type="float">
            <text:p>6207837195</text:p>
          </table:table-cell>
          <table:table-cell table:style-name="ce2" office:value-type="float" office:value="8340639261" calcext:value-type="float">
            <text:p>834063926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10-06" calcext:value-type="date">
            <text:p>06/10/2023</text:p>
          </table:table-cell>
          <table:table-cell table:style-name="ce111" office:value-type="date" office:date-value="2023-10-08" calcext:value-type="date">
            <text:p>08/10/2023</text:p>
          </table:table-cell>
          <table:table-cell table:style-name="ce111" office:value-type="date" office:date-value="2025-09-15" calcext:value-type="date">
            <text:p>15/09/2025</text:p>
          </table:table-cell>
          <table:table-cell table:style-name="ce111" office:value-type="date" office:date-value="2025-10-05" calcext:value-type="date">
            <text:p>05/10/2025</text:p>
          </table:table-cell>
          <table:table-cell table:style-name="ce111" office:value-type="date" office:date-value="2024-09-15" calcext:value-type="date">
            <text:p>15/09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7" office:value-type="string" calcext:value-type="string">
            <text:p>JH04X2556</text:p>
          </table:table-cell>
          <table:table-cell/>
          <table:table-cell office:value-type="string" calcext:value-type="string">
            <text:p>SANJAY KUMAR</text:p>
          </table:table-cell>
          <table:table-cell office:value-type="string" calcext:value-type="string">
            <text:p>D4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0-01" calcext:value-type="date">
            <text:p>01/10/2022</text:p>
          </table:table-cell>
          <table:table-cell office:value-type="string" calcext:value-type="string">
            <text:p>SANJAY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Kushchira,Gopikandar,Majurabari,Dumka,Amrapara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8409419988" calcext:value-type="float">
            <text:p>8409419988</text:p>
          </table:table-cell>
          <table:table-cell table:style-name="ce2" office:value-type="float" office:value="8294932340" calcext:value-type="float">
            <text:p>829493234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6-22" calcext:value-type="date">
            <text:p>22/06/2022</text:p>
          </table:table-cell>
          <table:table-cell table:style-name="ce111" office:value-type="date" office:date-value="2027-08-01" calcext:value-type="date">
            <text:p>01/08/2027</text:p>
          </table:table-cell>
          <table:table-cell table:style-name="ce111" office:value-type="date" office:date-value="2022-12-13" calcext:value-type="date">
            <text:p>13/12/2022</text:p>
          </table:table-cell>
          <table:table-cell table:style-name="ce111" office:value-type="date" office:date-value="2022-06-21" calcext:value-type="date">
            <text:p>21/06/2022</text:p>
          </table:table-cell>
          <table:table-cell table:style-name="ce111" office:value-type="date" office:date-value="2022-06-17" calcext:value-type="date">
            <text:p>17/06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1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7" office:value-type="string" calcext:value-type="string">
            <text:p>JH04X6979</text:p>
          </table:table-cell>
          <table:table-cell/>
          <table:table-cell office:value-type="string" calcext:value-type="string">
            <text:p>SANJAY KUMAR</text:p>
          </table:table-cell>
          <table:table-cell office:value-type="string" calcext:value-type="string">
            <text:p>D4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6" calcext:value-type="date">
            <text:p>16/09/2022</text:p>
          </table:table-cell>
          <table:table-cell office:value-type="string" calcext:value-type="string">
            <text:p>SANJAY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Kushchira,Gopikandar,Majurabari,Dumka,Amrapara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8409419988" calcext:value-type="float">
            <text:p>8409419988</text:p>
          </table:table-cell>
          <table:table-cell table:style-name="ce2" office:value-type="float" office:value="8294932340" calcext:value-type="float">
            <text:p>829493234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6-03" calcext:value-type="date">
            <text:p>03/06/2022</text:p>
          </table:table-cell>
          <table:table-cell table:style-name="ce111" office:value-type="date" office:date-value="2027-07-19" calcext:value-type="date">
            <text:p>19/07/2027</text:p>
          </table:table-cell>
          <table:table-cell table:style-name="ce111" office:value-type="date" office:date-value="2022-11-29" calcext:value-type="date">
            <text:p>29/11/2022</text:p>
          </table:table-cell>
          <table:table-cell table:style-name="ce111" office:value-type="date" office:date-value="2024-06-02" calcext:value-type="date">
            <text:p>02/06/2024</text:p>
          </table:table-cell>
          <table:table-cell table:style-name="ce111" office:value-type="date" office:date-value="2023-05-28" calcext:value-type="date">
            <text:p>28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7" office:value-type="string" calcext:value-type="string">
            <text:p>JH04AB2269</text:p>
          </table:table-cell>
          <table:table-cell office:value-type="float" office:value="2269" calcext:value-type="float">
            <text:p>002269</text:p>
          </table:table-cell>
          <table:table-cell office:value-type="string" calcext:value-type="string">
            <text:p>SANJAY KUMAR</text:p>
          </table:table-cell>
          <table:table-cell office:value-type="string" calcext:value-type="string">
            <text:p>D47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SANJAY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Kushchira,Gopikandar,Majurabari,Dumka,Amrapara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54" calcext:value-type="float">
            <text:p>16.54</text:p>
          </table:table-cell>
          <table:table-cell table:style-name="ce2" office:value-type="float" office:value="8409419988" calcext:value-type="float">
            <text:p>8409419988</text:p>
          </table:table-cell>
          <table:table-cell table:style-name="ce2" office:value-type="float" office:value="8294932340" calcext:value-type="float">
            <text:p>829493234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4-02" calcext:value-type="date">
            <text:p>02/04/2024</text:p>
          </table:table-cell>
          <table:table-cell table:style-name="ce111" office:value-type="date" office:date-value="2029-04-03" calcext:value-type="date">
            <text:p>03/04/2029</text:p>
          </table:table-cell>
          <table:table-cell table:number-columns-repeated="2" table:style-name="ce111" office:value-type="date" office:date-value="2026-04-01" calcext:value-type="date">
            <text:p>01/04/2026</text:p>
          </table:table-cell>
          <table:table-cell table:style-name="ce111" office:value-type="date" office:date-value="2026-03-29" calcext:value-type="date">
            <text:p>29/03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SHIVA REDDY SIR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7" office:value-type="string" calcext:value-type="string">
            <text:p>JH04AB0814</text:p>
          </table:table-cell>
          <table:table-cell office:value-type="float" office:value="814" calcext:value-type="float">
            <text:p>000814</text:p>
          </table:table-cell>
          <table:table-cell office:value-type="string" calcext:value-type="string">
            <text:p>SANJAY KUMAR</text:p>
          </table:table-cell>
          <table:table-cell office:value-type="string" calcext:value-type="string">
            <text:p>D47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SANJAY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Kushchira,Gopikandar,Majurabari,Dumka,Amrapara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56" calcext:value-type="float">
            <text:p>16.56</text:p>
          </table:table-cell>
          <table:table-cell table:style-name="ce2" office:value-type="float" office:value="8409419988" calcext:value-type="float">
            <text:p>8409419988</text:p>
          </table:table-cell>
          <table:table-cell table:style-name="ce2" office:value-type="float" office:value="8294932340" calcext:value-type="float">
            <text:p>829493234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4-02" calcext:value-type="date">
            <text:p>02/04/2024</text:p>
          </table:table-cell>
          <table:table-cell table:style-name="ce111" office:value-type="date" office:date-value="2029-04-03" calcext:value-type="date">
            <text:p>03/04/2029</text:p>
          </table:table-cell>
          <table:table-cell table:number-columns-repeated="2" table:style-name="ce111" office:value-type="date" office:date-value="2026-04-01" calcext:value-type="date">
            <text:p>01/04/2026</text:p>
          </table:table-cell>
          <table:table-cell table:style-name="ce111" office:value-type="date" office:date-value="2026-03-29" calcext:value-type="date">
            <text:p>29/03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SHIVA REDDY SIR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7" office:value-type="string" calcext:value-type="string">
            <text:p>JH04V6338</text:p>
          </table:table-cell>
          <table:table-cell office:value-type="float" office:value="6388" calcext:value-type="float">
            <text:p>006388</text:p>
          </table:table-cell>
          <table:table-cell office:value-type="string" calcext:value-type="string">
            <text:p>SANTOSH KUMAR BHAGAT</text:p>
          </table:table-cell>
          <table:table-cell office:value-type="string" calcext:value-type="string">
            <text:p>D4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0-01" calcext:value-type="date">
            <text:p>01/10/2022</text:p>
          </table:table-cell>
          <table:table-cell office:value-type="string" calcext:value-type="string">
            <text:p>SANTOSH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Pokhariya,Patharghta,Amrapara,814111</text:p>
          </table:table-cell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7061558898" calcext:value-type="float">
            <text:p>7061558898</text:p>
          </table:table-cell>
          <table:table-cell table:style-name="ce2" office:value-type="float" office:value="8409376542" calcext:value-type="float">
            <text:p>8409376542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2-26" calcext:value-type="date">
            <text:p>26/02/2021</text:p>
          </table:table-cell>
          <table:table-cell table:style-name="ce111" office:value-type="date" office:date-value="2026-05-02" calcext:value-type="date">
            <text:p>02/05/2026</text:p>
          </table:table-cell>
          <table:table-cell table:style-name="ce111" office:value-type="date" office:date-value="2022-11-22" calcext:value-type="date">
            <text:p>22/11/2022</text:p>
          </table:table-cell>
          <table:table-cell table:style-name="ce111" office:value-type="date" office:date-value="2023-02-25" calcext:value-type="date">
            <text:p>25/02/2023</text:p>
          </table:table-cell>
          <table:table-cell table:style-name="ce111" office:value-type="date" office:date-value="2023-02-17" calcext:value-type="date">
            <text:p>17/0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10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8" office:value-type="string" calcext:value-type="string">
            <text:p>JH04X4560</text:p>
          </table:table-cell>
          <table:table-cell office:value-type="float" office:value="456060" calcext:value-type="float">
            <text:p>456060</text:p>
          </table:table-cell>
          <table:table-cell office:value-type="string" calcext:value-type="string">
            <text:p>SANTOSH KUMAR BHAGAT</text:p>
          </table:table-cell>
          <table:table-cell office:value-type="string" calcext:value-type="string">
            <text:p>D4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5" calcext:value-type="date">
            <text:p>15/09/2022</text:p>
          </table:table-cell>
          <table:table-cell office:value-type="string" calcext:value-type="string">
            <text:p>SANTOSH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Pokhariya,Patharghta,Amrapara,814111</text:p>
          </table:table-cell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7061558898" calcext:value-type="float">
            <text:p>7061558898</text:p>
          </table:table-cell>
          <table:table-cell table:style-name="ce2" office:value-type="float" office:value="8409376542" calcext:value-type="float">
            <text:p>8409376542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5-28" calcext:value-type="date">
            <text:p>28/05/2022</text:p>
          </table:table-cell>
          <table:table-cell table:style-name="ce111" office:value-type="date" office:date-value="2027-06-06" calcext:value-type="date">
            <text:p>06/06/2027</text:p>
          </table:table-cell>
          <table:table-cell table:style-name="ce111" office:value-type="date" office:date-value="2022-11-18" calcext:value-type="date">
            <text:p>18/11/2022</text:p>
          </table:table-cell>
          <table:table-cell table:style-name="ce111" office:value-type="date" office:date-value="2024-05-27" calcext:value-type="date">
            <text:p>27/05/2024</text:p>
          </table:table-cell>
          <table:table-cell table:style-name="ce111" office:value-type="date" office:date-value="2023-05-11" calcext:value-type="date">
            <text:p>11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8" office:value-type="string" calcext:value-type="string">
            <text:p>JH04Z2707</text:p>
          </table:table-cell>
          <table:table-cell office:value-type="float" office:value="123123" calcext:value-type="float">
            <text:p>123123</text:p>
          </table:table-cell>
          <table:table-cell office:value-type="string" calcext:value-type="string">
            <text:p>SANTOSH KUMAR BHAGAT</text:p>
          </table:table-cell>
          <table:table-cell office:value-type="string" calcext:value-type="string">
            <text:p>D48</text:p>
          </table:table-cell>
          <table:table-cell table:number-columns-repeated="2" office:value-type="date" office:date-value="2023-05-01" calcext:value-type="date">
            <text:p>01/05/2023</text:p>
          </table:table-cell>
          <table:table-cell office:value-type="string" calcext:value-type="string">
            <text:p>SANTOSH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Pokhariya,Patharghta,Amrapara,814111</text:p>
          </table:table-cell>
          <table:table-cell office:value-type="float" office:value="16" calcext:value-type="float">
            <text:p>16</text:p>
          </table:table-cell>
          <table:table-cell office:value-type="float" office:value="16.72" calcext:value-type="float">
            <text:p>16.72</text:p>
          </table:table-cell>
          <table:table-cell table:style-name="ce2" office:value-type="float" office:value="7061558898" calcext:value-type="float">
            <text:p>7061558898</text:p>
          </table:table-cell>
          <table:table-cell table:style-name="ce2" office:value-type="float" office:value="8409376542" calcext:value-type="float">
            <text:p>8409376542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9" calcext:value-type="date">
            <text:p>29/04/2023</text:p>
          </table:table-cell>
          <table:table-cell table:style-name="ce111"/>
          <table:table-cell table:style-name="ce111" office:value-type="date" office:date-value="2023-07-28" calcext:value-type="date">
            <text:p>28/07/2023</text:p>
          </table:table-cell>
          <table:table-cell table:style-name="ce111" office:value-type="date" office:date-value="2025-04-28" calcext:value-type="date">
            <text:p>28/04/2025</text:p>
          </table:table-cell>
          <table:table-cell table:style-name="ce111" office:value-type="date" office:date-value="2024-04-18" calcext:value-type="date">
            <text:p>18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9" office:value-type="string" calcext:value-type="string">
            <text:p>JH16G9848</text:p>
          </table:table-cell>
          <table:table-cell office:value-type="float" office:value="112233" calcext:value-type="float">
            <text:p>112233</text:p>
          </table:table-cell>
          <table:table-cell office:value-type="string" calcext:value-type="string">
            <text:p>SANTOSH KUMAR BHAGAT</text:p>
          </table:table-cell>
          <table:table-cell office:value-type="string" calcext:value-type="string">
            <text:p>D49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SANTOSH KUMAR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 Bazar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9931118405" calcext:value-type="float">
            <text:p>9931118405</text:p>
          </table:table-cell>
          <table:table-cell table:style-name="ce2" office:value-type="float" office:value="6299592032" calcext:value-type="float">
            <text:p>6299592032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2-19" calcext:value-type="date">
            <text:p>19/02/2022</text:p>
          </table:table-cell>
          <table:table-cell table:style-name="ce115" office:value-type="date" office:date-value="2027-03-07" calcext:value-type="date">
            <text:p>07/03/2027</text:p>
          </table:table-cell>
          <table:table-cell table:style-name="ce111" office:value-type="date" office:date-value="2022-11-18" calcext:value-type="date">
            <text:p>18/11/2022</text:p>
          </table:table-cell>
          <table:table-cell table:style-name="ce111" office:value-type="date" office:date-value="2024-02-18" calcext:value-type="date">
            <text:p>18/02/2024</text:p>
          </table:table-cell>
          <table:table-cell table:style-name="ce111" office:value-type="date" office:date-value="2023-02-07" calcext:value-type="date">
            <text:p>07/0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50" office:value-type="string" calcext:value-type="string">
            <text:p>JH16F0415</text:p>
          </table:table-cell>
          <table:table-cell table:style-name="ce106" office:value-type="float" office:value="41515" calcext:value-type="float">
            <text:p>041515</text:p>
          </table:table-cell>
          <table:table-cell office:value-type="string" calcext:value-type="string">
            <text:p>SHANKAR BHAGAT</text:p>
          </table:table-cell>
          <table:table-cell office:value-type="string" calcext:value-type="string">
            <text:p>D5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SHANKAR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9955068596" calcext:value-type="float">
            <text:p>9955068596</text:p>
          </table:table-cell>
          <table:table-cell table:style-name="ce2" office:value-type="float" office:value="7070648681" calcext:value-type="float">
            <text:p>707064868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6-17" calcext:value-type="date">
            <text:p>17/06/2021</text:p>
          </table:table-cell>
          <table:table-cell table:style-name="ce111" office:value-type="date" office:date-value="2022-07-05" calcext:value-type="date">
            <text:p>05/07/2022</text:p>
          </table:table-cell>
          <table:table-cell table:style-name="ce111" office:value-type="date" office:date-value="2026-08-09" calcext:value-type="date">
            <text:p>09/08/2026</text:p>
          </table:table-cell>
          <table:table-cell table:style-name="ce111" office:value-type="date" office:date-value="2023-06-16" calcext:value-type="date">
            <text:p>16/06/2023</text:p>
          </table:table-cell>
          <table:table-cell table:style-name="ce111" office:value-type="date" office:date-value="2022-05-27" calcext:value-type="date">
            <text:p>27/05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51" office:value-type="string" calcext:value-type="string">
            <text:p>JH04Y9607</text:p>
          </table:table-cell>
          <table:table-cell/>
          <table:table-cell office:value-type="string" calcext:value-type="string">
            <text:p>SHANKAR BHAGAT</text:p>
          </table:table-cell>
          <table:table-cell office:value-type="string" calcext:value-type="string">
            <text:p>D5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SHANKAR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9955068596" calcext:value-type="float">
            <text:p>9955068596</text:p>
          </table:table-cell>
          <table:table-cell table:style-name="ce2" office:value-type="float" office:value="7070648681" calcext:value-type="float">
            <text:p>707064868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8-25" calcext:value-type="date">
            <text:p>25/08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1-24" calcext:value-type="date">
            <text:p>24/11/2022</text:p>
          </table:table-cell>
          <table:table-cell table:style-name="ce111" office:value-type="date" office:date-value="2024-08-24" calcext:value-type="date">
            <text:p>24/08/2024</text:p>
          </table:table-cell>
          <table:table-cell table:style-name="ce111" office:value-type="date" office:date-value="2023-08-24" calcext:value-type="date">
            <text:p>24/08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52" office:value-type="string" calcext:value-type="string">
            <text:p>JH16F6275</text:p>
          </table:table-cell>
          <table:table-cell office:value-type="float" office:value="166275" calcext:value-type="float">
            <text:p>166275</text:p>
          </table:table-cell>
          <table:table-cell office:value-type="string" calcext:value-type="string">
            <text:p>SHANKAR BHAGAT</text:p>
          </table:table-cell>
          <table:table-cell office:value-type="string" calcext:value-type="string">
            <text:p>D5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1" calcext:value-type="date">
            <text:p>21/09/2022</text:p>
          </table:table-cell>
          <table:table-cell office:value-type="string" calcext:value-type="string">
            <text:p>SHANKAR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9955068596" calcext:value-type="float">
            <text:p>9955068596</text:p>
          </table:table-cell>
          <table:table-cell table:style-name="ce2" office:value-type="float" office:value="7070648681" calcext:value-type="float">
            <text:p>707064868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10-01" calcext:value-type="date">
            <text:p>01/10/2021</text:p>
          </table:table-cell>
          <table:table-cell table:style-name="ce111" office:value-type="string" calcext:value-type="string">
            <text:p>31-09-2026</text:p>
          </table:table-cell>
          <table:table-cell table:style-name="ce111" office:value-type="date" office:date-value="2022-09-30" calcext:value-type="date">
            <text:p>30/09/2022</text:p>
          </table:table-cell>
          <table:table-cell table:style-name="ce111" office:value-type="date" office:date-value="2023-09-30" calcext:value-type="date">
            <text:p>30/09/2023</text:p>
          </table:table-cell>
          <table:table-cell table:style-name="ce111" office:value-type="date" office:date-value="2022-09-29" calcext:value-type="date">
            <text:p>29/09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52" office:value-type="string" calcext:value-type="string">
            <text:p>JH04Z2925</text:p>
          </table:table-cell>
          <table:table-cell office:value-type="float" office:value="2925" calcext:value-type="float">
            <text:p>002925</text:p>
          </table:table-cell>
          <table:table-cell office:value-type="string" calcext:value-type="string">
            <text:p>SHANKAR BHAGAT</text:p>
          </table:table-cell>
          <table:table-cell office:value-type="string" calcext:value-type="string">
            <text:p>D50</text:p>
          </table:table-cell>
          <table:table-cell office:value-type="date" office:date-value="2023-06-05" calcext:value-type="date">
            <text:p>05/06/2023</text:p>
          </table:table-cell>
          <table:table-cell office:value-type="date" office:date-value="2023-06-02" calcext:value-type="date">
            <text:p>02/06/2023</text:p>
          </table:table-cell>
          <table:table-cell office:value-type="string" calcext:value-type="string">
            <text:p>SHANKAR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62" calcext:value-type="float">
            <text:p>16.62</text:p>
          </table:table-cell>
          <table:table-cell table:style-name="ce2" office:value-type="float" office:value="9955068596" calcext:value-type="float">
            <text:p>9955068596</text:p>
          </table:table-cell>
          <table:table-cell table:style-name="ce2" office:value-type="float" office:value="7070648681" calcext:value-type="float">
            <text:p>707064868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5-18" calcext:value-type="date">
            <text:p>18/05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8-17" calcext:value-type="date">
            <text:p>17/08/2023</text:p>
          </table:table-cell>
          <table:table-cell table:style-name="ce111" office:value-type="date" office:date-value="2025-05-17" calcext:value-type="date">
            <text:p>17/05/2025</text:p>
          </table:table-cell>
          <table:table-cell table:style-name="ce111" office:value-type="date" office:date-value="2024-05-15" calcext:value-type="date">
            <text:p>15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52" office:value-type="string" calcext:value-type="string">
            <text:p>JH04Z5826</text:p>
          </table:table-cell>
          <table:table-cell office:value-type="float" office:value="5826" calcext:value-type="float">
            <text:p>005826</text:p>
          </table:table-cell>
          <table:table-cell office:value-type="string" calcext:value-type="string">
            <text:p>SHANKAR BHAGAT</text:p>
          </table:table-cell>
          <table:table-cell office:value-type="string" calcext:value-type="string">
            <text:p>D50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09-02" calcext:value-type="date">
            <text:p>02/09/2023</text:p>
          </table:table-cell>
          <table:table-cell office:value-type="string" calcext:value-type="string">
            <text:p>SHANKAR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42" calcext:value-type="float">
            <text:p>16.42</text:p>
          </table:table-cell>
          <table:table-cell table:style-name="ce2" office:value-type="float" office:value="9955068596" calcext:value-type="float">
            <text:p>9955068596</text:p>
          </table:table-cell>
          <table:table-cell table:style-name="ce2" office:value-type="float" office:value="7070648681" calcext:value-type="float">
            <text:p>707064868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5-04" calcext:value-type="date">
            <text:p>04/05/2023</text:p>
          </table:table-cell>
          <table:table-cell table:style-name="ce111" office:value-type="date" office:date-value="2028-05-07" calcext:value-type="date">
            <text:p>07/05/2028</text:p>
          </table:table-cell>
          <table:table-cell table:style-name="ce111" office:value-type="date" office:date-value="2023-11-03" calcext:value-type="date">
            <text:p>03/11/2023</text:p>
          </table:table-cell>
          <table:table-cell table:style-name="ce111" office:value-type="date" office:date-value="2025-05-03" calcext:value-type="date">
            <text:p>03/05/2025</text:p>
          </table:table-cell>
          <table:table-cell table:style-name="ce111" office:value-type="date" office:date-value="2024-04-25" calcext:value-type="date">
            <text:p>25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53" office:value-type="string" calcext:value-type="string">
            <text:p>JH04Z8784</text:p>
          </table:table-cell>
          <table:table-cell office:value-type="float" office:value="48784" calcext:value-type="float">
            <text:p>048784</text:p>
          </table:table-cell>
          <table:table-cell office:value-type="string" calcext:value-type="string">
            <text:p>SHANKAR BHAGAT</text:p>
          </table:table-cell>
          <table:table-cell office:value-type="string" calcext:value-type="string">
            <text:p>D50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09-05" calcext:value-type="date">
            <text:p>05/09/2023</text:p>
          </table:table-cell>
          <table:table-cell office:value-type="string" calcext:value-type="string">
            <text:p>SHANKAR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9955068596" calcext:value-type="float">
            <text:p>9955068596</text:p>
          </table:table-cell>
          <table:table-cell table:style-name="ce2" office:value-type="float" office:value="7070648681" calcext:value-type="float">
            <text:p>7070648681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5-10" calcext:value-type="date">
            <text:p>10/05/2023</text:p>
          </table:table-cell>
          <table:table-cell table:style-name="ce111" office:value-type="date" office:date-value="2024-05-17" calcext:value-type="date">
            <text:p>17/05/2024</text:p>
          </table:table-cell>
          <table:table-cell table:style-name="ce111" office:value-type="date" office:date-value="2023-11-04" calcext:value-type="date">
            <text:p>04/11/2023</text:p>
          </table:table-cell>
          <table:table-cell table:style-name="ce111" office:value-type="date" office:date-value="2025-05-09" calcext:value-type="date">
            <text:p>09/05/2025</text:p>
          </table:table-cell>
          <table:table-cell table:style-name="ce111" office:value-type="date" office:date-value="2024-04-19" calcext:value-type="date">
            <text:p>19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3" office:value-type="string" calcext:value-type="string">
            <text:p>JH04X2432</text:p>
          </table:table-cell>
          <table:table-cell office:value-type="float" office:value="42432" calcext:value-type="float">
            <text:p>042432</text:p>
          </table:table-cell>
          <table:table-cell office:value-type="string" calcext:value-type="string">
            <text:p>SUBHASH CHANDRA BHAGAT</text:p>
          </table:table-cell>
          <table:table-cell office:value-type="string" calcext:value-type="string">
            <text:p>D5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SUBHASH CHANDRA BHAGAT</text:p>
          </table:table-cell>
          <table:table-cell office:value-type="string" calcext:value-type="string">
            <text:p>CHRKAPATHAR DUMKA</text:p>
          </table:table-cell>
          <table:table-cell office:value-type="string" calcext:value-type="string">
            <text:p><text:s/>CHARKAPATHAR, DUMKA</text:p>
          </table:table-cell>
          <table:table-cell office:value-type="float" office:value="16" calcext:value-type="float">
            <text:p>16</text:p>
          </table:table-cell>
          <table:table-cell office:value-type="float" office:value="17.68" calcext:value-type="float">
            <text:p>17.68</text:p>
          </table:table-cell>
          <table:table-cell table:style-name="ce2" office:value-type="float" office:value="9097185434" calcext:value-type="float">
            <text:p>9097185434</text:p>
          </table:table-cell>
          <table:table-cell table:style-name="ce2" office:value-type="float" office:value="9110113966" calcext:value-type="float">
            <text:p>911011396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2-07" calcext:value-type="date">
            <text:p>07/02/2022</text:p>
          </table:table-cell>
          <table:table-cell table:style-name="ce111" office:value-type="date" office:date-value="2027-02-24" calcext:value-type="date">
            <text:p>24/02/2027</text:p>
          </table:table-cell>
          <table:table-cell table:style-name="ce111" office:value-type="date" office:date-value="2022-09-27" calcext:value-type="date">
            <text:p>27/09/2022</text:p>
          </table:table-cell>
          <table:table-cell table:style-name="ce111" office:value-type="date" office:date-value="2024-02-16" calcext:value-type="date">
            <text:p>16/02/2024</text:p>
          </table:table-cell>
          <table:table-cell table:style-name="ce111" office:value-type="date" office:date-value="2022-12-27" calcext:value-type="date">
            <text:p>27/12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3" office:value-type="string" calcext:value-type="string">
            <text:p>JH04Z6280</text:p>
          </table:table-cell>
          <table:table-cell office:value-type="float" office:value="46280" calcext:value-type="float">
            <text:p>046280</text:p>
          </table:table-cell>
          <table:table-cell office:value-type="string" calcext:value-type="string">
            <text:p>SUBHASH CHANDRA BHAGAT</text:p>
          </table:table-cell>
          <table:table-cell office:value-type="string" calcext:value-type="string">
            <text:p>D5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SUBHASH CHANDRA BHAGAT</text:p>
          </table:table-cell>
          <table:table-cell office:value-type="string" calcext:value-type="string">
            <text:p>CHRKAPATHAR DUMKA</text:p>
          </table:table-cell>
          <table:table-cell office:value-type="string" calcext:value-type="string">
            <text:p><text:s/>CHARKAPATHAR, DUMKA</text:p>
          </table:table-cell>
          <table:table-cell office:value-type="float" office:value="16" calcext:value-type="float">
            <text:p>16</text:p>
          </table:table-cell>
          <table:table-cell office:value-type="float" office:value="17.22" calcext:value-type="float">
            <text:p>17.22</text:p>
          </table:table-cell>
          <table:table-cell table:style-name="ce2" office:value-type="float" office:value="9097185434" calcext:value-type="float">
            <text:p>9097185434</text:p>
          </table:table-cell>
          <table:table-cell table:style-name="ce2" office:value-type="float" office:value="9110113966" calcext:value-type="float">
            <text:p>911011396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2-08" calcext:value-type="date">
            <text:p>08/02/2023</text:p>
          </table:table-cell>
          <table:table-cell table:style-name="ce111" office:value-type="date" office:date-value="2028-02-16" calcext:value-type="date">
            <text:p>16/02/2028</text:p>
          </table:table-cell>
          <table:table-cell table:style-name="ce111" office:value-type="date" office:date-value="2023-05-03" calcext:value-type="date">
            <text:p>03/05/2023</text:p>
          </table:table-cell>
          <table:table-cell table:style-name="ce111" office:value-type="date" office:date-value="2025-02-07" calcext:value-type="date">
            <text:p>07/02/2025</text:p>
          </table:table-cell>
          <table:table-cell table:style-name="ce111" office:value-type="date" office:date-value="2024-02-01" calcext:value-type="date">
            <text:p>01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54" office:value-type="string" calcext:value-type="string">
            <text:p>JH16G7801</text:p>
          </table:table-cell>
          <table:table-cell office:value-type="float" office:value="123123" calcext:value-type="float">
            <text:p>123123</text:p>
          </table:table-cell>
          <table:table-cell office:value-type="string" calcext:value-type="string">
            <text:p>SUSHANT KUMAR BHAGAT</text:p>
          </table:table-cell>
          <table:table-cell office:value-type="string" calcext:value-type="string">
            <text:p>D53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SUSANTH KUMAR BHAGAT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7.36" calcext:value-type="float">
            <text:p>17.36</text:p>
          </table:table-cell>
          <table:table-cell table:style-name="ce2" office:value-type="float" office:value="6205463657" calcext:value-type="float">
            <text:p>6205463657</text:p>
          </table:table-cell>
          <table:table-cell table:style-name="ce2" office:value-type="float" office:value="9279419330" calcext:value-type="float">
            <text:p>927941933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12-14" calcext:value-type="date">
            <text:p>14/12/2021</text:p>
          </table:table-cell>
          <table:table-cell table:style-name="ce111" office:value-type="date" office:date-value="2027-07-05" calcext:value-type="date">
            <text:p>05/07/2027</text:p>
          </table:table-cell>
          <table:table-cell table:style-name="ce111" office:value-type="date" office:date-value="2023-06-13" calcext:value-type="date">
            <text:p>13/06/2023</text:p>
          </table:table-cell>
          <table:table-cell table:style-name="ce111" office:value-type="date" office:date-value="2023-12-13" calcext:value-type="date">
            <text:p>13/12/2023</text:p>
          </table:table-cell>
          <table:table-cell table:style-name="ce111" office:value-type="date" office:date-value="2022-12-06" calcext:value-type="date">
            <text:p>06/12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55" office:value-type="string" calcext:value-type="string">
            <text:p>JH16G4935</text:p>
          </table:table-cell>
          <table:table-cell office:value-type="float" office:value="816106" calcext:value-type="float">
            <text:p>816106</text:p>
          </table:table-cell>
          <table:table-cell office:value-type="string" calcext:value-type="string">
            <text:p>TANVIR ALI</text:p>
          </table:table-cell>
          <table:table-cell office:value-type="string" calcext:value-type="string">
            <text:p>D5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6" calcext:value-type="date">
            <text:p>16/09/2022</text:p>
          </table:table-cell>
          <table:table-cell office:value-type="string" calcext:value-type="string">
            <text:p>TANVIR ALI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Dhanjori, Amrapara, Pakur, 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8292721717" calcext:value-type="float">
            <text:p>8292721717</text:p>
          </table:table-cell>
          <table:table-cell table:style-name="ce2" office:value-type="float" office:value="6299526307" calcext:value-type="float">
            <text:p>629952630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6-25" calcext:value-type="date">
            <text:p>25/06/2022</text:p>
          </table:table-cell>
          <table:table-cell table:style-name="ce111" office:value-type="date" office:date-value="2027-06-28" calcext:value-type="date">
            <text:p>28/06/2027</text:p>
          </table:table-cell>
          <table:table-cell table:style-name="ce111" office:value-type="date" office:date-value="2022-09-24" calcext:value-type="date">
            <text:p>24/09/2022</text:p>
          </table:table-cell>
          <table:table-cell table:style-name="ce111" office:value-type="date" office:date-value="2024-06-24" calcext:value-type="date">
            <text:p>24/06/2024</text:p>
          </table:table-cell>
          <table:table-cell table:style-name="ce111" office:value-type="date" office:date-value="2023-06-20" calcext:value-type="date">
            <text:p>20/06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55" office:value-type="string" calcext:value-type="string">
            <text:p>JH16F2462</text:p>
          </table:table-cell>
          <table:table-cell office:value-type="float" office:value="2462" calcext:value-type="float">
            <text:p>002462</text:p>
          </table:table-cell>
          <table:table-cell office:value-type="string" calcext:value-type="string">
            <text:p>TANVIR ALI</text:p>
          </table:table-cell>
          <table:table-cell office:value-type="string" calcext:value-type="string">
            <text:p>D5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6" calcext:value-type="date">
            <text:p>16/09/2022</text:p>
          </table:table-cell>
          <table:table-cell office:value-type="string" calcext:value-type="string">
            <text:p>TANVIR ALI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Dhanjori, Amrapara, Pakur, 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8292721717" calcext:value-type="float">
            <text:p>8292721717</text:p>
          </table:table-cell>
          <table:table-cell table:style-name="ce2" office:value-type="float" office:value="6299526307" calcext:value-type="float">
            <text:p>629952630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9-22" calcext:value-type="date">
            <text:p>22/09/2021</text:p>
          </table:table-cell>
          <table:table-cell table:style-name="ce111" office:value-type="date" office:date-value="2026-09-26" calcext:value-type="date">
            <text:p>26/09/2026</text:p>
          </table:table-cell>
          <table:table-cell table:style-name="ce111" office:value-type="date" office:date-value="2022-06-21" calcext:value-type="date">
            <text:p>21/06/2022</text:p>
          </table:table-cell>
          <table:table-cell table:style-name="ce111" office:value-type="date" office:date-value="2023-09-21" calcext:value-type="date">
            <text:p>21/09/2023</text:p>
          </table:table-cell>
          <table:table-cell table:style-name="ce111" office:value-type="date" office:date-value="2022-09-05" calcext:value-type="date">
            <text:p>05/09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55" office:value-type="string" calcext:value-type="string">
            <text:p>JH04AB7983</text:p>
          </table:table-cell>
          <table:table-cell office:value-type="float" office:value="7983" calcext:value-type="float">
            <text:p>007983</text:p>
          </table:table-cell>
          <table:table-cell office:value-type="string" calcext:value-type="string">
            <text:p>TANVIR ALI</text:p>
          </table:table-cell>
          <table:table-cell office:value-type="string" calcext:value-type="string">
            <text:p>D54</text:p>
          </table:table-cell>
          <table:table-cell office:value-type="date" office:date-value="2022-04-01" calcext:value-type="date">
            <text:p>01/04/2022</text:p>
          </table:table-cell>
          <table:table-cell office:value-type="date" office:date-value="2024-04-05" calcext:value-type="date">
            <text:p>05/04/2024</text:p>
          </table:table-cell>
          <table:table-cell office:value-type="string" calcext:value-type="string">
            <text:p>TANVIR ALI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Dhanjori, Amrapara, Pakur, Jharkhand,814111.</text:p>
          </table:table-cell>
          <table:table-cell office:value-type="float" office:value="16" calcext:value-type="float">
            <text:p>16</text:p>
          </table:table-cell>
          <table:table-cell office:value-type="float" office:value="16.72" calcext:value-type="float">
            <text:p>16.72</text:p>
          </table:table-cell>
          <table:table-cell table:style-name="ce2" office:value-type="float" office:value="8292721717" calcext:value-type="float">
            <text:p>8292721717</text:p>
          </table:table-cell>
          <table:table-cell table:style-name="ce2" office:value-type="float" office:value="6299526307" calcext:value-type="float">
            <text:p>629952630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4-03" calcext:value-type="date">
            <text:p>03/04/2024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4-07-02" calcext:value-type="date">
            <text:p>02/07/2024</text:p>
          </table:table-cell>
          <table:table-cell table:style-name="ce111" office:value-type="date" office:date-value="2026-04-02" calcext:value-type="date">
            <text:p>02/04/2026</text:p>
          </table:table-cell>
          <table:table-cell table:style-name="ce111" office:value-type="date" office:date-value="2025-03-08" calcext:value-type="date">
            <text:p>08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56" office:value-type="string" calcext:value-type="string">
            <text:p>JH04X6559</text:p>
          </table:table-cell>
          <table:table-cell office:value-type="float" office:value="238123" calcext:value-type="float">
            <text:p>238123</text:p>
          </table:table-cell>
          <table:table-cell office:value-type="string" calcext:value-type="string">
            <text:p>TARA PRASAD MANDAL</text:p>
          </table:table-cell>
          <table:table-cell office:value-type="string" calcext:value-type="string">
            <text:p>D55</text:p>
          </table:table-cell>
          <table:table-cell office:value-type="date" office:date-value="2022-09-01" calcext:value-type="date">
            <text:p>01/09/2022</text:p>
          </table:table-cell>
          <table:table-cell/>
          <table:table-cell office:value-type="string" calcext:value-type="string">
            <text:p>TARA PRASAD MANDAL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6201065104" calcext:value-type="float">
            <text:p>6201065104</text:p>
          </table:table-cell>
          <table:table-cell table:style-name="ce2" office:value-type="float" office:value="9801532911" calcext:value-type="float">
            <text:p>980153291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3-28" calcext:value-type="date">
            <text:p>28/03/2022</text:p>
          </table:table-cell>
          <table:table-cell table:style-name="ce111" office:value-type="date" office:date-value="2027-04-12" calcext:value-type="date">
            <text:p>12/04/2027</text:p>
          </table:table-cell>
          <table:table-cell table:style-name="ce111" office:value-type="date" office:date-value="2022-09-21" calcext:value-type="date">
            <text:p>21/09/2022</text:p>
          </table:table-cell>
          <table:table-cell table:style-name="ce111" office:value-type="date" office:date-value="2024-03-27" calcext:value-type="date">
            <text:p>27/03/2024</text:p>
          </table:table-cell>
          <table:table-cell table:style-name="ce111" office:value-type="date" office:date-value="2023-03-15" calcext:value-type="date">
            <text:p>15/03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56" office:value-type="string" calcext:value-type="string">
            <text:p>JH04Y2625</text:p>
          </table:table-cell>
          <table:table-cell office:value-type="float" office:value="42625" calcext:value-type="float">
            <text:p>042625</text:p>
          </table:table-cell>
          <table:table-cell office:value-type="string" calcext:value-type="string">
            <text:p>TARA PRASAD MANDAL</text:p>
          </table:table-cell>
          <table:table-cell office:value-type="string" calcext:value-type="string">
            <text:p>D5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3-03" calcext:value-type="date">
            <text:p>03/03/2022</text:p>
          </table:table-cell>
          <table:table-cell office:value-type="string" calcext:value-type="string">
            <text:p>TARA PRASAD MANDAL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6201065104" calcext:value-type="float">
            <text:p>6201065104</text:p>
          </table:table-cell>
          <table:table-cell table:style-name="ce2" office:value-type="float" office:value="9801532911" calcext:value-type="float">
            <text:p>980153291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2-16" calcext:value-type="date">
            <text:p>16/12/2022</text:p>
          </table:table-cell>
          <table:table-cell table:style-name="ce111" office:value-type="date" office:date-value="2027-12-20" calcext:value-type="date">
            <text:p>20/12/2027</text:p>
          </table:table-cell>
          <table:table-cell table:style-name="ce111" office:value-type="date" office:date-value="2023-03-14" calcext:value-type="date">
            <text:p>14/03/2023</text:p>
          </table:table-cell>
          <table:table-cell table:style-name="ce111" office:value-type="date" office:date-value="2024-12-15" calcext:value-type="date">
            <text:p>15/12/2024</text:p>
          </table:table-cell>
          <table:table-cell table:style-name="ce111" office:value-type="date" office:date-value="2023-12-12" calcext:value-type="date">
            <text:p>12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SUNIL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56" office:value-type="string" calcext:value-type="string">
            <text:p>JH04Y2765</text:p>
          </table:table-cell>
          <table:table-cell office:value-type="float" office:value="42765" calcext:value-type="float">
            <text:p>042765</text:p>
          </table:table-cell>
          <table:table-cell office:value-type="string" calcext:value-type="string">
            <text:p>TARA PRASAD MANDAL</text:p>
          </table:table-cell>
          <table:table-cell office:value-type="string" calcext:value-type="string">
            <text:p>D5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TARA PRASAD MANDAL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56" calcext:value-type="float">
            <text:p>16.56</text:p>
          </table:table-cell>
          <table:table-cell table:style-name="ce2" office:value-type="float" office:value="6201065104" calcext:value-type="float">
            <text:p>6201065104</text:p>
          </table:table-cell>
          <table:table-cell table:style-name="ce2" office:value-type="float" office:value="9801532911" calcext:value-type="float">
            <text:p>980153291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2-16" calcext:value-type="date">
            <text:p>16/12/2022</text:p>
          </table:table-cell>
          <table:table-cell table:style-name="ce111" office:value-type="date" office:date-value="2027-12-20" calcext:value-type="date">
            <text:p>20/12/2027</text:p>
          </table:table-cell>
          <table:table-cell table:style-name="ce111" office:value-type="date" office:date-value="2024-06-14" calcext:value-type="date">
            <text:p>14/06/2024</text:p>
          </table:table-cell>
          <table:table-cell table:style-name="ce111" office:value-type="date" office:date-value="2024-12-15" calcext:value-type="date">
            <text:p>15/12/2024</text:p>
          </table:table-cell>
          <table:table-cell table:style-name="ce111" office:value-type="date" office:date-value="2023-12-12" calcext:value-type="date">
            <text:p>12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57" office:value-type="string" calcext:value-type="string">
            <text:p>JH16F5055</text:p>
          </table:table-cell>
          <table:table-cell office:value-type="float" office:value="15055" calcext:value-type="float">
            <text:p>015055</text:p>
          </table:table-cell>
          <table:table-cell office:value-type="string" calcext:value-type="string">
            <text:p>M/S TINKU KUMAR BAGAT</text:p>
          </table:table-cell>
          <table:table-cell office:value-type="string" calcext:value-type="string">
            <text:p>D56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5" calcext:value-type="date">
            <text:p>15/09/2022</text:p>
          </table:table-cell>
          <table:table-cell office:value-type="string" calcext:value-type="string">
            <text:p>TINKU KUMAR BHAGAT</text:p>
          </table:table-cell>
          <table:table-cell office:value-type="string" calcext:value-type="string">
            <text:p>PHULJHINJGRI</text:p>
          </table:table-cell>
          <table:table-cell office:value-type="string" calcext:value-type="string">
            <text:p>AT-POHIRIYA, PS MAHESHPUR, DIST-PAKUR </text:p>
          </table:table-cell>
          <table:table-cell office:value-type="float" office:value="16" calcext:value-type="float">
            <text:p>16</text:p>
          </table:table-cell>
          <table:table-cell office:value-type="float" office:value="17.54" calcext:value-type="float">
            <text:p>17.54</text:p>
          </table:table-cell>
          <table:table-cell table:style-name="ce2" office:value-type="float" office:value="6207248167" calcext:value-type="float">
            <text:p>6207248167</text:p>
          </table:table-cell>
          <table:table-cell table:style-name="ce2" office:value-type="float" office:value="7739883318" calcext:value-type="float">
            <text:p>773988331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9-02" calcext:value-type="date">
            <text:p>02/09/2021</text:p>
          </table:table-cell>
          <table:table-cell table:style-name="ce111" office:value-type="date" office:date-value="2026-09-08" calcext:value-type="date">
            <text:p>08/09/2026</text:p>
          </table:table-cell>
          <table:table-cell table:style-name="ce111" office:value-type="date" office:date-value="2023-02-28" calcext:value-type="date">
            <text:p>28/02/2023</text:p>
          </table:table-cell>
          <table:table-cell table:style-name="ce111" office:value-type="date" office:date-value="2023-09-01" calcext:value-type="date">
            <text:p>01/09/2023</text:p>
          </table:table-cell>
          <table:table-cell table:style-name="ce111" office:value-type="date" office:date-value="2023-08-23" calcext:value-type="date">
            <text:p>23/08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7" office:value-type="string" calcext:value-type="string">
            <text:p>JH04Y8782</text:p>
          </table:table-cell>
          <table:table-cell/>
          <table:table-cell office:value-type="string" calcext:value-type="string">
            <text:p>M/S TINKU KUMAR BAGAT</text:p>
          </table:table-cell>
          <table:table-cell office:value-type="string" calcext:value-type="string">
            <text:p>D56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2-04" calcext:value-type="date">
            <text:p>04/12/2022</text:p>
          </table:table-cell>
          <table:table-cell office:value-type="string" calcext:value-type="string">
            <text:p>TINKU KUMAR BHAGAT</text:p>
          </table:table-cell>
          <table:table-cell office:value-type="string" calcext:value-type="string">
            <text:p>PHULJHINJGRI</text:p>
          </table:table-cell>
          <table:table-cell office:value-type="string" calcext:value-type="string">
            <text:p>AT-POHIRIYA, PS MAHESHPUR, DIST-PAKUR 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table:style-name="ce2" office:value-type="float" office:value="6207248167" calcext:value-type="float">
            <text:p>6207248167</text:p>
          </table:table-cell>
          <table:table-cell table:style-name="ce2" office:value-type="float" office:value="7739883318" calcext:value-type="float">
            <text:p>773988331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2-01" calcext:value-type="date">
            <text:p>01/12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2-28" calcext:value-type="date">
            <text:p>28/02/2023</text:p>
          </table:table-cell>
          <table:table-cell table:style-name="ce111" office:value-type="date" office:date-value="2024-11-30" calcext:value-type="date">
            <text:p>30/11/2024</text:p>
          </table:table-cell>
          <table:table-cell table:style-name="ce111" office:value-type="date" office:date-value="2023-11-28" calcext:value-type="date">
            <text:p>28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2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57" office:value-type="string" calcext:value-type="string">
            <text:p>JH04Y6037</text:p>
          </table:table-cell>
          <table:table-cell office:value-type="float" office:value="46037" calcext:value-type="float">
            <text:p>046037</text:p>
          </table:table-cell>
          <table:table-cell office:value-type="string" calcext:value-type="string">
            <text:p>M/S TINKU KUMAR BAGAT</text:p>
          </table:table-cell>
          <table:table-cell office:value-type="string" calcext:value-type="string">
            <text:p>D56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2-28" calcext:value-type="date">
            <text:p>28/12/2022</text:p>
          </table:table-cell>
          <table:table-cell office:value-type="string" calcext:value-type="string">
            <text:p>TINKU KUMAR BHAGAT</text:p>
          </table:table-cell>
          <table:table-cell office:value-type="string" calcext:value-type="string">
            <text:p>PHULJHINJGRI</text:p>
          </table:table-cell>
          <table:table-cell office:value-type="string" calcext:value-type="string">
            <text:p>AT-POHIRIYA, PS MAHESHPUR, DIST-PAKUR </text:p>
          </table:table-cell>
          <table:table-cell office:value-type="float" office:value="16" calcext:value-type="float">
            <text:p>16</text:p>
          </table:table-cell>
          <table:table-cell office:value-type="float" office:value="16.82" calcext:value-type="float">
            <text:p>16.82</text:p>
          </table:table-cell>
          <table:table-cell table:style-name="ce2" office:value-type="float" office:value="6207248167" calcext:value-type="float">
            <text:p>6207248167</text:p>
          </table:table-cell>
          <table:table-cell table:style-name="ce2" office:value-type="float" office:value="7739883318" calcext:value-type="float">
            <text:p>7739883318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2-27" calcext:value-type="date">
            <text:p>27/12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3-26" calcext:value-type="date">
            <text:p>26/03/2023</text:p>
          </table:table-cell>
          <table:table-cell table:style-name="ce111" office:value-type="date" office:date-value="2024-12-26" calcext:value-type="date">
            <text:p>26/12/2024</text:p>
          </table:table-cell>
          <table:table-cell table:style-name="ce111" office:value-type="date" office:date-value="2023-12-15" calcext:value-type="date">
            <text:p>15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8-07-2021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57" office:value-type="string" calcext:value-type="string">
            <text:p>JH04Z1988</text:p>
          </table:table-cell>
          <table:table-cell office:value-type="float" office:value="1988" calcext:value-type="float">
            <text:p>001988</text:p>
          </table:table-cell>
          <table:table-cell office:value-type="string" calcext:value-type="string">
            <text:p>M/S TINKU KUMAR BAGAT</text:p>
          </table:table-cell>
          <table:table-cell office:value-type="string" calcext:value-type="string">
            <text:p>D56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2-03" calcext:value-type="date">
            <text:p>03/02/2023</text:p>
          </table:table-cell>
          <table:table-cell office:value-type="string" calcext:value-type="string">
            <text:p>TINKU KUMAR BHAGAT</text:p>
          </table:table-cell>
          <table:table-cell office:value-type="string" calcext:value-type="string">
            <text:p>PHULJHINJGRI</text:p>
          </table:table-cell>
          <table:table-cell office:value-type="string" calcext:value-type="string">
            <text:p>AT-POHIRIYA, PS MAHESHPUR, DIST-PAKUR </text:p>
          </table:table-cell>
          <table:table-cell office:value-type="float" office:value="16" calcext:value-type="float">
            <text:p>16</text:p>
          </table:table-cell>
          <table:table-cell office:value-type="float" office:value="17.26" calcext:value-type="float">
            <text:p>17.26</text:p>
          </table:table-cell>
          <table:table-cell table:style-name="ce2" office:value-type="float" office:value="6207248167" calcext:value-type="float">
            <text:p>6207248167</text:p>
          </table:table-cell>
          <table:table-cell table:style-name="ce2" office:value-type="float" office:value="7739883318" calcext:value-type="float">
            <text:p>7739883318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1-24" calcext:value-type="date">
            <text:p>24/01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4-23" calcext:value-type="date">
            <text:p>23/04/2023</text:p>
          </table:table-cell>
          <table:table-cell table:style-name="ce111" office:value-type="date" office:date-value="2025-01-23" calcext:value-type="date">
            <text:p>23/01/2025</text:p>
          </table:table-cell>
          <table:table-cell table:style-name="ce111" office:value-type="date" office:date-value="2024-01-20" calcext:value-type="date">
            <text:p>20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3-02-2023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57" office:value-type="string" calcext:value-type="string">
            <text:p>JH04AA4437</text:p>
          </table:table-cell>
          <table:table-cell office:value-type="float" office:value="44437" calcext:value-type="float">
            <text:p>044437</text:p>
          </table:table-cell>
          <table:table-cell office:value-type="string" calcext:value-type="string">
            <text:p>M/S TINKU KUMAR BAGAT</text:p>
          </table:table-cell>
          <table:table-cell office:value-type="string" calcext:value-type="string">
            <text:p>D56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08-10" calcext:value-type="date">
            <text:p>10/08/2023</text:p>
          </table:table-cell>
          <table:table-cell office:value-type="string" calcext:value-type="string">
            <text:p>TINKU KUMAR BHAGAT</text:p>
          </table:table-cell>
          <table:table-cell office:value-type="string" calcext:value-type="string">
            <text:p>PHULJHINJGRI</text:p>
          </table:table-cell>
          <table:table-cell office:value-type="string" calcext:value-type="string">
            <text:p>AT-POHIRIYA, PS MAHESHPUR, DIST-PAKUR </text:p>
          </table:table-cell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6207248167" calcext:value-type="float">
            <text:p>6207248167</text:p>
          </table:table-cell>
          <table:table-cell table:style-name="ce2" office:value-type="float" office:value="7739883318" calcext:value-type="float">
            <text:p>773988331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7-20" calcext:value-type="date">
            <text:p>20/07/2023</text:p>
          </table:table-cell>
          <table:table-cell table:style-name="ce111" office:value-type="date" office:date-value="2028-07-25" calcext:value-type="date">
            <text:p>25/07/2028</text:p>
          </table:table-cell>
          <table:table-cell table:style-name="ce111" office:value-type="date" office:date-value="2023-10-19" calcext:value-type="date">
            <text:p>19/10/2023</text:p>
          </table:table-cell>
          <table:table-cell table:style-name="ce111" office:value-type="date" office:date-value="2025-07-19" calcext:value-type="date">
            <text:p>19/07/2025</text:p>
          </table:table-cell>
          <table:table-cell table:style-name="ce111" office:value-type="date" office:date-value="2024-07-16" calcext:value-type="date">
            <text:p>16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57" office:value-type="string" calcext:value-type="string">
            <text:p>JH04AB3472</text:p>
          </table:table-cell>
          <table:table-cell office:value-type="float" office:value="3472" calcext:value-type="float">
            <text:p>003472</text:p>
          </table:table-cell>
          <table:table-cell office:value-type="string" calcext:value-type="string">
            <text:p>M/S TINKU KUMAR BAGAT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01-04.2023</text:p>
          </table:table-cell>
          <table:table-cell office:value-type="string" calcext:value-type="string">
            <text:p>03-04.2024</text:p>
          </table:table-cell>
          <table:table-cell office:value-type="string" calcext:value-type="string">
            <text:p>TINKU KUMAR BHAGAT</text:p>
          </table:table-cell>
          <table:table-cell office:value-type="string" calcext:value-type="string">
            <text:p>PHULJHINJGRI</text:p>
          </table:table-cell>
          <table:table-cell office:value-type="string" calcext:value-type="string">
            <text:p>AT-POHIRIYA, PS MAHESHPUR, DIST-PAKUR </text:p>
          </table:table-cell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6207248167" calcext:value-type="float">
            <text:p>6207248167</text:p>
          </table:table-cell>
          <table:table-cell table:style-name="ce2" office:value-type="float" office:value="7739883318" calcext:value-type="float">
            <text:p>773988331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string" calcext:value-type="string">
            <text:p>22-03.2024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4-06-21" calcext:value-type="date">
            <text:p>21/06/2024</text:p>
          </table:table-cell>
          <table:table-cell table:style-name="ce111" office:value-type="string" calcext:value-type="string">
            <text:p>21-03.2026</text:p>
          </table:table-cell>
          <table:table-cell table:style-name="ce111" office:value-type="date" office:date-value="2025-03-19" calcext:value-type="date">
            <text:p>19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58" office:value-type="string" calcext:value-type="string">
            <text:p>JH16F0361</text:p>
          </table:table-cell>
          <table:table-cell office:value-type="float" office:value="987654" calcext:value-type="float">
            <text:p>987654</text:p>
          </table:table-cell>
          <table:table-cell office:value-type="string" calcext:value-type="string">
            <text:p>M/S VIKAS MURMU</text:p>
          </table:table-cell>
          <table:table-cell office:value-type="string" calcext:value-type="string">
            <text:p>D5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VIKAS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Vikas Murmu <text:s/>Vikas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74" calcext:value-type="float">
            <text:p>16.74</text:p>
          </table:table-cell>
          <table:table-cell table:style-name="ce2" office:value-type="float" office:value="8210578816" calcext:value-type="float">
            <text:p>8210578816</text:p>
          </table:table-cell>
          <table:table-cell table:style-name="ce2" office:value-type="float" office:value="9523701532" calcext:value-type="float">
            <text:p>952370153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4-02" calcext:value-type="date">
            <text:p>02/04/2021</text:p>
          </table:table-cell>
          <table:table-cell table:style-name="ce111" office:value-type="date" office:date-value="2023-04-18" calcext:value-type="date">
            <text:p>18/04/2023</text:p>
          </table:table-cell>
          <table:table-cell table:style-name="ce111" office:value-type="date" office:date-value="2022-10-05" calcext:value-type="date">
            <text:p>05/10/2022</text:p>
          </table:table-cell>
          <table:table-cell table:style-name="ce111" office:value-type="date" office:date-value="2023-04-06" calcext:value-type="date">
            <text:p>06/04/2023</text:p>
          </table:table-cell>
          <table:table-cell table:style-name="ce111" office:value-type="date" office:date-value="2023-03-16" calcext:value-type="date">
            <text:p>16/03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58" office:value-type="string" calcext:value-type="string">
            <text:p>JH16F3121</text:p>
          </table:table-cell>
          <table:table-cell/>
          <table:table-cell office:value-type="string" calcext:value-type="string">
            <text:p>M/S VIKAS MURMU</text:p>
          </table:table-cell>
          <table:table-cell office:value-type="string" calcext:value-type="string">
            <text:p>D5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0-03" calcext:value-type="date">
            <text:p>03/10/2022</text:p>
          </table:table-cell>
          <table:table-cell office:value-type="string" calcext:value-type="string">
            <text:p>VIKAS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Vikas Murmu <text:s/>Vikas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8210578816" calcext:value-type="float">
            <text:p>8210578816</text:p>
          </table:table-cell>
          <table:table-cell table:style-name="ce2" office:value-type="float" office:value="9523701532" calcext:value-type="float">
            <text:p>952370153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8-08" calcext:value-type="date">
            <text:p>08/08/2021</text:p>
          </table:table-cell>
          <table:table-cell table:style-name="ce111" office:value-type="date" office:date-value="2026-08-26" calcext:value-type="date">
            <text:p>26/08/2026</text:p>
          </table:table-cell>
          <table:table-cell table:style-name="ce111" office:value-type="date" office:date-value="2022-11-06" calcext:value-type="date">
            <text:p>06/11/2022</text:p>
          </table:table-cell>
          <table:table-cell table:style-name="ce111" office:value-type="date" office:date-value="2023-08-07" calcext:value-type="date">
            <text:p>07/08/2023</text:p>
          </table:table-cell>
          <table:table-cell table:style-name="ce111" office:value-type="date" office:date-value="2023-07-26" calcext:value-type="date">
            <text:p>26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3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58" office:value-type="string" calcext:value-type="string">
            <text:p>JH04W2660</text:p>
          </table:table-cell>
          <table:table-cell office:value-type="float" office:value="266011" calcext:value-type="float">
            <text:p>266011</text:p>
          </table:table-cell>
          <table:table-cell office:value-type="string" calcext:value-type="string">
            <text:p>M/S VIKAS MURMU</text:p>
          </table:table-cell>
          <table:table-cell office:value-type="string" calcext:value-type="string">
            <text:p>D5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0-03" calcext:value-type="date">
            <text:p>03/10/2022</text:p>
          </table:table-cell>
          <table:table-cell office:value-type="string" calcext:value-type="string">
            <text:p>VIKAS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Vikas Murmu <text:s/>Vikas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8210578816" calcext:value-type="float">
            <text:p>8210578816</text:p>
          </table:table-cell>
          <table:table-cell table:style-name="ce2" office:value-type="float" office:value="9523701532" calcext:value-type="float">
            <text:p>952370153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12-16" calcext:value-type="date">
            <text:p>16/12/2021</text:p>
          </table:table-cell>
          <table:table-cell table:style-name="ce111" office:value-type="date" office:date-value="2026-12-19" calcext:value-type="date">
            <text:p>19/12/2026</text:p>
          </table:table-cell>
          <table:table-cell table:style-name="ce111" office:value-type="date" office:date-value="2022-10-13" calcext:value-type="date">
            <text:p>13/10/2022</text:p>
          </table:table-cell>
          <table:table-cell table:style-name="ce111" office:value-type="date" office:date-value="2023-12-15" calcext:value-type="date">
            <text:p>15/12/2023</text:p>
          </table:table-cell>
          <table:table-cell table:style-name="ce111" office:value-type="date" office:date-value="2022-12-06" calcext:value-type="date">
            <text:p>06/12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3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58" office:value-type="string" calcext:value-type="string">
            <text:p>JH16G2465</text:p>
          </table:table-cell>
          <table:table-cell/>
          <table:table-cell office:value-type="string" calcext:value-type="string">
            <text:p>M/S VIKAS MURMU</text:p>
          </table:table-cell>
          <table:table-cell office:value-type="string" calcext:value-type="string">
            <text:p>D5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2-05" calcext:value-type="date">
            <text:p>05/12/2022</text:p>
          </table:table-cell>
          <table:table-cell office:value-type="string" calcext:value-type="string">
            <text:p>VIKAS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Vikas Murmu <text:s/>Vikas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82" calcext:value-type="float">
            <text:p>16.82</text:p>
          </table:table-cell>
          <table:table-cell table:style-name="ce2" office:value-type="float" office:value="8210578816" calcext:value-type="float">
            <text:p>8210578816</text:p>
          </table:table-cell>
          <table:table-cell table:style-name="ce2" office:value-type="float" office:value="9523701532" calcext:value-type="float">
            <text:p>952370153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0-10" calcext:value-type="date">
            <text:p>10/10/2022</text:p>
          </table:table-cell>
          <table:table-cell table:style-name="ce111" office:value-type="date" office:date-value="2023-11-01" calcext:value-type="date">
            <text:p>01/11/2023</text:p>
          </table:table-cell>
          <table:table-cell table:style-name="ce111" office:value-type="date" office:date-value="2023-01-06" calcext:value-type="date">
            <text:p>06/01/2023</text:p>
          </table:table-cell>
          <table:table-cell table:style-name="ce111" office:value-type="date" office:date-value="2024-10-09" calcext:value-type="date">
            <text:p>09/10/2024</text:p>
          </table:table-cell>
          <table:table-cell table:style-name="ce111" office:value-type="date" office:date-value="2023-09-27" calcext:value-type="date">
            <text:p>27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58" office:value-type="string" calcext:value-type="string">
            <text:p>JH04X8242</text:p>
          </table:table-cell>
          <table:table-cell/>
          <table:table-cell office:value-type="string" calcext:value-type="string">
            <text:p>M/S VIKAS MURMU</text:p>
          </table:table-cell>
          <table:table-cell office:value-type="string" calcext:value-type="string">
            <text:p>D5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2-05" calcext:value-type="date">
            <text:p>05/12/2022</text:p>
          </table:table-cell>
          <table:table-cell office:value-type="string" calcext:value-type="string">
            <text:p>VIKAS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Vikas Murmu <text:s/>Vikas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8210578816" calcext:value-type="float">
            <text:p>8210578816</text:p>
          </table:table-cell>
          <table:table-cell table:style-name="ce2" office:value-type="float" office:value="9523701532" calcext:value-type="float">
            <text:p>952370153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1-01" calcext:value-type="date">
            <text:p>01/01/2022</text:p>
          </table:table-cell>
          <table:table-cell table:style-name="ce111" office:value-type="date" office:date-value="2023-01-27" calcext:value-type="date">
            <text:p>27/01/2023</text:p>
          </table:table-cell>
          <table:table-cell table:style-name="ce111" office:value-type="date" office:date-value="2022-12-22" calcext:value-type="date">
            <text:p>22/12/2022</text:p>
          </table:table-cell>
          <table:table-cell table:style-name="ce111" office:value-type="date" office:date-value="2023-12-31" calcext:value-type="date">
            <text:p>31/12/2023</text:p>
          </table:table-cell>
          <table:table-cell table:style-name="ce111" office:value-type="date" office:date-value="2022-12-13" calcext:value-type="date">
            <text:p>13/12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8" office:value-type="string" calcext:value-type="string">
            <text:p>JH04X0407</text:p>
          </table:table-cell>
          <table:table-cell/>
          <table:table-cell office:value-type="string" calcext:value-type="string">
            <text:p>M/S VIKAS MURMU</text:p>
          </table:table-cell>
          <table:table-cell office:value-type="string" calcext:value-type="string">
            <text:p>D5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12-05" calcext:value-type="date">
            <text:p>05/12/2022</text:p>
          </table:table-cell>
          <table:table-cell office:value-type="string" calcext:value-type="string">
            <text:p>VIKAS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Vikas Murmu <text:s/>Vikas Murmu <text:s/>Alubera</text:p>
          </table:table-cell>
          <table:table-cell office:value-type="float" office:value="16" calcext:value-type="float">
            <text:p>16</text:p>
          </table:table-cell>
          <table:table-cell office:value-type="float" office:value="17.56" calcext:value-type="float">
            <text:p>17.56</text:p>
          </table:table-cell>
          <table:table-cell table:style-name="ce2" office:value-type="float" office:value="8210578816" calcext:value-type="float">
            <text:p>8210578816</text:p>
          </table:table-cell>
          <table:table-cell table:style-name="ce2" office:value-type="float" office:value="9523701532" calcext:value-type="float">
            <text:p>952370153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6-28" calcext:value-type="date">
            <text:p>28/06/2022</text:p>
          </table:table-cell>
          <table:table-cell table:style-name="ce111" office:value-type="date" office:date-value="2027-07-06" calcext:value-type="date">
            <text:p>06/07/2027</text:p>
          </table:table-cell>
          <table:table-cell table:style-name="ce111" office:value-type="date" office:date-value="2022-12-24" calcext:value-type="date">
            <text:p>24/12/2022</text:p>
          </table:table-cell>
          <table:table-cell table:style-name="ce111" office:value-type="date" office:date-value="2024-06-27" calcext:value-type="date">
            <text:p>27/06/2024</text:p>
          </table:table-cell>
          <table:table-cell table:style-name="ce111" office:value-type="date" office:date-value="2023-06-24" calcext:value-type="date">
            <text:p>24/06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 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59" office:value-type="string" calcext:value-type="string">
            <text:p>JH16G1725</text:p>
          </table:table-cell>
          <table:table-cell/>
          <table:table-cell office:value-type="string" calcext:value-type="string">
            <text:p>HARSH AUTOMOBILES</text:p>
          </table:table-cell>
          <table:table-cell office:value-type="string" calcext:value-type="string">
            <text:p>D59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7" calcext:value-type="date">
            <text:p>27/09/2022</text:p>
          </table:table-cell>
          <table:table-cell office:value-type="string" calcext:value-type="string">
            <text:p>VIKRANT SINGH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ouse No-10,Ward No-10,MadhYapara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02" calcext:value-type="float">
            <text:p>17.02</text:p>
          </table:table-cell>
          <table:table-cell table:style-name="ce2" office:value-type="float" office:value="9123433735" calcext:value-type="float">
            <text:p>9123433735</text:p>
          </table:table-cell>
          <table:table-cell table:style-name="ce2" office:value-type="float" office:value="8540883067" calcext:value-type="float">
            <text:p>854088306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02" calcext:value-type="date">
            <text:p>02/09/2022</text:p>
          </table:table-cell>
          <table:table-cell table:style-name="ce111" office:value-type="date" office:date-value="2027-04-27" calcext:value-type="date">
            <text:p>27/04/2027</text:p>
          </table:table-cell>
          <table:table-cell table:style-name="ce111" office:value-type="date" office:date-value="2022-12-01" calcext:value-type="date">
            <text:p>01/12/2022</text:p>
          </table:table-cell>
          <table:table-cell table:style-name="ce111" office:value-type="date" office:date-value="2024-09-01" calcext:value-type="date">
            <text:p>01/09/2024</text:p>
          </table:table-cell>
          <table:table-cell table:style-name="ce111" office:value-type="date" office:date-value="2023-08-31" calcext:value-type="date">
            <text:p>31/08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60" office:value-type="string" calcext:value-type="string">
            <text:p>JH04X1989</text:p>
          </table:table-cell>
          <table:table-cell office:value-type="float" office:value="198910" calcext:value-type="float">
            <text:p>198910</text:p>
          </table:table-cell>
          <table:table-cell office:value-type="string" calcext:value-type="string">
            <text:p>JAYA BHARTI</text:p>
          </table:table-cell>
          <table:table-cell office:value-type="string" calcext:value-type="string">
            <text:p>D6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7" calcext:value-type="date">
            <text:p>27/09/2022</text:p>
          </table:table-cell>
          <table:table-cell office:value-type="string" calcext:value-type="string">
            <text:p>JAYA BHART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ATURPAHARI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7.46" calcext:value-type="float">
            <text:p>17.46</text:p>
          </table:table-cell>
          <table:table-cell table:style-name="ce2" office:value-type="float" office:value="9631758279" calcext:value-type="float">
            <text:p>9631758279</text:p>
          </table:table-cell>
          <table:table-cell table:style-name="ce2" office:value-type="float" office:value="7979012565" calcext:value-type="float">
            <text:p>797901256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2-25" calcext:value-type="date">
            <text:p>25/02/2022</text:p>
          </table:table-cell>
          <table:table-cell table:style-name="ce111" office:value-type="date" office:date-value="2027-03-03" calcext:value-type="date">
            <text:p>03/03/2027</text:p>
          </table:table-cell>
          <table:table-cell table:style-name="ce111" office:value-type="date" office:date-value="2022-11-22" calcext:value-type="date">
            <text:p>22/11/2022</text:p>
          </table:table-cell>
          <table:table-cell table:style-name="ce111" office:value-type="date" office:date-value="2024-02-24" calcext:value-type="date">
            <text:p>24/02/2024</text:p>
          </table:table-cell>
          <table:table-cell table:style-name="ce111" office:value-type="date" office:date-value="2023-02-07" calcext:value-type="date">
            <text:p>07/0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7-09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0" office:value-type="string" calcext:value-type="string">
            <text:p>JH04W2387</text:p>
          </table:table-cell>
          <table:table-cell office:value-type="float" office:value="42387" calcext:value-type="float">
            <text:p>042387</text:p>
          </table:table-cell>
          <table:table-cell office:value-type="string" calcext:value-type="string">
            <text:p>SUSHMA DEVI</text:p>
          </table:table-cell>
          <table:table-cell office:value-type="string" calcext:value-type="string">
            <text:p>D61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7" calcext:value-type="date">
            <text:p>27/09/2022</text:p>
          </table:table-cell>
          <table:table-cell office:value-type="string" calcext:value-type="string">
            <text:p>SUSHMA DEV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PURANA DUMKA,HIZALA ROAD,DUMKA814101</text:p>
          </table:table-cell>
          <table:table-cell office:value-type="float" office:value="16" calcext:value-type="float">
            <text:p>16</text:p>
          </table:table-cell>
          <table:table-cell office:value-type="float" office:value="17.62" calcext:value-type="float">
            <text:p>17.62</text:p>
          </table:table-cell>
          <table:table-cell table:style-name="ce2" office:value-type="float" office:value="8709035237" calcext:value-type="float">
            <text:p>8709035237</text:p>
          </table:table-cell>
          <table:table-cell table:style-name="ce2" office:value-type="float" office:value="7250396764" calcext:value-type="float">
            <text:p>725039676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5-27" calcext:value-type="date">
            <text:p>27/05/2021</text:p>
          </table:table-cell>
          <table:table-cell table:style-name="ce111" office:value-type="date" office:date-value="2026-05-30" calcext:value-type="date">
            <text:p>30/05/2026</text:p>
          </table:table-cell>
          <table:table-cell table:style-name="ce111" office:value-type="date" office:date-value="2022-11-19" calcext:value-type="date">
            <text:p>19/11/2022</text:p>
          </table:table-cell>
          <table:table-cell table:style-name="ce111" office:value-type="date" office:date-value="2023-05-26" calcext:value-type="date">
            <text:p>26/05/2023</text:p>
          </table:table-cell>
          <table:table-cell table:style-name="ce111" office:value-type="date" office:date-value="2023-04-20" calcext:value-type="date">
            <text:p>20/04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7-09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60" office:value-type="string" calcext:value-type="string">
            <text:p>JH04X0675</text:p>
          </table:table-cell>
          <table:table-cell office:value-type="float" office:value="67510" calcext:value-type="float">
            <text:p>067510</text:p>
          </table:table-cell>
          <table:table-cell office:value-type="string" calcext:value-type="string">
            <text:p>M/S AWANTIKA SHARMA</text:p>
          </table:table-cell>
          <table:table-cell office:value-type="string" calcext:value-type="string">
            <text:p>D6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7" calcext:value-type="date">
            <text:p>27/09/2022</text:p>
          </table:table-cell>
          <table:table-cell office:value-type="string" calcext:value-type="string">
            <text:p>AWANTIKA SHARM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LAL POKHARA ROAD,DUMKA,JHARKHAND,814101</text:p>
          </table:table-cell>
          <table:table-cell office:value-type="float" office:value="16" calcext:value-type="float">
            <text:p>16</text:p>
          </table:table-cell>
          <table:table-cell office:value-type="float" office:value="17.74" calcext:value-type="float">
            <text:p>17.74</text:p>
          </table:table-cell>
          <table:table-cell table:style-name="ce2" office:value-type="float" office:value="7979074431" calcext:value-type="float">
            <text:p>7979074431</text:p>
          </table:table-cell>
          <table:table-cell table:style-name="ce2" office:value-type="float" office:value="9002075834" calcext:value-type="float">
            <text:p>900207583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4-20" calcext:value-type="date">
            <text:p>20/04/2022</text:p>
          </table:table-cell>
          <table:table-cell table:style-name="ce111" office:value-type="date" office:date-value="2027-04-24" calcext:value-type="date">
            <text:p>24/04/2027</text:p>
          </table:table-cell>
          <table:table-cell table:style-name="ce111" office:value-type="date" office:date-value="2022-10-07" calcext:value-type="date">
            <text:p>07/10/2022</text:p>
          </table:table-cell>
          <table:table-cell table:style-name="ce111" office:value-type="date" office:date-value="2024-04-19" calcext:value-type="date">
            <text:p>19/04/2024</text:p>
          </table:table-cell>
          <table:table-cell table:style-name="ce111" office:value-type="date" office:date-value="2023-04-03" calcext:value-type="date">
            <text:p>03/04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7-09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61" office:value-type="string" calcext:value-type="string">
            <text:p>JH04AA6920</text:p>
          </table:table-cell>
          <table:table-cell office:value-type="float" office:value="6920" calcext:value-type="float">
            <text:p>006920</text:p>
          </table:table-cell>
          <table:table-cell office:value-type="string" calcext:value-type="string">
            <text:p>M.S.TRANSPORT</text:p>
          </table:table-cell>
          <table:table-cell office:value-type="string" calcext:value-type="string">
            <text:p>D63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M.S.TRANSPORT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Amrapara Singh Colony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18" calcext:value-type="float">
            <text:p>17.18</text:p>
          </table:table-cell>
          <table:table-cell table:style-name="ce2" office:value-type="float" office:value="7319843181" calcext:value-type="float">
            <text:p>7319843181</text:p>
          </table:table-cell>
          <table:table-cell table:style-name="ce2" office:value-type="float" office:value="7870109383" calcext:value-type="float">
            <text:p>7870109383</text:p>
          </table:table-cell>
          <table:table-cell table:style-name="ce2" office:value-type="string" calcext:value-type="string">
            <text:p>NOT OWNER</text:p>
          </table:table-cell>
          <table:table-cell table:style-name="ce111" table:number-columns-repeated="5"/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9-09-2022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61" office:value-type="string" calcext:value-type="string">
            <text:p>JH16H2560</text:p>
          </table:table-cell>
          <table:table-cell office:value-type="float" office:value="2560" calcext:value-type="float">
            <text:p>002560</text:p>
          </table:table-cell>
          <table:table-cell office:value-type="string" calcext:value-type="string">
            <text:p>M.S.TRANSPORT</text:p>
          </table:table-cell>
          <table:table-cell office:value-type="string" calcext:value-type="string">
            <text:p>D63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M.S.TRANSPORT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Amrapara Singh Colony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22" calcext:value-type="float">
            <text:p>17.22</text:p>
          </table:table-cell>
          <table:table-cell table:style-name="ce2" office:value-type="float" office:value="7319843181" calcext:value-type="float">
            <text:p>7319843181</text:p>
          </table:table-cell>
          <table:table-cell table:style-name="ce2" office:value-type="float" office:value="7870109383" calcext:value-type="float">
            <text:p>7870109383</text:p>
          </table:table-cell>
          <table:table-cell table:style-name="ce2" office:value-type="string" calcext:value-type="string">
            <text:p>NOT OWNER</text:p>
          </table:table-cell>
          <table:table-cell table:style-name="ce111" table:number-columns-repeated="5"/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9-09-2022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62" office:value-type="string" calcext:value-type="string">
            <text:p>JH16G6915</text:p>
          </table:table-cell>
          <table:table-cell office:value-type="float" office:value="218689" calcext:value-type="float">
            <text:p>218689</text:p>
          </table:table-cell>
          <table:table-cell office:value-type="string" calcext:value-type="string">
            <text:p>M.S.TRANSPORT</text:p>
          </table:table-cell>
          <table:table-cell office:value-type="string" calcext:value-type="string">
            <text:p>D63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29" calcext:value-type="date">
            <text:p>29/09/2022</text:p>
          </table:table-cell>
          <table:table-cell office:value-type="string" calcext:value-type="string">
            <text:p>MANOJ BHAGAT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Amrapara Singh Colony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7319843181" calcext:value-type="float">
            <text:p>7319843181</text:p>
          </table:table-cell>
          <table:table-cell table:style-name="ce2" office:value-type="float" office:value="7870109383" calcext:value-type="float">
            <text:p>787010938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11-16" calcext:value-type="date">
            <text:p>16/11/2021</text:p>
          </table:table-cell>
          <table:table-cell table:style-name="ce111" office:value-type="date" office:date-value="2023-11-17" calcext:value-type="date">
            <text:p>17/11/2023</text:p>
          </table:table-cell>
          <table:table-cell table:style-name="ce111" office:value-type="date" office:date-value="2022-11-15" calcext:value-type="date">
            <text:p>15/11/2022</text:p>
          </table:table-cell>
          <table:table-cell table:style-name="ce111" office:value-type="date" office:date-value="2023-11-15" calcext:value-type="date">
            <text:p>15/11/2023</text:p>
          </table:table-cell>
          <table:table-cell table:style-name="ce111" office:value-type="date" office:date-value="2022-11-07" calcext:value-type="date">
            <text:p>07/11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9-09-2022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2" office:value-type="string" calcext:value-type="string">
            <text:p>JH04Z5084</text:p>
          </table:table-cell>
          <table:table-cell office:value-type="float" office:value="5084" calcext:value-type="float">
            <text:p>005084</text:p>
          </table:table-cell>
          <table:table-cell office:value-type="string" calcext:value-type="string">
            <text:p>M.S.TRANSPORT</text:p>
          </table:table-cell>
          <table:table-cell office:value-type="string" calcext:value-type="string">
            <text:p>D63</text:p>
          </table:table-cell>
          <table:table-cell table:number-columns-repeated="2" office:value-type="date" office:date-value="2023-06-02" calcext:value-type="date">
            <text:p>02/06/2023</text:p>
          </table:table-cell>
          <table:table-cell office:value-type="string" calcext:value-type="string">
            <text:p>MANOJ BHAGAT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Amrapara Singh Colony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7319843181" calcext:value-type="float">
            <text:p>7319843181</text:p>
          </table:table-cell>
          <table:table-cell table:style-name="ce2" office:value-type="float" office:value="7870109383" calcext:value-type="float">
            <text:p>787010938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3-17" calcext:value-type="date">
            <text:p>17/03/2023</text:p>
          </table:table-cell>
          <table:table-cell table:style-name="ce111" office:value-type="date" office:date-value="2028-03-22" calcext:value-type="date">
            <text:p>22/03/2028</text:p>
          </table:table-cell>
          <table:table-cell table:style-name="ce111" office:value-type="date" office:date-value="2023-06-10" calcext:value-type="date">
            <text:p>10/06/2023</text:p>
          </table:table-cell>
          <table:table-cell table:style-name="ce111" office:value-type="date" office:date-value="2025-03-16" calcext:value-type="date">
            <text:p>16/03/2025</text:p>
          </table:table-cell>
          <table:table-cell table:style-name="ce111" office:value-type="date" office:date-value="2024-03-14" calcext:value-type="date">
            <text:p>14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9-09-2022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3" office:value-type="string" calcext:value-type="string">
            <text:p>JH04Z3874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MANOJ KUMAR SAH</text:p>
          </table:table-cell>
          <table:table-cell office:value-type="string" calcext:value-type="string">
            <text:p>D6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4-03" calcext:value-type="date">
            <text:p>03/04/2023</text:p>
          </table:table-cell>
          <table:table-cell office:value-type="string" calcext:value-type="string">
            <text:p>MANOJ KUMAR SAH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ANDHI NAGARROAD,DUMKA,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8210209511" calcext:value-type="float">
            <text:p>8210209511</text:p>
          </table:table-cell>
          <table:table-cell table:style-name="ce2" office:value-type="float" office:value="9572820315" calcext:value-type="float">
            <text:p>957282031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3-30" calcext:value-type="date">
            <text:p>30/03/2023</text:p>
          </table:table-cell>
          <table:table-cell table:style-name="ce111" office:value-type="date" office:date-value="2028-03-30" calcext:value-type="date">
            <text:p>30/03/2028</text:p>
          </table:table-cell>
          <table:table-cell table:style-name="ce111" office:value-type="date" office:date-value="2023-06-28" calcext:value-type="date">
            <text:p>28/06/2023</text:p>
          </table:table-cell>
          <table:table-cell table:style-name="ce111" office:value-type="date" office:date-value="2025-03-29" calcext:value-type="date">
            <text:p>29/03/2025</text:p>
          </table:table-cell>
          <table:table-cell table:style-name="ce111" office:value-type="date" office:date-value="2024-03-25" calcext:value-type="date">
            <text:p>25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EXCHENG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63" office:value-type="string" calcext:value-type="string">
            <text:p>JH04Y292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MANOJ KUMAR SAH</text:p>
          </table:table-cell>
          <table:table-cell office:value-type="string" calcext:value-type="string">
            <text:p>D6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30" calcext:value-type="date">
            <text:p>30/09/2022</text:p>
          </table:table-cell>
          <table:table-cell office:value-type="string" calcext:value-type="string">
            <text:p>MANOJ KUMAR SAH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ANDHI NAGARROAD,DUMKA</text:p>
          </table:table-cell>
          <table:table-cell office:value-type="float" office:value="16" calcext:value-type="float">
            <text:p>16</text:p>
          </table:table-cell>
          <table:table-cell office:value-type="float" office:value="16.72" calcext:value-type="float">
            <text:p>16.72</text:p>
          </table:table-cell>
          <table:table-cell table:style-name="ce2" office:value-type="float" office:value="8210209511" calcext:value-type="float">
            <text:p>8210209511</text:p>
          </table:table-cell>
          <table:table-cell table:style-name="ce2" office:value-type="float" office:value="9572820315" calcext:value-type="float">
            <text:p>957282031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28" calcext:value-type="date">
            <text:p>28/09/2022</text:p>
          </table:table-cell>
          <table:table-cell table:style-name="ce111" office:value-type="date" office:date-value="2023-09-29" calcext:value-type="date">
            <text:p>29/09/2023</text:p>
          </table:table-cell>
          <table:table-cell table:style-name="ce111" office:value-type="date" office:date-value="2023-03-26" calcext:value-type="date">
            <text:p>26/03/2023</text:p>
          </table:table-cell>
          <table:table-cell table:style-name="ce111" office:value-type="date" office:date-value="2024-09-27" calcext:value-type="date">
            <text:p>27/09/2024</text:p>
          </table:table-cell>
          <table:table-cell table:style-name="ce111" office:value-type="date" office:date-value="2023-09-15" calcext:value-type="date">
            <text:p>15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30-09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3" office:value-type="string" calcext:value-type="string">
            <text:p>JH04Y2491</text:p>
          </table:table-cell>
          <table:table-cell office:value-type="float" office:value="2491" calcext:value-type="float">
            <text:p>002491</text:p>
          </table:table-cell>
          <table:table-cell office:value-type="string" calcext:value-type="string">
            <text:p>MANOJ KUMAR SAH</text:p>
          </table:table-cell>
          <table:table-cell office:value-type="string" calcext:value-type="string">
            <text:p>D6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MANOJ KUMAR SAH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ANDHI NAGARROAD,DUMKA</text:p>
          </table:table-cell>
          <table:table-cell office:value-type="float" office:value="16" calcext:value-type="float">
            <text:p>16</text:p>
          </table:table-cell>
          <table:table-cell office:value-type="float" office:value="16.56" calcext:value-type="float">
            <text:p>16.56</text:p>
          </table:table-cell>
          <table:table-cell table:style-name="ce2" office:value-type="float" office:value="8210209511" calcext:value-type="float">
            <text:p>8210209511</text:p>
          </table:table-cell>
          <table:table-cell table:style-name="ce2" office:value-type="float" office:value="9572820315" calcext:value-type="float">
            <text:p>9572820315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1-05" calcext:value-type="date">
            <text:p>05/01/2023</text:p>
          </table:table-cell>
          <table:table-cell table:style-name="ce111" office:value-type="date" office:date-value="2028-01-10" calcext:value-type="date">
            <text:p>10/01/2028</text:p>
          </table:table-cell>
          <table:table-cell table:style-name="ce111" office:value-type="date" office:date-value="2023-04-04" calcext:value-type="date">
            <text:p>04/04/2023</text:p>
          </table:table-cell>
          <table:table-cell table:style-name="ce111" office:value-type="date" office:date-value="2025-01-04" calcext:value-type="date">
            <text:p>04/01/2025</text:p>
          </table:table-cell>
          <table:table-cell table:style-name="ce111" office:value-type="date" office:date-value="2023-12-30" calcext:value-type="date">
            <text:p>30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6" office:value-type="string" calcext:value-type="string">
            <text:p>JH04Y7442 removed on 01-02-2023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3" office:value-type="string" calcext:value-type="string">
            <text:p>JH04Z7272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MANOJ KUMAR SAH</text:p>
          </table:table-cell>
          <table:table-cell office:value-type="string" calcext:value-type="string">
            <text:p>D64</text:p>
          </table:table-cell>
          <table:table-cell table:number-columns-repeated="2" office:value-type="date" office:date-value="2023-06-01" calcext:value-type="date">
            <text:p>01/06/2023</text:p>
          </table:table-cell>
          <table:table-cell office:value-type="string" calcext:value-type="string">
            <text:p>MANOJ KUMAR SAH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ANDHI NAGARROAD,DUMKA</text:p>
          </table:table-cell>
          <table:table-cell office:value-type="float" office:value="16" calcext:value-type="float">
            <text:p>16</text:p>
          </table:table-cell>
          <table:table-cell office:value-type="float" office:value="16.7" calcext:value-type="float">
            <text:p>16.7</text:p>
          </table:table-cell>
          <table:table-cell table:style-name="ce2" office:value-type="float" office:value="8210209511" calcext:value-type="float">
            <text:p>8210209511</text:p>
          </table:table-cell>
          <table:table-cell table:style-name="ce2" office:value-type="float" office:value="9572820315" calcext:value-type="float">
            <text:p>957282031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5-16" calcext:value-type="date">
            <text:p>16/05/2023</text:p>
          </table:table-cell>
          <table:table-cell table:style-name="ce111" office:value-type="date" office:date-value="2024-05-15" calcext:value-type="date">
            <text:p>15/05/2024</text:p>
          </table:table-cell>
          <table:table-cell table:style-name="ce111" office:value-type="date" office:date-value="2023-08-15" calcext:value-type="date">
            <text:p>15/08/2023</text:p>
          </table:table-cell>
          <table:table-cell table:style-name="ce111" office:value-type="date" office:date-value="2025-05-15" calcext:value-type="date">
            <text:p>15/05/2025</text:p>
          </table:table-cell>
          <table:table-cell table:style-name="ce111" office:value-type="date" office:date-value="2024-05-07" calcext:value-type="date">
            <text:p>07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6"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3" office:value-type="string" calcext:value-type="string">
            <text:p>JH04Z865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MANOJ KUMAR SAH</text:p>
          </table:table-cell>
          <table:table-cell office:value-type="string" calcext:value-type="string">
            <text:p>D64</text:p>
          </table:table-cell>
          <table:table-cell office:value-type="date" office:date-value="2023-06-04" calcext:value-type="date">
            <text:p>04/06/2023</text:p>
          </table:table-cell>
          <table:table-cell office:value-type="date" office:date-value="2022-09-01" calcext:value-type="date">
            <text:p>01/09/2022</text:p>
          </table:table-cell>
          <table:table-cell office:value-type="string" calcext:value-type="string">
            <text:p>MANOJ KUMAR SAH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ANDHI NAGARROAD,DUMKA</text:p>
          </table:table-cell>
          <table:table-cell office:value-type="float" office:value="16" calcext:value-type="float">
            <text:p>16</text:p>
          </table:table-cell>
          <table:table-cell office:value-type="float" office:value="16.56" calcext:value-type="float">
            <text:p>16.56</text:p>
          </table:table-cell>
          <table:table-cell table:style-name="ce2" office:value-type="float" office:value="8210209511" calcext:value-type="float">
            <text:p>8210209511</text:p>
          </table:table-cell>
          <table:table-cell table:style-name="ce2" office:value-type="float" office:value="9572820315" calcext:value-type="float">
            <text:p>9572820315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6-02" calcext:value-type="date">
            <text:p>02/06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9-01" calcext:value-type="date">
            <text:p>01/09/2023</text:p>
          </table:table-cell>
          <table:table-cell table:style-name="ce111" office:value-type="date" office:date-value="2025-06-01" calcext:value-type="date">
            <text:p>01/06/2025</text:p>
          </table:table-cell>
          <table:table-cell table:style-name="ce111" office:value-type="date" office:date-value="2024-05-28" calcext:value-type="date">
            <text:p>28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6" office:value-type="string" calcext:value-type="string">
            <text:p>NEW <text:s/>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3" office:value-type="string" calcext:value-type="string">
            <text:p>JH04Y1607</text:p>
          </table:table-cell>
          <table:table-cell office:value-type="float" office:value="160710" calcext:value-type="float">
            <text:p>160710</text:p>
          </table:table-cell>
          <table:table-cell office:value-type="string" calcext:value-type="string">
            <text:p>SUNIL KUMAR</text:p>
          </table:table-cell>
          <table:table-cell office:value-type="string" calcext:value-type="string">
            <text:p>D6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2-09-30" calcext:value-type="date">
            <text:p>30/09/2022</text:p>
          </table:table-cell>
          <table:table-cell office:value-type="string" calcext:value-type="string">
            <text:p>SUNIL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PURANA DUMKA,HIZALA ROAD,DUMKA814101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9470511892" calcext:value-type="float">
            <text:p>9470511892</text:p>
          </table:table-cell>
          <table:table-cell table:style-name="ce2" office:value-type="float" office:value="9631758279" calcext:value-type="float">
            <text:p>963175827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27" calcext:value-type="date">
            <text:p>27/09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2-26" calcext:value-type="date">
            <text:p>26/12/2022</text:p>
          </table:table-cell>
          <table:table-cell table:style-name="ce111" office:value-type="date" office:date-value="2024-09-26" calcext:value-type="date">
            <text:p>26/09/2024</text:p>
          </table:table-cell>
          <table:table-cell table:style-name="ce111" office:value-type="date" office:date-value="2023-09-25" calcext:value-type="date">
            <text:p>25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30-09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3" office:value-type="string" calcext:value-type="string">
            <text:p>JH04Z0634</text:p>
          </table:table-cell>
          <table:table-cell office:value-type="float" office:value="40634" calcext:value-type="float">
            <text:p>040634</text:p>
          </table:table-cell>
          <table:table-cell office:value-type="string" calcext:value-type="string">
            <text:p>SUNIL KUMAR</text:p>
          </table:table-cell>
          <table:table-cell office:value-type="string" calcext:value-type="string">
            <text:p>D6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SUNIL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PURANA DUMKA,HIZALA ROAD,DUMKA814101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9470511892" calcext:value-type="float">
            <text:p>9470511892</text:p>
          </table:table-cell>
          <table:table-cell table:style-name="ce2" office:value-type="float" office:value="9631758279" calcext:value-type="float">
            <text:p>963175827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3-14" calcext:value-type="date">
            <text:p>14/03/2023</text:p>
          </table:table-cell>
          <table:table-cell table:style-name="ce111" office:value-type="date" office:date-value="2028-03-19" calcext:value-type="date">
            <text:p>19/03/2028</text:p>
          </table:table-cell>
          <table:table-cell table:style-name="ce111" office:value-type="date" office:date-value="2023-06-13" calcext:value-type="date">
            <text:p>13/06/2023</text:p>
          </table:table-cell>
          <table:table-cell table:style-name="ce111" office:value-type="date" office:date-value="2025-03-13" calcext:value-type="date">
            <text:p>13/03/2025</text:p>
          </table:table-cell>
          <table:table-cell table:style-name="ce111" office:value-type="date" office:date-value="2024-03-09" calcext:value-type="date">
            <text:p>09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3" office:value-type="string" calcext:value-type="string">
            <text:p>JH04Y6862</text:p>
          </table:table-cell>
          <table:table-cell/>
          <table:table-cell office:value-type="string" calcext:value-type="string">
            <text:p>M/S BINOD KUMAR BHAGAT</text:p>
          </table:table-cell>
          <table:table-cell office:value-type="string" calcext:value-type="string">
            <text:p>D66</text:p>
          </table:table-cell>
          <table:table-cell table:number-columns-repeated="2" office:value-type="date" office:date-value="2022-10-01" calcext:value-type="date">
            <text:p>01/10/2022</text:p>
          </table:table-cell>
          <table:table-cell office:value-type="string" calcext:value-type="string">
            <text:p>BINOSD KUMAR BHAGAT </text:p>
          </table:table-cell>
          <table:table-cell office:value-type="string" calcext:value-type="string">
            <text:p>AMARAPARA</text:p>
          </table:table-cell>
          <table:table-cell office:value-type="string" calcext:value-type="string">
            <text:p>AMRAPA,PAKUR,JH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4" calcext:value-type="float">
            <text:p>16.94</text:p>
          </table:table-cell>
          <table:table-cell table:style-name="ce2" office:value-type="float" office:value="9006207215" calcext:value-type="float">
            <text:p>9006207215</text:p>
          </table:table-cell>
          <table:table-cell table:style-name="ce2" office:value-type="float" office:value="8409375374" calcext:value-type="float">
            <text:p>840937537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21" calcext:value-type="date">
            <text:p>21/09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2-20" calcext:value-type="date">
            <text:p>20/12/2022</text:p>
          </table:table-cell>
          <table:table-cell table:style-name="ce111" office:value-type="date" office:date-value="2022-09-20" calcext:value-type="date">
            <text:p>20/09/2022</text:p>
          </table:table-cell>
          <table:table-cell table:style-name="ce111" office:value-type="date" office:date-value="2023-09-13" calcext:value-type="date">
            <text:p>13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30-09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3" office:value-type="string" calcext:value-type="string">
            <text:p>JH04Y1275</text:p>
          </table:table-cell>
          <table:table-cell office:value-type="float" office:value="41275" calcext:value-type="float">
            <text:p>041275</text:p>
          </table:table-cell>
          <table:table-cell office:value-type="string" calcext:value-type="string">
            <text:p>M/S SITA RAM BHAGAT</text:p>
          </table:table-cell>
          <table:table-cell office:value-type="string" calcext:value-type="string">
            <text:p>D67</text:p>
          </table:table-cell>
          <table:table-cell office:value-type="date" office:date-value="2022-10-01" calcext:value-type="date">
            <text:p>01/10/2022</text:p>
          </table:table-cell>
          <table:table-cell office:value-type="date" office:date-value="2022-10-03" calcext:value-type="date">
            <text:p>03/10/2022</text:p>
          </table:table-cell>
          <table:table-cell office:value-type="string" calcext:value-type="string">
            <text:p>SITARAM BHAGAT </text:p>
          </table:table-cell>
          <table:table-cell office:value-type="string" calcext:value-type="string">
            <text:p>AMARAPARA</text:p>
          </table:table-cell>
          <table:table-cell office:value-type="string" calcext:value-type="string">
            <text:p>AMRAPA,PAKUR,JH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9931536915" calcext:value-type="float">
            <text:p>9931536915</text:p>
          </table:table-cell>
          <table:table-cell table:style-name="ce2" office:value-type="float" office:value="9801559050" calcext:value-type="float">
            <text:p>980155905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21" calcext:value-type="date">
            <text:p>21/09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2-20" calcext:value-type="date">
            <text:p>20/12/2022</text:p>
          </table:table-cell>
          <table:table-cell table:style-name="ce111" office:value-type="date" office:date-value="2024-09-20" calcext:value-type="date">
            <text:p>20/09/2024</text:p>
          </table:table-cell>
          <table:table-cell table:style-name="ce111" office:value-type="date" office:date-value="2023-09-19" calcext:value-type="date">
            <text:p>19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3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3" office:value-type="string" calcext:value-type="string">
            <text:p>JH04Y5056</text:p>
          </table:table-cell>
          <table:table-cell office:value-type="float" office:value="505605" calcext:value-type="float">
            <text:p>505605</text:p>
          </table:table-cell>
          <table:table-cell office:value-type="string" calcext:value-type="string">
            <text:p>JITENDRA BHAGAT</text:p>
          </table:table-cell>
          <table:table-cell office:value-type="string" calcext:value-type="string">
            <text:p>D68</text:p>
          </table:table-cell>
          <table:table-cell table:number-columns-repeated="2" office:value-type="date" office:date-value="2022-10-03" calcext:value-type="date">
            <text:p>03/10/2022</text:p>
          </table:table-cell>
          <table:table-cell office:value-type="string" calcext:value-type="string">
            <text:p>JITENDRA BHAGAT </text:p>
          </table:table-cell>
          <table:table-cell office:value-type="string" calcext:value-type="string">
            <text:p>GODDA</text:p>
          </table:table-cell>
          <table:table-cell office:value-type="string" calcext:value-type="string">
            <text:p>SHAHPUR BELDINA,MAHAGAMA,GODDA JHARKHAND-814155</text:p>
          </table:table-cell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7250603168" calcext:value-type="float">
            <text:p>7250603168</text:p>
          </table:table-cell>
          <table:table-cell table:style-name="ce2" office:value-type="float" office:value="9955865142" calcext:value-type="float">
            <text:p>9955865142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09" calcext:value-type="date">
            <text:p>09/09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2-07" calcext:value-type="date">
            <text:p>07/12/2022</text:p>
          </table:table-cell>
          <table:table-cell table:style-name="ce111" office:value-type="date" office:date-value="2024-09-08" calcext:value-type="date">
            <text:p>08/09/2024</text:p>
          </table:table-cell>
          <table:table-cell table:style-name="ce111" office:value-type="date" office:date-value="2023-09-07" calcext:value-type="date">
            <text:p>07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3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3" office:value-type="string" calcext:value-type="string">
            <text:p>JH04Y3539</text:p>
          </table:table-cell>
          <table:table-cell office:value-type="float" office:value="43539" calcext:value-type="float">
            <text:p>043539</text:p>
          </table:table-cell>
          <table:table-cell office:value-type="string" calcext:value-type="string">
            <text:p>ANAND TRANSPORT</text:p>
          </table:table-cell>
          <table:table-cell office:value-type="string" calcext:value-type="string">
            <text:p>D69</text:p>
          </table:table-cell>
          <table:table-cell table:number-columns-repeated="2" office:value-type="date" office:date-value="2022-10-03" calcext:value-type="date">
            <text:p>03/10/2022</text:p>
          </table:table-cell>
          <table:table-cell office:value-type="string" calcext:value-type="string">
            <text:p>ANAND KISHOR CHOUDARI</text:p>
          </table:table-cell>
          <table:table-cell office:value-type="string" calcext:value-type="string">
            <text:p>AMARAPARA</text:p>
          </table:table-cell>
          <table:table-cell office:value-type="string" calcext:value-type="string">
            <text:p>AMARAPARA,PAKUR 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9931519687" calcext:value-type="float">
            <text:p>9931519687</text:p>
          </table:table-cell>
          <table:table-cell table:style-name="ce2" office:value-type="float" office:value="8271070246" calcext:value-type="float">
            <text:p>827107024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28" calcext:value-type="date">
            <text:p>28/09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2-27" calcext:value-type="date">
            <text:p>27/12/2022</text:p>
          </table:table-cell>
          <table:table-cell table:style-name="ce111" office:value-type="date" office:date-value="2024-09-27" calcext:value-type="date">
            <text:p>27/09/2024</text:p>
          </table:table-cell>
          <table:table-cell table:style-name="ce111" office:value-type="date" office:date-value="2023-09-25" calcext:value-type="date">
            <text:p>25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3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3" office:value-type="string" calcext:value-type="string">
            <text:p>JH04X2530</text:p>
          </table:table-cell>
          <table:table-cell office:value-type="float" office:value="574345" calcext:value-type="float">
            <text:p>574345</text:p>
          </table:table-cell>
          <table:table-cell office:value-type="string" calcext:value-type="string">
            <text:p>ASHUTOSH KUMAR</text:p>
          </table:table-cell>
          <table:table-cell office:value-type="string" calcext:value-type="string">
            <text:p>D70</text:p>
          </table:table-cell>
          <table:table-cell table:number-columns-repeated="2" office:value-type="date" office:date-value="2022-10-04" calcext:value-type="date">
            <text:p>04/10/2022</text:p>
          </table:table-cell>
          <table:table-cell office:value-type="string" calcext:value-type="string">
            <text:p>ASHUTOSH KUMAR </text:p>
          </table:table-cell>
          <table:table-cell office:value-type="string" calcext:value-type="string">
            <text:p>AMARAPARA</text:p>
          </table:table-cell>
          <table:table-cell office:value-type="string" calcext:value-type="string">
            <text:p>KUCHIRA,AMARAPARA BARHABAD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9801574345" calcext:value-type="float">
            <text:p>9801574345</text:p>
          </table:table-cell>
          <table:table-cell table:style-name="ce2" office:value-type="float" office:value="8809786341" calcext:value-type="float">
            <text:p>880978634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7-05" calcext:value-type="date">
            <text:p>05/07/2022</text:p>
          </table:table-cell>
          <table:table-cell table:style-name="ce111" office:value-type="date" office:date-value="2027-08-01" calcext:value-type="date">
            <text:p>01/08/2027</text:p>
          </table:table-cell>
          <table:table-cell table:style-name="ce111" office:value-type="date" office:date-value="2022-12-29" calcext:value-type="date">
            <text:p>29/12/2022</text:p>
          </table:table-cell>
          <table:table-cell table:style-name="ce111" office:value-type="date" office:date-value="2024-07-04" calcext:value-type="date">
            <text:p>04/07/2024</text:p>
          </table:table-cell>
          <table:table-cell table:style-name="ce111" office:value-type="date" office:date-value="2023-07-01" calcext:value-type="date">
            <text:p>01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63" office:value-type="string" calcext:value-type="string">
            <text:p>JH04X7621</text:p>
          </table:table-cell>
          <table:table-cell office:value-type="float" office:value="716969" calcext:value-type="float">
            <text:p>716969</text:p>
          </table:table-cell>
          <table:table-cell office:value-type="string" calcext:value-type="string">
            <text:p>JITENDRA PRASAD BHAGAT</text:p>
          </table:table-cell>
          <table:table-cell office:value-type="string" calcext:value-type="string">
            <text:p>D71</text:p>
          </table:table-cell>
          <table:table-cell table:number-columns-repeated="2" office:value-type="date" office:date-value="2022-10-04" calcext:value-type="date">
            <text:p>04/10/2022</text:p>
          </table:table-cell>
          <table:table-cell office:value-type="string" calcext:value-type="string">
            <text:p>JITENDRA PRASAD BHAGAT </text:p>
          </table:table-cell>
          <table:table-cell office:value-type="string" calcext:value-type="string">
            <text:p>AMARAPARA</text:p>
          </table:table-cell>
          <table:table-cell office:value-type="string" calcext:value-type="string">
            <text:p>KUCHIRA,AMARAPARA BARHABAD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9523916969" calcext:value-type="float">
            <text:p>9523916969</text:p>
          </table:table-cell>
          <table:table-cell table:style-name="ce2" office:value-type="float" office:value="7870258428" calcext:value-type="float">
            <text:p>787025842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7-05" calcext:value-type="date">
            <text:p>05/07/2022</text:p>
          </table:table-cell>
          <table:table-cell table:style-name="ce111" office:value-type="date" office:date-value="2027-08-01" calcext:value-type="date">
            <text:p>01/08/2027</text:p>
          </table:table-cell>
          <table:table-cell table:style-name="ce111" office:value-type="date" office:date-value="2022-12-29" calcext:value-type="date">
            <text:p>29/12/2022</text:p>
          </table:table-cell>
          <table:table-cell table:style-name="ce111" office:value-type="date" office:date-value="2024-07-04" calcext:value-type="date">
            <text:p>04/07/2024</text:p>
          </table:table-cell>
          <table:table-cell table:style-name="ce111" office:value-type="date" office:date-value="2023-07-01" calcext:value-type="date">
            <text:p>01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0-2022</text:p>
          </table:table-cell>
          <table:table-cell table:style-name="ce2"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JH04W9642</text:p>
          </table:table-cell>
          <table:table-cell office:value-type="float" office:value="964201" calcext:value-type="float">
            <text:p>964201</text:p>
          </table:table-cell>
          <table:table-cell office:value-type="string" calcext:value-type="string">
            <text:p>DILIP KUMAR PANDIT</text:p>
          </table:table-cell>
          <table:table-cell office:value-type="string" calcext:value-type="string">
            <text:p>D72</text:p>
          </table:table-cell>
          <table:table-cell table:number-columns-repeated="2" office:value-type="date" office:date-value="2022-10-04" calcext:value-type="date">
            <text:p>04/10/2022</text:p>
          </table:table-cell>
          <table:table-cell office:value-type="string" calcext:value-type="string">
            <text:p>KESHAV KRISHNA</text:p>
          </table:table-cell>
          <table:table-cell office:value-type="string" calcext:value-type="string">
            <text:p>AMARAPARA</text:p>
          </table:table-cell>
          <table:table-cell office:value-type="string" calcext:value-type="string">
            <text:p>BASMATI AMARAPARA,PAKUR JHARKHANDA 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8292313292" calcext:value-type="float">
            <text:p>8292313292</text:p>
          </table:table-cell>
          <table:table-cell table:style-name="ce2" office:value-type="float" office:value="7992201729" calcext:value-type="float">
            <text:p>799220172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10-25" calcext:value-type="date">
            <text:p>25/10/2021</text:p>
          </table:table-cell>
          <table:table-cell table:style-name="ce111" office:value-type="date" office:date-value="2026-11-17" calcext:value-type="date">
            <text:p>17/11/2026</text:p>
          </table:table-cell>
          <table:table-cell table:style-name="ce111" office:value-type="date" office:date-value="2022-10-10" calcext:value-type="date">
            <text:p>10/10/2022</text:p>
          </table:table-cell>
          <table:table-cell table:style-name="ce111" office:value-type="date" office:date-value="2023-10-24" calcext:value-type="date">
            <text:p>24/10/2023</text:p>
          </table:table-cell>
          <table:table-cell table:style-name="ce111" office:value-type="date" office:date-value="2023-10-05" calcext:value-type="date">
            <text:p>05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H16H1942</text:p>
          </table:table-cell>
          <table:table-cell office:value-type="float" office:value="161942" calcext:value-type="float">
            <text:p>161942</text:p>
          </table:table-cell>
          <table:table-cell office:value-type="string" calcext:value-type="string">
            <text:p>DILIP KUMAR PANDIT</text:p>
          </table:table-cell>
          <table:table-cell office:value-type="string" calcext:value-type="string">
            <text:p>D7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KESHAV KRISHNA</text:p>
          </table:table-cell>
          <table:table-cell office:value-type="string" calcext:value-type="string">
            <text:p>AMARAPARA</text:p>
          </table:table-cell>
          <table:table-cell office:value-type="string" calcext:value-type="string">
            <text:p>BASMATI AMARAPARA,PAKUR JHARKHANDA 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8292313292" calcext:value-type="float">
            <text:p>8292313292</text:p>
          </table:table-cell>
          <table:table-cell table:style-name="ce2" office:value-type="float" office:value="7992201729" calcext:value-type="float">
            <text:p>799220172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7" calcext:value-type="date">
            <text:p>27/04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6-26" calcext:value-type="date">
            <text:p>26/06/2023</text:p>
          </table:table-cell>
          <table:table-cell table:style-name="ce111" office:value-type="date" office:date-value="2025-04-26" calcext:value-type="date">
            <text:p>26/04/2025</text:p>
          </table:table-cell>
          <table:table-cell table:style-name="ce111" office:value-type="date" office:date-value="2024-03-26" calcext:value-type="date">
            <text:p>26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H04Y2262</text:p>
          </table:table-cell>
          <table:table-cell/>
          <table:table-cell office:value-type="string" calcext:value-type="string">
            <text:p>M/S KUNDAN KUMAR</text:p>
          </table:table-cell>
          <table:table-cell office:value-type="string" calcext:value-type="string">
            <text:p>D73</text:p>
          </table:table-cell>
          <table:table-cell table:number-columns-repeated="2" office:value-type="date" office:date-value="2022-10-05" calcext:value-type="date">
            <text:p>05/10/2022</text:p>
          </table:table-cell>
          <table:table-cell office:value-type="string" calcext:value-type="string">
            <text:p>KUNDAN KUMAR</text:p>
          </table:table-cell>
          <table:table-cell office:value-type="string" calcext:value-type="string">
            <text:p>AMARAPARA</text:p>
          </table:table-cell>
          <table:table-cell office:value-type="string" calcext:value-type="string">
            <text:p>Am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9931522181" calcext:value-type="float">
            <text:p>9931522181</text:p>
          </table:table-cell>
          <table:table-cell table:style-name="ce2" office:value-type="float" office:value="9204776680" calcext:value-type="float">
            <text:p>920477668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30" calcext:value-type="date">
            <text:p>30/09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2-29" calcext:value-type="date">
            <text:p>29/12/2022</text:p>
          </table:table-cell>
          <table:table-cell table:style-name="ce111" office:value-type="date" office:date-value="2024-03-29" calcext:value-type="date">
            <text:p>29/03/2024</text:p>
          </table:table-cell>
          <table:table-cell table:style-name="ce111" office:value-type="date" office:date-value="2023-09-28" calcext:value-type="date">
            <text:p>28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JH04Y5234</text:p>
          </table:table-cell>
          <table:table-cell office:value-type="float" office:value="523499" calcext:value-type="float">
            <text:p>523499</text:p>
          </table:table-cell>
          <table:table-cell office:value-type="string" calcext:value-type="string">
            <text:p>SANJAY KUMAR BHAGAT</text:p>
          </table:table-cell>
          <table:table-cell office:value-type="string" calcext:value-type="string">
            <text:p>D76</text:p>
          </table:table-cell>
          <table:table-cell table:number-columns-repeated="2" office:value-type="date" office:date-value="2022-10-26" calcext:value-type="date">
            <text:p>26/10/2022</text:p>
          </table:table-cell>
          <table:table-cell office:value-type="string" calcext:value-type="string">
            <text:p>SANJAY KUMAR BHAGAT</text:p>
          </table:table-cell>
          <table:table-cell office:value-type="string" calcext:value-type="string">
            <text:p>DUMARCHIR</text:p>
          </table:table-cell>
          <table:table-cell office:value-type="string" calcext:value-type="string">
            <text:p>DUMARCHIR , AMRAPARA , PAKUR, Jharkhand,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56" calcext:value-type="float">
            <text:p>16.56</text:p>
          </table:table-cell>
          <table:table-cell table:style-name="ce2" office:value-type="float" office:value="9771241405" calcext:value-type="float">
            <text:p>9771241405</text:p>
          </table:table-cell>
          <table:table-cell table:style-name="ce2" office:value-type="float" office:value="6207643979" calcext:value-type="float">
            <text:p>620764397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0-12" calcext:value-type="date">
            <text:p>12/10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1-06" calcext:value-type="date">
            <text:p>06/01/2023</text:p>
          </table:table-cell>
          <table:table-cell table:style-name="ce111" office:value-type="date" office:date-value="2024-10-11" calcext:value-type="date">
            <text:p>11/10/2024</text:p>
          </table:table-cell>
          <table:table-cell table:style-name="ce111" office:value-type="date" office:date-value="2023-10-09" calcext:value-type="date">
            <text:p>09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6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JH04Y8745</text:p>
          </table:table-cell>
          <table:table-cell office:value-type="float" office:value="874599" calcext:value-type="float">
            <text:p>874599</text:p>
          </table:table-cell>
          <table:table-cell office:value-type="string" calcext:value-type="string">
            <text:p>SANJAY KUMAR BHAGAT</text:p>
          </table:table-cell>
          <table:table-cell office:value-type="string" calcext:value-type="string">
            <text:p>D76</text:p>
          </table:table-cell>
          <table:table-cell table:number-columns-repeated="2" office:value-type="date" office:date-value="2022-10-26" calcext:value-type="date">
            <text:p>26/10/2022</text:p>
          </table:table-cell>
          <table:table-cell office:value-type="string" calcext:value-type="string">
            <text:p>SANJAY KUMAR BHAGAT</text:p>
          </table:table-cell>
          <table:table-cell office:value-type="string" calcext:value-type="string">
            <text:p>DUMARCHIR</text:p>
          </table:table-cell>
          <table:table-cell office:value-type="string" calcext:value-type="string">
            <text:p>DUMARCHIR , AMRAPARA , PAKUR, Jharkhand,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74" calcext:value-type="float">
            <text:p>16.74</text:p>
          </table:table-cell>
          <table:table-cell table:style-name="ce2" office:value-type="float" office:value="9771241405" calcext:value-type="float">
            <text:p>9771241405</text:p>
          </table:table-cell>
          <table:table-cell table:style-name="ce2" office:value-type="float" office:value="6207643979" calcext:value-type="float">
            <text:p>6207643979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37-10-11" calcext:value-type="date">
            <text:p>11/10/2037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1-06" calcext:value-type="date">
            <text:p>06/01/2023</text:p>
          </table:table-cell>
          <table:table-cell table:style-name="ce111" office:value-type="date" office:date-value="2024-10-11" calcext:value-type="date">
            <text:p>11/10/2024</text:p>
          </table:table-cell>
          <table:table-cell table:style-name="ce111" office:value-type="date" office:date-value="2023-10-09" calcext:value-type="date">
            <text:p>09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6-10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JH04AB8331</text:p>
          </table:table-cell>
          <table:table-cell office:value-type="float" office:value="8331" calcext:value-type="float">
            <text:p>008331</text:p>
          </table:table-cell>
          <table:table-cell office:value-type="string" calcext:value-type="string">
            <text:p>SANJAY KUMAR BHAGAT</text:p>
          </table:table-cell>
          <table:table-cell office:value-type="string" calcext:value-type="string">
            <text:p>D76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5-06-02" calcext:value-type="date">
            <text:p>02/06/2025</text:p>
          </table:table-cell>
          <table:table-cell office:value-type="string" calcext:value-type="string">
            <text:p>SANJAY KUMAR BHAGAT</text:p>
          </table:table-cell>
          <table:table-cell office:value-type="string" calcext:value-type="string">
            <text:p>DUMARCHIR</text:p>
          </table:table-cell>
          <table:table-cell office:value-type="string" calcext:value-type="string">
            <text:p>DUMARCHIR , AMRAPARA , PAKUR, Jharkhand,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9771241405" calcext:value-type="float">
            <text:p>9771241405</text:p>
          </table:table-cell>
          <table:table-cell table:style-name="ce2" office:value-type="float" office:value="6207643979" calcext:value-type="float">
            <text:p>620764397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6-15" calcext:value-type="date">
            <text:p>15/06/2024</text:p>
          </table:table-cell>
          <table:table-cell table:style-name="ce111" office:value-type="date" office:date-value="2029-06-26" calcext:value-type="date">
            <text:p>26/06/2029</text:p>
          </table:table-cell>
          <table:table-cell table:style-name="ce111" office:value-type="date" office:date-value="2025-09-14" calcext:value-type="date">
            <text:p>14/09/2025</text:p>
          </table:table-cell>
          <table:table-cell table:style-name="ce111" office:value-type="date" office:date-value="2026-06-14" calcext:value-type="date">
            <text:p>14/06/2026</text:p>
          </table:table-cell>
          <table:table-cell table:style-name="ce111" office:value-type="date" office:date-value="2026-06-09" calcext:value-type="date">
            <text:p>09/06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JH16G6839</text:p>
          </table:table-cell>
          <table:table-cell/>
          <table:table-cell office:value-type="string" calcext:value-type="string">
            <text:p>RAJEEV TRANSPORT</text:p>
          </table:table-cell>
          <table:table-cell office:value-type="string" calcext:value-type="string">
            <text:p>D77</text:p>
          </table:table-cell>
          <table:table-cell table:number-columns-repeated="2" office:value-type="date" office:date-value="2022-11-09" calcext:value-type="date">
            <text:p>09/11/2022</text:p>
          </table:table-cell>
          <table:table-cell office:value-type="string" calcext:value-type="string">
            <text:p>RAJEEV RAI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CHAKBALRAMPUR(PO)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9006280552" calcext:value-type="float">
            <text:p>9006280552</text:p>
          </table:table-cell>
          <table:table-cell table:style-name="ce2" office:value-type="float" office:value="8092603111" calcext:value-type="float">
            <text:p>809260311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29" calcext:value-type="date">
            <text:p>29/09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2-28" calcext:value-type="date">
            <text:p>28/12/2022</text:p>
          </table:table-cell>
          <table:table-cell table:style-name="ce111" office:value-type="date" office:date-value="2024-09-28" calcext:value-type="date">
            <text:p>28/09/2024</text:p>
          </table:table-cell>
          <table:table-cell table:style-name="ce111" office:value-type="date" office:date-value="2023-09-15" calcext:value-type="date">
            <text:p>15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9-11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H16G1002</text:p>
          </table:table-cell>
          <table:table-cell/>
          <table:table-cell office:value-type="string" calcext:value-type="string">
            <text:p>RAJEEV TRANSPORT</text:p>
          </table:table-cell>
          <table:table-cell office:value-type="string" calcext:value-type="string">
            <text:p>D77</text:p>
          </table:table-cell>
          <table:table-cell table:number-columns-repeated="2" office:value-type="date" office:date-value="2022-11-09" calcext:value-type="date">
            <text:p>09/11/2022</text:p>
          </table:table-cell>
          <table:table-cell office:value-type="string" calcext:value-type="string">
            <text:p>RAJEEV RAI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CHAKBALRAMPUR(PO)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9006280552" calcext:value-type="float">
            <text:p>9006280552</text:p>
          </table:table-cell>
          <table:table-cell table:style-name="ce2" office:value-type="float" office:value="8092603111" calcext:value-type="float">
            <text:p>809260311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9-29" calcext:value-type="date">
            <text:p>29/09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2-12-28" calcext:value-type="date">
            <text:p>28/12/2022</text:p>
          </table:table-cell>
          <table:table-cell table:style-name="ce111" office:value-type="date" office:date-value="2024-09-28" calcext:value-type="date">
            <text:p>28/09/2024</text:p>
          </table:table-cell>
          <table:table-cell table:style-name="ce111" office:value-type="date" office:date-value="2023-09-15" calcext:value-type="date">
            <text:p>15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9-11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JH04Y9274</text:p>
          </table:table-cell>
          <table:table-cell office:value-type="float" office:value="49274" calcext:value-type="float">
            <text:p>049274</text:p>
          </table:table-cell>
          <table:table-cell office:value-type="string" calcext:value-type="string">
            <text:p>MANOJ KUMAR MANDAL</text:p>
          </table:table-cell>
          <table:table-cell office:value-type="string" calcext:value-type="string">
            <text:p>D78</text:p>
          </table:table-cell>
          <table:table-cell table:number-columns-repeated="2" office:value-type="date" office:date-value="2022-11-12" calcext:value-type="date">
            <text:p>12/11/2022</text:p>
          </table:table-cell>
          <table:table-cell office:value-type="string" calcext:value-type="string">
            <text:p>MANOJ KUMAR MANDAL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7903962689" calcext:value-type="float">
            <text:p>7903962689</text:p>
          </table:table-cell>
          <table:table-cell table:style-name="ce2" office:value-type="float" office:value="9939572244" calcext:value-type="float">
            <text:p>993957224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0-01" calcext:value-type="date">
            <text:p>01/10/2022</text:p>
          </table:table-cell>
          <table:table-cell table:style-name="ce111" office:value-type="date" office:date-value="2027-10-10" calcext:value-type="date">
            <text:p>10/10/2027</text:p>
          </table:table-cell>
          <table:table-cell table:style-name="ce111" office:value-type="date" office:date-value="2022-12-31" calcext:value-type="date">
            <text:p>31/12/2022</text:p>
          </table:table-cell>
          <table:table-cell table:style-name="ce111" office:value-type="date" office:date-value="2024-09-30" calcext:value-type="date">
            <text:p>30/09/2024</text:p>
          </table:table-cell>
          <table:table-cell table:style-name="ce111" office:value-type="date" office:date-value="2023-09-26" calcext:value-type="date">
            <text:p>26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12-11-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H04Z2446</text:p>
          </table:table-cell>
          <table:table-cell office:value-type="float" office:value="424446" calcext:value-type="float">
            <text:p>424446</text:p>
          </table:table-cell>
          <table:table-cell office:value-type="string" calcext:value-type="string">
            <text:p>MANOJ KUMAR MANDAL</text:p>
          </table:table-cell>
          <table:table-cell office:value-type="string" calcext:value-type="string">
            <text:p>D7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MANOJ KUMAR MANDAL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94" calcext:value-type="float">
            <text:p>16.94</text:p>
          </table:table-cell>
          <table:table-cell table:style-name="ce2" office:value-type="float" office:value="7903962689" calcext:value-type="float">
            <text:p>7903962689</text:p>
          </table:table-cell>
          <table:table-cell table:style-name="ce2" office:value-type="float" office:value="9939572244" calcext:value-type="float">
            <text:p>993957224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1" calcext:value-type="date">
            <text:p>21/04/2023</text:p>
          </table:table-cell>
          <table:table-cell table:style-name="ce111"/>
          <table:table-cell table:style-name="ce111" office:value-type="date" office:date-value="2025-07-20" calcext:value-type="date">
            <text:p>20/07/2025</text:p>
          </table:table-cell>
          <table:table-cell table:style-name="ce111" office:value-type="date" office:date-value="2025-04-20" calcext:value-type="date">
            <text:p>20/04/2025</text:p>
          </table:table-cell>
          <table:table-cell table:style-name="ce111" office:value-type="date" office:date-value="2025-04-16" calcext:value-type="date">
            <text:p>16/04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JH04X7818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SANTOSHILA TRANSPORT</text:p>
          </table:table-cell>
          <table:table-cell office:value-type="string" calcext:value-type="string">
            <text:p>D79</text:p>
          </table:table-cell>
          <table:table-cell office:value-type="date" office:date-value="2022-12-02" calcext:value-type="date">
            <text:p>02/12/2022</text:p>
          </table:table-cell>
          <table:table-cell office:value-type="date" office:date-value="2022-12-03" calcext:value-type="date">
            <text:p>03/12/2022</text:p>
          </table:table-cell>
          <table:table-cell office:value-type="string" calcext:value-type="string">
            <text:p>SANTOSHILA MARANDI</text:p>
          </table:table-cell>
          <table:table-cell office:value-type="string" calcext:value-type="string">
            <text:p>GOPIKANDAR</text:p>
          </table:table-cell>
          <table:table-cell office:value-type="string" calcext:value-type="string">
            <text:p>DALDALI,GOPIKANDAR ,DUMKA,814103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8789040769" calcext:value-type="float">
            <text:p>8789040769</text:p>
          </table:table-cell>
          <table:table-cell table:style-name="ce2" office:value-type="float" office:value="7209297037" calcext:value-type="float">
            <text:p>720929703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5-28" calcext:value-type="date">
            <text:p>28/05/2022</text:p>
          </table:table-cell>
          <table:table-cell table:style-name="ce111" office:value-type="date" office:date-value="2023-06-06" calcext:value-type="date">
            <text:p>06/06/2023</text:p>
          </table:table-cell>
          <table:table-cell table:style-name="ce111" office:value-type="date" office:date-value="2023-02-15" calcext:value-type="date">
            <text:p>15/02/2023</text:p>
          </table:table-cell>
          <table:table-cell table:style-name="ce111" office:value-type="date" office:date-value="2024-05-27" calcext:value-type="date">
            <text:p>27/05/2024</text:p>
          </table:table-cell>
          <table:table-cell table:style-name="ce111" office:value-type="date" office:date-value="2023-05-11" calcext:value-type="date">
            <text:p>11/05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2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JH04AB9079</text:p>
          </table:table-cell>
          <table:table-cell/>
          <table:table-cell office:value-type="string" calcext:value-type="string">
            <text:p>SANTOSHILA TRANSPORT</text:p>
          </table:table-cell>
          <table:table-cell office:value-type="string" calcext:value-type="string">
            <text:p>D79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4-10" calcext:value-type="date">
            <text:p>10/04/2024</text:p>
          </table:table-cell>
          <table:table-cell office:value-type="string" calcext:value-type="string">
            <text:p>SANTOSHILA MARANDI</text:p>
          </table:table-cell>
          <table:table-cell office:value-type="string" calcext:value-type="string">
            <text:p>GOPIKANDAR</text:p>
          </table:table-cell>
          <table:table-cell office:value-type="string" calcext:value-type="string">
            <text:p>DALDALI,GOPIKANDAR ,DUMKA,814103</text:p>
          </table:table-cell>
          <table:table-cell office:value-type="float" office:value="16" calcext:value-type="float">
            <text:p>16</text:p>
          </table:table-cell>
          <table:table-cell office:value-type="float" office:value="16.44" calcext:value-type="float">
            <text:p>16.44</text:p>
          </table:table-cell>
          <table:table-cell table:style-name="ce2" office:value-type="float" office:value="8789040769" calcext:value-type="float">
            <text:p>8789040769</text:p>
          </table:table-cell>
          <table:table-cell table:style-name="ce2" office:value-type="float" office:value="7209297037" calcext:value-type="float">
            <text:p>720929703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4-08" calcext:value-type="date">
            <text:p>08/04/2024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4-07-07" calcext:value-type="date">
            <text:p>07/07/2024</text:p>
          </table:table-cell>
          <table:table-cell table:style-name="ce111" office:value-type="date" office:date-value="2026-04-07" calcext:value-type="date">
            <text:p>07/04/2026</text:p>
          </table:table-cell>
          <table:table-cell table:style-name="ce111" office:value-type="date" office:date-value="2025-03-29" calcext:value-type="date">
            <text:p>29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19" table:number-columns-repeated="8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JH04V4860</text:p>
          </table:table-cell>
          <table:table-cell office:value-type="float" office:value="123123" calcext:value-type="float">
            <text:p>123123</text:p>
          </table:table-cell>
          <table:table-cell office:value-type="string" calcext:value-type="string">
            <text:p>M/S BABA BASUKINATH TRANSPORT</text:p>
          </table:table-cell>
          <table:table-cell office:value-type="string" calcext:value-type="string">
            <text:p>D80</text:p>
          </table:table-cell>
          <table:table-cell table:number-columns-repeated="2" office:value-type="date" office:date-value="2022-12-04" calcext:value-type="date">
            <text:p>04/12/2022</text:p>
          </table:table-cell>
          <table:table-cell office:value-type="string" calcext:value-type="string">
            <text:p>SANDIP KUMAR BHAGAT</text:p>
          </table:table-cell>
          <table:table-cell office:value-type="string" calcext:value-type="string">
            <text:p>MAHESHPUR</text:p>
          </table:table-cell>
          <table:table-cell office:value-type="string" calcext:value-type="string">
            <text:p>DEBINAGAR,MAHESHPUR-816106</text:p>
          </table:table-cell>
          <table:table-cell office:value-type="float" office:value="16" calcext:value-type="float">
            <text:p>16</text:p>
          </table:table-cell>
          <table:table-cell office:value-type="float" office:value="16.66" calcext:value-type="float">
            <text:p>16.66</text:p>
          </table:table-cell>
          <table:table-cell table:style-name="ce2" office:value-type="float" office:value="6204245467" calcext:value-type="float">
            <text:p>6204245467</text:p>
          </table:table-cell>
          <table:table-cell table:style-name="ce2" office:value-type="float" office:value="7543839383" calcext:value-type="float">
            <text:p>7543839383</text:p>
          </table:table-cell>
          <table:table-cell table:style-name="ce2" office:value-type="string" calcext:value-type="string">
            <text:p>OWNER</text:p>
          </table:table-cell>
          <table:table-cell table:style-name="ce111" table:number-columns-repeated="5"/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JH04Y8352</text:p>
          </table:table-cell>
          <table:table-cell office:value-type="float" office:value="835211" calcext:value-type="float">
            <text:p>835211</text:p>
          </table:table-cell>
          <table:table-cell office:value-type="string" calcext:value-type="string">
            <text:p>ARCHANA KUMARI</text:p>
          </table:table-cell>
          <table:table-cell office:value-type="string" calcext:value-type="string">
            <text:p>D81</text:p>
          </table:table-cell>
          <table:table-cell table:number-columns-repeated="2" office:value-type="date" office:date-value="2022-12-04" calcext:value-type="date">
            <text:p>04/12/2022</text:p>
          </table:table-cell>
          <table:table-cell office:value-type="string" calcext:value-type="string">
            <text:p>ARCHANA KUMAR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72" calcext:value-type="float">
            <text:p>16.72</text:p>
          </table:table-cell>
          <table:table-cell table:style-name="ce2" office:value-type="float" office:value="9525203421" calcext:value-type="float">
            <text:p>9525203421</text:p>
          </table:table-cell>
          <table:table-cell table:style-name="ce2" office:value-type="float" office:value="8271065868" calcext:value-type="float">
            <text:p>827106586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29" calcext:value-type="date">
            <text:p>29/11/2022</text:p>
          </table:table-cell>
          <table:table-cell table:style-name="ce111" office:value-type="date" office:date-value="2023-12-01" calcext:value-type="date">
            <text:p>01/12/2023</text:p>
          </table:table-cell>
          <table:table-cell table:style-name="ce111" office:value-type="date" office:date-value="2023-02-27" calcext:value-type="date">
            <text:p>27/02/2023</text:p>
          </table:table-cell>
          <table:table-cell table:style-name="ce111" office:value-type="date" office:date-value="2024-11-28" calcext:value-type="date">
            <text:p>28/11/2024</text:p>
          </table:table-cell>
          <table:table-cell table:style-name="ce111" office:value-type="date" office:date-value="2023-11-27" calcext:value-type="date">
            <text:p>27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JH04Z8950</text:p>
          </table:table-cell>
          <table:table-cell office:value-type="float" office:value="895011" calcext:value-type="float">
            <text:p>895011</text:p>
          </table:table-cell>
          <table:table-cell office:value-type="string" calcext:value-type="string">
            <text:p>ARCHANA KUMARI</text:p>
          </table:table-cell>
          <table:table-cell office:value-type="string" calcext:value-type="string">
            <text:p>D81</text:p>
          </table:table-cell>
          <table:table-cell office:value-type="date" office:date-value="2023-04-03" calcext:value-type="date">
            <text:p>03/04/2023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ARCHANA KUMAR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76" calcext:value-type="float">
            <text:p>16.76</text:p>
          </table:table-cell>
          <table:table-cell table:style-name="ce2" office:value-type="float" office:value="9525203421" calcext:value-type="float">
            <text:p>9525203421</text:p>
          </table:table-cell>
          <table:table-cell table:style-name="ce2" office:value-type="float" office:value="8271065868" calcext:value-type="float">
            <text:p>827106586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05" calcext:value-type="date">
            <text:p>05/04/2023</text:p>
          </table:table-cell>
          <table:table-cell table:style-name="ce111" office:value-type="date" office:date-value="2024-04-10" calcext:value-type="date">
            <text:p>10/04/2024</text:p>
          </table:table-cell>
          <table:table-cell table:style-name="ce111" office:value-type="date" office:date-value="2023-07-02" calcext:value-type="date">
            <text:p>02/07/2023</text:p>
          </table:table-cell>
          <table:table-cell table:style-name="ce111" office:value-type="date" office:date-value="2025-04-04" calcext:value-type="date">
            <text:p>04/04/2025</text:p>
          </table:table-cell>
          <table:table-cell table:style-name="ce111" office:value-type="date" office:date-value="2024-04-03" calcext:value-type="date">
            <text:p>03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HARINADAN CHOUDARY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JH04Y8294</text:p>
          </table:table-cell>
          <table:table-cell office:value-type="float" office:value="829410" calcext:value-type="float">
            <text:p>829410</text:p>
          </table:table-cell>
          <table:table-cell office:value-type="string" calcext:value-type="string">
            <text:p>RITESH KUMAR</text:p>
          </table:table-cell>
          <table:table-cell office:value-type="string" calcext:value-type="string">
            <text:p>D82</text:p>
          </table:table-cell>
          <table:table-cell table:number-columns-repeated="2" office:value-type="date" office:date-value="2022-12-04" calcext:value-type="date">
            <text:p>04/12/2022</text:p>
          </table:table-cell>
          <table:table-cell office:value-type="string" calcext:value-type="string">
            <text:p>RITESH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KUMRAPARA,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7.06" calcext:value-type="float">
            <text:p>17.06</text:p>
          </table:table-cell>
          <table:table-cell table:style-name="ce2" office:value-type="float" office:value="8789232059" calcext:value-type="float">
            <text:p>8789232059</text:p>
          </table:table-cell>
          <table:table-cell table:style-name="ce2" office:value-type="float" office:value="9570171475" calcext:value-type="float">
            <text:p>957017147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0-27" calcext:value-type="date">
            <text:p>27/10/2022</text:p>
          </table:table-cell>
          <table:table-cell table:style-name="ce111" office:value-type="date" office:date-value="2027-11-02" calcext:value-type="date">
            <text:p>02/11/2027</text:p>
          </table:table-cell>
          <table:table-cell table:style-name="ce111" office:value-type="date" office:date-value="2023-01-25" calcext:value-type="date">
            <text:p>25/01/2023</text:p>
          </table:table-cell>
          <table:table-cell table:style-name="ce111" office:value-type="date" office:date-value="2024-10-26" calcext:value-type="date">
            <text:p>26/10/2024</text:p>
          </table:table-cell>
          <table:table-cell table:style-name="ce111" office:value-type="date" office:date-value="2023-10-25" calcext:value-type="date">
            <text:p>25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H04Y4045</text:p>
          </table:table-cell>
          <table:table-cell office:value-type="float" office:value="404510" calcext:value-type="float">
            <text:p>404510</text:p>
          </table:table-cell>
          <table:table-cell office:value-type="string" calcext:value-type="string">
            <text:p>RITESH KUMAR</text:p>
          </table:table-cell>
          <table:table-cell office:value-type="string" calcext:value-type="string">
            <text:p>D82</text:p>
          </table:table-cell>
          <table:table-cell table:number-columns-repeated="2" office:value-type="date" office:date-value="2022-12-04" calcext:value-type="date">
            <text:p>04/12/2022</text:p>
          </table:table-cell>
          <table:table-cell office:value-type="string" calcext:value-type="string">
            <text:p>RITESH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KUMRAPARA,DUMKA 814101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8789232059" calcext:value-type="float">
            <text:p>8789232059</text:p>
          </table:table-cell>
          <table:table-cell table:style-name="ce2" office:value-type="float" office:value="9570171475" calcext:value-type="float">
            <text:p>957017147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0-27" calcext:value-type="date">
            <text:p>27/10/2022</text:p>
          </table:table-cell>
          <table:table-cell table:style-name="ce111" office:value-type="date" office:date-value="2027-11-02" calcext:value-type="date">
            <text:p>02/11/2027</text:p>
          </table:table-cell>
          <table:table-cell table:style-name="ce111" office:value-type="date" office:date-value="2023-01-26" calcext:value-type="date">
            <text:p>26/01/2023</text:p>
          </table:table-cell>
          <table:table-cell table:style-name="ce111" office:value-type="date" office:date-value="2024-10-26" calcext:value-type="date">
            <text:p>26/10/2024</text:p>
          </table:table-cell>
          <table:table-cell table:style-name="ce111" office:value-type="date" office:date-value="2023-10-25" calcext:value-type="date">
            <text:p>25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H04Y5592</text:p>
          </table:table-cell>
          <table:table-cell office:value-type="float" office:value="45592" calcext:value-type="float">
            <text:p>045592</text:p>
          </table:table-cell>
          <table:table-cell office:value-type="string" calcext:value-type="string">
            <text:p>BISHWAJEET DUTTA</text:p>
          </table:table-cell>
          <table:table-cell office:value-type="string" calcext:value-type="string">
            <text:p>D83</text:p>
          </table:table-cell>
          <table:table-cell table:number-columns-repeated="2" office:value-type="date" office:date-value="2022-12-04" calcext:value-type="date">
            <text:p>04/12/2022</text:p>
          </table:table-cell>
          <table:table-cell office:value-type="string" calcext:value-type="string">
            <text:p>BISHWAJEET DUTTA</text:p>
          </table:table-cell>
          <table:table-cell office:value-type="string" calcext:value-type="string">
            <text:p>GOPIKANDAR</text:p>
          </table:table-cell>
          <table:table-cell office:value-type="string" calcext:value-type="string">
            <text:p>GOPIKANDAR,814103</text:p>
          </table:table-cell>
          <table:table-cell office:value-type="float" office:value="16" calcext:value-type="float">
            <text:p>16</text:p>
          </table:table-cell>
          <table:table-cell office:value-type="float" office:value="16.76" calcext:value-type="float">
            <text:p>16.76</text:p>
          </table:table-cell>
          <table:table-cell table:style-name="ce2" office:value-type="float" office:value="9471348313" calcext:value-type="float">
            <text:p>9471348313</text:p>
          </table:table-cell>
          <table:table-cell table:style-name="ce2" office:value-type="float" office:value="8409058632" calcext:value-type="float">
            <text:p>8409058632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0-06" calcext:value-type="date">
            <text:p>06/10/2022</text:p>
          </table:table-cell>
          <table:table-cell table:style-name="ce111" office:value-type="date" office:date-value="2027-10-12" calcext:value-type="date">
            <text:p>12/10/2027</text:p>
          </table:table-cell>
          <table:table-cell table:style-name="ce111" office:value-type="date" office:date-value="2022-12-31" calcext:value-type="date">
            <text:p>31/12/2022</text:p>
          </table:table-cell>
          <table:table-cell table:style-name="ce111" office:value-type="date" office:date-value="2024-10-05" calcext:value-type="date">
            <text:p>05/10/2024</text:p>
          </table:table-cell>
          <table:table-cell table:style-name="ce111" office:value-type="date" office:date-value="2023-09-30" calcext:value-type="date">
            <text:p>30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JH04Z0157</text:p>
          </table:table-cell>
          <table:table-cell office:value-type="float" office:value="40157" calcext:value-type="float">
            <text:p>040157</text:p>
          </table:table-cell>
          <table:table-cell office:value-type="string" calcext:value-type="string">
            <text:p>BISHWAJEET DUTTA</text:p>
          </table:table-cell>
          <table:table-cell office:value-type="string" calcext:value-type="string">
            <text:p>D83</text:p>
          </table:table-cell>
          <table:table-cell office:value-type="date" office:date-value="2023-06-05" calcext:value-type="date">
            <text:p>05/06/2023</text:p>
          </table:table-cell>
          <table:table-cell office:value-type="date" office:date-value="2022-09-01" calcext:value-type="date">
            <text:p>01/09/2022</text:p>
          </table:table-cell>
          <table:table-cell office:value-type="string" calcext:value-type="string">
            <text:p>BISHWAJEET DUTTA</text:p>
          </table:table-cell>
          <table:table-cell office:value-type="string" calcext:value-type="string">
            <text:p>GOPIKANDAR</text:p>
          </table:table-cell>
          <table:table-cell office:value-type="string" calcext:value-type="string">
            <text:p>GOPIKANDAR,814103</text:p>
          </table:table-cell>
          <table:table-cell office:value-type="float" office:value="16" calcext:value-type="float">
            <text:p>16</text:p>
          </table:table-cell>
          <table:table-cell office:value-type="float" office:value="16.66" calcext:value-type="float">
            <text:p>16.66</text:p>
          </table:table-cell>
          <table:table-cell table:style-name="ce2" office:value-type="float" office:value="9471348313" calcext:value-type="float">
            <text:p>9471348313</text:p>
          </table:table-cell>
          <table:table-cell table:style-name="ce2" office:value-type="float" office:value="8409058632" calcext:value-type="float">
            <text:p>8409058632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6-03" calcext:value-type="date">
            <text:p>03/06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9-01" calcext:value-type="date">
            <text:p>01/09/2023</text:p>
          </table:table-cell>
          <table:table-cell table:style-name="ce111" office:value-type="date" office:date-value="2025-06-02" calcext:value-type="date">
            <text:p>02/06/2025</text:p>
          </table:table-cell>
          <table:table-cell table:style-name="ce111" office:value-type="date" office:date-value="2024-05-31" calcext:value-type="date">
            <text:p>31/05/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JH04Y7976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HREE SHYAM ENTERPRISES</text:p>
          </table:table-cell>
          <table:table-cell office:value-type="string" calcext:value-type="string">
            <text:p>D84</text:p>
          </table:table-cell>
          <table:table-cell table:number-columns-repeated="2" office:value-type="date" office:date-value="2022-12-04" calcext:value-type="date">
            <text:p>04/12/2022</text:p>
          </table:table-cell>
          <table:table-cell office:value-type="string" calcext:value-type="string">
            <text:p>GAURAV DALAN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EAR SBI BANK DUDHANI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7479555555" calcext:value-type="float">
            <text:p>7479555555</text:p>
          </table:table-cell>
          <table:table-cell table:style-name="ce2" office:value-type="float" office:value="8102225777" calcext:value-type="float">
            <text:p>810222577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07" calcext:value-type="date">
            <text:p>07/11/2022</text:p>
          </table:table-cell>
          <table:table-cell table:style-name="ce111" office:value-type="date" office:date-value="2027-11-10" calcext:value-type="date">
            <text:p>10/11/2027</text:p>
          </table:table-cell>
          <table:table-cell table:style-name="ce111" office:value-type="date" office:date-value="2024-02-06" calcext:value-type="date">
            <text:p>06/02/2024</text:p>
          </table:table-cell>
          <table:table-cell table:style-name="ce111" office:value-type="date" office:date-value="2024-11-06" calcext:value-type="date">
            <text:p>06/11/2024</text:p>
          </table:table-cell>
          <table:table-cell table:style-name="ce111" office:value-type="date" office:date-value="2023-10-30" calcext:value-type="date">
            <text:p>30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H04Y7195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HREE SHYAM ENTERPRISES</text:p>
          </table:table-cell>
          <table:table-cell office:value-type="string" calcext:value-type="string">
            <text:p>D84</text:p>
          </table:table-cell>
          <table:table-cell table:number-columns-repeated="2" office:value-type="date" office:date-value="2022-12-04" calcext:value-type="date">
            <text:p>04/12/2022</text:p>
          </table:table-cell>
          <table:table-cell office:value-type="string" calcext:value-type="string">
            <text:p>GAURAV DALAN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EAR SBI BANK DUDHANI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74" calcext:value-type="float">
            <text:p>16.74</text:p>
          </table:table-cell>
          <table:table-cell table:style-name="ce2" office:value-type="float" office:value="7479555555" calcext:value-type="float">
            <text:p>7479555555</text:p>
          </table:table-cell>
          <table:table-cell table:style-name="ce2" office:value-type="float" office:value="8102225777" calcext:value-type="float">
            <text:p>810222577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07" calcext:value-type="date">
            <text:p>07/11/2022</text:p>
          </table:table-cell>
          <table:table-cell table:style-name="ce111" office:value-type="date" office:date-value="2027-11-10" calcext:value-type="date">
            <text:p>10/11/2027</text:p>
          </table:table-cell>
          <table:table-cell table:style-name="ce111" office:value-type="date" office:date-value="2024-02-06" calcext:value-type="date">
            <text:p>06/02/2024</text:p>
          </table:table-cell>
          <table:table-cell table:style-name="ce111" office:value-type="date" office:date-value="2024-11-06" calcext:value-type="date">
            <text:p>06/11/2024</text:p>
          </table:table-cell>
          <table:table-cell table:style-name="ce111" office:value-type="date" office:date-value="2023-10-30" calcext:value-type="date">
            <text:p>30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JH04Y3446</text:p>
          </table:table-cell>
          <table:table-cell office:value-type="float" office:value="816117" calcext:value-type="float">
            <text:p>816117</text:p>
          </table:table-cell>
          <table:table-cell office:value-type="string" calcext:value-type="string">
            <text:p>M/S. JAI BABA BASUKINATH STONE WORKS</text:p>
          </table:table-cell>
          <table:table-cell office:value-type="string" calcext:value-type="string">
            <text:p>D85</text:p>
          </table:table-cell>
          <table:table-cell table:number-columns-repeated="2" office:value-type="date" office:date-value="2022-12-04" calcext:value-type="date">
            <text:p>04/12/2022</text:p>
          </table:table-cell>
          <table:table-cell office:value-type="string" calcext:value-type="string">
            <text:p>SUBODH KUMAR BHAGAT</text:p>
          </table:table-cell>
          <table:table-cell office:value-type="string" calcext:value-type="string">
            <text:p>PHULJHINJGRI</text:p>
          </table:table-cell>
          <table:table-cell office:value-type="string" calcext:value-type="string">
            <text:p>PHULJHINJGRI,PAKURIA,PAKUR,816117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6207331140" calcext:value-type="float">
            <text:p>6207331140</text:p>
          </table:table-cell>
          <table:table-cell table:style-name="ce2" office:value-type="float" office:value="8809947182" calcext:value-type="float">
            <text:p>8809947182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0-11" calcext:value-type="date">
            <text:p>11/10/2022</text:p>
          </table:table-cell>
          <table:table-cell table:style-name="ce111" office:value-type="date" office:date-value="2027-10-12" calcext:value-type="date">
            <text:p>12/10/2027</text:p>
          </table:table-cell>
          <table:table-cell table:style-name="ce111" office:value-type="date" office:date-value="2023-01-09" calcext:value-type="date">
            <text:p>09/01/2023</text:p>
          </table:table-cell>
          <table:table-cell table:style-name="ce111" office:value-type="date" office:date-value="2024-10-10" calcext:value-type="date">
            <text:p>10/10/2024</text:p>
          </table:table-cell>
          <table:table-cell table:style-name="ce111" office:value-type="date" office:date-value="2023-09-30" calcext:value-type="date">
            <text:p>30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JH04Y9922</text:p>
          </table:table-cell>
          <table:table-cell office:value-type="float" office:value="816117" calcext:value-type="float">
            <text:p>816117</text:p>
          </table:table-cell>
          <table:table-cell office:value-type="string" calcext:value-type="string">
            <text:p>M/S. JAI BABA BASUKINATH STONE WORKS</text:p>
          </table:table-cell>
          <table:table-cell office:value-type="string" calcext:value-type="string">
            <text:p>D8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SUBODH KUMAR BHAGAT</text:p>
          </table:table-cell>
          <table:table-cell office:value-type="string" calcext:value-type="string">
            <text:p>PHULJHINJGRI</text:p>
          </table:table-cell>
          <table:table-cell office:value-type="string" calcext:value-type="string">
            <text:p>PHULJHINJGRI,PAKURIA,PAKUR,8161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6207331140" calcext:value-type="float">
            <text:p>6207331140</text:p>
          </table:table-cell>
          <table:table-cell table:style-name="ce2" office:value-type="float" office:value="8809947182" calcext:value-type="float">
            <text:p>8809947182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12" calcext:value-type="date">
            <text:p>12/01/2023</text:p>
          </table:table-cell>
          <table:table-cell table:style-name="ce111" office:value-type="date" office:date-value="2028-01-29" calcext:value-type="date">
            <text:p>29/01/2028</text:p>
          </table:table-cell>
          <table:table-cell table:style-name="ce111" office:value-type="date" office:date-value="2023-04-11" calcext:value-type="date">
            <text:p>11/04/2023</text:p>
          </table:table-cell>
          <table:table-cell table:style-name="ce111" office:value-type="date" office:date-value="2025-01-11" calcext:value-type="date">
            <text:p>11/01/2025</text:p>
          </table:table-cell>
          <table:table-cell table:style-name="ce111" office:value-type="date" office:date-value="2024-01-10" calcext:value-type="date">
            <text:p>10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JH04Y8871</text:p>
          </table:table-cell>
          <table:table-cell office:value-type="float" office:value="896935" calcext:value-type="float">
            <text:p>896935</text:p>
          </table:table-cell>
          <table:table-cell office:value-type="string" calcext:value-type="string">
            <text:p>R RANJAN &amp; SONS</text:p>
          </table:table-cell>
          <table:table-cell office:value-type="string" calcext:value-type="string">
            <text:p>D86</text:p>
          </table:table-cell>
          <table:table-cell table:number-columns-repeated="2" office:value-type="date" office:date-value="2022-12-04" calcext:value-type="date">
            <text:p>04/12/2022</text:p>
          </table:table-cell>
          <table:table-cell office:value-type="string" calcext:value-type="string">
            <text:p>RAJEEV RANJAN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BAKSHI BANDH ROAD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9" calcext:value-type="float">
            <text:p>16.9</text:p>
          </table:table-cell>
          <table:table-cell table:style-name="ce2" office:value-type="float" office:value="7992304712" calcext:value-type="float">
            <text:p>7992304712</text:p>
          </table:table-cell>
          <table:table-cell table:style-name="ce2" office:value-type="float" office:value="8340633865" calcext:value-type="float">
            <text:p>834063386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04" calcext:value-type="date">
            <text:p>04/11/2022</text:p>
          </table:table-cell>
          <table:table-cell table:style-name="ce111" office:value-type="date" office:date-value="2023-11-06" calcext:value-type="date">
            <text:p>06/11/2023</text:p>
          </table:table-cell>
          <table:table-cell table:style-name="ce111" office:value-type="date" office:date-value="2023-02-03" calcext:value-type="date">
            <text:p>03/02/2023</text:p>
          </table:table-cell>
          <table:table-cell table:style-name="ce111" office:value-type="date" office:date-value="2024-11-03" calcext:value-type="date">
            <text:p>03/11/2024</text:p>
          </table:table-cell>
          <table:table-cell table:style-name="ce111" office:value-type="date" office:date-value="2023-10-30" calcext:value-type="date">
            <text:p>30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H16F2565</text:p>
          </table:table-cell>
          <table:table-cell/>
          <table:table-cell office:value-type="string" calcext:value-type="string">
            <text:p>HIMANSHU MURMU</text:p>
          </table:table-cell>
          <table:table-cell office:value-type="string" calcext:value-type="string">
            <text:p>D87</text:p>
          </table:table-cell>
          <table:table-cell table:number-columns-repeated="2" office:value-type="date" office:date-value="2022-12-04" calcext:value-type="date">
            <text:p>04/12/2022</text:p>
          </table:table-cell>
          <table:table-cell office:value-type="string" calcext:value-type="string">
            <text:p>HIMANSHU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ALUBERA, AMRAPARA, 814111</text:p>
          </table:table-cell>
          <table:table-cell office:value-type="float" office:value="16" calcext:value-type="float">
            <text:p>16</text:p>
          </table:table-cell>
          <table:table-cell office:value-type="float" office:value="17.32" calcext:value-type="float">
            <text:p>17.32</text:p>
          </table:table-cell>
          <table:table-cell table:style-name="ce2" office:value-type="float" office:value="9110171135" calcext:value-type="float">
            <text:p>9110171135</text:p>
          </table:table-cell>
          <table:table-cell table:style-name="ce2" office:value-type="float" office:value="9631340076" calcext:value-type="float">
            <text:p>96313400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9-28" calcext:value-type="date">
            <text:p>28/09/2021</text:p>
          </table:table-cell>
          <table:table-cell table:style-name="ce111" office:value-type="date" office:date-value="2023-09-28" calcext:value-type="date">
            <text:p>28/09/2023</text:p>
          </table:table-cell>
          <table:table-cell table:style-name="ce111" office:value-type="date" office:date-value="2022-12-24" calcext:value-type="date">
            <text:p>24/12/2022</text:p>
          </table:table-cell>
          <table:table-cell table:style-name="ce111" office:value-type="date" office:date-value="2023-09-27" calcext:value-type="date">
            <text:p>27/09/2023</text:p>
          </table:table-cell>
          <table:table-cell table:style-name="ce111" office:value-type="date" office:date-value="2022-12-24" calcext:value-type="date">
            <text:p>24/12/2022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H16G8054</text:p>
          </table:table-cell>
          <table:table-cell/>
          <table:table-cell office:value-type="string" calcext:value-type="string">
            <text:p>HIMANSHU MURMU</text:p>
          </table:table-cell>
          <table:table-cell office:value-type="string" calcext:value-type="string">
            <text:p>D87</text:p>
          </table:table-cell>
          <table:table-cell office:value-type="date" office:date-value="2022-12-04" calcext:value-type="date">
            <text:p>04/12/2022</text:p>
          </table:table-cell>
          <table:table-cell office:value-type="date" office:date-value="2023-01-06" calcext:value-type="date">
            <text:p>06/01/2023</text:p>
          </table:table-cell>
          <table:table-cell office:value-type="string" calcext:value-type="string">
            <text:p>HIMANSHU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ALUBERA, AMRAPARA,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28" calcext:value-type="float">
            <text:p>16.28</text:p>
          </table:table-cell>
          <table:table-cell table:style-name="ce2" office:value-type="float" office:value="9110171135" calcext:value-type="float">
            <text:p>9110171135</text:p>
          </table:table-cell>
          <table:table-cell table:style-name="ce2" office:value-type="float" office:value="9631340076" calcext:value-type="float">
            <text:p>96313400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2-21" calcext:value-type="date">
            <text:p>21/12/2022</text:p>
          </table:table-cell>
          <table:table-cell table:style-name="ce111" office:value-type="date" office:date-value="2023-12-27" calcext:value-type="date">
            <text:p>27/12/2023</text:p>
          </table:table-cell>
          <table:table-cell table:style-name="ce111" office:value-type="date" office:date-value="2023-03-20" calcext:value-type="date">
            <text:p>20/03/2023</text:p>
          </table:table-cell>
          <table:table-cell table:style-name="ce111" office:value-type="date" office:date-value="2024-12-20" calcext:value-type="date">
            <text:p>20/12/2024</text:p>
          </table:table-cell>
          <table:table-cell table:style-name="ce111" office:value-type="date" office:date-value="2023-12-14" calcext:value-type="date">
            <text:p>14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6-01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H16G2433</text:p>
          </table:table-cell>
          <table:table-cell/>
          <table:table-cell office:value-type="string" calcext:value-type="string">
            <text:p>HIMANSHU MURMU</text:p>
          </table:table-cell>
          <table:table-cell office:value-type="string" calcext:value-type="string">
            <text:p>D87</text:p>
          </table:table-cell>
          <table:table-cell office:value-type="date" office:date-value="2022-12-04" calcext:value-type="date">
            <text:p>04/12/2022</text:p>
          </table:table-cell>
          <table:table-cell office:value-type="date" office:date-value="2023-10-09" calcext:value-type="date">
            <text:p>09/10/2023</text:p>
          </table:table-cell>
          <table:table-cell office:value-type="string" calcext:value-type="string">
            <text:p>HIMANSHU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ALUBERA, AMRAPARA,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 table:style-name="ce2" office:value-type="float" office:value="9110171135" calcext:value-type="float">
            <text:p>9110171135</text:p>
          </table:table-cell>
          <table:table-cell table:style-name="ce2" office:value-type="float" office:value="9631340076" calcext:value-type="float">
            <text:p>96313400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10-03" calcext:value-type="date">
            <text:p>03/10/2023</text:p>
          </table:table-cell>
          <table:table-cell table:style-name="ce111" office:value-type="date" office:date-value="2024-01-10" calcext:value-type="date">
            <text:p>10/01/2024</text:p>
          </table:table-cell>
          <table:table-cell table:style-name="ce111" office:value-type="date" office:date-value="2024-04-01" calcext:value-type="date">
            <text:p>01/04/2024</text:p>
          </table:table-cell>
          <table:table-cell table:style-name="ce111" office:value-type="date" office:date-value="2025-01-02" calcext:value-type="date">
            <text:p>02/01/2025</text:p>
          </table:table-cell>
          <table:table-cell table:style-name="ce111" office:value-type="date" office:date-value="2023-12-27" calcext:value-type="date">
            <text:p>27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6-01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H16F6775</text:p>
          </table:table-cell>
          <table:table-cell/>
          <table:table-cell office:value-type="string" calcext:value-type="string">
            <text:p>HIMANSHU MURMU</text:p>
          </table:table-cell>
          <table:table-cell office:value-type="string" calcext:value-type="string">
            <text:p>D87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4-05" calcext:value-type="date">
            <text:p>05/04/2024</text:p>
          </table:table-cell>
          <table:table-cell office:value-type="string" calcext:value-type="string">
            <text:p>HIMANSHU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ALUBERA, AMRAPARA, 814111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9110171135" calcext:value-type="float">
            <text:p>9110171135</text:p>
          </table:table-cell>
          <table:table-cell table:style-name="ce2" office:value-type="float" office:value="9631340076" calcext:value-type="float">
            <text:p>96313400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9-09" calcext:value-type="date">
            <text:p>09/09/2021</text:p>
          </table:table-cell>
          <table:table-cell table:style-name="ce111" office:value-type="date" office:date-value="2024-09-13" calcext:value-type="date">
            <text:p>13/09/2024</text:p>
          </table:table-cell>
          <table:table-cell table:style-name="ce111" office:value-type="date" office:date-value="2024-06-08" calcext:value-type="date">
            <text:p>08/06/2024</text:p>
          </table:table-cell>
          <table:table-cell table:style-name="ce111" office:value-type="date" office:date-value="2025-09-12" calcext:value-type="date">
            <text:p>12/09/2025</text:p>
          </table:table-cell>
          <table:table-cell table:style-name="ce111" office:value-type="date" office:date-value="2024-09-01" calcext:value-type="date">
            <text:p>01/09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H04Y8379</text:p>
          </table:table-cell>
          <table:table-cell office:value-type="float" office:value="837900" calcext:value-type="float">
            <text:p>837900</text:p>
          </table:table-cell>
          <table:table-cell office:value-type="string" calcext:value-type="string">
            <text:p>DINESH KUMAR MODI</text:p>
          </table:table-cell>
          <table:table-cell office:value-type="string" calcext:value-type="string">
            <text:p>D88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DINESH KUMAR MOD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MARWARI CHOEK 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9294909133" calcext:value-type="float">
            <text:p>9294909133</text:p>
          </table:table-cell>
          <table:table-cell table:style-name="ce2" office:value-type="float" office:value="9431157331" calcext:value-type="float">
            <text:p>943115733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22" calcext:value-type="date">
            <text:p>22/11/2022</text:p>
          </table:table-cell>
          <table:table-cell table:style-name="ce111" office:value-type="date" office:date-value="2027-11-23" calcext:value-type="date">
            <text:p>23/11/2027</text:p>
          </table:table-cell>
          <table:table-cell table:style-name="ce111" office:value-type="date" office:date-value="2023-02-21" calcext:value-type="date">
            <text:p>21/02/2023</text:p>
          </table:table-cell>
          <table:table-cell table:style-name="ce111" office:value-type="date" office:date-value="2024-11-21" calcext:value-type="date">
            <text:p>21/11/2024</text:p>
          </table:table-cell>
          <table:table-cell table:style-name="ce111" office:value-type="date" office:date-value="2023-11-20" calcext:value-type="date">
            <text:p>20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JH04Y0661</text:p>
          </table:table-cell>
          <table:table-cell office:value-type="float" office:value="123123" calcext:value-type="float">
            <text:p>123123</text:p>
          </table:table-cell>
          <table:table-cell office:value-type="string" calcext:value-type="string">
            <text:p>M/S SONY ENTERPRISES</text:p>
          </table:table-cell>
          <table:table-cell office:value-type="string" calcext:value-type="string">
            <text:p>D89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DIWAKAR MANDAL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AAMPARA,DUMKA,81410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9934390711" calcext:value-type="float">
            <text:p>9934390711</text:p>
          </table:table-cell>
          <table:table-cell table:style-name="ce2" office:value-type="float" office:value="9123235917" calcext:value-type="float">
            <text:p>912323591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01" calcext:value-type="date">
            <text:p>01/11/2022</text:p>
          </table:table-cell>
          <table:table-cell table:style-name="ce111" office:value-type="date" office:date-value="2027-11-02" calcext:value-type="date">
            <text:p>02/11/2027</text:p>
          </table:table-cell>
          <table:table-cell table:style-name="ce111" office:value-type="date" office:date-value="2023-01-31" calcext:value-type="date">
            <text:p>31/01/2023</text:p>
          </table:table-cell>
          <table:table-cell table:style-name="ce111" office:value-type="date" office:date-value="2024-10-31" calcext:value-type="date">
            <text:p>31/10/2024</text:p>
          </table:table-cell>
          <table:table-cell table:style-name="ce111" office:value-type="date" office:date-value="2023-10-28" calcext:value-type="date">
            <text:p>28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H04Y6625</text:p>
          </table:table-cell>
          <table:table-cell office:value-type="float" office:value="123123" calcext:value-type="float">
            <text:p>123123</text:p>
          </table:table-cell>
          <table:table-cell office:value-type="string" calcext:value-type="string">
            <text:p>M/S SONY ENTERPRISES</text:p>
          </table:table-cell>
          <table:table-cell office:value-type="string" calcext:value-type="string">
            <text:p>D89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DIWAKAR MANDAL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AAMPARA,DUMKA,814102</text:p>
          </table:table-cell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9934390711" calcext:value-type="float">
            <text:p>9934390711</text:p>
          </table:table-cell>
          <table:table-cell table:style-name="ce2" office:value-type="float" office:value="9123235917" calcext:value-type="float">
            <text:p>912323591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01" calcext:value-type="date">
            <text:p>01/11/2022</text:p>
          </table:table-cell>
          <table:table-cell table:style-name="ce111" office:value-type="date" office:date-value="2027-11-02" calcext:value-type="date">
            <text:p>02/11/2027</text:p>
          </table:table-cell>
          <table:table-cell table:style-name="ce111" office:value-type="date" office:date-value="2023-01-31" calcext:value-type="date">
            <text:p>31/01/2023</text:p>
          </table:table-cell>
          <table:table-cell table:style-name="ce111" office:value-type="date" office:date-value="2024-10-31" calcext:value-type="date">
            <text:p>31/10/2024</text:p>
          </table:table-cell>
          <table:table-cell table:style-name="ce111" office:value-type="date" office:date-value="2023-10-28" calcext:value-type="date">
            <text:p>28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H04Y7099</text:p>
          </table:table-cell>
          <table:table-cell office:value-type="float" office:value="47099" calcext:value-type="float">
            <text:p>047099</text:p>
          </table:table-cell>
          <table:table-cell office:value-type="string" calcext:value-type="string">
            <text:p>LALAN KUMAR TRANSPORT</text:p>
          </table:table-cell>
          <table:table-cell office:value-type="string" calcext:value-type="string">
            <text:p>D90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LALAN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AUSHALA ROAD,DUDHANI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8340665159" calcext:value-type="float">
            <text:p>8340665159</text:p>
          </table:table-cell>
          <table:table-cell table:style-name="ce2" office:value-type="float" office:value="9835330410" calcext:value-type="float">
            <text:p>983533041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0-01" calcext:value-type="date">
            <text:p>01/10/2022</text:p>
          </table:table-cell>
          <table:table-cell table:style-name="ce111" office:value-type="date" office:date-value="2027-11-01" calcext:value-type="date">
            <text:p>01/11/2027</text:p>
          </table:table-cell>
          <table:table-cell table:style-name="ce111" office:value-type="date" office:date-value="2022-12-31" calcext:value-type="date">
            <text:p>31/12/2022</text:p>
          </table:table-cell>
          <table:table-cell table:style-name="ce111" office:value-type="date" office:date-value="2024-09-30" calcext:value-type="date">
            <text:p>30/09/2024</text:p>
          </table:table-cell>
          <table:table-cell table:style-name="ce111" office:value-type="date" office:date-value="2023-09-26" calcext:value-type="date">
            <text:p>26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H04Y5976</text:p>
          </table:table-cell>
          <table:table-cell office:value-type="float" office:value="597655" calcext:value-type="float">
            <text:p>597655</text:p>
          </table:table-cell>
          <table:table-cell office:value-type="string" calcext:value-type="string">
            <text:p>M/S SHIV SHAKTI TRADERS</text:p>
          </table:table-cell>
          <table:table-cell office:value-type="string" calcext:value-type="string">
            <text:p>D91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SRICHAND BHUWANI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HOUSE NO-42,WARD NO-1 JARMUNDI,DUMKA,814141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8210451196" calcext:value-type="float">
            <text:p>8210451196</text:p>
          </table:table-cell>
          <table:table-cell table:style-name="ce2" office:value-type="float" office:value="9939588600" calcext:value-type="float">
            <text:p>993958860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18" calcext:value-type="date">
            <text:p>18/11/2022</text:p>
          </table:table-cell>
          <table:table-cell table:style-name="ce111" office:value-type="date" office:date-value="2027-11-21" calcext:value-type="date">
            <text:p>21/11/2027</text:p>
          </table:table-cell>
          <table:table-cell table:style-name="ce111" office:value-type="date" office:date-value="2023-02-17" calcext:value-type="date">
            <text:p>17/02/2023</text:p>
          </table:table-cell>
          <table:table-cell table:style-name="ce111" office:value-type="date" office:date-value="2024-11-17" calcext:value-type="date">
            <text:p>17/11/2024</text:p>
          </table:table-cell>
          <table:table-cell table:style-name="ce111" office:value-type="date" office:date-value="2023-11-16" calcext:value-type="date">
            <text:p>16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H04Y1028</text:p>
          </table:table-cell>
          <table:table-cell office:value-type="float" office:value="102855" calcext:value-type="float">
            <text:p>102855</text:p>
          </table:table-cell>
          <table:table-cell office:value-type="string" calcext:value-type="string">
            <text:p>M/S SHIV SHAKTI TRADERS</text:p>
          </table:table-cell>
          <table:table-cell office:value-type="string" calcext:value-type="string">
            <text:p>D91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SRICHAND BHUWANI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HOUSE NO-42,WARD NO-1 JARMUNDI,DUMKA,814141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8210451196" calcext:value-type="float">
            <text:p>8210451196</text:p>
          </table:table-cell>
          <table:table-cell table:style-name="ce2" office:value-type="float" office:value="9939588600" calcext:value-type="float">
            <text:p>993958860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18" calcext:value-type="date">
            <text:p>18/11/2022</text:p>
          </table:table-cell>
          <table:table-cell table:style-name="ce111" office:value-type="date" office:date-value="2027-11-21" calcext:value-type="date">
            <text:p>21/11/2027</text:p>
          </table:table-cell>
          <table:table-cell table:style-name="ce111" office:value-type="date" office:date-value="2023-02-17" calcext:value-type="date">
            <text:p>17/02/2023</text:p>
          </table:table-cell>
          <table:table-cell table:style-name="ce111" office:value-type="date" office:date-value="2024-11-17" calcext:value-type="date">
            <text:p>17/11/2024</text:p>
          </table:table-cell>
          <table:table-cell table:style-name="ce111" office:value-type="date" office:date-value="2023-11-16" calcext:value-type="date">
            <text:p>16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H04Y4736</text:p>
          </table:table-cell>
          <table:table-cell office:value-type="float" office:value="473655" calcext:value-type="float">
            <text:p>473655</text:p>
          </table:table-cell>
          <table:table-cell office:value-type="string" calcext:value-type="string">
            <text:p>RAM PRAVESH PANDEY</text:p>
          </table:table-cell>
          <table:table-cell office:value-type="string" calcext:value-type="string">
            <text:p>D92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RAM PRAVESH PANDEY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SONWADANGAL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table:style-name="ce2" office:value-type="float" office:value="6207400665" calcext:value-type="float">
            <text:p>6207400665</text:p>
          </table:table-cell>
          <table:table-cell table:style-name="ce2" office:value-type="float" office:value="9934566055" calcext:value-type="float">
            <text:p>993456605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29" calcext:value-type="date">
            <text:p>29/11/2022</text:p>
          </table:table-cell>
          <table:table-cell table:style-name="ce111" office:value-type="date" office:date-value="2023-11-29" calcext:value-type="date">
            <text:p>29/11/2023</text:p>
          </table:table-cell>
          <table:table-cell table:style-name="ce111" office:value-type="date" office:date-value="2023-02-27" calcext:value-type="date">
            <text:p>27/02/2023</text:p>
          </table:table-cell>
          <table:table-cell table:style-name="ce111" office:value-type="date" office:date-value="2024-11-28" calcext:value-type="date">
            <text:p>28/11/2024</text:p>
          </table:table-cell>
          <table:table-cell table:style-name="ce111" office:value-type="date" office:date-value="2023-11-27" calcext:value-type="date">
            <text:p>27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H04U7987</text:p>
          </table:table-cell>
          <table:table-cell office:value-type="float" office:value="814141" calcext:value-type="float">
            <text:p>814141</text:p>
          </table:table-cell>
          <table:table-cell office:value-type="string" calcext:value-type="string">
            <text:p>PRAMANAND JHA</text:p>
          </table:table-cell>
          <table:table-cell office:value-type="string" calcext:value-type="string">
            <text:p>D93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PARMANAND JHA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HOUSE NO-86,WARD NO-02,JARMUNDI,DUMKA,814141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9431312792" calcext:value-type="float">
            <text:p>9431312792</text:p>
          </table:table-cell>
          <table:table-cell table:style-name="ce2" office:value-type="float" office:value="9931582589" calcext:value-type="float">
            <text:p>993158258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0-11-25" calcext:value-type="date">
            <text:p>25/11/2020</text:p>
          </table:table-cell>
          <table:table-cell table:style-name="ce111" office:value-type="date" office:date-value="2025-11-27" calcext:value-type="date">
            <text:p>27/11/2025</text:p>
          </table:table-cell>
          <table:table-cell table:style-name="ce111" office:value-type="date" office:date-value="2023-02-05" calcext:value-type="date">
            <text:p>05/02/2023</text:p>
          </table:table-cell>
          <table:table-cell table:style-name="ce111" office:value-type="date" office:date-value="2024-11-18" calcext:value-type="date">
            <text:p>18/11/2024</text:p>
          </table:table-cell>
          <table:table-cell table:style-name="ce111" office:value-type="date" office:date-value="2023-11-14" calcext:value-type="date">
            <text:p>14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H04Y8850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M/S. TARAK NATH MODI</text:p>
          </table:table-cell>
          <table:table-cell office:value-type="string" calcext:value-type="string">
            <text:p>D96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TARAK NATH MOD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ASANBANI,RANISHWAR,DUMKA,816118</text:p>
          </table:table-cell>
          <table:table-cell office:value-type="float" office:value="16" calcext:value-type="float">
            <text:p>16</text:p>
          </table:table-cell>
          <table:table-cell office:value-type="float" office:value="17.26" calcext:value-type="float">
            <text:p>17.26</text:p>
          </table:table-cell>
          <table:table-cell table:style-name="ce2" office:value-type="float" office:value="9955107713" calcext:value-type="float">
            <text:p>9955107713</text:p>
          </table:table-cell>
          <table:table-cell table:style-name="ce2" office:value-type="float" office:value="7488730591" calcext:value-type="float">
            <text:p>748873059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05" calcext:value-type="date">
            <text:p>05/11/2022</text:p>
          </table:table-cell>
          <table:table-cell table:style-name="ce111" office:value-type="date" office:date-value="2023-11-06" calcext:value-type="date">
            <text:p>06/11/2023</text:p>
          </table:table-cell>
          <table:table-cell table:style-name="ce111" office:value-type="date" office:date-value="2023-02-03" calcext:value-type="date">
            <text:p>03/02/2023</text:p>
          </table:table-cell>
          <table:table-cell table:style-name="ce111" office:value-type="date" office:date-value="2024-11-04" calcext:value-type="date">
            <text:p>04/11/2024</text:p>
          </table:table-cell>
          <table:table-cell table:style-name="ce111" office:value-type="date" office:date-value="2023-10-27" calcext:value-type="date">
            <text:p>27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JH04Z7381</text:p>
          </table:table-cell>
          <table:table-cell office:value-type="float" office:value="47381" calcext:value-type="float">
            <text:p>047381</text:p>
          </table:table-cell>
          <table:table-cell office:value-type="string" calcext:value-type="string">
            <text:p>M/S. TARAK NATH MODI</text:p>
          </table:table-cell>
          <table:table-cell office:value-type="string" calcext:value-type="string">
            <text:p>D96</text:p>
          </table:table-cell>
          <table:table-cell office:value-type="date" office:date-value="2023-06-02" calcext:value-type="date">
            <text:p>02/06/2023</text:p>
          </table:table-cell>
          <table:table-cell office:value-type="date" office:date-value="2023-06-01" calcext:value-type="date">
            <text:p>01/06/2023</text:p>
          </table:table-cell>
          <table:table-cell office:value-type="string" calcext:value-type="string">
            <text:p>TARAK NATH MOD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ASANBANI,RANISHWAR,DUMKA,816118</text:p>
          </table:table-cell>
          <table:table-cell office:value-type="float" office:value="16" calcext:value-type="float">
            <text:p>16</text:p>
          </table:table-cell>
          <table:table-cell office:value-type="float" office:value="17.36" calcext:value-type="float">
            <text:p>17.36</text:p>
          </table:table-cell>
          <table:table-cell table:style-name="ce2" office:value-type="float" office:value="9955107713" calcext:value-type="float">
            <text:p>9955107713</text:p>
          </table:table-cell>
          <table:table-cell table:style-name="ce2" office:value-type="float" office:value="7488730591" calcext:value-type="float">
            <text:p>748873059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2-13" calcext:value-type="date">
            <text:p>13/02/2023</text:p>
          </table:table-cell>
          <table:table-cell table:style-name="ce111" office:value-type="date" office:date-value="2028-03-08" calcext:value-type="date">
            <text:p>08/03/2028</text:p>
          </table:table-cell>
          <table:table-cell table:style-name="ce111" office:value-type="date" office:date-value="2023-08-09" calcext:value-type="date">
            <text:p>09/08/2023</text:p>
          </table:table-cell>
          <table:table-cell table:style-name="ce111" office:value-type="date" office:date-value="2025-02-12" calcext:value-type="date">
            <text:p>12/02/2025</text:p>
          </table:table-cell>
          <table:table-cell table:style-name="ce111" office:value-type="date" office:date-value="2024-02-09" calcext:value-type="date">
            <text:p>09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H04Y4404</text:p>
          </table:table-cell>
          <table:table-cell office:value-type="float" office:value="314404" calcext:value-type="float">
            <text:p>314404</text:p>
          </table:table-cell>
          <table:table-cell office:value-type="string" calcext:value-type="string">
            <text:p>RIZWANA AZMI</text:p>
          </table:table-cell>
          <table:table-cell office:value-type="string" calcext:value-type="string">
            <text:p>D98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RIZWANA AZM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DANGALPARA,SONWADANGAL,DUMKA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42" calcext:value-type="float">
            <text:p>16.42</text:p>
          </table:table-cell>
          <table:table-cell table:style-name="ce2" office:value-type="float" office:value="7004539895" calcext:value-type="float">
            <text:p>7004539895</text:p>
          </table:table-cell>
          <table:table-cell table:style-name="ce2" office:value-type="float" office:value="9546475544" calcext:value-type="float">
            <text:p>954647554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2-05" calcext:value-type="date">
            <text:p>05/12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3-04" calcext:value-type="date">
            <text:p>04/03/2023</text:p>
          </table:table-cell>
          <table:table-cell table:style-name="ce111" office:value-type="date" office:date-value="2024-12-04" calcext:value-type="date">
            <text:p>04/12/2024</text:p>
          </table:table-cell>
          <table:table-cell table:style-name="ce111" office:value-type="date" office:date-value="2023-11-21" calcext:value-type="date">
            <text:p>21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JH16G3372</text:p>
          </table:table-cell>
          <table:table-cell office:value-type="float" office:value="123123" calcext:value-type="float">
            <text:p>123123</text:p>
          </table:table-cell>
          <table:table-cell office:value-type="string" calcext:value-type="string">
            <text:p>SANJAY KUMAR</text:p>
          </table:table-cell>
          <table:table-cell office:value-type="string" calcext:value-type="string">
            <text:p>D99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SANJAY KUMAR</text:p>
          </table:table-cell>
          <table:table-cell office:value-type="string" calcext:value-type="string">
            <text:p>AMARAPARA</text:p>
          </table:table-cell>
          <table:table-cell office:value-type="string" calcext:value-type="string">
            <text:p>AMARAPARA,PAKUR 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9204663813" calcext:value-type="float">
            <text:p>9204663813</text:p>
          </table:table-cell>
          <table:table-cell table:style-name="ce2" office:value-type="float" office:value="9572383813" calcext:value-type="float">
            <text:p>957238381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03" calcext:value-type="date">
            <text:p>03/11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2-02" calcext:value-type="date">
            <text:p>02/02/2023</text:p>
          </table:table-cell>
          <table:table-cell table:style-name="ce111" office:value-type="date" office:date-value="2024-11-02" calcext:value-type="date">
            <text:p>02/11/2024</text:p>
          </table:table-cell>
          <table:table-cell table:style-name="ce111" office:value-type="date" office:date-value="2023-10-26" calcext:value-type="date">
            <text:p>26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JH04Y9920</text:p>
          </table:table-cell>
          <table:table-cell office:value-type="float" office:value="992010" calcext:value-type="float">
            <text:p>992010</text:p>
          </table:table-cell>
          <table:table-cell office:value-type="string" calcext:value-type="string">
            <text:p>SAORABH KUMAR BHAGAT</text:p>
          </table:table-cell>
          <table:table-cell office:value-type="string" calcext:value-type="string">
            <text:p>D100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SAORABH KUMAR BHAGAT</text:p>
          </table:table-cell>
          <table:table-cell office:value-type="string" calcext:value-type="string">
            <text:p>DUMARCHIR</text:p>
          </table:table-cell>
          <table:table-cell office:value-type="string" calcext:value-type="string">
            <text:p>DUMRCHIR, PAKUR, 8141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7070634344" calcext:value-type="float">
            <text:p>7070634344</text:p>
          </table:table-cell>
          <table:table-cell table:style-name="ce2" office:value-type="float" office:value="8987454533" calcext:value-type="float">
            <text:p>898745453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0-21" calcext:value-type="date">
            <text:p>21/10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1-19" calcext:value-type="date">
            <text:p>19/01/2023</text:p>
          </table:table-cell>
          <table:table-cell table:style-name="ce111" office:value-type="date" office:date-value="2024-10-20" calcext:value-type="date">
            <text:p>20/10/2024</text:p>
          </table:table-cell>
          <table:table-cell table:style-name="ce111" office:value-type="date" office:date-value="2023-10-17" calcext:value-type="date">
            <text:p>17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JH04Y2070</text:p>
          </table:table-cell>
          <table:table-cell/>
          <table:table-cell office:value-type="string" calcext:value-type="string">
            <text:p>M/S TARKESHWAR TRANSPORT</text:p>
          </table:table-cell>
          <table:table-cell office:value-type="string" calcext:value-type="string">
            <text:p>D101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TARKESHWA PRASAD BHAGAT</text:p>
          </table:table-cell>
          <table:table-cell office:value-type="string" calcext:value-type="string">
            <text:p>BHAGATPARA</text:p>
          </table:table-cell>
          <table:table-cell office:value-type="string" calcext:value-type="string">
            <text:p>Bhagatpara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66" calcext:value-type="float">
            <text:p>16.66</text:p>
          </table:table-cell>
          <table:table-cell table:style-name="ce2" office:value-type="float" office:value="9113141378" calcext:value-type="float">
            <text:p>9113141378</text:p>
          </table:table-cell>
          <table:table-cell table:style-name="ce2" office:value-type="float" office:value="9546481376" calcext:value-type="float">
            <text:p>95464813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2-02" calcext:value-type="date">
            <text:p>02/12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3-01" calcext:value-type="date">
            <text:p>01/03/2023</text:p>
          </table:table-cell>
          <table:table-cell table:style-name="ce111" office:value-type="date" office:date-value="2024-12-01" calcext:value-type="date">
            <text:p>01/12/2024</text:p>
          </table:table-cell>
          <table:table-cell table:style-name="ce111" office:value-type="date" office:date-value="2023-11-29" calcext:value-type="date">
            <text:p>29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H16F0748</text:p>
          </table:table-cell>
          <table:table-cell office:value-type="float" office:value="654321" calcext:value-type="float">
            <text:p>654321</text:p>
          </table:table-cell>
          <table:table-cell office:value-type="string" calcext:value-type="string">
            <text:p>M/S TARKESHWAR TRANSPORT</text:p>
          </table:table-cell>
          <table:table-cell office:value-type="string" calcext:value-type="string">
            <text:p>D101</text:p>
          </table:table-cell>
          <table:table-cell office:value-type="date" office:date-value="2022-12-05" calcext:value-type="date">
            <text:p>05/12/2022</text:p>
          </table:table-cell>
          <table:table-cell office:value-type="date" office:date-value="2023-01-05" calcext:value-type="date">
            <text:p>05/01/2023</text:p>
          </table:table-cell>
          <table:table-cell office:value-type="string" calcext:value-type="string">
            <text:p>TARKESHWA PRASAD BHAGAT</text:p>
          </table:table-cell>
          <table:table-cell office:value-type="string" calcext:value-type="string">
            <text:p>BHAGATPARA</text:p>
          </table:table-cell>
          <table:table-cell office:value-type="string" calcext:value-type="string">
            <text:p>Bhagatpara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9113141378" calcext:value-type="float">
            <text:p>9113141378</text:p>
          </table:table-cell>
          <table:table-cell table:style-name="ce2" office:value-type="float" office:value="9546481376" calcext:value-type="float">
            <text:p>95464813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4-05" calcext:value-type="date">
            <text:p>05/04/2021</text:p>
          </table:table-cell>
          <table:table-cell table:style-name="ce111" office:value-type="date" office:date-value="2026-05-09" calcext:value-type="date">
            <text:p>09/05/2026</text:p>
          </table:table-cell>
          <table:table-cell table:style-name="ce111" office:value-type="date" office:date-value="2023-04-02" calcext:value-type="date">
            <text:p>02/04/2023</text:p>
          </table:table-cell>
          <table:table-cell table:style-name="ce111" office:value-type="date" office:date-value="2023-04-04" calcext:value-type="date">
            <text:p>04/04/2023</text:p>
          </table:table-cell>
          <table:table-cell table:style-name="ce111" office:value-type="date" office:date-value="2023-03-26" calcext:value-type="date">
            <text:p>26/03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6-01-2022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H16G5168</text:p>
          </table:table-cell>
          <table:table-cell office:value-type="float" office:value="5168" calcext:value-type="float">
            <text:p>005168</text:p>
          </table:table-cell>
          <table:table-cell office:value-type="string" calcext:value-type="string">
            <text:p>M/S TARKESHWAR TRANSPORT</text:p>
          </table:table-cell>
          <table:table-cell office:value-type="string" calcext:value-type="string">
            <text:p>D101</text:p>
          </table:table-cell>
          <table:table-cell office:value-type="date" office:date-value="2022-12-05" calcext:value-type="date">
            <text:p>05/12/2022</text:p>
          </table:table-cell>
          <table:table-cell office:value-type="date" office:date-value="2023-07-05" calcext:value-type="date">
            <text:p>05/07/2023</text:p>
          </table:table-cell>
          <table:table-cell office:value-type="string" calcext:value-type="string">
            <text:p>TARKESHWA PRASAD BHAGAT</text:p>
          </table:table-cell>
          <table:table-cell office:value-type="string" calcext:value-type="string">
            <text:p>BHAGATPARA</text:p>
          </table:table-cell>
          <table:table-cell office:value-type="string" calcext:value-type="string">
            <text:p>Bhagatpara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9113141378" calcext:value-type="float">
            <text:p>9113141378</text:p>
          </table:table-cell>
          <table:table-cell table:style-name="ce2" office:value-type="float" office:value="9546481376" calcext:value-type="float">
            <text:p>95464813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11-29" calcext:value-type="date">
            <text:p>29/11/2021</text:p>
          </table:table-cell>
          <table:table-cell table:style-name="ce111" office:value-type="date" office:date-value="2026-12-07" calcext:value-type="date">
            <text:p>07/12/2026</text:p>
          </table:table-cell>
          <table:table-cell table:style-name="ce111" office:value-type="date" office:date-value="2023-08-27" calcext:value-type="date">
            <text:p>27/08/2023</text:p>
          </table:table-cell>
          <table:table-cell table:style-name="ce111" office:value-type="date" office:date-value="2023-11-28" calcext:value-type="date">
            <text:p>28/11/2023</text:p>
          </table:table-cell>
          <table:table-cell table:style-name="ce111" office:value-type="date" office:date-value="2023-11-21" calcext:value-type="date">
            <text:p>21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6-01-2022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JH16F4520</text:p>
          </table:table-cell>
          <table:table-cell office:value-type="float" office:value="4520" calcext:value-type="float">
            <text:p>004520</text:p>
          </table:table-cell>
          <table:table-cell office:value-type="string" calcext:value-type="string">
            <text:p>M/S TARKESHWAR TRANSPORT</text:p>
          </table:table-cell>
          <table:table-cell office:value-type="string" calcext:value-type="string">
            <text:p>D101</text:p>
          </table:table-cell>
          <table:table-cell office:value-type="date" office:date-value="2022-12-05" calcext:value-type="date">
            <text:p>05/12/2022</text:p>
          </table:table-cell>
          <table:table-cell office:value-type="date" office:date-value="2023-07-05" calcext:value-type="date">
            <text:p>05/07/2023</text:p>
          </table:table-cell>
          <table:table-cell office:value-type="string" calcext:value-type="string">
            <text:p>TARKESHWA PRASAD BHAGAT</text:p>
          </table:table-cell>
          <table:table-cell office:value-type="string" calcext:value-type="string">
            <text:p>BHAGATPARA</text:p>
          </table:table-cell>
          <table:table-cell office:value-type="string" calcext:value-type="string">
            <text:p>Bhagatpara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24" calcext:value-type="float">
            <text:p>17.24</text:p>
          </table:table-cell>
          <table:table-cell table:style-name="ce2" office:value-type="float" office:value="9113141378" calcext:value-type="float">
            <text:p>9113141378</text:p>
          </table:table-cell>
          <table:table-cell table:style-name="ce2" office:value-type="float" office:value="9546481376" calcext:value-type="float">
            <text:p>95464813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4-22" calcext:value-type="date">
            <text:p>22/04/2021</text:p>
          </table:table-cell>
          <table:table-cell table:style-name="ce111" office:value-type="date" office:date-value="2024-05-05" calcext:value-type="date">
            <text:p>05/05/2024</text:p>
          </table:table-cell>
          <table:table-cell table:style-name="ce111" office:value-type="date" office:date-value="2025-07-21" calcext:value-type="date">
            <text:p>21/07/2025</text:p>
          </table:table-cell>
          <table:table-cell table:style-name="ce111" office:value-type="date" office:date-value="2025-06-07" calcext:value-type="date">
            <text:p>07/06/2025</text:p>
          </table:table-cell>
          <table:table-cell table:style-name="ce111" office:value-type="date" office:date-value="2024-05-28" calcext:value-type="date">
            <text:p>28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6-01-2022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H16H8703</text:p>
          </table:table-cell>
          <table:table-cell office:value-type="float" office:value="8703" calcext:value-type="float">
            <text:p>008703</text:p>
          </table:table-cell>
          <table:table-cell office:value-type="string" calcext:value-type="string">
            <text:p>M/S TARKESHWAR TRANSPORT</text:p>
          </table:table-cell>
          <table:table-cell office:value-type="string" calcext:value-type="string">
            <text:p>D101</text:p>
          </table:table-cell>
          <table:table-cell office:value-type="date" office:date-value="2022-12-05" calcext:value-type="date">
            <text:p>05/12/2022</text:p>
          </table:table-cell>
          <table:table-cell office:value-type="date" office:date-value="2023-07-05" calcext:value-type="date">
            <text:p>05/07/2023</text:p>
          </table:table-cell>
          <table:table-cell office:value-type="string" calcext:value-type="string">
            <text:p>TARKESHWA PRASAD BHAGAT</text:p>
          </table:table-cell>
          <table:table-cell office:value-type="string" calcext:value-type="string">
            <text:p>BHAGATPARA</text:p>
          </table:table-cell>
          <table:table-cell office:value-type="string" calcext:value-type="string">
            <text:p>Bhagatpara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9113141378" calcext:value-type="float">
            <text:p>9113141378</text:p>
          </table:table-cell>
          <table:table-cell table:style-name="ce2" office:value-type="float" office:value="9546481376" calcext:value-type="float">
            <text:p>95464813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6-30" calcext:value-type="date">
            <text:p>30/06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9-26" calcext:value-type="date">
            <text:p>26/09/2023</text:p>
          </table:table-cell>
          <table:table-cell table:style-name="ce111" office:value-type="date" office:date-value="2025-06-29" calcext:value-type="date">
            <text:p>29/06/2025</text:p>
          </table:table-cell>
          <table:table-cell table:style-name="ce111" office:value-type="date" office:date-value="2024-06-26" calcext:value-type="date">
            <text:p>26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6-01-2022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JH16H7046</text:p>
          </table:table-cell>
          <table:table-cell office:value-type="float" office:value="704600" calcext:value-type="float">
            <text:p>704600</text:p>
          </table:table-cell>
          <table:table-cell office:value-type="string" calcext:value-type="string">
            <text:p>M/S TARKESHWAR TRANSPORT</text:p>
          </table:table-cell>
          <table:table-cell office:value-type="string" calcext:value-type="string">
            <text:p>D101</text:p>
          </table:table-cell>
          <table:table-cell office:value-type="date" office:date-value="2022-12-05" calcext:value-type="date">
            <text:p>05/12/2022</text:p>
          </table:table-cell>
          <table:table-cell office:value-type="date" office:date-value="2023-10-05" calcext:value-type="date">
            <text:p>05/10/2023</text:p>
          </table:table-cell>
          <table:table-cell office:value-type="string" calcext:value-type="string">
            <text:p>TARKESHWA PRASAD BHAGAT</text:p>
          </table:table-cell>
          <table:table-cell office:value-type="string" calcext:value-type="string">
            <text:p>BHAGATPARA</text:p>
          </table:table-cell>
          <table:table-cell office:value-type="string" calcext:value-type="string">
            <text:p>Bhagatpara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9113141378" calcext:value-type="float">
            <text:p>9113141378</text:p>
          </table:table-cell>
          <table:table-cell table:style-name="ce2" office:value-type="float" office:value="9546481376" calcext:value-type="float">
            <text:p>95464813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6-26" calcext:value-type="date">
            <text:p>26/06/2023</text:p>
          </table:table-cell>
          <table:table-cell table:style-name="ce111" office:value-type="date" office:date-value="2028-06-27" calcext:value-type="date">
            <text:p>27/06/2028</text:p>
          </table:table-cell>
          <table:table-cell table:style-name="ce111" office:value-type="date" office:date-value="2023-09-25" calcext:value-type="date">
            <text:p>25/09/2023</text:p>
          </table:table-cell>
          <table:table-cell table:style-name="ce111" office:value-type="date" office:date-value="2025-06-25" calcext:value-type="date">
            <text:p>25/06/2025</text:p>
          </table:table-cell>
          <table:table-cell table:style-name="ce111" office:value-type="date" office:date-value="2024-06-21" calcext:value-type="date">
            <text:p>21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05-10-2023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JH16F5799</text:p>
          </table:table-cell>
          <table:table-cell office:value-type="float" office:value="5799" calcext:value-type="float">
            <text:p>005799</text:p>
          </table:table-cell>
          <table:table-cell office:value-type="string" calcext:value-type="string">
            <text:p>M/S TARKESHWAR TRANSPORT</text:p>
          </table:table-cell>
          <table:table-cell office:value-type="string" calcext:value-type="string">
            <text:p>D101</text:p>
          </table:table-cell>
          <table:table-cell office:value-type="date" office:date-value="2022-12-05" calcext:value-type="date">
            <text:p>05/12/2022</text:p>
          </table:table-cell>
          <table:table-cell office:value-type="date" office:date-value="2023-10-05" calcext:value-type="date">
            <text:p>05/10/2023</text:p>
          </table:table-cell>
          <table:table-cell office:value-type="string" calcext:value-type="string">
            <text:p>TARKESHWA PRASAD BHAGAT</text:p>
          </table:table-cell>
          <table:table-cell office:value-type="string" calcext:value-type="string">
            <text:p>BHAGATPARA</text:p>
          </table:table-cell>
          <table:table-cell office:value-type="string" calcext:value-type="string">
            <text:p>Bhagatpara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72" calcext:value-type="float">
            <text:p>17.72</text:p>
          </table:table-cell>
          <table:table-cell table:style-name="ce2" office:value-type="float" office:value="9113141378" calcext:value-type="float">
            <text:p>9113141378</text:p>
          </table:table-cell>
          <table:table-cell table:style-name="ce2" office:value-type="float" office:value="9546481376" calcext:value-type="float">
            <text:p>95464813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9-01" calcext:value-type="date">
            <text:p>01/09/2023</text:p>
          </table:table-cell>
          <table:table-cell table:style-name="ce111" office:value-type="date" office:date-value="2024-09-05" calcext:value-type="date">
            <text:p>05/09/2024</text:p>
          </table:table-cell>
          <table:table-cell table:style-name="ce111" office:value-type="date" office:date-value="2023-11-27" calcext:value-type="date">
            <text:p>27/11/2023</text:p>
          </table:table-cell>
          <table:table-cell table:style-name="ce111" office:value-type="date" office:date-value="2024-08-22" calcext:value-type="date">
            <text:p>22/08/2024</text:p>
          </table:table-cell>
          <table:table-cell table:style-name="ce111" office:value-type="date" office:date-value="2024-08-26" calcext:value-type="date">
            <text:p>26/08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05-10-2023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JH04Y6107</text:p>
          </table:table-cell>
          <table:table-cell office:value-type="float" office:value="610799" calcext:value-type="float">
            <text:p>610799</text:p>
          </table:table-cell>
          <table:table-cell office:value-type="string" calcext:value-type="string">
            <text:p>M/S TARKESHWAR TRANSPORT</text:p>
          </table:table-cell>
          <table:table-cell office:value-type="string" calcext:value-type="string">
            <text:p>D101</text:p>
          </table:table-cell>
          <table:table-cell table:number-columns-repeated="2"/>
          <table:table-cell office:value-type="string" calcext:value-type="string">
            <text:p>TARKESHWA PRASAD BHAGAT</text:p>
          </table:table-cell>
          <table:table-cell office:value-type="string" calcext:value-type="string">
            <text:p>BHAGATPARA</text:p>
          </table:table-cell>
          <table:table-cell office:value-type="string" calcext:value-type="string">
            <text:p>Bhagatpara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94" calcext:value-type="float">
            <text:p>16.94</text:p>
          </table:table-cell>
          <table:table-cell table:style-name="ce2" office:value-type="float" office:value="9113141378" calcext:value-type="float">
            <text:p>9113141378</text:p>
          </table:table-cell>
          <table:table-cell table:style-name="ce2" office:value-type="float" office:value="9546481376" calcext:value-type="float">
            <text:p>9546481376</text:p>
          </table:table-cell>
          <table:table-cell table:style-name="ce2"/>
          <table:table-cell table:style-name="ce111" table:number-columns-repeated="5"/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H04AB0928</text:p>
          </table:table-cell>
          <table:table-cell/>
          <table:table-cell office:value-type="string" calcext:value-type="string">
            <text:p>M/S TARKESHWAR TRANSPORT</text:p>
          </table:table-cell>
          <table:table-cell office:value-type="string" calcext:value-type="string">
            <text:p>D101</text:p>
          </table:table-cell>
          <table:table-cell table:number-columns-repeated="2" office:value-type="date" office:date-value="2025-08-26" calcext:value-type="date">
            <text:p>26/08/2025</text:p>
          </table:table-cell>
          <table:table-cell office:value-type="string" calcext:value-type="string">
            <text:p>TARKESHWA PRASAD BHAGAT</text:p>
          </table:table-cell>
          <table:table-cell office:value-type="string" calcext:value-type="string">
            <text:p>BHAGATPARA</text:p>
          </table:table-cell>
          <table:table-cell office:value-type="string" calcext:value-type="string">
            <text:p>Bhagatpara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74" calcext:value-type="float">
            <text:p>16.74</text:p>
          </table:table-cell>
          <table:table-cell table:style-name="ce2" office:value-type="float" office:value="9113141378" calcext:value-type="float">
            <text:p>9113141378</text:p>
          </table:table-cell>
          <table:table-cell table:style-name="ce2" office:value-type="float" office:value="9546481376" calcext:value-type="float">
            <text:p>954648137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4-04-26" calcext:value-type="date">
            <text:p>26/04/2024</text:p>
          </table:table-cell>
          <table:table-cell table:style-name="ce111" office:value-type="date" office:date-value="2029-05-01" calcext:value-type="date">
            <text:p>01/05/2029</text:p>
          </table:table-cell>
          <table:table-cell table:style-name="ce111" office:value-type="date" office:date-value="2025-10-24" calcext:value-type="date">
            <text:p>24/10/2025</text:p>
          </table:table-cell>
          <table:table-cell table:style-name="ce111" office:value-type="date" office:date-value="2026-04-25" calcext:value-type="date">
            <text:p>25/04/2026</text:p>
          </table:table-cell>
          <table:table-cell table:style-name="ce111" office:value-type="date" office:date-value="2026-05-15" calcext:value-type="date">
            <text:p>15/05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JH04Y7660</text:p>
          </table:table-cell>
          <table:table-cell office:value-type="float" office:value="799225" calcext:value-type="float">
            <text:p>799225</text:p>
          </table:table-cell>
          <table:table-cell office:value-type="string" calcext:value-type="string">
            <text:p>GOUTAM KUMAR SHARMA TRANSPORT</text:p>
          </table:table-cell>
          <table:table-cell office:value-type="string" calcext:value-type="string">
            <text:p>D102</text:p>
          </table:table-cell>
          <table:table-cell table:number-columns-repeated="2" office:value-type="date" office:date-value="2022-12-05" calcext:value-type="date">
            <text:p>05/12/2022</text:p>
          </table:table-cell>
          <table:table-cell office:value-type="string" calcext:value-type="string">
            <text:p>GOUTAM KUMAR SHARMA</text:p>
          </table:table-cell>
          <table:table-cell office:value-type="string" calcext:value-type="string">
            <text:p>KUMHAR PARA RAOD ,DUMKA</text:p>
          </table:table-cell>
          <table:table-cell office:value-type="string" calcext:value-type="string">
            <text:p>37/14,KUMHAR PARA ROAD,DUMKA,JHARKHAND,814101</text:p>
          </table:table-cell>
          <table:table-cell office:value-type="float" office:value="16" calcext:value-type="float">
            <text:p>16</text:p>
          </table:table-cell>
          <table:table-cell office:value-type="float" office:value="17.54" calcext:value-type="float">
            <text:p>17.54</text:p>
          </table:table-cell>
          <table:table-cell table:style-name="ce2" office:value-type="float" office:value="9470989954" calcext:value-type="float">
            <text:p>9470989954</text:p>
          </table:table-cell>
          <table:table-cell table:style-name="ce2" office:value-type="float" office:value="6205007898" calcext:value-type="float">
            <text:p>620500789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12" calcext:value-type="date">
            <text:p>12/11/2022</text:p>
          </table:table-cell>
          <table:table-cell table:style-name="ce111" office:value-type="date" office:date-value="2023-11-13" calcext:value-type="date">
            <text:p>13/11/2023</text:p>
          </table:table-cell>
          <table:table-cell table:style-name="ce111" office:value-type="date" office:date-value="2023-02-10" calcext:value-type="date">
            <text:p>10/02/2023</text:p>
          </table:table-cell>
          <table:table-cell table:style-name="ce111" office:value-type="date" office:date-value="2024-11-11" calcext:value-type="date">
            <text:p>11/11/2024</text:p>
          </table:table-cell>
          <table:table-cell table:style-name="ce111" office:value-type="date" office:date-value="2023-11-10" calcext:value-type="date">
            <text:p>10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H04Z5919</text:p>
          </table:table-cell>
          <table:table-cell/>
          <table:table-cell office:value-type="string" calcext:value-type="string">
            <text:p>RAJU MURMU</text:p>
          </table:table-cell>
          <table:table-cell office:value-type="string" calcext:value-type="string">
            <text:p>D103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RAJU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ALUBERA, AMRAPARA, 814111</text:p>
          </table:table-cell>
          <table:table-cell office:value-type="float" office:value="16" calcext:value-type="float">
            <text:p>16</text:p>
          </table:table-cell>
          <table:table-cell office:value-type="float" office:value="17.18" calcext:value-type="float">
            <text:p>17.18</text:p>
          </table:table-cell>
          <table:table-cell table:style-name="ce2" office:value-type="float" office:value="9798688171" calcext:value-type="float">
            <text:p>9798688171</text:p>
          </table:table-cell>
          <table:table-cell table:style-name="ce2" office:value-type="float" office:value="7484960960" calcext:value-type="float">
            <text:p>7484960960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4-05" calcext:value-type="date">
            <text:p>05/04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7-04" calcext:value-type="date">
            <text:p>04/07/2023</text:p>
          </table:table-cell>
          <table:table-cell table:style-name="ce111" office:value-type="date" office:date-value="2025-04-04" calcext:value-type="date">
            <text:p>04/04/2025</text:p>
          </table:table-cell>
          <table:table-cell table:style-name="ce111" office:value-type="date" office:date-value="2024-04-02" calcext:value-type="date">
            <text:p>02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EXCHENG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JH16H2879</text:p>
          </table:table-cell>
          <table:table-cell office:value-type="float" office:value="162879" calcext:value-type="float">
            <text:p>162879</text:p>
          </table:table-cell>
          <table:table-cell office:value-type="string" calcext:value-type="string">
            <text:p>RAJU MURMU</text:p>
          </table:table-cell>
          <table:table-cell office:value-type="string" calcext:value-type="string">
            <text:p>D103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08-10" calcext:value-type="date">
            <text:p>10/08/2023</text:p>
          </table:table-cell>
          <table:table-cell office:value-type="string" calcext:value-type="string">
            <text:p>RAJU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ALUBERA, AMRAPARA,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76" calcext:value-type="float">
            <text:p>16.76</text:p>
          </table:table-cell>
          <table:table-cell table:style-name="ce2" office:value-type="float" office:value="9798688171" calcext:value-type="float">
            <text:p>9798688171</text:p>
          </table:table-cell>
          <table:table-cell table:style-name="ce2" office:value-type="float" office:value="7484960960" calcext:value-type="float">
            <text:p>748496096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8-05" calcext:value-type="date">
            <text:p>05/08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10-30" calcext:value-type="date">
            <text:p>30/10/2023</text:p>
          </table:table-cell>
          <table:table-cell table:style-name="ce111" office:value-type="date" office:date-value="2025-08-04" calcext:value-type="date">
            <text:p>04/08/2025</text:p>
          </table:table-cell>
          <table:table-cell table:style-name="ce111" office:value-type="date" office:date-value="2024-07-30" calcext:value-type="date">
            <text:p>30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ASHOK LEYLAND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JH04X0478</text:p>
          </table:table-cell>
          <table:table-cell office:value-type="float" office:value="816101" calcext:value-type="float">
            <text:p>816101</text:p>
          </table:table-cell>
          <table:table-cell office:value-type="string" calcext:value-type="string">
            <text:p>RAJU MURMU</text:p>
          </table:table-cell>
          <table:table-cell office:value-type="string" calcext:value-type="string">
            <text:p>D103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10-09" calcext:value-type="date">
            <text:p>09/10/2023</text:p>
          </table:table-cell>
          <table:table-cell office:value-type="string" calcext:value-type="string">
            <text:p>RAJU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ALUBERA, AMRAPARA,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52" calcext:value-type="float">
            <text:p>16.52</text:p>
          </table:table-cell>
          <table:table-cell table:style-name="ce2" office:value-type="float" office:value="9798688171" calcext:value-type="float">
            <text:p>9798688171</text:p>
          </table:table-cell>
          <table:table-cell table:style-name="ce2" office:value-type="float" office:value="7484960960" calcext:value-type="float">
            <text:p>7484960960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1-20" calcext:value-type="date">
            <text:p>20/01/2022</text:p>
          </table:table-cell>
          <table:table-cell table:style-name="ce111" office:value-type="date" office:date-value="2027-01-30" calcext:value-type="date">
            <text:p>30/01/2027</text:p>
          </table:table-cell>
          <table:table-cell table:style-name="ce111" office:value-type="date" office:date-value="2023-10-14" calcext:value-type="date">
            <text:p>14/10/2023</text:p>
          </table:table-cell>
          <table:table-cell table:style-name="ce111" office:value-type="date" office:date-value="2024-01-19" calcext:value-type="date">
            <text:p>19/01/2024</text:p>
          </table:table-cell>
          <table:table-cell table:style-name="ce111" office:value-type="date" office:date-value="2024-01-06" calcext:value-type="date">
            <text:p>06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JH04X0956</text:p>
          </table:table-cell>
          <table:table-cell/>
          <table:table-cell office:value-type="string" calcext:value-type="string">
            <text:p>RAJU MURMU</text:p>
          </table:table-cell>
          <table:table-cell office:value-type="string" calcext:value-type="string">
            <text:p>D103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4-10" calcext:value-type="date">
            <text:p>10/04/2024</text:p>
          </table:table-cell>
          <table:table-cell office:value-type="string" calcext:value-type="string">
            <text:p>RAJU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ALUBERA, AMRAPARA,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4" calcext:value-type="float">
            <text:p>16.94</text:p>
          </table:table-cell>
          <table:table-cell table:style-name="ce2" office:value-type="float" office:value="9798688171" calcext:value-type="float">
            <text:p>9798688171</text:p>
          </table:table-cell>
          <table:table-cell table:style-name="ce2" office:value-type="float" office:value="7484960960" calcext:value-type="float">
            <text:p>7484960960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2-17" calcext:value-type="date">
            <text:p>17/02/2022</text:p>
          </table:table-cell>
          <table:table-cell table:style-name="ce111" office:value-type="date" office:date-value="2025-03-07" calcext:value-type="date">
            <text:p>07/03/2025</text:p>
          </table:table-cell>
          <table:table-cell table:style-name="ce111" office:value-type="date" office:date-value="2024-05-10" calcext:value-type="date">
            <text:p>10/05/2024</text:p>
          </table:table-cell>
          <table:table-cell table:style-name="ce111" office:value-type="date" office:date-value="2026-01-21" calcext:value-type="date">
            <text:p>21/01/2026</text:p>
          </table:table-cell>
          <table:table-cell table:style-name="ce111" office:value-type="date" office:date-value="2025-01-30" calcext:value-type="date">
            <text:p>30/01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JH16G0437</text:p>
          </table:table-cell>
          <table:table-cell/>
          <table:table-cell office:value-type="string" calcext:value-type="string">
            <text:p>SONA RAM SOREN</text:p>
          </table:table-cell>
          <table:table-cell office:value-type="string" calcext:value-type="string">
            <text:p>D104</text:p>
          </table:table-cell>
          <table:table-cell table:number-columns-repeated="2" office:value-type="date" office:date-value="2022-12-20" calcext:value-type="date">
            <text:p>20/12/2022</text:p>
          </table:table-cell>
          <table:table-cell office:value-type="string" calcext:value-type="string">
            <text:p>SONARAM SOREN</text:p>
          </table:table-cell>
          <table:table-cell office:value-type="string" calcext:value-type="string">
            <text:p>KATHALDIH</text:p>
          </table:table-cell>
          <table:table-cell office:value-type="string" calcext:value-type="string">
            <text:p>KATHALDIH,AMRAPARA,JH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9142373129" calcext:value-type="float">
            <text:p>9142373129</text:p>
          </table:table-cell>
          <table:table-cell table:style-name="ce2" office:value-type="float" office:value="9308260306" calcext:value-type="float">
            <text:p>930826030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1-11" calcext:value-type="date">
            <text:p>11/11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2-10" calcext:value-type="date">
            <text:p>10/02/2023</text:p>
          </table:table-cell>
          <table:table-cell table:style-name="ce111" office:value-type="date" office:date-value="2024-11-10" calcext:value-type="date">
            <text:p>10/11/2024</text:p>
          </table:table-cell>
          <table:table-cell table:style-name="ce111" office:value-type="date" office:date-value="2023-10-30" calcext:value-type="date">
            <text:p>30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0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H16G7458</text:p>
          </table:table-cell>
          <table:table-cell/>
          <table:table-cell office:value-type="string" calcext:value-type="string">
            <text:p>SONA RAM SOREN</text:p>
          </table:table-cell>
          <table:table-cell office:value-type="string" calcext:value-type="string">
            <text:p>D104</text:p>
          </table:table-cell>
          <table:table-cell table:number-columns-repeated="2" office:value-type="date" office:date-value="2022-12-20" calcext:value-type="date">
            <text:p>20/12/2022</text:p>
          </table:table-cell>
          <table:table-cell office:value-type="string" calcext:value-type="string">
            <text:p>SONARAM SOREN</text:p>
          </table:table-cell>
          <table:table-cell office:value-type="string" calcext:value-type="string">
            <text:p>KATHALDIH</text:p>
          </table:table-cell>
          <table:table-cell office:value-type="string" calcext:value-type="string">
            <text:p>KATHALDIH,AMRAPARA,JH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9142373129" calcext:value-type="float">
            <text:p>9142373129</text:p>
          </table:table-cell>
          <table:table-cell table:style-name="ce2" office:value-type="float" office:value="9308260306" calcext:value-type="float">
            <text:p>930826030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1-11" calcext:value-type="date">
            <text:p>11/11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2-10" calcext:value-type="date">
            <text:p>10/02/2023</text:p>
          </table:table-cell>
          <table:table-cell table:style-name="ce111" office:value-type="date" office:date-value="2024-11-10" calcext:value-type="date">
            <text:p>10/11/2024</text:p>
          </table:table-cell>
          <table:table-cell table:style-name="ce111" office:value-type="date" office:date-value="2023-10-30" calcext:value-type="date">
            <text:p>30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0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JH16H9087</text:p>
          </table:table-cell>
          <table:table-cell/>
          <table:table-cell office:value-type="string" calcext:value-type="string">
            <text:p>SONA RAM SOREN</text:p>
          </table:table-cell>
          <table:table-cell office:value-type="string" calcext:value-type="string">
            <text:p>D104</text:p>
          </table:table-cell>
          <table:table-cell office:value-type="date" office:date-value="2022-12-20" calcext:value-type="date">
            <text:p>20/12/2022</text:p>
          </table:table-cell>
          <table:table-cell office:value-type="date" office:date-value="2023-10-09" calcext:value-type="date">
            <text:p>09/10/2023</text:p>
          </table:table-cell>
          <table:table-cell office:value-type="string" calcext:value-type="string">
            <text:p>SONARAM SOREN</text:p>
          </table:table-cell>
          <table:table-cell office:value-type="string" calcext:value-type="string">
            <text:p>KATHALDIH</text:p>
          </table:table-cell>
          <table:table-cell office:value-type="string" calcext:value-type="string">
            <text:p>KATHALDIH,AMRAPARA,JH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22" calcext:value-type="float">
            <text:p>17.22</text:p>
          </table:table-cell>
          <table:table-cell table:style-name="ce2" office:value-type="float" office:value="9142373129" calcext:value-type="float">
            <text:p>9142373129</text:p>
          </table:table-cell>
          <table:table-cell table:style-name="ce2" office:value-type="float" office:value="9308260306" calcext:value-type="float">
            <text:p>930826030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3-03" calcext:value-type="date">
            <text:p>03/03/2023</text:p>
          </table:table-cell>
          <table:table-cell table:style-name="ce111" office:value-type="date" office:date-value="2028-03-14" calcext:value-type="date">
            <text:p>14/03/2028</text:p>
          </table:table-cell>
          <table:table-cell table:style-name="ce111" office:value-type="date" office:date-value="2023-12-01" calcext:value-type="date">
            <text:p>01/12/2023</text:p>
          </table:table-cell>
          <table:table-cell table:style-name="ce111" office:value-type="date" office:date-value="2025-03-02" calcext:value-type="date">
            <text:p>02/03/2025</text:p>
          </table:table-cell>
          <table:table-cell table:style-name="ce111" office:value-type="date" office:date-value="2024-02-26" calcext:value-type="date">
            <text:p>26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9-10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JH04Y3376</text:p>
          </table:table-cell>
          <table:table-cell/>
          <table:table-cell office:value-type="string" calcext:value-type="string">
            <text:p>HEMBROM TRANSPORT</text:p>
          </table:table-cell>
          <table:table-cell office:value-type="string" calcext:value-type="string">
            <text:p>D105</text:p>
          </table:table-cell>
          <table:table-cell table:number-columns-repeated="2" office:value-type="date" office:date-value="2022-12-23" calcext:value-type="date">
            <text:p>23/12/2022</text:p>
          </table:table-cell>
          <table:table-cell office:value-type="string" calcext:value-type="string">
            <text:p>RAMESH MURMU</text:p>
          </table:table-cell>
          <table:table-cell office:value-type="string" calcext:value-type="string">
            <text:p>CHILUGO</text:p>
          </table:table-cell>
          <table:table-cell office:value-type="string" calcext:value-type="string">
            <text:p>CHILUGO,AMRAPARA,PAKUR,JH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16" calcext:value-type="float">
            <text:p>17.16</text:p>
          </table:table-cell>
          <table:table-cell table:style-name="ce2" office:value-type="float" office:value="7634933881" calcext:value-type="float">
            <text:p>7634933881</text:p>
          </table:table-cell>
          <table:table-cell table:style-name="ce2" office:value-type="float" office:value="7061017915" calcext:value-type="float">
            <text:p>7061017915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0-20" calcext:value-type="date">
            <text:p>20/10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1-17" calcext:value-type="date">
            <text:p>17/01/2023</text:p>
          </table:table-cell>
          <table:table-cell table:style-name="ce111" office:value-type="date" office:date-value="2024-10-19" calcext:value-type="date">
            <text:p>19/10/2024</text:p>
          </table:table-cell>
          <table:table-cell table:style-name="ce111" office:value-type="date" office:date-value="2023-09-29" calcext:value-type="date">
            <text:p>29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3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JH04Y7224</text:p>
          </table:table-cell>
          <table:table-cell/>
          <table:table-cell office:value-type="string" calcext:value-type="string">
            <text:p>HEMBROM TRANSPORT</text:p>
          </table:table-cell>
          <table:table-cell office:value-type="string" calcext:value-type="string">
            <text:p>D105</text:p>
          </table:table-cell>
          <table:table-cell table:number-columns-repeated="2" office:value-type="date" office:date-value="2022-12-23" calcext:value-type="date">
            <text:p>23/12/2022</text:p>
          </table:table-cell>
          <table:table-cell office:value-type="string" calcext:value-type="string">
            <text:p>RAMESH MURMU</text:p>
          </table:table-cell>
          <table:table-cell office:value-type="string" calcext:value-type="string">
            <text:p>CHILUGO</text:p>
          </table:table-cell>
          <table:table-cell office:value-type="string" calcext:value-type="string">
            <text:p>CHILUGO,AMRAPARA,PAKUR,JH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7634933881" calcext:value-type="float">
            <text:p>7634933881</text:p>
          </table:table-cell>
          <table:table-cell table:style-name="ce2" office:value-type="float" office:value="7061017915" calcext:value-type="float">
            <text:p>7061017915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0-20" calcext:value-type="date">
            <text:p>20/10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1-17" calcext:value-type="date">
            <text:p>17/01/2023</text:p>
          </table:table-cell>
          <table:table-cell table:style-name="ce111" office:value-type="date" office:date-value="2024-10-19" calcext:value-type="date">
            <text:p>19/10/2024</text:p>
          </table:table-cell>
          <table:table-cell table:style-name="ce111" office:value-type="date" office:date-value="2023-09-29" calcext:value-type="date">
            <text:p>29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3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JH16G3895</text:p>
          </table:table-cell>
          <table:table-cell office:value-type="float" office:value="3895" calcext:value-type="float">
            <text:p>003895</text:p>
          </table:table-cell>
          <table:table-cell office:value-type="string" calcext:value-type="string">
            <text:p>HEMBROM TRANSPORT</text:p>
          </table:table-cell>
          <table:table-cell office:value-type="string" calcext:value-type="string">
            <text:p>D105</text:p>
          </table:table-cell>
          <table:table-cell office:value-type="date" office:date-value="2022-12-23" calcext:value-type="date">
            <text:p>23/12/2022</text:p>
          </table:table-cell>
          <table:table-cell office:value-type="date" office:date-value="2023-07-05" calcext:value-type="date">
            <text:p>05/07/2023</text:p>
          </table:table-cell>
          <table:table-cell office:value-type="string" calcext:value-type="string">
            <text:p>RAMESH MURMU</text:p>
          </table:table-cell>
          <table:table-cell office:value-type="string" calcext:value-type="string">
            <text:p>CHILUGO</text:p>
          </table:table-cell>
          <table:table-cell office:value-type="string" calcext:value-type="string">
            <text:p>CHILUGO,AMRAPARA,PAKUR,JH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7634933881" calcext:value-type="float">
            <text:p>7634933881</text:p>
          </table:table-cell>
          <table:table-cell table:style-name="ce2" office:value-type="float" office:value="7061017915" calcext:value-type="float">
            <text:p>7061017915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1-10" calcext:value-type="date">
            <text:p>10/01/2023</text:p>
          </table:table-cell>
          <table:table-cell table:style-name="ce111" office:value-type="date" office:date-value="2028-02-03" calcext:value-type="date">
            <text:p>03/02/2028</text:p>
          </table:table-cell>
          <table:table-cell table:style-name="ce111" office:value-type="date" office:date-value="2023-06-27" calcext:value-type="date">
            <text:p>27/06/2023</text:p>
          </table:table-cell>
          <table:table-cell table:style-name="ce111" office:value-type="date" office:date-value="2025-01-09" calcext:value-type="date">
            <text:p>09/01/2025</text:p>
          </table:table-cell>
          <table:table-cell table:style-name="ce111" office:value-type="date" office:date-value="2024-01-06" calcext:value-type="date">
            <text:p>06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3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JH16G8592</text:p>
          </table:table-cell>
          <table:table-cell office:value-type="float" office:value="8592" calcext:value-type="float">
            <text:p>008592</text:p>
          </table:table-cell>
          <table:table-cell office:value-type="string" calcext:value-type="string">
            <text:p>HEMBROM TRANSPORT</text:p>
          </table:table-cell>
          <table:table-cell office:value-type="string" calcext:value-type="string">
            <text:p>D105</text:p>
          </table:table-cell>
          <table:table-cell office:value-type="date" office:date-value="2022-12-23" calcext:value-type="date">
            <text:p>23/12/2022</text:p>
          </table:table-cell>
          <table:table-cell office:value-type="date" office:date-value="2023-07-05" calcext:value-type="date">
            <text:p>05/07/2023</text:p>
          </table:table-cell>
          <table:table-cell office:value-type="string" calcext:value-type="string">
            <text:p>RAMESH MURMU</text:p>
          </table:table-cell>
          <table:table-cell office:value-type="string" calcext:value-type="string">
            <text:p>CHILUGO</text:p>
          </table:table-cell>
          <table:table-cell office:value-type="string" calcext:value-type="string">
            <text:p>CHILUGO,AMRAPARA,PAKUR,JH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7634933881" calcext:value-type="float">
            <text:p>7634933881</text:p>
          </table:table-cell>
          <table:table-cell table:style-name="ce2" office:value-type="float" office:value="7061017915" calcext:value-type="float">
            <text:p>7061017915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4-06" calcext:value-type="date">
            <text:p>06/04/2023</text:p>
          </table:table-cell>
          <table:table-cell table:style-name="ce111" office:value-type="date" office:date-value="2028-02-03" calcext:value-type="date">
            <text:p>03/02/2028</text:p>
          </table:table-cell>
          <table:table-cell table:style-name="ce111" office:value-type="date" office:date-value="2023-09-28" calcext:value-type="date">
            <text:p>28/09/2023</text:p>
          </table:table-cell>
          <table:table-cell table:style-name="ce111" office:value-type="date" office:date-value="2025-01-09" calcext:value-type="date">
            <text:p>09/01/2025</text:p>
          </table:table-cell>
          <table:table-cell table:style-name="ce111" office:value-type="date" office:date-value="2024-01-06" calcext:value-type="date">
            <text:p>06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3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H16G9500</text:p>
          </table:table-cell>
          <table:table-cell/>
          <table:table-cell office:value-type="string" calcext:value-type="string">
            <text:p>HEMBROM TRANSPORT</text:p>
          </table:table-cell>
          <table:table-cell office:value-type="string" calcext:value-type="string">
            <text:p>D105</text:p>
          </table:table-cell>
          <table:table-cell office:value-type="date" office:date-value="2022-12-23" calcext:value-type="date">
            <text:p>23/12/2022</text:p>
          </table:table-cell>
          <table:table-cell office:value-type="date" office:date-value="2023-10-09" calcext:value-type="date">
            <text:p>09/10/2023</text:p>
          </table:table-cell>
          <table:table-cell office:value-type="string" calcext:value-type="string">
            <text:p>RAMESH MURMU</text:p>
          </table:table-cell>
          <table:table-cell office:value-type="string" calcext:value-type="string">
            <text:p>CHILUGO</text:p>
          </table:table-cell>
          <table:table-cell office:value-type="string" calcext:value-type="string">
            <text:p>CHILUGO,AMRAPARA,PAKUR,JH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7634933881" calcext:value-type="float">
            <text:p>7634933881</text:p>
          </table:table-cell>
          <table:table-cell table:style-name="ce2" office:value-type="float" office:value="7061017915" calcext:value-type="float">
            <text:p>7061017915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1-06" calcext:value-type="date">
            <text:p>06/01/2023</text:p>
          </table:table-cell>
          <table:table-cell table:style-name="ce111" office:value-type="date" office:date-value="2028-02-03" calcext:value-type="date">
            <text:p>03/02/2028</text:p>
          </table:table-cell>
          <table:table-cell table:style-name="ce111" office:value-type="date" office:date-value="2024-01-05" calcext:value-type="date">
            <text:p>05/01/2024</text:p>
          </table:table-cell>
          <table:table-cell table:style-name="ce111" office:value-type="date" office:date-value="2025-01-05" calcext:value-type="date">
            <text:p>05/01/2025</text:p>
          </table:table-cell>
          <table:table-cell table:style-name="ce111" office:value-type="date" office:date-value="2023-12-27" calcext:value-type="date">
            <text:p>27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9-10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JH04X9050</text:p>
          </table:table-cell>
          <table:table-cell/>
          <table:table-cell office:value-type="string" calcext:value-type="string">
            <text:p>HEMBROM TRANSPORT</text:p>
          </table:table-cell>
          <table:table-cell office:value-type="string" calcext:value-type="string">
            <text:p>D105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4-05" calcext:value-type="date">
            <text:p>05/04/2024</text:p>
          </table:table-cell>
          <table:table-cell office:value-type="string" calcext:value-type="string">
            <text:p>RAMESH MURMU</text:p>
          </table:table-cell>
          <table:table-cell office:value-type="string" calcext:value-type="string">
            <text:p>CHILUGO</text:p>
          </table:table-cell>
          <table:table-cell office:value-type="string" calcext:value-type="string">
            <text:p>CHILUGO,AMRAPARA,PAKUR,JH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22" calcext:value-type="float">
            <text:p>17.22</text:p>
          </table:table-cell>
          <table:table-cell table:style-name="ce2" office:value-type="float" office:value="7634933881" calcext:value-type="float">
            <text:p>7634933881</text:p>
          </table:table-cell>
          <table:table-cell table:style-name="ce2" office:value-type="float" office:value="7061017915" calcext:value-type="float">
            <text:p>7061017915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3-07" calcext:value-type="date">
            <text:p>07/03/2022</text:p>
          </table:table-cell>
          <table:table-cell table:style-name="ce111" office:value-type="date" office:date-value="2027-06-19" calcext:value-type="date">
            <text:p>19/06/2027</text:p>
          </table:table-cell>
          <table:table-cell table:style-name="ce111" office:value-type="date" office:date-value="2024-05-27" calcext:value-type="date">
            <text:p>27/05/2024</text:p>
          </table:table-cell>
          <table:table-cell table:style-name="ce111" office:value-type="date" office:date-value="2024-06-06" calcext:value-type="date">
            <text:p>06/06/2024</text:p>
          </table:table-cell>
          <table:table-cell table:style-name="ce111" office:value-type="date" office:date-value="2024-05-30" calcext:value-type="date">
            <text:p>30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JH04Y5017</text:p>
          </table:table-cell>
          <table:table-cell office:value-type="float" office:value="5017" calcext:value-type="float">
            <text:p>005017</text:p>
          </table:table-cell>
          <table:table-cell office:value-type="string" calcext:value-type="string">
            <text:p>BIKAS KUMAR</text:p>
          </table:table-cell>
          <table:table-cell office:value-type="string" calcext:value-type="string">
            <text:p>D106</text:p>
          </table:table-cell>
          <table:table-cell table:number-columns-repeated="2" office:value-type="date" office:date-value="2022-12-23" calcext:value-type="date">
            <text:p>23/12/2022</text:p>
          </table:table-cell>
          <table:table-cell office:value-type="string" calcext:value-type="string">
            <text:p>BIKAS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9631803440" calcext:value-type="float">
            <text:p>9631803440</text:p>
          </table:table-cell>
          <table:table-cell table:style-name="ce2" office:value-type="float" office:value="8241569469" calcext:value-type="float">
            <text:p>824156946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1-28" calcext:value-type="date">
            <text:p>28/11/2022</text:p>
          </table:table-cell>
          <table:table-cell table:style-name="ce111" office:value-type="date" office:date-value="2023-11-28" calcext:value-type="date">
            <text:p>28/11/2023</text:p>
          </table:table-cell>
          <table:table-cell table:style-name="ce111" office:value-type="date" office:date-value="2023-02-25" calcext:value-type="date">
            <text:p>25/02/2023</text:p>
          </table:table-cell>
          <table:table-cell table:style-name="ce111" office:value-type="date" office:date-value="2024-11-27" calcext:value-type="date">
            <text:p>27/11/2024</text:p>
          </table:table-cell>
          <table:table-cell table:style-name="ce111" office:value-type="date" office:date-value="2023-11-23" calcext:value-type="date">
            <text:p>23/11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3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JH04AA1700</text:p>
          </table:table-cell>
          <table:table-cell office:value-type="float" office:value="1700" calcext:value-type="float">
            <text:p>001700</text:p>
          </table:table-cell>
          <table:table-cell office:value-type="string" calcext:value-type="string">
            <text:p>BIKAS KUMAR</text:p>
          </table:table-cell>
          <table:table-cell office:value-type="string" calcext:value-type="string">
            <text:p>D106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09-02" calcext:value-type="date">
            <text:p>02/09/2023</text:p>
          </table:table-cell>
          <table:table-cell office:value-type="string" calcext:value-type="string">
            <text:p>BIKAS KUMAR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74" calcext:value-type="float">
            <text:p>16.74</text:p>
          </table:table-cell>
          <table:table-cell table:style-name="ce2" office:value-type="float" office:value="9631803440" calcext:value-type="float">
            <text:p>9631803440</text:p>
          </table:table-cell>
          <table:table-cell table:style-name="ce2" office:value-type="float" office:value="8241569469" calcext:value-type="float">
            <text:p>824156946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8-26" calcext:value-type="date">
            <text:p>26/08/2023</text:p>
          </table:table-cell>
          <table:table-cell table:style-name="ce111" office:value-type="date" office:date-value="2024-08-27" calcext:value-type="date">
            <text:p>27/08/2024</text:p>
          </table:table-cell>
          <table:table-cell table:style-name="ce111" office:value-type="date" office:date-value="2023-11-25" calcext:value-type="date">
            <text:p>25/11/2023</text:p>
          </table:table-cell>
          <table:table-cell table:style-name="ce111" office:value-type="date" office:date-value="2025-08-25" calcext:value-type="date">
            <text:p>25/08/2025</text:p>
          </table:table-cell>
          <table:table-cell table:style-name="ce111" office:value-type="date" office:date-value="2024-08-20" calcext:value-type="date">
            <text:p>20/08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JH16G7483</text:p>
          </table:table-cell>
          <table:table-cell/>
          <table:table-cell office:value-type="string" calcext:value-type="string">
            <text:p>SURESH TUDU</text:p>
          </table:table-cell>
          <table:table-cell office:value-type="string" calcext:value-type="string">
            <text:p>D107</text:p>
          </table:table-cell>
          <table:table-cell table:number-columns-repeated="2" office:value-type="date" office:date-value="2022-12-27" calcext:value-type="date">
            <text:p>27/12/2022</text:p>
          </table:table-cell>
          <table:table-cell office:value-type="string" calcext:value-type="string">
            <text:p>SURESH TUDU</text:p>
          </table:table-cell>
          <table:table-cell office:value-type="string" calcext:value-type="string">
            <text:p>BHISHUNPUR</text:p>
          </table:table-cell>
          <table:table-cell office:value-type="string" calcext:value-type="string">
            <text:p>BHISHUNPUR,AMRAPARA,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9546013441" calcext:value-type="float">
            <text:p>9546013441</text:p>
          </table:table-cell>
          <table:table-cell table:style-name="ce2" office:value-type="float" office:value="7061631332" calcext:value-type="float">
            <text:p>706163133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2-24" calcext:value-type="date">
            <text:p>24/12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3-22" calcext:value-type="date">
            <text:p>22/03/2023</text:p>
          </table:table-cell>
          <table:table-cell table:style-name="ce111" office:value-type="date" office:date-value="2024-12-23" calcext:value-type="date">
            <text:p>23/12/2024</text:p>
          </table:table-cell>
          <table:table-cell table:style-name="ce111" office:value-type="date" office:date-value="2023-12-18" calcext:value-type="date">
            <text:p>18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27-12-2022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JH04Z6698</text:p>
          </table:table-cell>
          <table:table-cell/>
          <table:table-cell office:value-type="string" calcext:value-type="string">
            <text:p>SURESH TUDU</text:p>
          </table:table-cell>
          <table:table-cell office:value-type="string" calcext:value-type="string">
            <text:p>D107</text:p>
          </table:table-cell>
          <table:table-cell office:value-type="date" office:date-value="2022-12-27" calcext:value-type="date">
            <text:p>27/12/2022</text:p>
          </table:table-cell>
          <table:table-cell office:value-type="date" office:date-value="2023-03-01" calcext:value-type="date">
            <text:p>01/03/2023</text:p>
          </table:table-cell>
          <table:table-cell office:value-type="string" calcext:value-type="string">
            <text:p>SURESH TUDU</text:p>
          </table:table-cell>
          <table:table-cell office:value-type="string" calcext:value-type="string">
            <text:p>BHISHUNPUR</text:p>
          </table:table-cell>
          <table:table-cell office:value-type="string" calcext:value-type="string">
            <text:p>BHISHUNPUR,AMRAPARA,814111</text:p>
          </table:table-cell>
          <table:table-cell office:value-type="float" office:value="16" calcext:value-type="float">
            <text:p>16</text:p>
          </table:table-cell>
          <table:table-cell office:value-type="float" office:value="17.34" calcext:value-type="float">
            <text:p>17.34</text:p>
          </table:table-cell>
          <table:table-cell table:style-name="ce2" office:value-type="float" office:value="9546013441" calcext:value-type="float">
            <text:p>9546013441</text:p>
          </table:table-cell>
          <table:table-cell table:style-name="ce2" office:value-type="float" office:value="7061631332" calcext:value-type="float">
            <text:p>706163133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1-24" calcext:value-type="date">
            <text:p>24/01/2023</text:p>
          </table:table-cell>
          <table:table-cell table:style-name="ce111" office:value-type="date" office:date-value="2028-01-29" calcext:value-type="date">
            <text:p>29/01/2028</text:p>
          </table:table-cell>
          <table:table-cell table:style-name="ce111" office:value-type="date" office:date-value="2023-04-22" calcext:value-type="date">
            <text:p>22/04/2023</text:p>
          </table:table-cell>
          <table:table-cell table:style-name="ce111" office:value-type="date" office:date-value="2025-01-23" calcext:value-type="date">
            <text:p>23/01/2025</text:p>
          </table:table-cell>
          <table:table-cell table:style-name="ce111" office:value-type="date" office:date-value="2024-01-18" calcext:value-type="date">
            <text:p>18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EXCHANG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H04AA1768</text:p>
          </table:table-cell>
          <table:table-cell/>
          <table:table-cell office:value-type="string" calcext:value-type="string">
            <text:p>SURESH TUDU</text:p>
          </table:table-cell>
          <table:table-cell office:value-type="string" calcext:value-type="string">
            <text:p>D107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03-01" calcext:value-type="date">
            <text:p>01/03/2023</text:p>
          </table:table-cell>
          <table:table-cell office:value-type="string" calcext:value-type="string">
            <text:p>SURESH TUDU</text:p>
          </table:table-cell>
          <table:table-cell office:value-type="string" calcext:value-type="string">
            <text:p>BHISHUNPUR</text:p>
          </table:table-cell>
          <table:table-cell office:value-type="string" calcext:value-type="string">
            <text:p>BHISHUNPUR,AMRAPARA,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4" calcext:value-type="float">
            <text:p>16.94</text:p>
          </table:table-cell>
          <table:table-cell table:style-name="ce2" office:value-type="float" office:value="9546013441" calcext:value-type="float">
            <text:p>9546013441</text:p>
          </table:table-cell>
          <table:table-cell table:style-name="ce2" office:value-type="float" office:value="7061631332" calcext:value-type="float">
            <text:p>706163133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9-02" calcext:value-type="date">
            <text:p>02/09/2023</text:p>
          </table:table-cell>
          <table:table-cell table:style-name="ce111" office:value-type="date" office:date-value="2028-09-21" calcext:value-type="date">
            <text:p>21/09/2028</text:p>
          </table:table-cell>
          <table:table-cell table:style-name="ce111" office:value-type="date" office:date-value="2023-11-30" calcext:value-type="date">
            <text:p>30/11/2023</text:p>
          </table:table-cell>
          <table:table-cell table:style-name="ce111" office:value-type="date" office:date-value="2025-09-01" calcext:value-type="date">
            <text:p>01/09/2025</text:p>
          </table:table-cell>
          <table:table-cell table:style-name="ce111" office:value-type="date" office:date-value="2024-08-30" calcext:value-type="date">
            <text:p>30/08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JH04AB9039</text:p>
          </table:table-cell>
          <table:table-cell/>
          <table:table-cell office:value-type="string" calcext:value-type="string">
            <text:p>SURESH TUDU</text:p>
          </table:table-cell>
          <table:table-cell office:value-type="string" calcext:value-type="string">
            <text:p>D107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4-05" calcext:value-type="date">
            <text:p>05/04/2024</text:p>
          </table:table-cell>
          <table:table-cell office:value-type="string" calcext:value-type="string">
            <text:p>SURESH TUDU</text:p>
          </table:table-cell>
          <table:table-cell office:value-type="string" calcext:value-type="string">
            <text:p>BHISHUNPUR</text:p>
          </table:table-cell>
          <table:table-cell office:value-type="string" calcext:value-type="string">
            <text:p>BHISHUNPUR,AMRAPARA,814111</text:p>
          </table:table-cell>
          <table:table-cell office:value-type="float" office:value="16" calcext:value-type="float">
            <text:p>16</text:p>
          </table:table-cell>
          <table:table-cell office:value-type="float" office:value="16.44" calcext:value-type="float">
            <text:p>16.44</text:p>
          </table:table-cell>
          <table:table-cell table:style-name="ce2" office:value-type="float" office:value="9546013441" calcext:value-type="float">
            <text:p>9546013441</text:p>
          </table:table-cell>
          <table:table-cell table:style-name="ce2" office:value-type="float" office:value="7061631332" calcext:value-type="float">
            <text:p>706163133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4-03-07" calcext:value-type="date">
            <text:p>07/03/2024</text:p>
          </table:table-cell>
          <table:table-cell table:style-name="ce111" office:value-type="date" office:date-value="2025-03-11" calcext:value-type="date">
            <text:p>11/03/2025</text:p>
          </table:table-cell>
          <table:table-cell table:style-name="ce111" office:value-type="date" office:date-value="2024-06-06" calcext:value-type="date">
            <text:p>06/06/2024</text:p>
          </table:table-cell>
          <table:table-cell table:style-name="ce111" office:value-type="date" office:date-value="2026-03-06" calcext:value-type="date">
            <text:p>06/03/2026</text:p>
          </table:table-cell>
          <table:table-cell table:style-name="ce111" office:value-type="date" office:date-value="2025-03-05" calcext:value-type="date">
            <text:p>05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64" office:value-type="string" calcext:value-type="string">
            <text:p>JH16G9676</text:p>
          </table:table-cell>
          <table:table-cell office:value-type="float" office:value="9676" calcext:value-type="float">
            <text:p>009676</text:p>
          </table:table-cell>
          <table:table-cell office:value-type="string" calcext:value-type="string">
            <text:p>MUNNU MARANDI</text:p>
          </table:table-cell>
          <table:table-cell office:value-type="string" calcext:value-type="string">
            <text:p>D108</text:p>
          </table:table-cell>
          <table:table-cell table:number-columns-repeated="2" office:value-type="date" office:date-value="2023-01-05" calcext:value-type="date">
            <text:p>05/01/2023</text:p>
          </table:table-cell>
          <table:table-cell office:value-type="string" calcext:value-type="string">
            <text:p>MUNNA MARANDI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AKUR,JH-816107</text:p>
          </table:table-cell>
          <table:table-cell office:value-type="float" office:value="16" calcext:value-type="float">
            <text:p>16</text:p>
          </table:table-cell>
          <table:table-cell office:value-type="float" office:value="16.82" calcext:value-type="float">
            <text:p>16.82</text:p>
          </table:table-cell>
          <table:table-cell table:style-name="ce2" office:value-type="float" office:value="8825357547" calcext:value-type="float">
            <text:p>8825357547</text:p>
          </table:table-cell>
          <table:table-cell table:style-name="ce2" office:value-type="float" office:value="6202729925" calcext:value-type="float">
            <text:p>6202729925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2-08" calcext:value-type="date">
            <text:p>08/02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4-29" calcext:value-type="date">
            <text:p>29/04/2023</text:p>
          </table:table-cell>
          <table:table-cell table:style-name="ce111" office:value-type="date" office:date-value="2025-02-07" calcext:value-type="date">
            <text:p>07/02/2025</text:p>
          </table:table-cell>
          <table:table-cell table:style-name="ce111" office:value-type="date" office:date-value="2024-02-02" calcext:value-type="date">
            <text:p>02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01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/>
          <table:table-cell table:style-name="ce119" table:number-columns-repeated="83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64" office:value-type="string" calcext:value-type="string">
            <text:p>JH04Y6139</text:p>
          </table:table-cell>
          <table:table-cell office:value-type="float" office:value="6139" calcext:value-type="float">
            <text:p>006139</text:p>
          </table:table-cell>
          <table:table-cell office:value-type="string" calcext:value-type="string">
            <text:p>MUNNU MARANDI</text:p>
          </table:table-cell>
          <table:table-cell office:value-type="string" calcext:value-type="string">
            <text:p>D108</text:p>
          </table:table-cell>
          <table:table-cell table:number-columns-repeated="2" office:value-type="date" office:date-value="2023-01-05" calcext:value-type="date">
            <text:p>05/01/2023</text:p>
          </table:table-cell>
          <table:table-cell office:value-type="string" calcext:value-type="string">
            <text:p>MUNNA MARANDI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AKUR,JH-816107</text:p>
          </table:table-cell>
          <table:table-cell office:value-type="float" office:value="16" calcext:value-type="float">
            <text:p>16</text:p>
          </table:table-cell>
          <table:table-cell office:value-type="float" office:value="17.28" calcext:value-type="float">
            <text:p>17.28</text:p>
          </table:table-cell>
          <table:table-cell table:style-name="ce2" office:value-type="float" office:value="8825357547" calcext:value-type="float">
            <text:p>8825357547</text:p>
          </table:table-cell>
          <table:table-cell table:style-name="ce2" office:value-type="float" office:value="6202729925" calcext:value-type="float">
            <text:p>6202729925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1-04" calcext:value-type="date">
            <text:p>04/11/2022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2-03" calcext:value-type="date">
            <text:p>03/02/2023</text:p>
          </table:table-cell>
          <table:table-cell table:style-name="ce111" office:value-type="date" office:date-value="2024-11-03" calcext:value-type="date">
            <text:p>03/11/2024</text:p>
          </table:table-cell>
          <table:table-cell table:style-name="ce111" office:value-type="date" office:date-value="2023-10-31" calcext:value-type="date">
            <text:p>31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5-01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/>
          <table:table-cell table:style-name="ce119" table:number-columns-repeated="8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JH10CH7533</text:p>
          </table:table-cell>
          <table:table-cell/>
          <table:table-cell office:value-type="string" calcext:value-type="string">
            <text:p>M/S R.S.ENTERPRISES</text:p>
          </table:table-cell>
          <table:table-cell office:value-type="string" calcext:value-type="string">
            <text:p>D109</text:p>
          </table:table-cell>
          <table:table-cell table:number-columns-repeated="2" office:value-type="date" office:date-value="2023-02-02" calcext:value-type="date">
            <text:p>02/02/2023</text:p>
          </table:table-cell>
          <table:table-cell office:value-type="string" calcext:value-type="string">
            <text:p>DILIP KUMAR BHAGAT</text:p>
          </table:table-cell>
          <table:table-cell office:value-type="string" calcext:value-type="string">
            <text:p>DUMARCHIR</text:p>
          </table:table-cell>
          <table:table-cell office:value-type="string" calcext:value-type="string">
            <text:p>DUMARCHIR,PAKUR-8141111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9162560270" calcext:value-type="float">
            <text:p>9162560270</text:p>
          </table:table-cell>
          <table:table-cell table:style-name="ce2" office:value-type="float" office:value="9546664499" calcext:value-type="float">
            <text:p>9546664499</text:p>
          </table:table-cell>
          <table:table-cell table:style-name="ce2" office:value-type="string" calcext:value-type="string">
            <text:p><text:s/>OWNER</text:p>
          </table:table-cell>
          <table:table-cell table:style-name="ce111" table:number-columns-repeated="5"/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JH10CH6563</text:p>
          </table:table-cell>
          <table:table-cell/>
          <table:table-cell office:value-type="string" calcext:value-type="string">
            <text:p>M/S R.S.ENTERPRISES</text:p>
          </table:table-cell>
          <table:table-cell office:value-type="string" calcext:value-type="string">
            <text:p>D109</text:p>
          </table:table-cell>
          <table:table-cell table:number-columns-repeated="2" office:value-type="date" office:date-value="2023-02-02" calcext:value-type="date">
            <text:p>02/02/2023</text:p>
          </table:table-cell>
          <table:table-cell office:value-type="string" calcext:value-type="string">
            <text:p>DILIP KUMAR BHAGAT</text:p>
          </table:table-cell>
          <table:table-cell office:value-type="string" calcext:value-type="string">
            <text:p>DUMARCHIR</text:p>
          </table:table-cell>
          <table:table-cell office:value-type="string" calcext:value-type="string">
            <text:p>DUMARCHIR,PAKUR-8141111</text:p>
          </table:table-cell>
          <table:table-cell office:value-type="float" office:value="16" calcext:value-type="float">
            <text:p>16</text:p>
          </table:table-cell>
          <table:table-cell office:value-type="float" office:value="17.26" calcext:value-type="float">
            <text:p>17.26</text:p>
          </table:table-cell>
          <table:table-cell table:style-name="ce2" office:value-type="float" office:value="9162560270" calcext:value-type="float">
            <text:p>9162560270</text:p>
          </table:table-cell>
          <table:table-cell table:style-name="ce2" office:value-type="float" office:value="9546664499" calcext:value-type="float">
            <text:p>9546664499</text:p>
          </table:table-cell>
          <table:table-cell table:style-name="ce2" office:value-type="string" calcext:value-type="string">
            <text:p><text:s/>OWNER</text:p>
          </table:table-cell>
          <table:table-cell table:style-name="ce111" office:value-type="date" office:date-value="2021-11-08" calcext:value-type="date">
            <text:p>08/11/2021</text:p>
          </table:table-cell>
          <table:table-cell table:style-name="ce111" office:value-type="string" calcext:value-type="string">
            <text:p>15-011-2023</text:p>
          </table:table-cell>
          <table:table-cell table:style-name="ce111" office:value-type="date" office:date-value="2023-02-02" calcext:value-type="date">
            <text:p>02/02/2023</text:p>
          </table:table-cell>
          <table:table-cell table:style-name="ce111" office:value-type="date" office:date-value="2023-11-07" calcext:value-type="date">
            <text:p>07/11/2023</text:p>
          </table:table-cell>
          <table:table-cell table:style-name="ce111"/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JH04AA8766</text:p>
          </table:table-cell>
          <table:table-cell/>
          <table:table-cell office:value-type="string" calcext:value-type="string">
            <text:p>M/S R.S.ENTERPRISES</text:p>
          </table:table-cell>
          <table:table-cell office:value-type="string" calcext:value-type="string">
            <text:p>D109</text:p>
          </table:table-cell>
          <table:table-cell office:value-type="date" office:date-value="2023-01-01" calcext:value-type="date">
            <text:p>01/01/2023</text:p>
          </table:table-cell>
          <table:table-cell office:value-type="date" office:date-value="2023-04-01" calcext:value-type="date">
            <text:p>01/04/2023</text:p>
          </table:table-cell>
          <table:table-cell office:value-type="string" calcext:value-type="string">
            <text:p>DILIP KUMAR BHAGAT</text:p>
          </table:table-cell>
          <table:table-cell office:value-type="string" calcext:value-type="string">
            <text:p>DUMARCHIR</text:p>
          </table:table-cell>
          <table:table-cell office:value-type="string" calcext:value-type="string">
            <text:p>DUMARCHIR,PAKUR-8141111</text:p>
          </table:table-cell>
          <table:table-cell office:value-type="float" office:value="16" calcext:value-type="float">
            <text:p>16</text:p>
          </table:table-cell>
          <table:table-cell office:value-type="float" office:value="17.06" calcext:value-type="float">
            <text:p>17.06</text:p>
          </table:table-cell>
          <table:table-cell table:style-name="ce2" office:value-type="float" office:value="9162560270" calcext:value-type="float">
            <text:p>9162560270</text:p>
          </table:table-cell>
          <table:table-cell table:style-name="ce2" office:value-type="float" office:value="9546664499" calcext:value-type="float">
            <text:p>954666449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12-02" calcext:value-type="date">
            <text:p>02/12/2023</text:p>
          </table:table-cell>
          <table:table-cell table:style-name="ce111" office:value-type="date" office:date-value="2028-12-10" calcext:value-type="date">
            <text:p>10/12/2028</text:p>
          </table:table-cell>
          <table:table-cell table:style-name="ce111" office:value-type="date" office:date-value="2024-03-01" calcext:value-type="date">
            <text:p>01/03/2024</text:p>
          </table:table-cell>
          <table:table-cell table:style-name="ce111" office:value-type="date" office:date-value="2025-12-01" calcext:value-type="date">
            <text:p>01/12/2025</text:p>
          </table:table-cell>
          <table:table-cell table:style-name="ce111" office:value-type="date" office:date-value="2024-11-27" calcext:value-type="date">
            <text:p>27/11/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JH04AA7713</text:p>
          </table:table-cell>
          <table:table-cell/>
          <table:table-cell office:value-type="string" calcext:value-type="string">
            <text:p>M/S R.S.ENTERPRISES</text:p>
          </table:table-cell>
          <table:table-cell office:value-type="string" calcext:value-type="string">
            <text:p>D109</text:p>
          </table:table-cell>
          <table:table-cell office:value-type="date" office:date-value="2023-01-01" calcext:value-type="date">
            <text:p>01/01/2023</text:p>
          </table:table-cell>
          <table:table-cell office:value-type="date" office:date-value="2023-04-01" calcext:value-type="date">
            <text:p>01/04/2023</text:p>
          </table:table-cell>
          <table:table-cell office:value-type="string" calcext:value-type="string">
            <text:p>DILIP KUMAR BHAGAT</text:p>
          </table:table-cell>
          <table:table-cell office:value-type="string" calcext:value-type="string">
            <text:p>DUMARCHIR</text:p>
          </table:table-cell>
          <table:table-cell office:value-type="string" calcext:value-type="string">
            <text:p>DUMARCHIR,PAKUR-8141111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9162560270" calcext:value-type="float">
            <text:p>9162560270</text:p>
          </table:table-cell>
          <table:table-cell table:style-name="ce2" office:value-type="float" office:value="9546664499" calcext:value-type="float">
            <text:p>954666449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12-02" calcext:value-type="date">
            <text:p>02/12/2023</text:p>
          </table:table-cell>
          <table:table-cell table:style-name="ce111" office:value-type="date" office:date-value="2028-12-10" calcext:value-type="date">
            <text:p>10/12/2028</text:p>
          </table:table-cell>
          <table:table-cell table:style-name="ce111" office:value-type="date" office:date-value="2024-02-29" calcext:value-type="date">
            <text:p>29/02/2024</text:p>
          </table:table-cell>
          <table:table-cell table:style-name="ce111" office:value-type="date" office:date-value="2025-12-01" calcext:value-type="date">
            <text:p>01/12/2025</text:p>
          </table:table-cell>
          <table:table-cell table:style-name="ce111" office:value-type="date" office:date-value="2024-11-27" calcext:value-type="date">
            <text:p>27/11/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H04Z1234</text:p>
          </table:table-cell>
          <table:table-cell/>
          <table:table-cell office:value-type="string" calcext:value-type="string">
            <text:p>M/s Baba Basukinath Traders</text:p>
          </table:table-cell>
          <table:table-cell office:value-type="string" calcext:value-type="string">
            <text:p>D110</text:p>
          </table:table-cell>
          <table:table-cell table:number-columns-repeated="2" office:value-type="date" office:date-value="2023-02-02" calcext:value-type="date">
            <text:p>02/02/2023</text:p>
          </table:table-cell>
          <table:table-cell office:value-type="string" calcext:value-type="string">
            <text:p>RAJ KUMAR PATWARI(HUF)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EAR M.R.F SHOWROOM GILANPARA,DUMKA-814101</text:p>
          </table:table-cell>
          <table:table-cell office:value-type="float" office:value="16" calcext:value-type="float">
            <text:p>16</text:p>
          </table:table-cell>
          <table:table-cell office:value-type="float" office:value="16.66" calcext:value-type="float">
            <text:p>16.66</text:p>
          </table:table-cell>
          <table:table-cell table:style-name="ce2" office:value-type="float" office:value="7004540210" calcext:value-type="float">
            <text:p>7004540210</text:p>
          </table:table-cell>
          <table:table-cell table:style-name="ce2" office:value-type="float" office:value="9471385401" calcext:value-type="float">
            <text:p>947138540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27" calcext:value-type="date">
            <text:p>27/01/2023</text:p>
          </table:table-cell>
          <table:table-cell table:style-name="ce111" office:value-type="date" office:date-value="2028-01-30" calcext:value-type="date">
            <text:p>30/01/2028</text:p>
          </table:table-cell>
          <table:table-cell table:style-name="ce111" office:value-type="date" office:date-value="2023-04-26" calcext:value-type="date">
            <text:p>26/04/2023</text:p>
          </table:table-cell>
          <table:table-cell table:style-name="ce111" office:value-type="date" office:date-value="2025-01-26" calcext:value-type="date">
            <text:p>26/01/2025</text:p>
          </table:table-cell>
          <table:table-cell table:style-name="ce111" office:value-type="date" office:date-value="2024-01-24" calcext:value-type="date">
            <text:p>24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2-02-2023</text:p>
          </table:table-cell>
          <table:table-cell table:style-name="ce2" office:value-type="string" calcext:value-type="string">
            <text:p>PV SIVA CHANDRA SIR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JH04Z2172</text:p>
          </table:table-cell>
          <table:table-cell office:value-type="float" office:value="42172" calcext:value-type="float">
            <text:p>042172</text:p>
          </table:table-cell>
          <table:table-cell office:value-type="string" calcext:value-type="string">
            <text:p>M/S SANTOSH KUMAR GUPTA</text:p>
          </table:table-cell>
          <table:table-cell office:value-type="string" calcext:value-type="string">
            <text:p>D111</text:p>
          </table:table-cell>
          <table:table-cell table:number-columns-repeated="2" office:value-type="date" office:date-value="2023-02-04" calcext:value-type="date">
            <text:p>04/02/2023</text:p>
          </table:table-cell>
          <table:table-cell office:value-type="string" calcext:value-type="string">
            <text:p>SRI SANTOSH KUMAR GUPTA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8294144464" calcext:value-type="float">
            <text:p>8294144464</text:p>
          </table:table-cell>
          <table:table-cell table:style-name="ce2" office:value-type="float" office:value="8864032816" calcext:value-type="float">
            <text:p>886403281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2-02" calcext:value-type="date">
            <text:p>02/02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5-01" calcext:value-type="date">
            <text:p>01/05/2023</text:p>
          </table:table-cell>
          <table:table-cell table:style-name="ce111" office:value-type="date" office:date-value="2025-02-01" calcext:value-type="date">
            <text:p>01/02/2025</text:p>
          </table:table-cell>
          <table:table-cell table:style-name="ce111" office:value-type="date" office:date-value="2024-01-31" calcext:value-type="date">
            <text:p>31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02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JH04Z0864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ROSBEL HANSDAK</text:p>
          </table:table-cell>
          <table:table-cell office:value-type="string" calcext:value-type="string">
            <text:p>D112</text:p>
          </table:table-cell>
          <table:table-cell table:number-columns-repeated="2" office:value-type="date" office:date-value="2023-03-02" calcext:value-type="date">
            <text:p>02/03/2023</text:p>
          </table:table-cell>
          <table:table-cell office:value-type="string" calcext:value-type="string">
            <text:p>ROSBEL HANSDAK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VILL BOKWA,SITHA DUMKA</text:p>
          </table:table-cell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9939111295" calcext:value-type="float">
            <text:p>9939111295</text:p>
          </table:table-cell>
          <table:table-cell table:style-name="ce2" office:value-type="float" office:value="7004043156" calcext:value-type="float">
            <text:p>700404315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2-22" calcext:value-type="date">
            <text:p>22/02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5-21" calcext:value-type="date">
            <text:p>21/05/2023</text:p>
          </table:table-cell>
          <table:table-cell table:style-name="ce111" office:value-type="date" office:date-value="2025-02-21" calcext:value-type="date">
            <text:p>21/02/2025</text:p>
          </table:table-cell>
          <table:table-cell table:style-name="ce111" office:value-type="date" office:date-value="2024-02-13" calcext:value-type="date">
            <text:p>13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2-03-2023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JH04Z6571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M/S PRAKASH PRASAD BHAGAT</text:p>
          </table:table-cell>
          <table:table-cell office:value-type="string" calcext:value-type="string">
            <text:p>D113</text:p>
          </table:table-cell>
          <table:table-cell table:number-columns-repeated="2" office:value-type="date" office:date-value="2023-03-02" calcext:value-type="date">
            <text:p>02/03/2023</text:p>
          </table:table-cell>
          <table:table-cell office:value-type="string" calcext:value-type="string">
            <text:p>PRAKASH PRASAD BHAGAT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(VILL)KHAROUNI BAZAR, BHAGAT TRANSPORT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7739464413" calcext:value-type="float">
            <text:p>7739464413</text:p>
          </table:table-cell>
          <table:table-cell table:style-name="ce2" office:value-type="float" office:value="9508532949" calcext:value-type="float">
            <text:p>950853294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31" calcext:value-type="date">
            <text:p>31/01/2023</text:p>
          </table:table-cell>
          <table:table-cell table:style-name="ce111" office:value-type="date" office:date-value="2028-02-03" calcext:value-type="date">
            <text:p>03/02/2028</text:p>
          </table:table-cell>
          <table:table-cell table:style-name="ce111" office:value-type="date" office:date-value="2023-04-29" calcext:value-type="date">
            <text:p>29/04/2023</text:p>
          </table:table-cell>
          <table:table-cell table:style-name="ce111" office:value-type="date" office:date-value="2025-01-30" calcext:value-type="date">
            <text:p>30/01/2025</text:p>
          </table:table-cell>
          <table:table-cell table:style-name="ce111" office:value-type="date" office:date-value="2024-01-29" calcext:value-type="date">
            <text:p>29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JH04Z8663</text:p>
          </table:table-cell>
          <table:table-cell office:value-type="float" office:value="137903" calcext:value-type="float">
            <text:p>137903</text:p>
          </table:table-cell>
          <table:table-cell office:value-type="string" calcext:value-type="string">
            <text:p>BIKASH KUMAR</text:p>
          </table:table-cell>
          <table:table-cell office:value-type="string" calcext:value-type="string">
            <text:p>D114</text:p>
          </table:table-cell>
          <table:table-cell table:number-columns-repeated="2" office:value-type="date" office:date-value="2023-03-02" calcext:value-type="date">
            <text:p>02/03/2023</text:p>
          </table:table-cell>
          <table:table-cell office:value-type="string" calcext:value-type="string">
            <text:p>VIKAS KUMAR 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TOWER CHOWK (VILL),DUDHANI,DUMKA</text:p>
          </table:table-cell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7979700770" calcext:value-type="float">
            <text:p>7979700770</text:p>
          </table:table-cell>
          <table:table-cell table:style-name="ce2" office:value-type="float" office:value="9973602299" calcext:value-type="float">
            <text:p>997360229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28" calcext:value-type="date">
            <text:p>28/01/2023</text:p>
          </table:table-cell>
          <table:table-cell table:style-name="ce111" office:value-type="date" office:date-value="2028-01-30" calcext:value-type="date">
            <text:p>30/01/2028</text:p>
          </table:table-cell>
          <table:table-cell table:style-name="ce111" office:value-type="date" office:date-value="2023-04-27" calcext:value-type="date">
            <text:p>27/04/2023</text:p>
          </table:table-cell>
          <table:table-cell table:style-name="ce111" office:value-type="date" office:date-value="2025-01-27" calcext:value-type="date">
            <text:p>27/01/2025</text:p>
          </table:table-cell>
          <table:table-cell table:style-name="ce111" office:value-type="date" office:date-value="2024-01-16" calcext:value-type="date">
            <text:p>16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2-03-2023</text:p>
          </table:table-cell>
          <table:table-cell table:style-name="ce2" office:value-type="string" calcext:value-type="string">
            <text:p>HARINADAN CHOUDARY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JH04Z2958</text:p>
          </table:table-cell>
          <table:table-cell office:value-type="float" office:value="137903" calcext:value-type="float">
            <text:p>137903</text:p>
          </table:table-cell>
          <table:table-cell office:value-type="string" calcext:value-type="string">
            <text:p>BIKASH KUMAR</text:p>
          </table:table-cell>
          <table:table-cell office:value-type="string" calcext:value-type="string">
            <text:p>D114</text:p>
          </table:table-cell>
          <table:table-cell table:number-columns-repeated="2" office:value-type="date" office:date-value="2023-03-02" calcext:value-type="date">
            <text:p>02/03/2023</text:p>
          </table:table-cell>
          <table:table-cell office:value-type="string" calcext:value-type="string">
            <text:p>VIKAS KUMAR 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TOWER CHOWK (VILL),DUDHANI,DUMKA</text:p>
          </table:table-cell>
          <table:table-cell office:value-type="float" office:value="16" calcext:value-type="float">
            <text:p>16</text:p>
          </table:table-cell>
          <table:table-cell office:value-type="float" office:value="16.7" calcext:value-type="float">
            <text:p>16.7</text:p>
          </table:table-cell>
          <table:table-cell table:style-name="ce2" office:value-type="float" office:value="7979700770" calcext:value-type="float">
            <text:p>7979700770</text:p>
          </table:table-cell>
          <table:table-cell table:style-name="ce2" office:value-type="float" office:value="9973602299" calcext:value-type="float">
            <text:p>997360229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30" calcext:value-type="date">
            <text:p>30/01/2023</text:p>
          </table:table-cell>
          <table:table-cell table:style-name="ce111" office:value-type="date" office:date-value="2028-02-02" calcext:value-type="date">
            <text:p>02/02/2028</text:p>
          </table:table-cell>
          <table:table-cell table:style-name="ce111" office:value-type="date" office:date-value="2023-04-27" calcext:value-type="date">
            <text:p>27/04/2023</text:p>
          </table:table-cell>
          <table:table-cell table:style-name="ce111" office:value-type="date" office:date-value="2025-01-29" calcext:value-type="date">
            <text:p>29/01/2025</text:p>
          </table:table-cell>
          <table:table-cell table:style-name="ce111" office:value-type="date" office:date-value="2024-01-19" calcext:value-type="date">
            <text:p>19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2-03-2023</text:p>
          </table:table-cell>
          <table:table-cell table:style-name="ce2" office:value-type="string" calcext:value-type="string">
            <text:p>HARINADAN CHOUDARY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JH04Z6296</text:p>
          </table:table-cell>
          <table:table-cell office:value-type="float" office:value="137903" calcext:value-type="float">
            <text:p>137903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115</text:p>
          </table:table-cell>
          <table:table-cell table:number-columns-repeated="2" office:value-type="date" office:date-value="2023-03-02" calcext:value-type="date">
            <text:p>02/03/2023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BANDHPARA,SONWADANGAL DUMKA</text:p>
          </table:table-cell>
          <table:table-cell office:value-type="float" office:value="16" calcext:value-type="float">
            <text:p>16</text:p>
          </table:table-cell>
          <table:table-cell office:value-type="float" office:value="16.52" calcext:value-type="float">
            <text:p>16.52</text:p>
          </table:table-cell>
          <table:table-cell table:style-name="ce2" office:value-type="float" office:value="9934311444" calcext:value-type="float">
            <text:p>9934311444</text:p>
          </table:table-cell>
          <table:table-cell table:style-name="ce2" office:value-type="float" office:value="8340366996" calcext:value-type="float">
            <text:p>834036699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2-15" calcext:value-type="date">
            <text:p>15/02/2023</text:p>
          </table:table-cell>
          <table:table-cell table:style-name="ce111" office:value-type="date" office:date-value="2028-02-15" calcext:value-type="date">
            <text:p>15/02/2028</text:p>
          </table:table-cell>
          <table:table-cell table:style-name="ce111" office:value-type="date" office:date-value="2023-05-13" calcext:value-type="date">
            <text:p>13/05/2023</text:p>
          </table:table-cell>
          <table:table-cell table:style-name="ce111" office:value-type="date" office:date-value="2025-02-14" calcext:value-type="date">
            <text:p>14/02/2025</text:p>
          </table:table-cell>
          <table:table-cell table:style-name="ce111" office:value-type="date" office:date-value="2024-02-12" calcext:value-type="date">
            <text:p>12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2-03-2023</text:p>
          </table:table-cell>
          <table:table-cell table:style-name="ce2" office:value-type="string" calcext:value-type="string">
            <text:p>HARINADAN CHOUDARY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JH04Z4891</text:p>
          </table:table-cell>
          <table:table-cell office:value-type="float" office:value="137903" calcext:value-type="float">
            <text:p>137903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115</text:p>
          </table:table-cell>
          <table:table-cell table:number-columns-repeated="2" office:value-type="date" office:date-value="2023-03-02" calcext:value-type="date">
            <text:p>02/03/2023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BANDHPARA,SONWADANGAL DUMKA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9934311444" calcext:value-type="float">
            <text:p>9934311444</text:p>
          </table:table-cell>
          <table:table-cell table:style-name="ce2" office:value-type="float" office:value="8340366996" calcext:value-type="float">
            <text:p>834036699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2-21" calcext:value-type="date">
            <text:p>21/02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5-19" calcext:value-type="date">
            <text:p>19/05/2023</text:p>
          </table:table-cell>
          <table:table-cell table:style-name="ce111" office:value-type="date" office:date-value="2025-02-20" calcext:value-type="date">
            <text:p>20/02/2025</text:p>
          </table:table-cell>
          <table:table-cell table:style-name="ce111" office:value-type="date" office:date-value="2024-02-12" calcext:value-type="date">
            <text:p>12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2-03-2023</text:p>
          </table:table-cell>
          <table:table-cell table:style-name="ce2" office:value-type="string" calcext:value-type="string">
            <text:p>HARINADAN CHOUDARY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JH04Z5113</text:p>
          </table:table-cell>
          <table:table-cell office:value-type="float" office:value="137903" calcext:value-type="float">
            <text:p>137903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115</text:p>
          </table:table-cell>
          <table:table-cell table:number-columns-repeated="2" office:value-type="date" office:date-value="2023-03-02" calcext:value-type="date">
            <text:p>02/03/2023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BANDHPARA,SONWADANGAL DUMKA</text:p>
          </table:table-cell>
          <table:table-cell office:value-type="float" office:value="16" calcext:value-type="float">
            <text:p>16</text:p>
          </table:table-cell>
          <table:table-cell office:value-type="float" office:value="17.02" calcext:value-type="float">
            <text:p>17.02</text:p>
          </table:table-cell>
          <table:table-cell table:style-name="ce2" office:value-type="float" office:value="9934311444" calcext:value-type="float">
            <text:p>9934311444</text:p>
          </table:table-cell>
          <table:table-cell table:style-name="ce2" office:value-type="float" office:value="8340366996" calcext:value-type="float">
            <text:p>834036699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2-15" calcext:value-type="date">
            <text:p>15/02/2023</text:p>
          </table:table-cell>
          <table:table-cell table:style-name="ce111" office:value-type="date" office:date-value="2028-02-15" calcext:value-type="date">
            <text:p>15/02/2028</text:p>
          </table:table-cell>
          <table:table-cell table:style-name="ce111" office:value-type="date" office:date-value="2023-05-13" calcext:value-type="date">
            <text:p>13/05/2023</text:p>
          </table:table-cell>
          <table:table-cell table:style-name="ce111" office:value-type="date" office:date-value="2025-02-14" calcext:value-type="date">
            <text:p>14/02/2025</text:p>
          </table:table-cell>
          <table:table-cell table:style-name="ce111" office:value-type="date" office:date-value="2024-02-07" calcext:value-type="date">
            <text:p>07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2-03-2023</text:p>
          </table:table-cell>
          <table:table-cell table:style-name="ce2" office:value-type="string" calcext:value-type="string">
            <text:p>HARINADAN CHOUDARY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JH04Z8017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115</text:p>
          </table:table-cell>
          <table:table-cell office:value-type="date" office:date-value="2023-05-02" calcext:value-type="date">
            <text:p>02/05/2023</text:p>
          </table:table-cell>
          <table:table-cell office:value-type="date" office:date-value="2023-05-04" calcext:value-type="date">
            <text:p>04/05/2023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BANDHPARA,SONWADANGAL DUMKA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9934311444" calcext:value-type="float">
            <text:p>9934311444</text:p>
          </table:table-cell>
          <table:table-cell table:style-name="ce2" office:value-type="float" office:value="8340366996" calcext:value-type="float">
            <text:p>834036699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5-02" calcext:value-type="date">
            <text:p>02/05/2023</text:p>
          </table:table-cell>
          <table:table-cell table:style-name="ce111" office:value-type="date" office:date-value="2028-05-02" calcext:value-type="date">
            <text:p>02/05/2028</text:p>
          </table:table-cell>
          <table:table-cell table:style-name="ce111" office:value-type="date" office:date-value="2023-08-01" calcext:value-type="date">
            <text:p>01/08/2023</text:p>
          </table:table-cell>
          <table:table-cell table:style-name="ce111" office:value-type="date" office:date-value="2023-05-01" calcext:value-type="date">
            <text:p>01/05/2023</text:p>
          </table:table-cell>
          <table:table-cell table:style-name="ce111" office:value-type="date" office:date-value="2024-04-29" calcext:value-type="date">
            <text:p>29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HARINADAN CHOUDARY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H04Z1951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115</text:p>
          </table:table-cell>
          <table:table-cell office:value-type="date" office:date-value="2023-05-02" calcext:value-type="date">
            <text:p>02/05/2023</text:p>
          </table:table-cell>
          <table:table-cell office:value-type="date" office:date-value="2023-05-04" calcext:value-type="date">
            <text:p>04/05/2023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BANDHPARA,SONWADANGAL DUMKA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9934311444" calcext:value-type="float">
            <text:p>9934311444</text:p>
          </table:table-cell>
          <table:table-cell table:style-name="ce2" office:value-type="float" office:value="8340366996" calcext:value-type="float">
            <text:p>834036699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5-02" calcext:value-type="date">
            <text:p>02/05/2023</text:p>
          </table:table-cell>
          <table:table-cell table:style-name="ce111" office:value-type="date" office:date-value="2028-05-02" calcext:value-type="date">
            <text:p>02/05/2028</text:p>
          </table:table-cell>
          <table:table-cell table:style-name="ce111" office:value-type="date" office:date-value="2023-08-01" calcext:value-type="date">
            <text:p>01/08/2023</text:p>
          </table:table-cell>
          <table:table-cell table:style-name="ce111" office:value-type="date" office:date-value="2025-05-01" calcext:value-type="date">
            <text:p>01/05/2025</text:p>
          </table:table-cell>
          <table:table-cell table:style-name="ce111" office:value-type="date" office:date-value="2024-04-24" calcext:value-type="date">
            <text:p>24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HARINADAN CHOUDARY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H04Z6894</text:p>
          </table:table-cell>
          <table:table-cell office:value-type="float" office:value="137903" calcext:value-type="float">
            <text:p>137903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115</text:p>
          </table:table-cell>
          <table:table-cell office:value-type="date" office:date-value="2023-05-02" calcext:value-type="date">
            <text:p>02/05/2023</text:p>
          </table:table-cell>
          <table:table-cell office:value-type="date" office:date-value="2023-05-04" calcext:value-type="date">
            <text:p>04/05/2023</text:p>
          </table:table-cell>
          <table:table-cell office:value-type="string" calcext:value-type="string">
            <text:p>SANJEET KUMAR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BANDHPARA,SONWADANGAL DUMKA</text:p>
          </table:table-cell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9934311444" calcext:value-type="float">
            <text:p>9934311444</text:p>
          </table:table-cell>
          <table:table-cell table:style-name="ce2" office:value-type="float" office:value="8340366996" calcext:value-type="float">
            <text:p>834036699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13" calcext:value-type="date">
            <text:p>13/04/2023</text:p>
          </table:table-cell>
          <table:table-cell table:style-name="ce111" office:value-type="date" office:date-value="2028-04-19" calcext:value-type="date">
            <text:p>19/04/2028</text:p>
          </table:table-cell>
          <table:table-cell table:style-name="ce111" office:value-type="date" office:date-value="2023-07-12" calcext:value-type="date">
            <text:p>12/07/2023</text:p>
          </table:table-cell>
          <table:table-cell table:style-name="ce111" office:value-type="date" office:date-value="2025-04-12" calcext:value-type="date">
            <text:p>12/04/2025</text:p>
          </table:table-cell>
          <table:table-cell table:style-name="ce111" office:value-type="string" calcext:value-type="string">
            <text:p>02-04-20247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HARINADAN CHOUDARY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JH16G9595</text:p>
          </table:table-cell>
          <table:table-cell office:value-type="float" office:value="169595" calcext:value-type="float">
            <text:p>169595</text:p>
          </table:table-cell>
          <table:table-cell office:value-type="string" calcext:value-type="string">
            <text:p>B T TRANSPORT</text:p>
          </table:table-cell>
          <table:table-cell office:value-type="string" calcext:value-type="string">
            <text:p>D116</text:p>
          </table:table-cell>
          <table:table-cell table:number-columns-repeated="2" office:value-type="date" office:date-value="2023-03-03" calcext:value-type="date">
            <text:p>03/03/2023</text:p>
          </table:table-cell>
          <table:table-cell office:value-type="string" calcext:value-type="string">
            <text:p>SRI BONESHWAR TUD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DANGALPARA VILL AMARAPARA</text:p>
          </table:table-cell>
          <table:table-cell office:value-type="float" office:value="16" calcext:value-type="float">
            <text:p>16</text:p>
          </table:table-cell>
          <table:table-cell office:value-type="float" office:value="16.38" calcext:value-type="float">
            <text:p>16.38</text:p>
          </table:table-cell>
          <table:table-cell table:style-name="ce2" office:value-type="float" office:value="7061153848" calcext:value-type="float">
            <text:p>7061153848</text:p>
          </table:table-cell>
          <table:table-cell table:style-name="ce2" office:value-type="float" office:value="8969265820" calcext:value-type="float">
            <text:p>896926582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2-09" calcext:value-type="date">
            <text:p>09/12/2022</text:p>
          </table:table-cell>
          <table:table-cell table:number-columns-repeated="2" table:style-name="ce111" office:value-type="date" office:date-value="2027-12-12" calcext:value-type="date">
            <text:p>12/12/2027</text:p>
          </table:table-cell>
          <table:table-cell table:style-name="ce111" office:value-type="date" office:date-value="2024-12-08" calcext:value-type="date">
            <text:p>08/12/2024</text:p>
          </table:table-cell>
          <table:table-cell table:style-name="ce111" office:value-type="date" office:date-value="2023-12-04" calcext:value-type="date">
            <text:p>04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1" office:value-type="string" calcext:value-type="string">
            <text:p>NEW 03-03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JH04X3710</text:p>
          </table:table-cell>
          <table:table-cell/>
          <table:table-cell office:value-type="string" calcext:value-type="string">
            <text:p>M/S SOM HEMBROM</text:p>
          </table:table-cell>
          <table:table-cell office:value-type="string" calcext:value-type="string">
            <text:p>D117</text:p>
          </table:table-cell>
          <table:table-cell table:number-columns-repeated="2" office:value-type="date" office:date-value="2023-04-04" calcext:value-type="date">
            <text:p>04/04/2023</text:p>
          </table:table-cell>
          <table:table-cell office:value-type="string" calcext:value-type="string">
            <text:p>SOM HEMBROM </text:p>
          </table:table-cell>
          <table:table-cell office:value-type="string" calcext:value-type="string">
            <text:p>CHILUGO</text:p>
          </table:table-cell>
          <table:table-cell office:value-type="string" calcext:value-type="string">
            <text:p>CHILUGO,AMRAPARA,PAKUR, PIN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4" calcext:value-type="float">
            <text:p>16.94</text:p>
          </table:table-cell>
          <table:table-cell table:style-name="ce2" office:value-type="float" office:value="9631023473" calcext:value-type="float">
            <text:p>9631023473</text:p>
          </table:table-cell>
          <table:table-cell table:style-name="ce2" office:value-type="float" office:value="8092549394" calcext:value-type="float">
            <text:p>809254939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3-15" calcext:value-type="date">
            <text:p>15/03/2022</text:p>
          </table:table-cell>
          <table:table-cell table:style-name="ce111" office:value-type="date" office:date-value="2027-03-28" calcext:value-type="date">
            <text:p>28/03/2027</text:p>
          </table:table-cell>
          <table:table-cell table:style-name="ce111" office:value-type="date" office:date-value="2023-06-11" calcext:value-type="date">
            <text:p>11/06/2023</text:p>
          </table:table-cell>
          <table:table-cell table:style-name="ce111" office:value-type="date" office:date-value="2024-03-14" calcext:value-type="date">
            <text:p>14/03/2024</text:p>
          </table:table-cell>
          <table:table-cell table:style-name="ce111" office:value-type="date" office:date-value="2024-03-09" calcext:value-type="date">
            <text:p>09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04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H04Z9330</text:p>
          </table:table-cell>
          <table:table-cell office:value-type="float" office:value="9628" calcext:value-type="float">
            <text:p>009628</text:p>
          </table:table-cell>
          <table:table-cell office:value-type="string" calcext:value-type="string">
            <text:p>M/S SOM HEMBROM</text:p>
          </table:table-cell>
          <table:table-cell office:value-type="string" calcext:value-type="string">
            <text:p>D117</text:p>
          </table:table-cell>
          <table:table-cell office:value-type="date" office:date-value="2023-04-04" calcext:value-type="date">
            <text:p>04/04/2023</text:p>
          </table:table-cell>
          <table:table-cell office:value-type="date" office:date-value="2023-07-03" calcext:value-type="date">
            <text:p>03/07/2023</text:p>
          </table:table-cell>
          <table:table-cell office:value-type="string" calcext:value-type="string">
            <text:p>SOM HEMBROM </text:p>
          </table:table-cell>
          <table:table-cell office:value-type="string" calcext:value-type="string">
            <text:p>CHILUGO</text:p>
          </table:table-cell>
          <table:table-cell office:value-type="string" calcext:value-type="string">
            <text:p>CHILUGO,AMRAPARA,PAKUR, PIN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9631023473" calcext:value-type="float">
            <text:p>9631023473</text:p>
          </table:table-cell>
          <table:table-cell table:style-name="ce2" office:value-type="float" office:value="8092549394" calcext:value-type="float">
            <text:p>809254939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6-09" calcext:value-type="date">
            <text:p>09/06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9-07" calcext:value-type="date">
            <text:p>07/09/2023</text:p>
          </table:table-cell>
          <table:table-cell table:style-name="ce111" office:value-type="date" office:date-value="2025-06-08" calcext:value-type="date">
            <text:p>08/06/2025</text:p>
          </table:table-cell>
          <table:table-cell table:style-name="ce111" office:value-type="date" office:date-value="2024-06-05" calcext:value-type="date">
            <text:p>05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04-04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JH04Z6813</text:p>
          </table:table-cell>
          <table:table-cell/>
          <table:table-cell office:value-type="string" calcext:value-type="string">
            <text:p>ANJALI TRANSPORT AGENCY</text:p>
          </table:table-cell>
          <table:table-cell office:value-type="string" calcext:value-type="string">
            <text:p>D118</text:p>
          </table:table-cell>
          <table:table-cell office:value-type="date" office:date-value="2023-04-05" calcext:value-type="date">
            <text:p>05/04/2023</text:p>
          </table:table-cell>
          <table:table-cell office:value-type="date" office:date-value="2023-07-01" calcext:value-type="date">
            <text:p>01/07/2023</text:p>
          </table:table-cell>
          <table:table-cell office:value-type="string" calcext:value-type="string">
            <text:p>ANJALI TRANSPORT AGENCY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 PAKUR, PIN-814111 </text:p>
          </table:table-cell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9955355945" calcext:value-type="float">
            <text:p>9955355945</text:p>
          </table:table-cell>
          <table:table-cell table:style-name="ce2" office:value-type="float" office:value="6206613614" calcext:value-type="float">
            <text:p>620661361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7-17" calcext:value-type="date">
            <text:p>17/07/2021</text:p>
          </table:table-cell>
          <table:table-cell table:style-name="ce111" office:value-type="date" office:date-value="2026-07-18" calcext:value-type="date">
            <text:p>18/07/2026</text:p>
          </table:table-cell>
          <table:table-cell table:style-name="ce111" office:value-type="date" office:date-value="2023-04-16" calcext:value-type="date">
            <text:p>16/04/2023</text:p>
          </table:table-cell>
          <table:table-cell table:style-name="ce111" office:value-type="date" office:date-value="2023-07-16" calcext:value-type="date">
            <text:p>16/07/2023</text:p>
          </table:table-cell>
          <table:table-cell table:style-name="ce111" office:value-type="date" office:date-value="2023-07-12" calcext:value-type="date">
            <text:p>12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-05-04-2023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JH04Z3538</text:p>
          </table:table-cell>
          <table:table-cell/>
          <table:table-cell office:value-type="string" calcext:value-type="string">
            <text:p>ANJLINA HEMBROM</text:p>
          </table:table-cell>
          <table:table-cell office:value-type="string" calcext:value-type="string">
            <text:p>D119</text:p>
          </table:table-cell>
          <table:table-cell table:number-columns-repeated="2" office:value-type="date" office:date-value="2023-05-01" calcext:value-type="date">
            <text:p>01/05/2023</text:p>
          </table:table-cell>
          <table:table-cell office:value-type="string" calcext:value-type="string">
            <text:p>ANJLINA HEMBROM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PS-SHIKARIPARA BENAGARIA DUMKA JH 816103</text:p>
          </table:table-cell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9534022240" calcext:value-type="float">
            <text:p>9534022240</text:p>
          </table:table-cell>
          <table:table-cell table:style-name="ce2" office:value-type="float" office:value="8521676163" calcext:value-type="float">
            <text:p>852167616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0" calcext:value-type="date">
            <text:p>20/04/2023</text:p>
          </table:table-cell>
          <table:table-cell table:style-name="ce111" office:value-type="date" office:date-value="2028-04-25" calcext:value-type="date">
            <text:p>25/04/2028</text:p>
          </table:table-cell>
          <table:table-cell table:style-name="ce111" office:value-type="date" office:date-value="2023-07-19" calcext:value-type="date">
            <text:p>19/07/2023</text:p>
          </table:table-cell>
          <table:table-cell table:style-name="ce111" office:value-type="date" office:date-value="2025-04-19" calcext:value-type="date">
            <text:p>19/04/2025</text:p>
          </table:table-cell>
          <table:table-cell table:style-name="ce111" office:value-type="date" office:date-value="2024-04-13" calcext:value-type="date">
            <text:p>13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HARINADAN CHOUDARY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H04Z1355</text:p>
          </table:table-cell>
          <table:table-cell office:value-type="float" office:value="41355" calcext:value-type="float">
            <text:p>041355</text:p>
          </table:table-cell>
          <table:table-cell office:value-type="string" calcext:value-type="string">
            <text:p>M/S SHAW MOTORS</text:p>
          </table:table-cell>
          <table:table-cell office:value-type="string" calcext:value-type="string">
            <text:p>D12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SRI RAJESH KUMAR SHAW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AMAR GAREJ,KUMAR PADA ROAD,SONWADANGAL,DUMKA 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9431367616" calcext:value-type="float">
            <text:p>9431367616</text:p>
          </table:table-cell>
          <table:table-cell table:style-name="ce2" office:value-type="float" office:value="7004972056" calcext:value-type="float">
            <text:p>700497205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2-04" calcext:value-type="date">
            <text:p>04/02/2023</text:p>
          </table:table-cell>
          <table:table-cell table:style-name="ce111" office:value-type="date" office:date-value="2028-02-16" calcext:value-type="date">
            <text:p>16/02/2028</text:p>
          </table:table-cell>
          <table:table-cell table:style-name="ce111" office:value-type="date" office:date-value="2023-05-03" calcext:value-type="date">
            <text:p>03/05/2023</text:p>
          </table:table-cell>
          <table:table-cell table:style-name="ce111" office:value-type="date" office:date-value="2025-02-03" calcext:value-type="date">
            <text:p>03/02/2025</text:p>
          </table:table-cell>
          <table:table-cell table:style-name="ce111" office:value-type="date" office:date-value="2024-01-30" calcext:value-type="date">
            <text:p>30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JH04Z1255</text:p>
          </table:table-cell>
          <table:table-cell office:value-type="float" office:value="41255" calcext:value-type="float">
            <text:p>041255</text:p>
          </table:table-cell>
          <table:table-cell office:value-type="string" calcext:value-type="string">
            <text:p>M/S SHAW MOTORS</text:p>
          </table:table-cell>
          <table:table-cell office:value-type="string" calcext:value-type="string">
            <text:p>D120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SRI RAJESH KUMAR SHAW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AMAR GAREJ,KUMAR PADA ROAD,SONWADANGAL,DUMKA 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7.04" calcext:value-type="float">
            <text:p>17.04</text:p>
          </table:table-cell>
          <table:table-cell table:style-name="ce2" office:value-type="float" office:value="9431367616" calcext:value-type="float">
            <text:p>9431367616</text:p>
          </table:table-cell>
          <table:table-cell table:style-name="ce2" office:value-type="float" office:value="7004972056" calcext:value-type="float">
            <text:p>700497205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2-04" calcext:value-type="date">
            <text:p>04/02/2023</text:p>
          </table:table-cell>
          <table:table-cell table:style-name="ce111" office:value-type="date" office:date-value="2028-02-16" calcext:value-type="date">
            <text:p>16/02/2028</text:p>
          </table:table-cell>
          <table:table-cell table:style-name="ce111" office:value-type="date" office:date-value="2023-05-03" calcext:value-type="date">
            <text:p>03/05/2023</text:p>
          </table:table-cell>
          <table:table-cell table:style-name="ce111" office:value-type="date" office:date-value="2025-02-03" calcext:value-type="date">
            <text:p>03/02/2025</text:p>
          </table:table-cell>
          <table:table-cell table:style-name="ce111" office:value-type="date" office:date-value="2024-01-30" calcext:value-type="date">
            <text:p>30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H04Z6634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M/S VISHAL ENTERPRISES</text:p>
          </table:table-cell>
          <table:table-cell office:value-type="string" calcext:value-type="string">
            <text:p>D121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DHARMENDRA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SABEDUMA,PO-MAHUBANA,PS-RAMGARH DUMKA,JHARKHAND-814102</text:p>
          </table:table-cell>
          <table:table-cell office:value-type="float" office:value="16" calcext:value-type="float">
            <text:p>16</text:p>
          </table:table-cell>
          <table:table-cell office:value-type="float" office:value="16.48" calcext:value-type="float">
            <text:p>16.48</text:p>
          </table:table-cell>
          <table:table-cell table:style-name="ce2" office:value-type="float" office:value="8789280013" calcext:value-type="float">
            <text:p>8789280013</text:p>
          </table:table-cell>
          <table:table-cell table:style-name="ce2" office:value-type="float" office:value="8757212197" calcext:value-type="float">
            <text:p>875721219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3-30" calcext:value-type="date">
            <text:p>30/03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6-28" calcext:value-type="date">
            <text:p>28/06/2023</text:p>
          </table:table-cell>
          <table:table-cell table:style-name="ce111" office:value-type="date" office:date-value="2025-03-29" calcext:value-type="date">
            <text:p>29/03/2025</text:p>
          </table:table-cell>
          <table:table-cell table:style-name="ce111" office:value-type="date" office:date-value="2024-03-20" calcext:value-type="date">
            <text:p>20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JH04Z4101</text:p>
          </table:table-cell>
          <table:table-cell office:value-type="float" office:value="44101" calcext:value-type="float">
            <text:p>044101</text:p>
          </table:table-cell>
          <table:table-cell office:value-type="string" calcext:value-type="string">
            <text:p>M/S OM SHIVAM</text:p>
          </table:table-cell>
          <table:table-cell office:value-type="string" calcext:value-type="string">
            <text:p>D122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PUNAM DEV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PUNAM DEVI GROUND FLOOR NA GOWALAPARA,RASIKPUR DUMKA 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table:style-name="ce2" office:value-type="float" office:value="7970496800" calcext:value-type="float">
            <text:p>7970496800</text:p>
          </table:table-cell>
          <table:table-cell table:style-name="ce2" office:value-type="float" office:value="6201125497" calcext:value-type="float">
            <text:p>620112549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25" calcext:value-type="date">
            <text:p>25/01/2023</text:p>
          </table:table-cell>
          <table:table-cell table:style-name="ce111" office:value-type="date" office:date-value="2023-02-07" calcext:value-type="date">
            <text:p>07/02/2023</text:p>
          </table:table-cell>
          <table:table-cell table:style-name="ce111" office:value-type="date" office:date-value="2023-07-24" calcext:value-type="date">
            <text:p>24/07/2023</text:p>
          </table:table-cell>
          <table:table-cell table:style-name="ce111" office:value-type="date" office:date-value="2025-01-24" calcext:value-type="date">
            <text:p>24/01/2025</text:p>
          </table:table-cell>
          <table:table-cell table:style-name="ce111" office:value-type="date" office:date-value="2024-01-22" calcext:value-type="date">
            <text:p>22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JH04Z8723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M/S MAHABIR CONSTRUCTION</text:p>
          </table:table-cell>
          <table:table-cell office:value-type="string" calcext:value-type="string">
            <text:p>D123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SRI KUMAR GAURAV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KUMHARPARA,BARHI PARA, DUMKA, 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54" calcext:value-type="float">
            <text:p>16.54</text:p>
          </table:table-cell>
          <table:table-cell table:style-name="ce2" office:value-type="float" office:value="9472790001" calcext:value-type="float">
            <text:p>9472790001</text:p>
          </table:table-cell>
          <table:table-cell table:style-name="ce2" office:value-type="float" office:value="7480001001" calcext:value-type="float">
            <text:p>7480001001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3-31" calcext:value-type="date">
            <text:p>31/03/2023</text:p>
          </table:table-cell>
          <table:table-cell table:style-name="ce111" office:value-type="date" office:date-value="2028-04-02" calcext:value-type="date">
            <text:p>02/04/2028</text:p>
          </table:table-cell>
          <table:table-cell table:style-name="ce111" office:value-type="date" office:date-value="2023-06-29" calcext:value-type="date">
            <text:p>29/06/2023</text:p>
          </table:table-cell>
          <table:table-cell table:style-name="ce111" office:value-type="date" office:date-value="2025-03-30" calcext:value-type="date">
            <text:p>30/03/2025</text:p>
          </table:table-cell>
          <table:table-cell table:style-name="ce111" office:value-type="date" office:date-value="2024-03-24" calcext:value-type="date">
            <text:p>24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JH04Z1682</text:p>
          </table:table-cell>
          <table:table-cell office:value-type="float" office:value="238123" calcext:value-type="float">
            <text:p>238123</text:p>
          </table:table-cell>
          <table:table-cell office:value-type="string" calcext:value-type="string">
            <text:p>NISHA KUMARI</text:p>
          </table:table-cell>
          <table:table-cell office:value-type="string" calcext:value-type="string">
            <text:p>D12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NISHA KUMARI</text:p>
          </table:table-cell>
          <table:table-cell office:value-type="string" calcext:value-type="string">
            <text:p>AMARAPARA</text:p>
          </table:table-cell>
          <table:table-cell office:value-type="string" calcext:value-type="string">
            <text:p>AMRAPARA THANA-AMA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52" calcext:value-type="float">
            <text:p>16.52</text:p>
          </table:table-cell>
          <table:table-cell table:style-name="ce2" office:value-type="float" office:value="8210152759" calcext:value-type="float">
            <text:p>8210152759</text:p>
          </table:table-cell>
          <table:table-cell table:style-name="ce2" office:value-type="float" office:value="9546131159" calcext:value-type="float">
            <text:p>954613115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20" calcext:value-type="date">
            <text:p>20/01/2023</text:p>
          </table:table-cell>
          <table:table-cell table:style-name="ce111" office:value-type="date" office:date-value="2028-01-24" calcext:value-type="date">
            <text:p>24/01/2028</text:p>
          </table:table-cell>
          <table:table-cell table:style-name="ce111" office:value-type="date" office:date-value="2023-07-16" calcext:value-type="date">
            <text:p>16/07/2023</text:p>
          </table:table-cell>
          <table:table-cell table:style-name="ce111" office:value-type="date" office:date-value="2025-01-19" calcext:value-type="date">
            <text:p>19/01/2025</text:p>
          </table:table-cell>
          <table:table-cell table:style-name="ce111" office:value-type="date" office:date-value="2024-01-05" calcext:value-type="date">
            <text:p>05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JH04Z0188</text:p>
          </table:table-cell>
          <table:table-cell office:value-type="float" office:value="238123" calcext:value-type="float">
            <text:p>238123</text:p>
          </table:table-cell>
          <table:table-cell office:value-type="string" calcext:value-type="string">
            <text:p>NISHA KUMARI</text:p>
          </table:table-cell>
          <table:table-cell office:value-type="string" calcext:value-type="string">
            <text:p>D124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1" calcext:value-type="date">
            <text:p>01/05/2023</text:p>
          </table:table-cell>
          <table:table-cell office:value-type="string" calcext:value-type="string">
            <text:p>NISHA KUMARI</text:p>
          </table:table-cell>
          <table:table-cell office:value-type="string" calcext:value-type="string">
            <text:p>AMARAPARA</text:p>
          </table:table-cell>
          <table:table-cell office:value-type="string" calcext:value-type="string">
            <text:p>AMRAPARA THANA-AMARAPARA,PAKUR,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8210152759" calcext:value-type="float">
            <text:p>8210152759</text:p>
          </table:table-cell>
          <table:table-cell table:style-name="ce2" office:value-type="float" office:value="9546131159" calcext:value-type="float">
            <text:p>954613115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20" calcext:value-type="date">
            <text:p>20/01/2023</text:p>
          </table:table-cell>
          <table:table-cell table:style-name="ce111" office:value-type="date" office:date-value="2028-01-24" calcext:value-type="date">
            <text:p>24/01/2028</text:p>
          </table:table-cell>
          <table:table-cell table:style-name="ce111" office:value-type="date" office:date-value="2023-07-16" calcext:value-type="date">
            <text:p>16/07/2023</text:p>
          </table:table-cell>
          <table:table-cell table:style-name="ce111" office:value-type="date" office:date-value="2025-01-19" calcext:value-type="date">
            <text:p>19/01/2025</text:p>
          </table:table-cell>
          <table:table-cell table:style-name="ce111" office:value-type="date" office:date-value="2024-01-05" calcext:value-type="date">
            <text:p>05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JH04Z7453</text:p>
          </table:table-cell>
          <table:table-cell office:value-type="float" office:value="47453" calcext:value-type="float">
            <text:p>047453</text:p>
          </table:table-cell>
          <table:table-cell office:value-type="string" calcext:value-type="string">
            <text:p>ASHISH KUMAR SINGH</text:p>
          </table:table-cell>
          <table:table-cell office:value-type="string" calcext:value-type="string">
            <text:p>D125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ASHISH KUMAR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JAYRAM SINGH,GANDHI NAGAR ,SONWADANGAL, DUMKA, 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72" calcext:value-type="float">
            <text:p>16.72</text:p>
          </table:table-cell>
          <table:table-cell table:style-name="ce2" office:value-type="float" office:value="9546775471" calcext:value-type="float">
            <text:p>9546775471</text:p>
          </table:table-cell>
          <table:table-cell table:style-name="ce2" office:value-type="float" office:value="7979732946" calcext:value-type="float">
            <text:p>797973294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05" calcext:value-type="date">
            <text:p>05/04/2023</text:p>
          </table:table-cell>
          <table:table-cell table:style-name="ce111" office:value-type="date" office:date-value="2028-04-10" calcext:value-type="date">
            <text:p>10/04/2028</text:p>
          </table:table-cell>
          <table:table-cell table:style-name="ce111" office:value-type="date" office:date-value="2023-07-03" calcext:value-type="date">
            <text:p>03/07/2023</text:p>
          </table:table-cell>
          <table:table-cell table:style-name="ce111" office:value-type="date" office:date-value="2025-04-04" calcext:value-type="date">
            <text:p>04/04/2025</text:p>
          </table:table-cell>
          <table:table-cell table:style-name="ce111" office:value-type="date" office:date-value="2024-03-30" calcext:value-type="date">
            <text:p>30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JH04Z4909</text:p>
          </table:table-cell>
          <table:table-cell office:value-type="float" office:value="490904" calcext:value-type="float">
            <text:p>490904</text:p>
          </table:table-cell>
          <table:table-cell office:value-type="string" calcext:value-type="string">
            <text:p>ANUP KUMAR</text:p>
          </table:table-cell>
          <table:table-cell office:value-type="string" calcext:value-type="string">
            <text:p>D126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ANUP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MAHESH PRASAD SAH,RAJDEEP,WARD NO.3 KUMHAR PARA,BADHI TOLA, DUMKA,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94" calcext:value-type="float">
            <text:p>16.94</text:p>
          </table:table-cell>
          <table:table-cell table:style-name="ce2" office:value-type="float" office:value="9934190929" calcext:value-type="float">
            <text:p>9934190929</text:p>
          </table:table-cell>
          <table:table-cell table:style-name="ce2" office:value-type="float" office:value="7602936344" calcext:value-type="float">
            <text:p>760293634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3-27" calcext:value-type="date">
            <text:p>27/03/2023</text:p>
          </table:table-cell>
          <table:table-cell table:style-name="ce111" office:value-type="date" office:date-value="2028-03-30" calcext:value-type="date">
            <text:p>30/03/2028</text:p>
          </table:table-cell>
          <table:table-cell table:style-name="ce111" office:value-type="date" office:date-value="2028-06-22" calcext:value-type="date">
            <text:p>22/06/2028</text:p>
          </table:table-cell>
          <table:table-cell table:style-name="ce111" office:value-type="date" office:date-value="2025-03-26" calcext:value-type="date">
            <text:p>26/03/2025</text:p>
          </table:table-cell>
          <table:table-cell table:style-name="ce111" office:value-type="date" office:date-value="2024-03-21" calcext:value-type="date">
            <text:p>21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JH04Y7056</text:p>
          </table:table-cell>
          <table:table-cell office:value-type="float" office:value="705610" calcext:value-type="float">
            <text:p>705610</text:p>
          </table:table-cell>
          <table:table-cell office:value-type="string" calcext:value-type="string">
            <text:p>M/S BALAJI ENTERPRISES</text:p>
          </table:table-cell>
          <table:table-cell office:value-type="string" calcext:value-type="string">
            <text:p>D12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SURESH <text:s/>PRASAD BHAGAT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SHIKARIPARA SHIKARIPARA DUMKA JH 816118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8210447304" calcext:value-type="float">
            <text:p>8210447304</text:p>
          </table:table-cell>
          <table:table-cell table:style-name="ce2" office:value-type="float" office:value="7739586954" calcext:value-type="float">
            <text:p>773958695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06" calcext:value-type="date">
            <text:p>06/01/2023</text:p>
          </table:table-cell>
          <table:table-cell table:style-name="ce111" office:value-type="date" office:date-value="2028-01-09" calcext:value-type="date">
            <text:p>09/01/2028</text:p>
          </table:table-cell>
          <table:table-cell table:style-name="ce111" office:value-type="date" office:date-value="2024-05-05" calcext:value-type="date">
            <text:p>05/05/2024</text:p>
          </table:table-cell>
          <table:table-cell table:style-name="ce111" office:value-type="date" office:date-value="2025-01-05" calcext:value-type="date">
            <text:p>05/01/2025</text:p>
          </table:table-cell>
          <table:table-cell table:style-name="ce111" office:value-type="date" office:date-value="2023-12-29" calcext:value-type="date">
            <text:p>29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JH04Y7706</text:p>
          </table:table-cell>
          <table:table-cell office:value-type="float" office:value="770610" calcext:value-type="float">
            <text:p>770610</text:p>
          </table:table-cell>
          <table:table-cell office:value-type="string" calcext:value-type="string">
            <text:p>M/S BALAJI ENTERPRISES</text:p>
          </table:table-cell>
          <table:table-cell office:value-type="string" calcext:value-type="string">
            <text:p>D12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SURESH <text:s/>PRASAD BHAGAT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SHIKARIPARA SHIKARIPARA DUMKA JH 816118</text:p>
          </table:table-cell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8210447304" calcext:value-type="float">
            <text:p>8210447304</text:p>
          </table:table-cell>
          <table:table-cell table:style-name="ce2" office:value-type="float" office:value="7739586954" calcext:value-type="float">
            <text:p>773958695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06" calcext:value-type="date">
            <text:p>06/01/2023</text:p>
          </table:table-cell>
          <table:table-cell table:style-name="ce111" office:value-type="date" office:date-value="2028-01-09" calcext:value-type="date">
            <text:p>09/01/2028</text:p>
          </table:table-cell>
          <table:table-cell table:style-name="ce111" office:value-type="date" office:date-value="2024-05-05" calcext:value-type="date">
            <text:p>05/05/2024</text:p>
          </table:table-cell>
          <table:table-cell table:style-name="ce111" office:value-type="date" office:date-value="2025-01-05" calcext:value-type="date">
            <text:p>05/01/2025</text:p>
          </table:table-cell>
          <table:table-cell table:style-name="ce111" office:value-type="date" office:date-value="2023-12-29" calcext:value-type="date">
            <text:p>29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JH04Y5694</text:p>
          </table:table-cell>
          <table:table-cell office:value-type="float" office:value="969410" calcext:value-type="float">
            <text:p>969410</text:p>
          </table:table-cell>
          <table:table-cell office:value-type="string" calcext:value-type="string">
            <text:p>M/S BALAJI ENTERPRISES</text:p>
          </table:table-cell>
          <table:table-cell office:value-type="string" calcext:value-type="string">
            <text:p>D127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SURESH <text:s/>PRASAD BHAGAT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SHIKARIPARA SHIKARIPARA DUMKA JH 816118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8210447304" calcext:value-type="float">
            <text:p>8210447304</text:p>
          </table:table-cell>
          <table:table-cell table:style-name="ce2" office:value-type="float" office:value="7739586954" calcext:value-type="float">
            <text:p>773958695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06" calcext:value-type="date">
            <text:p>06/01/2023</text:p>
          </table:table-cell>
          <table:table-cell table:style-name="ce111" office:value-type="date" office:date-value="2028-01-09" calcext:value-type="date">
            <text:p>09/01/2028</text:p>
          </table:table-cell>
          <table:table-cell table:style-name="ce111" office:value-type="date" office:date-value="2024-05-05" calcext:value-type="date">
            <text:p>05/05/2024</text:p>
          </table:table-cell>
          <table:table-cell table:style-name="ce111" office:value-type="date" office:date-value="2025-01-05" calcext:value-type="date">
            <text:p>05/01/2025</text:p>
          </table:table-cell>
          <table:table-cell table:style-name="ce111" office:value-type="date" office:date-value="2023-12-29" calcext:value-type="date">
            <text:p>29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JH04Y6212</text:p>
          </table:table-cell>
          <table:table-cell office:value-type="float" office:value="816117" calcext:value-type="float">
            <text:p>816117</text:p>
          </table:table-cell>
          <table:table-cell office:value-type="string" calcext:value-type="string">
            <text:p>ASHOK KUMAR</text:p>
          </table:table-cell>
          <table:table-cell office:value-type="string" calcext:value-type="string">
            <text:p>D12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ASHOK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HARI NARAYAN SAH PO BANDO HARIPUR PS MUFFASIL DUMKA HATHIPATHAR 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7.48" calcext:value-type="float">
            <text:p>17.48</text:p>
          </table:table-cell>
          <table:table-cell table:style-name="ce2" office:value-type="float" office:value="8102614903" calcext:value-type="float">
            <text:p>8102614903</text:p>
          </table:table-cell>
          <table:table-cell table:style-name="ce2" office:value-type="float" office:value="9973872263" calcext:value-type="float">
            <text:p>997387226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0-11" calcext:value-type="date">
            <text:p>11/10/2022</text:p>
          </table:table-cell>
          <table:table-cell table:style-name="ce111" office:value-type="date" office:date-value="2027-10-12" calcext:value-type="date">
            <text:p>12/10/2027</text:p>
          </table:table-cell>
          <table:table-cell table:style-name="ce111" office:value-type="date" office:date-value="2023-07-09" calcext:value-type="date">
            <text:p>09/07/2023</text:p>
          </table:table-cell>
          <table:table-cell table:style-name="ce111" office:value-type="date" office:date-value="2024-10-10" calcext:value-type="date">
            <text:p>10/10/2024</text:p>
          </table:table-cell>
          <table:table-cell table:style-name="ce111" office:value-type="date" office:date-value="2023-09-30" calcext:value-type="date">
            <text:p>30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JH04Y5639</text:p>
          </table:table-cell>
          <table:table-cell office:value-type="float" office:value="816117" calcext:value-type="float">
            <text:p>816117</text:p>
          </table:table-cell>
          <table:table-cell office:value-type="string" calcext:value-type="string">
            <text:p>ASHOK KUMAR</text:p>
          </table:table-cell>
          <table:table-cell office:value-type="string" calcext:value-type="string">
            <text:p>D12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ASHOK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HARI NARAYAN SAH PO BANDO HARIPUR PS MUFFASIL DUMKA HATHIPATHAR 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8102614903" calcext:value-type="float">
            <text:p>8102614903</text:p>
          </table:table-cell>
          <table:table-cell table:style-name="ce2" office:value-type="float" office:value="9973872263" calcext:value-type="float">
            <text:p>997387226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0-17" calcext:value-type="date">
            <text:p>17/10/2022</text:p>
          </table:table-cell>
          <table:table-cell table:style-name="ce111" office:value-type="string" calcext:value-type="string">
            <text:p>01-11--2027</text:p>
          </table:table-cell>
          <table:table-cell table:style-name="ce111" office:value-type="date" office:date-value="2023-07-16" calcext:value-type="date">
            <text:p>16/07/2023</text:p>
          </table:table-cell>
          <table:table-cell table:style-name="ce111" office:value-type="date" office:date-value="2024-10-16" calcext:value-type="date">
            <text:p>16/10/2024</text:p>
          </table:table-cell>
          <table:table-cell table:style-name="ce111" office:value-type="date" office:date-value="2023-10-13" calcext:value-type="date">
            <text:p>13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JH04Y1782</text:p>
          </table:table-cell>
          <table:table-cell office:value-type="float" office:value="816117" calcext:value-type="float">
            <text:p>816117</text:p>
          </table:table-cell>
          <table:table-cell office:value-type="string" calcext:value-type="string">
            <text:p>ASHOK KUMAR</text:p>
          </table:table-cell>
          <table:table-cell office:value-type="string" calcext:value-type="string">
            <text:p>D12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ASHOK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HARI NARAYAN SAH PO BANDO HARIPUR PS MUFFASIL DUMKA HATHIPATHAR 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8102614903" calcext:value-type="float">
            <text:p>8102614903</text:p>
          </table:table-cell>
          <table:table-cell table:style-name="ce2" office:value-type="float" office:value="9973872263" calcext:value-type="float">
            <text:p>997387226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1-12" calcext:value-type="date">
            <text:p>12/01/2023</text:p>
          </table:table-cell>
          <table:table-cell table:style-name="ce111" office:value-type="date" office:date-value="2028-01-29" calcext:value-type="date">
            <text:p>29/01/2028</text:p>
          </table:table-cell>
          <table:table-cell table:style-name="ce111" office:value-type="date" office:date-value="2023-07-08" calcext:value-type="date">
            <text:p>08/07/2023</text:p>
          </table:table-cell>
          <table:table-cell table:style-name="ce111" office:value-type="date" office:date-value="2025-10-11" calcext:value-type="date">
            <text:p>11/10/2025</text:p>
          </table:table-cell>
          <table:table-cell table:style-name="ce111" office:value-type="date" office:date-value="2024-01-10" calcext:value-type="date">
            <text:p>10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JH04Y8775</text:p>
          </table:table-cell>
          <table:table-cell office:value-type="float" office:value="816117" calcext:value-type="float">
            <text:p>816117</text:p>
          </table:table-cell>
          <table:table-cell office:value-type="string" calcext:value-type="string">
            <text:p>ASHOK KUMAR</text:p>
          </table:table-cell>
          <table:table-cell office:value-type="string" calcext:value-type="string">
            <text:p>D128</text:p>
          </table:table-cell>
          <table:table-cell office:value-type="date" office:date-value="2022-09-01" calcext:value-type="date">
            <text:p>01/09/2022</text:p>
          </table:table-cell>
          <table:table-cell office:value-type="date" office:date-value="2023-05-02" calcext:value-type="date">
            <text:p>02/05/2023</text:p>
          </table:table-cell>
          <table:table-cell office:value-type="string" calcext:value-type="string">
            <text:p>ASHOK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HARI NARAYAN SAH PO BANDO HARIPUR PS MUFFASIL DUMKA HATHIPATHAR 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8102614903" calcext:value-type="float">
            <text:p>8102614903</text:p>
          </table:table-cell>
          <table:table-cell table:style-name="ce2" office:value-type="float" office:value="9973872263" calcext:value-type="float">
            <text:p>997387226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12-21" calcext:value-type="date">
            <text:p>21/12/2022</text:p>
          </table:table-cell>
          <table:table-cell table:style-name="ce111" office:value-type="date" office:date-value="2027-12-27" calcext:value-type="date">
            <text:p>27/12/2027</text:p>
          </table:table-cell>
          <table:table-cell table:style-name="ce111" office:value-type="date" office:date-value="2023-06-20" calcext:value-type="date">
            <text:p>20/06/2023</text:p>
          </table:table-cell>
          <table:table-cell table:style-name="ce111" office:value-type="string" calcext:value-type="string">
            <text:p>20--12-2024</text:p>
          </table:table-cell>
          <table:table-cell table:style-name="ce111" office:value-type="date" office:date-value="2023-12-14" calcext:value-type="date">
            <text:p>14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JH04Z3421</text:p>
          </table:table-cell>
          <table:table-cell office:value-type="float" office:value="123123" calcext:value-type="float">
            <text:p>123123</text:p>
          </table:table-cell>
          <table:table-cell office:value-type="string" calcext:value-type="string">
            <text:p>MAA BHAWANI AGENCY</text:p>
          </table:table-cell>
          <table:table-cell office:value-type="string" calcext:value-type="string">
            <text:p>D129</text:p>
          </table:table-cell>
          <table:table-cell table:number-columns-repeated="2" office:value-type="date" office:date-value="2023-05-02" calcext:value-type="date">
            <text:p>02/05/2023</text:p>
          </table:table-cell>
          <table:table-cell office:value-type="string" calcext:value-type="string">
            <text:p>SUNIL KUMAR BHAGA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9304151467" calcext:value-type="float">
            <text:p>9304151467</text:p>
          </table:table-cell>
          <table:table-cell table:style-name="ce2" office:value-type="float" office:value="9732171247" calcext:value-type="float">
            <text:p>973217124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19" calcext:value-type="date">
            <text:p>19/04/2023</text:p>
          </table:table-cell>
          <table:table-cell table:style-name="ce111" office:value-type="date" office:date-value="2028-04-25" calcext:value-type="date">
            <text:p>25/04/2028</text:p>
          </table:table-cell>
          <table:table-cell table:style-name="ce111" office:value-type="date" office:date-value="2023-07-15" calcext:value-type="date">
            <text:p>15/07/2023</text:p>
          </table:table-cell>
          <table:table-cell table:style-name="ce111" office:value-type="date" office:date-value="2025-04-18" calcext:value-type="date">
            <text:p>18/04/2025</text:p>
          </table:table-cell>
          <table:table-cell table:style-name="ce111" office:value-type="date" office:date-value="2024-04-12" calcext:value-type="date">
            <text:p>12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PULINA MURMU-ZP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JH04Z9098</text:p>
          </table:table-cell>
          <table:table-cell office:value-type="float" office:value="49098" calcext:value-type="float">
            <text:p>049098</text:p>
          </table:table-cell>
          <table:table-cell office:value-type="string" calcext:value-type="string">
            <text:p>M/S SUJIT KUMAR MURMU</text:p>
          </table:table-cell>
          <table:table-cell office:value-type="string" calcext:value-type="string">
            <text:p>D130</text:p>
          </table:table-cell>
          <table:table-cell office:value-type="date" office:date-value="2023-05-02" calcext:value-type="date">
            <text:p>02/05/2023</text:p>
          </table:table-cell>
          <table:table-cell office:value-type="date" office:date-value="2023-05-03" calcext:value-type="date">
            <text:p>03/05/2023</text:p>
          </table:table-cell>
          <table:table-cell office:value-type="string" calcext:value-type="string">
            <text:p>SRI KUMAR MUMRU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AHI RAM RATAN SINGH ROAD POST-SHIVPAHAR THANA DUMKA 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table:style-name="ce2" office:value-type="float" office:value="7979027393" calcext:value-type="float">
            <text:p>7979027393</text:p>
          </table:table-cell>
          <table:table-cell table:style-name="ce2" office:value-type="float" office:value="9431368030" calcext:value-type="float">
            <text:p>943136803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8" calcext:value-type="date">
            <text:p>28/04/2023</text:p>
          </table:table-cell>
          <table:table-cell table:style-name="ce111" office:value-type="date" office:date-value="2028-05-01" calcext:value-type="date">
            <text:p>01/05/2028</text:p>
          </table:table-cell>
          <table:table-cell table:style-name="ce111" office:value-type="date" office:date-value="2023-07-25" calcext:value-type="date">
            <text:p>25/07/2023</text:p>
          </table:table-cell>
          <table:table-cell table:style-name="ce111" office:value-type="date" office:date-value="2025-04-27" calcext:value-type="date">
            <text:p>27/04/2025</text:p>
          </table:table-cell>
          <table:table-cell table:style-name="ce111" office:value-type="date" office:date-value="2024-04-19" calcext:value-type="date">
            <text:p>19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JH04Z9441</text:p>
          </table:table-cell>
          <table:table-cell office:value-type="float" office:value="49441" calcext:value-type="float">
            <text:p>049441</text:p>
          </table:table-cell>
          <table:table-cell office:value-type="string" calcext:value-type="string">
            <text:p>M/S BIJENDRA KUMAR SINGH</text:p>
          </table:table-cell>
          <table:table-cell office:value-type="string" calcext:value-type="string">
            <text:p>D131</text:p>
          </table:table-cell>
          <table:table-cell office:value-type="date" office:date-value="2023-05-02" calcext:value-type="date">
            <text:p>02/05/2023</text:p>
          </table:table-cell>
          <table:table-cell office:value-type="date" office:date-value="2023-05-03" calcext:value-type="date">
            <text:p>03/05/2023</text:p>
          </table:table-cell>
          <table:table-cell office:value-type="string" calcext:value-type="string">
            <text:p>SRI BIJENDAR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RAMAKANT SINGH,LAL POKHARA,DUMKA,JH 814101</text:p>
          </table:table-cell>
          <table:table-cell office:value-type="float" office:value="16" calcext:value-type="float">
            <text:p>16</text:p>
          </table:table-cell>
          <table:table-cell office:value-type="float" office:value="16.52" calcext:value-type="float">
            <text:p>16.52</text:p>
          </table:table-cell>
          <table:table-cell table:style-name="ce2" office:value-type="float" office:value="9955388698" calcext:value-type="float">
            <text:p>9955388698</text:p>
          </table:table-cell>
          <table:table-cell table:style-name="ce2" office:value-type="float" office:value="7488213606" calcext:value-type="float">
            <text:p>748821360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0" calcext:value-type="date">
            <text:p>20/04/2023</text:p>
          </table:table-cell>
          <table:table-cell table:style-name="ce111" office:value-type="date" office:date-value="2028-04-25" calcext:value-type="date">
            <text:p>25/04/2028</text:p>
          </table:table-cell>
          <table:table-cell table:style-name="ce111" office:value-type="date" office:date-value="2023-07-14" calcext:value-type="date">
            <text:p>14/07/2023</text:p>
          </table:table-cell>
          <table:table-cell table:style-name="ce111" office:value-type="date" office:date-value="2025-04-19" calcext:value-type="date">
            <text:p>19/04/2025</text:p>
          </table:table-cell>
          <table:table-cell table:style-name="ce111" office:value-type="date" office:date-value="2024-04-09" calcext:value-type="date">
            <text:p>09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JH04Z9276</text:p>
          </table:table-cell>
          <table:table-cell office:value-type="float" office:value="49276" calcext:value-type="float">
            <text:p>049276</text:p>
          </table:table-cell>
          <table:table-cell office:value-type="string" calcext:value-type="string">
            <text:p>VIJAY MOHAN MANJHI</text:p>
          </table:table-cell>
          <table:table-cell office:value-type="string" calcext:value-type="string">
            <text:p>D132</text:p>
          </table:table-cell>
          <table:table-cell office:value-type="date" office:date-value="2023-05-02" calcext:value-type="date">
            <text:p>02/05/2023</text:p>
          </table:table-cell>
          <table:table-cell office:value-type="date" office:date-value="2023-05-03" calcext:value-type="date">
            <text:p>03/05/2023</text:p>
          </table:table-cell>
          <table:table-cell office:value-type="string" calcext:value-type="string">
            <text:p>SRI VIJAY MOHAN MANJH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ULAM MUSTAFA,VILL DUDHANI PO CHOUDHARYNAWADIH BLOCK PALOJORI,NAWADIH CHAUDHARI,DEOGHAR,JH 814149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9931065146" calcext:value-type="float">
            <text:p>9931065146</text:p>
          </table:table-cell>
          <table:table-cell table:style-name="ce2" office:value-type="float" office:value="9308074375" calcext:value-type="float">
            <text:p>9308074375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7" calcext:value-type="date">
            <text:p>27/04/2023</text:p>
          </table:table-cell>
          <table:table-cell table:style-name="ce111" office:value-type="date" office:date-value="2028-05-01" calcext:value-type="date">
            <text:p>01/05/2028</text:p>
          </table:table-cell>
          <table:table-cell table:style-name="ce111" office:value-type="date" office:date-value="2023-07-25" calcext:value-type="date">
            <text:p>25/07/2023</text:p>
          </table:table-cell>
          <table:table-cell table:style-name="ce111" office:value-type="date" office:date-value="2025-04-26" calcext:value-type="date">
            <text:p>26/04/2025</text:p>
          </table:table-cell>
          <table:table-cell table:style-name="ce111" office:value-type="date" office:date-value="2024-04-24" calcext:value-type="date">
            <text:p>24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JH16H4568</text:p>
          </table:table-cell>
          <table:table-cell office:value-type="float" office:value="456866" calcext:value-type="float">
            <text:p>456866</text:p>
          </table:table-cell>
          <table:table-cell office:value-type="string" calcext:value-type="string">
            <text:p>SANTOSH KUMAR RAJAK</text:p>
          </table:table-cell>
          <table:table-cell office:value-type="string" calcext:value-type="string">
            <text:p>D133</text:p>
          </table:table-cell>
          <table:table-cell table:number-columns-repeated="2" office:value-type="date" office:date-value="2023-05-04" calcext:value-type="date">
            <text:p>04/05/2023</text:p>
          </table:table-cell>
          <table:table-cell office:value-type="string" calcext:value-type="string">
            <text:p>SRI SANTOSH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ORA CHANDANPUR,RANIGRAM,BARHARWA,SAHIBGANJ,JH 816101</text:p>
          </table:table-cell>
          <table:table-cell office:value-type="float" office:value="16" calcext:value-type="float">
            <text:p>16</text:p>
          </table:table-cell>
          <table:table-cell office:value-type="float" office:value="16.44" calcext:value-type="float">
            <text:p>16.44</text:p>
          </table:table-cell>
          <table:table-cell table:style-name="ce2" office:value-type="float" office:value="9523077776" calcext:value-type="float">
            <text:p>9523077776</text:p>
          </table:table-cell>
          <table:table-cell table:style-name="ce2" office:value-type="float" office:value="8271072194" calcext:value-type="float">
            <text:p>8271072194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3-23" calcext:value-type="date">
            <text:p>23/03/2023</text:p>
          </table:table-cell>
          <table:table-cell table:style-name="ce111" office:value-type="date" office:date-value="2028-03-27" calcext:value-type="date">
            <text:p>27/03/2028</text:p>
          </table:table-cell>
          <table:table-cell table:style-name="ce111" office:value-type="date" office:date-value="2023-06-22" calcext:value-type="date">
            <text:p>22/06/2023</text:p>
          </table:table-cell>
          <table:table-cell table:number-columns-repeated="2" table:style-name="ce111" office:value-type="date" office:date-value="2025-03-22" calcext:value-type="date">
            <text:p>22/03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JH16H0109</text:p>
          </table:table-cell>
          <table:table-cell office:value-type="float" office:value="10966" calcext:value-type="float">
            <text:p>010966</text:p>
          </table:table-cell>
          <table:table-cell office:value-type="string" calcext:value-type="string">
            <text:p>SANTOSH KUMAR RAJAK</text:p>
          </table:table-cell>
          <table:table-cell office:value-type="string" calcext:value-type="string">
            <text:p>D133</text:p>
          </table:table-cell>
          <table:table-cell table:number-columns-repeated="2" office:value-type="date" office:date-value="2023-05-04" calcext:value-type="date">
            <text:p>04/05/2023</text:p>
          </table:table-cell>
          <table:table-cell office:value-type="string" calcext:value-type="string">
            <text:p>SRI SANTOSH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ORA CHANDANPUR,RANIGRAM,BARHARWA,SAHIBGANJ,JH 816101</text:p>
          </table:table-cell>
          <table:table-cell office:value-type="float" office:value="16" calcext:value-type="float">
            <text:p>16</text:p>
          </table:table-cell>
          <table:table-cell office:value-type="float" office:value="16.62" calcext:value-type="float">
            <text:p>16.62</text:p>
          </table:table-cell>
          <table:table-cell table:style-name="ce2" office:value-type="float" office:value="9523077776" calcext:value-type="float">
            <text:p>9523077776</text:p>
          </table:table-cell>
          <table:table-cell table:style-name="ce2" office:value-type="float" office:value="8271072194" calcext:value-type="float">
            <text:p>8271072194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3-23" calcext:value-type="date">
            <text:p>23/03/2023</text:p>
          </table:table-cell>
          <table:table-cell table:style-name="ce111" office:value-type="date" office:date-value="2028-03-27" calcext:value-type="date">
            <text:p>27/03/2028</text:p>
          </table:table-cell>
          <table:table-cell table:style-name="ce111" office:value-type="date" office:date-value="2023-06-22" calcext:value-type="date">
            <text:p>22/06/2023</text:p>
          </table:table-cell>
          <table:table-cell table:style-name="ce111" office:value-type="date" office:date-value="2025-03-22" calcext:value-type="date">
            <text:p>22/03/2025</text:p>
          </table:table-cell>
          <table:table-cell table:style-name="ce111" office:value-type="date" office:date-value="2024-03-10" calcext:value-type="date">
            <text:p>10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H16F7860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SUMAN KUMAR</text:p>
          </table:table-cell>
          <table:table-cell office:value-type="string" calcext:value-type="string">
            <text:p>D134</text:p>
          </table:table-cell>
          <table:table-cell office:value-type="date" office:date-value="2023-05-04" calcext:value-type="date">
            <text:p>04/05/2023</text:p>
          </table:table-cell>
          <table:table-cell office:value-type="date" office:date-value="2023-07-01" calcext:value-type="date">
            <text:p>01/07/2023</text:p>
          </table:table-cell>
          <table:table-cell office:value-type="string" calcext:value-type="string">
            <text:p>SRI SUMAN KUMAR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8969571097" calcext:value-type="float">
            <text:p>8969571097</text:p>
          </table:table-cell>
          <table:table-cell table:style-name="ce2" office:value-type="float" office:value="9431570042" calcext:value-type="float">
            <text:p>943157004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3-28" calcext:value-type="date">
            <text:p>28/03/2023</text:p>
          </table:table-cell>
          <table:table-cell table:style-name="ce111" office:value-type="date" office:date-value="2028-03-30" calcext:value-type="date">
            <text:p>30/03/2028</text:p>
          </table:table-cell>
          <table:table-cell table:style-name="ce111" office:value-type="date" office:date-value="2023-06-26" calcext:value-type="date">
            <text:p>26/06/2023</text:p>
          </table:table-cell>
          <table:table-cell table:style-name="ce111" office:value-type="date" office:date-value="2025-03-27" calcext:value-type="date">
            <text:p>27/03/2025</text:p>
          </table:table-cell>
          <table:table-cell table:style-name="ce111" office:value-type="string" calcext:value-type="string">
            <text:p>19/03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JH16F4443</text:p>
          </table:table-cell>
          <table:table-cell office:value-type="float" office:value="4443" calcext:value-type="float">
            <text:p>004443</text:p>
          </table:table-cell>
          <table:table-cell office:value-type="string" calcext:value-type="string">
            <text:p>SUMAN KUMAR</text:p>
          </table:table-cell>
          <table:table-cell office:value-type="string" calcext:value-type="string">
            <text:p>D134</text:p>
          </table:table-cell>
          <table:table-cell office:value-type="date" office:date-value="2023-06-05" calcext:value-type="date">
            <text:p>05/06/2023</text:p>
          </table:table-cell>
          <table:table-cell/>
          <table:table-cell office:value-type="string" calcext:value-type="string">
            <text:p>SRI SUMAN KUMAR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36" calcext:value-type="float">
            <text:p>17.36</text:p>
          </table:table-cell>
          <table:table-cell table:style-name="ce2" office:value-type="float" office:value="8969571097" calcext:value-type="float">
            <text:p>8969571097</text:p>
          </table:table-cell>
          <table:table-cell table:style-name="ce2" office:value-type="float" office:value="9431570042" calcext:value-type="float">
            <text:p>943157004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10-11" calcext:value-type="date">
            <text:p>11/10/2021</text:p>
          </table:table-cell>
          <table:table-cell table:style-name="ce111" office:value-type="date" office:date-value="2026-10-21" calcext:value-type="date">
            <text:p>21/10/2026</text:p>
          </table:table-cell>
          <table:table-cell table:style-name="ce111" office:value-type="date" office:date-value="2023-07-10" calcext:value-type="date">
            <text:p>10/07/2023</text:p>
          </table:table-cell>
          <table:table-cell table:style-name="ce111" office:value-type="date" office:date-value="2023-10-10" calcext:value-type="date">
            <text:p>10/10/2023</text:p>
          </table:table-cell>
          <table:table-cell table:style-name="ce111" office:value-type="date" office:date-value="2023-10-06" calcext:value-type="date">
            <text:p>06/10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JH04Z2492</text:p>
          </table:table-cell>
          <table:table-cell office:value-type="float" office:value="249210" calcext:value-type="float">
            <text:p>249210</text:p>
          </table:table-cell>
          <table:table-cell office:value-type="string" calcext:value-type="string">
            <text:p>DWARIKA VISHWANATH TRANSPORT</text:p>
          </table:table-cell>
          <table:table-cell office:value-type="string" calcext:value-type="string">
            <text:p>D135</text:p>
          </table:table-cell>
          <table:table-cell table:number-columns-repeated="2" office:value-type="date" office:date-value="2023-05-05" calcext:value-type="date">
            <text:p>05/05/2023</text:p>
          </table:table-cell>
          <table:table-cell office:value-type="string" calcext:value-type="string">
            <text:p>SRI RAJIV GHIRIA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74" calcext:value-type="float">
            <text:p>16.74</text:p>
          </table:table-cell>
          <table:table-cell table:style-name="ce2" office:value-type="float" office:value="8651499151" calcext:value-type="float">
            <text:p>8651499151</text:p>
          </table:table-cell>
          <table:table-cell table:style-name="ce2" office:value-type="float" office:value="8539091218" calcext:value-type="float">
            <text:p>853909121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3-14" calcext:value-type="date">
            <text:p>14/03/2023</text:p>
          </table:table-cell>
          <table:table-cell table:style-name="ce111" office:value-type="date" office:date-value="2027-03-22" calcext:value-type="date">
            <text:p>22/03/2027</text:p>
          </table:table-cell>
          <table:table-cell table:style-name="ce111" office:value-type="date" office:date-value="2023-06-05" calcext:value-type="date">
            <text:p>05/06/2023</text:p>
          </table:table-cell>
          <table:table-cell table:style-name="ce111" office:value-type="date" office:date-value="2025-03-13" calcext:value-type="date">
            <text:p>13/03/2025</text:p>
          </table:table-cell>
          <table:table-cell table:style-name="ce111" office:value-type="date" office:date-value="2024-02-26" calcext:value-type="date">
            <text:p>26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H04W1699</text:p>
          </table:table-cell>
          <table:table-cell office:value-type="float" office:value="1699" calcext:value-type="float">
            <text:p>001699</text:p>
          </table:table-cell>
          <table:table-cell office:value-type="string" calcext:value-type="string">
            <text:p>SIMA KUMARI SINGH</text:p>
          </table:table-cell>
          <table:table-cell office:value-type="string" calcext:value-type="string">
            <text:p>D136</text:p>
          </table:table-cell>
          <table:table-cell office:value-type="date" office:date-value="2023-05-05" calcext:value-type="date">
            <text:p>05/05/2023</text:p>
          </table:table-cell>
          <table:table-cell office:value-type="date" office:date-value="2023-07-05" calcext:value-type="date">
            <text:p>05/07/2023</text:p>
          </table:table-cell>
          <table:table-cell office:value-type="string" calcext:value-type="string">
            <text:p>SIMA KUMARI SINGH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74" calcext:value-type="float">
            <text:p>16.74</text:p>
          </table:table-cell>
          <table:table-cell table:style-name="ce2" office:value-type="float" office:value="6203821491" calcext:value-type="float">
            <text:p>6203821491</text:p>
          </table:table-cell>
          <table:table-cell table:style-name="ce2" office:value-type="float" office:value="8789743198" calcext:value-type="float">
            <text:p>8789743198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7-17" calcext:value-type="date">
            <text:p>17/07/2021</text:p>
          </table:table-cell>
          <table:table-cell table:style-name="ce111" office:value-type="date" office:date-value="2023-07-18" calcext:value-type="date">
            <text:p>18/07/2023</text:p>
          </table:table-cell>
          <table:table-cell table:number-columns-repeated="2" table:style-name="ce111" office:value-type="date" office:date-value="2023-07-16" calcext:value-type="date">
            <text:p>16/07/2023</text:p>
          </table:table-cell>
          <table:table-cell table:style-name="ce111" office:value-type="date" office:date-value="2023-07-12" calcext:value-type="date">
            <text:p>12/07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JH04Z1970</text:p>
          </table:table-cell>
          <table:table-cell/>
          <table:table-cell office:value-type="string" calcext:value-type="string">
            <text:p>MURARI DUBEY</text:p>
          </table:table-cell>
          <table:table-cell office:value-type="string" calcext:value-type="string">
            <text:p>D137</text:p>
          </table:table-cell>
          <table:table-cell table:number-columns-repeated="2" office:value-type="date" office:date-value="2023-05-05" calcext:value-type="date">
            <text:p>05/05/2023</text:p>
          </table:table-cell>
          <table:table-cell office:value-type="string" calcext:value-type="string">
            <text:p>SRI MURARI DUBE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12" calcext:value-type="float">
            <text:p>17.12</text:p>
          </table:table-cell>
          <table:table-cell table:style-name="ce2" office:value-type="float" office:value="6200675502" calcext:value-type="float">
            <text:p>6200675502</text:p>
          </table:table-cell>
          <table:table-cell table:style-name="ce2" office:value-type="float" office:value="9470919486" calcext:value-type="float">
            <text:p>947091948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1-20" calcext:value-type="date">
            <text:p>20/01/2023</text:p>
          </table:table-cell>
          <table:table-cell table:style-name="ce111" office:value-type="date" office:date-value="2028-01-29" calcext:value-type="date">
            <text:p>29/01/2028</text:p>
          </table:table-cell>
          <table:table-cell table:style-name="ce111" office:value-type="date" office:date-value="2023-07-19" calcext:value-type="date">
            <text:p>19/07/2023</text:p>
          </table:table-cell>
          <table:table-cell table:style-name="ce111" office:value-type="date" office:date-value="2025-01-19" calcext:value-type="date">
            <text:p>19/01/2025</text:p>
          </table:table-cell>
          <table:table-cell table:style-name="ce111" office:value-type="date" office:date-value="2024-01-15" calcext:value-type="date">
            <text:p>15/0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JH04Y0752</text:p>
          </table:table-cell>
          <table:table-cell/>
          <table:table-cell office:value-type="string" calcext:value-type="string">
            <text:p>MURARI DUBEY</text:p>
          </table:table-cell>
          <table:table-cell office:value-type="string" calcext:value-type="string">
            <text:p>D137</text:p>
          </table:table-cell>
          <table:table-cell table:number-columns-repeated="2" office:value-type="date" office:date-value="2023-05-05" calcext:value-type="date">
            <text:p>05/05/2023</text:p>
          </table:table-cell>
          <table:table-cell office:value-type="string" calcext:value-type="string">
            <text:p>SRI MURARI DUBE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6200675502" calcext:value-type="float">
            <text:p>6200675502</text:p>
          </table:table-cell>
          <table:table-cell table:style-name="ce2" office:value-type="float" office:value="9470919486" calcext:value-type="float">
            <text:p>947091948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1-13" calcext:value-type="date">
            <text:p>13/01/2023</text:p>
          </table:table-cell>
          <table:table-cell table:style-name="ce111" office:value-type="date" office:date-value="2028-01-29" calcext:value-type="date">
            <text:p>29/01/2028</text:p>
          </table:table-cell>
          <table:table-cell table:style-name="ce111" office:value-type="date" office:date-value="2023-07-12" calcext:value-type="date">
            <text:p>12/07/2023</text:p>
          </table:table-cell>
          <table:table-cell table:style-name="ce111" office:value-type="date" office:date-value="2025-01-12" calcext:value-type="date">
            <text:p>12/01/2025</text:p>
          </table:table-cell>
          <table:table-cell table:style-name="ce111" office:value-type="date" office:date-value="2024-04-03" calcext:value-type="date">
            <text:p>03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JH16H0152</text:p>
          </table:table-cell>
          <table:table-cell/>
          <table:table-cell office:value-type="string" calcext:value-type="string">
            <text:p>ABHISHEK BASKI</text:p>
          </table:table-cell>
          <table:table-cell office:value-type="string" calcext:value-type="string">
            <text:p>D138</text:p>
          </table:table-cell>
          <table:table-cell office:value-type="date" office:date-value="2023-06-02" calcext:value-type="date">
            <text:p>02/06/2023</text:p>
          </table:table-cell>
          <table:table-cell office:value-type="date" office:date-value="2023-06-01" calcext:value-type="date">
            <text:p>01/06/2023</text:p>
          </table:table-cell>
          <table:table-cell office:value-type="string" calcext:value-type="string">
            <text:p>SRI ABHISHEK BASKI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8210247936" calcext:value-type="float">
            <text:p>8210247936</text:p>
          </table:table-cell>
          <table:table-cell table:style-name="ce2" office:value-type="float" office:value="7870366154" calcext:value-type="float">
            <text:p>7870366154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5-04" calcext:value-type="date">
            <text:p>04/05/2023</text:p>
          </table:table-cell>
          <table:table-cell table:style-name="ce111" office:value-type="date" office:date-value="2028-05-17" calcext:value-type="date">
            <text:p>17/05/2028</text:p>
          </table:table-cell>
          <table:table-cell table:style-name="ce111" office:value-type="date" office:date-value="2023-07-29" calcext:value-type="date">
            <text:p>29/07/2023</text:p>
          </table:table-cell>
          <table:table-cell table:style-name="ce111" office:value-type="date" office:date-value="2025-05-03" calcext:value-type="date">
            <text:p>03/05/2025</text:p>
          </table:table-cell>
          <table:table-cell table:style-name="ce111" office:value-type="date" office:date-value="2024-04-30" calcext:value-type="date">
            <text:p>30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BJP DUMKA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JH04Z3285</text:p>
          </table:table-cell>
          <table:table-cell office:value-type="float" office:value="328510" calcext:value-type="float">
            <text:p>328510</text:p>
          </table:table-cell>
          <table:table-cell office:value-type="string" calcext:value-type="string">
            <text:p>MAHABIR STONE MILL</text:p>
          </table:table-cell>
          <table:table-cell office:value-type="string" calcext:value-type="string">
            <text:p>D139</text:p>
          </table:table-cell>
          <table:table-cell office:value-type="date" office:date-value="2023-08-02" calcext:value-type="date">
            <text:p>02/08/2023</text:p>
          </table:table-cell>
          <table:table-cell office:value-type="date" office:date-value="2023-06-02" calcext:value-type="date">
            <text:p>02/06/2023</text:p>
          </table:table-cell>
          <table:table-cell office:value-type="string" calcext:value-type="string">
            <text:p>UDIT NARAYANA BHAG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9732123248" calcext:value-type="float">
            <text:p>9732123248</text:p>
          </table:table-cell>
          <table:table-cell table:style-name="ce2" office:value-type="float" office:value="7866042854" calcext:value-type="float">
            <text:p>786604285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5-27" calcext:value-type="date">
            <text:p>27/05/2023</text:p>
          </table:table-cell>
          <table:table-cell table:style-name="ce111" office:value-type="date" office:date-value="2028-07-07" calcext:value-type="date">
            <text:p>07/07/2028</text:p>
          </table:table-cell>
          <table:table-cell table:style-name="ce111" office:value-type="date" office:date-value="2023-08-26" calcext:value-type="date">
            <text:p>26/08/2023</text:p>
          </table:table-cell>
          <table:table-cell table:style-name="ce111" office:value-type="date" office:date-value="2025-05-26" calcext:value-type="date">
            <text:p>26/05/2025</text:p>
          </table:table-cell>
          <table:table-cell table:style-name="ce111" office:value-type="date" office:date-value="2024-05-21" calcext:value-type="date">
            <text:p>21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JH04Z8641</text:p>
          </table:table-cell>
          <table:table-cell office:value-type="float" office:value="328510" calcext:value-type="float">
            <text:p>328510</text:p>
          </table:table-cell>
          <table:table-cell office:value-type="string" calcext:value-type="string">
            <text:p>MAHABIR STONE MILL</text:p>
          </table:table-cell>
          <table:table-cell office:value-type="string" calcext:value-type="string">
            <text:p>D139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11-05" calcext:value-type="date">
            <text:p>05/11/2023</text:p>
          </table:table-cell>
          <table:table-cell office:value-type="string" calcext:value-type="string">
            <text:p>UDIT NARAYANA BHAG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16" calcext:value-type="float">
            <text:p>17.16</text:p>
          </table:table-cell>
          <table:table-cell table:style-name="ce2" office:value-type="float" office:value="9732123248" calcext:value-type="float">
            <text:p>9732123248</text:p>
          </table:table-cell>
          <table:table-cell table:style-name="ce2" office:value-type="float" office:value="7866042854" calcext:value-type="float">
            <text:p>7866042854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7-01" calcext:value-type="date">
            <text:p>01/07/2023</text:p>
          </table:table-cell>
          <table:table-cell table:style-name="ce111" office:value-type="date" office:date-value="2028-07-09" calcext:value-type="date">
            <text:p>09/07/2028</text:p>
          </table:table-cell>
          <table:table-cell table:style-name="ce111" office:value-type="date" office:date-value="2023-12-31" calcext:value-type="date">
            <text:p>31/12/2023</text:p>
          </table:table-cell>
          <table:table-cell table:style-name="ce111" office:value-type="date" office:date-value="2025-06-30" calcext:value-type="date">
            <text:p>30/06/2025</text:p>
          </table:table-cell>
          <table:table-cell table:style-name="ce111" office:value-type="date" office:date-value="2024-05-26" calcext:value-type="date">
            <text:p>26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UMKA UNIO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JH04Z9479</text:p>
          </table:table-cell>
          <table:table-cell/>
          <table:table-cell office:value-type="string" calcext:value-type="string">
            <text:p>M/S BASUKI THAKUR</text:p>
          </table:table-cell>
          <table:table-cell office:value-type="string" calcext:value-type="string">
            <text:p>D140</text:p>
          </table:table-cell>
          <table:table-cell table:number-columns-repeated="2" office:value-type="date" office:date-value="2023-06-05" calcext:value-type="date">
            <text:p>05/06/2023</text:p>
          </table:table-cell>
          <table:table-cell office:value-type="string" calcext:value-type="string">
            <text:p>BASUKI THAKUR 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82" calcext:value-type="float">
            <text:p>16.82</text:p>
          </table:table-cell>
          <table:table-cell table:style-name="ce2" office:value-type="float" office:value="9162011111" calcext:value-type="float">
            <text:p>9162011111</text:p>
          </table:table-cell>
          <table:table-cell table:style-name="ce2" office:value-type="float" office:value="9570327327" calcext:value-type="float">
            <text:p>9570327327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5-29" calcext:value-type="date">
            <text:p>29/05/2023</text:p>
          </table:table-cell>
          <table:table-cell table:style-name="ce111" office:value-type="date" office:date-value="2028-05-30" calcext:value-type="date">
            <text:p>30/05/2028</text:p>
          </table:table-cell>
          <table:table-cell table:style-name="ce111" office:value-type="date" office:date-value="2023-08-26" calcext:value-type="date">
            <text:p>26/08/2023</text:p>
          </table:table-cell>
          <table:table-cell table:style-name="ce111" office:value-type="date" office:date-value="2025-05-28" calcext:value-type="date">
            <text:p>28/05/2025</text:p>
          </table:table-cell>
          <table:table-cell table:style-name="ce111" office:value-type="date" office:date-value="2024-05-25" calcext:value-type="date">
            <text:p>25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MEESA SIR(33 KVA SUBSTATION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JH16H4003</text:p>
          </table:table-cell>
          <table:table-cell office:value-type="float" office:value="495535" calcext:value-type="float">
            <text:p>495535</text:p>
          </table:table-cell>
          <table:table-cell office:value-type="string" calcext:value-type="string">
            <text:p>M/S HANUMANT TRANSPORT</text:p>
          </table:table-cell>
          <table:table-cell office:value-type="string" calcext:value-type="string">
            <text:p>D141</text:p>
          </table:table-cell>
          <table:table-cell office:value-type="date" office:date-value="2023-06-02" calcext:value-type="date">
            <text:p>02/06/2023</text:p>
          </table:table-cell>
          <table:table-cell office:value-type="date" office:date-value="2023-06-05" calcext:value-type="date">
            <text:p>05/06/2023</text:p>
          </table:table-cell>
          <table:table-cell office:value-type="string" calcext:value-type="string">
            <text:p>PRADEEP KUMAR TRANSPOR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72" calcext:value-type="float">
            <text:p>16.72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8" calcext:value-type="date">
            <text:p>28/04/2023</text:p>
          </table:table-cell>
          <table:table-cell table:style-name="ce111" office:value-type="date" office:date-value="2028-05-25" calcext:value-type="date">
            <text:p>25/05/2028</text:p>
          </table:table-cell>
          <table:table-cell table:style-name="ce111" office:value-type="date" office:date-value="2023-07-27" calcext:value-type="date">
            <text:p>27/07/2023</text:p>
          </table:table-cell>
          <table:table-cell table:style-name="ce111" office:value-type="date" office:date-value="2025-04-27" calcext:value-type="date">
            <text:p>27/04/2025</text:p>
          </table:table-cell>
          <table:table-cell table:style-name="ce111" office:value-type="date" office:date-value="2024-04-20" calcext:value-type="date">
            <text:p>20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JH16H3214</text:p>
          </table:table-cell>
          <table:table-cell office:value-type="float" office:value="495535" calcext:value-type="float">
            <text:p>495535</text:p>
          </table:table-cell>
          <table:table-cell office:value-type="string" calcext:value-type="string">
            <text:p>M/S HANUMANT TRANSPORT</text:p>
          </table:table-cell>
          <table:table-cell office:value-type="string" calcext:value-type="string">
            <text:p>D141</text:p>
          </table:table-cell>
          <table:table-cell office:value-type="date" office:date-value="2023-06-02" calcext:value-type="date">
            <text:p>02/06/2023</text:p>
          </table:table-cell>
          <table:table-cell office:value-type="date" office:date-value="2023-06-05" calcext:value-type="date">
            <text:p>05/06/2023</text:p>
          </table:table-cell>
          <table:table-cell office:value-type="string" calcext:value-type="string">
            <text:p>PRADEEP KUMAR TRANSPOR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2" calcext:value-type="float">
            <text:p>16.62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8" calcext:value-type="date">
            <text:p>28/04/2023</text:p>
          </table:table-cell>
          <table:table-cell table:style-name="ce111" office:value-type="date" office:date-value="2028-05-25" calcext:value-type="date">
            <text:p>25/05/2028</text:p>
          </table:table-cell>
          <table:table-cell table:style-name="ce111" office:value-type="date" office:date-value="2023-07-27" calcext:value-type="date">
            <text:p>27/07/2023</text:p>
          </table:table-cell>
          <table:table-cell table:style-name="ce111" office:value-type="date" office:date-value="2025-04-27" calcext:value-type="date">
            <text:p>27/04/2025</text:p>
          </table:table-cell>
          <table:table-cell table:style-name="ce111" office:value-type="date" office:date-value="2024-04-20" calcext:value-type="date">
            <text:p>20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JH16H6147</text:p>
          </table:table-cell>
          <table:table-cell office:value-type="float" office:value="495535" calcext:value-type="float">
            <text:p>495535</text:p>
          </table:table-cell>
          <table:table-cell office:value-type="string" calcext:value-type="string">
            <text:p>M/S HANUMANT TRANSPORT</text:p>
          </table:table-cell>
          <table:table-cell office:value-type="string" calcext:value-type="string">
            <text:p>D141</text:p>
          </table:table-cell>
          <table:table-cell office:value-type="date" office:date-value="2023-06-02" calcext:value-type="date">
            <text:p>02/06/2023</text:p>
          </table:table-cell>
          <table:table-cell office:value-type="date" office:date-value="2023-06-05" calcext:value-type="date">
            <text:p>05/06/2023</text:p>
          </table:table-cell>
          <table:table-cell office:value-type="string" calcext:value-type="string">
            <text:p>PRADEEP KUMAR TRANSPOR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3-23" calcext:value-type="date">
            <text:p>23/03/2023</text:p>
          </table:table-cell>
          <table:table-cell table:style-name="ce111" office:value-type="date" office:date-value="2028-05-30" calcext:value-type="date">
            <text:p>30/05/2028</text:p>
          </table:table-cell>
          <table:table-cell table:style-name="ce111" office:value-type="date" office:date-value="2023-06-16" calcext:value-type="date">
            <text:p>16/06/2023</text:p>
          </table:table-cell>
          <table:table-cell table:style-name="ce111" office:value-type="date" office:date-value="2025-03-22" calcext:value-type="date">
            <text:p>22/03/2025</text:p>
          </table:table-cell>
          <table:table-cell table:style-name="ce111" office:value-type="date" office:date-value="2024-03-16" calcext:value-type="date">
            <text:p>16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JH16H4546</text:p>
          </table:table-cell>
          <table:table-cell office:value-type="float" office:value="495535" calcext:value-type="float">
            <text:p>495535</text:p>
          </table:table-cell>
          <table:table-cell office:value-type="string" calcext:value-type="string">
            <text:p>M/S HANUMANT TRANSPORT</text:p>
          </table:table-cell>
          <table:table-cell office:value-type="string" calcext:value-type="string">
            <text:p>D141</text:p>
          </table:table-cell>
          <table:table-cell office:value-type="date" office:date-value="2023-06-02" calcext:value-type="date">
            <text:p>02/06/2023</text:p>
          </table:table-cell>
          <table:table-cell office:value-type="date" office:date-value="2023-06-05" calcext:value-type="date">
            <text:p>05/06/2023</text:p>
          </table:table-cell>
          <table:table-cell office:value-type="string" calcext:value-type="string">
            <text:p>PRADEEP KUMAR TRANSPOR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8" calcext:value-type="date">
            <text:p>28/04/2023</text:p>
          </table:table-cell>
          <table:table-cell table:style-name="ce111" office:value-type="date" office:date-value="2028-05-25" calcext:value-type="date">
            <text:p>25/05/2028</text:p>
          </table:table-cell>
          <table:table-cell table:style-name="ce111" office:value-type="date" office:date-value="2023-07-27" calcext:value-type="date">
            <text:p>27/07/2023</text:p>
          </table:table-cell>
          <table:table-cell table:style-name="ce111" office:value-type="date" office:date-value="2025-04-27" calcext:value-type="date">
            <text:p>27/04/2025</text:p>
          </table:table-cell>
          <table:table-cell table:style-name="ce111" office:value-type="date" office:date-value="2023-04-20" calcext:value-type="date">
            <text:p>20/04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JH16H6151</text:p>
          </table:table-cell>
          <table:table-cell office:value-type="float" office:value="495535" calcext:value-type="float">
            <text:p>495535</text:p>
          </table:table-cell>
          <table:table-cell office:value-type="string" calcext:value-type="string">
            <text:p>M/S HANUMANT TRANSPORT</text:p>
          </table:table-cell>
          <table:table-cell office:value-type="string" calcext:value-type="string">
            <text:p>D141</text:p>
          </table:table-cell>
          <table:table-cell office:value-type="date" office:date-value="2023-06-02" calcext:value-type="date">
            <text:p>02/06/2023</text:p>
          </table:table-cell>
          <table:table-cell office:value-type="date" office:date-value="2023-06-05" calcext:value-type="date">
            <text:p>05/06/2023</text:p>
          </table:table-cell>
          <table:table-cell office:value-type="string" calcext:value-type="string">
            <text:p>PRADEEP KUMAR TRANSPOR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3-23" calcext:value-type="date">
            <text:p>23/03/2023</text:p>
          </table:table-cell>
          <table:table-cell table:style-name="ce111" office:value-type="date" office:date-value="2028-03-30" calcext:value-type="date">
            <text:p>30/03/2028</text:p>
          </table:table-cell>
          <table:table-cell table:style-name="ce111" office:value-type="date" office:date-value="2023-06-16" calcext:value-type="date">
            <text:p>16/06/2023</text:p>
          </table:table-cell>
          <table:table-cell table:style-name="ce111" office:value-type="date" office:date-value="2025-03-22" calcext:value-type="date">
            <text:p>22/03/2025</text:p>
          </table:table-cell>
          <table:table-cell table:style-name="ce111" office:value-type="date" office:date-value="2024-03-16" calcext:value-type="date">
            <text:p>16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JH16F1024</text:p>
          </table:table-cell>
          <table:table-cell office:value-type="float" office:value="221509" calcext:value-type="float">
            <text:p>221509</text:p>
          </table:table-cell>
          <table:table-cell office:value-type="string" calcext:value-type="string">
            <text:p>M/S HANUMANT TRANSPORT</text:p>
          </table:table-cell>
          <table:table-cell office:value-type="string" calcext:value-type="string">
            <text:p>D141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08-31" calcext:value-type="date">
            <text:p>31/08/2023</text:p>
          </table:table-cell>
          <table:table-cell office:value-type="string" calcext:value-type="string">
            <text:p>PRADEEP KUMAR TRANSPOR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8-04" calcext:value-type="date">
            <text:p>04/08/2021</text:p>
          </table:table-cell>
          <table:table-cell table:style-name="ce111" office:value-type="date" office:date-value="2024-08-10" calcext:value-type="date">
            <text:p>10/08/2024</text:p>
          </table:table-cell>
          <table:table-cell table:style-name="ce111" office:value-type="date" office:date-value="2023-11-03" calcext:value-type="date">
            <text:p>03/11/2023</text:p>
          </table:table-cell>
          <table:table-cell table:style-name="ce111" office:value-type="date" office:date-value="2025-07-26" calcext:value-type="date">
            <text:p>26/07/2025</text:p>
          </table:table-cell>
          <table:table-cell table:style-name="ce111" office:value-type="date" office:date-value="2024-07-30" calcext:value-type="date">
            <text:p>30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JH16G1720</text:p>
          </table:table-cell>
          <table:table-cell office:value-type="float" office:value="495535" calcext:value-type="float">
            <text:p>495535</text:p>
          </table:table-cell>
          <table:table-cell office:value-type="string" calcext:value-type="string">
            <text:p>M/S HANUMANT TRANSPORT</text:p>
          </table:table-cell>
          <table:table-cell office:value-type="string" calcext:value-type="string">
            <text:p>D141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08-31" calcext:value-type="date">
            <text:p>31/08/2023</text:p>
          </table:table-cell>
          <table:table-cell office:value-type="string" calcext:value-type="string">
            <text:p>PRADEEP KUMAR TRANSPOR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88" calcext:value-type="float">
            <text:p>17.8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4-13" calcext:value-type="date">
            <text:p>13/04/2022</text:p>
          </table:table-cell>
          <table:table-cell table:style-name="ce111" office:value-type="date" office:date-value="2027-05-29" calcext:value-type="date">
            <text:p>29/05/2027</text:p>
          </table:table-cell>
          <table:table-cell table:style-name="ce111" office:value-type="date" office:date-value="2023-10-12" calcext:value-type="date">
            <text:p>12/10/2023</text:p>
          </table:table-cell>
          <table:table-cell table:style-name="ce111" office:value-type="date" office:date-value="2024-04-12" calcext:value-type="date">
            <text:p>12/04/2024</text:p>
          </table:table-cell>
          <table:table-cell table:style-name="ce111" office:value-type="date" office:date-value="2024-04-07" calcext:value-type="date">
            <text:p>07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JH16H9491</text:p>
          </table:table-cell>
          <table:table-cell office:value-type="float" office:value="495535" calcext:value-type="float">
            <text:p>495535</text:p>
          </table:table-cell>
          <table:table-cell office:value-type="string" calcext:value-type="string">
            <text:p>M/S HANUMANT TRANSPORT</text:p>
          </table:table-cell>
          <table:table-cell office:value-type="string" calcext:value-type="string">
            <text:p>D141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08-31" calcext:value-type="date">
            <text:p>31/08/2023</text:p>
          </table:table-cell>
          <table:table-cell office:value-type="string" calcext:value-type="string">
            <text:p>PRADEEP KUMAR TRANSPOR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7-07" calcext:value-type="date">
            <text:p>07/07/2023</text:p>
          </table:table-cell>
          <table:table-cell table:style-name="ce111" office:value-type="date" office:date-value="2028-07-19" calcext:value-type="date">
            <text:p>19/07/2028</text:p>
          </table:table-cell>
          <table:table-cell table:style-name="ce111" office:value-type="date" office:date-value="2023-10-06" calcext:value-type="date">
            <text:p>06/10/2023</text:p>
          </table:table-cell>
          <table:table-cell table:style-name="ce111" office:value-type="date" office:date-value="2025-07-06" calcext:value-type="date">
            <text:p>06/07/2025</text:p>
          </table:table-cell>
          <table:table-cell table:style-name="ce111" office:value-type="date" office:date-value="2024-07-03" calcext:value-type="date">
            <text:p>03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65" office:value-type="string" calcext:value-type="string">
            <text:p>JH16G1279</text:p>
          </table:table-cell>
          <table:table-cell office:value-type="float" office:value="1279" calcext:value-type="float">
            <text:p>001279</text:p>
          </table:table-cell>
          <table:table-cell office:value-type="string" calcext:value-type="string">
            <text:p>M/S HANUMANT TRANSPORT</text:p>
          </table:table-cell>
          <table:table-cell office:value-type="string" calcext:value-type="string">
            <text:p>D141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09-05" calcext:value-type="date">
            <text:p>05/09/2023</text:p>
          </table:table-cell>
          <table:table-cell office:value-type="string" calcext:value-type="string">
            <text:p>PRADEEP KUMAR TRANSPOR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46" calcext:value-type="float">
            <text:p>17.4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9-30" calcext:value-type="date">
            <text:p>30/09/2022</text:p>
          </table:table-cell>
          <table:table-cell table:style-name="ce111" office:value-type="date" office:date-value="2027-12-27" calcext:value-type="date">
            <text:p>27/12/2027</text:p>
          </table:table-cell>
          <table:table-cell table:style-name="ce111" office:value-type="date" office:date-value="2023-09-29" calcext:value-type="date">
            <text:p>29/09/2023</text:p>
          </table:table-cell>
          <table:table-cell table:style-name="ce111" office:value-type="date" office:date-value="2024-09-29" calcext:value-type="date">
            <text:p>29/09/2024</text:p>
          </table:table-cell>
          <table:table-cell table:style-name="ce111" office:value-type="date" office:date-value="2023-09-25" calcext:value-type="date">
            <text:p>25/09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65" office:value-type="string" calcext:value-type="string">
            <text:p>JH16F5626</text:p>
          </table:table-cell>
          <table:table-cell office:value-type="float" office:value="495535" calcext:value-type="float">
            <text:p>495535</text:p>
          </table:table-cell>
          <table:table-cell office:value-type="string" calcext:value-type="string">
            <text:p>M/S HANUMANT TRANSPORT</text:p>
          </table:table-cell>
          <table:table-cell office:value-type="string" calcext:value-type="string">
            <text:p>D141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3-09-05" calcext:value-type="date">
            <text:p>05/09/2023</text:p>
          </table:table-cell>
          <table:table-cell office:value-type="string" calcext:value-type="string">
            <text:p>PRADEEP KUMAR TRANSPOR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36" calcext:value-type="float">
            <text:p>17.3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1-05-11" calcext:value-type="date">
            <text:p>11/05/2021</text:p>
          </table:table-cell>
          <table:table-cell table:style-name="ce111" office:value-type="date" office:date-value="2024-05-19" calcext:value-type="date">
            <text:p>19/05/2024</text:p>
          </table:table-cell>
          <table:table-cell table:style-name="ce111" office:value-type="date" office:date-value="2023-11-07" calcext:value-type="date">
            <text:p>07/11/2023</text:p>
          </table:table-cell>
          <table:table-cell table:style-name="ce111" office:value-type="date" office:date-value="2025-05-17" calcext:value-type="date">
            <text:p>17/05/2025</text:p>
          </table:table-cell>
          <table:table-cell table:style-name="ce111" office:value-type="date" office:date-value="2024-04-07" calcext:value-type="date">
            <text:p>07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JH04Z5122</text:p>
          </table:table-cell>
          <table:table-cell office:value-type="float" office:value="45122" calcext:value-type="float">
            <text:p>045122</text:p>
          </table:table-cell>
          <table:table-cell office:value-type="string" calcext:value-type="string">
            <text:p>M/S SUMAN ENTERPRISES</text:p>
          </table:table-cell>
          <table:table-cell office:value-type="string" calcext:value-type="string">
            <text:p>D142</text:p>
          </table:table-cell>
          <table:table-cell table:number-columns-repeated="2" office:value-type="date" office:date-value="2023-06-05" calcext:value-type="date">
            <text:p>05/06/2023</text:p>
          </table:table-cell>
          <table:table-cell office:value-type="string" calcext:value-type="string">
            <text:p>GHANSHAYAM MANDAL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7488616808" calcext:value-type="float">
            <text:p>7488616808</text:p>
          </table:table-cell>
          <table:table-cell table:style-name="ce2" office:value-type="float" office:value="9431919549" calcext:value-type="float">
            <text:p>9431919549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4-24" calcext:value-type="date">
            <text:p>24/04/2023</text:p>
          </table:table-cell>
          <table:table-cell table:style-name="ce111" office:value-type="date" office:date-value="2028-05-01" calcext:value-type="date">
            <text:p>01/05/2028</text:p>
          </table:table-cell>
          <table:table-cell table:style-name="ce111" office:value-type="date" office:date-value="2023-07-19" calcext:value-type="date">
            <text:p>19/07/2023</text:p>
          </table:table-cell>
          <table:table-cell table:style-name="ce111" office:value-type="date" office:date-value="2025-04-23" calcext:value-type="date">
            <text:p>23/04/2025</text:p>
          </table:table-cell>
          <table:table-cell table:style-name="ce111" office:value-type="date" office:date-value="2024-03-27" calcext:value-type="date">
            <text:p>27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JH04Z0646</text:p>
          </table:table-cell>
          <table:table-cell office:value-type="float" office:value="646" calcext:value-type="float">
            <text:p>000646</text:p>
          </table:table-cell>
          <table:table-cell office:value-type="string" calcext:value-type="string">
            <text:p>M/S RAM KISHOR ROY</text:p>
          </table:table-cell>
          <table:table-cell office:value-type="string" calcext:value-type="string">
            <text:p>D143</text:p>
          </table:table-cell>
          <table:table-cell table:number-columns-repeated="2" office:value-type="date" office:date-value="2023-06-05" calcext:value-type="date">
            <text:p>05/06/2023</text:p>
          </table:table-cell>
          <table:table-cell office:value-type="string" calcext:value-type="string">
            <text:p>RAM KISHOR RO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76" calcext:value-type="float">
            <text:p>16.76</text:p>
          </table:table-cell>
          <table:table-cell table:style-name="ce2" office:value-type="float" office:value="9931047096" calcext:value-type="float">
            <text:p>9931047096</text:p>
          </table:table-cell>
          <table:table-cell table:style-name="ce2" office:value-type="float" office:value="7033079560" calcext:value-type="float">
            <text:p>703307956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6-05" calcext:value-type="date">
            <text:p>05/06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9-01" calcext:value-type="date">
            <text:p>01/09/2023</text:p>
          </table:table-cell>
          <table:table-cell table:style-name="ce111" office:value-type="date" office:date-value="2025-06-04" calcext:value-type="date">
            <text:p>04/06/2025</text:p>
          </table:table-cell>
          <table:table-cell table:style-name="ce111" office:value-type="date" office:date-value="2024-06-01" calcext:value-type="date">
            <text:p>01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JH04Z6200</text:p>
          </table:table-cell>
          <table:table-cell office:value-type="float" office:value="6200" calcext:value-type="float">
            <text:p>006200</text:p>
          </table:table-cell>
          <table:table-cell office:value-type="string" calcext:value-type="string">
            <text:p>M/S RAM KISHOR ROY</text:p>
          </table:table-cell>
          <table:table-cell office:value-type="string" calcext:value-type="string">
            <text:p>D143</text:p>
          </table:table-cell>
          <table:table-cell office:value-type="date" office:date-value="2023-06-05" calcext:value-type="date">
            <text:p>05/06/2023</text:p>
          </table:table-cell>
          <table:table-cell office:value-type="date" office:date-value="2023-07-01" calcext:value-type="date">
            <text:p>01/07/2023</text:p>
          </table:table-cell>
          <table:table-cell office:value-type="string" calcext:value-type="string">
            <text:p>RAM KISHOR RO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9931047096" calcext:value-type="float">
            <text:p>9931047096</text:p>
          </table:table-cell>
          <table:table-cell table:style-name="ce2" office:value-type="float" office:value="7033079560" calcext:value-type="float">
            <text:p>7033079560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3-06-05" calcext:value-type="date">
            <text:p>05/06/2023</text:p>
          </table:table-cell>
          <table:table-cell table:style-name="ce111" office:value-type="string" calcext:value-type="string">
            <text:p>APPLY</text:p>
          </table:table-cell>
          <table:table-cell table:style-name="ce111" office:value-type="date" office:date-value="2023-09-01" calcext:value-type="date">
            <text:p>01/09/2023</text:p>
          </table:table-cell>
          <table:table-cell table:style-name="ce111" office:value-type="date" office:date-value="2025-06-04" calcext:value-type="date">
            <text:p>04/06/2025</text:p>
          </table:table-cell>
          <table:table-cell table:style-name="ce111" office:value-type="date" office:date-value="2024-06-01" calcext:value-type="date">
            <text:p>01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style-name="ce121"/>
          <table:table-cell table:number-columns-repeated="8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JH16G6075</text:p>
          </table:table-cell>
          <table:table-cell office:value-type="float" office:value="16075" calcext:value-type="float">
            <text:p>016075</text:p>
          </table:table-cell>
          <table:table-cell office:value-type="string" calcext:value-type="string">
            <text:p>MD ANISUR RAHAMAN</text:p>
          </table:table-cell>
          <table:table-cell office:value-type="string" calcext:value-type="string">
            <text:p>D144</text:p>
          </table:table-cell>
          <table:table-cell table:number-columns-repeated="2" office:value-type="date" office:date-value="2023-06-05" calcext:value-type="date">
            <text:p>05/06/2023</text:p>
          </table:table-cell>
          <table:table-cell office:value-type="string" calcext:value-type="string">
            <text:p>MD ANISUR RAHAMAN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44" calcext:value-type="float">
            <text:p>17.44</text:p>
          </table:table-cell>
          <table:table-cell table:style-name="ce2" office:value-type="float" office:value="9934724442" calcext:value-type="float">
            <text:p>9934724442</text:p>
          </table:table-cell>
          <table:table-cell table:style-name="ce2" office:value-type="float" office:value="8340498034" calcext:value-type="float">
            <text:p>8340498034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3-28" calcext:value-type="date">
            <text:p>28/03/2022</text:p>
          </table:table-cell>
          <table:table-cell table:style-name="ce111" office:value-type="date" office:date-value="2027-03-28" calcext:value-type="date">
            <text:p>28/03/2027</text:p>
          </table:table-cell>
          <table:table-cell table:style-name="ce111" office:value-type="date" office:date-value="2023-06-25" calcext:value-type="date">
            <text:p>25/06/2023</text:p>
          </table:table-cell>
          <table:table-cell table:style-name="ce111" office:value-type="date" office:date-value="2024-04-23" calcext:value-type="date">
            <text:p>23/04/2024</text:p>
          </table:table-cell>
          <table:table-cell table:style-name="ce111" office:value-type="date" office:date-value="2024-04-01" calcext:value-type="date">
            <text:p>01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JH04Z1037</text:p>
          </table:table-cell>
          <table:table-cell office:value-type="float" office:value="1037" calcext:value-type="float">
            <text:p>001037</text:p>
          </table:table-cell>
          <table:table-cell office:value-type="string" calcext:value-type="string">
            <text:p>FULMUNI MARANDI</text:p>
          </table:table-cell>
          <table:table-cell office:value-type="string" calcext:value-type="string">
            <text:p>D145</text:p>
          </table:table-cell>
          <table:table-cell table:number-columns-repeated="2" office:value-type="date" office:date-value="2023-07-05" calcext:value-type="date">
            <text:p>05/07/2023</text:p>
          </table:table-cell>
          <table:table-cell office:value-type="string" calcext:value-type="string">
            <text:p>FULMUNI MARANDI</text:p>
          </table:table-cell>
          <table:table-cell office:value-type="string" calcext:value-type="string">
            <text:p>PACHHWA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9113479324" calcext:value-type="float">
            <text:p>9113479324</text:p>
          </table:table-cell>
          <table:table-cell table:style-name="ce2" office:value-type="float" office:value="8292442035" calcext:value-type="float">
            <text:p>8292442035</text:p>
          </table:table-cell>
          <table:table-cell office:value-type="string" calcext:value-type="string">
            <text:p>NOT OWNER</text:p>
          </table:table-cell>
          <table:table-cell office:value-type="date" office:date-value="2023-03-02" calcext:value-type="date">
            <text:p>02/03/2023</text:p>
          </table:table-cell>
          <table:table-cell office:value-type="date" office:date-value="2028-03-08" calcext:value-type="date">
            <text:p>08/03/2028</text:p>
          </table:table-cell>
          <table:table-cell office:value-type="date" office:date-value="2023-09-01" calcext:value-type="date">
            <text:p>01/09/2023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4-02-27" calcext:value-type="date">
            <text:p>27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JH04Z1281</text:p>
          </table:table-cell>
          <table:table-cell office:value-type="float" office:value="258045" calcext:value-type="float">
            <text:p>258045</text:p>
          </table:table-cell>
          <table:table-cell office:value-type="string" calcext:value-type="string">
            <text:p>M/S RITIK KUMAR</text:p>
          </table:table-cell>
          <table:table-cell office:value-type="string" calcext:value-type="string">
            <text:p>D146</text:p>
          </table:table-cell>
          <table:table-cell table:number-columns-repeated="2" office:value-type="date" office:date-value="2023-07-05" calcext:value-type="date">
            <text:p>05/07/2023</text:p>
          </table:table-cell>
          <table:table-cell office:value-type="string" calcext:value-type="string">
            <text:p><text:s/>SRI RITIK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ETUR PAHARIADUMKA,DUMKA,JHARKHAND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8092844413" calcext:value-type="float">
            <text:p>8092844413</text:p>
          </table:table-cell>
          <table:table-cell table:style-name="ce2" office:value-type="float" office:value="9955931593" calcext:value-type="float">
            <text:p>9955931593</text:p>
          </table:table-cell>
          <table:table-cell office:value-type="string" calcext:value-type="string">
            <text:p>OWNER</text:p>
          </table:table-cell>
          <table:table-cell table:style-name="ce113" office:value-type="string" calcext:value-type="string">
            <text:p>04-027-2023</text:p>
          </table:table-cell>
          <table:table-cell table:style-name="ce113" office:value-type="string" calcext:value-type="string">
            <text:p>APPLY</text:p>
          </table:table-cell>
          <table:table-cell office:value-type="date" office:date-value="2023-10-03" calcext:value-type="date">
            <text:p>03/10/2023</text:p>
          </table:table-cell>
          <table:table-cell office:value-type="date" office:date-value="2025-07-03" calcext:value-type="date">
            <text:p>03/07/2025</text:p>
          </table:table-cell>
          <table:table-cell office:value-type="date" office:date-value="2024-06-28" calcext:value-type="date">
            <text:p>28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JH04AB5126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M/S RITIK KUMAR</text:p>
          </table:table-cell>
          <table:table-cell office:value-type="string" calcext:value-type="string">
            <text:p>D146</text:p>
          </table:table-cell>
          <table:table-cell office:value-type="date" office:date-value="2023-07-05" calcext:value-type="date">
            <text:p>05/07/2023</text:p>
          </table:table-cell>
          <table:table-cell office:value-type="string" calcext:value-type="string">
            <text:p>02.04.2024</text:p>
          </table:table-cell>
          <table:table-cell office:value-type="string" calcext:value-type="string">
            <text:p><text:s/>SRI RITIK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ETUR PAHARIADUMKA,DUMKA,JHARKHAND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8092844413" calcext:value-type="float">
            <text:p>8092844413</text:p>
          </table:table-cell>
          <table:table-cell table:style-name="ce2" office:value-type="float" office:value="9955931593" calcext:value-type="float">
            <text:p>9955931593</text:p>
          </table:table-cell>
          <table:table-cell office:value-type="string" calcext:value-type="string">
            <text:p>OWNER</text:p>
          </table:table-cell>
          <table:table-cell table:style-name="ce113" office:value-type="string" calcext:value-type="string">
            <text:p>19.01.2024</text:p>
          </table:table-cell>
          <table:table-cell table:style-name="ce113" office:value-type="string" calcext:value-type="string">
            <text:p>28.01.2029</text:p>
          </table:table-cell>
          <table:table-cell office:value-type="string" calcext:value-type="string">
            <text:p>14.04.2024</text:p>
          </table:table-cell>
          <table:table-cell office:value-type="string" calcext:value-type="string">
            <text:p>18.01.2026</text:p>
          </table:table-cell>
          <table:table-cell office:value-type="string" calcext:value-type="string">
            <text:p>17.01.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<text:s/>RTO DUMKA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JH04AB3092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M/S RITIK KUMAR</text:p>
          </table:table-cell>
          <table:table-cell office:value-type="string" calcext:value-type="string">
            <text:p>D146</text:p>
          </table:table-cell>
          <table:table-cell office:value-type="date" office:date-value="2023-07-05" calcext:value-type="date">
            <text:p>05/07/2023</text:p>
          </table:table-cell>
          <table:table-cell office:value-type="string" calcext:value-type="string">
            <text:p>02.04.2024</text:p>
          </table:table-cell>
          <table:table-cell office:value-type="string" calcext:value-type="string">
            <text:p><text:s/>SRI RITIK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ETUR PAHARIADUMKA,DUMKA,JHARKHAND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62" calcext:value-type="float">
            <text:p>16.62</text:p>
          </table:table-cell>
          <table:table-cell table:style-name="ce2" office:value-type="float" office:value="8092844413" calcext:value-type="float">
            <text:p>8092844413</text:p>
          </table:table-cell>
          <table:table-cell table:style-name="ce2" office:value-type="float" office:value="9955931593" calcext:value-type="float">
            <text:p>9955931593</text:p>
          </table:table-cell>
          <table:table-cell office:value-type="string" calcext:value-type="string">
            <text:p>NOT OWNER</text:p>
          </table:table-cell>
          <table:table-cell table:style-name="ce113" office:value-type="string" calcext:value-type="string">
            <text:p>19.01.2024</text:p>
          </table:table-cell>
          <table:table-cell table:style-name="ce113" office:value-type="string" calcext:value-type="string">
            <text:p>28.01.2029</text:p>
          </table:table-cell>
          <table:table-cell office:value-type="string" calcext:value-type="string">
            <text:p>14.04.2024</text:p>
          </table:table-cell>
          <table:table-cell office:value-type="string" calcext:value-type="string">
            <text:p>18.01.2026</text:p>
          </table:table-cell>
          <table:table-cell office:value-type="string" calcext:value-type="string">
            <text:p>17.01.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<text:s/>RTO DUMKA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JH04AB0296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M/S RITIK KUMAR</text:p>
          </table:table-cell>
          <table:table-cell office:value-type="string" calcext:value-type="string">
            <text:p>D146</text:p>
          </table:table-cell>
          <table:table-cell office:value-type="date" office:date-value="2023-07-05" calcext:value-type="date">
            <text:p>05/07/2023</text:p>
          </table:table-cell>
          <table:table-cell office:value-type="date" office:date-value="2024-06-07" calcext:value-type="date">
            <text:p>07/06/2024</text:p>
          </table:table-cell>
          <table:table-cell office:value-type="string" calcext:value-type="string">
            <text:p><text:s/>SRI RITIK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NETUR PAHARIADUMKA,DUMKA,JHARKHAND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8092844413" calcext:value-type="float">
            <text:p>8092844413</text:p>
          </table:table-cell>
          <table:table-cell table:style-name="ce2" office:value-type="float" office:value="9955931593" calcext:value-type="float">
            <text:p>9955931593</text:p>
          </table:table-cell>
          <table:table-cell office:value-type="string" calcext:value-type="string">
            <text:p>OWNER</text:p>
          </table:table-cell>
          <table:table-cell office:value-type="date" office:date-value="2024-05-09" calcext:value-type="date">
            <text:p>09/05/2024</text:p>
          </table:table-cell>
          <table:table-cell office:value-type="date" office:date-value="2029-05-12" calcext:value-type="date">
            <text:p>12/05/2029</text:p>
          </table:table-cell>
          <table:table-cell office:value-type="date" office:date-value="2024-08-08" calcext:value-type="date">
            <text:p>08/08/2024</text:p>
          </table:table-cell>
          <table:table-cell office:value-type="date" office:date-value="2026-05-08" calcext:value-type="date">
            <text:p>08/05/2026</text:p>
          </table:table-cell>
          <table:table-cell office:value-type="date" office:date-value="2025-05-03" calcext:value-type="date">
            <text:p>03/05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<text:s/>RTO DUMKA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JH04AA6401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147</text:p>
          </table:table-cell>
          <table:table-cell table:number-columns-repeated="2" office:value-type="date" office:date-value="2023-08-06" calcext:value-type="date">
            <text:p>06/08/2023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76" calcext:value-type="float">
            <text:p>16.76</text:p>
          </table:table-cell>
          <table:table-cell table:style-name="ce2" office:value-type="float" office:value="7260098551" calcext:value-type="float">
            <text:p>7260098551</text:p>
          </table:table-cell>
          <table:table-cell table:style-name="ce2" office:value-type="float" office:value="9835991455" calcext:value-type="float">
            <text:p>9835991455</text:p>
          </table:table-cell>
          <table:table-cell office:value-type="string" calcext:value-type="string">
            <text:p>OWNER</text:p>
          </table:table-cell>
          <table:table-cell office:value-type="date" office:date-value="2023-08-01" calcext:value-type="date">
            <text:p>01/08/2023</text:p>
          </table:table-cell>
          <table:table-cell table:style-name="ce113" office:value-type="string" calcext:value-type="string">
            <text:p>APPLY</text:p>
          </table:table-cell>
          <table:table-cell office:value-type="date" office:date-value="2023-10-31" calcext:value-type="date">
            <text:p>31/10/2023</text:p>
          </table:table-cell>
          <table:table-cell office:value-type="date" office:date-value="2025-07-31" calcext:value-type="date">
            <text:p>31/07/2025</text:p>
          </table:table-cell>
          <table:table-cell office:value-type="date" office:date-value="2024-07-27" calcext:value-type="date">
            <text:p>27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BASANT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JH04AA5227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147</text:p>
          </table:table-cell>
          <table:table-cell table:number-columns-repeated="2" office:value-type="date" office:date-value="2023-08-06" calcext:value-type="date">
            <text:p>06/08/2023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7260098551" calcext:value-type="float">
            <text:p>7260098551</text:p>
          </table:table-cell>
          <table:table-cell table:style-name="ce2" office:value-type="float" office:value="9835991455" calcext:value-type="float">
            <text:p>9835991455</text:p>
          </table:table-cell>
          <table:table-cell office:value-type="string" calcext:value-type="string">
            <text:p>OWNER</text:p>
          </table:table-cell>
          <table:table-cell office:value-type="date" office:date-value="2023-08-01" calcext:value-type="date">
            <text:p>01/08/2023</text:p>
          </table:table-cell>
          <table:table-cell table:style-name="ce113" office:value-type="string" calcext:value-type="string">
            <text:p>APPLY</text:p>
          </table:table-cell>
          <table:table-cell office:value-type="date" office:date-value="2023-10-31" calcext:value-type="date">
            <text:p>31/10/2023</text:p>
          </table:table-cell>
          <table:table-cell office:value-type="date" office:date-value="2025-07-31" calcext:value-type="date">
            <text:p>31/07/2025</text:p>
          </table:table-cell>
          <table:table-cell office:value-type="date" office:date-value="2024-07-27" calcext:value-type="date">
            <text:p>27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BASANT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JH04AA2196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147</text:p>
          </table:table-cell>
          <table:table-cell table:number-columns-repeated="2" office:value-type="date" office:date-value="2023-08-06" calcext:value-type="date">
            <text:p>06/08/2023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6" calcext:value-type="float">
            <text:p>16.66</text:p>
          </table:table-cell>
          <table:table-cell table:style-name="ce2" office:value-type="float" office:value="7260098551" calcext:value-type="float">
            <text:p>7260098551</text:p>
          </table:table-cell>
          <table:table-cell table:style-name="ce2" office:value-type="float" office:value="9835991455" calcext:value-type="float">
            <text:p>9835991455</text:p>
          </table:table-cell>
          <table:table-cell office:value-type="string" calcext:value-type="string">
            <text:p>OWNER</text:p>
          </table:table-cell>
          <table:table-cell office:value-type="date" office:date-value="2023-08-01" calcext:value-type="date">
            <text:p>01/08/2023</text:p>
          </table:table-cell>
          <table:table-cell table:style-name="ce113" office:value-type="string" calcext:value-type="string">
            <text:p>APPLY</text:p>
          </table:table-cell>
          <table:table-cell office:value-type="date" office:date-value="2023-10-31" calcext:value-type="date">
            <text:p>31/10/2023</text:p>
          </table:table-cell>
          <table:table-cell office:value-type="date" office:date-value="2025-07-31" calcext:value-type="date">
            <text:p>31/07/2025</text:p>
          </table:table-cell>
          <table:table-cell office:value-type="date" office:date-value="2024-07-27" calcext:value-type="date">
            <text:p>27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BASANT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H04AA7188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147</text:p>
          </table:table-cell>
          <table:table-cell table:number-columns-repeated="2" office:value-type="date" office:date-value="2023-08-06" calcext:value-type="date">
            <text:p>06/08/2023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7260098551" calcext:value-type="float">
            <text:p>7260098551</text:p>
          </table:table-cell>
          <table:table-cell table:style-name="ce2" office:value-type="float" office:value="9835991455" calcext:value-type="float">
            <text:p>9835991455</text:p>
          </table:table-cell>
          <table:table-cell office:value-type="string" calcext:value-type="string">
            <text:p>OWNER</text:p>
          </table:table-cell>
          <table:table-cell office:value-type="date" office:date-value="2023-08-01" calcext:value-type="date">
            <text:p>01/08/2023</text:p>
          </table:table-cell>
          <table:table-cell table:style-name="ce113" office:value-type="string" calcext:value-type="string">
            <text:p>APPLY</text:p>
          </table:table-cell>
          <table:table-cell office:value-type="date" office:date-value="2023-10-31" calcext:value-type="date">
            <text:p>31/10/2023</text:p>
          </table:table-cell>
          <table:table-cell office:value-type="date" office:date-value="2025-07-31" calcext:value-type="date">
            <text:p>31/07/2025</text:p>
          </table:table-cell>
          <table:table-cell office:value-type="date" office:date-value="2024-07-27" calcext:value-type="date">
            <text:p>27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BASANT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JH04AA9969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147</text:p>
          </table:table-cell>
          <table:table-cell table:number-columns-repeated="2" office:value-type="date" office:date-value="2023-08-06" calcext:value-type="date">
            <text:p>06/08/2023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7260098551" calcext:value-type="float">
            <text:p>7260098551</text:p>
          </table:table-cell>
          <table:table-cell table:style-name="ce2" office:value-type="float" office:value="9835991455" calcext:value-type="float">
            <text:p>9835991455</text:p>
          </table:table-cell>
          <table:table-cell office:value-type="string" calcext:value-type="string">
            <text:p>OWNER</text:p>
          </table:table-cell>
          <table:table-cell office:value-type="date" office:date-value="2023-08-01" calcext:value-type="date">
            <text:p>01/08/2023</text:p>
          </table:table-cell>
          <table:table-cell table:style-name="ce113" office:value-type="string" calcext:value-type="string">
            <text:p>APPLY</text:p>
          </table:table-cell>
          <table:table-cell office:value-type="date" office:date-value="2023-10-31" calcext:value-type="date">
            <text:p>31/10/2023</text:p>
          </table:table-cell>
          <table:table-cell office:value-type="date" office:date-value="2025-07-31" calcext:value-type="date">
            <text:p>31/07/2025</text:p>
          </table:table-cell>
          <table:table-cell office:value-type="date" office:date-value="2024-07-27" calcext:value-type="date">
            <text:p>27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BASANT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H04AA2346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147</text:p>
          </table:table-cell>
          <table:table-cell table:number-columns-repeated="2" office:value-type="date" office:date-value="2023-08-06" calcext:value-type="date">
            <text:p>06/08/2023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7260098551" calcext:value-type="float">
            <text:p>7260098551</text:p>
          </table:table-cell>
          <table:table-cell table:style-name="ce2" office:value-type="float" office:value="9835991455" calcext:value-type="float">
            <text:p>9835991455</text:p>
          </table:table-cell>
          <table:table-cell office:value-type="string" calcext:value-type="string">
            <text:p>OWNER</text:p>
          </table:table-cell>
          <table:table-cell office:value-type="date" office:date-value="2023-08-01" calcext:value-type="date">
            <text:p>01/08/2023</text:p>
          </table:table-cell>
          <table:table-cell table:style-name="ce113" office:value-type="string" calcext:value-type="string">
            <text:p>APPLY</text:p>
          </table:table-cell>
          <table:table-cell office:value-type="date" office:date-value="2023-10-31" calcext:value-type="date">
            <text:p>31/10/2023</text:p>
          </table:table-cell>
          <table:table-cell office:value-type="date" office:date-value="2025-07-31" calcext:value-type="date">
            <text:p>31/07/2025</text:p>
          </table:table-cell>
          <table:table-cell office:value-type="date" office:date-value="2024-07-27" calcext:value-type="date">
            <text:p>27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BASANT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JH04AA2790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147</text:p>
          </table:table-cell>
          <table:table-cell table:number-columns-repeated="2" office:value-type="date" office:date-value="2023-08-06" calcext:value-type="date">
            <text:p>06/08/2023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table:style-name="ce2" office:value-type="float" office:value="7260098551" calcext:value-type="float">
            <text:p>7260098551</text:p>
          </table:table-cell>
          <table:table-cell table:style-name="ce2" office:value-type="float" office:value="9835991455" calcext:value-type="float">
            <text:p>9835991455</text:p>
          </table:table-cell>
          <table:table-cell office:value-type="string" calcext:value-type="string">
            <text:p>OWNER</text:p>
          </table:table-cell>
          <table:table-cell office:value-type="date" office:date-value="2023-08-01" calcext:value-type="date">
            <text:p>01/08/2023</text:p>
          </table:table-cell>
          <table:table-cell table:style-name="ce113" office:value-type="string" calcext:value-type="string">
            <text:p>APPLY</text:p>
          </table:table-cell>
          <table:table-cell office:value-type="date" office:date-value="2023-10-31" calcext:value-type="date">
            <text:p>31/10/2023</text:p>
          </table:table-cell>
          <table:table-cell office:value-type="date" office:date-value="2025-07-31" calcext:value-type="date">
            <text:p>31/07/2025</text:p>
          </table:table-cell>
          <table:table-cell office:value-type="date" office:date-value="2024-07-27" calcext:value-type="date">
            <text:p>27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BASANT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JH04AA7347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147</text:p>
          </table:table-cell>
          <table:table-cell table:number-columns-repeated="2" office:value-type="date" office:date-value="2023-08-06" calcext:value-type="date">
            <text:p>06/08/2023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7260098551" calcext:value-type="float">
            <text:p>7260098551</text:p>
          </table:table-cell>
          <table:table-cell table:style-name="ce2" office:value-type="float" office:value="9835991455" calcext:value-type="float">
            <text:p>9835991455</text:p>
          </table:table-cell>
          <table:table-cell office:value-type="string" calcext:value-type="string">
            <text:p>OWNER</text:p>
          </table:table-cell>
          <table:table-cell office:value-type="date" office:date-value="2023-08-01" calcext:value-type="date">
            <text:p>01/08/2023</text:p>
          </table:table-cell>
          <table:table-cell table:style-name="ce113" office:value-type="string" calcext:value-type="string">
            <text:p>APPLY</text:p>
          </table:table-cell>
          <table:table-cell office:value-type="date" office:date-value="2023-10-31" calcext:value-type="date">
            <text:p>31/10/2023</text:p>
          </table:table-cell>
          <table:table-cell office:value-type="date" office:date-value="2025-07-31" calcext:value-type="date">
            <text:p>31/07/2025</text:p>
          </table:table-cell>
          <table:table-cell office:value-type="date" office:date-value="2024-07-27" calcext:value-type="date">
            <text:p>27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BASANT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JH04AA1161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147</text:p>
          </table:table-cell>
          <table:table-cell table:number-columns-repeated="2" office:value-type="date" office:date-value="2023-08-06" calcext:value-type="date">
            <text:p>06/08/2023</text:p>
          </table:table-cell>
          <table:table-cell office:value-type="string" calcext:value-type="string">
            <text:p>SUSHIL KUMAR DUBEY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7260098551" calcext:value-type="float">
            <text:p>7260098551</text:p>
          </table:table-cell>
          <table:table-cell table:style-name="ce2" office:value-type="float" office:value="9835991455" calcext:value-type="float">
            <text:p>9835991455</text:p>
          </table:table-cell>
          <table:table-cell office:value-type="string" calcext:value-type="string">
            <text:p>OWNER</text:p>
          </table:table-cell>
          <table:table-cell office:value-type="date" office:date-value="2023-08-01" calcext:value-type="date">
            <text:p>01/08/2023</text:p>
          </table:table-cell>
          <table:table-cell table:style-name="ce113" office:value-type="string" calcext:value-type="string">
            <text:p>APPLY</text:p>
          </table:table-cell>
          <table:table-cell office:value-type="date" office:date-value="2023-10-31" calcext:value-type="date">
            <text:p>31/10/2023</text:p>
          </table:table-cell>
          <table:table-cell office:value-type="date" office:date-value="2025-07-31" calcext:value-type="date">
            <text:p>31/07/2025</text:p>
          </table:table-cell>
          <table:table-cell office:value-type="date" office:date-value="2024-07-27" calcext:value-type="date">
            <text:p>27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BASANT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JH16G5274</text:p>
          </table:table-cell>
          <table:table-cell office:value-type="float" office:value="775274" calcext:value-type="float">
            <text:p>775274</text:p>
          </table:table-cell>
          <table:table-cell office:value-type="string" calcext:value-type="string">
            <text:p>NAJIR SOREN</text:p>
          </table:table-cell>
          <table:table-cell office:value-type="string" calcext:value-type="string">
            <text:p>D148</text:p>
          </table:table-cell>
          <table:table-cell table:number-columns-repeated="2" office:value-type="date" office:date-value="2023-08-10" calcext:value-type="date">
            <text:p>10/08/2023</text:p>
          </table:table-cell>
          <table:table-cell office:value-type="string" calcext:value-type="string">
            <text:p>NAJIR SOREN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9608115281" calcext:value-type="float">
            <text:p>9608115281</text:p>
          </table:table-cell>
          <table:table-cell table:style-name="ce2" office:value-type="float" office:value="9798716819" calcext:value-type="float">
            <text:p>9798716819</text:p>
          </table:table-cell>
          <table:table-cell office:value-type="string" calcext:value-type="string">
            <text:p>OWNER</text:p>
          </table:table-cell>
          <table:table-cell office:value-type="date" office:date-value="2022-06-23" calcext:value-type="date">
            <text:p>23/06/2022</text:p>
          </table:table-cell>
          <table:table-cell office:value-type="date" office:date-value="2027-06-28" calcext:value-type="date">
            <text:p>28/06/2027</text:p>
          </table:table-cell>
          <table:table-cell office:value-type="date" office:date-value="2023-09-22" calcext:value-type="date">
            <text:p>22/09/2023</text:p>
          </table:table-cell>
          <table:table-cell office:value-type="date" office:date-value="2024-06-22" calcext:value-type="date">
            <text:p>22/06/2024</text:p>
          </table:table-cell>
          <table:table-cell office:value-type="date" office:date-value="2024-06-16" calcext:value-type="date">
            <text:p>16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JH16H8984</text:p>
          </table:table-cell>
          <table:table-cell/>
          <table:table-cell office:value-type="string" calcext:value-type="string">
            <text:p>NAJIR SOREN</text:p>
          </table:table-cell>
          <table:table-cell office:value-type="string" calcext:value-type="string">
            <text:p>D148</text:p>
          </table:table-cell>
          <table:table-cell office:value-type="date" office:date-value="2023-08-10" calcext:value-type="date">
            <text:p>10/08/2023</text:p>
          </table:table-cell>
          <table:table-cell office:value-type="date" office:date-value="2023-10-10" calcext:value-type="date">
            <text:p>10/10/2023</text:p>
          </table:table-cell>
          <table:table-cell office:value-type="string" calcext:value-type="string">
            <text:p>NAJIR SOREN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9608115281" calcext:value-type="float">
            <text:p>9608115281</text:p>
          </table:table-cell>
          <table:table-cell table:style-name="ce2" office:value-type="float" office:value="9798716819" calcext:value-type="float">
            <text:p>9798716819</text:p>
          </table:table-cell>
          <table:table-cell office:value-type="string" calcext:value-type="string">
            <text:p>NOT OWNER</text:p>
          </table:table-cell>
          <table:table-cell office:value-type="date" office:date-value="2023-06-03" calcext:value-type="date">
            <text:p>03/06/2023</text:p>
          </table:table-cell>
          <table:table-cell office:value-type="date" office:date-value="2028-07-09" calcext:value-type="date">
            <text:p>09/07/2028</text:p>
          </table:table-cell>
          <table:table-cell office:value-type="date" office:date-value="2023-11-28" calcext:value-type="date">
            <text:p>28/11/2023</text:p>
          </table:table-cell>
          <table:table-cell office:value-type="date" office:date-value="2025-06-02" calcext:value-type="date">
            <text:p>02/06/2025</text:p>
          </table:table-cell>
          <table:table-cell office:value-type="date" office:date-value="2024-05-24" calcext:value-type="date">
            <text:p>24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ASHOK LEYLAND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JH04AA4825</text:p>
          </table:table-cell>
          <table:table-cell/>
          <table:table-cell office:value-type="string" calcext:value-type="string">
            <text:p>NAJIR SOREN</text:p>
          </table:table-cell>
          <table:table-cell office:value-type="string" calcext:value-type="string">
            <text:p>D148</text:p>
          </table:table-cell>
          <table:table-cell office:value-type="date" office:date-value="2023-08-10" calcext:value-type="date">
            <text:p>10/08/2023</text:p>
          </table:table-cell>
          <table:table-cell office:value-type="date" office:date-value="2024-04-05" calcext:value-type="date">
            <text:p>05/04/2024</text:p>
          </table:table-cell>
          <table:table-cell office:value-type="string" calcext:value-type="string">
            <text:p>NAJIR SOREN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9608115281" calcext:value-type="float">
            <text:p>9608115281</text:p>
          </table:table-cell>
          <table:table-cell table:style-name="ce2" office:value-type="float" office:value="9798716819" calcext:value-type="float">
            <text:p>9798716819</text:p>
          </table:table-cell>
          <table:table-cell office:value-type="string" calcext:value-type="string">
            <text:p>NOT OWNER</text:p>
          </table:table-cell>
          <table:table-cell office:value-type="date" office:date-value="2023-11-07" calcext:value-type="date">
            <text:p>07/11/2023</text:p>
          </table:table-cell>
          <table:table-cell office:value-type="date" office:date-value="2028-11-16" calcext:value-type="date">
            <text:p>16/11/2028</text:p>
          </table:table-cell>
          <table:table-cell office:value-type="date" office:date-value="2024-02-06" calcext:value-type="date">
            <text:p>06/02/2024</text:p>
          </table:table-cell>
          <table:table-cell office:value-type="date" office:date-value="2025-11-06" calcext:value-type="date">
            <text:p>06/11/2025</text:p>
          </table:table-cell>
          <table:table-cell office:value-type="date" office:date-value="2024-10-31" calcext:value-type="date">
            <text:p>31/10/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JH04Z1837</text:p>
          </table:table-cell>
          <table:table-cell office:value-type="float" office:value="767747" calcext:value-type="float">
            <text:p>767747</text:p>
          </table:table-cell>
          <table:table-cell office:value-type="string" calcext:value-type="string">
            <text:p>M/S. HIMALAYA STONE SYNDICATE</text:p>
          </table:table-cell>
          <table:table-cell office:value-type="string" calcext:value-type="string">
            <text:p>D149</text:p>
          </table:table-cell>
          <table:table-cell office:value-type="date" office:date-value="2023-08-23" calcext:value-type="date">
            <text:p>23/08/2023</text:p>
          </table:table-cell>
          <table:table-cell office:value-type="date" office:date-value="2023-10-05" calcext:value-type="date">
            <text:p>05/10/2023</text:p>
          </table:table-cell>
          <table:table-cell office:value-type="string" calcext:value-type="string">
            <text:p>MD.MUMTAJ ANSAR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VILL.AND P.O.-SARSADANGAL,DUMKA JH,816103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9635764401" calcext:value-type="float">
            <text:p>9635764401</text:p>
          </table:table-cell>
          <table:table-cell table:style-name="ce2" office:value-type="float" office:value="9304212091" calcext:value-type="float">
            <text:p>9304212091</text:p>
          </table:table-cell>
          <table:table-cell office:value-type="string" calcext:value-type="string">
            <text:p>OWNER</text:p>
          </table:table-cell>
          <table:table-cell office:value-type="date" office:date-value="2023-03-24" calcext:value-type="date">
            <text:p>24/03/2023</text:p>
          </table:table-cell>
          <table:table-cell office:value-type="date" office:date-value="2028-03-12" calcext:value-type="date">
            <text:p>12/03/2028</text:p>
          </table:table-cell>
          <table:table-cell office:value-type="string" calcext:value-type="string">
            <text:p>22.11.2023</text:p>
          </table:table-cell>
          <table:table-cell office:value-type="string" calcext:value-type="string">
            <text:p>23.03.2025</text:p>
          </table:table-cell>
          <table:table-cell office:value-type="string" calcext:value-type="string">
            <text:p>19.02-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JH04Z2506</text:p>
          </table:table-cell>
          <table:table-cell office:value-type="float" office:value="767747" calcext:value-type="float">
            <text:p>767747</text:p>
          </table:table-cell>
          <table:table-cell office:value-type="string" calcext:value-type="string">
            <text:p>M/S. HIMALAYA STONE SYNDICATE</text:p>
          </table:table-cell>
          <table:table-cell office:value-type="string" calcext:value-type="string">
            <text:p>D149</text:p>
          </table:table-cell>
          <table:table-cell office:value-type="date" office:date-value="2023-08-23" calcext:value-type="date">
            <text:p>23/08/2023</text:p>
          </table:table-cell>
          <table:table-cell office:value-type="date" office:date-value="2023-10-05" calcext:value-type="date">
            <text:p>05/10/2023</text:p>
          </table:table-cell>
          <table:table-cell office:value-type="string" calcext:value-type="string">
            <text:p>MD.MUMTAJ ANSAR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VILL.AND P.O.-SARSADANGAL,DUMKA JH,816103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9635764401" calcext:value-type="float">
            <text:p>9635764401</text:p>
          </table:table-cell>
          <table:table-cell table:style-name="ce2" office:value-type="float" office:value="9304212091" calcext:value-type="float">
            <text:p>9304212091</text:p>
          </table:table-cell>
          <table:table-cell office:value-type="string" calcext:value-type="string">
            <text:p>OWNER</text:p>
          </table:table-cell>
          <table:table-cell office:value-type="date" office:date-value="2023-02-24" calcext:value-type="date">
            <text:p>24/02/2023</text:p>
          </table:table-cell>
          <table:table-cell office:value-type="date" office:date-value="2028-03-12" calcext:value-type="date">
            <text:p>12/03/2028</text:p>
          </table:table-cell>
          <table:table-cell office:value-type="string" calcext:value-type="string">
            <text:p>22.11.2023</text:p>
          </table:table-cell>
          <table:table-cell office:value-type="string" calcext:value-type="string">
            <text:p>23.03.2025</text:p>
          </table:table-cell>
          <table:table-cell office:value-type="string" calcext:value-type="string">
            <text:p>19.02-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JH04AA8940</text:p>
          </table:table-cell>
          <table:table-cell office:value-type="float" office:value="767747" calcext:value-type="float">
            <text:p>767747</text:p>
          </table:table-cell>
          <table:table-cell office:value-type="string" calcext:value-type="string">
            <text:p>M/S. HIMALAYA STONE SYNDICATE</text:p>
          </table:table-cell>
          <table:table-cell office:value-type="string" calcext:value-type="string">
            <text:p>D149</text:p>
          </table:table-cell>
          <table:table-cell office:value-type="date" office:date-value="2023-08-23" calcext:value-type="date">
            <text:p>23/08/2023</text:p>
          </table:table-cell>
          <table:table-cell office:value-type="date" office:date-value="2023-11-01" calcext:value-type="date">
            <text:p>01/11/2023</text:p>
          </table:table-cell>
          <table:table-cell office:value-type="string" calcext:value-type="string">
            <text:p>MD.MUMTAJ ANSAR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VILL.AND P.O.-SARSADANGAL,DUMKA JH,816103</text:p>
          </table:table-cell>
          <table:table-cell office:value-type="float" office:value="16" calcext:value-type="float">
            <text:p>16</text:p>
          </table:table-cell>
          <table:table-cell office:value-type="float" office:value="17.24" calcext:value-type="float">
            <text:p>17.24</text:p>
          </table:table-cell>
          <table:table-cell table:style-name="ce2" office:value-type="float" office:value="9635764401" calcext:value-type="float">
            <text:p>9635764401</text:p>
          </table:table-cell>
          <table:table-cell table:style-name="ce2" office:value-type="float" office:value="9304212091" calcext:value-type="float">
            <text:p>9304212091</text:p>
          </table:table-cell>
          <table:table-cell office:value-type="string" calcext:value-type="string">
            <text:p>OWNER</text:p>
          </table:table-cell>
          <table:table-cell office:value-type="date" office:date-value="2023-10-13" calcext:value-type="date">
            <text:p>13/10/2023</text:p>
          </table:table-cell>
          <table:table-cell office:value-type="date" office:date-value="2028-10-16" calcext:value-type="date">
            <text:p>16/10/2028</text:p>
          </table:table-cell>
          <table:table-cell office:value-type="date" office:date-value="2024-01-12" calcext:value-type="date">
            <text:p>12/01/2024</text:p>
          </table:table-cell>
          <table:table-cell office:value-type="date" office:date-value="2025-10-12" calcext:value-type="date">
            <text:p>12/10/2025</text:p>
          </table:table-cell>
          <table:table-cell office:value-type="date" office:date-value="2024-10-08" calcext:value-type="date">
            <text:p>08/10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FO (DUMKA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H04AA5120</text:p>
          </table:table-cell>
          <table:table-cell office:value-type="float" office:value="767747" calcext:value-type="float">
            <text:p>767747</text:p>
          </table:table-cell>
          <table:table-cell office:value-type="string" calcext:value-type="string">
            <text:p>M/S. HIMALAYA STONE SYNDICATE</text:p>
          </table:table-cell>
          <table:table-cell office:value-type="string" calcext:value-type="string">
            <text:p>D149</text:p>
          </table:table-cell>
          <table:table-cell office:value-type="date" office:date-value="2023-08-23" calcext:value-type="date">
            <text:p>23/08/2023</text:p>
          </table:table-cell>
          <table:table-cell office:value-type="date" office:date-value="2023-12-03" calcext:value-type="date">
            <text:p>03/12/2023</text:p>
          </table:table-cell>
          <table:table-cell office:value-type="string" calcext:value-type="string">
            <text:p>MD.MUMTAJ ANSAR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VILL.AND P.O.-SARSADANGAL,DUMKA JH,816103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9635764401" calcext:value-type="float">
            <text:p>9635764401</text:p>
          </table:table-cell>
          <table:table-cell table:style-name="ce2" office:value-type="float" office:value="9304212091" calcext:value-type="float">
            <text:p>9304212091</text:p>
          </table:table-cell>
          <table:table-cell office:value-type="string" calcext:value-type="string">
            <text:p>OWNER</text:p>
          </table:table-cell>
          <table:table-cell office:value-type="date" office:date-value="2023-10-13" calcext:value-type="date">
            <text:p>13/10/2023</text:p>
          </table:table-cell>
          <table:table-cell office:value-type="date" office:date-value="2028-10-16" calcext:value-type="date">
            <text:p>16/10/2028</text:p>
          </table:table-cell>
          <table:table-cell office:value-type="date" office:date-value="2024-01-12" calcext:value-type="date">
            <text:p>12/01/2024</text:p>
          </table:table-cell>
          <table:table-cell office:value-type="date" office:date-value="2025-10-12" calcext:value-type="date">
            <text:p>12/10/2025</text:p>
          </table:table-cell>
          <table:table-cell office:value-type="date" office:date-value="2024-10-08" calcext:value-type="date">
            <text:p>08/10/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FO (DUMKA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66" office:value-type="string" calcext:value-type="string">
            <text:p>JH04Z2482</text:p>
          </table:table-cell>
          <table:table-cell office:value-type="float" office:value="137903" calcext:value-type="float">
            <text:p>137903</text:p>
          </table:table-cell>
          <table:table-cell office:value-type="string" calcext:value-type="string">
            <text:p>M/S. MAA JAGDAMBA MOTORS</text:p>
          </table:table-cell>
          <table:table-cell office:value-type="string" calcext:value-type="string">
            <text:p>D150</text:p>
          </table:table-cell>
          <table:table-cell table:number-columns-repeated="2" office:value-type="date" office:date-value="2023-09-05" calcext:value-type="date">
            <text:p>05/09/2023</text:p>
          </table:table-cell>
          <table:table-cell office:value-type="string" calcext:value-type="string">
            <text:p>MAA JAGDAMBA MOTORS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8084684567" calcext:value-type="float">
            <text:p>8084684567</text:p>
          </table:table-cell>
          <table:table-cell table:style-name="ce2" office:value-type="float" office:value="9113300717" calcext:value-type="float">
            <text:p>9113300717</text:p>
          </table:table-cell>
          <table:table-cell office:value-type="string" calcext:value-type="string">
            <text:p>OWNER</text:p>
          </table:table-cell>
          <table:table-cell office:value-type="date" office:date-value="2023-07-02" calcext:value-type="date">
            <text:p>02/07/2023</text:p>
          </table:table-cell>
          <table:table-cell office:value-type="date" office:date-value="2028-07-06" calcext:value-type="date">
            <text:p>06/07/2028</text:p>
          </table:table-cell>
          <table:table-cell office:value-type="date" office:date-value="2023-09-30" calcext:value-type="date">
            <text:p>30/09/2023</text:p>
          </table:table-cell>
          <table:table-cell office:value-type="date" office:date-value="2025-07-01" calcext:value-type="date">
            <text:p>01/07/2025</text:p>
          </table:table-cell>
          <table:table-cell office:value-type="date" office:date-value="2024-06-28" calcext:value-type="date">
            <text:p>28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67" office:value-type="string" calcext:value-type="string">
            <text:p>JH04AA3810</text:p>
          </table:table-cell>
          <table:table-cell office:value-type="float" office:value="137903" calcext:value-type="float">
            <text:p>137903</text:p>
          </table:table-cell>
          <table:table-cell office:value-type="string" calcext:value-type="string">
            <text:p>M/S. RAVI KUMAR</text:p>
          </table:table-cell>
          <table:table-cell office:value-type="string" calcext:value-type="string">
            <text:p>D151</text:p>
          </table:table-cell>
          <table:table-cell table:number-columns-repeated="2" office:value-type="date" office:date-value="2023-09-05" calcext:value-type="date">
            <text:p>05/09/2023</text:p>
          </table:table-cell>
          <table:table-cell office:value-type="string" calcext:value-type="string">
            <text:p>RAVI KUMAR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8789265942" calcext:value-type="float">
            <text:p>8789265942</text:p>
          </table:table-cell>
          <table:table-cell table:style-name="ce2" office:value-type="float" office:value="9431395848" calcext:value-type="float">
            <text:p>9431395848</text:p>
          </table:table-cell>
          <table:table-cell office:value-type="string" calcext:value-type="string">
            <text:p>OWNER</text:p>
          </table:table-cell>
          <table:table-cell office:value-type="date" office:date-value="2023-07-28" calcext:value-type="date">
            <text:p>28/07/2023</text:p>
          </table:table-cell>
          <table:table-cell office:value-type="date" office:date-value="2028-08-03" calcext:value-type="date">
            <text:p>03/08/2028</text:p>
          </table:table-cell>
          <table:table-cell office:value-type="date" office:date-value="2023-10-27" calcext:value-type="date">
            <text:p>27/10/2023</text:p>
          </table:table-cell>
          <table:table-cell office:value-type="date" office:date-value="2025-07-27" calcext:value-type="date">
            <text:p>27/07/2025</text:p>
          </table:table-cell>
          <table:table-cell office:value-type="date" office:date-value="2024-07-17" calcext:value-type="date">
            <text:p>17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68" office:value-type="string" calcext:value-type="string">
            <text:p>JH16G6005</text:p>
          </table:table-cell>
          <table:table-cell office:value-type="float" office:value="201205" calcext:value-type="float">
            <text:p>201205</text:p>
          </table:table-cell>
          <table:table-cell office:value-type="string" calcext:value-type="string">
            <text:p>BIJAY KUMAR BHAGAT</text:p>
          </table:table-cell>
          <table:table-cell office:value-type="string" calcext:value-type="string">
            <text:p>D152</text:p>
          </table:table-cell>
          <table:table-cell table:number-columns-repeated="2" office:value-type="date" office:date-value="2023-09-05" calcext:value-type="date">
            <text:p>05/09/2023</text:p>
          </table:table-cell>
          <table:table-cell office:value-type="string" calcext:value-type="string">
            <text:p>BIJAY KUMAR BHAGA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9430332233" calcext:value-type="float">
            <text:p>9430332233</text:p>
          </table:table-cell>
          <table:table-cell table:style-name="ce2" office:value-type="float" office:value="7979828052" calcext:value-type="float">
            <text:p>7979828052</text:p>
          </table:table-cell>
          <table:table-cell office:value-type="string" calcext:value-type="string">
            <text:p>NOT OWNER</text:p>
          </table:table-cell>
          <table:table-cell office:value-type="date" office:date-value="2022-12-03" calcext:value-type="date">
            <text:p>03/12/2022</text:p>
          </table:table-cell>
          <table:table-cell office:value-type="date" office:date-value="2027-12-07" calcext:value-type="date">
            <text:p>07/12/2027</text:p>
          </table:table-cell>
          <table:table-cell office:value-type="date" office:date-value="2023-12-02" calcext:value-type="date">
            <text:p>02/12/2023</text:p>
          </table:table-cell>
          <table:table-cell office:value-type="date" office:date-value="2024-12-02" calcext:value-type="date">
            <text:p>02/12/2024</text:p>
          </table:table-cell>
          <table:table-cell office:value-type="date" office:date-value="2023-12-01" calcext:value-type="date">
            <text:p>01/12/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69" office:value-type="string" calcext:value-type="string">
            <text:p>JH16H7416</text:p>
          </table:table-cell>
          <table:table-cell/>
          <table:table-cell office:value-type="string" calcext:value-type="string">
            <text:p>KARNELIYUS HEMBARAM</text:p>
          </table:table-cell>
          <table:table-cell office:value-type="string" calcext:value-type="string">
            <text:p>D153</text:p>
          </table:table-cell>
          <table:table-cell table:number-columns-repeated="2" office:value-type="date" office:date-value="2023-09-05" calcext:value-type="date">
            <text:p>05/09/2023</text:p>
          </table:table-cell>
          <table:table-cell office:value-type="string" calcext:value-type="string">
            <text:p>KARNELIYUS HEMBARAM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6205743864" calcext:value-type="float">
            <text:p>6205743864</text:p>
          </table:table-cell>
          <table:table-cell table:style-name="ce2" office:value-type="float" office:value="7541865573" calcext:value-type="float">
            <text:p>7541865573</text:p>
          </table:table-cell>
          <table:table-cell office:value-type="string" calcext:value-type="string">
            <text:p>NOT OWNER</text:p>
          </table:table-cell>
          <table:table-cell office:value-type="date" office:date-value="2023-03-10" calcext:value-type="date">
            <text:p>10/03/2023</text:p>
          </table:table-cell>
          <table:table-cell office:value-type="date" office:date-value="2028-03-27" calcext:value-type="date">
            <text:p>27/03/2028</text:p>
          </table:table-cell>
          <table:table-cell office:value-type="date" office:date-value="2023-09-05" calcext:value-type="date">
            <text:p>05/09/2023</text:p>
          </table:table-cell>
          <table:table-cell office:value-type="date" office:date-value="2025-03-09" calcext:value-type="date">
            <text:p>09/03/2025</text:p>
          </table:table-cell>
          <table:table-cell office:value-type="date" office:date-value="2024-03-03" calcext:value-type="date">
            <text:p>03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69" office:value-type="string" calcext:value-type="string">
            <text:p>JH16G8943</text:p>
          </table:table-cell>
          <table:table-cell/>
          <table:table-cell office:value-type="string" calcext:value-type="string">
            <text:p>KARNELIYUS HEMBARAM</text:p>
          </table:table-cell>
          <table:table-cell office:value-type="string" calcext:value-type="string">
            <text:p>D153</text:p>
          </table:table-cell>
          <table:table-cell office:value-type="date" office:date-value="2023-09-05" calcext:value-type="date">
            <text:p>05/09/202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KARNELIYUS HEMBARAM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24" calcext:value-type="float">
            <text:p>17.24</text:p>
          </table:table-cell>
          <table:table-cell table:style-name="ce2" office:value-type="float" office:value="6205743864" calcext:value-type="float">
            <text:p>6205743864</text:p>
          </table:table-cell>
          <table:table-cell table:style-name="ce2" office:value-type="float" office:value="7541865573" calcext:value-type="float">
            <text:p>7541865573</text:p>
          </table:table-cell>
          <table:table-cell office:value-type="string" calcext:value-type="string">
            <text:p>NOT OWNER</text:p>
          </table:table-cell>
          <table:table-cell office:value-type="date" office:date-value="2022-08-24" calcext:value-type="date">
            <text:p>24/08/2022</text:p>
          </table:table-cell>
          <table:table-cell office:value-type="date" office:date-value="2027-08-29" calcext:value-type="date">
            <text:p>29/08/2027</text:p>
          </table:table-cell>
          <table:table-cell office:value-type="date" office:date-value="2026-02-23" calcext:value-type="date">
            <text:p>23/02/2026</text:p>
          </table:table-cell>
          <table:table-cell office:value-type="date" office:date-value="2026-09-11" calcext:value-type="date">
            <text:p>11/09/2026</text:p>
          </table:table-cell>
          <table:table-cell office:value-type="date" office:date-value="2026-08-20" calcext:value-type="date">
            <text:p>20/08/2026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EXCHANGE (JH04Z1213)</text:p>
          </table:table-cell>
          <table:table-cell table:style-name="ce2" office:value-type="string" calcext:value-type="string">
            <text:p>SHIVA REDDY SIR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69" office:value-type="string" calcext:value-type="string">
            <text:p>JH16H2572</text:p>
          </table:table-cell>
          <table:table-cell/>
          <table:table-cell office:value-type="string" calcext:value-type="string">
            <text:p>KARNELIYUS HEMBARAM</text:p>
          </table:table-cell>
          <table:table-cell office:value-type="string" calcext:value-type="string">
            <text:p>D153</text:p>
          </table:table-cell>
          <table:table-cell office:value-type="date" office:date-value="2023-09-05" calcext:value-type="date">
            <text:p>05/09/2023</text:p>
          </table:table-cell>
          <table:table-cell office:value-type="date" office:date-value="2023-10-09" calcext:value-type="date">
            <text:p>09/10/2023</text:p>
          </table:table-cell>
          <table:table-cell office:value-type="string" calcext:value-type="string">
            <text:p>KARNELIYUS HEMBARAM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6205743864" calcext:value-type="float">
            <text:p>6205743864</text:p>
          </table:table-cell>
          <table:table-cell table:style-name="ce2" office:value-type="float" office:value="7541865573" calcext:value-type="float">
            <text:p>7541865573</text:p>
          </table:table-cell>
          <table:table-cell office:value-type="string" calcext:value-type="string">
            <text:p>NOT OWNER</text:p>
          </table:table-cell>
          <table:table-cell office:value-type="date" office:date-value="2023-03-04" calcext:value-type="date">
            <text:p>04/03/2023</text:p>
          </table:table-cell>
          <table:table-cell office:value-type="date" office:date-value="2028-03-19" calcext:value-type="date">
            <text:p>19/03/2028</text:p>
          </table:table-cell>
          <table:table-cell office:value-type="date" office:date-value="2023-12-03" calcext:value-type="date">
            <text:p>03/12/2023</text:p>
          </table:table-cell>
          <table:table-cell office:value-type="date" office:date-value="2025-03-02" calcext:value-type="date">
            <text:p>02/03/2025</text:p>
          </table:table-cell>
          <table:table-cell office:value-type="date" office:date-value="2024-02-25" calcext:value-type="date">
            <text:p>25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ASHOK LEYLAND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69" office:value-type="string" calcext:value-type="string">
            <text:p>JH16G4517</text:p>
          </table:table-cell>
          <table:table-cell office:value-type="float" office:value="164517" calcext:value-type="float">
            <text:p>164517</text:p>
          </table:table-cell>
          <table:table-cell office:value-type="string" calcext:value-type="string">
            <text:p>SUSHIL KUMAR BHAGAT</text:p>
          </table:table-cell>
          <table:table-cell office:value-type="string" calcext:value-type="string">
            <text:p>D154</text:p>
          </table:table-cell>
          <table:table-cell table:number-columns-repeated="2" office:value-type="date" office:date-value="2023-09-06" calcext:value-type="date">
            <text:p>06/09/2023</text:p>
          </table:table-cell>
          <table:table-cell office:value-type="string" calcext:value-type="string">
            <text:p>SUSHIL KUMAR BHAGA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58" calcext:value-type="float">
            <text:p>17.58</text:p>
          </table:table-cell>
          <table:table-cell table:style-name="ce2" office:value-type="float" office:value="9931960782" calcext:value-type="float">
            <text:p>9931960782</text:p>
          </table:table-cell>
          <table:table-cell table:style-name="ce2" office:value-type="float" office:value="7461901939" calcext:value-type="float">
            <text:p>7461901939</text:p>
          </table:table-cell>
          <table:table-cell office:value-type="string" calcext:value-type="string">
            <text:p>NOT OWNER</text:p>
          </table:table-cell>
          <table:table-cell office:value-type="date" office:date-value="2022-06-28" calcext:value-type="date">
            <text:p>28/06/2022</text:p>
          </table:table-cell>
          <table:table-cell office:value-type="date" office:date-value="2027-06-28" calcext:value-type="date">
            <text:p>28/06/2027</text:p>
          </table:table-cell>
          <table:table-cell office:value-type="date" office:date-value="2023-09-27" calcext:value-type="date">
            <text:p>27/09/2023</text:p>
          </table:table-cell>
          <table:table-cell office:value-type="date" office:date-value="2024-06-27" calcext:value-type="date">
            <text:p>27/06/2024</text:p>
          </table:table-cell>
          <table:table-cell office:value-type="date" office:date-value="2024-06-22" calcext:value-type="date">
            <text:p>22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INESH MARANDI (MLA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9" office:value-type="string" calcext:value-type="string">
            <text:p>JH04AB3444</text:p>
          </table:table-cell>
          <table:table-cell office:value-type="float" office:value="3444" calcext:value-type="float">
            <text:p>003444</text:p>
          </table:table-cell>
          <table:table-cell office:value-type="string" calcext:value-type="string">
            <text:p>SUSHIL KUMAR BHAGAT</text:p>
          </table:table-cell>
          <table:table-cell office:value-type="string" calcext:value-type="string">
            <text:p>D154</text:p>
          </table:table-cell>
          <table:table-cell office:value-type="date" office:date-value="2023-09-06" calcext:value-type="date">
            <text:p>06/09/2023</text:p>
          </table:table-cell>
          <table:table-cell office:value-type="date" office:date-value="2024-04-11" calcext:value-type="date">
            <text:p>11/04/2024</text:p>
          </table:table-cell>
          <table:table-cell office:value-type="string" calcext:value-type="string">
            <text:p>SUSHIL KUMAR BHAGA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2" calcext:value-type="float">
            <text:p>16.62</text:p>
          </table:table-cell>
          <table:table-cell table:style-name="ce2" office:value-type="float" office:value="9931960782" calcext:value-type="float">
            <text:p>9931960782</text:p>
          </table:table-cell>
          <table:table-cell table:style-name="ce2" office:value-type="float" office:value="7461901939" calcext:value-type="float">
            <text:p>7461901939</text:p>
          </table:table-cell>
          <table:table-cell office:value-type="string" calcext:value-type="string">
            <text:p>NOT OWNER</text:p>
          </table:table-cell>
          <table:table-cell office:value-type="date" office:date-value="2024-04-02" calcext:value-type="date">
            <text:p>02/04/2024</text:p>
          </table:table-cell>
          <table:table-cell office:value-type="date" office:date-value="2029-04-03" calcext:value-type="date">
            <text:p>03/04/2029</text:p>
          </table:table-cell>
          <table:table-cell office:value-type="date" office:date-value="2024-07-01" calcext:value-type="date">
            <text:p>01/07/2024</text:p>
          </table:table-cell>
          <table:table-cell office:value-type="date" office:date-value="2026-04-01" calcext:value-type="date">
            <text:p>01/04/2026</text:p>
          </table:table-cell>
          <table:table-cell office:value-type="date" office:date-value="2025-03-28" calcext:value-type="date">
            <text:p>28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9" office:value-type="string" calcext:value-type="string">
            <text:p>JH04AB8450</text:p>
          </table:table-cell>
          <table:table-cell office:value-type="float" office:value="123123" calcext:value-type="float">
            <text:p>123123</text:p>
          </table:table-cell>
          <table:table-cell office:value-type="string" calcext:value-type="string">
            <text:p>SUSHIL KUMAR BHAGAT</text:p>
          </table:table-cell>
          <table:table-cell office:value-type="string" calcext:value-type="string">
            <text:p>D154</text:p>
          </table:table-cell>
          <table:table-cell office:value-type="date" office:date-value="2024-04-11" calcext:value-type="date">
            <text:p>11/04/2024</text:p>
          </table:table-cell>
          <table:table-cell office:value-type="date" office:date-value="2024-06-08" calcext:value-type="date">
            <text:p>08/06/2024</text:p>
          </table:table-cell>
          <table:table-cell office:value-type="string" calcext:value-type="string">
            <text:p>SUSHIL KUMAR BHAGA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9931960782" calcext:value-type="float">
            <text:p>9931960782</text:p>
          </table:table-cell>
          <table:table-cell table:style-name="ce2" office:value-type="float" office:value="7461901939" calcext:value-type="float">
            <text:p>7461901939</text:p>
          </table:table-cell>
          <table:table-cell office:value-type="string" calcext:value-type="string">
            <text:p>NOT OWNER</text:p>
          </table:table-cell>
          <table:table-cell office:value-type="date" office:date-value="2024-03-27" calcext:value-type="date">
            <text:p>27/03/2024</text:p>
          </table:table-cell>
          <table:table-cell office:value-type="date" office:date-value="2029-04-03" calcext:value-type="date">
            <text:p>03/04/2029</text:p>
          </table:table-cell>
          <table:table-cell office:value-type="date" office:date-value="2024-06-22" calcext:value-type="date">
            <text:p>22/06/2024</text:p>
          </table:table-cell>
          <table:table-cell office:value-type="date" office:date-value="2026-03-26" calcext:value-type="date">
            <text:p>26/03/2026</text:p>
          </table:table-cell>
          <table:table-cell office:value-type="date" office:date-value="2025-03-21" calcext:value-type="date">
            <text:p>21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9" office:value-type="string" calcext:value-type="string">
            <text:p>JH04AB9502</text:p>
          </table:table-cell>
          <table:table-cell office:value-type="float" office:value="9502" calcext:value-type="float">
            <text:p>009502</text:p>
          </table:table-cell>
          <table:table-cell office:value-type="string" calcext:value-type="string">
            <text:p>SUSHIL KUMAR BHAGAT</text:p>
          </table:table-cell>
          <table:table-cell office:value-type="string" calcext:value-type="string">
            <text:p>D154</text:p>
          </table:table-cell>
          <table:table-cell office:value-type="date" office:date-value="2024-04-11" calcext:value-type="date">
            <text:p>11/04/2024</text:p>
          </table:table-cell>
          <table:table-cell office:value-type="date" office:date-value="2024-06-08" calcext:value-type="date">
            <text:p>08/06/2024</text:p>
          </table:table-cell>
          <table:table-cell office:value-type="string" calcext:value-type="string">
            <text:p>SUSHIL KUMAR BHAGAT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2" calcext:value-type="float">
            <text:p>16.62</text:p>
          </table:table-cell>
          <table:table-cell table:style-name="ce2" office:value-type="float" office:value="9931960782" calcext:value-type="float">
            <text:p>9931960782</text:p>
          </table:table-cell>
          <table:table-cell table:style-name="ce2" office:value-type="float" office:value="7461901939" calcext:value-type="float">
            <text:p>7461901939</text:p>
          </table:table-cell>
          <table:table-cell office:value-type="string" calcext:value-type="string">
            <text:p>NOT OWNER</text:p>
          </table:table-cell>
          <table:table-cell office:value-type="date" office:date-value="2024-04-29" calcext:value-type="date">
            <text:p>29/04/2024</text:p>
          </table:table-cell>
          <table:table-cell office:value-type="date" office:date-value="2029-05-01" calcext:value-type="date">
            <text:p>01/05/2029</text:p>
          </table:table-cell>
          <table:table-cell office:value-type="date" office:date-value="2024-07-25" calcext:value-type="date">
            <text:p>25/07/2024</text:p>
          </table:table-cell>
          <table:table-cell office:value-type="date" office:date-value="2026-04-28" calcext:value-type="date">
            <text:p>28/04/2026</text:p>
          </table:table-cell>
          <table:table-cell office:value-type="date" office:date-value="2025-04-11" calcext:value-type="date">
            <text:p>11/04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70" office:value-type="string" calcext:value-type="string">
            <text:p>JH16G1249</text:p>
          </table:table-cell>
          <table:table-cell office:value-type="float" office:value="161249" calcext:value-type="float">
            <text:p>161249</text:p>
          </table:table-cell>
          <table:table-cell office:value-type="string" calcext:value-type="string">
            <text:p>JOHN HANSDA</text:p>
          </table:table-cell>
          <table:table-cell office:value-type="string" calcext:value-type="string">
            <text:p>D155</text:p>
          </table:table-cell>
          <table:table-cell office:value-type="date" office:date-value="2023-09-07" calcext:value-type="date">
            <text:p>07/09/2023</text:p>
          </table:table-cell>
          <table:table-cell office:value-type="string" calcext:value-type="string">
            <text:p>07-09-20232</text:p>
          </table:table-cell>
          <table:table-cell office:value-type="string" calcext:value-type="string">
            <text:p>JOHN HANSDA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9142759925" calcext:value-type="float">
            <text:p>9142759925</text:p>
          </table:table-cell>
          <table:table-cell table:style-name="ce2" office:value-type="float" office:value="7766018430" calcext:value-type="float">
            <text:p>7766018430</text:p>
          </table:table-cell>
          <table:table-cell office:value-type="string" calcext:value-type="string">
            <text:p>NOT OWNER</text:p>
          </table:table-cell>
          <table:table-cell office:value-type="date" office:date-value="2023-02-08" calcext:value-type="date">
            <text:p>08/02/2023</text:p>
          </table:table-cell>
          <table:table-cell office:value-type="date" office:date-value="2028-02-16" calcext:value-type="date">
            <text:p>16/02/2028</text:p>
          </table:table-cell>
          <table:table-cell office:value-type="date" office:date-value="2023-11-07" calcext:value-type="date">
            <text:p>07/11/2023</text:p>
          </table:table-cell>
          <table:table-cell office:value-type="date" office:date-value="2025-02-07" calcext:value-type="date">
            <text:p>07/02/2025</text:p>
          </table:table-cell>
          <table:table-cell office:value-type="date" office:date-value="2024-02-03" calcext:value-type="date">
            <text:p>03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70" office:value-type="string" calcext:value-type="string">
            <text:p>JH16H1349</text:p>
          </table:table-cell>
          <table:table-cell office:value-type="float" office:value="161349" calcext:value-type="float">
            <text:p>161349</text:p>
          </table:table-cell>
          <table:table-cell office:value-type="string" calcext:value-type="string">
            <text:p>JOHN HANSDA</text:p>
          </table:table-cell>
          <table:table-cell office:value-type="string" calcext:value-type="string">
            <text:p>D155</text:p>
          </table:table-cell>
          <table:table-cell office:value-type="date" office:date-value="2023-09-07" calcext:value-type="date">
            <text:p>07/09/2023</text:p>
          </table:table-cell>
          <table:table-cell office:value-type="string" calcext:value-type="string">
            <text:p>07-09-20232</text:p>
          </table:table-cell>
          <table:table-cell office:value-type="string" calcext:value-type="string">
            <text:p>JOHN HANSDA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82" calcext:value-type="float">
            <text:p>16.82</text:p>
          </table:table-cell>
          <table:table-cell table:style-name="ce2" office:value-type="float" office:value="9142759925" calcext:value-type="float">
            <text:p>9142759925</text:p>
          </table:table-cell>
          <table:table-cell table:style-name="ce2" office:value-type="float" office:value="7766018430" calcext:value-type="float">
            <text:p>7766018430</text:p>
          </table:table-cell>
          <table:table-cell office:value-type="string" calcext:value-type="string">
            <text:p>NOT OWNER</text:p>
          </table:table-cell>
          <table:table-cell office:value-type="date" office:date-value="2023-06-05" calcext:value-type="date">
            <text:p>05/06/2023</text:p>
          </table:table-cell>
          <table:table-cell office:value-type="date" office:date-value="2028-06-07" calcext:value-type="date">
            <text:p>07/06/2028</text:p>
          </table:table-cell>
          <table:table-cell office:value-type="date" office:date-value="2023-12-04" calcext:value-type="date">
            <text:p>04/12/2023</text:p>
          </table:table-cell>
          <table:table-cell office:value-type="date" office:date-value="2025-06-04" calcext:value-type="date">
            <text:p>04/06/2025</text:p>
          </table:table-cell>
          <table:table-cell office:value-type="date" office:date-value="2024-05-21" calcext:value-type="date">
            <text:p>21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71" office:value-type="string" calcext:value-type="string">
            <text:p>JH16H1560</text:p>
          </table:table-cell>
          <table:table-cell office:value-type="float" office:value="1560" calcext:value-type="float">
            <text:p>001560</text:p>
          </table:table-cell>
          <table:table-cell office:value-type="string" calcext:value-type="string">
            <text:p>MANOHAR MARANDI</text:p>
          </table:table-cell>
          <table:table-cell office:value-type="string" calcext:value-type="string">
            <text:p>D156</text:p>
          </table:table-cell>
          <table:table-cell table:number-columns-repeated="2" office:value-type="date" office:date-value="2023-09-07" calcext:value-type="date">
            <text:p>07/09/2023</text:p>
          </table:table-cell>
          <table:table-cell office:value-type="string" calcext:value-type="string">
            <text:p>MANOHAR MARANDI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72" calcext:value-type="float">
            <text:p>16.72</text:p>
          </table:table-cell>
          <table:table-cell table:style-name="ce2" office:value-type="float" office:value="9608570923" calcext:value-type="float">
            <text:p>9608570923</text:p>
          </table:table-cell>
          <table:table-cell table:style-name="ce2" office:value-type="float" office:value="9102289509" calcext:value-type="float">
            <text:p>9102289509</text:p>
          </table:table-cell>
          <table:table-cell office:value-type="string" calcext:value-type="string">
            <text:p>NOT OWNER</text:p>
          </table:table-cell>
          <table:table-cell office:value-type="date" office:date-value="2023-06-01" calcext:value-type="date">
            <text:p>01/06/2023</text:p>
          </table:table-cell>
          <table:table-cell office:value-type="date" office:date-value="2028-06-07" calcext:value-type="date">
            <text:p>07/06/2028</text:p>
          </table:table-cell>
          <table:table-cell office:value-type="date" office:date-value="2023-11-30" calcext:value-type="date">
            <text:p>30/11/2023</text:p>
          </table:table-cell>
          <table:table-cell office:value-type="date" office:date-value="2025-05-31" calcext:value-type="date">
            <text:p>31/05/2025</text:p>
          </table:table-cell>
          <table:table-cell office:value-type="date" office:date-value="2024-05-25" calcext:value-type="date">
            <text:p>25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71" office:value-type="string" calcext:value-type="string">
            <text:p>JH16H1336</text:p>
          </table:table-cell>
          <table:table-cell office:value-type="float" office:value="1336" calcext:value-type="float">
            <text:p>001336</text:p>
          </table:table-cell>
          <table:table-cell office:value-type="string" calcext:value-type="string">
            <text:p>MANOHAR MARANDI</text:p>
          </table:table-cell>
          <table:table-cell office:value-type="string" calcext:value-type="string">
            <text:p>D156</text:p>
          </table:table-cell>
          <table:table-cell table:number-columns-repeated="2" office:value-type="date" office:date-value="2023-09-07" calcext:value-type="date">
            <text:p>07/09/2023</text:p>
          </table:table-cell>
          <table:table-cell office:value-type="string" calcext:value-type="string">
            <text:p>MANOHAR MARANDI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style-name="ce2" office:value-type="float" office:value="9608570923" calcext:value-type="float">
            <text:p>9608570923</text:p>
          </table:table-cell>
          <table:table-cell table:style-name="ce2" office:value-type="float" office:value="9102289509" calcext:value-type="float">
            <text:p>9102289509</text:p>
          </table:table-cell>
          <table:table-cell office:value-type="string" calcext:value-type="string">
            <text:p>NOT OWNER</text:p>
          </table:table-cell>
          <table:table-cell office:value-type="date" office:date-value="2023-06-01" calcext:value-type="date">
            <text:p>01/06/2023</text:p>
          </table:table-cell>
          <table:table-cell office:value-type="date" office:date-value="2028-06-07" calcext:value-type="date">
            <text:p>07/06/2028</text:p>
          </table:table-cell>
          <table:table-cell office:value-type="date" office:date-value="2023-11-30" calcext:value-type="date">
            <text:p>30/11/2023</text:p>
          </table:table-cell>
          <table:table-cell office:value-type="date" office:date-value="2025-05-31" calcext:value-type="date">
            <text:p>31/05/2025</text:p>
          </table:table-cell>
          <table:table-cell office:value-type="date" office:date-value="2024-05-25" calcext:value-type="date">
            <text:p>25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71" office:value-type="string" calcext:value-type="string">
            <text:p>JH04AA3341</text:p>
          </table:table-cell>
          <table:table-cell/>
          <table:table-cell office:value-type="string" calcext:value-type="string">
            <text:p>MANOHAR MARANDI</text:p>
          </table:table-cell>
          <table:table-cell office:value-type="string" calcext:value-type="string">
            <text:p>D156</text:p>
          </table:table-cell>
          <table:table-cell office:value-type="date" office:date-value="2023-09-07" calcext:value-type="date">
            <text:p>07/09/2023</text:p>
          </table:table-cell>
          <table:table-cell office:value-type="date" office:date-value="2024-04-10" calcext:value-type="date">
            <text:p>10/04/2024</text:p>
          </table:table-cell>
          <table:table-cell office:value-type="string" calcext:value-type="string">
            <text:p>MANOHAR MARANDI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9608570923" calcext:value-type="float">
            <text:p>9608570923</text:p>
          </table:table-cell>
          <table:table-cell table:style-name="ce2" office:value-type="float" office:value="9102289509" calcext:value-type="float">
            <text:p>9102289509</text:p>
          </table:table-cell>
          <table:table-cell office:value-type="string" calcext:value-type="string">
            <text:p>NOT OWNER</text:p>
          </table:table-cell>
          <table:table-cell office:value-type="date" office:date-value="2022-05-19" calcext:value-type="date">
            <text:p>19/05/2022</text:p>
          </table:table-cell>
          <table:table-cell office:value-type="date" office:date-value="2028-10-16" calcext:value-type="date">
            <text:p>16/10/2028</text:p>
          </table:table-cell>
          <table:table-cell office:value-type="date" office:date-value="2024-07-03" calcext:value-type="date">
            <text:p>03/07/2024</text:p>
          </table:table-cell>
          <table:table-cell office:value-type="date" office:date-value="2024-05-16" calcext:value-type="date">
            <text:p>16/05/2024</text:p>
          </table:table-cell>
          <table:table-cell office:value-type="date" office:date-value="2024-06-16" calcext:value-type="date">
            <text:p>16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71" office:value-type="string" calcext:value-type="string">
            <text:p>JH04AB3233</text:p>
          </table:table-cell>
          <table:table-cell/>
          <table:table-cell office:value-type="string" calcext:value-type="string">
            <text:p>MANOHAR MARANDI</text:p>
          </table:table-cell>
          <table:table-cell office:value-type="string" calcext:value-type="string">
            <text:p>D156</text:p>
          </table:table-cell>
          <table:table-cell office:value-type="date" office:date-value="2023-09-07" calcext:value-type="date">
            <text:p>07/09/2023</text:p>
          </table:table-cell>
          <table:table-cell office:value-type="date" office:date-value="2024-04-10" calcext:value-type="date">
            <text:p>10/04/2024</text:p>
          </table:table-cell>
          <table:table-cell office:value-type="string" calcext:value-type="string">
            <text:p>MANOHAR MARANDI</text:p>
          </table:table-cell>
          <table:table-cell office:value-type="string" calcext:value-type="string">
            <text:p>ALUBE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9608570923" calcext:value-type="float">
            <text:p>9608570923</text:p>
          </table:table-cell>
          <table:table-cell table:style-name="ce2" office:value-type="float" office:value="9102289509" calcext:value-type="float">
            <text:p>9102289509</text:p>
          </table:table-cell>
          <table:table-cell office:value-type="string" calcext:value-type="string">
            <text:p>NOT OWNER</text:p>
          </table:table-cell>
          <table:table-cell office:value-type="date" office:date-value="2024-04-02" calcext:value-type="date">
            <text:p>02/04/2024</text:p>
          </table:table-cell>
          <table:table-cell office:value-type="string" calcext:value-type="string">
            <text:p>APPLY</text:p>
          </table:table-cell>
          <table:table-cell office:value-type="date" office:date-value="2024-07-01" calcext:value-type="date">
            <text:p>01/07/2024</text:p>
          </table:table-cell>
          <table:table-cell office:value-type="date" office:date-value="2026-04-01" calcext:value-type="date">
            <text:p>01/04/2026</text:p>
          </table:table-cell>
          <table:table-cell office:value-type="date" office:date-value="2025-03-30" calcext:value-type="date">
            <text:p>30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71" office:value-type="string" calcext:value-type="string">
            <text:p>JH04W9387</text:p>
          </table:table-cell>
          <table:table-cell office:value-type="float" office:value="9387" calcext:value-type="float">
            <text:p>009387</text:p>
          </table:table-cell>
          <table:table-cell office:value-type="string" calcext:value-type="string">
            <text:p>M/S UMESH KUMAR</text:p>
          </table:table-cell>
          <table:table-cell office:value-type="string" calcext:value-type="string">
            <text:p>D157</text:p>
          </table:table-cell>
          <table:table-cell office:value-type="date" office:date-value="2023-09-05" calcext:value-type="date">
            <text:p>05/09/2023</text:p>
          </table:table-cell>
          <table:table-cell office:value-type="date" office:date-value="2023-09-08" calcext:value-type="date">
            <text:p>08/09/2023</text:p>
          </table:table-cell>
          <table:table-cell office:value-type="string" calcext:value-type="string">
            <text:p>UMESH KUMAR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18" calcext:value-type="float">
            <text:p>17.18</text:p>
          </table:table-cell>
          <table:table-cell table:style-name="ce2" office:value-type="float" office:value="9279282066" calcext:value-type="float">
            <text:p>9279282066</text:p>
          </table:table-cell>
          <table:table-cell table:style-name="ce2" office:value-type="float" office:value="8084295697" calcext:value-type="float">
            <text:p>8084295697</text:p>
          </table:table-cell>
          <table:table-cell office:value-type="string" calcext:value-type="string">
            <text:p>NOT OWNER</text:p>
          </table:table-cell>
          <table:table-cell office:value-type="date" office:date-value="2023-09-07" calcext:value-type="date">
            <text:p>07/09/2023</text:p>
          </table:table-cell>
          <table:table-cell office:value-type="date" office:date-value="2028-07-09" calcext:value-type="date">
            <text:p>09/07/2028</text:p>
          </table:table-cell>
          <table:table-cell office:value-type="date" office:date-value="2023-12-05" calcext:value-type="date">
            <text:p>05/12/2023</text:p>
          </table:table-cell>
          <table:table-cell office:value-type="date" office:date-value="2025-09-03" calcext:value-type="date">
            <text:p>03/09/2025</text:p>
          </table:table-cell>
          <table:table-cell office:value-type="date" office:date-value="2024-02-29" calcext:value-type="date">
            <text:p>29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71" office:value-type="string" calcext:value-type="string">
            <text:p>JH04V3992</text:p>
          </table:table-cell>
          <table:table-cell office:value-type="float" office:value="3992" calcext:value-type="float">
            <text:p>003992</text:p>
          </table:table-cell>
          <table:table-cell office:value-type="string" calcext:value-type="string">
            <text:p>M/S UMESH KUMAR</text:p>
          </table:table-cell>
          <table:table-cell office:value-type="string" calcext:value-type="string">
            <text:p>D157</text:p>
          </table:table-cell>
          <table:table-cell office:value-type="date" office:date-value="2023-09-05" calcext:value-type="date">
            <text:p>05/09/2023</text:p>
          </table:table-cell>
          <table:table-cell office:value-type="date" office:date-value="2023-09-08" calcext:value-type="date">
            <text:p>08/09/2023</text:p>
          </table:table-cell>
          <table:table-cell office:value-type="string" calcext:value-type="string">
            <text:p>UMESH KUMAR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9279282066" calcext:value-type="float">
            <text:p>9279282066</text:p>
          </table:table-cell>
          <table:table-cell table:style-name="ce2" office:value-type="float" office:value="8084295697" calcext:value-type="float">
            <text:p>8084295697</text:p>
          </table:table-cell>
          <table:table-cell office:value-type="string" calcext:value-type="string">
            <text:p>NOT OWNER</text:p>
          </table:table-cell>
          <table:table-cell office:value-type="date" office:date-value="2021-03-16" calcext:value-type="date">
            <text:p>16/03/2021</text:p>
          </table:table-cell>
          <table:table-cell office:value-type="date" office:date-value="2026-03-16" calcext:value-type="date">
            <text:p>16/03/2026</text:p>
          </table:table-cell>
          <table:table-cell office:value-type="date" office:date-value="2023-09-15" calcext:value-type="date">
            <text:p>15/09/2023</text:p>
          </table:table-cell>
          <table:table-cell office:value-type="date" office:date-value="2025-03-17" calcext:value-type="date">
            <text:p>17/03/2025</text:p>
          </table:table-cell>
          <table:table-cell office:value-type="date" office:date-value="2024-03-09" calcext:value-type="date">
            <text:p>09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JH16F2765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ASR GROUP</text:p>
          </table:table-cell>
          <table:table-cell office:value-type="string" calcext:value-type="string">
            <text:p>D158</text:p>
          </table:table-cell>
          <table:table-cell table:number-columns-repeated="2" office:value-type="date" office:date-value="2023-09-08" calcext:value-type="date">
            <text:p>08/09/2023</text:p>
          </table:table-cell>
          <table:table-cell office:value-type="string" calcext:value-type="string">
            <text:p>ASR GROUP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42" calcext:value-type="float">
            <text:p>16.42</text:p>
          </table:table-cell>
          <table:table-cell table:style-name="ce2" office:value-type="float" office:value="9122080023" calcext:value-type="float">
            <text:p>9122080023</text:p>
          </table:table-cell>
          <table:table-cell table:style-name="ce2" office:value-type="float" office:value="9430744006" calcext:value-type="float">
            <text:p>9430744006</text:p>
          </table:table-cell>
          <table:table-cell office:value-type="string" calcext:value-type="string">
            <text:p>NOT OWNER</text:p>
          </table:table-cell>
          <table:table-cell office:value-type="date" office:date-value="2021-08-10" calcext:value-type="date">
            <text:p>10/08/2021</text:p>
          </table:table-cell>
          <table:table-cell office:value-type="date" office:date-value="2024-09-07" calcext:value-type="date">
            <text:p>07/09/2024</text:p>
          </table:table-cell>
          <table:table-cell office:value-type="date" office:date-value="2023-11-09" calcext:value-type="date">
            <text:p>09/11/2023</text:p>
          </table:table-cell>
          <table:table-cell office:value-type="date" office:date-value="2025-07-31" calcext:value-type="date">
            <text:p>31/07/2025</text:p>
          </table:table-cell>
          <table:table-cell office:value-type="date" office:date-value="2024-07-29" calcext:value-type="date">
            <text:p>29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INESH MARANDI (MLA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JH16F9900</text:p>
          </table:table-cell>
          <table:table-cell office:value-type="float" office:value="816107" calcext:value-type="float">
            <text:p>816107</text:p>
          </table:table-cell>
          <table:table-cell office:value-type="string" calcext:value-type="string">
            <text:p>ASR GROUP</text:p>
          </table:table-cell>
          <table:table-cell office:value-type="string" calcext:value-type="string">
            <text:p>D158</text:p>
          </table:table-cell>
          <table:table-cell table:number-columns-repeated="2" office:value-type="date" office:date-value="2023-09-08" calcext:value-type="date">
            <text:p>08/09/2023</text:p>
          </table:table-cell>
          <table:table-cell office:value-type="string" calcext:value-type="string">
            <text:p>ASR GROUP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38" calcext:value-type="float">
            <text:p>16.38</text:p>
          </table:table-cell>
          <table:table-cell table:style-name="ce2" office:value-type="float" office:value="9122080023" calcext:value-type="float">
            <text:p>9122080023</text:p>
          </table:table-cell>
          <table:table-cell table:style-name="ce2" office:value-type="float" office:value="9430744006" calcext:value-type="float">
            <text:p>9430744006</text:p>
          </table:table-cell>
          <table:table-cell office:value-type="string" calcext:value-type="string">
            <text:p>NOT OWNER</text:p>
          </table:table-cell>
          <table:table-cell office:value-type="date" office:date-value="2021-08-10" calcext:value-type="date">
            <text:p>10/08/2021</text:p>
          </table:table-cell>
          <table:table-cell office:value-type="date" office:date-value="2024-09-07" calcext:value-type="date">
            <text:p>07/09/2024</text:p>
          </table:table-cell>
          <table:table-cell office:value-type="date" office:date-value="2023-11-09" calcext:value-type="date">
            <text:p>09/11/2023</text:p>
          </table:table-cell>
          <table:table-cell office:value-type="date" office:date-value="2025-07-31" calcext:value-type="date">
            <text:p>31/07/2025</text:p>
          </table:table-cell>
          <table:table-cell office:value-type="date" office:date-value="2024-07-29" calcext:value-type="date">
            <text:p>29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DINESH MARANDI (MLA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JH16H9558</text:p>
          </table:table-cell>
          <table:table-cell/>
          <table:table-cell office:value-type="string" calcext:value-type="string">
            <text:p>M/S KARTIK KUMAR</text:p>
          </table:table-cell>
          <table:table-cell office:value-type="string" calcext:value-type="string">
            <text:p>D159</text:p>
          </table:table-cell>
          <table:table-cell table:number-columns-repeated="2" office:value-type="date" office:date-value="2023-09-09" calcext:value-type="date">
            <text:p>09/09/2023</text:p>
          </table:table-cell>
          <table:table-cell office:value-type="string" calcext:value-type="string">
            <text:p>KARTIK KUMAR</text:p>
          </table:table-cell>
          <table:table-cell office:value-type="string" calcext:value-type="string">
            <text:p>DUMK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42" calcext:value-type="float">
            <text:p>16.42</text:p>
          </table:table-cell>
          <table:table-cell table:style-name="ce2" office:value-type="float" office:value="7764003999" calcext:value-type="float">
            <text:p>7764003999</text:p>
          </table:table-cell>
          <table:table-cell table:style-name="ce2" office:value-type="float" office:value="9431165169" calcext:value-type="float">
            <text:p>9431165169</text:p>
          </table:table-cell>
          <table:table-cell office:value-type="string" calcext:value-type="string">
            <text:p>NOT OWNER</text:p>
          </table:table-cell>
          <table:table-cell office:value-type="date" office:date-value="2023-06-30" calcext:value-type="date">
            <text:p>30/06/2023</text:p>
          </table:table-cell>
          <table:table-cell office:value-type="date" office:date-value="2028-07-09" calcext:value-type="date">
            <text:p>09/07/2028</text:p>
          </table:table-cell>
          <table:table-cell office:value-type="date" office:date-value="2023-09-26" calcext:value-type="date">
            <text:p>26/09/2023</text:p>
          </table:table-cell>
          <table:table-cell office:value-type="date" office:date-value="2025-06-29" calcext:value-type="date">
            <text:p>29/06/2025</text:p>
          </table:table-cell>
          <table:table-cell office:value-type="date" office:date-value="2024-06-26" calcext:value-type="date">
            <text:p>26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PRADEEP SAH-DMO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JH16G8866</text:p>
          </table:table-cell>
          <table:table-cell office:value-type="float" office:value="168866" calcext:value-type="float">
            <text:p>168866</text:p>
          </table:table-cell>
          <table:table-cell office:value-type="string" calcext:value-type="string">
            <text:p>SANTOSH KEWAT</text:p>
          </table:table-cell>
          <table:table-cell office:value-type="string" calcext:value-type="string">
            <text:p>D160</text:p>
          </table:table-cell>
          <table:table-cell table:number-columns-repeated="2" office:value-type="date" office:date-value="2023-09-17" calcext:value-type="date">
            <text:p>17/09/2023</text:p>
          </table:table-cell>
          <table:table-cell office:value-type="string" calcext:value-type="string">
            <text:p>SANTOSH KEWAT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JAMABANDI NO 28 DAAG NO 1128 AMARAPARA BAZAR ,PAKUR JH 814111</text:p>
          </table:table-cell>
          <table:table-cell office:value-type="float" office:value="16" calcext:value-type="float">
            <text:p>16</text:p>
          </table:table-cell>
          <table:table-cell office:value-type="float" office:value="17.86" calcext:value-type="float">
            <text:p>17.86</text:p>
          </table:table-cell>
          <table:table-cell table:style-name="ce2" office:value-type="float" office:value="9939633464" calcext:value-type="float">
            <text:p>9939633464</text:p>
          </table:table-cell>
          <table:table-cell table:style-name="ce2" office:value-type="float" office:value="9835869996" calcext:value-type="float">
            <text:p>9835869996</text:p>
          </table:table-cell>
          <table:table-cell office:value-type="string" calcext:value-type="string">
            <text:p>NOT OWNER</text:p>
          </table:table-cell>
          <table:table-cell office:value-type="date" office:date-value="2022-02-04" calcext:value-type="date">
            <text:p>04/02/2022</text:p>
          </table:table-cell>
          <table:table-cell office:value-type="date" office:date-value="2023-03-07" calcext:value-type="date">
            <text:p>07/03/2023</text:p>
          </table:table-cell>
          <table:table-cell office:value-type="date" office:date-value="2023-11-03" calcext:value-type="date">
            <text:p>03/11/2023</text:p>
          </table:table-cell>
          <table:table-cell office:value-type="date" office:date-value="2024-02-03" calcext:value-type="date">
            <text:p>03/02/2024</text:p>
          </table:table-cell>
          <table:table-cell office:value-type="string" calcext:value-type="string">
            <text:p>31.01-2023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JH16H1443</text:p>
          </table:table-cell>
          <table:table-cell office:value-type="float" office:value="1443" calcext:value-type="float">
            <text:p>001443</text:p>
          </table:table-cell>
          <table:table-cell office:value-type="string" calcext:value-type="string">
            <text:p>SANTOSH KEWAT</text:p>
          </table:table-cell>
          <table:table-cell office:value-type="string" calcext:value-type="string">
            <text:p>D160</text:p>
          </table:table-cell>
          <table:table-cell table:number-columns-repeated="2" office:value-type="date" office:date-value="2023-09-17" calcext:value-type="date">
            <text:p>17/09/2023</text:p>
          </table:table-cell>
          <table:table-cell office:value-type="string" calcext:value-type="string">
            <text:p>SANTOSH KEWAT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JAMABANDI NO 28 DAAG NO 1128 AMARAPARA BAZAR ,PAKUR JH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9939633464" calcext:value-type="float">
            <text:p>9939633464</text:p>
          </table:table-cell>
          <table:table-cell table:style-name="ce2" office:value-type="float" office:value="9835869996" calcext:value-type="float">
            <text:p>9835869996</text:p>
          </table:table-cell>
          <table:table-cell office:value-type="string" calcext:value-type="string">
            <text:p>NOT OWNER</text:p>
          </table:table-cell>
          <table:table-cell office:value-type="date" office:date-value="2023-07-07" calcext:value-type="date">
            <text:p>07/07/2023</text:p>
          </table:table-cell>
          <table:table-cell office:value-type="date" office:date-value="2023-07-18" calcext:value-type="date">
            <text:p>18/07/2023</text:p>
          </table:table-cell>
          <table:table-cell office:value-type="date" office:date-value="2023-09-22" calcext:value-type="date">
            <text:p>22/09/2023</text:p>
          </table:table-cell>
          <table:table-cell office:value-type="date" office:date-value="2025-07-06" calcext:value-type="date">
            <text:p>06/07/2025</text:p>
          </table:table-cell>
          <table:table-cell office:value-type="date" office:date-value="2024-06-23" calcext:value-type="date">
            <text:p>23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JH16G7330</text:p>
          </table:table-cell>
          <table:table-cell office:value-type="float" office:value="7330" calcext:value-type="float">
            <text:p>007330</text:p>
          </table:table-cell>
          <table:table-cell office:value-type="string" calcext:value-type="string">
            <text:p>M/S MD ARIF HUSSAIN</text:p>
          </table:table-cell>
          <table:table-cell office:value-type="string" calcext:value-type="string">
            <text:p>D161</text:p>
          </table:table-cell>
          <table:table-cell office:value-type="date" office:date-value="2023-10-02" calcext:value-type="date">
            <text:p>02/10/2023</text:p>
          </table:table-cell>
          <table:table-cell office:value-type="date" office:date-value="2023-10-03" calcext:value-type="date">
            <text:p>03/10/2023</text:p>
          </table:table-cell>
          <table:table-cell office:value-type="string" calcext:value-type="string">
            <text:p>M/S MD ARIF HUSSA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JB-18,939,MOUZA-SUNDARPHARI,PAKUR,JH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28" calcext:value-type="float">
            <text:p>17.28</text:p>
          </table:table-cell>
          <table:table-cell table:style-name="ce2" office:value-type="float" office:value="8210726759" calcext:value-type="float">
            <text:p>8210726759</text:p>
          </table:table-cell>
          <table:table-cell table:style-name="ce2" office:value-type="float" office:value="7781971717" calcext:value-type="float">
            <text:p>7781971717</text:p>
          </table:table-cell>
          <table:table-cell office:value-type="string" calcext:value-type="string">
            <text:p>OWNER</text:p>
          </table:table-cell>
          <table:table-cell office:value-type="date" office:date-value="2022-01-19" calcext:value-type="date">
            <text:p>19/01/2022</text:p>
          </table:table-cell>
          <table:table-cell office:value-type="date" office:date-value="2024-01-20" calcext:value-type="date">
            <text:p>20/01/2024</text:p>
          </table:table-cell>
          <table:table-cell office:value-type="date" office:date-value="2023-10-18" calcext:value-type="date">
            <text:p>18/10/2023</text:p>
          </table:table-cell>
          <table:table-cell office:value-type="date" office:date-value="2024-01-18" calcext:value-type="date">
            <text:p>18/01/2024</text:p>
          </table:table-cell>
          <table:table-cell office:value-type="date" office:date-value="2024-02-08" calcext:value-type="date">
            <text:p>08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JH16F3219</text:p>
          </table:table-cell>
          <table:table-cell/>
          <table:table-cell office:value-type="string" calcext:value-type="string">
            <text:p>M/S MD ARIF HUSSAIN</text:p>
          </table:table-cell>
          <table:table-cell office:value-type="string" calcext:value-type="string">
            <text:p>D161</text:p>
          </table:table-cell>
          <table:table-cell office:value-type="date" office:date-value="2023-04-01" calcext:value-type="date">
            <text:p>01/04/2023</text:p>
          </table:table-cell>
          <table:table-cell office:value-type="date" office:date-value="2024-05-13" calcext:value-type="date">
            <text:p>13/05/2024</text:p>
          </table:table-cell>
          <table:table-cell office:value-type="string" calcext:value-type="string">
            <text:p>M/S MD ARIF HUSSA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JB-18,939,MOUZA-SUNDARPHARI,PAKUR,JH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32" calcext:value-type="float">
            <text:p>17.32</text:p>
          </table:table-cell>
          <table:table-cell table:style-name="ce2" office:value-type="float" office:value="8210726759" calcext:value-type="float">
            <text:p>8210726759</text:p>
          </table:table-cell>
          <table:table-cell table:style-name="ce2" office:value-type="float" office:value="7781971717" calcext:value-type="float">
            <text:p>7781971717</text:p>
          </table:table-cell>
          <table:table-cell office:value-type="string" calcext:value-type="string">
            <text:p>NOT OWNER</text:p>
          </table:table-cell>
          <table:table-cell office:value-type="date" office:date-value="2021-08-16" calcext:value-type="date">
            <text:p>16/08/2021</text:p>
          </table:table-cell>
          <table:table-cell office:value-type="date" office:date-value="2024-08-25" calcext:value-type="date">
            <text:p>25/08/2024</text:p>
          </table:table-cell>
          <table:table-cell office:value-type="date" office:date-value="2024-05-13" calcext:value-type="date">
            <text:p>13/05/2024</text:p>
          </table:table-cell>
          <table:table-cell office:value-type="date" office:date-value="2025-08-15" calcext:value-type="date">
            <text:p>15/08/2025</text:p>
          </table:table-cell>
          <table:table-cell office:value-type="date" office:date-value="2024-11-23" calcext:value-type="date">
            <text:p>23/1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JH04Y2893</text:p>
          </table:table-cell>
          <table:table-cell office:value-type="float" office:value="42893" calcext:value-type="float">
            <text:p>042893</text:p>
          </table:table-cell>
          <table:table-cell office:value-type="string" calcext:value-type="string">
            <text:p>SANJEET KUMAR</text:p>
          </table:table-cell>
          <table:table-cell office:value-type="string" calcext:value-type="string">
            <text:p>D162</text:p>
          </table:table-cell>
          <table:table-cell table:number-columns-repeated="3"/>
          <table:table-cell office:value-type="string" calcext:value-type="string">
            <text:p>AMARAPAR </text:p>
          </table:table-cell>
          <table:table-cell office:value-type="string" calcext:value-type="string">
            <text:p>AMARAPARA,PAKUR 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8936812530" calcext:value-type="float">
            <text:p>8936812530</text:p>
          </table:table-cell>
          <table:table-cell table:style-name="ce2" office:value-type="float" office:value="8292828601" calcext:value-type="float">
            <text:p>8292828601</text:p>
          </table:table-cell>
          <table:table-cell table:number-columns-repeated="6"/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JH16G0744</text:p>
          </table:table-cell>
          <table:table-cell office:value-type="float" office:value="1137" calcext:value-type="float">
            <text:p>001137</text:p>
          </table:table-cell>
          <table:table-cell office:value-type="string" calcext:value-type="string">
            <text:p>SUNIL MURMU TRANSPORT</text:p>
          </table:table-cell>
          <table:table-cell office:value-type="string" calcext:value-type="string">
            <text:p>D163</text:p>
          </table:table-cell>
          <table:table-cell table:number-columns-repeated="3"/>
          <table:table-cell office:value-type="string" calcext:value-type="string">
            <text:p>ROLAG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7667742339" calcext:value-type="float">
            <text:p>7667742339</text:p>
          </table:table-cell>
          <table:table-cell table:style-name="ce2" office:value-type="float" office:value="9801989855" calcext:value-type="float">
            <text:p>9801989855</text:p>
          </table:table-cell>
          <table:table-cell table:number-columns-repeated="6"/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JH16J1932</text:p>
          </table:table-cell>
          <table:table-cell/>
          <table:table-cell office:value-type="string" calcext:value-type="string">
            <text:p>ADWIN MURMU</text:p>
          </table:table-cell>
          <table:table-cell office:value-type="string" calcext:value-type="string">
            <text:p>D164</text:p>
          </table:table-cell>
          <table:table-cell office:value-type="date" office:date-value="2023-10-09" calcext:value-type="date">
            <text:p>09/10/2023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ADWIN MURM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OPP. CHURCH ,AMARAPARA ,ALUBERA,PAKUR, JHARKHAND,814111</text:p>
          </table:table-cell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 table:style-name="ce2" office:value-type="float" office:value="8084745074" calcext:value-type="float">
            <text:p>8084745074</text:p>
          </table:table-cell>
          <table:table-cell table:style-name="ce2" office:value-type="float" office:value="6206778771" calcext:value-type="float">
            <text:p>6206778771</text:p>
          </table:table-cell>
          <table:table-cell office:value-type="string" calcext:value-type="string">
            <text:p>NOT OWNER</text:p>
          </table:table-cell>
          <table:table-cell office:value-type="date" office:date-value="2024-09-27" calcext:value-type="date">
            <text:p>27/09/2024</text:p>
          </table:table-cell>
          <table:table-cell office:value-type="date" office:date-value="2029-11-13" calcext:value-type="date">
            <text:p>13/11/2029</text:p>
          </table:table-cell>
          <table:table-cell office:value-type="date" office:date-value="2026-03-19" calcext:value-type="date">
            <text:p>19/03/2026</text:p>
          </table:table-cell>
          <table:table-cell office:value-type="date" office:date-value="2026-09-26" calcext:value-type="date">
            <text:p>26/09/2026</text:p>
          </table:table-cell>
          <table:table-cell office:value-type="date" office:date-value="2026-09-19" calcext:value-type="date">
            <text:p>19/09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EXCHANGE (JH16H7239)</text:p>
          </table:table-cell>
          <table:table-cell table:style-name="ce2" office:value-type="string" calcext:value-type="string">
            <text:p>SHIVA REDDY SIR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H04Z0733</text:p>
          </table:table-cell>
          <table:table-cell office:value-type="float" office:value="73310" calcext:value-type="float">
            <text:p>073310</text:p>
          </table:table-cell>
          <table:table-cell office:value-type="string" calcext:value-type="string">
            <text:p>JAMIN HANSDA </text:p>
          </table:table-cell>
          <table:table-cell office:value-type="string" calcext:value-type="string">
            <text:p>D165</text:p>
          </table:table-cell>
          <table:table-cell table:number-columns-repeated="2" office:value-type="date" office:date-value="2023-10-09" calcext:value-type="date">
            <text:p>09/10/2023</text:p>
          </table:table-cell>
          <table:table-cell office:value-type="string" calcext:value-type="string">
            <text:p>JAMIN HANSDA </text:p>
          </table:table-cell>
          <table:table-cell office:value-type="string" calcext:value-type="string">
            <text:p><text:s/>ALUBERA</text:p>
          </table:table-cell>
          <table:table-cell office:value-type="string" calcext:value-type="string">
            <text:p>TALJHARI ALUBERA AMRAPARA PAKUR JH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56" calcext:value-type="float">
            <text:p>16.56</text:p>
          </table:table-cell>
          <table:table-cell table:style-name="ce2" office:value-type="float" office:value="9939630308" calcext:value-type="float">
            <text:p>9939630308</text:p>
          </table:table-cell>
          <table:table-cell table:style-name="ce2" office:value-type="float" office:value="7061099723" calcext:value-type="float">
            <text:p>7061099723</text:p>
          </table:table-cell>
          <table:table-cell office:value-type="string" calcext:value-type="string">
            <text:p>NOT OWNER</text:p>
          </table:table-cell>
          <table:table-cell office:value-type="date" office:date-value="2023-03-01" calcext:value-type="date">
            <text:p>01/03/2023</text:p>
          </table:table-cell>
          <table:table-cell office:value-type="date" office:date-value="2023-03-08" calcext:value-type="date">
            <text:p>08/03/2023</text:p>
          </table:table-cell>
          <table:table-cell office:value-type="date" office:date-value="2023-05-27" calcext:value-type="date">
            <text:p>27/05/2023</text:p>
          </table:table-cell>
          <table:table-cell office:value-type="date" office:date-value="2025-02-28" calcext:value-type="date">
            <text:p>28/02/2025</text:p>
          </table:table-cell>
          <table:table-cell office:value-type="date" office:date-value="2024-02-16" calcext:value-type="date">
            <text:p>16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JH16H1465</text:p>
          </table:table-cell>
          <table:table-cell office:value-type="float" office:value="816101" calcext:value-type="float">
            <text:p>816101</text:p>
          </table:table-cell>
          <table:table-cell office:value-type="string" calcext:value-type="string">
            <text:p>LAL SOREN</text:p>
          </table:table-cell>
          <table:table-cell office:value-type="string" calcext:value-type="string">
            <text:p>D166</text:p>
          </table:table-cell>
          <table:table-cell table:number-columns-repeated="2" office:value-type="date" office:date-value="2023-10-09" calcext:value-type="date">
            <text:p>09/10/2023</text:p>
          </table:table-cell>
          <table:table-cell office:value-type="string" calcext:value-type="string">
            <text:p>LAL SOREN</text:p>
          </table:table-cell>
          <table:table-cell office:value-type="string" calcext:value-type="string">
            <text:p><text:s/>ALUBERA</text:p>
          </table:table-cell>
          <table:table-cell office:value-type="string" calcext:value-type="string">
            <text:p>TALJHARI ALUBERA AMRAPARA PAKUR JH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54" calcext:value-type="float">
            <text:p>16.54</text:p>
          </table:table-cell>
          <table:table-cell table:style-name="ce2" office:value-type="float" office:value="6202757210" calcext:value-type="float">
            <text:p>6202757210</text:p>
          </table:table-cell>
          <table:table-cell table:style-name="ce2" office:value-type="float" office:value="9263381687" calcext:value-type="float">
            <text:p>9263381687</text:p>
          </table:table-cell>
          <table:table-cell office:value-type="string" calcext:value-type="string">
            <text:p>NOT OWNER</text:p>
          </table:table-cell>
          <table:table-cell office:value-type="date" office:date-value="2023-03-14" calcext:value-type="date">
            <text:p>14/03/2023</text:p>
          </table:table-cell>
          <table:table-cell office:value-type="date" office:date-value="2024-03-22" calcext:value-type="date">
            <text:p>22/03/2024</text:p>
          </table:table-cell>
          <table:table-cell office:value-type="date" office:date-value="2023-12-13" calcext:value-type="date">
            <text:p>13/12/2023</text:p>
          </table:table-cell>
          <table:table-cell office:value-type="date" office:date-value="2025-03-13" calcext:value-type="date">
            <text:p>13/03/2025</text:p>
          </table:table-cell>
          <table:table-cell office:value-type="date" office:date-value="2024-02-29" calcext:value-type="date">
            <text:p>29/02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JH16H0161</text:p>
          </table:table-cell>
          <table:table-cell office:value-type="float" office:value="16178" calcext:value-type="float">
            <text:p>016178</text:p>
          </table:table-cell>
          <table:table-cell office:value-type="string" calcext:value-type="string">
            <text:p>PRADIP RAY</text:p>
          </table:table-cell>
          <table:table-cell office:value-type="string" calcext:value-type="string">
            <text:p>D168</text:p>
          </table:table-cell>
          <table:table-cell table:number-columns-repeated="2" office:value-type="date" office:date-value="2023-10-09" calcext:value-type="date">
            <text:p>09/10/2023</text:p>
          </table:table-cell>
          <table:table-cell office:value-type="string" calcext:value-type="string">
            <text:p>PRADIP RAY</text:p>
          </table:table-cell>
          <table:table-cell office:value-type="string" calcext:value-type="string">
            <text:p>TALJHARI ALUBERA</text:p>
          </table:table-cell>
          <table:table-cell office:value-type="string" calcext:value-type="string">
            <text:p>TALJHARI ALUBERA AMRAPARA PAKUR JH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44" calcext:value-type="float">
            <text:p>16.44</text:p>
          </table:table-cell>
          <table:table-cell table:style-name="ce2" office:value-type="float" office:value="9123144127" calcext:value-type="float">
            <text:p>9123144127</text:p>
          </table:table-cell>
          <table:table-cell table:style-name="ce2" office:value-type="float" office:value="9031557113" calcext:value-type="float">
            <text:p>9031557113</text:p>
          </table:table-cell>
          <table:table-cell office:value-type="string" calcext:value-type="string">
            <text:p>NOT OWNER</text:p>
          </table:table-cell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PPLY</text:p>
          </table:table-cell>
          <table:table-cell office:value-type="date" office:date-value="2024-01-04" calcext:value-type="date">
            <text:p>04/01/2024</text:p>
          </table:table-cell>
          <table:table-cell office:value-type="date" office:date-value="2025-10-05" calcext:value-type="date">
            <text:p>05/10/2025</text:p>
          </table:table-cell>
          <table:table-cell office:value-type="date" office:date-value="2024-09-27" calcext:value-type="date">
            <text:p>27/09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JH04Z6605</text:p>
          </table:table-cell>
          <table:table-cell/>
          <table:table-cell office:value-type="string" calcext:value-type="string">
            <text:p>SURENDRA TUDU</text:p>
          </table:table-cell>
          <table:table-cell office:value-type="string" calcext:value-type="string">
            <text:p>D169</text:p>
          </table:table-cell>
          <table:table-cell office:value-type="date" office:date-value="2023-10-09" calcext:value-type="date">
            <text:p>09/10/202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SURENDRA TUDU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TALJHARI ALUBERA AMRAPARA PAKUR JH 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9110012848" calcext:value-type="float">
            <text:p>9110012848</text:p>
          </table:table-cell>
          <table:table-cell table:style-name="ce2" office:value-type="float" office:value="9934646207" calcext:value-type="float">
            <text:p>9934646207</text:p>
          </table:table-cell>
          <table:table-cell office:value-type="string" calcext:value-type="string">
            <text:p>NOT OWNER</text:p>
          </table:table-cell>
          <table:table-cell office:value-type="date" office:date-value="2023-07-03" calcext:value-type="date">
            <text:p>03/07/2023</text:p>
          </table:table-cell>
          <table:table-cell office:value-type="date" office:date-value="2028-07-09" calcext:value-type="date">
            <text:p>09/07/2028</text:p>
          </table:table-cell>
          <table:table-cell office:value-type="date" office:date-value="2026-04-02" calcext:value-type="date">
            <text:p>02/04/2026</text:p>
          </table:table-cell>
          <table:table-cell office:value-type="date" office:date-value="2028-07-09" calcext:value-type="date">
            <text:p>09/07/2028</text:p>
          </table:table-cell>
          <table:table-cell office:value-type="date" office:date-value="2026-06-26" calcext:value-type="date">
            <text:p>26/06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EXCHANGE (JH04AB2731)</text:p>
          </table:table-cell>
          <table:table-cell table:style-name="ce2" office:value-type="string" calcext:value-type="string">
            <text:p>SHIVA REDDY SIR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JH16G8012</text:p>
          </table:table-cell>
          <table:table-cell office:value-type="float" office:value="801200" calcext:value-type="float">
            <text:p>801200</text:p>
          </table:table-cell>
          <table:table-cell office:value-type="string" calcext:value-type="string">
            <text:p>PARGANA MURMU</text:p>
          </table:table-cell>
          <table:table-cell office:value-type="string" calcext:value-type="string">
            <text:p>D171</text:p>
          </table:table-cell>
          <table:table-cell table:number-columns-repeated="2" office:value-type="date" office:date-value="2023-10-09" calcext:value-type="date">
            <text:p>09/10/2023</text:p>
          </table:table-cell>
          <table:table-cell office:value-type="string" calcext:value-type="string">
            <text:p>PARGANA MURMU</text:p>
          </table:table-cell>
          <table:table-cell office:value-type="string" calcext:value-type="string">
            <text:p><text:s/>ALUBERA</text:p>
          </table:table-cell>
          <table:table-cell office:value-type="string" calcext:value-type="string">
            <text:p>TALJHARI ALUBERA AMRAPARA PAKUR JH 814111</text:p>
          </table:table-cell>
          <table:table-cell office:value-type="float" office:value="16" calcext:value-type="float">
            <text:p>16</text:p>
          </table:table-cell>
          <table:table-cell office:value-type="float" office:value="17.52" calcext:value-type="float">
            <text:p>17.52</text:p>
          </table:table-cell>
          <table:table-cell table:style-name="ce2" office:value-type="float" office:value="9631825188" calcext:value-type="float">
            <text:p>9631825188</text:p>
          </table:table-cell>
          <table:table-cell table:style-name="ce2" office:value-type="float" office:value="8757147712" calcext:value-type="float">
            <text:p>8757147712</text:p>
          </table:table-cell>
          <table:table-cell office:value-type="string" calcext:value-type="string">
            <text:p>NOT OWNER</text:p>
          </table:table-cell>
          <table:table-cell office:value-type="date" office:date-value="2022-03-31" calcext:value-type="date">
            <text:p>31/03/2022</text:p>
          </table:table-cell>
          <table:table-cell office:value-type="date" office:date-value="2024-04-04" calcext:value-type="date">
            <text:p>04/04/2024</text:p>
          </table:table-cell>
          <table:table-cell office:value-type="date" office:date-value="2023-12-29" calcext:value-type="date">
            <text:p>29/12/2023</text:p>
          </table:table-cell>
          <table:table-cell office:value-type="date" office:date-value="2024-03-30" calcext:value-type="date">
            <text:p>30/03/2024</text:p>
          </table:table-cell>
          <table:table-cell office:value-type="date" office:date-value="2024-03-24" calcext:value-type="date">
            <text:p>24/03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H04AA1472</text:p>
          </table:table-cell>
          <table:table-cell/>
          <table:table-cell office:value-type="string" calcext:value-type="string">
            <text:p>ROUSHANDEV TRANSPORTING PRIVATE LIMITED</text:p>
          </table:table-cell>
          <table:table-cell office:value-type="string" calcext:value-type="string">
            <text:p>D172</text:p>
          </table:table-cell>
          <table:table-cell table:number-columns-repeated="2" office:value-type="date" office:date-value="2023-10-12" calcext:value-type="date">
            <text:p>12/10/2023</text:p>
          </table:table-cell>
          <table:table-cell office:value-type="string" calcext:value-type="string">
            <text:p>ROUSHANDEV</text:p>
          </table:table-cell>
          <table:table-cell office:value-type="string" calcext:value-type="string">
            <text:p>KUMARDHUBI</text:p>
          </table:table-cell>
          <table:table-cell office:value-type="string" calcext:value-type="string">
            <text:p>PO-KUMARDHUBI,DHANBAD,JHARKHAND,828203</text:p>
          </table:table-cell>
          <table:table-cell office:value-type="float" office:value="16" calcext:value-type="float">
            <text:p>16</text:p>
          </table:table-cell>
          <table:table-cell office:value-type="float" office:value="17.02" calcext:value-type="float">
            <text:p>17.02</text:p>
          </table:table-cell>
          <table:table-cell table:style-name="ce2" office:value-type="float" office:value="8210990933" calcext:value-type="float">
            <text:p>8210990933</text:p>
          </table:table-cell>
          <table:table-cell table:style-name="ce2" office:value-type="float" office:value="9861134758" calcext:value-type="float">
            <text:p>9861134758</text:p>
          </table:table-cell>
          <table:table-cell/>
          <table:table-cell office:value-type="date" office:date-value="2023-07-20" calcext:value-type="date">
            <text:p>20/07/2023</text:p>
          </table:table-cell>
          <table:table-cell office:value-type="date" office:date-value="2028-07-25" calcext:value-type="date">
            <text:p>25/07/2028</text:p>
          </table:table-cell>
          <table:table-cell office:value-type="date" office:date-value="2023-10-19" calcext:value-type="date">
            <text:p>19/10/2023</text:p>
          </table:table-cell>
          <table:table-cell office:value-type="date" office:date-value="2025-07-19" calcext:value-type="date">
            <text:p>19/07/2025</text:p>
          </table:table-cell>
          <table:table-cell office:value-type="date" office:date-value="2024-07-11" calcext:value-type="date">
            <text:p>11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JH16G1618</text:p>
          </table:table-cell>
          <table:table-cell/>
          <table:table-cell office:value-type="string" calcext:value-type="string">
            <text:p>SAMIM ANSARI</text:p>
          </table:table-cell>
          <table:table-cell office:value-type="string" calcext:value-type="string">
            <text:p>D174</text:p>
          </table:table-cell>
          <table:table-cell table:number-columns-repeated="2" office:value-type="date" office:date-value="2024-03-05" calcext:value-type="date">
            <text:p>05/03/2024</text:p>
          </table:table-cell>
          <table:table-cell office:value-type="string" calcext:value-type="string">
            <text:p>SAMIM ANSARI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BARA KHARYOPARA ,MAHESHPUR PAKUR, JHARKHAND ,814111</text:p>
          </table:table-cell>
          <table:table-cell office:value-type="float" office:value="16" calcext:value-type="float">
            <text:p>16</text:p>
          </table:table-cell>
          <table:table-cell office:value-type="float" office:value="17.68" calcext:value-type="float">
            <text:p>17.68</text:p>
          </table:table-cell>
          <table:table-cell table:style-name="ce2" office:value-type="float" office:value="6205146715" calcext:value-type="float">
            <text:p>6205146715</text:p>
          </table:table-cell>
          <table:table-cell table:style-name="ce2" office:value-type="float" office:value="9065161996" calcext:value-type="float">
            <text:p>9065161996</text:p>
          </table:table-cell>
          <table:table-cell office:value-type="string" calcext:value-type="string">
            <text:p>NOT OWNER</text:p>
          </table:table-cell>
          <table:table-cell office:value-type="date" office:date-value="2022-07-05" calcext:value-type="date">
            <text:p>05/07/2022</text:p>
          </table:table-cell>
          <table:table-cell office:value-type="date" office:date-value="2027-08-16" calcext:value-type="date">
            <text:p>16/08/2027</text:p>
          </table:table-cell>
          <table:table-cell office:value-type="date" office:date-value="2024-04-04" calcext:value-type="date">
            <text:p>04/04/2024</text:p>
          </table:table-cell>
          <table:table-cell office:value-type="date" office:date-value="2024-07-04" calcext:value-type="date">
            <text:p>04/07/2024</text:p>
          </table:table-cell>
          <table:table-cell office:value-type="date" office:date-value="2024-07-01" calcext:value-type="date">
            <text:p>01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JH16F2048</text:p>
          </table:table-cell>
          <table:table-cell/>
          <table:table-cell office:value-type="string" calcext:value-type="string">
            <text:p>SAMIM ANSARI</text:p>
          </table:table-cell>
          <table:table-cell office:value-type="string" calcext:value-type="string">
            <text:p>D174</text:p>
          </table:table-cell>
          <table:table-cell table:number-columns-repeated="2" office:value-type="date" office:date-value="2024-03-05" calcext:value-type="date">
            <text:p>05/03/2024</text:p>
          </table:table-cell>
          <table:table-cell office:value-type="string" calcext:value-type="string">
            <text:p>SAMIM ANSARI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BARA KHARYOPARA ,MAHESHPUR PAKUR, JHARKHAND ,814111</text:p>
          </table:table-cell>
          <table:table-cell office:value-type="float" office:value="16" calcext:value-type="float">
            <text:p>16</text:p>
          </table:table-cell>
          <table:table-cell office:value-type="float" office:value="17.32" calcext:value-type="float">
            <text:p>17.32</text:p>
          </table:table-cell>
          <table:table-cell table:style-name="ce2" office:value-type="float" office:value="6205146715" calcext:value-type="float">
            <text:p>6205146715</text:p>
          </table:table-cell>
          <table:table-cell table:style-name="ce2" office:value-type="float" office:value="9065161996" calcext:value-type="float">
            <text:p>9065161996</text:p>
          </table:table-cell>
          <table:table-cell office:value-type="string" calcext:value-type="string">
            <text:p>NOT OWNER</text:p>
          </table:table-cell>
          <table:table-cell office:value-type="date" office:date-value="2021-10-09" calcext:value-type="date">
            <text:p>09/10/2021</text:p>
          </table:table-cell>
          <table:table-cell office:value-type="date" office:date-value="2024-12-20" calcext:value-type="date">
            <text:p>20/12/2024</text:p>
          </table:table-cell>
          <table:table-cell office:value-type="date" office:date-value="2024-04-08" calcext:value-type="date">
            <text:p>08/04/2024</text:p>
          </table:table-cell>
          <table:table-cell office:value-type="date" office:date-value="2025-11-01" calcext:value-type="date">
            <text:p>01/11/2025</text:p>
          </table:table-cell>
          <table:table-cell office:value-type="date" office:date-value="2024-10-15" calcext:value-type="date">
            <text:p>15/10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JH16H4953</text:p>
          </table:table-cell>
          <table:table-cell table:style-name="ce2"/>
          <table:table-cell office:value-type="string" calcext:value-type="string">
            <text:p>TARUN KUMAR MANDAL</text:p>
          </table:table-cell>
          <table:table-cell office:value-type="string" calcext:value-type="string">
            <text:p>D175</text:p>
          </table:table-cell>
          <table:table-cell table:number-columns-repeated="2" office:value-type="date" office:date-value="2024-03-06" calcext:value-type="date">
            <text:p>06/03/2024</text:p>
          </table:table-cell>
          <table:table-cell office:value-type="string" calcext:value-type="string">
            <text:p>TARUN KUMAR MANDL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LITTIPARA PAKUR ,PAKUR,JHARKHAND ,816104</text:p>
          </table:table-cell>
          <table:table-cell office:value-type="float" office:value="16" calcext:value-type="float">
            <text:p>16</text:p>
          </table:table-cell>
          <table:table-cell office:value-type="float" office:value="17.06" calcext:value-type="float">
            <text:p>17.06</text:p>
          </table:table-cell>
          <table:table-cell table:style-name="ce2" office:value-type="float" office:value="9430368259" calcext:value-type="float">
            <text:p>9430368259</text:p>
          </table:table-cell>
          <table:table-cell table:style-name="ce2" office:value-type="float" office:value="9123391245" calcext:value-type="float">
            <text:p>9123391245</text:p>
          </table:table-cell>
          <table:table-cell office:value-type="string" calcext:value-type="string">
            <text:p>NOT OWNER</text:p>
          </table:table-cell>
          <table:table-cell office:value-type="date" office:date-value="2023-06-14" calcext:value-type="date">
            <text:p>14/06/2023</text:p>
          </table:table-cell>
          <table:table-cell office:value-type="date" office:date-value="2028-07-18" calcext:value-type="date">
            <text:p>18/07/2028</text:p>
          </table:table-cell>
          <table:table-cell office:value-type="date" office:date-value="2023-12-13" calcext:value-type="date">
            <text:p>13/12/2023</text:p>
          </table:table-cell>
          <table:table-cell office:value-type="date" office:date-value="2025-06-13" calcext:value-type="date">
            <text:p>13/06/2025</text:p>
          </table:table-cell>
          <table:table-cell office:value-type="date" office:date-value="2024-06-07" calcext:value-type="date">
            <text:p>07/06/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JH16H9996</text:p>
          </table:table-cell>
          <table:table-cell/>
          <table:table-cell office:value-type="string" calcext:value-type="string">
            <text:p>TARUN KUMAR MANDAL</text:p>
          </table:table-cell>
          <table:table-cell office:value-type="string" calcext:value-type="string">
            <text:p>D175</text:p>
          </table:table-cell>
          <table:table-cell table:number-columns-repeated="2" office:value-type="date" office:date-value="2024-03-06" calcext:value-type="date">
            <text:p>06/03/2024</text:p>
          </table:table-cell>
          <table:table-cell office:value-type="string" calcext:value-type="string">
            <text:p>TARUN KUMAR MANDL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LITTIPARA PAKUR ,PAKUR,JHARKHAND ,816104</text:p>
          </table:table-cell>
          <table:table-cell office:value-type="float" office:value="16" calcext:value-type="float">
            <text:p>16</text:p>
          </table:table-cell>
          <table:table-cell office:value-type="float" office:value="16.96" calcext:value-type="float">
            <text:p>16.96</text:p>
          </table:table-cell>
          <table:table-cell table:style-name="ce2" office:value-type="float" office:value="9430368259" calcext:value-type="float">
            <text:p>9430368259</text:p>
          </table:table-cell>
          <table:table-cell table:style-name="ce2" office:value-type="float" office:value="9123391245" calcext:value-type="float">
            <text:p>9123391245</text:p>
          </table:table-cell>
          <table:table-cell office:value-type="string" calcext:value-type="string">
            <text:p>OWNER</text:p>
          </table:table-cell>
          <table:table-cell office:value-type="date" office:date-value="2023-08-05" calcext:value-type="date">
            <text:p>05/08/2023</text:p>
          </table:table-cell>
          <table:table-cell office:value-type="date" office:date-value="2028-09-28" calcext:value-type="date">
            <text:p>28/09/2028</text:p>
          </table:table-cell>
          <table:table-cell office:value-type="date" office:date-value="2024-05-04" calcext:value-type="date">
            <text:p>04/05/2024</text:p>
          </table:table-cell>
          <table:table-cell office:value-type="date" office:date-value="2025-08-04" calcext:value-type="date">
            <text:p>04/08/2025</text:p>
          </table:table-cell>
          <table:table-cell office:value-type="date" office:date-value="2024-07-14" calcext:value-type="date">
            <text:p>14/07/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NALIN SOREN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JH16H1850</text:p>
          </table:table-cell>
          <table:table-cell/>
          <table:table-cell office:value-type="string" calcext:value-type="string">
            <text:p>TARUN KUMAR MANDAL</text:p>
          </table:table-cell>
          <table:table-cell office:value-type="string" calcext:value-type="string">
            <text:p>D175</text:p>
          </table:table-cell>
          <table:table-cell office:value-type="date" office:date-value="2024-03-06" calcext:value-type="date">
            <text:p>06/03/2024</text:p>
          </table:table-cell>
          <table:table-cell office:value-type="date" office:date-value="2025-06-02" calcext:value-type="date">
            <text:p>02/06/2025</text:p>
          </table:table-cell>
          <table:table-cell office:value-type="string" calcext:value-type="string">
            <text:p>TARUN KUMAR MANDL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LITTIPARA PAKUR ,PAKUR,JHARKHAND ,816104</text:p>
          </table:table-cell>
          <table:table-cell office:value-type="float" office:value="16" calcext:value-type="float">
            <text:p>16</text:p>
          </table:table-cell>
          <table:table-cell office:value-type="float" office:value="16.94" calcext:value-type="float">
            <text:p>16.94</text:p>
          </table:table-cell>
          <table:table-cell table:style-name="ce2" office:value-type="float" office:value="9430368259" calcext:value-type="float">
            <text:p>9430368259</text:p>
          </table:table-cell>
          <table:table-cell table:style-name="ce2" office:value-type="float" office:value="9123391245" calcext:value-type="float">
            <text:p>9123391245</text:p>
          </table:table-cell>
          <table:table-cell office:value-type="string" calcext:value-type="string">
            <text:p>OWNER</text:p>
          </table:table-cell>
          <table:table-cell office:value-type="date" office:date-value="2025-04-27" calcext:value-type="date">
            <text:p>27/04/2025</text:p>
          </table:table-cell>
          <table:table-cell office:value-type="date" office:date-value="2029-05-06" calcext:value-type="date">
            <text:p>06/05/2029</text:p>
          </table:table-cell>
          <table:table-cell office:value-type="date" office:date-value="2025-07-26" calcext:value-type="date">
            <text:p>26/07/2025</text:p>
          </table:table-cell>
          <table:table-cell office:value-type="date" office:date-value="2026-04-26" calcext:value-type="date">
            <text:p>26/04/2026</text:p>
          </table:table-cell>
          <table:table-cell office:value-type="date" office:date-value="2026-04-25" calcext:value-type="date">
            <text:p>25/04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JH04Y3245</text:p>
          </table:table-cell>
          <table:table-cell office:value-type="float" office:value="43245" calcext:value-type="float">
            <text:p>043245</text:p>
          </table:table-cell>
          <table:table-cell office:value-type="string" calcext:value-type="string">
            <text:p>GOPAL TRANSPORT</text:p>
          </table:table-cell>
          <table:table-cell office:value-type="string" calcext:value-type="string">
            <text:p>D176</text:p>
          </table:table-cell>
          <table:table-cell office:value-type="date" office:date-value="2024-03-06" calcext:value-type="date">
            <text:p>06/03/2024</text:p>
          </table:table-cell>
          <table:table-cell office:value-type="date" office:date-value="2024-04-05" calcext:value-type="date">
            <text:p>05/04/2024</text:p>
          </table:table-cell>
          <table:table-cell office:value-type="string" calcext:value-type="string">
            <text:p>SRI GOPAL BHAGAT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MAIN ROAD ,PAKURIA DISPENSARY,PAKURIA, JHARKHAND ,816117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8809846484" calcext:value-type="float">
            <text:p>8809846484</text:p>
          </table:table-cell>
          <table:table-cell table:style-name="ce2" office:value-type="float" office:value="7461960336" calcext:value-type="float">
            <text:p>7461960336</text:p>
          </table:table-cell>
          <table:table-cell office:value-type="string" calcext:value-type="string">
            <text:p>OWNER</text:p>
          </table:table-cell>
          <table:table-cell office:value-type="date" office:date-value="2022-11-28" calcext:value-type="date">
            <text:p>28/11/2022</text:p>
          </table:table-cell>
          <table:table-cell office:value-type="date" office:date-value="2027-11-29" calcext:value-type="date">
            <text:p>29/11/2027</text:p>
          </table:table-cell>
          <table:table-cell office:value-type="date" office:date-value="2024-05-25" calcext:value-type="date">
            <text:p>25/05/2024</text:p>
          </table:table-cell>
          <table:table-cell office:value-type="date" office:date-value="2024-11-27" calcext:value-type="date">
            <text:p>27/11/2024</text:p>
          </table:table-cell>
          <table:table-cell office:value-type="date" office:date-value="2024-11-25" calcext:value-type="date">
            <text:p>25/11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H16H3607</text:p>
          </table:table-cell>
          <table:table-cell/>
          <table:table-cell office:value-type="string" calcext:value-type="string">
            <text:p>UMESH KUMAR THAKUR</text:p>
          </table:table-cell>
          <table:table-cell office:value-type="string" calcext:value-type="string">
            <text:p>D177</text:p>
          </table:table-cell>
          <table:table-cell office:value-type="date" office:date-value="2024-03-07" calcext:value-type="date">
            <text:p>07/03/2024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MESH KUMAR THAKU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.66" calcext:value-type="float">
            <text:p>16.66</text:p>
          </table:table-cell>
          <table:table-cell table:style-name="ce2" table:number-columns-repeated="2"/>
          <table:table-cell table:number-columns-repeated="9"/>
          <table:table-cell table:style-name="ce2"/>
          <table:table-cell table:number-columns-repeated="8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JH04AB0299</text:p>
          </table:table-cell>
          <table:table-cell/>
          <table:table-cell office:value-type="string" calcext:value-type="string">
            <text:p>SURENDRA PRASAD SINGH</text:p>
          </table:table-cell>
          <table:table-cell office:value-type="string" calcext:value-type="string">
            <text:p>D178</text:p>
          </table:table-cell>
          <table:table-cell office:value-type="date" office:date-value="2024-03-27" calcext:value-type="date">
            <text:p>27/03/2024</text:p>
          </table:table-cell>
          <table:table-cell office:value-type="date" office:date-value="2024-05-18" calcext:value-type="date">
            <text:p>18/05/2024</text:p>
          </table:table-cell>
          <table:table-cell office:value-type="string" calcext:value-type="string">
            <text:p>SURENDRA PRASAD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SHIKARIPARA,DUMKA,JHARKHAND,816118</text:p>
          </table:table-cell>
          <table:table-cell office:value-type="float" office:value="16" calcext:value-type="float">
            <text:p>16</text:p>
          </table:table-cell>
          <table:table-cell office:value-type="float" office:value="16.72" calcext:value-type="float">
            <text:p>16.72</text:p>
          </table:table-cell>
          <table:table-cell table:style-name="ce2" office:value-type="float" office:value="7004191690" calcext:value-type="float">
            <text:p>7004191690</text:p>
          </table:table-cell>
          <table:table-cell table:style-name="ce2" office:value-type="float" office:value="8252005442" calcext:value-type="float">
            <text:p>8252005442</text:p>
          </table:table-cell>
          <table:table-cell office:value-type="string" calcext:value-type="string">
            <text:p>OWNER</text:p>
          </table:table-cell>
          <table:table-cell office:value-type="date" office:date-value="2024-04-09" calcext:value-type="date">
            <text:p>09/04/2024</text:p>
          </table:table-cell>
          <table:table-cell office:value-type="date" office:date-value="2029-04-22" calcext:value-type="date">
            <text:p>22/04/2029</text:p>
          </table:table-cell>
          <table:table-cell office:value-type="date" office:date-value="2024-07-08" calcext:value-type="date">
            <text:p>08/07/2024</text:p>
          </table:table-cell>
          <table:table-cell office:value-type="date" office:date-value="2026-04-08" calcext:value-type="date">
            <text:p>08/04/2026</text:p>
          </table:table-cell>
          <table:table-cell office:value-type="date" office:date-value="2025-04-07" calcext:value-type="date">
            <text:p>07/04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FO (DUMKA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JH04AB2885</text:p>
          </table:table-cell>
          <table:table-cell/>
          <table:table-cell office:value-type="string" calcext:value-type="string">
            <text:p>SURENDRA PRASAD SINGH</text:p>
          </table:table-cell>
          <table:table-cell office:value-type="string" calcext:value-type="string">
            <text:p>D178</text:p>
          </table:table-cell>
          <table:table-cell office:value-type="date" office:date-value="2024-03-27" calcext:value-type="date">
            <text:p>27/03/2024</text:p>
          </table:table-cell>
          <table:table-cell office:value-type="date" office:date-value="2024-05-18" calcext:value-type="date">
            <text:p>18/05/2024</text:p>
          </table:table-cell>
          <table:table-cell office:value-type="string" calcext:value-type="string">
            <text:p>SURENDRA PRASAD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SHIKARIPARA,DUMKA,JHARKHAND,816118</text:p>
          </table:table-cell>
          <table:table-cell office:value-type="float" office:value="16" calcext:value-type="float">
            <text:p>16</text:p>
          </table:table-cell>
          <table:table-cell office:value-type="float" office:value="16.62" calcext:value-type="float">
            <text:p>16.62</text:p>
          </table:table-cell>
          <table:table-cell table:style-name="ce2" office:value-type="float" office:value="7004191690" calcext:value-type="float">
            <text:p>7004191690</text:p>
          </table:table-cell>
          <table:table-cell table:style-name="ce2" office:value-type="float" office:value="8252005442" calcext:value-type="float">
            <text:p>8252005442</text:p>
          </table:table-cell>
          <table:table-cell office:value-type="string" calcext:value-type="string">
            <text:p>OWNER</text:p>
          </table:table-cell>
          <table:table-cell office:value-type="date" office:date-value="2024-04-09" calcext:value-type="date">
            <text:p>09/04/2024</text:p>
          </table:table-cell>
          <table:table-cell office:value-type="date" office:date-value="2029-04-22" calcext:value-type="date">
            <text:p>22/04/2029</text:p>
          </table:table-cell>
          <table:table-cell office:value-type="date" office:date-value="2024-07-08" calcext:value-type="date">
            <text:p>08/07/2024</text:p>
          </table:table-cell>
          <table:table-cell office:value-type="date" office:date-value="2026-04-08" calcext:value-type="date">
            <text:p>08/04/2026</text:p>
          </table:table-cell>
          <table:table-cell office:value-type="date" office:date-value="2025-04-07" calcext:value-type="date">
            <text:p>07/04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DFO (DUMKA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JH16G7224</text:p>
          </table:table-cell>
          <table:table-cell office:value-type="float" office:value="7224" calcext:value-type="float">
            <text:p>007224</text:p>
          </table:table-cell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34" calcext:value-type="float">
            <text:p>17.34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office:value-type="string" calcext:value-type="string">
            <text:p>OWNER</text:p>
          </table:table-cell>
          <table:table-cell office:value-type="date" office:date-value="2022-06-29" calcext:value-type="date">
            <text:p>29/06/2022</text:p>
          </table:table-cell>
          <table:table-cell office:value-type="date" office:date-value="2027-07-07" calcext:value-type="date">
            <text:p>07/07/2027</text:p>
          </table:table-cell>
          <table:table-cell table:number-columns-repeated="2" office:value-type="date" office:date-value="2024-06-28" calcext:value-type="date">
            <text:p>28/06/2024</text:p>
          </table:table-cell>
          <table:table-cell office:value-type="date" office:date-value="2024-06-23" calcext:value-type="date">
            <text:p>23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JH16G5353</text:p>
          </table:table-cell>
          <table:table-cell office:value-type="float" office:value="5353" calcext:value-type="float">
            <text:p>005353</text:p>
          </table:table-cell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office:value-type="string" calcext:value-type="string">
            <text:p>OWNER</text:p>
          </table:table-cell>
          <table:table-cell office:value-type="date" office:date-value="2022-06-29" calcext:value-type="date">
            <text:p>29/06/2022</text:p>
          </table:table-cell>
          <table:table-cell table:number-columns-repeated="3" office:value-type="date" office:date-value="2024-06-28" calcext:value-type="date">
            <text:p>28/06/2024</text:p>
          </table:table-cell>
          <table:table-cell office:value-type="date" office:date-value="2024-06-23" calcext:value-type="date">
            <text:p>23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72" office:value-type="string" calcext:value-type="string">
            <text:p>JH16H6597</text:p>
          </table:table-cell>
          <table:table-cell office:value-type="float" office:value="6597" calcext:value-type="float">
            <text:p>006597</text:p>
          </table:table-cell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54" calcext:value-type="float">
            <text:p>17.54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3-15" calcext:value-type="date">
            <text:p>15/03/2024</text:p>
          </table:table-cell>
          <table:table-cell table:style-name="ce111" office:value-type="date" office:date-value="2028-03-19" calcext:value-type="date">
            <text:p>19/03/2028</text:p>
          </table:table-cell>
          <table:table-cell table:style-name="ce111" office:value-type="date" office:date-value="2024-06-09" calcext:value-type="date">
            <text:p>09/06/2024</text:p>
          </table:table-cell>
          <table:table-cell table:style-name="ce111" office:value-type="date" office:date-value="2025-03-14" calcext:value-type="date">
            <text:p>14/03/2025</text:p>
          </table:table-cell>
          <table:table-cell table:style-name="ce111" office:value-type="date" office:date-value="2025-03-13" calcext:value-type="date">
            <text:p>13/03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73" office:value-type="string" calcext:value-type="string">
            <text:p>JH16G3936</text:p>
          </table:table-cell>
          <table:table-cell office:value-type="float" office:value="3936" calcext:value-type="float">
            <text:p>003936</text:p>
          </table:table-cell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16" calcext:value-type="float">
            <text:p>17.16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5-23" calcext:value-type="date">
            <text:p>23/05/2022</text:p>
          </table:table-cell>
          <table:table-cell table:style-name="ce111" office:value-type="date" office:date-value="2027-06-06" calcext:value-type="date">
            <text:p>06/06/2027</text:p>
          </table:table-cell>
          <table:table-cell table:number-columns-repeated="2" table:style-name="ce111" office:value-type="date" office:date-value="2024-05-22" calcext:value-type="date">
            <text:p>22/05/2024</text:p>
          </table:table-cell>
          <table:table-cell table:style-name="ce111" office:value-type="date" office:date-value="2024-05-12" calcext:value-type="date">
            <text:p>12/05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74" office:value-type="string" calcext:value-type="string">
            <text:p>JH16F6104</text:p>
          </table:table-cell>
          <table:table-cell/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32" calcext:value-type="float">
            <text:p>17.32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4-09-06" calcext:value-type="date">
            <text:p>06/09/2024</text:p>
          </table:table-cell>
          <table:table-cell table:style-name="ce111"/>
          <table:table-cell table:style-name="ce111" office:value-type="date" office:date-value="2024-06-05" calcext:value-type="date">
            <text:p>05/06/2024</text:p>
          </table:table-cell>
          <table:table-cell table:style-name="ce111" office:value-type="date" office:date-value="2025-10-12" calcext:value-type="date">
            <text:p>12/10/2025</text:p>
          </table:table-cell>
          <table:table-cell table:style-name="ce111" office:value-type="date" office:date-value="2024-09-04" calcext:value-type="date">
            <text:p>04/09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75" office:value-type="string" calcext:value-type="string">
            <text:p>JH16F5926</text:p>
          </table:table-cell>
          <table:table-cell/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4-09-06" calcext:value-type="date">
            <text:p>06/09/2024</text:p>
          </table:table-cell>
          <table:table-cell table:style-name="ce111"/>
          <table:table-cell table:style-name="ce111" office:value-type="date" office:date-value="2024-06-05" calcext:value-type="date">
            <text:p>05/06/2024</text:p>
          </table:table-cell>
          <table:table-cell table:style-name="ce111" office:value-type="date" office:date-value="2025-10-11" calcext:value-type="date">
            <text:p>11/10/2025</text:p>
          </table:table-cell>
          <table:table-cell table:style-name="ce111" office:value-type="date" office:date-value="2024-09-04" calcext:value-type="date">
            <text:p>04/09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76" office:value-type="string" calcext:value-type="string">
            <text:p>JH04Y5681</text:p>
          </table:table-cell>
          <table:table-cell office:value-type="float" office:value="5681" calcext:value-type="float">
            <text:p>005681</text:p>
          </table:table-cell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76" calcext:value-type="float">
            <text:p>16.76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0-28" calcext:value-type="date">
            <text:p>28/10/2022</text:p>
          </table:table-cell>
          <table:table-cell table:style-name="ce111" office:value-type="date" office:date-value="2027-11-01" calcext:value-type="date">
            <text:p>01/11/2027</text:p>
          </table:table-cell>
          <table:table-cell table:style-name="ce111" office:value-type="date" office:date-value="2024-04-27" calcext:value-type="date">
            <text:p>27/04/2024</text:p>
          </table:table-cell>
          <table:table-cell table:style-name="ce111" office:value-type="date" office:date-value="2024-10-27" calcext:value-type="date">
            <text:p>27/10/2024</text:p>
          </table:table-cell>
          <table:table-cell table:style-name="ce111" office:value-type="date" office:date-value="2024-10-24" calcext:value-type="date">
            <text:p>24/10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77" office:value-type="string" calcext:value-type="string">
            <text:p>JH16G6015</text:p>
          </table:table-cell>
          <table:table-cell office:value-type="float" office:value="6015" calcext:value-type="float">
            <text:p>006015</text:p>
          </table:table-cell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04" calcext:value-type="float">
            <text:p>17.04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0-10" calcext:value-type="date">
            <text:p>10/10/2022</text:p>
          </table:table-cell>
          <table:table-cell table:style-name="ce111" office:value-type="date" office:date-value="2027-11-21" calcext:value-type="date">
            <text:p>21/11/2027</text:p>
          </table:table-cell>
          <table:table-cell table:style-name="ce111" office:value-type="date" office:date-value="2024-04-09" calcext:value-type="date">
            <text:p>09/04/2024</text:p>
          </table:table-cell>
          <table:table-cell table:style-name="ce111" office:value-type="date" office:date-value="2024-10-09" calcext:value-type="date">
            <text:p>09/10/2024</text:p>
          </table:table-cell>
          <table:table-cell table:style-name="ce111" office:value-type="date" office:date-value="2024-09-29" calcext:value-type="date">
            <text:p>29/09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78" office:value-type="string" calcext:value-type="string">
            <text:p>JH16H5507</text:p>
          </table:table-cell>
          <table:table-cell/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.86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3-03" calcext:value-type="date">
            <text:p>03/03/2023</text:p>
          </table:table-cell>
          <table:table-cell table:style-name="ce111" office:value-type="date" office:date-value="2028-03-15" calcext:value-type="date">
            <text:p>15/03/2028</text:p>
          </table:table-cell>
          <table:table-cell table:style-name="ce111" office:value-type="date" office:date-value="2024-05-26" calcext:value-type="date">
            <text:p>26/05/2024</text:p>
          </table:table-cell>
          <table:table-cell table:style-name="ce111" office:value-type="date" office:date-value="2025-03-02" calcext:value-type="date">
            <text:p>02/03/2025</text:p>
          </table:table-cell>
          <table:table-cell table:style-name="ce111" office:value-type="date" office:date-value="2025-03-01" calcext:value-type="date">
            <text:p>01/03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79" office:value-type="string" calcext:value-type="string">
            <text:p>JH16G8682</text:p>
          </table:table-cell>
          <table:table-cell/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4-29" calcext:value-type="date">
            <text:p>29/04/2022</text:p>
          </table:table-cell>
          <table:table-cell table:style-name="ce111" office:value-type="date" office:date-value="2027-05-10" calcext:value-type="date">
            <text:p>10/05/2027</text:p>
          </table:table-cell>
          <table:table-cell table:number-columns-repeated="2" table:style-name="ce111" office:value-type="date" office:date-value="2024-04-28" calcext:value-type="date">
            <text:p>28/04/2024</text:p>
          </table:table-cell>
          <table:table-cell table:style-name="ce111" office:value-type="date" office:date-value="2024-04-26" calcext:value-type="date">
            <text:p>26/04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80" office:value-type="string" calcext:value-type="string">
            <text:p>JH16F0284</text:p>
          </table:table-cell>
          <table:table-cell office:value-type="float" office:value="284" calcext:value-type="float">
            <text:p>000284</text:p>
          </table:table-cell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8-04" calcext:value-type="date">
            <text:p>04/08/2022</text:p>
          </table:table-cell>
          <table:table-cell table:style-name="ce111" office:value-type="date" office:date-value="2026-08-16" calcext:value-type="date">
            <text:p>16/08/2026</text:p>
          </table:table-cell>
          <table:table-cell table:style-name="ce111" office:value-type="date" office:date-value="2024-05-03" calcext:value-type="date">
            <text:p>03/05/2024</text:p>
          </table:table-cell>
          <table:table-cell table:style-name="ce111" office:value-type="date" office:date-value="2025-07-26" calcext:value-type="date">
            <text:p>26/07/2025</text:p>
          </table:table-cell>
          <table:table-cell table:style-name="ce111" office:value-type="date" office:date-value="2024-07-30" calcext:value-type="date">
            <text:p>30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81" office:value-type="string" calcext:value-type="string">
            <text:p>JH16H2925</text:p>
          </table:table-cell>
          <table:table-cell/>
          <table:table-cell office:value-type="string" calcext:value-type="string">
            <text:p>HMB PROJECTS PRIVATE LIMITED</text:p>
          </table:table-cell>
          <table:table-cell office:value-type="string" calcext:value-type="string">
            <text:p>D179</text:p>
          </table:table-cell>
          <table:table-cell table:number-columns-repeated="2" office:value-type="date" office:date-value="2024-04-01" calcext:value-type="date">
            <text:p>01/04/2024</text:p>
          </table:table-cell>
          <table:table-cell office:value-type="string" calcext:value-type="string">
            <text:p><text:s text:c="2"/>SRI HAKIM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Kolajora Ward No-3,Rampur,Pakur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4-03-20" calcext:value-type="date">
            <text:p>20/03/2024</text:p>
          </table:table-cell>
          <table:table-cell table:style-name="ce111"/>
          <table:table-cell table:style-name="ce111" office:value-type="date" office:date-value="2024-06-14" calcext:value-type="date">
            <text:p>14/06/2024</text:p>
          </table:table-cell>
          <table:table-cell table:style-name="ce111" office:value-type="date" office:date-value="2026-03-19" calcext:value-type="date">
            <text:p>19/03/2026</text:p>
          </table:table-cell>
          <table:table-cell table:style-name="ce111" office:value-type="date" office:date-value="2025-03-15" calcext:value-type="date">
            <text:p>15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 table:style-name="ce111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JH16H9678</text:p>
          </table:table-cell>
          <table:table-cell office:value-type="float" office:value="169678" calcext:value-type="float">
            <text:p>169678</text:p>
          </table:table-cell>
          <table:table-cell office:value-type="string" calcext:value-type="string">
            <text:p>MAA SANTOSHI ENTERPRISES</text:p>
          </table:table-cell>
          <table:table-cell office:value-type="string" calcext:value-type="string">
            <text:p>D180</text:p>
          </table:table-cell>
          <table:table-cell table:number-columns-repeated="2" office:value-type="string" calcext:value-type="string">
            <text:p>02.04.2024</text:p>
          </table:table-cell>
          <table:table-cell office:value-type="string" calcext:value-type="string">
            <text:p>SRI JITENDRA BHAGAT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AKURIA,MAIN ROAD PAKUR,JHARKAND,816117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7366804843" calcext:value-type="float">
            <text:p>7366804843</text:p>
          </table:table-cell>
          <table:table-cell table:style-name="ce2" office:value-type="float" office:value="8809846484" calcext:value-type="float">
            <text:p>8809846484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22.03.2024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17.06.2024</text:p>
          </table:table-cell>
          <table:table-cell office:value-type="string" calcext:value-type="string">
            <text:p>21.03.2026</text:p>
          </table:table-cell>
          <table:table-cell office:value-type="string" calcext:value-type="string">
            <text:p>18.03.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82" office:value-type="string" calcext:value-type="string">
            <text:p>JH04Z0924</text:p>
          </table:table-cell>
          <table:table-cell office:value-type="float" office:value="924" calcext:value-type="float">
            <text:p>000924</text:p>
          </table:table-cell>
          <table:table-cell office:value-type="string" calcext:value-type="string">
            <text:p>M/S MOHAN CHAUDHARY</text:p>
          </table:table-cell>
          <table:table-cell office:value-type="string" calcext:value-type="string">
            <text:p>D181</text:p>
          </table:table-cell>
          <table:table-cell table:number-columns-repeated="2" office:value-type="date" office:date-value="2024-04-03" calcext:value-type="date">
            <text:p>03/04/2024</text:p>
          </table:table-cell>
          <table:table-cell office:value-type="string" calcext:value-type="string">
            <text:p>SRI MOHAN CHAUDHARY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1382,POKARIAROAD, GOPIKNDER , AMRAPARA, DUMKA JHARKHAND ,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8434702620" calcext:value-type="float">
            <text:p>8434702620</text:p>
          </table:table-cell>
          <table:table-cell table:style-name="ce2" office:value-type="float" office:value="7484067093" calcext:value-type="float">
            <text:p>7484067093</text:p>
          </table:table-cell>
          <table:table-cell office:value-type="string" calcext:value-type="string">
            <text:p>OWNER</text:p>
          </table:table-cell>
          <table:table-cell table:style-name="ce111" office:value-type="date" office:date-value="2024-06-03" calcext:value-type="date">
            <text:p>03/06/2024</text:p>
          </table:table-cell>
          <table:table-cell table:style-name="ce111" office:value-type="date" office:date-value="2028-07-09" calcext:value-type="date">
            <text:p>09/07/2028</text:p>
          </table:table-cell>
          <table:table-cell table:style-name="ce111" office:value-type="date" office:date-value="2024-05-28" calcext:value-type="date">
            <text:p>28/05/2024</text:p>
          </table:table-cell>
          <table:table-cell table:style-name="ce111" office:value-type="date" office:date-value="2025-06-02" calcext:value-type="date">
            <text:p>02/06/2025</text:p>
          </table:table-cell>
          <table:table-cell table:style-name="ce111" office:value-type="date" office:date-value="2024-05-24" calcext:value-type="date">
            <text:p>24/05/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EW VECHILE</text:p>
          </table:table-cell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JH16F2265</text:p>
          </table:table-cell>
          <table:table-cell/>
          <table:table-cell office:value-type="string" calcext:value-type="string">
            <text:p>M/S MD AFTAB ALAM</text:p>
          </table:table-cell>
          <table:table-cell office:value-type="string" calcext:value-type="string">
            <text:p>D182</text:p>
          </table:table-cell>
          <table:table-cell table:number-columns-repeated="2" office:value-type="date" office:date-value="2024-04-05" calcext:value-type="date">
            <text:p>05/04/2024</text:p>
          </table:table-cell>
          <table:table-cell office:value-type="string" calcext:value-type="string">
            <text:p>SRI MD AFTAB ALAM</text:p>
          </table:table-cell>
          <table:table-cell office:value-type="string" calcext:value-type="string">
            <text:p>ALUBERA</text:p>
          </table:table-cell>
          <table:table-cell office:value-type="string" calcext:value-type="string">
            <text:p>AMRAPARA,UPGRADED HIGH SCHOOL ALUBERA, ALUBERA,PAKUR,JHARKHAND ,814111</text:p>
          </table:table-cell>
          <table:table-cell office:value-type="float" office:value="16" calcext:value-type="float">
            <text:p>16</text:p>
          </table:table-cell>
          <table:table-cell office:value-type="float" office:value="16.62" calcext:value-type="float">
            <text:p>16.62</text:p>
          </table:table-cell>
          <table:table-cell table:style-name="ce2" office:value-type="float" office:value="9631535576" calcext:value-type="float">
            <text:p>9631535576</text:p>
          </table:table-cell>
          <table:table-cell table:style-name="ce2" office:value-type="float" office:value="8271222245" calcext:value-type="float">
            <text:p>8271222245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1-08-06" calcext:value-type="date">
            <text:p>06/08/2021</text:p>
          </table:table-cell>
          <table:table-cell table:style-name="ce111" office:value-type="date" office:date-value="2026-06-16" calcext:value-type="date">
            <text:p>16/06/2026</text:p>
          </table:table-cell>
          <table:table-cell table:style-name="ce111" office:value-type="date" office:date-value="2024-05-04" calcext:value-type="date">
            <text:p>04/05/2024</text:p>
          </table:table-cell>
          <table:table-cell table:style-name="ce111" office:value-type="date" office:date-value="2025-08-10" calcext:value-type="date">
            <text:p>10/08/2025</text:p>
          </table:table-cell>
          <table:table-cell table:style-name="ce111" office:value-type="date" office:date-value="2024-07-03" calcext:value-type="date">
            <text:p>03/07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BIJAY HASDA (MP)</text:p>
          </table:table-cell>
          <table:table-cell office:value-type="string" calcext:value-type="string">
            <text:p>GRAMIN</text:p>
          </table:table-cell>
          <table:table-cell table:number-columns-repeated="8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JH16H2510</text:p>
          </table:table-cell>
          <table:table-cell office:value-type="float" office:value="251000" calcext:value-type="float">
            <text:p>251000</text:p>
          </table:table-cell>
          <table:table-cell office:value-type="string" calcext:value-type="string">
            <text:p>MAA ANAND MAYEE CONSTRUCTION</text:p>
          </table:table-cell>
          <table:table-cell office:value-type="string" calcext:value-type="string">
            <text:p>D183</text:p>
          </table:table-cell>
          <table:table-cell table:number-columns-repeated="2" office:value-type="date" office:date-value="2024-04-08" calcext:value-type="date">
            <text:p>08/04/2024</text:p>
          </table:table-cell>
          <table:table-cell office:value-type="string" calcext:value-type="string">
            <text:p>PRAVEEN KUMAR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AKUR, JHARKHAND 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9955137339" calcext:value-type="float">
            <text:p>9955137339</text:p>
          </table:table-cell>
          <table:table-cell table:style-name="ce2" office:value-type="float" office:value="7991177944" calcext:value-type="float">
            <text:p>7991177944</text:p>
          </table:table-cell>
          <table:table-cell table:style-name="ce2" office:value-type="string" calcext:value-type="string">
            <text:p>NOT OWNER</text:p>
          </table:table-cell>
          <table:table-cell office:value-type="date" office:date-value="2024-01-13" calcext:value-type="date">
            <text:p>13/01/2024</text:p>
          </table:table-cell>
          <table:table-cell office:value-type="date" office:date-value="2029-01-16" calcext:value-type="date">
            <text:p>16/01/2029</text:p>
          </table:table-cell>
          <table:table-cell office:value-type="date" office:date-value="2024-04-12" calcext:value-type="date">
            <text:p>12/04/2024</text:p>
          </table:table-cell>
          <table:table-cell office:value-type="date" office:date-value="2026-01-12" calcext:value-type="date">
            <text:p>12/01/2026</text:p>
          </table:table-cell>
          <table:table-cell office:value-type="date" office:date-value="2025-01-03" calcext:value-type="date">
            <text:p>03/01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PS TO <text:s/>DUMKA COMNR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H16H7277</text:p>
          </table:table-cell>
          <table:table-cell office:value-type="float" office:value="167277" calcext:value-type="float">
            <text:p>167277</text:p>
          </table:table-cell>
          <table:table-cell office:value-type="string" calcext:value-type="string">
            <text:p>MAA ANAND MAYEE CONSTRUCTION</text:p>
          </table:table-cell>
          <table:table-cell office:value-type="string" calcext:value-type="string">
            <text:p>D183</text:p>
          </table:table-cell>
          <table:table-cell table:number-columns-repeated="2" office:value-type="date" office:date-value="2024-04-08" calcext:value-type="date">
            <text:p>08/04/2024</text:p>
          </table:table-cell>
          <table:table-cell office:value-type="string" calcext:value-type="string">
            <text:p>PRAVEEN KUMAR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AKUR, JHARKHAND 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9955137339" calcext:value-type="float">
            <text:p>9955137339</text:p>
          </table:table-cell>
          <table:table-cell table:style-name="ce2" office:value-type="float" office:value="7991177944" calcext:value-type="float">
            <text:p>7991177944</text:p>
          </table:table-cell>
          <table:table-cell office:value-type="string" calcext:value-type="string">
            <text:p>OWNER</text:p>
          </table:table-cell>
          <table:table-cell office:value-type="date" office:date-value="2023-03-04" calcext:value-type="date">
            <text:p>04/03/2023</text:p>
          </table:table-cell>
          <table:table-cell office:value-type="date" office:date-value="2028-03-14" calcext:value-type="date">
            <text:p>14/03/2028</text:p>
          </table:table-cell>
          <table:table-cell office:value-type="date" office:date-value="2024-06-03" calcext:value-type="date">
            <text:p>03/06/2024</text:p>
          </table:table-cell>
          <table:table-cell office:value-type="date" office:date-value="2025-03-03" calcext:value-type="date">
            <text:p>03/03/2025</text:p>
          </table:table-cell>
          <table:table-cell office:value-type="date" office:date-value="2025-02-28" calcext:value-type="date">
            <text:p>28/02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PS TO <text:s/>DUMKA COMNR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JH04AB4869</text:p>
          </table:table-cell>
          <table:table-cell/>
          <table:table-cell office:value-type="string" calcext:value-type="string">
            <text:p>AKP ENTERPRISES</text:p>
          </table:table-cell>
          <table:table-cell office:value-type="string" calcext:value-type="string">
            <text:p>D184</text:p>
          </table:table-cell>
          <table:table-cell table:number-columns-repeated="2" office:value-type="date" office:date-value="2024-04-10" calcext:value-type="date">
            <text:p>10/04/2024</text:p>
          </table:table-cell>
          <table:table-cell office:value-type="string" calcext:value-type="string">
            <text:p>PAULINA MURMU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KHAROUNIBAJAR,GOPIKANDAR,KARUDIH,DUMKA, JHARKHAND,816117</text:p>
          </table:table-cell>
          <table:table-cell office:value-type="float" office:value="16" calcext:value-type="float">
            <text:p>16</text:p>
          </table:table-cell>
          <table:table-cell office:value-type="float" office:value="16.44" calcext:value-type="float">
            <text:p>16.44</text:p>
          </table:table-cell>
          <table:table-cell table:style-name="ce2" office:value-type="float" office:value="8235704106" calcext:value-type="float">
            <text:p>8235704106</text:p>
          </table:table-cell>
          <table:table-cell table:style-name="ce2" office:value-type="float" office:value="9939105877" calcext:value-type="float">
            <text:p>9939105877</text:p>
          </table:table-cell>
          <table:table-cell office:value-type="string" calcext:value-type="string">
            <text:p>OWNER</text:p>
          </table:table-cell>
          <table:table-cell office:value-type="date" office:date-value="2024-04-09" calcext:value-type="date">
            <text:p>09/04/2024</text:p>
          </table:table-cell>
          <table:table-cell office:value-type="string" calcext:value-type="string">
            <text:p>APPLY</text:p>
          </table:table-cell>
          <table:table-cell office:value-type="date" office:date-value="2024-07-08" calcext:value-type="date">
            <text:p>08/07/2024</text:p>
          </table:table-cell>
          <table:table-cell office:value-type="date" office:date-value="2026-04-08" calcext:value-type="date">
            <text:p>08/04/2026</text:p>
          </table:table-cell>
          <table:table-cell office:value-type="date" office:date-value="2025-03-30" calcext:value-type="date">
            <text:p>30/03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H04AD1035</text:p>
          </table:table-cell>
          <table:table-cell office:value-type="float" office:value="1035" calcext:value-type="float">
            <text:p>001035</text:p>
          </table:table-cell>
          <table:table-cell office:value-type="string" calcext:value-type="string">
            <text:p>AKP ENTERPRISES</text:p>
          </table:table-cell>
          <table:table-cell office:value-type="string" calcext:value-type="string">
            <text:p>D184</text:p>
          </table:table-cell>
          <table:table-cell office:value-type="date" office:date-value="2024-04-10" calcext:value-type="date">
            <text:p>10/04/2024</text:p>
          </table:table-cell>
          <table:table-cell office:value-type="date" office:date-value="2025-12-01" calcext:value-type="date">
            <text:p>01/12/2025</text:p>
          </table:table-cell>
          <table:table-cell office:value-type="string" calcext:value-type="string">
            <text:p>PAULINA MURMU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KHAROUNIBAJAR,GOPIKANDAR,KARUDIH,DUMKA, JHARKHAND,816117</text:p>
          </table:table-cell>
          <table:table-cell office:value-type="float" office:value="16" calcext:value-type="float">
            <text:p>16</text:p>
          </table:table-cell>
          <table:table-cell office:value-type="float" office:value="16.92" calcext:value-type="float">
            <text:p>16.92</text:p>
          </table:table-cell>
          <table:table-cell table:style-name="ce2" office:value-type="float" office:value="8235704106" calcext:value-type="float">
            <text:p>8235704106</text:p>
          </table:table-cell>
          <table:table-cell table:style-name="ce2" office:value-type="float" office:value="9939105877" calcext:value-type="float">
            <text:p>9939105877</text:p>
          </table:table-cell>
          <table:table-cell office:value-type="string" calcext:value-type="string">
            <text:p>OWNER</text:p>
          </table:table-cell>
          <table:table-cell office:value-type="date" office:date-value="2025-05-09" calcext:value-type="date">
            <text:p>09/05/2025</text:p>
          </table:table-cell>
          <table:table-cell office:value-type="date" office:date-value="2030-05-22" calcext:value-type="date">
            <text:p>22/05/2030</text:p>
          </table:table-cell>
          <table:table-cell office:value-type="date" office:date-value="2025-11-07" calcext:value-type="date">
            <text:p>07/11/2025</text:p>
          </table:table-cell>
          <table:table-cell office:value-type="date" office:date-value="2027-05-08" calcext:value-type="date">
            <text:p>08/05/2027</text:p>
          </table:table-cell>
          <table:table-cell office:value-type="date" office:date-value="2026-04-01" calcext:value-type="date">
            <text:p>01/04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JH04W9015</text:p>
          </table:table-cell>
          <table:table-cell office:value-type="float" office:value="901566" calcext:value-type="float">
            <text:p>901566</text:p>
          </table:table-cell>
          <table:table-cell office:value-type="string" calcext:value-type="string">
            <text:p>UTTAM KUMAR RAJAK</text:p>
          </table:table-cell>
          <table:table-cell office:value-type="string" calcext:value-type="string">
            <text:p>D185</text:p>
          </table:table-cell>
          <table:table-cell office:value-type="date" office:date-value="2024-06-04" calcext:value-type="date">
            <text:p>04/06/2024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UTTAM KUMAR RAJAK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ARAPARA,PAKUR 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8" calcext:value-type="float">
            <text:p>16.98</text:p>
          </table:table-cell>
          <table:table-cell table:style-name="ce2" office:value-type="float" office:value="7765034747" calcext:value-type="float">
            <text:p>7765034747</text:p>
          </table:table-cell>
          <table:table-cell table:style-name="ce2" office:value-type="float" office:value="7870108005" calcext:value-type="float">
            <text:p>7870108005</text:p>
          </table:table-cell>
          <table:table-cell office:value-type="string" calcext:value-type="string">
            <text:p>NOT OWNER</text:p>
          </table:table-cell>
          <table:table-cell office:value-type="date" office:date-value="2021-10-25" calcext:value-type="date">
            <text:p>25/10/2021</text:p>
          </table:table-cell>
          <table:table-cell office:value-type="date" office:date-value="2024-10-28" calcext:value-type="date">
            <text:p>28/10/2024</text:p>
          </table:table-cell>
          <table:table-cell office:value-type="date" office:date-value="2024-07-21" calcext:value-type="date">
            <text:p>21/07/2024</text:p>
          </table:table-cell>
          <table:table-cell office:value-type="date" office:date-value="2025-10-15" calcext:value-type="date">
            <text:p>15/10/2025</text:p>
          </table:table-cell>
          <table:table-cell office:value-type="date" office:date-value="2024-09-29" calcext:value-type="date">
            <text:p>29/09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JH04W3210</text:p>
          </table:table-cell>
          <table:table-cell office:value-type="float" office:value="321066" calcext:value-type="float">
            <text:p>321066</text:p>
          </table:table-cell>
          <table:table-cell office:value-type="string" calcext:value-type="string">
            <text:p>UTTAM KUMAR RAJAK</text:p>
          </table:table-cell>
          <table:table-cell office:value-type="string" calcext:value-type="string">
            <text:p>D185</text:p>
          </table:table-cell>
          <table:table-cell office:value-type="date" office:date-value="2024-06-04" calcext:value-type="date">
            <text:p>04/06/2024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UTTAM KUMAR RAJAK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ARAPARA,PAKUR JHARKHAND-814111</text:p>
          </table:table-cell>
          <table:table-cell office:value-type="float" office:value="16" calcext:value-type="float">
            <text:p>16</text:p>
          </table:table-cell>
          <table:table-cell office:value-type="float" office:value="17.04" calcext:value-type="float">
            <text:p>17.04</text:p>
          </table:table-cell>
          <table:table-cell table:style-name="ce2" office:value-type="float" office:value="7765034747" calcext:value-type="float">
            <text:p>7765034747</text:p>
          </table:table-cell>
          <table:table-cell table:style-name="ce2" office:value-type="float" office:value="7870108005" calcext:value-type="float">
            <text:p>7870108005</text:p>
          </table:table-cell>
          <table:table-cell office:value-type="string" calcext:value-type="string">
            <text:p>NOT OWNER</text:p>
          </table:table-cell>
          <table:table-cell office:value-type="date" office:date-value="2021-10-25" calcext:value-type="date">
            <text:p>25/10/2021</text:p>
          </table:table-cell>
          <table:table-cell office:value-type="date" office:date-value="2024-11-21" calcext:value-type="date">
            <text:p>21/11/2024</text:p>
          </table:table-cell>
          <table:table-cell office:value-type="date" office:date-value="2024-07-21" calcext:value-type="date">
            <text:p>21/07/2024</text:p>
          </table:table-cell>
          <table:table-cell office:value-type="date" office:date-value="2025-10-15" calcext:value-type="date">
            <text:p>15/10/2025</text:p>
          </table:table-cell>
          <table:table-cell office:value-type="date" office:date-value="2024-09-29" calcext:value-type="date">
            <text:p>29/09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JH04AB5772</text:p>
          </table:table-cell>
          <table:table-cell office:value-type="float" office:value="814101" calcext:value-type="float">
            <text:p>814101</text:p>
          </table:table-cell>
          <table:table-cell office:value-type="string" calcext:value-type="string">
            <text:p>M/S MENKA KUMARI </text:p>
          </table:table-cell>
          <table:table-cell office:value-type="string" calcext:value-type="string">
            <text:p>D186</text:p>
          </table:table-cell>
          <table:table-cell table:number-columns-repeated="2" office:value-type="date" office:date-value="2024-06-07" calcext:value-type="date">
            <text:p>07/06/2024</text:p>
          </table:table-cell>
          <table:table-cell office:value-type="string" calcext:value-type="string">
            <text:p>M/S MENKA KUMARI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ROUND FLOOR ,201,BANDARJORI,DUMKA,BANDARJURI,DUMKA,JHARKHAND 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9572419536" calcext:value-type="float">
            <text:p>9572419536</text:p>
          </table:table-cell>
          <table:table-cell table:style-name="ce2" office:value-type="float" office:value="7004839441" calcext:value-type="float">
            <text:p>7004839441</text:p>
          </table:table-cell>
          <table:table-cell office:value-type="string" calcext:value-type="string">
            <text:p>OWNER</text:p>
          </table:table-cell>
          <table:table-cell office:value-type="date" office:date-value="2024-05-30" calcext:value-type="date">
            <text:p>30/05/2024</text:p>
          </table:table-cell>
          <table:table-cell/>
          <table:table-cell office:value-type="date" office:date-value="2024-08-28" calcext:value-type="date">
            <text:p>28/08/2024</text:p>
          </table:table-cell>
          <table:table-cell office:value-type="date" office:date-value="2025-05-29" calcext:value-type="date">
            <text:p>29/05/2025</text:p>
          </table:table-cell>
          <table:table-cell office:value-type="date" office:date-value="2025-05-28" calcext:value-type="date">
            <text:p>28/05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PS TO <text:s/>DUMKA COMNR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JH04AC1125</text:p>
          </table:table-cell>
          <table:table-cell/>
          <table:table-cell office:value-type="string" calcext:value-type="string">
            <text:p>M/S G.B&amp;COMPANY</text:p>
          </table:table-cell>
          <table:table-cell office:value-type="string" calcext:value-type="string">
            <text:p>D187</text:p>
          </table:table-cell>
          <table:table-cell office:value-type="date" office:date-value="2024-11-10" calcext:value-type="date">
            <text:p>10/11/2024</text:p>
          </table:table-cell>
          <table:table-cell office:value-type="date" office:date-value="2024-12-01" calcext:value-type="date">
            <text:p>01/12/2024</text:p>
          </table:table-cell>
          <table:table-cell office:value-type="string" calcext:value-type="string">
            <text:p>KRISHNA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ZILA SCHOOL ROAD, DUMKA,JHARKHAND,814101</text:p>
          </table:table-cell>
          <table:table-cell office:value-type="float" office:value="16" calcext:value-type="float">
            <text:p>16</text:p>
          </table:table-cell>
          <table:table-cell office:value-type="float" office:value="17.18" calcext:value-type="float">
            <text:p>17.18</text:p>
          </table:table-cell>
          <table:table-cell table:style-name="ce2" office:value-type="float" office:value="9934520728" calcext:value-type="float">
            <text:p>9934520728</text:p>
          </table:table-cell>
          <table:table-cell/>
          <table:table-cell office:value-type="string" calcext:value-type="string">
            <text:p>OWNER</text:p>
          </table:table-cell>
          <table:table-cell office:value-type="date" office:date-value="2024-09-24" calcext:value-type="date">
            <text:p>24/09/2024</text:p>
          </table:table-cell>
          <table:table-cell office:value-type="date" office:date-value="2029-09-30" calcext:value-type="date">
            <text:p>30/09/2029</text:p>
          </table:table-cell>
          <table:table-cell office:value-type="date" office:date-value="2024-12-22" calcext:value-type="date">
            <text:p>22/12/2024</text:p>
          </table:table-cell>
          <table:table-cell office:value-type="date" office:date-value="2026-09-23" calcext:value-type="date">
            <text:p>23/09/2026</text:p>
          </table:table-cell>
          <table:table-cell office:value-type="date" office:date-value="2025-09-17" calcext:value-type="date">
            <text:p>17/09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ASHOK LEYLAND</text:p>
          </table:table-cell>
          <table:table-cell/>
          <table:table-cell table:style-name="ce2"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JH04AC6719</text:p>
          </table:table-cell>
          <table:table-cell/>
          <table:table-cell office:value-type="string" calcext:value-type="string">
            <text:p>M/S G.B&amp;COMPANY</text:p>
          </table:table-cell>
          <table:table-cell office:value-type="string" calcext:value-type="string">
            <text:p>D187</text:p>
          </table:table-cell>
          <table:table-cell office:value-type="date" office:date-value="2024-11-10" calcext:value-type="date">
            <text:p>10/11/2024</text:p>
          </table:table-cell>
          <table:table-cell office:value-type="date" office:date-value="2024-12-01" calcext:value-type="date">
            <text:p>01/12/2024</text:p>
          </table:table-cell>
          <table:table-cell office:value-type="string" calcext:value-type="string">
            <text:p>KRISHNA KUMAR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ZILA SCHOOL ROAD, DUMKA,JHARKHAND,814101</text:p>
          </table:table-cell>
          <table:table-cell office:value-type="float" office:value="16" calcext:value-type="float">
            <text:p>16</text:p>
          </table:table-cell>
          <table:table-cell office:value-type="float" office:value="17.16" calcext:value-type="float">
            <text:p>17.16</text:p>
          </table:table-cell>
          <table:table-cell table:style-name="ce2" office:value-type="float" office:value="9934520728" calcext:value-type="float">
            <text:p>9934520728</text:p>
          </table:table-cell>
          <table:table-cell/>
          <table:table-cell office:value-type="string" calcext:value-type="string">
            <text:p>OWNER</text:p>
          </table:table-cell>
          <table:table-cell office:value-type="date" office:date-value="2024-10-01" calcext:value-type="date">
            <text:p>01/10/2024</text:p>
          </table:table-cell>
          <table:table-cell office:value-type="date" office:date-value="2024-10-04" calcext:value-type="date">
            <text:p>04/10/2024</text:p>
          </table:table-cell>
          <table:table-cell office:value-type="date" office:date-value="2024-12-31" calcext:value-type="date">
            <text:p>31/12/2024</text:p>
          </table:table-cell>
          <table:table-cell office:value-type="date" office:date-value="2026-09-30" calcext:value-type="date">
            <text:p>30/09/2026</text:p>
          </table:table-cell>
          <table:table-cell office:value-type="date" office:date-value="2025-09-24" calcext:value-type="date">
            <text:p>24/09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ASHOK LEYLAND</text:p>
          </table:table-cell>
          <table:table-cell/>
          <table:table-cell table:style-name="ce2"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JH04AC5726</text:p>
          </table:table-cell>
          <table:table-cell/>
          <table:table-cell office:value-type="string" calcext:value-type="string">
            <text:p>M.K. TRANSPORT</text:p>
          </table:table-cell>
          <table:table-cell office:value-type="string" calcext:value-type="string">
            <text:p>D188</text:p>
          </table:table-cell>
          <table:table-cell office:value-type="date" office:date-value="2024-11-10" calcext:value-type="date">
            <text:p>10/11/2024</text:p>
          </table:table-cell>
          <table:table-cell office:value-type="date" office:date-value="2024-12-01" calcext:value-type="date">
            <text:p>01/12/2024</text:p>
          </table:table-cell>
          <table:table-cell office:value-type="string" calcext:value-type="string">
            <text:p>AMRIT RAJ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AMRIT NIWAS,TANTIPARA NEAR SHIV MANDIR, ANAND NURSING HOME,TANTIPARA, PAKUR , 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8340439148" calcext:value-type="float">
            <text:p>8340439148</text:p>
          </table:table-cell>
          <table:table-cell/>
          <table:table-cell table:style-name="ce2" office:value-type="string" calcext:value-type="string">
            <text:p>NOT OWNER</text:p>
          </table:table-cell>
          <table:table-cell office:value-type="date" office:date-value="2024-10-03" calcext:value-type="date">
            <text:p>03/10/2024</text:p>
          </table:table-cell>
          <table:table-cell office:value-type="date" office:date-value="2029-10-08" calcext:value-type="date">
            <text:p>08/10/2029</text:p>
          </table:table-cell>
          <table:table-cell office:value-type="date" office:date-value="2025-01-02" calcext:value-type="date">
            <text:p>02/01/2025</text:p>
          </table:table-cell>
          <table:table-cell office:value-type="date" office:date-value="2026-10-02" calcext:value-type="date">
            <text:p>02/10/2026</text:p>
          </table:table-cell>
          <table:table-cell office:value-type="date" office:date-value="2025-10-02" calcext:value-type="date">
            <text:p>02/10/2025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JH04AE1313</text:p>
          </table:table-cell>
          <table:table-cell/>
          <table:table-cell office:value-type="string" calcext:value-type="string">
            <text:p>RAJ CONSTRUCTION</text:p>
          </table:table-cell>
          <table:table-cell office:value-type="string" calcext:value-type="string">
            <text:p>D189</text:p>
          </table:table-cell>
          <table:table-cell table:number-columns-repeated="2" office:value-type="date" office:date-value="2025-06-02" calcext:value-type="date">
            <text:p>02/06/2025</text:p>
          </table:table-cell>
          <table:table-cell office:value-type="string" calcext:value-type="string">
            <text:p>MD JAMIL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ARINDANGA BAZAR PAKUR,PAKUR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8051579111" calcext:value-type="float">
            <text:p>8051579111</text:p>
          </table:table-cell>
          <table:table-cell/>
          <table:table-cell table:style-name="ce2" office:value-type="string" calcext:value-type="string">
            <text:p>OWNER</text:p>
          </table:table-cell>
          <table:table-cell office:value-type="date" office:date-value="2025-07-05" calcext:value-type="date">
            <text:p>05/07/2025</text:p>
          </table:table-cell>
          <table:table-cell office:value-type="date" office:date-value="2030-07-07" calcext:value-type="date">
            <text:p>07/07/2030</text:p>
          </table:table-cell>
          <table:table-cell office:value-type="date" office:date-value="2025-10-03" calcext:value-type="date">
            <text:p>03/10/2025</text:p>
          </table:table-cell>
          <table:table-cell office:value-type="date" office:date-value="2027-07-04" calcext:value-type="date">
            <text:p>04/07/2027</text:p>
          </table:table-cell>
          <table:table-cell office:value-type="date" office:date-value="2026-06-29" calcext:value-type="date">
            <text:p>29/06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JH04AD7985</text:p>
          </table:table-cell>
          <table:table-cell/>
          <table:table-cell office:value-type="string" calcext:value-type="string">
            <text:p>RAJ CONSTRUCTION</text:p>
          </table:table-cell>
          <table:table-cell office:value-type="string" calcext:value-type="string">
            <text:p>D189</text:p>
          </table:table-cell>
          <table:table-cell table:number-columns-repeated="2" office:value-type="date" office:date-value="2025-06-02" calcext:value-type="date">
            <text:p>02/06/2025</text:p>
          </table:table-cell>
          <table:table-cell office:value-type="string" calcext:value-type="string">
            <text:p>MD JAMIL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ARINDANGA BAZAR PAKUR,PAKUR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table:style-name="ce2" office:value-type="float" office:value="8051579111" calcext:value-type="float">
            <text:p>8051579111</text:p>
          </table:table-cell>
          <table:table-cell/>
          <table:table-cell table:style-name="ce2" office:value-type="string" calcext:value-type="string">
            <text:p>OWNER</text:p>
          </table:table-cell>
          <table:table-cell office:value-type="date" office:date-value="2025-01-13" calcext:value-type="date">
            <text:p>13/01/2025</text:p>
          </table:table-cell>
          <table:table-cell office:value-type="date" office:date-value="2030-01-12" calcext:value-type="date">
            <text:p>12/01/2030</text:p>
          </table:table-cell>
          <table:table-cell office:value-type="date" office:date-value="2030-07-12" calcext:value-type="date">
            <text:p>12/07/2030</text:p>
          </table:table-cell>
          <table:table-cell office:value-type="date" office:date-value="2027-01-12" calcext:value-type="date">
            <text:p>12/01/2027</text:p>
          </table:table-cell>
          <table:table-cell office:value-type="date" office:date-value="2023-01-07" calcext:value-type="date">
            <text:p>07/01/2023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JH16J7073</text:p>
          </table:table-cell>
          <table:table-cell/>
          <table:table-cell office:value-type="string" calcext:value-type="string">
            <text:p>GYAN SHANKAR KUMAR SINGH</text:p>
          </table:table-cell>
          <table:table-cell office:value-type="string" calcext:value-type="string">
            <text:p>D191</text:p>
          </table:table-cell>
          <table:table-cell table:number-columns-repeated="2" office:value-type="date" office:date-value="2025-06-02" calcext:value-type="date">
            <text:p>02/06/2025</text:p>
          </table:table-cell>
          <table:table-cell office:value-type="string" calcext:value-type="string">
            <text:p>GYAN SHANKAR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AKUR,KHASDA DAG NO 1281,RAJ HIGH SCHOOL ROAD, DS PAKUR BAZA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table:style-name="ce2" office:value-type="float" office:value="9934429454" calcext:value-type="float">
            <text:p>9934429454</text:p>
          </table:table-cell>
          <table:table-cell/>
          <table:table-cell table:style-name="ce2" office:value-type="string" calcext:value-type="string">
            <text:p>OWNER</text:p>
          </table:table-cell>
          <table:table-cell office:value-type="date" office:date-value="2024-06-01" calcext:value-type="date">
            <text:p>01/06/2024</text:p>
          </table:table-cell>
          <table:table-cell office:value-type="date" office:date-value="2029-06-12" calcext:value-type="date">
            <text:p>12/06/2029</text:p>
          </table:table-cell>
          <table:table-cell office:value-type="date" office:date-value="2025-09-03" calcext:value-type="date">
            <text:p>03/09/2025</text:p>
          </table:table-cell>
          <table:table-cell office:value-type="date" office:date-value="2025-06-03" calcext:value-type="date">
            <text:p>03/06/2025</text:p>
          </table:table-cell>
          <table:table-cell office:value-type="date" office:date-value="2026-06-02" calcext:value-type="date">
            <text:p>02/06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JH16K9958</text:p>
          </table:table-cell>
          <table:table-cell/>
          <table:table-cell office:value-type="string" calcext:value-type="string">
            <text:p>KUNDAN KUMAR TIWARI</text:p>
          </table:table-cell>
          <table:table-cell office:value-type="string" calcext:value-type="string">
            <text:p>D192</text:p>
          </table:table-cell>
          <table:table-cell table:number-columns-repeated="2" office:value-type="date" office:date-value="2025-06-02" calcext:value-type="date">
            <text:p>02/06/2025</text:p>
          </table:table-cell>
          <table:table-cell office:value-type="string" calcext:value-type="string">
            <text:p>KUNDAN KUMAR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C/O NITA TIWARI,THANAPARA,BESIDE NAGAR THANA, 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office:value-type="float" office:value="9006581828" calcext:value-type="float">
            <text:p>9006581828</text:p>
          </table:table-cell>
          <table:table-cell/>
          <table:table-cell office:value-type="string" calcext:value-type="string">
            <text:p>OWNER</text:p>
          </table:table-cell>
          <table:table-cell office:value-type="date" office:date-value="2025-07-05" calcext:value-type="date">
            <text:p>05/07/2025</text:p>
          </table:table-cell>
          <table:table-cell office:value-type="date" office:date-value="2030-07-08" calcext:value-type="date">
            <text:p>08/07/2030</text:p>
          </table:table-cell>
          <table:table-cell office:value-type="date" office:date-value="2025-09-29" calcext:value-type="date">
            <text:p>29/09/2025</text:p>
          </table:table-cell>
          <table:table-cell office:value-type="date" office:date-value="2027-07-04" calcext:value-type="date">
            <text:p>04/07/2027</text:p>
          </table:table-cell>
          <table:table-cell office:value-type="date" office:date-value="2026-06-29" calcext:value-type="date">
            <text:p>29/06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JH16K3234</text:p>
          </table:table-cell>
          <table:table-cell/>
          <table:table-cell office:value-type="string" calcext:value-type="string">
            <text:p>KUNDAN KUMAR TIWARI</text:p>
          </table:table-cell>
          <table:table-cell office:value-type="string" calcext:value-type="string">
            <text:p>D192</text:p>
          </table:table-cell>
          <table:table-cell table:number-columns-repeated="2" office:value-type="date" office:date-value="2025-06-02" calcext:value-type="date">
            <text:p>02/06/2025</text:p>
          </table:table-cell>
          <table:table-cell office:value-type="string" calcext:value-type="string">
            <text:p>KUNDAN KUMAR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C/O NITA TIWARI,THANAPARA,BESIDE NAGAR THANA, 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7" calcext:value-type="float">
            <text:p>16.7</text:p>
          </table:table-cell>
          <table:table-cell office:value-type="float" office:value="9006581828" calcext:value-type="float">
            <text:p>9006581828</text:p>
          </table:table-cell>
          <table:table-cell/>
          <table:table-cell office:value-type="string" calcext:value-type="string">
            <text:p>OWNER</text:p>
          </table:table-cell>
          <table:table-cell office:value-type="date" office:date-value="2025-07-07" calcext:value-type="date">
            <text:p>07/07/2025</text:p>
          </table:table-cell>
          <table:table-cell office:value-type="date" office:date-value="2030-07-08" calcext:value-type="date">
            <text:p>08/07/2030</text:p>
          </table:table-cell>
          <table:table-cell office:value-type="date" office:date-value="2025-09-29" calcext:value-type="date">
            <text:p>29/09/2025</text:p>
          </table:table-cell>
          <table:table-cell office:value-type="date" office:date-value="2027-07-06" calcext:value-type="date">
            <text:p>06/07/2027</text:p>
          </table:table-cell>
          <table:table-cell office:value-type="date" office:date-value="2026-06-29" calcext:value-type="date">
            <text:p>29/06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JH04AE9558</text:p>
          </table:table-cell>
          <table:table-cell/>
          <table:table-cell table:style-name="ce109" office:value-type="string" calcext:value-type="string">
            <text:p>MD KASHIM</text:p>
          </table:table-cell>
          <table:table-cell table:style-name="ce109" office:value-type="string" calcext:value-type="string">
            <text:p>D193</text:p>
          </table:table-cell>
          <table:table-cell table:number-columns-repeated="2" office:value-type="date" office:date-value="2025-06-02" calcext:value-type="date">
            <text:p>02/06/2025</text:p>
          </table:table-cell>
          <table:table-cell office:value-type="string" calcext:value-type="string">
            <text:p>M/S MD KASHIM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ROUND FLOOR ,110,S/O KHALIL AHMAD,GANDHI MAIDAN ROAD,NEAR GANDHI MAIDAN, DANGALPARA,DUMKA,JHARKHAND,814101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office:value-type="float" office:value="9801503388" calcext:value-type="float">
            <text:p>9801503388</text:p>
          </table:table-cell>
          <table:table-cell/>
          <table:table-cell office:value-type="string" calcext:value-type="string">
            <text:p>OWNER</text:p>
          </table:table-cell>
          <table:table-cell office:value-type="date" office:date-value="2025-05-24" calcext:value-type="date">
            <text:p>24/05/2025</text:p>
          </table:table-cell>
          <table:table-cell office:value-type="date" office:date-value="2030-05-25" calcext:value-type="date">
            <text:p>25/05/2030</text:p>
          </table:table-cell>
          <table:table-cell office:value-type="date" office:date-value="2025-08-23" calcext:value-type="date">
            <text:p>23/08/2025</text:p>
          </table:table-cell>
          <table:table-cell office:value-type="date" office:date-value="2027-05-23" calcext:value-type="date">
            <text:p>23/05/2027</text:p>
          </table:table-cell>
          <table:table-cell office:value-type="date" office:date-value="2026-05-16" calcext:value-type="date">
            <text:p>16/05/2026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ASHOK LEYLAND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JH16J5336</text:p>
          </table:table-cell>
          <table:table-cell/>
          <table:table-cell office:value-type="string" calcext:value-type="string">
            <text:p>UMAR FARUK</text:p>
          </table:table-cell>
          <table:table-cell office:value-type="string" calcext:value-type="string">
            <text:p>D195</text:p>
          </table:table-cell>
          <table:table-cell table:number-columns-repeated="2" office:value-type="date" office:date-value="2025-06-02" calcext:value-type="date">
            <text:p>02/06/2025</text:p>
          </table:table-cell>
          <table:table-cell office:value-type="string" calcext:value-type="string">
            <text:p>UMAR FARUK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MADHPARA,PAKUR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office:value-type="float" office:value="6204378203" calcext:value-type="float">
            <text:p>6204378203</text:p>
          </table:table-cell>
          <table:table-cell/>
          <table:table-cell office:value-type="string" calcext:value-type="string">
            <text:p>NOT OWNER</text:p>
          </table:table-cell>
          <table:table-cell office:value-type="date" office:date-value="2024-07-05" calcext:value-type="date">
            <text:p>05/07/2024</text:p>
          </table:table-cell>
          <table:table-cell office:value-type="date" office:date-value="2029-07-11" calcext:value-type="date">
            <text:p>11/07/2029</text:p>
          </table:table-cell>
          <table:table-cell office:value-type="date" office:date-value="2025-10-04" calcext:value-type="date">
            <text:p>04/10/2025</text:p>
          </table:table-cell>
          <table:table-cell office:value-type="date" office:date-value="2026-07-04" calcext:value-type="date">
            <text:p>04/07/2026</text:p>
          </table:table-cell>
          <table:table-cell office:value-type="date" office:date-value="2026-07-01" calcext:value-type="date">
            <text:p>01/07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JH04AB6096</text:p>
          </table:table-cell>
          <table:table-cell/>
          <table:table-cell office:value-type="string" calcext:value-type="string">
            <text:p>SHYAM YADAV</text:p>
          </table:table-cell>
          <table:table-cell office:value-type="string" calcext:value-type="string">
            <text:p>D194</text:p>
          </table:table-cell>
          <table:table-cell table:number-columns-repeated="2" office:value-type="date" office:date-value="2025-06-02" calcext:value-type="date">
            <text:p>02/06/2025</text:p>
          </table:table-cell>
          <table:table-cell office:value-type="string" calcext:value-type="string">
            <text:p>SHYAM YADAV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MADHPARA,PAKUR,PAKUR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9" calcext:value-type="float">
            <text:p>16.9</text:p>
          </table:table-cell>
          <table:table-cell office:value-type="float" office:value="9931981331" calcext:value-type="float">
            <text:p>9931981331</text:p>
          </table:table-cell>
          <table:table-cell office:value-type="float" office:value="9431312232" calcext:value-type="float">
            <text:p>9431312232</text:p>
          </table:table-cell>
          <table:table-cell office:value-type="string" calcext:value-type="string">
            <text:p>NOT OWNER</text:p>
          </table:table-cell>
          <table:table-cell office:value-type="date" office:date-value="2024-06-11" calcext:value-type="date">
            <text:p>11/06/2024</text:p>
          </table:table-cell>
          <table:table-cell office:value-type="date" office:date-value="2029-06-12" calcext:value-type="date">
            <text:p>12/06/2029</text:p>
          </table:table-cell>
          <table:table-cell office:value-type="date" office:date-value="2025-09-07" calcext:value-type="date">
            <text:p>07/09/2025</text:p>
          </table:table-cell>
          <table:table-cell office:value-type="date" office:date-value="2025-06-10" calcext:value-type="date">
            <text:p>10/06/2025</text:p>
          </table:table-cell>
          <table:table-cell office:value-type="date" office:date-value="2026-05-19" calcext:value-type="date">
            <text:p>19/05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H04AE6589</text:p>
          </table:table-cell>
          <table:table-cell/>
          <table:table-cell office:value-type="string" calcext:value-type="string">
            <text:p>BASANT RAJ SINGH</text:p>
          </table:table-cell>
          <table:table-cell office:value-type="string" calcext:value-type="string">
            <text:p>D196</text:p>
          </table:table-cell>
          <table:table-cell table:number-columns-repeated="2" office:value-type="date" office:date-value="2025-08-24" calcext:value-type="date">
            <text:p>24/08/2025</text:p>
          </table:table-cell>
          <table:table-cell office:value-type="string" calcext:value-type="string">
            <text:p>BASANT RAJ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HAT DUMARIYA, GODDA JHARKHAND -814133</text:p>
          </table:table-cell>
          <table:table-cell office:value-type="float" office:value="16" calcext:value-type="float">
            <text:p>16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string" calcext:value-type="string">
            <text:p>OWNER</text:p>
          </table:table-cell>
          <table:table-cell office:value-type="date" office:date-value="2025-08-09" calcext:value-type="date">
            <text:p>09/08/2025</text:p>
          </table:table-cell>
          <table:table-cell office:value-type="date" office:date-value="2030-08-13" calcext:value-type="date">
            <text:p>13/08/2030</text:p>
          </table:table-cell>
          <table:table-cell office:value-type="date" office:date-value="2025-11-01" calcext:value-type="date">
            <text:p>01/11/2025</text:p>
          </table:table-cell>
          <table:table-cell table:number-columns-repeated="2" office:value-type="date" office:date-value="2027-08-08" calcext:value-type="date">
            <text:p>08/08/2027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DMO <text:s/>(SHIVA KUMAR SIR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H04AE5746</text:p>
          </table:table-cell>
          <table:table-cell/>
          <table:table-cell office:value-type="string" calcext:value-type="string">
            <text:p>BASANT RAJ SINGH</text:p>
          </table:table-cell>
          <table:table-cell office:value-type="string" calcext:value-type="string">
            <text:p>D196</text:p>
          </table:table-cell>
          <table:table-cell table:number-columns-repeated="2" office:value-type="date" office:date-value="2025-08-24" calcext:value-type="date">
            <text:p>24/08/2025</text:p>
          </table:table-cell>
          <table:table-cell office:value-type="string" calcext:value-type="string">
            <text:p>BASANT RAJ SINGH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GHAT DUMARIYA, GODDA JHARKHAND -814133</text:p>
          </table:table-cell>
          <table:table-cell office:value-type="float" office:value="16" calcext:value-type="float">
            <text:p>16</text:p>
          </table:table-cell>
          <table:table-cell office:value-type="float" office:value="16.42" calcext:value-type="float">
            <text:p>16.42</text:p>
          </table:table-cell>
          <table:table-cell table:number-columns-repeated="2"/>
          <table:table-cell office:value-type="string" calcext:value-type="string">
            <text:p>OWNER</text:p>
          </table:table-cell>
          <table:table-cell office:value-type="date" office:date-value="2025-08-09" calcext:value-type="date">
            <text:p>09/08/2025</text:p>
          </table:table-cell>
          <table:table-cell office:value-type="date" office:date-value="2030-08-13" calcext:value-type="date">
            <text:p>13/08/2030</text:p>
          </table:table-cell>
          <table:table-cell office:value-type="date" office:date-value="2025-11-01" calcext:value-type="date">
            <text:p>01/11/2025</text:p>
          </table:table-cell>
          <table:table-cell table:number-columns-repeated="2" office:value-type="date" office:date-value="2027-08-08" calcext:value-type="date">
            <text:p>08/08/2027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DMO <text:s/>(SHIVA KUMAR SIR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83" office:value-type="string" calcext:value-type="string">
            <text:p>JH16G8299</text:p>
          </table:table-cell>
          <table:table-cell office:value-type="float" office:value="8299" calcext:value-type="float">
            <text:p>008299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D197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IRANPUR,PAKUR 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4" calcext:value-type="float">
            <text:p>17.4</text:p>
          </table:table-cell>
          <table:table-cell table:style-name="ce2" office:value-type="float" office:value="8102708465" calcext:value-type="float">
            <text:p>8102708465</text:p>
          </table:table-cell>
          <table:table-cell table:style-name="ce2" office:value-type="float" office:value="9987966452" calcext:value-type="float">
            <text:p>998796645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1-03" calcext:value-type="date">
            <text:p>03/01/2023</text:p>
          </table:table-cell>
          <table:table-cell table:style-name="ce111" office:value-type="date" office:date-value="2028-01-15" calcext:value-type="date">
            <text:p>15/01/2028</text:p>
          </table:table-cell>
          <table:table-cell table:style-name="ce111" office:value-type="date" office:date-value="2026-01-01" calcext:value-type="date">
            <text:p>01/01/2026</text:p>
          </table:table-cell>
          <table:table-cell table:style-name="ce111" office:value-type="date" office:date-value="2027-02-12" calcext:value-type="date">
            <text:p>12/02/2027</text:p>
          </table:table-cell>
          <table:table-cell table:style-name="ce111" office:value-type="date" office:date-value="2025-12-29" calcext:value-type="date">
            <text:p>29/12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84" office:value-type="string" calcext:value-type="string">
            <text:p>JH16G6706</text:p>
          </table:table-cell>
          <table:table-cell/>
          <table:table-cell office:value-type="string" calcext:value-type="string">
            <text:p>DOLAT MOMIN</text:p>
          </table:table-cell>
          <table:table-cell office:value-type="string" calcext:value-type="string">
            <text:p>D197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IRANPUR,PAKUR 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style-name="ce2" office:value-type="float" office:value="8102708465" calcext:value-type="float">
            <text:p>8102708465</text:p>
          </table:table-cell>
          <table:table-cell table:style-name="ce2" office:value-type="float" office:value="9987966452" calcext:value-type="float">
            <text:p>998796645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3-07" calcext:value-type="date">
            <text:p>07/03/2022</text:p>
          </table:table-cell>
          <table:table-cell table:style-name="ce111" office:value-type="date" office:date-value="2029-04-11" calcext:value-type="date">
            <text:p>11/04/2029</text:p>
          </table:table-cell>
          <table:table-cell table:style-name="ce111" office:value-type="date" office:date-value="2025-12-06" calcext:value-type="date">
            <text:p>06/12/2025</text:p>
          </table:table-cell>
          <table:table-cell table:style-name="ce111" office:value-type="date" office:date-value="2026-03-20" calcext:value-type="date">
            <text:p>20/03/2026</text:p>
          </table:table-cell>
          <table:table-cell table:style-name="ce111" office:value-type="date" office:date-value="2025-03-06" calcext:value-type="date">
            <text:p>06/03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1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85" office:value-type="string" calcext:value-type="string">
            <text:p>JH16G1138</text:p>
          </table:table-cell>
          <table:table-cell office:value-type="float" office:value="1138" calcext:value-type="float">
            <text:p>001138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D197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IRANPUR,PAKUR 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08" calcext:value-type="float">
            <text:p>17.08</text:p>
          </table:table-cell>
          <table:table-cell table:style-name="ce2" office:value-type="float" office:value="8102708465" calcext:value-type="float">
            <text:p>8102708465</text:p>
          </table:table-cell>
          <table:table-cell table:style-name="ce2" office:value-type="float" office:value="9987966452" calcext:value-type="float">
            <text:p>998796645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2-03" calcext:value-type="date">
            <text:p>03/12/2022</text:p>
          </table:table-cell>
          <table:table-cell table:style-name="ce111" office:value-type="date" office:date-value="2027-12-20" calcext:value-type="date">
            <text:p>20/12/2027</text:p>
          </table:table-cell>
          <table:table-cell table:style-name="ce111" office:value-type="date" office:date-value="2025-12-02" calcext:value-type="date">
            <text:p>02/12/2025</text:p>
          </table:table-cell>
          <table:table-cell table:style-name="ce111" office:value-type="date" office:date-value="2025-12-30" calcext:value-type="date">
            <text:p>30/12/2025</text:p>
          </table:table-cell>
          <table:table-cell table:style-name="ce111" office:value-type="date" office:date-value="2026-12-10" calcext:value-type="date">
            <text:p>10/12/2026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86" office:value-type="string" calcext:value-type="string">
            <text:p>JH16G4094</text:p>
          </table:table-cell>
          <table:table-cell office:value-type="float" office:value="5811" calcext:value-type="float">
            <text:p>005811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D197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IRANPUR,PAKUR 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6.78" calcext:value-type="float">
            <text:p>16.78</text:p>
          </table:table-cell>
          <table:table-cell table:style-name="ce2" office:value-type="float" office:value="8102708465" calcext:value-type="float">
            <text:p>8102708465</text:p>
          </table:table-cell>
          <table:table-cell table:style-name="ce2" office:value-type="float" office:value="9987966452" calcext:value-type="float">
            <text:p>998796645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1-03" calcext:value-type="date">
            <text:p>03/01/2023</text:p>
          </table:table-cell>
          <table:table-cell table:style-name="ce111" office:value-type="date" office:date-value="2028-01-15" calcext:value-type="date">
            <text:p>15/01/2028</text:p>
          </table:table-cell>
          <table:table-cell table:style-name="ce111" office:value-type="date" office:date-value="2026-01-01" calcext:value-type="date">
            <text:p>01/01/2026</text:p>
          </table:table-cell>
          <table:table-cell table:style-name="ce111" office:value-type="date" office:date-value="2027-02-12" calcext:value-type="date">
            <text:p>12/02/2027</text:p>
          </table:table-cell>
          <table:table-cell table:style-name="ce111" office:value-type="date" office:date-value="2025-12-29" calcext:value-type="date">
            <text:p>29/12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87" office:value-type="string" calcext:value-type="string">
            <text:p>JH16G5811</text:p>
          </table:table-cell>
          <table:table-cell office:value-type="float" office:value="5811" calcext:value-type="float">
            <text:p>005811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D197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IRANPUR,PAKUR 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table:style-name="ce2" office:value-type="float" office:value="8102708465" calcext:value-type="float">
            <text:p>8102708465</text:p>
          </table:table-cell>
          <table:table-cell table:style-name="ce2" office:value-type="float" office:value="9987966452" calcext:value-type="float">
            <text:p>998796645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3-01-03" calcext:value-type="date">
            <text:p>03/01/2023</text:p>
          </table:table-cell>
          <table:table-cell table:style-name="ce111" office:value-type="date" office:date-value="2028-01-15" calcext:value-type="date">
            <text:p>15/01/2028</text:p>
          </table:table-cell>
          <table:table-cell table:style-name="ce111" office:value-type="date" office:date-value="2026-01-01" calcext:value-type="date">
            <text:p>01/01/2026</text:p>
          </table:table-cell>
          <table:table-cell table:style-name="ce111" office:value-type="date" office:date-value="2027-02-12" calcext:value-type="date">
            <text:p>12/02/2027</text:p>
          </table:table-cell>
          <table:table-cell table:style-name="ce111" office:value-type="date" office:date-value="2025-12-29" calcext:value-type="date">
            <text:p>29/12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88" office:value-type="string" calcext:value-type="string">
            <text:p>JH16G6498</text:p>
          </table:table-cell>
          <table:table-cell office:value-type="float" office:value="6498" calcext:value-type="float">
            <text:p>006498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D197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IRANPUR,PAKUR 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8102708465" calcext:value-type="float">
            <text:p>8102708465</text:p>
          </table:table-cell>
          <table:table-cell table:style-name="ce2" office:value-type="float" office:value="9987966452" calcext:value-type="float">
            <text:p>9987966452</text:p>
          </table:table-cell>
          <table:table-cell table:style-name="ce2" office:value-type="string" calcext:value-type="string">
            <text:p>NOT OWNER</text:p>
          </table:table-cell>
          <table:table-cell office:value-type="date" office:date-value="2022-11-26" calcext:value-type="date">
            <text:p>26/11/2022</text:p>
          </table:table-cell>
          <table:table-cell office:value-type="date" office:date-value="2027-12-27" calcext:value-type="date">
            <text:p>27/12/2027</text:p>
          </table:table-cell>
          <table:table-cell office:value-type="date" office:date-value="2025-11-24" calcext:value-type="date">
            <text:p>24/11/2025</text:p>
          </table:table-cell>
          <table:table-cell office:value-type="date" office:date-value="2026-11-15" calcext:value-type="date">
            <text:p>15/11/2026</text:p>
          </table:table-cell>
          <table:table-cell office:value-type="date" office:date-value="2025-11-22" calcext:value-type="date">
            <text:p>22/11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89" office:value-type="string" calcext:value-type="string">
            <text:p>JH16F1046</text:p>
          </table:table-cell>
          <table:table-cell/>
          <table:table-cell office:value-type="string" calcext:value-type="string">
            <text:p>DOLAT MOMIN</text:p>
          </table:table-cell>
          <table:table-cell office:value-type="string" calcext:value-type="string">
            <text:p>D197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IRANPUR,PAKUR 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94" calcext:value-type="float">
            <text:p>17.94</text:p>
          </table:table-cell>
          <table:table-cell table:style-name="ce2" office:value-type="float" office:value="8102708465" calcext:value-type="float">
            <text:p>8102708465</text:p>
          </table:table-cell>
          <table:table-cell table:style-name="ce2" office:value-type="float" office:value="9987966452" calcext:value-type="float">
            <text:p>9987966452</text:p>
          </table:table-cell>
          <table:table-cell table:style-name="ce2" office:value-type="string" calcext:value-type="string">
            <text:p>NOT OWNER</text:p>
          </table:table-cell>
          <table:table-cell office:value-type="date" office:date-value="2021-04-12" calcext:value-type="date">
            <text:p>12/04/2021</text:p>
          </table:table-cell>
          <table:table-cell office:value-type="date" office:date-value="2026-05-06" calcext:value-type="date">
            <text:p>06/05/2026</text:p>
          </table:table-cell>
          <table:table-cell office:value-type="string" calcext:value-type="string">
            <text:p>09-04.2025</text:p>
          </table:table-cell>
          <table:table-cell office:value-type="date" office:date-value="2026-03-22" calcext:value-type="date">
            <text:p>22/03/2026</text:p>
          </table:table-cell>
          <table:table-cell office:value-type="date" office:date-value="2025-03-30" calcext:value-type="date">
            <text:p>30/03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90" office:value-type="string" calcext:value-type="string">
            <text:p>JH16G0045</text:p>
          </table:table-cell>
          <table:table-cell office:value-type="float" office:value="6876" calcext:value-type="float">
            <text:p>006876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D197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IRANPUR,PAKUR 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84" calcext:value-type="float">
            <text:p>17.84</text:p>
          </table:table-cell>
          <table:table-cell table:style-name="ce2" office:value-type="float" office:value="8102708465" calcext:value-type="float">
            <text:p>8102708465</text:p>
          </table:table-cell>
          <table:table-cell table:style-name="ce2" office:value-type="float" office:value="9987966452" calcext:value-type="float">
            <text:p>9987966452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6-10" calcext:value-type="date">
            <text:p>10/06/2022</text:p>
          </table:table-cell>
          <table:table-cell table:style-name="ce111" office:value-type="date" office:date-value="2030-03-09" calcext:value-type="date">
            <text:p>09/03/2030</text:p>
          </table:table-cell>
          <table:table-cell table:style-name="ce111" office:value-type="date" office:date-value="2025-11-08" calcext:value-type="date">
            <text:p>08/11/2025</text:p>
          </table:table-cell>
          <table:table-cell table:style-name="ce111" office:value-type="date" office:date-value="2026-07-10" calcext:value-type="date">
            <text:p>10/07/2026</text:p>
          </table:table-cell>
          <table:table-cell table:style-name="ce111" office:value-type="date" office:date-value="2025-06-05" calcext:value-type="date">
            <text:p>05/06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91" office:value-type="string" calcext:value-type="string">
            <text:p>JH16G1046</text:p>
          </table:table-cell>
          <table:table-cell/>
          <table:table-cell office:value-type="string" calcext:value-type="string">
            <text:p>DOLAT MOMIN</text:p>
          </table:table-cell>
          <table:table-cell office:value-type="string" calcext:value-type="string">
            <text:p>D197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DOLAT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HIRANPUR,PAKUR ,JHARKHAND,816107</text:p>
          </table:table-cell>
          <table:table-cell office:value-type="float" office:value="16" calcext:value-type="float">
            <text:p>16</text:p>
          </table:table-cell>
          <table:table-cell office:value-type="float" office:value="17.94" calcext:value-type="float">
            <text:p>17.94</text:p>
          </table:table-cell>
          <table:table-cell table:style-name="ce2" office:value-type="float" office:value="8102708465" calcext:value-type="float">
            <text:p>8102708465</text:p>
          </table:table-cell>
          <table:table-cell table:style-name="ce2" office:value-type="float" office:value="9987966452" calcext:value-type="float">
            <text:p>9987966452</text:p>
          </table:table-cell>
          <table:table-cell table:style-name="ce2" office:value-type="string" calcext:value-type="string">
            <text:p>NOT OWNER</text:p>
          </table:table-cell>
          <table:table-cell office:value-type="date" office:date-value="2022-04-29" calcext:value-type="date">
            <text:p>29/04/2022</text:p>
          </table:table-cell>
          <table:table-cell office:value-type="date" office:date-value="2030-03-09" calcext:value-type="date">
            <text:p>09/03/2030</text:p>
          </table:table-cell>
          <table:table-cell office:value-type="date" office:date-value="2025-10-28" calcext:value-type="date">
            <text:p>28/10/2025</text:p>
          </table:table-cell>
          <table:table-cell office:value-type="date" office:date-value="2026-04-05" calcext:value-type="date">
            <text:p>05/04/2026</text:p>
          </table:table-cell>
          <table:table-cell office:value-type="date" office:date-value="2026-04-26" calcext:value-type="date">
            <text:p>26/04/2026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92" office:value-type="string" calcext:value-type="string">
            <text:p>JH16G3424</text:p>
          </table:table-cell>
          <table:table-cell office:value-type="float" office:value="5183" calcext:value-type="float">
            <text:p>005183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7.58" calcext:value-type="float">
            <text:p>17.58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4-28" calcext:value-type="date">
            <text:p>28/04/2022</text:p>
          </table:table-cell>
          <table:table-cell table:style-name="ce111" office:value-type="date" office:date-value="2027-05-10" calcext:value-type="date">
            <text:p>10/05/2027</text:p>
          </table:table-cell>
          <table:table-cell table:style-name="ce111" office:value-type="date" office:date-value="2025-04-26" calcext:value-type="date">
            <text:p>26/04/2025</text:p>
          </table:table-cell>
          <table:table-cell table:style-name="ce111" office:value-type="date" office:date-value="2026-07-07" calcext:value-type="date">
            <text:p>07/07/2026</text:p>
          </table:table-cell>
          <table:table-cell table:style-name="ce111" office:value-type="date" office:date-value="2026-04-24" calcext:value-type="date">
            <text:p>24/04/2026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93" office:value-type="string" calcext:value-type="string">
            <text:p>JH16G8295</text:p>
          </table:table-cell>
          <table:table-cell/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7.48" calcext:value-type="float">
            <text:p>17.48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table:style-name="ce2" office:value-type="string" calcext:value-type="string">
            <text:p>OWNER</text:p>
          </table:table-cell>
          <table:table-cell table:style-name="ce111" office:value-type="date" office:date-value="2022-04-28" calcext:value-type="date">
            <text:p>28/04/2022</text:p>
          </table:table-cell>
          <table:table-cell table:style-name="ce111" office:value-type="date" office:date-value="2027-05-10" calcext:value-type="date">
            <text:p>10/05/2027</text:p>
          </table:table-cell>
          <table:table-cell table:style-name="ce111" office:value-type="date" office:date-value="2026-04-26" calcext:value-type="date">
            <text:p>26/04/2026</text:p>
          </table:table-cell>
          <table:table-cell table:style-name="ce111" office:value-type="date" office:date-value="2026-07-07" calcext:value-type="date">
            <text:p>07/07/2026</text:p>
          </table:table-cell>
          <table:table-cell table:style-name="ce111" office:value-type="date" office:date-value="2026-04-24" calcext:value-type="date">
            <text:p>24/04/2026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94" office:value-type="string" calcext:value-type="string">
            <text:p>JH16G8876</text:p>
          </table:table-cell>
          <table:table-cell office:value-type="float" office:value="8876" calcext:value-type="float">
            <text:p>008876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01-10" calcext:value-type="date">
            <text:p>10/01/2022</text:p>
          </table:table-cell>
          <table:table-cell table:style-name="ce111" office:value-type="date" office:date-value="2030-01-15" calcext:value-type="date">
            <text:p>15/01/2030</text:p>
          </table:table-cell>
          <table:table-cell table:style-name="ce111" office:value-type="date" office:date-value="2025-04-09" calcext:value-type="date">
            <text:p>09/04/2025</text:p>
          </table:table-cell>
          <table:table-cell table:style-name="ce111" office:value-type="date" office:date-value="2026-01-04" calcext:value-type="date">
            <text:p>04/01/2026</text:p>
          </table:table-cell>
          <table:table-cell table:style-name="ce111" office:value-type="date" office:date-value="2025-12-30" calcext:value-type="date">
            <text:p>30/12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95" office:value-type="string" calcext:value-type="string">
            <text:p>JH16G4136</text:p>
          </table:table-cell>
          <table:table-cell office:value-type="float" office:value="4136" calcext:value-type="float">
            <text:p>004136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1-09" calcext:value-type="date">
            <text:p>09/11/2022</text:p>
          </table:table-cell>
          <table:table-cell table:style-name="ce111" office:value-type="date" office:date-value="2027-11-16" calcext:value-type="date">
            <text:p>16/11/2027</text:p>
          </table:table-cell>
          <table:table-cell table:style-name="ce111" office:value-type="date" office:date-value="2025-11-04" calcext:value-type="date">
            <text:p>04/11/2025</text:p>
          </table:table-cell>
          <table:table-cell table:style-name="ce111" office:value-type="date" office:date-value="2026-10-29" calcext:value-type="date">
            <text:p>29/10/2026</text:p>
          </table:table-cell>
          <table:table-cell table:style-name="ce111" office:value-type="date" office:date-value="2025-10-28" calcext:value-type="date">
            <text:p>28/10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96" office:value-type="string" calcext:value-type="string">
            <text:p>JH16G1968</text:p>
          </table:table-cell>
          <table:table-cell office:value-type="float" office:value="1968" calcext:value-type="float">
            <text:p>001968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6.64" calcext:value-type="float">
            <text:p>16.64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1-09" calcext:value-type="date">
            <text:p>09/11/2022</text:p>
          </table:table-cell>
          <table:table-cell table:style-name="ce111" office:value-type="date" office:date-value="2027-11-16" calcext:value-type="date">
            <text:p>16/11/2027</text:p>
          </table:table-cell>
          <table:table-cell table:style-name="ce111" office:value-type="date" office:date-value="2025-11-04" calcext:value-type="date">
            <text:p>04/11/2025</text:p>
          </table:table-cell>
          <table:table-cell table:style-name="ce111" office:value-type="date" office:date-value="2026-10-29" calcext:value-type="date">
            <text:p>29/10/2026</text:p>
          </table:table-cell>
          <table:table-cell table:style-name="ce111" office:value-type="date" office:date-value="2025-10-28" calcext:value-type="date">
            <text:p>28/10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97" office:value-type="string" calcext:value-type="string">
            <text:p>JH16G2416</text:p>
          </table:table-cell>
          <table:table-cell office:value-type="float" office:value="2416" calcext:value-type="float">
            <text:p>002416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6.82" calcext:value-type="float">
            <text:p>16.82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1-09" calcext:value-type="date">
            <text:p>09/11/2022</text:p>
          </table:table-cell>
          <table:table-cell table:style-name="ce111" office:value-type="date" office:date-value="2027-11-16" calcext:value-type="date">
            <text:p>16/11/2027</text:p>
          </table:table-cell>
          <table:table-cell table:style-name="ce111" office:value-type="date" office:date-value="2025-11-04" calcext:value-type="date">
            <text:p>04/11/2025</text:p>
          </table:table-cell>
          <table:table-cell table:style-name="ce111" office:value-type="date" office:date-value="2026-10-29" calcext:value-type="date">
            <text:p>29/10/2026</text:p>
          </table:table-cell>
          <table:table-cell table:style-name="ce111" office:value-type="date" office:date-value="2025-10-28" calcext:value-type="date">
            <text:p>28/10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98" office:value-type="string" calcext:value-type="string">
            <text:p>JH16G9147</text:p>
          </table:table-cell>
          <table:table-cell office:value-type="float" office:value="9147" calcext:value-type="float">
            <text:p>009147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7.14" calcext:value-type="float">
            <text:p>17.14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table:style-name="ce2" office:value-type="string" calcext:value-type="string">
            <text:p>NOT OWNER</text:p>
          </table:table-cell>
          <table:table-cell table:style-name="ce111" office:value-type="date" office:date-value="2022-11-09" calcext:value-type="date">
            <text:p>09/11/2022</text:p>
          </table:table-cell>
          <table:table-cell table:style-name="ce111" office:value-type="date" office:date-value="2027-11-16" calcext:value-type="date">
            <text:p>16/11/2027</text:p>
          </table:table-cell>
          <table:table-cell table:style-name="ce111" office:value-type="date" office:date-value="2025-11-04" calcext:value-type="date">
            <text:p>04/11/2025</text:p>
          </table:table-cell>
          <table:table-cell table:style-name="ce111" office:value-type="date" office:date-value="2026-10-29" calcext:value-type="date">
            <text:p>29/10/2026</text:p>
          </table:table-cell>
          <table:table-cell table:style-name="ce111" office:value-type="date" office:date-value="2025-10-28" calcext:value-type="date">
            <text:p>28/10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99" office:value-type="string" calcext:value-type="string">
            <text:p>JH16F4738</text:p>
          </table:table-cell>
          <table:table-cell/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7.18" calcext:value-type="float">
            <text:p>17.18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office:value-type="string" calcext:value-type="string">
            <text:p>NOT OWNER</text:p>
          </table:table-cell>
          <table:table-cell office:value-type="date" office:date-value="2022-09-28" calcext:value-type="date">
            <text:p>28/09/2022</text:p>
          </table:table-cell>
          <table:table-cell office:value-type="date" office:date-value="2027-03-27" calcext:value-type="date">
            <text:p>27/03/2027</text:p>
          </table:table-cell>
          <table:table-cell office:value-type="date" office:date-value="2026-05-24" calcext:value-type="date">
            <text:p>24/05/2026</text:p>
          </table:table-cell>
          <table:table-cell office:value-type="date" office:date-value="2025-09-27" calcext:value-type="date">
            <text:p>27/09/2025</text:p>
          </table:table-cell>
          <table:table-cell office:value-type="date" office:date-value="2026-09-24" calcext:value-type="date">
            <text:p>24/09/2026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00" office:value-type="string" calcext:value-type="string">
            <text:p>JH16G1491</text:p>
          </table:table-cell>
          <table:table-cell/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7.28" calcext:value-type="float">
            <text:p>17.28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office:value-type="string" calcext:value-type="string">
            <text:p>NOT OWNER</text:p>
          </table:table-cell>
          <table:table-cell table:style-name="ce111" office:value-type="date" office:date-value="2022-06-29" calcext:value-type="date">
            <text:p>29/06/2022</text:p>
          </table:table-cell>
          <table:table-cell table:style-name="ce111" office:value-type="date" office:date-value="2027-08-01" calcext:value-type="date">
            <text:p>01/08/2027</text:p>
          </table:table-cell>
          <table:table-cell table:style-name="ce111" office:value-type="date" office:date-value="2025-12-24" calcext:value-type="date">
            <text:p>24/12/2025</text:p>
          </table:table-cell>
          <table:table-cell table:style-name="ce111" office:value-type="date" office:date-value="2024-06-28" calcext:value-type="date">
            <text:p>28/06/2024</text:p>
          </table:table-cell>
          <table:table-cell table:style-name="ce111" office:value-type="date" office:date-value="2024-06-21" calcext:value-type="date">
            <text:p>21/06/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 table:style-name="ce111"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01" office:value-type="string" calcext:value-type="string">
            <text:p>JH16H2849</text:p>
          </table:table-cell>
          <table:table-cell/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6.18" calcext:value-type="float">
            <text:p>16.18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office:value-type="string" calcext:value-type="string">
            <text:p><text:s/>OWNER</text:p>
          </table:table-cell>
          <table:table-cell table:style-name="ce111" office:value-type="date" office:date-value="2023-03-02" calcext:value-type="date">
            <text:p>02/03/2023</text:p>
          </table:table-cell>
          <table:table-cell table:style-name="ce111" office:value-type="date" office:date-value="2028-03-08" calcext:value-type="date">
            <text:p>08/03/2028</text:p>
          </table:table-cell>
          <table:table-cell table:style-name="ce111" office:value-type="date" office:date-value="2026-01-26" calcext:value-type="date">
            <text:p>26/01/2026</text:p>
          </table:table-cell>
          <table:table-cell table:style-name="ce111" office:value-type="date" office:date-value="2025-03-01" calcext:value-type="date">
            <text:p>01/03/2025</text:p>
          </table:table-cell>
          <table:table-cell table:style-name="ce111" office:value-type="date" office:date-value="2026-04-09" calcext:value-type="date">
            <text:p>09/04/2026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02" office:value-type="string" calcext:value-type="string">
            <text:p>JH16G7392</text:p>
          </table:table-cell>
          <table:table-cell/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5-11-01" calcext:value-type="date">
            <text:p>01/11/2025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6.88" calcext:value-type="float">
            <text:p>16.88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office:value-type="string" calcext:value-type="string">
            <text:p>NOT OWNER</text:p>
          </table:table-cell>
          <table:table-cell office:value-type="date" office:date-value="2022-12-05" calcext:value-type="date">
            <text:p>05/12/2022</text:p>
          </table:table-cell>
          <table:table-cell office:value-type="date" office:date-value="2027-12-12" calcext:value-type="date">
            <text:p>12/12/2027</text:p>
          </table:table-cell>
          <table:table-cell table:number-columns-repeated="2" office:value-type="date" office:date-value="2025-12-04" calcext:value-type="date">
            <text:p>04/12/2025</text:p>
          </table:table-cell>
          <table:table-cell office:value-type="date" office:date-value="2025-12-09" calcext:value-type="date">
            <text:p>09/12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table:style-name="ce2" office:value-type="string" calcext:value-type="string">
            <text:p>ANIL REDDY SIR 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JH16H1138</text:p>
          </table:table-cell>
          <table:table-cell/>
          <table:table-cell office:value-type="string" calcext:value-type="string">
            <text:p>MUKATAR MOMIN</text:p>
          </table:table-cell>
          <table:table-cell office:value-type="string" calcext:value-type="string">
            <text:p>D198</text:p>
          </table:table-cell>
          <table:table-cell office:value-type="date" office:date-value="2025-08-24" calcext:value-type="date">
            <text:p>24/08/2025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MUKATAR MOMIN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LOT NO-17 TO 23, AREA-7.85ACRE,HIRENPUR, PAKUR JHARKHAND,816104</text:p>
          </table:table-cell>
          <table:table-cell office:value-type="float" office:value="16" calcext:value-type="float">
            <text:p>16</text:p>
          </table:table-cell>
          <table:table-cell office:value-type="float" office:value="17.34" calcext:value-type="float">
            <text:p>17.34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office:value-type="string" calcext:value-type="string">
            <text:p>OWNER</text:p>
          </table:table-cell>
          <table:table-cell office:value-type="date" office:date-value="2023-06-28" calcext:value-type="date">
            <text:p>28/06/2023</text:p>
          </table:table-cell>
          <table:table-cell office:value-type="date" office:date-value="2030-02-17" calcext:value-type="date">
            <text:p>17/02/2030</text:p>
          </table:table-cell>
          <table:table-cell office:value-type="date" office:date-value="2026-03-20" calcext:value-type="date">
            <text:p>20/03/2026</text:p>
          </table:table-cell>
          <table:table-cell office:value-type="date" office:date-value="2027-11-30" calcext:value-type="date">
            <text:p>30/11/2027</text:p>
          </table:table-cell>
          <table:table-cell office:value-type="date" office:date-value="2026-06-20" calcext:value-type="date">
            <text:p>20/06/2026</text:p>
          </table:table-cell>
          <table:table-cell table:number-columns-repeated="3"/>
          <table:table-cell table:style-name="ce2"/>
          <table:table-cell table:number-columns-repeated="85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03" office:value-type="string" calcext:value-type="string">
            <text:p>JH16G0168</text:p>
          </table:table-cell>
          <table:table-cell/>
          <table:table-cell office:value-type="string" calcext:value-type="string">
            <text:p>AMARNATH YADAV</text:p>
          </table:table-cell>
          <table:table-cell office:value-type="string" calcext:value-type="string">
            <text:p>D199</text:p>
          </table:table-cell>
          <table:table-cell office:value-type="date" office:date-value="2025-09-25" calcext:value-type="date">
            <text:p>25/09/2025</text:p>
          </table:table-cell>
          <table:table-cell office:value-type="date" office:date-value="2025-11-15" calcext:value-type="date">
            <text:p>15/11/2025</text:p>
          </table:table-cell>
          <table:table-cell office:value-type="string" calcext:value-type="string">
            <text:p>AMARNATH YADAV</text:p>
          </table:table-cell>
          <table:table-cell office:value-type="string" calcext:value-type="string">
            <text:p>AMRAPARA</text:p>
          </table:table-cell>
          <table:table-cell office:value-type="string" calcext:value-type="string">
            <text:p>AMRAPARA,PAKUR,JHARKHAND ,814111</text:p>
          </table:table-cell>
          <table:table-cell office:value-type="float" office:value="16" calcext:value-type="float">
            <text:p>16</text:p>
          </table:table-cell>
          <table:table-cell office:value-type="float" office:value="16.94" calcext:value-type="float">
            <text:p>16.94</text:p>
          </table:table-cell>
          <table:table-cell table:style-name="ce2" office:value-type="float" office:value="8935842103" calcext:value-type="float">
            <text:p>8935842103</text:p>
          </table:table-cell>
          <table:table-cell table:style-name="ce2" office:value-type="float" office:value="7061108099" calcext:value-type="float">
            <text:p>7061108099</text:p>
          </table:table-cell>
          <table:table-cell office:value-type="string" calcext:value-type="string">
            <text:p>OWNER</text:p>
          </table:table-cell>
          <table:table-cell office:value-type="date" office:date-value="2025-12-03" calcext:value-type="date">
            <text:p>03/12/2025</text:p>
          </table:table-cell>
          <table:table-cell office:value-type="date" office:date-value="2029-12-01" calcext:value-type="date">
            <text:p>01/12/2029</text:p>
          </table:table-cell>
          <table:table-cell office:value-type="date" office:date-value="2025-12-02" calcext:value-type="date">
            <text:p>02/12/2025</text:p>
          </table:table-cell>
          <table:table-cell office:value-type="date" office:date-value="2026-11-25" calcext:value-type="date">
            <text:p>25/11/2026</text:p>
          </table:table-cell>
          <table:table-cell office:value-type="date" office:date-value="2025-11-30" calcext:value-type="date">
            <text:p>30/11/20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JH16J1616</text:p>
          </table:table-cell>
          <table:table-cell/>
          <table:table-cell office:value-type="string" calcext:value-type="string">
            <text:p>AZIZUL ISLAM</text:p>
          </table:table-cell>
          <table:table-cell office:value-type="string" calcext:value-type="string">
            <text:p>D200</text:p>
          </table:table-cell>
          <table:table-cell office:value-type="date" office:date-value="2025-09-25" calcext:value-type="date">
            <text:p>25/09/2025</text:p>
          </table:table-cell>
          <table:table-cell office:value-type="date" office:date-value="2025-11-15" calcext:value-type="date">
            <text:p>15/11/2025</text:p>
          </table:table-cell>
          <table:table-cell office:value-type="string" calcext:value-type="string">
            <text:p>AZIZUL ISLAM</text:p>
          </table:table-cell>
          <table:table-cell office:value-type="string" calcext:value-type="string">
            <text:p>LITTIPA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94" calcext:value-type="float">
            <text:p>16.94</text:p>
          </table:table-cell>
          <table:table-cell table:number-columns-repeated="2"/>
          <table:table-cell office:value-type="string" calcext:value-type="string">
            <text:p>NOT OWNER</text:p>
          </table:table-cell>
          <table:table-cell office:value-type="date" office:date-value="2023-06-01" calcext:value-type="date">
            <text:p>01/06/2023</text:p>
          </table:table-cell>
          <table:table-cell office:value-type="date" office:date-value="2028-07-09" calcext:value-type="date">
            <text:p>09/07/2028</text:p>
          </table:table-cell>
          <table:table-cell office:value-type="date" office:date-value="2025-11-24" calcext:value-type="date">
            <text:p>24/11/2025</text:p>
          </table:table-cell>
          <table:table-cell office:value-type="date" office:date-value="2027-05-29" calcext:value-type="date">
            <text:p>29/05/2027</text:p>
          </table:table-cell>
          <table:table-cell office:value-type="date" office:date-value="2026-05-24" calcext:value-type="date">
            <text:p>24/05/2026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ASHOK LEYLAND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JH16H1616</text:p>
          </table:table-cell>
          <table:table-cell/>
          <table:table-cell office:value-type="string" calcext:value-type="string">
            <text:p>AZIZUL ISLAM</text:p>
          </table:table-cell>
          <table:table-cell office:value-type="string" calcext:value-type="string">
            <text:p>D200</text:p>
          </table:table-cell>
          <table:table-cell office:value-type="date" office:date-value="2025-09-25" calcext:value-type="date">
            <text:p>25/09/2025</text:p>
          </table:table-cell>
          <table:table-cell office:value-type="date" office:date-value="2025-11-15" calcext:value-type="date">
            <text:p>15/11/2025</text:p>
          </table:table-cell>
          <table:table-cell office:value-type="string" calcext:value-type="string">
            <text:p>AZIZUL ISLAM</text:p>
          </table:table-cell>
          <table:table-cell office:value-type="string" calcext:value-type="string">
            <text:p>LITTIPA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04" calcext:value-type="float">
            <text:p>17.04</text:p>
          </table:table-cell>
          <table:table-cell table:number-columns-repeated="2"/>
          <table:table-cell office:value-type="string" calcext:value-type="string">
            <text:p>NOT OWNER</text:p>
          </table:table-cell>
          <table:table-cell office:value-type="date" office:date-value="2023-06-01" calcext:value-type="date">
            <text:p>01/06/2023</text:p>
          </table:table-cell>
          <table:table-cell office:value-type="date" office:date-value="2025-07-09" calcext:value-type="date">
            <text:p>09/07/2025</text:p>
          </table:table-cell>
          <table:table-cell office:value-type="date" office:date-value="2025-11-24" calcext:value-type="date">
            <text:p>24/11/2025</text:p>
          </table:table-cell>
          <table:table-cell office:value-type="date" office:date-value="2027-05-29" calcext:value-type="date">
            <text:p>29/05/2027</text:p>
          </table:table-cell>
          <table:table-cell office:value-type="date" office:date-value="2026-05-24" calcext:value-type="date">
            <text:p>24/05/2026</text:p>
          </table:table-cell>
          <table:table-cell/>
          <table:table-cell office:value-type="string" calcext:value-type="string">
            <text:p>ASHOK LEYLAND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JH16H7274</text:p>
          </table:table-cell>
          <table:table-cell/>
          <table:table-cell office:value-type="string" calcext:value-type="string">
            <text:p>AZIZUL ISLAM</text:p>
          </table:table-cell>
          <table:table-cell office:value-type="string" calcext:value-type="string">
            <text:p>D200</text:p>
          </table:table-cell>
          <table:table-cell office:value-type="date" office:date-value="2025-09-25" calcext:value-type="date">
            <text:p>25/09/2025</text:p>
          </table:table-cell>
          <table:table-cell office:value-type="date" office:date-value="2025-11-15" calcext:value-type="date">
            <text:p>15/11/2025</text:p>
          </table:table-cell>
          <table:table-cell office:value-type="string" calcext:value-type="string">
            <text:p>AZIZUL ISLAM</text:p>
          </table:table-cell>
          <table:table-cell office:value-type="string" calcext:value-type="string">
            <text:p>LITTIPA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8" calcext:value-type="float">
            <text:p>16.28</text:p>
          </table:table-cell>
          <table:table-cell table:number-columns-repeated="2"/>
          <table:table-cell office:value-type="string" calcext:value-type="string">
            <text:p>NOT OWNER</text:p>
          </table:table-cell>
          <table:table-cell office:value-type="date" office:date-value="2023-06-01" calcext:value-type="date">
            <text:p>01/06/2023</text:p>
          </table:table-cell>
          <table:table-cell office:value-type="date" office:date-value="2028-06-14" calcext:value-type="date">
            <text:p>14/06/2028</text:p>
          </table:table-cell>
          <table:table-cell office:value-type="date" office:date-value="2025-11-23" calcext:value-type="date">
            <text:p>23/11/2025</text:p>
          </table:table-cell>
          <table:table-cell office:value-type="date" office:date-value="2027-06-04" calcext:value-type="date">
            <text:p>04/06/2027</text:p>
          </table:table-cell>
          <table:table-cell office:value-type="date" office:date-value="2026-05-23" calcext:value-type="date">
            <text:p>23/05/2026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JH16H2973</text:p>
          </table:table-cell>
          <table:table-cell/>
          <table:table-cell office:value-type="string" calcext:value-type="string">
            <text:p>AZIZUL ISLAM</text:p>
          </table:table-cell>
          <table:table-cell office:value-type="string" calcext:value-type="string">
            <text:p>D200</text:p>
          </table:table-cell>
          <table:table-cell office:value-type="date" office:date-value="2025-09-25" calcext:value-type="date">
            <text:p>25/09/2025</text:p>
          </table:table-cell>
          <table:table-cell office:value-type="date" office:date-value="2025-11-15" calcext:value-type="date">
            <text:p>15/11/2025</text:p>
          </table:table-cell>
          <table:table-cell office:value-type="string" calcext:value-type="string">
            <text:p>AZIZUL ISLAM</text:p>
          </table:table-cell>
          <table:table-cell office:value-type="string" calcext:value-type="string">
            <text:p>LITTIPA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04" calcext:value-type="float">
            <text:p>17.04</text:p>
          </table:table-cell>
          <table:table-cell table:number-columns-repeated="2"/>
          <table:table-cell office:value-type="string" calcext:value-type="string">
            <text:p>NOT OWNER</text:p>
          </table:table-cell>
          <table:table-cell office:value-type="date" office:date-value="2023-05-30" calcext:value-type="date">
            <text:p>30/05/2023</text:p>
          </table:table-cell>
          <table:table-cell office:value-type="date" office:date-value="2028-06-07" calcext:value-type="date">
            <text:p>07/06/2028</text:p>
          </table:table-cell>
          <table:table-cell office:value-type="date" office:date-value="2025-11-23" calcext:value-type="date">
            <text:p>23/11/2025</text:p>
          </table:table-cell>
          <table:table-cell office:value-type="date" office:date-value="2027-06-04" calcext:value-type="date">
            <text:p>04/06/2027</text:p>
          </table:table-cell>
          <table:table-cell office:value-type="date" office:date-value="2026-05-23" calcext:value-type="date">
            <text:p>23/05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JH16H1815</text:p>
          </table:table-cell>
          <table:table-cell/>
          <table:table-cell office:value-type="string" calcext:value-type="string">
            <text:p>AZIZUL ISLAM</text:p>
          </table:table-cell>
          <table:table-cell office:value-type="string" calcext:value-type="string">
            <text:p>D200</text:p>
          </table:table-cell>
          <table:table-cell office:value-type="date" office:date-value="2025-09-25" calcext:value-type="date">
            <text:p>25/09/2025</text:p>
          </table:table-cell>
          <table:table-cell office:value-type="date" office:date-value="2025-11-15" calcext:value-type="date">
            <text:p>15/11/2025</text:p>
          </table:table-cell>
          <table:table-cell office:value-type="string" calcext:value-type="string">
            <text:p>AZIZUL ISLAM</text:p>
          </table:table-cell>
          <table:table-cell office:value-type="string" calcext:value-type="string">
            <text:p>LITTIPA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 table:number-columns-repeated="2"/>
          <table:table-cell office:value-type="string" calcext:value-type="string">
            <text:p>NOT OWNER</text:p>
          </table:table-cell>
          <table:table-cell office:value-type="date" office:date-value="2023-06-19" calcext:value-type="date">
            <text:p>19/06/2023</text:p>
          </table:table-cell>
          <table:table-cell office:value-type="date" office:date-value="2028-07-09" calcext:value-type="date">
            <text:p>09/07/2028</text:p>
          </table:table-cell>
          <table:table-cell office:value-type="date" office:date-value="2025-12-08" calcext:value-type="date">
            <text:p>08/12/2025</text:p>
          </table:table-cell>
          <table:table-cell office:value-type="date" office:date-value="2027-09-09" calcext:value-type="date">
            <text:p>09/09/2027</text:p>
          </table:table-cell>
          <table:table-cell office:value-type="date" office:date-value="2026-06-14" calcext:value-type="date">
            <text:p>14/06/202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TA</text:p>
          </table:table-cell>
          <table:table-cell/>
          <table:table-cell office:value-type="string" calcext:value-type="string">
            <text:p>BIJAY HASDA (MP)</text:p>
          </table:table-cell>
          <table:table-cell office:value-type="string" calcext:value-type="string">
            <text:p>NON GRAMIN</text:p>
          </table:table-cell>
          <table:table-cell table:number-columns-repeated="84"/>
        </table:table-row>
        <table:table-row table:style-name="ro2" table:number-rows-repeated="1048128">
          <table:table-cell table:number-columns-repeated="109"/>
        </table:table-row>
        <table:table-row table:style-name="ro2">
          <table:table-cell table:number-columns-repeated="109"/>
        </table:table-row>
        <calcext:conditional-formats>
          <calcext:conditional-format calcext:target-range-address="Sheet1.B1:Sheet1.B1048576">
            <calcext:condition calcext:apply-style-name="ConditionalStyle_4855" calcext:value="duplicate" calcext:base-cell-address="Sheet1.B1"/>
          </calcext:conditional-format>
          <calcext:conditional-format calcext:target-range-address="Sheet1.B442:Sheet1.B442">
            <calcext:condition calcext:apply-style-name="ConditionalStyle_3116" calcext:value="duplicate" calcext:base-cell-address="Sheet1.B442"/>
            <calcext:condition calcext:apply-style-name="ConditionalStyle_3115" calcext:value="duplicate" calcext:base-cell-address="Sheet1.B442"/>
            <calcext:condition calcext:apply-style-name="ConditionalStyle_3114" calcext:value="duplicate" calcext:base-cell-address="Sheet1.B442"/>
            <calcext:condition calcext:apply-style-name="ConditionalStyle_3113" calcext:value="duplicate" calcext:base-cell-address="Sheet1.B442"/>
            <calcext:condition calcext:apply-style-name="ConditionalStyle_3112" calcext:value="duplicate" calcext:base-cell-address="Sheet1.B442"/>
            <calcext:condition calcext:apply-style-name="ConditionalStyle_3111" calcext:value="duplicate" calcext:base-cell-address="Sheet1.B442"/>
            <calcext:condition calcext:apply-style-name="ConditionalStyle_3110" calcext:value="duplicate" calcext:base-cell-address="Sheet1.B442"/>
            <calcext:condition calcext:apply-style-name="ConditionalStyle_3109" calcext:value="duplicate" calcext:base-cell-address="Sheet1.B442"/>
            <calcext:condition calcext:apply-style-name="ConditionalStyle_3108" calcext:value="duplicate" calcext:base-cell-address="Sheet1.B442"/>
            <calcext:condition calcext:apply-style-name="ConditionalStyle_3107" calcext:value="duplicate" calcext:base-cell-address="Sheet1.B442"/>
            <calcext:condition calcext:apply-style-name="ConditionalStyle_3106" calcext:value="duplicate" calcext:base-cell-address="Sheet1.B442"/>
            <calcext:condition calcext:apply-style-name="ConditionalStyle_3105" calcext:value="duplicate" calcext:base-cell-address="Sheet1.B442"/>
            <calcext:condition calcext:apply-style-name="ConditionalStyle_3104" calcext:value="duplicate" calcext:base-cell-address="Sheet1.B442"/>
            <calcext:condition calcext:apply-style-name="ConditionalStyle_3103" calcext:value="duplicate" calcext:base-cell-address="Sheet1.B442"/>
            <calcext:condition calcext:apply-style-name="ConditionalStyle_3102" calcext:value="duplicate" calcext:base-cell-address="Sheet1.B442"/>
            <calcext:condition calcext:apply-style-name="ConditionalStyle_3101" calcext:value="duplicate" calcext:base-cell-address="Sheet1.B442"/>
            <calcext:condition calcext:apply-style-name="ConditionalStyle_3100" calcext:value="duplicate" calcext:base-cell-address="Sheet1.B442"/>
            <calcext:condition calcext:apply-style-name="ConditionalStyle_3099" calcext:value="duplicate" calcext:base-cell-address="Sheet1.B442"/>
            <calcext:condition calcext:apply-style-name="ConditionalStyle_3098" calcext:value="duplicate" calcext:base-cell-address="Sheet1.B442"/>
            <calcext:condition calcext:apply-style-name="ConditionalStyle_3097" calcext:value="duplicate" calcext:base-cell-address="Sheet1.B442"/>
            <calcext:condition calcext:apply-style-name="ConditionalStyle_3096" calcext:value="duplicate" calcext:base-cell-address="Sheet1.B442"/>
            <calcext:condition calcext:apply-style-name="ConditionalStyle_3095" calcext:value="duplicate" calcext:base-cell-address="Sheet1.B442"/>
            <calcext:condition calcext:apply-style-name="ConditionalStyle_3094" calcext:value="duplicate" calcext:base-cell-address="Sheet1.B442"/>
            <calcext:condition calcext:apply-style-name="ConditionalStyle_3093" calcext:value="duplicate" calcext:base-cell-address="Sheet1.B442"/>
            <calcext:condition calcext:apply-style-name="ConditionalStyle_3092" calcext:value="duplicate" calcext:base-cell-address="Sheet1.B442"/>
            <calcext:condition calcext:apply-style-name="ConditionalStyle_3091" calcext:value="duplicate" calcext:base-cell-address="Sheet1.B442"/>
            <calcext:condition calcext:apply-style-name="ConditionalStyle_3090" calcext:value="duplicate" calcext:base-cell-address="Sheet1.B442"/>
            <calcext:condition calcext:apply-style-name="ConditionalStyle_3089" calcext:value="duplicate" calcext:base-cell-address="Sheet1.B442"/>
            <calcext:condition calcext:apply-style-name="ConditionalStyle_3088" calcext:value="duplicate" calcext:base-cell-address="Sheet1.B442"/>
            <calcext:condition calcext:apply-style-name="ConditionalStyle_3087" calcext:value="duplicate" calcext:base-cell-address="Sheet1.B442"/>
            <calcext:condition calcext:apply-style-name="ConditionalStyle_3086" calcext:value="duplicate" calcext:base-cell-address="Sheet1.B442"/>
            <calcext:condition calcext:apply-style-name="ConditionalStyle_3085" calcext:value="duplicate" calcext:base-cell-address="Sheet1.B442"/>
            <calcext:condition calcext:apply-style-name="ConditionalStyle_3084" calcext:value="duplicate" calcext:base-cell-address="Sheet1.B442"/>
            <calcext:condition calcext:apply-style-name="ConditionalStyle_3083" calcext:value="duplicate" calcext:base-cell-address="Sheet1.B442"/>
            <calcext:condition calcext:apply-style-name="ConditionalStyle_3082" calcext:value="duplicate" calcext:base-cell-address="Sheet1.B442"/>
            <calcext:condition calcext:apply-style-name="ConditionalStyle_3081" calcext:value="duplicate" calcext:base-cell-address="Sheet1.B442"/>
          </calcext:conditional-format>
          <calcext:conditional-format calcext:target-range-address="Sheet1.B443:Sheet1.B1048576 Sheet1.B1:Sheet1.B441">
            <calcext:condition calcext:apply-style-name="ConditionalStyle_3074" calcext:value="duplicate" calcext:base-cell-address="Sheet1.B1"/>
          </calcext:conditional-format>
          <calcext:conditional-format calcext:target-range-address="Sheet1.B440:Sheet1.B441">
            <calcext:condition calcext:apply-style-name="ConditionalStyle_3151" calcext:value="duplicate" calcext:base-cell-address="Sheet1.B440"/>
            <calcext:condition calcext:apply-style-name="ConditionalStyle_3150" calcext:value="duplicate" calcext:base-cell-address="Sheet1.B440"/>
            <calcext:condition calcext:apply-style-name="ConditionalStyle_3149" calcext:value="duplicate" calcext:base-cell-address="Sheet1.B440"/>
            <calcext:condition calcext:apply-style-name="ConditionalStyle_3148" calcext:value="duplicate" calcext:base-cell-address="Sheet1.B440"/>
            <calcext:condition calcext:apply-style-name="ConditionalStyle_3147" calcext:value="duplicate" calcext:base-cell-address="Sheet1.B440"/>
            <calcext:condition calcext:apply-style-name="ConditionalStyle_3146" calcext:value="duplicate" calcext:base-cell-address="Sheet1.B440"/>
            <calcext:condition calcext:apply-style-name="ConditionalStyle_3145" calcext:value="duplicate" calcext:base-cell-address="Sheet1.B440"/>
            <calcext:condition calcext:apply-style-name="ConditionalStyle_3144" calcext:value="duplicate" calcext:base-cell-address="Sheet1.B440"/>
            <calcext:condition calcext:apply-style-name="ConditionalStyle_3143" calcext:value="duplicate" calcext:base-cell-address="Sheet1.B440"/>
            <calcext:condition calcext:apply-style-name="ConditionalStyle_3142" calcext:value="duplicate" calcext:base-cell-address="Sheet1.B440"/>
            <calcext:condition calcext:apply-style-name="ConditionalStyle_3141" calcext:value="duplicate" calcext:base-cell-address="Sheet1.B440"/>
            <calcext:condition calcext:apply-style-name="ConditionalStyle_3140" calcext:value="duplicate" calcext:base-cell-address="Sheet1.B440"/>
            <calcext:condition calcext:apply-style-name="ConditionalStyle_3139" calcext:value="duplicate" calcext:base-cell-address="Sheet1.B440"/>
            <calcext:condition calcext:apply-style-name="ConditionalStyle_3138" calcext:value="duplicate" calcext:base-cell-address="Sheet1.B440"/>
            <calcext:condition calcext:apply-style-name="ConditionalStyle_3137" calcext:value="duplicate" calcext:base-cell-address="Sheet1.B440"/>
            <calcext:condition calcext:apply-style-name="ConditionalStyle_3136" calcext:value="duplicate" calcext:base-cell-address="Sheet1.B440"/>
            <calcext:condition calcext:apply-style-name="ConditionalStyle_3135" calcext:value="duplicate" calcext:base-cell-address="Sheet1.B440"/>
            <calcext:condition calcext:apply-style-name="ConditionalStyle_3134" calcext:value="duplicate" calcext:base-cell-address="Sheet1.B440"/>
            <calcext:condition calcext:apply-style-name="ConditionalStyle_3133" calcext:value="duplicate" calcext:base-cell-address="Sheet1.B440"/>
            <calcext:condition calcext:apply-style-name="ConditionalStyle_3132" calcext:value="duplicate" calcext:base-cell-address="Sheet1.B440"/>
            <calcext:condition calcext:apply-style-name="ConditionalStyle_3131" calcext:value="duplicate" calcext:base-cell-address="Sheet1.B440"/>
            <calcext:condition calcext:apply-style-name="ConditionalStyle_3130" calcext:value="duplicate" calcext:base-cell-address="Sheet1.B440"/>
            <calcext:condition calcext:apply-style-name="ConditionalStyle_3129" calcext:value="duplicate" calcext:base-cell-address="Sheet1.B440"/>
            <calcext:condition calcext:apply-style-name="ConditionalStyle_3128" calcext:value="duplicate" calcext:base-cell-address="Sheet1.B440"/>
            <calcext:condition calcext:apply-style-name="ConditionalStyle_3127" calcext:value="duplicate" calcext:base-cell-address="Sheet1.B440"/>
            <calcext:condition calcext:apply-style-name="ConditionalStyle_3126" calcext:value="duplicate" calcext:base-cell-address="Sheet1.B440"/>
            <calcext:condition calcext:apply-style-name="ConditionalStyle_3125" calcext:value="duplicate" calcext:base-cell-address="Sheet1.B440"/>
            <calcext:condition calcext:apply-style-name="ConditionalStyle_3124" calcext:value="duplicate" calcext:base-cell-address="Sheet1.B440"/>
            <calcext:condition calcext:apply-style-name="ConditionalStyle_3123" calcext:value="duplicate" calcext:base-cell-address="Sheet1.B440"/>
            <calcext:condition calcext:apply-style-name="ConditionalStyle_3122" calcext:value="duplicate" calcext:base-cell-address="Sheet1.B440"/>
            <calcext:condition calcext:apply-style-name="ConditionalStyle_3121" calcext:value="duplicate" calcext:base-cell-address="Sheet1.B440"/>
            <calcext:condition calcext:apply-style-name="ConditionalStyle_3120" calcext:value="duplicate" calcext:base-cell-address="Sheet1.B440"/>
            <calcext:condition calcext:apply-style-name="ConditionalStyle_3119" calcext:value="duplicate" calcext:base-cell-address="Sheet1.B440"/>
            <calcext:condition calcext:apply-style-name="ConditionalStyle_3118" calcext:value="duplicate" calcext:base-cell-address="Sheet1.B440"/>
            <calcext:condition calcext:apply-style-name="ConditionalStyle_3117" calcext:value="duplicate" calcext:base-cell-address="Sheet1.B440"/>
          </calcext:conditional-format>
          <calcext:conditional-format calcext:target-range-address="Sheet1.B439:Sheet1.B439">
            <calcext:condition calcext:apply-style-name="ConditionalStyle_3191" calcext:value="duplicate" calcext:base-cell-address="Sheet1.B439"/>
            <calcext:condition calcext:apply-style-name="ConditionalStyle_3190" calcext:value="duplicate" calcext:base-cell-address="Sheet1.B439"/>
            <calcext:condition calcext:apply-style-name="ConditionalStyle_3189" calcext:value="duplicate" calcext:base-cell-address="Sheet1.B439"/>
            <calcext:condition calcext:apply-style-name="ConditionalStyle_3188" calcext:value="duplicate" calcext:base-cell-address="Sheet1.B439"/>
            <calcext:condition calcext:apply-style-name="ConditionalStyle_3187" calcext:value="duplicate" calcext:base-cell-address="Sheet1.B439"/>
            <calcext:condition calcext:apply-style-name="ConditionalStyle_3186" calcext:value="duplicate" calcext:base-cell-address="Sheet1.B439"/>
            <calcext:condition calcext:apply-style-name="ConditionalStyle_3185" calcext:value="duplicate" calcext:base-cell-address="Sheet1.B439"/>
            <calcext:condition calcext:apply-style-name="ConditionalStyle_3184" calcext:value="duplicate" calcext:base-cell-address="Sheet1.B439"/>
            <calcext:condition calcext:apply-style-name="ConditionalStyle_3183" calcext:value="duplicate" calcext:base-cell-address="Sheet1.B439"/>
            <calcext:condition calcext:apply-style-name="ConditionalStyle_3182" calcext:value="duplicate" calcext:base-cell-address="Sheet1.B439"/>
            <calcext:condition calcext:apply-style-name="ConditionalStyle_3181" calcext:value="duplicate" calcext:base-cell-address="Sheet1.B439"/>
            <calcext:condition calcext:apply-style-name="ConditionalStyle_3180" calcext:value="duplicate" calcext:base-cell-address="Sheet1.B439"/>
            <calcext:condition calcext:apply-style-name="ConditionalStyle_3179" calcext:value="duplicate" calcext:base-cell-address="Sheet1.B439"/>
            <calcext:condition calcext:apply-style-name="ConditionalStyle_3178" calcext:value="duplicate" calcext:base-cell-address="Sheet1.B439"/>
            <calcext:condition calcext:apply-style-name="ConditionalStyle_3177" calcext:value="duplicate" calcext:base-cell-address="Sheet1.B439"/>
            <calcext:condition calcext:apply-style-name="ConditionalStyle_3176" calcext:value="duplicate" calcext:base-cell-address="Sheet1.B439"/>
            <calcext:condition calcext:apply-style-name="ConditionalStyle_3175" calcext:value="duplicate" calcext:base-cell-address="Sheet1.B439"/>
            <calcext:condition calcext:apply-style-name="ConditionalStyle_3174" calcext:value="duplicate" calcext:base-cell-address="Sheet1.B439"/>
            <calcext:condition calcext:apply-style-name="ConditionalStyle_3173" calcext:value="duplicate" calcext:base-cell-address="Sheet1.B439"/>
            <calcext:condition calcext:apply-style-name="ConditionalStyle_3172" calcext:value="duplicate" calcext:base-cell-address="Sheet1.B439"/>
            <calcext:condition calcext:apply-style-name="ConditionalStyle_3171" calcext:value="duplicate" calcext:base-cell-address="Sheet1.B439"/>
            <calcext:condition calcext:apply-style-name="ConditionalStyle_3170" calcext:value="duplicate" calcext:base-cell-address="Sheet1.B439"/>
            <calcext:condition calcext:apply-style-name="ConditionalStyle_3169" calcext:value="duplicate" calcext:base-cell-address="Sheet1.B439"/>
            <calcext:condition calcext:apply-style-name="ConditionalStyle_3168" calcext:value="duplicate" calcext:base-cell-address="Sheet1.B439"/>
            <calcext:condition calcext:apply-style-name="ConditionalStyle_3167" calcext:value="duplicate" calcext:base-cell-address="Sheet1.B439"/>
            <calcext:condition calcext:apply-style-name="ConditionalStyle_3166" calcext:value="duplicate" calcext:base-cell-address="Sheet1.B439"/>
            <calcext:condition calcext:apply-style-name="ConditionalStyle_3165" calcext:value="duplicate" calcext:base-cell-address="Sheet1.B439"/>
            <calcext:condition calcext:apply-style-name="ConditionalStyle_3164" calcext:value="duplicate" calcext:base-cell-address="Sheet1.B439"/>
            <calcext:condition calcext:apply-style-name="ConditionalStyle_3163" calcext:value="duplicate" calcext:base-cell-address="Sheet1.B439"/>
            <calcext:condition calcext:apply-style-name="ConditionalStyle_3162" calcext:value="duplicate" calcext:base-cell-address="Sheet1.B439"/>
            <calcext:condition calcext:apply-style-name="ConditionalStyle_3161" calcext:value="duplicate" calcext:base-cell-address="Sheet1.B439"/>
            <calcext:condition calcext:apply-style-name="ConditionalStyle_3160" calcext:value="duplicate" calcext:base-cell-address="Sheet1.B439"/>
            <calcext:condition calcext:apply-style-name="ConditionalStyle_3159" calcext:value="duplicate" calcext:base-cell-address="Sheet1.B439"/>
            <calcext:condition calcext:apply-style-name="ConditionalStyle_3158" calcext:value="duplicate" calcext:base-cell-address="Sheet1.B439"/>
            <calcext:condition calcext:apply-style-name="ConditionalStyle_3157" calcext:value="duplicate" calcext:base-cell-address="Sheet1.B439"/>
            <calcext:condition calcext:apply-style-name="ConditionalStyle_3156" calcext:value="duplicate" calcext:base-cell-address="Sheet1.B439"/>
            <calcext:condition calcext:apply-style-name="ConditionalStyle_3155" calcext:value="duplicate" calcext:base-cell-address="Sheet1.B439"/>
            <calcext:condition calcext:apply-style-name="ConditionalStyle_3154" calcext:value="duplicate" calcext:base-cell-address="Sheet1.B439"/>
            <calcext:condition calcext:apply-style-name="ConditionalStyle_3153" calcext:value="duplicate" calcext:base-cell-address="Sheet1.B439"/>
            <calcext:condition calcext:apply-style-name="ConditionalStyle_3152" calcext:value="duplicate" calcext:base-cell-address="Sheet1.B439"/>
          </calcext:conditional-format>
          <calcext:conditional-format calcext:target-range-address="Sheet1.B438:Sheet1.B438">
            <calcext:condition calcext:apply-style-name="ConditionalStyle_3242" calcext:value="duplicate" calcext:base-cell-address="Sheet1.B438"/>
            <calcext:condition calcext:apply-style-name="ConditionalStyle_3241" calcext:value="duplicate" calcext:base-cell-address="Sheet1.B438"/>
            <calcext:condition calcext:apply-style-name="ConditionalStyle_3240" calcext:value="duplicate" calcext:base-cell-address="Sheet1.B438"/>
            <calcext:condition calcext:apply-style-name="ConditionalStyle_3239" calcext:value="duplicate" calcext:base-cell-address="Sheet1.B438"/>
            <calcext:condition calcext:apply-style-name="ConditionalStyle_3238" calcext:value="duplicate" calcext:base-cell-address="Sheet1.B438"/>
            <calcext:condition calcext:apply-style-name="ConditionalStyle_3237" calcext:value="duplicate" calcext:base-cell-address="Sheet1.B438"/>
            <calcext:condition calcext:apply-style-name="ConditionalStyle_3236" calcext:value="duplicate" calcext:base-cell-address="Sheet1.B438"/>
            <calcext:condition calcext:apply-style-name="ConditionalStyle_3235" calcext:value="duplicate" calcext:base-cell-address="Sheet1.B438"/>
            <calcext:condition calcext:apply-style-name="ConditionalStyle_3234" calcext:value="duplicate" calcext:base-cell-address="Sheet1.B438"/>
            <calcext:condition calcext:apply-style-name="ConditionalStyle_3233" calcext:value="duplicate" calcext:base-cell-address="Sheet1.B438"/>
            <calcext:condition calcext:apply-style-name="ConditionalStyle_3232" calcext:value="duplicate" calcext:base-cell-address="Sheet1.B438"/>
            <calcext:condition calcext:apply-style-name="ConditionalStyle_3231" calcext:value="duplicate" calcext:base-cell-address="Sheet1.B438"/>
            <calcext:condition calcext:apply-style-name="ConditionalStyle_3230" calcext:value="duplicate" calcext:base-cell-address="Sheet1.B438"/>
            <calcext:condition calcext:apply-style-name="ConditionalStyle_3229" calcext:value="duplicate" calcext:base-cell-address="Sheet1.B438"/>
            <calcext:condition calcext:apply-style-name="ConditionalStyle_3228" calcext:value="duplicate" calcext:base-cell-address="Sheet1.B438"/>
            <calcext:condition calcext:apply-style-name="ConditionalStyle_3227" calcext:value="duplicate" calcext:base-cell-address="Sheet1.B438"/>
            <calcext:condition calcext:apply-style-name="ConditionalStyle_3226" calcext:value="duplicate" calcext:base-cell-address="Sheet1.B438"/>
            <calcext:condition calcext:apply-style-name="ConditionalStyle_3225" calcext:value="duplicate" calcext:base-cell-address="Sheet1.B438"/>
            <calcext:condition calcext:apply-style-name="ConditionalStyle_3224" calcext:value="duplicate" calcext:base-cell-address="Sheet1.B438"/>
            <calcext:condition calcext:apply-style-name="ConditionalStyle_3223" calcext:value="duplicate" calcext:base-cell-address="Sheet1.B438"/>
            <calcext:condition calcext:apply-style-name="ConditionalStyle_3222" calcext:value="duplicate" calcext:base-cell-address="Sheet1.B438"/>
            <calcext:condition calcext:apply-style-name="ConditionalStyle_3221" calcext:value="duplicate" calcext:base-cell-address="Sheet1.B438"/>
            <calcext:condition calcext:apply-style-name="ConditionalStyle_3220" calcext:value="duplicate" calcext:base-cell-address="Sheet1.B438"/>
            <calcext:condition calcext:apply-style-name="ConditionalStyle_3219" calcext:value="duplicate" calcext:base-cell-address="Sheet1.B438"/>
            <calcext:condition calcext:apply-style-name="ConditionalStyle_3218" calcext:value="duplicate" calcext:base-cell-address="Sheet1.B438"/>
            <calcext:condition calcext:apply-style-name="ConditionalStyle_3217" calcext:value="duplicate" calcext:base-cell-address="Sheet1.B438"/>
            <calcext:condition calcext:apply-style-name="ConditionalStyle_3216" calcext:value="duplicate" calcext:base-cell-address="Sheet1.B438"/>
            <calcext:condition calcext:apply-style-name="ConditionalStyle_3215" calcext:value="duplicate" calcext:base-cell-address="Sheet1.B438"/>
            <calcext:condition calcext:apply-style-name="ConditionalStyle_3214" calcext:value="duplicate" calcext:base-cell-address="Sheet1.B438"/>
            <calcext:condition calcext:apply-style-name="ConditionalStyle_3213" calcext:value="duplicate" calcext:base-cell-address="Sheet1.B438"/>
            <calcext:condition calcext:apply-style-name="ConditionalStyle_3212" calcext:value="duplicate" calcext:base-cell-address="Sheet1.B438"/>
            <calcext:condition calcext:apply-style-name="ConditionalStyle_3211" calcext:value="duplicate" calcext:base-cell-address="Sheet1.B438"/>
            <calcext:condition calcext:apply-style-name="ConditionalStyle_3210" calcext:value="duplicate" calcext:base-cell-address="Sheet1.B438"/>
            <calcext:condition calcext:apply-style-name="ConditionalStyle_3209" calcext:value="duplicate" calcext:base-cell-address="Sheet1.B438"/>
            <calcext:condition calcext:apply-style-name="ConditionalStyle_3208" calcext:value="duplicate" calcext:base-cell-address="Sheet1.B438"/>
            <calcext:condition calcext:apply-style-name="ConditionalStyle_3207" calcext:value="duplicate" calcext:base-cell-address="Sheet1.B438"/>
            <calcext:condition calcext:apply-style-name="ConditionalStyle_3206" calcext:value="duplicate" calcext:base-cell-address="Sheet1.B438"/>
            <calcext:condition calcext:apply-style-name="ConditionalStyle_3205" calcext:value="duplicate" calcext:base-cell-address="Sheet1.B438"/>
            <calcext:condition calcext:apply-style-name="ConditionalStyle_3204" calcext:value="duplicate" calcext:base-cell-address="Sheet1.B438"/>
            <calcext:condition calcext:apply-style-name="ConditionalStyle_3203" calcext:value="duplicate" calcext:base-cell-address="Sheet1.B438"/>
            <calcext:condition calcext:apply-style-name="ConditionalStyle_3202" calcext:value="duplicate" calcext:base-cell-address="Sheet1.B438"/>
            <calcext:condition calcext:apply-style-name="ConditionalStyle_3201" calcext:value="duplicate" calcext:base-cell-address="Sheet1.B438"/>
            <calcext:condition calcext:apply-style-name="ConditionalStyle_3200" calcext:value="duplicate" calcext:base-cell-address="Sheet1.B438"/>
            <calcext:condition calcext:apply-style-name="ConditionalStyle_3199" calcext:value="duplicate" calcext:base-cell-address="Sheet1.B438"/>
            <calcext:condition calcext:apply-style-name="ConditionalStyle_3198" calcext:value="duplicate" calcext:base-cell-address="Sheet1.B438"/>
            <calcext:condition calcext:apply-style-name="ConditionalStyle_3197" calcext:value="duplicate" calcext:base-cell-address="Sheet1.B438"/>
            <calcext:condition calcext:apply-style-name="ConditionalStyle_3196" calcext:value="duplicate" calcext:base-cell-address="Sheet1.B438"/>
            <calcext:condition calcext:apply-style-name="ConditionalStyle_3195" calcext:value="duplicate" calcext:base-cell-address="Sheet1.B438"/>
            <calcext:condition calcext:apply-style-name="ConditionalStyle_3194" calcext:value="duplicate" calcext:base-cell-address="Sheet1.B438"/>
            <calcext:condition calcext:apply-style-name="ConditionalStyle_3193" calcext:value="duplicate" calcext:base-cell-address="Sheet1.B438"/>
            <calcext:condition calcext:apply-style-name="ConditionalStyle_3192" calcext:value="duplicate" calcext:base-cell-address="Sheet1.B438"/>
          </calcext:conditional-format>
          <calcext:conditional-format calcext:target-range-address="Sheet1.B437:Sheet1.B437">
            <calcext:condition calcext:apply-style-name="ConditionalStyle_3277" calcext:value="duplicate" calcext:base-cell-address="Sheet1.B437"/>
            <calcext:condition calcext:apply-style-name="ConditionalStyle_3276" calcext:value="duplicate" calcext:base-cell-address="Sheet1.B437"/>
            <calcext:condition calcext:apply-style-name="ConditionalStyle_3275" calcext:value="duplicate" calcext:base-cell-address="Sheet1.B437"/>
            <calcext:condition calcext:apply-style-name="ConditionalStyle_3274" calcext:value="duplicate" calcext:base-cell-address="Sheet1.B437"/>
            <calcext:condition calcext:apply-style-name="ConditionalStyle_3273" calcext:value="duplicate" calcext:base-cell-address="Sheet1.B437"/>
            <calcext:condition calcext:apply-style-name="ConditionalStyle_3272" calcext:value="duplicate" calcext:base-cell-address="Sheet1.B437"/>
            <calcext:condition calcext:apply-style-name="ConditionalStyle_3271" calcext:value="duplicate" calcext:base-cell-address="Sheet1.B437"/>
            <calcext:condition calcext:apply-style-name="ConditionalStyle_3270" calcext:value="duplicate" calcext:base-cell-address="Sheet1.B437"/>
            <calcext:condition calcext:apply-style-name="ConditionalStyle_3269" calcext:value="duplicate" calcext:base-cell-address="Sheet1.B437"/>
            <calcext:condition calcext:apply-style-name="ConditionalStyle_3268" calcext:value="duplicate" calcext:base-cell-address="Sheet1.B437"/>
            <calcext:condition calcext:apply-style-name="ConditionalStyle_3267" calcext:value="duplicate" calcext:base-cell-address="Sheet1.B437"/>
            <calcext:condition calcext:apply-style-name="ConditionalStyle_3266" calcext:value="duplicate" calcext:base-cell-address="Sheet1.B437"/>
            <calcext:condition calcext:apply-style-name="ConditionalStyle_3265" calcext:value="duplicate" calcext:base-cell-address="Sheet1.B437"/>
            <calcext:condition calcext:apply-style-name="ConditionalStyle_3264" calcext:value="duplicate" calcext:base-cell-address="Sheet1.B437"/>
            <calcext:condition calcext:apply-style-name="ConditionalStyle_3263" calcext:value="duplicate" calcext:base-cell-address="Sheet1.B437"/>
            <calcext:condition calcext:apply-style-name="ConditionalStyle_3262" calcext:value="duplicate" calcext:base-cell-address="Sheet1.B437"/>
            <calcext:condition calcext:apply-style-name="ConditionalStyle_3261" calcext:value="duplicate" calcext:base-cell-address="Sheet1.B437"/>
            <calcext:condition calcext:apply-style-name="ConditionalStyle_3260" calcext:value="duplicate" calcext:base-cell-address="Sheet1.B437"/>
            <calcext:condition calcext:apply-style-name="ConditionalStyle_3259" calcext:value="duplicate" calcext:base-cell-address="Sheet1.B437"/>
            <calcext:condition calcext:apply-style-name="ConditionalStyle_3258" calcext:value="duplicate" calcext:base-cell-address="Sheet1.B437"/>
            <calcext:condition calcext:apply-style-name="ConditionalStyle_3257" calcext:value="duplicate" calcext:base-cell-address="Sheet1.B437"/>
            <calcext:condition calcext:apply-style-name="ConditionalStyle_3256" calcext:value="duplicate" calcext:base-cell-address="Sheet1.B437"/>
            <calcext:condition calcext:apply-style-name="ConditionalStyle_3255" calcext:value="duplicate" calcext:base-cell-address="Sheet1.B437"/>
            <calcext:condition calcext:apply-style-name="ConditionalStyle_3254" calcext:value="duplicate" calcext:base-cell-address="Sheet1.B437"/>
            <calcext:condition calcext:apply-style-name="ConditionalStyle_3253" calcext:value="duplicate" calcext:base-cell-address="Sheet1.B437"/>
            <calcext:condition calcext:apply-style-name="ConditionalStyle_3252" calcext:value="duplicate" calcext:base-cell-address="Sheet1.B437"/>
            <calcext:condition calcext:apply-style-name="ConditionalStyle_3251" calcext:value="duplicate" calcext:base-cell-address="Sheet1.B437"/>
            <calcext:condition calcext:apply-style-name="ConditionalStyle_3250" calcext:value="duplicate" calcext:base-cell-address="Sheet1.B437"/>
            <calcext:condition calcext:apply-style-name="ConditionalStyle_3249" calcext:value="duplicate" calcext:base-cell-address="Sheet1.B437"/>
            <calcext:condition calcext:apply-style-name="ConditionalStyle_3248" calcext:value="duplicate" calcext:base-cell-address="Sheet1.B437"/>
            <calcext:condition calcext:apply-style-name="ConditionalStyle_3247" calcext:value="duplicate" calcext:base-cell-address="Sheet1.B437"/>
            <calcext:condition calcext:apply-style-name="ConditionalStyle_3246" calcext:value="duplicate" calcext:base-cell-address="Sheet1.B437"/>
            <calcext:condition calcext:apply-style-name="ConditionalStyle_3245" calcext:value="duplicate" calcext:base-cell-address="Sheet1.B437"/>
            <calcext:condition calcext:apply-style-name="ConditionalStyle_3244" calcext:value="duplicate" calcext:base-cell-address="Sheet1.B437"/>
            <calcext:condition calcext:apply-style-name="ConditionalStyle_3243" calcext:value="duplicate" calcext:base-cell-address="Sheet1.B437"/>
          </calcext:conditional-format>
          <calcext:conditional-format calcext:target-range-address="Sheet1.B436:Sheet1.B436">
            <calcext:condition calcext:apply-style-name="ConditionalStyle_3294" calcext:value="duplicate" calcext:base-cell-address="Sheet1.B436"/>
            <calcext:condition calcext:apply-style-name="ConditionalStyle_3293" calcext:value="duplicate" calcext:base-cell-address="Sheet1.B436"/>
            <calcext:condition calcext:apply-style-name="ConditionalStyle_3292" calcext:value="duplicate" calcext:base-cell-address="Sheet1.B436"/>
            <calcext:condition calcext:apply-style-name="ConditionalStyle_3291" calcext:value="duplicate" calcext:base-cell-address="Sheet1.B436"/>
            <calcext:condition calcext:apply-style-name="ConditionalStyle_3290" calcext:value="duplicate" calcext:base-cell-address="Sheet1.B436"/>
            <calcext:condition calcext:apply-style-name="ConditionalStyle_3289" calcext:value="duplicate" calcext:base-cell-address="Sheet1.B436"/>
            <calcext:condition calcext:apply-style-name="ConditionalStyle_3288" calcext:value="duplicate" calcext:base-cell-address="Sheet1.B436"/>
            <calcext:condition calcext:apply-style-name="ConditionalStyle_3287" calcext:value="duplicate" calcext:base-cell-address="Sheet1.B436"/>
            <calcext:condition calcext:apply-style-name="ConditionalStyle_3286" calcext:value="duplicate" calcext:base-cell-address="Sheet1.B436"/>
            <calcext:condition calcext:apply-style-name="ConditionalStyle_3285" calcext:value="duplicate" calcext:base-cell-address="Sheet1.B436"/>
            <calcext:condition calcext:apply-style-name="ConditionalStyle_3284" calcext:value="duplicate" calcext:base-cell-address="Sheet1.B436"/>
            <calcext:condition calcext:apply-style-name="ConditionalStyle_3283" calcext:value="duplicate" calcext:base-cell-address="Sheet1.B436"/>
            <calcext:condition calcext:apply-style-name="ConditionalStyle_3282" calcext:value="duplicate" calcext:base-cell-address="Sheet1.B436"/>
            <calcext:condition calcext:apply-style-name="ConditionalStyle_3281" calcext:value="duplicate" calcext:base-cell-address="Sheet1.B436"/>
            <calcext:condition calcext:apply-style-name="ConditionalStyle_3280" calcext:value="duplicate" calcext:base-cell-address="Sheet1.B436"/>
            <calcext:condition calcext:apply-style-name="ConditionalStyle_3279" calcext:value="duplicate" calcext:base-cell-address="Sheet1.B436"/>
            <calcext:condition calcext:apply-style-name="ConditionalStyle_3278" calcext:value="duplicate" calcext:base-cell-address="Sheet1.B436"/>
          </calcext:conditional-format>
          <calcext:conditional-format calcext:target-range-address="Sheet1.B435:Sheet1.B435">
            <calcext:condition calcext:apply-style-name="ConditionalStyle_3311" calcext:value="duplicate" calcext:base-cell-address="Sheet1.B435"/>
            <calcext:condition calcext:apply-style-name="ConditionalStyle_3310" calcext:value="duplicate" calcext:base-cell-address="Sheet1.B435"/>
            <calcext:condition calcext:apply-style-name="ConditionalStyle_3309" calcext:value="duplicate" calcext:base-cell-address="Sheet1.B435"/>
            <calcext:condition calcext:apply-style-name="ConditionalStyle_3308" calcext:value="duplicate" calcext:base-cell-address="Sheet1.B435"/>
            <calcext:condition calcext:apply-style-name="ConditionalStyle_3307" calcext:value="duplicate" calcext:base-cell-address="Sheet1.B435"/>
            <calcext:condition calcext:apply-style-name="ConditionalStyle_3306" calcext:value="duplicate" calcext:base-cell-address="Sheet1.B435"/>
            <calcext:condition calcext:apply-style-name="ConditionalStyle_3305" calcext:value="duplicate" calcext:base-cell-address="Sheet1.B435"/>
            <calcext:condition calcext:apply-style-name="ConditionalStyle_3304" calcext:value="duplicate" calcext:base-cell-address="Sheet1.B435"/>
            <calcext:condition calcext:apply-style-name="ConditionalStyle_3303" calcext:value="duplicate" calcext:base-cell-address="Sheet1.B435"/>
            <calcext:condition calcext:apply-style-name="ConditionalStyle_3302" calcext:value="duplicate" calcext:base-cell-address="Sheet1.B435"/>
            <calcext:condition calcext:apply-style-name="ConditionalStyle_3301" calcext:value="duplicate" calcext:base-cell-address="Sheet1.B435"/>
            <calcext:condition calcext:apply-style-name="ConditionalStyle_3300" calcext:value="duplicate" calcext:base-cell-address="Sheet1.B435"/>
            <calcext:condition calcext:apply-style-name="ConditionalStyle_3299" calcext:value="duplicate" calcext:base-cell-address="Sheet1.B435"/>
            <calcext:condition calcext:apply-style-name="ConditionalStyle_3298" calcext:value="duplicate" calcext:base-cell-address="Sheet1.B435"/>
            <calcext:condition calcext:apply-style-name="ConditionalStyle_3297" calcext:value="duplicate" calcext:base-cell-address="Sheet1.B435"/>
            <calcext:condition calcext:apply-style-name="ConditionalStyle_3296" calcext:value="duplicate" calcext:base-cell-address="Sheet1.B435"/>
            <calcext:condition calcext:apply-style-name="ConditionalStyle_3295" calcext:value="duplicate" calcext:base-cell-address="Sheet1.B435"/>
          </calcext:conditional-format>
          <calcext:conditional-format calcext:target-range-address="Sheet1.B434:Sheet1.B434">
            <calcext:condition calcext:apply-style-name="ConditionalStyle_3328" calcext:value="duplicate" calcext:base-cell-address="Sheet1.B434"/>
            <calcext:condition calcext:apply-style-name="ConditionalStyle_3327" calcext:value="duplicate" calcext:base-cell-address="Sheet1.B434"/>
            <calcext:condition calcext:apply-style-name="ConditionalStyle_3326" calcext:value="duplicate" calcext:base-cell-address="Sheet1.B434"/>
            <calcext:condition calcext:apply-style-name="ConditionalStyle_3325" calcext:value="duplicate" calcext:base-cell-address="Sheet1.B434"/>
            <calcext:condition calcext:apply-style-name="ConditionalStyle_3324" calcext:value="duplicate" calcext:base-cell-address="Sheet1.B434"/>
            <calcext:condition calcext:apply-style-name="ConditionalStyle_3323" calcext:value="duplicate" calcext:base-cell-address="Sheet1.B434"/>
            <calcext:condition calcext:apply-style-name="ConditionalStyle_3322" calcext:value="duplicate" calcext:base-cell-address="Sheet1.B434"/>
            <calcext:condition calcext:apply-style-name="ConditionalStyle_3321" calcext:value="duplicate" calcext:base-cell-address="Sheet1.B434"/>
            <calcext:condition calcext:apply-style-name="ConditionalStyle_3320" calcext:value="duplicate" calcext:base-cell-address="Sheet1.B434"/>
            <calcext:condition calcext:apply-style-name="ConditionalStyle_3319" calcext:value="duplicate" calcext:base-cell-address="Sheet1.B434"/>
            <calcext:condition calcext:apply-style-name="ConditionalStyle_3318" calcext:value="duplicate" calcext:base-cell-address="Sheet1.B434"/>
            <calcext:condition calcext:apply-style-name="ConditionalStyle_3317" calcext:value="duplicate" calcext:base-cell-address="Sheet1.B434"/>
            <calcext:condition calcext:apply-style-name="ConditionalStyle_3316" calcext:value="duplicate" calcext:base-cell-address="Sheet1.B434"/>
            <calcext:condition calcext:apply-style-name="ConditionalStyle_3315" calcext:value="duplicate" calcext:base-cell-address="Sheet1.B434"/>
            <calcext:condition calcext:apply-style-name="ConditionalStyle_3314" calcext:value="duplicate" calcext:base-cell-address="Sheet1.B434"/>
            <calcext:condition calcext:apply-style-name="ConditionalStyle_3313" calcext:value="duplicate" calcext:base-cell-address="Sheet1.B434"/>
            <calcext:condition calcext:apply-style-name="ConditionalStyle_3312" calcext:value="duplicate" calcext:base-cell-address="Sheet1.B434"/>
          </calcext:conditional-format>
          <calcext:conditional-format calcext:target-range-address="Sheet1.B433:Sheet1.B433">
            <calcext:condition calcext:apply-style-name="ConditionalStyle_3345" calcext:value="duplicate" calcext:base-cell-address="Sheet1.B433"/>
            <calcext:condition calcext:apply-style-name="ConditionalStyle_3344" calcext:value="duplicate" calcext:base-cell-address="Sheet1.B433"/>
            <calcext:condition calcext:apply-style-name="ConditionalStyle_3343" calcext:value="duplicate" calcext:base-cell-address="Sheet1.B433"/>
            <calcext:condition calcext:apply-style-name="ConditionalStyle_3342" calcext:value="duplicate" calcext:base-cell-address="Sheet1.B433"/>
            <calcext:condition calcext:apply-style-name="ConditionalStyle_3341" calcext:value="duplicate" calcext:base-cell-address="Sheet1.B433"/>
            <calcext:condition calcext:apply-style-name="ConditionalStyle_3340" calcext:value="duplicate" calcext:base-cell-address="Sheet1.B433"/>
            <calcext:condition calcext:apply-style-name="ConditionalStyle_3339" calcext:value="duplicate" calcext:base-cell-address="Sheet1.B433"/>
            <calcext:condition calcext:apply-style-name="ConditionalStyle_3338" calcext:value="duplicate" calcext:base-cell-address="Sheet1.B433"/>
            <calcext:condition calcext:apply-style-name="ConditionalStyle_3337" calcext:value="duplicate" calcext:base-cell-address="Sheet1.B433"/>
            <calcext:condition calcext:apply-style-name="ConditionalStyle_3336" calcext:value="duplicate" calcext:base-cell-address="Sheet1.B433"/>
            <calcext:condition calcext:apply-style-name="ConditionalStyle_3335" calcext:value="duplicate" calcext:base-cell-address="Sheet1.B433"/>
            <calcext:condition calcext:apply-style-name="ConditionalStyle_3334" calcext:value="duplicate" calcext:base-cell-address="Sheet1.B433"/>
            <calcext:condition calcext:apply-style-name="ConditionalStyle_3333" calcext:value="duplicate" calcext:base-cell-address="Sheet1.B433"/>
            <calcext:condition calcext:apply-style-name="ConditionalStyle_3332" calcext:value="duplicate" calcext:base-cell-address="Sheet1.B433"/>
            <calcext:condition calcext:apply-style-name="ConditionalStyle_3331" calcext:value="duplicate" calcext:base-cell-address="Sheet1.B433"/>
            <calcext:condition calcext:apply-style-name="ConditionalStyle_3330" calcext:value="duplicate" calcext:base-cell-address="Sheet1.B433"/>
            <calcext:condition calcext:apply-style-name="ConditionalStyle_3329" calcext:value="duplicate" calcext:base-cell-address="Sheet1.B433"/>
          </calcext:conditional-format>
          <calcext:conditional-format calcext:target-range-address="Sheet1.B432:Sheet1.B432">
            <calcext:condition calcext:apply-style-name="ConditionalStyle_3362" calcext:value="duplicate" calcext:base-cell-address="Sheet1.B432"/>
            <calcext:condition calcext:apply-style-name="ConditionalStyle_3361" calcext:value="duplicate" calcext:base-cell-address="Sheet1.B432"/>
            <calcext:condition calcext:apply-style-name="ConditionalStyle_3360" calcext:value="duplicate" calcext:base-cell-address="Sheet1.B432"/>
            <calcext:condition calcext:apply-style-name="ConditionalStyle_3359" calcext:value="duplicate" calcext:base-cell-address="Sheet1.B432"/>
            <calcext:condition calcext:apply-style-name="ConditionalStyle_3358" calcext:value="duplicate" calcext:base-cell-address="Sheet1.B432"/>
            <calcext:condition calcext:apply-style-name="ConditionalStyle_3357" calcext:value="duplicate" calcext:base-cell-address="Sheet1.B432"/>
            <calcext:condition calcext:apply-style-name="ConditionalStyle_3356" calcext:value="duplicate" calcext:base-cell-address="Sheet1.B432"/>
            <calcext:condition calcext:apply-style-name="ConditionalStyle_3355" calcext:value="duplicate" calcext:base-cell-address="Sheet1.B432"/>
            <calcext:condition calcext:apply-style-name="ConditionalStyle_3354" calcext:value="duplicate" calcext:base-cell-address="Sheet1.B432"/>
            <calcext:condition calcext:apply-style-name="ConditionalStyle_3353" calcext:value="duplicate" calcext:base-cell-address="Sheet1.B432"/>
            <calcext:condition calcext:apply-style-name="ConditionalStyle_3352" calcext:value="duplicate" calcext:base-cell-address="Sheet1.B432"/>
            <calcext:condition calcext:apply-style-name="ConditionalStyle_3351" calcext:value="duplicate" calcext:base-cell-address="Sheet1.B432"/>
            <calcext:condition calcext:apply-style-name="ConditionalStyle_3350" calcext:value="duplicate" calcext:base-cell-address="Sheet1.B432"/>
            <calcext:condition calcext:apply-style-name="ConditionalStyle_3349" calcext:value="duplicate" calcext:base-cell-address="Sheet1.B432"/>
            <calcext:condition calcext:apply-style-name="ConditionalStyle_3348" calcext:value="duplicate" calcext:base-cell-address="Sheet1.B432"/>
            <calcext:condition calcext:apply-style-name="ConditionalStyle_3347" calcext:value="duplicate" calcext:base-cell-address="Sheet1.B432"/>
            <calcext:condition calcext:apply-style-name="ConditionalStyle_3346" calcext:value="duplicate" calcext:base-cell-address="Sheet1.B432"/>
          </calcext:conditional-format>
          <calcext:conditional-format calcext:target-range-address="Sheet1.B431:Sheet1.B431">
            <calcext:condition calcext:apply-style-name="ConditionalStyle_3412" calcext:value="duplicate" calcext:base-cell-address="Sheet1.B431"/>
            <calcext:condition calcext:apply-style-name="ConditionalStyle_3411" calcext:value="duplicate" calcext:base-cell-address="Sheet1.B431"/>
            <calcext:condition calcext:apply-style-name="ConditionalStyle_3410" calcext:value="duplicate" calcext:base-cell-address="Sheet1.B431"/>
            <calcext:condition calcext:apply-style-name="ConditionalStyle_3409" calcext:value="duplicate" calcext:base-cell-address="Sheet1.B431"/>
            <calcext:condition calcext:apply-style-name="ConditionalStyle_3408" calcext:value="duplicate" calcext:base-cell-address="Sheet1.B431"/>
            <calcext:condition calcext:apply-style-name="ConditionalStyle_3407" calcext:value="duplicate" calcext:base-cell-address="Sheet1.B431"/>
            <calcext:condition calcext:apply-style-name="ConditionalStyle_3406" calcext:value="duplicate" calcext:base-cell-address="Sheet1.B431"/>
            <calcext:condition calcext:apply-style-name="ConditionalStyle_3405" calcext:value="duplicate" calcext:base-cell-address="Sheet1.B431"/>
            <calcext:condition calcext:apply-style-name="ConditionalStyle_3404" calcext:value="duplicate" calcext:base-cell-address="Sheet1.B431"/>
            <calcext:condition calcext:apply-style-name="ConditionalStyle_3403" calcext:value="duplicate" calcext:base-cell-address="Sheet1.B431"/>
            <calcext:condition calcext:apply-style-name="ConditionalStyle_3402" calcext:value="duplicate" calcext:base-cell-address="Sheet1.B431"/>
            <calcext:condition calcext:apply-style-name="ConditionalStyle_3401" calcext:value="duplicate" calcext:base-cell-address="Sheet1.B431"/>
            <calcext:condition calcext:apply-style-name="ConditionalStyle_3400" calcext:value="duplicate" calcext:base-cell-address="Sheet1.B431"/>
            <calcext:condition calcext:apply-style-name="ConditionalStyle_3399" calcext:value="duplicate" calcext:base-cell-address="Sheet1.B431"/>
            <calcext:condition calcext:apply-style-name="ConditionalStyle_3398" calcext:value="duplicate" calcext:base-cell-address="Sheet1.B431"/>
            <calcext:condition calcext:apply-style-name="ConditionalStyle_3397" calcext:value="duplicate" calcext:base-cell-address="Sheet1.B431"/>
            <calcext:condition calcext:apply-style-name="ConditionalStyle_3396" calcext:value="duplicate" calcext:base-cell-address="Sheet1.B431"/>
            <calcext:condition calcext:apply-style-name="ConditionalStyle_3395" calcext:value="duplicate" calcext:base-cell-address="Sheet1.B431"/>
            <calcext:condition calcext:apply-style-name="ConditionalStyle_3394" calcext:value="duplicate" calcext:base-cell-address="Sheet1.B431"/>
            <calcext:condition calcext:apply-style-name="ConditionalStyle_3393" calcext:value="duplicate" calcext:base-cell-address="Sheet1.B431"/>
            <calcext:condition calcext:apply-style-name="ConditionalStyle_3392" calcext:value="duplicate" calcext:base-cell-address="Sheet1.B431"/>
            <calcext:condition calcext:apply-style-name="ConditionalStyle_3391" calcext:value="duplicate" calcext:base-cell-address="Sheet1.B431"/>
            <calcext:condition calcext:apply-style-name="ConditionalStyle_3390" calcext:value="duplicate" calcext:base-cell-address="Sheet1.B431"/>
            <calcext:condition calcext:apply-style-name="ConditionalStyle_3389" calcext:value="duplicate" calcext:base-cell-address="Sheet1.B431"/>
            <calcext:condition calcext:apply-style-name="ConditionalStyle_3388" calcext:value="duplicate" calcext:base-cell-address="Sheet1.B431"/>
            <calcext:condition calcext:apply-style-name="ConditionalStyle_3387" calcext:value="duplicate" calcext:base-cell-address="Sheet1.B431"/>
            <calcext:condition calcext:apply-style-name="ConditionalStyle_3386" calcext:value="duplicate" calcext:base-cell-address="Sheet1.B431"/>
            <calcext:condition calcext:apply-style-name="ConditionalStyle_3385" calcext:value="duplicate" calcext:base-cell-address="Sheet1.B431"/>
            <calcext:condition calcext:apply-style-name="ConditionalStyle_3384" calcext:value="duplicate" calcext:base-cell-address="Sheet1.B431"/>
            <calcext:condition calcext:apply-style-name="ConditionalStyle_3383" calcext:value="duplicate" calcext:base-cell-address="Sheet1.B431"/>
            <calcext:condition calcext:apply-style-name="ConditionalStyle_3382" calcext:value="duplicate" calcext:base-cell-address="Sheet1.B431"/>
            <calcext:condition calcext:apply-style-name="ConditionalStyle_3381" calcext:value="duplicate" calcext:base-cell-address="Sheet1.B431"/>
            <calcext:condition calcext:apply-style-name="ConditionalStyle_3380" calcext:value="duplicate" calcext:base-cell-address="Sheet1.B431"/>
            <calcext:condition calcext:apply-style-name="ConditionalStyle_3379" calcext:value="duplicate" calcext:base-cell-address="Sheet1.B431"/>
            <calcext:condition calcext:apply-style-name="ConditionalStyle_3378" calcext:value="duplicate" calcext:base-cell-address="Sheet1.B431"/>
            <calcext:condition calcext:apply-style-name="ConditionalStyle_3377" calcext:value="duplicate" calcext:base-cell-address="Sheet1.B431"/>
            <calcext:condition calcext:apply-style-name="ConditionalStyle_3376" calcext:value="duplicate" calcext:base-cell-address="Sheet1.B431"/>
            <calcext:condition calcext:apply-style-name="ConditionalStyle_3375" calcext:value="duplicate" calcext:base-cell-address="Sheet1.B431"/>
            <calcext:condition calcext:apply-style-name="ConditionalStyle_3374" calcext:value="duplicate" calcext:base-cell-address="Sheet1.B431"/>
            <calcext:condition calcext:apply-style-name="ConditionalStyle_3373" calcext:value="duplicate" calcext:base-cell-address="Sheet1.B431"/>
            <calcext:condition calcext:apply-style-name="ConditionalStyle_3372" calcext:value="duplicate" calcext:base-cell-address="Sheet1.B431"/>
            <calcext:condition calcext:apply-style-name="ConditionalStyle_3371" calcext:value="duplicate" calcext:base-cell-address="Sheet1.B431"/>
            <calcext:condition calcext:apply-style-name="ConditionalStyle_3370" calcext:value="duplicate" calcext:base-cell-address="Sheet1.B431"/>
            <calcext:condition calcext:apply-style-name="ConditionalStyle_3369" calcext:value="duplicate" calcext:base-cell-address="Sheet1.B431"/>
            <calcext:condition calcext:apply-style-name="ConditionalStyle_3368" calcext:value="duplicate" calcext:base-cell-address="Sheet1.B431"/>
            <calcext:condition calcext:apply-style-name="ConditionalStyle_3367" calcext:value="duplicate" calcext:base-cell-address="Sheet1.B431"/>
            <calcext:condition calcext:apply-style-name="ConditionalStyle_3366" calcext:value="duplicate" calcext:base-cell-address="Sheet1.B431"/>
            <calcext:condition calcext:apply-style-name="ConditionalStyle_3365" calcext:value="duplicate" calcext:base-cell-address="Sheet1.B431"/>
            <calcext:condition calcext:apply-style-name="ConditionalStyle_3364" calcext:value="duplicate" calcext:base-cell-address="Sheet1.B431"/>
            <calcext:condition calcext:apply-style-name="ConditionalStyle_3363" calcext:value="duplicate" calcext:base-cell-address="Sheet1.B431"/>
          </calcext:conditional-format>
          <calcext:conditional-format calcext:target-range-address="Sheet1.B430:Sheet1.B430">
            <calcext:condition calcext:apply-style-name="ConditionalStyle_3429" calcext:value="duplicate" calcext:base-cell-address="Sheet1.B430"/>
            <calcext:condition calcext:apply-style-name="ConditionalStyle_3428" calcext:value="duplicate" calcext:base-cell-address="Sheet1.B430"/>
            <calcext:condition calcext:apply-style-name="ConditionalStyle_3427" calcext:value="duplicate" calcext:base-cell-address="Sheet1.B430"/>
            <calcext:condition calcext:apply-style-name="ConditionalStyle_3426" calcext:value="duplicate" calcext:base-cell-address="Sheet1.B430"/>
            <calcext:condition calcext:apply-style-name="ConditionalStyle_3425" calcext:value="duplicate" calcext:base-cell-address="Sheet1.B430"/>
            <calcext:condition calcext:apply-style-name="ConditionalStyle_3424" calcext:value="duplicate" calcext:base-cell-address="Sheet1.B430"/>
            <calcext:condition calcext:apply-style-name="ConditionalStyle_3423" calcext:value="duplicate" calcext:base-cell-address="Sheet1.B430"/>
            <calcext:condition calcext:apply-style-name="ConditionalStyle_3422" calcext:value="duplicate" calcext:base-cell-address="Sheet1.B430"/>
            <calcext:condition calcext:apply-style-name="ConditionalStyle_3421" calcext:value="duplicate" calcext:base-cell-address="Sheet1.B430"/>
            <calcext:condition calcext:apply-style-name="ConditionalStyle_3420" calcext:value="duplicate" calcext:base-cell-address="Sheet1.B430"/>
            <calcext:condition calcext:apply-style-name="ConditionalStyle_3419" calcext:value="duplicate" calcext:base-cell-address="Sheet1.B430"/>
            <calcext:condition calcext:apply-style-name="ConditionalStyle_3418" calcext:value="duplicate" calcext:base-cell-address="Sheet1.B430"/>
            <calcext:condition calcext:apply-style-name="ConditionalStyle_3417" calcext:value="duplicate" calcext:base-cell-address="Sheet1.B430"/>
            <calcext:condition calcext:apply-style-name="ConditionalStyle_3416" calcext:value="duplicate" calcext:base-cell-address="Sheet1.B430"/>
            <calcext:condition calcext:apply-style-name="ConditionalStyle_3415" calcext:value="duplicate" calcext:base-cell-address="Sheet1.B430"/>
            <calcext:condition calcext:apply-style-name="ConditionalStyle_3414" calcext:value="duplicate" calcext:base-cell-address="Sheet1.B430"/>
            <calcext:condition calcext:apply-style-name="ConditionalStyle_3413" calcext:value="duplicate" calcext:base-cell-address="Sheet1.B430"/>
          </calcext:conditional-format>
          <calcext:conditional-format calcext:target-range-address="Sheet1.B443:Sheet1.B1048576 Sheet1.B1:Sheet1.B429">
            <calcext:condition calcext:apply-style-name="ConditionalStyle_3075" calcext:value="duplicate" calcext:base-cell-address="Sheet1.B1"/>
          </calcext:conditional-format>
          <calcext:conditional-format calcext:target-range-address="Sheet1.B429:Sheet1.B429">
            <calcext:condition calcext:apply-style-name="ConditionalStyle_3463" calcext:value="duplicate" calcext:base-cell-address="Sheet1.B429"/>
            <calcext:condition calcext:apply-style-name="ConditionalStyle_3462" calcext:value="duplicate" calcext:base-cell-address="Sheet1.B429"/>
            <calcext:condition calcext:apply-style-name="ConditionalStyle_3461" calcext:value="duplicate" calcext:base-cell-address="Sheet1.B429"/>
            <calcext:condition calcext:apply-style-name="ConditionalStyle_3460" calcext:value="duplicate" calcext:base-cell-address="Sheet1.B429"/>
            <calcext:condition calcext:apply-style-name="ConditionalStyle_3459" calcext:value="duplicate" calcext:base-cell-address="Sheet1.B429"/>
            <calcext:condition calcext:apply-style-name="ConditionalStyle_3458" calcext:value="duplicate" calcext:base-cell-address="Sheet1.B429"/>
            <calcext:condition calcext:apply-style-name="ConditionalStyle_3457" calcext:value="duplicate" calcext:base-cell-address="Sheet1.B429"/>
            <calcext:condition calcext:apply-style-name="ConditionalStyle_3456" calcext:value="duplicate" calcext:base-cell-address="Sheet1.B429"/>
            <calcext:condition calcext:apply-style-name="ConditionalStyle_3455" calcext:value="duplicate" calcext:base-cell-address="Sheet1.B429"/>
            <calcext:condition calcext:apply-style-name="ConditionalStyle_3454" calcext:value="duplicate" calcext:base-cell-address="Sheet1.B429"/>
            <calcext:condition calcext:apply-style-name="ConditionalStyle_3453" calcext:value="duplicate" calcext:base-cell-address="Sheet1.B429"/>
            <calcext:condition calcext:apply-style-name="ConditionalStyle_3452" calcext:value="duplicate" calcext:base-cell-address="Sheet1.B429"/>
            <calcext:condition calcext:apply-style-name="ConditionalStyle_3451" calcext:value="duplicate" calcext:base-cell-address="Sheet1.B429"/>
            <calcext:condition calcext:apply-style-name="ConditionalStyle_3450" calcext:value="duplicate" calcext:base-cell-address="Sheet1.B429"/>
            <calcext:condition calcext:apply-style-name="ConditionalStyle_3449" calcext:value="duplicate" calcext:base-cell-address="Sheet1.B429"/>
            <calcext:condition calcext:apply-style-name="ConditionalStyle_3448" calcext:value="duplicate" calcext:base-cell-address="Sheet1.B429"/>
            <calcext:condition calcext:apply-style-name="ConditionalStyle_3447" calcext:value="duplicate" calcext:base-cell-address="Sheet1.B429"/>
            <calcext:condition calcext:apply-style-name="ConditionalStyle_3446" calcext:value="duplicate" calcext:base-cell-address="Sheet1.B429"/>
            <calcext:condition calcext:apply-style-name="ConditionalStyle_3445" calcext:value="duplicate" calcext:base-cell-address="Sheet1.B429"/>
            <calcext:condition calcext:apply-style-name="ConditionalStyle_3444" calcext:value="duplicate" calcext:base-cell-address="Sheet1.B429"/>
            <calcext:condition calcext:apply-style-name="ConditionalStyle_3443" calcext:value="duplicate" calcext:base-cell-address="Sheet1.B429"/>
            <calcext:condition calcext:apply-style-name="ConditionalStyle_3442" calcext:value="duplicate" calcext:base-cell-address="Sheet1.B429"/>
            <calcext:condition calcext:apply-style-name="ConditionalStyle_3441" calcext:value="duplicate" calcext:base-cell-address="Sheet1.B429"/>
            <calcext:condition calcext:apply-style-name="ConditionalStyle_3440" calcext:value="duplicate" calcext:base-cell-address="Sheet1.B429"/>
            <calcext:condition calcext:apply-style-name="ConditionalStyle_3439" calcext:value="duplicate" calcext:base-cell-address="Sheet1.B429"/>
            <calcext:condition calcext:apply-style-name="ConditionalStyle_3438" calcext:value="duplicate" calcext:base-cell-address="Sheet1.B429"/>
            <calcext:condition calcext:apply-style-name="ConditionalStyle_3437" calcext:value="duplicate" calcext:base-cell-address="Sheet1.B429"/>
            <calcext:condition calcext:apply-style-name="ConditionalStyle_3436" calcext:value="duplicate" calcext:base-cell-address="Sheet1.B429"/>
            <calcext:condition calcext:apply-style-name="ConditionalStyle_3435" calcext:value="duplicate" calcext:base-cell-address="Sheet1.B429"/>
            <calcext:condition calcext:apply-style-name="ConditionalStyle_3434" calcext:value="duplicate" calcext:base-cell-address="Sheet1.B429"/>
            <calcext:condition calcext:apply-style-name="ConditionalStyle_3433" calcext:value="duplicate" calcext:base-cell-address="Sheet1.B429"/>
            <calcext:condition calcext:apply-style-name="ConditionalStyle_3432" calcext:value="duplicate" calcext:base-cell-address="Sheet1.B429"/>
            <calcext:condition calcext:apply-style-name="ConditionalStyle_3431" calcext:value="duplicate" calcext:base-cell-address="Sheet1.B429"/>
            <calcext:condition calcext:apply-style-name="ConditionalStyle_3430" calcext:value="duplicate" calcext:base-cell-address="Sheet1.B429"/>
          </calcext:conditional-format>
          <calcext:conditional-format calcext:target-range-address="Sheet1.B428:Sheet1.B428">
            <calcext:condition calcext:apply-style-name="ConditionalStyle_3512" calcext:value="duplicate" calcext:base-cell-address="Sheet1.B428"/>
            <calcext:condition calcext:apply-style-name="ConditionalStyle_3511" calcext:value="duplicate" calcext:base-cell-address="Sheet1.B428"/>
            <calcext:condition calcext:apply-style-name="ConditionalStyle_3510" calcext:value="duplicate" calcext:base-cell-address="Sheet1.B428"/>
            <calcext:condition calcext:apply-style-name="ConditionalStyle_3509" calcext:value="duplicate" calcext:base-cell-address="Sheet1.B428"/>
            <calcext:condition calcext:apply-style-name="ConditionalStyle_3508" calcext:value="duplicate" calcext:base-cell-address="Sheet1.B428"/>
            <calcext:condition calcext:apply-style-name="ConditionalStyle_3507" calcext:value="duplicate" calcext:base-cell-address="Sheet1.B428"/>
            <calcext:condition calcext:apply-style-name="ConditionalStyle_3506" calcext:value="duplicate" calcext:base-cell-address="Sheet1.B428"/>
            <calcext:condition calcext:apply-style-name="ConditionalStyle_3505" calcext:value="duplicate" calcext:base-cell-address="Sheet1.B428"/>
            <calcext:condition calcext:apply-style-name="ConditionalStyle_3504" calcext:value="duplicate" calcext:base-cell-address="Sheet1.B428"/>
            <calcext:condition calcext:apply-style-name="ConditionalStyle_3503" calcext:value="duplicate" calcext:base-cell-address="Sheet1.B428"/>
            <calcext:condition calcext:apply-style-name="ConditionalStyle_3502" calcext:value="duplicate" calcext:base-cell-address="Sheet1.B428"/>
            <calcext:condition calcext:apply-style-name="ConditionalStyle_3501" calcext:value="duplicate" calcext:base-cell-address="Sheet1.B428"/>
            <calcext:condition calcext:apply-style-name="ConditionalStyle_3500" calcext:value="duplicate" calcext:base-cell-address="Sheet1.B428"/>
            <calcext:condition calcext:apply-style-name="ConditionalStyle_3499" calcext:value="duplicate" calcext:base-cell-address="Sheet1.B428"/>
            <calcext:condition calcext:apply-style-name="ConditionalStyle_3498" calcext:value="duplicate" calcext:base-cell-address="Sheet1.B428"/>
            <calcext:condition calcext:apply-style-name="ConditionalStyle_3497" calcext:value="duplicate" calcext:base-cell-address="Sheet1.B428"/>
            <calcext:condition calcext:apply-style-name="ConditionalStyle_3496" calcext:value="duplicate" calcext:base-cell-address="Sheet1.B428"/>
            <calcext:condition calcext:apply-style-name="ConditionalStyle_3495" calcext:value="duplicate" calcext:base-cell-address="Sheet1.B428"/>
            <calcext:condition calcext:apply-style-name="ConditionalStyle_3494" calcext:value="duplicate" calcext:base-cell-address="Sheet1.B428"/>
            <calcext:condition calcext:apply-style-name="ConditionalStyle_3493" calcext:value="duplicate" calcext:base-cell-address="Sheet1.B428"/>
            <calcext:condition calcext:apply-style-name="ConditionalStyle_3492" calcext:value="duplicate" calcext:base-cell-address="Sheet1.B428"/>
            <calcext:condition calcext:apply-style-name="ConditionalStyle_3491" calcext:value="duplicate" calcext:base-cell-address="Sheet1.B428"/>
            <calcext:condition calcext:apply-style-name="ConditionalStyle_3490" calcext:value="duplicate" calcext:base-cell-address="Sheet1.B428"/>
            <calcext:condition calcext:apply-style-name="ConditionalStyle_3489" calcext:value="duplicate" calcext:base-cell-address="Sheet1.B428"/>
            <calcext:condition calcext:apply-style-name="ConditionalStyle_3488" calcext:value="duplicate" calcext:base-cell-address="Sheet1.B428"/>
            <calcext:condition calcext:apply-style-name="ConditionalStyle_3487" calcext:value="duplicate" calcext:base-cell-address="Sheet1.B428"/>
            <calcext:condition calcext:apply-style-name="ConditionalStyle_3486" calcext:value="duplicate" calcext:base-cell-address="Sheet1.B428"/>
            <calcext:condition calcext:apply-style-name="ConditionalStyle_3485" calcext:value="duplicate" calcext:base-cell-address="Sheet1.B428"/>
            <calcext:condition calcext:apply-style-name="ConditionalStyle_3484" calcext:value="duplicate" calcext:base-cell-address="Sheet1.B428"/>
            <calcext:condition calcext:apply-style-name="ConditionalStyle_3483" calcext:value="duplicate" calcext:base-cell-address="Sheet1.B428"/>
            <calcext:condition calcext:apply-style-name="ConditionalStyle_3482" calcext:value="duplicate" calcext:base-cell-address="Sheet1.B428"/>
            <calcext:condition calcext:apply-style-name="ConditionalStyle_3481" calcext:value="duplicate" calcext:base-cell-address="Sheet1.B428"/>
            <calcext:condition calcext:apply-style-name="ConditionalStyle_3480" calcext:value="duplicate" calcext:base-cell-address="Sheet1.B428"/>
            <calcext:condition calcext:apply-style-name="ConditionalStyle_3479" calcext:value="duplicate" calcext:base-cell-address="Sheet1.B428"/>
            <calcext:condition calcext:apply-style-name="ConditionalStyle_3478" calcext:value="duplicate" calcext:base-cell-address="Sheet1.B428"/>
            <calcext:condition calcext:apply-style-name="ConditionalStyle_3477" calcext:value="duplicate" calcext:base-cell-address="Sheet1.B428"/>
            <calcext:condition calcext:apply-style-name="ConditionalStyle_3476" calcext:value="duplicate" calcext:base-cell-address="Sheet1.B428"/>
            <calcext:condition calcext:apply-style-name="ConditionalStyle_3475" calcext:value="duplicate" calcext:base-cell-address="Sheet1.B428"/>
            <calcext:condition calcext:apply-style-name="ConditionalStyle_3474" calcext:value="duplicate" calcext:base-cell-address="Sheet1.B428"/>
            <calcext:condition calcext:apply-style-name="ConditionalStyle_3473" calcext:value="duplicate" calcext:base-cell-address="Sheet1.B428"/>
            <calcext:condition calcext:apply-style-name="ConditionalStyle_3472" calcext:value="duplicate" calcext:base-cell-address="Sheet1.B428"/>
            <calcext:condition calcext:apply-style-name="ConditionalStyle_3471" calcext:value="duplicate" calcext:base-cell-address="Sheet1.B428"/>
            <calcext:condition calcext:apply-style-name="ConditionalStyle_3470" calcext:value="duplicate" calcext:base-cell-address="Sheet1.B428"/>
            <calcext:condition calcext:apply-style-name="ConditionalStyle_3469" calcext:value="duplicate" calcext:base-cell-address="Sheet1.B428"/>
            <calcext:condition calcext:apply-style-name="ConditionalStyle_3468" calcext:value="duplicate" calcext:base-cell-address="Sheet1.B428"/>
            <calcext:condition calcext:apply-style-name="ConditionalStyle_3467" calcext:value="duplicate" calcext:base-cell-address="Sheet1.B428"/>
            <calcext:condition calcext:apply-style-name="ConditionalStyle_3466" calcext:value="duplicate" calcext:base-cell-address="Sheet1.B428"/>
            <calcext:condition calcext:apply-style-name="ConditionalStyle_3465" calcext:value="duplicate" calcext:base-cell-address="Sheet1.B428"/>
            <calcext:condition calcext:apply-style-name="ConditionalStyle_3464" calcext:value="duplicate" calcext:base-cell-address="Sheet1.B428"/>
          </calcext:conditional-format>
          <calcext:conditional-format calcext:target-range-address="Sheet1.B427:Sheet1.B427">
            <calcext:condition calcext:apply-style-name="ConditionalStyle_3546" calcext:value="duplicate" calcext:base-cell-address="Sheet1.B427"/>
            <calcext:condition calcext:apply-style-name="ConditionalStyle_3545" calcext:value="duplicate" calcext:base-cell-address="Sheet1.B427"/>
            <calcext:condition calcext:apply-style-name="ConditionalStyle_3544" calcext:value="duplicate" calcext:base-cell-address="Sheet1.B427"/>
            <calcext:condition calcext:apply-style-name="ConditionalStyle_3543" calcext:value="duplicate" calcext:base-cell-address="Sheet1.B427"/>
            <calcext:condition calcext:apply-style-name="ConditionalStyle_3542" calcext:value="duplicate" calcext:base-cell-address="Sheet1.B427"/>
            <calcext:condition calcext:apply-style-name="ConditionalStyle_3541" calcext:value="duplicate" calcext:base-cell-address="Sheet1.B427"/>
            <calcext:condition calcext:apply-style-name="ConditionalStyle_3540" calcext:value="duplicate" calcext:base-cell-address="Sheet1.B427"/>
            <calcext:condition calcext:apply-style-name="ConditionalStyle_3539" calcext:value="duplicate" calcext:base-cell-address="Sheet1.B427"/>
            <calcext:condition calcext:apply-style-name="ConditionalStyle_3538" calcext:value="duplicate" calcext:base-cell-address="Sheet1.B427"/>
            <calcext:condition calcext:apply-style-name="ConditionalStyle_3537" calcext:value="duplicate" calcext:base-cell-address="Sheet1.B427"/>
            <calcext:condition calcext:apply-style-name="ConditionalStyle_3536" calcext:value="duplicate" calcext:base-cell-address="Sheet1.B427"/>
            <calcext:condition calcext:apply-style-name="ConditionalStyle_3535" calcext:value="duplicate" calcext:base-cell-address="Sheet1.B427"/>
            <calcext:condition calcext:apply-style-name="ConditionalStyle_3534" calcext:value="duplicate" calcext:base-cell-address="Sheet1.B427"/>
            <calcext:condition calcext:apply-style-name="ConditionalStyle_3533" calcext:value="duplicate" calcext:base-cell-address="Sheet1.B427"/>
            <calcext:condition calcext:apply-style-name="ConditionalStyle_3532" calcext:value="duplicate" calcext:base-cell-address="Sheet1.B427"/>
            <calcext:condition calcext:apply-style-name="ConditionalStyle_3531" calcext:value="duplicate" calcext:base-cell-address="Sheet1.B427"/>
            <calcext:condition calcext:apply-style-name="ConditionalStyle_3530" calcext:value="duplicate" calcext:base-cell-address="Sheet1.B427"/>
            <calcext:condition calcext:apply-style-name="ConditionalStyle_3529" calcext:value="duplicate" calcext:base-cell-address="Sheet1.B427"/>
            <calcext:condition calcext:apply-style-name="ConditionalStyle_3528" calcext:value="duplicate" calcext:base-cell-address="Sheet1.B427"/>
            <calcext:condition calcext:apply-style-name="ConditionalStyle_3527" calcext:value="duplicate" calcext:base-cell-address="Sheet1.B427"/>
            <calcext:condition calcext:apply-style-name="ConditionalStyle_3526" calcext:value="duplicate" calcext:base-cell-address="Sheet1.B427"/>
            <calcext:condition calcext:apply-style-name="ConditionalStyle_3525" calcext:value="duplicate" calcext:base-cell-address="Sheet1.B427"/>
            <calcext:condition calcext:apply-style-name="ConditionalStyle_3524" calcext:value="duplicate" calcext:base-cell-address="Sheet1.B427"/>
            <calcext:condition calcext:apply-style-name="ConditionalStyle_3523" calcext:value="duplicate" calcext:base-cell-address="Sheet1.B427"/>
            <calcext:condition calcext:apply-style-name="ConditionalStyle_3522" calcext:value="duplicate" calcext:base-cell-address="Sheet1.B427"/>
            <calcext:condition calcext:apply-style-name="ConditionalStyle_3521" calcext:value="duplicate" calcext:base-cell-address="Sheet1.B427"/>
            <calcext:condition calcext:apply-style-name="ConditionalStyle_3520" calcext:value="duplicate" calcext:base-cell-address="Sheet1.B427"/>
            <calcext:condition calcext:apply-style-name="ConditionalStyle_3519" calcext:value="duplicate" calcext:base-cell-address="Sheet1.B427"/>
            <calcext:condition calcext:apply-style-name="ConditionalStyle_3518" calcext:value="duplicate" calcext:base-cell-address="Sheet1.B427"/>
            <calcext:condition calcext:apply-style-name="ConditionalStyle_3517" calcext:value="duplicate" calcext:base-cell-address="Sheet1.B427"/>
            <calcext:condition calcext:apply-style-name="ConditionalStyle_3516" calcext:value="duplicate" calcext:base-cell-address="Sheet1.B427"/>
            <calcext:condition calcext:apply-style-name="ConditionalStyle_3515" calcext:value="duplicate" calcext:base-cell-address="Sheet1.B427"/>
            <calcext:condition calcext:apply-style-name="ConditionalStyle_3514" calcext:value="duplicate" calcext:base-cell-address="Sheet1.B427"/>
            <calcext:condition calcext:apply-style-name="ConditionalStyle_3513" calcext:value="duplicate" calcext:base-cell-address="Sheet1.B427"/>
          </calcext:conditional-format>
          <calcext:conditional-format calcext:target-range-address="Sheet1.B426:Sheet1.B426">
            <calcext:condition calcext:apply-style-name="ConditionalStyle_3580" calcext:value="duplicate" calcext:base-cell-address="Sheet1.B426"/>
            <calcext:condition calcext:apply-style-name="ConditionalStyle_3579" calcext:value="duplicate" calcext:base-cell-address="Sheet1.B426"/>
            <calcext:condition calcext:apply-style-name="ConditionalStyle_3578" calcext:value="duplicate" calcext:base-cell-address="Sheet1.B426"/>
            <calcext:condition calcext:apply-style-name="ConditionalStyle_3577" calcext:value="duplicate" calcext:base-cell-address="Sheet1.B426"/>
            <calcext:condition calcext:apply-style-name="ConditionalStyle_3576" calcext:value="duplicate" calcext:base-cell-address="Sheet1.B426"/>
            <calcext:condition calcext:apply-style-name="ConditionalStyle_3575" calcext:value="duplicate" calcext:base-cell-address="Sheet1.B426"/>
            <calcext:condition calcext:apply-style-name="ConditionalStyle_3574" calcext:value="duplicate" calcext:base-cell-address="Sheet1.B426"/>
            <calcext:condition calcext:apply-style-name="ConditionalStyle_3573" calcext:value="duplicate" calcext:base-cell-address="Sheet1.B426"/>
            <calcext:condition calcext:apply-style-name="ConditionalStyle_3572" calcext:value="duplicate" calcext:base-cell-address="Sheet1.B426"/>
            <calcext:condition calcext:apply-style-name="ConditionalStyle_3571" calcext:value="duplicate" calcext:base-cell-address="Sheet1.B426"/>
            <calcext:condition calcext:apply-style-name="ConditionalStyle_3570" calcext:value="duplicate" calcext:base-cell-address="Sheet1.B426"/>
            <calcext:condition calcext:apply-style-name="ConditionalStyle_3569" calcext:value="duplicate" calcext:base-cell-address="Sheet1.B426"/>
            <calcext:condition calcext:apply-style-name="ConditionalStyle_3568" calcext:value="duplicate" calcext:base-cell-address="Sheet1.B426"/>
            <calcext:condition calcext:apply-style-name="ConditionalStyle_3567" calcext:value="duplicate" calcext:base-cell-address="Sheet1.B426"/>
            <calcext:condition calcext:apply-style-name="ConditionalStyle_3566" calcext:value="duplicate" calcext:base-cell-address="Sheet1.B426"/>
            <calcext:condition calcext:apply-style-name="ConditionalStyle_3565" calcext:value="duplicate" calcext:base-cell-address="Sheet1.B426"/>
            <calcext:condition calcext:apply-style-name="ConditionalStyle_3564" calcext:value="duplicate" calcext:base-cell-address="Sheet1.B426"/>
            <calcext:condition calcext:apply-style-name="ConditionalStyle_3563" calcext:value="duplicate" calcext:base-cell-address="Sheet1.B426"/>
            <calcext:condition calcext:apply-style-name="ConditionalStyle_3562" calcext:value="duplicate" calcext:base-cell-address="Sheet1.B426"/>
            <calcext:condition calcext:apply-style-name="ConditionalStyle_3561" calcext:value="duplicate" calcext:base-cell-address="Sheet1.B426"/>
            <calcext:condition calcext:apply-style-name="ConditionalStyle_3560" calcext:value="duplicate" calcext:base-cell-address="Sheet1.B426"/>
            <calcext:condition calcext:apply-style-name="ConditionalStyle_3559" calcext:value="duplicate" calcext:base-cell-address="Sheet1.B426"/>
            <calcext:condition calcext:apply-style-name="ConditionalStyle_3558" calcext:value="duplicate" calcext:base-cell-address="Sheet1.B426"/>
            <calcext:condition calcext:apply-style-name="ConditionalStyle_3557" calcext:value="duplicate" calcext:base-cell-address="Sheet1.B426"/>
            <calcext:condition calcext:apply-style-name="ConditionalStyle_3556" calcext:value="duplicate" calcext:base-cell-address="Sheet1.B426"/>
            <calcext:condition calcext:apply-style-name="ConditionalStyle_3555" calcext:value="duplicate" calcext:base-cell-address="Sheet1.B426"/>
            <calcext:condition calcext:apply-style-name="ConditionalStyle_3554" calcext:value="duplicate" calcext:base-cell-address="Sheet1.B426"/>
            <calcext:condition calcext:apply-style-name="ConditionalStyle_3553" calcext:value="duplicate" calcext:base-cell-address="Sheet1.B426"/>
            <calcext:condition calcext:apply-style-name="ConditionalStyle_3552" calcext:value="duplicate" calcext:base-cell-address="Sheet1.B426"/>
            <calcext:condition calcext:apply-style-name="ConditionalStyle_3551" calcext:value="duplicate" calcext:base-cell-address="Sheet1.B426"/>
            <calcext:condition calcext:apply-style-name="ConditionalStyle_3550" calcext:value="duplicate" calcext:base-cell-address="Sheet1.B426"/>
            <calcext:condition calcext:apply-style-name="ConditionalStyle_3549" calcext:value="duplicate" calcext:base-cell-address="Sheet1.B426"/>
            <calcext:condition calcext:apply-style-name="ConditionalStyle_3548" calcext:value="duplicate" calcext:base-cell-address="Sheet1.B426"/>
            <calcext:condition calcext:apply-style-name="ConditionalStyle_3547" calcext:value="duplicate" calcext:base-cell-address="Sheet1.B426"/>
          </calcext:conditional-format>
          <calcext:conditional-format calcext:target-range-address="Sheet1.B425:Sheet1.B425">
            <calcext:condition calcext:apply-style-name="ConditionalStyle_3596" calcext:value="duplicate" calcext:base-cell-address="Sheet1.B425"/>
            <calcext:condition calcext:apply-style-name="ConditionalStyle_3595" calcext:value="duplicate" calcext:base-cell-address="Sheet1.B425"/>
            <calcext:condition calcext:apply-style-name="ConditionalStyle_3594" calcext:value="duplicate" calcext:base-cell-address="Sheet1.B425"/>
            <calcext:condition calcext:apply-style-name="ConditionalStyle_3593" calcext:value="duplicate" calcext:base-cell-address="Sheet1.B425"/>
            <calcext:condition calcext:apply-style-name="ConditionalStyle_3592" calcext:value="duplicate" calcext:base-cell-address="Sheet1.B425"/>
            <calcext:condition calcext:apply-style-name="ConditionalStyle_3591" calcext:value="duplicate" calcext:base-cell-address="Sheet1.B425"/>
            <calcext:condition calcext:apply-style-name="ConditionalStyle_3590" calcext:value="duplicate" calcext:base-cell-address="Sheet1.B425"/>
            <calcext:condition calcext:apply-style-name="ConditionalStyle_3589" calcext:value="duplicate" calcext:base-cell-address="Sheet1.B425"/>
            <calcext:condition calcext:apply-style-name="ConditionalStyle_3588" calcext:value="duplicate" calcext:base-cell-address="Sheet1.B425"/>
            <calcext:condition calcext:apply-style-name="ConditionalStyle_3587" calcext:value="duplicate" calcext:base-cell-address="Sheet1.B425"/>
            <calcext:condition calcext:apply-style-name="ConditionalStyle_3586" calcext:value="duplicate" calcext:base-cell-address="Sheet1.B425"/>
            <calcext:condition calcext:apply-style-name="ConditionalStyle_3585" calcext:value="duplicate" calcext:base-cell-address="Sheet1.B425"/>
            <calcext:condition calcext:apply-style-name="ConditionalStyle_3584" calcext:value="duplicate" calcext:base-cell-address="Sheet1.B425"/>
            <calcext:condition calcext:apply-style-name="ConditionalStyle_3583" calcext:value="duplicate" calcext:base-cell-address="Sheet1.B425"/>
            <calcext:condition calcext:apply-style-name="ConditionalStyle_3582" calcext:value="duplicate" calcext:base-cell-address="Sheet1.B425"/>
            <calcext:condition calcext:apply-style-name="ConditionalStyle_3581" calcext:value="duplicate" calcext:base-cell-address="Sheet1.B425"/>
          </calcext:conditional-format>
          <calcext:conditional-format calcext:target-range-address="Sheet1.B424:Sheet1.B424">
            <calcext:condition calcext:apply-style-name="ConditionalStyle_3612" calcext:value="duplicate" calcext:base-cell-address="Sheet1.B424"/>
            <calcext:condition calcext:apply-style-name="ConditionalStyle_3611" calcext:value="duplicate" calcext:base-cell-address="Sheet1.B424"/>
            <calcext:condition calcext:apply-style-name="ConditionalStyle_3610" calcext:value="duplicate" calcext:base-cell-address="Sheet1.B424"/>
            <calcext:condition calcext:apply-style-name="ConditionalStyle_3609" calcext:value="duplicate" calcext:base-cell-address="Sheet1.B424"/>
            <calcext:condition calcext:apply-style-name="ConditionalStyle_3608" calcext:value="duplicate" calcext:base-cell-address="Sheet1.B424"/>
            <calcext:condition calcext:apply-style-name="ConditionalStyle_3607" calcext:value="duplicate" calcext:base-cell-address="Sheet1.B424"/>
            <calcext:condition calcext:apply-style-name="ConditionalStyle_3606" calcext:value="duplicate" calcext:base-cell-address="Sheet1.B424"/>
            <calcext:condition calcext:apply-style-name="ConditionalStyle_3605" calcext:value="duplicate" calcext:base-cell-address="Sheet1.B424"/>
            <calcext:condition calcext:apply-style-name="ConditionalStyle_3604" calcext:value="duplicate" calcext:base-cell-address="Sheet1.B424"/>
            <calcext:condition calcext:apply-style-name="ConditionalStyle_3603" calcext:value="duplicate" calcext:base-cell-address="Sheet1.B424"/>
            <calcext:condition calcext:apply-style-name="ConditionalStyle_3602" calcext:value="duplicate" calcext:base-cell-address="Sheet1.B424"/>
            <calcext:condition calcext:apply-style-name="ConditionalStyle_3601" calcext:value="duplicate" calcext:base-cell-address="Sheet1.B424"/>
            <calcext:condition calcext:apply-style-name="ConditionalStyle_3600" calcext:value="duplicate" calcext:base-cell-address="Sheet1.B424"/>
            <calcext:condition calcext:apply-style-name="ConditionalStyle_3599" calcext:value="duplicate" calcext:base-cell-address="Sheet1.B424"/>
            <calcext:condition calcext:apply-style-name="ConditionalStyle_3598" calcext:value="duplicate" calcext:base-cell-address="Sheet1.B424"/>
            <calcext:condition calcext:apply-style-name="ConditionalStyle_3597" calcext:value="duplicate" calcext:base-cell-address="Sheet1.B424"/>
          </calcext:conditional-format>
          <calcext:conditional-format calcext:target-range-address="Sheet1.B443:Sheet1.B1048576 Sheet1.B1:Sheet1.B423">
            <calcext:condition calcext:apply-style-name="ConditionalStyle_3076" calcext:value="duplicate" calcext:base-cell-address="Sheet1.B1"/>
          </calcext:conditional-format>
          <calcext:conditional-format calcext:target-range-address="Sheet1.B423:Sheet1.B423">
            <calcext:condition calcext:apply-style-name="ConditionalStyle_3627" calcext:value="duplicate" calcext:base-cell-address="Sheet1.B423"/>
            <calcext:condition calcext:apply-style-name="ConditionalStyle_3626" calcext:value="duplicate" calcext:base-cell-address="Sheet1.B423"/>
            <calcext:condition calcext:apply-style-name="ConditionalStyle_3625" calcext:value="duplicate" calcext:base-cell-address="Sheet1.B423"/>
            <calcext:condition calcext:apply-style-name="ConditionalStyle_3624" calcext:value="duplicate" calcext:base-cell-address="Sheet1.B423"/>
            <calcext:condition calcext:apply-style-name="ConditionalStyle_3623" calcext:value="duplicate" calcext:base-cell-address="Sheet1.B423"/>
            <calcext:condition calcext:apply-style-name="ConditionalStyle_3622" calcext:value="duplicate" calcext:base-cell-address="Sheet1.B423"/>
            <calcext:condition calcext:apply-style-name="ConditionalStyle_3621" calcext:value="duplicate" calcext:base-cell-address="Sheet1.B423"/>
            <calcext:condition calcext:apply-style-name="ConditionalStyle_3620" calcext:value="duplicate" calcext:base-cell-address="Sheet1.B423"/>
            <calcext:condition calcext:apply-style-name="ConditionalStyle_3619" calcext:value="duplicate" calcext:base-cell-address="Sheet1.B423"/>
            <calcext:condition calcext:apply-style-name="ConditionalStyle_3618" calcext:value="duplicate" calcext:base-cell-address="Sheet1.B423"/>
            <calcext:condition calcext:apply-style-name="ConditionalStyle_3617" calcext:value="duplicate" calcext:base-cell-address="Sheet1.B423"/>
            <calcext:condition calcext:apply-style-name="ConditionalStyle_3616" calcext:value="duplicate" calcext:base-cell-address="Sheet1.B423"/>
            <calcext:condition calcext:apply-style-name="ConditionalStyle_3615" calcext:value="duplicate" calcext:base-cell-address="Sheet1.B423"/>
            <calcext:condition calcext:apply-style-name="ConditionalStyle_3614" calcext:value="duplicate" calcext:base-cell-address="Sheet1.B423"/>
            <calcext:condition calcext:apply-style-name="ConditionalStyle_3613" calcext:value="duplicate" calcext:base-cell-address="Sheet1.B423"/>
          </calcext:conditional-format>
          <calcext:conditional-format calcext:target-range-address="Sheet1.B443:Sheet1.B1048576 Sheet1.B1:Sheet1.B422">
            <calcext:condition calcext:apply-style-name="ConditionalStyle_3077" calcext:value="duplicate" calcext:base-cell-address="Sheet1.B1"/>
          </calcext:conditional-format>
          <calcext:conditional-format calcext:target-range-address="Sheet1.B422:Sheet1.B422">
            <calcext:condition calcext:apply-style-name="ConditionalStyle_3652" calcext:value="duplicate" calcext:base-cell-address="Sheet1.B422"/>
            <calcext:condition calcext:apply-style-name="ConditionalStyle_3651" calcext:value="duplicate" calcext:base-cell-address="Sheet1.B422"/>
            <calcext:condition calcext:apply-style-name="ConditionalStyle_3650" calcext:value="duplicate" calcext:base-cell-address="Sheet1.B422"/>
            <calcext:condition calcext:apply-style-name="ConditionalStyle_3649" calcext:value="duplicate" calcext:base-cell-address="Sheet1.B422"/>
            <calcext:condition calcext:apply-style-name="ConditionalStyle_3648" calcext:value="duplicate" calcext:base-cell-address="Sheet1.B422"/>
            <calcext:condition calcext:apply-style-name="ConditionalStyle_3647" calcext:value="duplicate" calcext:base-cell-address="Sheet1.B422"/>
            <calcext:condition calcext:apply-style-name="ConditionalStyle_3646" calcext:value="duplicate" calcext:base-cell-address="Sheet1.B422"/>
            <calcext:condition calcext:apply-style-name="ConditionalStyle_3645" calcext:value="duplicate" calcext:base-cell-address="Sheet1.B422"/>
            <calcext:condition calcext:apply-style-name="ConditionalStyle_3644" calcext:value="duplicate" calcext:base-cell-address="Sheet1.B422"/>
            <calcext:condition calcext:apply-style-name="ConditionalStyle_3643" calcext:value="duplicate" calcext:base-cell-address="Sheet1.B422"/>
            <calcext:condition calcext:apply-style-name="ConditionalStyle_3642" calcext:value="duplicate" calcext:base-cell-address="Sheet1.B422"/>
            <calcext:condition calcext:apply-style-name="ConditionalStyle_3641" calcext:value="duplicate" calcext:base-cell-address="Sheet1.B422"/>
            <calcext:condition calcext:apply-style-name="ConditionalStyle_3640" calcext:value="duplicate" calcext:base-cell-address="Sheet1.B422"/>
            <calcext:condition calcext:apply-style-name="ConditionalStyle_3639" calcext:value="duplicate" calcext:base-cell-address="Sheet1.B422"/>
            <calcext:condition calcext:apply-style-name="ConditionalStyle_3638" calcext:value="duplicate" calcext:base-cell-address="Sheet1.B422"/>
            <calcext:condition calcext:apply-style-name="ConditionalStyle_3637" calcext:value="duplicate" calcext:base-cell-address="Sheet1.B422"/>
            <calcext:condition calcext:apply-style-name="ConditionalStyle_3636" calcext:value="duplicate" calcext:base-cell-address="Sheet1.B422"/>
            <calcext:condition calcext:apply-style-name="ConditionalStyle_3635" calcext:value="duplicate" calcext:base-cell-address="Sheet1.B422"/>
            <calcext:condition calcext:apply-style-name="ConditionalStyle_3634" calcext:value="duplicate" calcext:base-cell-address="Sheet1.B422"/>
            <calcext:condition calcext:apply-style-name="ConditionalStyle_3633" calcext:value="duplicate" calcext:base-cell-address="Sheet1.B422"/>
            <calcext:condition calcext:apply-style-name="ConditionalStyle_3632" calcext:value="duplicate" calcext:base-cell-address="Sheet1.B422"/>
            <calcext:condition calcext:apply-style-name="ConditionalStyle_3631" calcext:value="duplicate" calcext:base-cell-address="Sheet1.B422"/>
            <calcext:condition calcext:apply-style-name="ConditionalStyle_3630" calcext:value="duplicate" calcext:base-cell-address="Sheet1.B422"/>
            <calcext:condition calcext:apply-style-name="ConditionalStyle_3629" calcext:value="duplicate" calcext:base-cell-address="Sheet1.B422"/>
            <calcext:condition calcext:apply-style-name="ConditionalStyle_3628" calcext:value="duplicate" calcext:base-cell-address="Sheet1.B422"/>
          </calcext:conditional-format>
          <calcext:conditional-format calcext:target-range-address="Sheet1.B443:Sheet1.B1048576 Sheet1.B1:Sheet1.B421">
            <calcext:condition calcext:apply-style-name="ConditionalStyle_3078" calcext:value="duplicate" calcext:base-cell-address="Sheet1.B1"/>
          </calcext:conditional-format>
          <calcext:conditional-format calcext:target-range-address="Sheet1.B421:Sheet1.B421">
            <calcext:condition calcext:apply-style-name="ConditionalStyle_3674" calcext:value="duplicate" calcext:base-cell-address="Sheet1.B421"/>
            <calcext:condition calcext:apply-style-name="ConditionalStyle_3673" calcext:value="duplicate" calcext:base-cell-address="Sheet1.B421"/>
            <calcext:condition calcext:apply-style-name="ConditionalStyle_3672" calcext:value="duplicate" calcext:base-cell-address="Sheet1.B421"/>
            <calcext:condition calcext:apply-style-name="ConditionalStyle_3671" calcext:value="duplicate" calcext:base-cell-address="Sheet1.B421"/>
            <calcext:condition calcext:apply-style-name="ConditionalStyle_3670" calcext:value="duplicate" calcext:base-cell-address="Sheet1.B421"/>
            <calcext:condition calcext:apply-style-name="ConditionalStyle_3669" calcext:value="duplicate" calcext:base-cell-address="Sheet1.B421"/>
            <calcext:condition calcext:apply-style-name="ConditionalStyle_3668" calcext:value="duplicate" calcext:base-cell-address="Sheet1.B421"/>
            <calcext:condition calcext:apply-style-name="ConditionalStyle_3667" calcext:value="duplicate" calcext:base-cell-address="Sheet1.B421"/>
            <calcext:condition calcext:apply-style-name="ConditionalStyle_3666" calcext:value="duplicate" calcext:base-cell-address="Sheet1.B421"/>
            <calcext:condition calcext:apply-style-name="ConditionalStyle_3665" calcext:value="duplicate" calcext:base-cell-address="Sheet1.B421"/>
            <calcext:condition calcext:apply-style-name="ConditionalStyle_3664" calcext:value="duplicate" calcext:base-cell-address="Sheet1.B421"/>
            <calcext:condition calcext:apply-style-name="ConditionalStyle_3663" calcext:value="duplicate" calcext:base-cell-address="Sheet1.B421"/>
            <calcext:condition calcext:apply-style-name="ConditionalStyle_3662" calcext:value="duplicate" calcext:base-cell-address="Sheet1.B421"/>
            <calcext:condition calcext:apply-style-name="ConditionalStyle_3661" calcext:value="duplicate" calcext:base-cell-address="Sheet1.B421"/>
            <calcext:condition calcext:apply-style-name="ConditionalStyle_3660" calcext:value="duplicate" calcext:base-cell-address="Sheet1.B421"/>
            <calcext:condition calcext:apply-style-name="ConditionalStyle_3659" calcext:value="duplicate" calcext:base-cell-address="Sheet1.B421"/>
            <calcext:condition calcext:apply-style-name="ConditionalStyle_3658" calcext:value="duplicate" calcext:base-cell-address="Sheet1.B421"/>
            <calcext:condition calcext:apply-style-name="ConditionalStyle_3657" calcext:value="duplicate" calcext:base-cell-address="Sheet1.B421"/>
            <calcext:condition calcext:apply-style-name="ConditionalStyle_3656" calcext:value="duplicate" calcext:base-cell-address="Sheet1.B421"/>
            <calcext:condition calcext:apply-style-name="ConditionalStyle_3655" calcext:value="duplicate" calcext:base-cell-address="Sheet1.B421"/>
            <calcext:condition calcext:apply-style-name="ConditionalStyle_3654" calcext:value="duplicate" calcext:base-cell-address="Sheet1.B421"/>
            <calcext:condition calcext:apply-style-name="ConditionalStyle_3653" calcext:value="duplicate" calcext:base-cell-address="Sheet1.B421"/>
          </calcext:conditional-format>
          <calcext:conditional-format calcext:target-range-address="Sheet1.B443:Sheet1.B1048576 Sheet1.B1:Sheet1.B420">
            <calcext:condition calcext:apply-style-name="ConditionalStyle_3080" calcext:value="duplicate" calcext:base-cell-address="Sheet1.B1"/>
            <calcext:condition calcext:apply-style-name="ConditionalStyle_3079" calcext:value="duplicate" calcext:base-cell-address="Sheet1.B1"/>
          </calcext:conditional-format>
          <calcext:conditional-format calcext:target-range-address="Sheet1.B399:Sheet1.B399">
            <calcext:condition calcext:apply-style-name="ConditionalStyle_3681" calcext:value="duplicate" calcext:base-cell-address="Sheet1.B399"/>
            <calcext:condition calcext:apply-style-name="ConditionalStyle_3680" calcext:value="duplicate" calcext:base-cell-address="Sheet1.B399"/>
            <calcext:condition calcext:apply-style-name="ConditionalStyle_3679" calcext:value="duplicate" calcext:base-cell-address="Sheet1.B399"/>
            <calcext:condition calcext:apply-style-name="ConditionalStyle_3678" calcext:value="duplicate" calcext:base-cell-address="Sheet1.B399"/>
            <calcext:condition calcext:apply-style-name="ConditionalStyle_3677" calcext:value="duplicate" calcext:base-cell-address="Sheet1.B399"/>
            <calcext:condition calcext:apply-style-name="ConditionalStyle_3676" calcext:value="duplicate" calcext:base-cell-address="Sheet1.B399"/>
            <calcext:condition calcext:apply-style-name="ConditionalStyle_3675" calcext:value="duplicate" calcext:base-cell-address="Sheet1.B399"/>
          </calcext:conditional-format>
          <calcext:conditional-format calcext:target-range-address="Sheet1.B396:Sheet1.B396">
            <calcext:condition calcext:apply-style-name="ConditionalStyle_3712" calcext:value="duplicate" calcext:base-cell-address="Sheet1.B396"/>
            <calcext:condition calcext:apply-style-name="ConditionalStyle_3711" calcext:value="duplicate" calcext:base-cell-address="Sheet1.B396"/>
            <calcext:condition calcext:apply-style-name="ConditionalStyle_3710" calcext:value="duplicate" calcext:base-cell-address="Sheet1.B396"/>
            <calcext:condition calcext:apply-style-name="ConditionalStyle_3709" calcext:value="duplicate" calcext:base-cell-address="Sheet1.B396"/>
            <calcext:condition calcext:apply-style-name="ConditionalStyle_3708" calcext:value="duplicate" calcext:base-cell-address="Sheet1.B396"/>
            <calcext:condition calcext:apply-style-name="ConditionalStyle_3707" calcext:value="duplicate" calcext:base-cell-address="Sheet1.B396"/>
            <calcext:condition calcext:apply-style-name="ConditionalStyle_3706" calcext:value="duplicate" calcext:base-cell-address="Sheet1.B396"/>
          </calcext:conditional-format>
          <calcext:conditional-format calcext:target-range-address="Sheet1.B397:Sheet1.B397">
            <calcext:condition calcext:apply-style-name="ConditionalStyle_3705" calcext:value="duplicate" calcext:base-cell-address="Sheet1.B397"/>
            <calcext:condition calcext:apply-style-name="ConditionalStyle_3704" calcext:value="duplicate" calcext:base-cell-address="Sheet1.B397"/>
            <calcext:condition calcext:apply-style-name="ConditionalStyle_3703" calcext:value="duplicate" calcext:base-cell-address="Sheet1.B397"/>
            <calcext:condition calcext:apply-style-name="ConditionalStyle_3702" calcext:value="duplicate" calcext:base-cell-address="Sheet1.B397"/>
            <calcext:condition calcext:apply-style-name="ConditionalStyle_3701" calcext:value="duplicate" calcext:base-cell-address="Sheet1.B397"/>
            <calcext:condition calcext:apply-style-name="ConditionalStyle_3700" calcext:value="duplicate" calcext:base-cell-address="Sheet1.B397"/>
            <calcext:condition calcext:apply-style-name="ConditionalStyle_3699" calcext:value="duplicate" calcext:base-cell-address="Sheet1.B397"/>
            <calcext:condition calcext:apply-style-name="ConditionalStyle_3698" calcext:value="duplicate" calcext:base-cell-address="Sheet1.B397"/>
            <calcext:condition calcext:apply-style-name="ConditionalStyle_3697" calcext:value="duplicate" calcext:base-cell-address="Sheet1.B397"/>
            <calcext:condition calcext:apply-style-name="ConditionalStyle_3696" calcext:value="duplicate" calcext:base-cell-address="Sheet1.B397"/>
            <calcext:condition calcext:apply-style-name="ConditionalStyle_3695" calcext:value="duplicate" calcext:base-cell-address="Sheet1.B397"/>
            <calcext:condition calcext:apply-style-name="ConditionalStyle_3694" calcext:value="duplicate" calcext:base-cell-address="Sheet1.B397"/>
            <calcext:condition calcext:apply-style-name="ConditionalStyle_3693" calcext:value="duplicate" calcext:base-cell-address="Sheet1.B397"/>
            <calcext:condition calcext:apply-style-name="ConditionalStyle_3692" calcext:value="duplicate" calcext:base-cell-address="Sheet1.B397"/>
            <calcext:condition calcext:apply-style-name="ConditionalStyle_3691" calcext:value="duplicate" calcext:base-cell-address="Sheet1.B397"/>
            <calcext:condition calcext:apply-style-name="ConditionalStyle_3690" calcext:value="duplicate" calcext:base-cell-address="Sheet1.B397"/>
            <calcext:condition calcext:apply-style-name="ConditionalStyle_3689" calcext:value="duplicate" calcext:base-cell-address="Sheet1.B397"/>
            <calcext:condition calcext:apply-style-name="ConditionalStyle_3688" calcext:value="duplicate" calcext:base-cell-address="Sheet1.B397"/>
            <calcext:condition calcext:apply-style-name="ConditionalStyle_3687" calcext:value="duplicate" calcext:base-cell-address="Sheet1.B397"/>
            <calcext:condition calcext:apply-style-name="ConditionalStyle_3686" calcext:value="duplicate" calcext:base-cell-address="Sheet1.B397"/>
            <calcext:condition calcext:apply-style-name="ConditionalStyle_3685" calcext:value="duplicate" calcext:base-cell-address="Sheet1.B397"/>
            <calcext:condition calcext:apply-style-name="ConditionalStyle_3684" calcext:value="duplicate" calcext:base-cell-address="Sheet1.B397"/>
            <calcext:condition calcext:apply-style-name="ConditionalStyle_3683" calcext:value="duplicate" calcext:base-cell-address="Sheet1.B397"/>
            <calcext:condition calcext:apply-style-name="ConditionalStyle_3682" calcext:value="duplicate" calcext:base-cell-address="Sheet1.B397"/>
          </calcext:conditional-format>
          <calcext:conditional-format calcext:target-range-address="Sheet1.B395:Sheet1.B395">
            <calcext:condition calcext:apply-style-name="ConditionalStyle_3716" calcext:value="duplicate" calcext:base-cell-address="Sheet1.B395"/>
            <calcext:condition calcext:apply-style-name="ConditionalStyle_3715" calcext:value="duplicate" calcext:base-cell-address="Sheet1.B395"/>
            <calcext:condition calcext:apply-style-name="ConditionalStyle_3714" calcext:value="duplicate" calcext:base-cell-address="Sheet1.B395"/>
            <calcext:condition calcext:apply-style-name="ConditionalStyle_3713" calcext:value="duplicate" calcext:base-cell-address="Sheet1.B395"/>
          </calcext:conditional-format>
          <calcext:conditional-format calcext:target-range-address="Sheet1.B394:Sheet1.B394">
            <calcext:condition calcext:apply-style-name="ConditionalStyle_3746" calcext:value="duplicate" calcext:base-cell-address="Sheet1.B394"/>
            <calcext:condition calcext:apply-style-name="ConditionalStyle_3745" calcext:value="duplicate" calcext:base-cell-address="Sheet1.B394"/>
            <calcext:condition calcext:apply-style-name="ConditionalStyle_3744" calcext:value="duplicate" calcext:base-cell-address="Sheet1.B394"/>
            <calcext:condition calcext:apply-style-name="ConditionalStyle_3743" calcext:value="duplicate" calcext:base-cell-address="Sheet1.B394"/>
            <calcext:condition calcext:apply-style-name="ConditionalStyle_3742" calcext:value="duplicate" calcext:base-cell-address="Sheet1.B394"/>
            <calcext:condition calcext:apply-style-name="ConditionalStyle_3741" calcext:value="duplicate" calcext:base-cell-address="Sheet1.B394"/>
            <calcext:condition calcext:apply-style-name="ConditionalStyle_3740" calcext:value="duplicate" calcext:base-cell-address="Sheet1.B394"/>
            <calcext:condition calcext:apply-style-name="ConditionalStyle_3739" calcext:value="duplicate" calcext:base-cell-address="Sheet1.B394"/>
            <calcext:condition calcext:apply-style-name="ConditionalStyle_3738" calcext:value="duplicate" calcext:base-cell-address="Sheet1.B394"/>
            <calcext:condition calcext:apply-style-name="ConditionalStyle_3737" calcext:value="duplicate" calcext:base-cell-address="Sheet1.B394"/>
            <calcext:condition calcext:apply-style-name="ConditionalStyle_3736" calcext:value="duplicate" calcext:base-cell-address="Sheet1.B394"/>
            <calcext:condition calcext:apply-style-name="ConditionalStyle_3735" calcext:value="duplicate" calcext:base-cell-address="Sheet1.B394"/>
            <calcext:condition calcext:apply-style-name="ConditionalStyle_3734" calcext:value="duplicate" calcext:base-cell-address="Sheet1.B394"/>
            <calcext:condition calcext:apply-style-name="ConditionalStyle_3733" calcext:value="duplicate" calcext:base-cell-address="Sheet1.B394"/>
            <calcext:condition calcext:apply-style-name="ConditionalStyle_3732" calcext:value="duplicate" calcext:base-cell-address="Sheet1.B394"/>
            <calcext:condition calcext:apply-style-name="ConditionalStyle_3731" calcext:value="duplicate" calcext:base-cell-address="Sheet1.B394"/>
            <calcext:condition calcext:apply-style-name="ConditionalStyle_3730" calcext:value="duplicate" calcext:base-cell-address="Sheet1.B394"/>
            <calcext:condition calcext:apply-style-name="ConditionalStyle_3729" calcext:value="duplicate" calcext:base-cell-address="Sheet1.B394"/>
            <calcext:condition calcext:apply-style-name="ConditionalStyle_3728" calcext:value="duplicate" calcext:base-cell-address="Sheet1.B394"/>
            <calcext:condition calcext:apply-style-name="ConditionalStyle_3727" calcext:value="duplicate" calcext:base-cell-address="Sheet1.B394"/>
            <calcext:condition calcext:apply-style-name="ConditionalStyle_3726" calcext:value="duplicate" calcext:base-cell-address="Sheet1.B394"/>
            <calcext:condition calcext:apply-style-name="ConditionalStyle_3725" calcext:value="duplicate" calcext:base-cell-address="Sheet1.B394"/>
            <calcext:condition calcext:apply-style-name="ConditionalStyle_3724" calcext:value="duplicate" calcext:base-cell-address="Sheet1.B394"/>
            <calcext:condition calcext:apply-style-name="ConditionalStyle_3723" calcext:value="duplicate" calcext:base-cell-address="Sheet1.B394"/>
            <calcext:condition calcext:apply-style-name="ConditionalStyle_3722" calcext:value="duplicate" calcext:base-cell-address="Sheet1.B394"/>
            <calcext:condition calcext:apply-style-name="ConditionalStyle_3721" calcext:value="duplicate" calcext:base-cell-address="Sheet1.B394"/>
            <calcext:condition calcext:apply-style-name="ConditionalStyle_3720" calcext:value="duplicate" calcext:base-cell-address="Sheet1.B394"/>
            <calcext:condition calcext:apply-style-name="ConditionalStyle_3719" calcext:value="duplicate" calcext:base-cell-address="Sheet1.B394"/>
            <calcext:condition calcext:apply-style-name="ConditionalStyle_3718" calcext:value="duplicate" calcext:base-cell-address="Sheet1.B394"/>
            <calcext:condition calcext:apply-style-name="ConditionalStyle_3717" calcext:value="duplicate" calcext:base-cell-address="Sheet1.B394"/>
          </calcext:conditional-format>
          <calcext:conditional-format calcext:target-range-address="Sheet1.B393:Sheet1.B393">
            <calcext:condition calcext:apply-style-name="ConditionalStyle_3776" calcext:value="duplicate" calcext:base-cell-address="Sheet1.B393"/>
            <calcext:condition calcext:apply-style-name="ConditionalStyle_3775" calcext:value="duplicate" calcext:base-cell-address="Sheet1.B393"/>
            <calcext:condition calcext:apply-style-name="ConditionalStyle_3774" calcext:value="duplicate" calcext:base-cell-address="Sheet1.B393"/>
            <calcext:condition calcext:apply-style-name="ConditionalStyle_3773" calcext:value="duplicate" calcext:base-cell-address="Sheet1.B393"/>
            <calcext:condition calcext:apply-style-name="ConditionalStyle_3772" calcext:value="duplicate" calcext:base-cell-address="Sheet1.B393"/>
            <calcext:condition calcext:apply-style-name="ConditionalStyle_3771" calcext:value="duplicate" calcext:base-cell-address="Sheet1.B393"/>
            <calcext:condition calcext:apply-style-name="ConditionalStyle_3770" calcext:value="duplicate" calcext:base-cell-address="Sheet1.B393"/>
            <calcext:condition calcext:apply-style-name="ConditionalStyle_3769" calcext:value="duplicate" calcext:base-cell-address="Sheet1.B393"/>
            <calcext:condition calcext:apply-style-name="ConditionalStyle_3768" calcext:value="duplicate" calcext:base-cell-address="Sheet1.B393"/>
            <calcext:condition calcext:apply-style-name="ConditionalStyle_3767" calcext:value="duplicate" calcext:base-cell-address="Sheet1.B393"/>
            <calcext:condition calcext:apply-style-name="ConditionalStyle_3766" calcext:value="duplicate" calcext:base-cell-address="Sheet1.B393"/>
            <calcext:condition calcext:apply-style-name="ConditionalStyle_3765" calcext:value="duplicate" calcext:base-cell-address="Sheet1.B393"/>
            <calcext:condition calcext:apply-style-name="ConditionalStyle_3764" calcext:value="duplicate" calcext:base-cell-address="Sheet1.B393"/>
            <calcext:condition calcext:apply-style-name="ConditionalStyle_3763" calcext:value="duplicate" calcext:base-cell-address="Sheet1.B393"/>
            <calcext:condition calcext:apply-style-name="ConditionalStyle_3762" calcext:value="duplicate" calcext:base-cell-address="Sheet1.B393"/>
            <calcext:condition calcext:apply-style-name="ConditionalStyle_3761" calcext:value="duplicate" calcext:base-cell-address="Sheet1.B393"/>
            <calcext:condition calcext:apply-style-name="ConditionalStyle_3760" calcext:value="duplicate" calcext:base-cell-address="Sheet1.B393"/>
            <calcext:condition calcext:apply-style-name="ConditionalStyle_3759" calcext:value="duplicate" calcext:base-cell-address="Sheet1.B393"/>
            <calcext:condition calcext:apply-style-name="ConditionalStyle_3758" calcext:value="duplicate" calcext:base-cell-address="Sheet1.B393"/>
            <calcext:condition calcext:apply-style-name="ConditionalStyle_3757" calcext:value="duplicate" calcext:base-cell-address="Sheet1.B393"/>
            <calcext:condition calcext:apply-style-name="ConditionalStyle_3756" calcext:value="duplicate" calcext:base-cell-address="Sheet1.B393"/>
            <calcext:condition calcext:apply-style-name="ConditionalStyle_3755" calcext:value="duplicate" calcext:base-cell-address="Sheet1.B393"/>
            <calcext:condition calcext:apply-style-name="ConditionalStyle_3754" calcext:value="duplicate" calcext:base-cell-address="Sheet1.B393"/>
            <calcext:condition calcext:apply-style-name="ConditionalStyle_3753" calcext:value="duplicate" calcext:base-cell-address="Sheet1.B393"/>
            <calcext:condition calcext:apply-style-name="ConditionalStyle_3752" calcext:value="duplicate" calcext:base-cell-address="Sheet1.B393"/>
            <calcext:condition calcext:apply-style-name="ConditionalStyle_3751" calcext:value="duplicate" calcext:base-cell-address="Sheet1.B393"/>
            <calcext:condition calcext:apply-style-name="ConditionalStyle_3750" calcext:value="duplicate" calcext:base-cell-address="Sheet1.B393"/>
            <calcext:condition calcext:apply-style-name="ConditionalStyle_3749" calcext:value="duplicate" calcext:base-cell-address="Sheet1.B393"/>
            <calcext:condition calcext:apply-style-name="ConditionalStyle_3748" calcext:value="duplicate" calcext:base-cell-address="Sheet1.B393"/>
            <calcext:condition calcext:apply-style-name="ConditionalStyle_3747" calcext:value="duplicate" calcext:base-cell-address="Sheet1.B393"/>
          </calcext:conditional-format>
          <calcext:conditional-format calcext:target-range-address="Sheet1.B392:Sheet1.B392">
            <calcext:condition calcext:apply-style-name="ConditionalStyle_3783" calcext:value="duplicate" calcext:base-cell-address="Sheet1.B392"/>
            <calcext:condition calcext:apply-style-name="ConditionalStyle_3782" calcext:value="duplicate" calcext:base-cell-address="Sheet1.B392"/>
            <calcext:condition calcext:apply-style-name="ConditionalStyle_3781" calcext:value="duplicate" calcext:base-cell-address="Sheet1.B392"/>
            <calcext:condition calcext:apply-style-name="ConditionalStyle_3780" calcext:value="duplicate" calcext:base-cell-address="Sheet1.B392"/>
            <calcext:condition calcext:apply-style-name="ConditionalStyle_3779" calcext:value="duplicate" calcext:base-cell-address="Sheet1.B392"/>
            <calcext:condition calcext:apply-style-name="ConditionalStyle_3778" calcext:value="duplicate" calcext:base-cell-address="Sheet1.B392"/>
            <calcext:condition calcext:apply-style-name="ConditionalStyle_3777" calcext:value="duplicate" calcext:base-cell-address="Sheet1.B392"/>
          </calcext:conditional-format>
          <calcext:conditional-format calcext:target-range-address="Sheet1.B391:Sheet1.B391">
            <calcext:condition calcext:apply-style-name="ConditionalStyle_3790" calcext:value="duplicate" calcext:base-cell-address="Sheet1.B391"/>
            <calcext:condition calcext:apply-style-name="ConditionalStyle_3789" calcext:value="duplicate" calcext:base-cell-address="Sheet1.B391"/>
            <calcext:condition calcext:apply-style-name="ConditionalStyle_3788" calcext:value="duplicate" calcext:base-cell-address="Sheet1.B391"/>
            <calcext:condition calcext:apply-style-name="ConditionalStyle_3787" calcext:value="duplicate" calcext:base-cell-address="Sheet1.B391"/>
            <calcext:condition calcext:apply-style-name="ConditionalStyle_3786" calcext:value="duplicate" calcext:base-cell-address="Sheet1.B391"/>
            <calcext:condition calcext:apply-style-name="ConditionalStyle_3785" calcext:value="duplicate" calcext:base-cell-address="Sheet1.B391"/>
            <calcext:condition calcext:apply-style-name="ConditionalStyle_3784" calcext:value="duplicate" calcext:base-cell-address="Sheet1.B391"/>
          </calcext:conditional-format>
          <calcext:conditional-format calcext:target-range-address="Sheet1.B390:Sheet1.B390">
            <calcext:condition calcext:apply-style-name="ConditionalStyle_3797" calcext:value="duplicate" calcext:base-cell-address="Sheet1.B390"/>
            <calcext:condition calcext:apply-style-name="ConditionalStyle_3796" calcext:value="duplicate" calcext:base-cell-address="Sheet1.B390"/>
            <calcext:condition calcext:apply-style-name="ConditionalStyle_3795" calcext:value="duplicate" calcext:base-cell-address="Sheet1.B390"/>
            <calcext:condition calcext:apply-style-name="ConditionalStyle_3794" calcext:value="duplicate" calcext:base-cell-address="Sheet1.B390"/>
            <calcext:condition calcext:apply-style-name="ConditionalStyle_3793" calcext:value="duplicate" calcext:base-cell-address="Sheet1.B390"/>
            <calcext:condition calcext:apply-style-name="ConditionalStyle_3792" calcext:value="duplicate" calcext:base-cell-address="Sheet1.B390"/>
            <calcext:condition calcext:apply-style-name="ConditionalStyle_3791" calcext:value="duplicate" calcext:base-cell-address="Sheet1.B390"/>
          </calcext:conditional-format>
          <calcext:conditional-format calcext:target-range-address="Sheet1.B389:Sheet1.B389">
            <calcext:condition calcext:apply-style-name="ConditionalStyle_3804" calcext:value="duplicate" calcext:base-cell-address="Sheet1.B389"/>
            <calcext:condition calcext:apply-style-name="ConditionalStyle_3803" calcext:value="duplicate" calcext:base-cell-address="Sheet1.B389"/>
            <calcext:condition calcext:apply-style-name="ConditionalStyle_3802" calcext:value="duplicate" calcext:base-cell-address="Sheet1.B389"/>
            <calcext:condition calcext:apply-style-name="ConditionalStyle_3801" calcext:value="duplicate" calcext:base-cell-address="Sheet1.B389"/>
            <calcext:condition calcext:apply-style-name="ConditionalStyle_3800" calcext:value="duplicate" calcext:base-cell-address="Sheet1.B389"/>
            <calcext:condition calcext:apply-style-name="ConditionalStyle_3799" calcext:value="duplicate" calcext:base-cell-address="Sheet1.B389"/>
            <calcext:condition calcext:apply-style-name="ConditionalStyle_3798" calcext:value="duplicate" calcext:base-cell-address="Sheet1.B389"/>
          </calcext:conditional-format>
          <calcext:conditional-format calcext:target-range-address="Sheet1.B388:Sheet1.B388">
            <calcext:condition calcext:apply-style-name="ConditionalStyle_3811" calcext:value="duplicate" calcext:base-cell-address="Sheet1.B388"/>
            <calcext:condition calcext:apply-style-name="ConditionalStyle_3810" calcext:value="duplicate" calcext:base-cell-address="Sheet1.B388"/>
            <calcext:condition calcext:apply-style-name="ConditionalStyle_3809" calcext:value="duplicate" calcext:base-cell-address="Sheet1.B388"/>
            <calcext:condition calcext:apply-style-name="ConditionalStyle_3808" calcext:value="duplicate" calcext:base-cell-address="Sheet1.B388"/>
            <calcext:condition calcext:apply-style-name="ConditionalStyle_3807" calcext:value="duplicate" calcext:base-cell-address="Sheet1.B388"/>
            <calcext:condition calcext:apply-style-name="ConditionalStyle_3806" calcext:value="duplicate" calcext:base-cell-address="Sheet1.B388"/>
            <calcext:condition calcext:apply-style-name="ConditionalStyle_3805" calcext:value="duplicate" calcext:base-cell-address="Sheet1.B388"/>
          </calcext:conditional-format>
          <calcext:conditional-format calcext:target-range-address="Sheet1.B168:Sheet1.B169">
            <calcext:condition calcext:apply-style-name="ConditionalStyle_4064" calcext:value="duplicate" calcext:base-cell-address="Sheet1.B168"/>
            <calcext:condition calcext:apply-style-name="ConditionalStyle_4063" calcext:value="duplicate" calcext:base-cell-address="Sheet1.B168"/>
            <calcext:condition calcext:apply-style-name="ConditionalStyle_4062" calcext:value="duplicate" calcext:base-cell-address="Sheet1.B168"/>
            <calcext:condition calcext:apply-style-name="ConditionalStyle_4061" calcext:value="duplicate" calcext:base-cell-address="Sheet1.B168"/>
            <calcext:condition calcext:apply-style-name="ConditionalStyle_4060" calcext:value="duplicate" calcext:base-cell-address="Sheet1.B168"/>
            <calcext:condition calcext:apply-style-name="ConditionalStyle_4059" calcext:value="duplicate" calcext:base-cell-address="Sheet1.B168"/>
            <calcext:condition calcext:apply-style-name="ConditionalStyle_4058" calcext:value="duplicate" calcext:base-cell-address="Sheet1.B168"/>
            <calcext:condition calcext:apply-style-name="ConditionalStyle_4057" calcext:value="duplicate" calcext:base-cell-address="Sheet1.B168"/>
            <calcext:condition calcext:apply-style-name="ConditionalStyle_4056" calcext:value="duplicate" calcext:base-cell-address="Sheet1.B168"/>
            <calcext:condition calcext:apply-style-name="ConditionalStyle_4055" calcext:value="duplicate" calcext:base-cell-address="Sheet1.B168"/>
            <calcext:condition calcext:apply-style-name="ConditionalStyle_4054" calcext:value="duplicate" calcext:base-cell-address="Sheet1.B168"/>
            <calcext:condition calcext:apply-style-name="ConditionalStyle_4053" calcext:value="duplicate" calcext:base-cell-address="Sheet1.B168"/>
            <calcext:condition calcext:apply-style-name="ConditionalStyle_4052" calcext:value="duplicate" calcext:base-cell-address="Sheet1.B168"/>
            <calcext:condition calcext:apply-style-name="ConditionalStyle_4051" calcext:value="duplicate" calcext:base-cell-address="Sheet1.B168"/>
            <calcext:condition calcext:apply-style-name="ConditionalStyle_4050" calcext:value="duplicate" calcext:base-cell-address="Sheet1.B168"/>
            <calcext:condition calcext:apply-style-name="ConditionalStyle_4049" calcext:value="duplicate" calcext:base-cell-address="Sheet1.B168"/>
            <calcext:condition calcext:apply-style-name="ConditionalStyle_4048" calcext:value="duplicate" calcext:base-cell-address="Sheet1.B168"/>
            <calcext:condition calcext:apply-style-name="ConditionalStyle_4047" calcext:value="duplicate" calcext:base-cell-address="Sheet1.B168"/>
            <calcext:condition calcext:apply-style-name="ConditionalStyle_4046" calcext:value="duplicate" calcext:base-cell-address="Sheet1.B168"/>
            <calcext:condition calcext:apply-style-name="ConditionalStyle_4045" calcext:value="duplicate" calcext:base-cell-address="Sheet1.B168"/>
            <calcext:condition calcext:apply-style-name="ConditionalStyle_4044" calcext:value="duplicate" calcext:base-cell-address="Sheet1.B168"/>
            <calcext:condition calcext:apply-style-name="ConditionalStyle_4043" calcext:value="duplicate" calcext:base-cell-address="Sheet1.B168"/>
            <calcext:condition calcext:apply-style-name="ConditionalStyle_4042" calcext:value="duplicate" calcext:base-cell-address="Sheet1.B168"/>
            <calcext:condition calcext:apply-style-name="ConditionalStyle_4041" calcext:value="duplicate" calcext:base-cell-address="Sheet1.B168"/>
            <calcext:condition calcext:apply-style-name="ConditionalStyle_4040" calcext:value="duplicate" calcext:base-cell-address="Sheet1.B168"/>
            <calcext:condition calcext:apply-style-name="ConditionalStyle_4039" calcext:value="duplicate" calcext:base-cell-address="Sheet1.B168"/>
            <calcext:condition calcext:apply-style-name="ConditionalStyle_4038" calcext:value="duplicate" calcext:base-cell-address="Sheet1.B168"/>
            <calcext:condition calcext:apply-style-name="ConditionalStyle_4037" calcext:value="duplicate" calcext:base-cell-address="Sheet1.B168"/>
            <calcext:condition calcext:apply-style-name="ConditionalStyle_4036" calcext:value="duplicate" calcext:base-cell-address="Sheet1.B168"/>
            <calcext:condition calcext:apply-style-name="ConditionalStyle_4035" calcext:value="duplicate" calcext:base-cell-address="Sheet1.B168"/>
            <calcext:condition calcext:apply-style-name="ConditionalStyle_4034" calcext:value="duplicate" calcext:base-cell-address="Sheet1.B168"/>
            <calcext:condition calcext:apply-style-name="ConditionalStyle_4033" calcext:value="duplicate" calcext:base-cell-address="Sheet1.B168"/>
            <calcext:condition calcext:apply-style-name="ConditionalStyle_4032" calcext:value="duplicate" calcext:base-cell-address="Sheet1.B168"/>
            <calcext:condition calcext:apply-style-name="ConditionalStyle_4031" calcext:value="duplicate" calcext:base-cell-address="Sheet1.B168"/>
          </calcext:conditional-format>
          <calcext:conditional-format calcext:target-range-address="Sheet1.B443:Sheet1.B1048576 Sheet1.B170:Sheet1.B420 Sheet1.B1:Sheet1.B167">
            <calcext:condition calcext:apply-style-name="ConditionalStyle_3073" calcext:value="duplicate" calcext:base-cell-address="Sheet1.B1"/>
          </calcext:conditional-format>
          <calcext:conditional-format calcext:target-range-address="Sheet1.B23:Sheet1.B23">
            <calcext:condition calcext:apply-style-name="ConditionalStyle_4796" calcext:value="duplicate" calcext:base-cell-address="Sheet1.B23"/>
            <calcext:condition calcext:apply-style-name="ConditionalStyle_4795" calcext:value="duplicate" calcext:base-cell-address="Sheet1.B23"/>
            <calcext:condition calcext:apply-style-name="ConditionalStyle_4794" calcext:value="duplicate" calcext:base-cell-address="Sheet1.B23"/>
            <calcext:condition calcext:apply-style-name="ConditionalStyle_4793" calcext:value="duplicate" calcext:base-cell-address="Sheet1.B23"/>
            <calcext:condition calcext:apply-style-name="ConditionalStyle_4792" calcext:value="duplicate" calcext:base-cell-address="Sheet1.B23"/>
            <calcext:condition calcext:apply-style-name="ConditionalStyle_4791" calcext:value="duplicate" calcext:base-cell-address="Sheet1.B23"/>
            <calcext:condition calcext:apply-style-name="ConditionalStyle_4790" calcext:value="duplicate" calcext:base-cell-address="Sheet1.B23"/>
            <calcext:condition calcext:apply-style-name="ConditionalStyle_4789" calcext:value="duplicate" calcext:base-cell-address="Sheet1.B23"/>
            <calcext:condition calcext:apply-style-name="ConditionalStyle_4788" calcext:value="duplicate" calcext:base-cell-address="Sheet1.B23"/>
            <calcext:condition calcext:apply-style-name="ConditionalStyle_4787" calcext:value="duplicate" calcext:base-cell-address="Sheet1.B23"/>
            <calcext:condition calcext:apply-style-name="ConditionalStyle_4786" calcext:value="duplicate" calcext:base-cell-address="Sheet1.B23"/>
            <calcext:condition calcext:apply-style-name="ConditionalStyle_4785" calcext:value="duplicate" calcext:base-cell-address="Sheet1.B23"/>
            <calcext:condition calcext:apply-style-name="ConditionalStyle_4784" calcext:value="duplicate" calcext:base-cell-address="Sheet1.B23"/>
            <calcext:condition calcext:apply-style-name="ConditionalStyle_4783" calcext:value="duplicate" calcext:base-cell-address="Sheet1.B23"/>
            <calcext:condition calcext:apply-style-name="ConditionalStyle_4782" calcext:value="duplicate" calcext:base-cell-address="Sheet1.B23"/>
            <calcext:condition calcext:apply-style-name="ConditionalStyle_4781" calcext:value="duplicate" calcext:base-cell-address="Sheet1.B23"/>
            <calcext:condition calcext:apply-style-name="ConditionalStyle_4780" calcext:value="duplicate" calcext:base-cell-address="Sheet1.B23"/>
            <calcext:condition calcext:apply-style-name="ConditionalStyle_4779" calcext:value="duplicate" calcext:base-cell-address="Sheet1.B23"/>
            <calcext:condition calcext:apply-style-name="ConditionalStyle_4778" calcext:value="duplicate" calcext:base-cell-address="Sheet1.B23"/>
            <calcext:condition calcext:apply-style-name="ConditionalStyle_4777" calcext:value="duplicate" calcext:base-cell-address="Sheet1.B23"/>
            <calcext:condition calcext:apply-style-name="ConditionalStyle_4776" calcext:value="duplicate" calcext:base-cell-address="Sheet1.B23"/>
            <calcext:condition calcext:apply-style-name="ConditionalStyle_4775" calcext:value="duplicate" calcext:base-cell-address="Sheet1.B23"/>
            <calcext:condition calcext:apply-style-name="ConditionalStyle_4774" calcext:value="duplicate" calcext:base-cell-address="Sheet1.B23"/>
            <calcext:condition calcext:apply-style-name="ConditionalStyle_4773" calcext:value="duplicate" calcext:base-cell-address="Sheet1.B23"/>
            <calcext:condition calcext:apply-style-name="ConditionalStyle_4772" calcext:value="duplicate" calcext:base-cell-address="Sheet1.B23"/>
            <calcext:condition calcext:apply-style-name="ConditionalStyle_4771" calcext:value="duplicate" calcext:base-cell-address="Sheet1.B23"/>
            <calcext:condition calcext:apply-style-name="ConditionalStyle_4770" calcext:value="duplicate" calcext:base-cell-address="Sheet1.B23"/>
            <calcext:condition calcext:apply-style-name="ConditionalStyle_4769" calcext:value="duplicate" calcext:base-cell-address="Sheet1.B23"/>
            <calcext:condition calcext:apply-style-name="ConditionalStyle_4768" calcext:value="duplicate" calcext:base-cell-address="Sheet1.B23"/>
            <calcext:condition calcext:apply-style-name="ConditionalStyle_4767" calcext:value="duplicate" calcext:base-cell-address="Sheet1.B23"/>
            <calcext:condition calcext:apply-style-name="ConditionalStyle_4766" calcext:value="duplicate" calcext:base-cell-address="Sheet1.B23"/>
            <calcext:condition calcext:apply-style-name="ConditionalStyle_4765" calcext:value="duplicate" calcext:base-cell-address="Sheet1.B23"/>
            <calcext:condition calcext:apply-style-name="ConditionalStyle_4764" calcext:value="duplicate" calcext:base-cell-address="Sheet1.B23"/>
            <calcext:condition calcext:apply-style-name="ConditionalStyle_4763" calcext:value="duplicate" calcext:base-cell-address="Sheet1.B23"/>
          </calcext:conditional-format>
          <calcext:conditional-format calcext:target-range-address="Sheet1.B343:Sheet1.B343">
            <calcext:condition calcext:apply-style-name="ConditionalStyle_3985" calcext:value="duplicate" calcext:base-cell-address="Sheet1.B343"/>
            <calcext:condition calcext:apply-style-name="ConditionalStyle_3984" calcext:value="duplicate" calcext:base-cell-address="Sheet1.B343"/>
            <calcext:condition calcext:apply-style-name="ConditionalStyle_3983" calcext:value="duplicate" calcext:base-cell-address="Sheet1.B343"/>
            <calcext:condition calcext:apply-style-name="ConditionalStyle_3982" calcext:value="duplicate" calcext:base-cell-address="Sheet1.B343"/>
            <calcext:condition calcext:apply-style-name="ConditionalStyle_3981" calcext:value="duplicate" calcext:base-cell-address="Sheet1.B343"/>
            <calcext:condition calcext:apply-style-name="ConditionalStyle_3980" calcext:value="duplicate" calcext:base-cell-address="Sheet1.B343"/>
            <calcext:condition calcext:apply-style-name="ConditionalStyle_3979" calcext:value="duplicate" calcext:base-cell-address="Sheet1.B343"/>
            <calcext:condition calcext:apply-style-name="ConditionalStyle_3978" calcext:value="duplicate" calcext:base-cell-address="Sheet1.B343"/>
            <calcext:condition calcext:apply-style-name="ConditionalStyle_3977" calcext:value="duplicate" calcext:base-cell-address="Sheet1.B343"/>
            <calcext:condition calcext:apply-style-name="ConditionalStyle_3976" calcext:value="duplicate" calcext:base-cell-address="Sheet1.B343"/>
            <calcext:condition calcext:apply-style-name="ConditionalStyle_3975" calcext:value="duplicate" calcext:base-cell-address="Sheet1.B343"/>
            <calcext:condition calcext:apply-style-name="ConditionalStyle_3974" calcext:value="duplicate" calcext:base-cell-address="Sheet1.B343"/>
            <calcext:condition calcext:apply-style-name="ConditionalStyle_3973" calcext:value="duplicate" calcext:base-cell-address="Sheet1.B343"/>
            <calcext:condition calcext:apply-style-name="ConditionalStyle_3972" calcext:value="duplicate" calcext:base-cell-address="Sheet1.B343"/>
            <calcext:condition calcext:apply-style-name="ConditionalStyle_3971" calcext:value="duplicate" calcext:base-cell-address="Sheet1.B343"/>
            <calcext:condition calcext:apply-style-name="ConditionalStyle_3970" calcext:value="duplicate" calcext:base-cell-address="Sheet1.B343"/>
            <calcext:condition calcext:apply-style-name="ConditionalStyle_3969" calcext:value="duplicate" calcext:base-cell-address="Sheet1.B343"/>
            <calcext:condition calcext:apply-style-name="ConditionalStyle_3968" calcext:value="duplicate" calcext:base-cell-address="Sheet1.B343"/>
            <calcext:condition calcext:apply-style-name="ConditionalStyle_3967" calcext:value="duplicate" calcext:base-cell-address="Sheet1.B343"/>
            <calcext:condition calcext:apply-style-name="ConditionalStyle_3966" calcext:value="duplicate" calcext:base-cell-address="Sheet1.B343"/>
            <calcext:condition calcext:apply-style-name="ConditionalStyle_3965" calcext:value="duplicate" calcext:base-cell-address="Sheet1.B343"/>
            <calcext:condition calcext:apply-style-name="ConditionalStyle_3964" calcext:value="duplicate" calcext:base-cell-address="Sheet1.B343"/>
            <calcext:condition calcext:apply-style-name="ConditionalStyle_3963" calcext:value="duplicate" calcext:base-cell-address="Sheet1.B343"/>
            <calcext:condition calcext:apply-style-name="ConditionalStyle_3962" calcext:value="duplicate" calcext:base-cell-address="Sheet1.B343"/>
            <calcext:condition calcext:apply-style-name="ConditionalStyle_3961" calcext:value="duplicate" calcext:base-cell-address="Sheet1.B343"/>
            <calcext:condition calcext:apply-style-name="ConditionalStyle_3960" calcext:value="duplicate" calcext:base-cell-address="Sheet1.B343"/>
            <calcext:condition calcext:apply-style-name="ConditionalStyle_3959" calcext:value="duplicate" calcext:base-cell-address="Sheet1.B343"/>
            <calcext:condition calcext:apply-style-name="ConditionalStyle_3958" calcext:value="duplicate" calcext:base-cell-address="Sheet1.B343"/>
            <calcext:condition calcext:apply-style-name="ConditionalStyle_3957" calcext:value="duplicate" calcext:base-cell-address="Sheet1.B343"/>
          </calcext:conditional-format>
          <calcext:conditional-format calcext:target-range-address="Sheet1.B316:Sheet1.B317">
            <calcext:condition calcext:apply-style-name="ConditionalStyle_4014" calcext:value="duplicate" calcext:base-cell-address="Sheet1.B316"/>
            <calcext:condition calcext:apply-style-name="ConditionalStyle_4013" calcext:value="duplicate" calcext:base-cell-address="Sheet1.B316"/>
            <calcext:condition calcext:apply-style-name="ConditionalStyle_4012" calcext:value="duplicate" calcext:base-cell-address="Sheet1.B316"/>
            <calcext:condition calcext:apply-style-name="ConditionalStyle_4011" calcext:value="duplicate" calcext:base-cell-address="Sheet1.B316"/>
            <calcext:condition calcext:apply-style-name="ConditionalStyle_4010" calcext:value="duplicate" calcext:base-cell-address="Sheet1.B316"/>
            <calcext:condition calcext:apply-style-name="ConditionalStyle_4009" calcext:value="duplicate" calcext:base-cell-address="Sheet1.B316"/>
            <calcext:condition calcext:apply-style-name="ConditionalStyle_4008" calcext:value="duplicate" calcext:base-cell-address="Sheet1.B316"/>
            <calcext:condition calcext:apply-style-name="ConditionalStyle_4007" calcext:value="duplicate" calcext:base-cell-address="Sheet1.B316"/>
            <calcext:condition calcext:apply-style-name="ConditionalStyle_4006" calcext:value="duplicate" calcext:base-cell-address="Sheet1.B316"/>
            <calcext:condition calcext:apply-style-name="ConditionalStyle_4005" calcext:value="duplicate" calcext:base-cell-address="Sheet1.B316"/>
            <calcext:condition calcext:apply-style-name="ConditionalStyle_4004" calcext:value="duplicate" calcext:base-cell-address="Sheet1.B316"/>
            <calcext:condition calcext:apply-style-name="ConditionalStyle_4003" calcext:value="duplicate" calcext:base-cell-address="Sheet1.B316"/>
            <calcext:condition calcext:apply-style-name="ConditionalStyle_4002" calcext:value="duplicate" calcext:base-cell-address="Sheet1.B316"/>
            <calcext:condition calcext:apply-style-name="ConditionalStyle_4001" calcext:value="duplicate" calcext:base-cell-address="Sheet1.B316"/>
            <calcext:condition calcext:apply-style-name="ConditionalStyle_4000" calcext:value="duplicate" calcext:base-cell-address="Sheet1.B316"/>
            <calcext:condition calcext:apply-style-name="ConditionalStyle_3999" calcext:value="duplicate" calcext:base-cell-address="Sheet1.B316"/>
            <calcext:condition calcext:apply-style-name="ConditionalStyle_3998" calcext:value="duplicate" calcext:base-cell-address="Sheet1.B316"/>
            <calcext:condition calcext:apply-style-name="ConditionalStyle_3997" calcext:value="duplicate" calcext:base-cell-address="Sheet1.B316"/>
            <calcext:condition calcext:apply-style-name="ConditionalStyle_3996" calcext:value="duplicate" calcext:base-cell-address="Sheet1.B316"/>
            <calcext:condition calcext:apply-style-name="ConditionalStyle_3995" calcext:value="duplicate" calcext:base-cell-address="Sheet1.B316"/>
            <calcext:condition calcext:apply-style-name="ConditionalStyle_3994" calcext:value="duplicate" calcext:base-cell-address="Sheet1.B316"/>
            <calcext:condition calcext:apply-style-name="ConditionalStyle_3993" calcext:value="duplicate" calcext:base-cell-address="Sheet1.B316"/>
            <calcext:condition calcext:apply-style-name="ConditionalStyle_3992" calcext:value="duplicate" calcext:base-cell-address="Sheet1.B316"/>
            <calcext:condition calcext:apply-style-name="ConditionalStyle_3991" calcext:value="duplicate" calcext:base-cell-address="Sheet1.B316"/>
            <calcext:condition calcext:apply-style-name="ConditionalStyle_3990" calcext:value="duplicate" calcext:base-cell-address="Sheet1.B316"/>
            <calcext:condition calcext:apply-style-name="ConditionalStyle_3989" calcext:value="duplicate" calcext:base-cell-address="Sheet1.B316"/>
            <calcext:condition calcext:apply-style-name="ConditionalStyle_3988" calcext:value="duplicate" calcext:base-cell-address="Sheet1.B316"/>
            <calcext:condition calcext:apply-style-name="ConditionalStyle_3987" calcext:value="duplicate" calcext:base-cell-address="Sheet1.B316"/>
            <calcext:condition calcext:apply-style-name="ConditionalStyle_3986" calcext:value="duplicate" calcext:base-cell-address="Sheet1.B316"/>
          </calcext:conditional-format>
          <calcext:conditional-format calcext:target-range-address="Sheet1.B140:Sheet1.B140">
            <calcext:condition calcext:apply-style-name="ConditionalStyle_4206" calcext:value="duplicate" calcext:base-cell-address="Sheet1.B140"/>
            <calcext:condition calcext:apply-style-name="ConditionalStyle_4205" calcext:value="duplicate" calcext:base-cell-address="Sheet1.B140"/>
            <calcext:condition calcext:apply-style-name="ConditionalStyle_4204" calcext:value="duplicate" calcext:base-cell-address="Sheet1.B140"/>
            <calcext:condition calcext:apply-style-name="ConditionalStyle_4203" calcext:value="duplicate" calcext:base-cell-address="Sheet1.B140"/>
            <calcext:condition calcext:apply-style-name="ConditionalStyle_4202" calcext:value="duplicate" calcext:base-cell-address="Sheet1.B140"/>
            <calcext:condition calcext:apply-style-name="ConditionalStyle_4201" calcext:value="duplicate" calcext:base-cell-address="Sheet1.B140"/>
            <calcext:condition calcext:apply-style-name="ConditionalStyle_4200" calcext:value="duplicate" calcext:base-cell-address="Sheet1.B140"/>
            <calcext:condition calcext:apply-style-name="ConditionalStyle_4199" calcext:value="duplicate" calcext:base-cell-address="Sheet1.B140"/>
            <calcext:condition calcext:apply-style-name="ConditionalStyle_4198" calcext:value="duplicate" calcext:base-cell-address="Sheet1.B140"/>
            <calcext:condition calcext:apply-style-name="ConditionalStyle_4197" calcext:value="duplicate" calcext:base-cell-address="Sheet1.B140"/>
            <calcext:condition calcext:apply-style-name="ConditionalStyle_4196" calcext:value="duplicate" calcext:base-cell-address="Sheet1.B140"/>
            <calcext:condition calcext:apply-style-name="ConditionalStyle_4195" calcext:value="duplicate" calcext:base-cell-address="Sheet1.B140"/>
            <calcext:condition calcext:apply-style-name="ConditionalStyle_4194" calcext:value="duplicate" calcext:base-cell-address="Sheet1.B140"/>
            <calcext:condition calcext:apply-style-name="ConditionalStyle_4193" calcext:value="duplicate" calcext:base-cell-address="Sheet1.B140"/>
            <calcext:condition calcext:apply-style-name="ConditionalStyle_4192" calcext:value="duplicate" calcext:base-cell-address="Sheet1.B140"/>
            <calcext:condition calcext:apply-style-name="ConditionalStyle_4191" calcext:value="duplicate" calcext:base-cell-address="Sheet1.B140"/>
            <calcext:condition calcext:apply-style-name="ConditionalStyle_4190" calcext:value="duplicate" calcext:base-cell-address="Sheet1.B140"/>
            <calcext:condition calcext:apply-style-name="ConditionalStyle_4189" calcext:value="duplicate" calcext:base-cell-address="Sheet1.B140"/>
            <calcext:condition calcext:apply-style-name="ConditionalStyle_4188" calcext:value="duplicate" calcext:base-cell-address="Sheet1.B140"/>
            <calcext:condition calcext:apply-style-name="ConditionalStyle_4187" calcext:value="duplicate" calcext:base-cell-address="Sheet1.B140"/>
            <calcext:condition calcext:apply-style-name="ConditionalStyle_4186" calcext:value="duplicate" calcext:base-cell-address="Sheet1.B140"/>
            <calcext:condition calcext:apply-style-name="ConditionalStyle_4185" calcext:value="duplicate" calcext:base-cell-address="Sheet1.B140"/>
            <calcext:condition calcext:apply-style-name="ConditionalStyle_4184" calcext:value="duplicate" calcext:base-cell-address="Sheet1.B140"/>
            <calcext:condition calcext:apply-style-name="ConditionalStyle_4183" calcext:value="duplicate" calcext:base-cell-address="Sheet1.B140"/>
            <calcext:condition calcext:apply-style-name="ConditionalStyle_4182" calcext:value="duplicate" calcext:base-cell-address="Sheet1.B140"/>
            <calcext:condition calcext:apply-style-name="ConditionalStyle_4181" calcext:value="duplicate" calcext:base-cell-address="Sheet1.B140"/>
            <calcext:condition calcext:apply-style-name="ConditionalStyle_4180" calcext:value="duplicate" calcext:base-cell-address="Sheet1.B140"/>
            <calcext:condition calcext:apply-style-name="ConditionalStyle_4179" calcext:value="duplicate" calcext:base-cell-address="Sheet1.B140"/>
            <calcext:condition calcext:apply-style-name="ConditionalStyle_4178" calcext:value="duplicate" calcext:base-cell-address="Sheet1.B140"/>
          </calcext:conditional-format>
          <calcext:conditional-format calcext:target-range-address="Sheet1.B344:Sheet1.B344">
            <calcext:condition calcext:apply-style-name="ConditionalStyle_3956" calcext:value="duplicate" calcext:base-cell-address="Sheet1.B344"/>
            <calcext:condition calcext:apply-style-name="ConditionalStyle_3955" calcext:value="duplicate" calcext:base-cell-address="Sheet1.B344"/>
            <calcext:condition calcext:apply-style-name="ConditionalStyle_3954" calcext:value="duplicate" calcext:base-cell-address="Sheet1.B344"/>
            <calcext:condition calcext:apply-style-name="ConditionalStyle_3953" calcext:value="duplicate" calcext:base-cell-address="Sheet1.B344"/>
            <calcext:condition calcext:apply-style-name="ConditionalStyle_3952" calcext:value="duplicate" calcext:base-cell-address="Sheet1.B344"/>
            <calcext:condition calcext:apply-style-name="ConditionalStyle_3951" calcext:value="duplicate" calcext:base-cell-address="Sheet1.B344"/>
            <calcext:condition calcext:apply-style-name="ConditionalStyle_3950" calcext:value="duplicate" calcext:base-cell-address="Sheet1.B344"/>
            <calcext:condition calcext:apply-style-name="ConditionalStyle_3949" calcext:value="duplicate" calcext:base-cell-address="Sheet1.B344"/>
            <calcext:condition calcext:apply-style-name="ConditionalStyle_3948" calcext:value="duplicate" calcext:base-cell-address="Sheet1.B344"/>
            <calcext:condition calcext:apply-style-name="ConditionalStyle_3947" calcext:value="duplicate" calcext:base-cell-address="Sheet1.B344"/>
            <calcext:condition calcext:apply-style-name="ConditionalStyle_3946" calcext:value="duplicate" calcext:base-cell-address="Sheet1.B344"/>
            <calcext:condition calcext:apply-style-name="ConditionalStyle_3945" calcext:value="duplicate" calcext:base-cell-address="Sheet1.B344"/>
            <calcext:condition calcext:apply-style-name="ConditionalStyle_3944" calcext:value="duplicate" calcext:base-cell-address="Sheet1.B344"/>
            <calcext:condition calcext:apply-style-name="ConditionalStyle_3943" calcext:value="duplicate" calcext:base-cell-address="Sheet1.B344"/>
            <calcext:condition calcext:apply-style-name="ConditionalStyle_3942" calcext:value="duplicate" calcext:base-cell-address="Sheet1.B344"/>
            <calcext:condition calcext:apply-style-name="ConditionalStyle_3941" calcext:value="duplicate" calcext:base-cell-address="Sheet1.B344"/>
            <calcext:condition calcext:apply-style-name="ConditionalStyle_3940" calcext:value="duplicate" calcext:base-cell-address="Sheet1.B344"/>
            <calcext:condition calcext:apply-style-name="ConditionalStyle_3939" calcext:value="duplicate" calcext:base-cell-address="Sheet1.B344"/>
            <calcext:condition calcext:apply-style-name="ConditionalStyle_3938" calcext:value="duplicate" calcext:base-cell-address="Sheet1.B344"/>
            <calcext:condition calcext:apply-style-name="ConditionalStyle_3937" calcext:value="duplicate" calcext:base-cell-address="Sheet1.B344"/>
            <calcext:condition calcext:apply-style-name="ConditionalStyle_3936" calcext:value="duplicate" calcext:base-cell-address="Sheet1.B344"/>
            <calcext:condition calcext:apply-style-name="ConditionalStyle_3935" calcext:value="duplicate" calcext:base-cell-address="Sheet1.B344"/>
            <calcext:condition calcext:apply-style-name="ConditionalStyle_3934" calcext:value="duplicate" calcext:base-cell-address="Sheet1.B344"/>
            <calcext:condition calcext:apply-style-name="ConditionalStyle_3933" calcext:value="duplicate" calcext:base-cell-address="Sheet1.B344"/>
            <calcext:condition calcext:apply-style-name="ConditionalStyle_3932" calcext:value="duplicate" calcext:base-cell-address="Sheet1.B344"/>
            <calcext:condition calcext:apply-style-name="ConditionalStyle_3931" calcext:value="duplicate" calcext:base-cell-address="Sheet1.B344"/>
            <calcext:condition calcext:apply-style-name="ConditionalStyle_3930" calcext:value="duplicate" calcext:base-cell-address="Sheet1.B344"/>
            <calcext:condition calcext:apply-style-name="ConditionalStyle_3929" calcext:value="duplicate" calcext:base-cell-address="Sheet1.B344"/>
            <calcext:condition calcext:apply-style-name="ConditionalStyle_3928" calcext:value="duplicate" calcext:base-cell-address="Sheet1.B344"/>
          </calcext:conditional-format>
          <calcext:conditional-format calcext:target-range-address="Sheet1.B345:Sheet1.B345">
            <calcext:condition calcext:apply-style-name="ConditionalStyle_3927" calcext:value="duplicate" calcext:base-cell-address="Sheet1.B345"/>
            <calcext:condition calcext:apply-style-name="ConditionalStyle_3926" calcext:value="duplicate" calcext:base-cell-address="Sheet1.B345"/>
            <calcext:condition calcext:apply-style-name="ConditionalStyle_3925" calcext:value="duplicate" calcext:base-cell-address="Sheet1.B345"/>
            <calcext:condition calcext:apply-style-name="ConditionalStyle_3924" calcext:value="duplicate" calcext:base-cell-address="Sheet1.B345"/>
            <calcext:condition calcext:apply-style-name="ConditionalStyle_3923" calcext:value="duplicate" calcext:base-cell-address="Sheet1.B345"/>
            <calcext:condition calcext:apply-style-name="ConditionalStyle_3922" calcext:value="duplicate" calcext:base-cell-address="Sheet1.B345"/>
            <calcext:condition calcext:apply-style-name="ConditionalStyle_3921" calcext:value="duplicate" calcext:base-cell-address="Sheet1.B345"/>
            <calcext:condition calcext:apply-style-name="ConditionalStyle_3920" calcext:value="duplicate" calcext:base-cell-address="Sheet1.B345"/>
            <calcext:condition calcext:apply-style-name="ConditionalStyle_3919" calcext:value="duplicate" calcext:base-cell-address="Sheet1.B345"/>
            <calcext:condition calcext:apply-style-name="ConditionalStyle_3918" calcext:value="duplicate" calcext:base-cell-address="Sheet1.B345"/>
            <calcext:condition calcext:apply-style-name="ConditionalStyle_3917" calcext:value="duplicate" calcext:base-cell-address="Sheet1.B345"/>
            <calcext:condition calcext:apply-style-name="ConditionalStyle_3916" calcext:value="duplicate" calcext:base-cell-address="Sheet1.B345"/>
            <calcext:condition calcext:apply-style-name="ConditionalStyle_3915" calcext:value="duplicate" calcext:base-cell-address="Sheet1.B345"/>
            <calcext:condition calcext:apply-style-name="ConditionalStyle_3914" calcext:value="duplicate" calcext:base-cell-address="Sheet1.B345"/>
            <calcext:condition calcext:apply-style-name="ConditionalStyle_3913" calcext:value="duplicate" calcext:base-cell-address="Sheet1.B345"/>
            <calcext:condition calcext:apply-style-name="ConditionalStyle_3912" calcext:value="duplicate" calcext:base-cell-address="Sheet1.B345"/>
            <calcext:condition calcext:apply-style-name="ConditionalStyle_3911" calcext:value="duplicate" calcext:base-cell-address="Sheet1.B345"/>
            <calcext:condition calcext:apply-style-name="ConditionalStyle_3910" calcext:value="duplicate" calcext:base-cell-address="Sheet1.B345"/>
            <calcext:condition calcext:apply-style-name="ConditionalStyle_3909" calcext:value="duplicate" calcext:base-cell-address="Sheet1.B345"/>
            <calcext:condition calcext:apply-style-name="ConditionalStyle_3908" calcext:value="duplicate" calcext:base-cell-address="Sheet1.B345"/>
            <calcext:condition calcext:apply-style-name="ConditionalStyle_3907" calcext:value="duplicate" calcext:base-cell-address="Sheet1.B345"/>
            <calcext:condition calcext:apply-style-name="ConditionalStyle_3906" calcext:value="duplicate" calcext:base-cell-address="Sheet1.B345"/>
            <calcext:condition calcext:apply-style-name="ConditionalStyle_3905" calcext:value="duplicate" calcext:base-cell-address="Sheet1.B345"/>
            <calcext:condition calcext:apply-style-name="ConditionalStyle_3904" calcext:value="duplicate" calcext:base-cell-address="Sheet1.B345"/>
            <calcext:condition calcext:apply-style-name="ConditionalStyle_3903" calcext:value="duplicate" calcext:base-cell-address="Sheet1.B345"/>
            <calcext:condition calcext:apply-style-name="ConditionalStyle_3902" calcext:value="duplicate" calcext:base-cell-address="Sheet1.B345"/>
            <calcext:condition calcext:apply-style-name="ConditionalStyle_3901" calcext:value="duplicate" calcext:base-cell-address="Sheet1.B345"/>
            <calcext:condition calcext:apply-style-name="ConditionalStyle_3900" calcext:value="duplicate" calcext:base-cell-address="Sheet1.B345"/>
            <calcext:condition calcext:apply-style-name="ConditionalStyle_3899" calcext:value="duplicate" calcext:base-cell-address="Sheet1.B345"/>
          </calcext:conditional-format>
          <calcext:conditional-format calcext:target-range-address="Sheet1.B353:Sheet1.B354">
            <calcext:condition calcext:apply-style-name="ConditionalStyle_3869" calcext:value="duplicate" calcext:base-cell-address="Sheet1.B353"/>
            <calcext:condition calcext:apply-style-name="ConditionalStyle_3868" calcext:value="duplicate" calcext:base-cell-address="Sheet1.B353"/>
            <calcext:condition calcext:apply-style-name="ConditionalStyle_3867" calcext:value="duplicate" calcext:base-cell-address="Sheet1.B353"/>
            <calcext:condition calcext:apply-style-name="ConditionalStyle_3866" calcext:value="duplicate" calcext:base-cell-address="Sheet1.B353"/>
            <calcext:condition calcext:apply-style-name="ConditionalStyle_3865" calcext:value="duplicate" calcext:base-cell-address="Sheet1.B353"/>
            <calcext:condition calcext:apply-style-name="ConditionalStyle_3864" calcext:value="duplicate" calcext:base-cell-address="Sheet1.B353"/>
            <calcext:condition calcext:apply-style-name="ConditionalStyle_3863" calcext:value="duplicate" calcext:base-cell-address="Sheet1.B353"/>
            <calcext:condition calcext:apply-style-name="ConditionalStyle_3862" calcext:value="duplicate" calcext:base-cell-address="Sheet1.B353"/>
            <calcext:condition calcext:apply-style-name="ConditionalStyle_3861" calcext:value="duplicate" calcext:base-cell-address="Sheet1.B353"/>
            <calcext:condition calcext:apply-style-name="ConditionalStyle_3860" calcext:value="duplicate" calcext:base-cell-address="Sheet1.B353"/>
            <calcext:condition calcext:apply-style-name="ConditionalStyle_3859" calcext:value="duplicate" calcext:base-cell-address="Sheet1.B353"/>
            <calcext:condition calcext:apply-style-name="ConditionalStyle_3858" calcext:value="duplicate" calcext:base-cell-address="Sheet1.B353"/>
            <calcext:condition calcext:apply-style-name="ConditionalStyle_3857" calcext:value="duplicate" calcext:base-cell-address="Sheet1.B353"/>
            <calcext:condition calcext:apply-style-name="ConditionalStyle_3856" calcext:value="duplicate" calcext:base-cell-address="Sheet1.B353"/>
            <calcext:condition calcext:apply-style-name="ConditionalStyle_3855" calcext:value="duplicate" calcext:base-cell-address="Sheet1.B353"/>
            <calcext:condition calcext:apply-style-name="ConditionalStyle_3854" calcext:value="duplicate" calcext:base-cell-address="Sheet1.B353"/>
            <calcext:condition calcext:apply-style-name="ConditionalStyle_3853" calcext:value="duplicate" calcext:base-cell-address="Sheet1.B353"/>
            <calcext:condition calcext:apply-style-name="ConditionalStyle_3852" calcext:value="duplicate" calcext:base-cell-address="Sheet1.B353"/>
            <calcext:condition calcext:apply-style-name="ConditionalStyle_3851" calcext:value="duplicate" calcext:base-cell-address="Sheet1.B353"/>
            <calcext:condition calcext:apply-style-name="ConditionalStyle_3850" calcext:value="duplicate" calcext:base-cell-address="Sheet1.B353"/>
            <calcext:condition calcext:apply-style-name="ConditionalStyle_3849" calcext:value="duplicate" calcext:base-cell-address="Sheet1.B353"/>
            <calcext:condition calcext:apply-style-name="ConditionalStyle_3848" calcext:value="duplicate" calcext:base-cell-address="Sheet1.B353"/>
            <calcext:condition calcext:apply-style-name="ConditionalStyle_3847" calcext:value="duplicate" calcext:base-cell-address="Sheet1.B353"/>
            <calcext:condition calcext:apply-style-name="ConditionalStyle_3846" calcext:value="duplicate" calcext:base-cell-address="Sheet1.B353"/>
            <calcext:condition calcext:apply-style-name="ConditionalStyle_3845" calcext:value="duplicate" calcext:base-cell-address="Sheet1.B353"/>
            <calcext:condition calcext:apply-style-name="ConditionalStyle_3844" calcext:value="duplicate" calcext:base-cell-address="Sheet1.B353"/>
            <calcext:condition calcext:apply-style-name="ConditionalStyle_3843" calcext:value="duplicate" calcext:base-cell-address="Sheet1.B353"/>
            <calcext:condition calcext:apply-style-name="ConditionalStyle_3842" calcext:value="duplicate" calcext:base-cell-address="Sheet1.B353"/>
            <calcext:condition calcext:apply-style-name="ConditionalStyle_3841" calcext:value="duplicate" calcext:base-cell-address="Sheet1.B353"/>
          </calcext:conditional-format>
          <calcext:conditional-format calcext:target-range-address="Sheet1.B355:Sheet1.B360">
            <calcext:condition calcext:apply-style-name="ConditionalStyle_3840" calcext:value="duplicate" calcext:base-cell-address="Sheet1.B355"/>
            <calcext:condition calcext:apply-style-name="ConditionalStyle_3839" calcext:value="duplicate" calcext:base-cell-address="Sheet1.B355"/>
            <calcext:condition calcext:apply-style-name="ConditionalStyle_3838" calcext:value="duplicate" calcext:base-cell-address="Sheet1.B355"/>
            <calcext:condition calcext:apply-style-name="ConditionalStyle_3837" calcext:value="duplicate" calcext:base-cell-address="Sheet1.B355"/>
            <calcext:condition calcext:apply-style-name="ConditionalStyle_3836" calcext:value="duplicate" calcext:base-cell-address="Sheet1.B355"/>
            <calcext:condition calcext:apply-style-name="ConditionalStyle_3835" calcext:value="duplicate" calcext:base-cell-address="Sheet1.B355"/>
            <calcext:condition calcext:apply-style-name="ConditionalStyle_3834" calcext:value="duplicate" calcext:base-cell-address="Sheet1.B355"/>
            <calcext:condition calcext:apply-style-name="ConditionalStyle_3833" calcext:value="duplicate" calcext:base-cell-address="Sheet1.B355"/>
            <calcext:condition calcext:apply-style-name="ConditionalStyle_3832" calcext:value="duplicate" calcext:base-cell-address="Sheet1.B355"/>
            <calcext:condition calcext:apply-style-name="ConditionalStyle_3831" calcext:value="duplicate" calcext:base-cell-address="Sheet1.B355"/>
            <calcext:condition calcext:apply-style-name="ConditionalStyle_3830" calcext:value="duplicate" calcext:base-cell-address="Sheet1.B355"/>
            <calcext:condition calcext:apply-style-name="ConditionalStyle_3829" calcext:value="duplicate" calcext:base-cell-address="Sheet1.B355"/>
            <calcext:condition calcext:apply-style-name="ConditionalStyle_3828" calcext:value="duplicate" calcext:base-cell-address="Sheet1.B355"/>
            <calcext:condition calcext:apply-style-name="ConditionalStyle_3827" calcext:value="duplicate" calcext:base-cell-address="Sheet1.B355"/>
            <calcext:condition calcext:apply-style-name="ConditionalStyle_3826" calcext:value="duplicate" calcext:base-cell-address="Sheet1.B355"/>
            <calcext:condition calcext:apply-style-name="ConditionalStyle_3825" calcext:value="duplicate" calcext:base-cell-address="Sheet1.B355"/>
            <calcext:condition calcext:apply-style-name="ConditionalStyle_3824" calcext:value="duplicate" calcext:base-cell-address="Sheet1.B355"/>
            <calcext:condition calcext:apply-style-name="ConditionalStyle_3823" calcext:value="duplicate" calcext:base-cell-address="Sheet1.B355"/>
            <calcext:condition calcext:apply-style-name="ConditionalStyle_3822" calcext:value="duplicate" calcext:base-cell-address="Sheet1.B355"/>
            <calcext:condition calcext:apply-style-name="ConditionalStyle_3821" calcext:value="duplicate" calcext:base-cell-address="Sheet1.B355"/>
            <calcext:condition calcext:apply-style-name="ConditionalStyle_3820" calcext:value="duplicate" calcext:base-cell-address="Sheet1.B355"/>
            <calcext:condition calcext:apply-style-name="ConditionalStyle_3819" calcext:value="duplicate" calcext:base-cell-address="Sheet1.B355"/>
            <calcext:condition calcext:apply-style-name="ConditionalStyle_3818" calcext:value="duplicate" calcext:base-cell-address="Sheet1.B355"/>
            <calcext:condition calcext:apply-style-name="ConditionalStyle_3817" calcext:value="duplicate" calcext:base-cell-address="Sheet1.B355"/>
            <calcext:condition calcext:apply-style-name="ConditionalStyle_3816" calcext:value="duplicate" calcext:base-cell-address="Sheet1.B355"/>
            <calcext:condition calcext:apply-style-name="ConditionalStyle_3815" calcext:value="duplicate" calcext:base-cell-address="Sheet1.B355"/>
            <calcext:condition calcext:apply-style-name="ConditionalStyle_3814" calcext:value="duplicate" calcext:base-cell-address="Sheet1.B355"/>
            <calcext:condition calcext:apply-style-name="ConditionalStyle_3813" calcext:value="duplicate" calcext:base-cell-address="Sheet1.B355"/>
            <calcext:condition calcext:apply-style-name="ConditionalStyle_3812" calcext:value="duplicate" calcext:base-cell-address="Sheet1.B355"/>
          </calcext:conditional-format>
          <calcext:conditional-format calcext:target-range-address="Sheet1.B443:Sheet1.B1048576 Sheet1.B318:Sheet1.B342 Sheet1.B105:Sheet1.B139 Sheet1.B45:Sheet1.B98 Sheet1.B1:Sheet1.B22 Sheet1.B141:Sheet1.B167 Sheet1.B24:Sheet1.B42 Sheet1.B361:Sheet1.B420 Sheet1.B170:Sheet1.B315">
            <calcext:condition calcext:apply-style-name="ConditionalStyle_3071" calcext:value="duplicate" calcext:base-cell-address="Sheet1.B1"/>
            <calcext:condition calcext:apply-style-name="ConditionalStyle_3070" calcext:value="duplicate" calcext:base-cell-address="Sheet1.B1"/>
          </calcext:conditional-format>
          <calcext:conditional-format calcext:target-range-address="Sheet1.B443:Sheet1.B1048576 Sheet1.B255:Sheet1.B315 Sheet1.B45:Sheet1.B98 Sheet1.B1:Sheet1.B22 Sheet1.B105:Sheet1.B139 Sheet1.B141:Sheet1.B167 Sheet1.B318:Sheet1.B342 Sheet1.B24:Sheet1.B42 Sheet1.B361:Sheet1.B420 Sheet1.B170:Sheet1.B252">
            <calcext:condition calcext:apply-style-name="ConditionalStyle_3072" calcext:value="duplicate" calcext:base-cell-address="Sheet1.B1"/>
          </calcext:conditional-format>
          <calcext:conditional-format calcext:target-range-address="Sheet1.B443:Sheet1.B1048576 Sheet1.B397:Sheet1.B420 Sheet1.B395:Sheet1.B395 Sheet1.B255:Sheet1.B315 Sheet1.B45:Sheet1.B98 Sheet1.B1:Sheet1.B22 Sheet1.B105:Sheet1.B139 Sheet1.B141:Sheet1.B167 Sheet1.B318:Sheet1.B342 Sheet1.B24:Sheet1.B42 Sheet1.B361:Sheet1.B387 Sheet1.B170:Sheet1.B252">
            <calcext:condition calcext:apply-style-name="ConditionalStyle_3055" calcext:value="duplicate" calcext:base-cell-address="Sheet1.B1"/>
          </calcext:conditional-format>
          <calcext:conditional-format calcext:target-range-address="Sheet1.B144:Sheet1.B149">
            <calcext:condition calcext:apply-style-name="ConditionalStyle_4150" calcext:value="duplicate" calcext:base-cell-address="Sheet1.B144"/>
          </calcext:conditional-format>
          <calcext:conditional-format calcext:target-range-address="Sheet1.B144:Sheet1.B149 Sheet1.B71:Sheet1.B71 Sheet1.B8:Sheet1.B10 Sheet1.B1:Sheet1.B1 Sheet1.B124:Sheet1.B127 Sheet1.B30:Sheet1.B31 Sheet1.B38:Sheet1.B42 Sheet1.B59:Sheet1.B61">
            <calcext:condition calcext:apply-style-name="ConditionalStyle_4151" calcext:value="duplicate" calcext:base-cell-address="Sheet1.B1"/>
          </calcext:conditional-format>
          <calcext:conditional-format calcext:target-range-address="Sheet1.B144:Sheet1.B149 Sheet1.B71:Sheet1.B71 Sheet1.B8:Sheet1.B8 Sheet1.B1:Sheet1.B1 Sheet1.B124:Sheet1.B127 Sheet1.B30:Sheet1.B31 Sheet1.B38:Sheet1.B42 Sheet1.B59:Sheet1.B61">
            <calcext:condition calcext:apply-style-name="ConditionalStyle_4153" calcext:value="duplicate" calcext:base-cell-address="Sheet1.B1"/>
            <calcext:condition calcext:apply-style-name="ConditionalStyle_4152" calcext:value="duplicate" calcext:base-cell-address="Sheet1.B1"/>
          </calcext:conditional-format>
          <calcext:conditional-format calcext:target-range-address="Sheet1.B443:Sheet1.B1048576 Sheet1.B397:Sheet1.B398 Sheet1.B395:Sheet1.B395 Sheet1.B255:Sheet1.B315 Sheet1.B124:Sheet1.B139 Sheet1.B1:Sheet1.B22 Sheet1.B45:Sheet1.B98 Sheet1.B105:Sheet1.B112 Sheet1.B141:Sheet1.B167 Sheet1.B318:Sheet1.B342 Sheet1.B24:Sheet1.B42 Sheet1.B361:Sheet1.B387 Sheet1.B400:Sheet1.B420 Sheet1.B170:Sheet1.B252">
            <calcext:condition calcext:apply-style-name="ConditionalStyle_3063" calcext:value="duplicate" calcext:base-cell-address="Sheet1.B1"/>
            <calcext:condition calcext:apply-style-name="ConditionalStyle_3062" calcext:value="duplicate" calcext:base-cell-address="Sheet1.B1"/>
          </calcext:conditional-format>
          <calcext:conditional-format calcext:target-range-address="Sheet1.B443:Sheet1.B1048576 Sheet1.B397:Sheet1.B398 Sheet1.B395:Sheet1.B395 Sheet1.B255:Sheet1.B315 Sheet1.B124:Sheet1.B139 Sheet1.B1:Sheet1.B22 Sheet1.B45:Sheet1.B98 Sheet1.B105:Sheet1.B112 Sheet1.B141:Sheet1.B165 Sheet1.B318:Sheet1.B342 Sheet1.B24:Sheet1.B42 Sheet1.B361:Sheet1.B387 Sheet1.B400:Sheet1.B420 Sheet1.B170:Sheet1.B252">
            <calcext:condition calcext:apply-style-name="ConditionalStyle_3064" calcext:value="duplicate" calcext:base-cell-address="Sheet1.B1"/>
          </calcext:conditional-format>
          <calcext:conditional-format calcext:target-range-address="Sheet1.B163:Sheet1.B165">
            <calcext:condition calcext:apply-style-name="ConditionalStyle_4098" calcext:value="duplicate" calcext:base-cell-address="Sheet1.B163"/>
            <calcext:condition calcext:apply-style-name="ConditionalStyle_4097" calcext:value="duplicate" calcext:base-cell-address="Sheet1.B163"/>
            <calcext:condition calcext:apply-style-name="ConditionalStyle_4096" calcext:value="duplicate" calcext:base-cell-address="Sheet1.B163"/>
            <calcext:condition calcext:apply-style-name="ConditionalStyle_4095" calcext:value="duplicate" calcext:base-cell-address="Sheet1.B163"/>
            <calcext:condition calcext:apply-style-name="ConditionalStyle_4094" calcext:value="duplicate" calcext:base-cell-address="Sheet1.B163"/>
            <calcext:condition calcext:apply-style-name="ConditionalStyle_4093" calcext:value="duplicate" calcext:base-cell-address="Sheet1.B163"/>
            <calcext:condition calcext:apply-style-name="ConditionalStyle_4092" calcext:value="duplicate" calcext:base-cell-address="Sheet1.B163"/>
            <calcext:condition calcext:apply-style-name="ConditionalStyle_4091" calcext:value="duplicate" calcext:base-cell-address="Sheet1.B163"/>
            <calcext:condition calcext:apply-style-name="ConditionalStyle_4090" calcext:value="duplicate" calcext:base-cell-address="Sheet1.B163"/>
            <calcext:condition calcext:apply-style-name="ConditionalStyle_4089" calcext:value="duplicate" calcext:base-cell-address="Sheet1.B163"/>
            <calcext:condition calcext:apply-style-name="ConditionalStyle_4088" calcext:value="duplicate" calcext:base-cell-address="Sheet1.B163"/>
            <calcext:condition calcext:apply-style-name="ConditionalStyle_4087" calcext:value="duplicate" calcext:base-cell-address="Sheet1.B163"/>
            <calcext:condition calcext:apply-style-name="ConditionalStyle_4086" calcext:value="duplicate" calcext:base-cell-address="Sheet1.B163"/>
            <calcext:condition calcext:apply-style-name="ConditionalStyle_4085" calcext:value="duplicate" calcext:base-cell-address="Sheet1.B163"/>
            <calcext:condition calcext:apply-style-name="ConditionalStyle_4084" calcext:value="duplicate" calcext:base-cell-address="Sheet1.B163"/>
            <calcext:condition calcext:apply-style-name="ConditionalStyle_4083" calcext:value="duplicate" calcext:base-cell-address="Sheet1.B163"/>
            <calcext:condition calcext:apply-style-name="ConditionalStyle_4082" calcext:value="duplicate" calcext:base-cell-address="Sheet1.B163"/>
            <calcext:condition calcext:apply-style-name="ConditionalStyle_4081" calcext:value="duplicate" calcext:base-cell-address="Sheet1.B163"/>
            <calcext:condition calcext:apply-style-name="ConditionalStyle_4080" calcext:value="duplicate" calcext:base-cell-address="Sheet1.B163"/>
            <calcext:condition calcext:apply-style-name="ConditionalStyle_4079" calcext:value="duplicate" calcext:base-cell-address="Sheet1.B163"/>
            <calcext:condition calcext:apply-style-name="ConditionalStyle_4078" calcext:value="duplicate" calcext:base-cell-address="Sheet1.B163"/>
            <calcext:condition calcext:apply-style-name="ConditionalStyle_4077" calcext:value="duplicate" calcext:base-cell-address="Sheet1.B163"/>
            <calcext:condition calcext:apply-style-name="ConditionalStyle_4076" calcext:value="duplicate" calcext:base-cell-address="Sheet1.B163"/>
            <calcext:condition calcext:apply-style-name="ConditionalStyle_4075" calcext:value="duplicate" calcext:base-cell-address="Sheet1.B163"/>
            <calcext:condition calcext:apply-style-name="ConditionalStyle_4074" calcext:value="duplicate" calcext:base-cell-address="Sheet1.B163"/>
            <calcext:condition calcext:apply-style-name="ConditionalStyle_4073" calcext:value="duplicate" calcext:base-cell-address="Sheet1.B163"/>
            <calcext:condition calcext:apply-style-name="ConditionalStyle_4072" calcext:value="duplicate" calcext:base-cell-address="Sheet1.B163"/>
            <calcext:condition calcext:apply-style-name="ConditionalStyle_4071" calcext:value="duplicate" calcext:base-cell-address="Sheet1.B163"/>
          </calcext:conditional-format>
          <calcext:conditional-format calcext:target-range-address="Sheet1.B68:Sheet1.B68">
            <calcext:condition calcext:apply-style-name="ConditionalStyle_4568" calcext:value="duplicate" calcext:base-cell-address="Sheet1.B68"/>
            <calcext:condition calcext:apply-style-name="ConditionalStyle_4567" calcext:value="duplicate" calcext:base-cell-address="Sheet1.B68"/>
            <calcext:condition calcext:apply-style-name="ConditionalStyle_4566" calcext:value="duplicate" calcext:base-cell-address="Sheet1.B68"/>
            <calcext:condition calcext:apply-style-name="ConditionalStyle_4565" calcext:value="duplicate" calcext:base-cell-address="Sheet1.B68"/>
            <calcext:condition calcext:apply-style-name="ConditionalStyle_4564" calcext:value="duplicate" calcext:base-cell-address="Sheet1.B68"/>
            <calcext:condition calcext:apply-style-name="ConditionalStyle_4563" calcext:value="duplicate" calcext:base-cell-address="Sheet1.B68"/>
            <calcext:condition calcext:apply-style-name="ConditionalStyle_4562" calcext:value="duplicate" calcext:base-cell-address="Sheet1.B68"/>
            <calcext:condition calcext:apply-style-name="ConditionalStyle_4561" calcext:value="duplicate" calcext:base-cell-address="Sheet1.B68"/>
            <calcext:condition calcext:apply-style-name="ConditionalStyle_4560" calcext:value="duplicate" calcext:base-cell-address="Sheet1.B68"/>
            <calcext:condition calcext:apply-style-name="ConditionalStyle_4559" calcext:value="duplicate" calcext:base-cell-address="Sheet1.B68"/>
            <calcext:condition calcext:apply-style-name="ConditionalStyle_4558" calcext:value="duplicate" calcext:base-cell-address="Sheet1.B68"/>
            <calcext:condition calcext:apply-style-name="ConditionalStyle_4557" calcext:value="duplicate" calcext:base-cell-address="Sheet1.B68"/>
            <calcext:condition calcext:apply-style-name="ConditionalStyle_4556" calcext:value="duplicate" calcext:base-cell-address="Sheet1.B68"/>
            <calcext:condition calcext:apply-style-name="ConditionalStyle_4555" calcext:value="duplicate" calcext:base-cell-address="Sheet1.B68"/>
            <calcext:condition calcext:apply-style-name="ConditionalStyle_4554" calcext:value="duplicate" calcext:base-cell-address="Sheet1.B68"/>
            <calcext:condition calcext:apply-style-name="ConditionalStyle_4553" calcext:value="duplicate" calcext:base-cell-address="Sheet1.B68"/>
            <calcext:condition calcext:apply-style-name="ConditionalStyle_4552" calcext:value="duplicate" calcext:base-cell-address="Sheet1.B68"/>
            <calcext:condition calcext:apply-style-name="ConditionalStyle_4551" calcext:value="duplicate" calcext:base-cell-address="Sheet1.B68"/>
            <calcext:condition calcext:apply-style-name="ConditionalStyle_4550" calcext:value="duplicate" calcext:base-cell-address="Sheet1.B68"/>
            <calcext:condition calcext:apply-style-name="ConditionalStyle_4549" calcext:value="duplicate" calcext:base-cell-address="Sheet1.B68"/>
            <calcext:condition calcext:apply-style-name="ConditionalStyle_4548" calcext:value="duplicate" calcext:base-cell-address="Sheet1.B68"/>
            <calcext:condition calcext:apply-style-name="ConditionalStyle_4547" calcext:value="duplicate" calcext:base-cell-address="Sheet1.B68"/>
            <calcext:condition calcext:apply-style-name="ConditionalStyle_4546" calcext:value="duplicate" calcext:base-cell-address="Sheet1.B68"/>
            <calcext:condition calcext:apply-style-name="ConditionalStyle_4545" calcext:value="duplicate" calcext:base-cell-address="Sheet1.B68"/>
            <calcext:condition calcext:apply-style-name="ConditionalStyle_4544" calcext:value="duplicate" calcext:base-cell-address="Sheet1.B68"/>
            <calcext:condition calcext:apply-style-name="ConditionalStyle_4543" calcext:value="duplicate" calcext:base-cell-address="Sheet1.B68"/>
            <calcext:condition calcext:apply-style-name="ConditionalStyle_4542" calcext:value="duplicate" calcext:base-cell-address="Sheet1.B68"/>
            <calcext:condition calcext:apply-style-name="ConditionalStyle_4541" calcext:value="duplicate" calcext:base-cell-address="Sheet1.B68"/>
          </calcext:conditional-format>
          <calcext:conditional-format calcext:target-range-address="Sheet1.B162:Sheet1.B162">
            <calcext:condition calcext:apply-style-name="ConditionalStyle_4126" calcext:value="duplicate" calcext:base-cell-address="Sheet1.B162"/>
            <calcext:condition calcext:apply-style-name="ConditionalStyle_4125" calcext:value="duplicate" calcext:base-cell-address="Sheet1.B162"/>
            <calcext:condition calcext:apply-style-name="ConditionalStyle_4124" calcext:value="duplicate" calcext:base-cell-address="Sheet1.B162"/>
            <calcext:condition calcext:apply-style-name="ConditionalStyle_4123" calcext:value="duplicate" calcext:base-cell-address="Sheet1.B162"/>
            <calcext:condition calcext:apply-style-name="ConditionalStyle_4122" calcext:value="duplicate" calcext:base-cell-address="Sheet1.B162"/>
            <calcext:condition calcext:apply-style-name="ConditionalStyle_4121" calcext:value="duplicate" calcext:base-cell-address="Sheet1.B162"/>
            <calcext:condition calcext:apply-style-name="ConditionalStyle_4120" calcext:value="duplicate" calcext:base-cell-address="Sheet1.B162"/>
            <calcext:condition calcext:apply-style-name="ConditionalStyle_4119" calcext:value="duplicate" calcext:base-cell-address="Sheet1.B162"/>
            <calcext:condition calcext:apply-style-name="ConditionalStyle_4118" calcext:value="duplicate" calcext:base-cell-address="Sheet1.B162"/>
            <calcext:condition calcext:apply-style-name="ConditionalStyle_4117" calcext:value="duplicate" calcext:base-cell-address="Sheet1.B162"/>
            <calcext:condition calcext:apply-style-name="ConditionalStyle_4116" calcext:value="duplicate" calcext:base-cell-address="Sheet1.B162"/>
            <calcext:condition calcext:apply-style-name="ConditionalStyle_4115" calcext:value="duplicate" calcext:base-cell-address="Sheet1.B162"/>
            <calcext:condition calcext:apply-style-name="ConditionalStyle_4114" calcext:value="duplicate" calcext:base-cell-address="Sheet1.B162"/>
            <calcext:condition calcext:apply-style-name="ConditionalStyle_4113" calcext:value="duplicate" calcext:base-cell-address="Sheet1.B162"/>
            <calcext:condition calcext:apply-style-name="ConditionalStyle_4112" calcext:value="duplicate" calcext:base-cell-address="Sheet1.B162"/>
            <calcext:condition calcext:apply-style-name="ConditionalStyle_4111" calcext:value="duplicate" calcext:base-cell-address="Sheet1.B162"/>
            <calcext:condition calcext:apply-style-name="ConditionalStyle_4110" calcext:value="duplicate" calcext:base-cell-address="Sheet1.B162"/>
            <calcext:condition calcext:apply-style-name="ConditionalStyle_4109" calcext:value="duplicate" calcext:base-cell-address="Sheet1.B162"/>
            <calcext:condition calcext:apply-style-name="ConditionalStyle_4108" calcext:value="duplicate" calcext:base-cell-address="Sheet1.B162"/>
            <calcext:condition calcext:apply-style-name="ConditionalStyle_4107" calcext:value="duplicate" calcext:base-cell-address="Sheet1.B162"/>
            <calcext:condition calcext:apply-style-name="ConditionalStyle_4106" calcext:value="duplicate" calcext:base-cell-address="Sheet1.B162"/>
            <calcext:condition calcext:apply-style-name="ConditionalStyle_4105" calcext:value="duplicate" calcext:base-cell-address="Sheet1.B162"/>
            <calcext:condition calcext:apply-style-name="ConditionalStyle_4104" calcext:value="duplicate" calcext:base-cell-address="Sheet1.B162"/>
            <calcext:condition calcext:apply-style-name="ConditionalStyle_4103" calcext:value="duplicate" calcext:base-cell-address="Sheet1.B162"/>
            <calcext:condition calcext:apply-style-name="ConditionalStyle_4102" calcext:value="duplicate" calcext:base-cell-address="Sheet1.B162"/>
            <calcext:condition calcext:apply-style-name="ConditionalStyle_4101" calcext:value="duplicate" calcext:base-cell-address="Sheet1.B162"/>
            <calcext:condition calcext:apply-style-name="ConditionalStyle_4100" calcext:value="duplicate" calcext:base-cell-address="Sheet1.B162"/>
            <calcext:condition calcext:apply-style-name="ConditionalStyle_4099" calcext:value="duplicate" calcext:base-cell-address="Sheet1.B162"/>
          </calcext:conditional-format>
          <calcext:conditional-format calcext:target-range-address="Sheet1.B443:Sheet1.B1048576 Sheet1.B397:Sheet1.B398 Sheet1.B395:Sheet1.B395 Sheet1.B255:Sheet1.B315 Sheet1.B69:Sheet1.B98 Sheet1.B124:Sheet1.B139 Sheet1.B1:Sheet1.B22 Sheet1.B45:Sheet1.B67 Sheet1.B105:Sheet1.B112 Sheet1.B141:Sheet1.B161 Sheet1.B318:Sheet1.B342 Sheet1.B24:Sheet1.B42 Sheet1.B361:Sheet1.B387 Sheet1.B400:Sheet1.B420 Sheet1.B170:Sheet1.B252">
            <calcext:condition calcext:apply-style-name="ConditionalStyle_3069" calcext:value="duplicate" calcext:base-cell-address="Sheet1.B1"/>
            <calcext:condition calcext:apply-style-name="ConditionalStyle_3068" calcext:value="duplicate" calcext:base-cell-address="Sheet1.B1"/>
            <calcext:condition calcext:apply-style-name="ConditionalStyle_3067" calcext:value="duplicate" calcext:base-cell-address="Sheet1.B1"/>
            <calcext:condition calcext:apply-style-name="ConditionalStyle_3066" calcext:value="duplicate" calcext:base-cell-address="Sheet1.B1"/>
            <calcext:condition calcext:apply-style-name="ConditionalStyle_3065" calcext:value="duplicate" calcext:base-cell-address="Sheet1.B1"/>
          </calcext:conditional-format>
          <calcext:conditional-format calcext:target-range-address="Sheet1.B67:Sheet1.B67">
            <calcext:condition calcext:apply-style-name="ConditionalStyle_4594" calcext:value="duplicate" calcext:base-cell-address="Sheet1.B67"/>
            <calcext:condition calcext:apply-style-name="ConditionalStyle_4593" calcext:value="duplicate" calcext:base-cell-address="Sheet1.B67"/>
            <calcext:condition calcext:apply-style-name="ConditionalStyle_4592" calcext:value="duplicate" calcext:base-cell-address="Sheet1.B67"/>
            <calcext:condition calcext:apply-style-name="ConditionalStyle_4591" calcext:value="duplicate" calcext:base-cell-address="Sheet1.B67"/>
            <calcext:condition calcext:apply-style-name="ConditionalStyle_4590" calcext:value="duplicate" calcext:base-cell-address="Sheet1.B67"/>
            <calcext:condition calcext:apply-style-name="ConditionalStyle_4589" calcext:value="duplicate" calcext:base-cell-address="Sheet1.B67"/>
            <calcext:condition calcext:apply-style-name="ConditionalStyle_4588" calcext:value="duplicate" calcext:base-cell-address="Sheet1.B67"/>
            <calcext:condition calcext:apply-style-name="ConditionalStyle_4587" calcext:value="duplicate" calcext:base-cell-address="Sheet1.B67"/>
            <calcext:condition calcext:apply-style-name="ConditionalStyle_4586" calcext:value="duplicate" calcext:base-cell-address="Sheet1.B67"/>
            <calcext:condition calcext:apply-style-name="ConditionalStyle_4585" calcext:value="duplicate" calcext:base-cell-address="Sheet1.B67"/>
            <calcext:condition calcext:apply-style-name="ConditionalStyle_4584" calcext:value="duplicate" calcext:base-cell-address="Sheet1.B67"/>
            <calcext:condition calcext:apply-style-name="ConditionalStyle_4583" calcext:value="duplicate" calcext:base-cell-address="Sheet1.B67"/>
            <calcext:condition calcext:apply-style-name="ConditionalStyle_4582" calcext:value="duplicate" calcext:base-cell-address="Sheet1.B67"/>
            <calcext:condition calcext:apply-style-name="ConditionalStyle_4581" calcext:value="duplicate" calcext:base-cell-address="Sheet1.B67"/>
            <calcext:condition calcext:apply-style-name="ConditionalStyle_4580" calcext:value="duplicate" calcext:base-cell-address="Sheet1.B67"/>
            <calcext:condition calcext:apply-style-name="ConditionalStyle_4579" calcext:value="duplicate" calcext:base-cell-address="Sheet1.B67"/>
            <calcext:condition calcext:apply-style-name="ConditionalStyle_4578" calcext:value="duplicate" calcext:base-cell-address="Sheet1.B67"/>
            <calcext:condition calcext:apply-style-name="ConditionalStyle_4577" calcext:value="duplicate" calcext:base-cell-address="Sheet1.B67"/>
            <calcext:condition calcext:apply-style-name="ConditionalStyle_4576" calcext:value="duplicate" calcext:base-cell-address="Sheet1.B67"/>
            <calcext:condition calcext:apply-style-name="ConditionalStyle_4575" calcext:value="duplicate" calcext:base-cell-address="Sheet1.B67"/>
            <calcext:condition calcext:apply-style-name="ConditionalStyle_4574" calcext:value="duplicate" calcext:base-cell-address="Sheet1.B67"/>
            <calcext:condition calcext:apply-style-name="ConditionalStyle_4573" calcext:value="duplicate" calcext:base-cell-address="Sheet1.B67"/>
            <calcext:condition calcext:apply-style-name="ConditionalStyle_4572" calcext:value="duplicate" calcext:base-cell-address="Sheet1.B67"/>
            <calcext:condition calcext:apply-style-name="ConditionalStyle_4571" calcext:value="duplicate" calcext:base-cell-address="Sheet1.B67"/>
            <calcext:condition calcext:apply-style-name="ConditionalStyle_4570" calcext:value="duplicate" calcext:base-cell-address="Sheet1.B67"/>
            <calcext:condition calcext:apply-style-name="ConditionalStyle_4569" calcext:value="duplicate" calcext:base-cell-address="Sheet1.B67"/>
          </calcext:conditional-format>
          <calcext:conditional-format calcext:target-range-address="Sheet1.B64:Sheet1.B66">
            <calcext:condition calcext:apply-style-name="ConditionalStyle_4620" calcext:value="duplicate" calcext:base-cell-address="Sheet1.B64"/>
            <calcext:condition calcext:apply-style-name="ConditionalStyle_4619" calcext:value="duplicate" calcext:base-cell-address="Sheet1.B64"/>
            <calcext:condition calcext:apply-style-name="ConditionalStyle_4618" calcext:value="duplicate" calcext:base-cell-address="Sheet1.B64"/>
            <calcext:condition calcext:apply-style-name="ConditionalStyle_4617" calcext:value="duplicate" calcext:base-cell-address="Sheet1.B64"/>
            <calcext:condition calcext:apply-style-name="ConditionalStyle_4616" calcext:value="duplicate" calcext:base-cell-address="Sheet1.B64"/>
            <calcext:condition calcext:apply-style-name="ConditionalStyle_4615" calcext:value="duplicate" calcext:base-cell-address="Sheet1.B64"/>
            <calcext:condition calcext:apply-style-name="ConditionalStyle_4614" calcext:value="duplicate" calcext:base-cell-address="Sheet1.B64"/>
            <calcext:condition calcext:apply-style-name="ConditionalStyle_4613" calcext:value="duplicate" calcext:base-cell-address="Sheet1.B64"/>
            <calcext:condition calcext:apply-style-name="ConditionalStyle_4612" calcext:value="duplicate" calcext:base-cell-address="Sheet1.B64"/>
            <calcext:condition calcext:apply-style-name="ConditionalStyle_4611" calcext:value="duplicate" calcext:base-cell-address="Sheet1.B64"/>
            <calcext:condition calcext:apply-style-name="ConditionalStyle_4610" calcext:value="duplicate" calcext:base-cell-address="Sheet1.B64"/>
            <calcext:condition calcext:apply-style-name="ConditionalStyle_4609" calcext:value="duplicate" calcext:base-cell-address="Sheet1.B64"/>
            <calcext:condition calcext:apply-style-name="ConditionalStyle_4608" calcext:value="duplicate" calcext:base-cell-address="Sheet1.B64"/>
            <calcext:condition calcext:apply-style-name="ConditionalStyle_4607" calcext:value="duplicate" calcext:base-cell-address="Sheet1.B64"/>
            <calcext:condition calcext:apply-style-name="ConditionalStyle_4606" calcext:value="duplicate" calcext:base-cell-address="Sheet1.B64"/>
            <calcext:condition calcext:apply-style-name="ConditionalStyle_4605" calcext:value="duplicate" calcext:base-cell-address="Sheet1.B64"/>
            <calcext:condition calcext:apply-style-name="ConditionalStyle_4604" calcext:value="duplicate" calcext:base-cell-address="Sheet1.B64"/>
            <calcext:condition calcext:apply-style-name="ConditionalStyle_4603" calcext:value="duplicate" calcext:base-cell-address="Sheet1.B64"/>
            <calcext:condition calcext:apply-style-name="ConditionalStyle_4602" calcext:value="duplicate" calcext:base-cell-address="Sheet1.B64"/>
            <calcext:condition calcext:apply-style-name="ConditionalStyle_4601" calcext:value="duplicate" calcext:base-cell-address="Sheet1.B64"/>
            <calcext:condition calcext:apply-style-name="ConditionalStyle_4600" calcext:value="duplicate" calcext:base-cell-address="Sheet1.B64"/>
            <calcext:condition calcext:apply-style-name="ConditionalStyle_4599" calcext:value="duplicate" calcext:base-cell-address="Sheet1.B64"/>
            <calcext:condition calcext:apply-style-name="ConditionalStyle_4598" calcext:value="duplicate" calcext:base-cell-address="Sheet1.B64"/>
            <calcext:condition calcext:apply-style-name="ConditionalStyle_4597" calcext:value="duplicate" calcext:base-cell-address="Sheet1.B64"/>
            <calcext:condition calcext:apply-style-name="ConditionalStyle_4596" calcext:value="duplicate" calcext:base-cell-address="Sheet1.B64"/>
            <calcext:condition calcext:apply-style-name="ConditionalStyle_4595" calcext:value="duplicate" calcext:base-cell-address="Sheet1.B64"/>
          </calcext:conditional-format>
          <calcext:conditional-format calcext:target-range-address="Sheet1.B89:Sheet1.B89">
            <calcext:condition calcext:apply-style-name="ConditionalStyle_4410" calcext:value="duplicate" calcext:base-cell-address="Sheet1.B89"/>
            <calcext:condition calcext:apply-style-name="ConditionalStyle_4409" calcext:value="duplicate" calcext:base-cell-address="Sheet1.B89"/>
            <calcext:condition calcext:apply-style-name="ConditionalStyle_4408" calcext:value="duplicate" calcext:base-cell-address="Sheet1.B89"/>
            <calcext:condition calcext:apply-style-name="ConditionalStyle_4407" calcext:value="duplicate" calcext:base-cell-address="Sheet1.B89"/>
            <calcext:condition calcext:apply-style-name="ConditionalStyle_4406" calcext:value="duplicate" calcext:base-cell-address="Sheet1.B89"/>
            <calcext:condition calcext:apply-style-name="ConditionalStyle_4405" calcext:value="duplicate" calcext:base-cell-address="Sheet1.B89"/>
            <calcext:condition calcext:apply-style-name="ConditionalStyle_4404" calcext:value="duplicate" calcext:base-cell-address="Sheet1.B89"/>
            <calcext:condition calcext:apply-style-name="ConditionalStyle_4403" calcext:value="duplicate" calcext:base-cell-address="Sheet1.B89"/>
            <calcext:condition calcext:apply-style-name="ConditionalStyle_4402" calcext:value="duplicate" calcext:base-cell-address="Sheet1.B89"/>
            <calcext:condition calcext:apply-style-name="ConditionalStyle_4401" calcext:value="duplicate" calcext:base-cell-address="Sheet1.B89"/>
            <calcext:condition calcext:apply-style-name="ConditionalStyle_4400" calcext:value="duplicate" calcext:base-cell-address="Sheet1.B89"/>
            <calcext:condition calcext:apply-style-name="ConditionalStyle_4399" calcext:value="duplicate" calcext:base-cell-address="Sheet1.B89"/>
            <calcext:condition calcext:apply-style-name="ConditionalStyle_4398" calcext:value="duplicate" calcext:base-cell-address="Sheet1.B89"/>
            <calcext:condition calcext:apply-style-name="ConditionalStyle_4397" calcext:value="duplicate" calcext:base-cell-address="Sheet1.B89"/>
            <calcext:condition calcext:apply-style-name="ConditionalStyle_4396" calcext:value="duplicate" calcext:base-cell-address="Sheet1.B89"/>
            <calcext:condition calcext:apply-style-name="ConditionalStyle_4395" calcext:value="duplicate" calcext:base-cell-address="Sheet1.B89"/>
            <calcext:condition calcext:apply-style-name="ConditionalStyle_4394" calcext:value="duplicate" calcext:base-cell-address="Sheet1.B89"/>
            <calcext:condition calcext:apply-style-name="ConditionalStyle_4393" calcext:value="duplicate" calcext:base-cell-address="Sheet1.B89"/>
            <calcext:condition calcext:apply-style-name="ConditionalStyle_4392" calcext:value="duplicate" calcext:base-cell-address="Sheet1.B89"/>
            <calcext:condition calcext:apply-style-name="ConditionalStyle_4391" calcext:value="duplicate" calcext:base-cell-address="Sheet1.B89"/>
            <calcext:condition calcext:apply-style-name="ConditionalStyle_4390" calcext:value="duplicate" calcext:base-cell-address="Sheet1.B89"/>
            <calcext:condition calcext:apply-style-name="ConditionalStyle_4389" calcext:value="duplicate" calcext:base-cell-address="Sheet1.B89"/>
            <calcext:condition calcext:apply-style-name="ConditionalStyle_4388" calcext:value="duplicate" calcext:base-cell-address="Sheet1.B89"/>
            <calcext:condition calcext:apply-style-name="ConditionalStyle_4387" calcext:value="duplicate" calcext:base-cell-address="Sheet1.B89"/>
            <calcext:condition calcext:apply-style-name="ConditionalStyle_4386" calcext:value="duplicate" calcext:base-cell-address="Sheet1.B89"/>
            <calcext:condition calcext:apply-style-name="ConditionalStyle_4385" calcext:value="duplicate" calcext:base-cell-address="Sheet1.B89"/>
          </calcext:conditional-format>
          <calcext:conditional-format calcext:target-range-address="Sheet1.B88:Sheet1.B88">
            <calcext:condition calcext:apply-style-name="ConditionalStyle_4417" calcext:value="duplicate" calcext:base-cell-address="Sheet1.B88"/>
            <calcext:condition calcext:apply-style-name="ConditionalStyle_4416" calcext:value="duplicate" calcext:base-cell-address="Sheet1.B88"/>
            <calcext:condition calcext:apply-style-name="ConditionalStyle_4415" calcext:value="duplicate" calcext:base-cell-address="Sheet1.B88"/>
            <calcext:condition calcext:apply-style-name="ConditionalStyle_4414" calcext:value="duplicate" calcext:base-cell-address="Sheet1.B88"/>
            <calcext:condition calcext:apply-style-name="ConditionalStyle_4413" calcext:value="duplicate" calcext:base-cell-address="Sheet1.B88"/>
            <calcext:condition calcext:apply-style-name="ConditionalStyle_4412" calcext:value="duplicate" calcext:base-cell-address="Sheet1.B88"/>
            <calcext:condition calcext:apply-style-name="ConditionalStyle_4411" calcext:value="duplicate" calcext:base-cell-address="Sheet1.B88"/>
          </calcext:conditional-format>
          <calcext:conditional-format calcext:target-range-address="Sheet1.B137:Sheet1.B139">
            <calcext:condition calcext:apply-style-name="ConditionalStyle_4223" calcext:value="duplicate" calcext:base-cell-address="Sheet1.B137"/>
            <calcext:condition calcext:apply-style-name="ConditionalStyle_4222" calcext:value="duplicate" calcext:base-cell-address="Sheet1.B137"/>
            <calcext:condition calcext:apply-style-name="ConditionalStyle_4221" calcext:value="duplicate" calcext:base-cell-address="Sheet1.B137"/>
            <calcext:condition calcext:apply-style-name="ConditionalStyle_4220" calcext:value="duplicate" calcext:base-cell-address="Sheet1.B137"/>
            <calcext:condition calcext:apply-style-name="ConditionalStyle_4219" calcext:value="duplicate" calcext:base-cell-address="Sheet1.B137"/>
            <calcext:condition calcext:apply-style-name="ConditionalStyle_4218" calcext:value="duplicate" calcext:base-cell-address="Sheet1.B137"/>
            <calcext:condition calcext:apply-style-name="ConditionalStyle_4217" calcext:value="duplicate" calcext:base-cell-address="Sheet1.B137"/>
            <calcext:condition calcext:apply-style-name="ConditionalStyle_4216" calcext:value="duplicate" calcext:base-cell-address="Sheet1.B137"/>
            <calcext:condition calcext:apply-style-name="ConditionalStyle_4215" calcext:value="duplicate" calcext:base-cell-address="Sheet1.B137"/>
            <calcext:condition calcext:apply-style-name="ConditionalStyle_4214" calcext:value="duplicate" calcext:base-cell-address="Sheet1.B137"/>
            <calcext:condition calcext:apply-style-name="ConditionalStyle_4213" calcext:value="duplicate" calcext:base-cell-address="Sheet1.B137"/>
            <calcext:condition calcext:apply-style-name="ConditionalStyle_4212" calcext:value="duplicate" calcext:base-cell-address="Sheet1.B137"/>
            <calcext:condition calcext:apply-style-name="ConditionalStyle_4211" calcext:value="duplicate" calcext:base-cell-address="Sheet1.B137"/>
            <calcext:condition calcext:apply-style-name="ConditionalStyle_4210" calcext:value="duplicate" calcext:base-cell-address="Sheet1.B137"/>
            <calcext:condition calcext:apply-style-name="ConditionalStyle_4209" calcext:value="duplicate" calcext:base-cell-address="Sheet1.B137"/>
            <calcext:condition calcext:apply-style-name="ConditionalStyle_4208" calcext:value="duplicate" calcext:base-cell-address="Sheet1.B137"/>
            <calcext:condition calcext:apply-style-name="ConditionalStyle_4207" calcext:value="duplicate" calcext:base-cell-address="Sheet1.B137"/>
          </calcext:conditional-format>
          <calcext:conditional-format calcext:target-range-address="Sheet1.B443:Sheet1.B1048576 Sheet1.B397:Sheet1.B398 Sheet1.B395:Sheet1.B395 Sheet1.B255:Sheet1.B315 Sheet1.B141:Sheet1.B161 Sheet1.B59:Sheet1.B63 Sheet1.B69:Sheet1.B87 Sheet1.B124:Sheet1.B136 Sheet1.B1:Sheet1.B22 Sheet1.B45:Sheet1.B56 Sheet1.B105:Sheet1.B112 Sheet1.B318:Sheet1.B342 Sheet1.B24:Sheet1.B42 Sheet1.B361:Sheet1.B387 Sheet1.B400:Sheet1.B420 Sheet1.B170:Sheet1.B252">
            <calcext:condition calcext:apply-style-name="ConditionalStyle_3061" calcext:value="duplicate" calcext:base-cell-address="Sheet1.B1"/>
            <calcext:condition calcext:apply-style-name="ConditionalStyle_3060" calcext:value="duplicate" calcext:base-cell-address="Sheet1.B1"/>
            <calcext:condition calcext:apply-style-name="ConditionalStyle_3059" calcext:value="duplicate" calcext:base-cell-address="Sheet1.B1"/>
            <calcext:condition calcext:apply-style-name="ConditionalStyle_3058" calcext:value="duplicate" calcext:base-cell-address="Sheet1.B1"/>
            <calcext:condition calcext:apply-style-name="ConditionalStyle_3057" calcext:value="duplicate" calcext:base-cell-address="Sheet1.B1"/>
          </calcext:conditional-format>
          <calcext:conditional-format calcext:target-range-address="Sheet1.B2:Sheet1.B3">
            <calcext:condition calcext:apply-style-name="ConditionalStyle_4854" calcext:value="duplicate" calcext:base-cell-address="Sheet1.B2"/>
            <calcext:condition calcext:apply-style-name="ConditionalStyle_4853" calcext:value="duplicate" calcext:base-cell-address="Sheet1.B2"/>
            <calcext:condition calcext:apply-style-name="ConditionalStyle_4852" calcext:value="duplicate" calcext:base-cell-address="Sheet1.B2"/>
          </calcext:conditional-format>
          <calcext:conditional-format calcext:target-range-address="Sheet1.B4:Sheet1.B4">
            <calcext:condition calcext:apply-style-name="ConditionalStyle_4851" calcext:value="duplicate" calcext:base-cell-address="Sheet1.B4"/>
            <calcext:condition calcext:apply-style-name="ConditionalStyle_4850" calcext:value="duplicate" calcext:base-cell-address="Sheet1.B4"/>
            <calcext:condition calcext:apply-style-name="ConditionalStyle_4849" calcext:value="duplicate" calcext:base-cell-address="Sheet1.B4"/>
          </calcext:conditional-format>
          <calcext:conditional-format calcext:target-range-address="Sheet1.B144:Sheet1.B146 Sheet1.B30:Sheet1.B31 Sheet1.B1:Sheet1.B1">
            <calcext:condition calcext:apply-style-name="ConditionalStyle_4154" calcext:value="duplicate" calcext:base-cell-address="Sheet1.B1"/>
          </calcext:conditional-format>
          <calcext:conditional-format calcext:target-range-address="Sheet1.B144:Sheet1.B146 Sheet1.B1:Sheet1.B1">
            <calcext:condition calcext:apply-style-name="ConditionalStyle_4155" calcext:value="duplicate" calcext:base-cell-address="Sheet1.B1"/>
          </calcext:conditional-format>
          <calcext:conditional-format calcext:target-range-address="Sheet1.B87:Sheet1.B87">
            <calcext:condition calcext:apply-style-name="ConditionalStyle_4441" calcext:value="duplicate" calcext:base-cell-address="Sheet1.B87"/>
            <calcext:condition calcext:apply-style-name="ConditionalStyle_4440" calcext:value="duplicate" calcext:base-cell-address="Sheet1.B87"/>
            <calcext:condition calcext:apply-style-name="ConditionalStyle_4439" calcext:value="duplicate" calcext:base-cell-address="Sheet1.B87"/>
            <calcext:condition calcext:apply-style-name="ConditionalStyle_4438" calcext:value="duplicate" calcext:base-cell-address="Sheet1.B87"/>
            <calcext:condition calcext:apply-style-name="ConditionalStyle_4437" calcext:value="duplicate" calcext:base-cell-address="Sheet1.B87"/>
            <calcext:condition calcext:apply-style-name="ConditionalStyle_4436" calcext:value="duplicate" calcext:base-cell-address="Sheet1.B87"/>
            <calcext:condition calcext:apply-style-name="ConditionalStyle_4435" calcext:value="duplicate" calcext:base-cell-address="Sheet1.B87"/>
            <calcext:condition calcext:apply-style-name="ConditionalStyle_4434" calcext:value="duplicate" calcext:base-cell-address="Sheet1.B87"/>
            <calcext:condition calcext:apply-style-name="ConditionalStyle_4433" calcext:value="duplicate" calcext:base-cell-address="Sheet1.B87"/>
            <calcext:condition calcext:apply-style-name="ConditionalStyle_4432" calcext:value="duplicate" calcext:base-cell-address="Sheet1.B87"/>
            <calcext:condition calcext:apply-style-name="ConditionalStyle_4431" calcext:value="duplicate" calcext:base-cell-address="Sheet1.B87"/>
            <calcext:condition calcext:apply-style-name="ConditionalStyle_4430" calcext:value="duplicate" calcext:base-cell-address="Sheet1.B87"/>
            <calcext:condition calcext:apply-style-name="ConditionalStyle_4429" calcext:value="duplicate" calcext:base-cell-address="Sheet1.B87"/>
            <calcext:condition calcext:apply-style-name="ConditionalStyle_4428" calcext:value="duplicate" calcext:base-cell-address="Sheet1.B87"/>
            <calcext:condition calcext:apply-style-name="ConditionalStyle_4427" calcext:value="duplicate" calcext:base-cell-address="Sheet1.B87"/>
            <calcext:condition calcext:apply-style-name="ConditionalStyle_4426" calcext:value="duplicate" calcext:base-cell-address="Sheet1.B87"/>
            <calcext:condition calcext:apply-style-name="ConditionalStyle_4425" calcext:value="duplicate" calcext:base-cell-address="Sheet1.B87"/>
            <calcext:condition calcext:apply-style-name="ConditionalStyle_4424" calcext:value="duplicate" calcext:base-cell-address="Sheet1.B87"/>
            <calcext:condition calcext:apply-style-name="ConditionalStyle_4423" calcext:value="duplicate" calcext:base-cell-address="Sheet1.B87"/>
            <calcext:condition calcext:apply-style-name="ConditionalStyle_4422" calcext:value="duplicate" calcext:base-cell-address="Sheet1.B87"/>
            <calcext:condition calcext:apply-style-name="ConditionalStyle_4421" calcext:value="duplicate" calcext:base-cell-address="Sheet1.B87"/>
            <calcext:condition calcext:apply-style-name="ConditionalStyle_4420" calcext:value="duplicate" calcext:base-cell-address="Sheet1.B87"/>
            <calcext:condition calcext:apply-style-name="ConditionalStyle_4419" calcext:value="duplicate" calcext:base-cell-address="Sheet1.B87"/>
            <calcext:condition calcext:apply-style-name="ConditionalStyle_4418" calcext:value="duplicate" calcext:base-cell-address="Sheet1.B87"/>
          </calcext:conditional-format>
          <calcext:conditional-format calcext:target-range-address="Sheet1.B105:Sheet1.B109">
            <calcext:condition calcext:apply-style-name="ConditionalStyle_4346" calcext:value="duplicate" calcext:base-cell-address="Sheet1.B105"/>
            <calcext:condition calcext:apply-style-name="ConditionalStyle_4345" calcext:value="duplicate" calcext:base-cell-address="Sheet1.B105"/>
          </calcext:conditional-format>
          <calcext:conditional-format calcext:target-range-address="Sheet1.B106:Sheet1.B109">
            <calcext:condition calcext:apply-style-name="ConditionalStyle_4344" calcext:value="duplicate" calcext:base-cell-address="Sheet1.B106"/>
            <calcext:condition calcext:apply-style-name="ConditionalStyle_4343" calcext:value="duplicate" calcext:base-cell-address="Sheet1.B106"/>
            <calcext:condition calcext:apply-style-name="ConditionalStyle_4342" calcext:value="duplicate" calcext:base-cell-address="Sheet1.B106"/>
          </calcext:conditional-format>
          <calcext:conditional-format calcext:target-range-address="Sheet1.B105:Sheet1.B105">
            <calcext:condition calcext:apply-style-name="ConditionalStyle_4349" calcext:value="duplicate" calcext:base-cell-address="Sheet1.B105"/>
            <calcext:condition calcext:apply-style-name="ConditionalStyle_4348" calcext:value="duplicate" calcext:base-cell-address="Sheet1.B105"/>
            <calcext:condition calcext:apply-style-name="ConditionalStyle_4347" calcext:value="duplicate" calcext:base-cell-address="Sheet1.B105"/>
          </calcext:conditional-format>
          <calcext:conditional-format calcext:target-range-address="Sheet1.B150:Sheet1.B155">
            <calcext:condition calcext:apply-style-name="ConditionalStyle_4149" calcext:value="duplicate" calcext:base-cell-address="Sheet1.B150"/>
            <calcext:condition calcext:apply-style-name="ConditionalStyle_4148" calcext:value="duplicate" calcext:base-cell-address="Sheet1.B150"/>
            <calcext:condition calcext:apply-style-name="ConditionalStyle_4147" calcext:value="duplicate" calcext:base-cell-address="Sheet1.B150"/>
            <calcext:condition calcext:apply-style-name="ConditionalStyle_4146" calcext:value="duplicate" calcext:base-cell-address="Sheet1.B150"/>
            <calcext:condition calcext:apply-style-name="ConditionalStyle_4145" calcext:value="duplicate" calcext:base-cell-address="Sheet1.B150"/>
            <calcext:condition calcext:apply-style-name="ConditionalStyle_4144" calcext:value="duplicate" calcext:base-cell-address="Sheet1.B150"/>
            <calcext:condition calcext:apply-style-name="ConditionalStyle_4143" calcext:value="duplicate" calcext:base-cell-address="Sheet1.B150"/>
            <calcext:condition calcext:apply-style-name="ConditionalStyle_4142" calcext:value="duplicate" calcext:base-cell-address="Sheet1.B150"/>
            <calcext:condition calcext:apply-style-name="ConditionalStyle_4141" calcext:value="duplicate" calcext:base-cell-address="Sheet1.B150"/>
            <calcext:condition calcext:apply-style-name="ConditionalStyle_4140" calcext:value="duplicate" calcext:base-cell-address="Sheet1.B150"/>
            <calcext:condition calcext:apply-style-name="ConditionalStyle_4139" calcext:value="duplicate" calcext:base-cell-address="Sheet1.B150"/>
            <calcext:condition calcext:apply-style-name="ConditionalStyle_4138" calcext:value="duplicate" calcext:base-cell-address="Sheet1.B150"/>
            <calcext:condition calcext:apply-style-name="ConditionalStyle_4137" calcext:value="duplicate" calcext:base-cell-address="Sheet1.B150"/>
            <calcext:condition calcext:apply-style-name="ConditionalStyle_4136" calcext:value="duplicate" calcext:base-cell-address="Sheet1.B150"/>
            <calcext:condition calcext:apply-style-name="ConditionalStyle_4135" calcext:value="duplicate" calcext:base-cell-address="Sheet1.B150"/>
            <calcext:condition calcext:apply-style-name="ConditionalStyle_4134" calcext:value="duplicate" calcext:base-cell-address="Sheet1.B150"/>
            <calcext:condition calcext:apply-style-name="ConditionalStyle_4133" calcext:value="duplicate" calcext:base-cell-address="Sheet1.B150"/>
            <calcext:condition calcext:apply-style-name="ConditionalStyle_4132" calcext:value="duplicate" calcext:base-cell-address="Sheet1.B150"/>
            <calcext:condition calcext:apply-style-name="ConditionalStyle_4131" calcext:value="duplicate" calcext:base-cell-address="Sheet1.B150"/>
            <calcext:condition calcext:apply-style-name="ConditionalStyle_4130" calcext:value="duplicate" calcext:base-cell-address="Sheet1.B150"/>
          </calcext:conditional-format>
          <calcext:conditional-format calcext:target-range-address="Sheet1.B85:Sheet1.B85">
            <calcext:condition calcext:apply-style-name="ConditionalStyle_4470" calcext:value="duplicate" calcext:base-cell-address="Sheet1.B85"/>
            <calcext:condition calcext:apply-style-name="ConditionalStyle_4469" calcext:value="duplicate" calcext:base-cell-address="Sheet1.B85"/>
            <calcext:condition calcext:apply-style-name="ConditionalStyle_4468" calcext:value="duplicate" calcext:base-cell-address="Sheet1.B85"/>
            <calcext:condition calcext:apply-style-name="ConditionalStyle_4467" calcext:value="duplicate" calcext:base-cell-address="Sheet1.B85"/>
            <calcext:condition calcext:apply-style-name="ConditionalStyle_4466" calcext:value="duplicate" calcext:base-cell-address="Sheet1.B85"/>
            <calcext:condition calcext:apply-style-name="ConditionalStyle_4465" calcext:value="duplicate" calcext:base-cell-address="Sheet1.B85"/>
            <calcext:condition calcext:apply-style-name="ConditionalStyle_4464" calcext:value="duplicate" calcext:base-cell-address="Sheet1.B85"/>
            <calcext:condition calcext:apply-style-name="ConditionalStyle_4463" calcext:value="duplicate" calcext:base-cell-address="Sheet1.B85"/>
            <calcext:condition calcext:apply-style-name="ConditionalStyle_4462" calcext:value="duplicate" calcext:base-cell-address="Sheet1.B85"/>
            <calcext:condition calcext:apply-style-name="ConditionalStyle_4461" calcext:value="duplicate" calcext:base-cell-address="Sheet1.B85"/>
            <calcext:condition calcext:apply-style-name="ConditionalStyle_4460" calcext:value="duplicate" calcext:base-cell-address="Sheet1.B85"/>
            <calcext:condition calcext:apply-style-name="ConditionalStyle_4459" calcext:value="duplicate" calcext:base-cell-address="Sheet1.B85"/>
            <calcext:condition calcext:apply-style-name="ConditionalStyle_4458" calcext:value="duplicate" calcext:base-cell-address="Sheet1.B85"/>
            <calcext:condition calcext:apply-style-name="ConditionalStyle_4457" calcext:value="duplicate" calcext:base-cell-address="Sheet1.B85"/>
            <calcext:condition calcext:apply-style-name="ConditionalStyle_4456" calcext:value="duplicate" calcext:base-cell-address="Sheet1.B85"/>
            <calcext:condition calcext:apply-style-name="ConditionalStyle_4455" calcext:value="duplicate" calcext:base-cell-address="Sheet1.B85"/>
            <calcext:condition calcext:apply-style-name="ConditionalStyle_4454" calcext:value="duplicate" calcext:base-cell-address="Sheet1.B85"/>
            <calcext:condition calcext:apply-style-name="ConditionalStyle_4453" calcext:value="duplicate" calcext:base-cell-address="Sheet1.B85"/>
            <calcext:condition calcext:apply-style-name="ConditionalStyle_4452" calcext:value="duplicate" calcext:base-cell-address="Sheet1.B85"/>
            <calcext:condition calcext:apply-style-name="ConditionalStyle_4451" calcext:value="duplicate" calcext:base-cell-address="Sheet1.B85"/>
            <calcext:condition calcext:apply-style-name="ConditionalStyle_4450" calcext:value="duplicate" calcext:base-cell-address="Sheet1.B85"/>
            <calcext:condition calcext:apply-style-name="ConditionalStyle_4449" calcext:value="duplicate" calcext:base-cell-address="Sheet1.B85"/>
            <calcext:condition calcext:apply-style-name="ConditionalStyle_4448" calcext:value="duplicate" calcext:base-cell-address="Sheet1.B85"/>
          </calcext:conditional-format>
          <calcext:conditional-format calcext:target-range-address="Sheet1.B84:Sheet1.B84">
            <calcext:condition calcext:apply-style-name="ConditionalStyle_4493" calcext:value="duplicate" calcext:base-cell-address="Sheet1.B84"/>
            <calcext:condition calcext:apply-style-name="ConditionalStyle_4492" calcext:value="duplicate" calcext:base-cell-address="Sheet1.B84"/>
            <calcext:condition calcext:apply-style-name="ConditionalStyle_4491" calcext:value="duplicate" calcext:base-cell-address="Sheet1.B84"/>
            <calcext:condition calcext:apply-style-name="ConditionalStyle_4490" calcext:value="duplicate" calcext:base-cell-address="Sheet1.B84"/>
            <calcext:condition calcext:apply-style-name="ConditionalStyle_4489" calcext:value="duplicate" calcext:base-cell-address="Sheet1.B84"/>
            <calcext:condition calcext:apply-style-name="ConditionalStyle_4488" calcext:value="duplicate" calcext:base-cell-address="Sheet1.B84"/>
            <calcext:condition calcext:apply-style-name="ConditionalStyle_4487" calcext:value="duplicate" calcext:base-cell-address="Sheet1.B84"/>
            <calcext:condition calcext:apply-style-name="ConditionalStyle_4486" calcext:value="duplicate" calcext:base-cell-address="Sheet1.B84"/>
            <calcext:condition calcext:apply-style-name="ConditionalStyle_4485" calcext:value="duplicate" calcext:base-cell-address="Sheet1.B84"/>
            <calcext:condition calcext:apply-style-name="ConditionalStyle_4484" calcext:value="duplicate" calcext:base-cell-address="Sheet1.B84"/>
            <calcext:condition calcext:apply-style-name="ConditionalStyle_4483" calcext:value="duplicate" calcext:base-cell-address="Sheet1.B84"/>
            <calcext:condition calcext:apply-style-name="ConditionalStyle_4482" calcext:value="duplicate" calcext:base-cell-address="Sheet1.B84"/>
            <calcext:condition calcext:apply-style-name="ConditionalStyle_4481" calcext:value="duplicate" calcext:base-cell-address="Sheet1.B84"/>
            <calcext:condition calcext:apply-style-name="ConditionalStyle_4480" calcext:value="duplicate" calcext:base-cell-address="Sheet1.B84"/>
            <calcext:condition calcext:apply-style-name="ConditionalStyle_4479" calcext:value="duplicate" calcext:base-cell-address="Sheet1.B84"/>
            <calcext:condition calcext:apply-style-name="ConditionalStyle_4478" calcext:value="duplicate" calcext:base-cell-address="Sheet1.B84"/>
            <calcext:condition calcext:apply-style-name="ConditionalStyle_4477" calcext:value="duplicate" calcext:base-cell-address="Sheet1.B84"/>
            <calcext:condition calcext:apply-style-name="ConditionalStyle_4476" calcext:value="duplicate" calcext:base-cell-address="Sheet1.B84"/>
            <calcext:condition calcext:apply-style-name="ConditionalStyle_4475" calcext:value="duplicate" calcext:base-cell-address="Sheet1.B84"/>
            <calcext:condition calcext:apply-style-name="ConditionalStyle_4474" calcext:value="duplicate" calcext:base-cell-address="Sheet1.B84"/>
            <calcext:condition calcext:apply-style-name="ConditionalStyle_4473" calcext:value="duplicate" calcext:base-cell-address="Sheet1.B84"/>
            <calcext:condition calcext:apply-style-name="ConditionalStyle_4472" calcext:value="duplicate" calcext:base-cell-address="Sheet1.B84"/>
            <calcext:condition calcext:apply-style-name="ConditionalStyle_4471" calcext:value="duplicate" calcext:base-cell-address="Sheet1.B84"/>
          </calcext:conditional-format>
          <calcext:conditional-format calcext:target-range-address="Sheet1.B83:Sheet1.B83">
            <calcext:condition calcext:apply-style-name="ConditionalStyle_4516" calcext:value="duplicate" calcext:base-cell-address="Sheet1.B83"/>
            <calcext:condition calcext:apply-style-name="ConditionalStyle_4515" calcext:value="duplicate" calcext:base-cell-address="Sheet1.B83"/>
            <calcext:condition calcext:apply-style-name="ConditionalStyle_4514" calcext:value="duplicate" calcext:base-cell-address="Sheet1.B83"/>
            <calcext:condition calcext:apply-style-name="ConditionalStyle_4513" calcext:value="duplicate" calcext:base-cell-address="Sheet1.B83"/>
            <calcext:condition calcext:apply-style-name="ConditionalStyle_4512" calcext:value="duplicate" calcext:base-cell-address="Sheet1.B83"/>
            <calcext:condition calcext:apply-style-name="ConditionalStyle_4511" calcext:value="duplicate" calcext:base-cell-address="Sheet1.B83"/>
            <calcext:condition calcext:apply-style-name="ConditionalStyle_4510" calcext:value="duplicate" calcext:base-cell-address="Sheet1.B83"/>
            <calcext:condition calcext:apply-style-name="ConditionalStyle_4509" calcext:value="duplicate" calcext:base-cell-address="Sheet1.B83"/>
            <calcext:condition calcext:apply-style-name="ConditionalStyle_4508" calcext:value="duplicate" calcext:base-cell-address="Sheet1.B83"/>
            <calcext:condition calcext:apply-style-name="ConditionalStyle_4507" calcext:value="duplicate" calcext:base-cell-address="Sheet1.B83"/>
            <calcext:condition calcext:apply-style-name="ConditionalStyle_4506" calcext:value="duplicate" calcext:base-cell-address="Sheet1.B83"/>
            <calcext:condition calcext:apply-style-name="ConditionalStyle_4505" calcext:value="duplicate" calcext:base-cell-address="Sheet1.B83"/>
            <calcext:condition calcext:apply-style-name="ConditionalStyle_4504" calcext:value="duplicate" calcext:base-cell-address="Sheet1.B83"/>
            <calcext:condition calcext:apply-style-name="ConditionalStyle_4503" calcext:value="duplicate" calcext:base-cell-address="Sheet1.B83"/>
            <calcext:condition calcext:apply-style-name="ConditionalStyle_4502" calcext:value="duplicate" calcext:base-cell-address="Sheet1.B83"/>
            <calcext:condition calcext:apply-style-name="ConditionalStyle_4501" calcext:value="duplicate" calcext:base-cell-address="Sheet1.B83"/>
            <calcext:condition calcext:apply-style-name="ConditionalStyle_4500" calcext:value="duplicate" calcext:base-cell-address="Sheet1.B83"/>
            <calcext:condition calcext:apply-style-name="ConditionalStyle_4499" calcext:value="duplicate" calcext:base-cell-address="Sheet1.B83"/>
            <calcext:condition calcext:apply-style-name="ConditionalStyle_4498" calcext:value="duplicate" calcext:base-cell-address="Sheet1.B83"/>
            <calcext:condition calcext:apply-style-name="ConditionalStyle_4497" calcext:value="duplicate" calcext:base-cell-address="Sheet1.B83"/>
            <calcext:condition calcext:apply-style-name="ConditionalStyle_4496" calcext:value="duplicate" calcext:base-cell-address="Sheet1.B83"/>
            <calcext:condition calcext:apply-style-name="ConditionalStyle_4495" calcext:value="duplicate" calcext:base-cell-address="Sheet1.B83"/>
            <calcext:condition calcext:apply-style-name="ConditionalStyle_4494" calcext:value="duplicate" calcext:base-cell-address="Sheet1.B83"/>
          </calcext:conditional-format>
          <calcext:conditional-format calcext:target-range-address="Sheet1.B82:Sheet1.B82">
            <calcext:condition calcext:apply-style-name="ConditionalStyle_4519" calcext:value="duplicate" calcext:base-cell-address="Sheet1.B82"/>
            <calcext:condition calcext:apply-style-name="ConditionalStyle_4518" calcext:value="duplicate" calcext:base-cell-address="Sheet1.B82"/>
            <calcext:condition calcext:apply-style-name="ConditionalStyle_4517" calcext:value="duplicate" calcext:base-cell-address="Sheet1.B82"/>
          </calcext:conditional-format>
          <calcext:conditional-format calcext:target-range-address="Sheet1.B45:Sheet1.B46">
            <calcext:condition calcext:apply-style-name="ConditionalStyle_4658" calcext:value="duplicate" calcext:base-cell-address="Sheet1.B45"/>
            <calcext:condition calcext:apply-style-name="ConditionalStyle_4657" calcext:value="duplicate" calcext:base-cell-address="Sheet1.B45"/>
            <calcext:condition calcext:apply-style-name="ConditionalStyle_4656" calcext:value="duplicate" calcext:base-cell-address="Sheet1.B45"/>
          </calcext:conditional-format>
          <calcext:conditional-format calcext:target-range-address="Sheet1.B14:Sheet1.B14">
            <calcext:condition calcext:apply-style-name="ConditionalStyle_4820" calcext:value="duplicate" calcext:base-cell-address="Sheet1.B14"/>
            <calcext:condition calcext:apply-style-name="ConditionalStyle_4819" calcext:value="duplicate" calcext:base-cell-address="Sheet1.B14"/>
            <calcext:condition calcext:apply-style-name="ConditionalStyle_4818" calcext:value="duplicate" calcext:base-cell-address="Sheet1.B14"/>
          </calcext:conditional-format>
          <calcext:conditional-format calcext:target-range-address="Sheet1.B128:Sheet1.B131">
            <calcext:condition calcext:apply-style-name="ConditionalStyle_4331" calcext:value="duplicate" calcext:base-cell-address="Sheet1.B128"/>
            <calcext:condition calcext:apply-style-name="ConditionalStyle_4330" calcext:value="duplicate" calcext:base-cell-address="Sheet1.B128"/>
            <calcext:condition calcext:apply-style-name="ConditionalStyle_4329" calcext:value="duplicate" calcext:base-cell-address="Sheet1.B128"/>
            <calcext:condition calcext:apply-style-name="ConditionalStyle_4328" calcext:value="duplicate" calcext:base-cell-address="Sheet1.B128"/>
            <calcext:condition calcext:apply-style-name="ConditionalStyle_4327" calcext:value="duplicate" calcext:base-cell-address="Sheet1.B128"/>
            <calcext:condition calcext:apply-style-name="ConditionalStyle_4326" calcext:value="duplicate" calcext:base-cell-address="Sheet1.B128"/>
            <calcext:condition calcext:apply-style-name="ConditionalStyle_4325" calcext:value="duplicate" calcext:base-cell-address="Sheet1.B128"/>
            <calcext:condition calcext:apply-style-name="ConditionalStyle_4324" calcext:value="duplicate" calcext:base-cell-address="Sheet1.B128"/>
            <calcext:condition calcext:apply-style-name="ConditionalStyle_4323" calcext:value="duplicate" calcext:base-cell-address="Sheet1.B128"/>
            <calcext:condition calcext:apply-style-name="ConditionalStyle_4322" calcext:value="duplicate" calcext:base-cell-address="Sheet1.B128"/>
            <calcext:condition calcext:apply-style-name="ConditionalStyle_4321" calcext:value="duplicate" calcext:base-cell-address="Sheet1.B128"/>
            <calcext:condition calcext:apply-style-name="ConditionalStyle_4320" calcext:value="duplicate" calcext:base-cell-address="Sheet1.B128"/>
            <calcext:condition calcext:apply-style-name="ConditionalStyle_4319" calcext:value="duplicate" calcext:base-cell-address="Sheet1.B128"/>
            <calcext:condition calcext:apply-style-name="ConditionalStyle_4318" calcext:value="duplicate" calcext:base-cell-address="Sheet1.B128"/>
            <calcext:condition calcext:apply-style-name="ConditionalStyle_4317" calcext:value="duplicate" calcext:base-cell-address="Sheet1.B128"/>
            <calcext:condition calcext:apply-style-name="ConditionalStyle_4316" calcext:value="duplicate" calcext:base-cell-address="Sheet1.B128"/>
            <calcext:condition calcext:apply-style-name="ConditionalStyle_4315" calcext:value="duplicate" calcext:base-cell-address="Sheet1.B128"/>
            <calcext:condition calcext:apply-style-name="ConditionalStyle_4314" calcext:value="duplicate" calcext:base-cell-address="Sheet1.B128"/>
            <calcext:condition calcext:apply-style-name="ConditionalStyle_4313" calcext:value="duplicate" calcext:base-cell-address="Sheet1.B128"/>
            <calcext:condition calcext:apply-style-name="ConditionalStyle_4312" calcext:value="duplicate" calcext:base-cell-address="Sheet1.B128"/>
            <calcext:condition calcext:apply-style-name="ConditionalStyle_4311" calcext:value="duplicate" calcext:base-cell-address="Sheet1.B128"/>
            <calcext:condition calcext:apply-style-name="ConditionalStyle_4310" calcext:value="duplicate" calcext:base-cell-address="Sheet1.B128"/>
          </calcext:conditional-format>
          <calcext:conditional-format calcext:target-range-address="Sheet1.B132:Sheet1.B133">
            <calcext:condition calcext:apply-style-name="ConditionalStyle_4309" calcext:value="duplicate" calcext:base-cell-address="Sheet1.B132"/>
            <calcext:condition calcext:apply-style-name="ConditionalStyle_4308" calcext:value="duplicate" calcext:base-cell-address="Sheet1.B132"/>
            <calcext:condition calcext:apply-style-name="ConditionalStyle_4307" calcext:value="duplicate" calcext:base-cell-address="Sheet1.B132"/>
            <calcext:condition calcext:apply-style-name="ConditionalStyle_4306" calcext:value="duplicate" calcext:base-cell-address="Sheet1.B132"/>
            <calcext:condition calcext:apply-style-name="ConditionalStyle_4305" calcext:value="duplicate" calcext:base-cell-address="Sheet1.B132"/>
            <calcext:condition calcext:apply-style-name="ConditionalStyle_4304" calcext:value="duplicate" calcext:base-cell-address="Sheet1.B132"/>
            <calcext:condition calcext:apply-style-name="ConditionalStyle_4303" calcext:value="duplicate" calcext:base-cell-address="Sheet1.B132"/>
            <calcext:condition calcext:apply-style-name="ConditionalStyle_4302" calcext:value="duplicate" calcext:base-cell-address="Sheet1.B132"/>
            <calcext:condition calcext:apply-style-name="ConditionalStyle_4301" calcext:value="duplicate" calcext:base-cell-address="Sheet1.B132"/>
            <calcext:condition calcext:apply-style-name="ConditionalStyle_4300" calcext:value="duplicate" calcext:base-cell-address="Sheet1.B132"/>
            <calcext:condition calcext:apply-style-name="ConditionalStyle_4299" calcext:value="duplicate" calcext:base-cell-address="Sheet1.B132"/>
            <calcext:condition calcext:apply-style-name="ConditionalStyle_4298" calcext:value="duplicate" calcext:base-cell-address="Sheet1.B132"/>
            <calcext:condition calcext:apply-style-name="ConditionalStyle_4297" calcext:value="duplicate" calcext:base-cell-address="Sheet1.B132"/>
            <calcext:condition calcext:apply-style-name="ConditionalStyle_4296" calcext:value="duplicate" calcext:base-cell-address="Sheet1.B132"/>
            <calcext:condition calcext:apply-style-name="ConditionalStyle_4295" calcext:value="duplicate" calcext:base-cell-address="Sheet1.B132"/>
            <calcext:condition calcext:apply-style-name="ConditionalStyle_4294" calcext:value="duplicate" calcext:base-cell-address="Sheet1.B132"/>
            <calcext:condition calcext:apply-style-name="ConditionalStyle_4293" calcext:value="duplicate" calcext:base-cell-address="Sheet1.B132"/>
            <calcext:condition calcext:apply-style-name="ConditionalStyle_4292" calcext:value="duplicate" calcext:base-cell-address="Sheet1.B132"/>
            <calcext:condition calcext:apply-style-name="ConditionalStyle_4291" calcext:value="duplicate" calcext:base-cell-address="Sheet1.B132"/>
            <calcext:condition calcext:apply-style-name="ConditionalStyle_4290" calcext:value="duplicate" calcext:base-cell-address="Sheet1.B132"/>
            <calcext:condition calcext:apply-style-name="ConditionalStyle_4289" calcext:value="duplicate" calcext:base-cell-address="Sheet1.B132"/>
            <calcext:condition calcext:apply-style-name="ConditionalStyle_4288" calcext:value="duplicate" calcext:base-cell-address="Sheet1.B132"/>
          </calcext:conditional-format>
          <calcext:conditional-format calcext:target-range-address="Sheet1.B156:Sheet1.B161">
            <calcext:condition calcext:apply-style-name="ConditionalStyle_4129" calcext:value="duplicate" calcext:base-cell-address="Sheet1.B156"/>
            <calcext:condition calcext:apply-style-name="ConditionalStyle_4128" calcext:value="duplicate" calcext:base-cell-address="Sheet1.B156"/>
            <calcext:condition calcext:apply-style-name="ConditionalStyle_4127" calcext:value="duplicate" calcext:base-cell-address="Sheet1.B156"/>
          </calcext:conditional-format>
          <calcext:conditional-format calcext:target-range-address="Sheet1.B52:Sheet1.B56">
            <calcext:condition calcext:apply-style-name="ConditionalStyle_4652" calcext:value="duplicate" calcext:base-cell-address="Sheet1.B52"/>
            <calcext:condition calcext:apply-style-name="ConditionalStyle_4651" calcext:value="duplicate" calcext:base-cell-address="Sheet1.B52"/>
            <calcext:condition calcext:apply-style-name="ConditionalStyle_4650" calcext:value="duplicate" calcext:base-cell-address="Sheet1.B52"/>
            <calcext:condition calcext:apply-style-name="ConditionalStyle_4649" calcext:value="duplicate" calcext:base-cell-address="Sheet1.B52"/>
            <calcext:condition calcext:apply-style-name="ConditionalStyle_4648" calcext:value="duplicate" calcext:base-cell-address="Sheet1.B52"/>
            <calcext:condition calcext:apply-style-name="ConditionalStyle_4647" calcext:value="duplicate" calcext:base-cell-address="Sheet1.B52"/>
            <calcext:condition calcext:apply-style-name="ConditionalStyle_4646" calcext:value="duplicate" calcext:base-cell-address="Sheet1.B52"/>
            <calcext:condition calcext:apply-style-name="ConditionalStyle_4645" calcext:value="duplicate" calcext:base-cell-address="Sheet1.B52"/>
            <calcext:condition calcext:apply-style-name="ConditionalStyle_4644" calcext:value="duplicate" calcext:base-cell-address="Sheet1.B52"/>
            <calcext:condition calcext:apply-style-name="ConditionalStyle_4643" calcext:value="duplicate" calcext:base-cell-address="Sheet1.B52"/>
            <calcext:condition calcext:apply-style-name="ConditionalStyle_4642" calcext:value="duplicate" calcext:base-cell-address="Sheet1.B52"/>
            <calcext:condition calcext:apply-style-name="ConditionalStyle_4641" calcext:value="duplicate" calcext:base-cell-address="Sheet1.B52"/>
            <calcext:condition calcext:apply-style-name="ConditionalStyle_4640" calcext:value="duplicate" calcext:base-cell-address="Sheet1.B52"/>
            <calcext:condition calcext:apply-style-name="ConditionalStyle_4639" calcext:value="duplicate" calcext:base-cell-address="Sheet1.B52"/>
            <calcext:condition calcext:apply-style-name="ConditionalStyle_4638" calcext:value="duplicate" calcext:base-cell-address="Sheet1.B52"/>
            <calcext:condition calcext:apply-style-name="ConditionalStyle_4637" calcext:value="duplicate" calcext:base-cell-address="Sheet1.B52"/>
            <calcext:condition calcext:apply-style-name="ConditionalStyle_4636" calcext:value="duplicate" calcext:base-cell-address="Sheet1.B52"/>
            <calcext:condition calcext:apply-style-name="ConditionalStyle_4635" calcext:value="duplicate" calcext:base-cell-address="Sheet1.B52"/>
            <calcext:condition calcext:apply-style-name="ConditionalStyle_4634" calcext:value="duplicate" calcext:base-cell-address="Sheet1.B52"/>
            <calcext:condition calcext:apply-style-name="ConditionalStyle_4633" calcext:value="duplicate" calcext:base-cell-address="Sheet1.B52"/>
            <calcext:condition calcext:apply-style-name="ConditionalStyle_4632" calcext:value="duplicate" calcext:base-cell-address="Sheet1.B52"/>
            <calcext:condition calcext:apply-style-name="ConditionalStyle_4631" calcext:value="duplicate" calcext:base-cell-address="Sheet1.B52"/>
          </calcext:conditional-format>
          <calcext:conditional-format calcext:target-range-address="Sheet1.B134:Sheet1.B134">
            <calcext:condition calcext:apply-style-name="ConditionalStyle_4287" calcext:value="duplicate" calcext:base-cell-address="Sheet1.B134"/>
            <calcext:condition calcext:apply-style-name="ConditionalStyle_4286" calcext:value="duplicate" calcext:base-cell-address="Sheet1.B134"/>
            <calcext:condition calcext:apply-style-name="ConditionalStyle_4285" calcext:value="duplicate" calcext:base-cell-address="Sheet1.B134"/>
            <calcext:condition calcext:apply-style-name="ConditionalStyle_4284" calcext:value="duplicate" calcext:base-cell-address="Sheet1.B134"/>
            <calcext:condition calcext:apply-style-name="ConditionalStyle_4283" calcext:value="duplicate" calcext:base-cell-address="Sheet1.B134"/>
            <calcext:condition calcext:apply-style-name="ConditionalStyle_4282" calcext:value="duplicate" calcext:base-cell-address="Sheet1.B134"/>
            <calcext:condition calcext:apply-style-name="ConditionalStyle_4281" calcext:value="duplicate" calcext:base-cell-address="Sheet1.B134"/>
            <calcext:condition calcext:apply-style-name="ConditionalStyle_4280" calcext:value="duplicate" calcext:base-cell-address="Sheet1.B134"/>
            <calcext:condition calcext:apply-style-name="ConditionalStyle_4279" calcext:value="duplicate" calcext:base-cell-address="Sheet1.B134"/>
            <calcext:condition calcext:apply-style-name="ConditionalStyle_4278" calcext:value="duplicate" calcext:base-cell-address="Sheet1.B134"/>
            <calcext:condition calcext:apply-style-name="ConditionalStyle_4277" calcext:value="duplicate" calcext:base-cell-address="Sheet1.B134"/>
            <calcext:condition calcext:apply-style-name="ConditionalStyle_4276" calcext:value="duplicate" calcext:base-cell-address="Sheet1.B134"/>
            <calcext:condition calcext:apply-style-name="ConditionalStyle_4275" calcext:value="duplicate" calcext:base-cell-address="Sheet1.B134"/>
            <calcext:condition calcext:apply-style-name="ConditionalStyle_4274" calcext:value="duplicate" calcext:base-cell-address="Sheet1.B134"/>
            <calcext:condition calcext:apply-style-name="ConditionalStyle_4273" calcext:value="duplicate" calcext:base-cell-address="Sheet1.B134"/>
            <calcext:condition calcext:apply-style-name="ConditionalStyle_4272" calcext:value="duplicate" calcext:base-cell-address="Sheet1.B134"/>
            <calcext:condition calcext:apply-style-name="ConditionalStyle_4271" calcext:value="duplicate" calcext:base-cell-address="Sheet1.B134"/>
            <calcext:condition calcext:apply-style-name="ConditionalStyle_4270" calcext:value="duplicate" calcext:base-cell-address="Sheet1.B134"/>
            <calcext:condition calcext:apply-style-name="ConditionalStyle_4269" calcext:value="duplicate" calcext:base-cell-address="Sheet1.B134"/>
            <calcext:condition calcext:apply-style-name="ConditionalStyle_4268" calcext:value="duplicate" calcext:base-cell-address="Sheet1.B134"/>
            <calcext:condition calcext:apply-style-name="ConditionalStyle_4267" calcext:value="duplicate" calcext:base-cell-address="Sheet1.B134"/>
            <calcext:condition calcext:apply-style-name="ConditionalStyle_4266" calcext:value="duplicate" calcext:base-cell-address="Sheet1.B134"/>
          </calcext:conditional-format>
          <calcext:conditional-format calcext:target-range-address="Sheet1.B37:Sheet1.B37">
            <calcext:condition calcext:apply-style-name="ConditionalStyle_4713" calcext:value="duplicate" calcext:base-cell-address="Sheet1.B37"/>
            <calcext:condition calcext:apply-style-name="ConditionalStyle_4712" calcext:value="duplicate" calcext:base-cell-address="Sheet1.B37"/>
            <calcext:condition calcext:apply-style-name="ConditionalStyle_4711" calcext:value="duplicate" calcext:base-cell-address="Sheet1.B37"/>
            <calcext:condition calcext:apply-style-name="ConditionalStyle_4710" calcext:value="duplicate" calcext:base-cell-address="Sheet1.B37"/>
            <calcext:condition calcext:apply-style-name="ConditionalStyle_4709" calcext:value="duplicate" calcext:base-cell-address="Sheet1.B37"/>
            <calcext:condition calcext:apply-style-name="ConditionalStyle_4708" calcext:value="duplicate" calcext:base-cell-address="Sheet1.B37"/>
            <calcext:condition calcext:apply-style-name="ConditionalStyle_4707" calcext:value="duplicate" calcext:base-cell-address="Sheet1.B37"/>
            <calcext:condition calcext:apply-style-name="ConditionalStyle_4706" calcext:value="duplicate" calcext:base-cell-address="Sheet1.B37"/>
            <calcext:condition calcext:apply-style-name="ConditionalStyle_4705" calcext:value="duplicate" calcext:base-cell-address="Sheet1.B37"/>
            <calcext:condition calcext:apply-style-name="ConditionalStyle_4704" calcext:value="duplicate" calcext:base-cell-address="Sheet1.B37"/>
            <calcext:condition calcext:apply-style-name="ConditionalStyle_4703" calcext:value="duplicate" calcext:base-cell-address="Sheet1.B37"/>
            <calcext:condition calcext:apply-style-name="ConditionalStyle_4702" calcext:value="duplicate" calcext:base-cell-address="Sheet1.B37"/>
            <calcext:condition calcext:apply-style-name="ConditionalStyle_4701" calcext:value="duplicate" calcext:base-cell-address="Sheet1.B37"/>
            <calcext:condition calcext:apply-style-name="ConditionalStyle_4700" calcext:value="duplicate" calcext:base-cell-address="Sheet1.B37"/>
            <calcext:condition calcext:apply-style-name="ConditionalStyle_4699" calcext:value="duplicate" calcext:base-cell-address="Sheet1.B37"/>
            <calcext:condition calcext:apply-style-name="ConditionalStyle_4698" calcext:value="duplicate" calcext:base-cell-address="Sheet1.B37"/>
            <calcext:condition calcext:apply-style-name="ConditionalStyle_4697" calcext:value="duplicate" calcext:base-cell-address="Sheet1.B37"/>
            <calcext:condition calcext:apply-style-name="ConditionalStyle_4696" calcext:value="duplicate" calcext:base-cell-address="Sheet1.B37"/>
          </calcext:conditional-format>
          <calcext:conditional-format calcext:target-range-address="Sheet1.B143:Sheet1.B143">
            <calcext:condition calcext:apply-style-name="ConditionalStyle_4177" calcext:value="duplicate" calcext:base-cell-address="Sheet1.B143"/>
            <calcext:condition calcext:apply-style-name="ConditionalStyle_4176" calcext:value="duplicate" calcext:base-cell-address="Sheet1.B143"/>
            <calcext:condition calcext:apply-style-name="ConditionalStyle_4175" calcext:value="duplicate" calcext:base-cell-address="Sheet1.B143"/>
            <calcext:condition calcext:apply-style-name="ConditionalStyle_4174" calcext:value="duplicate" calcext:base-cell-address="Sheet1.B143"/>
            <calcext:condition calcext:apply-style-name="ConditionalStyle_4173" calcext:value="duplicate" calcext:base-cell-address="Sheet1.B143"/>
            <calcext:condition calcext:apply-style-name="ConditionalStyle_4172" calcext:value="duplicate" calcext:base-cell-address="Sheet1.B143"/>
            <calcext:condition calcext:apply-style-name="ConditionalStyle_4171" calcext:value="duplicate" calcext:base-cell-address="Sheet1.B143"/>
            <calcext:condition calcext:apply-style-name="ConditionalStyle_4170" calcext:value="duplicate" calcext:base-cell-address="Sheet1.B143"/>
            <calcext:condition calcext:apply-style-name="ConditionalStyle_4169" calcext:value="duplicate" calcext:base-cell-address="Sheet1.B143"/>
            <calcext:condition calcext:apply-style-name="ConditionalStyle_4168" calcext:value="duplicate" calcext:base-cell-address="Sheet1.B143"/>
            <calcext:condition calcext:apply-style-name="ConditionalStyle_4167" calcext:value="duplicate" calcext:base-cell-address="Sheet1.B143"/>
            <calcext:condition calcext:apply-style-name="ConditionalStyle_4166" calcext:value="duplicate" calcext:base-cell-address="Sheet1.B143"/>
            <calcext:condition calcext:apply-style-name="ConditionalStyle_4165" calcext:value="duplicate" calcext:base-cell-address="Sheet1.B143"/>
            <calcext:condition calcext:apply-style-name="ConditionalStyle_4164" calcext:value="duplicate" calcext:base-cell-address="Sheet1.B143"/>
            <calcext:condition calcext:apply-style-name="ConditionalStyle_4163" calcext:value="duplicate" calcext:base-cell-address="Sheet1.B143"/>
            <calcext:condition calcext:apply-style-name="ConditionalStyle_4162" calcext:value="duplicate" calcext:base-cell-address="Sheet1.B143"/>
            <calcext:condition calcext:apply-style-name="ConditionalStyle_4161" calcext:value="duplicate" calcext:base-cell-address="Sheet1.B143"/>
            <calcext:condition calcext:apply-style-name="ConditionalStyle_4160" calcext:value="duplicate" calcext:base-cell-address="Sheet1.B143"/>
            <calcext:condition calcext:apply-style-name="ConditionalStyle_4159" calcext:value="duplicate" calcext:base-cell-address="Sheet1.B143"/>
            <calcext:condition calcext:apply-style-name="ConditionalStyle_4158" calcext:value="duplicate" calcext:base-cell-address="Sheet1.B143"/>
            <calcext:condition calcext:apply-style-name="ConditionalStyle_4157" calcext:value="duplicate" calcext:base-cell-address="Sheet1.B143"/>
            <calcext:condition calcext:apply-style-name="ConditionalStyle_4156" calcext:value="duplicate" calcext:base-cell-address="Sheet1.B143"/>
          </calcext:conditional-format>
          <calcext:conditional-format calcext:target-range-address="Sheet1.B11:Sheet1.B13">
            <calcext:condition calcext:apply-style-name="ConditionalStyle_4828" calcext:value="duplicate" calcext:base-cell-address="Sheet1.B11"/>
            <calcext:condition calcext:apply-style-name="ConditionalStyle_4827" calcext:value="duplicate" calcext:base-cell-address="Sheet1.B11"/>
            <calcext:condition calcext:apply-style-name="ConditionalStyle_4826" calcext:value="duplicate" calcext:base-cell-address="Sheet1.B11"/>
            <calcext:condition calcext:apply-style-name="ConditionalStyle_4825" calcext:value="duplicate" calcext:base-cell-address="Sheet1.B11"/>
            <calcext:condition calcext:apply-style-name="ConditionalStyle_4824" calcext:value="duplicate" calcext:base-cell-address="Sheet1.B11"/>
          </calcext:conditional-format>
          <calcext:conditional-format calcext:target-range-address="Sheet1.B12:Sheet1.B13">
            <calcext:condition calcext:apply-style-name="ConditionalStyle_4823" calcext:value="duplicate" calcext:base-cell-address="Sheet1.B12"/>
            <calcext:condition calcext:apply-style-name="ConditionalStyle_4822" calcext:value="duplicate" calcext:base-cell-address="Sheet1.B12"/>
            <calcext:condition calcext:apply-style-name="ConditionalStyle_4821" calcext:value="duplicate" calcext:base-cell-address="Sheet1.B12"/>
          </calcext:conditional-format>
          <calcext:conditional-format calcext:target-range-address="Sheet1.B11:Sheet1.B11">
            <calcext:condition calcext:apply-style-name="ConditionalStyle_4844" calcext:value="duplicate" calcext:base-cell-address="Sheet1.B11"/>
            <calcext:condition calcext:apply-style-name="ConditionalStyle_4843" calcext:value="duplicate" calcext:base-cell-address="Sheet1.B11"/>
            <calcext:condition calcext:apply-style-name="ConditionalStyle_4842" calcext:value="duplicate" calcext:base-cell-address="Sheet1.B11"/>
            <calcext:condition calcext:apply-style-name="ConditionalStyle_4841" calcext:value="duplicate" calcext:base-cell-address="Sheet1.B11"/>
            <calcext:condition calcext:apply-style-name="ConditionalStyle_4840" calcext:value="duplicate" calcext:base-cell-address="Sheet1.B11"/>
            <calcext:condition calcext:apply-style-name="ConditionalStyle_4839" calcext:value="duplicate" calcext:base-cell-address="Sheet1.B11"/>
            <calcext:condition calcext:apply-style-name="ConditionalStyle_4838" calcext:value="duplicate" calcext:base-cell-address="Sheet1.B11"/>
            <calcext:condition calcext:apply-style-name="ConditionalStyle_4837" calcext:value="duplicate" calcext:base-cell-address="Sheet1.B11"/>
            <calcext:condition calcext:apply-style-name="ConditionalStyle_4836" calcext:value="duplicate" calcext:base-cell-address="Sheet1.B11"/>
            <calcext:condition calcext:apply-style-name="ConditionalStyle_4835" calcext:value="duplicate" calcext:base-cell-address="Sheet1.B11"/>
            <calcext:condition calcext:apply-style-name="ConditionalStyle_4834" calcext:value="duplicate" calcext:base-cell-address="Sheet1.B11"/>
            <calcext:condition calcext:apply-style-name="ConditionalStyle_4833" calcext:value="duplicate" calcext:base-cell-address="Sheet1.B11"/>
            <calcext:condition calcext:apply-style-name="ConditionalStyle_4832" calcext:value="duplicate" calcext:base-cell-address="Sheet1.B11"/>
            <calcext:condition calcext:apply-style-name="ConditionalStyle_4831" calcext:value="duplicate" calcext:base-cell-address="Sheet1.B11"/>
            <calcext:condition calcext:apply-style-name="ConditionalStyle_4830" calcext:value="duplicate" calcext:base-cell-address="Sheet1.B11"/>
            <calcext:condition calcext:apply-style-name="ConditionalStyle_4829" calcext:value="duplicate" calcext:base-cell-address="Sheet1.B11"/>
          </calcext:conditional-format>
          <calcext:conditional-format calcext:target-range-address="Sheet1.B15:Sheet1.B18">
            <calcext:condition calcext:apply-style-name="ConditionalStyle_4817" calcext:value="duplicate" calcext:base-cell-address="Sheet1.B15"/>
            <calcext:condition calcext:apply-style-name="ConditionalStyle_4816" calcext:value="duplicate" calcext:base-cell-address="Sheet1.B15"/>
            <calcext:condition calcext:apply-style-name="ConditionalStyle_4815" calcext:value="duplicate" calcext:base-cell-address="Sheet1.B15"/>
            <calcext:condition calcext:apply-style-name="ConditionalStyle_4814" calcext:value="duplicate" calcext:base-cell-address="Sheet1.B15"/>
            <calcext:condition calcext:apply-style-name="ConditionalStyle_4813" calcext:value="duplicate" calcext:base-cell-address="Sheet1.B15"/>
            <calcext:condition calcext:apply-style-name="ConditionalStyle_4812" calcext:value="duplicate" calcext:base-cell-address="Sheet1.B15"/>
            <calcext:condition calcext:apply-style-name="ConditionalStyle_4811" calcext:value="duplicate" calcext:base-cell-address="Sheet1.B15"/>
            <calcext:condition calcext:apply-style-name="ConditionalStyle_4810" calcext:value="duplicate" calcext:base-cell-address="Sheet1.B15"/>
            <calcext:condition calcext:apply-style-name="ConditionalStyle_4809" calcext:value="duplicate" calcext:base-cell-address="Sheet1.B15"/>
            <calcext:condition calcext:apply-style-name="ConditionalStyle_4808" calcext:value="duplicate" calcext:base-cell-address="Sheet1.B15"/>
            <calcext:condition calcext:apply-style-name="ConditionalStyle_4807" calcext:value="duplicate" calcext:base-cell-address="Sheet1.B15"/>
            <calcext:condition calcext:apply-style-name="ConditionalStyle_4806" calcext:value="duplicate" calcext:base-cell-address="Sheet1.B15"/>
            <calcext:condition calcext:apply-style-name="ConditionalStyle_4805" calcext:value="duplicate" calcext:base-cell-address="Sheet1.B15"/>
            <calcext:condition calcext:apply-style-name="ConditionalStyle_4804" calcext:value="duplicate" calcext:base-cell-address="Sheet1.B15"/>
            <calcext:condition calcext:apply-style-name="ConditionalStyle_4803" calcext:value="duplicate" calcext:base-cell-address="Sheet1.B15"/>
            <calcext:condition calcext:apply-style-name="ConditionalStyle_4802" calcext:value="duplicate" calcext:base-cell-address="Sheet1.B15"/>
            <calcext:condition calcext:apply-style-name="ConditionalStyle_4801" calcext:value="duplicate" calcext:base-cell-address="Sheet1.B15"/>
            <calcext:condition calcext:apply-style-name="ConditionalStyle_4800" calcext:value="duplicate" calcext:base-cell-address="Sheet1.B15"/>
            <calcext:condition calcext:apply-style-name="ConditionalStyle_4799" calcext:value="duplicate" calcext:base-cell-address="Sheet1.B15"/>
            <calcext:condition calcext:apply-style-name="ConditionalStyle_4798" calcext:value="duplicate" calcext:base-cell-address="Sheet1.B15"/>
            <calcext:condition calcext:apply-style-name="ConditionalStyle_4797" calcext:value="duplicate" calcext:base-cell-address="Sheet1.B15"/>
          </calcext:conditional-format>
          <calcext:conditional-format calcext:target-range-address="Sheet1.B72:Sheet1.B73">
            <calcext:condition calcext:apply-style-name="ConditionalStyle_4540" calcext:value="duplicate" calcext:base-cell-address="Sheet1.B72"/>
            <calcext:condition calcext:apply-style-name="ConditionalStyle_4539" calcext:value="duplicate" calcext:base-cell-address="Sheet1.B72"/>
            <calcext:condition calcext:apply-style-name="ConditionalStyle_4538" calcext:value="duplicate" calcext:base-cell-address="Sheet1.B72"/>
            <calcext:condition calcext:apply-style-name="ConditionalStyle_4537" calcext:value="duplicate" calcext:base-cell-address="Sheet1.B72"/>
            <calcext:condition calcext:apply-style-name="ConditionalStyle_4536" calcext:value="duplicate" calcext:base-cell-address="Sheet1.B72"/>
            <calcext:condition calcext:apply-style-name="ConditionalStyle_4535" calcext:value="duplicate" calcext:base-cell-address="Sheet1.B72"/>
            <calcext:condition calcext:apply-style-name="ConditionalStyle_4534" calcext:value="duplicate" calcext:base-cell-address="Sheet1.B72"/>
            <calcext:condition calcext:apply-style-name="ConditionalStyle_4533" calcext:value="duplicate" calcext:base-cell-address="Sheet1.B72"/>
            <calcext:condition calcext:apply-style-name="ConditionalStyle_4532" calcext:value="duplicate" calcext:base-cell-address="Sheet1.B72"/>
            <calcext:condition calcext:apply-style-name="ConditionalStyle_4531" calcext:value="duplicate" calcext:base-cell-address="Sheet1.B72"/>
            <calcext:condition calcext:apply-style-name="ConditionalStyle_4530" calcext:value="duplicate" calcext:base-cell-address="Sheet1.B72"/>
            <calcext:condition calcext:apply-style-name="ConditionalStyle_4529" calcext:value="duplicate" calcext:base-cell-address="Sheet1.B72"/>
            <calcext:condition calcext:apply-style-name="ConditionalStyle_4528" calcext:value="duplicate" calcext:base-cell-address="Sheet1.B72"/>
            <calcext:condition calcext:apply-style-name="ConditionalStyle_4527" calcext:value="duplicate" calcext:base-cell-address="Sheet1.B72"/>
            <calcext:condition calcext:apply-style-name="ConditionalStyle_4526" calcext:value="duplicate" calcext:base-cell-address="Sheet1.B72"/>
            <calcext:condition calcext:apply-style-name="ConditionalStyle_4525" calcext:value="duplicate" calcext:base-cell-address="Sheet1.B72"/>
            <calcext:condition calcext:apply-style-name="ConditionalStyle_4524" calcext:value="duplicate" calcext:base-cell-address="Sheet1.B72"/>
            <calcext:condition calcext:apply-style-name="ConditionalStyle_4523" calcext:value="duplicate" calcext:base-cell-address="Sheet1.B72"/>
            <calcext:condition calcext:apply-style-name="ConditionalStyle_4522" calcext:value="duplicate" calcext:base-cell-address="Sheet1.B72"/>
            <calcext:condition calcext:apply-style-name="ConditionalStyle_4521" calcext:value="duplicate" calcext:base-cell-address="Sheet1.B72"/>
            <calcext:condition calcext:apply-style-name="ConditionalStyle_4520" calcext:value="duplicate" calcext:base-cell-address="Sheet1.B72"/>
          </calcext:conditional-format>
          <calcext:conditional-format calcext:target-range-address="Sheet1.B86:Sheet1.B86">
            <calcext:condition calcext:apply-style-name="ConditionalStyle_4447" calcext:value="duplicate" calcext:base-cell-address="Sheet1.B86"/>
            <calcext:condition calcext:apply-style-name="ConditionalStyle_4446" calcext:value="duplicate" calcext:base-cell-address="Sheet1.B86"/>
            <calcext:condition calcext:apply-style-name="ConditionalStyle_4445" calcext:value="duplicate" calcext:base-cell-address="Sheet1.B86"/>
            <calcext:condition calcext:apply-style-name="ConditionalStyle_4444" calcext:value="duplicate" calcext:base-cell-address="Sheet1.B86"/>
            <calcext:condition calcext:apply-style-name="ConditionalStyle_4443" calcext:value="duplicate" calcext:base-cell-address="Sheet1.B86"/>
            <calcext:condition calcext:apply-style-name="ConditionalStyle_4442" calcext:value="duplicate" calcext:base-cell-address="Sheet1.B86"/>
          </calcext:conditional-format>
          <calcext:conditional-format calcext:target-range-address="Sheet1.B136:Sheet1.B136">
            <calcext:condition calcext:apply-style-name="ConditionalStyle_4244" calcext:value="duplicate" calcext:base-cell-address="Sheet1.B136"/>
            <calcext:condition calcext:apply-style-name="ConditionalStyle_4243" calcext:value="duplicate" calcext:base-cell-address="Sheet1.B136"/>
            <calcext:condition calcext:apply-style-name="ConditionalStyle_4242" calcext:value="duplicate" calcext:base-cell-address="Sheet1.B136"/>
            <calcext:condition calcext:apply-style-name="ConditionalStyle_4241" calcext:value="duplicate" calcext:base-cell-address="Sheet1.B136"/>
            <calcext:condition calcext:apply-style-name="ConditionalStyle_4240" calcext:value="duplicate" calcext:base-cell-address="Sheet1.B136"/>
            <calcext:condition calcext:apply-style-name="ConditionalStyle_4239" calcext:value="duplicate" calcext:base-cell-address="Sheet1.B136"/>
            <calcext:condition calcext:apply-style-name="ConditionalStyle_4238" calcext:value="duplicate" calcext:base-cell-address="Sheet1.B136"/>
            <calcext:condition calcext:apply-style-name="ConditionalStyle_4237" calcext:value="duplicate" calcext:base-cell-address="Sheet1.B136"/>
            <calcext:condition calcext:apply-style-name="ConditionalStyle_4236" calcext:value="duplicate" calcext:base-cell-address="Sheet1.B136"/>
            <calcext:condition calcext:apply-style-name="ConditionalStyle_4235" calcext:value="duplicate" calcext:base-cell-address="Sheet1.B136"/>
            <calcext:condition calcext:apply-style-name="ConditionalStyle_4234" calcext:value="duplicate" calcext:base-cell-address="Sheet1.B136"/>
            <calcext:condition calcext:apply-style-name="ConditionalStyle_4233" calcext:value="duplicate" calcext:base-cell-address="Sheet1.B136"/>
            <calcext:condition calcext:apply-style-name="ConditionalStyle_4232" calcext:value="duplicate" calcext:base-cell-address="Sheet1.B136"/>
            <calcext:condition calcext:apply-style-name="ConditionalStyle_4231" calcext:value="duplicate" calcext:base-cell-address="Sheet1.B136"/>
            <calcext:condition calcext:apply-style-name="ConditionalStyle_4230" calcext:value="duplicate" calcext:base-cell-address="Sheet1.B136"/>
            <calcext:condition calcext:apply-style-name="ConditionalStyle_4229" calcext:value="duplicate" calcext:base-cell-address="Sheet1.B136"/>
            <calcext:condition calcext:apply-style-name="ConditionalStyle_4228" calcext:value="duplicate" calcext:base-cell-address="Sheet1.B136"/>
            <calcext:condition calcext:apply-style-name="ConditionalStyle_4227" calcext:value="duplicate" calcext:base-cell-address="Sheet1.B136"/>
            <calcext:condition calcext:apply-style-name="ConditionalStyle_4226" calcext:value="duplicate" calcext:base-cell-address="Sheet1.B136"/>
            <calcext:condition calcext:apply-style-name="ConditionalStyle_4225" calcext:value="duplicate" calcext:base-cell-address="Sheet1.B136"/>
            <calcext:condition calcext:apply-style-name="ConditionalStyle_4224" calcext:value="duplicate" calcext:base-cell-address="Sheet1.B136"/>
          </calcext:conditional-format>
          <calcext:conditional-format calcext:target-range-address="Sheet1.B135:Sheet1.B135">
            <calcext:condition calcext:apply-style-name="ConditionalStyle_4265" calcext:value="duplicate" calcext:base-cell-address="Sheet1.B135"/>
            <calcext:condition calcext:apply-style-name="ConditionalStyle_4264" calcext:value="duplicate" calcext:base-cell-address="Sheet1.B135"/>
            <calcext:condition calcext:apply-style-name="ConditionalStyle_4263" calcext:value="duplicate" calcext:base-cell-address="Sheet1.B135"/>
            <calcext:condition calcext:apply-style-name="ConditionalStyle_4262" calcext:value="duplicate" calcext:base-cell-address="Sheet1.B135"/>
            <calcext:condition calcext:apply-style-name="ConditionalStyle_4261" calcext:value="duplicate" calcext:base-cell-address="Sheet1.B135"/>
            <calcext:condition calcext:apply-style-name="ConditionalStyle_4260" calcext:value="duplicate" calcext:base-cell-address="Sheet1.B135"/>
            <calcext:condition calcext:apply-style-name="ConditionalStyle_4259" calcext:value="duplicate" calcext:base-cell-address="Sheet1.B135"/>
            <calcext:condition calcext:apply-style-name="ConditionalStyle_4258" calcext:value="duplicate" calcext:base-cell-address="Sheet1.B135"/>
            <calcext:condition calcext:apply-style-name="ConditionalStyle_4257" calcext:value="duplicate" calcext:base-cell-address="Sheet1.B135"/>
            <calcext:condition calcext:apply-style-name="ConditionalStyle_4256" calcext:value="duplicate" calcext:base-cell-address="Sheet1.B135"/>
            <calcext:condition calcext:apply-style-name="ConditionalStyle_4255" calcext:value="duplicate" calcext:base-cell-address="Sheet1.B135"/>
            <calcext:condition calcext:apply-style-name="ConditionalStyle_4254" calcext:value="duplicate" calcext:base-cell-address="Sheet1.B135"/>
            <calcext:condition calcext:apply-style-name="ConditionalStyle_4253" calcext:value="duplicate" calcext:base-cell-address="Sheet1.B135"/>
            <calcext:condition calcext:apply-style-name="ConditionalStyle_4252" calcext:value="duplicate" calcext:base-cell-address="Sheet1.B135"/>
            <calcext:condition calcext:apply-style-name="ConditionalStyle_4251" calcext:value="duplicate" calcext:base-cell-address="Sheet1.B135"/>
            <calcext:condition calcext:apply-style-name="ConditionalStyle_4250" calcext:value="duplicate" calcext:base-cell-address="Sheet1.B135"/>
            <calcext:condition calcext:apply-style-name="ConditionalStyle_4249" calcext:value="duplicate" calcext:base-cell-address="Sheet1.B135"/>
            <calcext:condition calcext:apply-style-name="ConditionalStyle_4248" calcext:value="duplicate" calcext:base-cell-address="Sheet1.B135"/>
            <calcext:condition calcext:apply-style-name="ConditionalStyle_4247" calcext:value="duplicate" calcext:base-cell-address="Sheet1.B135"/>
            <calcext:condition calcext:apply-style-name="ConditionalStyle_4246" calcext:value="duplicate" calcext:base-cell-address="Sheet1.B135"/>
            <calcext:condition calcext:apply-style-name="ConditionalStyle_4245" calcext:value="duplicate" calcext:base-cell-address="Sheet1.B135"/>
          </calcext:conditional-format>
          <calcext:conditional-format calcext:target-range-address="Sheet1.B30:Sheet1.B31">
            <calcext:condition calcext:apply-style-name="ConditionalStyle_4737" calcext:value="duplicate" calcext:base-cell-address="Sheet1.B30"/>
          </calcext:conditional-format>
          <calcext:conditional-format calcext:target-range-address="Sheet1.B5:Sheet1.B7">
            <calcext:condition calcext:apply-style-name="ConditionalStyle_4848" calcext:value="duplicate" calcext:base-cell-address="Sheet1.B5"/>
            <calcext:condition calcext:apply-style-name="ConditionalStyle_4847" calcext:value="duplicate" calcext:base-cell-address="Sheet1.B5"/>
            <calcext:condition calcext:apply-style-name="ConditionalStyle_4846" calcext:value="duplicate" calcext:base-cell-address="Sheet1.B5"/>
          </calcext:conditional-format>
          <calcext:conditional-format calcext:target-range-address="Sheet1.B253:Sheet1.B254">
            <calcext:condition calcext:apply-style-name="ConditionalStyle_4021" calcext:value="duplicate" calcext:base-cell-address="Sheet1.B253"/>
            <calcext:condition calcext:apply-style-name="ConditionalStyle_4020" calcext:value="duplicate" calcext:base-cell-address="Sheet1.B253"/>
            <calcext:condition calcext:apply-style-name="ConditionalStyle_4019" calcext:value="duplicate" calcext:base-cell-address="Sheet1.B253"/>
            <calcext:condition calcext:apply-style-name="ConditionalStyle_4018" calcext:value="duplicate" calcext:base-cell-address="Sheet1.B253"/>
            <calcext:condition calcext:apply-style-name="ConditionalStyle_4017" calcext:value="duplicate" calcext:base-cell-address="Sheet1.B253"/>
            <calcext:condition calcext:apply-style-name="ConditionalStyle_4016" calcext:value="duplicate" calcext:base-cell-address="Sheet1.B253"/>
            <calcext:condition calcext:apply-style-name="ConditionalStyle_4015" calcext:value="duplicate" calcext:base-cell-address="Sheet1.B253"/>
          </calcext:conditional-format>
          <calcext:conditional-format calcext:target-range-address="Sheet1.B90:Sheet1.B98">
            <calcext:condition calcext:apply-style-name="ConditionalStyle_4384" calcext:value="duplicate" calcext:base-cell-address="Sheet1.B90"/>
            <calcext:condition calcext:apply-style-name="ConditionalStyle_4383" calcext:value="duplicate" calcext:base-cell-address="Sheet1.B90"/>
            <calcext:condition calcext:apply-style-name="ConditionalStyle_4382" calcext:value="duplicate" calcext:base-cell-address="Sheet1.B90"/>
          </calcext:conditional-format>
          <calcext:conditional-format calcext:target-range-address="Sheet1.B62:Sheet1.B63">
            <calcext:condition calcext:apply-style-name="ConditionalStyle_4621" calcext:value="duplicate" calcext:base-cell-address="Sheet1.B62"/>
          </calcext:conditional-format>
          <calcext:conditional-format calcext:target-range-address="Sheet1.B24:Sheet1.B25">
            <calcext:condition calcext:apply-style-name="ConditionalStyle_4762" calcext:value="duplicate" calcext:base-cell-address="Sheet1.B24"/>
            <calcext:condition calcext:apply-style-name="ConditionalStyle_4761" calcext:value="duplicate" calcext:base-cell-address="Sheet1.B24"/>
            <calcext:condition calcext:apply-style-name="ConditionalStyle_4760" calcext:value="duplicate" calcext:base-cell-address="Sheet1.B24"/>
          </calcext:conditional-format>
          <calcext:conditional-format calcext:target-range-address="Sheet1.B166:Sheet1.B167">
            <calcext:condition calcext:apply-style-name="ConditionalStyle_4070" calcext:value="duplicate" calcext:base-cell-address="Sheet1.B166"/>
            <calcext:condition calcext:apply-style-name="ConditionalStyle_4069" calcext:value="duplicate" calcext:base-cell-address="Sheet1.B166"/>
            <calcext:condition calcext:apply-style-name="ConditionalStyle_4068" calcext:value="duplicate" calcext:base-cell-address="Sheet1.B166"/>
            <calcext:condition calcext:apply-style-name="ConditionalStyle_4067" calcext:value="duplicate" calcext:base-cell-address="Sheet1.B166"/>
            <calcext:condition calcext:apply-style-name="ConditionalStyle_4066" calcext:value="duplicate" calcext:base-cell-address="Sheet1.B166"/>
            <calcext:condition calcext:apply-style-name="ConditionalStyle_4065" calcext:value="duplicate" calcext:base-cell-address="Sheet1.B166"/>
          </calcext:conditional-format>
          <calcext:conditional-format calcext:target-range-address="Sheet1.B99:Sheet1.B100">
            <calcext:condition calcext:apply-style-name="ConditionalStyle_4381" calcext:value="duplicate" calcext:base-cell-address="Sheet1.B99"/>
            <calcext:condition calcext:apply-style-name="ConditionalStyle_4380" calcext:value="duplicate" calcext:base-cell-address="Sheet1.B99"/>
            <calcext:condition calcext:apply-style-name="ConditionalStyle_4379" calcext:value="duplicate" calcext:base-cell-address="Sheet1.B99"/>
            <calcext:condition calcext:apply-style-name="ConditionalStyle_4378" calcext:value="duplicate" calcext:base-cell-address="Sheet1.B99"/>
            <calcext:condition calcext:apply-style-name="ConditionalStyle_4377" calcext:value="duplicate" calcext:base-cell-address="Sheet1.B99"/>
            <calcext:condition calcext:apply-style-name="ConditionalStyle_4376" calcext:value="duplicate" calcext:base-cell-address="Sheet1.B99"/>
            <calcext:condition calcext:apply-style-name="ConditionalStyle_4375" calcext:value="duplicate" calcext:base-cell-address="Sheet1.B99"/>
            <calcext:condition calcext:apply-style-name="ConditionalStyle_4374" calcext:value="duplicate" calcext:base-cell-address="Sheet1.B99"/>
          </calcext:conditional-format>
          <calcext:conditional-format calcext:target-range-address="Sheet1.B9:Sheet1.B10">
            <calcext:condition calcext:apply-style-name="ConditionalStyle_4845" calcext:value="duplicate" calcext:base-cell-address="Sheet1.B9"/>
          </calcext:conditional-format>
          <calcext:conditional-format calcext:target-range-address="Sheet1.B49:Sheet1.B51">
            <calcext:condition calcext:apply-style-name="ConditionalStyle_4655" calcext:value="duplicate" calcext:base-cell-address="Sheet1.B49"/>
            <calcext:condition calcext:apply-style-name="ConditionalStyle_4654" calcext:value="duplicate" calcext:base-cell-address="Sheet1.B49"/>
            <calcext:condition calcext:apply-style-name="ConditionalStyle_4653" calcext:value="duplicate" calcext:base-cell-address="Sheet1.B49"/>
          </calcext:conditional-format>
          <calcext:conditional-format calcext:target-range-address="Sheet1.B170:Sheet1.B182 Sheet1.B47:Sheet1.B48 Sheet1.B141:Sheet1.B142 Sheet1.B80:Sheet1.B81 Sheet1.B69:Sheet1.B70 Sheet1.B28:Sheet1.B29 Sheet1.B19:Sheet1.B22 Sheet1.B32:Sheet1.B33">
            <calcext:condition calcext:apply-style-name="ConditionalStyle_4030" calcext:value="duplicate" calcext:base-cell-address="Sheet1.B19"/>
          </calcext:conditional-format>
          <calcext:conditional-format calcext:target-range-address="Sheet1.B170:Sheet1.B182 Sheet1.B124:Sheet1.B127 Sheet1.B19:Sheet1.B22 Sheet1.B8:Sheet1.B10 Sheet1.B47:Sheet1.B48 Sheet1.B141:Sheet1.B142 Sheet1.B147:Sheet1.B149 Sheet1.B80:Sheet1.B81 Sheet1.B28:Sheet1.B33 Sheet1.B38:Sheet1.B42 Sheet1.B59:Sheet1.B63 Sheet1.B69:Sheet1.B71">
            <calcext:condition calcext:apply-style-name="ConditionalStyle_4023" calcext:value="duplicate" calcext:base-cell-address="Sheet1.B8"/>
          </calcext:conditional-format>
          <calcext:conditional-format calcext:target-range-address="Sheet1.B170:Sheet1.B182 Sheet1.B124:Sheet1.B127 Sheet1.B19:Sheet1.B22 Sheet1.B8:Sheet1.B10 Sheet1.B1:Sheet1.B1 Sheet1.B47:Sheet1.B48 Sheet1.B141:Sheet1.B142 Sheet1.B144:Sheet1.B149 Sheet1.B80:Sheet1.B81 Sheet1.B28:Sheet1.B33 Sheet1.B38:Sheet1.B42 Sheet1.B59:Sheet1.B63 Sheet1.B69:Sheet1.B71">
            <calcext:condition calcext:apply-style-name="ConditionalStyle_4026" calcext:value="duplicate" calcext:base-cell-address="Sheet1.B1"/>
            <calcext:condition calcext:apply-style-name="ConditionalStyle_4025" calcext:value="duplicate" calcext:base-cell-address="Sheet1.B1"/>
            <calcext:condition calcext:apply-style-name="ConditionalStyle_4024" calcext:value="duplicate" calcext:base-cell-address="Sheet1.B1"/>
          </calcext:conditional-format>
          <calcext:conditional-format calcext:target-range-address="Sheet1.B170:Sheet1.B182 Sheet1.B124:Sheet1.B127 Sheet1.B1:Sheet1.B1 Sheet1.B19:Sheet1.B22 Sheet1.B8:Sheet1.B10 Sheet1.B47:Sheet1.B48 Sheet1.B141:Sheet1.B142 Sheet1.B144:Sheet1.B149 Sheet1.B80:Sheet1.B81 Sheet1.B28:Sheet1.B33 Sheet1.B38:Sheet1.B42 Sheet1.B59:Sheet1.B63 Sheet1.B69:Sheet1.B71">
            <calcext:condition calcext:apply-style-name="ConditionalStyle_4029" calcext:value="duplicate" calcext:base-cell-address="Sheet1.B1"/>
            <calcext:condition calcext:apply-style-name="ConditionalStyle_4028" calcext:value="duplicate" calcext:base-cell-address="Sheet1.B1"/>
            <calcext:condition calcext:apply-style-name="ConditionalStyle_4027" calcext:value="duplicate" calcext:base-cell-address="Sheet1.B1"/>
          </calcext:conditional-format>
          <calcext:conditional-format calcext:target-range-address="Sheet1.B170:Sheet1.B182">
            <calcext:condition calcext:apply-style-name="ConditionalStyle_4022" calcext:value="duplicate" calcext:base-cell-address="Sheet1.B170"/>
          </calcext:conditional-format>
          <calcext:conditional-format calcext:target-range-address="Sheet1.W172:Sheet1.W174">
            <calcext:condition calcext:apply-style-name="ConditionalStyle_3044" calcext:value="duplicate" calcext:base-cell-address="Sheet1.W172"/>
            <calcext:condition calcext:apply-style-name="ConditionalStyle_3043" calcext:value="duplicate" calcext:base-cell-address="Sheet1.W172"/>
            <calcext:condition calcext:apply-style-name="ConditionalStyle_3042" calcext:value="duplicate" calcext:base-cell-address="Sheet1.W172"/>
            <calcext:condition calcext:apply-style-name="ConditionalStyle_3041" calcext:value="duplicate" calcext:base-cell-address="Sheet1.W172"/>
            <calcext:condition calcext:apply-style-name="ConditionalStyle_3040" calcext:value="duplicate" calcext:base-cell-address="Sheet1.W172"/>
            <calcext:condition calcext:apply-style-name="ConditionalStyle_3039" calcext:value="duplicate" calcext:base-cell-address="Sheet1.W172"/>
            <calcext:condition calcext:apply-style-name="ConditionalStyle_3038" calcext:value="duplicate" calcext:base-cell-address="Sheet1.W172"/>
            <calcext:condition calcext:apply-style-name="ConditionalStyle_3037" calcext:value="duplicate" calcext:base-cell-address="Sheet1.W172"/>
            <calcext:condition calcext:apply-style-name="ConditionalStyle_3036" calcext:value="duplicate" calcext:base-cell-address="Sheet1.W172"/>
            <calcext:condition calcext:apply-style-name="ConditionalStyle_3035" calcext:value="duplicate" calcext:base-cell-address="Sheet1.W172"/>
            <calcext:condition calcext:apply-style-name="ConditionalStyle_3034" calcext:value="duplicate" calcext:base-cell-address="Sheet1.W172"/>
            <calcext:condition calcext:apply-style-name="ConditionalStyle_3033" calcext:value="duplicate" calcext:base-cell-address="Sheet1.W172"/>
          </calcext:conditional-format>
          <calcext:conditional-format calcext:target-range-address="Sheet1.B110:Sheet1.B112">
            <calcext:condition calcext:apply-style-name="ConditionalStyle_4341" calcext:value="duplicate" calcext:base-cell-address="Sheet1.B110"/>
            <calcext:condition calcext:apply-style-name="ConditionalStyle_4340" calcext:value="duplicate" calcext:base-cell-address="Sheet1.B110"/>
            <calcext:condition calcext:apply-style-name="ConditionalStyle_4339" calcext:value="duplicate" calcext:base-cell-address="Sheet1.B110"/>
          </calcext:conditional-format>
          <calcext:conditional-format calcext:target-range-address="Sheet1.B57:Sheet1.B58">
            <calcext:condition calcext:apply-style-name="ConditionalStyle_4630" calcext:value="duplicate" calcext:base-cell-address="Sheet1.B57"/>
            <calcext:condition calcext:apply-style-name="ConditionalStyle_4629" calcext:value="duplicate" calcext:base-cell-address="Sheet1.B57"/>
            <calcext:condition calcext:apply-style-name="ConditionalStyle_4628" calcext:value="duplicate" calcext:base-cell-address="Sheet1.B57"/>
            <calcext:condition calcext:apply-style-name="ConditionalStyle_4627" calcext:value="duplicate" calcext:base-cell-address="Sheet1.B57"/>
            <calcext:condition calcext:apply-style-name="ConditionalStyle_4626" calcext:value="duplicate" calcext:base-cell-address="Sheet1.B57"/>
            <calcext:condition calcext:apply-style-name="ConditionalStyle_4625" calcext:value="duplicate" calcext:base-cell-address="Sheet1.B57"/>
            <calcext:condition calcext:apply-style-name="ConditionalStyle_4624" calcext:value="duplicate" calcext:base-cell-address="Sheet1.B57"/>
            <calcext:condition calcext:apply-style-name="ConditionalStyle_4623" calcext:value="duplicate" calcext:base-cell-address="Sheet1.B57"/>
            <calcext:condition calcext:apply-style-name="ConditionalStyle_4622" calcext:value="duplicate" calcext:base-cell-address="Sheet1.B57"/>
          </calcext:conditional-format>
          <calcext:conditional-format calcext:target-range-address="Sheet1.B101:Sheet1.B103">
            <calcext:condition calcext:apply-style-name="ConditionalStyle_4373" calcext:value="duplicate" calcext:base-cell-address="Sheet1.B101"/>
            <calcext:condition calcext:apply-style-name="ConditionalStyle_4372" calcext:value="duplicate" calcext:base-cell-address="Sheet1.B101"/>
            <calcext:condition calcext:apply-style-name="ConditionalStyle_4371" calcext:value="duplicate" calcext:base-cell-address="Sheet1.B101"/>
            <calcext:condition calcext:apply-style-name="ConditionalStyle_4370" calcext:value="duplicate" calcext:base-cell-address="Sheet1.B101"/>
            <calcext:condition calcext:apply-style-name="ConditionalStyle_4369" calcext:value="duplicate" calcext:base-cell-address="Sheet1.B101"/>
            <calcext:condition calcext:apply-style-name="ConditionalStyle_4368" calcext:value="duplicate" calcext:base-cell-address="Sheet1.B101"/>
            <calcext:condition calcext:apply-style-name="ConditionalStyle_4367" calcext:value="duplicate" calcext:base-cell-address="Sheet1.B101"/>
            <calcext:condition calcext:apply-style-name="ConditionalStyle_4366" calcext:value="duplicate" calcext:base-cell-address="Sheet1.B101"/>
            <calcext:condition calcext:apply-style-name="ConditionalStyle_4365" calcext:value="duplicate" calcext:base-cell-address="Sheet1.B101"/>
            <calcext:condition calcext:apply-style-name="ConditionalStyle_4364" calcext:value="duplicate" calcext:base-cell-address="Sheet1.B101"/>
            <calcext:condition calcext:apply-style-name="ConditionalStyle_4363" calcext:value="duplicate" calcext:base-cell-address="Sheet1.B101"/>
            <calcext:condition calcext:apply-style-name="ConditionalStyle_4362" calcext:value="duplicate" calcext:base-cell-address="Sheet1.B101"/>
          </calcext:conditional-format>
          <calcext:conditional-format calcext:target-range-address="Sheet1.B104:Sheet1.B104">
            <calcext:condition calcext:apply-style-name="ConditionalStyle_4361" calcext:value="duplicate" calcext:base-cell-address="Sheet1.B104"/>
            <calcext:condition calcext:apply-style-name="ConditionalStyle_4360" calcext:value="duplicate" calcext:base-cell-address="Sheet1.B104"/>
            <calcext:condition calcext:apply-style-name="ConditionalStyle_4359" calcext:value="duplicate" calcext:base-cell-address="Sheet1.B104"/>
            <calcext:condition calcext:apply-style-name="ConditionalStyle_4358" calcext:value="duplicate" calcext:base-cell-address="Sheet1.B104"/>
            <calcext:condition calcext:apply-style-name="ConditionalStyle_4357" calcext:value="duplicate" calcext:base-cell-address="Sheet1.B104"/>
            <calcext:condition calcext:apply-style-name="ConditionalStyle_4356" calcext:value="duplicate" calcext:base-cell-address="Sheet1.B104"/>
            <calcext:condition calcext:apply-style-name="ConditionalStyle_4355" calcext:value="duplicate" calcext:base-cell-address="Sheet1.B104"/>
            <calcext:condition calcext:apply-style-name="ConditionalStyle_4354" calcext:value="duplicate" calcext:base-cell-address="Sheet1.B104"/>
            <calcext:condition calcext:apply-style-name="ConditionalStyle_4353" calcext:value="duplicate" calcext:base-cell-address="Sheet1.B104"/>
            <calcext:condition calcext:apply-style-name="ConditionalStyle_4352" calcext:value="duplicate" calcext:base-cell-address="Sheet1.B104"/>
            <calcext:condition calcext:apply-style-name="ConditionalStyle_4351" calcext:value="duplicate" calcext:base-cell-address="Sheet1.B104"/>
            <calcext:condition calcext:apply-style-name="ConditionalStyle_4350" calcext:value="duplicate" calcext:base-cell-address="Sheet1.B104"/>
          </calcext:conditional-format>
          <calcext:conditional-format calcext:target-range-address="Sheet1.B443:Sheet1.B1048576 Sheet1.B397:Sheet1.B398 Sheet1.B395:Sheet1.B395 Sheet1.B318:Sheet1.B342 Sheet1.B255:Sheet1.B315 Sheet1.B141:Sheet1.B161 Sheet1.B59:Sheet1.B63 Sheet1.B69:Sheet1.B87 Sheet1.B124:Sheet1.B136 Sheet1.B1:Sheet1.B22 Sheet1.B45:Sheet1.B56 Sheet1.B105:Sheet1.B112 Sheet1.B24:Sheet1.B42 Sheet1.B361:Sheet1.B387 Sheet1.B400:Sheet1.B420 Sheet1.B170:Sheet1.B252">
            <calcext:condition calcext:apply-style-name="ConditionalStyle_3056" calcext:value="duplicate" calcext:base-cell-address="Sheet1.B1"/>
          </calcext:conditional-format>
          <calcext:conditional-format calcext:target-range-address="Sheet1.B443:Sheet1.B1048576 Sheet1.B398:Sheet1.B398 Sheet1.B395:Sheet1.B395 Sheet1.B318:Sheet1.B342 Sheet1.B255:Sheet1.B315 Sheet1.B141:Sheet1.B161 Sheet1.B59:Sheet1.B63 Sheet1.B69:Sheet1.B87 Sheet1.B124:Sheet1.B136 Sheet1.B1:Sheet1.B22 Sheet1.B45:Sheet1.B56 Sheet1.B105:Sheet1.B112 Sheet1.B24:Sheet1.B42 Sheet1.B361:Sheet1.B387 Sheet1.B400:Sheet1.B420 Sheet1.B170:Sheet1.B252">
            <calcext:condition calcext:apply-style-name="ConditionalStyle_3048" calcext:value="duplicate" calcext:base-cell-address="Sheet1.B1"/>
          </calcext:conditional-format>
          <calcext:conditional-format calcext:target-range-address="Sheet1.B443:Sheet1.B1048576 Sheet1.B398:Sheet1.B398 Sheet1.B395:Sheet1.B395 Sheet1.B318:Sheet1.B342 Sheet1.B255:Sheet1.B315 Sheet1.B156:Sheet1.B161 Sheet1.B110:Sheet1.B112 Sheet1.B37:Sheet1.B42 Sheet1.B86:Sheet1.B86 Sheet1.B141:Sheet1.B149 Sheet1.B59:Sheet1.B63 Sheet1.B69:Sheet1.B82 Sheet1.B124:Sheet1.B136 Sheet1.B1:Sheet1.B22 Sheet1.B45:Sheet1.B56 Sheet1.B24:Sheet1.B33 Sheet1.B361:Sheet1.B387 Sheet1.B400:Sheet1.B420 Sheet1.B170:Sheet1.B252">
            <calcext:condition calcext:apply-style-name="ConditionalStyle_3047" calcext:value="duplicate" calcext:base-cell-address="Sheet1.B1"/>
          </calcext:conditional-format>
          <calcext:conditional-format calcext:target-range-address="Sheet1.B443:Sheet1.B1048576 Sheet1.B398:Sheet1.B398 Sheet1.B395:Sheet1.B395 Sheet1.B318:Sheet1.B342 Sheet1.B255:Sheet1.B315 Sheet1.B156:Sheet1.B161 Sheet1.B110:Sheet1.B112 Sheet1.B86:Sheet1.B86 Sheet1.B141:Sheet1.B149 Sheet1.B59:Sheet1.B63 Sheet1.B69:Sheet1.B84 Sheet1.B124:Sheet1.B136 Sheet1.B1:Sheet1.B22 Sheet1.B45:Sheet1.B56 Sheet1.B24:Sheet1.B42 Sheet1.B361:Sheet1.B387 Sheet1.B400:Sheet1.B420 Sheet1.B170:Sheet1.B252">
            <calcext:condition calcext:apply-style-name="ConditionalStyle_3046" calcext:value="duplicate" calcext:base-cell-address="Sheet1.B1"/>
          </calcext:conditional-format>
          <calcext:conditional-format calcext:target-range-address="Sheet1.B443:Sheet1.B1048576 Sheet1.B398:Sheet1.B398 Sheet1.B395:Sheet1.B395 Sheet1.B318:Sheet1.B342 Sheet1.B255:Sheet1.B315 Sheet1.B156:Sheet1.B161 Sheet1.B110:Sheet1.B112 Sheet1.B141:Sheet1.B149 Sheet1.B59:Sheet1.B63 Sheet1.B69:Sheet1.B86 Sheet1.B124:Sheet1.B136 Sheet1.B1:Sheet1.B22 Sheet1.B45:Sheet1.B56 Sheet1.B24:Sheet1.B42 Sheet1.B361:Sheet1.B387 Sheet1.B400:Sheet1.B420 Sheet1.B170:Sheet1.B252">
            <calcext:condition calcext:apply-style-name="ConditionalStyle_3045" calcext:value="duplicate" calcext:base-cell-address="Sheet1.B1"/>
          </calcext:conditional-format>
          <calcext:conditional-format calcext:target-range-address="Sheet1.B443:Sheet1.B1048576 Sheet1.B398:Sheet1.B398 Sheet1.B318:Sheet1.B342 Sheet1.B255:Sheet1.B315 Sheet1.B74:Sheet1.B79 Sheet1.B361:Sheet1.B387 Sheet1.B400:Sheet1.B420 Sheet1.B183:Sheet1.B252">
            <calcext:condition calcext:apply-style-name="ConditionalStyle_3054" calcext:value="duplicate" calcext:base-cell-address="Sheet1.B74"/>
            <calcext:condition calcext:apply-style-name="ConditionalStyle_3053" calcext:value="duplicate" calcext:base-cell-address="Sheet1.B74"/>
            <calcext:condition calcext:apply-style-name="ConditionalStyle_3052" calcext:value="duplicate" calcext:base-cell-address="Sheet1.B74"/>
          </calcext:conditional-format>
          <calcext:conditional-format calcext:target-range-address="Sheet1.B443:Sheet1.B1048576 Sheet1.B398:Sheet1.B398 Sheet1.B318:Sheet1.B342 Sheet1.B255:Sheet1.B315 Sheet1.B110:Sheet1.B112 Sheet1.B86:Sheet1.B86 Sheet1.B1:Sheet1.B3 Sheet1.B8:Sheet1.B13 Sheet1.B47:Sheet1.B48 Sheet1.B28:Sheet1.B33 Sheet1.B38:Sheet1.B42 Sheet1.B135:Sheet1.B136 Sheet1.B144:Sheet1.B149 Sheet1.B141:Sheet1.B142 Sheet1.B59:Sheet1.B63 Sheet1.B69:Sheet1.B81 Sheet1.B124:Sheet1.B127 Sheet1.B15:Sheet1.B22 Sheet1.B24:Sheet1.B25 Sheet1.B361:Sheet1.B387 Sheet1.B400:Sheet1.B420 Sheet1.B170:Sheet1.B252">
            <calcext:condition calcext:apply-style-name="ConditionalStyle_3051" calcext:value="duplicate" calcext:base-cell-address="Sheet1.B1"/>
            <calcext:condition calcext:apply-style-name="ConditionalStyle_3050" calcext:value="duplicate" calcext:base-cell-address="Sheet1.B1"/>
          </calcext:conditional-format>
          <calcext:conditional-format calcext:target-range-address="Sheet1.B443:Sheet1.B1048576 Sheet1.B398:Sheet1.B398 Sheet1.B318:Sheet1.B342 Sheet1.B255:Sheet1.B315 Sheet1.B110:Sheet1.B112 Sheet1.B86:Sheet1.B86 Sheet1.B8:Sheet1.B13 Sheet1.B47:Sheet1.B48 Sheet1.B28:Sheet1.B33 Sheet1.B38:Sheet1.B42 Sheet1.B135:Sheet1.B136 Sheet1.B144:Sheet1.B149 Sheet1.B141:Sheet1.B142 Sheet1.B59:Sheet1.B63 Sheet1.B69:Sheet1.B81 Sheet1.B124:Sheet1.B127 Sheet1.B15:Sheet1.B22 Sheet1.B1:Sheet1.B3 Sheet1.B24:Sheet1.B25 Sheet1.B361:Sheet1.B387 Sheet1.B400:Sheet1.B420 Sheet1.B170:Sheet1.B252">
            <calcext:condition calcext:apply-style-name="ConditionalStyle_3049" calcext:value="duplicate" calcext:base-cell-address="Sheet1.B1"/>
          </calcext:conditional-format>
          <calcext:conditional-format calcext:target-range-address="Sheet1.B43:Sheet1.B44">
            <calcext:condition calcext:apply-style-name="ConditionalStyle_4695" calcext:value="duplicate" calcext:base-cell-address="Sheet1.B43"/>
            <calcext:condition calcext:apply-style-name="ConditionalStyle_4694" calcext:value="duplicate" calcext:base-cell-address="Sheet1.B43"/>
            <calcext:condition calcext:apply-style-name="ConditionalStyle_4693" calcext:value="duplicate" calcext:base-cell-address="Sheet1.B43"/>
            <calcext:condition calcext:apply-style-name="ConditionalStyle_4692" calcext:value="duplicate" calcext:base-cell-address="Sheet1.B43"/>
            <calcext:condition calcext:apply-style-name="ConditionalStyle_4691" calcext:value="duplicate" calcext:base-cell-address="Sheet1.B43"/>
            <calcext:condition calcext:apply-style-name="ConditionalStyle_4690" calcext:value="duplicate" calcext:base-cell-address="Sheet1.B43"/>
            <calcext:condition calcext:apply-style-name="ConditionalStyle_4689" calcext:value="duplicate" calcext:base-cell-address="Sheet1.B43"/>
            <calcext:condition calcext:apply-style-name="ConditionalStyle_4688" calcext:value="duplicate" calcext:base-cell-address="Sheet1.B43"/>
            <calcext:condition calcext:apply-style-name="ConditionalStyle_4687" calcext:value="duplicate" calcext:base-cell-address="Sheet1.B43"/>
            <calcext:condition calcext:apply-style-name="ConditionalStyle_4686" calcext:value="duplicate" calcext:base-cell-address="Sheet1.B43"/>
            <calcext:condition calcext:apply-style-name="ConditionalStyle_4685" calcext:value="duplicate" calcext:base-cell-address="Sheet1.B43"/>
            <calcext:condition calcext:apply-style-name="ConditionalStyle_4684" calcext:value="duplicate" calcext:base-cell-address="Sheet1.B43"/>
            <calcext:condition calcext:apply-style-name="ConditionalStyle_4683" calcext:value="duplicate" calcext:base-cell-address="Sheet1.B43"/>
            <calcext:condition calcext:apply-style-name="ConditionalStyle_4682" calcext:value="duplicate" calcext:base-cell-address="Sheet1.B43"/>
            <calcext:condition calcext:apply-style-name="ConditionalStyle_4681" calcext:value="duplicate" calcext:base-cell-address="Sheet1.B43"/>
            <calcext:condition calcext:apply-style-name="ConditionalStyle_4680" calcext:value="duplicate" calcext:base-cell-address="Sheet1.B43"/>
            <calcext:condition calcext:apply-style-name="ConditionalStyle_4679" calcext:value="duplicate" calcext:base-cell-address="Sheet1.B43"/>
            <calcext:condition calcext:apply-style-name="ConditionalStyle_4678" calcext:value="duplicate" calcext:base-cell-address="Sheet1.B43"/>
            <calcext:condition calcext:apply-style-name="ConditionalStyle_4677" calcext:value="duplicate" calcext:base-cell-address="Sheet1.B43"/>
            <calcext:condition calcext:apply-style-name="ConditionalStyle_4676" calcext:value="duplicate" calcext:base-cell-address="Sheet1.B43"/>
            <calcext:condition calcext:apply-style-name="ConditionalStyle_4675" calcext:value="duplicate" calcext:base-cell-address="Sheet1.B43"/>
            <calcext:condition calcext:apply-style-name="ConditionalStyle_4674" calcext:value="duplicate" calcext:base-cell-address="Sheet1.B43"/>
            <calcext:condition calcext:apply-style-name="ConditionalStyle_4673" calcext:value="duplicate" calcext:base-cell-address="Sheet1.B43"/>
            <calcext:condition calcext:apply-style-name="ConditionalStyle_4672" calcext:value="duplicate" calcext:base-cell-address="Sheet1.B43"/>
            <calcext:condition calcext:apply-style-name="ConditionalStyle_4671" calcext:value="duplicate" calcext:base-cell-address="Sheet1.B43"/>
            <calcext:condition calcext:apply-style-name="ConditionalStyle_4670" calcext:value="duplicate" calcext:base-cell-address="Sheet1.B43"/>
            <calcext:condition calcext:apply-style-name="ConditionalStyle_4669" calcext:value="duplicate" calcext:base-cell-address="Sheet1.B43"/>
            <calcext:condition calcext:apply-style-name="ConditionalStyle_4668" calcext:value="duplicate" calcext:base-cell-address="Sheet1.B43"/>
            <calcext:condition calcext:apply-style-name="ConditionalStyle_4667" calcext:value="duplicate" calcext:base-cell-address="Sheet1.B43"/>
            <calcext:condition calcext:apply-style-name="ConditionalStyle_4666" calcext:value="duplicate" calcext:base-cell-address="Sheet1.B43"/>
            <calcext:condition calcext:apply-style-name="ConditionalStyle_4665" calcext:value="duplicate" calcext:base-cell-address="Sheet1.B43"/>
            <calcext:condition calcext:apply-style-name="ConditionalStyle_4664" calcext:value="duplicate" calcext:base-cell-address="Sheet1.B43"/>
            <calcext:condition calcext:apply-style-name="ConditionalStyle_4663" calcext:value="duplicate" calcext:base-cell-address="Sheet1.B43"/>
            <calcext:condition calcext:apply-style-name="ConditionalStyle_4662" calcext:value="duplicate" calcext:base-cell-address="Sheet1.B43"/>
            <calcext:condition calcext:apply-style-name="ConditionalStyle_4661" calcext:value="duplicate" calcext:base-cell-address="Sheet1.B43"/>
            <calcext:condition calcext:apply-style-name="ConditionalStyle_4660" calcext:value="duplicate" calcext:base-cell-address="Sheet1.B43"/>
            <calcext:condition calcext:apply-style-name="ConditionalStyle_4659" calcext:value="duplicate" calcext:base-cell-address="Sheet1.B43"/>
          </calcext:conditional-format>
          <calcext:conditional-format calcext:target-range-address="Sheet1.B26:Sheet1.B27">
            <calcext:condition calcext:apply-style-name="ConditionalStyle_4759" calcext:value="duplicate" calcext:base-cell-address="Sheet1.B26"/>
            <calcext:condition calcext:apply-style-name="ConditionalStyle_4758" calcext:value="duplicate" calcext:base-cell-address="Sheet1.B26"/>
            <calcext:condition calcext:apply-style-name="ConditionalStyle_4757" calcext:value="duplicate" calcext:base-cell-address="Sheet1.B26"/>
            <calcext:condition calcext:apply-style-name="ConditionalStyle_4756" calcext:value="duplicate" calcext:base-cell-address="Sheet1.B26"/>
            <calcext:condition calcext:apply-style-name="ConditionalStyle_4755" calcext:value="duplicate" calcext:base-cell-address="Sheet1.B26"/>
            <calcext:condition calcext:apply-style-name="ConditionalStyle_4754" calcext:value="duplicate" calcext:base-cell-address="Sheet1.B26"/>
            <calcext:condition calcext:apply-style-name="ConditionalStyle_4753" calcext:value="duplicate" calcext:base-cell-address="Sheet1.B26"/>
            <calcext:condition calcext:apply-style-name="ConditionalStyle_4752" calcext:value="duplicate" calcext:base-cell-address="Sheet1.B26"/>
            <calcext:condition calcext:apply-style-name="ConditionalStyle_4751" calcext:value="duplicate" calcext:base-cell-address="Sheet1.B26"/>
            <calcext:condition calcext:apply-style-name="ConditionalStyle_4750" calcext:value="duplicate" calcext:base-cell-address="Sheet1.B26"/>
            <calcext:condition calcext:apply-style-name="ConditionalStyle_4749" calcext:value="duplicate" calcext:base-cell-address="Sheet1.B26"/>
            <calcext:condition calcext:apply-style-name="ConditionalStyle_4748" calcext:value="duplicate" calcext:base-cell-address="Sheet1.B26"/>
            <calcext:condition calcext:apply-style-name="ConditionalStyle_4747" calcext:value="duplicate" calcext:base-cell-address="Sheet1.B26"/>
            <calcext:condition calcext:apply-style-name="ConditionalStyle_4746" calcext:value="duplicate" calcext:base-cell-address="Sheet1.B26"/>
            <calcext:condition calcext:apply-style-name="ConditionalStyle_4745" calcext:value="duplicate" calcext:base-cell-address="Sheet1.B26"/>
            <calcext:condition calcext:apply-style-name="ConditionalStyle_4744" calcext:value="duplicate" calcext:base-cell-address="Sheet1.B26"/>
            <calcext:condition calcext:apply-style-name="ConditionalStyle_4743" calcext:value="duplicate" calcext:base-cell-address="Sheet1.B26"/>
            <calcext:condition calcext:apply-style-name="ConditionalStyle_4742" calcext:value="duplicate" calcext:base-cell-address="Sheet1.B26"/>
            <calcext:condition calcext:apply-style-name="ConditionalStyle_4741" calcext:value="duplicate" calcext:base-cell-address="Sheet1.B26"/>
            <calcext:condition calcext:apply-style-name="ConditionalStyle_4740" calcext:value="duplicate" calcext:base-cell-address="Sheet1.B26"/>
            <calcext:condition calcext:apply-style-name="ConditionalStyle_4739" calcext:value="duplicate" calcext:base-cell-address="Sheet1.B26"/>
            <calcext:condition calcext:apply-style-name="ConditionalStyle_4738" calcext:value="duplicate" calcext:base-cell-address="Sheet1.B26"/>
          </calcext:conditional-format>
          <calcext:conditional-format calcext:target-range-address="Sheet1.B113:Sheet1.B123">
            <calcext:condition calcext:apply-style-name="ConditionalStyle_4338" calcext:value="duplicate" calcext:base-cell-address="Sheet1.B113"/>
            <calcext:condition calcext:apply-style-name="ConditionalStyle_4337" calcext:value="duplicate" calcext:base-cell-address="Sheet1.B113"/>
            <calcext:condition calcext:apply-style-name="ConditionalStyle_4336" calcext:value="duplicate" calcext:base-cell-address="Sheet1.B113"/>
            <calcext:condition calcext:apply-style-name="ConditionalStyle_4335" calcext:value="duplicate" calcext:base-cell-address="Sheet1.B113"/>
            <calcext:condition calcext:apply-style-name="ConditionalStyle_4334" calcext:value="duplicate" calcext:base-cell-address="Sheet1.B113"/>
            <calcext:condition calcext:apply-style-name="ConditionalStyle_4333" calcext:value="duplicate" calcext:base-cell-address="Sheet1.B113"/>
            <calcext:condition calcext:apply-style-name="ConditionalStyle_4332" calcext:value="duplicate" calcext:base-cell-address="Sheet1.B113"/>
          </calcext:conditional-format>
          <calcext:conditional-format calcext:target-range-address="Sheet1.B34:Sheet1.B36">
            <calcext:condition calcext:apply-style-name="ConditionalStyle_4736" calcext:value="duplicate" calcext:base-cell-address="Sheet1.B34"/>
            <calcext:condition calcext:apply-style-name="ConditionalStyle_4735" calcext:value="duplicate" calcext:base-cell-address="Sheet1.B34"/>
            <calcext:condition calcext:apply-style-name="ConditionalStyle_4734" calcext:value="duplicate" calcext:base-cell-address="Sheet1.B34"/>
            <calcext:condition calcext:apply-style-name="ConditionalStyle_4733" calcext:value="duplicate" calcext:base-cell-address="Sheet1.B34"/>
            <calcext:condition calcext:apply-style-name="ConditionalStyle_4732" calcext:value="duplicate" calcext:base-cell-address="Sheet1.B34"/>
            <calcext:condition calcext:apply-style-name="ConditionalStyle_4731" calcext:value="duplicate" calcext:base-cell-address="Sheet1.B34"/>
            <calcext:condition calcext:apply-style-name="ConditionalStyle_4730" calcext:value="duplicate" calcext:base-cell-address="Sheet1.B34"/>
            <calcext:condition calcext:apply-style-name="ConditionalStyle_4729" calcext:value="duplicate" calcext:base-cell-address="Sheet1.B34"/>
            <calcext:condition calcext:apply-style-name="ConditionalStyle_4728" calcext:value="duplicate" calcext:base-cell-address="Sheet1.B34"/>
            <calcext:condition calcext:apply-style-name="ConditionalStyle_4727" calcext:value="duplicate" calcext:base-cell-address="Sheet1.B34"/>
            <calcext:condition calcext:apply-style-name="ConditionalStyle_4726" calcext:value="duplicate" calcext:base-cell-address="Sheet1.B34"/>
            <calcext:condition calcext:apply-style-name="ConditionalStyle_4725" calcext:value="duplicate" calcext:base-cell-address="Sheet1.B34"/>
            <calcext:condition calcext:apply-style-name="ConditionalStyle_4724" calcext:value="duplicate" calcext:base-cell-address="Sheet1.B34"/>
            <calcext:condition calcext:apply-style-name="ConditionalStyle_4723" calcext:value="duplicate" calcext:base-cell-address="Sheet1.B34"/>
            <calcext:condition calcext:apply-style-name="ConditionalStyle_4722" calcext:value="duplicate" calcext:base-cell-address="Sheet1.B34"/>
            <calcext:condition calcext:apply-style-name="ConditionalStyle_4721" calcext:value="duplicate" calcext:base-cell-address="Sheet1.B34"/>
            <calcext:condition calcext:apply-style-name="ConditionalStyle_4720" calcext:value="duplicate" calcext:base-cell-address="Sheet1.B34"/>
            <calcext:condition calcext:apply-style-name="ConditionalStyle_4719" calcext:value="duplicate" calcext:base-cell-address="Sheet1.B34"/>
            <calcext:condition calcext:apply-style-name="ConditionalStyle_4718" calcext:value="duplicate" calcext:base-cell-address="Sheet1.B34"/>
            <calcext:condition calcext:apply-style-name="ConditionalStyle_4717" calcext:value="duplicate" calcext:base-cell-address="Sheet1.B34"/>
            <calcext:condition calcext:apply-style-name="ConditionalStyle_4716" calcext:value="duplicate" calcext:base-cell-address="Sheet1.B34"/>
            <calcext:condition calcext:apply-style-name="ConditionalStyle_4715" calcext:value="duplicate" calcext:base-cell-address="Sheet1.B34"/>
            <calcext:condition calcext:apply-style-name="ConditionalStyle_4714" calcext:value="duplicate" calcext:base-cell-address="Sheet1.B34"/>
          </calcext:conditional-format>
          <calcext:conditional-format calcext:target-range-address="Sheet1.B346:Sheet1.B352">
            <calcext:condition calcext:apply-style-name="ConditionalStyle_3898" calcext:value="duplicate" calcext:base-cell-address="Sheet1.B346"/>
            <calcext:condition calcext:apply-style-name="ConditionalStyle_3897" calcext:value="duplicate" calcext:base-cell-address="Sheet1.B346"/>
            <calcext:condition calcext:apply-style-name="ConditionalStyle_3896" calcext:value="duplicate" calcext:base-cell-address="Sheet1.B346"/>
            <calcext:condition calcext:apply-style-name="ConditionalStyle_3895" calcext:value="duplicate" calcext:base-cell-address="Sheet1.B346"/>
            <calcext:condition calcext:apply-style-name="ConditionalStyle_3894" calcext:value="duplicate" calcext:base-cell-address="Sheet1.B346"/>
            <calcext:condition calcext:apply-style-name="ConditionalStyle_3893" calcext:value="duplicate" calcext:base-cell-address="Sheet1.B346"/>
            <calcext:condition calcext:apply-style-name="ConditionalStyle_3892" calcext:value="duplicate" calcext:base-cell-address="Sheet1.B346"/>
            <calcext:condition calcext:apply-style-name="ConditionalStyle_3891" calcext:value="duplicate" calcext:base-cell-address="Sheet1.B346"/>
            <calcext:condition calcext:apply-style-name="ConditionalStyle_3890" calcext:value="duplicate" calcext:base-cell-address="Sheet1.B346"/>
            <calcext:condition calcext:apply-style-name="ConditionalStyle_3889" calcext:value="duplicate" calcext:base-cell-address="Sheet1.B346"/>
            <calcext:condition calcext:apply-style-name="ConditionalStyle_3888" calcext:value="duplicate" calcext:base-cell-address="Sheet1.B346"/>
            <calcext:condition calcext:apply-style-name="ConditionalStyle_3887" calcext:value="duplicate" calcext:base-cell-address="Sheet1.B346"/>
            <calcext:condition calcext:apply-style-name="ConditionalStyle_3886" calcext:value="duplicate" calcext:base-cell-address="Sheet1.B346"/>
            <calcext:condition calcext:apply-style-name="ConditionalStyle_3885" calcext:value="duplicate" calcext:base-cell-address="Sheet1.B346"/>
            <calcext:condition calcext:apply-style-name="ConditionalStyle_3884" calcext:value="duplicate" calcext:base-cell-address="Sheet1.B346"/>
            <calcext:condition calcext:apply-style-name="ConditionalStyle_3883" calcext:value="duplicate" calcext:base-cell-address="Sheet1.B346"/>
            <calcext:condition calcext:apply-style-name="ConditionalStyle_3882" calcext:value="duplicate" calcext:base-cell-address="Sheet1.B346"/>
            <calcext:condition calcext:apply-style-name="ConditionalStyle_3881" calcext:value="duplicate" calcext:base-cell-address="Sheet1.B346"/>
            <calcext:condition calcext:apply-style-name="ConditionalStyle_3880" calcext:value="duplicate" calcext:base-cell-address="Sheet1.B346"/>
            <calcext:condition calcext:apply-style-name="ConditionalStyle_3879" calcext:value="duplicate" calcext:base-cell-address="Sheet1.B346"/>
            <calcext:condition calcext:apply-style-name="ConditionalStyle_3878" calcext:value="duplicate" calcext:base-cell-address="Sheet1.B346"/>
            <calcext:condition calcext:apply-style-name="ConditionalStyle_3877" calcext:value="duplicate" calcext:base-cell-address="Sheet1.B346"/>
            <calcext:condition calcext:apply-style-name="ConditionalStyle_3876" calcext:value="duplicate" calcext:base-cell-address="Sheet1.B346"/>
            <calcext:condition calcext:apply-style-name="ConditionalStyle_3875" calcext:value="duplicate" calcext:base-cell-address="Sheet1.B346"/>
            <calcext:condition calcext:apply-style-name="ConditionalStyle_3874" calcext:value="duplicate" calcext:base-cell-address="Sheet1.B346"/>
            <calcext:condition calcext:apply-style-name="ConditionalStyle_3873" calcext:value="duplicate" calcext:base-cell-address="Sheet1.B346"/>
            <calcext:condition calcext:apply-style-name="ConditionalStyle_3872" calcext:value="duplicate" calcext:base-cell-address="Sheet1.B346"/>
            <calcext:condition calcext:apply-style-name="ConditionalStyle_3871" calcext:value="duplicate" calcext:base-cell-address="Sheet1.B346"/>
            <calcext:condition calcext:apply-style-name="ConditionalStyle_3870" calcext:value="duplicate" calcext:base-cell-address="Sheet1.B3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P0" style:volatile="true">
      <number:number number:decimal-places="2" number:min-decimal-places="2" number:min-integer-digits="1"/>
      <number:text loext:blank-width-char=" "> </number:text>
    </number:number-style>
    <number:number-style style:name="N129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129P0"/>
    </number:number-style>
    <number:time-style style:name="N130P0" style:volatile="true">
      <number:hours/>
      <number:text>:</number:text>
      <number:minutes number:style="long"/>
    </number:tim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31">
      <number:text-content/>
      <style:map style:condition="value()&lt;=1.7976931348623157E+308" style:apply-style-name="N131P0"/>
    </number:text-style>
    <number:number-style style:name="N132P0" style:volatile="true">
      <number:number number:decimal-places="2" number:min-decimal-places="2" number:min-integer-digits="1"/>
    </number:number-style>
    <number:number-style style:name="N132">
      <style:text-properties fo:color="#ff0000"/>
      <number:number number:decimal-places="2" number:min-decimal-places="2" number:min-integer-digits="1"/>
      <style:map style:condition="value()&gt;=0" style:apply-style-name="N132P0"/>
    </number:number-style>
    <number:number-style style:name="N133">
      <number:number number:decimal-places="0" number:min-decimal-places="0" number:min-integer-digits="6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4855" style:display-name="ConditionalStyle_4855" style:family="table-cell" style:parent-style-name="Default">
      <style:table-cell-properties fo:background-color="#ffc7ce"/>
      <style:text-properties fo:color="#9c0006"/>
    </style:style>
    <style:style style:name="ConditionalStyle_5f_3116" style:display-name="ConditionalStyle_3116" style:family="table-cell" style:parent-style-name="Default">
      <style:table-cell-properties fo:background-color="#ffc7ce"/>
      <style:text-properties fo:color="#9c0006"/>
    </style:style>
    <style:style style:name="ConditionalStyle_5f_3115" style:display-name="ConditionalStyle_3115" style:family="table-cell" style:parent-style-name="Default">
      <style:table-cell-properties fo:background-color="#ffc7ce"/>
      <style:text-properties fo:color="#9c0006"/>
    </style:style>
    <style:style style:name="ConditionalStyle_5f_3114" style:display-name="ConditionalStyle_3114" style:family="table-cell" style:parent-style-name="Default">
      <style:table-cell-properties fo:background-color="#ffc7ce"/>
      <style:text-properties fo:color="#9c0006"/>
    </style:style>
    <style:style style:name="ConditionalStyle_5f_3113" style:display-name="ConditionalStyle_3113" style:family="table-cell" style:parent-style-name="Default">
      <style:table-cell-properties fo:background-color="#ffc7ce"/>
      <style:text-properties fo:color="#9c0006"/>
    </style:style>
    <style:style style:name="ConditionalStyle_5f_3112" style:display-name="ConditionalStyle_3112" style:family="table-cell" style:parent-style-name="Default">
      <style:table-cell-properties fo:background-color="#ffc7ce"/>
      <style:text-properties fo:color="#9c0006"/>
    </style:style>
    <style:style style:name="ConditionalStyle_5f_3111" style:display-name="ConditionalStyle_3111" style:family="table-cell" style:parent-style-name="Default">
      <style:table-cell-properties fo:background-color="#ffc7ce"/>
      <style:text-properties fo:color="#9c0006"/>
    </style:style>
    <style:style style:name="ConditionalStyle_5f_3110" style:display-name="ConditionalStyle_3110" style:family="table-cell" style:parent-style-name="Default">
      <style:table-cell-properties fo:background-color="#ffc7ce"/>
      <style:text-properties fo:color="#9c0006"/>
    </style:style>
    <style:style style:name="ConditionalStyle_5f_3109" style:display-name="ConditionalStyle_3109" style:family="table-cell" style:parent-style-name="Default">
      <style:table-cell-properties fo:background-color="#ffc7ce"/>
      <style:text-properties fo:color="#9c0006"/>
    </style:style>
    <style:style style:name="ConditionalStyle_5f_3108" style:display-name="ConditionalStyle_3108" style:family="table-cell" style:parent-style-name="Default">
      <style:table-cell-properties fo:background-color="#ffc7ce"/>
      <style:text-properties fo:color="#9c0006"/>
    </style:style>
    <style:style style:name="ConditionalStyle_5f_3107" style:display-name="ConditionalStyle_3107" style:family="table-cell" style:parent-style-name="Default">
      <style:table-cell-properties fo:background-color="#ffc7ce"/>
      <style:text-properties fo:color="#9c0006"/>
    </style:style>
    <style:style style:name="ConditionalStyle_5f_3106" style:display-name="ConditionalStyle_3106" style:family="table-cell" style:parent-style-name="Default">
      <style:table-cell-properties fo:background-color="#ffc7ce"/>
      <style:text-properties fo:color="#9c0006"/>
    </style:style>
    <style:style style:name="ConditionalStyle_5f_3105" style:display-name="ConditionalStyle_3105" style:family="table-cell" style:parent-style-name="Default">
      <style:table-cell-properties fo:background-color="#ffc7ce"/>
      <style:text-properties fo:color="#9c0006"/>
    </style:style>
    <style:style style:name="ConditionalStyle_5f_3104" style:display-name="ConditionalStyle_3104" style:family="table-cell" style:parent-style-name="Default">
      <style:table-cell-properties fo:background-color="#ffc7ce"/>
      <style:text-properties fo:color="#9c0006"/>
    </style:style>
    <style:style style:name="ConditionalStyle_5f_3103" style:display-name="ConditionalStyle_3103" style:family="table-cell" style:parent-style-name="Default">
      <style:table-cell-properties fo:background-color="#ffc7ce"/>
      <style:text-properties fo:color="#9c0006"/>
    </style:style>
    <style:style style:name="ConditionalStyle_5f_3102" style:display-name="ConditionalStyle_3102" style:family="table-cell" style:parent-style-name="Default">
      <style:table-cell-properties fo:background-color="#ffc7ce"/>
      <style:text-properties fo:color="#9c0006"/>
    </style:style>
    <style:style style:name="ConditionalStyle_5f_3101" style:display-name="ConditionalStyle_3101" style:family="table-cell" style:parent-style-name="Default">
      <style:table-cell-properties fo:background-color="#ffc7ce"/>
      <style:text-properties fo:color="#9c0006"/>
    </style:style>
    <style:style style:name="ConditionalStyle_5f_3100" style:display-name="ConditionalStyle_3100" style:family="table-cell" style:parent-style-name="Default">
      <style:table-cell-properties fo:background-color="#ffc7ce"/>
      <style:text-properties fo:color="#9c0006"/>
    </style:style>
    <style:style style:name="ConditionalStyle_5f_3099" style:display-name="ConditionalStyle_3099" style:family="table-cell" style:parent-style-name="Default">
      <style:table-cell-properties fo:background-color="#ffc7ce"/>
      <style:text-properties fo:color="#9c0006"/>
    </style:style>
    <style:style style:name="ConditionalStyle_5f_3098" style:display-name="ConditionalStyle_3098" style:family="table-cell" style:parent-style-name="Default">
      <style:table-cell-properties fo:background-color="#ffc7ce"/>
      <style:text-properties fo:color="#9c0006"/>
    </style:style>
    <style:style style:name="ConditionalStyle_5f_3097" style:display-name="ConditionalStyle_3097" style:family="table-cell" style:parent-style-name="Default">
      <style:table-cell-properties fo:background-color="#ffc7ce"/>
      <style:text-properties fo:color="#9c0006"/>
    </style:style>
    <style:style style:name="ConditionalStyle_5f_3096" style:display-name="ConditionalStyle_3096" style:family="table-cell" style:parent-style-name="Default">
      <style:table-cell-properties fo:background-color="#ffc7ce"/>
      <style:text-properties fo:color="#9c0006"/>
    </style:style>
    <style:style style:name="ConditionalStyle_5f_3095" style:display-name="ConditionalStyle_3095" style:family="table-cell" style:parent-style-name="Default">
      <style:table-cell-properties fo:background-color="#ffc7ce"/>
      <style:text-properties fo:color="#9c0006"/>
    </style:style>
    <style:style style:name="ConditionalStyle_5f_3094" style:display-name="ConditionalStyle_3094" style:family="table-cell" style:parent-style-name="Default">
      <style:table-cell-properties fo:background-color="#ffc7ce"/>
      <style:text-properties fo:color="#9c0006"/>
    </style:style>
    <style:style style:name="ConditionalStyle_5f_3093" style:display-name="ConditionalStyle_3093" style:family="table-cell" style:parent-style-name="Default">
      <style:table-cell-properties fo:background-color="#ffc7ce"/>
      <style:text-properties fo:color="#9c0006"/>
    </style:style>
    <style:style style:name="ConditionalStyle_5f_3092" style:display-name="ConditionalStyle_3092" style:family="table-cell" style:parent-style-name="Default">
      <style:table-cell-properties fo:background-color="#ffc7ce"/>
      <style:text-properties fo:color="#9c0006"/>
    </style:style>
    <style:style style:name="ConditionalStyle_5f_3091" style:display-name="ConditionalStyle_3091" style:family="table-cell" style:parent-style-name="Default">
      <style:table-cell-properties fo:background-color="#ffc7ce"/>
      <style:text-properties fo:color="#9c0006"/>
    </style:style>
    <style:style style:name="ConditionalStyle_5f_3090" style:display-name="ConditionalStyle_3090" style:family="table-cell" style:parent-style-name="Default">
      <style:table-cell-properties fo:background-color="#ffc7ce"/>
      <style:text-properties fo:color="#9c0006"/>
    </style:style>
    <style:style style:name="ConditionalStyle_5f_3089" style:display-name="ConditionalStyle_3089" style:family="table-cell" style:parent-style-name="Default">
      <style:table-cell-properties fo:background-color="#ffc7ce"/>
      <style:text-properties fo:color="#9c0006"/>
    </style:style>
    <style:style style:name="ConditionalStyle_5f_3088" style:display-name="ConditionalStyle_3088" style:family="table-cell" style:parent-style-name="Default">
      <style:table-cell-properties fo:background-color="#ffc7ce"/>
      <style:text-properties fo:color="#9c0006"/>
    </style:style>
    <style:style style:name="ConditionalStyle_5f_3087" style:display-name="ConditionalStyle_3087" style:family="table-cell" style:parent-style-name="Default">
      <style:table-cell-properties fo:background-color="#ffc7ce"/>
      <style:text-properties fo:color="#9c0006"/>
    </style:style>
    <style:style style:name="ConditionalStyle_5f_3086" style:display-name="ConditionalStyle_3086" style:family="table-cell" style:parent-style-name="Default">
      <style:table-cell-properties fo:background-color="#ffc7ce"/>
      <style:text-properties fo:color="#9c0006"/>
    </style:style>
    <style:style style:name="ConditionalStyle_5f_3085" style:display-name="ConditionalStyle_3085" style:family="table-cell" style:parent-style-name="Default">
      <style:table-cell-properties fo:background-color="#ffc7ce"/>
      <style:text-properties fo:color="#9c0006"/>
    </style:style>
    <style:style style:name="ConditionalStyle_5f_3084" style:display-name="ConditionalStyle_3084" style:family="table-cell" style:parent-style-name="Default">
      <style:table-cell-properties fo:background-color="#ffc7ce"/>
      <style:text-properties fo:color="#9c0006"/>
    </style:style>
    <style:style style:name="ConditionalStyle_5f_3083" style:display-name="ConditionalStyle_3083" style:family="table-cell" style:parent-style-name="Default">
      <style:table-cell-properties fo:background-color="#ffc7ce"/>
      <style:text-properties fo:color="#9c0006"/>
    </style:style>
    <style:style style:name="ConditionalStyle_5f_3082" style:display-name="ConditionalStyle_3082" style:family="table-cell" style:parent-style-name="Default">
      <style:table-cell-properties fo:background-color="#ffc7ce"/>
      <style:text-properties fo:color="#9c0006"/>
    </style:style>
    <style:style style:name="ConditionalStyle_5f_3081" style:display-name="ConditionalStyle_3081" style:family="table-cell" style:parent-style-name="Default">
      <style:table-cell-properties fo:background-color="#ffc7ce"/>
      <style:text-properties fo:color="#9c0006"/>
    </style:style>
    <style:style style:name="ConditionalStyle_5f_3074" style:display-name="ConditionalStyle_3074" style:family="table-cell" style:parent-style-name="Default">
      <style:table-cell-properties fo:background-color="#ffc7ce"/>
      <style:text-properties fo:color="#9c0006"/>
    </style:style>
    <style:style style:name="ConditionalStyle_5f_3151" style:display-name="ConditionalStyle_3151" style:family="table-cell" style:parent-style-name="Default">
      <style:table-cell-properties fo:background-color="#ffc7ce"/>
      <style:text-properties fo:color="#9c0006"/>
    </style:style>
    <style:style style:name="ConditionalStyle_5f_3150" style:display-name="ConditionalStyle_3150" style:family="table-cell" style:parent-style-name="Default">
      <style:table-cell-properties fo:background-color="#ffc7ce"/>
      <style:text-properties fo:color="#9c0006"/>
    </style:style>
    <style:style style:name="ConditionalStyle_5f_3149" style:display-name="ConditionalStyle_3149" style:family="table-cell" style:parent-style-name="Default">
      <style:table-cell-properties fo:background-color="#ffc7ce"/>
      <style:text-properties fo:color="#9c0006"/>
    </style:style>
    <style:style style:name="ConditionalStyle_5f_3148" style:display-name="ConditionalStyle_3148" style:family="table-cell" style:parent-style-name="Default">
      <style:table-cell-properties fo:background-color="#ffc7ce"/>
      <style:text-properties fo:color="#9c0006"/>
    </style:style>
    <style:style style:name="ConditionalStyle_5f_3147" style:display-name="ConditionalStyle_3147" style:family="table-cell" style:parent-style-name="Default">
      <style:table-cell-properties fo:background-color="#ffc7ce"/>
      <style:text-properties fo:color="#9c0006"/>
    </style:style>
    <style:style style:name="ConditionalStyle_5f_3146" style:display-name="ConditionalStyle_3146" style:family="table-cell" style:parent-style-name="Default">
      <style:table-cell-properties fo:background-color="#ffc7ce"/>
      <style:text-properties fo:color="#9c0006"/>
    </style:style>
    <style:style style:name="ConditionalStyle_5f_3145" style:display-name="ConditionalStyle_3145" style:family="table-cell" style:parent-style-name="Default">
      <style:table-cell-properties fo:background-color="#ffc7ce"/>
      <style:text-properties fo:color="#9c0006"/>
    </style:style>
    <style:style style:name="ConditionalStyle_5f_3144" style:display-name="ConditionalStyle_3144" style:family="table-cell" style:parent-style-name="Default">
      <style:table-cell-properties fo:background-color="#ffc7ce"/>
      <style:text-properties fo:color="#9c0006"/>
    </style:style>
    <style:style style:name="ConditionalStyle_5f_3143" style:display-name="ConditionalStyle_3143" style:family="table-cell" style:parent-style-name="Default">
      <style:table-cell-properties fo:background-color="#ffc7ce"/>
      <style:text-properties fo:color="#9c0006"/>
    </style:style>
    <style:style style:name="ConditionalStyle_5f_3142" style:display-name="ConditionalStyle_3142" style:family="table-cell" style:parent-style-name="Default">
      <style:table-cell-properties fo:background-color="#ffc7ce"/>
      <style:text-properties fo:color="#9c0006"/>
    </style:style>
    <style:style style:name="ConditionalStyle_5f_3141" style:display-name="ConditionalStyle_3141" style:family="table-cell" style:parent-style-name="Default">
      <style:table-cell-properties fo:background-color="#ffc7ce"/>
      <style:text-properties fo:color="#9c0006"/>
    </style:style>
    <style:style style:name="ConditionalStyle_5f_3140" style:display-name="ConditionalStyle_3140" style:family="table-cell" style:parent-style-name="Default">
      <style:table-cell-properties fo:background-color="#ffc7ce"/>
      <style:text-properties fo:color="#9c0006"/>
    </style:style>
    <style:style style:name="ConditionalStyle_5f_3139" style:display-name="ConditionalStyle_3139" style:family="table-cell" style:parent-style-name="Default">
      <style:table-cell-properties fo:background-color="#ffc7ce"/>
      <style:text-properties fo:color="#9c0006"/>
    </style:style>
    <style:style style:name="ConditionalStyle_5f_3138" style:display-name="ConditionalStyle_3138" style:family="table-cell" style:parent-style-name="Default">
      <style:table-cell-properties fo:background-color="#ffc7ce"/>
      <style:text-properties fo:color="#9c0006"/>
    </style:style>
    <style:style style:name="ConditionalStyle_5f_3137" style:display-name="ConditionalStyle_3137" style:family="table-cell" style:parent-style-name="Default">
      <style:table-cell-properties fo:background-color="#ffc7ce"/>
      <style:text-properties fo:color="#9c0006"/>
    </style:style>
    <style:style style:name="ConditionalStyle_5f_3136" style:display-name="ConditionalStyle_3136" style:family="table-cell" style:parent-style-name="Default">
      <style:table-cell-properties fo:background-color="#ffc7ce"/>
      <style:text-properties fo:color="#9c0006"/>
    </style:style>
    <style:style style:name="ConditionalStyle_5f_3135" style:display-name="ConditionalStyle_3135" style:family="table-cell" style:parent-style-name="Default">
      <style:table-cell-properties fo:background-color="#ffc7ce"/>
      <style:text-properties fo:color="#9c0006"/>
    </style:style>
    <style:style style:name="ConditionalStyle_5f_3134" style:display-name="ConditionalStyle_3134" style:family="table-cell" style:parent-style-name="Default">
      <style:table-cell-properties fo:background-color="#ffc7ce"/>
      <style:text-properties fo:color="#9c0006"/>
    </style:style>
    <style:style style:name="ConditionalStyle_5f_3133" style:display-name="ConditionalStyle_3133" style:family="table-cell" style:parent-style-name="Default">
      <style:table-cell-properties fo:background-color="#ffc7ce"/>
      <style:text-properties fo:color="#9c0006"/>
    </style:style>
    <style:style style:name="ConditionalStyle_5f_3132" style:display-name="ConditionalStyle_3132" style:family="table-cell" style:parent-style-name="Default">
      <style:table-cell-properties fo:background-color="#ffc7ce"/>
      <style:text-properties fo:color="#9c0006"/>
    </style:style>
    <style:style style:name="ConditionalStyle_5f_3131" style:display-name="ConditionalStyle_3131" style:family="table-cell" style:parent-style-name="Default">
      <style:table-cell-properties fo:background-color="#ffc7ce"/>
      <style:text-properties fo:color="#9c0006"/>
    </style:style>
    <style:style style:name="ConditionalStyle_5f_3130" style:display-name="ConditionalStyle_3130" style:family="table-cell" style:parent-style-name="Default">
      <style:table-cell-properties fo:background-color="#ffc7ce"/>
      <style:text-properties fo:color="#9c0006"/>
    </style:style>
    <style:style style:name="ConditionalStyle_5f_3129" style:display-name="ConditionalStyle_3129" style:family="table-cell" style:parent-style-name="Default">
      <style:table-cell-properties fo:background-color="#ffc7ce"/>
      <style:text-properties fo:color="#9c0006"/>
    </style:style>
    <style:style style:name="ConditionalStyle_5f_3128" style:display-name="ConditionalStyle_3128" style:family="table-cell" style:parent-style-name="Default">
      <style:table-cell-properties fo:background-color="#ffc7ce"/>
      <style:text-properties fo:color="#9c0006"/>
    </style:style>
    <style:style style:name="ConditionalStyle_5f_3127" style:display-name="ConditionalStyle_3127" style:family="table-cell" style:parent-style-name="Default">
      <style:table-cell-properties fo:background-color="#ffc7ce"/>
      <style:text-properties fo:color="#9c0006"/>
    </style:style>
    <style:style style:name="ConditionalStyle_5f_3126" style:display-name="ConditionalStyle_3126" style:family="table-cell" style:parent-style-name="Default">
      <style:table-cell-properties fo:background-color="#ffc7ce"/>
      <style:text-properties fo:color="#9c0006"/>
    </style:style>
    <style:style style:name="ConditionalStyle_5f_3125" style:display-name="ConditionalStyle_3125" style:family="table-cell" style:parent-style-name="Default">
      <style:table-cell-properties fo:background-color="#ffc7ce"/>
      <style:text-properties fo:color="#9c0006"/>
    </style:style>
    <style:style style:name="ConditionalStyle_5f_3124" style:display-name="ConditionalStyle_3124" style:family="table-cell" style:parent-style-name="Default">
      <style:table-cell-properties fo:background-color="#ffc7ce"/>
      <style:text-properties fo:color="#9c0006"/>
    </style:style>
    <style:style style:name="ConditionalStyle_5f_3123" style:display-name="ConditionalStyle_3123" style:family="table-cell" style:parent-style-name="Default">
      <style:table-cell-properties fo:background-color="#ffc7ce"/>
      <style:text-properties fo:color="#9c0006"/>
    </style:style>
    <style:style style:name="ConditionalStyle_5f_3122" style:display-name="ConditionalStyle_3122" style:family="table-cell" style:parent-style-name="Default">
      <style:table-cell-properties fo:background-color="#ffc7ce"/>
      <style:text-properties fo:color="#9c0006"/>
    </style:style>
    <style:style style:name="ConditionalStyle_5f_3121" style:display-name="ConditionalStyle_3121" style:family="table-cell" style:parent-style-name="Default">
      <style:table-cell-properties fo:background-color="#ffc7ce"/>
      <style:text-properties fo:color="#9c0006"/>
    </style:style>
    <style:style style:name="ConditionalStyle_5f_3120" style:display-name="ConditionalStyle_3120" style:family="table-cell" style:parent-style-name="Default">
      <style:table-cell-properties fo:background-color="#ffc7ce"/>
      <style:text-properties fo:color="#9c0006"/>
    </style:style>
    <style:style style:name="ConditionalStyle_5f_3119" style:display-name="ConditionalStyle_3119" style:family="table-cell" style:parent-style-name="Default">
      <style:table-cell-properties fo:background-color="#ffc7ce"/>
      <style:text-properties fo:color="#9c0006"/>
    </style:style>
    <style:style style:name="ConditionalStyle_5f_3118" style:display-name="ConditionalStyle_3118" style:family="table-cell" style:parent-style-name="Default">
      <style:table-cell-properties fo:background-color="#ffc7ce"/>
      <style:text-properties fo:color="#9c0006"/>
    </style:style>
    <style:style style:name="ConditionalStyle_5f_3117" style:display-name="ConditionalStyle_3117" style:family="table-cell" style:parent-style-name="Default">
      <style:table-cell-properties fo:background-color="#ffc7ce"/>
      <style:text-properties fo:color="#9c0006"/>
    </style:style>
    <style:style style:name="ConditionalStyle_5f_3191" style:display-name="ConditionalStyle_3191" style:family="table-cell" style:parent-style-name="Default">
      <style:table-cell-properties fo:background-color="#ffc7ce"/>
      <style:text-properties fo:color="#9c0006"/>
    </style:style>
    <style:style style:name="ConditionalStyle_5f_3190" style:display-name="ConditionalStyle_3190" style:family="table-cell" style:parent-style-name="Default">
      <style:table-cell-properties fo:background-color="#ffc7ce"/>
      <style:text-properties fo:color="#9c0006"/>
    </style:style>
    <style:style style:name="ConditionalStyle_5f_3189" style:display-name="ConditionalStyle_3189" style:family="table-cell" style:parent-style-name="Default">
      <style:table-cell-properties fo:background-color="#ffc7ce"/>
      <style:text-properties fo:color="#9c0006"/>
    </style:style>
    <style:style style:name="ConditionalStyle_5f_3188" style:display-name="ConditionalStyle_3188" style:family="table-cell" style:parent-style-name="Default">
      <style:table-cell-properties fo:background-color="#ffc7ce"/>
      <style:text-properties fo:color="#9c0006"/>
    </style:style>
    <style:style style:name="ConditionalStyle_5f_3187" style:display-name="ConditionalStyle_3187" style:family="table-cell" style:parent-style-name="Default">
      <style:table-cell-properties fo:background-color="#ffc7ce"/>
      <style:text-properties fo:color="#9c0006"/>
    </style:style>
    <style:style style:name="ConditionalStyle_5f_3186" style:display-name="ConditionalStyle_3186" style:family="table-cell" style:parent-style-name="Default">
      <style:table-cell-properties fo:background-color="#ffc7ce"/>
      <style:text-properties fo:color="#9c0006"/>
    </style:style>
    <style:style style:name="ConditionalStyle_5f_3185" style:display-name="ConditionalStyle_3185" style:family="table-cell" style:parent-style-name="Default">
      <style:table-cell-properties fo:background-color="#ffc7ce"/>
      <style:text-properties fo:color="#9c0006"/>
    </style:style>
    <style:style style:name="ConditionalStyle_5f_3184" style:display-name="ConditionalStyle_3184" style:family="table-cell" style:parent-style-name="Default">
      <style:table-cell-properties fo:background-color="#ffc7ce"/>
      <style:text-properties fo:color="#9c0006"/>
    </style:style>
    <style:style style:name="ConditionalStyle_5f_3183" style:display-name="ConditionalStyle_3183" style:family="table-cell" style:parent-style-name="Default">
      <style:table-cell-properties fo:background-color="#ffc7ce"/>
      <style:text-properties fo:color="#9c0006"/>
    </style:style>
    <style:style style:name="ConditionalStyle_5f_3182" style:display-name="ConditionalStyle_3182" style:family="table-cell" style:parent-style-name="Default">
      <style:table-cell-properties fo:background-color="#ffc7ce"/>
      <style:text-properties fo:color="#9c0006"/>
    </style:style>
    <style:style style:name="ConditionalStyle_5f_3181" style:display-name="ConditionalStyle_3181" style:family="table-cell" style:parent-style-name="Default">
      <style:table-cell-properties fo:background-color="#ffc7ce"/>
      <style:text-properties fo:color="#9c0006"/>
    </style:style>
    <style:style style:name="ConditionalStyle_5f_3180" style:display-name="ConditionalStyle_3180" style:family="table-cell" style:parent-style-name="Default">
      <style:table-cell-properties fo:background-color="#ffc7ce"/>
      <style:text-properties fo:color="#9c0006"/>
    </style:style>
    <style:style style:name="ConditionalStyle_5f_3179" style:display-name="ConditionalStyle_3179" style:family="table-cell" style:parent-style-name="Default">
      <style:table-cell-properties fo:background-color="#ffc7ce"/>
      <style:text-properties fo:color="#9c0006"/>
    </style:style>
    <style:style style:name="ConditionalStyle_5f_3178" style:display-name="ConditionalStyle_3178" style:family="table-cell" style:parent-style-name="Default">
      <style:table-cell-properties fo:background-color="#ffc7ce"/>
      <style:text-properties fo:color="#9c0006"/>
    </style:style>
    <style:style style:name="ConditionalStyle_5f_3177" style:display-name="ConditionalStyle_3177" style:family="table-cell" style:parent-style-name="Default">
      <style:table-cell-properties fo:background-color="#ffc7ce"/>
      <style:text-properties fo:color="#9c0006"/>
    </style:style>
    <style:style style:name="ConditionalStyle_5f_3176" style:display-name="ConditionalStyle_3176" style:family="table-cell" style:parent-style-name="Default">
      <style:table-cell-properties fo:background-color="#ffc7ce"/>
      <style:text-properties fo:color="#9c0006"/>
    </style:style>
    <style:style style:name="ConditionalStyle_5f_3175" style:display-name="ConditionalStyle_3175" style:family="table-cell" style:parent-style-name="Default">
      <style:table-cell-properties fo:background-color="#ffc7ce"/>
      <style:text-properties fo:color="#9c0006"/>
    </style:style>
    <style:style style:name="ConditionalStyle_5f_3174" style:display-name="ConditionalStyle_3174" style:family="table-cell" style:parent-style-name="Default">
      <style:table-cell-properties fo:background-color="#ffc7ce"/>
      <style:text-properties fo:color="#9c0006"/>
    </style:style>
    <style:style style:name="ConditionalStyle_5f_3173" style:display-name="ConditionalStyle_3173" style:family="table-cell" style:parent-style-name="Default">
      <style:table-cell-properties fo:background-color="#ffc7ce"/>
      <style:text-properties fo:color="#9c0006"/>
    </style:style>
    <style:style style:name="ConditionalStyle_5f_3172" style:display-name="ConditionalStyle_3172" style:family="table-cell" style:parent-style-name="Default">
      <style:table-cell-properties fo:background-color="#ffc7ce"/>
      <style:text-properties fo:color="#9c0006"/>
    </style:style>
    <style:style style:name="ConditionalStyle_5f_3171" style:display-name="ConditionalStyle_3171" style:family="table-cell" style:parent-style-name="Default">
      <style:table-cell-properties fo:background-color="#ffc7ce"/>
      <style:text-properties fo:color="#9c0006"/>
    </style:style>
    <style:style style:name="ConditionalStyle_5f_3170" style:display-name="ConditionalStyle_3170" style:family="table-cell" style:parent-style-name="Default">
      <style:table-cell-properties fo:background-color="#ffc7ce"/>
      <style:text-properties fo:color="#9c0006"/>
    </style:style>
    <style:style style:name="ConditionalStyle_5f_3169" style:display-name="ConditionalStyle_3169" style:family="table-cell" style:parent-style-name="Default">
      <style:table-cell-properties fo:background-color="#ffc7ce"/>
      <style:text-properties fo:color="#9c0006"/>
    </style:style>
    <style:style style:name="ConditionalStyle_5f_3168" style:display-name="ConditionalStyle_3168" style:family="table-cell" style:parent-style-name="Default">
      <style:table-cell-properties fo:background-color="#ffc7ce"/>
      <style:text-properties fo:color="#9c0006"/>
    </style:style>
    <style:style style:name="ConditionalStyle_5f_3167" style:display-name="ConditionalStyle_3167" style:family="table-cell" style:parent-style-name="Default">
      <style:table-cell-properties fo:background-color="#ffc7ce"/>
      <style:text-properties fo:color="#9c0006"/>
    </style:style>
    <style:style style:name="ConditionalStyle_5f_3166" style:display-name="ConditionalStyle_3166" style:family="table-cell" style:parent-style-name="Default">
      <style:table-cell-properties fo:background-color="#ffc7ce"/>
      <style:text-properties fo:color="#9c0006"/>
    </style:style>
    <style:style style:name="ConditionalStyle_5f_3165" style:display-name="ConditionalStyle_3165" style:family="table-cell" style:parent-style-name="Default">
      <style:table-cell-properties fo:background-color="#ffc7ce"/>
      <style:text-properties fo:color="#9c0006"/>
    </style:style>
    <style:style style:name="ConditionalStyle_5f_3164" style:display-name="ConditionalStyle_3164" style:family="table-cell" style:parent-style-name="Default">
      <style:table-cell-properties fo:background-color="#ffc7ce"/>
      <style:text-properties fo:color="#9c0006"/>
    </style:style>
    <style:style style:name="ConditionalStyle_5f_3163" style:display-name="ConditionalStyle_3163" style:family="table-cell" style:parent-style-name="Default">
      <style:table-cell-properties fo:background-color="#ffc7ce"/>
      <style:text-properties fo:color="#9c0006"/>
    </style:style>
    <style:style style:name="ConditionalStyle_5f_3162" style:display-name="ConditionalStyle_3162" style:family="table-cell" style:parent-style-name="Default">
      <style:table-cell-properties fo:background-color="#ffc7ce"/>
      <style:text-properties fo:color="#9c0006"/>
    </style:style>
    <style:style style:name="ConditionalStyle_5f_3161" style:display-name="ConditionalStyle_3161" style:family="table-cell" style:parent-style-name="Default">
      <style:table-cell-properties fo:background-color="#ffc7ce"/>
      <style:text-properties fo:color="#9c0006"/>
    </style:style>
    <style:style style:name="ConditionalStyle_5f_3160" style:display-name="ConditionalStyle_3160" style:family="table-cell" style:parent-style-name="Default">
      <style:table-cell-properties fo:background-color="#ffc7ce"/>
      <style:text-properties fo:color="#9c0006"/>
    </style:style>
    <style:style style:name="ConditionalStyle_5f_3159" style:display-name="ConditionalStyle_3159" style:family="table-cell" style:parent-style-name="Default">
      <style:table-cell-properties fo:background-color="#ffc7ce"/>
      <style:text-properties fo:color="#9c0006"/>
    </style:style>
    <style:style style:name="ConditionalStyle_5f_3158" style:display-name="ConditionalStyle_3158" style:family="table-cell" style:parent-style-name="Default">
      <style:table-cell-properties fo:background-color="#ffc7ce"/>
      <style:text-properties fo:color="#9c0006"/>
    </style:style>
    <style:style style:name="ConditionalStyle_5f_3157" style:display-name="ConditionalStyle_3157" style:family="table-cell" style:parent-style-name="Default">
      <style:table-cell-properties fo:background-color="#ffc7ce"/>
      <style:text-properties fo:color="#9c0006"/>
    </style:style>
    <style:style style:name="ConditionalStyle_5f_3156" style:display-name="ConditionalStyle_3156" style:family="table-cell" style:parent-style-name="Default">
      <style:table-cell-properties fo:background-color="#ffc7ce"/>
      <style:text-properties fo:color="#9c0006"/>
    </style:style>
    <style:style style:name="ConditionalStyle_5f_3155" style:display-name="ConditionalStyle_3155" style:family="table-cell" style:parent-style-name="Default">
      <style:table-cell-properties fo:background-color="#ffc7ce"/>
      <style:text-properties fo:color="#9c0006"/>
    </style:style>
    <style:style style:name="ConditionalStyle_5f_3154" style:display-name="ConditionalStyle_3154" style:family="table-cell" style:parent-style-name="Default">
      <style:table-cell-properties fo:background-color="#ffc7ce"/>
      <style:text-properties fo:color="#9c0006"/>
    </style:style>
    <style:style style:name="ConditionalStyle_5f_3153" style:display-name="ConditionalStyle_3153" style:family="table-cell" style:parent-style-name="Default">
      <style:table-cell-properties fo:background-color="#ffc7ce"/>
      <style:text-properties fo:color="#9c0006"/>
    </style:style>
    <style:style style:name="ConditionalStyle_5f_3152" style:display-name="ConditionalStyle_3152" style:family="table-cell" style:parent-style-name="Default">
      <style:table-cell-properties fo:background-color="#ffc7ce"/>
      <style:text-properties fo:color="#9c0006"/>
    </style:style>
    <style:style style:name="ConditionalStyle_5f_3242" style:display-name="ConditionalStyle_3242" style:family="table-cell" style:parent-style-name="Default">
      <style:table-cell-properties fo:background-color="#ffc7ce"/>
      <style:text-properties fo:color="#9c0006"/>
    </style:style>
    <style:style style:name="ConditionalStyle_5f_3241" style:display-name="ConditionalStyle_3241" style:family="table-cell" style:parent-style-name="Default">
      <style:table-cell-properties fo:background-color="#ffc7ce"/>
      <style:text-properties fo:color="#9c0006"/>
    </style:style>
    <style:style style:name="ConditionalStyle_5f_3240" style:display-name="ConditionalStyle_3240" style:family="table-cell" style:parent-style-name="Default">
      <style:table-cell-properties fo:background-color="#ffc7ce"/>
      <style:text-properties fo:color="#9c0006"/>
    </style:style>
    <style:style style:name="ConditionalStyle_5f_3239" style:display-name="ConditionalStyle_3239" style:family="table-cell" style:parent-style-name="Default">
      <style:table-cell-properties fo:background-color="#ffc7ce"/>
      <style:text-properties fo:color="#9c0006"/>
    </style:style>
    <style:style style:name="ConditionalStyle_5f_3238" style:display-name="ConditionalStyle_3238" style:family="table-cell" style:parent-style-name="Default">
      <style:table-cell-properties fo:background-color="#ffc7ce"/>
      <style:text-properties fo:color="#9c0006"/>
    </style:style>
    <style:style style:name="ConditionalStyle_5f_3237" style:display-name="ConditionalStyle_3237" style:family="table-cell" style:parent-style-name="Default">
      <style:table-cell-properties fo:background-color="#ffc7ce"/>
      <style:text-properties fo:color="#9c0006"/>
    </style:style>
    <style:style style:name="ConditionalStyle_5f_3236" style:display-name="ConditionalStyle_3236" style:family="table-cell" style:parent-style-name="Default">
      <style:table-cell-properties fo:background-color="#ffc7ce"/>
      <style:text-properties fo:color="#9c0006"/>
    </style:style>
    <style:style style:name="ConditionalStyle_5f_3235" style:display-name="ConditionalStyle_3235" style:family="table-cell" style:parent-style-name="Default">
      <style:table-cell-properties fo:background-color="#ffc7ce"/>
      <style:text-properties fo:color="#9c0006"/>
    </style:style>
    <style:style style:name="ConditionalStyle_5f_3234" style:display-name="ConditionalStyle_3234" style:family="table-cell" style:parent-style-name="Default">
      <style:table-cell-properties fo:background-color="#ffc7ce"/>
      <style:text-properties fo:color="#9c0006"/>
    </style:style>
    <style:style style:name="ConditionalStyle_5f_3233" style:display-name="ConditionalStyle_3233" style:family="table-cell" style:parent-style-name="Default">
      <style:table-cell-properties fo:background-color="#ffc7ce"/>
      <style:text-properties fo:color="#9c0006"/>
    </style:style>
    <style:style style:name="ConditionalStyle_5f_3232" style:display-name="ConditionalStyle_3232" style:family="table-cell" style:parent-style-name="Default">
      <style:table-cell-properties fo:background-color="#ffc7ce"/>
      <style:text-properties fo:color="#9c0006"/>
    </style:style>
    <style:style style:name="ConditionalStyle_5f_3231" style:display-name="ConditionalStyle_3231" style:family="table-cell" style:parent-style-name="Default">
      <style:table-cell-properties fo:background-color="#ffc7ce"/>
      <style:text-properties fo:color="#9c0006"/>
    </style:style>
    <style:style style:name="ConditionalStyle_5f_3230" style:display-name="ConditionalStyle_3230" style:family="table-cell" style:parent-style-name="Default">
      <style:table-cell-properties fo:background-color="#ffc7ce"/>
      <style:text-properties fo:color="#9c0006"/>
    </style:style>
    <style:style style:name="ConditionalStyle_5f_3229" style:display-name="ConditionalStyle_3229" style:family="table-cell" style:parent-style-name="Default">
      <style:table-cell-properties fo:background-color="#ffc7ce"/>
      <style:text-properties fo:color="#9c0006"/>
    </style:style>
    <style:style style:name="ConditionalStyle_5f_3228" style:display-name="ConditionalStyle_3228" style:family="table-cell" style:parent-style-name="Default">
      <style:table-cell-properties fo:background-color="#ffc7ce"/>
      <style:text-properties fo:color="#9c0006"/>
    </style:style>
    <style:style style:name="ConditionalStyle_5f_3227" style:display-name="ConditionalStyle_3227" style:family="table-cell" style:parent-style-name="Default">
      <style:table-cell-properties fo:background-color="#ffc7ce"/>
      <style:text-properties fo:color="#9c0006"/>
    </style:style>
    <style:style style:name="ConditionalStyle_5f_3226" style:display-name="ConditionalStyle_3226" style:family="table-cell" style:parent-style-name="Default">
      <style:table-cell-properties fo:background-color="#ffc7ce"/>
      <style:text-properties fo:color="#9c0006"/>
    </style:style>
    <style:style style:name="ConditionalStyle_5f_3225" style:display-name="ConditionalStyle_3225" style:family="table-cell" style:parent-style-name="Default">
      <style:table-cell-properties fo:background-color="#ffc7ce"/>
      <style:text-properties fo:color="#9c0006"/>
    </style:style>
    <style:style style:name="ConditionalStyle_5f_3224" style:display-name="ConditionalStyle_3224" style:family="table-cell" style:parent-style-name="Default">
      <style:table-cell-properties fo:background-color="#ffc7ce"/>
      <style:text-properties fo:color="#9c0006"/>
    </style:style>
    <style:style style:name="ConditionalStyle_5f_3223" style:display-name="ConditionalStyle_3223" style:family="table-cell" style:parent-style-name="Default">
      <style:table-cell-properties fo:background-color="#ffc7ce"/>
      <style:text-properties fo:color="#9c0006"/>
    </style:style>
    <style:style style:name="ConditionalStyle_5f_3222" style:display-name="ConditionalStyle_3222" style:family="table-cell" style:parent-style-name="Default">
      <style:table-cell-properties fo:background-color="#ffc7ce"/>
      <style:text-properties fo:color="#9c0006"/>
    </style:style>
    <style:style style:name="ConditionalStyle_5f_3221" style:display-name="ConditionalStyle_3221" style:family="table-cell" style:parent-style-name="Default">
      <style:table-cell-properties fo:background-color="#ffc7ce"/>
      <style:text-properties fo:color="#9c0006"/>
    </style:style>
    <style:style style:name="ConditionalStyle_5f_3220" style:display-name="ConditionalStyle_3220" style:family="table-cell" style:parent-style-name="Default">
      <style:table-cell-properties fo:background-color="#ffc7ce"/>
      <style:text-properties fo:color="#9c0006"/>
    </style:style>
    <style:style style:name="ConditionalStyle_5f_3219" style:display-name="ConditionalStyle_3219" style:family="table-cell" style:parent-style-name="Default">
      <style:table-cell-properties fo:background-color="#ffc7ce"/>
      <style:text-properties fo:color="#9c0006"/>
    </style:style>
    <style:style style:name="ConditionalStyle_5f_3218" style:display-name="ConditionalStyle_3218" style:family="table-cell" style:parent-style-name="Default">
      <style:table-cell-properties fo:background-color="#ffc7ce"/>
      <style:text-properties fo:color="#9c0006"/>
    </style:style>
    <style:style style:name="ConditionalStyle_5f_3217" style:display-name="ConditionalStyle_3217" style:family="table-cell" style:parent-style-name="Default">
      <style:table-cell-properties fo:background-color="#ffc7ce"/>
      <style:text-properties fo:color="#9c0006"/>
    </style:style>
    <style:style style:name="ConditionalStyle_5f_3216" style:display-name="ConditionalStyle_3216" style:family="table-cell" style:parent-style-name="Default">
      <style:table-cell-properties fo:background-color="#ffc7ce"/>
      <style:text-properties fo:color="#9c0006"/>
    </style:style>
    <style:style style:name="ConditionalStyle_5f_3215" style:display-name="ConditionalStyle_3215" style:family="table-cell" style:parent-style-name="Default">
      <style:table-cell-properties fo:background-color="#ffc7ce"/>
      <style:text-properties fo:color="#9c0006"/>
    </style:style>
    <style:style style:name="ConditionalStyle_5f_3214" style:display-name="ConditionalStyle_3214" style:family="table-cell" style:parent-style-name="Default">
      <style:table-cell-properties fo:background-color="#ffc7ce"/>
      <style:text-properties fo:color="#9c0006"/>
    </style:style>
    <style:style style:name="ConditionalStyle_5f_3213" style:display-name="ConditionalStyle_3213" style:family="table-cell" style:parent-style-name="Default">
      <style:table-cell-properties fo:background-color="#ffc7ce"/>
      <style:text-properties fo:color="#9c0006"/>
    </style:style>
    <style:style style:name="ConditionalStyle_5f_3212" style:display-name="ConditionalStyle_3212" style:family="table-cell" style:parent-style-name="Default">
      <style:table-cell-properties fo:background-color="#ffc7ce"/>
      <style:text-properties fo:color="#9c0006"/>
    </style:style>
    <style:style style:name="ConditionalStyle_5f_3211" style:display-name="ConditionalStyle_3211" style:family="table-cell" style:parent-style-name="Default">
      <style:table-cell-properties fo:background-color="#ffc7ce"/>
      <style:text-properties fo:color="#9c0006"/>
    </style:style>
    <style:style style:name="ConditionalStyle_5f_3210" style:display-name="ConditionalStyle_3210" style:family="table-cell" style:parent-style-name="Default">
      <style:table-cell-properties fo:background-color="#ffc7ce"/>
      <style:text-properties fo:color="#9c0006"/>
    </style:style>
    <style:style style:name="ConditionalStyle_5f_3209" style:display-name="ConditionalStyle_3209" style:family="table-cell" style:parent-style-name="Default">
      <style:table-cell-properties fo:background-color="#ffc7ce"/>
      <style:text-properties fo:color="#9c0006"/>
    </style:style>
    <style:style style:name="ConditionalStyle_5f_3208" style:display-name="ConditionalStyle_3208" style:family="table-cell" style:parent-style-name="Default">
      <style:table-cell-properties fo:background-color="#ffc7ce"/>
      <style:text-properties fo:color="#9c0006"/>
    </style:style>
    <style:style style:name="ConditionalStyle_5f_3207" style:display-name="ConditionalStyle_3207" style:family="table-cell" style:parent-style-name="Default">
      <style:table-cell-properties fo:background-color="#ffc7ce"/>
      <style:text-properties fo:color="#9c0006"/>
    </style:style>
    <style:style style:name="ConditionalStyle_5f_3206" style:display-name="ConditionalStyle_3206" style:family="table-cell" style:parent-style-name="Default">
      <style:table-cell-properties fo:background-color="#ffc7ce"/>
      <style:text-properties fo:color="#9c0006"/>
    </style:style>
    <style:style style:name="ConditionalStyle_5f_3205" style:display-name="ConditionalStyle_3205" style:family="table-cell" style:parent-style-name="Default">
      <style:table-cell-properties fo:background-color="#ffc7ce"/>
      <style:text-properties fo:color="#9c0006"/>
    </style:style>
    <style:style style:name="ConditionalStyle_5f_3204" style:display-name="ConditionalStyle_3204" style:family="table-cell" style:parent-style-name="Default">
      <style:table-cell-properties fo:background-color="#ffc7ce"/>
      <style:text-properties fo:color="#9c0006"/>
    </style:style>
    <style:style style:name="ConditionalStyle_5f_3203" style:display-name="ConditionalStyle_3203" style:family="table-cell" style:parent-style-name="Default">
      <style:table-cell-properties fo:background-color="#ffc7ce"/>
      <style:text-properties fo:color="#9c0006"/>
    </style:style>
    <style:style style:name="ConditionalStyle_5f_3202" style:display-name="ConditionalStyle_3202" style:family="table-cell" style:parent-style-name="Default">
      <style:table-cell-properties fo:background-color="#ffc7ce"/>
      <style:text-properties fo:color="#9c0006"/>
    </style:style>
    <style:style style:name="ConditionalStyle_5f_3201" style:display-name="ConditionalStyle_3201" style:family="table-cell" style:parent-style-name="Default">
      <style:table-cell-properties fo:background-color="#ffc7ce"/>
      <style:text-properties fo:color="#9c0006"/>
    </style:style>
    <style:style style:name="ConditionalStyle_5f_3200" style:display-name="ConditionalStyle_3200" style:family="table-cell" style:parent-style-name="Default">
      <style:table-cell-properties fo:background-color="#ffc7ce"/>
      <style:text-properties fo:color="#9c0006"/>
    </style:style>
    <style:style style:name="ConditionalStyle_5f_3199" style:display-name="ConditionalStyle_3199" style:family="table-cell" style:parent-style-name="Default">
      <style:table-cell-properties fo:background-color="#ffc7ce"/>
      <style:text-properties fo:color="#9c0006"/>
    </style:style>
    <style:style style:name="ConditionalStyle_5f_3198" style:display-name="ConditionalStyle_3198" style:family="table-cell" style:parent-style-name="Default">
      <style:table-cell-properties fo:background-color="#ffc7ce"/>
      <style:text-properties fo:color="#9c0006"/>
    </style:style>
    <style:style style:name="ConditionalStyle_5f_3197" style:display-name="ConditionalStyle_3197" style:family="table-cell" style:parent-style-name="Default">
      <style:table-cell-properties fo:background-color="#ffc7ce"/>
      <style:text-properties fo:color="#9c0006"/>
    </style:style>
    <style:style style:name="ConditionalStyle_5f_3196" style:display-name="ConditionalStyle_3196" style:family="table-cell" style:parent-style-name="Default">
      <style:table-cell-properties fo:background-color="#ffc7ce"/>
      <style:text-properties fo:color="#9c0006"/>
    </style:style>
    <style:style style:name="ConditionalStyle_5f_3195" style:display-name="ConditionalStyle_3195" style:family="table-cell" style:parent-style-name="Default">
      <style:table-cell-properties fo:background-color="#ffc7ce"/>
      <style:text-properties fo:color="#9c0006"/>
    </style:style>
    <style:style style:name="ConditionalStyle_5f_3194" style:display-name="ConditionalStyle_3194" style:family="table-cell" style:parent-style-name="Default">
      <style:table-cell-properties fo:background-color="#ffc7ce"/>
      <style:text-properties fo:color="#9c0006"/>
    </style:style>
    <style:style style:name="ConditionalStyle_5f_3193" style:display-name="ConditionalStyle_3193" style:family="table-cell" style:parent-style-name="Default">
      <style:table-cell-properties fo:background-color="#ffc7ce"/>
      <style:text-properties fo:color="#9c0006"/>
    </style:style>
    <style:style style:name="ConditionalStyle_5f_3192" style:display-name="ConditionalStyle_3192" style:family="table-cell" style:parent-style-name="Default">
      <style:table-cell-properties fo:background-color="#ffc7ce"/>
      <style:text-properties fo:color="#9c0006"/>
    </style:style>
    <style:style style:name="ConditionalStyle_5f_3277" style:display-name="ConditionalStyle_3277" style:family="table-cell" style:parent-style-name="Default">
      <style:table-cell-properties fo:background-color="#ffc7ce"/>
      <style:text-properties fo:color="#9c0006"/>
    </style:style>
    <style:style style:name="ConditionalStyle_5f_3276" style:display-name="ConditionalStyle_3276" style:family="table-cell" style:parent-style-name="Default">
      <style:table-cell-properties fo:background-color="#ffc7ce"/>
      <style:text-properties fo:color="#9c0006"/>
    </style:style>
    <style:style style:name="ConditionalStyle_5f_3275" style:display-name="ConditionalStyle_3275" style:family="table-cell" style:parent-style-name="Default">
      <style:table-cell-properties fo:background-color="#ffc7ce"/>
      <style:text-properties fo:color="#9c0006"/>
    </style:style>
    <style:style style:name="ConditionalStyle_5f_3274" style:display-name="ConditionalStyle_3274" style:family="table-cell" style:parent-style-name="Default">
      <style:table-cell-properties fo:background-color="#ffc7ce"/>
      <style:text-properties fo:color="#9c0006"/>
    </style:style>
    <style:style style:name="ConditionalStyle_5f_3273" style:display-name="ConditionalStyle_3273" style:family="table-cell" style:parent-style-name="Default">
      <style:table-cell-properties fo:background-color="#ffc7ce"/>
      <style:text-properties fo:color="#9c0006"/>
    </style:style>
    <style:style style:name="ConditionalStyle_5f_3272" style:display-name="ConditionalStyle_3272" style:family="table-cell" style:parent-style-name="Default">
      <style:table-cell-properties fo:background-color="#ffc7ce"/>
      <style:text-properties fo:color="#9c0006"/>
    </style:style>
    <style:style style:name="ConditionalStyle_5f_3271" style:display-name="ConditionalStyle_3271" style:family="table-cell" style:parent-style-name="Default">
      <style:table-cell-properties fo:background-color="#ffc7ce"/>
      <style:text-properties fo:color="#9c0006"/>
    </style:style>
    <style:style style:name="ConditionalStyle_5f_3270" style:display-name="ConditionalStyle_3270" style:family="table-cell" style:parent-style-name="Default">
      <style:table-cell-properties fo:background-color="#ffc7ce"/>
      <style:text-properties fo:color="#9c0006"/>
    </style:style>
    <style:style style:name="ConditionalStyle_5f_3269" style:display-name="ConditionalStyle_3269" style:family="table-cell" style:parent-style-name="Default">
      <style:table-cell-properties fo:background-color="#ffc7ce"/>
      <style:text-properties fo:color="#9c0006"/>
    </style:style>
    <style:style style:name="ConditionalStyle_5f_3268" style:display-name="ConditionalStyle_3268" style:family="table-cell" style:parent-style-name="Default">
      <style:table-cell-properties fo:background-color="#ffc7ce"/>
      <style:text-properties fo:color="#9c0006"/>
    </style:style>
    <style:style style:name="ConditionalStyle_5f_3267" style:display-name="ConditionalStyle_3267" style:family="table-cell" style:parent-style-name="Default">
      <style:table-cell-properties fo:background-color="#ffc7ce"/>
      <style:text-properties fo:color="#9c0006"/>
    </style:style>
    <style:style style:name="ConditionalStyle_5f_3266" style:display-name="ConditionalStyle_3266" style:family="table-cell" style:parent-style-name="Default">
      <style:table-cell-properties fo:background-color="#ffc7ce"/>
      <style:text-properties fo:color="#9c0006"/>
    </style:style>
    <style:style style:name="ConditionalStyle_5f_3265" style:display-name="ConditionalStyle_3265" style:family="table-cell" style:parent-style-name="Default">
      <style:table-cell-properties fo:background-color="#ffc7ce"/>
      <style:text-properties fo:color="#9c0006"/>
    </style:style>
    <style:style style:name="ConditionalStyle_5f_3264" style:display-name="ConditionalStyle_3264" style:family="table-cell" style:parent-style-name="Default">
      <style:table-cell-properties fo:background-color="#ffc7ce"/>
      <style:text-properties fo:color="#9c0006"/>
    </style:style>
    <style:style style:name="ConditionalStyle_5f_3263" style:display-name="ConditionalStyle_3263" style:family="table-cell" style:parent-style-name="Default">
      <style:table-cell-properties fo:background-color="#ffc7ce"/>
      <style:text-properties fo:color="#9c0006"/>
    </style:style>
    <style:style style:name="ConditionalStyle_5f_3262" style:display-name="ConditionalStyle_3262" style:family="table-cell" style:parent-style-name="Default">
      <style:table-cell-properties fo:background-color="#ffc7ce"/>
      <style:text-properties fo:color="#9c0006"/>
    </style:style>
    <style:style style:name="ConditionalStyle_5f_3261" style:display-name="ConditionalStyle_3261" style:family="table-cell" style:parent-style-name="Default">
      <style:table-cell-properties fo:background-color="#ffc7ce"/>
      <style:text-properties fo:color="#9c0006"/>
    </style:style>
    <style:style style:name="ConditionalStyle_5f_3260" style:display-name="ConditionalStyle_3260" style:family="table-cell" style:parent-style-name="Default">
      <style:table-cell-properties fo:background-color="#ffc7ce"/>
      <style:text-properties fo:color="#9c0006"/>
    </style:style>
    <style:style style:name="ConditionalStyle_5f_3259" style:display-name="ConditionalStyle_3259" style:family="table-cell" style:parent-style-name="Default">
      <style:table-cell-properties fo:background-color="#ffc7ce"/>
      <style:text-properties fo:color="#9c0006"/>
    </style:style>
    <style:style style:name="ConditionalStyle_5f_3258" style:display-name="ConditionalStyle_3258" style:family="table-cell" style:parent-style-name="Default">
      <style:table-cell-properties fo:background-color="#ffc7ce"/>
      <style:text-properties fo:color="#9c0006"/>
    </style:style>
    <style:style style:name="ConditionalStyle_5f_3257" style:display-name="ConditionalStyle_3257" style:family="table-cell" style:parent-style-name="Default">
      <style:table-cell-properties fo:background-color="#ffc7ce"/>
      <style:text-properties fo:color="#9c0006"/>
    </style:style>
    <style:style style:name="ConditionalStyle_5f_3256" style:display-name="ConditionalStyle_3256" style:family="table-cell" style:parent-style-name="Default">
      <style:table-cell-properties fo:background-color="#ffc7ce"/>
      <style:text-properties fo:color="#9c0006"/>
    </style:style>
    <style:style style:name="ConditionalStyle_5f_3255" style:display-name="ConditionalStyle_3255" style:family="table-cell" style:parent-style-name="Default">
      <style:table-cell-properties fo:background-color="#ffc7ce"/>
      <style:text-properties fo:color="#9c0006"/>
    </style:style>
    <style:style style:name="ConditionalStyle_5f_3254" style:display-name="ConditionalStyle_3254" style:family="table-cell" style:parent-style-name="Default">
      <style:table-cell-properties fo:background-color="#ffc7ce"/>
      <style:text-properties fo:color="#9c0006"/>
    </style:style>
    <style:style style:name="ConditionalStyle_5f_3253" style:display-name="ConditionalStyle_3253" style:family="table-cell" style:parent-style-name="Default">
      <style:table-cell-properties fo:background-color="#ffc7ce"/>
      <style:text-properties fo:color="#9c0006"/>
    </style:style>
    <style:style style:name="ConditionalStyle_5f_3252" style:display-name="ConditionalStyle_3252" style:family="table-cell" style:parent-style-name="Default">
      <style:table-cell-properties fo:background-color="#ffc7ce"/>
      <style:text-properties fo:color="#9c0006"/>
    </style:style>
    <style:style style:name="ConditionalStyle_5f_3251" style:display-name="ConditionalStyle_3251" style:family="table-cell" style:parent-style-name="Default">
      <style:table-cell-properties fo:background-color="#ffc7ce"/>
      <style:text-properties fo:color="#9c0006"/>
    </style:style>
    <style:style style:name="ConditionalStyle_5f_3250" style:display-name="ConditionalStyle_3250" style:family="table-cell" style:parent-style-name="Default">
      <style:table-cell-properties fo:background-color="#ffc7ce"/>
      <style:text-properties fo:color="#9c0006"/>
    </style:style>
    <style:style style:name="ConditionalStyle_5f_3249" style:display-name="ConditionalStyle_3249" style:family="table-cell" style:parent-style-name="Default">
      <style:table-cell-properties fo:background-color="#ffc7ce"/>
      <style:text-properties fo:color="#9c0006"/>
    </style:style>
    <style:style style:name="ConditionalStyle_5f_3248" style:display-name="ConditionalStyle_3248" style:family="table-cell" style:parent-style-name="Default">
      <style:table-cell-properties fo:background-color="#ffc7ce"/>
      <style:text-properties fo:color="#9c0006"/>
    </style:style>
    <style:style style:name="ConditionalStyle_5f_3247" style:display-name="ConditionalStyle_3247" style:family="table-cell" style:parent-style-name="Default">
      <style:table-cell-properties fo:background-color="#ffc7ce"/>
      <style:text-properties fo:color="#9c0006"/>
    </style:style>
    <style:style style:name="ConditionalStyle_5f_3246" style:display-name="ConditionalStyle_3246" style:family="table-cell" style:parent-style-name="Default">
      <style:table-cell-properties fo:background-color="#ffc7ce"/>
      <style:text-properties fo:color="#9c0006"/>
    </style:style>
    <style:style style:name="ConditionalStyle_5f_3245" style:display-name="ConditionalStyle_3245" style:family="table-cell" style:parent-style-name="Default">
      <style:table-cell-properties fo:background-color="#ffc7ce"/>
      <style:text-properties fo:color="#9c0006"/>
    </style:style>
    <style:style style:name="ConditionalStyle_5f_3244" style:display-name="ConditionalStyle_3244" style:family="table-cell" style:parent-style-name="Default">
      <style:table-cell-properties fo:background-color="#ffc7ce"/>
      <style:text-properties fo:color="#9c0006"/>
    </style:style>
    <style:style style:name="ConditionalStyle_5f_3243" style:display-name="ConditionalStyle_3243" style:family="table-cell" style:parent-style-name="Default">
      <style:table-cell-properties fo:background-color="#ffc7ce"/>
      <style:text-properties fo:color="#9c0006"/>
    </style:style>
    <style:style style:name="ConditionalStyle_5f_3294" style:display-name="ConditionalStyle_3294" style:family="table-cell" style:parent-style-name="Default">
      <style:table-cell-properties fo:background-color="#ffc7ce"/>
      <style:text-properties fo:color="#9c0006"/>
    </style:style>
    <style:style style:name="ConditionalStyle_5f_3293" style:display-name="ConditionalStyle_3293" style:family="table-cell" style:parent-style-name="Default">
      <style:table-cell-properties fo:background-color="#ffc7ce"/>
      <style:text-properties fo:color="#9c0006"/>
    </style:style>
    <style:style style:name="ConditionalStyle_5f_3292" style:display-name="ConditionalStyle_3292" style:family="table-cell" style:parent-style-name="Default">
      <style:table-cell-properties fo:background-color="#ffc7ce"/>
      <style:text-properties fo:color="#9c0006"/>
    </style:style>
    <style:style style:name="ConditionalStyle_5f_3291" style:display-name="ConditionalStyle_3291" style:family="table-cell" style:parent-style-name="Default">
      <style:table-cell-properties fo:background-color="#ffc7ce"/>
      <style:text-properties fo:color="#9c0006"/>
    </style:style>
    <style:style style:name="ConditionalStyle_5f_3290" style:display-name="ConditionalStyle_3290" style:family="table-cell" style:parent-style-name="Default">
      <style:table-cell-properties fo:background-color="#ffc7ce"/>
      <style:text-properties fo:color="#9c0006"/>
    </style:style>
    <style:style style:name="ConditionalStyle_5f_3289" style:display-name="ConditionalStyle_3289" style:family="table-cell" style:parent-style-name="Default">
      <style:table-cell-properties fo:background-color="#ffc7ce"/>
      <style:text-properties fo:color="#9c0006"/>
    </style:style>
    <style:style style:name="ConditionalStyle_5f_3288" style:display-name="ConditionalStyle_3288" style:family="table-cell" style:parent-style-name="Default">
      <style:table-cell-properties fo:background-color="#ffc7ce"/>
      <style:text-properties fo:color="#9c0006"/>
    </style:style>
    <style:style style:name="ConditionalStyle_5f_3287" style:display-name="ConditionalStyle_3287" style:family="table-cell" style:parent-style-name="Default">
      <style:table-cell-properties fo:background-color="#ffc7ce"/>
      <style:text-properties fo:color="#9c0006"/>
    </style:style>
    <style:style style:name="ConditionalStyle_5f_3286" style:display-name="ConditionalStyle_3286" style:family="table-cell" style:parent-style-name="Default">
      <style:table-cell-properties fo:background-color="#ffc7ce"/>
      <style:text-properties fo:color="#9c0006"/>
    </style:style>
    <style:style style:name="ConditionalStyle_5f_3285" style:display-name="ConditionalStyle_3285" style:family="table-cell" style:parent-style-name="Default">
      <style:table-cell-properties fo:background-color="#ffc7ce"/>
      <style:text-properties fo:color="#9c0006"/>
    </style:style>
    <style:style style:name="ConditionalStyle_5f_3284" style:display-name="ConditionalStyle_3284" style:family="table-cell" style:parent-style-name="Default">
      <style:table-cell-properties fo:background-color="#ffc7ce"/>
      <style:text-properties fo:color="#9c0006"/>
    </style:style>
    <style:style style:name="ConditionalStyle_5f_3283" style:display-name="ConditionalStyle_3283" style:family="table-cell" style:parent-style-name="Default">
      <style:table-cell-properties fo:background-color="#ffc7ce"/>
      <style:text-properties fo:color="#9c0006"/>
    </style:style>
    <style:style style:name="ConditionalStyle_5f_3282" style:display-name="ConditionalStyle_3282" style:family="table-cell" style:parent-style-name="Default">
      <style:table-cell-properties fo:background-color="#ffc7ce"/>
      <style:text-properties fo:color="#9c0006"/>
    </style:style>
    <style:style style:name="ConditionalStyle_5f_3281" style:display-name="ConditionalStyle_3281" style:family="table-cell" style:parent-style-name="Default">
      <style:table-cell-properties fo:background-color="#ffc7ce"/>
      <style:text-properties fo:color="#9c0006"/>
    </style:style>
    <style:style style:name="ConditionalStyle_5f_3280" style:display-name="ConditionalStyle_3280" style:family="table-cell" style:parent-style-name="Default">
      <style:table-cell-properties fo:background-color="#ffc7ce"/>
      <style:text-properties fo:color="#9c0006"/>
    </style:style>
    <style:style style:name="ConditionalStyle_5f_3279" style:display-name="ConditionalStyle_3279" style:family="table-cell" style:parent-style-name="Default">
      <style:table-cell-properties fo:background-color="#ffc7ce"/>
      <style:text-properties fo:color="#9c0006"/>
    </style:style>
    <style:style style:name="ConditionalStyle_5f_3278" style:display-name="ConditionalStyle_3278" style:family="table-cell" style:parent-style-name="Default">
      <style:table-cell-properties fo:background-color="#ffc7ce"/>
      <style:text-properties fo:color="#9c0006"/>
    </style:style>
    <style:style style:name="ConditionalStyle_5f_3311" style:display-name="ConditionalStyle_3311" style:family="table-cell" style:parent-style-name="Default">
      <style:table-cell-properties fo:background-color="#ffc7ce"/>
      <style:text-properties fo:color="#9c0006"/>
    </style:style>
    <style:style style:name="ConditionalStyle_5f_3310" style:display-name="ConditionalStyle_3310" style:family="table-cell" style:parent-style-name="Default">
      <style:table-cell-properties fo:background-color="#ffc7ce"/>
      <style:text-properties fo:color="#9c0006"/>
    </style:style>
    <style:style style:name="ConditionalStyle_5f_3309" style:display-name="ConditionalStyle_3309" style:family="table-cell" style:parent-style-name="Default">
      <style:table-cell-properties fo:background-color="#ffc7ce"/>
      <style:text-properties fo:color="#9c0006"/>
    </style:style>
    <style:style style:name="ConditionalStyle_5f_3308" style:display-name="ConditionalStyle_3308" style:family="table-cell" style:parent-style-name="Default">
      <style:table-cell-properties fo:background-color="#ffc7ce"/>
      <style:text-properties fo:color="#9c0006"/>
    </style:style>
    <style:style style:name="ConditionalStyle_5f_3307" style:display-name="ConditionalStyle_3307" style:family="table-cell" style:parent-style-name="Default">
      <style:table-cell-properties fo:background-color="#ffc7ce"/>
      <style:text-properties fo:color="#9c0006"/>
    </style:style>
    <style:style style:name="ConditionalStyle_5f_3306" style:display-name="ConditionalStyle_3306" style:family="table-cell" style:parent-style-name="Default">
      <style:table-cell-properties fo:background-color="#ffc7ce"/>
      <style:text-properties fo:color="#9c0006"/>
    </style:style>
    <style:style style:name="ConditionalStyle_5f_3305" style:display-name="ConditionalStyle_3305" style:family="table-cell" style:parent-style-name="Default">
      <style:table-cell-properties fo:background-color="#ffc7ce"/>
      <style:text-properties fo:color="#9c0006"/>
    </style:style>
    <style:style style:name="ConditionalStyle_5f_3304" style:display-name="ConditionalStyle_3304" style:family="table-cell" style:parent-style-name="Default">
      <style:table-cell-properties fo:background-color="#ffc7ce"/>
      <style:text-properties fo:color="#9c0006"/>
    </style:style>
    <style:style style:name="ConditionalStyle_5f_3303" style:display-name="ConditionalStyle_3303" style:family="table-cell" style:parent-style-name="Default">
      <style:table-cell-properties fo:background-color="#ffc7ce"/>
      <style:text-properties fo:color="#9c0006"/>
    </style:style>
    <style:style style:name="ConditionalStyle_5f_3302" style:display-name="ConditionalStyle_3302" style:family="table-cell" style:parent-style-name="Default">
      <style:table-cell-properties fo:background-color="#ffc7ce"/>
      <style:text-properties fo:color="#9c0006"/>
    </style:style>
    <style:style style:name="ConditionalStyle_5f_3301" style:display-name="ConditionalStyle_3301" style:family="table-cell" style:parent-style-name="Default">
      <style:table-cell-properties fo:background-color="#ffc7ce"/>
      <style:text-properties fo:color="#9c0006"/>
    </style:style>
    <style:style style:name="ConditionalStyle_5f_3300" style:display-name="ConditionalStyle_3300" style:family="table-cell" style:parent-style-name="Default">
      <style:table-cell-properties fo:background-color="#ffc7ce"/>
      <style:text-properties fo:color="#9c0006"/>
    </style:style>
    <style:style style:name="ConditionalStyle_5f_3299" style:display-name="ConditionalStyle_3299" style:family="table-cell" style:parent-style-name="Default">
      <style:table-cell-properties fo:background-color="#ffc7ce"/>
      <style:text-properties fo:color="#9c0006"/>
    </style:style>
    <style:style style:name="ConditionalStyle_5f_3298" style:display-name="ConditionalStyle_3298" style:family="table-cell" style:parent-style-name="Default">
      <style:table-cell-properties fo:background-color="#ffc7ce"/>
      <style:text-properties fo:color="#9c0006"/>
    </style:style>
    <style:style style:name="ConditionalStyle_5f_3297" style:display-name="ConditionalStyle_3297" style:family="table-cell" style:parent-style-name="Default">
      <style:table-cell-properties fo:background-color="#ffc7ce"/>
      <style:text-properties fo:color="#9c0006"/>
    </style:style>
    <style:style style:name="ConditionalStyle_5f_3296" style:display-name="ConditionalStyle_3296" style:family="table-cell" style:parent-style-name="Default">
      <style:table-cell-properties fo:background-color="#ffc7ce"/>
      <style:text-properties fo:color="#9c0006"/>
    </style:style>
    <style:style style:name="ConditionalStyle_5f_3295" style:display-name="ConditionalStyle_3295" style:family="table-cell" style:parent-style-name="Default">
      <style:table-cell-properties fo:background-color="#ffc7ce"/>
      <style:text-properties fo:color="#9c0006"/>
    </style:style>
    <style:style style:name="ConditionalStyle_5f_3328" style:display-name="ConditionalStyle_3328" style:family="table-cell" style:parent-style-name="Default">
      <style:table-cell-properties fo:background-color="#ffc7ce"/>
      <style:text-properties fo:color="#9c0006"/>
    </style:style>
    <style:style style:name="ConditionalStyle_5f_3327" style:display-name="ConditionalStyle_3327" style:family="table-cell" style:parent-style-name="Default">
      <style:table-cell-properties fo:background-color="#ffc7ce"/>
      <style:text-properties fo:color="#9c0006"/>
    </style:style>
    <style:style style:name="ConditionalStyle_5f_3326" style:display-name="ConditionalStyle_3326" style:family="table-cell" style:parent-style-name="Default">
      <style:table-cell-properties fo:background-color="#ffc7ce"/>
      <style:text-properties fo:color="#9c0006"/>
    </style:style>
    <style:style style:name="ConditionalStyle_5f_3325" style:display-name="ConditionalStyle_3325" style:family="table-cell" style:parent-style-name="Default">
      <style:table-cell-properties fo:background-color="#ffc7ce"/>
      <style:text-properties fo:color="#9c0006"/>
    </style:style>
    <style:style style:name="ConditionalStyle_5f_3324" style:display-name="ConditionalStyle_3324" style:family="table-cell" style:parent-style-name="Default">
      <style:table-cell-properties fo:background-color="#ffc7ce"/>
      <style:text-properties fo:color="#9c0006"/>
    </style:style>
    <style:style style:name="ConditionalStyle_5f_3323" style:display-name="ConditionalStyle_3323" style:family="table-cell" style:parent-style-name="Default">
      <style:table-cell-properties fo:background-color="#ffc7ce"/>
      <style:text-properties fo:color="#9c0006"/>
    </style:style>
    <style:style style:name="ConditionalStyle_5f_3322" style:display-name="ConditionalStyle_3322" style:family="table-cell" style:parent-style-name="Default">
      <style:table-cell-properties fo:background-color="#ffc7ce"/>
      <style:text-properties fo:color="#9c0006"/>
    </style:style>
    <style:style style:name="ConditionalStyle_5f_3321" style:display-name="ConditionalStyle_3321" style:family="table-cell" style:parent-style-name="Default">
      <style:table-cell-properties fo:background-color="#ffc7ce"/>
      <style:text-properties fo:color="#9c0006"/>
    </style:style>
    <style:style style:name="ConditionalStyle_5f_3320" style:display-name="ConditionalStyle_3320" style:family="table-cell" style:parent-style-name="Default">
      <style:table-cell-properties fo:background-color="#ffc7ce"/>
      <style:text-properties fo:color="#9c0006"/>
    </style:style>
    <style:style style:name="ConditionalStyle_5f_3319" style:display-name="ConditionalStyle_3319" style:family="table-cell" style:parent-style-name="Default">
      <style:table-cell-properties fo:background-color="#ffc7ce"/>
      <style:text-properties fo:color="#9c0006"/>
    </style:style>
    <style:style style:name="ConditionalStyle_5f_3318" style:display-name="ConditionalStyle_3318" style:family="table-cell" style:parent-style-name="Default">
      <style:table-cell-properties fo:background-color="#ffc7ce"/>
      <style:text-properties fo:color="#9c0006"/>
    </style:style>
    <style:style style:name="ConditionalStyle_5f_3317" style:display-name="ConditionalStyle_3317" style:family="table-cell" style:parent-style-name="Default">
      <style:table-cell-properties fo:background-color="#ffc7ce"/>
      <style:text-properties fo:color="#9c0006"/>
    </style:style>
    <style:style style:name="ConditionalStyle_5f_3316" style:display-name="ConditionalStyle_3316" style:family="table-cell" style:parent-style-name="Default">
      <style:table-cell-properties fo:background-color="#ffc7ce"/>
      <style:text-properties fo:color="#9c0006"/>
    </style:style>
    <style:style style:name="ConditionalStyle_5f_3315" style:display-name="ConditionalStyle_3315" style:family="table-cell" style:parent-style-name="Default">
      <style:table-cell-properties fo:background-color="#ffc7ce"/>
      <style:text-properties fo:color="#9c0006"/>
    </style:style>
    <style:style style:name="ConditionalStyle_5f_3314" style:display-name="ConditionalStyle_3314" style:family="table-cell" style:parent-style-name="Default">
      <style:table-cell-properties fo:background-color="#ffc7ce"/>
      <style:text-properties fo:color="#9c0006"/>
    </style:style>
    <style:style style:name="ConditionalStyle_5f_3313" style:display-name="ConditionalStyle_3313" style:family="table-cell" style:parent-style-name="Default">
      <style:table-cell-properties fo:background-color="#ffc7ce"/>
      <style:text-properties fo:color="#9c0006"/>
    </style:style>
    <style:style style:name="ConditionalStyle_5f_3312" style:display-name="ConditionalStyle_3312" style:family="table-cell" style:parent-style-name="Default">
      <style:table-cell-properties fo:background-color="#ffc7ce"/>
      <style:text-properties fo:color="#9c0006"/>
    </style:style>
    <style:style style:name="ConditionalStyle_5f_3345" style:display-name="ConditionalStyle_3345" style:family="table-cell" style:parent-style-name="Default">
      <style:table-cell-properties fo:background-color="#ffc7ce"/>
      <style:text-properties fo:color="#9c0006"/>
    </style:style>
    <style:style style:name="ConditionalStyle_5f_3344" style:display-name="ConditionalStyle_3344" style:family="table-cell" style:parent-style-name="Default">
      <style:table-cell-properties fo:background-color="#ffc7ce"/>
      <style:text-properties fo:color="#9c0006"/>
    </style:style>
    <style:style style:name="ConditionalStyle_5f_3343" style:display-name="ConditionalStyle_3343" style:family="table-cell" style:parent-style-name="Default">
      <style:table-cell-properties fo:background-color="#ffc7ce"/>
      <style:text-properties fo:color="#9c0006"/>
    </style:style>
    <style:style style:name="ConditionalStyle_5f_3342" style:display-name="ConditionalStyle_3342" style:family="table-cell" style:parent-style-name="Default">
      <style:table-cell-properties fo:background-color="#ffc7ce"/>
      <style:text-properties fo:color="#9c0006"/>
    </style:style>
    <style:style style:name="ConditionalStyle_5f_3341" style:display-name="ConditionalStyle_3341" style:family="table-cell" style:parent-style-name="Default">
      <style:table-cell-properties fo:background-color="#ffc7ce"/>
      <style:text-properties fo:color="#9c0006"/>
    </style:style>
    <style:style style:name="ConditionalStyle_5f_3340" style:display-name="ConditionalStyle_3340" style:family="table-cell" style:parent-style-name="Default">
      <style:table-cell-properties fo:background-color="#ffc7ce"/>
      <style:text-properties fo:color="#9c0006"/>
    </style:style>
    <style:style style:name="ConditionalStyle_5f_3339" style:display-name="ConditionalStyle_3339" style:family="table-cell" style:parent-style-name="Default">
      <style:table-cell-properties fo:background-color="#ffc7ce"/>
      <style:text-properties fo:color="#9c0006"/>
    </style:style>
    <style:style style:name="ConditionalStyle_5f_3338" style:display-name="ConditionalStyle_3338" style:family="table-cell" style:parent-style-name="Default">
      <style:table-cell-properties fo:background-color="#ffc7ce"/>
      <style:text-properties fo:color="#9c0006"/>
    </style:style>
    <style:style style:name="ConditionalStyle_5f_3337" style:display-name="ConditionalStyle_3337" style:family="table-cell" style:parent-style-name="Default">
      <style:table-cell-properties fo:background-color="#ffc7ce"/>
      <style:text-properties fo:color="#9c0006"/>
    </style:style>
    <style:style style:name="ConditionalStyle_5f_3336" style:display-name="ConditionalStyle_3336" style:family="table-cell" style:parent-style-name="Default">
      <style:table-cell-properties fo:background-color="#ffc7ce"/>
      <style:text-properties fo:color="#9c0006"/>
    </style:style>
    <style:style style:name="ConditionalStyle_5f_3335" style:display-name="ConditionalStyle_3335" style:family="table-cell" style:parent-style-name="Default">
      <style:table-cell-properties fo:background-color="#ffc7ce"/>
      <style:text-properties fo:color="#9c0006"/>
    </style:style>
    <style:style style:name="ConditionalStyle_5f_3334" style:display-name="ConditionalStyle_3334" style:family="table-cell" style:parent-style-name="Default">
      <style:table-cell-properties fo:background-color="#ffc7ce"/>
      <style:text-properties fo:color="#9c0006"/>
    </style:style>
    <style:style style:name="ConditionalStyle_5f_3333" style:display-name="ConditionalStyle_3333" style:family="table-cell" style:parent-style-name="Default">
      <style:table-cell-properties fo:background-color="#ffc7ce"/>
      <style:text-properties fo:color="#9c0006"/>
    </style:style>
    <style:style style:name="ConditionalStyle_5f_3332" style:display-name="ConditionalStyle_3332" style:family="table-cell" style:parent-style-name="Default">
      <style:table-cell-properties fo:background-color="#ffc7ce"/>
      <style:text-properties fo:color="#9c0006"/>
    </style:style>
    <style:style style:name="ConditionalStyle_5f_3331" style:display-name="ConditionalStyle_3331" style:family="table-cell" style:parent-style-name="Default">
      <style:table-cell-properties fo:background-color="#ffc7ce"/>
      <style:text-properties fo:color="#9c0006"/>
    </style:style>
    <style:style style:name="ConditionalStyle_5f_3330" style:display-name="ConditionalStyle_3330" style:family="table-cell" style:parent-style-name="Default">
      <style:table-cell-properties fo:background-color="#ffc7ce"/>
      <style:text-properties fo:color="#9c0006"/>
    </style:style>
    <style:style style:name="ConditionalStyle_5f_3329" style:display-name="ConditionalStyle_3329" style:family="table-cell" style:parent-style-name="Default">
      <style:table-cell-properties fo:background-color="#ffc7ce"/>
      <style:text-properties fo:color="#9c0006"/>
    </style:style>
    <style:style style:name="ConditionalStyle_5f_3362" style:display-name="ConditionalStyle_3362" style:family="table-cell" style:parent-style-name="Default">
      <style:table-cell-properties fo:background-color="#ffc7ce"/>
      <style:text-properties fo:color="#9c0006"/>
    </style:style>
    <style:style style:name="ConditionalStyle_5f_3361" style:display-name="ConditionalStyle_3361" style:family="table-cell" style:parent-style-name="Default">
      <style:table-cell-properties fo:background-color="#ffc7ce"/>
      <style:text-properties fo:color="#9c0006"/>
    </style:style>
    <style:style style:name="ConditionalStyle_5f_3360" style:display-name="ConditionalStyle_3360" style:family="table-cell" style:parent-style-name="Default">
      <style:table-cell-properties fo:background-color="#ffc7ce"/>
      <style:text-properties fo:color="#9c0006"/>
    </style:style>
    <style:style style:name="ConditionalStyle_5f_3359" style:display-name="ConditionalStyle_3359" style:family="table-cell" style:parent-style-name="Default">
      <style:table-cell-properties fo:background-color="#ffc7ce"/>
      <style:text-properties fo:color="#9c0006"/>
    </style:style>
    <style:style style:name="ConditionalStyle_5f_3358" style:display-name="ConditionalStyle_3358" style:family="table-cell" style:parent-style-name="Default">
      <style:table-cell-properties fo:background-color="#ffc7ce"/>
      <style:text-properties fo:color="#9c0006"/>
    </style:style>
    <style:style style:name="ConditionalStyle_5f_3357" style:display-name="ConditionalStyle_3357" style:family="table-cell" style:parent-style-name="Default">
      <style:table-cell-properties fo:background-color="#ffc7ce"/>
      <style:text-properties fo:color="#9c0006"/>
    </style:style>
    <style:style style:name="ConditionalStyle_5f_3356" style:display-name="ConditionalStyle_3356" style:family="table-cell" style:parent-style-name="Default">
      <style:table-cell-properties fo:background-color="#ffc7ce"/>
      <style:text-properties fo:color="#9c0006"/>
    </style:style>
    <style:style style:name="ConditionalStyle_5f_3355" style:display-name="ConditionalStyle_3355" style:family="table-cell" style:parent-style-name="Default">
      <style:table-cell-properties fo:background-color="#ffc7ce"/>
      <style:text-properties fo:color="#9c0006"/>
    </style:style>
    <style:style style:name="ConditionalStyle_5f_3354" style:display-name="ConditionalStyle_3354" style:family="table-cell" style:parent-style-name="Default">
      <style:table-cell-properties fo:background-color="#ffc7ce"/>
      <style:text-properties fo:color="#9c0006"/>
    </style:style>
    <style:style style:name="ConditionalStyle_5f_3353" style:display-name="ConditionalStyle_3353" style:family="table-cell" style:parent-style-name="Default">
      <style:table-cell-properties fo:background-color="#ffc7ce"/>
      <style:text-properties fo:color="#9c0006"/>
    </style:style>
    <style:style style:name="ConditionalStyle_5f_3352" style:display-name="ConditionalStyle_3352" style:family="table-cell" style:parent-style-name="Default">
      <style:table-cell-properties fo:background-color="#ffc7ce"/>
      <style:text-properties fo:color="#9c0006"/>
    </style:style>
    <style:style style:name="ConditionalStyle_5f_3351" style:display-name="ConditionalStyle_3351" style:family="table-cell" style:parent-style-name="Default">
      <style:table-cell-properties fo:background-color="#ffc7ce"/>
      <style:text-properties fo:color="#9c0006"/>
    </style:style>
    <style:style style:name="ConditionalStyle_5f_3350" style:display-name="ConditionalStyle_3350" style:family="table-cell" style:parent-style-name="Default">
      <style:table-cell-properties fo:background-color="#ffc7ce"/>
      <style:text-properties fo:color="#9c0006"/>
    </style:style>
    <style:style style:name="ConditionalStyle_5f_3349" style:display-name="ConditionalStyle_3349" style:family="table-cell" style:parent-style-name="Default">
      <style:table-cell-properties fo:background-color="#ffc7ce"/>
      <style:text-properties fo:color="#9c0006"/>
    </style:style>
    <style:style style:name="ConditionalStyle_5f_3348" style:display-name="ConditionalStyle_3348" style:family="table-cell" style:parent-style-name="Default">
      <style:table-cell-properties fo:background-color="#ffc7ce"/>
      <style:text-properties fo:color="#9c0006"/>
    </style:style>
    <style:style style:name="ConditionalStyle_5f_3347" style:display-name="ConditionalStyle_3347" style:family="table-cell" style:parent-style-name="Default">
      <style:table-cell-properties fo:background-color="#ffc7ce"/>
      <style:text-properties fo:color="#9c0006"/>
    </style:style>
    <style:style style:name="ConditionalStyle_5f_3346" style:display-name="ConditionalStyle_3346" style:family="table-cell" style:parent-style-name="Default">
      <style:table-cell-properties fo:background-color="#ffc7ce"/>
      <style:text-properties fo:color="#9c0006"/>
    </style:style>
    <style:style style:name="ConditionalStyle_5f_3412" style:display-name="ConditionalStyle_3412" style:family="table-cell" style:parent-style-name="Default">
      <style:table-cell-properties fo:background-color="#ffc7ce"/>
      <style:text-properties fo:color="#9c0006"/>
    </style:style>
    <style:style style:name="ConditionalStyle_5f_3411" style:display-name="ConditionalStyle_3411" style:family="table-cell" style:parent-style-name="Default">
      <style:table-cell-properties fo:background-color="#ffc7ce"/>
      <style:text-properties fo:color="#9c0006"/>
    </style:style>
    <style:style style:name="ConditionalStyle_5f_3410" style:display-name="ConditionalStyle_3410" style:family="table-cell" style:parent-style-name="Default">
      <style:table-cell-properties fo:background-color="#ffc7ce"/>
      <style:text-properties fo:color="#9c0006"/>
    </style:style>
    <style:style style:name="ConditionalStyle_5f_3409" style:display-name="ConditionalStyle_3409" style:family="table-cell" style:parent-style-name="Default">
      <style:table-cell-properties fo:background-color="#ffc7ce"/>
      <style:text-properties fo:color="#9c0006"/>
    </style:style>
    <style:style style:name="ConditionalStyle_5f_3408" style:display-name="ConditionalStyle_3408" style:family="table-cell" style:parent-style-name="Default">
      <style:table-cell-properties fo:background-color="#ffc7ce"/>
      <style:text-properties fo:color="#9c0006"/>
    </style:style>
    <style:style style:name="ConditionalStyle_5f_3407" style:display-name="ConditionalStyle_3407" style:family="table-cell" style:parent-style-name="Default">
      <style:table-cell-properties fo:background-color="#ffc7ce"/>
      <style:text-properties fo:color="#9c0006"/>
    </style:style>
    <style:style style:name="ConditionalStyle_5f_3406" style:display-name="ConditionalStyle_3406" style:family="table-cell" style:parent-style-name="Default">
      <style:table-cell-properties fo:background-color="#ffc7ce"/>
      <style:text-properties fo:color="#9c0006"/>
    </style:style>
    <style:style style:name="ConditionalStyle_5f_3405" style:display-name="ConditionalStyle_3405" style:family="table-cell" style:parent-style-name="Default">
      <style:table-cell-properties fo:background-color="#ffc7ce"/>
      <style:text-properties fo:color="#9c0006"/>
    </style:style>
    <style:style style:name="ConditionalStyle_5f_3404" style:display-name="ConditionalStyle_3404" style:family="table-cell" style:parent-style-name="Default">
      <style:table-cell-properties fo:background-color="#ffc7ce"/>
      <style:text-properties fo:color="#9c0006"/>
    </style:style>
    <style:style style:name="ConditionalStyle_5f_3403" style:display-name="ConditionalStyle_3403" style:family="table-cell" style:parent-style-name="Default">
      <style:table-cell-properties fo:background-color="#ffc7ce"/>
      <style:text-properties fo:color="#9c0006"/>
    </style:style>
    <style:style style:name="ConditionalStyle_5f_3402" style:display-name="ConditionalStyle_3402" style:family="table-cell" style:parent-style-name="Default">
      <style:table-cell-properties fo:background-color="#ffc7ce"/>
      <style:text-properties fo:color="#9c0006"/>
    </style:style>
    <style:style style:name="ConditionalStyle_5f_3401" style:display-name="ConditionalStyle_3401" style:family="table-cell" style:parent-style-name="Default">
      <style:table-cell-properties fo:background-color="#ffc7ce"/>
      <style:text-properties fo:color="#9c0006"/>
    </style:style>
    <style:style style:name="ConditionalStyle_5f_3400" style:display-name="ConditionalStyle_3400" style:family="table-cell" style:parent-style-name="Default">
      <style:table-cell-properties fo:background-color="#ffc7ce"/>
      <style:text-properties fo:color="#9c0006"/>
    </style:style>
    <style:style style:name="ConditionalStyle_5f_3399" style:display-name="ConditionalStyle_3399" style:family="table-cell" style:parent-style-name="Default">
      <style:table-cell-properties fo:background-color="#ffc7ce"/>
      <style:text-properties fo:color="#9c0006"/>
    </style:style>
    <style:style style:name="ConditionalStyle_5f_3398" style:display-name="ConditionalStyle_3398" style:family="table-cell" style:parent-style-name="Default">
      <style:table-cell-properties fo:background-color="#ffc7ce"/>
      <style:text-properties fo:color="#9c0006"/>
    </style:style>
    <style:style style:name="ConditionalStyle_5f_3397" style:display-name="ConditionalStyle_3397" style:family="table-cell" style:parent-style-name="Default">
      <style:table-cell-properties fo:background-color="#ffc7ce"/>
      <style:text-properties fo:color="#9c0006"/>
    </style:style>
    <style:style style:name="ConditionalStyle_5f_3396" style:display-name="ConditionalStyle_3396" style:family="table-cell" style:parent-style-name="Default">
      <style:table-cell-properties fo:background-color="#ffc7ce"/>
      <style:text-properties fo:color="#9c0006"/>
    </style:style>
    <style:style style:name="ConditionalStyle_5f_3395" style:display-name="ConditionalStyle_3395" style:family="table-cell" style:parent-style-name="Default">
      <style:table-cell-properties fo:background-color="#ffc7ce"/>
      <style:text-properties fo:color="#9c0006"/>
    </style:style>
    <style:style style:name="ConditionalStyle_5f_3394" style:display-name="ConditionalStyle_3394" style:family="table-cell" style:parent-style-name="Default">
      <style:table-cell-properties fo:background-color="#ffc7ce"/>
      <style:text-properties fo:color="#9c0006"/>
    </style:style>
    <style:style style:name="ConditionalStyle_5f_3393" style:display-name="ConditionalStyle_3393" style:family="table-cell" style:parent-style-name="Default">
      <style:table-cell-properties fo:background-color="#ffc7ce"/>
      <style:text-properties fo:color="#9c0006"/>
    </style:style>
    <style:style style:name="ConditionalStyle_5f_3392" style:display-name="ConditionalStyle_3392" style:family="table-cell" style:parent-style-name="Default">
      <style:table-cell-properties fo:background-color="#ffc7ce"/>
      <style:text-properties fo:color="#9c0006"/>
    </style:style>
    <style:style style:name="ConditionalStyle_5f_3391" style:display-name="ConditionalStyle_3391" style:family="table-cell" style:parent-style-name="Default">
      <style:table-cell-properties fo:background-color="#ffc7ce"/>
      <style:text-properties fo:color="#9c0006"/>
    </style:style>
    <style:style style:name="ConditionalStyle_5f_3390" style:display-name="ConditionalStyle_3390" style:family="table-cell" style:parent-style-name="Default">
      <style:table-cell-properties fo:background-color="#ffc7ce"/>
      <style:text-properties fo:color="#9c0006"/>
    </style:style>
    <style:style style:name="ConditionalStyle_5f_3389" style:display-name="ConditionalStyle_3389" style:family="table-cell" style:parent-style-name="Default">
      <style:table-cell-properties fo:background-color="#ffc7ce"/>
      <style:text-properties fo:color="#9c0006"/>
    </style:style>
    <style:style style:name="ConditionalStyle_5f_3388" style:display-name="ConditionalStyle_3388" style:family="table-cell" style:parent-style-name="Default">
      <style:table-cell-properties fo:background-color="#ffc7ce"/>
      <style:text-properties fo:color="#9c0006"/>
    </style:style>
    <style:style style:name="ConditionalStyle_5f_3387" style:display-name="ConditionalStyle_3387" style:family="table-cell" style:parent-style-name="Default">
      <style:table-cell-properties fo:background-color="#ffc7ce"/>
      <style:text-properties fo:color="#9c0006"/>
    </style:style>
    <style:style style:name="ConditionalStyle_5f_3386" style:display-name="ConditionalStyle_3386" style:family="table-cell" style:parent-style-name="Default">
      <style:table-cell-properties fo:background-color="#ffc7ce"/>
      <style:text-properties fo:color="#9c0006"/>
    </style:style>
    <style:style style:name="ConditionalStyle_5f_3385" style:display-name="ConditionalStyle_3385" style:family="table-cell" style:parent-style-name="Default">
      <style:table-cell-properties fo:background-color="#ffc7ce"/>
      <style:text-properties fo:color="#9c0006"/>
    </style:style>
    <style:style style:name="ConditionalStyle_5f_3384" style:display-name="ConditionalStyle_3384" style:family="table-cell" style:parent-style-name="Default">
      <style:table-cell-properties fo:background-color="#ffc7ce"/>
      <style:text-properties fo:color="#9c0006"/>
    </style:style>
    <style:style style:name="ConditionalStyle_5f_3383" style:display-name="ConditionalStyle_3383" style:family="table-cell" style:parent-style-name="Default">
      <style:table-cell-properties fo:background-color="#ffc7ce"/>
      <style:text-properties fo:color="#9c0006"/>
    </style:style>
    <style:style style:name="ConditionalStyle_5f_3382" style:display-name="ConditionalStyle_3382" style:family="table-cell" style:parent-style-name="Default">
      <style:table-cell-properties fo:background-color="#ffc7ce"/>
      <style:text-properties fo:color="#9c0006"/>
    </style:style>
    <style:style style:name="ConditionalStyle_5f_3381" style:display-name="ConditionalStyle_3381" style:family="table-cell" style:parent-style-name="Default">
      <style:table-cell-properties fo:background-color="#ffc7ce"/>
      <style:text-properties fo:color="#9c0006"/>
    </style:style>
    <style:style style:name="ConditionalStyle_5f_3380" style:display-name="ConditionalStyle_3380" style:family="table-cell" style:parent-style-name="Default">
      <style:table-cell-properties fo:background-color="#ffc7ce"/>
      <style:text-properties fo:color="#9c0006"/>
    </style:style>
    <style:style style:name="ConditionalStyle_5f_3379" style:display-name="ConditionalStyle_3379" style:family="table-cell" style:parent-style-name="Default">
      <style:table-cell-properties fo:background-color="#ffc7ce"/>
      <style:text-properties fo:color="#9c0006"/>
    </style:style>
    <style:style style:name="ConditionalStyle_5f_3378" style:display-name="ConditionalStyle_3378" style:family="table-cell" style:parent-style-name="Default">
      <style:table-cell-properties fo:background-color="#ffc7ce"/>
      <style:text-properties fo:color="#9c0006"/>
    </style:style>
    <style:style style:name="ConditionalStyle_5f_3377" style:display-name="ConditionalStyle_3377" style:family="table-cell" style:parent-style-name="Default">
      <style:table-cell-properties fo:background-color="#ffc7ce"/>
      <style:text-properties fo:color="#9c0006"/>
    </style:style>
    <style:style style:name="ConditionalStyle_5f_3376" style:display-name="ConditionalStyle_3376" style:family="table-cell" style:parent-style-name="Default">
      <style:table-cell-properties fo:background-color="#ffc7ce"/>
      <style:text-properties fo:color="#9c0006"/>
    </style:style>
    <style:style style:name="ConditionalStyle_5f_3375" style:display-name="ConditionalStyle_3375" style:family="table-cell" style:parent-style-name="Default">
      <style:table-cell-properties fo:background-color="#ffc7ce"/>
      <style:text-properties fo:color="#9c0006"/>
    </style:style>
    <style:style style:name="ConditionalStyle_5f_3374" style:display-name="ConditionalStyle_3374" style:family="table-cell" style:parent-style-name="Default">
      <style:table-cell-properties fo:background-color="#ffc7ce"/>
      <style:text-properties fo:color="#9c0006"/>
    </style:style>
    <style:style style:name="ConditionalStyle_5f_3373" style:display-name="ConditionalStyle_3373" style:family="table-cell" style:parent-style-name="Default">
      <style:table-cell-properties fo:background-color="#ffc7ce"/>
      <style:text-properties fo:color="#9c0006"/>
    </style:style>
    <style:style style:name="ConditionalStyle_5f_3372" style:display-name="ConditionalStyle_3372" style:family="table-cell" style:parent-style-name="Default">
      <style:table-cell-properties fo:background-color="#ffc7ce"/>
      <style:text-properties fo:color="#9c0006"/>
    </style:style>
    <style:style style:name="ConditionalStyle_5f_3371" style:display-name="ConditionalStyle_3371" style:family="table-cell" style:parent-style-name="Default">
      <style:table-cell-properties fo:background-color="#ffc7ce"/>
      <style:text-properties fo:color="#9c0006"/>
    </style:style>
    <style:style style:name="ConditionalStyle_5f_3370" style:display-name="ConditionalStyle_3370" style:family="table-cell" style:parent-style-name="Default">
      <style:table-cell-properties fo:background-color="#ffc7ce"/>
      <style:text-properties fo:color="#9c0006"/>
    </style:style>
    <style:style style:name="ConditionalStyle_5f_3369" style:display-name="ConditionalStyle_3369" style:family="table-cell" style:parent-style-name="Default">
      <style:table-cell-properties fo:background-color="#ffc7ce"/>
      <style:text-properties fo:color="#9c0006"/>
    </style:style>
    <style:style style:name="ConditionalStyle_5f_3368" style:display-name="ConditionalStyle_3368" style:family="table-cell" style:parent-style-name="Default">
      <style:table-cell-properties fo:background-color="#ffc7ce"/>
      <style:text-properties fo:color="#9c0006"/>
    </style:style>
    <style:style style:name="ConditionalStyle_5f_3367" style:display-name="ConditionalStyle_3367" style:family="table-cell" style:parent-style-name="Default">
      <style:table-cell-properties fo:background-color="#ffc7ce"/>
      <style:text-properties fo:color="#9c0006"/>
    </style:style>
    <style:style style:name="ConditionalStyle_5f_3366" style:display-name="ConditionalStyle_3366" style:family="table-cell" style:parent-style-name="Default">
      <style:table-cell-properties fo:background-color="#ffc7ce"/>
      <style:text-properties fo:color="#9c0006"/>
    </style:style>
    <style:style style:name="ConditionalStyle_5f_3365" style:display-name="ConditionalStyle_3365" style:family="table-cell" style:parent-style-name="Default">
      <style:table-cell-properties fo:background-color="#ffc7ce"/>
      <style:text-properties fo:color="#9c0006"/>
    </style:style>
    <style:style style:name="ConditionalStyle_5f_3364" style:display-name="ConditionalStyle_3364" style:family="table-cell" style:parent-style-name="Default">
      <style:table-cell-properties fo:background-color="#ffc7ce"/>
      <style:text-properties fo:color="#9c0006"/>
    </style:style>
    <style:style style:name="ConditionalStyle_5f_3363" style:display-name="ConditionalStyle_3363" style:family="table-cell" style:parent-style-name="Default">
      <style:table-cell-properties fo:background-color="#ffc7ce"/>
      <style:text-properties fo:color="#9c0006"/>
    </style:style>
    <style:style style:name="ConditionalStyle_5f_3429" style:display-name="ConditionalStyle_3429" style:family="table-cell" style:parent-style-name="Default">
      <style:table-cell-properties fo:background-color="#ffc7ce"/>
      <style:text-properties fo:color="#9c0006"/>
    </style:style>
    <style:style style:name="ConditionalStyle_5f_3428" style:display-name="ConditionalStyle_3428" style:family="table-cell" style:parent-style-name="Default">
      <style:table-cell-properties fo:background-color="#ffc7ce"/>
      <style:text-properties fo:color="#9c0006"/>
    </style:style>
    <style:style style:name="ConditionalStyle_5f_3427" style:display-name="ConditionalStyle_3427" style:family="table-cell" style:parent-style-name="Default">
      <style:table-cell-properties fo:background-color="#ffc7ce"/>
      <style:text-properties fo:color="#9c0006"/>
    </style:style>
    <style:style style:name="ConditionalStyle_5f_3426" style:display-name="ConditionalStyle_3426" style:family="table-cell" style:parent-style-name="Default">
      <style:table-cell-properties fo:background-color="#ffc7ce"/>
      <style:text-properties fo:color="#9c0006"/>
    </style:style>
    <style:style style:name="ConditionalStyle_5f_3425" style:display-name="ConditionalStyle_3425" style:family="table-cell" style:parent-style-name="Default">
      <style:table-cell-properties fo:background-color="#ffc7ce"/>
      <style:text-properties fo:color="#9c0006"/>
    </style:style>
    <style:style style:name="ConditionalStyle_5f_3424" style:display-name="ConditionalStyle_3424" style:family="table-cell" style:parent-style-name="Default">
      <style:table-cell-properties fo:background-color="#ffc7ce"/>
      <style:text-properties fo:color="#9c0006"/>
    </style:style>
    <style:style style:name="ConditionalStyle_5f_3423" style:display-name="ConditionalStyle_3423" style:family="table-cell" style:parent-style-name="Default">
      <style:table-cell-properties fo:background-color="#ffc7ce"/>
      <style:text-properties fo:color="#9c0006"/>
    </style:style>
    <style:style style:name="ConditionalStyle_5f_3422" style:display-name="ConditionalStyle_3422" style:family="table-cell" style:parent-style-name="Default">
      <style:table-cell-properties fo:background-color="#ffc7ce"/>
      <style:text-properties fo:color="#9c0006"/>
    </style:style>
    <style:style style:name="ConditionalStyle_5f_3421" style:display-name="ConditionalStyle_3421" style:family="table-cell" style:parent-style-name="Default">
      <style:table-cell-properties fo:background-color="#ffc7ce"/>
      <style:text-properties fo:color="#9c0006"/>
    </style:style>
    <style:style style:name="ConditionalStyle_5f_3420" style:display-name="ConditionalStyle_3420" style:family="table-cell" style:parent-style-name="Default">
      <style:table-cell-properties fo:background-color="#ffc7ce"/>
      <style:text-properties fo:color="#9c0006"/>
    </style:style>
    <style:style style:name="ConditionalStyle_5f_3419" style:display-name="ConditionalStyle_3419" style:family="table-cell" style:parent-style-name="Default">
      <style:table-cell-properties fo:background-color="#ffc7ce"/>
      <style:text-properties fo:color="#9c0006"/>
    </style:style>
    <style:style style:name="ConditionalStyle_5f_3418" style:display-name="ConditionalStyle_3418" style:family="table-cell" style:parent-style-name="Default">
      <style:table-cell-properties fo:background-color="#ffc7ce"/>
      <style:text-properties fo:color="#9c0006"/>
    </style:style>
    <style:style style:name="ConditionalStyle_5f_3417" style:display-name="ConditionalStyle_3417" style:family="table-cell" style:parent-style-name="Default">
      <style:table-cell-properties fo:background-color="#ffc7ce"/>
      <style:text-properties fo:color="#9c0006"/>
    </style:style>
    <style:style style:name="ConditionalStyle_5f_3416" style:display-name="ConditionalStyle_3416" style:family="table-cell" style:parent-style-name="Default">
      <style:table-cell-properties fo:background-color="#ffc7ce"/>
      <style:text-properties fo:color="#9c0006"/>
    </style:style>
    <style:style style:name="ConditionalStyle_5f_3415" style:display-name="ConditionalStyle_3415" style:family="table-cell" style:parent-style-name="Default">
      <style:table-cell-properties fo:background-color="#ffc7ce"/>
      <style:text-properties fo:color="#9c0006"/>
    </style:style>
    <style:style style:name="ConditionalStyle_5f_3414" style:display-name="ConditionalStyle_3414" style:family="table-cell" style:parent-style-name="Default">
      <style:table-cell-properties fo:background-color="#ffc7ce"/>
      <style:text-properties fo:color="#9c0006"/>
    </style:style>
    <style:style style:name="ConditionalStyle_5f_3413" style:display-name="ConditionalStyle_3413" style:family="table-cell" style:parent-style-name="Default">
      <style:table-cell-properties fo:background-color="#ffc7ce"/>
      <style:text-properties fo:color="#9c0006"/>
    </style:style>
    <style:style style:name="ConditionalStyle_5f_3075" style:display-name="ConditionalStyle_3075" style:family="table-cell" style:parent-style-name="Default">
      <style:table-cell-properties fo:background-color="#ffc7ce"/>
      <style:text-properties fo:color="#9c0006"/>
    </style:style>
    <style:style style:name="ConditionalStyle_5f_3463" style:display-name="ConditionalStyle_3463" style:family="table-cell" style:parent-style-name="Default">
      <style:table-cell-properties fo:background-color="#ffc7ce"/>
      <style:text-properties fo:color="#9c0006"/>
    </style:style>
    <style:style style:name="ConditionalStyle_5f_3462" style:display-name="ConditionalStyle_3462" style:family="table-cell" style:parent-style-name="Default">
      <style:table-cell-properties fo:background-color="#ffc7ce"/>
      <style:text-properties fo:color="#9c0006"/>
    </style:style>
    <style:style style:name="ConditionalStyle_5f_3461" style:display-name="ConditionalStyle_3461" style:family="table-cell" style:parent-style-name="Default">
      <style:table-cell-properties fo:background-color="#ffc7ce"/>
      <style:text-properties fo:color="#9c0006"/>
    </style:style>
    <style:style style:name="ConditionalStyle_5f_3460" style:display-name="ConditionalStyle_3460" style:family="table-cell" style:parent-style-name="Default">
      <style:table-cell-properties fo:background-color="#ffc7ce"/>
      <style:text-properties fo:color="#9c0006"/>
    </style:style>
    <style:style style:name="ConditionalStyle_5f_3459" style:display-name="ConditionalStyle_3459" style:family="table-cell" style:parent-style-name="Default">
      <style:table-cell-properties fo:background-color="#ffc7ce"/>
      <style:text-properties fo:color="#9c0006"/>
    </style:style>
    <style:style style:name="ConditionalStyle_5f_3458" style:display-name="ConditionalStyle_3458" style:family="table-cell" style:parent-style-name="Default">
      <style:table-cell-properties fo:background-color="#ffc7ce"/>
      <style:text-properties fo:color="#9c0006"/>
    </style:style>
    <style:style style:name="ConditionalStyle_5f_3457" style:display-name="ConditionalStyle_3457" style:family="table-cell" style:parent-style-name="Default">
      <style:table-cell-properties fo:background-color="#ffc7ce"/>
      <style:text-properties fo:color="#9c0006"/>
    </style:style>
    <style:style style:name="ConditionalStyle_5f_3456" style:display-name="ConditionalStyle_3456" style:family="table-cell" style:parent-style-name="Default">
      <style:table-cell-properties fo:background-color="#ffc7ce"/>
      <style:text-properties fo:color="#9c0006"/>
    </style:style>
    <style:style style:name="ConditionalStyle_5f_3455" style:display-name="ConditionalStyle_3455" style:family="table-cell" style:parent-style-name="Default">
      <style:table-cell-properties fo:background-color="#ffc7ce"/>
      <style:text-properties fo:color="#9c0006"/>
    </style:style>
    <style:style style:name="ConditionalStyle_5f_3454" style:display-name="ConditionalStyle_3454" style:family="table-cell" style:parent-style-name="Default">
      <style:table-cell-properties fo:background-color="#ffc7ce"/>
      <style:text-properties fo:color="#9c0006"/>
    </style:style>
    <style:style style:name="ConditionalStyle_5f_3453" style:display-name="ConditionalStyle_3453" style:family="table-cell" style:parent-style-name="Default">
      <style:table-cell-properties fo:background-color="#ffc7ce"/>
      <style:text-properties fo:color="#9c0006"/>
    </style:style>
    <style:style style:name="ConditionalStyle_5f_3452" style:display-name="ConditionalStyle_3452" style:family="table-cell" style:parent-style-name="Default">
      <style:table-cell-properties fo:background-color="#ffc7ce"/>
      <style:text-properties fo:color="#9c0006"/>
    </style:style>
    <style:style style:name="ConditionalStyle_5f_3451" style:display-name="ConditionalStyle_3451" style:family="table-cell" style:parent-style-name="Default">
      <style:table-cell-properties fo:background-color="#ffc7ce"/>
      <style:text-properties fo:color="#9c0006"/>
    </style:style>
    <style:style style:name="ConditionalStyle_5f_3450" style:display-name="ConditionalStyle_3450" style:family="table-cell" style:parent-style-name="Default">
      <style:table-cell-properties fo:background-color="#ffc7ce"/>
      <style:text-properties fo:color="#9c0006"/>
    </style:style>
    <style:style style:name="ConditionalStyle_5f_3449" style:display-name="ConditionalStyle_3449" style:family="table-cell" style:parent-style-name="Default">
      <style:table-cell-properties fo:background-color="#ffc7ce"/>
      <style:text-properties fo:color="#9c0006"/>
    </style:style>
    <style:style style:name="ConditionalStyle_5f_3448" style:display-name="ConditionalStyle_3448" style:family="table-cell" style:parent-style-name="Default">
      <style:table-cell-properties fo:background-color="#ffc7ce"/>
      <style:text-properties fo:color="#9c0006"/>
    </style:style>
    <style:style style:name="ConditionalStyle_5f_3447" style:display-name="ConditionalStyle_3447" style:family="table-cell" style:parent-style-name="Default">
      <style:table-cell-properties fo:background-color="#ffc7ce"/>
      <style:text-properties fo:color="#9c0006"/>
    </style:style>
    <style:style style:name="ConditionalStyle_5f_3446" style:display-name="ConditionalStyle_3446" style:family="table-cell" style:parent-style-name="Default">
      <style:table-cell-properties fo:background-color="#ffc7ce"/>
      <style:text-properties fo:color="#9c0006"/>
    </style:style>
    <style:style style:name="ConditionalStyle_5f_3445" style:display-name="ConditionalStyle_3445" style:family="table-cell" style:parent-style-name="Default">
      <style:table-cell-properties fo:background-color="#ffc7ce"/>
      <style:text-properties fo:color="#9c0006"/>
    </style:style>
    <style:style style:name="ConditionalStyle_5f_3444" style:display-name="ConditionalStyle_3444" style:family="table-cell" style:parent-style-name="Default">
      <style:table-cell-properties fo:background-color="#ffc7ce"/>
      <style:text-properties fo:color="#9c0006"/>
    </style:style>
    <style:style style:name="ConditionalStyle_5f_3443" style:display-name="ConditionalStyle_3443" style:family="table-cell" style:parent-style-name="Default">
      <style:table-cell-properties fo:background-color="#ffc7ce"/>
      <style:text-properties fo:color="#9c0006"/>
    </style:style>
    <style:style style:name="ConditionalStyle_5f_3442" style:display-name="ConditionalStyle_3442" style:family="table-cell" style:parent-style-name="Default">
      <style:table-cell-properties fo:background-color="#ffc7ce"/>
      <style:text-properties fo:color="#9c0006"/>
    </style:style>
    <style:style style:name="ConditionalStyle_5f_3441" style:display-name="ConditionalStyle_3441" style:family="table-cell" style:parent-style-name="Default">
      <style:table-cell-properties fo:background-color="#ffc7ce"/>
      <style:text-properties fo:color="#9c0006"/>
    </style:style>
    <style:style style:name="ConditionalStyle_5f_3440" style:display-name="ConditionalStyle_3440" style:family="table-cell" style:parent-style-name="Default">
      <style:table-cell-properties fo:background-color="#ffc7ce"/>
      <style:text-properties fo:color="#9c0006"/>
    </style:style>
    <style:style style:name="ConditionalStyle_5f_3439" style:display-name="ConditionalStyle_3439" style:family="table-cell" style:parent-style-name="Default">
      <style:table-cell-properties fo:background-color="#ffc7ce"/>
      <style:text-properties fo:color="#9c0006"/>
    </style:style>
    <style:style style:name="ConditionalStyle_5f_3438" style:display-name="ConditionalStyle_3438" style:family="table-cell" style:parent-style-name="Default">
      <style:table-cell-properties fo:background-color="#ffc7ce"/>
      <style:text-properties fo:color="#9c0006"/>
    </style:style>
    <style:style style:name="ConditionalStyle_5f_3437" style:display-name="ConditionalStyle_3437" style:family="table-cell" style:parent-style-name="Default">
      <style:table-cell-properties fo:background-color="#ffc7ce"/>
      <style:text-properties fo:color="#9c0006"/>
    </style:style>
    <style:style style:name="ConditionalStyle_5f_3436" style:display-name="ConditionalStyle_3436" style:family="table-cell" style:parent-style-name="Default">
      <style:table-cell-properties fo:background-color="#ffc7ce"/>
      <style:text-properties fo:color="#9c0006"/>
    </style:style>
    <style:style style:name="ConditionalStyle_5f_3435" style:display-name="ConditionalStyle_3435" style:family="table-cell" style:parent-style-name="Default">
      <style:table-cell-properties fo:background-color="#ffc7ce"/>
      <style:text-properties fo:color="#9c0006"/>
    </style:style>
    <style:style style:name="ConditionalStyle_5f_3434" style:display-name="ConditionalStyle_3434" style:family="table-cell" style:parent-style-name="Default">
      <style:table-cell-properties fo:background-color="#ffc7ce"/>
      <style:text-properties fo:color="#9c0006"/>
    </style:style>
    <style:style style:name="ConditionalStyle_5f_3433" style:display-name="ConditionalStyle_3433" style:family="table-cell" style:parent-style-name="Default">
      <style:table-cell-properties fo:background-color="#ffc7ce"/>
      <style:text-properties fo:color="#9c0006"/>
    </style:style>
    <style:style style:name="ConditionalStyle_5f_3432" style:display-name="ConditionalStyle_3432" style:family="table-cell" style:parent-style-name="Default">
      <style:table-cell-properties fo:background-color="#ffc7ce"/>
      <style:text-properties fo:color="#9c0006"/>
    </style:style>
    <style:style style:name="ConditionalStyle_5f_3431" style:display-name="ConditionalStyle_3431" style:family="table-cell" style:parent-style-name="Default">
      <style:table-cell-properties fo:background-color="#ffc7ce"/>
      <style:text-properties fo:color="#9c0006"/>
    </style:style>
    <style:style style:name="ConditionalStyle_5f_3430" style:display-name="ConditionalStyle_3430" style:family="table-cell" style:parent-style-name="Default">
      <style:table-cell-properties fo:background-color="#ffc7ce"/>
      <style:text-properties fo:color="#9c0006"/>
    </style:style>
    <style:style style:name="ConditionalStyle_5f_3512" style:display-name="ConditionalStyle_3512" style:family="table-cell" style:parent-style-name="Default">
      <style:table-cell-properties fo:background-color="#ffc7ce"/>
      <style:text-properties fo:color="#9c0006"/>
    </style:style>
    <style:style style:name="ConditionalStyle_5f_3511" style:display-name="ConditionalStyle_3511" style:family="table-cell" style:parent-style-name="Default">
      <style:table-cell-properties fo:background-color="#ffc7ce"/>
      <style:text-properties fo:color="#9c0006"/>
    </style:style>
    <style:style style:name="ConditionalStyle_5f_3510" style:display-name="ConditionalStyle_3510" style:family="table-cell" style:parent-style-name="Default">
      <style:table-cell-properties fo:background-color="#ffc7ce"/>
      <style:text-properties fo:color="#9c0006"/>
    </style:style>
    <style:style style:name="ConditionalStyle_5f_3509" style:display-name="ConditionalStyle_3509" style:family="table-cell" style:parent-style-name="Default">
      <style:table-cell-properties fo:background-color="#ffc7ce"/>
      <style:text-properties fo:color="#9c0006"/>
    </style:style>
    <style:style style:name="ConditionalStyle_5f_3508" style:display-name="ConditionalStyle_3508" style:family="table-cell" style:parent-style-name="Default">
      <style:table-cell-properties fo:background-color="#ffc7ce"/>
      <style:text-properties fo:color="#9c0006"/>
    </style:style>
    <style:style style:name="ConditionalStyle_5f_3507" style:display-name="ConditionalStyle_3507" style:family="table-cell" style:parent-style-name="Default">
      <style:table-cell-properties fo:background-color="#ffc7ce"/>
      <style:text-properties fo:color="#9c0006"/>
    </style:style>
    <style:style style:name="ConditionalStyle_5f_3506" style:display-name="ConditionalStyle_3506" style:family="table-cell" style:parent-style-name="Default">
      <style:table-cell-properties fo:background-color="#ffc7ce"/>
      <style:text-properties fo:color="#9c0006"/>
    </style:style>
    <style:style style:name="ConditionalStyle_5f_3505" style:display-name="ConditionalStyle_3505" style:family="table-cell" style:parent-style-name="Default">
      <style:table-cell-properties fo:background-color="#ffc7ce"/>
      <style:text-properties fo:color="#9c0006"/>
    </style:style>
    <style:style style:name="ConditionalStyle_5f_3504" style:display-name="ConditionalStyle_3504" style:family="table-cell" style:parent-style-name="Default">
      <style:table-cell-properties fo:background-color="#ffc7ce"/>
      <style:text-properties fo:color="#9c0006"/>
    </style:style>
    <style:style style:name="ConditionalStyle_5f_3503" style:display-name="ConditionalStyle_3503" style:family="table-cell" style:parent-style-name="Default">
      <style:table-cell-properties fo:background-color="#ffc7ce"/>
      <style:text-properties fo:color="#9c0006"/>
    </style:style>
    <style:style style:name="ConditionalStyle_5f_3502" style:display-name="ConditionalStyle_3502" style:family="table-cell" style:parent-style-name="Default">
      <style:table-cell-properties fo:background-color="#ffc7ce"/>
      <style:text-properties fo:color="#9c0006"/>
    </style:style>
    <style:style style:name="ConditionalStyle_5f_3501" style:display-name="ConditionalStyle_3501" style:family="table-cell" style:parent-style-name="Default">
      <style:table-cell-properties fo:background-color="#ffc7ce"/>
      <style:text-properties fo:color="#9c0006"/>
    </style:style>
    <style:style style:name="ConditionalStyle_5f_3500" style:display-name="ConditionalStyle_3500" style:family="table-cell" style:parent-style-name="Default">
      <style:table-cell-properties fo:background-color="#ffc7ce"/>
      <style:text-properties fo:color="#9c0006"/>
    </style:style>
    <style:style style:name="ConditionalStyle_5f_3499" style:display-name="ConditionalStyle_3499" style:family="table-cell" style:parent-style-name="Default">
      <style:table-cell-properties fo:background-color="#ffc7ce"/>
      <style:text-properties fo:color="#9c0006"/>
    </style:style>
    <style:style style:name="ConditionalStyle_5f_3498" style:display-name="ConditionalStyle_3498" style:family="table-cell" style:parent-style-name="Default">
      <style:table-cell-properties fo:background-color="#ffc7ce"/>
      <style:text-properties fo:color="#9c0006"/>
    </style:style>
    <style:style style:name="ConditionalStyle_5f_3497" style:display-name="ConditionalStyle_3497" style:family="table-cell" style:parent-style-name="Default">
      <style:table-cell-properties fo:background-color="#ffc7ce"/>
      <style:text-properties fo:color="#9c0006"/>
    </style:style>
    <style:style style:name="ConditionalStyle_5f_3496" style:display-name="ConditionalStyle_3496" style:family="table-cell" style:parent-style-name="Default">
      <style:table-cell-properties fo:background-color="#ffc7ce"/>
      <style:text-properties fo:color="#9c0006"/>
    </style:style>
    <style:style style:name="ConditionalStyle_5f_3495" style:display-name="ConditionalStyle_3495" style:family="table-cell" style:parent-style-name="Default">
      <style:table-cell-properties fo:background-color="#ffc7ce"/>
      <style:text-properties fo:color="#9c0006"/>
    </style:style>
    <style:style style:name="ConditionalStyle_5f_3494" style:display-name="ConditionalStyle_3494" style:family="table-cell" style:parent-style-name="Default">
      <style:table-cell-properties fo:background-color="#ffc7ce"/>
      <style:text-properties fo:color="#9c0006"/>
    </style:style>
    <style:style style:name="ConditionalStyle_5f_3493" style:display-name="ConditionalStyle_3493" style:family="table-cell" style:parent-style-name="Default">
      <style:table-cell-properties fo:background-color="#ffc7ce"/>
      <style:text-properties fo:color="#9c0006"/>
    </style:style>
    <style:style style:name="ConditionalStyle_5f_3492" style:display-name="ConditionalStyle_3492" style:family="table-cell" style:parent-style-name="Default">
      <style:table-cell-properties fo:background-color="#ffc7ce"/>
      <style:text-properties fo:color="#9c0006"/>
    </style:style>
    <style:style style:name="ConditionalStyle_5f_3491" style:display-name="ConditionalStyle_3491" style:family="table-cell" style:parent-style-name="Default">
      <style:table-cell-properties fo:background-color="#ffc7ce"/>
      <style:text-properties fo:color="#9c0006"/>
    </style:style>
    <style:style style:name="ConditionalStyle_5f_3490" style:display-name="ConditionalStyle_3490" style:family="table-cell" style:parent-style-name="Default">
      <style:table-cell-properties fo:background-color="#ffc7ce"/>
      <style:text-properties fo:color="#9c0006"/>
    </style:style>
    <style:style style:name="ConditionalStyle_5f_3489" style:display-name="ConditionalStyle_3489" style:family="table-cell" style:parent-style-name="Default">
      <style:table-cell-properties fo:background-color="#ffc7ce"/>
      <style:text-properties fo:color="#9c0006"/>
    </style:style>
    <style:style style:name="ConditionalStyle_5f_3488" style:display-name="ConditionalStyle_3488" style:family="table-cell" style:parent-style-name="Default">
      <style:table-cell-properties fo:background-color="#ffc7ce"/>
      <style:text-properties fo:color="#9c0006"/>
    </style:style>
    <style:style style:name="ConditionalStyle_5f_3487" style:display-name="ConditionalStyle_3487" style:family="table-cell" style:parent-style-name="Default">
      <style:table-cell-properties fo:background-color="#ffc7ce"/>
      <style:text-properties fo:color="#9c0006"/>
    </style:style>
    <style:style style:name="ConditionalStyle_5f_3486" style:display-name="ConditionalStyle_3486" style:family="table-cell" style:parent-style-name="Default">
      <style:table-cell-properties fo:background-color="#ffc7ce"/>
      <style:text-properties fo:color="#9c0006"/>
    </style:style>
    <style:style style:name="ConditionalStyle_5f_3485" style:display-name="ConditionalStyle_3485" style:family="table-cell" style:parent-style-name="Default">
      <style:table-cell-properties fo:background-color="#ffc7ce"/>
      <style:text-properties fo:color="#9c0006"/>
    </style:style>
    <style:style style:name="ConditionalStyle_5f_3484" style:display-name="ConditionalStyle_3484" style:family="table-cell" style:parent-style-name="Default">
      <style:table-cell-properties fo:background-color="#ffc7ce"/>
      <style:text-properties fo:color="#9c0006"/>
    </style:style>
    <style:style style:name="ConditionalStyle_5f_3483" style:display-name="ConditionalStyle_3483" style:family="table-cell" style:parent-style-name="Default">
      <style:table-cell-properties fo:background-color="#ffc7ce"/>
      <style:text-properties fo:color="#9c0006"/>
    </style:style>
    <style:style style:name="ConditionalStyle_5f_3482" style:display-name="ConditionalStyle_3482" style:family="table-cell" style:parent-style-name="Default">
      <style:table-cell-properties fo:background-color="#ffc7ce"/>
      <style:text-properties fo:color="#9c0006"/>
    </style:style>
    <style:style style:name="ConditionalStyle_5f_3481" style:display-name="ConditionalStyle_3481" style:family="table-cell" style:parent-style-name="Default">
      <style:table-cell-properties fo:background-color="#ffc7ce"/>
      <style:text-properties fo:color="#9c0006"/>
    </style:style>
    <style:style style:name="ConditionalStyle_5f_3480" style:display-name="ConditionalStyle_3480" style:family="table-cell" style:parent-style-name="Default">
      <style:table-cell-properties fo:background-color="#ffc7ce"/>
      <style:text-properties fo:color="#9c0006"/>
    </style:style>
    <style:style style:name="ConditionalStyle_5f_3479" style:display-name="ConditionalStyle_3479" style:family="table-cell" style:parent-style-name="Default">
      <style:table-cell-properties fo:background-color="#ffc7ce"/>
      <style:text-properties fo:color="#9c0006"/>
    </style:style>
    <style:style style:name="ConditionalStyle_5f_3478" style:display-name="ConditionalStyle_3478" style:family="table-cell" style:parent-style-name="Default">
      <style:table-cell-properties fo:background-color="#ffc7ce"/>
      <style:text-properties fo:color="#9c0006"/>
    </style:style>
    <style:style style:name="ConditionalStyle_5f_3477" style:display-name="ConditionalStyle_3477" style:family="table-cell" style:parent-style-name="Default">
      <style:table-cell-properties fo:background-color="#ffc7ce"/>
      <style:text-properties fo:color="#9c0006"/>
    </style:style>
    <style:style style:name="ConditionalStyle_5f_3476" style:display-name="ConditionalStyle_3476" style:family="table-cell" style:parent-style-name="Default">
      <style:table-cell-properties fo:background-color="#ffc7ce"/>
      <style:text-properties fo:color="#9c0006"/>
    </style:style>
    <style:style style:name="ConditionalStyle_5f_3475" style:display-name="ConditionalStyle_3475" style:family="table-cell" style:parent-style-name="Default">
      <style:table-cell-properties fo:background-color="#ffc7ce"/>
      <style:text-properties fo:color="#9c0006"/>
    </style:style>
    <style:style style:name="ConditionalStyle_5f_3474" style:display-name="ConditionalStyle_3474" style:family="table-cell" style:parent-style-name="Default">
      <style:table-cell-properties fo:background-color="#ffc7ce"/>
      <style:text-properties fo:color="#9c0006"/>
    </style:style>
    <style:style style:name="ConditionalStyle_5f_3473" style:display-name="ConditionalStyle_3473" style:family="table-cell" style:parent-style-name="Default">
      <style:table-cell-properties fo:background-color="#ffc7ce"/>
      <style:text-properties fo:color="#9c0006"/>
    </style:style>
    <style:style style:name="ConditionalStyle_5f_3472" style:display-name="ConditionalStyle_3472" style:family="table-cell" style:parent-style-name="Default">
      <style:table-cell-properties fo:background-color="#ffc7ce"/>
      <style:text-properties fo:color="#9c0006"/>
    </style:style>
    <style:style style:name="ConditionalStyle_5f_3471" style:display-name="ConditionalStyle_3471" style:family="table-cell" style:parent-style-name="Default">
      <style:table-cell-properties fo:background-color="#ffc7ce"/>
      <style:text-properties fo:color="#9c0006"/>
    </style:style>
    <style:style style:name="ConditionalStyle_5f_3470" style:display-name="ConditionalStyle_3470" style:family="table-cell" style:parent-style-name="Default">
      <style:table-cell-properties fo:background-color="#ffc7ce"/>
      <style:text-properties fo:color="#9c0006"/>
    </style:style>
    <style:style style:name="ConditionalStyle_5f_3469" style:display-name="ConditionalStyle_3469" style:family="table-cell" style:parent-style-name="Default">
      <style:table-cell-properties fo:background-color="#ffc7ce"/>
      <style:text-properties fo:color="#9c0006"/>
    </style:style>
    <style:style style:name="ConditionalStyle_5f_3468" style:display-name="ConditionalStyle_3468" style:family="table-cell" style:parent-style-name="Default">
      <style:table-cell-properties fo:background-color="#ffc7ce"/>
      <style:text-properties fo:color="#9c0006"/>
    </style:style>
    <style:style style:name="ConditionalStyle_5f_3467" style:display-name="ConditionalStyle_3467" style:family="table-cell" style:parent-style-name="Default">
      <style:table-cell-properties fo:background-color="#ffc7ce"/>
      <style:text-properties fo:color="#9c0006"/>
    </style:style>
    <style:style style:name="ConditionalStyle_5f_3466" style:display-name="ConditionalStyle_3466" style:family="table-cell" style:parent-style-name="Default">
      <style:table-cell-properties fo:background-color="#ffc7ce"/>
      <style:text-properties fo:color="#9c0006"/>
    </style:style>
    <style:style style:name="ConditionalStyle_5f_3465" style:display-name="ConditionalStyle_3465" style:family="table-cell" style:parent-style-name="Default">
      <style:table-cell-properties fo:background-color="#ffc7ce"/>
      <style:text-properties fo:color="#9c0006"/>
    </style:style>
    <style:style style:name="ConditionalStyle_5f_3464" style:display-name="ConditionalStyle_3464" style:family="table-cell" style:parent-style-name="Default">
      <style:table-cell-properties fo:background-color="#ffc7ce"/>
      <style:text-properties fo:color="#9c0006"/>
    </style:style>
    <style:style style:name="ConditionalStyle_5f_3546" style:display-name="ConditionalStyle_3546" style:family="table-cell" style:parent-style-name="Default">
      <style:table-cell-properties fo:background-color="#ffc7ce"/>
      <style:text-properties fo:color="#9c0006"/>
    </style:style>
    <style:style style:name="ConditionalStyle_5f_3545" style:display-name="ConditionalStyle_3545" style:family="table-cell" style:parent-style-name="Default">
      <style:table-cell-properties fo:background-color="#ffc7ce"/>
      <style:text-properties fo:color="#9c0006"/>
    </style:style>
    <style:style style:name="ConditionalStyle_5f_3544" style:display-name="ConditionalStyle_3544" style:family="table-cell" style:parent-style-name="Default">
      <style:table-cell-properties fo:background-color="#ffc7ce"/>
      <style:text-properties fo:color="#9c0006"/>
    </style:style>
    <style:style style:name="ConditionalStyle_5f_3543" style:display-name="ConditionalStyle_3543" style:family="table-cell" style:parent-style-name="Default">
      <style:table-cell-properties fo:background-color="#ffc7ce"/>
      <style:text-properties fo:color="#9c0006"/>
    </style:style>
    <style:style style:name="ConditionalStyle_5f_3542" style:display-name="ConditionalStyle_3542" style:family="table-cell" style:parent-style-name="Default">
      <style:table-cell-properties fo:background-color="#ffc7ce"/>
      <style:text-properties fo:color="#9c0006"/>
    </style:style>
    <style:style style:name="ConditionalStyle_5f_3541" style:display-name="ConditionalStyle_3541" style:family="table-cell" style:parent-style-name="Default">
      <style:table-cell-properties fo:background-color="#ffc7ce"/>
      <style:text-properties fo:color="#9c0006"/>
    </style:style>
    <style:style style:name="ConditionalStyle_5f_3540" style:display-name="ConditionalStyle_3540" style:family="table-cell" style:parent-style-name="Default">
      <style:table-cell-properties fo:background-color="#ffc7ce"/>
      <style:text-properties fo:color="#9c0006"/>
    </style:style>
    <style:style style:name="ConditionalStyle_5f_3539" style:display-name="ConditionalStyle_3539" style:family="table-cell" style:parent-style-name="Default">
      <style:table-cell-properties fo:background-color="#ffc7ce"/>
      <style:text-properties fo:color="#9c0006"/>
    </style:style>
    <style:style style:name="ConditionalStyle_5f_3538" style:display-name="ConditionalStyle_3538" style:family="table-cell" style:parent-style-name="Default">
      <style:table-cell-properties fo:background-color="#ffc7ce"/>
      <style:text-properties fo:color="#9c0006"/>
    </style:style>
    <style:style style:name="ConditionalStyle_5f_3537" style:display-name="ConditionalStyle_3537" style:family="table-cell" style:parent-style-name="Default">
      <style:table-cell-properties fo:background-color="#ffc7ce"/>
      <style:text-properties fo:color="#9c0006"/>
    </style:style>
    <style:style style:name="ConditionalStyle_5f_3536" style:display-name="ConditionalStyle_3536" style:family="table-cell" style:parent-style-name="Default">
      <style:table-cell-properties fo:background-color="#ffc7ce"/>
      <style:text-properties fo:color="#9c0006"/>
    </style:style>
    <style:style style:name="ConditionalStyle_5f_3535" style:display-name="ConditionalStyle_3535" style:family="table-cell" style:parent-style-name="Default">
      <style:table-cell-properties fo:background-color="#ffc7ce"/>
      <style:text-properties fo:color="#9c0006"/>
    </style:style>
    <style:style style:name="ConditionalStyle_5f_3534" style:display-name="ConditionalStyle_3534" style:family="table-cell" style:parent-style-name="Default">
      <style:table-cell-properties fo:background-color="#ffc7ce"/>
      <style:text-properties fo:color="#9c0006"/>
    </style:style>
    <style:style style:name="ConditionalStyle_5f_3533" style:display-name="ConditionalStyle_3533" style:family="table-cell" style:parent-style-name="Default">
      <style:table-cell-properties fo:background-color="#ffc7ce"/>
      <style:text-properties fo:color="#9c0006"/>
    </style:style>
    <style:style style:name="ConditionalStyle_5f_3532" style:display-name="ConditionalStyle_3532" style:family="table-cell" style:parent-style-name="Default">
      <style:table-cell-properties fo:background-color="#ffc7ce"/>
      <style:text-properties fo:color="#9c0006"/>
    </style:style>
    <style:style style:name="ConditionalStyle_5f_3531" style:display-name="ConditionalStyle_3531" style:family="table-cell" style:parent-style-name="Default">
      <style:table-cell-properties fo:background-color="#ffc7ce"/>
      <style:text-properties fo:color="#9c0006"/>
    </style:style>
    <style:style style:name="ConditionalStyle_5f_3530" style:display-name="ConditionalStyle_3530" style:family="table-cell" style:parent-style-name="Default">
      <style:table-cell-properties fo:background-color="#ffc7ce"/>
      <style:text-properties fo:color="#9c0006"/>
    </style:style>
    <style:style style:name="ConditionalStyle_5f_3529" style:display-name="ConditionalStyle_3529" style:family="table-cell" style:parent-style-name="Default">
      <style:table-cell-properties fo:background-color="#ffc7ce"/>
      <style:text-properties fo:color="#9c0006"/>
    </style:style>
    <style:style style:name="ConditionalStyle_5f_3528" style:display-name="ConditionalStyle_3528" style:family="table-cell" style:parent-style-name="Default">
      <style:table-cell-properties fo:background-color="#ffc7ce"/>
      <style:text-properties fo:color="#9c0006"/>
    </style:style>
    <style:style style:name="ConditionalStyle_5f_3527" style:display-name="ConditionalStyle_3527" style:family="table-cell" style:parent-style-name="Default">
      <style:table-cell-properties fo:background-color="#ffc7ce"/>
      <style:text-properties fo:color="#9c0006"/>
    </style:style>
    <style:style style:name="ConditionalStyle_5f_3526" style:display-name="ConditionalStyle_3526" style:family="table-cell" style:parent-style-name="Default">
      <style:table-cell-properties fo:background-color="#ffc7ce"/>
      <style:text-properties fo:color="#9c0006"/>
    </style:style>
    <style:style style:name="ConditionalStyle_5f_3525" style:display-name="ConditionalStyle_3525" style:family="table-cell" style:parent-style-name="Default">
      <style:table-cell-properties fo:background-color="#ffc7ce"/>
      <style:text-properties fo:color="#9c0006"/>
    </style:style>
    <style:style style:name="ConditionalStyle_5f_3524" style:display-name="ConditionalStyle_3524" style:family="table-cell" style:parent-style-name="Default">
      <style:table-cell-properties fo:background-color="#ffc7ce"/>
      <style:text-properties fo:color="#9c0006"/>
    </style:style>
    <style:style style:name="ConditionalStyle_5f_3523" style:display-name="ConditionalStyle_3523" style:family="table-cell" style:parent-style-name="Default">
      <style:table-cell-properties fo:background-color="#ffc7ce"/>
      <style:text-properties fo:color="#9c0006"/>
    </style:style>
    <style:style style:name="ConditionalStyle_5f_3522" style:display-name="ConditionalStyle_3522" style:family="table-cell" style:parent-style-name="Default">
      <style:table-cell-properties fo:background-color="#ffc7ce"/>
      <style:text-properties fo:color="#9c0006"/>
    </style:style>
    <style:style style:name="ConditionalStyle_5f_3521" style:display-name="ConditionalStyle_3521" style:family="table-cell" style:parent-style-name="Default">
      <style:table-cell-properties fo:background-color="#ffc7ce"/>
      <style:text-properties fo:color="#9c0006"/>
    </style:style>
    <style:style style:name="ConditionalStyle_5f_3520" style:display-name="ConditionalStyle_3520" style:family="table-cell" style:parent-style-name="Default">
      <style:table-cell-properties fo:background-color="#ffc7ce"/>
      <style:text-properties fo:color="#9c0006"/>
    </style:style>
    <style:style style:name="ConditionalStyle_5f_3519" style:display-name="ConditionalStyle_3519" style:family="table-cell" style:parent-style-name="Default">
      <style:table-cell-properties fo:background-color="#ffc7ce"/>
      <style:text-properties fo:color="#9c0006"/>
    </style:style>
    <style:style style:name="ConditionalStyle_5f_3518" style:display-name="ConditionalStyle_3518" style:family="table-cell" style:parent-style-name="Default">
      <style:table-cell-properties fo:background-color="#ffc7ce"/>
      <style:text-properties fo:color="#9c0006"/>
    </style:style>
    <style:style style:name="ConditionalStyle_5f_3517" style:display-name="ConditionalStyle_3517" style:family="table-cell" style:parent-style-name="Default">
      <style:table-cell-properties fo:background-color="#ffc7ce"/>
      <style:text-properties fo:color="#9c0006"/>
    </style:style>
    <style:style style:name="ConditionalStyle_5f_3516" style:display-name="ConditionalStyle_3516" style:family="table-cell" style:parent-style-name="Default">
      <style:table-cell-properties fo:background-color="#ffc7ce"/>
      <style:text-properties fo:color="#9c0006"/>
    </style:style>
    <style:style style:name="ConditionalStyle_5f_3515" style:display-name="ConditionalStyle_3515" style:family="table-cell" style:parent-style-name="Default">
      <style:table-cell-properties fo:background-color="#ffc7ce"/>
      <style:text-properties fo:color="#9c0006"/>
    </style:style>
    <style:style style:name="ConditionalStyle_5f_3514" style:display-name="ConditionalStyle_3514" style:family="table-cell" style:parent-style-name="Default">
      <style:table-cell-properties fo:background-color="#ffc7ce"/>
      <style:text-properties fo:color="#9c0006"/>
    </style:style>
    <style:style style:name="ConditionalStyle_5f_3513" style:display-name="ConditionalStyle_3513" style:family="table-cell" style:parent-style-name="Default">
      <style:table-cell-properties fo:background-color="#ffc7ce"/>
      <style:text-properties fo:color="#9c0006"/>
    </style:style>
    <style:style style:name="ConditionalStyle_5f_3580" style:display-name="ConditionalStyle_3580" style:family="table-cell" style:parent-style-name="Default">
      <style:table-cell-properties fo:background-color="#ffc7ce"/>
      <style:text-properties fo:color="#9c0006"/>
    </style:style>
    <style:style style:name="ConditionalStyle_5f_3579" style:display-name="ConditionalStyle_3579" style:family="table-cell" style:parent-style-name="Default">
      <style:table-cell-properties fo:background-color="#ffc7ce"/>
      <style:text-properties fo:color="#9c0006"/>
    </style:style>
    <style:style style:name="ConditionalStyle_5f_3578" style:display-name="ConditionalStyle_3578" style:family="table-cell" style:parent-style-name="Default">
      <style:table-cell-properties fo:background-color="#ffc7ce"/>
      <style:text-properties fo:color="#9c0006"/>
    </style:style>
    <style:style style:name="ConditionalStyle_5f_3577" style:display-name="ConditionalStyle_3577" style:family="table-cell" style:parent-style-name="Default">
      <style:table-cell-properties fo:background-color="#ffc7ce"/>
      <style:text-properties fo:color="#9c0006"/>
    </style:style>
    <style:style style:name="ConditionalStyle_5f_3576" style:display-name="ConditionalStyle_3576" style:family="table-cell" style:parent-style-name="Default">
      <style:table-cell-properties fo:background-color="#ffc7ce"/>
      <style:text-properties fo:color="#9c0006"/>
    </style:style>
    <style:style style:name="ConditionalStyle_5f_3575" style:display-name="ConditionalStyle_3575" style:family="table-cell" style:parent-style-name="Default">
      <style:table-cell-properties fo:background-color="#ffc7ce"/>
      <style:text-properties fo:color="#9c0006"/>
    </style:style>
    <style:style style:name="ConditionalStyle_5f_3574" style:display-name="ConditionalStyle_3574" style:family="table-cell" style:parent-style-name="Default">
      <style:table-cell-properties fo:background-color="#ffc7ce"/>
      <style:text-properties fo:color="#9c0006"/>
    </style:style>
    <style:style style:name="ConditionalStyle_5f_3573" style:display-name="ConditionalStyle_3573" style:family="table-cell" style:parent-style-name="Default">
      <style:table-cell-properties fo:background-color="#ffc7ce"/>
      <style:text-properties fo:color="#9c0006"/>
    </style:style>
    <style:style style:name="ConditionalStyle_5f_3572" style:display-name="ConditionalStyle_3572" style:family="table-cell" style:parent-style-name="Default">
      <style:table-cell-properties fo:background-color="#ffc7ce"/>
      <style:text-properties fo:color="#9c0006"/>
    </style:style>
    <style:style style:name="ConditionalStyle_5f_3571" style:display-name="ConditionalStyle_3571" style:family="table-cell" style:parent-style-name="Default">
      <style:table-cell-properties fo:background-color="#ffc7ce"/>
      <style:text-properties fo:color="#9c0006"/>
    </style:style>
    <style:style style:name="ConditionalStyle_5f_3570" style:display-name="ConditionalStyle_3570" style:family="table-cell" style:parent-style-name="Default">
      <style:table-cell-properties fo:background-color="#ffc7ce"/>
      <style:text-properties fo:color="#9c0006"/>
    </style:style>
    <style:style style:name="ConditionalStyle_5f_3569" style:display-name="ConditionalStyle_3569" style:family="table-cell" style:parent-style-name="Default">
      <style:table-cell-properties fo:background-color="#ffc7ce"/>
      <style:text-properties fo:color="#9c0006"/>
    </style:style>
    <style:style style:name="ConditionalStyle_5f_3568" style:display-name="ConditionalStyle_3568" style:family="table-cell" style:parent-style-name="Default">
      <style:table-cell-properties fo:background-color="#ffc7ce"/>
      <style:text-properties fo:color="#9c0006"/>
    </style:style>
    <style:style style:name="ConditionalStyle_5f_3567" style:display-name="ConditionalStyle_3567" style:family="table-cell" style:parent-style-name="Default">
      <style:table-cell-properties fo:background-color="#ffc7ce"/>
      <style:text-properties fo:color="#9c0006"/>
    </style:style>
    <style:style style:name="ConditionalStyle_5f_3566" style:display-name="ConditionalStyle_3566" style:family="table-cell" style:parent-style-name="Default">
      <style:table-cell-properties fo:background-color="#ffc7ce"/>
      <style:text-properties fo:color="#9c0006"/>
    </style:style>
    <style:style style:name="ConditionalStyle_5f_3565" style:display-name="ConditionalStyle_3565" style:family="table-cell" style:parent-style-name="Default">
      <style:table-cell-properties fo:background-color="#ffc7ce"/>
      <style:text-properties fo:color="#9c0006"/>
    </style:style>
    <style:style style:name="ConditionalStyle_5f_3564" style:display-name="ConditionalStyle_3564" style:family="table-cell" style:parent-style-name="Default">
      <style:table-cell-properties fo:background-color="#ffc7ce"/>
      <style:text-properties fo:color="#9c0006"/>
    </style:style>
    <style:style style:name="ConditionalStyle_5f_3563" style:display-name="ConditionalStyle_3563" style:family="table-cell" style:parent-style-name="Default">
      <style:table-cell-properties fo:background-color="#ffc7ce"/>
      <style:text-properties fo:color="#9c0006"/>
    </style:style>
    <style:style style:name="ConditionalStyle_5f_3562" style:display-name="ConditionalStyle_3562" style:family="table-cell" style:parent-style-name="Default">
      <style:table-cell-properties fo:background-color="#ffc7ce"/>
      <style:text-properties fo:color="#9c0006"/>
    </style:style>
    <style:style style:name="ConditionalStyle_5f_3561" style:display-name="ConditionalStyle_3561" style:family="table-cell" style:parent-style-name="Default">
      <style:table-cell-properties fo:background-color="#ffc7ce"/>
      <style:text-properties fo:color="#9c0006"/>
    </style:style>
    <style:style style:name="ConditionalStyle_5f_3560" style:display-name="ConditionalStyle_3560" style:family="table-cell" style:parent-style-name="Default">
      <style:table-cell-properties fo:background-color="#ffc7ce"/>
      <style:text-properties fo:color="#9c0006"/>
    </style:style>
    <style:style style:name="ConditionalStyle_5f_3559" style:display-name="ConditionalStyle_3559" style:family="table-cell" style:parent-style-name="Default">
      <style:table-cell-properties fo:background-color="#ffc7ce"/>
      <style:text-properties fo:color="#9c0006"/>
    </style:style>
    <style:style style:name="ConditionalStyle_5f_3558" style:display-name="ConditionalStyle_3558" style:family="table-cell" style:parent-style-name="Default">
      <style:table-cell-properties fo:background-color="#ffc7ce"/>
      <style:text-properties fo:color="#9c0006"/>
    </style:style>
    <style:style style:name="ConditionalStyle_5f_3557" style:display-name="ConditionalStyle_3557" style:family="table-cell" style:parent-style-name="Default">
      <style:table-cell-properties fo:background-color="#ffc7ce"/>
      <style:text-properties fo:color="#9c0006"/>
    </style:style>
    <style:style style:name="ConditionalStyle_5f_3556" style:display-name="ConditionalStyle_3556" style:family="table-cell" style:parent-style-name="Default">
      <style:table-cell-properties fo:background-color="#ffc7ce"/>
      <style:text-properties fo:color="#9c0006"/>
    </style:style>
    <style:style style:name="ConditionalStyle_5f_3555" style:display-name="ConditionalStyle_3555" style:family="table-cell" style:parent-style-name="Default">
      <style:table-cell-properties fo:background-color="#ffc7ce"/>
      <style:text-properties fo:color="#9c0006"/>
    </style:style>
    <style:style style:name="ConditionalStyle_5f_3554" style:display-name="ConditionalStyle_3554" style:family="table-cell" style:parent-style-name="Default">
      <style:table-cell-properties fo:background-color="#ffc7ce"/>
      <style:text-properties fo:color="#9c0006"/>
    </style:style>
    <style:style style:name="ConditionalStyle_5f_3553" style:display-name="ConditionalStyle_3553" style:family="table-cell" style:parent-style-name="Default">
      <style:table-cell-properties fo:background-color="#ffc7ce"/>
      <style:text-properties fo:color="#9c0006"/>
    </style:style>
    <style:style style:name="ConditionalStyle_5f_3552" style:display-name="ConditionalStyle_3552" style:family="table-cell" style:parent-style-name="Default">
      <style:table-cell-properties fo:background-color="#ffc7ce"/>
      <style:text-properties fo:color="#9c0006"/>
    </style:style>
    <style:style style:name="ConditionalStyle_5f_3551" style:display-name="ConditionalStyle_3551" style:family="table-cell" style:parent-style-name="Default">
      <style:table-cell-properties fo:background-color="#ffc7ce"/>
      <style:text-properties fo:color="#9c0006"/>
    </style:style>
    <style:style style:name="ConditionalStyle_5f_3550" style:display-name="ConditionalStyle_3550" style:family="table-cell" style:parent-style-name="Default">
      <style:table-cell-properties fo:background-color="#ffc7ce"/>
      <style:text-properties fo:color="#9c0006"/>
    </style:style>
    <style:style style:name="ConditionalStyle_5f_3549" style:display-name="ConditionalStyle_3549" style:family="table-cell" style:parent-style-name="Default">
      <style:table-cell-properties fo:background-color="#ffc7ce"/>
      <style:text-properties fo:color="#9c0006"/>
    </style:style>
    <style:style style:name="ConditionalStyle_5f_3548" style:display-name="ConditionalStyle_3548" style:family="table-cell" style:parent-style-name="Default">
      <style:table-cell-properties fo:background-color="#ffc7ce"/>
      <style:text-properties fo:color="#9c0006"/>
    </style:style>
    <style:style style:name="ConditionalStyle_5f_3547" style:display-name="ConditionalStyle_3547" style:family="table-cell" style:parent-style-name="Default">
      <style:table-cell-properties fo:background-color="#ffc7ce"/>
      <style:text-properties fo:color="#9c0006"/>
    </style:style>
    <style:style style:name="ConditionalStyle_5f_3596" style:display-name="ConditionalStyle_3596" style:family="table-cell" style:parent-style-name="Default">
      <style:table-cell-properties fo:background-color="#ffc7ce"/>
      <style:text-properties fo:color="#9c0006"/>
    </style:style>
    <style:style style:name="ConditionalStyle_5f_3595" style:display-name="ConditionalStyle_3595" style:family="table-cell" style:parent-style-name="Default">
      <style:table-cell-properties fo:background-color="#ffc7ce"/>
      <style:text-properties fo:color="#9c0006"/>
    </style:style>
    <style:style style:name="ConditionalStyle_5f_3594" style:display-name="ConditionalStyle_3594" style:family="table-cell" style:parent-style-name="Default">
      <style:table-cell-properties fo:background-color="#ffc7ce"/>
      <style:text-properties fo:color="#9c0006"/>
    </style:style>
    <style:style style:name="ConditionalStyle_5f_3593" style:display-name="ConditionalStyle_3593" style:family="table-cell" style:parent-style-name="Default">
      <style:table-cell-properties fo:background-color="#ffc7ce"/>
      <style:text-properties fo:color="#9c0006"/>
    </style:style>
    <style:style style:name="ConditionalStyle_5f_3592" style:display-name="ConditionalStyle_3592" style:family="table-cell" style:parent-style-name="Default">
      <style:table-cell-properties fo:background-color="#ffc7ce"/>
      <style:text-properties fo:color="#9c0006"/>
    </style:style>
    <style:style style:name="ConditionalStyle_5f_3591" style:display-name="ConditionalStyle_3591" style:family="table-cell" style:parent-style-name="Default">
      <style:table-cell-properties fo:background-color="#ffc7ce"/>
      <style:text-properties fo:color="#9c0006"/>
    </style:style>
    <style:style style:name="ConditionalStyle_5f_3590" style:display-name="ConditionalStyle_3590" style:family="table-cell" style:parent-style-name="Default">
      <style:table-cell-properties fo:background-color="#ffc7ce"/>
      <style:text-properties fo:color="#9c0006"/>
    </style:style>
    <style:style style:name="ConditionalStyle_5f_3589" style:display-name="ConditionalStyle_3589" style:family="table-cell" style:parent-style-name="Default">
      <style:table-cell-properties fo:background-color="#ffc7ce"/>
      <style:text-properties fo:color="#9c0006"/>
    </style:style>
    <style:style style:name="ConditionalStyle_5f_3588" style:display-name="ConditionalStyle_3588" style:family="table-cell" style:parent-style-name="Default">
      <style:table-cell-properties fo:background-color="#ffc7ce"/>
      <style:text-properties fo:color="#9c0006"/>
    </style:style>
    <style:style style:name="ConditionalStyle_5f_3587" style:display-name="ConditionalStyle_3587" style:family="table-cell" style:parent-style-name="Default">
      <style:table-cell-properties fo:background-color="#ffc7ce"/>
      <style:text-properties fo:color="#9c0006"/>
    </style:style>
    <style:style style:name="ConditionalStyle_5f_3586" style:display-name="ConditionalStyle_3586" style:family="table-cell" style:parent-style-name="Default">
      <style:table-cell-properties fo:background-color="#ffc7ce"/>
      <style:text-properties fo:color="#9c0006"/>
    </style:style>
    <style:style style:name="ConditionalStyle_5f_3585" style:display-name="ConditionalStyle_3585" style:family="table-cell" style:parent-style-name="Default">
      <style:table-cell-properties fo:background-color="#ffc7ce"/>
      <style:text-properties fo:color="#9c0006"/>
    </style:style>
    <style:style style:name="ConditionalStyle_5f_3584" style:display-name="ConditionalStyle_3584" style:family="table-cell" style:parent-style-name="Default">
      <style:table-cell-properties fo:background-color="#ffc7ce"/>
      <style:text-properties fo:color="#9c0006"/>
    </style:style>
    <style:style style:name="ConditionalStyle_5f_3583" style:display-name="ConditionalStyle_3583" style:family="table-cell" style:parent-style-name="Default">
      <style:table-cell-properties fo:background-color="#ffc7ce"/>
      <style:text-properties fo:color="#9c0006"/>
    </style:style>
    <style:style style:name="ConditionalStyle_5f_3582" style:display-name="ConditionalStyle_3582" style:family="table-cell" style:parent-style-name="Default">
      <style:table-cell-properties fo:background-color="#ffc7ce"/>
      <style:text-properties fo:color="#9c0006"/>
    </style:style>
    <style:style style:name="ConditionalStyle_5f_3581" style:display-name="ConditionalStyle_3581" style:family="table-cell" style:parent-style-name="Default">
      <style:table-cell-properties fo:background-color="#ffc7ce"/>
      <style:text-properties fo:color="#9c0006"/>
    </style:style>
    <style:style style:name="ConditionalStyle_5f_3612" style:display-name="ConditionalStyle_3612" style:family="table-cell" style:parent-style-name="Default">
      <style:table-cell-properties fo:background-color="#ffc7ce"/>
      <style:text-properties fo:color="#9c0006"/>
    </style:style>
    <style:style style:name="ConditionalStyle_5f_3611" style:display-name="ConditionalStyle_3611" style:family="table-cell" style:parent-style-name="Default">
      <style:table-cell-properties fo:background-color="#ffc7ce"/>
      <style:text-properties fo:color="#9c0006"/>
    </style:style>
    <style:style style:name="ConditionalStyle_5f_3610" style:display-name="ConditionalStyle_3610" style:family="table-cell" style:parent-style-name="Default">
      <style:table-cell-properties fo:background-color="#ffc7ce"/>
      <style:text-properties fo:color="#9c0006"/>
    </style:style>
    <style:style style:name="ConditionalStyle_5f_3609" style:display-name="ConditionalStyle_3609" style:family="table-cell" style:parent-style-name="Default">
      <style:table-cell-properties fo:background-color="#ffc7ce"/>
      <style:text-properties fo:color="#9c0006"/>
    </style:style>
    <style:style style:name="ConditionalStyle_5f_3608" style:display-name="ConditionalStyle_3608" style:family="table-cell" style:parent-style-name="Default">
      <style:table-cell-properties fo:background-color="#ffc7ce"/>
      <style:text-properties fo:color="#9c0006"/>
    </style:style>
    <style:style style:name="ConditionalStyle_5f_3607" style:display-name="ConditionalStyle_3607" style:family="table-cell" style:parent-style-name="Default">
      <style:table-cell-properties fo:background-color="#ffc7ce"/>
      <style:text-properties fo:color="#9c0006"/>
    </style:style>
    <style:style style:name="ConditionalStyle_5f_3606" style:display-name="ConditionalStyle_3606" style:family="table-cell" style:parent-style-name="Default">
      <style:table-cell-properties fo:background-color="#ffc7ce"/>
      <style:text-properties fo:color="#9c0006"/>
    </style:style>
    <style:style style:name="ConditionalStyle_5f_3605" style:display-name="ConditionalStyle_3605" style:family="table-cell" style:parent-style-name="Default">
      <style:table-cell-properties fo:background-color="#ffc7ce"/>
      <style:text-properties fo:color="#9c0006"/>
    </style:style>
    <style:style style:name="ConditionalStyle_5f_3604" style:display-name="ConditionalStyle_3604" style:family="table-cell" style:parent-style-name="Default">
      <style:table-cell-properties fo:background-color="#ffc7ce"/>
      <style:text-properties fo:color="#9c0006"/>
    </style:style>
    <style:style style:name="ConditionalStyle_5f_3603" style:display-name="ConditionalStyle_3603" style:family="table-cell" style:parent-style-name="Default">
      <style:table-cell-properties fo:background-color="#ffc7ce"/>
      <style:text-properties fo:color="#9c0006"/>
    </style:style>
    <style:style style:name="ConditionalStyle_5f_3602" style:display-name="ConditionalStyle_3602" style:family="table-cell" style:parent-style-name="Default">
      <style:table-cell-properties fo:background-color="#ffc7ce"/>
      <style:text-properties fo:color="#9c0006"/>
    </style:style>
    <style:style style:name="ConditionalStyle_5f_3601" style:display-name="ConditionalStyle_3601" style:family="table-cell" style:parent-style-name="Default">
      <style:table-cell-properties fo:background-color="#ffc7ce"/>
      <style:text-properties fo:color="#9c0006"/>
    </style:style>
    <style:style style:name="ConditionalStyle_5f_3600" style:display-name="ConditionalStyle_3600" style:family="table-cell" style:parent-style-name="Default">
      <style:table-cell-properties fo:background-color="#ffc7ce"/>
      <style:text-properties fo:color="#9c0006"/>
    </style:style>
    <style:style style:name="ConditionalStyle_5f_3599" style:display-name="ConditionalStyle_3599" style:family="table-cell" style:parent-style-name="Default">
      <style:table-cell-properties fo:background-color="#ffc7ce"/>
      <style:text-properties fo:color="#9c0006"/>
    </style:style>
    <style:style style:name="ConditionalStyle_5f_3598" style:display-name="ConditionalStyle_3598" style:family="table-cell" style:parent-style-name="Default">
      <style:table-cell-properties fo:background-color="#ffc7ce"/>
      <style:text-properties fo:color="#9c0006"/>
    </style:style>
    <style:style style:name="ConditionalStyle_5f_3597" style:display-name="ConditionalStyle_3597" style:family="table-cell" style:parent-style-name="Default">
      <style:table-cell-properties fo:background-color="#ffc7ce"/>
      <style:text-properties fo:color="#9c0006"/>
    </style:style>
    <style:style style:name="ConditionalStyle_5f_3076" style:display-name="ConditionalStyle_3076" style:family="table-cell" style:parent-style-name="Default">
      <style:table-cell-properties fo:background-color="#ffc7ce"/>
      <style:text-properties fo:color="#9c0006"/>
    </style:style>
    <style:style style:name="ConditionalStyle_5f_3627" style:display-name="ConditionalStyle_3627" style:family="table-cell" style:parent-style-name="Default">
      <style:table-cell-properties fo:background-color="#ffc7ce"/>
      <style:text-properties fo:color="#9c0006"/>
    </style:style>
    <style:style style:name="ConditionalStyle_5f_3626" style:display-name="ConditionalStyle_3626" style:family="table-cell" style:parent-style-name="Default">
      <style:table-cell-properties fo:background-color="#ffc7ce"/>
      <style:text-properties fo:color="#9c0006"/>
    </style:style>
    <style:style style:name="ConditionalStyle_5f_3625" style:display-name="ConditionalStyle_3625" style:family="table-cell" style:parent-style-name="Default">
      <style:table-cell-properties fo:background-color="#ffc7ce"/>
      <style:text-properties fo:color="#9c0006"/>
    </style:style>
    <style:style style:name="ConditionalStyle_5f_3624" style:display-name="ConditionalStyle_3624" style:family="table-cell" style:parent-style-name="Default">
      <style:table-cell-properties fo:background-color="#ffc7ce"/>
      <style:text-properties fo:color="#9c0006"/>
    </style:style>
    <style:style style:name="ConditionalStyle_5f_3623" style:display-name="ConditionalStyle_3623" style:family="table-cell" style:parent-style-name="Default">
      <style:table-cell-properties fo:background-color="#ffc7ce"/>
      <style:text-properties fo:color="#9c0006"/>
    </style:style>
    <style:style style:name="ConditionalStyle_5f_3622" style:display-name="ConditionalStyle_3622" style:family="table-cell" style:parent-style-name="Default">
      <style:table-cell-properties fo:background-color="#ffc7ce"/>
      <style:text-properties fo:color="#9c0006"/>
    </style:style>
    <style:style style:name="ConditionalStyle_5f_3621" style:display-name="ConditionalStyle_3621" style:family="table-cell" style:parent-style-name="Default">
      <style:table-cell-properties fo:background-color="#ffc7ce"/>
      <style:text-properties fo:color="#9c0006"/>
    </style:style>
    <style:style style:name="ConditionalStyle_5f_3620" style:display-name="ConditionalStyle_3620" style:family="table-cell" style:parent-style-name="Default">
      <style:table-cell-properties fo:background-color="#ffc7ce"/>
      <style:text-properties fo:color="#9c0006"/>
    </style:style>
    <style:style style:name="ConditionalStyle_5f_3619" style:display-name="ConditionalStyle_3619" style:family="table-cell" style:parent-style-name="Default">
      <style:table-cell-properties fo:background-color="#ffc7ce"/>
      <style:text-properties fo:color="#9c0006"/>
    </style:style>
    <style:style style:name="ConditionalStyle_5f_3618" style:display-name="ConditionalStyle_3618" style:family="table-cell" style:parent-style-name="Default">
      <style:table-cell-properties fo:background-color="#ffc7ce"/>
      <style:text-properties fo:color="#9c0006"/>
    </style:style>
    <style:style style:name="ConditionalStyle_5f_3617" style:display-name="ConditionalStyle_3617" style:family="table-cell" style:parent-style-name="Default">
      <style:table-cell-properties fo:background-color="#ffc7ce"/>
      <style:text-properties fo:color="#9c0006"/>
    </style:style>
    <style:style style:name="ConditionalStyle_5f_3616" style:display-name="ConditionalStyle_3616" style:family="table-cell" style:parent-style-name="Default">
      <style:table-cell-properties fo:background-color="#ffc7ce"/>
      <style:text-properties fo:color="#9c0006"/>
    </style:style>
    <style:style style:name="ConditionalStyle_5f_3615" style:display-name="ConditionalStyle_3615" style:family="table-cell" style:parent-style-name="Default">
      <style:table-cell-properties fo:background-color="#ffc7ce"/>
      <style:text-properties fo:color="#9c0006"/>
    </style:style>
    <style:style style:name="ConditionalStyle_5f_3614" style:display-name="ConditionalStyle_3614" style:family="table-cell" style:parent-style-name="Default">
      <style:table-cell-properties fo:background-color="#ffc7ce"/>
      <style:text-properties fo:color="#9c0006"/>
    </style:style>
    <style:style style:name="ConditionalStyle_5f_3613" style:display-name="ConditionalStyle_3613" style:family="table-cell" style:parent-style-name="Default">
      <style:table-cell-properties fo:background-color="#ffc7ce"/>
      <style:text-properties fo:color="#9c0006"/>
    </style:style>
    <style:style style:name="ConditionalStyle_5f_3077" style:display-name="ConditionalStyle_3077" style:family="table-cell" style:parent-style-name="Default">
      <style:table-cell-properties fo:background-color="#ffc7ce"/>
      <style:text-properties fo:color="#9c0006"/>
    </style:style>
    <style:style style:name="ConditionalStyle_5f_3652" style:display-name="ConditionalStyle_3652" style:family="table-cell" style:parent-style-name="Default">
      <style:table-cell-properties fo:background-color="#ffc7ce"/>
      <style:text-properties fo:color="#9c0006"/>
    </style:style>
    <style:style style:name="ConditionalStyle_5f_3651" style:display-name="ConditionalStyle_3651" style:family="table-cell" style:parent-style-name="Default">
      <style:table-cell-properties fo:background-color="#ffc7ce"/>
      <style:text-properties fo:color="#9c0006"/>
    </style:style>
    <style:style style:name="ConditionalStyle_5f_3650" style:display-name="ConditionalStyle_3650" style:family="table-cell" style:parent-style-name="Default">
      <style:table-cell-properties fo:background-color="#ffc7ce"/>
      <style:text-properties fo:color="#9c0006"/>
    </style:style>
    <style:style style:name="ConditionalStyle_5f_3649" style:display-name="ConditionalStyle_3649" style:family="table-cell" style:parent-style-name="Default">
      <style:table-cell-properties fo:background-color="#ffc7ce"/>
      <style:text-properties fo:color="#9c0006"/>
    </style:style>
    <style:style style:name="ConditionalStyle_5f_3648" style:display-name="ConditionalStyle_3648" style:family="table-cell" style:parent-style-name="Default">
      <style:table-cell-properties fo:background-color="#ffc7ce"/>
      <style:text-properties fo:color="#9c0006"/>
    </style:style>
    <style:style style:name="ConditionalStyle_5f_3647" style:display-name="ConditionalStyle_3647" style:family="table-cell" style:parent-style-name="Default">
      <style:table-cell-properties fo:background-color="#ffc7ce"/>
      <style:text-properties fo:color="#9c0006"/>
    </style:style>
    <style:style style:name="ConditionalStyle_5f_3646" style:display-name="ConditionalStyle_3646" style:family="table-cell" style:parent-style-name="Default">
      <style:table-cell-properties fo:background-color="#ffc7ce"/>
      <style:text-properties fo:color="#9c0006"/>
    </style:style>
    <style:style style:name="ConditionalStyle_5f_3645" style:display-name="ConditionalStyle_3645" style:family="table-cell" style:parent-style-name="Default">
      <style:table-cell-properties fo:background-color="#ffc7ce"/>
      <style:text-properties fo:color="#9c0006"/>
    </style:style>
    <style:style style:name="ConditionalStyle_5f_3644" style:display-name="ConditionalStyle_3644" style:family="table-cell" style:parent-style-name="Default">
      <style:table-cell-properties fo:background-color="#ffc7ce"/>
      <style:text-properties fo:color="#9c0006"/>
    </style:style>
    <style:style style:name="ConditionalStyle_5f_3643" style:display-name="ConditionalStyle_3643" style:family="table-cell" style:parent-style-name="Default">
      <style:table-cell-properties fo:background-color="#ffc7ce"/>
      <style:text-properties fo:color="#9c0006"/>
    </style:style>
    <style:style style:name="ConditionalStyle_5f_3642" style:display-name="ConditionalStyle_3642" style:family="table-cell" style:parent-style-name="Default">
      <style:table-cell-properties fo:background-color="#ffc7ce"/>
      <style:text-properties fo:color="#9c0006"/>
    </style:style>
    <style:style style:name="ConditionalStyle_5f_3641" style:display-name="ConditionalStyle_3641" style:family="table-cell" style:parent-style-name="Default">
      <style:table-cell-properties fo:background-color="#ffc7ce"/>
      <style:text-properties fo:color="#9c0006"/>
    </style:style>
    <style:style style:name="ConditionalStyle_5f_3640" style:display-name="ConditionalStyle_3640" style:family="table-cell" style:parent-style-name="Default">
      <style:table-cell-properties fo:background-color="#ffc7ce"/>
      <style:text-properties fo:color="#9c0006"/>
    </style:style>
    <style:style style:name="ConditionalStyle_5f_3639" style:display-name="ConditionalStyle_3639" style:family="table-cell" style:parent-style-name="Default">
      <style:table-cell-properties fo:background-color="#ffc7ce"/>
      <style:text-properties fo:color="#9c0006"/>
    </style:style>
    <style:style style:name="ConditionalStyle_5f_3638" style:display-name="ConditionalStyle_3638" style:family="table-cell" style:parent-style-name="Default">
      <style:table-cell-properties fo:background-color="#ffc7ce"/>
      <style:text-properties fo:color="#9c0006"/>
    </style:style>
    <style:style style:name="ConditionalStyle_5f_3637" style:display-name="ConditionalStyle_3637" style:family="table-cell" style:parent-style-name="Default">
      <style:table-cell-properties fo:background-color="#ffc7ce"/>
      <style:text-properties fo:color="#9c0006"/>
    </style:style>
    <style:style style:name="ConditionalStyle_5f_3636" style:display-name="ConditionalStyle_3636" style:family="table-cell" style:parent-style-name="Default">
      <style:table-cell-properties fo:background-color="#ffc7ce"/>
      <style:text-properties fo:color="#9c0006"/>
    </style:style>
    <style:style style:name="ConditionalStyle_5f_3635" style:display-name="ConditionalStyle_3635" style:family="table-cell" style:parent-style-name="Default">
      <style:table-cell-properties fo:background-color="#ffc7ce"/>
      <style:text-properties fo:color="#9c0006"/>
    </style:style>
    <style:style style:name="ConditionalStyle_5f_3634" style:display-name="ConditionalStyle_3634" style:family="table-cell" style:parent-style-name="Default">
      <style:table-cell-properties fo:background-color="#ffc7ce"/>
      <style:text-properties fo:color="#9c0006"/>
    </style:style>
    <style:style style:name="ConditionalStyle_5f_3633" style:display-name="ConditionalStyle_3633" style:family="table-cell" style:parent-style-name="Default">
      <style:table-cell-properties fo:background-color="#ffc7ce"/>
      <style:text-properties fo:color="#9c0006"/>
    </style:style>
    <style:style style:name="ConditionalStyle_5f_3632" style:display-name="ConditionalStyle_3632" style:family="table-cell" style:parent-style-name="Default">
      <style:table-cell-properties fo:background-color="#ffc7ce"/>
      <style:text-properties fo:color="#9c0006"/>
    </style:style>
    <style:style style:name="ConditionalStyle_5f_3631" style:display-name="ConditionalStyle_3631" style:family="table-cell" style:parent-style-name="Default">
      <style:table-cell-properties fo:background-color="#ffc7ce"/>
      <style:text-properties fo:color="#9c0006"/>
    </style:style>
    <style:style style:name="ConditionalStyle_5f_3630" style:display-name="ConditionalStyle_3630" style:family="table-cell" style:parent-style-name="Default">
      <style:table-cell-properties fo:background-color="#ffc7ce"/>
      <style:text-properties fo:color="#9c0006"/>
    </style:style>
    <style:style style:name="ConditionalStyle_5f_3629" style:display-name="ConditionalStyle_3629" style:family="table-cell" style:parent-style-name="Default">
      <style:table-cell-properties fo:background-color="#ffc7ce"/>
      <style:text-properties fo:color="#9c0006"/>
    </style:style>
    <style:style style:name="ConditionalStyle_5f_3628" style:display-name="ConditionalStyle_3628" style:family="table-cell" style:parent-style-name="Default">
      <style:table-cell-properties fo:background-color="#ffc7ce"/>
      <style:text-properties fo:color="#9c0006"/>
    </style:style>
    <style:style style:name="ConditionalStyle_5f_3078" style:display-name="ConditionalStyle_3078" style:family="table-cell" style:parent-style-name="Default">
      <style:table-cell-properties fo:background-color="#ffc7ce"/>
      <style:text-properties fo:color="#9c0006"/>
    </style:style>
    <style:style style:name="ConditionalStyle_5f_3674" style:display-name="ConditionalStyle_3674" style:family="table-cell" style:parent-style-name="Default">
      <style:table-cell-properties fo:background-color="#ffc7ce"/>
      <style:text-properties fo:color="#9c0006"/>
    </style:style>
    <style:style style:name="ConditionalStyle_5f_3673" style:display-name="ConditionalStyle_3673" style:family="table-cell" style:parent-style-name="Default">
      <style:table-cell-properties fo:background-color="#ffc7ce"/>
      <style:text-properties fo:color="#9c0006"/>
    </style:style>
    <style:style style:name="ConditionalStyle_5f_3672" style:display-name="ConditionalStyle_3672" style:family="table-cell" style:parent-style-name="Default">
      <style:table-cell-properties fo:background-color="#ffc7ce"/>
      <style:text-properties fo:color="#9c0006"/>
    </style:style>
    <style:style style:name="ConditionalStyle_5f_3671" style:display-name="ConditionalStyle_3671" style:family="table-cell" style:parent-style-name="Default">
      <style:table-cell-properties fo:background-color="#ffc7ce"/>
      <style:text-properties fo:color="#9c0006"/>
    </style:style>
    <style:style style:name="ConditionalStyle_5f_3670" style:display-name="ConditionalStyle_3670" style:family="table-cell" style:parent-style-name="Default">
      <style:table-cell-properties fo:background-color="#ffc7ce"/>
      <style:text-properties fo:color="#9c0006"/>
    </style:style>
    <style:style style:name="ConditionalStyle_5f_3669" style:display-name="ConditionalStyle_3669" style:family="table-cell" style:parent-style-name="Default">
      <style:table-cell-properties fo:background-color="#ffc7ce"/>
      <style:text-properties fo:color="#9c0006"/>
    </style:style>
    <style:style style:name="ConditionalStyle_5f_3668" style:display-name="ConditionalStyle_3668" style:family="table-cell" style:parent-style-name="Default">
      <style:table-cell-properties fo:background-color="#ffc7ce"/>
      <style:text-properties fo:color="#9c0006"/>
    </style:style>
    <style:style style:name="ConditionalStyle_5f_3667" style:display-name="ConditionalStyle_3667" style:family="table-cell" style:parent-style-name="Default">
      <style:table-cell-properties fo:background-color="#ffc7ce"/>
      <style:text-properties fo:color="#9c0006"/>
    </style:style>
    <style:style style:name="ConditionalStyle_5f_3666" style:display-name="ConditionalStyle_3666" style:family="table-cell" style:parent-style-name="Default">
      <style:table-cell-properties fo:background-color="#ffc7ce"/>
      <style:text-properties fo:color="#9c0006"/>
    </style:style>
    <style:style style:name="ConditionalStyle_5f_3665" style:display-name="ConditionalStyle_3665" style:family="table-cell" style:parent-style-name="Default">
      <style:table-cell-properties fo:background-color="#ffc7ce"/>
      <style:text-properties fo:color="#9c0006"/>
    </style:style>
    <style:style style:name="ConditionalStyle_5f_3664" style:display-name="ConditionalStyle_3664" style:family="table-cell" style:parent-style-name="Default">
      <style:table-cell-properties fo:background-color="#ffc7ce"/>
      <style:text-properties fo:color="#9c0006"/>
    </style:style>
    <style:style style:name="ConditionalStyle_5f_3663" style:display-name="ConditionalStyle_3663" style:family="table-cell" style:parent-style-name="Default">
      <style:table-cell-properties fo:background-color="#ffc7ce"/>
      <style:text-properties fo:color="#9c0006"/>
    </style:style>
    <style:style style:name="ConditionalStyle_5f_3662" style:display-name="ConditionalStyle_3662" style:family="table-cell" style:parent-style-name="Default">
      <style:table-cell-properties fo:background-color="#ffc7ce"/>
      <style:text-properties fo:color="#9c0006"/>
    </style:style>
    <style:style style:name="ConditionalStyle_5f_3661" style:display-name="ConditionalStyle_3661" style:family="table-cell" style:parent-style-name="Default">
      <style:table-cell-properties fo:background-color="#ffc7ce"/>
      <style:text-properties fo:color="#9c0006"/>
    </style:style>
    <style:style style:name="ConditionalStyle_5f_3660" style:display-name="ConditionalStyle_3660" style:family="table-cell" style:parent-style-name="Default">
      <style:table-cell-properties fo:background-color="#ffc7ce"/>
      <style:text-properties fo:color="#9c0006"/>
    </style:style>
    <style:style style:name="ConditionalStyle_5f_3659" style:display-name="ConditionalStyle_3659" style:family="table-cell" style:parent-style-name="Default">
      <style:table-cell-properties fo:background-color="#ffc7ce"/>
      <style:text-properties fo:color="#9c0006"/>
    </style:style>
    <style:style style:name="ConditionalStyle_5f_3658" style:display-name="ConditionalStyle_3658" style:family="table-cell" style:parent-style-name="Default">
      <style:table-cell-properties fo:background-color="#ffc7ce"/>
      <style:text-properties fo:color="#9c0006"/>
    </style:style>
    <style:style style:name="ConditionalStyle_5f_3657" style:display-name="ConditionalStyle_3657" style:family="table-cell" style:parent-style-name="Default">
      <style:table-cell-properties fo:background-color="#ffc7ce"/>
      <style:text-properties fo:color="#9c0006"/>
    </style:style>
    <style:style style:name="ConditionalStyle_5f_3656" style:display-name="ConditionalStyle_3656" style:family="table-cell" style:parent-style-name="Default">
      <style:table-cell-properties fo:background-color="#ffc7ce"/>
      <style:text-properties fo:color="#9c0006"/>
    </style:style>
    <style:style style:name="ConditionalStyle_5f_3655" style:display-name="ConditionalStyle_3655" style:family="table-cell" style:parent-style-name="Default">
      <style:table-cell-properties fo:background-color="#ffc7ce"/>
      <style:text-properties fo:color="#9c0006"/>
    </style:style>
    <style:style style:name="ConditionalStyle_5f_3654" style:display-name="ConditionalStyle_3654" style:family="table-cell" style:parent-style-name="Default">
      <style:table-cell-properties fo:background-color="#ffc7ce"/>
      <style:text-properties fo:color="#9c0006"/>
    </style:style>
    <style:style style:name="ConditionalStyle_5f_3653" style:display-name="ConditionalStyle_3653" style:family="table-cell" style:parent-style-name="Default">
      <style:table-cell-properties fo:background-color="#ffc7ce"/>
      <style:text-properties fo:color="#9c0006"/>
    </style:style>
    <style:style style:name="ConditionalStyle_5f_3080" style:display-name="ConditionalStyle_3080" style:family="table-cell" style:parent-style-name="Default">
      <style:table-cell-properties fo:background-color="#ffc7ce"/>
      <style:text-properties fo:color="#9c0006"/>
    </style:style>
    <style:style style:name="ConditionalStyle_5f_3079" style:display-name="ConditionalStyle_3079" style:family="table-cell" style:parent-style-name="Default">
      <style:table-cell-properties fo:background-color="#ffc7ce"/>
      <style:text-properties fo:color="#9c0006"/>
    </style:style>
    <style:style style:name="ConditionalStyle_5f_3681" style:display-name="ConditionalStyle_3681" style:family="table-cell" style:parent-style-name="Default">
      <style:table-cell-properties fo:background-color="#ffc7ce"/>
      <style:text-properties fo:color="#9c0006"/>
    </style:style>
    <style:style style:name="ConditionalStyle_5f_3680" style:display-name="ConditionalStyle_3680" style:family="table-cell" style:parent-style-name="Default">
      <style:table-cell-properties fo:background-color="#ffc7ce"/>
      <style:text-properties fo:color="#9c0006"/>
    </style:style>
    <style:style style:name="ConditionalStyle_5f_3679" style:display-name="ConditionalStyle_3679" style:family="table-cell" style:parent-style-name="Default">
      <style:table-cell-properties fo:background-color="#ffc7ce"/>
      <style:text-properties fo:color="#9c0006"/>
    </style:style>
    <style:style style:name="ConditionalStyle_5f_3678" style:display-name="ConditionalStyle_3678" style:family="table-cell" style:parent-style-name="Default">
      <style:table-cell-properties fo:background-color="#ffc7ce"/>
      <style:text-properties fo:color="#9c0006"/>
    </style:style>
    <style:style style:name="ConditionalStyle_5f_3677" style:display-name="ConditionalStyle_3677" style:family="table-cell" style:parent-style-name="Default">
      <style:table-cell-properties fo:background-color="#ffc7ce"/>
      <style:text-properties fo:color="#9c0006"/>
    </style:style>
    <style:style style:name="ConditionalStyle_5f_3676" style:display-name="ConditionalStyle_3676" style:family="table-cell" style:parent-style-name="Default">
      <style:table-cell-properties fo:background-color="#ffc7ce"/>
      <style:text-properties fo:color="#9c0006"/>
    </style:style>
    <style:style style:name="ConditionalStyle_5f_3675" style:display-name="ConditionalStyle_3675" style:family="table-cell" style:parent-style-name="Default">
      <style:table-cell-properties fo:background-color="#ffc7ce"/>
      <style:text-properties fo:color="#9c0006"/>
    </style:style>
    <style:style style:name="ConditionalStyle_5f_3712" style:display-name="ConditionalStyle_3712" style:family="table-cell" style:parent-style-name="Default">
      <style:table-cell-properties fo:background-color="#ffc7ce"/>
      <style:text-properties fo:color="#9c0006"/>
    </style:style>
    <style:style style:name="ConditionalStyle_5f_3711" style:display-name="ConditionalStyle_3711" style:family="table-cell" style:parent-style-name="Default">
      <style:table-cell-properties fo:background-color="#ffc7ce"/>
      <style:text-properties fo:color="#9c0006"/>
    </style:style>
    <style:style style:name="ConditionalStyle_5f_3710" style:display-name="ConditionalStyle_3710" style:family="table-cell" style:parent-style-name="Default">
      <style:table-cell-properties fo:background-color="#ffc7ce"/>
      <style:text-properties fo:color="#9c0006"/>
    </style:style>
    <style:style style:name="ConditionalStyle_5f_3709" style:display-name="ConditionalStyle_3709" style:family="table-cell" style:parent-style-name="Default">
      <style:table-cell-properties fo:background-color="#ffc7ce"/>
      <style:text-properties fo:color="#9c0006"/>
    </style:style>
    <style:style style:name="ConditionalStyle_5f_3708" style:display-name="ConditionalStyle_3708" style:family="table-cell" style:parent-style-name="Default">
      <style:table-cell-properties fo:background-color="#ffc7ce"/>
      <style:text-properties fo:color="#9c0006"/>
    </style:style>
    <style:style style:name="ConditionalStyle_5f_3707" style:display-name="ConditionalStyle_3707" style:family="table-cell" style:parent-style-name="Default">
      <style:table-cell-properties fo:background-color="#ffc7ce"/>
      <style:text-properties fo:color="#9c0006"/>
    </style:style>
    <style:style style:name="ConditionalStyle_5f_3706" style:display-name="ConditionalStyle_3706" style:family="table-cell" style:parent-style-name="Default">
      <style:table-cell-properties fo:background-color="#ffc7ce"/>
      <style:text-properties fo:color="#9c0006"/>
    </style:style>
    <style:style style:name="ConditionalStyle_5f_3705" style:display-name="ConditionalStyle_3705" style:family="table-cell" style:parent-style-name="Default">
      <style:table-cell-properties fo:background-color="#ffc7ce"/>
      <style:text-properties fo:color="#9c0006"/>
    </style:style>
    <style:style style:name="ConditionalStyle_5f_3704" style:display-name="ConditionalStyle_3704" style:family="table-cell" style:parent-style-name="Default">
      <style:table-cell-properties fo:background-color="#ffc7ce"/>
      <style:text-properties fo:color="#9c0006"/>
    </style:style>
    <style:style style:name="ConditionalStyle_5f_3703" style:display-name="ConditionalStyle_3703" style:family="table-cell" style:parent-style-name="Default">
      <style:table-cell-properties fo:background-color="#ffc7ce"/>
      <style:text-properties fo:color="#9c0006"/>
    </style:style>
    <style:style style:name="ConditionalStyle_5f_3702" style:display-name="ConditionalStyle_3702" style:family="table-cell" style:parent-style-name="Default">
      <style:table-cell-properties fo:background-color="#ffc7ce"/>
      <style:text-properties fo:color="#9c0006"/>
    </style:style>
    <style:style style:name="ConditionalStyle_5f_3701" style:display-name="ConditionalStyle_3701" style:family="table-cell" style:parent-style-name="Default">
      <style:table-cell-properties fo:background-color="#ffc7ce"/>
      <style:text-properties fo:color="#9c0006"/>
    </style:style>
    <style:style style:name="ConditionalStyle_5f_3700" style:display-name="ConditionalStyle_3700" style:family="table-cell" style:parent-style-name="Default">
      <style:table-cell-properties fo:background-color="#ffc7ce"/>
      <style:text-properties fo:color="#9c0006"/>
    </style:style>
    <style:style style:name="ConditionalStyle_5f_3699" style:display-name="ConditionalStyle_3699" style:family="table-cell" style:parent-style-name="Default">
      <style:table-cell-properties fo:background-color="#ffc7ce"/>
      <style:text-properties fo:color="#9c0006"/>
    </style:style>
    <style:style style:name="ConditionalStyle_5f_3698" style:display-name="ConditionalStyle_3698" style:family="table-cell" style:parent-style-name="Default">
      <style:table-cell-properties fo:background-color="#ffc7ce"/>
      <style:text-properties fo:color="#9c0006"/>
    </style:style>
    <style:style style:name="ConditionalStyle_5f_3697" style:display-name="ConditionalStyle_3697" style:family="table-cell" style:parent-style-name="Default">
      <style:table-cell-properties fo:background-color="#ffc7ce"/>
      <style:text-properties fo:color="#9c0006"/>
    </style:style>
    <style:style style:name="ConditionalStyle_5f_3696" style:display-name="ConditionalStyle_3696" style:family="table-cell" style:parent-style-name="Default">
      <style:table-cell-properties fo:background-color="#ffc7ce"/>
      <style:text-properties fo:color="#9c0006"/>
    </style:style>
    <style:style style:name="ConditionalStyle_5f_3695" style:display-name="ConditionalStyle_3695" style:family="table-cell" style:parent-style-name="Default">
      <style:table-cell-properties fo:background-color="#ffc7ce"/>
      <style:text-properties fo:color="#9c0006"/>
    </style:style>
    <style:style style:name="ConditionalStyle_5f_3694" style:display-name="ConditionalStyle_3694" style:family="table-cell" style:parent-style-name="Default">
      <style:table-cell-properties fo:background-color="#ffc7ce"/>
      <style:text-properties fo:color="#9c0006"/>
    </style:style>
    <style:style style:name="ConditionalStyle_5f_3693" style:display-name="ConditionalStyle_3693" style:family="table-cell" style:parent-style-name="Default">
      <style:table-cell-properties fo:background-color="#ffc7ce"/>
      <style:text-properties fo:color="#9c0006"/>
    </style:style>
    <style:style style:name="ConditionalStyle_5f_3692" style:display-name="ConditionalStyle_3692" style:family="table-cell" style:parent-style-name="Default">
      <style:table-cell-properties fo:background-color="#ffc7ce"/>
      <style:text-properties fo:color="#9c0006"/>
    </style:style>
    <style:style style:name="ConditionalStyle_5f_3691" style:display-name="ConditionalStyle_3691" style:family="table-cell" style:parent-style-name="Default">
      <style:table-cell-properties fo:background-color="#ffc7ce"/>
      <style:text-properties fo:color="#9c0006"/>
    </style:style>
    <style:style style:name="ConditionalStyle_5f_3690" style:display-name="ConditionalStyle_3690" style:family="table-cell" style:parent-style-name="Default">
      <style:table-cell-properties fo:background-color="#ffc7ce"/>
      <style:text-properties fo:color="#9c0006"/>
    </style:style>
    <style:style style:name="ConditionalStyle_5f_3689" style:display-name="ConditionalStyle_3689" style:family="table-cell" style:parent-style-name="Default">
      <style:table-cell-properties fo:background-color="#ffc7ce"/>
      <style:text-properties fo:color="#9c0006"/>
    </style:style>
    <style:style style:name="ConditionalStyle_5f_3688" style:display-name="ConditionalStyle_3688" style:family="table-cell" style:parent-style-name="Default">
      <style:table-cell-properties fo:background-color="#ffc7ce"/>
      <style:text-properties fo:color="#9c0006"/>
    </style:style>
    <style:style style:name="ConditionalStyle_5f_3687" style:display-name="ConditionalStyle_3687" style:family="table-cell" style:parent-style-name="Default">
      <style:table-cell-properties fo:background-color="#ffc7ce"/>
      <style:text-properties fo:color="#9c0006"/>
    </style:style>
    <style:style style:name="ConditionalStyle_5f_3686" style:display-name="ConditionalStyle_3686" style:family="table-cell" style:parent-style-name="Default">
      <style:table-cell-properties fo:background-color="#ffc7ce"/>
      <style:text-properties fo:color="#9c0006"/>
    </style:style>
    <style:style style:name="ConditionalStyle_5f_3685" style:display-name="ConditionalStyle_3685" style:family="table-cell" style:parent-style-name="Default">
      <style:table-cell-properties fo:background-color="#ffc7ce"/>
      <style:text-properties fo:color="#9c0006"/>
    </style:style>
    <style:style style:name="ConditionalStyle_5f_3684" style:display-name="ConditionalStyle_3684" style:family="table-cell" style:parent-style-name="Default">
      <style:table-cell-properties fo:background-color="#ffc7ce"/>
      <style:text-properties fo:color="#9c0006"/>
    </style:style>
    <style:style style:name="ConditionalStyle_5f_3683" style:display-name="ConditionalStyle_3683" style:family="table-cell" style:parent-style-name="Default">
      <style:table-cell-properties fo:background-color="#ffc7ce"/>
      <style:text-properties fo:color="#9c0006"/>
    </style:style>
    <style:style style:name="ConditionalStyle_5f_3682" style:display-name="ConditionalStyle_3682" style:family="table-cell" style:parent-style-name="Default">
      <style:table-cell-properties fo:background-color="#ffc7ce"/>
      <style:text-properties fo:color="#9c0006"/>
    </style:style>
    <style:style style:name="ConditionalStyle_5f_3716" style:display-name="ConditionalStyle_3716" style:family="table-cell" style:parent-style-name="Default">
      <style:table-cell-properties fo:background-color="#ffc7ce"/>
      <style:text-properties fo:color="#9c0006"/>
    </style:style>
    <style:style style:name="ConditionalStyle_5f_3715" style:display-name="ConditionalStyle_3715" style:family="table-cell" style:parent-style-name="Default">
      <style:table-cell-properties fo:background-color="#ffc7ce"/>
      <style:text-properties fo:color="#9c0006"/>
    </style:style>
    <style:style style:name="ConditionalStyle_5f_3714" style:display-name="ConditionalStyle_3714" style:family="table-cell" style:parent-style-name="Default">
      <style:table-cell-properties fo:background-color="#ffc7ce"/>
      <style:text-properties fo:color="#9c0006"/>
    </style:style>
    <style:style style:name="ConditionalStyle_5f_3713" style:display-name="ConditionalStyle_3713" style:family="table-cell" style:parent-style-name="Default">
      <style:table-cell-properties fo:background-color="#ffc7ce"/>
      <style:text-properties fo:color="#9c0006"/>
    </style:style>
    <style:style style:name="ConditionalStyle_5f_3746" style:display-name="ConditionalStyle_3746" style:family="table-cell" style:parent-style-name="Default">
      <style:table-cell-properties fo:background-color="#ffc7ce"/>
      <style:text-properties fo:color="#9c0006"/>
    </style:style>
    <style:style style:name="ConditionalStyle_5f_3745" style:display-name="ConditionalStyle_3745" style:family="table-cell" style:parent-style-name="Default">
      <style:table-cell-properties fo:background-color="#ffc7ce"/>
      <style:text-properties fo:color="#9c0006"/>
    </style:style>
    <style:style style:name="ConditionalStyle_5f_3744" style:display-name="ConditionalStyle_3744" style:family="table-cell" style:parent-style-name="Default">
      <style:table-cell-properties fo:background-color="#ffc7ce"/>
      <style:text-properties fo:color="#9c0006"/>
    </style:style>
    <style:style style:name="ConditionalStyle_5f_3743" style:display-name="ConditionalStyle_3743" style:family="table-cell" style:parent-style-name="Default">
      <style:table-cell-properties fo:background-color="#ffc7ce"/>
      <style:text-properties fo:color="#9c0006"/>
    </style:style>
    <style:style style:name="ConditionalStyle_5f_3742" style:display-name="ConditionalStyle_3742" style:family="table-cell" style:parent-style-name="Default">
      <style:table-cell-properties fo:background-color="#ffc7ce"/>
      <style:text-properties fo:color="#9c0006"/>
    </style:style>
    <style:style style:name="ConditionalStyle_5f_3741" style:display-name="ConditionalStyle_3741" style:family="table-cell" style:parent-style-name="Default">
      <style:table-cell-properties fo:background-color="#ffc7ce"/>
      <style:text-properties fo:color="#9c0006"/>
    </style:style>
    <style:style style:name="ConditionalStyle_5f_3740" style:display-name="ConditionalStyle_3740" style:family="table-cell" style:parent-style-name="Default">
      <style:table-cell-properties fo:background-color="#ffc7ce"/>
      <style:text-properties fo:color="#9c0006"/>
    </style:style>
    <style:style style:name="ConditionalStyle_5f_3739" style:display-name="ConditionalStyle_3739" style:family="table-cell" style:parent-style-name="Default">
      <style:table-cell-properties fo:background-color="#ffc7ce"/>
      <style:text-properties fo:color="#9c0006"/>
    </style:style>
    <style:style style:name="ConditionalStyle_5f_3738" style:display-name="ConditionalStyle_3738" style:family="table-cell" style:parent-style-name="Default">
      <style:table-cell-properties fo:background-color="#ffc7ce"/>
      <style:text-properties fo:color="#9c0006"/>
    </style:style>
    <style:style style:name="ConditionalStyle_5f_3737" style:display-name="ConditionalStyle_3737" style:family="table-cell" style:parent-style-name="Default">
      <style:table-cell-properties fo:background-color="#ffc7ce"/>
      <style:text-properties fo:color="#9c0006"/>
    </style:style>
    <style:style style:name="ConditionalStyle_5f_3736" style:display-name="ConditionalStyle_3736" style:family="table-cell" style:parent-style-name="Default">
      <style:table-cell-properties fo:background-color="#ffc7ce"/>
      <style:text-properties fo:color="#9c0006"/>
    </style:style>
    <style:style style:name="ConditionalStyle_5f_3735" style:display-name="ConditionalStyle_3735" style:family="table-cell" style:parent-style-name="Default">
      <style:table-cell-properties fo:background-color="#ffc7ce"/>
      <style:text-properties fo:color="#9c0006"/>
    </style:style>
    <style:style style:name="ConditionalStyle_5f_3734" style:display-name="ConditionalStyle_3734" style:family="table-cell" style:parent-style-name="Default">
      <style:table-cell-properties fo:background-color="#ffc7ce"/>
      <style:text-properties fo:color="#9c0006"/>
    </style:style>
    <style:style style:name="ConditionalStyle_5f_3733" style:display-name="ConditionalStyle_3733" style:family="table-cell" style:parent-style-name="Default">
      <style:table-cell-properties fo:background-color="#ffc7ce"/>
      <style:text-properties fo:color="#9c0006"/>
    </style:style>
    <style:style style:name="ConditionalStyle_5f_3732" style:display-name="ConditionalStyle_3732" style:family="table-cell" style:parent-style-name="Default">
      <style:table-cell-properties fo:background-color="#ffc7ce"/>
      <style:text-properties fo:color="#9c0006"/>
    </style:style>
    <style:style style:name="ConditionalStyle_5f_3731" style:display-name="ConditionalStyle_3731" style:family="table-cell" style:parent-style-name="Default">
      <style:table-cell-properties fo:background-color="#ffc7ce"/>
      <style:text-properties fo:color="#9c0006"/>
    </style:style>
    <style:style style:name="ConditionalStyle_5f_3730" style:display-name="ConditionalStyle_3730" style:family="table-cell" style:parent-style-name="Default">
      <style:table-cell-properties fo:background-color="#ffc7ce"/>
      <style:text-properties fo:color="#9c0006"/>
    </style:style>
    <style:style style:name="ConditionalStyle_5f_3729" style:display-name="ConditionalStyle_3729" style:family="table-cell" style:parent-style-name="Default">
      <style:table-cell-properties fo:background-color="#ffc7ce"/>
      <style:text-properties fo:color="#9c0006"/>
    </style:style>
    <style:style style:name="ConditionalStyle_5f_3728" style:display-name="ConditionalStyle_3728" style:family="table-cell" style:parent-style-name="Default">
      <style:table-cell-properties fo:background-color="#ffc7ce"/>
      <style:text-properties fo:color="#9c0006"/>
    </style:style>
    <style:style style:name="ConditionalStyle_5f_3727" style:display-name="ConditionalStyle_3727" style:family="table-cell" style:parent-style-name="Default">
      <style:table-cell-properties fo:background-color="#ffc7ce"/>
      <style:text-properties fo:color="#9c0006"/>
    </style:style>
    <style:style style:name="ConditionalStyle_5f_3726" style:display-name="ConditionalStyle_3726" style:family="table-cell" style:parent-style-name="Default">
      <style:table-cell-properties fo:background-color="#ffc7ce"/>
      <style:text-properties fo:color="#9c0006"/>
    </style:style>
    <style:style style:name="ConditionalStyle_5f_3725" style:display-name="ConditionalStyle_3725" style:family="table-cell" style:parent-style-name="Default">
      <style:table-cell-properties fo:background-color="#ffc7ce"/>
      <style:text-properties fo:color="#9c0006"/>
    </style:style>
    <style:style style:name="ConditionalStyle_5f_3724" style:display-name="ConditionalStyle_3724" style:family="table-cell" style:parent-style-name="Default">
      <style:table-cell-properties fo:background-color="#ffc7ce"/>
      <style:text-properties fo:color="#9c0006"/>
    </style:style>
    <style:style style:name="ConditionalStyle_5f_3723" style:display-name="ConditionalStyle_3723" style:family="table-cell" style:parent-style-name="Default">
      <style:table-cell-properties fo:background-color="#ffc7ce"/>
      <style:text-properties fo:color="#9c0006"/>
    </style:style>
    <style:style style:name="ConditionalStyle_5f_3722" style:display-name="ConditionalStyle_3722" style:family="table-cell" style:parent-style-name="Default">
      <style:table-cell-properties fo:background-color="#ffc7ce"/>
      <style:text-properties fo:color="#9c0006"/>
    </style:style>
    <style:style style:name="ConditionalStyle_5f_3721" style:display-name="ConditionalStyle_3721" style:family="table-cell" style:parent-style-name="Default">
      <style:table-cell-properties fo:background-color="#ffc7ce"/>
      <style:text-properties fo:color="#9c0006"/>
    </style:style>
    <style:style style:name="ConditionalStyle_5f_3720" style:display-name="ConditionalStyle_3720" style:family="table-cell" style:parent-style-name="Default">
      <style:table-cell-properties fo:background-color="#ffc7ce"/>
      <style:text-properties fo:color="#9c0006"/>
    </style:style>
    <style:style style:name="ConditionalStyle_5f_3719" style:display-name="ConditionalStyle_3719" style:family="table-cell" style:parent-style-name="Default">
      <style:table-cell-properties fo:background-color="#ffc7ce"/>
      <style:text-properties fo:color="#9c0006"/>
    </style:style>
    <style:style style:name="ConditionalStyle_5f_3718" style:display-name="ConditionalStyle_3718" style:family="table-cell" style:parent-style-name="Default">
      <style:table-cell-properties fo:background-color="#ffc7ce"/>
      <style:text-properties fo:color="#9c0006"/>
    </style:style>
    <style:style style:name="ConditionalStyle_5f_3717" style:display-name="ConditionalStyle_3717" style:family="table-cell" style:parent-style-name="Default">
      <style:table-cell-properties fo:background-color="#ffc7ce"/>
      <style:text-properties fo:color="#9c0006"/>
    </style:style>
    <style:style style:name="ConditionalStyle_5f_3776" style:display-name="ConditionalStyle_3776" style:family="table-cell" style:parent-style-name="Default">
      <style:table-cell-properties fo:background-color="#ffc7ce"/>
      <style:text-properties fo:color="#9c0006"/>
    </style:style>
    <style:style style:name="ConditionalStyle_5f_3775" style:display-name="ConditionalStyle_3775" style:family="table-cell" style:parent-style-name="Default">
      <style:table-cell-properties fo:background-color="#ffc7ce"/>
      <style:text-properties fo:color="#9c0006"/>
    </style:style>
    <style:style style:name="ConditionalStyle_5f_3774" style:display-name="ConditionalStyle_3774" style:family="table-cell" style:parent-style-name="Default">
      <style:table-cell-properties fo:background-color="#ffc7ce"/>
      <style:text-properties fo:color="#9c0006"/>
    </style:style>
    <style:style style:name="ConditionalStyle_5f_3773" style:display-name="ConditionalStyle_3773" style:family="table-cell" style:parent-style-name="Default">
      <style:table-cell-properties fo:background-color="#ffc7ce"/>
      <style:text-properties fo:color="#9c0006"/>
    </style:style>
    <style:style style:name="ConditionalStyle_5f_3772" style:display-name="ConditionalStyle_3772" style:family="table-cell" style:parent-style-name="Default">
      <style:table-cell-properties fo:background-color="#ffc7ce"/>
      <style:text-properties fo:color="#9c0006"/>
    </style:style>
    <style:style style:name="ConditionalStyle_5f_3771" style:display-name="ConditionalStyle_3771" style:family="table-cell" style:parent-style-name="Default">
      <style:table-cell-properties fo:background-color="#ffc7ce"/>
      <style:text-properties fo:color="#9c0006"/>
    </style:style>
    <style:style style:name="ConditionalStyle_5f_3770" style:display-name="ConditionalStyle_3770" style:family="table-cell" style:parent-style-name="Default">
      <style:table-cell-properties fo:background-color="#ffc7ce"/>
      <style:text-properties fo:color="#9c0006"/>
    </style:style>
    <style:style style:name="ConditionalStyle_5f_3769" style:display-name="ConditionalStyle_3769" style:family="table-cell" style:parent-style-name="Default">
      <style:table-cell-properties fo:background-color="#ffc7ce"/>
      <style:text-properties fo:color="#9c0006"/>
    </style:style>
    <style:style style:name="ConditionalStyle_5f_3768" style:display-name="ConditionalStyle_3768" style:family="table-cell" style:parent-style-name="Default">
      <style:table-cell-properties fo:background-color="#ffc7ce"/>
      <style:text-properties fo:color="#9c0006"/>
    </style:style>
    <style:style style:name="ConditionalStyle_5f_3767" style:display-name="ConditionalStyle_3767" style:family="table-cell" style:parent-style-name="Default">
      <style:table-cell-properties fo:background-color="#ffc7ce"/>
      <style:text-properties fo:color="#9c0006"/>
    </style:style>
    <style:style style:name="ConditionalStyle_5f_3766" style:display-name="ConditionalStyle_3766" style:family="table-cell" style:parent-style-name="Default">
      <style:table-cell-properties fo:background-color="#ffc7ce"/>
      <style:text-properties fo:color="#9c0006"/>
    </style:style>
    <style:style style:name="ConditionalStyle_5f_3765" style:display-name="ConditionalStyle_3765" style:family="table-cell" style:parent-style-name="Default">
      <style:table-cell-properties fo:background-color="#ffc7ce"/>
      <style:text-properties fo:color="#9c0006"/>
    </style:style>
    <style:style style:name="ConditionalStyle_5f_3764" style:display-name="ConditionalStyle_3764" style:family="table-cell" style:parent-style-name="Default">
      <style:table-cell-properties fo:background-color="#ffc7ce"/>
      <style:text-properties fo:color="#9c0006"/>
    </style:style>
    <style:style style:name="ConditionalStyle_5f_3763" style:display-name="ConditionalStyle_3763" style:family="table-cell" style:parent-style-name="Default">
      <style:table-cell-properties fo:background-color="#ffc7ce"/>
      <style:text-properties fo:color="#9c0006"/>
    </style:style>
    <style:style style:name="ConditionalStyle_5f_3762" style:display-name="ConditionalStyle_3762" style:family="table-cell" style:parent-style-name="Default">
      <style:table-cell-properties fo:background-color="#ffc7ce"/>
      <style:text-properties fo:color="#9c0006"/>
    </style:style>
    <style:style style:name="ConditionalStyle_5f_3761" style:display-name="ConditionalStyle_3761" style:family="table-cell" style:parent-style-name="Default">
      <style:table-cell-properties fo:background-color="#ffc7ce"/>
      <style:text-properties fo:color="#9c0006"/>
    </style:style>
    <style:style style:name="ConditionalStyle_5f_3760" style:display-name="ConditionalStyle_3760" style:family="table-cell" style:parent-style-name="Default">
      <style:table-cell-properties fo:background-color="#ffc7ce"/>
      <style:text-properties fo:color="#9c0006"/>
    </style:style>
    <style:style style:name="ConditionalStyle_5f_3759" style:display-name="ConditionalStyle_3759" style:family="table-cell" style:parent-style-name="Default">
      <style:table-cell-properties fo:background-color="#ffc7ce"/>
      <style:text-properties fo:color="#9c0006"/>
    </style:style>
    <style:style style:name="ConditionalStyle_5f_3758" style:display-name="ConditionalStyle_3758" style:family="table-cell" style:parent-style-name="Default">
      <style:table-cell-properties fo:background-color="#ffc7ce"/>
      <style:text-properties fo:color="#9c0006"/>
    </style:style>
    <style:style style:name="ConditionalStyle_5f_3757" style:display-name="ConditionalStyle_3757" style:family="table-cell" style:parent-style-name="Default">
      <style:table-cell-properties fo:background-color="#ffc7ce"/>
      <style:text-properties fo:color="#9c0006"/>
    </style:style>
    <style:style style:name="ConditionalStyle_5f_3756" style:display-name="ConditionalStyle_3756" style:family="table-cell" style:parent-style-name="Default">
      <style:table-cell-properties fo:background-color="#ffc7ce"/>
      <style:text-properties fo:color="#9c0006"/>
    </style:style>
    <style:style style:name="ConditionalStyle_5f_3755" style:display-name="ConditionalStyle_3755" style:family="table-cell" style:parent-style-name="Default">
      <style:table-cell-properties fo:background-color="#ffc7ce"/>
      <style:text-properties fo:color="#9c0006"/>
    </style:style>
    <style:style style:name="ConditionalStyle_5f_3754" style:display-name="ConditionalStyle_3754" style:family="table-cell" style:parent-style-name="Default">
      <style:table-cell-properties fo:background-color="#ffc7ce"/>
      <style:text-properties fo:color="#9c0006"/>
    </style:style>
    <style:style style:name="ConditionalStyle_5f_3753" style:display-name="ConditionalStyle_3753" style:family="table-cell" style:parent-style-name="Default">
      <style:table-cell-properties fo:background-color="#ffc7ce"/>
      <style:text-properties fo:color="#9c0006"/>
    </style:style>
    <style:style style:name="ConditionalStyle_5f_3752" style:display-name="ConditionalStyle_3752" style:family="table-cell" style:parent-style-name="Default">
      <style:table-cell-properties fo:background-color="#ffc7ce"/>
      <style:text-properties fo:color="#9c0006"/>
    </style:style>
    <style:style style:name="ConditionalStyle_5f_3751" style:display-name="ConditionalStyle_3751" style:family="table-cell" style:parent-style-name="Default">
      <style:table-cell-properties fo:background-color="#ffc7ce"/>
      <style:text-properties fo:color="#9c0006"/>
    </style:style>
    <style:style style:name="ConditionalStyle_5f_3750" style:display-name="ConditionalStyle_3750" style:family="table-cell" style:parent-style-name="Default">
      <style:table-cell-properties fo:background-color="#ffc7ce"/>
      <style:text-properties fo:color="#9c0006"/>
    </style:style>
    <style:style style:name="ConditionalStyle_5f_3749" style:display-name="ConditionalStyle_3749" style:family="table-cell" style:parent-style-name="Default">
      <style:table-cell-properties fo:background-color="#ffc7ce"/>
      <style:text-properties fo:color="#9c0006"/>
    </style:style>
    <style:style style:name="ConditionalStyle_5f_3748" style:display-name="ConditionalStyle_3748" style:family="table-cell" style:parent-style-name="Default">
      <style:table-cell-properties fo:background-color="#ffc7ce"/>
      <style:text-properties fo:color="#9c0006"/>
    </style:style>
    <style:style style:name="ConditionalStyle_5f_3747" style:display-name="ConditionalStyle_3747" style:family="table-cell" style:parent-style-name="Default">
      <style:table-cell-properties fo:background-color="#ffc7ce"/>
      <style:text-properties fo:color="#9c0006"/>
    </style:style>
    <style:style style:name="ConditionalStyle_5f_3783" style:display-name="ConditionalStyle_3783" style:family="table-cell" style:parent-style-name="Default">
      <style:table-cell-properties fo:background-color="#ffc7ce"/>
      <style:text-properties fo:color="#9c0006"/>
    </style:style>
    <style:style style:name="ConditionalStyle_5f_3782" style:display-name="ConditionalStyle_3782" style:family="table-cell" style:parent-style-name="Default">
      <style:table-cell-properties fo:background-color="#ffc7ce"/>
      <style:text-properties fo:color="#9c0006"/>
    </style:style>
    <style:style style:name="ConditionalStyle_5f_3781" style:display-name="ConditionalStyle_3781" style:family="table-cell" style:parent-style-name="Default">
      <style:table-cell-properties fo:background-color="#ffc7ce"/>
      <style:text-properties fo:color="#9c0006"/>
    </style:style>
    <style:style style:name="ConditionalStyle_5f_3780" style:display-name="ConditionalStyle_3780" style:family="table-cell" style:parent-style-name="Default">
      <style:table-cell-properties fo:background-color="#ffc7ce"/>
      <style:text-properties fo:color="#9c0006"/>
    </style:style>
    <style:style style:name="ConditionalStyle_5f_3779" style:display-name="ConditionalStyle_3779" style:family="table-cell" style:parent-style-name="Default">
      <style:table-cell-properties fo:background-color="#ffc7ce"/>
      <style:text-properties fo:color="#9c0006"/>
    </style:style>
    <style:style style:name="ConditionalStyle_5f_3778" style:display-name="ConditionalStyle_3778" style:family="table-cell" style:parent-style-name="Default">
      <style:table-cell-properties fo:background-color="#ffc7ce"/>
      <style:text-properties fo:color="#9c0006"/>
    </style:style>
    <style:style style:name="ConditionalStyle_5f_3777" style:display-name="ConditionalStyle_3777" style:family="table-cell" style:parent-style-name="Default">
      <style:table-cell-properties fo:background-color="#ffc7ce"/>
      <style:text-properties fo:color="#9c0006"/>
    </style:style>
    <style:style style:name="ConditionalStyle_5f_3790" style:display-name="ConditionalStyle_3790" style:family="table-cell" style:parent-style-name="Default">
      <style:table-cell-properties fo:background-color="#ffc7ce"/>
      <style:text-properties fo:color="#9c0006"/>
    </style:style>
    <style:style style:name="ConditionalStyle_5f_3789" style:display-name="ConditionalStyle_3789" style:family="table-cell" style:parent-style-name="Default">
      <style:table-cell-properties fo:background-color="#ffc7ce"/>
      <style:text-properties fo:color="#9c0006"/>
    </style:style>
    <style:style style:name="ConditionalStyle_5f_3788" style:display-name="ConditionalStyle_3788" style:family="table-cell" style:parent-style-name="Default">
      <style:table-cell-properties fo:background-color="#ffc7ce"/>
      <style:text-properties fo:color="#9c0006"/>
    </style:style>
    <style:style style:name="ConditionalStyle_5f_3787" style:display-name="ConditionalStyle_3787" style:family="table-cell" style:parent-style-name="Default">
      <style:table-cell-properties fo:background-color="#ffc7ce"/>
      <style:text-properties fo:color="#9c0006"/>
    </style:style>
    <style:style style:name="ConditionalStyle_5f_3786" style:display-name="ConditionalStyle_3786" style:family="table-cell" style:parent-style-name="Default">
      <style:table-cell-properties fo:background-color="#ffc7ce"/>
      <style:text-properties fo:color="#9c0006"/>
    </style:style>
    <style:style style:name="ConditionalStyle_5f_3785" style:display-name="ConditionalStyle_3785" style:family="table-cell" style:parent-style-name="Default">
      <style:table-cell-properties fo:background-color="#ffc7ce"/>
      <style:text-properties fo:color="#9c0006"/>
    </style:style>
    <style:style style:name="ConditionalStyle_5f_3784" style:display-name="ConditionalStyle_3784" style:family="table-cell" style:parent-style-name="Default">
      <style:table-cell-properties fo:background-color="#ffc7ce"/>
      <style:text-properties fo:color="#9c0006"/>
    </style:style>
    <style:style style:name="ConditionalStyle_5f_3797" style:display-name="ConditionalStyle_3797" style:family="table-cell" style:parent-style-name="Default">
      <style:table-cell-properties fo:background-color="#ffc7ce"/>
      <style:text-properties fo:color="#9c0006"/>
    </style:style>
    <style:style style:name="ConditionalStyle_5f_3796" style:display-name="ConditionalStyle_3796" style:family="table-cell" style:parent-style-name="Default">
      <style:table-cell-properties fo:background-color="#ffc7ce"/>
      <style:text-properties fo:color="#9c0006"/>
    </style:style>
    <style:style style:name="ConditionalStyle_5f_3795" style:display-name="ConditionalStyle_3795" style:family="table-cell" style:parent-style-name="Default">
      <style:table-cell-properties fo:background-color="#ffc7ce"/>
      <style:text-properties fo:color="#9c0006"/>
    </style:style>
    <style:style style:name="ConditionalStyle_5f_3794" style:display-name="ConditionalStyle_3794" style:family="table-cell" style:parent-style-name="Default">
      <style:table-cell-properties fo:background-color="#ffc7ce"/>
      <style:text-properties fo:color="#9c0006"/>
    </style:style>
    <style:style style:name="ConditionalStyle_5f_3793" style:display-name="ConditionalStyle_3793" style:family="table-cell" style:parent-style-name="Default">
      <style:table-cell-properties fo:background-color="#ffc7ce"/>
      <style:text-properties fo:color="#9c0006"/>
    </style:style>
    <style:style style:name="ConditionalStyle_5f_3792" style:display-name="ConditionalStyle_3792" style:family="table-cell" style:parent-style-name="Default">
      <style:table-cell-properties fo:background-color="#ffc7ce"/>
      <style:text-properties fo:color="#9c0006"/>
    </style:style>
    <style:style style:name="ConditionalStyle_5f_3791" style:display-name="ConditionalStyle_3791" style:family="table-cell" style:parent-style-name="Default">
      <style:table-cell-properties fo:background-color="#ffc7ce"/>
      <style:text-properties fo:color="#9c0006"/>
    </style:style>
    <style:style style:name="ConditionalStyle_5f_3804" style:display-name="ConditionalStyle_3804" style:family="table-cell" style:parent-style-name="Default">
      <style:table-cell-properties fo:background-color="#ffc7ce"/>
      <style:text-properties fo:color="#9c0006"/>
    </style:style>
    <style:style style:name="ConditionalStyle_5f_3803" style:display-name="ConditionalStyle_3803" style:family="table-cell" style:parent-style-name="Default">
      <style:table-cell-properties fo:background-color="#ffc7ce"/>
      <style:text-properties fo:color="#9c0006"/>
    </style:style>
    <style:style style:name="ConditionalStyle_5f_3802" style:display-name="ConditionalStyle_3802" style:family="table-cell" style:parent-style-name="Default">
      <style:table-cell-properties fo:background-color="#ffc7ce"/>
      <style:text-properties fo:color="#9c0006"/>
    </style:style>
    <style:style style:name="ConditionalStyle_5f_3801" style:display-name="ConditionalStyle_3801" style:family="table-cell" style:parent-style-name="Default">
      <style:table-cell-properties fo:background-color="#ffc7ce"/>
      <style:text-properties fo:color="#9c0006"/>
    </style:style>
    <style:style style:name="ConditionalStyle_5f_3800" style:display-name="ConditionalStyle_3800" style:family="table-cell" style:parent-style-name="Default">
      <style:table-cell-properties fo:background-color="#ffc7ce"/>
      <style:text-properties fo:color="#9c0006"/>
    </style:style>
    <style:style style:name="ConditionalStyle_5f_3799" style:display-name="ConditionalStyle_3799" style:family="table-cell" style:parent-style-name="Default">
      <style:table-cell-properties fo:background-color="#ffc7ce"/>
      <style:text-properties fo:color="#9c0006"/>
    </style:style>
    <style:style style:name="ConditionalStyle_5f_3798" style:display-name="ConditionalStyle_3798" style:family="table-cell" style:parent-style-name="Default">
      <style:table-cell-properties fo:background-color="#ffc7ce"/>
      <style:text-properties fo:color="#9c0006"/>
    </style:style>
    <style:style style:name="ConditionalStyle_5f_3811" style:display-name="ConditionalStyle_3811" style:family="table-cell" style:parent-style-name="Default">
      <style:table-cell-properties fo:background-color="#ffc7ce"/>
      <style:text-properties fo:color="#9c0006"/>
    </style:style>
    <style:style style:name="ConditionalStyle_5f_3810" style:display-name="ConditionalStyle_3810" style:family="table-cell" style:parent-style-name="Default">
      <style:table-cell-properties fo:background-color="#ffc7ce"/>
      <style:text-properties fo:color="#9c0006"/>
    </style:style>
    <style:style style:name="ConditionalStyle_5f_3809" style:display-name="ConditionalStyle_3809" style:family="table-cell" style:parent-style-name="Default">
      <style:table-cell-properties fo:background-color="#ffc7ce"/>
      <style:text-properties fo:color="#9c0006"/>
    </style:style>
    <style:style style:name="ConditionalStyle_5f_3808" style:display-name="ConditionalStyle_3808" style:family="table-cell" style:parent-style-name="Default">
      <style:table-cell-properties fo:background-color="#ffc7ce"/>
      <style:text-properties fo:color="#9c0006"/>
    </style:style>
    <style:style style:name="ConditionalStyle_5f_3807" style:display-name="ConditionalStyle_3807" style:family="table-cell" style:parent-style-name="Default">
      <style:table-cell-properties fo:background-color="#ffc7ce"/>
      <style:text-properties fo:color="#9c0006"/>
    </style:style>
    <style:style style:name="ConditionalStyle_5f_3806" style:display-name="ConditionalStyle_3806" style:family="table-cell" style:parent-style-name="Default">
      <style:table-cell-properties fo:background-color="#ffc7ce"/>
      <style:text-properties fo:color="#9c0006"/>
    </style:style>
    <style:style style:name="ConditionalStyle_5f_3805" style:display-name="ConditionalStyle_3805" style:family="table-cell" style:parent-style-name="Default">
      <style:table-cell-properties fo:background-color="#ffc7ce"/>
      <style:text-properties fo:color="#9c0006"/>
    </style:style>
    <style:style style:name="ConditionalStyle_5f_4064" style:display-name="ConditionalStyle_4064" style:family="table-cell" style:parent-style-name="Default">
      <style:table-cell-properties fo:background-color="#ffc7ce"/>
      <style:text-properties fo:color="#9c0006"/>
    </style:style>
    <style:style style:name="ConditionalStyle_5f_4063" style:display-name="ConditionalStyle_4063" style:family="table-cell" style:parent-style-name="Default">
      <style:table-cell-properties fo:background-color="#ffc7ce"/>
      <style:text-properties fo:color="#9c0006"/>
    </style:style>
    <style:style style:name="ConditionalStyle_5f_4062" style:display-name="ConditionalStyle_4062" style:family="table-cell" style:parent-style-name="Default">
      <style:table-cell-properties fo:background-color="#ffc7ce"/>
      <style:text-properties fo:color="#9c0006"/>
    </style:style>
    <style:style style:name="ConditionalStyle_5f_4061" style:display-name="ConditionalStyle_4061" style:family="table-cell" style:parent-style-name="Default">
      <style:table-cell-properties fo:background-color="#ffc7ce"/>
      <style:text-properties fo:color="#9c0006"/>
    </style:style>
    <style:style style:name="ConditionalStyle_5f_4060" style:display-name="ConditionalStyle_4060" style:family="table-cell" style:parent-style-name="Default">
      <style:table-cell-properties fo:background-color="#ffc7ce"/>
      <style:text-properties fo:color="#9c0006"/>
    </style:style>
    <style:style style:name="ConditionalStyle_5f_4059" style:display-name="ConditionalStyle_4059" style:family="table-cell" style:parent-style-name="Default">
      <style:table-cell-properties fo:background-color="#ffc7ce"/>
      <style:text-properties fo:color="#9c0006"/>
    </style:style>
    <style:style style:name="ConditionalStyle_5f_4058" style:display-name="ConditionalStyle_4058" style:family="table-cell" style:parent-style-name="Default">
      <style:table-cell-properties fo:background-color="#ffc7ce"/>
      <style:text-properties fo:color="#9c0006"/>
    </style:style>
    <style:style style:name="ConditionalStyle_5f_4057" style:display-name="ConditionalStyle_4057" style:family="table-cell" style:parent-style-name="Default">
      <style:table-cell-properties fo:background-color="#ffc7ce"/>
      <style:text-properties fo:color="#9c0006"/>
    </style:style>
    <style:style style:name="ConditionalStyle_5f_4056" style:display-name="ConditionalStyle_4056" style:family="table-cell" style:parent-style-name="Default">
      <style:table-cell-properties fo:background-color="#ffc7ce"/>
      <style:text-properties fo:color="#9c0006"/>
    </style:style>
    <style:style style:name="ConditionalStyle_5f_4055" style:display-name="ConditionalStyle_4055" style:family="table-cell" style:parent-style-name="Default">
      <style:table-cell-properties fo:background-color="#ffc7ce"/>
      <style:text-properties fo:color="#9c0006"/>
    </style:style>
    <style:style style:name="ConditionalStyle_5f_4054" style:display-name="ConditionalStyle_4054" style:family="table-cell" style:parent-style-name="Default">
      <style:table-cell-properties fo:background-color="#ffc7ce"/>
      <style:text-properties fo:color="#9c0006"/>
    </style:style>
    <style:style style:name="ConditionalStyle_5f_4053" style:display-name="ConditionalStyle_4053" style:family="table-cell" style:parent-style-name="Default">
      <style:table-cell-properties fo:background-color="#ffc7ce"/>
      <style:text-properties fo:color="#9c0006"/>
    </style:style>
    <style:style style:name="ConditionalStyle_5f_4052" style:display-name="ConditionalStyle_4052" style:family="table-cell" style:parent-style-name="Default">
      <style:table-cell-properties fo:background-color="#ffc7ce"/>
      <style:text-properties fo:color="#9c0006"/>
    </style:style>
    <style:style style:name="ConditionalStyle_5f_4051" style:display-name="ConditionalStyle_4051" style:family="table-cell" style:parent-style-name="Default">
      <style:table-cell-properties fo:background-color="#ffc7ce"/>
      <style:text-properties fo:color="#9c0006"/>
    </style:style>
    <style:style style:name="ConditionalStyle_5f_4050" style:display-name="ConditionalStyle_4050" style:family="table-cell" style:parent-style-name="Default">
      <style:table-cell-properties fo:background-color="#ffc7ce"/>
      <style:text-properties fo:color="#9c0006"/>
    </style:style>
    <style:style style:name="ConditionalStyle_5f_4049" style:display-name="ConditionalStyle_4049" style:family="table-cell" style:parent-style-name="Default">
      <style:table-cell-properties fo:background-color="#ffc7ce"/>
      <style:text-properties fo:color="#9c0006"/>
    </style:style>
    <style:style style:name="ConditionalStyle_5f_4048" style:display-name="ConditionalStyle_4048" style:family="table-cell" style:parent-style-name="Default">
      <style:table-cell-properties fo:background-color="#ffc7ce"/>
      <style:text-properties fo:color="#9c0006"/>
    </style:style>
    <style:style style:name="ConditionalStyle_5f_4047" style:display-name="ConditionalStyle_4047" style:family="table-cell" style:parent-style-name="Default">
      <style:table-cell-properties fo:background-color="#ffc7ce"/>
      <style:text-properties fo:color="#9c0006"/>
    </style:style>
    <style:style style:name="ConditionalStyle_5f_4046" style:display-name="ConditionalStyle_4046" style:family="table-cell" style:parent-style-name="Default">
      <style:table-cell-properties fo:background-color="#ffc7ce"/>
      <style:text-properties fo:color="#9c0006"/>
    </style:style>
    <style:style style:name="ConditionalStyle_5f_4045" style:display-name="ConditionalStyle_4045" style:family="table-cell" style:parent-style-name="Default">
      <style:table-cell-properties fo:background-color="#ffc7ce"/>
      <style:text-properties fo:color="#9c0006"/>
    </style:style>
    <style:style style:name="ConditionalStyle_5f_4044" style:display-name="ConditionalStyle_4044" style:family="table-cell" style:parent-style-name="Default">
      <style:table-cell-properties fo:background-color="#ffc7ce"/>
      <style:text-properties fo:color="#9c0006"/>
    </style:style>
    <style:style style:name="ConditionalStyle_5f_4043" style:display-name="ConditionalStyle_4043" style:family="table-cell" style:parent-style-name="Default">
      <style:table-cell-properties fo:background-color="#ffc7ce"/>
      <style:text-properties fo:color="#9c0006"/>
    </style:style>
    <style:style style:name="ConditionalStyle_5f_4042" style:display-name="ConditionalStyle_4042" style:family="table-cell" style:parent-style-name="Default">
      <style:table-cell-properties fo:background-color="#ffc7ce"/>
      <style:text-properties fo:color="#9c0006"/>
    </style:style>
    <style:style style:name="ConditionalStyle_5f_4041" style:display-name="ConditionalStyle_4041" style:family="table-cell" style:parent-style-name="Default">
      <style:table-cell-properties fo:background-color="#ffc7ce"/>
      <style:text-properties fo:color="#9c0006"/>
    </style:style>
    <style:style style:name="ConditionalStyle_5f_4040" style:display-name="ConditionalStyle_4040" style:family="table-cell" style:parent-style-name="Default">
      <style:table-cell-properties fo:background-color="#ffc7ce"/>
      <style:text-properties fo:color="#9c0006"/>
    </style:style>
    <style:style style:name="ConditionalStyle_5f_4039" style:display-name="ConditionalStyle_4039" style:family="table-cell" style:parent-style-name="Default">
      <style:table-cell-properties fo:background-color="#ffc7ce"/>
      <style:text-properties fo:color="#9c0006"/>
    </style:style>
    <style:style style:name="ConditionalStyle_5f_4038" style:display-name="ConditionalStyle_4038" style:family="table-cell" style:parent-style-name="Default">
      <style:table-cell-properties fo:background-color="#ffc7ce"/>
      <style:text-properties fo:color="#9c0006"/>
    </style:style>
    <style:style style:name="ConditionalStyle_5f_4037" style:display-name="ConditionalStyle_4037" style:family="table-cell" style:parent-style-name="Default">
      <style:table-cell-properties fo:background-color="#ffc7ce"/>
      <style:text-properties fo:color="#9c0006"/>
    </style:style>
    <style:style style:name="ConditionalStyle_5f_4036" style:display-name="ConditionalStyle_4036" style:family="table-cell" style:parent-style-name="Default">
      <style:table-cell-properties fo:background-color="#ffc7ce"/>
      <style:text-properties fo:color="#9c0006"/>
    </style:style>
    <style:style style:name="ConditionalStyle_5f_4035" style:display-name="ConditionalStyle_4035" style:family="table-cell" style:parent-style-name="Default">
      <style:table-cell-properties fo:background-color="#ffc7ce"/>
      <style:text-properties fo:color="#9c0006"/>
    </style:style>
    <style:style style:name="ConditionalStyle_5f_4034" style:display-name="ConditionalStyle_4034" style:family="table-cell" style:parent-style-name="Default">
      <style:table-cell-properties fo:background-color="#ffc7ce"/>
      <style:text-properties fo:color="#9c0006"/>
    </style:style>
    <style:style style:name="ConditionalStyle_5f_4033" style:display-name="ConditionalStyle_4033" style:family="table-cell" style:parent-style-name="Default">
      <style:table-cell-properties fo:background-color="#ffc7ce"/>
      <style:text-properties fo:color="#9c0006"/>
    </style:style>
    <style:style style:name="ConditionalStyle_5f_4032" style:display-name="ConditionalStyle_4032" style:family="table-cell" style:parent-style-name="Default">
      <style:table-cell-properties fo:background-color="#ffc7ce"/>
      <style:text-properties fo:color="#9c0006"/>
    </style:style>
    <style:style style:name="ConditionalStyle_5f_4031" style:display-name="ConditionalStyle_4031" style:family="table-cell" style:parent-style-name="Default">
      <style:table-cell-properties fo:background-color="#ffc7ce"/>
      <style:text-properties fo:color="#9c0006"/>
    </style:style>
    <style:style style:name="ConditionalStyle_5f_3073" style:display-name="ConditionalStyle_3073" style:family="table-cell" style:parent-style-name="Default">
      <style:table-cell-properties fo:background-color="#ffc7ce"/>
      <style:text-properties fo:color="#9c0006"/>
    </style:style>
    <style:style style:name="ConditionalStyle_5f_4796" style:display-name="ConditionalStyle_4796" style:family="table-cell" style:parent-style-name="Default">
      <style:table-cell-properties fo:background-color="#ffc7ce"/>
      <style:text-properties fo:color="#9c0006"/>
    </style:style>
    <style:style style:name="ConditionalStyle_5f_4795" style:display-name="ConditionalStyle_4795" style:family="table-cell" style:parent-style-name="Default">
      <style:table-cell-properties fo:background-color="#ffc7ce"/>
      <style:text-properties fo:color="#9c0006"/>
    </style:style>
    <style:style style:name="ConditionalStyle_5f_4794" style:display-name="ConditionalStyle_4794" style:family="table-cell" style:parent-style-name="Default">
      <style:table-cell-properties fo:background-color="#ffc7ce"/>
      <style:text-properties fo:color="#9c0006"/>
    </style:style>
    <style:style style:name="ConditionalStyle_5f_4793" style:display-name="ConditionalStyle_4793" style:family="table-cell" style:parent-style-name="Default">
      <style:table-cell-properties fo:background-color="#ffc7ce"/>
      <style:text-properties fo:color="#9c0006"/>
    </style:style>
    <style:style style:name="ConditionalStyle_5f_4792" style:display-name="ConditionalStyle_4792" style:family="table-cell" style:parent-style-name="Default">
      <style:table-cell-properties fo:background-color="#ffc7ce"/>
      <style:text-properties fo:color="#9c0006"/>
    </style:style>
    <style:style style:name="ConditionalStyle_5f_4791" style:display-name="ConditionalStyle_4791" style:family="table-cell" style:parent-style-name="Default">
      <style:table-cell-properties fo:background-color="#ffc7ce"/>
      <style:text-properties fo:color="#9c0006"/>
    </style:style>
    <style:style style:name="ConditionalStyle_5f_4790" style:display-name="ConditionalStyle_4790" style:family="table-cell" style:parent-style-name="Default">
      <style:table-cell-properties fo:background-color="#ffc7ce"/>
      <style:text-properties fo:color="#9c0006"/>
    </style:style>
    <style:style style:name="ConditionalStyle_5f_4789" style:display-name="ConditionalStyle_4789" style:family="table-cell" style:parent-style-name="Default">
      <style:table-cell-properties fo:background-color="#ffc7ce"/>
      <style:text-properties fo:color="#9c0006"/>
    </style:style>
    <style:style style:name="ConditionalStyle_5f_4788" style:display-name="ConditionalStyle_4788" style:family="table-cell" style:parent-style-name="Default">
      <style:table-cell-properties fo:background-color="#ffc7ce"/>
      <style:text-properties fo:color="#9c0006"/>
    </style:style>
    <style:style style:name="ConditionalStyle_5f_4787" style:display-name="ConditionalStyle_4787" style:family="table-cell" style:parent-style-name="Default">
      <style:table-cell-properties fo:background-color="#ffc7ce"/>
      <style:text-properties fo:color="#9c0006"/>
    </style:style>
    <style:style style:name="ConditionalStyle_5f_4786" style:display-name="ConditionalStyle_4786" style:family="table-cell" style:parent-style-name="Default">
      <style:table-cell-properties fo:background-color="#ffc7ce"/>
      <style:text-properties fo:color="#9c0006"/>
    </style:style>
    <style:style style:name="ConditionalStyle_5f_4785" style:display-name="ConditionalStyle_4785" style:family="table-cell" style:parent-style-name="Default">
      <style:table-cell-properties fo:background-color="#ffc7ce"/>
      <style:text-properties fo:color="#9c0006"/>
    </style:style>
    <style:style style:name="ConditionalStyle_5f_4784" style:display-name="ConditionalStyle_4784" style:family="table-cell" style:parent-style-name="Default">
      <style:table-cell-properties fo:background-color="#ffc7ce"/>
      <style:text-properties fo:color="#9c0006"/>
    </style:style>
    <style:style style:name="ConditionalStyle_5f_4783" style:display-name="ConditionalStyle_4783" style:family="table-cell" style:parent-style-name="Default">
      <style:table-cell-properties fo:background-color="#ffc7ce"/>
      <style:text-properties fo:color="#9c0006"/>
    </style:style>
    <style:style style:name="ConditionalStyle_5f_4782" style:display-name="ConditionalStyle_4782" style:family="table-cell" style:parent-style-name="Default">
      <style:table-cell-properties fo:background-color="#ffc7ce"/>
      <style:text-properties fo:color="#9c0006"/>
    </style:style>
    <style:style style:name="ConditionalStyle_5f_4781" style:display-name="ConditionalStyle_4781" style:family="table-cell" style:parent-style-name="Default">
      <style:table-cell-properties fo:background-color="#ffc7ce"/>
      <style:text-properties fo:color="#9c0006"/>
    </style:style>
    <style:style style:name="ConditionalStyle_5f_4780" style:display-name="ConditionalStyle_4780" style:family="table-cell" style:parent-style-name="Default">
      <style:table-cell-properties fo:background-color="#ffc7ce"/>
      <style:text-properties fo:color="#9c0006"/>
    </style:style>
    <style:style style:name="ConditionalStyle_5f_4779" style:display-name="ConditionalStyle_4779" style:family="table-cell" style:parent-style-name="Default">
      <style:table-cell-properties fo:background-color="#ffc7ce"/>
      <style:text-properties fo:color="#9c0006"/>
    </style:style>
    <style:style style:name="ConditionalStyle_5f_4778" style:display-name="ConditionalStyle_4778" style:family="table-cell" style:parent-style-name="Default">
      <style:table-cell-properties fo:background-color="#ffc7ce"/>
      <style:text-properties fo:color="#9c0006"/>
    </style:style>
    <style:style style:name="ConditionalStyle_5f_4777" style:display-name="ConditionalStyle_4777" style:family="table-cell" style:parent-style-name="Default">
      <style:table-cell-properties fo:background-color="#ffc7ce"/>
      <style:text-properties fo:color="#9c0006"/>
    </style:style>
    <style:style style:name="ConditionalStyle_5f_4776" style:display-name="ConditionalStyle_4776" style:family="table-cell" style:parent-style-name="Default">
      <style:table-cell-properties fo:background-color="#ffc7ce"/>
      <style:text-properties fo:color="#9c0006"/>
    </style:style>
    <style:style style:name="ConditionalStyle_5f_4775" style:display-name="ConditionalStyle_4775" style:family="table-cell" style:parent-style-name="Default">
      <style:table-cell-properties fo:background-color="#ffc7ce"/>
      <style:text-properties fo:color="#9c0006"/>
    </style:style>
    <style:style style:name="ConditionalStyle_5f_4774" style:display-name="ConditionalStyle_4774" style:family="table-cell" style:parent-style-name="Default">
      <style:table-cell-properties fo:background-color="#ffc7ce"/>
      <style:text-properties fo:color="#9c0006"/>
    </style:style>
    <style:style style:name="ConditionalStyle_5f_4773" style:display-name="ConditionalStyle_4773" style:family="table-cell" style:parent-style-name="Default">
      <style:table-cell-properties fo:background-color="#ffc7ce"/>
      <style:text-properties fo:color="#9c0006"/>
    </style:style>
    <style:style style:name="ConditionalStyle_5f_4772" style:display-name="ConditionalStyle_4772" style:family="table-cell" style:parent-style-name="Default">
      <style:table-cell-properties fo:background-color="#ffc7ce"/>
      <style:text-properties fo:color="#9c0006"/>
    </style:style>
    <style:style style:name="ConditionalStyle_5f_4771" style:display-name="ConditionalStyle_4771" style:family="table-cell" style:parent-style-name="Default">
      <style:table-cell-properties fo:background-color="#ffc7ce"/>
      <style:text-properties fo:color="#9c0006"/>
    </style:style>
    <style:style style:name="ConditionalStyle_5f_4770" style:display-name="ConditionalStyle_4770" style:family="table-cell" style:parent-style-name="Default">
      <style:table-cell-properties fo:background-color="#ffc7ce"/>
      <style:text-properties fo:color="#9c0006"/>
    </style:style>
    <style:style style:name="ConditionalStyle_5f_4769" style:display-name="ConditionalStyle_4769" style:family="table-cell" style:parent-style-name="Default">
      <style:table-cell-properties fo:background-color="#ffc7ce"/>
      <style:text-properties fo:color="#9c0006"/>
    </style:style>
    <style:style style:name="ConditionalStyle_5f_4768" style:display-name="ConditionalStyle_4768" style:family="table-cell" style:parent-style-name="Default">
      <style:table-cell-properties fo:background-color="#ffc7ce"/>
      <style:text-properties fo:color="#9c0006"/>
    </style:style>
    <style:style style:name="ConditionalStyle_5f_4767" style:display-name="ConditionalStyle_4767" style:family="table-cell" style:parent-style-name="Default">
      <style:table-cell-properties fo:background-color="#ffc7ce"/>
      <style:text-properties fo:color="#9c0006"/>
    </style:style>
    <style:style style:name="ConditionalStyle_5f_4766" style:display-name="ConditionalStyle_4766" style:family="table-cell" style:parent-style-name="Default">
      <style:table-cell-properties fo:background-color="#ffc7ce"/>
      <style:text-properties fo:color="#9c0006"/>
    </style:style>
    <style:style style:name="ConditionalStyle_5f_4765" style:display-name="ConditionalStyle_4765" style:family="table-cell" style:parent-style-name="Default">
      <style:table-cell-properties fo:background-color="#ffc7ce"/>
      <style:text-properties fo:color="#9c0006"/>
    </style:style>
    <style:style style:name="ConditionalStyle_5f_4764" style:display-name="ConditionalStyle_4764" style:family="table-cell" style:parent-style-name="Default">
      <style:table-cell-properties fo:background-color="#ffc7ce"/>
      <style:text-properties fo:color="#9c0006"/>
    </style:style>
    <style:style style:name="ConditionalStyle_5f_4763" style:display-name="ConditionalStyle_4763" style:family="table-cell" style:parent-style-name="Default">
      <style:table-cell-properties fo:background-color="#ffc7ce"/>
      <style:text-properties fo:color="#9c0006"/>
    </style:style>
    <style:style style:name="ConditionalStyle_5f_3985" style:display-name="ConditionalStyle_3985" style:family="table-cell" style:parent-style-name="Default">
      <style:table-cell-properties fo:background-color="#ffc7ce"/>
      <style:text-properties fo:color="#9c0006"/>
    </style:style>
    <style:style style:name="ConditionalStyle_5f_3984" style:display-name="ConditionalStyle_3984" style:family="table-cell" style:parent-style-name="Default">
      <style:table-cell-properties fo:background-color="#ffc7ce"/>
      <style:text-properties fo:color="#9c0006"/>
    </style:style>
    <style:style style:name="ConditionalStyle_5f_3983" style:display-name="ConditionalStyle_3983" style:family="table-cell" style:parent-style-name="Default">
      <style:table-cell-properties fo:background-color="#ffc7ce"/>
      <style:text-properties fo:color="#9c0006"/>
    </style:style>
    <style:style style:name="ConditionalStyle_5f_3982" style:display-name="ConditionalStyle_3982" style:family="table-cell" style:parent-style-name="Default">
      <style:table-cell-properties fo:background-color="#ffc7ce"/>
      <style:text-properties fo:color="#9c0006"/>
    </style:style>
    <style:style style:name="ConditionalStyle_5f_3981" style:display-name="ConditionalStyle_3981" style:family="table-cell" style:parent-style-name="Default">
      <style:table-cell-properties fo:background-color="#ffc7ce"/>
      <style:text-properties fo:color="#9c0006"/>
    </style:style>
    <style:style style:name="ConditionalStyle_5f_3980" style:display-name="ConditionalStyle_3980" style:family="table-cell" style:parent-style-name="Default">
      <style:table-cell-properties fo:background-color="#ffc7ce"/>
      <style:text-properties fo:color="#9c0006"/>
    </style:style>
    <style:style style:name="ConditionalStyle_5f_3979" style:display-name="ConditionalStyle_3979" style:family="table-cell" style:parent-style-name="Default">
      <style:table-cell-properties fo:background-color="#ffc7ce"/>
      <style:text-properties fo:color="#9c0006"/>
    </style:style>
    <style:style style:name="ConditionalStyle_5f_3978" style:display-name="ConditionalStyle_3978" style:family="table-cell" style:parent-style-name="Default">
      <style:table-cell-properties fo:background-color="#ffc7ce"/>
      <style:text-properties fo:color="#9c0006"/>
    </style:style>
    <style:style style:name="ConditionalStyle_5f_3977" style:display-name="ConditionalStyle_3977" style:family="table-cell" style:parent-style-name="Default">
      <style:table-cell-properties fo:background-color="#ffc7ce"/>
      <style:text-properties fo:color="#9c0006"/>
    </style:style>
    <style:style style:name="ConditionalStyle_5f_3976" style:display-name="ConditionalStyle_3976" style:family="table-cell" style:parent-style-name="Default">
      <style:table-cell-properties fo:background-color="#ffc7ce"/>
      <style:text-properties fo:color="#9c0006"/>
    </style:style>
    <style:style style:name="ConditionalStyle_5f_3975" style:display-name="ConditionalStyle_3975" style:family="table-cell" style:parent-style-name="Default">
      <style:table-cell-properties fo:background-color="#ffc7ce"/>
      <style:text-properties fo:color="#9c0006"/>
    </style:style>
    <style:style style:name="ConditionalStyle_5f_3974" style:display-name="ConditionalStyle_3974" style:family="table-cell" style:parent-style-name="Default">
      <style:table-cell-properties fo:background-color="#ffc7ce"/>
      <style:text-properties fo:color="#9c0006"/>
    </style:style>
    <style:style style:name="ConditionalStyle_5f_3973" style:display-name="ConditionalStyle_3973" style:family="table-cell" style:parent-style-name="Default">
      <style:table-cell-properties fo:background-color="#ffc7ce"/>
      <style:text-properties fo:color="#9c0006"/>
    </style:style>
    <style:style style:name="ConditionalStyle_5f_3972" style:display-name="ConditionalStyle_3972" style:family="table-cell" style:parent-style-name="Default">
      <style:table-cell-properties fo:background-color="#ffc7ce"/>
      <style:text-properties fo:color="#9c0006"/>
    </style:style>
    <style:style style:name="ConditionalStyle_5f_3971" style:display-name="ConditionalStyle_3971" style:family="table-cell" style:parent-style-name="Default">
      <style:table-cell-properties fo:background-color="#ffc7ce"/>
      <style:text-properties fo:color="#9c0006"/>
    </style:style>
    <style:style style:name="ConditionalStyle_5f_3970" style:display-name="ConditionalStyle_3970" style:family="table-cell" style:parent-style-name="Default">
      <style:table-cell-properties fo:background-color="#ffc7ce"/>
      <style:text-properties fo:color="#9c0006"/>
    </style:style>
    <style:style style:name="ConditionalStyle_5f_3969" style:display-name="ConditionalStyle_3969" style:family="table-cell" style:parent-style-name="Default">
      <style:table-cell-properties fo:background-color="#ffc7ce"/>
      <style:text-properties fo:color="#9c0006"/>
    </style:style>
    <style:style style:name="ConditionalStyle_5f_3968" style:display-name="ConditionalStyle_3968" style:family="table-cell" style:parent-style-name="Default">
      <style:table-cell-properties fo:background-color="#ffc7ce"/>
      <style:text-properties fo:color="#9c0006"/>
    </style:style>
    <style:style style:name="ConditionalStyle_5f_3967" style:display-name="ConditionalStyle_3967" style:family="table-cell" style:parent-style-name="Default">
      <style:table-cell-properties fo:background-color="#ffc7ce"/>
      <style:text-properties fo:color="#9c0006"/>
    </style:style>
    <style:style style:name="ConditionalStyle_5f_3966" style:display-name="ConditionalStyle_3966" style:family="table-cell" style:parent-style-name="Default">
      <style:table-cell-properties fo:background-color="#ffc7ce"/>
      <style:text-properties fo:color="#9c0006"/>
    </style:style>
    <style:style style:name="ConditionalStyle_5f_3965" style:display-name="ConditionalStyle_3965" style:family="table-cell" style:parent-style-name="Default">
      <style:table-cell-properties fo:background-color="#ffc7ce"/>
      <style:text-properties fo:color="#9c0006"/>
    </style:style>
    <style:style style:name="ConditionalStyle_5f_3964" style:display-name="ConditionalStyle_3964" style:family="table-cell" style:parent-style-name="Default">
      <style:table-cell-properties fo:background-color="#ffc7ce"/>
      <style:text-properties fo:color="#9c0006"/>
    </style:style>
    <style:style style:name="ConditionalStyle_5f_3963" style:display-name="ConditionalStyle_3963" style:family="table-cell" style:parent-style-name="Default">
      <style:table-cell-properties fo:background-color="#ffc7ce"/>
      <style:text-properties fo:color="#9c0006"/>
    </style:style>
    <style:style style:name="ConditionalStyle_5f_3962" style:display-name="ConditionalStyle_3962" style:family="table-cell" style:parent-style-name="Default">
      <style:table-cell-properties fo:background-color="#ffc7ce"/>
      <style:text-properties fo:color="#9c0006"/>
    </style:style>
    <style:style style:name="ConditionalStyle_5f_3961" style:display-name="ConditionalStyle_3961" style:family="table-cell" style:parent-style-name="Default">
      <style:table-cell-properties fo:background-color="#ffc7ce"/>
      <style:text-properties fo:color="#9c0006"/>
    </style:style>
    <style:style style:name="ConditionalStyle_5f_3960" style:display-name="ConditionalStyle_3960" style:family="table-cell" style:parent-style-name="Default">
      <style:table-cell-properties fo:background-color="#ffc7ce"/>
      <style:text-properties fo:color="#9c0006"/>
    </style:style>
    <style:style style:name="ConditionalStyle_5f_3959" style:display-name="ConditionalStyle_3959" style:family="table-cell" style:parent-style-name="Default">
      <style:table-cell-properties fo:background-color="#ffc7ce"/>
      <style:text-properties fo:color="#9c0006"/>
    </style:style>
    <style:style style:name="ConditionalStyle_5f_3958" style:display-name="ConditionalStyle_3958" style:family="table-cell" style:parent-style-name="Default">
      <style:table-cell-properties fo:background-color="#ffc7ce"/>
      <style:text-properties fo:color="#9c0006"/>
    </style:style>
    <style:style style:name="ConditionalStyle_5f_3957" style:display-name="ConditionalStyle_3957" style:family="table-cell" style:parent-style-name="Default">
      <style:table-cell-properties fo:background-color="#ffc7ce"/>
      <style:text-properties fo:color="#9c0006"/>
    </style:style>
    <style:style style:name="ConditionalStyle_5f_4014" style:display-name="ConditionalStyle_4014" style:family="table-cell" style:parent-style-name="Default">
      <style:table-cell-properties fo:background-color="#ffc7ce"/>
      <style:text-properties fo:color="#9c0006"/>
    </style:style>
    <style:style style:name="ConditionalStyle_5f_4013" style:display-name="ConditionalStyle_4013" style:family="table-cell" style:parent-style-name="Default">
      <style:table-cell-properties fo:background-color="#ffc7ce"/>
      <style:text-properties fo:color="#9c0006"/>
    </style:style>
    <style:style style:name="ConditionalStyle_5f_4012" style:display-name="ConditionalStyle_4012" style:family="table-cell" style:parent-style-name="Default">
      <style:table-cell-properties fo:background-color="#ffc7ce"/>
      <style:text-properties fo:color="#9c0006"/>
    </style:style>
    <style:style style:name="ConditionalStyle_5f_4011" style:display-name="ConditionalStyle_4011" style:family="table-cell" style:parent-style-name="Default">
      <style:table-cell-properties fo:background-color="#ffc7ce"/>
      <style:text-properties fo:color="#9c0006"/>
    </style:style>
    <style:style style:name="ConditionalStyle_5f_4010" style:display-name="ConditionalStyle_4010" style:family="table-cell" style:parent-style-name="Default">
      <style:table-cell-properties fo:background-color="#ffc7ce"/>
      <style:text-properties fo:color="#9c0006"/>
    </style:style>
    <style:style style:name="ConditionalStyle_5f_4009" style:display-name="ConditionalStyle_4009" style:family="table-cell" style:parent-style-name="Default">
      <style:table-cell-properties fo:background-color="#ffc7ce"/>
      <style:text-properties fo:color="#9c0006"/>
    </style:style>
    <style:style style:name="ConditionalStyle_5f_4008" style:display-name="ConditionalStyle_4008" style:family="table-cell" style:parent-style-name="Default">
      <style:table-cell-properties fo:background-color="#ffc7ce"/>
      <style:text-properties fo:color="#9c0006"/>
    </style:style>
    <style:style style:name="ConditionalStyle_5f_4007" style:display-name="ConditionalStyle_4007" style:family="table-cell" style:parent-style-name="Default">
      <style:table-cell-properties fo:background-color="#ffc7ce"/>
      <style:text-properties fo:color="#9c0006"/>
    </style:style>
    <style:style style:name="ConditionalStyle_5f_4006" style:display-name="ConditionalStyle_4006" style:family="table-cell" style:parent-style-name="Default">
      <style:table-cell-properties fo:background-color="#ffc7ce"/>
      <style:text-properties fo:color="#9c0006"/>
    </style:style>
    <style:style style:name="ConditionalStyle_5f_4005" style:display-name="ConditionalStyle_4005" style:family="table-cell" style:parent-style-name="Default">
      <style:table-cell-properties fo:background-color="#ffc7ce"/>
      <style:text-properties fo:color="#9c0006"/>
    </style:style>
    <style:style style:name="ConditionalStyle_5f_4004" style:display-name="ConditionalStyle_4004" style:family="table-cell" style:parent-style-name="Default">
      <style:table-cell-properties fo:background-color="#ffc7ce"/>
      <style:text-properties fo:color="#9c0006"/>
    </style:style>
    <style:style style:name="ConditionalStyle_5f_4003" style:display-name="ConditionalStyle_4003" style:family="table-cell" style:parent-style-name="Default">
      <style:table-cell-properties fo:background-color="#ffc7ce"/>
      <style:text-properties fo:color="#9c0006"/>
    </style:style>
    <style:style style:name="ConditionalStyle_5f_4002" style:display-name="ConditionalStyle_4002" style:family="table-cell" style:parent-style-name="Default">
      <style:table-cell-properties fo:background-color="#ffc7ce"/>
      <style:text-properties fo:color="#9c0006"/>
    </style:style>
    <style:style style:name="ConditionalStyle_5f_4001" style:display-name="ConditionalStyle_4001" style:family="table-cell" style:parent-style-name="Default">
      <style:table-cell-properties fo:background-color="#ffc7ce"/>
      <style:text-properties fo:color="#9c0006"/>
    </style:style>
    <style:style style:name="ConditionalStyle_5f_4000" style:display-name="ConditionalStyle_4000" style:family="table-cell" style:parent-style-name="Default">
      <style:table-cell-properties fo:background-color="#ffc7ce"/>
      <style:text-properties fo:color="#9c0006"/>
    </style:style>
    <style:style style:name="ConditionalStyle_5f_3999" style:display-name="ConditionalStyle_3999" style:family="table-cell" style:parent-style-name="Default">
      <style:table-cell-properties fo:background-color="#ffc7ce"/>
      <style:text-properties fo:color="#9c0006"/>
    </style:style>
    <style:style style:name="ConditionalStyle_5f_3998" style:display-name="ConditionalStyle_3998" style:family="table-cell" style:parent-style-name="Default">
      <style:table-cell-properties fo:background-color="#ffc7ce"/>
      <style:text-properties fo:color="#9c0006"/>
    </style:style>
    <style:style style:name="ConditionalStyle_5f_3997" style:display-name="ConditionalStyle_3997" style:family="table-cell" style:parent-style-name="Default">
      <style:table-cell-properties fo:background-color="#ffc7ce"/>
      <style:text-properties fo:color="#9c0006"/>
    </style:style>
    <style:style style:name="ConditionalStyle_5f_3996" style:display-name="ConditionalStyle_3996" style:family="table-cell" style:parent-style-name="Default">
      <style:table-cell-properties fo:background-color="#ffc7ce"/>
      <style:text-properties fo:color="#9c0006"/>
    </style:style>
    <style:style style:name="ConditionalStyle_5f_3995" style:display-name="ConditionalStyle_3995" style:family="table-cell" style:parent-style-name="Default">
      <style:table-cell-properties fo:background-color="#ffc7ce"/>
      <style:text-properties fo:color="#9c0006"/>
    </style:style>
    <style:style style:name="ConditionalStyle_5f_3994" style:display-name="ConditionalStyle_3994" style:family="table-cell" style:parent-style-name="Default">
      <style:table-cell-properties fo:background-color="#ffc7ce"/>
      <style:text-properties fo:color="#9c0006"/>
    </style:style>
    <style:style style:name="ConditionalStyle_5f_3993" style:display-name="ConditionalStyle_3993" style:family="table-cell" style:parent-style-name="Default">
      <style:table-cell-properties fo:background-color="#ffc7ce"/>
      <style:text-properties fo:color="#9c0006"/>
    </style:style>
    <style:style style:name="ConditionalStyle_5f_3992" style:display-name="ConditionalStyle_3992" style:family="table-cell" style:parent-style-name="Default">
      <style:table-cell-properties fo:background-color="#ffc7ce"/>
      <style:text-properties fo:color="#9c0006"/>
    </style:style>
    <style:style style:name="ConditionalStyle_5f_3991" style:display-name="ConditionalStyle_3991" style:family="table-cell" style:parent-style-name="Default">
      <style:table-cell-properties fo:background-color="#ffc7ce"/>
      <style:text-properties fo:color="#9c0006"/>
    </style:style>
    <style:style style:name="ConditionalStyle_5f_3990" style:display-name="ConditionalStyle_3990" style:family="table-cell" style:parent-style-name="Default">
      <style:table-cell-properties fo:background-color="#ffc7ce"/>
      <style:text-properties fo:color="#9c0006"/>
    </style:style>
    <style:style style:name="ConditionalStyle_5f_3989" style:display-name="ConditionalStyle_3989" style:family="table-cell" style:parent-style-name="Default">
      <style:table-cell-properties fo:background-color="#ffc7ce"/>
      <style:text-properties fo:color="#9c0006"/>
    </style:style>
    <style:style style:name="ConditionalStyle_5f_3988" style:display-name="ConditionalStyle_3988" style:family="table-cell" style:parent-style-name="Default">
      <style:table-cell-properties fo:background-color="#ffc7ce"/>
      <style:text-properties fo:color="#9c0006"/>
    </style:style>
    <style:style style:name="ConditionalStyle_5f_3987" style:display-name="ConditionalStyle_3987" style:family="table-cell" style:parent-style-name="Default">
      <style:table-cell-properties fo:background-color="#ffc7ce"/>
      <style:text-properties fo:color="#9c0006"/>
    </style:style>
    <style:style style:name="ConditionalStyle_5f_3986" style:display-name="ConditionalStyle_3986" style:family="table-cell" style:parent-style-name="Default">
      <style:table-cell-properties fo:background-color="#ffc7ce"/>
      <style:text-properties fo:color="#9c0006"/>
    </style:style>
    <style:style style:name="ConditionalStyle_5f_4206" style:display-name="ConditionalStyle_4206" style:family="table-cell" style:parent-style-name="Default">
      <style:table-cell-properties fo:background-color="#ffc7ce"/>
      <style:text-properties fo:color="#9c0006"/>
    </style:style>
    <style:style style:name="ConditionalStyle_5f_4205" style:display-name="ConditionalStyle_4205" style:family="table-cell" style:parent-style-name="Default">
      <style:table-cell-properties fo:background-color="#ffc7ce"/>
      <style:text-properties fo:color="#9c0006"/>
    </style:style>
    <style:style style:name="ConditionalStyle_5f_4204" style:display-name="ConditionalStyle_4204" style:family="table-cell" style:parent-style-name="Default">
      <style:table-cell-properties fo:background-color="#ffc7ce"/>
      <style:text-properties fo:color="#9c0006"/>
    </style:style>
    <style:style style:name="ConditionalStyle_5f_4203" style:display-name="ConditionalStyle_4203" style:family="table-cell" style:parent-style-name="Default">
      <style:table-cell-properties fo:background-color="#ffc7ce"/>
      <style:text-properties fo:color="#9c0006"/>
    </style:style>
    <style:style style:name="ConditionalStyle_5f_4202" style:display-name="ConditionalStyle_4202" style:family="table-cell" style:parent-style-name="Default">
      <style:table-cell-properties fo:background-color="#ffc7ce"/>
      <style:text-properties fo:color="#9c0006"/>
    </style:style>
    <style:style style:name="ConditionalStyle_5f_4201" style:display-name="ConditionalStyle_4201" style:family="table-cell" style:parent-style-name="Default">
      <style:table-cell-properties fo:background-color="#ffc7ce"/>
      <style:text-properties fo:color="#9c0006"/>
    </style:style>
    <style:style style:name="ConditionalStyle_5f_4200" style:display-name="ConditionalStyle_4200" style:family="table-cell" style:parent-style-name="Default">
      <style:table-cell-properties fo:background-color="#ffc7ce"/>
      <style:text-properties fo:color="#9c0006"/>
    </style:style>
    <style:style style:name="ConditionalStyle_5f_4199" style:display-name="ConditionalStyle_4199" style:family="table-cell" style:parent-style-name="Default">
      <style:table-cell-properties fo:background-color="#ffc7ce"/>
      <style:text-properties fo:color="#9c0006"/>
    </style:style>
    <style:style style:name="ConditionalStyle_5f_4198" style:display-name="ConditionalStyle_4198" style:family="table-cell" style:parent-style-name="Default">
      <style:table-cell-properties fo:background-color="#ffc7ce"/>
      <style:text-properties fo:color="#9c0006"/>
    </style:style>
    <style:style style:name="ConditionalStyle_5f_4197" style:display-name="ConditionalStyle_4197" style:family="table-cell" style:parent-style-name="Default">
      <style:table-cell-properties fo:background-color="#ffc7ce"/>
      <style:text-properties fo:color="#9c0006"/>
    </style:style>
    <style:style style:name="ConditionalStyle_5f_4196" style:display-name="ConditionalStyle_4196" style:family="table-cell" style:parent-style-name="Default">
      <style:table-cell-properties fo:background-color="#ffc7ce"/>
      <style:text-properties fo:color="#9c0006"/>
    </style:style>
    <style:style style:name="ConditionalStyle_5f_4195" style:display-name="ConditionalStyle_4195" style:family="table-cell" style:parent-style-name="Default">
      <style:table-cell-properties fo:background-color="#ffc7ce"/>
      <style:text-properties fo:color="#9c0006"/>
    </style:style>
    <style:style style:name="ConditionalStyle_5f_4194" style:display-name="ConditionalStyle_4194" style:family="table-cell" style:parent-style-name="Default">
      <style:table-cell-properties fo:background-color="#ffc7ce"/>
      <style:text-properties fo:color="#9c0006"/>
    </style:style>
    <style:style style:name="ConditionalStyle_5f_4193" style:display-name="ConditionalStyle_4193" style:family="table-cell" style:parent-style-name="Default">
      <style:table-cell-properties fo:background-color="#ffc7ce"/>
      <style:text-properties fo:color="#9c0006"/>
    </style:style>
    <style:style style:name="ConditionalStyle_5f_4192" style:display-name="ConditionalStyle_4192" style:family="table-cell" style:parent-style-name="Default">
      <style:table-cell-properties fo:background-color="#ffc7ce"/>
      <style:text-properties fo:color="#9c0006"/>
    </style:style>
    <style:style style:name="ConditionalStyle_5f_4191" style:display-name="ConditionalStyle_4191" style:family="table-cell" style:parent-style-name="Default">
      <style:table-cell-properties fo:background-color="#ffc7ce"/>
      <style:text-properties fo:color="#9c0006"/>
    </style:style>
    <style:style style:name="ConditionalStyle_5f_4190" style:display-name="ConditionalStyle_4190" style:family="table-cell" style:parent-style-name="Default">
      <style:table-cell-properties fo:background-color="#ffc7ce"/>
      <style:text-properties fo:color="#9c0006"/>
    </style:style>
    <style:style style:name="ConditionalStyle_5f_4189" style:display-name="ConditionalStyle_4189" style:family="table-cell" style:parent-style-name="Default">
      <style:table-cell-properties fo:background-color="#ffc7ce"/>
      <style:text-properties fo:color="#9c0006"/>
    </style:style>
    <style:style style:name="ConditionalStyle_5f_4188" style:display-name="ConditionalStyle_4188" style:family="table-cell" style:parent-style-name="Default">
      <style:table-cell-properties fo:background-color="#ffc7ce"/>
      <style:text-properties fo:color="#9c0006"/>
    </style:style>
    <style:style style:name="ConditionalStyle_5f_4187" style:display-name="ConditionalStyle_4187" style:family="table-cell" style:parent-style-name="Default">
      <style:table-cell-properties fo:background-color="#ffc7ce"/>
      <style:text-properties fo:color="#9c0006"/>
    </style:style>
    <style:style style:name="ConditionalStyle_5f_4186" style:display-name="ConditionalStyle_4186" style:family="table-cell" style:parent-style-name="Default">
      <style:table-cell-properties fo:background-color="#ffc7ce"/>
      <style:text-properties fo:color="#9c0006"/>
    </style:style>
    <style:style style:name="ConditionalStyle_5f_4185" style:display-name="ConditionalStyle_4185" style:family="table-cell" style:parent-style-name="Default">
      <style:table-cell-properties fo:background-color="#ffc7ce"/>
      <style:text-properties fo:color="#9c0006"/>
    </style:style>
    <style:style style:name="ConditionalStyle_5f_4184" style:display-name="ConditionalStyle_4184" style:family="table-cell" style:parent-style-name="Default">
      <style:table-cell-properties fo:background-color="#ffc7ce"/>
      <style:text-properties fo:color="#9c0006"/>
    </style:style>
    <style:style style:name="ConditionalStyle_5f_4183" style:display-name="ConditionalStyle_4183" style:family="table-cell" style:parent-style-name="Default">
      <style:table-cell-properties fo:background-color="#ffc7ce"/>
      <style:text-properties fo:color="#9c0006"/>
    </style:style>
    <style:style style:name="ConditionalStyle_5f_4182" style:display-name="ConditionalStyle_4182" style:family="table-cell" style:parent-style-name="Default">
      <style:table-cell-properties fo:background-color="#ffc7ce"/>
      <style:text-properties fo:color="#9c0006"/>
    </style:style>
    <style:style style:name="ConditionalStyle_5f_4181" style:display-name="ConditionalStyle_4181" style:family="table-cell" style:parent-style-name="Default">
      <style:table-cell-properties fo:background-color="#ffc7ce"/>
      <style:text-properties fo:color="#9c0006"/>
    </style:style>
    <style:style style:name="ConditionalStyle_5f_4180" style:display-name="ConditionalStyle_4180" style:family="table-cell" style:parent-style-name="Default">
      <style:table-cell-properties fo:background-color="#ffc7ce"/>
      <style:text-properties fo:color="#9c0006"/>
    </style:style>
    <style:style style:name="ConditionalStyle_5f_4179" style:display-name="ConditionalStyle_4179" style:family="table-cell" style:parent-style-name="Default">
      <style:table-cell-properties fo:background-color="#ffc7ce"/>
      <style:text-properties fo:color="#9c0006"/>
    </style:style>
    <style:style style:name="ConditionalStyle_5f_4178" style:display-name="ConditionalStyle_4178" style:family="table-cell" style:parent-style-name="Default">
      <style:table-cell-properties fo:background-color="#ffc7ce"/>
      <style:text-properties fo:color="#9c0006"/>
    </style:style>
    <style:style style:name="ConditionalStyle_5f_3956" style:display-name="ConditionalStyle_3956" style:family="table-cell" style:parent-style-name="Default">
      <style:table-cell-properties fo:background-color="#ffc7ce"/>
      <style:text-properties fo:color="#9c0006"/>
    </style:style>
    <style:style style:name="ConditionalStyle_5f_3955" style:display-name="ConditionalStyle_3955" style:family="table-cell" style:parent-style-name="Default">
      <style:table-cell-properties fo:background-color="#ffc7ce"/>
      <style:text-properties fo:color="#9c0006"/>
    </style:style>
    <style:style style:name="ConditionalStyle_5f_3954" style:display-name="ConditionalStyle_3954" style:family="table-cell" style:parent-style-name="Default">
      <style:table-cell-properties fo:background-color="#ffc7ce"/>
      <style:text-properties fo:color="#9c0006"/>
    </style:style>
    <style:style style:name="ConditionalStyle_5f_3953" style:display-name="ConditionalStyle_3953" style:family="table-cell" style:parent-style-name="Default">
      <style:table-cell-properties fo:background-color="#ffc7ce"/>
      <style:text-properties fo:color="#9c0006"/>
    </style:style>
    <style:style style:name="ConditionalStyle_5f_3952" style:display-name="ConditionalStyle_3952" style:family="table-cell" style:parent-style-name="Default">
      <style:table-cell-properties fo:background-color="#ffc7ce"/>
      <style:text-properties fo:color="#9c0006"/>
    </style:style>
    <style:style style:name="ConditionalStyle_5f_3951" style:display-name="ConditionalStyle_3951" style:family="table-cell" style:parent-style-name="Default">
      <style:table-cell-properties fo:background-color="#ffc7ce"/>
      <style:text-properties fo:color="#9c0006"/>
    </style:style>
    <style:style style:name="ConditionalStyle_5f_3950" style:display-name="ConditionalStyle_3950" style:family="table-cell" style:parent-style-name="Default">
      <style:table-cell-properties fo:background-color="#ffc7ce"/>
      <style:text-properties fo:color="#9c0006"/>
    </style:style>
    <style:style style:name="ConditionalStyle_5f_3949" style:display-name="ConditionalStyle_3949" style:family="table-cell" style:parent-style-name="Default">
      <style:table-cell-properties fo:background-color="#ffc7ce"/>
      <style:text-properties fo:color="#9c0006"/>
    </style:style>
    <style:style style:name="ConditionalStyle_5f_3948" style:display-name="ConditionalStyle_3948" style:family="table-cell" style:parent-style-name="Default">
      <style:table-cell-properties fo:background-color="#ffc7ce"/>
      <style:text-properties fo:color="#9c0006"/>
    </style:style>
    <style:style style:name="ConditionalStyle_5f_3947" style:display-name="ConditionalStyle_3947" style:family="table-cell" style:parent-style-name="Default">
      <style:table-cell-properties fo:background-color="#ffc7ce"/>
      <style:text-properties fo:color="#9c0006"/>
    </style:style>
    <style:style style:name="ConditionalStyle_5f_3946" style:display-name="ConditionalStyle_3946" style:family="table-cell" style:parent-style-name="Default">
      <style:table-cell-properties fo:background-color="#ffc7ce"/>
      <style:text-properties fo:color="#9c0006"/>
    </style:style>
    <style:style style:name="ConditionalStyle_5f_3945" style:display-name="ConditionalStyle_3945" style:family="table-cell" style:parent-style-name="Default">
      <style:table-cell-properties fo:background-color="#ffc7ce"/>
      <style:text-properties fo:color="#9c0006"/>
    </style:style>
    <style:style style:name="ConditionalStyle_5f_3944" style:display-name="ConditionalStyle_3944" style:family="table-cell" style:parent-style-name="Default">
      <style:table-cell-properties fo:background-color="#ffc7ce"/>
      <style:text-properties fo:color="#9c0006"/>
    </style:style>
    <style:style style:name="ConditionalStyle_5f_3943" style:display-name="ConditionalStyle_3943" style:family="table-cell" style:parent-style-name="Default">
      <style:table-cell-properties fo:background-color="#ffc7ce"/>
      <style:text-properties fo:color="#9c0006"/>
    </style:style>
    <style:style style:name="ConditionalStyle_5f_3942" style:display-name="ConditionalStyle_3942" style:family="table-cell" style:parent-style-name="Default">
      <style:table-cell-properties fo:background-color="#ffc7ce"/>
      <style:text-properties fo:color="#9c0006"/>
    </style:style>
    <style:style style:name="ConditionalStyle_5f_3941" style:display-name="ConditionalStyle_3941" style:family="table-cell" style:parent-style-name="Default">
      <style:table-cell-properties fo:background-color="#ffc7ce"/>
      <style:text-properties fo:color="#9c0006"/>
    </style:style>
    <style:style style:name="ConditionalStyle_5f_3940" style:display-name="ConditionalStyle_3940" style:family="table-cell" style:parent-style-name="Default">
      <style:table-cell-properties fo:background-color="#ffc7ce"/>
      <style:text-properties fo:color="#9c0006"/>
    </style:style>
    <style:style style:name="ConditionalStyle_5f_3939" style:display-name="ConditionalStyle_3939" style:family="table-cell" style:parent-style-name="Default">
      <style:table-cell-properties fo:background-color="#ffc7ce"/>
      <style:text-properties fo:color="#9c0006"/>
    </style:style>
    <style:style style:name="ConditionalStyle_5f_3938" style:display-name="ConditionalStyle_3938" style:family="table-cell" style:parent-style-name="Default">
      <style:table-cell-properties fo:background-color="#ffc7ce"/>
      <style:text-properties fo:color="#9c0006"/>
    </style:style>
    <style:style style:name="ConditionalStyle_5f_3937" style:display-name="ConditionalStyle_3937" style:family="table-cell" style:parent-style-name="Default">
      <style:table-cell-properties fo:background-color="#ffc7ce"/>
      <style:text-properties fo:color="#9c0006"/>
    </style:style>
    <style:style style:name="ConditionalStyle_5f_3936" style:display-name="ConditionalStyle_3936" style:family="table-cell" style:parent-style-name="Default">
      <style:table-cell-properties fo:background-color="#ffc7ce"/>
      <style:text-properties fo:color="#9c0006"/>
    </style:style>
    <style:style style:name="ConditionalStyle_5f_3935" style:display-name="ConditionalStyle_3935" style:family="table-cell" style:parent-style-name="Default">
      <style:table-cell-properties fo:background-color="#ffc7ce"/>
      <style:text-properties fo:color="#9c0006"/>
    </style:style>
    <style:style style:name="ConditionalStyle_5f_3934" style:display-name="ConditionalStyle_3934" style:family="table-cell" style:parent-style-name="Default">
      <style:table-cell-properties fo:background-color="#ffc7ce"/>
      <style:text-properties fo:color="#9c0006"/>
    </style:style>
    <style:style style:name="ConditionalStyle_5f_3933" style:display-name="ConditionalStyle_3933" style:family="table-cell" style:parent-style-name="Default">
      <style:table-cell-properties fo:background-color="#ffc7ce"/>
      <style:text-properties fo:color="#9c0006"/>
    </style:style>
    <style:style style:name="ConditionalStyle_5f_3932" style:display-name="ConditionalStyle_3932" style:family="table-cell" style:parent-style-name="Default">
      <style:table-cell-properties fo:background-color="#ffc7ce"/>
      <style:text-properties fo:color="#9c0006"/>
    </style:style>
    <style:style style:name="ConditionalStyle_5f_3931" style:display-name="ConditionalStyle_3931" style:family="table-cell" style:parent-style-name="Default">
      <style:table-cell-properties fo:background-color="#ffc7ce"/>
      <style:text-properties fo:color="#9c0006"/>
    </style:style>
    <style:style style:name="ConditionalStyle_5f_3930" style:display-name="ConditionalStyle_3930" style:family="table-cell" style:parent-style-name="Default">
      <style:table-cell-properties fo:background-color="#ffc7ce"/>
      <style:text-properties fo:color="#9c0006"/>
    </style:style>
    <style:style style:name="ConditionalStyle_5f_3929" style:display-name="ConditionalStyle_3929" style:family="table-cell" style:parent-style-name="Default">
      <style:table-cell-properties fo:background-color="#ffc7ce"/>
      <style:text-properties fo:color="#9c0006"/>
    </style:style>
    <style:style style:name="ConditionalStyle_5f_3928" style:display-name="ConditionalStyle_3928" style:family="table-cell" style:parent-style-name="Default">
      <style:table-cell-properties fo:background-color="#ffc7ce"/>
      <style:text-properties fo:color="#9c0006"/>
    </style:style>
    <style:style style:name="ConditionalStyle_5f_3927" style:display-name="ConditionalStyle_3927" style:family="table-cell" style:parent-style-name="Default">
      <style:table-cell-properties fo:background-color="#ffc7ce"/>
      <style:text-properties fo:color="#9c0006"/>
    </style:style>
    <style:style style:name="ConditionalStyle_5f_3926" style:display-name="ConditionalStyle_3926" style:family="table-cell" style:parent-style-name="Default">
      <style:table-cell-properties fo:background-color="#ffc7ce"/>
      <style:text-properties fo:color="#9c0006"/>
    </style:style>
    <style:style style:name="ConditionalStyle_5f_3925" style:display-name="ConditionalStyle_3925" style:family="table-cell" style:parent-style-name="Default">
      <style:table-cell-properties fo:background-color="#ffc7ce"/>
      <style:text-properties fo:color="#9c0006"/>
    </style:style>
    <style:style style:name="ConditionalStyle_5f_3924" style:display-name="ConditionalStyle_3924" style:family="table-cell" style:parent-style-name="Default">
      <style:table-cell-properties fo:background-color="#ffc7ce"/>
      <style:text-properties fo:color="#9c0006"/>
    </style:style>
    <style:style style:name="ConditionalStyle_5f_3923" style:display-name="ConditionalStyle_3923" style:family="table-cell" style:parent-style-name="Default">
      <style:table-cell-properties fo:background-color="#ffc7ce"/>
      <style:text-properties fo:color="#9c0006"/>
    </style:style>
    <style:style style:name="ConditionalStyle_5f_3922" style:display-name="ConditionalStyle_3922" style:family="table-cell" style:parent-style-name="Default">
      <style:table-cell-properties fo:background-color="#ffc7ce"/>
      <style:text-properties fo:color="#9c0006"/>
    </style:style>
    <style:style style:name="ConditionalStyle_5f_3921" style:display-name="ConditionalStyle_3921" style:family="table-cell" style:parent-style-name="Default">
      <style:table-cell-properties fo:background-color="#ffc7ce"/>
      <style:text-properties fo:color="#9c0006"/>
    </style:style>
    <style:style style:name="ConditionalStyle_5f_3920" style:display-name="ConditionalStyle_3920" style:family="table-cell" style:parent-style-name="Default">
      <style:table-cell-properties fo:background-color="#ffc7ce"/>
      <style:text-properties fo:color="#9c0006"/>
    </style:style>
    <style:style style:name="ConditionalStyle_5f_3919" style:display-name="ConditionalStyle_3919" style:family="table-cell" style:parent-style-name="Default">
      <style:table-cell-properties fo:background-color="#ffc7ce"/>
      <style:text-properties fo:color="#9c0006"/>
    </style:style>
    <style:style style:name="ConditionalStyle_5f_3918" style:display-name="ConditionalStyle_3918" style:family="table-cell" style:parent-style-name="Default">
      <style:table-cell-properties fo:background-color="#ffc7ce"/>
      <style:text-properties fo:color="#9c0006"/>
    </style:style>
    <style:style style:name="ConditionalStyle_5f_3917" style:display-name="ConditionalStyle_3917" style:family="table-cell" style:parent-style-name="Default">
      <style:table-cell-properties fo:background-color="#ffc7ce"/>
      <style:text-properties fo:color="#9c0006"/>
    </style:style>
    <style:style style:name="ConditionalStyle_5f_3916" style:display-name="ConditionalStyle_3916" style:family="table-cell" style:parent-style-name="Default">
      <style:table-cell-properties fo:background-color="#ffc7ce"/>
      <style:text-properties fo:color="#9c0006"/>
    </style:style>
    <style:style style:name="ConditionalStyle_5f_3915" style:display-name="ConditionalStyle_3915" style:family="table-cell" style:parent-style-name="Default">
      <style:table-cell-properties fo:background-color="#ffc7ce"/>
      <style:text-properties fo:color="#9c0006"/>
    </style:style>
    <style:style style:name="ConditionalStyle_5f_3914" style:display-name="ConditionalStyle_3914" style:family="table-cell" style:parent-style-name="Default">
      <style:table-cell-properties fo:background-color="#ffc7ce"/>
      <style:text-properties fo:color="#9c0006"/>
    </style:style>
    <style:style style:name="ConditionalStyle_5f_3913" style:display-name="ConditionalStyle_3913" style:family="table-cell" style:parent-style-name="Default">
      <style:table-cell-properties fo:background-color="#ffc7ce"/>
      <style:text-properties fo:color="#9c0006"/>
    </style:style>
    <style:style style:name="ConditionalStyle_5f_3912" style:display-name="ConditionalStyle_3912" style:family="table-cell" style:parent-style-name="Default">
      <style:table-cell-properties fo:background-color="#ffc7ce"/>
      <style:text-properties fo:color="#9c0006"/>
    </style:style>
    <style:style style:name="ConditionalStyle_5f_3911" style:display-name="ConditionalStyle_3911" style:family="table-cell" style:parent-style-name="Default">
      <style:table-cell-properties fo:background-color="#ffc7ce"/>
      <style:text-properties fo:color="#9c0006"/>
    </style:style>
    <style:style style:name="ConditionalStyle_5f_3910" style:display-name="ConditionalStyle_3910" style:family="table-cell" style:parent-style-name="Default">
      <style:table-cell-properties fo:background-color="#ffc7ce"/>
      <style:text-properties fo:color="#9c0006"/>
    </style:style>
    <style:style style:name="ConditionalStyle_5f_3909" style:display-name="ConditionalStyle_3909" style:family="table-cell" style:parent-style-name="Default">
      <style:table-cell-properties fo:background-color="#ffc7ce"/>
      <style:text-properties fo:color="#9c0006"/>
    </style:style>
    <style:style style:name="ConditionalStyle_5f_3908" style:display-name="ConditionalStyle_3908" style:family="table-cell" style:parent-style-name="Default">
      <style:table-cell-properties fo:background-color="#ffc7ce"/>
      <style:text-properties fo:color="#9c0006"/>
    </style:style>
    <style:style style:name="ConditionalStyle_5f_3907" style:display-name="ConditionalStyle_3907" style:family="table-cell" style:parent-style-name="Default">
      <style:table-cell-properties fo:background-color="#ffc7ce"/>
      <style:text-properties fo:color="#9c0006"/>
    </style:style>
    <style:style style:name="ConditionalStyle_5f_3906" style:display-name="ConditionalStyle_3906" style:family="table-cell" style:parent-style-name="Default">
      <style:table-cell-properties fo:background-color="#ffc7ce"/>
      <style:text-properties fo:color="#9c0006"/>
    </style:style>
    <style:style style:name="ConditionalStyle_5f_3905" style:display-name="ConditionalStyle_3905" style:family="table-cell" style:parent-style-name="Default">
      <style:table-cell-properties fo:background-color="#ffc7ce"/>
      <style:text-properties fo:color="#9c0006"/>
    </style:style>
    <style:style style:name="ConditionalStyle_5f_3904" style:display-name="ConditionalStyle_3904" style:family="table-cell" style:parent-style-name="Default">
      <style:table-cell-properties fo:background-color="#ffc7ce"/>
      <style:text-properties fo:color="#9c0006"/>
    </style:style>
    <style:style style:name="ConditionalStyle_5f_3903" style:display-name="ConditionalStyle_3903" style:family="table-cell" style:parent-style-name="Default">
      <style:table-cell-properties fo:background-color="#ffc7ce"/>
      <style:text-properties fo:color="#9c0006"/>
    </style:style>
    <style:style style:name="ConditionalStyle_5f_3902" style:display-name="ConditionalStyle_3902" style:family="table-cell" style:parent-style-name="Default">
      <style:table-cell-properties fo:background-color="#ffc7ce"/>
      <style:text-properties fo:color="#9c0006"/>
    </style:style>
    <style:style style:name="ConditionalStyle_5f_3901" style:display-name="ConditionalStyle_3901" style:family="table-cell" style:parent-style-name="Default">
      <style:table-cell-properties fo:background-color="#ffc7ce"/>
      <style:text-properties fo:color="#9c0006"/>
    </style:style>
    <style:style style:name="ConditionalStyle_5f_3900" style:display-name="ConditionalStyle_3900" style:family="table-cell" style:parent-style-name="Default">
      <style:table-cell-properties fo:background-color="#ffc7ce"/>
      <style:text-properties fo:color="#9c0006"/>
    </style:style>
    <style:style style:name="ConditionalStyle_5f_3899" style:display-name="ConditionalStyle_3899" style:family="table-cell" style:parent-style-name="Default">
      <style:table-cell-properties fo:background-color="#ffc7ce"/>
      <style:text-properties fo:color="#9c0006"/>
    </style:style>
    <style:style style:name="ConditionalStyle_5f_3869" style:display-name="ConditionalStyle_3869" style:family="table-cell" style:parent-style-name="Default">
      <style:table-cell-properties fo:background-color="#ffc7ce"/>
      <style:text-properties fo:color="#9c0006"/>
    </style:style>
    <style:style style:name="ConditionalStyle_5f_3868" style:display-name="ConditionalStyle_3868" style:family="table-cell" style:parent-style-name="Default">
      <style:table-cell-properties fo:background-color="#ffc7ce"/>
      <style:text-properties fo:color="#9c0006"/>
    </style:style>
    <style:style style:name="ConditionalStyle_5f_3867" style:display-name="ConditionalStyle_3867" style:family="table-cell" style:parent-style-name="Default">
      <style:table-cell-properties fo:background-color="#ffc7ce"/>
      <style:text-properties fo:color="#9c0006"/>
    </style:style>
    <style:style style:name="ConditionalStyle_5f_3866" style:display-name="ConditionalStyle_3866" style:family="table-cell" style:parent-style-name="Default">
      <style:table-cell-properties fo:background-color="#ffc7ce"/>
      <style:text-properties fo:color="#9c0006"/>
    </style:style>
    <style:style style:name="ConditionalStyle_5f_3865" style:display-name="ConditionalStyle_3865" style:family="table-cell" style:parent-style-name="Default">
      <style:table-cell-properties fo:background-color="#ffc7ce"/>
      <style:text-properties fo:color="#9c0006"/>
    </style:style>
    <style:style style:name="ConditionalStyle_5f_3864" style:display-name="ConditionalStyle_3864" style:family="table-cell" style:parent-style-name="Default">
      <style:table-cell-properties fo:background-color="#ffc7ce"/>
      <style:text-properties fo:color="#9c0006"/>
    </style:style>
    <style:style style:name="ConditionalStyle_5f_3863" style:display-name="ConditionalStyle_3863" style:family="table-cell" style:parent-style-name="Default">
      <style:table-cell-properties fo:background-color="#ffc7ce"/>
      <style:text-properties fo:color="#9c0006"/>
    </style:style>
    <style:style style:name="ConditionalStyle_5f_3862" style:display-name="ConditionalStyle_3862" style:family="table-cell" style:parent-style-name="Default">
      <style:table-cell-properties fo:background-color="#ffc7ce"/>
      <style:text-properties fo:color="#9c0006"/>
    </style:style>
    <style:style style:name="ConditionalStyle_5f_3861" style:display-name="ConditionalStyle_3861" style:family="table-cell" style:parent-style-name="Default">
      <style:table-cell-properties fo:background-color="#ffc7ce"/>
      <style:text-properties fo:color="#9c0006"/>
    </style:style>
    <style:style style:name="ConditionalStyle_5f_3860" style:display-name="ConditionalStyle_3860" style:family="table-cell" style:parent-style-name="Default">
      <style:table-cell-properties fo:background-color="#ffc7ce"/>
      <style:text-properties fo:color="#9c0006"/>
    </style:style>
    <style:style style:name="ConditionalStyle_5f_3859" style:display-name="ConditionalStyle_3859" style:family="table-cell" style:parent-style-name="Default">
      <style:table-cell-properties fo:background-color="#ffc7ce"/>
      <style:text-properties fo:color="#9c0006"/>
    </style:style>
    <style:style style:name="ConditionalStyle_5f_3858" style:display-name="ConditionalStyle_3858" style:family="table-cell" style:parent-style-name="Default">
      <style:table-cell-properties fo:background-color="#ffc7ce"/>
      <style:text-properties fo:color="#9c0006"/>
    </style:style>
    <style:style style:name="ConditionalStyle_5f_3857" style:display-name="ConditionalStyle_3857" style:family="table-cell" style:parent-style-name="Default">
      <style:table-cell-properties fo:background-color="#ffc7ce"/>
      <style:text-properties fo:color="#9c0006"/>
    </style:style>
    <style:style style:name="ConditionalStyle_5f_3856" style:display-name="ConditionalStyle_3856" style:family="table-cell" style:parent-style-name="Default">
      <style:table-cell-properties fo:background-color="#ffc7ce"/>
      <style:text-properties fo:color="#9c0006"/>
    </style:style>
    <style:style style:name="ConditionalStyle_5f_3855" style:display-name="ConditionalStyle_3855" style:family="table-cell" style:parent-style-name="Default">
      <style:table-cell-properties fo:background-color="#ffc7ce"/>
      <style:text-properties fo:color="#9c0006"/>
    </style:style>
    <style:style style:name="ConditionalStyle_5f_3854" style:display-name="ConditionalStyle_3854" style:family="table-cell" style:parent-style-name="Default">
      <style:table-cell-properties fo:background-color="#ffc7ce"/>
      <style:text-properties fo:color="#9c0006"/>
    </style:style>
    <style:style style:name="ConditionalStyle_5f_3853" style:display-name="ConditionalStyle_3853" style:family="table-cell" style:parent-style-name="Default">
      <style:table-cell-properties fo:background-color="#ffc7ce"/>
      <style:text-properties fo:color="#9c0006"/>
    </style:style>
    <style:style style:name="ConditionalStyle_5f_3852" style:display-name="ConditionalStyle_3852" style:family="table-cell" style:parent-style-name="Default">
      <style:table-cell-properties fo:background-color="#ffc7ce"/>
      <style:text-properties fo:color="#9c0006"/>
    </style:style>
    <style:style style:name="ConditionalStyle_5f_3851" style:display-name="ConditionalStyle_3851" style:family="table-cell" style:parent-style-name="Default">
      <style:table-cell-properties fo:background-color="#ffc7ce"/>
      <style:text-properties fo:color="#9c0006"/>
    </style:style>
    <style:style style:name="ConditionalStyle_5f_3850" style:display-name="ConditionalStyle_3850" style:family="table-cell" style:parent-style-name="Default">
      <style:table-cell-properties fo:background-color="#ffc7ce"/>
      <style:text-properties fo:color="#9c0006"/>
    </style:style>
    <style:style style:name="ConditionalStyle_5f_3849" style:display-name="ConditionalStyle_3849" style:family="table-cell" style:parent-style-name="Default">
      <style:table-cell-properties fo:background-color="#ffc7ce"/>
      <style:text-properties fo:color="#9c0006"/>
    </style:style>
    <style:style style:name="ConditionalStyle_5f_3848" style:display-name="ConditionalStyle_3848" style:family="table-cell" style:parent-style-name="Default">
      <style:table-cell-properties fo:background-color="#ffc7ce"/>
      <style:text-properties fo:color="#9c0006"/>
    </style:style>
    <style:style style:name="ConditionalStyle_5f_3847" style:display-name="ConditionalStyle_3847" style:family="table-cell" style:parent-style-name="Default">
      <style:table-cell-properties fo:background-color="#ffc7ce"/>
      <style:text-properties fo:color="#9c0006"/>
    </style:style>
    <style:style style:name="ConditionalStyle_5f_3846" style:display-name="ConditionalStyle_3846" style:family="table-cell" style:parent-style-name="Default">
      <style:table-cell-properties fo:background-color="#ffc7ce"/>
      <style:text-properties fo:color="#9c0006"/>
    </style:style>
    <style:style style:name="ConditionalStyle_5f_3845" style:display-name="ConditionalStyle_3845" style:family="table-cell" style:parent-style-name="Default">
      <style:table-cell-properties fo:background-color="#ffc7ce"/>
      <style:text-properties fo:color="#9c0006"/>
    </style:style>
    <style:style style:name="ConditionalStyle_5f_3844" style:display-name="ConditionalStyle_3844" style:family="table-cell" style:parent-style-name="Default">
      <style:table-cell-properties fo:background-color="#ffc7ce"/>
      <style:text-properties fo:color="#9c0006"/>
    </style:style>
    <style:style style:name="ConditionalStyle_5f_3843" style:display-name="ConditionalStyle_3843" style:family="table-cell" style:parent-style-name="Default">
      <style:table-cell-properties fo:background-color="#ffc7ce"/>
      <style:text-properties fo:color="#9c0006"/>
    </style:style>
    <style:style style:name="ConditionalStyle_5f_3842" style:display-name="ConditionalStyle_3842" style:family="table-cell" style:parent-style-name="Default">
      <style:table-cell-properties fo:background-color="#ffc7ce"/>
      <style:text-properties fo:color="#9c0006"/>
    </style:style>
    <style:style style:name="ConditionalStyle_5f_3841" style:display-name="ConditionalStyle_3841" style:family="table-cell" style:parent-style-name="Default">
      <style:table-cell-properties fo:background-color="#ffc7ce"/>
      <style:text-properties fo:color="#9c0006"/>
    </style:style>
    <style:style style:name="ConditionalStyle_5f_3840" style:display-name="ConditionalStyle_3840" style:family="table-cell" style:parent-style-name="Default">
      <style:table-cell-properties fo:background-color="#ffc7ce"/>
      <style:text-properties fo:color="#9c0006"/>
    </style:style>
    <style:style style:name="ConditionalStyle_5f_3839" style:display-name="ConditionalStyle_3839" style:family="table-cell" style:parent-style-name="Default">
      <style:table-cell-properties fo:background-color="#ffc7ce"/>
      <style:text-properties fo:color="#9c0006"/>
    </style:style>
    <style:style style:name="ConditionalStyle_5f_3838" style:display-name="ConditionalStyle_3838" style:family="table-cell" style:parent-style-name="Default">
      <style:table-cell-properties fo:background-color="#ffc7ce"/>
      <style:text-properties fo:color="#9c0006"/>
    </style:style>
    <style:style style:name="ConditionalStyle_5f_3837" style:display-name="ConditionalStyle_3837" style:family="table-cell" style:parent-style-name="Default">
      <style:table-cell-properties fo:background-color="#ffc7ce"/>
      <style:text-properties fo:color="#9c0006"/>
    </style:style>
    <style:style style:name="ConditionalStyle_5f_3836" style:display-name="ConditionalStyle_3836" style:family="table-cell" style:parent-style-name="Default">
      <style:table-cell-properties fo:background-color="#ffc7ce"/>
      <style:text-properties fo:color="#9c0006"/>
    </style:style>
    <style:style style:name="ConditionalStyle_5f_3835" style:display-name="ConditionalStyle_3835" style:family="table-cell" style:parent-style-name="Default">
      <style:table-cell-properties fo:background-color="#ffc7ce"/>
      <style:text-properties fo:color="#9c0006"/>
    </style:style>
    <style:style style:name="ConditionalStyle_5f_3834" style:display-name="ConditionalStyle_3834" style:family="table-cell" style:parent-style-name="Default">
      <style:table-cell-properties fo:background-color="#ffc7ce"/>
      <style:text-properties fo:color="#9c0006"/>
    </style:style>
    <style:style style:name="ConditionalStyle_5f_3833" style:display-name="ConditionalStyle_3833" style:family="table-cell" style:parent-style-name="Default">
      <style:table-cell-properties fo:background-color="#ffc7ce"/>
      <style:text-properties fo:color="#9c0006"/>
    </style:style>
    <style:style style:name="ConditionalStyle_5f_3832" style:display-name="ConditionalStyle_3832" style:family="table-cell" style:parent-style-name="Default">
      <style:table-cell-properties fo:background-color="#ffc7ce"/>
      <style:text-properties fo:color="#9c0006"/>
    </style:style>
    <style:style style:name="ConditionalStyle_5f_3831" style:display-name="ConditionalStyle_3831" style:family="table-cell" style:parent-style-name="Default">
      <style:table-cell-properties fo:background-color="#ffc7ce"/>
      <style:text-properties fo:color="#9c0006"/>
    </style:style>
    <style:style style:name="ConditionalStyle_5f_3830" style:display-name="ConditionalStyle_3830" style:family="table-cell" style:parent-style-name="Default">
      <style:table-cell-properties fo:background-color="#ffc7ce"/>
      <style:text-properties fo:color="#9c0006"/>
    </style:style>
    <style:style style:name="ConditionalStyle_5f_3829" style:display-name="ConditionalStyle_3829" style:family="table-cell" style:parent-style-name="Default">
      <style:table-cell-properties fo:background-color="#ffc7ce"/>
      <style:text-properties fo:color="#9c0006"/>
    </style:style>
    <style:style style:name="ConditionalStyle_5f_3828" style:display-name="ConditionalStyle_3828" style:family="table-cell" style:parent-style-name="Default">
      <style:table-cell-properties fo:background-color="#ffc7ce"/>
      <style:text-properties fo:color="#9c0006"/>
    </style:style>
    <style:style style:name="ConditionalStyle_5f_3827" style:display-name="ConditionalStyle_3827" style:family="table-cell" style:parent-style-name="Default">
      <style:table-cell-properties fo:background-color="#ffc7ce"/>
      <style:text-properties fo:color="#9c0006"/>
    </style:style>
    <style:style style:name="ConditionalStyle_5f_3826" style:display-name="ConditionalStyle_3826" style:family="table-cell" style:parent-style-name="Default">
      <style:table-cell-properties fo:background-color="#ffc7ce"/>
      <style:text-properties fo:color="#9c0006"/>
    </style:style>
    <style:style style:name="ConditionalStyle_5f_3825" style:display-name="ConditionalStyle_3825" style:family="table-cell" style:parent-style-name="Default">
      <style:table-cell-properties fo:background-color="#ffc7ce"/>
      <style:text-properties fo:color="#9c0006"/>
    </style:style>
    <style:style style:name="ConditionalStyle_5f_3824" style:display-name="ConditionalStyle_3824" style:family="table-cell" style:parent-style-name="Default">
      <style:table-cell-properties fo:background-color="#ffc7ce"/>
      <style:text-properties fo:color="#9c0006"/>
    </style:style>
    <style:style style:name="ConditionalStyle_5f_3823" style:display-name="ConditionalStyle_3823" style:family="table-cell" style:parent-style-name="Default">
      <style:table-cell-properties fo:background-color="#ffc7ce"/>
      <style:text-properties fo:color="#9c0006"/>
    </style:style>
    <style:style style:name="ConditionalStyle_5f_3822" style:display-name="ConditionalStyle_3822" style:family="table-cell" style:parent-style-name="Default">
      <style:table-cell-properties fo:background-color="#ffc7ce"/>
      <style:text-properties fo:color="#9c0006"/>
    </style:style>
    <style:style style:name="ConditionalStyle_5f_3821" style:display-name="ConditionalStyle_3821" style:family="table-cell" style:parent-style-name="Default">
      <style:table-cell-properties fo:background-color="#ffc7ce"/>
      <style:text-properties fo:color="#9c0006"/>
    </style:style>
    <style:style style:name="ConditionalStyle_5f_3820" style:display-name="ConditionalStyle_3820" style:family="table-cell" style:parent-style-name="Default">
      <style:table-cell-properties fo:background-color="#ffc7ce"/>
      <style:text-properties fo:color="#9c0006"/>
    </style:style>
    <style:style style:name="ConditionalStyle_5f_3819" style:display-name="ConditionalStyle_3819" style:family="table-cell" style:parent-style-name="Default">
      <style:table-cell-properties fo:background-color="#ffc7ce"/>
      <style:text-properties fo:color="#9c0006"/>
    </style:style>
    <style:style style:name="ConditionalStyle_5f_3818" style:display-name="ConditionalStyle_3818" style:family="table-cell" style:parent-style-name="Default">
      <style:table-cell-properties fo:background-color="#ffc7ce"/>
      <style:text-properties fo:color="#9c0006"/>
    </style:style>
    <style:style style:name="ConditionalStyle_5f_3817" style:display-name="ConditionalStyle_3817" style:family="table-cell" style:parent-style-name="Default">
      <style:table-cell-properties fo:background-color="#ffc7ce"/>
      <style:text-properties fo:color="#9c0006"/>
    </style:style>
    <style:style style:name="ConditionalStyle_5f_3816" style:display-name="ConditionalStyle_3816" style:family="table-cell" style:parent-style-name="Default">
      <style:table-cell-properties fo:background-color="#ffc7ce"/>
      <style:text-properties fo:color="#9c0006"/>
    </style:style>
    <style:style style:name="ConditionalStyle_5f_3815" style:display-name="ConditionalStyle_3815" style:family="table-cell" style:parent-style-name="Default">
      <style:table-cell-properties fo:background-color="#ffc7ce"/>
      <style:text-properties fo:color="#9c0006"/>
    </style:style>
    <style:style style:name="ConditionalStyle_5f_3814" style:display-name="ConditionalStyle_3814" style:family="table-cell" style:parent-style-name="Default">
      <style:table-cell-properties fo:background-color="#ffc7ce"/>
      <style:text-properties fo:color="#9c0006"/>
    </style:style>
    <style:style style:name="ConditionalStyle_5f_3813" style:display-name="ConditionalStyle_3813" style:family="table-cell" style:parent-style-name="Default">
      <style:table-cell-properties fo:background-color="#ffc7ce"/>
      <style:text-properties fo:color="#9c0006"/>
    </style:style>
    <style:style style:name="ConditionalStyle_5f_3812" style:display-name="ConditionalStyle_3812" style:family="table-cell" style:parent-style-name="Default">
      <style:table-cell-properties fo:background-color="#ffc7ce"/>
      <style:text-properties fo:color="#9c0006"/>
    </style:style>
    <style:style style:name="ConditionalStyle_5f_3071" style:display-name="ConditionalStyle_3071" style:family="table-cell" style:parent-style-name="Default">
      <style:table-cell-properties fo:background-color="#ffc7ce"/>
      <style:text-properties fo:color="#9c0006"/>
    </style:style>
    <style:style style:name="ConditionalStyle_5f_3070" style:display-name="ConditionalStyle_3070" style:family="table-cell" style:parent-style-name="Default">
      <style:table-cell-properties fo:background-color="#ffc7ce"/>
      <style:text-properties fo:color="#9c0006"/>
    </style:style>
    <style:style style:name="ConditionalStyle_5f_3072" style:display-name="ConditionalStyle_3072" style:family="table-cell" style:parent-style-name="Default">
      <style:table-cell-properties fo:background-color="#ffc7ce"/>
      <style:text-properties fo:color="#9c0006"/>
    </style:style>
    <style:style style:name="ConditionalStyle_5f_3055" style:display-name="ConditionalStyle_3055" style:family="table-cell" style:parent-style-name="Default">
      <style:table-cell-properties fo:background-color="#ffc7ce"/>
      <style:text-properties fo:color="#9c0006"/>
    </style:style>
    <style:style style:name="ConditionalStyle_5f_4150" style:display-name="ConditionalStyle_4150" style:family="table-cell" style:parent-style-name="Default">
      <style:table-cell-properties fo:background-color="#ffc7ce"/>
      <style:text-properties fo:color="#9c0006"/>
    </style:style>
    <style:style style:name="ConditionalStyle_5f_4151" style:display-name="ConditionalStyle_4151" style:family="table-cell" style:parent-style-name="Default">
      <style:table-cell-properties fo:background-color="#ffc7ce"/>
      <style:text-properties fo:color="#9c0006"/>
    </style:style>
    <style:style style:name="ConditionalStyle_5f_4153" style:display-name="ConditionalStyle_4153" style:family="table-cell" style:parent-style-name="Default">
      <style:table-cell-properties fo:background-color="#ffc7ce"/>
      <style:text-properties fo:color="#9c0006"/>
    </style:style>
    <style:style style:name="ConditionalStyle_5f_4152" style:display-name="ConditionalStyle_4152" style:family="table-cell" style:parent-style-name="Default">
      <style:table-cell-properties fo:background-color="#ffc7ce"/>
      <style:text-properties fo:color="#9c0006"/>
    </style:style>
    <style:style style:name="ConditionalStyle_5f_3063" style:display-name="ConditionalStyle_3063" style:family="table-cell" style:parent-style-name="Default">
      <style:table-cell-properties fo:background-color="#ffc7ce"/>
      <style:text-properties fo:color="#9c0006"/>
    </style:style>
    <style:style style:name="ConditionalStyle_5f_3062" style:display-name="ConditionalStyle_3062" style:family="table-cell" style:parent-style-name="Default">
      <style:table-cell-properties fo:background-color="#ffc7ce"/>
      <style:text-properties fo:color="#9c0006"/>
    </style:style>
    <style:style style:name="ConditionalStyle_5f_3064" style:display-name="ConditionalStyle_3064" style:family="table-cell" style:parent-style-name="Default">
      <style:table-cell-properties fo:background-color="#ffc7ce"/>
      <style:text-properties fo:color="#9c0006"/>
    </style:style>
    <style:style style:name="ConditionalStyle_5f_4098" style:display-name="ConditionalStyle_4098" style:family="table-cell" style:parent-style-name="Default">
      <style:table-cell-properties fo:background-color="#ffc7ce"/>
      <style:text-properties fo:color="#9c0006"/>
    </style:style>
    <style:style style:name="ConditionalStyle_5f_4097" style:display-name="ConditionalStyle_4097" style:family="table-cell" style:parent-style-name="Default">
      <style:table-cell-properties fo:background-color="#ffc7ce"/>
      <style:text-properties fo:color="#9c0006"/>
    </style:style>
    <style:style style:name="ConditionalStyle_5f_4096" style:display-name="ConditionalStyle_4096" style:family="table-cell" style:parent-style-name="Default">
      <style:table-cell-properties fo:background-color="#ffc7ce"/>
      <style:text-properties fo:color="#9c0006"/>
    </style:style>
    <style:style style:name="ConditionalStyle_5f_4095" style:display-name="ConditionalStyle_4095" style:family="table-cell" style:parent-style-name="Default">
      <style:table-cell-properties fo:background-color="#ffc7ce"/>
      <style:text-properties fo:color="#9c0006"/>
    </style:style>
    <style:style style:name="ConditionalStyle_5f_4094" style:display-name="ConditionalStyle_4094" style:family="table-cell" style:parent-style-name="Default">
      <style:table-cell-properties fo:background-color="#ffc7ce"/>
      <style:text-properties fo:color="#9c0006"/>
    </style:style>
    <style:style style:name="ConditionalStyle_5f_4093" style:display-name="ConditionalStyle_4093" style:family="table-cell" style:parent-style-name="Default">
      <style:table-cell-properties fo:background-color="#ffc7ce"/>
      <style:text-properties fo:color="#9c0006"/>
    </style:style>
    <style:style style:name="ConditionalStyle_5f_4092" style:display-name="ConditionalStyle_4092" style:family="table-cell" style:parent-style-name="Default">
      <style:table-cell-properties fo:background-color="#ffc7ce"/>
      <style:text-properties fo:color="#9c0006"/>
    </style:style>
    <style:style style:name="ConditionalStyle_5f_4091" style:display-name="ConditionalStyle_4091" style:family="table-cell" style:parent-style-name="Default">
      <style:table-cell-properties fo:background-color="#ffc7ce"/>
      <style:text-properties fo:color="#9c0006"/>
    </style:style>
    <style:style style:name="ConditionalStyle_5f_4090" style:display-name="ConditionalStyle_4090" style:family="table-cell" style:parent-style-name="Default">
      <style:table-cell-properties fo:background-color="#ffc7ce"/>
      <style:text-properties fo:color="#9c0006"/>
    </style:style>
    <style:style style:name="ConditionalStyle_5f_4089" style:display-name="ConditionalStyle_4089" style:family="table-cell" style:parent-style-name="Default">
      <style:table-cell-properties fo:background-color="#ffc7ce"/>
      <style:text-properties fo:color="#9c0006"/>
    </style:style>
    <style:style style:name="ConditionalStyle_5f_4088" style:display-name="ConditionalStyle_4088" style:family="table-cell" style:parent-style-name="Default">
      <style:table-cell-properties fo:background-color="#ffc7ce"/>
      <style:text-properties fo:color="#9c0006"/>
    </style:style>
    <style:style style:name="ConditionalStyle_5f_4087" style:display-name="ConditionalStyle_4087" style:family="table-cell" style:parent-style-name="Default">
      <style:table-cell-properties fo:background-color="#ffc7ce"/>
      <style:text-properties fo:color="#9c0006"/>
    </style:style>
    <style:style style:name="ConditionalStyle_5f_4086" style:display-name="ConditionalStyle_4086" style:family="table-cell" style:parent-style-name="Default">
      <style:table-cell-properties fo:background-color="#ffc7ce"/>
      <style:text-properties fo:color="#9c0006"/>
    </style:style>
    <style:style style:name="ConditionalStyle_5f_4085" style:display-name="ConditionalStyle_4085" style:family="table-cell" style:parent-style-name="Default">
      <style:table-cell-properties fo:background-color="#ffc7ce"/>
      <style:text-properties fo:color="#9c0006"/>
    </style:style>
    <style:style style:name="ConditionalStyle_5f_4084" style:display-name="ConditionalStyle_4084" style:family="table-cell" style:parent-style-name="Default">
      <style:table-cell-properties fo:background-color="#ffc7ce"/>
      <style:text-properties fo:color="#9c0006"/>
    </style:style>
    <style:style style:name="ConditionalStyle_5f_4083" style:display-name="ConditionalStyle_4083" style:family="table-cell" style:parent-style-name="Default">
      <style:table-cell-properties fo:background-color="#ffc7ce"/>
      <style:text-properties fo:color="#9c0006"/>
    </style:style>
    <style:style style:name="ConditionalStyle_5f_4082" style:display-name="ConditionalStyle_4082" style:family="table-cell" style:parent-style-name="Default">
      <style:table-cell-properties fo:background-color="#ffc7ce"/>
      <style:text-properties fo:color="#9c0006"/>
    </style:style>
    <style:style style:name="ConditionalStyle_5f_4081" style:display-name="ConditionalStyle_4081" style:family="table-cell" style:parent-style-name="Default">
      <style:table-cell-properties fo:background-color="#ffc7ce"/>
      <style:text-properties fo:color="#9c0006"/>
    </style:style>
    <style:style style:name="ConditionalStyle_5f_4080" style:display-name="ConditionalStyle_4080" style:family="table-cell" style:parent-style-name="Default">
      <style:table-cell-properties fo:background-color="#ffc7ce"/>
      <style:text-properties fo:color="#9c0006"/>
    </style:style>
    <style:style style:name="ConditionalStyle_5f_4079" style:display-name="ConditionalStyle_4079" style:family="table-cell" style:parent-style-name="Default">
      <style:table-cell-properties fo:background-color="#ffc7ce"/>
      <style:text-properties fo:color="#9c0006"/>
    </style:style>
    <style:style style:name="ConditionalStyle_5f_4078" style:display-name="ConditionalStyle_4078" style:family="table-cell" style:parent-style-name="Default">
      <style:table-cell-properties fo:background-color="#ffc7ce"/>
      <style:text-properties fo:color="#9c0006"/>
    </style:style>
    <style:style style:name="ConditionalStyle_5f_4077" style:display-name="ConditionalStyle_4077" style:family="table-cell" style:parent-style-name="Default">
      <style:table-cell-properties fo:background-color="#ffc7ce"/>
      <style:text-properties fo:color="#9c0006"/>
    </style:style>
    <style:style style:name="ConditionalStyle_5f_4076" style:display-name="ConditionalStyle_4076" style:family="table-cell" style:parent-style-name="Default">
      <style:table-cell-properties fo:background-color="#ffc7ce"/>
      <style:text-properties fo:color="#9c0006"/>
    </style:style>
    <style:style style:name="ConditionalStyle_5f_4075" style:display-name="ConditionalStyle_4075" style:family="table-cell" style:parent-style-name="Default">
      <style:table-cell-properties fo:background-color="#ffc7ce"/>
      <style:text-properties fo:color="#9c0006"/>
    </style:style>
    <style:style style:name="ConditionalStyle_5f_4074" style:display-name="ConditionalStyle_4074" style:family="table-cell" style:parent-style-name="Default">
      <style:table-cell-properties fo:background-color="#ffc7ce"/>
      <style:text-properties fo:color="#9c0006"/>
    </style:style>
    <style:style style:name="ConditionalStyle_5f_4073" style:display-name="ConditionalStyle_4073" style:family="table-cell" style:parent-style-name="Default">
      <style:table-cell-properties fo:background-color="#ffc7ce"/>
      <style:text-properties fo:color="#9c0006"/>
    </style:style>
    <style:style style:name="ConditionalStyle_5f_4072" style:display-name="ConditionalStyle_4072" style:family="table-cell" style:parent-style-name="Default">
      <style:table-cell-properties fo:background-color="#ffc7ce"/>
      <style:text-properties fo:color="#9c0006"/>
    </style:style>
    <style:style style:name="ConditionalStyle_5f_4071" style:display-name="ConditionalStyle_4071" style:family="table-cell" style:parent-style-name="Default">
      <style:table-cell-properties fo:background-color="#ffc7ce"/>
      <style:text-properties fo:color="#9c0006"/>
    </style:style>
    <style:style style:name="ConditionalStyle_5f_4568" style:display-name="ConditionalStyle_4568" style:family="table-cell" style:parent-style-name="Default">
      <style:table-cell-properties fo:background-color="#ffc7ce"/>
      <style:text-properties fo:color="#9c0006"/>
    </style:style>
    <style:style style:name="ConditionalStyle_5f_4567" style:display-name="ConditionalStyle_4567" style:family="table-cell" style:parent-style-name="Default">
      <style:table-cell-properties fo:background-color="#ffc7ce"/>
      <style:text-properties fo:color="#9c0006"/>
    </style:style>
    <style:style style:name="ConditionalStyle_5f_4566" style:display-name="ConditionalStyle_4566" style:family="table-cell" style:parent-style-name="Default">
      <style:table-cell-properties fo:background-color="#ffc7ce"/>
      <style:text-properties fo:color="#9c0006"/>
    </style:style>
    <style:style style:name="ConditionalStyle_5f_4565" style:display-name="ConditionalStyle_4565" style:family="table-cell" style:parent-style-name="Default">
      <style:table-cell-properties fo:background-color="#ffc7ce"/>
      <style:text-properties fo:color="#9c0006"/>
    </style:style>
    <style:style style:name="ConditionalStyle_5f_4564" style:display-name="ConditionalStyle_4564" style:family="table-cell" style:parent-style-name="Default">
      <style:table-cell-properties fo:background-color="#ffc7ce"/>
      <style:text-properties fo:color="#9c0006"/>
    </style:style>
    <style:style style:name="ConditionalStyle_5f_4563" style:display-name="ConditionalStyle_4563" style:family="table-cell" style:parent-style-name="Default">
      <style:table-cell-properties fo:background-color="#ffc7ce"/>
      <style:text-properties fo:color="#9c0006"/>
    </style:style>
    <style:style style:name="ConditionalStyle_5f_4562" style:display-name="ConditionalStyle_4562" style:family="table-cell" style:parent-style-name="Default">
      <style:table-cell-properties fo:background-color="#ffc7ce"/>
      <style:text-properties fo:color="#9c0006"/>
    </style:style>
    <style:style style:name="ConditionalStyle_5f_4561" style:display-name="ConditionalStyle_4561" style:family="table-cell" style:parent-style-name="Default">
      <style:table-cell-properties fo:background-color="#ffc7ce"/>
      <style:text-properties fo:color="#9c0006"/>
    </style:style>
    <style:style style:name="ConditionalStyle_5f_4560" style:display-name="ConditionalStyle_4560" style:family="table-cell" style:parent-style-name="Default">
      <style:table-cell-properties fo:background-color="#ffc7ce"/>
      <style:text-properties fo:color="#9c0006"/>
    </style:style>
    <style:style style:name="ConditionalStyle_5f_4559" style:display-name="ConditionalStyle_4559" style:family="table-cell" style:parent-style-name="Default">
      <style:table-cell-properties fo:background-color="#ffc7ce"/>
      <style:text-properties fo:color="#9c0006"/>
    </style:style>
    <style:style style:name="ConditionalStyle_5f_4558" style:display-name="ConditionalStyle_4558" style:family="table-cell" style:parent-style-name="Default">
      <style:table-cell-properties fo:background-color="#ffc7ce"/>
      <style:text-properties fo:color="#9c0006"/>
    </style:style>
    <style:style style:name="ConditionalStyle_5f_4557" style:display-name="ConditionalStyle_4557" style:family="table-cell" style:parent-style-name="Default">
      <style:table-cell-properties fo:background-color="#ffc7ce"/>
      <style:text-properties fo:color="#9c0006"/>
    </style:style>
    <style:style style:name="ConditionalStyle_5f_4556" style:display-name="ConditionalStyle_4556" style:family="table-cell" style:parent-style-name="Default">
      <style:table-cell-properties fo:background-color="#ffc7ce"/>
      <style:text-properties fo:color="#9c0006"/>
    </style:style>
    <style:style style:name="ConditionalStyle_5f_4555" style:display-name="ConditionalStyle_4555" style:family="table-cell" style:parent-style-name="Default">
      <style:table-cell-properties fo:background-color="#ffc7ce"/>
      <style:text-properties fo:color="#9c0006"/>
    </style:style>
    <style:style style:name="ConditionalStyle_5f_4554" style:display-name="ConditionalStyle_4554" style:family="table-cell" style:parent-style-name="Default">
      <style:table-cell-properties fo:background-color="#ffc7ce"/>
      <style:text-properties fo:color="#9c0006"/>
    </style:style>
    <style:style style:name="ConditionalStyle_5f_4553" style:display-name="ConditionalStyle_4553" style:family="table-cell" style:parent-style-name="Default">
      <style:table-cell-properties fo:background-color="#ffc7ce"/>
      <style:text-properties fo:color="#9c0006"/>
    </style:style>
    <style:style style:name="ConditionalStyle_5f_4552" style:display-name="ConditionalStyle_4552" style:family="table-cell" style:parent-style-name="Default">
      <style:table-cell-properties fo:background-color="#ffc7ce"/>
      <style:text-properties fo:color="#9c0006"/>
    </style:style>
    <style:style style:name="ConditionalStyle_5f_4551" style:display-name="ConditionalStyle_4551" style:family="table-cell" style:parent-style-name="Default">
      <style:table-cell-properties fo:background-color="#ffc7ce"/>
      <style:text-properties fo:color="#9c0006"/>
    </style:style>
    <style:style style:name="ConditionalStyle_5f_4550" style:display-name="ConditionalStyle_4550" style:family="table-cell" style:parent-style-name="Default">
      <style:table-cell-properties fo:background-color="#ffc7ce"/>
      <style:text-properties fo:color="#9c0006"/>
    </style:style>
    <style:style style:name="ConditionalStyle_5f_4549" style:display-name="ConditionalStyle_4549" style:family="table-cell" style:parent-style-name="Default">
      <style:table-cell-properties fo:background-color="#ffc7ce"/>
      <style:text-properties fo:color="#9c0006"/>
    </style:style>
    <style:style style:name="ConditionalStyle_5f_4548" style:display-name="ConditionalStyle_4548" style:family="table-cell" style:parent-style-name="Default">
      <style:table-cell-properties fo:background-color="#ffc7ce"/>
      <style:text-properties fo:color="#9c0006"/>
    </style:style>
    <style:style style:name="ConditionalStyle_5f_4547" style:display-name="ConditionalStyle_4547" style:family="table-cell" style:parent-style-name="Default">
      <style:table-cell-properties fo:background-color="#ffc7ce"/>
      <style:text-properties fo:color="#9c0006"/>
    </style:style>
    <style:style style:name="ConditionalStyle_5f_4546" style:display-name="ConditionalStyle_4546" style:family="table-cell" style:parent-style-name="Default">
      <style:table-cell-properties fo:background-color="#ffc7ce"/>
      <style:text-properties fo:color="#9c0006"/>
    </style:style>
    <style:style style:name="ConditionalStyle_5f_4545" style:display-name="ConditionalStyle_4545" style:family="table-cell" style:parent-style-name="Default">
      <style:table-cell-properties fo:background-color="#ffc7ce"/>
      <style:text-properties fo:color="#9c0006"/>
    </style:style>
    <style:style style:name="ConditionalStyle_5f_4544" style:display-name="ConditionalStyle_4544" style:family="table-cell" style:parent-style-name="Default">
      <style:table-cell-properties fo:background-color="#ffc7ce"/>
      <style:text-properties fo:color="#9c0006"/>
    </style:style>
    <style:style style:name="ConditionalStyle_5f_4543" style:display-name="ConditionalStyle_4543" style:family="table-cell" style:parent-style-name="Default">
      <style:table-cell-properties fo:background-color="#ffc7ce"/>
      <style:text-properties fo:color="#9c0006"/>
    </style:style>
    <style:style style:name="ConditionalStyle_5f_4542" style:display-name="ConditionalStyle_4542" style:family="table-cell" style:parent-style-name="Default">
      <style:table-cell-properties fo:background-color="#ffc7ce"/>
      <style:text-properties fo:color="#9c0006"/>
    </style:style>
    <style:style style:name="ConditionalStyle_5f_4541" style:display-name="ConditionalStyle_4541" style:family="table-cell" style:parent-style-name="Default">
      <style:table-cell-properties fo:background-color="#ffc7ce"/>
      <style:text-properties fo:color="#9c0006"/>
    </style:style>
    <style:style style:name="ConditionalStyle_5f_4126" style:display-name="ConditionalStyle_4126" style:family="table-cell" style:parent-style-name="Default">
      <style:table-cell-properties fo:background-color="#ffc7ce"/>
      <style:text-properties fo:color="#9c0006"/>
    </style:style>
    <style:style style:name="ConditionalStyle_5f_4125" style:display-name="ConditionalStyle_4125" style:family="table-cell" style:parent-style-name="Default">
      <style:table-cell-properties fo:background-color="#ffc7ce"/>
      <style:text-properties fo:color="#9c0006"/>
    </style:style>
    <style:style style:name="ConditionalStyle_5f_4124" style:display-name="ConditionalStyle_4124" style:family="table-cell" style:parent-style-name="Default">
      <style:table-cell-properties fo:background-color="#ffc7ce"/>
      <style:text-properties fo:color="#9c0006"/>
    </style:style>
    <style:style style:name="ConditionalStyle_5f_4123" style:display-name="ConditionalStyle_4123" style:family="table-cell" style:parent-style-name="Default">
      <style:table-cell-properties fo:background-color="#ffc7ce"/>
      <style:text-properties fo:color="#9c0006"/>
    </style:style>
    <style:style style:name="ConditionalStyle_5f_4122" style:display-name="ConditionalStyle_4122" style:family="table-cell" style:parent-style-name="Default">
      <style:table-cell-properties fo:background-color="#ffc7ce"/>
      <style:text-properties fo:color="#9c0006"/>
    </style:style>
    <style:style style:name="ConditionalStyle_5f_4121" style:display-name="ConditionalStyle_4121" style:family="table-cell" style:parent-style-name="Default">
      <style:table-cell-properties fo:background-color="#ffc7ce"/>
      <style:text-properties fo:color="#9c0006"/>
    </style:style>
    <style:style style:name="ConditionalStyle_5f_4120" style:display-name="ConditionalStyle_4120" style:family="table-cell" style:parent-style-name="Default">
      <style:table-cell-properties fo:background-color="#ffc7ce"/>
      <style:text-properties fo:color="#9c0006"/>
    </style:style>
    <style:style style:name="ConditionalStyle_5f_4119" style:display-name="ConditionalStyle_4119" style:family="table-cell" style:parent-style-name="Default">
      <style:table-cell-properties fo:background-color="#ffc7ce"/>
      <style:text-properties fo:color="#9c0006"/>
    </style:style>
    <style:style style:name="ConditionalStyle_5f_4118" style:display-name="ConditionalStyle_4118" style:family="table-cell" style:parent-style-name="Default">
      <style:table-cell-properties fo:background-color="#ffc7ce"/>
      <style:text-properties fo:color="#9c0006"/>
    </style:style>
    <style:style style:name="ConditionalStyle_5f_4117" style:display-name="ConditionalStyle_4117" style:family="table-cell" style:parent-style-name="Default">
      <style:table-cell-properties fo:background-color="#ffc7ce"/>
      <style:text-properties fo:color="#9c0006"/>
    </style:style>
    <style:style style:name="ConditionalStyle_5f_4116" style:display-name="ConditionalStyle_4116" style:family="table-cell" style:parent-style-name="Default">
      <style:table-cell-properties fo:background-color="#ffc7ce"/>
      <style:text-properties fo:color="#9c0006"/>
    </style:style>
    <style:style style:name="ConditionalStyle_5f_4115" style:display-name="ConditionalStyle_4115" style:family="table-cell" style:parent-style-name="Default">
      <style:table-cell-properties fo:background-color="#ffc7ce"/>
      <style:text-properties fo:color="#9c0006"/>
    </style:style>
    <style:style style:name="ConditionalStyle_5f_4114" style:display-name="ConditionalStyle_4114" style:family="table-cell" style:parent-style-name="Default">
      <style:table-cell-properties fo:background-color="#ffc7ce"/>
      <style:text-properties fo:color="#9c0006"/>
    </style:style>
    <style:style style:name="ConditionalStyle_5f_4113" style:display-name="ConditionalStyle_4113" style:family="table-cell" style:parent-style-name="Default">
      <style:table-cell-properties fo:background-color="#ffc7ce"/>
      <style:text-properties fo:color="#9c0006"/>
    </style:style>
    <style:style style:name="ConditionalStyle_5f_4112" style:display-name="ConditionalStyle_4112" style:family="table-cell" style:parent-style-name="Default">
      <style:table-cell-properties fo:background-color="#ffc7ce"/>
      <style:text-properties fo:color="#9c0006"/>
    </style:style>
    <style:style style:name="ConditionalStyle_5f_4111" style:display-name="ConditionalStyle_4111" style:family="table-cell" style:parent-style-name="Default">
      <style:table-cell-properties fo:background-color="#ffc7ce"/>
      <style:text-properties fo:color="#9c0006"/>
    </style:style>
    <style:style style:name="ConditionalStyle_5f_4110" style:display-name="ConditionalStyle_4110" style:family="table-cell" style:parent-style-name="Default">
      <style:table-cell-properties fo:background-color="#ffc7ce"/>
      <style:text-properties fo:color="#9c0006"/>
    </style:style>
    <style:style style:name="ConditionalStyle_5f_4109" style:display-name="ConditionalStyle_4109" style:family="table-cell" style:parent-style-name="Default">
      <style:table-cell-properties fo:background-color="#ffc7ce"/>
      <style:text-properties fo:color="#9c0006"/>
    </style:style>
    <style:style style:name="ConditionalStyle_5f_4108" style:display-name="ConditionalStyle_4108" style:family="table-cell" style:parent-style-name="Default">
      <style:table-cell-properties fo:background-color="#ffc7ce"/>
      <style:text-properties fo:color="#9c0006"/>
    </style:style>
    <style:style style:name="ConditionalStyle_5f_4107" style:display-name="ConditionalStyle_4107" style:family="table-cell" style:parent-style-name="Default">
      <style:table-cell-properties fo:background-color="#ffc7ce"/>
      <style:text-properties fo:color="#9c0006"/>
    </style:style>
    <style:style style:name="ConditionalStyle_5f_4106" style:display-name="ConditionalStyle_4106" style:family="table-cell" style:parent-style-name="Default">
      <style:table-cell-properties fo:background-color="#ffc7ce"/>
      <style:text-properties fo:color="#9c0006"/>
    </style:style>
    <style:style style:name="ConditionalStyle_5f_4105" style:display-name="ConditionalStyle_4105" style:family="table-cell" style:parent-style-name="Default">
      <style:table-cell-properties fo:background-color="#ffc7ce"/>
      <style:text-properties fo:color="#9c0006"/>
    </style:style>
    <style:style style:name="ConditionalStyle_5f_4104" style:display-name="ConditionalStyle_4104" style:family="table-cell" style:parent-style-name="Default">
      <style:table-cell-properties fo:background-color="#ffc7ce"/>
      <style:text-properties fo:color="#9c0006"/>
    </style:style>
    <style:style style:name="ConditionalStyle_5f_4103" style:display-name="ConditionalStyle_4103" style:family="table-cell" style:parent-style-name="Default">
      <style:table-cell-properties fo:background-color="#ffc7ce"/>
      <style:text-properties fo:color="#9c0006"/>
    </style:style>
    <style:style style:name="ConditionalStyle_5f_4102" style:display-name="ConditionalStyle_4102" style:family="table-cell" style:parent-style-name="Default">
      <style:table-cell-properties fo:background-color="#ffc7ce"/>
      <style:text-properties fo:color="#9c0006"/>
    </style:style>
    <style:style style:name="ConditionalStyle_5f_4101" style:display-name="ConditionalStyle_4101" style:family="table-cell" style:parent-style-name="Default">
      <style:table-cell-properties fo:background-color="#ffc7ce"/>
      <style:text-properties fo:color="#9c0006"/>
    </style:style>
    <style:style style:name="ConditionalStyle_5f_4100" style:display-name="ConditionalStyle_4100" style:family="table-cell" style:parent-style-name="Default">
      <style:table-cell-properties fo:background-color="#ffc7ce"/>
      <style:text-properties fo:color="#9c0006"/>
    </style:style>
    <style:style style:name="ConditionalStyle_5f_4099" style:display-name="ConditionalStyle_4099" style:family="table-cell" style:parent-style-name="Default">
      <style:table-cell-properties fo:background-color="#ffc7ce"/>
      <style:text-properties fo:color="#9c0006"/>
    </style:style>
    <style:style style:name="ConditionalStyle_5f_3069" style:display-name="ConditionalStyle_3069" style:family="table-cell" style:parent-style-name="Default">
      <style:table-cell-properties fo:background-color="#ffc7ce"/>
      <style:text-properties fo:color="#9c0006"/>
    </style:style>
    <style:style style:name="ConditionalStyle_5f_3068" style:display-name="ConditionalStyle_3068" style:family="table-cell" style:parent-style-name="Default">
      <style:table-cell-properties fo:background-color="#ffc7ce"/>
      <style:text-properties fo:color="#9c0006"/>
    </style:style>
    <style:style style:name="ConditionalStyle_5f_3067" style:display-name="ConditionalStyle_3067" style:family="table-cell" style:parent-style-name="Default">
      <style:table-cell-properties fo:background-color="#ffc7ce"/>
      <style:text-properties fo:color="#9c0006"/>
    </style:style>
    <style:style style:name="ConditionalStyle_5f_3066" style:display-name="ConditionalStyle_3066" style:family="table-cell" style:parent-style-name="Default">
      <style:table-cell-properties fo:background-color="#ffc7ce"/>
      <style:text-properties fo:color="#9c0006"/>
    </style:style>
    <style:style style:name="ConditionalStyle_5f_3065" style:display-name="ConditionalStyle_3065" style:family="table-cell" style:parent-style-name="Default">
      <style:table-cell-properties fo:background-color="#ffc7ce"/>
      <style:text-properties fo:color="#9c0006"/>
    </style:style>
    <style:style style:name="ConditionalStyle_5f_4594" style:display-name="ConditionalStyle_4594" style:family="table-cell" style:parent-style-name="Default">
      <style:table-cell-properties fo:background-color="#ffc7ce"/>
      <style:text-properties fo:color="#9c0006"/>
    </style:style>
    <style:style style:name="ConditionalStyle_5f_4593" style:display-name="ConditionalStyle_4593" style:family="table-cell" style:parent-style-name="Default">
      <style:table-cell-properties fo:background-color="#ffc7ce"/>
      <style:text-properties fo:color="#9c0006"/>
    </style:style>
    <style:style style:name="ConditionalStyle_5f_4592" style:display-name="ConditionalStyle_4592" style:family="table-cell" style:parent-style-name="Default">
      <style:table-cell-properties fo:background-color="#ffc7ce"/>
      <style:text-properties fo:color="#9c0006"/>
    </style:style>
    <style:style style:name="ConditionalStyle_5f_4591" style:display-name="ConditionalStyle_4591" style:family="table-cell" style:parent-style-name="Default">
      <style:table-cell-properties fo:background-color="#ffc7ce"/>
      <style:text-properties fo:color="#9c0006"/>
    </style:style>
    <style:style style:name="ConditionalStyle_5f_4590" style:display-name="ConditionalStyle_4590" style:family="table-cell" style:parent-style-name="Default">
      <style:table-cell-properties fo:background-color="#ffc7ce"/>
      <style:text-properties fo:color="#9c0006"/>
    </style:style>
    <style:style style:name="ConditionalStyle_5f_4589" style:display-name="ConditionalStyle_4589" style:family="table-cell" style:parent-style-name="Default">
      <style:table-cell-properties fo:background-color="#ffc7ce"/>
      <style:text-properties fo:color="#9c0006"/>
    </style:style>
    <style:style style:name="ConditionalStyle_5f_4588" style:display-name="ConditionalStyle_4588" style:family="table-cell" style:parent-style-name="Default">
      <style:table-cell-properties fo:background-color="#ffc7ce"/>
      <style:text-properties fo:color="#9c0006"/>
    </style:style>
    <style:style style:name="ConditionalStyle_5f_4587" style:display-name="ConditionalStyle_4587" style:family="table-cell" style:parent-style-name="Default">
      <style:table-cell-properties fo:background-color="#ffc7ce"/>
      <style:text-properties fo:color="#9c0006"/>
    </style:style>
    <style:style style:name="ConditionalStyle_5f_4586" style:display-name="ConditionalStyle_4586" style:family="table-cell" style:parent-style-name="Default">
      <style:table-cell-properties fo:background-color="#ffc7ce"/>
      <style:text-properties fo:color="#9c0006"/>
    </style:style>
    <style:style style:name="ConditionalStyle_5f_4585" style:display-name="ConditionalStyle_4585" style:family="table-cell" style:parent-style-name="Default">
      <style:table-cell-properties fo:background-color="#ffc7ce"/>
      <style:text-properties fo:color="#9c0006"/>
    </style:style>
    <style:style style:name="ConditionalStyle_5f_4584" style:display-name="ConditionalStyle_4584" style:family="table-cell" style:parent-style-name="Default">
      <style:table-cell-properties fo:background-color="#ffc7ce"/>
      <style:text-properties fo:color="#9c0006"/>
    </style:style>
    <style:style style:name="ConditionalStyle_5f_4583" style:display-name="ConditionalStyle_4583" style:family="table-cell" style:parent-style-name="Default">
      <style:table-cell-properties fo:background-color="#ffc7ce"/>
      <style:text-properties fo:color="#9c0006"/>
    </style:style>
    <style:style style:name="ConditionalStyle_5f_4582" style:display-name="ConditionalStyle_4582" style:family="table-cell" style:parent-style-name="Default">
      <style:table-cell-properties fo:background-color="#ffc7ce"/>
      <style:text-properties fo:color="#9c0006"/>
    </style:style>
    <style:style style:name="ConditionalStyle_5f_4581" style:display-name="ConditionalStyle_4581" style:family="table-cell" style:parent-style-name="Default">
      <style:table-cell-properties fo:background-color="#ffc7ce"/>
      <style:text-properties fo:color="#9c0006"/>
    </style:style>
    <style:style style:name="ConditionalStyle_5f_4580" style:display-name="ConditionalStyle_4580" style:family="table-cell" style:parent-style-name="Default">
      <style:table-cell-properties fo:background-color="#ffc7ce"/>
      <style:text-properties fo:color="#9c0006"/>
    </style:style>
    <style:style style:name="ConditionalStyle_5f_4579" style:display-name="ConditionalStyle_4579" style:family="table-cell" style:parent-style-name="Default">
      <style:table-cell-properties fo:background-color="#ffc7ce"/>
      <style:text-properties fo:color="#9c0006"/>
    </style:style>
    <style:style style:name="ConditionalStyle_5f_4578" style:display-name="ConditionalStyle_4578" style:family="table-cell" style:parent-style-name="Default">
      <style:table-cell-properties fo:background-color="#ffc7ce"/>
      <style:text-properties fo:color="#9c0006"/>
    </style:style>
    <style:style style:name="ConditionalStyle_5f_4577" style:display-name="ConditionalStyle_4577" style:family="table-cell" style:parent-style-name="Default">
      <style:table-cell-properties fo:background-color="#ffc7ce"/>
      <style:text-properties fo:color="#9c0006"/>
    </style:style>
    <style:style style:name="ConditionalStyle_5f_4576" style:display-name="ConditionalStyle_4576" style:family="table-cell" style:parent-style-name="Default">
      <style:table-cell-properties fo:background-color="#ffc7ce"/>
      <style:text-properties fo:color="#9c0006"/>
    </style:style>
    <style:style style:name="ConditionalStyle_5f_4575" style:display-name="ConditionalStyle_4575" style:family="table-cell" style:parent-style-name="Default">
      <style:table-cell-properties fo:background-color="#ffc7ce"/>
      <style:text-properties fo:color="#9c0006"/>
    </style:style>
    <style:style style:name="ConditionalStyle_5f_4574" style:display-name="ConditionalStyle_4574" style:family="table-cell" style:parent-style-name="Default">
      <style:table-cell-properties fo:background-color="#ffc7ce"/>
      <style:text-properties fo:color="#9c0006"/>
    </style:style>
    <style:style style:name="ConditionalStyle_5f_4573" style:display-name="ConditionalStyle_4573" style:family="table-cell" style:parent-style-name="Default">
      <style:table-cell-properties fo:background-color="#ffc7ce"/>
      <style:text-properties fo:color="#9c0006"/>
    </style:style>
    <style:style style:name="ConditionalStyle_5f_4572" style:display-name="ConditionalStyle_4572" style:family="table-cell" style:parent-style-name="Default">
      <style:table-cell-properties fo:background-color="#ffc7ce"/>
      <style:text-properties fo:color="#9c0006"/>
    </style:style>
    <style:style style:name="ConditionalStyle_5f_4571" style:display-name="ConditionalStyle_4571" style:family="table-cell" style:parent-style-name="Default">
      <style:table-cell-properties fo:background-color="#ffc7ce"/>
      <style:text-properties fo:color="#9c0006"/>
    </style:style>
    <style:style style:name="ConditionalStyle_5f_4570" style:display-name="ConditionalStyle_4570" style:family="table-cell" style:parent-style-name="Default">
      <style:table-cell-properties fo:background-color="#ffc7ce"/>
      <style:text-properties fo:color="#9c0006"/>
    </style:style>
    <style:style style:name="ConditionalStyle_5f_4569" style:display-name="ConditionalStyle_4569" style:family="table-cell" style:parent-style-name="Default">
      <style:table-cell-properties fo:background-color="#ffc7ce"/>
      <style:text-properties fo:color="#9c0006"/>
    </style:style>
    <style:style style:name="ConditionalStyle_5f_4620" style:display-name="ConditionalStyle_4620" style:family="table-cell" style:parent-style-name="Default">
      <style:table-cell-properties fo:background-color="#ffc7ce"/>
      <style:text-properties fo:color="#9c0006"/>
    </style:style>
    <style:style style:name="ConditionalStyle_5f_4619" style:display-name="ConditionalStyle_4619" style:family="table-cell" style:parent-style-name="Default">
      <style:table-cell-properties fo:background-color="#ffc7ce"/>
      <style:text-properties fo:color="#9c0006"/>
    </style:style>
    <style:style style:name="ConditionalStyle_5f_4618" style:display-name="ConditionalStyle_4618" style:family="table-cell" style:parent-style-name="Default">
      <style:table-cell-properties fo:background-color="#ffc7ce"/>
      <style:text-properties fo:color="#9c0006"/>
    </style:style>
    <style:style style:name="ConditionalStyle_5f_4617" style:display-name="ConditionalStyle_4617" style:family="table-cell" style:parent-style-name="Default">
      <style:table-cell-properties fo:background-color="#ffc7ce"/>
      <style:text-properties fo:color="#9c0006"/>
    </style:style>
    <style:style style:name="ConditionalStyle_5f_4616" style:display-name="ConditionalStyle_4616" style:family="table-cell" style:parent-style-name="Default">
      <style:table-cell-properties fo:background-color="#ffc7ce"/>
      <style:text-properties fo:color="#9c0006"/>
    </style:style>
    <style:style style:name="ConditionalStyle_5f_4615" style:display-name="ConditionalStyle_4615" style:family="table-cell" style:parent-style-name="Default">
      <style:table-cell-properties fo:background-color="#ffc7ce"/>
      <style:text-properties fo:color="#9c0006"/>
    </style:style>
    <style:style style:name="ConditionalStyle_5f_4614" style:display-name="ConditionalStyle_4614" style:family="table-cell" style:parent-style-name="Default">
      <style:table-cell-properties fo:background-color="#ffc7ce"/>
      <style:text-properties fo:color="#9c0006"/>
    </style:style>
    <style:style style:name="ConditionalStyle_5f_4613" style:display-name="ConditionalStyle_4613" style:family="table-cell" style:parent-style-name="Default">
      <style:table-cell-properties fo:background-color="#ffc7ce"/>
      <style:text-properties fo:color="#9c0006"/>
    </style:style>
    <style:style style:name="ConditionalStyle_5f_4612" style:display-name="ConditionalStyle_4612" style:family="table-cell" style:parent-style-name="Default">
      <style:table-cell-properties fo:background-color="#ffc7ce"/>
      <style:text-properties fo:color="#9c0006"/>
    </style:style>
    <style:style style:name="ConditionalStyle_5f_4611" style:display-name="ConditionalStyle_4611" style:family="table-cell" style:parent-style-name="Default">
      <style:table-cell-properties fo:background-color="#ffc7ce"/>
      <style:text-properties fo:color="#9c0006"/>
    </style:style>
    <style:style style:name="ConditionalStyle_5f_4610" style:display-name="ConditionalStyle_4610" style:family="table-cell" style:parent-style-name="Default">
      <style:table-cell-properties fo:background-color="#ffc7ce"/>
      <style:text-properties fo:color="#9c0006"/>
    </style:style>
    <style:style style:name="ConditionalStyle_5f_4609" style:display-name="ConditionalStyle_4609" style:family="table-cell" style:parent-style-name="Default">
      <style:table-cell-properties fo:background-color="#ffc7ce"/>
      <style:text-properties fo:color="#9c0006"/>
    </style:style>
    <style:style style:name="ConditionalStyle_5f_4608" style:display-name="ConditionalStyle_4608" style:family="table-cell" style:parent-style-name="Default">
      <style:table-cell-properties fo:background-color="#ffc7ce"/>
      <style:text-properties fo:color="#9c0006"/>
    </style:style>
    <style:style style:name="ConditionalStyle_5f_4607" style:display-name="ConditionalStyle_4607" style:family="table-cell" style:parent-style-name="Default">
      <style:table-cell-properties fo:background-color="#ffc7ce"/>
      <style:text-properties fo:color="#9c0006"/>
    </style:style>
    <style:style style:name="ConditionalStyle_5f_4606" style:display-name="ConditionalStyle_4606" style:family="table-cell" style:parent-style-name="Default">
      <style:table-cell-properties fo:background-color="#ffc7ce"/>
      <style:text-properties fo:color="#9c0006"/>
    </style:style>
    <style:style style:name="ConditionalStyle_5f_4605" style:display-name="ConditionalStyle_4605" style:family="table-cell" style:parent-style-name="Default">
      <style:table-cell-properties fo:background-color="#ffc7ce"/>
      <style:text-properties fo:color="#9c0006"/>
    </style:style>
    <style:style style:name="ConditionalStyle_5f_4604" style:display-name="ConditionalStyle_4604" style:family="table-cell" style:parent-style-name="Default">
      <style:table-cell-properties fo:background-color="#ffc7ce"/>
      <style:text-properties fo:color="#9c0006"/>
    </style:style>
    <style:style style:name="ConditionalStyle_5f_4603" style:display-name="ConditionalStyle_4603" style:family="table-cell" style:parent-style-name="Default">
      <style:table-cell-properties fo:background-color="#ffc7ce"/>
      <style:text-properties fo:color="#9c0006"/>
    </style:style>
    <style:style style:name="ConditionalStyle_5f_4602" style:display-name="ConditionalStyle_4602" style:family="table-cell" style:parent-style-name="Default">
      <style:table-cell-properties fo:background-color="#ffc7ce"/>
      <style:text-properties fo:color="#9c0006"/>
    </style:style>
    <style:style style:name="ConditionalStyle_5f_4601" style:display-name="ConditionalStyle_4601" style:family="table-cell" style:parent-style-name="Default">
      <style:table-cell-properties fo:background-color="#ffc7ce"/>
      <style:text-properties fo:color="#9c0006"/>
    </style:style>
    <style:style style:name="ConditionalStyle_5f_4600" style:display-name="ConditionalStyle_4600" style:family="table-cell" style:parent-style-name="Default">
      <style:table-cell-properties fo:background-color="#ffc7ce"/>
      <style:text-properties fo:color="#9c0006"/>
    </style:style>
    <style:style style:name="ConditionalStyle_5f_4599" style:display-name="ConditionalStyle_4599" style:family="table-cell" style:parent-style-name="Default">
      <style:table-cell-properties fo:background-color="#ffc7ce"/>
      <style:text-properties fo:color="#9c0006"/>
    </style:style>
    <style:style style:name="ConditionalStyle_5f_4598" style:display-name="ConditionalStyle_4598" style:family="table-cell" style:parent-style-name="Default">
      <style:table-cell-properties fo:background-color="#ffc7ce"/>
      <style:text-properties fo:color="#9c0006"/>
    </style:style>
    <style:style style:name="ConditionalStyle_5f_4597" style:display-name="ConditionalStyle_4597" style:family="table-cell" style:parent-style-name="Default">
      <style:table-cell-properties fo:background-color="#ffc7ce"/>
      <style:text-properties fo:color="#9c0006"/>
    </style:style>
    <style:style style:name="ConditionalStyle_5f_4596" style:display-name="ConditionalStyle_4596" style:family="table-cell" style:parent-style-name="Default">
      <style:table-cell-properties fo:background-color="#ffc7ce"/>
      <style:text-properties fo:color="#9c0006"/>
    </style:style>
    <style:style style:name="ConditionalStyle_5f_4595" style:display-name="ConditionalStyle_4595" style:family="table-cell" style:parent-style-name="Default">
      <style:table-cell-properties fo:background-color="#ffc7ce"/>
      <style:text-properties fo:color="#9c0006"/>
    </style:style>
    <style:style style:name="ConditionalStyle_5f_4410" style:display-name="ConditionalStyle_4410" style:family="table-cell" style:parent-style-name="Default">
      <style:table-cell-properties fo:background-color="#ffc7ce"/>
      <style:text-properties fo:color="#9c0006"/>
    </style:style>
    <style:style style:name="ConditionalStyle_5f_4409" style:display-name="ConditionalStyle_4409" style:family="table-cell" style:parent-style-name="Default">
      <style:table-cell-properties fo:background-color="#ffc7ce"/>
      <style:text-properties fo:color="#9c0006"/>
    </style:style>
    <style:style style:name="ConditionalStyle_5f_4408" style:display-name="ConditionalStyle_4408" style:family="table-cell" style:parent-style-name="Default">
      <style:table-cell-properties fo:background-color="#ffc7ce"/>
      <style:text-properties fo:color="#9c0006"/>
    </style:style>
    <style:style style:name="ConditionalStyle_5f_4407" style:display-name="ConditionalStyle_4407" style:family="table-cell" style:parent-style-name="Default">
      <style:table-cell-properties fo:background-color="#ffc7ce"/>
      <style:text-properties fo:color="#9c0006"/>
    </style:style>
    <style:style style:name="ConditionalStyle_5f_4406" style:display-name="ConditionalStyle_4406" style:family="table-cell" style:parent-style-name="Default">
      <style:table-cell-properties fo:background-color="#ffc7ce"/>
      <style:text-properties fo:color="#9c0006"/>
    </style:style>
    <style:style style:name="ConditionalStyle_5f_4405" style:display-name="ConditionalStyle_4405" style:family="table-cell" style:parent-style-name="Default">
      <style:table-cell-properties fo:background-color="#ffc7ce"/>
      <style:text-properties fo:color="#9c0006"/>
    </style:style>
    <style:style style:name="ConditionalStyle_5f_4404" style:display-name="ConditionalStyle_4404" style:family="table-cell" style:parent-style-name="Default">
      <style:table-cell-properties fo:background-color="#ffc7ce"/>
      <style:text-properties fo:color="#9c0006"/>
    </style:style>
    <style:style style:name="ConditionalStyle_5f_4403" style:display-name="ConditionalStyle_4403" style:family="table-cell" style:parent-style-name="Default">
      <style:table-cell-properties fo:background-color="#ffc7ce"/>
      <style:text-properties fo:color="#9c0006"/>
    </style:style>
    <style:style style:name="ConditionalStyle_5f_4402" style:display-name="ConditionalStyle_4402" style:family="table-cell" style:parent-style-name="Default">
      <style:table-cell-properties fo:background-color="#ffc7ce"/>
      <style:text-properties fo:color="#9c0006"/>
    </style:style>
    <style:style style:name="ConditionalStyle_5f_4401" style:display-name="ConditionalStyle_4401" style:family="table-cell" style:parent-style-name="Default">
      <style:table-cell-properties fo:background-color="#ffc7ce"/>
      <style:text-properties fo:color="#9c0006"/>
    </style:style>
    <style:style style:name="ConditionalStyle_5f_4400" style:display-name="ConditionalStyle_4400" style:family="table-cell" style:parent-style-name="Default">
      <style:table-cell-properties fo:background-color="#ffc7ce"/>
      <style:text-properties fo:color="#9c0006"/>
    </style:style>
    <style:style style:name="ConditionalStyle_5f_4399" style:display-name="ConditionalStyle_4399" style:family="table-cell" style:parent-style-name="Default">
      <style:table-cell-properties fo:background-color="#ffc7ce"/>
      <style:text-properties fo:color="#9c0006"/>
    </style:style>
    <style:style style:name="ConditionalStyle_5f_4398" style:display-name="ConditionalStyle_4398" style:family="table-cell" style:parent-style-name="Default">
      <style:table-cell-properties fo:background-color="#ffc7ce"/>
      <style:text-properties fo:color="#9c0006"/>
    </style:style>
    <style:style style:name="ConditionalStyle_5f_4397" style:display-name="ConditionalStyle_4397" style:family="table-cell" style:parent-style-name="Default">
      <style:table-cell-properties fo:background-color="#ffc7ce"/>
      <style:text-properties fo:color="#9c0006"/>
    </style:style>
    <style:style style:name="ConditionalStyle_5f_4396" style:display-name="ConditionalStyle_4396" style:family="table-cell" style:parent-style-name="Default">
      <style:table-cell-properties fo:background-color="#ffc7ce"/>
      <style:text-properties fo:color="#9c0006"/>
    </style:style>
    <style:style style:name="ConditionalStyle_5f_4395" style:display-name="ConditionalStyle_4395" style:family="table-cell" style:parent-style-name="Default">
      <style:table-cell-properties fo:background-color="#ffc7ce"/>
      <style:text-properties fo:color="#9c0006"/>
    </style:style>
    <style:style style:name="ConditionalStyle_5f_4394" style:display-name="ConditionalStyle_4394" style:family="table-cell" style:parent-style-name="Default">
      <style:table-cell-properties fo:background-color="#ffc7ce"/>
      <style:text-properties fo:color="#9c0006"/>
    </style:style>
    <style:style style:name="ConditionalStyle_5f_4393" style:display-name="ConditionalStyle_4393" style:family="table-cell" style:parent-style-name="Default">
      <style:table-cell-properties fo:background-color="#ffc7ce"/>
      <style:text-properties fo:color="#9c0006"/>
    </style:style>
    <style:style style:name="ConditionalStyle_5f_4392" style:display-name="ConditionalStyle_4392" style:family="table-cell" style:parent-style-name="Default">
      <style:table-cell-properties fo:background-color="#ffc7ce"/>
      <style:text-properties fo:color="#9c0006"/>
    </style:style>
    <style:style style:name="ConditionalStyle_5f_4391" style:display-name="ConditionalStyle_4391" style:family="table-cell" style:parent-style-name="Default">
      <style:table-cell-properties fo:background-color="#ffc7ce"/>
      <style:text-properties fo:color="#9c0006"/>
    </style:style>
    <style:style style:name="ConditionalStyle_5f_4390" style:display-name="ConditionalStyle_4390" style:family="table-cell" style:parent-style-name="Default">
      <style:table-cell-properties fo:background-color="#ffc7ce"/>
      <style:text-properties fo:color="#9c0006"/>
    </style:style>
    <style:style style:name="ConditionalStyle_5f_4389" style:display-name="ConditionalStyle_4389" style:family="table-cell" style:parent-style-name="Default">
      <style:table-cell-properties fo:background-color="#ffc7ce"/>
      <style:text-properties fo:color="#9c0006"/>
    </style:style>
    <style:style style:name="ConditionalStyle_5f_4388" style:display-name="ConditionalStyle_4388" style:family="table-cell" style:parent-style-name="Default">
      <style:table-cell-properties fo:background-color="#ffc7ce"/>
      <style:text-properties fo:color="#9c0006"/>
    </style:style>
    <style:style style:name="ConditionalStyle_5f_4387" style:display-name="ConditionalStyle_4387" style:family="table-cell" style:parent-style-name="Default">
      <style:table-cell-properties fo:background-color="#ffc7ce"/>
      <style:text-properties fo:color="#9c0006"/>
    </style:style>
    <style:style style:name="ConditionalStyle_5f_4386" style:display-name="ConditionalStyle_4386" style:family="table-cell" style:parent-style-name="Default">
      <style:table-cell-properties fo:background-color="#ffc7ce"/>
      <style:text-properties fo:color="#9c0006"/>
    </style:style>
    <style:style style:name="ConditionalStyle_5f_4385" style:display-name="ConditionalStyle_4385" style:family="table-cell" style:parent-style-name="Default">
      <style:table-cell-properties fo:background-color="#ffc7ce"/>
      <style:text-properties fo:color="#9c0006"/>
    </style:style>
    <style:style style:name="ConditionalStyle_5f_4417" style:display-name="ConditionalStyle_4417" style:family="table-cell" style:parent-style-name="Default">
      <style:table-cell-properties fo:background-color="#ffc7ce"/>
      <style:text-properties fo:color="#9c0006"/>
    </style:style>
    <style:style style:name="ConditionalStyle_5f_4416" style:display-name="ConditionalStyle_4416" style:family="table-cell" style:parent-style-name="Default">
      <style:table-cell-properties fo:background-color="#ffc7ce"/>
      <style:text-properties fo:color="#9c0006"/>
    </style:style>
    <style:style style:name="ConditionalStyle_5f_4415" style:display-name="ConditionalStyle_4415" style:family="table-cell" style:parent-style-name="Default">
      <style:table-cell-properties fo:background-color="#ffc7ce"/>
      <style:text-properties fo:color="#9c0006"/>
    </style:style>
    <style:style style:name="ConditionalStyle_5f_4414" style:display-name="ConditionalStyle_4414" style:family="table-cell" style:parent-style-name="Default">
      <style:table-cell-properties fo:background-color="#ffc7ce"/>
      <style:text-properties fo:color="#9c0006"/>
    </style:style>
    <style:style style:name="ConditionalStyle_5f_4413" style:display-name="ConditionalStyle_4413" style:family="table-cell" style:parent-style-name="Default">
      <style:table-cell-properties fo:background-color="#ffc7ce"/>
      <style:text-properties fo:color="#9c0006"/>
    </style:style>
    <style:style style:name="ConditionalStyle_5f_4412" style:display-name="ConditionalStyle_4412" style:family="table-cell" style:parent-style-name="Default">
      <style:table-cell-properties fo:background-color="#ffc7ce"/>
      <style:text-properties fo:color="#9c0006"/>
    </style:style>
    <style:style style:name="ConditionalStyle_5f_4411" style:display-name="ConditionalStyle_4411" style:family="table-cell" style:parent-style-name="Default">
      <style:table-cell-properties fo:background-color="#ffc7ce"/>
      <style:text-properties fo:color="#9c0006"/>
    </style:style>
    <style:style style:name="ConditionalStyle_5f_4223" style:display-name="ConditionalStyle_4223" style:family="table-cell" style:parent-style-name="Default">
      <style:table-cell-properties fo:background-color="#ffc7ce"/>
      <style:text-properties fo:color="#9c0006"/>
    </style:style>
    <style:style style:name="ConditionalStyle_5f_4222" style:display-name="ConditionalStyle_4222" style:family="table-cell" style:parent-style-name="Default">
      <style:table-cell-properties fo:background-color="#ffc7ce"/>
      <style:text-properties fo:color="#9c0006"/>
    </style:style>
    <style:style style:name="ConditionalStyle_5f_4221" style:display-name="ConditionalStyle_4221" style:family="table-cell" style:parent-style-name="Default">
      <style:table-cell-properties fo:background-color="#ffc7ce"/>
      <style:text-properties fo:color="#9c0006"/>
    </style:style>
    <style:style style:name="ConditionalStyle_5f_4220" style:display-name="ConditionalStyle_4220" style:family="table-cell" style:parent-style-name="Default">
      <style:table-cell-properties fo:background-color="#ffc7ce"/>
      <style:text-properties fo:color="#9c0006"/>
    </style:style>
    <style:style style:name="ConditionalStyle_5f_4219" style:display-name="ConditionalStyle_4219" style:family="table-cell" style:parent-style-name="Default">
      <style:table-cell-properties fo:background-color="#ffc7ce"/>
      <style:text-properties fo:color="#9c0006"/>
    </style:style>
    <style:style style:name="ConditionalStyle_5f_4218" style:display-name="ConditionalStyle_4218" style:family="table-cell" style:parent-style-name="Default">
      <style:table-cell-properties fo:background-color="#ffc7ce"/>
      <style:text-properties fo:color="#9c0006"/>
    </style:style>
    <style:style style:name="ConditionalStyle_5f_4217" style:display-name="ConditionalStyle_4217" style:family="table-cell" style:parent-style-name="Default">
      <style:table-cell-properties fo:background-color="#ffc7ce"/>
      <style:text-properties fo:color="#9c0006"/>
    </style:style>
    <style:style style:name="ConditionalStyle_5f_4216" style:display-name="ConditionalStyle_4216" style:family="table-cell" style:parent-style-name="Default">
      <style:table-cell-properties fo:background-color="#ffc7ce"/>
      <style:text-properties fo:color="#9c0006"/>
    </style:style>
    <style:style style:name="ConditionalStyle_5f_4215" style:display-name="ConditionalStyle_4215" style:family="table-cell" style:parent-style-name="Default">
      <style:table-cell-properties fo:background-color="#ffc7ce"/>
      <style:text-properties fo:color="#9c0006"/>
    </style:style>
    <style:style style:name="ConditionalStyle_5f_4214" style:display-name="ConditionalStyle_4214" style:family="table-cell" style:parent-style-name="Default">
      <style:table-cell-properties fo:background-color="#ffc7ce"/>
      <style:text-properties fo:color="#9c0006"/>
    </style:style>
    <style:style style:name="ConditionalStyle_5f_4213" style:display-name="ConditionalStyle_4213" style:family="table-cell" style:parent-style-name="Default">
      <style:table-cell-properties fo:background-color="#ffc7ce"/>
      <style:text-properties fo:color="#9c0006"/>
    </style:style>
    <style:style style:name="ConditionalStyle_5f_4212" style:display-name="ConditionalStyle_4212" style:family="table-cell" style:parent-style-name="Default">
      <style:table-cell-properties fo:background-color="#ffc7ce"/>
      <style:text-properties fo:color="#9c0006"/>
    </style:style>
    <style:style style:name="ConditionalStyle_5f_4211" style:display-name="ConditionalStyle_4211" style:family="table-cell" style:parent-style-name="Default">
      <style:table-cell-properties fo:background-color="#ffc7ce"/>
      <style:text-properties fo:color="#9c0006"/>
    </style:style>
    <style:style style:name="ConditionalStyle_5f_4210" style:display-name="ConditionalStyle_4210" style:family="table-cell" style:parent-style-name="Default">
      <style:table-cell-properties fo:background-color="#ffc7ce"/>
      <style:text-properties fo:color="#9c0006"/>
    </style:style>
    <style:style style:name="ConditionalStyle_5f_4209" style:display-name="ConditionalStyle_4209" style:family="table-cell" style:parent-style-name="Default">
      <style:table-cell-properties fo:background-color="#ffc7ce"/>
      <style:text-properties fo:color="#9c0006"/>
    </style:style>
    <style:style style:name="ConditionalStyle_5f_4208" style:display-name="ConditionalStyle_4208" style:family="table-cell" style:parent-style-name="Default">
      <style:table-cell-properties fo:background-color="#ffc7ce"/>
      <style:text-properties fo:color="#9c0006"/>
    </style:style>
    <style:style style:name="ConditionalStyle_5f_4207" style:display-name="ConditionalStyle_4207" style:family="table-cell" style:parent-style-name="Default">
      <style:table-cell-properties fo:background-color="#ffc7ce"/>
      <style:text-properties fo:color="#9c0006"/>
    </style:style>
    <style:style style:name="ConditionalStyle_5f_3061" style:display-name="ConditionalStyle_3061" style:family="table-cell" style:parent-style-name="Default">
      <style:table-cell-properties fo:background-color="#ffc7ce"/>
      <style:text-properties fo:color="#9c0006"/>
    </style:style>
    <style:style style:name="ConditionalStyle_5f_3060" style:display-name="ConditionalStyle_3060" style:family="table-cell" style:parent-style-name="Default">
      <style:table-cell-properties fo:background-color="#ffc7ce"/>
      <style:text-properties fo:color="#9c0006"/>
    </style:style>
    <style:style style:name="ConditionalStyle_5f_3059" style:display-name="ConditionalStyle_3059" style:family="table-cell" style:parent-style-name="Default">
      <style:table-cell-properties fo:background-color="#ffc7ce"/>
      <style:text-properties fo:color="#9c0006"/>
    </style:style>
    <style:style style:name="ConditionalStyle_5f_3058" style:display-name="ConditionalStyle_3058" style:family="table-cell" style:parent-style-name="Default">
      <style:table-cell-properties fo:background-color="#ffc7ce"/>
      <style:text-properties fo:color="#9c0006"/>
    </style:style>
    <style:style style:name="ConditionalStyle_5f_3057" style:display-name="ConditionalStyle_3057" style:family="table-cell" style:parent-style-name="Default">
      <style:table-cell-properties fo:background-color="#ffc7ce"/>
      <style:text-properties fo:color="#9c0006"/>
    </style:style>
    <style:style style:name="ConditionalStyle_5f_4854" style:display-name="ConditionalStyle_4854" style:family="table-cell" style:parent-style-name="Default">
      <style:table-cell-properties fo:background-color="#ffc7ce"/>
      <style:text-properties fo:color="#9c0006"/>
    </style:style>
    <style:style style:name="ConditionalStyle_5f_4853" style:display-name="ConditionalStyle_4853" style:family="table-cell" style:parent-style-name="Default">
      <style:table-cell-properties fo:background-color="#ffc7ce"/>
      <style:text-properties fo:color="#9c0006"/>
    </style:style>
    <style:style style:name="ConditionalStyle_5f_4852" style:display-name="ConditionalStyle_4852" style:family="table-cell" style:parent-style-name="Default">
      <style:table-cell-properties fo:background-color="#ffc7ce"/>
      <style:text-properties fo:color="#9c0006"/>
    </style:style>
    <style:style style:name="ConditionalStyle_5f_4851" style:display-name="ConditionalStyle_4851" style:family="table-cell" style:parent-style-name="Default">
      <style:table-cell-properties fo:background-color="#ffc7ce"/>
      <style:text-properties fo:color="#9c0006"/>
    </style:style>
    <style:style style:name="ConditionalStyle_5f_4850" style:display-name="ConditionalStyle_4850" style:family="table-cell" style:parent-style-name="Default">
      <style:table-cell-properties fo:background-color="#ffc7ce"/>
      <style:text-properties fo:color="#9c0006"/>
    </style:style>
    <style:style style:name="ConditionalStyle_5f_4849" style:display-name="ConditionalStyle_4849" style:family="table-cell" style:parent-style-name="Default">
      <style:table-cell-properties fo:background-color="#ffc7ce"/>
      <style:text-properties fo:color="#9c0006"/>
    </style:style>
    <style:style style:name="ConditionalStyle_5f_4154" style:display-name="ConditionalStyle_4154" style:family="table-cell" style:parent-style-name="Default">
      <style:table-cell-properties fo:background-color="#ffc7ce"/>
      <style:text-properties fo:color="#9c0006"/>
    </style:style>
    <style:style style:name="ConditionalStyle_5f_4155" style:display-name="ConditionalStyle_4155" style:family="table-cell" style:parent-style-name="Default">
      <style:table-cell-properties fo:background-color="#ffc7ce"/>
      <style:text-properties fo:color="#9c0006"/>
    </style:style>
    <style:style style:name="ConditionalStyle_5f_4441" style:display-name="ConditionalStyle_4441" style:family="table-cell" style:parent-style-name="Default">
      <style:table-cell-properties fo:background-color="#ffc7ce"/>
      <style:text-properties fo:color="#9c0006"/>
    </style:style>
    <style:style style:name="ConditionalStyle_5f_4440" style:display-name="ConditionalStyle_4440" style:family="table-cell" style:parent-style-name="Default">
      <style:table-cell-properties fo:background-color="#ffc7ce"/>
      <style:text-properties fo:color="#9c0006"/>
    </style:style>
    <style:style style:name="ConditionalStyle_5f_4439" style:display-name="ConditionalStyle_4439" style:family="table-cell" style:parent-style-name="Default">
      <style:table-cell-properties fo:background-color="#ffc7ce"/>
      <style:text-properties fo:color="#9c0006"/>
    </style:style>
    <style:style style:name="ConditionalStyle_5f_4438" style:display-name="ConditionalStyle_4438" style:family="table-cell" style:parent-style-name="Default">
      <style:table-cell-properties fo:background-color="#ffc7ce"/>
      <style:text-properties fo:color="#9c0006"/>
    </style:style>
    <style:style style:name="ConditionalStyle_5f_4437" style:display-name="ConditionalStyle_4437" style:family="table-cell" style:parent-style-name="Default">
      <style:table-cell-properties fo:background-color="#ffc7ce"/>
      <style:text-properties fo:color="#9c0006"/>
    </style:style>
    <style:style style:name="ConditionalStyle_5f_4436" style:display-name="ConditionalStyle_4436" style:family="table-cell" style:parent-style-name="Default">
      <style:table-cell-properties fo:background-color="#ffc7ce"/>
      <style:text-properties fo:color="#9c0006"/>
    </style:style>
    <style:style style:name="ConditionalStyle_5f_4435" style:display-name="ConditionalStyle_4435" style:family="table-cell" style:parent-style-name="Default">
      <style:table-cell-properties fo:background-color="#ffc7ce"/>
      <style:text-properties fo:color="#9c0006"/>
    </style:style>
    <style:style style:name="ConditionalStyle_5f_4434" style:display-name="ConditionalStyle_4434" style:family="table-cell" style:parent-style-name="Default">
      <style:table-cell-properties fo:background-color="#ffc7ce"/>
      <style:text-properties fo:color="#9c0006"/>
    </style:style>
    <style:style style:name="ConditionalStyle_5f_4433" style:display-name="ConditionalStyle_4433" style:family="table-cell" style:parent-style-name="Default">
      <style:table-cell-properties fo:background-color="#ffc7ce"/>
      <style:text-properties fo:color="#9c0006"/>
    </style:style>
    <style:style style:name="ConditionalStyle_5f_4432" style:display-name="ConditionalStyle_4432" style:family="table-cell" style:parent-style-name="Default">
      <style:table-cell-properties fo:background-color="#ffc7ce"/>
      <style:text-properties fo:color="#9c0006"/>
    </style:style>
    <style:style style:name="ConditionalStyle_5f_4431" style:display-name="ConditionalStyle_4431" style:family="table-cell" style:parent-style-name="Default">
      <style:table-cell-properties fo:background-color="#ffc7ce"/>
      <style:text-properties fo:color="#9c0006"/>
    </style:style>
    <style:style style:name="ConditionalStyle_5f_4430" style:display-name="ConditionalStyle_4430" style:family="table-cell" style:parent-style-name="Default">
      <style:table-cell-properties fo:background-color="#ffc7ce"/>
      <style:text-properties fo:color="#9c0006"/>
    </style:style>
    <style:style style:name="ConditionalStyle_5f_4429" style:display-name="ConditionalStyle_4429" style:family="table-cell" style:parent-style-name="Default">
      <style:table-cell-properties fo:background-color="#ffc7ce"/>
      <style:text-properties fo:color="#9c0006"/>
    </style:style>
    <style:style style:name="ConditionalStyle_5f_4428" style:display-name="ConditionalStyle_4428" style:family="table-cell" style:parent-style-name="Default">
      <style:table-cell-properties fo:background-color="#ffc7ce"/>
      <style:text-properties fo:color="#9c0006"/>
    </style:style>
    <style:style style:name="ConditionalStyle_5f_4427" style:display-name="ConditionalStyle_4427" style:family="table-cell" style:parent-style-name="Default">
      <style:table-cell-properties fo:background-color="#ffc7ce"/>
      <style:text-properties fo:color="#9c0006"/>
    </style:style>
    <style:style style:name="ConditionalStyle_5f_4426" style:display-name="ConditionalStyle_4426" style:family="table-cell" style:parent-style-name="Default">
      <style:table-cell-properties fo:background-color="#ffc7ce"/>
      <style:text-properties fo:color="#9c0006"/>
    </style:style>
    <style:style style:name="ConditionalStyle_5f_4425" style:display-name="ConditionalStyle_4425" style:family="table-cell" style:parent-style-name="Default">
      <style:table-cell-properties fo:background-color="#ffc7ce"/>
      <style:text-properties fo:color="#9c0006"/>
    </style:style>
    <style:style style:name="ConditionalStyle_5f_4424" style:display-name="ConditionalStyle_4424" style:family="table-cell" style:parent-style-name="Default">
      <style:table-cell-properties fo:background-color="#ffc7ce"/>
      <style:text-properties fo:color="#9c0006"/>
    </style:style>
    <style:style style:name="ConditionalStyle_5f_4423" style:display-name="ConditionalStyle_4423" style:family="table-cell" style:parent-style-name="Default">
      <style:table-cell-properties fo:background-color="#ffc7ce"/>
      <style:text-properties fo:color="#9c0006"/>
    </style:style>
    <style:style style:name="ConditionalStyle_5f_4422" style:display-name="ConditionalStyle_4422" style:family="table-cell" style:parent-style-name="Default">
      <style:table-cell-properties fo:background-color="#ffc7ce"/>
      <style:text-properties fo:color="#9c0006"/>
    </style:style>
    <style:style style:name="ConditionalStyle_5f_4421" style:display-name="ConditionalStyle_4421" style:family="table-cell" style:parent-style-name="Default">
      <style:table-cell-properties fo:background-color="#ffc7ce"/>
      <style:text-properties fo:color="#9c0006"/>
    </style:style>
    <style:style style:name="ConditionalStyle_5f_4420" style:display-name="ConditionalStyle_4420" style:family="table-cell" style:parent-style-name="Default">
      <style:table-cell-properties fo:background-color="#ffc7ce"/>
      <style:text-properties fo:color="#9c0006"/>
    </style:style>
    <style:style style:name="ConditionalStyle_5f_4419" style:display-name="ConditionalStyle_4419" style:family="table-cell" style:parent-style-name="Default">
      <style:table-cell-properties fo:background-color="#ffc7ce"/>
      <style:text-properties fo:color="#9c0006"/>
    </style:style>
    <style:style style:name="ConditionalStyle_5f_4418" style:display-name="ConditionalStyle_4418" style:family="table-cell" style:parent-style-name="Default">
      <style:table-cell-properties fo:background-color="#ffc7ce"/>
      <style:text-properties fo:color="#9c0006"/>
    </style:style>
    <style:style style:name="ConditionalStyle_5f_4346" style:display-name="ConditionalStyle_4346" style:family="table-cell" style:parent-style-name="Default">
      <style:table-cell-properties fo:background-color="#ffc7ce"/>
      <style:text-properties fo:color="#9c0006"/>
    </style:style>
    <style:style style:name="ConditionalStyle_5f_4345" style:display-name="ConditionalStyle_4345" style:family="table-cell" style:parent-style-name="Default">
      <style:table-cell-properties fo:background-color="#ffc7ce"/>
      <style:text-properties fo:color="#9c0006"/>
    </style:style>
    <style:style style:name="ConditionalStyle_5f_4344" style:display-name="ConditionalStyle_4344" style:family="table-cell" style:parent-style-name="Default">
      <style:table-cell-properties fo:background-color="#ffc7ce"/>
      <style:text-properties fo:color="#9c0006"/>
    </style:style>
    <style:style style:name="ConditionalStyle_5f_4343" style:display-name="ConditionalStyle_4343" style:family="table-cell" style:parent-style-name="Default">
      <style:table-cell-properties fo:background-color="#ffc7ce"/>
      <style:text-properties fo:color="#9c0006"/>
    </style:style>
    <style:style style:name="ConditionalStyle_5f_4342" style:display-name="ConditionalStyle_4342" style:family="table-cell" style:parent-style-name="Default">
      <style:table-cell-properties fo:background-color="#ffc7ce"/>
      <style:text-properties fo:color="#9c0006"/>
    </style:style>
    <style:style style:name="ConditionalStyle_5f_4349" style:display-name="ConditionalStyle_4349" style:family="table-cell" style:parent-style-name="Default">
      <style:table-cell-properties fo:background-color="#ffc7ce"/>
      <style:text-properties fo:color="#9c0006"/>
    </style:style>
    <style:style style:name="ConditionalStyle_5f_4348" style:display-name="ConditionalStyle_4348" style:family="table-cell" style:parent-style-name="Default">
      <style:table-cell-properties fo:background-color="#ffc7ce"/>
      <style:text-properties fo:color="#9c0006"/>
    </style:style>
    <style:style style:name="ConditionalStyle_5f_4347" style:display-name="ConditionalStyle_4347" style:family="table-cell" style:parent-style-name="Default">
      <style:table-cell-properties fo:background-color="#ffc7ce"/>
      <style:text-properties fo:color="#9c0006"/>
    </style:style>
    <style:style style:name="ConditionalStyle_5f_4149" style:display-name="ConditionalStyle_4149" style:family="table-cell" style:parent-style-name="Default">
      <style:table-cell-properties fo:background-color="#ffc7ce"/>
      <style:text-properties fo:color="#9c0006"/>
    </style:style>
    <style:style style:name="ConditionalStyle_5f_4148" style:display-name="ConditionalStyle_4148" style:family="table-cell" style:parent-style-name="Default">
      <style:table-cell-properties fo:background-color="#ffc7ce"/>
      <style:text-properties fo:color="#9c0006"/>
    </style:style>
    <style:style style:name="ConditionalStyle_5f_4147" style:display-name="ConditionalStyle_4147" style:family="table-cell" style:parent-style-name="Default">
      <style:table-cell-properties fo:background-color="#ffc7ce"/>
      <style:text-properties fo:color="#9c0006"/>
    </style:style>
    <style:style style:name="ConditionalStyle_5f_4146" style:display-name="ConditionalStyle_4146" style:family="table-cell" style:parent-style-name="Default">
      <style:table-cell-properties fo:background-color="#ffc7ce"/>
      <style:text-properties fo:color="#9c0006"/>
    </style:style>
    <style:style style:name="ConditionalStyle_5f_4145" style:display-name="ConditionalStyle_4145" style:family="table-cell" style:parent-style-name="Default">
      <style:table-cell-properties fo:background-color="#ffc7ce"/>
      <style:text-properties fo:color="#9c0006"/>
    </style:style>
    <style:style style:name="ConditionalStyle_5f_4144" style:display-name="ConditionalStyle_4144" style:family="table-cell" style:parent-style-name="Default">
      <style:table-cell-properties fo:background-color="#ffc7ce"/>
      <style:text-properties fo:color="#9c0006"/>
    </style:style>
    <style:style style:name="ConditionalStyle_5f_4143" style:display-name="ConditionalStyle_4143" style:family="table-cell" style:parent-style-name="Default">
      <style:table-cell-properties fo:background-color="#ffc7ce"/>
      <style:text-properties fo:color="#9c0006"/>
    </style:style>
    <style:style style:name="ConditionalStyle_5f_4142" style:display-name="ConditionalStyle_4142" style:family="table-cell" style:parent-style-name="Default">
      <style:table-cell-properties fo:background-color="#ffc7ce"/>
      <style:text-properties fo:color="#9c0006"/>
    </style:style>
    <style:style style:name="ConditionalStyle_5f_4141" style:display-name="ConditionalStyle_4141" style:family="table-cell" style:parent-style-name="Default">
      <style:table-cell-properties fo:background-color="#ffc7ce"/>
      <style:text-properties fo:color="#9c0006"/>
    </style:style>
    <style:style style:name="ConditionalStyle_5f_4140" style:display-name="ConditionalStyle_4140" style:family="table-cell" style:parent-style-name="Default">
      <style:table-cell-properties fo:background-color="#ffc7ce"/>
      <style:text-properties fo:color="#9c0006"/>
    </style:style>
    <style:style style:name="ConditionalStyle_5f_4139" style:display-name="ConditionalStyle_4139" style:family="table-cell" style:parent-style-name="Default">
      <style:table-cell-properties fo:background-color="#ffc7ce"/>
      <style:text-properties fo:color="#9c0006"/>
    </style:style>
    <style:style style:name="ConditionalStyle_5f_4138" style:display-name="ConditionalStyle_4138" style:family="table-cell" style:parent-style-name="Default">
      <style:table-cell-properties fo:background-color="#ffc7ce"/>
      <style:text-properties fo:color="#9c0006"/>
    </style:style>
    <style:style style:name="ConditionalStyle_5f_4137" style:display-name="ConditionalStyle_4137" style:family="table-cell" style:parent-style-name="Default">
      <style:table-cell-properties fo:background-color="#ffc7ce"/>
      <style:text-properties fo:color="#9c0006"/>
    </style:style>
    <style:style style:name="ConditionalStyle_5f_4136" style:display-name="ConditionalStyle_4136" style:family="table-cell" style:parent-style-name="Default">
      <style:table-cell-properties fo:background-color="#ffc7ce"/>
      <style:text-properties fo:color="#9c0006"/>
    </style:style>
    <style:style style:name="ConditionalStyle_5f_4135" style:display-name="ConditionalStyle_4135" style:family="table-cell" style:parent-style-name="Default">
      <style:table-cell-properties fo:background-color="#ffc7ce"/>
      <style:text-properties fo:color="#9c0006"/>
    </style:style>
    <style:style style:name="ConditionalStyle_5f_4134" style:display-name="ConditionalStyle_4134" style:family="table-cell" style:parent-style-name="Default">
      <style:table-cell-properties fo:background-color="#ffc7ce"/>
      <style:text-properties fo:color="#9c0006"/>
    </style:style>
    <style:style style:name="ConditionalStyle_5f_4133" style:display-name="ConditionalStyle_4133" style:family="table-cell" style:parent-style-name="Default">
      <style:table-cell-properties fo:background-color="#ffc7ce"/>
      <style:text-properties fo:color="#9c0006"/>
    </style:style>
    <style:style style:name="ConditionalStyle_5f_4132" style:display-name="ConditionalStyle_4132" style:family="table-cell" style:parent-style-name="Default">
      <style:table-cell-properties fo:background-color="#ffc7ce"/>
      <style:text-properties fo:color="#9c0006"/>
    </style:style>
    <style:style style:name="ConditionalStyle_5f_4131" style:display-name="ConditionalStyle_4131" style:family="table-cell" style:parent-style-name="Default">
      <style:table-cell-properties fo:background-color="#ffc7ce"/>
      <style:text-properties fo:color="#9c0006"/>
    </style:style>
    <style:style style:name="ConditionalStyle_5f_4130" style:display-name="ConditionalStyle_4130" style:family="table-cell" style:parent-style-name="Default">
      <style:table-cell-properties fo:background-color="#ffc7ce"/>
      <style:text-properties fo:color="#9c0006"/>
    </style:style>
    <style:style style:name="ConditionalStyle_5f_4470" style:display-name="ConditionalStyle_4470" style:family="table-cell" style:parent-style-name="Default">
      <style:table-cell-properties fo:background-color="#ffc7ce"/>
      <style:text-properties fo:color="#9c0006"/>
    </style:style>
    <style:style style:name="ConditionalStyle_5f_4469" style:display-name="ConditionalStyle_4469" style:family="table-cell" style:parent-style-name="Default">
      <style:table-cell-properties fo:background-color="#ffc7ce"/>
      <style:text-properties fo:color="#9c0006"/>
    </style:style>
    <style:style style:name="ConditionalStyle_5f_4468" style:display-name="ConditionalStyle_4468" style:family="table-cell" style:parent-style-name="Default">
      <style:table-cell-properties fo:background-color="#ffc7ce"/>
      <style:text-properties fo:color="#9c0006"/>
    </style:style>
    <style:style style:name="ConditionalStyle_5f_4467" style:display-name="ConditionalStyle_4467" style:family="table-cell" style:parent-style-name="Default">
      <style:table-cell-properties fo:background-color="#ffc7ce"/>
      <style:text-properties fo:color="#9c0006"/>
    </style:style>
    <style:style style:name="ConditionalStyle_5f_4466" style:display-name="ConditionalStyle_4466" style:family="table-cell" style:parent-style-name="Default">
      <style:table-cell-properties fo:background-color="#ffc7ce"/>
      <style:text-properties fo:color="#9c0006"/>
    </style:style>
    <style:style style:name="ConditionalStyle_5f_4465" style:display-name="ConditionalStyle_4465" style:family="table-cell" style:parent-style-name="Default">
      <style:table-cell-properties fo:background-color="#ffc7ce"/>
      <style:text-properties fo:color="#9c0006"/>
    </style:style>
    <style:style style:name="ConditionalStyle_5f_4464" style:display-name="ConditionalStyle_4464" style:family="table-cell" style:parent-style-name="Default">
      <style:table-cell-properties fo:background-color="#ffc7ce"/>
      <style:text-properties fo:color="#9c0006"/>
    </style:style>
    <style:style style:name="ConditionalStyle_5f_4463" style:display-name="ConditionalStyle_4463" style:family="table-cell" style:parent-style-name="Default">
      <style:table-cell-properties fo:background-color="#ffc7ce"/>
      <style:text-properties fo:color="#9c0006"/>
    </style:style>
    <style:style style:name="ConditionalStyle_5f_4462" style:display-name="ConditionalStyle_4462" style:family="table-cell" style:parent-style-name="Default">
      <style:table-cell-properties fo:background-color="#ffc7ce"/>
      <style:text-properties fo:color="#9c0006"/>
    </style:style>
    <style:style style:name="ConditionalStyle_5f_4461" style:display-name="ConditionalStyle_4461" style:family="table-cell" style:parent-style-name="Default">
      <style:table-cell-properties fo:background-color="#ffc7ce"/>
      <style:text-properties fo:color="#9c0006"/>
    </style:style>
    <style:style style:name="ConditionalStyle_5f_4460" style:display-name="ConditionalStyle_4460" style:family="table-cell" style:parent-style-name="Default">
      <style:table-cell-properties fo:background-color="#ffc7ce"/>
      <style:text-properties fo:color="#9c0006"/>
    </style:style>
    <style:style style:name="ConditionalStyle_5f_4459" style:display-name="ConditionalStyle_4459" style:family="table-cell" style:parent-style-name="Default">
      <style:table-cell-properties fo:background-color="#ffc7ce"/>
      <style:text-properties fo:color="#9c0006"/>
    </style:style>
    <style:style style:name="ConditionalStyle_5f_4458" style:display-name="ConditionalStyle_4458" style:family="table-cell" style:parent-style-name="Default">
      <style:table-cell-properties fo:background-color="#ffc7ce"/>
      <style:text-properties fo:color="#9c0006"/>
    </style:style>
    <style:style style:name="ConditionalStyle_5f_4457" style:display-name="ConditionalStyle_4457" style:family="table-cell" style:parent-style-name="Default">
      <style:table-cell-properties fo:background-color="#ffc7ce"/>
      <style:text-properties fo:color="#9c0006"/>
    </style:style>
    <style:style style:name="ConditionalStyle_5f_4456" style:display-name="ConditionalStyle_4456" style:family="table-cell" style:parent-style-name="Default">
      <style:table-cell-properties fo:background-color="#ffc7ce"/>
      <style:text-properties fo:color="#9c0006"/>
    </style:style>
    <style:style style:name="ConditionalStyle_5f_4455" style:display-name="ConditionalStyle_4455" style:family="table-cell" style:parent-style-name="Default">
      <style:table-cell-properties fo:background-color="#ffc7ce"/>
      <style:text-properties fo:color="#9c0006"/>
    </style:style>
    <style:style style:name="ConditionalStyle_5f_4454" style:display-name="ConditionalStyle_4454" style:family="table-cell" style:parent-style-name="Default">
      <style:table-cell-properties fo:background-color="#ffc7ce"/>
      <style:text-properties fo:color="#9c0006"/>
    </style:style>
    <style:style style:name="ConditionalStyle_5f_4453" style:display-name="ConditionalStyle_4453" style:family="table-cell" style:parent-style-name="Default">
      <style:table-cell-properties fo:background-color="#ffc7ce"/>
      <style:text-properties fo:color="#9c0006"/>
    </style:style>
    <style:style style:name="ConditionalStyle_5f_4452" style:display-name="ConditionalStyle_4452" style:family="table-cell" style:parent-style-name="Default">
      <style:table-cell-properties fo:background-color="#ffc7ce"/>
      <style:text-properties fo:color="#9c0006"/>
    </style:style>
    <style:style style:name="ConditionalStyle_5f_4451" style:display-name="ConditionalStyle_4451" style:family="table-cell" style:parent-style-name="Default">
      <style:table-cell-properties fo:background-color="#ffc7ce"/>
      <style:text-properties fo:color="#9c0006"/>
    </style:style>
    <style:style style:name="ConditionalStyle_5f_4450" style:display-name="ConditionalStyle_4450" style:family="table-cell" style:parent-style-name="Default">
      <style:table-cell-properties fo:background-color="#ffc7ce"/>
      <style:text-properties fo:color="#9c0006"/>
    </style:style>
    <style:style style:name="ConditionalStyle_5f_4449" style:display-name="ConditionalStyle_4449" style:family="table-cell" style:parent-style-name="Default">
      <style:table-cell-properties fo:background-color="#ffc7ce"/>
      <style:text-properties fo:color="#9c0006"/>
    </style:style>
    <style:style style:name="ConditionalStyle_5f_4448" style:display-name="ConditionalStyle_4448" style:family="table-cell" style:parent-style-name="Default">
      <style:table-cell-properties fo:background-color="#ffc7ce"/>
      <style:text-properties fo:color="#9c0006"/>
    </style:style>
    <style:style style:name="ConditionalStyle_5f_4493" style:display-name="ConditionalStyle_4493" style:family="table-cell" style:parent-style-name="Default">
      <style:table-cell-properties fo:background-color="#ffc7ce"/>
      <style:text-properties fo:color="#9c0006"/>
    </style:style>
    <style:style style:name="ConditionalStyle_5f_4492" style:display-name="ConditionalStyle_4492" style:family="table-cell" style:parent-style-name="Default">
      <style:table-cell-properties fo:background-color="#ffc7ce"/>
      <style:text-properties fo:color="#9c0006"/>
    </style:style>
    <style:style style:name="ConditionalStyle_5f_4491" style:display-name="ConditionalStyle_4491" style:family="table-cell" style:parent-style-name="Default">
      <style:table-cell-properties fo:background-color="#ffc7ce"/>
      <style:text-properties fo:color="#9c0006"/>
    </style:style>
    <style:style style:name="ConditionalStyle_5f_4490" style:display-name="ConditionalStyle_4490" style:family="table-cell" style:parent-style-name="Default">
      <style:table-cell-properties fo:background-color="#ffc7ce"/>
      <style:text-properties fo:color="#9c0006"/>
    </style:style>
    <style:style style:name="ConditionalStyle_5f_4489" style:display-name="ConditionalStyle_4489" style:family="table-cell" style:parent-style-name="Default">
      <style:table-cell-properties fo:background-color="#ffc7ce"/>
      <style:text-properties fo:color="#9c0006"/>
    </style:style>
    <style:style style:name="ConditionalStyle_5f_4488" style:display-name="ConditionalStyle_4488" style:family="table-cell" style:parent-style-name="Default">
      <style:table-cell-properties fo:background-color="#ffc7ce"/>
      <style:text-properties fo:color="#9c0006"/>
    </style:style>
    <style:style style:name="ConditionalStyle_5f_4487" style:display-name="ConditionalStyle_4487" style:family="table-cell" style:parent-style-name="Default">
      <style:table-cell-properties fo:background-color="#ffc7ce"/>
      <style:text-properties fo:color="#9c0006"/>
    </style:style>
    <style:style style:name="ConditionalStyle_5f_4486" style:display-name="ConditionalStyle_4486" style:family="table-cell" style:parent-style-name="Default">
      <style:table-cell-properties fo:background-color="#ffc7ce"/>
      <style:text-properties fo:color="#9c0006"/>
    </style:style>
    <style:style style:name="ConditionalStyle_5f_4485" style:display-name="ConditionalStyle_4485" style:family="table-cell" style:parent-style-name="Default">
      <style:table-cell-properties fo:background-color="#ffc7ce"/>
      <style:text-properties fo:color="#9c0006"/>
    </style:style>
    <style:style style:name="ConditionalStyle_5f_4484" style:display-name="ConditionalStyle_4484" style:family="table-cell" style:parent-style-name="Default">
      <style:table-cell-properties fo:background-color="#ffc7ce"/>
      <style:text-properties fo:color="#9c0006"/>
    </style:style>
    <style:style style:name="ConditionalStyle_5f_4483" style:display-name="ConditionalStyle_4483" style:family="table-cell" style:parent-style-name="Default">
      <style:table-cell-properties fo:background-color="#ffc7ce"/>
      <style:text-properties fo:color="#9c0006"/>
    </style:style>
    <style:style style:name="ConditionalStyle_5f_4482" style:display-name="ConditionalStyle_4482" style:family="table-cell" style:parent-style-name="Default">
      <style:table-cell-properties fo:background-color="#ffc7ce"/>
      <style:text-properties fo:color="#9c0006"/>
    </style:style>
    <style:style style:name="ConditionalStyle_5f_4481" style:display-name="ConditionalStyle_4481" style:family="table-cell" style:parent-style-name="Default">
      <style:table-cell-properties fo:background-color="#ffc7ce"/>
      <style:text-properties fo:color="#9c0006"/>
    </style:style>
    <style:style style:name="ConditionalStyle_5f_4480" style:display-name="ConditionalStyle_4480" style:family="table-cell" style:parent-style-name="Default">
      <style:table-cell-properties fo:background-color="#ffc7ce"/>
      <style:text-properties fo:color="#9c0006"/>
    </style:style>
    <style:style style:name="ConditionalStyle_5f_4479" style:display-name="ConditionalStyle_4479" style:family="table-cell" style:parent-style-name="Default">
      <style:table-cell-properties fo:background-color="#ffc7ce"/>
      <style:text-properties fo:color="#9c0006"/>
    </style:style>
    <style:style style:name="ConditionalStyle_5f_4478" style:display-name="ConditionalStyle_4478" style:family="table-cell" style:parent-style-name="Default">
      <style:table-cell-properties fo:background-color="#ffc7ce"/>
      <style:text-properties fo:color="#9c0006"/>
    </style:style>
    <style:style style:name="ConditionalStyle_5f_4477" style:display-name="ConditionalStyle_4477" style:family="table-cell" style:parent-style-name="Default">
      <style:table-cell-properties fo:background-color="#ffc7ce"/>
      <style:text-properties fo:color="#9c0006"/>
    </style:style>
    <style:style style:name="ConditionalStyle_5f_4476" style:display-name="ConditionalStyle_4476" style:family="table-cell" style:parent-style-name="Default">
      <style:table-cell-properties fo:background-color="#ffc7ce"/>
      <style:text-properties fo:color="#9c0006"/>
    </style:style>
    <style:style style:name="ConditionalStyle_5f_4475" style:display-name="ConditionalStyle_4475" style:family="table-cell" style:parent-style-name="Default">
      <style:table-cell-properties fo:background-color="#ffc7ce"/>
      <style:text-properties fo:color="#9c0006"/>
    </style:style>
    <style:style style:name="ConditionalStyle_5f_4474" style:display-name="ConditionalStyle_4474" style:family="table-cell" style:parent-style-name="Default">
      <style:table-cell-properties fo:background-color="#ffc7ce"/>
      <style:text-properties fo:color="#9c0006"/>
    </style:style>
    <style:style style:name="ConditionalStyle_5f_4473" style:display-name="ConditionalStyle_4473" style:family="table-cell" style:parent-style-name="Default">
      <style:table-cell-properties fo:background-color="#ffc7ce"/>
      <style:text-properties fo:color="#9c0006"/>
    </style:style>
    <style:style style:name="ConditionalStyle_5f_4472" style:display-name="ConditionalStyle_4472" style:family="table-cell" style:parent-style-name="Default">
      <style:table-cell-properties fo:background-color="#ffc7ce"/>
      <style:text-properties fo:color="#9c0006"/>
    </style:style>
    <style:style style:name="ConditionalStyle_5f_4471" style:display-name="ConditionalStyle_4471" style:family="table-cell" style:parent-style-name="Default">
      <style:table-cell-properties fo:background-color="#ffc7ce"/>
      <style:text-properties fo:color="#9c0006"/>
    </style:style>
    <style:style style:name="ConditionalStyle_5f_4516" style:display-name="ConditionalStyle_4516" style:family="table-cell" style:parent-style-name="Default">
      <style:table-cell-properties fo:background-color="#ffc7ce"/>
      <style:text-properties fo:color="#9c0006"/>
    </style:style>
    <style:style style:name="ConditionalStyle_5f_4515" style:display-name="ConditionalStyle_4515" style:family="table-cell" style:parent-style-name="Default">
      <style:table-cell-properties fo:background-color="#ffc7ce"/>
      <style:text-properties fo:color="#9c0006"/>
    </style:style>
    <style:style style:name="ConditionalStyle_5f_4514" style:display-name="ConditionalStyle_4514" style:family="table-cell" style:parent-style-name="Default">
      <style:table-cell-properties fo:background-color="#ffc7ce"/>
      <style:text-properties fo:color="#9c0006"/>
    </style:style>
    <style:style style:name="ConditionalStyle_5f_4513" style:display-name="ConditionalStyle_4513" style:family="table-cell" style:parent-style-name="Default">
      <style:table-cell-properties fo:background-color="#ffc7ce"/>
      <style:text-properties fo:color="#9c0006"/>
    </style:style>
    <style:style style:name="ConditionalStyle_5f_4512" style:display-name="ConditionalStyle_4512" style:family="table-cell" style:parent-style-name="Default">
      <style:table-cell-properties fo:background-color="#ffc7ce"/>
      <style:text-properties fo:color="#9c0006"/>
    </style:style>
    <style:style style:name="ConditionalStyle_5f_4511" style:display-name="ConditionalStyle_4511" style:family="table-cell" style:parent-style-name="Default">
      <style:table-cell-properties fo:background-color="#ffc7ce"/>
      <style:text-properties fo:color="#9c0006"/>
    </style:style>
    <style:style style:name="ConditionalStyle_5f_4510" style:display-name="ConditionalStyle_4510" style:family="table-cell" style:parent-style-name="Default">
      <style:table-cell-properties fo:background-color="#ffc7ce"/>
      <style:text-properties fo:color="#9c0006"/>
    </style:style>
    <style:style style:name="ConditionalStyle_5f_4509" style:display-name="ConditionalStyle_4509" style:family="table-cell" style:parent-style-name="Default">
      <style:table-cell-properties fo:background-color="#ffc7ce"/>
      <style:text-properties fo:color="#9c0006"/>
    </style:style>
    <style:style style:name="ConditionalStyle_5f_4508" style:display-name="ConditionalStyle_4508" style:family="table-cell" style:parent-style-name="Default">
      <style:table-cell-properties fo:background-color="#ffc7ce"/>
      <style:text-properties fo:color="#9c0006"/>
    </style:style>
    <style:style style:name="ConditionalStyle_5f_4507" style:display-name="ConditionalStyle_4507" style:family="table-cell" style:parent-style-name="Default">
      <style:table-cell-properties fo:background-color="#ffc7ce"/>
      <style:text-properties fo:color="#9c0006"/>
    </style:style>
    <style:style style:name="ConditionalStyle_5f_4506" style:display-name="ConditionalStyle_4506" style:family="table-cell" style:parent-style-name="Default">
      <style:table-cell-properties fo:background-color="#ffc7ce"/>
      <style:text-properties fo:color="#9c0006"/>
    </style:style>
    <style:style style:name="ConditionalStyle_5f_4505" style:display-name="ConditionalStyle_4505" style:family="table-cell" style:parent-style-name="Default">
      <style:table-cell-properties fo:background-color="#ffc7ce"/>
      <style:text-properties fo:color="#9c0006"/>
    </style:style>
    <style:style style:name="ConditionalStyle_5f_4504" style:display-name="ConditionalStyle_4504" style:family="table-cell" style:parent-style-name="Default">
      <style:table-cell-properties fo:background-color="#ffc7ce"/>
      <style:text-properties fo:color="#9c0006"/>
    </style:style>
    <style:style style:name="ConditionalStyle_5f_4503" style:display-name="ConditionalStyle_4503" style:family="table-cell" style:parent-style-name="Default">
      <style:table-cell-properties fo:background-color="#ffc7ce"/>
      <style:text-properties fo:color="#9c0006"/>
    </style:style>
    <style:style style:name="ConditionalStyle_5f_4502" style:display-name="ConditionalStyle_4502" style:family="table-cell" style:parent-style-name="Default">
      <style:table-cell-properties fo:background-color="#ffc7ce"/>
      <style:text-properties fo:color="#9c0006"/>
    </style:style>
    <style:style style:name="ConditionalStyle_5f_4501" style:display-name="ConditionalStyle_4501" style:family="table-cell" style:parent-style-name="Default">
      <style:table-cell-properties fo:background-color="#ffc7ce"/>
      <style:text-properties fo:color="#9c0006"/>
    </style:style>
    <style:style style:name="ConditionalStyle_5f_4500" style:display-name="ConditionalStyle_4500" style:family="table-cell" style:parent-style-name="Default">
      <style:table-cell-properties fo:background-color="#ffc7ce"/>
      <style:text-properties fo:color="#9c0006"/>
    </style:style>
    <style:style style:name="ConditionalStyle_5f_4499" style:display-name="ConditionalStyle_4499" style:family="table-cell" style:parent-style-name="Default">
      <style:table-cell-properties fo:background-color="#ffc7ce"/>
      <style:text-properties fo:color="#9c0006"/>
    </style:style>
    <style:style style:name="ConditionalStyle_5f_4498" style:display-name="ConditionalStyle_4498" style:family="table-cell" style:parent-style-name="Default">
      <style:table-cell-properties fo:background-color="#ffc7ce"/>
      <style:text-properties fo:color="#9c0006"/>
    </style:style>
    <style:style style:name="ConditionalStyle_5f_4497" style:display-name="ConditionalStyle_4497" style:family="table-cell" style:parent-style-name="Default">
      <style:table-cell-properties fo:background-color="#ffc7ce"/>
      <style:text-properties fo:color="#9c0006"/>
    </style:style>
    <style:style style:name="ConditionalStyle_5f_4496" style:display-name="ConditionalStyle_4496" style:family="table-cell" style:parent-style-name="Default">
      <style:table-cell-properties fo:background-color="#ffc7ce"/>
      <style:text-properties fo:color="#9c0006"/>
    </style:style>
    <style:style style:name="ConditionalStyle_5f_4495" style:display-name="ConditionalStyle_4495" style:family="table-cell" style:parent-style-name="Default">
      <style:table-cell-properties fo:background-color="#ffc7ce"/>
      <style:text-properties fo:color="#9c0006"/>
    </style:style>
    <style:style style:name="ConditionalStyle_5f_4494" style:display-name="ConditionalStyle_4494" style:family="table-cell" style:parent-style-name="Default">
      <style:table-cell-properties fo:background-color="#ffc7ce"/>
      <style:text-properties fo:color="#9c0006"/>
    </style:style>
    <style:style style:name="ConditionalStyle_5f_4519" style:display-name="ConditionalStyle_4519" style:family="table-cell" style:parent-style-name="Default">
      <style:table-cell-properties fo:background-color="#ffc7ce"/>
      <style:text-properties fo:color="#9c0006"/>
    </style:style>
    <style:style style:name="ConditionalStyle_5f_4518" style:display-name="ConditionalStyle_4518" style:family="table-cell" style:parent-style-name="Default">
      <style:table-cell-properties fo:background-color="#ffc7ce"/>
      <style:text-properties fo:color="#9c0006"/>
    </style:style>
    <style:style style:name="ConditionalStyle_5f_4517" style:display-name="ConditionalStyle_4517" style:family="table-cell" style:parent-style-name="Default">
      <style:table-cell-properties fo:background-color="#ffc7ce"/>
      <style:text-properties fo:color="#9c0006"/>
    </style:style>
    <style:style style:name="ConditionalStyle_5f_4658" style:display-name="ConditionalStyle_4658" style:family="table-cell" style:parent-style-name="Default">
      <style:table-cell-properties fo:background-color="#ffc7ce"/>
      <style:text-properties fo:color="#9c0006"/>
    </style:style>
    <style:style style:name="ConditionalStyle_5f_4657" style:display-name="ConditionalStyle_4657" style:family="table-cell" style:parent-style-name="Default">
      <style:table-cell-properties fo:background-color="#ffc7ce"/>
      <style:text-properties fo:color="#9c0006"/>
    </style:style>
    <style:style style:name="ConditionalStyle_5f_4656" style:display-name="ConditionalStyle_4656" style:family="table-cell" style:parent-style-name="Default">
      <style:table-cell-properties fo:background-color="#ffc7ce"/>
      <style:text-properties fo:color="#9c0006"/>
    </style:style>
    <style:style style:name="ConditionalStyle_5f_4820" style:display-name="ConditionalStyle_4820" style:family="table-cell" style:parent-style-name="Default">
      <style:table-cell-properties fo:background-color="#ffc7ce"/>
      <style:text-properties fo:color="#9c0006"/>
    </style:style>
    <style:style style:name="ConditionalStyle_5f_4819" style:display-name="ConditionalStyle_4819" style:family="table-cell" style:parent-style-name="Default">
      <style:table-cell-properties fo:background-color="#ffc7ce"/>
      <style:text-properties fo:color="#9c0006"/>
    </style:style>
    <style:style style:name="ConditionalStyle_5f_4818" style:display-name="ConditionalStyle_4818" style:family="table-cell" style:parent-style-name="Default">
      <style:table-cell-properties fo:background-color="#ffc7ce"/>
      <style:text-properties fo:color="#9c0006"/>
    </style:style>
    <style:style style:name="ConditionalStyle_5f_4331" style:display-name="ConditionalStyle_4331" style:family="table-cell" style:parent-style-name="Default">
      <style:table-cell-properties fo:background-color="#ffc7ce"/>
      <style:text-properties fo:color="#9c0006"/>
    </style:style>
    <style:style style:name="ConditionalStyle_5f_4330" style:display-name="ConditionalStyle_4330" style:family="table-cell" style:parent-style-name="Default">
      <style:table-cell-properties fo:background-color="#ffc7ce"/>
      <style:text-properties fo:color="#9c0006"/>
    </style:style>
    <style:style style:name="ConditionalStyle_5f_4329" style:display-name="ConditionalStyle_4329" style:family="table-cell" style:parent-style-name="Default">
      <style:table-cell-properties fo:background-color="#ffc7ce"/>
      <style:text-properties fo:color="#9c0006"/>
    </style:style>
    <style:style style:name="ConditionalStyle_5f_4328" style:display-name="ConditionalStyle_4328" style:family="table-cell" style:parent-style-name="Default">
      <style:table-cell-properties fo:background-color="#ffc7ce"/>
      <style:text-properties fo:color="#9c0006"/>
    </style:style>
    <style:style style:name="ConditionalStyle_5f_4327" style:display-name="ConditionalStyle_4327" style:family="table-cell" style:parent-style-name="Default">
      <style:table-cell-properties fo:background-color="#ffc7ce"/>
      <style:text-properties fo:color="#9c0006"/>
    </style:style>
    <style:style style:name="ConditionalStyle_5f_4326" style:display-name="ConditionalStyle_4326" style:family="table-cell" style:parent-style-name="Default">
      <style:table-cell-properties fo:background-color="#ffc7ce"/>
      <style:text-properties fo:color="#9c0006"/>
    </style:style>
    <style:style style:name="ConditionalStyle_5f_4325" style:display-name="ConditionalStyle_4325" style:family="table-cell" style:parent-style-name="Default">
      <style:table-cell-properties fo:background-color="#ffc7ce"/>
      <style:text-properties fo:color="#9c0006"/>
    </style:style>
    <style:style style:name="ConditionalStyle_5f_4324" style:display-name="ConditionalStyle_4324" style:family="table-cell" style:parent-style-name="Default">
      <style:table-cell-properties fo:background-color="#ffc7ce"/>
      <style:text-properties fo:color="#9c0006"/>
    </style:style>
    <style:style style:name="ConditionalStyle_5f_4323" style:display-name="ConditionalStyle_4323" style:family="table-cell" style:parent-style-name="Default">
      <style:table-cell-properties fo:background-color="#ffc7ce"/>
      <style:text-properties fo:color="#9c0006"/>
    </style:style>
    <style:style style:name="ConditionalStyle_5f_4322" style:display-name="ConditionalStyle_4322" style:family="table-cell" style:parent-style-name="Default">
      <style:table-cell-properties fo:background-color="#ffc7ce"/>
      <style:text-properties fo:color="#9c0006"/>
    </style:style>
    <style:style style:name="ConditionalStyle_5f_4321" style:display-name="ConditionalStyle_4321" style:family="table-cell" style:parent-style-name="Default">
      <style:table-cell-properties fo:background-color="#ffc7ce"/>
      <style:text-properties fo:color="#9c0006"/>
    </style:style>
    <style:style style:name="ConditionalStyle_5f_4320" style:display-name="ConditionalStyle_4320" style:family="table-cell" style:parent-style-name="Default">
      <style:table-cell-properties fo:background-color="#ffc7ce"/>
      <style:text-properties fo:color="#9c0006"/>
    </style:style>
    <style:style style:name="ConditionalStyle_5f_4319" style:display-name="ConditionalStyle_4319" style:family="table-cell" style:parent-style-name="Default">
      <style:table-cell-properties fo:background-color="#ffc7ce"/>
      <style:text-properties fo:color="#9c0006"/>
    </style:style>
    <style:style style:name="ConditionalStyle_5f_4318" style:display-name="ConditionalStyle_4318" style:family="table-cell" style:parent-style-name="Default">
      <style:table-cell-properties fo:background-color="#ffc7ce"/>
      <style:text-properties fo:color="#9c0006"/>
    </style:style>
    <style:style style:name="ConditionalStyle_5f_4317" style:display-name="ConditionalStyle_4317" style:family="table-cell" style:parent-style-name="Default">
      <style:table-cell-properties fo:background-color="#ffc7ce"/>
      <style:text-properties fo:color="#9c0006"/>
    </style:style>
    <style:style style:name="ConditionalStyle_5f_4316" style:display-name="ConditionalStyle_4316" style:family="table-cell" style:parent-style-name="Default">
      <style:table-cell-properties fo:background-color="#ffc7ce"/>
      <style:text-properties fo:color="#9c0006"/>
    </style:style>
    <style:style style:name="ConditionalStyle_5f_4315" style:display-name="ConditionalStyle_4315" style:family="table-cell" style:parent-style-name="Default">
      <style:table-cell-properties fo:background-color="#ffc7ce"/>
      <style:text-properties fo:color="#9c0006"/>
    </style:style>
    <style:style style:name="ConditionalStyle_5f_4314" style:display-name="ConditionalStyle_4314" style:family="table-cell" style:parent-style-name="Default">
      <style:table-cell-properties fo:background-color="#ffc7ce"/>
      <style:text-properties fo:color="#9c0006"/>
    </style:style>
    <style:style style:name="ConditionalStyle_5f_4313" style:display-name="ConditionalStyle_4313" style:family="table-cell" style:parent-style-name="Default">
      <style:table-cell-properties fo:background-color="#ffc7ce"/>
      <style:text-properties fo:color="#9c0006"/>
    </style:style>
    <style:style style:name="ConditionalStyle_5f_4312" style:display-name="ConditionalStyle_4312" style:family="table-cell" style:parent-style-name="Default">
      <style:table-cell-properties fo:background-color="#ffc7ce"/>
      <style:text-properties fo:color="#9c0006"/>
    </style:style>
    <style:style style:name="ConditionalStyle_5f_4311" style:display-name="ConditionalStyle_4311" style:family="table-cell" style:parent-style-name="Default">
      <style:table-cell-properties fo:background-color="#ffc7ce"/>
      <style:text-properties fo:color="#9c0006"/>
    </style:style>
    <style:style style:name="ConditionalStyle_5f_4310" style:display-name="ConditionalStyle_4310" style:family="table-cell" style:parent-style-name="Default">
      <style:table-cell-properties fo:background-color="#ffc7ce"/>
      <style:text-properties fo:color="#9c0006"/>
    </style:style>
    <style:style style:name="ConditionalStyle_5f_4309" style:display-name="ConditionalStyle_4309" style:family="table-cell" style:parent-style-name="Default">
      <style:table-cell-properties fo:background-color="#ffc7ce"/>
      <style:text-properties fo:color="#9c0006"/>
    </style:style>
    <style:style style:name="ConditionalStyle_5f_4308" style:display-name="ConditionalStyle_4308" style:family="table-cell" style:parent-style-name="Default">
      <style:table-cell-properties fo:background-color="#ffc7ce"/>
      <style:text-properties fo:color="#9c0006"/>
    </style:style>
    <style:style style:name="ConditionalStyle_5f_4307" style:display-name="ConditionalStyle_4307" style:family="table-cell" style:parent-style-name="Default">
      <style:table-cell-properties fo:background-color="#ffc7ce"/>
      <style:text-properties fo:color="#9c0006"/>
    </style:style>
    <style:style style:name="ConditionalStyle_5f_4306" style:display-name="ConditionalStyle_4306" style:family="table-cell" style:parent-style-name="Default">
      <style:table-cell-properties fo:background-color="#ffc7ce"/>
      <style:text-properties fo:color="#9c0006"/>
    </style:style>
    <style:style style:name="ConditionalStyle_5f_4305" style:display-name="ConditionalStyle_4305" style:family="table-cell" style:parent-style-name="Default">
      <style:table-cell-properties fo:background-color="#ffc7ce"/>
      <style:text-properties fo:color="#9c0006"/>
    </style:style>
    <style:style style:name="ConditionalStyle_5f_4304" style:display-name="ConditionalStyle_4304" style:family="table-cell" style:parent-style-name="Default">
      <style:table-cell-properties fo:background-color="#ffc7ce"/>
      <style:text-properties fo:color="#9c0006"/>
    </style:style>
    <style:style style:name="ConditionalStyle_5f_4303" style:display-name="ConditionalStyle_4303" style:family="table-cell" style:parent-style-name="Default">
      <style:table-cell-properties fo:background-color="#ffc7ce"/>
      <style:text-properties fo:color="#9c0006"/>
    </style:style>
    <style:style style:name="ConditionalStyle_5f_4302" style:display-name="ConditionalStyle_4302" style:family="table-cell" style:parent-style-name="Default">
      <style:table-cell-properties fo:background-color="#ffc7ce"/>
      <style:text-properties fo:color="#9c0006"/>
    </style:style>
    <style:style style:name="ConditionalStyle_5f_4301" style:display-name="ConditionalStyle_4301" style:family="table-cell" style:parent-style-name="Default">
      <style:table-cell-properties fo:background-color="#ffc7ce"/>
      <style:text-properties fo:color="#9c0006"/>
    </style:style>
    <style:style style:name="ConditionalStyle_5f_4300" style:display-name="ConditionalStyle_4300" style:family="table-cell" style:parent-style-name="Default">
      <style:table-cell-properties fo:background-color="#ffc7ce"/>
      <style:text-properties fo:color="#9c0006"/>
    </style:style>
    <style:style style:name="ConditionalStyle_5f_4299" style:display-name="ConditionalStyle_4299" style:family="table-cell" style:parent-style-name="Default">
      <style:table-cell-properties fo:background-color="#ffc7ce"/>
      <style:text-properties fo:color="#9c0006"/>
    </style:style>
    <style:style style:name="ConditionalStyle_5f_4298" style:display-name="ConditionalStyle_4298" style:family="table-cell" style:parent-style-name="Default">
      <style:table-cell-properties fo:background-color="#ffc7ce"/>
      <style:text-properties fo:color="#9c0006"/>
    </style:style>
    <style:style style:name="ConditionalStyle_5f_4297" style:display-name="ConditionalStyle_4297" style:family="table-cell" style:parent-style-name="Default">
      <style:table-cell-properties fo:background-color="#ffc7ce"/>
      <style:text-properties fo:color="#9c0006"/>
    </style:style>
    <style:style style:name="ConditionalStyle_5f_4296" style:display-name="ConditionalStyle_4296" style:family="table-cell" style:parent-style-name="Default">
      <style:table-cell-properties fo:background-color="#ffc7ce"/>
      <style:text-properties fo:color="#9c0006"/>
    </style:style>
    <style:style style:name="ConditionalStyle_5f_4295" style:display-name="ConditionalStyle_4295" style:family="table-cell" style:parent-style-name="Default">
      <style:table-cell-properties fo:background-color="#ffc7ce"/>
      <style:text-properties fo:color="#9c0006"/>
    </style:style>
    <style:style style:name="ConditionalStyle_5f_4294" style:display-name="ConditionalStyle_4294" style:family="table-cell" style:parent-style-name="Default">
      <style:table-cell-properties fo:background-color="#ffc7ce"/>
      <style:text-properties fo:color="#9c0006"/>
    </style:style>
    <style:style style:name="ConditionalStyle_5f_4293" style:display-name="ConditionalStyle_4293" style:family="table-cell" style:parent-style-name="Default">
      <style:table-cell-properties fo:background-color="#ffc7ce"/>
      <style:text-properties fo:color="#9c0006"/>
    </style:style>
    <style:style style:name="ConditionalStyle_5f_4292" style:display-name="ConditionalStyle_4292" style:family="table-cell" style:parent-style-name="Default">
      <style:table-cell-properties fo:background-color="#ffc7ce"/>
      <style:text-properties fo:color="#9c0006"/>
    </style:style>
    <style:style style:name="ConditionalStyle_5f_4291" style:display-name="ConditionalStyle_4291" style:family="table-cell" style:parent-style-name="Default">
      <style:table-cell-properties fo:background-color="#ffc7ce"/>
      <style:text-properties fo:color="#9c0006"/>
    </style:style>
    <style:style style:name="ConditionalStyle_5f_4290" style:display-name="ConditionalStyle_4290" style:family="table-cell" style:parent-style-name="Default">
      <style:table-cell-properties fo:background-color="#ffc7ce"/>
      <style:text-properties fo:color="#9c0006"/>
    </style:style>
    <style:style style:name="ConditionalStyle_5f_4289" style:display-name="ConditionalStyle_4289" style:family="table-cell" style:parent-style-name="Default">
      <style:table-cell-properties fo:background-color="#ffc7ce"/>
      <style:text-properties fo:color="#9c0006"/>
    </style:style>
    <style:style style:name="ConditionalStyle_5f_4288" style:display-name="ConditionalStyle_4288" style:family="table-cell" style:parent-style-name="Default">
      <style:table-cell-properties fo:background-color="#ffc7ce"/>
      <style:text-properties fo:color="#9c0006"/>
    </style:style>
    <style:style style:name="ConditionalStyle_5f_4129" style:display-name="ConditionalStyle_4129" style:family="table-cell" style:parent-style-name="Default">
      <style:table-cell-properties fo:background-color="#ffc7ce"/>
      <style:text-properties fo:color="#9c0006"/>
    </style:style>
    <style:style style:name="ConditionalStyle_5f_4128" style:display-name="ConditionalStyle_4128" style:family="table-cell" style:parent-style-name="Default">
      <style:table-cell-properties fo:background-color="#ffc7ce"/>
      <style:text-properties fo:color="#9c0006"/>
    </style:style>
    <style:style style:name="ConditionalStyle_5f_4127" style:display-name="ConditionalStyle_4127" style:family="table-cell" style:parent-style-name="Default">
      <style:table-cell-properties fo:background-color="#ffc7ce"/>
      <style:text-properties fo:color="#9c0006"/>
    </style:style>
    <style:style style:name="ConditionalStyle_5f_4652" style:display-name="ConditionalStyle_4652" style:family="table-cell" style:parent-style-name="Default">
      <style:table-cell-properties fo:background-color="#ffc7ce"/>
      <style:text-properties fo:color="#9c0006"/>
    </style:style>
    <style:style style:name="ConditionalStyle_5f_4651" style:display-name="ConditionalStyle_4651" style:family="table-cell" style:parent-style-name="Default">
      <style:table-cell-properties fo:background-color="#ffc7ce"/>
      <style:text-properties fo:color="#9c0006"/>
    </style:style>
    <style:style style:name="ConditionalStyle_5f_4650" style:display-name="ConditionalStyle_4650" style:family="table-cell" style:parent-style-name="Default">
      <style:table-cell-properties fo:background-color="#ffc7ce"/>
      <style:text-properties fo:color="#9c0006"/>
    </style:style>
    <style:style style:name="ConditionalStyle_5f_4649" style:display-name="ConditionalStyle_4649" style:family="table-cell" style:parent-style-name="Default">
      <style:table-cell-properties fo:background-color="#ffc7ce"/>
      <style:text-properties fo:color="#9c0006"/>
    </style:style>
    <style:style style:name="ConditionalStyle_5f_4648" style:display-name="ConditionalStyle_4648" style:family="table-cell" style:parent-style-name="Default">
      <style:table-cell-properties fo:background-color="#ffc7ce"/>
      <style:text-properties fo:color="#9c0006"/>
    </style:style>
    <style:style style:name="ConditionalStyle_5f_4647" style:display-name="ConditionalStyle_4647" style:family="table-cell" style:parent-style-name="Default">
      <style:table-cell-properties fo:background-color="#ffc7ce"/>
      <style:text-properties fo:color="#9c0006"/>
    </style:style>
    <style:style style:name="ConditionalStyle_5f_4646" style:display-name="ConditionalStyle_4646" style:family="table-cell" style:parent-style-name="Default">
      <style:table-cell-properties fo:background-color="#ffc7ce"/>
      <style:text-properties fo:color="#9c0006"/>
    </style:style>
    <style:style style:name="ConditionalStyle_5f_4645" style:display-name="ConditionalStyle_4645" style:family="table-cell" style:parent-style-name="Default">
      <style:table-cell-properties fo:background-color="#ffc7ce"/>
      <style:text-properties fo:color="#9c0006"/>
    </style:style>
    <style:style style:name="ConditionalStyle_5f_4644" style:display-name="ConditionalStyle_4644" style:family="table-cell" style:parent-style-name="Default">
      <style:table-cell-properties fo:background-color="#ffc7ce"/>
      <style:text-properties fo:color="#9c0006"/>
    </style:style>
    <style:style style:name="ConditionalStyle_5f_4643" style:display-name="ConditionalStyle_4643" style:family="table-cell" style:parent-style-name="Default">
      <style:table-cell-properties fo:background-color="#ffc7ce"/>
      <style:text-properties fo:color="#9c0006"/>
    </style:style>
    <style:style style:name="ConditionalStyle_5f_4642" style:display-name="ConditionalStyle_4642" style:family="table-cell" style:parent-style-name="Default">
      <style:table-cell-properties fo:background-color="#ffc7ce"/>
      <style:text-properties fo:color="#9c0006"/>
    </style:style>
    <style:style style:name="ConditionalStyle_5f_4641" style:display-name="ConditionalStyle_4641" style:family="table-cell" style:parent-style-name="Default">
      <style:table-cell-properties fo:background-color="#ffc7ce"/>
      <style:text-properties fo:color="#9c0006"/>
    </style:style>
    <style:style style:name="ConditionalStyle_5f_4640" style:display-name="ConditionalStyle_4640" style:family="table-cell" style:parent-style-name="Default">
      <style:table-cell-properties fo:background-color="#ffc7ce"/>
      <style:text-properties fo:color="#9c0006"/>
    </style:style>
    <style:style style:name="ConditionalStyle_5f_4639" style:display-name="ConditionalStyle_4639" style:family="table-cell" style:parent-style-name="Default">
      <style:table-cell-properties fo:background-color="#ffc7ce"/>
      <style:text-properties fo:color="#9c0006"/>
    </style:style>
    <style:style style:name="ConditionalStyle_5f_4638" style:display-name="ConditionalStyle_4638" style:family="table-cell" style:parent-style-name="Default">
      <style:table-cell-properties fo:background-color="#ffc7ce"/>
      <style:text-properties fo:color="#9c0006"/>
    </style:style>
    <style:style style:name="ConditionalStyle_5f_4637" style:display-name="ConditionalStyle_4637" style:family="table-cell" style:parent-style-name="Default">
      <style:table-cell-properties fo:background-color="#ffc7ce"/>
      <style:text-properties fo:color="#9c0006"/>
    </style:style>
    <style:style style:name="ConditionalStyle_5f_4636" style:display-name="ConditionalStyle_4636" style:family="table-cell" style:parent-style-name="Default">
      <style:table-cell-properties fo:background-color="#ffc7ce"/>
      <style:text-properties fo:color="#9c0006"/>
    </style:style>
    <style:style style:name="ConditionalStyle_5f_4635" style:display-name="ConditionalStyle_4635" style:family="table-cell" style:parent-style-name="Default">
      <style:table-cell-properties fo:background-color="#ffc7ce"/>
      <style:text-properties fo:color="#9c0006"/>
    </style:style>
    <style:style style:name="ConditionalStyle_5f_4634" style:display-name="ConditionalStyle_4634" style:family="table-cell" style:parent-style-name="Default">
      <style:table-cell-properties fo:background-color="#ffc7ce"/>
      <style:text-properties fo:color="#9c0006"/>
    </style:style>
    <style:style style:name="ConditionalStyle_5f_4633" style:display-name="ConditionalStyle_4633" style:family="table-cell" style:parent-style-name="Default">
      <style:table-cell-properties fo:background-color="#ffc7ce"/>
      <style:text-properties fo:color="#9c0006"/>
    </style:style>
    <style:style style:name="ConditionalStyle_5f_4632" style:display-name="ConditionalStyle_4632" style:family="table-cell" style:parent-style-name="Default">
      <style:table-cell-properties fo:background-color="#ffc7ce"/>
      <style:text-properties fo:color="#9c0006"/>
    </style:style>
    <style:style style:name="ConditionalStyle_5f_4631" style:display-name="ConditionalStyle_4631" style:family="table-cell" style:parent-style-name="Default">
      <style:table-cell-properties fo:background-color="#ffc7ce"/>
      <style:text-properties fo:color="#9c0006"/>
    </style:style>
    <style:style style:name="ConditionalStyle_5f_4287" style:display-name="ConditionalStyle_4287" style:family="table-cell" style:parent-style-name="Default">
      <style:table-cell-properties fo:background-color="#ffc7ce"/>
      <style:text-properties fo:color="#9c0006"/>
    </style:style>
    <style:style style:name="ConditionalStyle_5f_4286" style:display-name="ConditionalStyle_4286" style:family="table-cell" style:parent-style-name="Default">
      <style:table-cell-properties fo:background-color="#ffc7ce"/>
      <style:text-properties fo:color="#9c0006"/>
    </style:style>
    <style:style style:name="ConditionalStyle_5f_4285" style:display-name="ConditionalStyle_4285" style:family="table-cell" style:parent-style-name="Default">
      <style:table-cell-properties fo:background-color="#ffc7ce"/>
      <style:text-properties fo:color="#9c0006"/>
    </style:style>
    <style:style style:name="ConditionalStyle_5f_4284" style:display-name="ConditionalStyle_4284" style:family="table-cell" style:parent-style-name="Default">
      <style:table-cell-properties fo:background-color="#ffc7ce"/>
      <style:text-properties fo:color="#9c0006"/>
    </style:style>
    <style:style style:name="ConditionalStyle_5f_4283" style:display-name="ConditionalStyle_4283" style:family="table-cell" style:parent-style-name="Default">
      <style:table-cell-properties fo:background-color="#ffc7ce"/>
      <style:text-properties fo:color="#9c0006"/>
    </style:style>
    <style:style style:name="ConditionalStyle_5f_4282" style:display-name="ConditionalStyle_4282" style:family="table-cell" style:parent-style-name="Default">
      <style:table-cell-properties fo:background-color="#ffc7ce"/>
      <style:text-properties fo:color="#9c0006"/>
    </style:style>
    <style:style style:name="ConditionalStyle_5f_4281" style:display-name="ConditionalStyle_4281" style:family="table-cell" style:parent-style-name="Default">
      <style:table-cell-properties fo:background-color="#ffc7ce"/>
      <style:text-properties fo:color="#9c0006"/>
    </style:style>
    <style:style style:name="ConditionalStyle_5f_4280" style:display-name="ConditionalStyle_4280" style:family="table-cell" style:parent-style-name="Default">
      <style:table-cell-properties fo:background-color="#ffc7ce"/>
      <style:text-properties fo:color="#9c0006"/>
    </style:style>
    <style:style style:name="ConditionalStyle_5f_4279" style:display-name="ConditionalStyle_4279" style:family="table-cell" style:parent-style-name="Default">
      <style:table-cell-properties fo:background-color="#ffc7ce"/>
      <style:text-properties fo:color="#9c0006"/>
    </style:style>
    <style:style style:name="ConditionalStyle_5f_4278" style:display-name="ConditionalStyle_4278" style:family="table-cell" style:parent-style-name="Default">
      <style:table-cell-properties fo:background-color="#ffc7ce"/>
      <style:text-properties fo:color="#9c0006"/>
    </style:style>
    <style:style style:name="ConditionalStyle_5f_4277" style:display-name="ConditionalStyle_4277" style:family="table-cell" style:parent-style-name="Default">
      <style:table-cell-properties fo:background-color="#ffc7ce"/>
      <style:text-properties fo:color="#9c0006"/>
    </style:style>
    <style:style style:name="ConditionalStyle_5f_4276" style:display-name="ConditionalStyle_4276" style:family="table-cell" style:parent-style-name="Default">
      <style:table-cell-properties fo:background-color="#ffc7ce"/>
      <style:text-properties fo:color="#9c0006"/>
    </style:style>
    <style:style style:name="ConditionalStyle_5f_4275" style:display-name="ConditionalStyle_4275" style:family="table-cell" style:parent-style-name="Default">
      <style:table-cell-properties fo:background-color="#ffc7ce"/>
      <style:text-properties fo:color="#9c0006"/>
    </style:style>
    <style:style style:name="ConditionalStyle_5f_4274" style:display-name="ConditionalStyle_4274" style:family="table-cell" style:parent-style-name="Default">
      <style:table-cell-properties fo:background-color="#ffc7ce"/>
      <style:text-properties fo:color="#9c0006"/>
    </style:style>
    <style:style style:name="ConditionalStyle_5f_4273" style:display-name="ConditionalStyle_4273" style:family="table-cell" style:parent-style-name="Default">
      <style:table-cell-properties fo:background-color="#ffc7ce"/>
      <style:text-properties fo:color="#9c0006"/>
    </style:style>
    <style:style style:name="ConditionalStyle_5f_4272" style:display-name="ConditionalStyle_4272" style:family="table-cell" style:parent-style-name="Default">
      <style:table-cell-properties fo:background-color="#ffc7ce"/>
      <style:text-properties fo:color="#9c0006"/>
    </style:style>
    <style:style style:name="ConditionalStyle_5f_4271" style:display-name="ConditionalStyle_4271" style:family="table-cell" style:parent-style-name="Default">
      <style:table-cell-properties fo:background-color="#ffc7ce"/>
      <style:text-properties fo:color="#9c0006"/>
    </style:style>
    <style:style style:name="ConditionalStyle_5f_4270" style:display-name="ConditionalStyle_4270" style:family="table-cell" style:parent-style-name="Default">
      <style:table-cell-properties fo:background-color="#ffc7ce"/>
      <style:text-properties fo:color="#9c0006"/>
    </style:style>
    <style:style style:name="ConditionalStyle_5f_4269" style:display-name="ConditionalStyle_4269" style:family="table-cell" style:parent-style-name="Default">
      <style:table-cell-properties fo:background-color="#ffc7ce"/>
      <style:text-properties fo:color="#9c0006"/>
    </style:style>
    <style:style style:name="ConditionalStyle_5f_4268" style:display-name="ConditionalStyle_4268" style:family="table-cell" style:parent-style-name="Default">
      <style:table-cell-properties fo:background-color="#ffc7ce"/>
      <style:text-properties fo:color="#9c0006"/>
    </style:style>
    <style:style style:name="ConditionalStyle_5f_4267" style:display-name="ConditionalStyle_4267" style:family="table-cell" style:parent-style-name="Default">
      <style:table-cell-properties fo:background-color="#ffc7ce"/>
      <style:text-properties fo:color="#9c0006"/>
    </style:style>
    <style:style style:name="ConditionalStyle_5f_4266" style:display-name="ConditionalStyle_4266" style:family="table-cell" style:parent-style-name="Default">
      <style:table-cell-properties fo:background-color="#ffc7ce"/>
      <style:text-properties fo:color="#9c0006"/>
    </style:style>
    <style:style style:name="ConditionalStyle_5f_4713" style:display-name="ConditionalStyle_4713" style:family="table-cell" style:parent-style-name="Default">
      <style:table-cell-properties fo:background-color="#ffc7ce"/>
      <style:text-properties fo:color="#9c0006"/>
    </style:style>
    <style:style style:name="ConditionalStyle_5f_4712" style:display-name="ConditionalStyle_4712" style:family="table-cell" style:parent-style-name="Default">
      <style:table-cell-properties fo:background-color="#ffc7ce"/>
      <style:text-properties fo:color="#9c0006"/>
    </style:style>
    <style:style style:name="ConditionalStyle_5f_4711" style:display-name="ConditionalStyle_4711" style:family="table-cell" style:parent-style-name="Default">
      <style:table-cell-properties fo:background-color="#ffc7ce"/>
      <style:text-properties fo:color="#9c0006"/>
    </style:style>
    <style:style style:name="ConditionalStyle_5f_4710" style:display-name="ConditionalStyle_4710" style:family="table-cell" style:parent-style-name="Default">
      <style:table-cell-properties fo:background-color="#ffc7ce"/>
      <style:text-properties fo:color="#9c0006"/>
    </style:style>
    <style:style style:name="ConditionalStyle_5f_4709" style:display-name="ConditionalStyle_4709" style:family="table-cell" style:parent-style-name="Default">
      <style:table-cell-properties fo:background-color="#ffc7ce"/>
      <style:text-properties fo:color="#9c0006"/>
    </style:style>
    <style:style style:name="ConditionalStyle_5f_4708" style:display-name="ConditionalStyle_4708" style:family="table-cell" style:parent-style-name="Default">
      <style:table-cell-properties fo:background-color="#ffc7ce"/>
      <style:text-properties fo:color="#9c0006"/>
    </style:style>
    <style:style style:name="ConditionalStyle_5f_4707" style:display-name="ConditionalStyle_4707" style:family="table-cell" style:parent-style-name="Default">
      <style:table-cell-properties fo:background-color="#ffc7ce"/>
      <style:text-properties fo:color="#9c0006"/>
    </style:style>
    <style:style style:name="ConditionalStyle_5f_4706" style:display-name="ConditionalStyle_4706" style:family="table-cell" style:parent-style-name="Default">
      <style:table-cell-properties fo:background-color="#ffc7ce"/>
      <style:text-properties fo:color="#9c0006"/>
    </style:style>
    <style:style style:name="ConditionalStyle_5f_4705" style:display-name="ConditionalStyle_4705" style:family="table-cell" style:parent-style-name="Default">
      <style:table-cell-properties fo:background-color="#ffc7ce"/>
      <style:text-properties fo:color="#9c0006"/>
    </style:style>
    <style:style style:name="ConditionalStyle_5f_4704" style:display-name="ConditionalStyle_4704" style:family="table-cell" style:parent-style-name="Default">
      <style:table-cell-properties fo:background-color="#ffc7ce"/>
      <style:text-properties fo:color="#9c0006"/>
    </style:style>
    <style:style style:name="ConditionalStyle_5f_4703" style:display-name="ConditionalStyle_4703" style:family="table-cell" style:parent-style-name="Default">
      <style:table-cell-properties fo:background-color="#ffc7ce"/>
      <style:text-properties fo:color="#9c0006"/>
    </style:style>
    <style:style style:name="ConditionalStyle_5f_4702" style:display-name="ConditionalStyle_4702" style:family="table-cell" style:parent-style-name="Default">
      <style:table-cell-properties fo:background-color="#ffc7ce"/>
      <style:text-properties fo:color="#9c0006"/>
    </style:style>
    <style:style style:name="ConditionalStyle_5f_4701" style:display-name="ConditionalStyle_4701" style:family="table-cell" style:parent-style-name="Default">
      <style:table-cell-properties fo:background-color="#ffc7ce"/>
      <style:text-properties fo:color="#9c0006"/>
    </style:style>
    <style:style style:name="ConditionalStyle_5f_4700" style:display-name="ConditionalStyle_4700" style:family="table-cell" style:parent-style-name="Default">
      <style:table-cell-properties fo:background-color="#ffc7ce"/>
      <style:text-properties fo:color="#9c0006"/>
    </style:style>
    <style:style style:name="ConditionalStyle_5f_4699" style:display-name="ConditionalStyle_4699" style:family="table-cell" style:parent-style-name="Default">
      <style:table-cell-properties fo:background-color="#ffc7ce"/>
      <style:text-properties fo:color="#9c0006"/>
    </style:style>
    <style:style style:name="ConditionalStyle_5f_4698" style:display-name="ConditionalStyle_4698" style:family="table-cell" style:parent-style-name="Default">
      <style:table-cell-properties fo:background-color="#ffc7ce"/>
      <style:text-properties fo:color="#9c0006"/>
    </style:style>
    <style:style style:name="ConditionalStyle_5f_4697" style:display-name="ConditionalStyle_4697" style:family="table-cell" style:parent-style-name="Default">
      <style:table-cell-properties fo:background-color="#ffc7ce"/>
      <style:text-properties fo:color="#9c0006"/>
    </style:style>
    <style:style style:name="ConditionalStyle_5f_4696" style:display-name="ConditionalStyle_4696" style:family="table-cell" style:parent-style-name="Default">
      <style:table-cell-properties fo:background-color="#ffc7ce"/>
      <style:text-properties fo:color="#9c0006"/>
    </style:style>
    <style:style style:name="ConditionalStyle_5f_4177" style:display-name="ConditionalStyle_4177" style:family="table-cell" style:parent-style-name="Default">
      <style:table-cell-properties fo:background-color="#ffc7ce"/>
      <style:text-properties fo:color="#9c0006"/>
    </style:style>
    <style:style style:name="ConditionalStyle_5f_4176" style:display-name="ConditionalStyle_4176" style:family="table-cell" style:parent-style-name="Default">
      <style:table-cell-properties fo:background-color="#ffc7ce"/>
      <style:text-properties fo:color="#9c0006"/>
    </style:style>
    <style:style style:name="ConditionalStyle_5f_4175" style:display-name="ConditionalStyle_4175" style:family="table-cell" style:parent-style-name="Default">
      <style:table-cell-properties fo:background-color="#ffc7ce"/>
      <style:text-properties fo:color="#9c0006"/>
    </style:style>
    <style:style style:name="ConditionalStyle_5f_4174" style:display-name="ConditionalStyle_4174" style:family="table-cell" style:parent-style-name="Default">
      <style:table-cell-properties fo:background-color="#ffc7ce"/>
      <style:text-properties fo:color="#9c0006"/>
    </style:style>
    <style:style style:name="ConditionalStyle_5f_4173" style:display-name="ConditionalStyle_4173" style:family="table-cell" style:parent-style-name="Default">
      <style:table-cell-properties fo:background-color="#ffc7ce"/>
      <style:text-properties fo:color="#9c0006"/>
    </style:style>
    <style:style style:name="ConditionalStyle_5f_4172" style:display-name="ConditionalStyle_4172" style:family="table-cell" style:parent-style-name="Default">
      <style:table-cell-properties fo:background-color="#ffc7ce"/>
      <style:text-properties fo:color="#9c0006"/>
    </style:style>
    <style:style style:name="ConditionalStyle_5f_4171" style:display-name="ConditionalStyle_4171" style:family="table-cell" style:parent-style-name="Default">
      <style:table-cell-properties fo:background-color="#ffc7ce"/>
      <style:text-properties fo:color="#9c0006"/>
    </style:style>
    <style:style style:name="ConditionalStyle_5f_4170" style:display-name="ConditionalStyle_4170" style:family="table-cell" style:parent-style-name="Default">
      <style:table-cell-properties fo:background-color="#ffc7ce"/>
      <style:text-properties fo:color="#9c0006"/>
    </style:style>
    <style:style style:name="ConditionalStyle_5f_4169" style:display-name="ConditionalStyle_4169" style:family="table-cell" style:parent-style-name="Default">
      <style:table-cell-properties fo:background-color="#ffc7ce"/>
      <style:text-properties fo:color="#9c0006"/>
    </style:style>
    <style:style style:name="ConditionalStyle_5f_4168" style:display-name="ConditionalStyle_4168" style:family="table-cell" style:parent-style-name="Default">
      <style:table-cell-properties fo:background-color="#ffc7ce"/>
      <style:text-properties fo:color="#9c0006"/>
    </style:style>
    <style:style style:name="ConditionalStyle_5f_4167" style:display-name="ConditionalStyle_4167" style:family="table-cell" style:parent-style-name="Default">
      <style:table-cell-properties fo:background-color="#ffc7ce"/>
      <style:text-properties fo:color="#9c0006"/>
    </style:style>
    <style:style style:name="ConditionalStyle_5f_4166" style:display-name="ConditionalStyle_4166" style:family="table-cell" style:parent-style-name="Default">
      <style:table-cell-properties fo:background-color="#ffc7ce"/>
      <style:text-properties fo:color="#9c0006"/>
    </style:style>
    <style:style style:name="ConditionalStyle_5f_4165" style:display-name="ConditionalStyle_4165" style:family="table-cell" style:parent-style-name="Default">
      <style:table-cell-properties fo:background-color="#ffc7ce"/>
      <style:text-properties fo:color="#9c0006"/>
    </style:style>
    <style:style style:name="ConditionalStyle_5f_4164" style:display-name="ConditionalStyle_4164" style:family="table-cell" style:parent-style-name="Default">
      <style:table-cell-properties fo:background-color="#ffc7ce"/>
      <style:text-properties fo:color="#9c0006"/>
    </style:style>
    <style:style style:name="ConditionalStyle_5f_4163" style:display-name="ConditionalStyle_4163" style:family="table-cell" style:parent-style-name="Default">
      <style:table-cell-properties fo:background-color="#ffc7ce"/>
      <style:text-properties fo:color="#9c0006"/>
    </style:style>
    <style:style style:name="ConditionalStyle_5f_4162" style:display-name="ConditionalStyle_4162" style:family="table-cell" style:parent-style-name="Default">
      <style:table-cell-properties fo:background-color="#ffc7ce"/>
      <style:text-properties fo:color="#9c0006"/>
    </style:style>
    <style:style style:name="ConditionalStyle_5f_4161" style:display-name="ConditionalStyle_4161" style:family="table-cell" style:parent-style-name="Default">
      <style:table-cell-properties fo:background-color="#ffc7ce"/>
      <style:text-properties fo:color="#9c0006"/>
    </style:style>
    <style:style style:name="ConditionalStyle_5f_4160" style:display-name="ConditionalStyle_4160" style:family="table-cell" style:parent-style-name="Default">
      <style:table-cell-properties fo:background-color="#ffc7ce"/>
      <style:text-properties fo:color="#9c0006"/>
    </style:style>
    <style:style style:name="ConditionalStyle_5f_4159" style:display-name="ConditionalStyle_4159" style:family="table-cell" style:parent-style-name="Default">
      <style:table-cell-properties fo:background-color="#ffc7ce"/>
      <style:text-properties fo:color="#9c0006"/>
    </style:style>
    <style:style style:name="ConditionalStyle_5f_4158" style:display-name="ConditionalStyle_4158" style:family="table-cell" style:parent-style-name="Default">
      <style:table-cell-properties fo:background-color="#ffc7ce"/>
      <style:text-properties fo:color="#9c0006"/>
    </style:style>
    <style:style style:name="ConditionalStyle_5f_4157" style:display-name="ConditionalStyle_4157" style:family="table-cell" style:parent-style-name="Default">
      <style:table-cell-properties fo:background-color="#ffc7ce"/>
      <style:text-properties fo:color="#9c0006"/>
    </style:style>
    <style:style style:name="ConditionalStyle_5f_4156" style:display-name="ConditionalStyle_4156" style:family="table-cell" style:parent-style-name="Default">
      <style:table-cell-properties fo:background-color="#ffc7ce"/>
      <style:text-properties fo:color="#9c0006"/>
    </style:style>
    <style:style style:name="ConditionalStyle_5f_4828" style:display-name="ConditionalStyle_4828" style:family="table-cell" style:parent-style-name="Default">
      <style:table-cell-properties fo:background-color="#ffc7ce"/>
      <style:text-properties fo:color="#9c0006"/>
    </style:style>
    <style:style style:name="ConditionalStyle_5f_4827" style:display-name="ConditionalStyle_4827" style:family="table-cell" style:parent-style-name="Default">
      <style:table-cell-properties fo:background-color="#ffc7ce"/>
      <style:text-properties fo:color="#9c0006"/>
    </style:style>
    <style:style style:name="ConditionalStyle_5f_4826" style:display-name="ConditionalStyle_4826" style:family="table-cell" style:parent-style-name="Default">
      <style:table-cell-properties fo:background-color="#ffc7ce"/>
      <style:text-properties fo:color="#9c0006"/>
    </style:style>
    <style:style style:name="ConditionalStyle_5f_4825" style:display-name="ConditionalStyle_4825" style:family="table-cell" style:parent-style-name="Default">
      <style:table-cell-properties fo:background-color="#ffc7ce"/>
      <style:text-properties fo:color="#9c0006"/>
    </style:style>
    <style:style style:name="ConditionalStyle_5f_4824" style:display-name="ConditionalStyle_4824" style:family="table-cell" style:parent-style-name="Default">
      <style:table-cell-properties fo:background-color="#ffc7ce"/>
      <style:text-properties fo:color="#9c0006"/>
    </style:style>
    <style:style style:name="ConditionalStyle_5f_4823" style:display-name="ConditionalStyle_4823" style:family="table-cell" style:parent-style-name="Default">
      <style:table-cell-properties fo:background-color="#ffc7ce"/>
      <style:text-properties fo:color="#9c0006"/>
    </style:style>
    <style:style style:name="ConditionalStyle_5f_4822" style:display-name="ConditionalStyle_4822" style:family="table-cell" style:parent-style-name="Default">
      <style:table-cell-properties fo:background-color="#ffc7ce"/>
      <style:text-properties fo:color="#9c0006"/>
    </style:style>
    <style:style style:name="ConditionalStyle_5f_4821" style:display-name="ConditionalStyle_4821" style:family="table-cell" style:parent-style-name="Default">
      <style:table-cell-properties fo:background-color="#ffc7ce"/>
      <style:text-properties fo:color="#9c0006"/>
    </style:style>
    <style:style style:name="ConditionalStyle_5f_4844" style:display-name="ConditionalStyle_4844" style:family="table-cell" style:parent-style-name="Default">
      <style:table-cell-properties fo:background-color="#ffc7ce"/>
      <style:text-properties fo:color="#9c0006"/>
    </style:style>
    <style:style style:name="ConditionalStyle_5f_4843" style:display-name="ConditionalStyle_4843" style:family="table-cell" style:parent-style-name="Default">
      <style:table-cell-properties fo:background-color="#ffc7ce"/>
      <style:text-properties fo:color="#9c0006"/>
    </style:style>
    <style:style style:name="ConditionalStyle_5f_4842" style:display-name="ConditionalStyle_4842" style:family="table-cell" style:parent-style-name="Default">
      <style:table-cell-properties fo:background-color="#ffc7ce"/>
      <style:text-properties fo:color="#9c0006"/>
    </style:style>
    <style:style style:name="ConditionalStyle_5f_4841" style:display-name="ConditionalStyle_4841" style:family="table-cell" style:parent-style-name="Default">
      <style:table-cell-properties fo:background-color="#ffc7ce"/>
      <style:text-properties fo:color="#9c0006"/>
    </style:style>
    <style:style style:name="ConditionalStyle_5f_4840" style:display-name="ConditionalStyle_4840" style:family="table-cell" style:parent-style-name="Default">
      <style:table-cell-properties fo:background-color="#ffc7ce"/>
      <style:text-properties fo:color="#9c0006"/>
    </style:style>
    <style:style style:name="ConditionalStyle_5f_4839" style:display-name="ConditionalStyle_4839" style:family="table-cell" style:parent-style-name="Default">
      <style:table-cell-properties fo:background-color="#ffc7ce"/>
      <style:text-properties fo:color="#9c0006"/>
    </style:style>
    <style:style style:name="ConditionalStyle_5f_4838" style:display-name="ConditionalStyle_4838" style:family="table-cell" style:parent-style-name="Default">
      <style:table-cell-properties fo:background-color="#ffc7ce"/>
      <style:text-properties fo:color="#9c0006"/>
    </style:style>
    <style:style style:name="ConditionalStyle_5f_4837" style:display-name="ConditionalStyle_4837" style:family="table-cell" style:parent-style-name="Default">
      <style:table-cell-properties fo:background-color="#ffc7ce"/>
      <style:text-properties fo:color="#9c0006"/>
    </style:style>
    <style:style style:name="ConditionalStyle_5f_4836" style:display-name="ConditionalStyle_4836" style:family="table-cell" style:parent-style-name="Default">
      <style:table-cell-properties fo:background-color="#ffc7ce"/>
      <style:text-properties fo:color="#9c0006"/>
    </style:style>
    <style:style style:name="ConditionalStyle_5f_4835" style:display-name="ConditionalStyle_4835" style:family="table-cell" style:parent-style-name="Default">
      <style:table-cell-properties fo:background-color="#ffc7ce"/>
      <style:text-properties fo:color="#9c0006"/>
    </style:style>
    <style:style style:name="ConditionalStyle_5f_4834" style:display-name="ConditionalStyle_4834" style:family="table-cell" style:parent-style-name="Default">
      <style:table-cell-properties fo:background-color="#ffc7ce"/>
      <style:text-properties fo:color="#9c0006"/>
    </style:style>
    <style:style style:name="ConditionalStyle_5f_4833" style:display-name="ConditionalStyle_4833" style:family="table-cell" style:parent-style-name="Default">
      <style:table-cell-properties fo:background-color="#ffc7ce"/>
      <style:text-properties fo:color="#9c0006"/>
    </style:style>
    <style:style style:name="ConditionalStyle_5f_4832" style:display-name="ConditionalStyle_4832" style:family="table-cell" style:parent-style-name="Default">
      <style:table-cell-properties fo:background-color="#ffc7ce"/>
      <style:text-properties fo:color="#9c0006"/>
    </style:style>
    <style:style style:name="ConditionalStyle_5f_4831" style:display-name="ConditionalStyle_4831" style:family="table-cell" style:parent-style-name="Default">
      <style:table-cell-properties fo:background-color="#ffc7ce"/>
      <style:text-properties fo:color="#9c0006"/>
    </style:style>
    <style:style style:name="ConditionalStyle_5f_4830" style:display-name="ConditionalStyle_4830" style:family="table-cell" style:parent-style-name="Default">
      <style:table-cell-properties fo:background-color="#ffc7ce"/>
      <style:text-properties fo:color="#9c0006"/>
    </style:style>
    <style:style style:name="ConditionalStyle_5f_4829" style:display-name="ConditionalStyle_4829" style:family="table-cell" style:parent-style-name="Default">
      <style:table-cell-properties fo:background-color="#ffc7ce"/>
      <style:text-properties fo:color="#9c0006"/>
    </style:style>
    <style:style style:name="ConditionalStyle_5f_4817" style:display-name="ConditionalStyle_4817" style:family="table-cell" style:parent-style-name="Default">
      <style:table-cell-properties fo:background-color="#ffc7ce"/>
      <style:text-properties fo:color="#9c0006"/>
    </style:style>
    <style:style style:name="ConditionalStyle_5f_4816" style:display-name="ConditionalStyle_4816" style:family="table-cell" style:parent-style-name="Default">
      <style:table-cell-properties fo:background-color="#ffc7ce"/>
      <style:text-properties fo:color="#9c0006"/>
    </style:style>
    <style:style style:name="ConditionalStyle_5f_4815" style:display-name="ConditionalStyle_4815" style:family="table-cell" style:parent-style-name="Default">
      <style:table-cell-properties fo:background-color="#ffc7ce"/>
      <style:text-properties fo:color="#9c0006"/>
    </style:style>
    <style:style style:name="ConditionalStyle_5f_4814" style:display-name="ConditionalStyle_4814" style:family="table-cell" style:parent-style-name="Default">
      <style:table-cell-properties fo:background-color="#ffc7ce"/>
      <style:text-properties fo:color="#9c0006"/>
    </style:style>
    <style:style style:name="ConditionalStyle_5f_4813" style:display-name="ConditionalStyle_4813" style:family="table-cell" style:parent-style-name="Default">
      <style:table-cell-properties fo:background-color="#ffc7ce"/>
      <style:text-properties fo:color="#9c0006"/>
    </style:style>
    <style:style style:name="ConditionalStyle_5f_4812" style:display-name="ConditionalStyle_4812" style:family="table-cell" style:parent-style-name="Default">
      <style:table-cell-properties fo:background-color="#ffc7ce"/>
      <style:text-properties fo:color="#9c0006"/>
    </style:style>
    <style:style style:name="ConditionalStyle_5f_4811" style:display-name="ConditionalStyle_4811" style:family="table-cell" style:parent-style-name="Default">
      <style:table-cell-properties fo:background-color="#ffc7ce"/>
      <style:text-properties fo:color="#9c0006"/>
    </style:style>
    <style:style style:name="ConditionalStyle_5f_4810" style:display-name="ConditionalStyle_4810" style:family="table-cell" style:parent-style-name="Default">
      <style:table-cell-properties fo:background-color="#ffc7ce"/>
      <style:text-properties fo:color="#9c0006"/>
    </style:style>
    <style:style style:name="ConditionalStyle_5f_4809" style:display-name="ConditionalStyle_4809" style:family="table-cell" style:parent-style-name="Default">
      <style:table-cell-properties fo:background-color="#ffc7ce"/>
      <style:text-properties fo:color="#9c0006"/>
    </style:style>
    <style:style style:name="ConditionalStyle_5f_4808" style:display-name="ConditionalStyle_4808" style:family="table-cell" style:parent-style-name="Default">
      <style:table-cell-properties fo:background-color="#ffc7ce"/>
      <style:text-properties fo:color="#9c0006"/>
    </style:style>
    <style:style style:name="ConditionalStyle_5f_4807" style:display-name="ConditionalStyle_4807" style:family="table-cell" style:parent-style-name="Default">
      <style:table-cell-properties fo:background-color="#ffc7ce"/>
      <style:text-properties fo:color="#9c0006"/>
    </style:style>
    <style:style style:name="ConditionalStyle_5f_4806" style:display-name="ConditionalStyle_4806" style:family="table-cell" style:parent-style-name="Default">
      <style:table-cell-properties fo:background-color="#ffc7ce"/>
      <style:text-properties fo:color="#9c0006"/>
    </style:style>
    <style:style style:name="ConditionalStyle_5f_4805" style:display-name="ConditionalStyle_4805" style:family="table-cell" style:parent-style-name="Default">
      <style:table-cell-properties fo:background-color="#ffc7ce"/>
      <style:text-properties fo:color="#9c0006"/>
    </style:style>
    <style:style style:name="ConditionalStyle_5f_4804" style:display-name="ConditionalStyle_4804" style:family="table-cell" style:parent-style-name="Default">
      <style:table-cell-properties fo:background-color="#ffc7ce"/>
      <style:text-properties fo:color="#9c0006"/>
    </style:style>
    <style:style style:name="ConditionalStyle_5f_4803" style:display-name="ConditionalStyle_4803" style:family="table-cell" style:parent-style-name="Default">
      <style:table-cell-properties fo:background-color="#ffc7ce"/>
      <style:text-properties fo:color="#9c0006"/>
    </style:style>
    <style:style style:name="ConditionalStyle_5f_4802" style:display-name="ConditionalStyle_4802" style:family="table-cell" style:parent-style-name="Default">
      <style:table-cell-properties fo:background-color="#ffc7ce"/>
      <style:text-properties fo:color="#9c0006"/>
    </style:style>
    <style:style style:name="ConditionalStyle_5f_4801" style:display-name="ConditionalStyle_4801" style:family="table-cell" style:parent-style-name="Default">
      <style:table-cell-properties fo:background-color="#ffc7ce"/>
      <style:text-properties fo:color="#9c0006"/>
    </style:style>
    <style:style style:name="ConditionalStyle_5f_4800" style:display-name="ConditionalStyle_4800" style:family="table-cell" style:parent-style-name="Default">
      <style:table-cell-properties fo:background-color="#ffc7ce"/>
      <style:text-properties fo:color="#9c0006"/>
    </style:style>
    <style:style style:name="ConditionalStyle_5f_4799" style:display-name="ConditionalStyle_4799" style:family="table-cell" style:parent-style-name="Default">
      <style:table-cell-properties fo:background-color="#ffc7ce"/>
      <style:text-properties fo:color="#9c0006"/>
    </style:style>
    <style:style style:name="ConditionalStyle_5f_4798" style:display-name="ConditionalStyle_4798" style:family="table-cell" style:parent-style-name="Default">
      <style:table-cell-properties fo:background-color="#ffc7ce"/>
      <style:text-properties fo:color="#9c0006"/>
    </style:style>
    <style:style style:name="ConditionalStyle_5f_4797" style:display-name="ConditionalStyle_4797" style:family="table-cell" style:parent-style-name="Default">
      <style:table-cell-properties fo:background-color="#ffc7ce"/>
      <style:text-properties fo:color="#9c0006"/>
    </style:style>
    <style:style style:name="ConditionalStyle_5f_4540" style:display-name="ConditionalStyle_4540" style:family="table-cell" style:parent-style-name="Default">
      <style:table-cell-properties fo:background-color="#ffc7ce"/>
      <style:text-properties fo:color="#9c0006"/>
    </style:style>
    <style:style style:name="ConditionalStyle_5f_4539" style:display-name="ConditionalStyle_4539" style:family="table-cell" style:parent-style-name="Default">
      <style:table-cell-properties fo:background-color="#ffc7ce"/>
      <style:text-properties fo:color="#9c0006"/>
    </style:style>
    <style:style style:name="ConditionalStyle_5f_4538" style:display-name="ConditionalStyle_4538" style:family="table-cell" style:parent-style-name="Default">
      <style:table-cell-properties fo:background-color="#ffc7ce"/>
      <style:text-properties fo:color="#9c0006"/>
    </style:style>
    <style:style style:name="ConditionalStyle_5f_4537" style:display-name="ConditionalStyle_4537" style:family="table-cell" style:parent-style-name="Default">
      <style:table-cell-properties fo:background-color="#ffc7ce"/>
      <style:text-properties fo:color="#9c0006"/>
    </style:style>
    <style:style style:name="ConditionalStyle_5f_4536" style:display-name="ConditionalStyle_4536" style:family="table-cell" style:parent-style-name="Default">
      <style:table-cell-properties fo:background-color="#ffc7ce"/>
      <style:text-properties fo:color="#9c0006"/>
    </style:style>
    <style:style style:name="ConditionalStyle_5f_4535" style:display-name="ConditionalStyle_4535" style:family="table-cell" style:parent-style-name="Default">
      <style:table-cell-properties fo:background-color="#ffc7ce"/>
      <style:text-properties fo:color="#9c0006"/>
    </style:style>
    <style:style style:name="ConditionalStyle_5f_4534" style:display-name="ConditionalStyle_4534" style:family="table-cell" style:parent-style-name="Default">
      <style:table-cell-properties fo:background-color="#ffc7ce"/>
      <style:text-properties fo:color="#9c0006"/>
    </style:style>
    <style:style style:name="ConditionalStyle_5f_4533" style:display-name="ConditionalStyle_4533" style:family="table-cell" style:parent-style-name="Default">
      <style:table-cell-properties fo:background-color="#ffc7ce"/>
      <style:text-properties fo:color="#9c0006"/>
    </style:style>
    <style:style style:name="ConditionalStyle_5f_4532" style:display-name="ConditionalStyle_4532" style:family="table-cell" style:parent-style-name="Default">
      <style:table-cell-properties fo:background-color="#ffc7ce"/>
      <style:text-properties fo:color="#9c0006"/>
    </style:style>
    <style:style style:name="ConditionalStyle_5f_4531" style:display-name="ConditionalStyle_4531" style:family="table-cell" style:parent-style-name="Default">
      <style:table-cell-properties fo:background-color="#ffc7ce"/>
      <style:text-properties fo:color="#9c0006"/>
    </style:style>
    <style:style style:name="ConditionalStyle_5f_4530" style:display-name="ConditionalStyle_4530" style:family="table-cell" style:parent-style-name="Default">
      <style:table-cell-properties fo:background-color="#ffc7ce"/>
      <style:text-properties fo:color="#9c0006"/>
    </style:style>
    <style:style style:name="ConditionalStyle_5f_4529" style:display-name="ConditionalStyle_4529" style:family="table-cell" style:parent-style-name="Default">
      <style:table-cell-properties fo:background-color="#ffc7ce"/>
      <style:text-properties fo:color="#9c0006"/>
    </style:style>
    <style:style style:name="ConditionalStyle_5f_4528" style:display-name="ConditionalStyle_4528" style:family="table-cell" style:parent-style-name="Default">
      <style:table-cell-properties fo:background-color="#ffc7ce"/>
      <style:text-properties fo:color="#9c0006"/>
    </style:style>
    <style:style style:name="ConditionalStyle_5f_4527" style:display-name="ConditionalStyle_4527" style:family="table-cell" style:parent-style-name="Default">
      <style:table-cell-properties fo:background-color="#ffc7ce"/>
      <style:text-properties fo:color="#9c0006"/>
    </style:style>
    <style:style style:name="ConditionalStyle_5f_4526" style:display-name="ConditionalStyle_4526" style:family="table-cell" style:parent-style-name="Default">
      <style:table-cell-properties fo:background-color="#ffc7ce"/>
      <style:text-properties fo:color="#9c0006"/>
    </style:style>
    <style:style style:name="ConditionalStyle_5f_4525" style:display-name="ConditionalStyle_4525" style:family="table-cell" style:parent-style-name="Default">
      <style:table-cell-properties fo:background-color="#ffc7ce"/>
      <style:text-properties fo:color="#9c0006"/>
    </style:style>
    <style:style style:name="ConditionalStyle_5f_4524" style:display-name="ConditionalStyle_4524" style:family="table-cell" style:parent-style-name="Default">
      <style:table-cell-properties fo:background-color="#ffc7ce"/>
      <style:text-properties fo:color="#9c0006"/>
    </style:style>
    <style:style style:name="ConditionalStyle_5f_4523" style:display-name="ConditionalStyle_4523" style:family="table-cell" style:parent-style-name="Default">
      <style:table-cell-properties fo:background-color="#ffc7ce"/>
      <style:text-properties fo:color="#9c0006"/>
    </style:style>
    <style:style style:name="ConditionalStyle_5f_4522" style:display-name="ConditionalStyle_4522" style:family="table-cell" style:parent-style-name="Default">
      <style:table-cell-properties fo:background-color="#ffc7ce"/>
      <style:text-properties fo:color="#9c0006"/>
    </style:style>
    <style:style style:name="ConditionalStyle_5f_4521" style:display-name="ConditionalStyle_4521" style:family="table-cell" style:parent-style-name="Default">
      <style:table-cell-properties fo:background-color="#ffc7ce"/>
      <style:text-properties fo:color="#9c0006"/>
    </style:style>
    <style:style style:name="ConditionalStyle_5f_4520" style:display-name="ConditionalStyle_4520" style:family="table-cell" style:parent-style-name="Default">
      <style:table-cell-properties fo:background-color="#ffc7ce"/>
      <style:text-properties fo:color="#9c0006"/>
    </style:style>
    <style:style style:name="ConditionalStyle_5f_4447" style:display-name="ConditionalStyle_4447" style:family="table-cell" style:parent-style-name="Default">
      <style:table-cell-properties fo:background-color="#ffc7ce"/>
      <style:text-properties fo:color="#9c0006"/>
    </style:style>
    <style:style style:name="ConditionalStyle_5f_4446" style:display-name="ConditionalStyle_4446" style:family="table-cell" style:parent-style-name="Default">
      <style:table-cell-properties fo:background-color="#ffc7ce"/>
      <style:text-properties fo:color="#9c0006"/>
    </style:style>
    <style:style style:name="ConditionalStyle_5f_4445" style:display-name="ConditionalStyle_4445" style:family="table-cell" style:parent-style-name="Default">
      <style:table-cell-properties fo:background-color="#ffc7ce"/>
      <style:text-properties fo:color="#9c0006"/>
    </style:style>
    <style:style style:name="ConditionalStyle_5f_4444" style:display-name="ConditionalStyle_4444" style:family="table-cell" style:parent-style-name="Default">
      <style:table-cell-properties fo:background-color="#ffc7ce"/>
      <style:text-properties fo:color="#9c0006"/>
    </style:style>
    <style:style style:name="ConditionalStyle_5f_4443" style:display-name="ConditionalStyle_4443" style:family="table-cell" style:parent-style-name="Default">
      <style:table-cell-properties fo:background-color="#ffc7ce"/>
      <style:text-properties fo:color="#9c0006"/>
    </style:style>
    <style:style style:name="ConditionalStyle_5f_4442" style:display-name="ConditionalStyle_4442" style:family="table-cell" style:parent-style-name="Default">
      <style:table-cell-properties fo:background-color="#ffc7ce"/>
      <style:text-properties fo:color="#9c0006"/>
    </style:style>
    <style:style style:name="ConditionalStyle_5f_4244" style:display-name="ConditionalStyle_4244" style:family="table-cell" style:parent-style-name="Default">
      <style:table-cell-properties fo:background-color="#ffc7ce"/>
      <style:text-properties fo:color="#9c0006"/>
    </style:style>
    <style:style style:name="ConditionalStyle_5f_4243" style:display-name="ConditionalStyle_4243" style:family="table-cell" style:parent-style-name="Default">
      <style:table-cell-properties fo:background-color="#ffc7ce"/>
      <style:text-properties fo:color="#9c0006"/>
    </style:style>
    <style:style style:name="ConditionalStyle_5f_4242" style:display-name="ConditionalStyle_4242" style:family="table-cell" style:parent-style-name="Default">
      <style:table-cell-properties fo:background-color="#ffc7ce"/>
      <style:text-properties fo:color="#9c0006"/>
    </style:style>
    <style:style style:name="ConditionalStyle_5f_4241" style:display-name="ConditionalStyle_4241" style:family="table-cell" style:parent-style-name="Default">
      <style:table-cell-properties fo:background-color="#ffc7ce"/>
      <style:text-properties fo:color="#9c0006"/>
    </style:style>
    <style:style style:name="ConditionalStyle_5f_4240" style:display-name="ConditionalStyle_4240" style:family="table-cell" style:parent-style-name="Default">
      <style:table-cell-properties fo:background-color="#ffc7ce"/>
      <style:text-properties fo:color="#9c0006"/>
    </style:style>
    <style:style style:name="ConditionalStyle_5f_4239" style:display-name="ConditionalStyle_4239" style:family="table-cell" style:parent-style-name="Default">
      <style:table-cell-properties fo:background-color="#ffc7ce"/>
      <style:text-properties fo:color="#9c0006"/>
    </style:style>
    <style:style style:name="ConditionalStyle_5f_4238" style:display-name="ConditionalStyle_4238" style:family="table-cell" style:parent-style-name="Default">
      <style:table-cell-properties fo:background-color="#ffc7ce"/>
      <style:text-properties fo:color="#9c0006"/>
    </style:style>
    <style:style style:name="ConditionalStyle_5f_4237" style:display-name="ConditionalStyle_4237" style:family="table-cell" style:parent-style-name="Default">
      <style:table-cell-properties fo:background-color="#ffc7ce"/>
      <style:text-properties fo:color="#9c0006"/>
    </style:style>
    <style:style style:name="ConditionalStyle_5f_4236" style:display-name="ConditionalStyle_4236" style:family="table-cell" style:parent-style-name="Default">
      <style:table-cell-properties fo:background-color="#ffc7ce"/>
      <style:text-properties fo:color="#9c0006"/>
    </style:style>
    <style:style style:name="ConditionalStyle_5f_4235" style:display-name="ConditionalStyle_4235" style:family="table-cell" style:parent-style-name="Default">
      <style:table-cell-properties fo:background-color="#ffc7ce"/>
      <style:text-properties fo:color="#9c0006"/>
    </style:style>
    <style:style style:name="ConditionalStyle_5f_4234" style:display-name="ConditionalStyle_4234" style:family="table-cell" style:parent-style-name="Default">
      <style:table-cell-properties fo:background-color="#ffc7ce"/>
      <style:text-properties fo:color="#9c0006"/>
    </style:style>
    <style:style style:name="ConditionalStyle_5f_4233" style:display-name="ConditionalStyle_4233" style:family="table-cell" style:parent-style-name="Default">
      <style:table-cell-properties fo:background-color="#ffc7ce"/>
      <style:text-properties fo:color="#9c0006"/>
    </style:style>
    <style:style style:name="ConditionalStyle_5f_4232" style:display-name="ConditionalStyle_4232" style:family="table-cell" style:parent-style-name="Default">
      <style:table-cell-properties fo:background-color="#ffc7ce"/>
      <style:text-properties fo:color="#9c0006"/>
    </style:style>
    <style:style style:name="ConditionalStyle_5f_4231" style:display-name="ConditionalStyle_4231" style:family="table-cell" style:parent-style-name="Default">
      <style:table-cell-properties fo:background-color="#ffc7ce"/>
      <style:text-properties fo:color="#9c0006"/>
    </style:style>
    <style:style style:name="ConditionalStyle_5f_4230" style:display-name="ConditionalStyle_4230" style:family="table-cell" style:parent-style-name="Default">
      <style:table-cell-properties fo:background-color="#ffc7ce"/>
      <style:text-properties fo:color="#9c0006"/>
    </style:style>
    <style:style style:name="ConditionalStyle_5f_4229" style:display-name="ConditionalStyle_4229" style:family="table-cell" style:parent-style-name="Default">
      <style:table-cell-properties fo:background-color="#ffc7ce"/>
      <style:text-properties fo:color="#9c0006"/>
    </style:style>
    <style:style style:name="ConditionalStyle_5f_4228" style:display-name="ConditionalStyle_4228" style:family="table-cell" style:parent-style-name="Default">
      <style:table-cell-properties fo:background-color="#ffc7ce"/>
      <style:text-properties fo:color="#9c0006"/>
    </style:style>
    <style:style style:name="ConditionalStyle_5f_4227" style:display-name="ConditionalStyle_4227" style:family="table-cell" style:parent-style-name="Default">
      <style:table-cell-properties fo:background-color="#ffc7ce"/>
      <style:text-properties fo:color="#9c0006"/>
    </style:style>
    <style:style style:name="ConditionalStyle_5f_4226" style:display-name="ConditionalStyle_4226" style:family="table-cell" style:parent-style-name="Default">
      <style:table-cell-properties fo:background-color="#ffc7ce"/>
      <style:text-properties fo:color="#9c0006"/>
    </style:style>
    <style:style style:name="ConditionalStyle_5f_4225" style:display-name="ConditionalStyle_4225" style:family="table-cell" style:parent-style-name="Default">
      <style:table-cell-properties fo:background-color="#ffc7ce"/>
      <style:text-properties fo:color="#9c0006"/>
    </style:style>
    <style:style style:name="ConditionalStyle_5f_4224" style:display-name="ConditionalStyle_4224" style:family="table-cell" style:parent-style-name="Default">
      <style:table-cell-properties fo:background-color="#ffc7ce"/>
      <style:text-properties fo:color="#9c0006"/>
    </style:style>
    <style:style style:name="ConditionalStyle_5f_4265" style:display-name="ConditionalStyle_4265" style:family="table-cell" style:parent-style-name="Default">
      <style:table-cell-properties fo:background-color="#ffc7ce"/>
      <style:text-properties fo:color="#9c0006"/>
    </style:style>
    <style:style style:name="ConditionalStyle_5f_4264" style:display-name="ConditionalStyle_4264" style:family="table-cell" style:parent-style-name="Default">
      <style:table-cell-properties fo:background-color="#ffc7ce"/>
      <style:text-properties fo:color="#9c0006"/>
    </style:style>
    <style:style style:name="ConditionalStyle_5f_4263" style:display-name="ConditionalStyle_4263" style:family="table-cell" style:parent-style-name="Default">
      <style:table-cell-properties fo:background-color="#ffc7ce"/>
      <style:text-properties fo:color="#9c0006"/>
    </style:style>
    <style:style style:name="ConditionalStyle_5f_4262" style:display-name="ConditionalStyle_4262" style:family="table-cell" style:parent-style-name="Default">
      <style:table-cell-properties fo:background-color="#ffc7ce"/>
      <style:text-properties fo:color="#9c0006"/>
    </style:style>
    <style:style style:name="ConditionalStyle_5f_4261" style:display-name="ConditionalStyle_4261" style:family="table-cell" style:parent-style-name="Default">
      <style:table-cell-properties fo:background-color="#ffc7ce"/>
      <style:text-properties fo:color="#9c0006"/>
    </style:style>
    <style:style style:name="ConditionalStyle_5f_4260" style:display-name="ConditionalStyle_4260" style:family="table-cell" style:parent-style-name="Default">
      <style:table-cell-properties fo:background-color="#ffc7ce"/>
      <style:text-properties fo:color="#9c0006"/>
    </style:style>
    <style:style style:name="ConditionalStyle_5f_4259" style:display-name="ConditionalStyle_4259" style:family="table-cell" style:parent-style-name="Default">
      <style:table-cell-properties fo:background-color="#ffc7ce"/>
      <style:text-properties fo:color="#9c0006"/>
    </style:style>
    <style:style style:name="ConditionalStyle_5f_4258" style:display-name="ConditionalStyle_4258" style:family="table-cell" style:parent-style-name="Default">
      <style:table-cell-properties fo:background-color="#ffc7ce"/>
      <style:text-properties fo:color="#9c0006"/>
    </style:style>
    <style:style style:name="ConditionalStyle_5f_4257" style:display-name="ConditionalStyle_4257" style:family="table-cell" style:parent-style-name="Default">
      <style:table-cell-properties fo:background-color="#ffc7ce"/>
      <style:text-properties fo:color="#9c0006"/>
    </style:style>
    <style:style style:name="ConditionalStyle_5f_4256" style:display-name="ConditionalStyle_4256" style:family="table-cell" style:parent-style-name="Default">
      <style:table-cell-properties fo:background-color="#ffc7ce"/>
      <style:text-properties fo:color="#9c0006"/>
    </style:style>
    <style:style style:name="ConditionalStyle_5f_4255" style:display-name="ConditionalStyle_4255" style:family="table-cell" style:parent-style-name="Default">
      <style:table-cell-properties fo:background-color="#ffc7ce"/>
      <style:text-properties fo:color="#9c0006"/>
    </style:style>
    <style:style style:name="ConditionalStyle_5f_4254" style:display-name="ConditionalStyle_4254" style:family="table-cell" style:parent-style-name="Default">
      <style:table-cell-properties fo:background-color="#ffc7ce"/>
      <style:text-properties fo:color="#9c0006"/>
    </style:style>
    <style:style style:name="ConditionalStyle_5f_4253" style:display-name="ConditionalStyle_4253" style:family="table-cell" style:parent-style-name="Default">
      <style:table-cell-properties fo:background-color="#ffc7ce"/>
      <style:text-properties fo:color="#9c0006"/>
    </style:style>
    <style:style style:name="ConditionalStyle_5f_4252" style:display-name="ConditionalStyle_4252" style:family="table-cell" style:parent-style-name="Default">
      <style:table-cell-properties fo:background-color="#ffc7ce"/>
      <style:text-properties fo:color="#9c0006"/>
    </style:style>
    <style:style style:name="ConditionalStyle_5f_4251" style:display-name="ConditionalStyle_4251" style:family="table-cell" style:parent-style-name="Default">
      <style:table-cell-properties fo:background-color="#ffc7ce"/>
      <style:text-properties fo:color="#9c0006"/>
    </style:style>
    <style:style style:name="ConditionalStyle_5f_4250" style:display-name="ConditionalStyle_4250" style:family="table-cell" style:parent-style-name="Default">
      <style:table-cell-properties fo:background-color="#ffc7ce"/>
      <style:text-properties fo:color="#9c0006"/>
    </style:style>
    <style:style style:name="ConditionalStyle_5f_4249" style:display-name="ConditionalStyle_4249" style:family="table-cell" style:parent-style-name="Default">
      <style:table-cell-properties fo:background-color="#ffc7ce"/>
      <style:text-properties fo:color="#9c0006"/>
    </style:style>
    <style:style style:name="ConditionalStyle_5f_4248" style:display-name="ConditionalStyle_4248" style:family="table-cell" style:parent-style-name="Default">
      <style:table-cell-properties fo:background-color="#ffc7ce"/>
      <style:text-properties fo:color="#9c0006"/>
    </style:style>
    <style:style style:name="ConditionalStyle_5f_4247" style:display-name="ConditionalStyle_4247" style:family="table-cell" style:parent-style-name="Default">
      <style:table-cell-properties fo:background-color="#ffc7ce"/>
      <style:text-properties fo:color="#9c0006"/>
    </style:style>
    <style:style style:name="ConditionalStyle_5f_4246" style:display-name="ConditionalStyle_4246" style:family="table-cell" style:parent-style-name="Default">
      <style:table-cell-properties fo:background-color="#ffc7ce"/>
      <style:text-properties fo:color="#9c0006"/>
    </style:style>
    <style:style style:name="ConditionalStyle_5f_4245" style:display-name="ConditionalStyle_4245" style:family="table-cell" style:parent-style-name="Default">
      <style:table-cell-properties fo:background-color="#ffc7ce"/>
      <style:text-properties fo:color="#9c0006"/>
    </style:style>
    <style:style style:name="ConditionalStyle_5f_4737" style:display-name="ConditionalStyle_4737" style:family="table-cell" style:parent-style-name="Default">
      <style:table-cell-properties fo:background-color="#ffc7ce"/>
      <style:text-properties fo:color="#9c0006"/>
    </style:style>
    <style:style style:name="ConditionalStyle_5f_4848" style:display-name="ConditionalStyle_4848" style:family="table-cell" style:parent-style-name="Default">
      <style:table-cell-properties fo:background-color="#ffc7ce"/>
      <style:text-properties fo:color="#9c0006"/>
    </style:style>
    <style:style style:name="ConditionalStyle_5f_4847" style:display-name="ConditionalStyle_4847" style:family="table-cell" style:parent-style-name="Default">
      <style:table-cell-properties fo:background-color="#ffc7ce"/>
      <style:text-properties fo:color="#9c0006"/>
    </style:style>
    <style:style style:name="ConditionalStyle_5f_4846" style:display-name="ConditionalStyle_4846" style:family="table-cell" style:parent-style-name="Default">
      <style:table-cell-properties fo:background-color="#ffc7ce"/>
      <style:text-properties fo:color="#9c0006"/>
    </style:style>
    <style:style style:name="ConditionalStyle_5f_4021" style:display-name="ConditionalStyle_4021" style:family="table-cell" style:parent-style-name="Default">
      <style:table-cell-properties fo:background-color="#ffc7ce"/>
      <style:text-properties fo:color="#9c0006"/>
    </style:style>
    <style:style style:name="ConditionalStyle_5f_4020" style:display-name="ConditionalStyle_4020" style:family="table-cell" style:parent-style-name="Default">
      <style:table-cell-properties fo:background-color="#ffc7ce"/>
      <style:text-properties fo:color="#9c0006"/>
    </style:style>
    <style:style style:name="ConditionalStyle_5f_4019" style:display-name="ConditionalStyle_4019" style:family="table-cell" style:parent-style-name="Default">
      <style:table-cell-properties fo:background-color="#ffc7ce"/>
      <style:text-properties fo:color="#9c0006"/>
    </style:style>
    <style:style style:name="ConditionalStyle_5f_4018" style:display-name="ConditionalStyle_4018" style:family="table-cell" style:parent-style-name="Default">
      <style:table-cell-properties fo:background-color="#ffc7ce"/>
      <style:text-properties fo:color="#9c0006"/>
    </style:style>
    <style:style style:name="ConditionalStyle_5f_4017" style:display-name="ConditionalStyle_4017" style:family="table-cell" style:parent-style-name="Default">
      <style:table-cell-properties fo:background-color="#ffc7ce"/>
      <style:text-properties fo:color="#9c0006"/>
    </style:style>
    <style:style style:name="ConditionalStyle_5f_4016" style:display-name="ConditionalStyle_4016" style:family="table-cell" style:parent-style-name="Default">
      <style:table-cell-properties fo:background-color="#ffc7ce"/>
      <style:text-properties fo:color="#9c0006"/>
    </style:style>
    <style:style style:name="ConditionalStyle_5f_4015" style:display-name="ConditionalStyle_4015" style:family="table-cell" style:parent-style-name="Default">
      <style:table-cell-properties fo:background-color="#ffc7ce"/>
      <style:text-properties fo:color="#9c0006"/>
    </style:style>
    <style:style style:name="ConditionalStyle_5f_4384" style:display-name="ConditionalStyle_4384" style:family="table-cell" style:parent-style-name="Default">
      <style:table-cell-properties fo:background-color="#ffc7ce"/>
      <style:text-properties fo:color="#9c0006"/>
    </style:style>
    <style:style style:name="ConditionalStyle_5f_4383" style:display-name="ConditionalStyle_4383" style:family="table-cell" style:parent-style-name="Default">
      <style:table-cell-properties fo:background-color="#ffc7ce"/>
      <style:text-properties fo:color="#9c0006"/>
    </style:style>
    <style:style style:name="ConditionalStyle_5f_4382" style:display-name="ConditionalStyle_4382" style:family="table-cell" style:parent-style-name="Default">
      <style:table-cell-properties fo:background-color="#ffc7ce"/>
      <style:text-properties fo:color="#9c0006"/>
    </style:style>
    <style:style style:name="ConditionalStyle_5f_4621" style:display-name="ConditionalStyle_4621" style:family="table-cell" style:parent-style-name="Default">
      <style:table-cell-properties fo:background-color="#ffc7ce"/>
      <style:text-properties fo:color="#9c0006"/>
    </style:style>
    <style:style style:name="ConditionalStyle_5f_4762" style:display-name="ConditionalStyle_4762" style:family="table-cell" style:parent-style-name="Default">
      <style:table-cell-properties fo:background-color="#ffc7ce"/>
      <style:text-properties fo:color="#9c0006"/>
    </style:style>
    <style:style style:name="ConditionalStyle_5f_4761" style:display-name="ConditionalStyle_4761" style:family="table-cell" style:parent-style-name="Default">
      <style:table-cell-properties fo:background-color="#ffc7ce"/>
      <style:text-properties fo:color="#9c0006"/>
    </style:style>
    <style:style style:name="ConditionalStyle_5f_4760" style:display-name="ConditionalStyle_4760" style:family="table-cell" style:parent-style-name="Default">
      <style:table-cell-properties fo:background-color="#ffc7ce"/>
      <style:text-properties fo:color="#9c0006"/>
    </style:style>
    <style:style style:name="ConditionalStyle_5f_4070" style:display-name="ConditionalStyle_4070" style:family="table-cell" style:parent-style-name="Default">
      <style:table-cell-properties fo:background-color="#ffc7ce"/>
      <style:text-properties fo:color="#9c0006"/>
    </style:style>
    <style:style style:name="ConditionalStyle_5f_4069" style:display-name="ConditionalStyle_4069" style:family="table-cell" style:parent-style-name="Default">
      <style:table-cell-properties fo:background-color="#ffc7ce"/>
      <style:text-properties fo:color="#9c0006"/>
    </style:style>
    <style:style style:name="ConditionalStyle_5f_4068" style:display-name="ConditionalStyle_4068" style:family="table-cell" style:parent-style-name="Default">
      <style:table-cell-properties fo:background-color="#ffc7ce"/>
      <style:text-properties fo:color="#9c0006"/>
    </style:style>
    <style:style style:name="ConditionalStyle_5f_4067" style:display-name="ConditionalStyle_4067" style:family="table-cell" style:parent-style-name="Default">
      <style:table-cell-properties fo:background-color="#ffc7ce"/>
      <style:text-properties fo:color="#9c0006"/>
    </style:style>
    <style:style style:name="ConditionalStyle_5f_4066" style:display-name="ConditionalStyle_4066" style:family="table-cell" style:parent-style-name="Default">
      <style:table-cell-properties fo:background-color="#ffc7ce"/>
      <style:text-properties fo:color="#9c0006"/>
    </style:style>
    <style:style style:name="ConditionalStyle_5f_4065" style:display-name="ConditionalStyle_4065" style:family="table-cell" style:parent-style-name="Default">
      <style:table-cell-properties fo:background-color="#ffc7ce"/>
      <style:text-properties fo:color="#9c0006"/>
    </style:style>
    <style:style style:name="ConditionalStyle_5f_4381" style:display-name="ConditionalStyle_4381" style:family="table-cell" style:parent-style-name="Default">
      <style:table-cell-properties fo:background-color="#ffc7ce"/>
      <style:text-properties fo:color="#9c0006"/>
    </style:style>
    <style:style style:name="ConditionalStyle_5f_4380" style:display-name="ConditionalStyle_4380" style:family="table-cell" style:parent-style-name="Default">
      <style:table-cell-properties fo:background-color="#ffc7ce"/>
      <style:text-properties fo:color="#9c0006"/>
    </style:style>
    <style:style style:name="ConditionalStyle_5f_4379" style:display-name="ConditionalStyle_4379" style:family="table-cell" style:parent-style-name="Default">
      <style:table-cell-properties fo:background-color="#ffc7ce"/>
      <style:text-properties fo:color="#9c0006"/>
    </style:style>
    <style:style style:name="ConditionalStyle_5f_4378" style:display-name="ConditionalStyle_4378" style:family="table-cell" style:parent-style-name="Default">
      <style:table-cell-properties fo:background-color="#ffc7ce"/>
      <style:text-properties fo:color="#9c0006"/>
    </style:style>
    <style:style style:name="ConditionalStyle_5f_4377" style:display-name="ConditionalStyle_4377" style:family="table-cell" style:parent-style-name="Default">
      <style:table-cell-properties fo:background-color="#ffc7ce"/>
      <style:text-properties fo:color="#9c0006"/>
    </style:style>
    <style:style style:name="ConditionalStyle_5f_4376" style:display-name="ConditionalStyle_4376" style:family="table-cell" style:parent-style-name="Default">
      <style:table-cell-properties fo:background-color="#ffc7ce"/>
      <style:text-properties fo:color="#9c0006"/>
    </style:style>
    <style:style style:name="ConditionalStyle_5f_4375" style:display-name="ConditionalStyle_4375" style:family="table-cell" style:parent-style-name="Default">
      <style:table-cell-properties fo:background-color="#ffc7ce"/>
      <style:text-properties fo:color="#9c0006"/>
    </style:style>
    <style:style style:name="ConditionalStyle_5f_4374" style:display-name="ConditionalStyle_4374" style:family="table-cell" style:parent-style-name="Default">
      <style:table-cell-properties fo:background-color="#ffc7ce"/>
      <style:text-properties fo:color="#9c0006"/>
    </style:style>
    <style:style style:name="ConditionalStyle_5f_4845" style:display-name="ConditionalStyle_4845" style:family="table-cell" style:parent-style-name="Default">
      <style:table-cell-properties fo:background-color="#ffc7ce"/>
      <style:text-properties fo:color="#9c0006"/>
    </style:style>
    <style:style style:name="ConditionalStyle_5f_4655" style:display-name="ConditionalStyle_4655" style:family="table-cell" style:parent-style-name="Default">
      <style:table-cell-properties fo:background-color="#ffc7ce"/>
      <style:text-properties fo:color="#9c0006"/>
    </style:style>
    <style:style style:name="ConditionalStyle_5f_4654" style:display-name="ConditionalStyle_4654" style:family="table-cell" style:parent-style-name="Default">
      <style:table-cell-properties fo:background-color="#ffc7ce"/>
      <style:text-properties fo:color="#9c0006"/>
    </style:style>
    <style:style style:name="ConditionalStyle_5f_4653" style:display-name="ConditionalStyle_4653" style:family="table-cell" style:parent-style-name="Default">
      <style:table-cell-properties fo:background-color="#ffc7ce"/>
      <style:text-properties fo:color="#9c0006"/>
    </style:style>
    <style:style style:name="ConditionalStyle_5f_4030" style:display-name="ConditionalStyle_4030" style:family="table-cell" style:parent-style-name="Default">
      <style:table-cell-properties fo:background-color="#ffc7ce"/>
      <style:text-properties fo:color="#9c0006"/>
    </style:style>
    <style:style style:name="ConditionalStyle_5f_4023" style:display-name="ConditionalStyle_4023" style:family="table-cell" style:parent-style-name="Default">
      <style:table-cell-properties fo:background-color="#ffc7ce"/>
      <style:text-properties fo:color="#9c0006"/>
    </style:style>
    <style:style style:name="ConditionalStyle_5f_4026" style:display-name="ConditionalStyle_4026" style:family="table-cell" style:parent-style-name="Default">
      <style:table-cell-properties fo:background-color="#ffc7ce"/>
      <style:text-properties fo:color="#9c0006"/>
    </style:style>
    <style:style style:name="ConditionalStyle_5f_4025" style:display-name="ConditionalStyle_4025" style:family="table-cell" style:parent-style-name="Default">
      <style:table-cell-properties fo:background-color="#ffc7ce"/>
      <style:text-properties fo:color="#9c0006"/>
    </style:style>
    <style:style style:name="ConditionalStyle_5f_4024" style:display-name="ConditionalStyle_4024" style:family="table-cell" style:parent-style-name="Default">
      <style:table-cell-properties fo:background-color="#ffc7ce"/>
      <style:text-properties fo:color="#9c0006"/>
    </style:style>
    <style:style style:name="ConditionalStyle_5f_4029" style:display-name="ConditionalStyle_4029" style:family="table-cell" style:parent-style-name="Default">
      <style:table-cell-properties fo:background-color="#ffc7ce"/>
      <style:text-properties fo:color="#9c0006"/>
    </style:style>
    <style:style style:name="ConditionalStyle_5f_4028" style:display-name="ConditionalStyle_4028" style:family="table-cell" style:parent-style-name="Default">
      <style:table-cell-properties fo:background-color="#ffc7ce"/>
      <style:text-properties fo:color="#9c0006"/>
    </style:style>
    <style:style style:name="ConditionalStyle_5f_4027" style:display-name="ConditionalStyle_4027" style:family="table-cell" style:parent-style-name="Default">
      <style:table-cell-properties fo:background-color="#ffc7ce"/>
      <style:text-properties fo:color="#9c0006"/>
    </style:style>
    <style:style style:name="ConditionalStyle_5f_4022" style:display-name="ConditionalStyle_4022" style:family="table-cell" style:parent-style-name="Default">
      <style:table-cell-properties fo:background-color="#ffc7ce"/>
      <style:text-properties fo:color="#9c0006"/>
    </style:style>
    <style:style style:name="ConditionalStyle_5f_3044" style:display-name="ConditionalStyle_3044" style:family="table-cell" style:parent-style-name="Default">
      <style:table-cell-properties fo:background-color="#ffc7ce"/>
      <style:text-properties fo:color="#9c0006"/>
    </style:style>
    <style:style style:name="ConditionalStyle_5f_3043" style:display-name="ConditionalStyle_3043" style:family="table-cell" style:parent-style-name="Default">
      <style:table-cell-properties fo:background-color="#ffc7ce"/>
      <style:text-properties fo:color="#9c0006"/>
    </style:style>
    <style:style style:name="ConditionalStyle_5f_3042" style:display-name="ConditionalStyle_3042" style:family="table-cell" style:parent-style-name="Default">
      <style:table-cell-properties fo:background-color="#ffc7ce"/>
      <style:text-properties fo:color="#9c0006"/>
    </style:style>
    <style:style style:name="ConditionalStyle_5f_3041" style:display-name="ConditionalStyle_3041" style:family="table-cell" style:parent-style-name="Default">
      <style:table-cell-properties fo:background-color="#ffc7ce"/>
      <style:text-properties fo:color="#9c0006"/>
    </style:style>
    <style:style style:name="ConditionalStyle_5f_3040" style:display-name="ConditionalStyle_3040" style:family="table-cell" style:parent-style-name="Default">
      <style:table-cell-properties fo:background-color="#ffc7ce"/>
      <style:text-properties fo:color="#9c0006"/>
    </style:style>
    <style:style style:name="ConditionalStyle_5f_3039" style:display-name="ConditionalStyle_3039" style:family="table-cell" style:parent-style-name="Default">
      <style:table-cell-properties fo:background-color="#ffc7ce"/>
      <style:text-properties fo:color="#9c0006"/>
    </style:style>
    <style:style style:name="ConditionalStyle_5f_3038" style:display-name="ConditionalStyle_3038" style:family="table-cell" style:parent-style-name="Default">
      <style:table-cell-properties fo:background-color="#ffc7ce"/>
      <style:text-properties fo:color="#9c0006"/>
    </style:style>
    <style:style style:name="ConditionalStyle_5f_3037" style:display-name="ConditionalStyle_3037" style:family="table-cell" style:parent-style-name="Default">
      <style:table-cell-properties fo:background-color="#ffc7ce"/>
      <style:text-properties fo:color="#9c0006"/>
    </style:style>
    <style:style style:name="ConditionalStyle_5f_3036" style:display-name="ConditionalStyle_3036" style:family="table-cell" style:parent-style-name="Default">
      <style:table-cell-properties fo:background-color="#ffc7ce"/>
      <style:text-properties fo:color="#9c0006"/>
    </style:style>
    <style:style style:name="ConditionalStyle_5f_3035" style:display-name="ConditionalStyle_3035" style:family="table-cell" style:parent-style-name="Default">
      <style:table-cell-properties fo:background-color="#ffc7ce"/>
      <style:text-properties fo:color="#9c0006"/>
    </style:style>
    <style:style style:name="ConditionalStyle_5f_3034" style:display-name="ConditionalStyle_3034" style:family="table-cell" style:parent-style-name="Default">
      <style:table-cell-properties fo:background-color="#ffc7ce"/>
      <style:text-properties fo:color="#9c0006"/>
    </style:style>
    <style:style style:name="ConditionalStyle_5f_3033" style:display-name="ConditionalStyle_3033" style:family="table-cell" style:parent-style-name="Default">
      <style:table-cell-properties fo:background-color="#ffc7ce"/>
      <style:text-properties fo:color="#9c0006"/>
    </style:style>
    <style:style style:name="ConditionalStyle_5f_4341" style:display-name="ConditionalStyle_4341" style:family="table-cell" style:parent-style-name="Default">
      <style:table-cell-properties fo:background-color="#ffc7ce"/>
      <style:text-properties fo:color="#9c0006"/>
    </style:style>
    <style:style style:name="ConditionalStyle_5f_4340" style:display-name="ConditionalStyle_4340" style:family="table-cell" style:parent-style-name="Default">
      <style:table-cell-properties fo:background-color="#ffc7ce"/>
      <style:text-properties fo:color="#9c0006"/>
    </style:style>
    <style:style style:name="ConditionalStyle_5f_4339" style:display-name="ConditionalStyle_4339" style:family="table-cell" style:parent-style-name="Default">
      <style:table-cell-properties fo:background-color="#ffc7ce"/>
      <style:text-properties fo:color="#9c0006"/>
    </style:style>
    <style:style style:name="ConditionalStyle_5f_4630" style:display-name="ConditionalStyle_4630" style:family="table-cell" style:parent-style-name="Default">
      <style:table-cell-properties fo:background-color="#ffc7ce"/>
      <style:text-properties fo:color="#9c0006"/>
    </style:style>
    <style:style style:name="ConditionalStyle_5f_4629" style:display-name="ConditionalStyle_4629" style:family="table-cell" style:parent-style-name="Default">
      <style:table-cell-properties fo:background-color="#ffc7ce"/>
      <style:text-properties fo:color="#9c0006"/>
    </style:style>
    <style:style style:name="ConditionalStyle_5f_4628" style:display-name="ConditionalStyle_4628" style:family="table-cell" style:parent-style-name="Default">
      <style:table-cell-properties fo:background-color="#ffc7ce"/>
      <style:text-properties fo:color="#9c0006"/>
    </style:style>
    <style:style style:name="ConditionalStyle_5f_4627" style:display-name="ConditionalStyle_4627" style:family="table-cell" style:parent-style-name="Default">
      <style:table-cell-properties fo:background-color="#ffc7ce"/>
      <style:text-properties fo:color="#9c0006"/>
    </style:style>
    <style:style style:name="ConditionalStyle_5f_4626" style:display-name="ConditionalStyle_4626" style:family="table-cell" style:parent-style-name="Default">
      <style:table-cell-properties fo:background-color="#ffc7ce"/>
      <style:text-properties fo:color="#9c0006"/>
    </style:style>
    <style:style style:name="ConditionalStyle_5f_4625" style:display-name="ConditionalStyle_4625" style:family="table-cell" style:parent-style-name="Default">
      <style:table-cell-properties fo:background-color="#ffc7ce"/>
      <style:text-properties fo:color="#9c0006"/>
    </style:style>
    <style:style style:name="ConditionalStyle_5f_4624" style:display-name="ConditionalStyle_4624" style:family="table-cell" style:parent-style-name="Default">
      <style:table-cell-properties fo:background-color="#ffc7ce"/>
      <style:text-properties fo:color="#9c0006"/>
    </style:style>
    <style:style style:name="ConditionalStyle_5f_4623" style:display-name="ConditionalStyle_4623" style:family="table-cell" style:parent-style-name="Default">
      <style:table-cell-properties fo:background-color="#ffc7ce"/>
      <style:text-properties fo:color="#9c0006"/>
    </style:style>
    <style:style style:name="ConditionalStyle_5f_4622" style:display-name="ConditionalStyle_4622" style:family="table-cell" style:parent-style-name="Default">
      <style:table-cell-properties fo:background-color="#ffc7ce"/>
      <style:text-properties fo:color="#9c0006"/>
    </style:style>
    <style:style style:name="ConditionalStyle_5f_4373" style:display-name="ConditionalStyle_4373" style:family="table-cell" style:parent-style-name="Default">
      <style:table-cell-properties fo:background-color="#ffc7ce"/>
      <style:text-properties fo:color="#9c0006"/>
    </style:style>
    <style:style style:name="ConditionalStyle_5f_4372" style:display-name="ConditionalStyle_4372" style:family="table-cell" style:parent-style-name="Default">
      <style:table-cell-properties fo:background-color="#ffc7ce"/>
      <style:text-properties fo:color="#9c0006"/>
    </style:style>
    <style:style style:name="ConditionalStyle_5f_4371" style:display-name="ConditionalStyle_4371" style:family="table-cell" style:parent-style-name="Default">
      <style:table-cell-properties fo:background-color="#ffc7ce"/>
      <style:text-properties fo:color="#9c0006"/>
    </style:style>
    <style:style style:name="ConditionalStyle_5f_4370" style:display-name="ConditionalStyle_4370" style:family="table-cell" style:parent-style-name="Default">
      <style:table-cell-properties fo:background-color="#ffc7ce"/>
      <style:text-properties fo:color="#9c0006"/>
    </style:style>
    <style:style style:name="ConditionalStyle_5f_4369" style:display-name="ConditionalStyle_4369" style:family="table-cell" style:parent-style-name="Default">
      <style:table-cell-properties fo:background-color="#ffc7ce"/>
      <style:text-properties fo:color="#9c0006"/>
    </style:style>
    <style:style style:name="ConditionalStyle_5f_4368" style:display-name="ConditionalStyle_4368" style:family="table-cell" style:parent-style-name="Default">
      <style:table-cell-properties fo:background-color="#ffc7ce"/>
      <style:text-properties fo:color="#9c0006"/>
    </style:style>
    <style:style style:name="ConditionalStyle_5f_4367" style:display-name="ConditionalStyle_4367" style:family="table-cell" style:parent-style-name="Default">
      <style:table-cell-properties fo:background-color="#ffc7ce"/>
      <style:text-properties fo:color="#9c0006"/>
    </style:style>
    <style:style style:name="ConditionalStyle_5f_4366" style:display-name="ConditionalStyle_4366" style:family="table-cell" style:parent-style-name="Default">
      <style:table-cell-properties fo:background-color="#ffc7ce"/>
      <style:text-properties fo:color="#9c0006"/>
    </style:style>
    <style:style style:name="ConditionalStyle_5f_4365" style:display-name="ConditionalStyle_4365" style:family="table-cell" style:parent-style-name="Default">
      <style:table-cell-properties fo:background-color="#ffc7ce"/>
      <style:text-properties fo:color="#9c0006"/>
    </style:style>
    <style:style style:name="ConditionalStyle_5f_4364" style:display-name="ConditionalStyle_4364" style:family="table-cell" style:parent-style-name="Default">
      <style:table-cell-properties fo:background-color="#ffc7ce"/>
      <style:text-properties fo:color="#9c0006"/>
    </style:style>
    <style:style style:name="ConditionalStyle_5f_4363" style:display-name="ConditionalStyle_4363" style:family="table-cell" style:parent-style-name="Default">
      <style:table-cell-properties fo:background-color="#ffc7ce"/>
      <style:text-properties fo:color="#9c0006"/>
    </style:style>
    <style:style style:name="ConditionalStyle_5f_4362" style:display-name="ConditionalStyle_4362" style:family="table-cell" style:parent-style-name="Default">
      <style:table-cell-properties fo:background-color="#ffc7ce"/>
      <style:text-properties fo:color="#9c0006"/>
    </style:style>
    <style:style style:name="ConditionalStyle_5f_4361" style:display-name="ConditionalStyle_4361" style:family="table-cell" style:parent-style-name="Default">
      <style:table-cell-properties fo:background-color="#ffc7ce"/>
      <style:text-properties fo:color="#9c0006"/>
    </style:style>
    <style:style style:name="ConditionalStyle_5f_4360" style:display-name="ConditionalStyle_4360" style:family="table-cell" style:parent-style-name="Default">
      <style:table-cell-properties fo:background-color="#ffc7ce"/>
      <style:text-properties fo:color="#9c0006"/>
    </style:style>
    <style:style style:name="ConditionalStyle_5f_4359" style:display-name="ConditionalStyle_4359" style:family="table-cell" style:parent-style-name="Default">
      <style:table-cell-properties fo:background-color="#ffc7ce"/>
      <style:text-properties fo:color="#9c0006"/>
    </style:style>
    <style:style style:name="ConditionalStyle_5f_4358" style:display-name="ConditionalStyle_4358" style:family="table-cell" style:parent-style-name="Default">
      <style:table-cell-properties fo:background-color="#ffc7ce"/>
      <style:text-properties fo:color="#9c0006"/>
    </style:style>
    <style:style style:name="ConditionalStyle_5f_4357" style:display-name="ConditionalStyle_4357" style:family="table-cell" style:parent-style-name="Default">
      <style:table-cell-properties fo:background-color="#ffc7ce"/>
      <style:text-properties fo:color="#9c0006"/>
    </style:style>
    <style:style style:name="ConditionalStyle_5f_4356" style:display-name="ConditionalStyle_4356" style:family="table-cell" style:parent-style-name="Default">
      <style:table-cell-properties fo:background-color="#ffc7ce"/>
      <style:text-properties fo:color="#9c0006"/>
    </style:style>
    <style:style style:name="ConditionalStyle_5f_4355" style:display-name="ConditionalStyle_4355" style:family="table-cell" style:parent-style-name="Default">
      <style:table-cell-properties fo:background-color="#ffc7ce"/>
      <style:text-properties fo:color="#9c0006"/>
    </style:style>
    <style:style style:name="ConditionalStyle_5f_4354" style:display-name="ConditionalStyle_4354" style:family="table-cell" style:parent-style-name="Default">
      <style:table-cell-properties fo:background-color="#ffc7ce"/>
      <style:text-properties fo:color="#9c0006"/>
    </style:style>
    <style:style style:name="ConditionalStyle_5f_4353" style:display-name="ConditionalStyle_4353" style:family="table-cell" style:parent-style-name="Default">
      <style:table-cell-properties fo:background-color="#ffc7ce"/>
      <style:text-properties fo:color="#9c0006"/>
    </style:style>
    <style:style style:name="ConditionalStyle_5f_4352" style:display-name="ConditionalStyle_4352" style:family="table-cell" style:parent-style-name="Default">
      <style:table-cell-properties fo:background-color="#ffc7ce"/>
      <style:text-properties fo:color="#9c0006"/>
    </style:style>
    <style:style style:name="ConditionalStyle_5f_4351" style:display-name="ConditionalStyle_4351" style:family="table-cell" style:parent-style-name="Default">
      <style:table-cell-properties fo:background-color="#ffc7ce"/>
      <style:text-properties fo:color="#9c0006"/>
    </style:style>
    <style:style style:name="ConditionalStyle_5f_4350" style:display-name="ConditionalStyle_4350" style:family="table-cell" style:parent-style-name="Default">
      <style:table-cell-properties fo:background-color="#ffc7ce"/>
      <style:text-properties fo:color="#9c0006"/>
    </style:style>
    <style:style style:name="ConditionalStyle_5f_3056" style:display-name="ConditionalStyle_3056" style:family="table-cell" style:parent-style-name="Default">
      <style:table-cell-properties fo:background-color="#ffc7ce"/>
      <style:text-properties fo:color="#9c0006"/>
    </style:style>
    <style:style style:name="ConditionalStyle_5f_3048" style:display-name="ConditionalStyle_3048" style:family="table-cell" style:parent-style-name="Default">
      <style:table-cell-properties fo:background-color="#ffc7ce"/>
      <style:text-properties fo:color="#9c0006"/>
    </style:style>
    <style:style style:name="ConditionalStyle_5f_3047" style:display-name="ConditionalStyle_3047" style:family="table-cell" style:parent-style-name="Default">
      <style:table-cell-properties fo:background-color="#ffc7ce"/>
      <style:text-properties fo:color="#9c0006"/>
    </style:style>
    <style:style style:name="ConditionalStyle_5f_3046" style:display-name="ConditionalStyle_3046" style:family="table-cell" style:parent-style-name="Default">
      <style:table-cell-properties fo:background-color="#ffc7ce"/>
      <style:text-properties fo:color="#9c0006"/>
    </style:style>
    <style:style style:name="ConditionalStyle_5f_3045" style:display-name="ConditionalStyle_3045" style:family="table-cell" style:parent-style-name="Default">
      <style:table-cell-properties fo:background-color="#ffc7ce"/>
      <style:text-properties fo:color="#9c0006"/>
    </style:style>
    <style:style style:name="ConditionalStyle_5f_3054" style:display-name="ConditionalStyle_3054" style:family="table-cell" style:parent-style-name="Default">
      <style:table-cell-properties fo:background-color="#ffc7ce"/>
      <style:text-properties fo:color="#9c0006"/>
    </style:style>
    <style:style style:name="ConditionalStyle_5f_3053" style:display-name="ConditionalStyle_3053" style:family="table-cell" style:parent-style-name="Default">
      <style:table-cell-properties fo:background-color="#ffc7ce"/>
      <style:text-properties fo:color="#9c0006"/>
    </style:style>
    <style:style style:name="ConditionalStyle_5f_3052" style:display-name="ConditionalStyle_3052" style:family="table-cell" style:parent-style-name="Default">
      <style:table-cell-properties fo:background-color="#ffc7ce"/>
      <style:text-properties fo:color="#9c0006"/>
    </style:style>
    <style:style style:name="ConditionalStyle_5f_3051" style:display-name="ConditionalStyle_3051" style:family="table-cell" style:parent-style-name="Default">
      <style:table-cell-properties fo:background-color="#ffc7ce"/>
      <style:text-properties fo:color="#9c0006"/>
    </style:style>
    <style:style style:name="ConditionalStyle_5f_3050" style:display-name="ConditionalStyle_3050" style:family="table-cell" style:parent-style-name="Default">
      <style:table-cell-properties fo:background-color="#ffc7ce"/>
      <style:text-properties fo:color="#9c0006"/>
    </style:style>
    <style:style style:name="ConditionalStyle_5f_3049" style:display-name="ConditionalStyle_3049" style:family="table-cell" style:parent-style-name="Default">
      <style:table-cell-properties fo:background-color="#ffc7ce"/>
      <style:text-properties fo:color="#9c0006"/>
    </style:style>
    <style:style style:name="ConditionalStyle_5f_4695" style:display-name="ConditionalStyle_4695" style:family="table-cell" style:parent-style-name="Default">
      <style:table-cell-properties fo:background-color="#ffc7ce"/>
      <style:text-properties fo:color="#9c0006"/>
    </style:style>
    <style:style style:name="ConditionalStyle_5f_4694" style:display-name="ConditionalStyle_4694" style:family="table-cell" style:parent-style-name="Default">
      <style:table-cell-properties fo:background-color="#ffc7ce"/>
      <style:text-properties fo:color="#9c0006"/>
    </style:style>
    <style:style style:name="ConditionalStyle_5f_4693" style:display-name="ConditionalStyle_4693" style:family="table-cell" style:parent-style-name="Default">
      <style:table-cell-properties fo:background-color="#ffc7ce"/>
      <style:text-properties fo:color="#9c0006"/>
    </style:style>
    <style:style style:name="ConditionalStyle_5f_4692" style:display-name="ConditionalStyle_4692" style:family="table-cell" style:parent-style-name="Default">
      <style:table-cell-properties fo:background-color="#ffc7ce"/>
      <style:text-properties fo:color="#9c0006"/>
    </style:style>
    <style:style style:name="ConditionalStyle_5f_4691" style:display-name="ConditionalStyle_4691" style:family="table-cell" style:parent-style-name="Default">
      <style:table-cell-properties fo:background-color="#ffc7ce"/>
      <style:text-properties fo:color="#9c0006"/>
    </style:style>
    <style:style style:name="ConditionalStyle_5f_4690" style:display-name="ConditionalStyle_4690" style:family="table-cell" style:parent-style-name="Default">
      <style:table-cell-properties fo:background-color="#ffc7ce"/>
      <style:text-properties fo:color="#9c0006"/>
    </style:style>
    <style:style style:name="ConditionalStyle_5f_4689" style:display-name="ConditionalStyle_4689" style:family="table-cell" style:parent-style-name="Default">
      <style:table-cell-properties fo:background-color="#ffc7ce"/>
      <style:text-properties fo:color="#9c0006"/>
    </style:style>
    <style:style style:name="ConditionalStyle_5f_4688" style:display-name="ConditionalStyle_4688" style:family="table-cell" style:parent-style-name="Default">
      <style:table-cell-properties fo:background-color="#ffc7ce"/>
      <style:text-properties fo:color="#9c0006"/>
    </style:style>
    <style:style style:name="ConditionalStyle_5f_4687" style:display-name="ConditionalStyle_4687" style:family="table-cell" style:parent-style-name="Default">
      <style:table-cell-properties fo:background-color="#ffc7ce"/>
      <style:text-properties fo:color="#9c0006"/>
    </style:style>
    <style:style style:name="ConditionalStyle_5f_4686" style:display-name="ConditionalStyle_4686" style:family="table-cell" style:parent-style-name="Default">
      <style:table-cell-properties fo:background-color="#ffc7ce"/>
      <style:text-properties fo:color="#9c0006"/>
    </style:style>
    <style:style style:name="ConditionalStyle_5f_4685" style:display-name="ConditionalStyle_4685" style:family="table-cell" style:parent-style-name="Default">
      <style:table-cell-properties fo:background-color="#ffc7ce"/>
      <style:text-properties fo:color="#9c0006"/>
    </style:style>
    <style:style style:name="ConditionalStyle_5f_4684" style:display-name="ConditionalStyle_4684" style:family="table-cell" style:parent-style-name="Default">
      <style:table-cell-properties fo:background-color="#ffc7ce"/>
      <style:text-properties fo:color="#9c0006"/>
    </style:style>
    <style:style style:name="ConditionalStyle_5f_4683" style:display-name="ConditionalStyle_4683" style:family="table-cell" style:parent-style-name="Default">
      <style:table-cell-properties fo:background-color="#ffc7ce"/>
      <style:text-properties fo:color="#9c0006"/>
    </style:style>
    <style:style style:name="ConditionalStyle_5f_4682" style:display-name="ConditionalStyle_4682" style:family="table-cell" style:parent-style-name="Default">
      <style:table-cell-properties fo:background-color="#ffc7ce"/>
      <style:text-properties fo:color="#9c0006"/>
    </style:style>
    <style:style style:name="ConditionalStyle_5f_4681" style:display-name="ConditionalStyle_4681" style:family="table-cell" style:parent-style-name="Default">
      <style:table-cell-properties fo:background-color="#ffc7ce"/>
      <style:text-properties fo:color="#9c0006"/>
    </style:style>
    <style:style style:name="ConditionalStyle_5f_4680" style:display-name="ConditionalStyle_4680" style:family="table-cell" style:parent-style-name="Default">
      <style:table-cell-properties fo:background-color="#ffc7ce"/>
      <style:text-properties fo:color="#9c0006"/>
    </style:style>
    <style:style style:name="ConditionalStyle_5f_4679" style:display-name="ConditionalStyle_4679" style:family="table-cell" style:parent-style-name="Default">
      <style:table-cell-properties fo:background-color="#ffc7ce"/>
      <style:text-properties fo:color="#9c0006"/>
    </style:style>
    <style:style style:name="ConditionalStyle_5f_4678" style:display-name="ConditionalStyle_4678" style:family="table-cell" style:parent-style-name="Default">
      <style:table-cell-properties fo:background-color="#ffc7ce"/>
      <style:text-properties fo:color="#9c0006"/>
    </style:style>
    <style:style style:name="ConditionalStyle_5f_4677" style:display-name="ConditionalStyle_4677" style:family="table-cell" style:parent-style-name="Default">
      <style:table-cell-properties fo:background-color="#ffc7ce"/>
      <style:text-properties fo:color="#9c0006"/>
    </style:style>
    <style:style style:name="ConditionalStyle_5f_4676" style:display-name="ConditionalStyle_4676" style:family="table-cell" style:parent-style-name="Default">
      <style:table-cell-properties fo:background-color="#ffc7ce"/>
      <style:text-properties fo:color="#9c0006"/>
    </style:style>
    <style:style style:name="ConditionalStyle_5f_4675" style:display-name="ConditionalStyle_4675" style:family="table-cell" style:parent-style-name="Default">
      <style:table-cell-properties fo:background-color="#ffc7ce"/>
      <style:text-properties fo:color="#9c0006"/>
    </style:style>
    <style:style style:name="ConditionalStyle_5f_4674" style:display-name="ConditionalStyle_4674" style:family="table-cell" style:parent-style-name="Default">
      <style:table-cell-properties fo:background-color="#ffc7ce"/>
      <style:text-properties fo:color="#9c0006"/>
    </style:style>
    <style:style style:name="ConditionalStyle_5f_4673" style:display-name="ConditionalStyle_4673" style:family="table-cell" style:parent-style-name="Default">
      <style:table-cell-properties fo:background-color="#ffc7ce"/>
      <style:text-properties fo:color="#9c0006"/>
    </style:style>
    <style:style style:name="ConditionalStyle_5f_4672" style:display-name="ConditionalStyle_4672" style:family="table-cell" style:parent-style-name="Default">
      <style:table-cell-properties fo:background-color="#ffc7ce"/>
      <style:text-properties fo:color="#9c0006"/>
    </style:style>
    <style:style style:name="ConditionalStyle_5f_4671" style:display-name="ConditionalStyle_4671" style:family="table-cell" style:parent-style-name="Default">
      <style:table-cell-properties fo:background-color="#ffc7ce"/>
      <style:text-properties fo:color="#9c0006"/>
    </style:style>
    <style:style style:name="ConditionalStyle_5f_4670" style:display-name="ConditionalStyle_4670" style:family="table-cell" style:parent-style-name="Default">
      <style:table-cell-properties fo:background-color="#ffc7ce"/>
      <style:text-properties fo:color="#9c0006"/>
    </style:style>
    <style:style style:name="ConditionalStyle_5f_4669" style:display-name="ConditionalStyle_4669" style:family="table-cell" style:parent-style-name="Default">
      <style:table-cell-properties fo:background-color="#ffc7ce"/>
      <style:text-properties fo:color="#9c0006"/>
    </style:style>
    <style:style style:name="ConditionalStyle_5f_4668" style:display-name="ConditionalStyle_4668" style:family="table-cell" style:parent-style-name="Default">
      <style:table-cell-properties fo:background-color="#ffc7ce"/>
      <style:text-properties fo:color="#9c0006"/>
    </style:style>
    <style:style style:name="ConditionalStyle_5f_4667" style:display-name="ConditionalStyle_4667" style:family="table-cell" style:parent-style-name="Default">
      <style:table-cell-properties fo:background-color="#ffc7ce"/>
      <style:text-properties fo:color="#9c0006"/>
    </style:style>
    <style:style style:name="ConditionalStyle_5f_4666" style:display-name="ConditionalStyle_4666" style:family="table-cell" style:parent-style-name="Default">
      <style:table-cell-properties fo:background-color="#ffc7ce"/>
      <style:text-properties fo:color="#9c0006"/>
    </style:style>
    <style:style style:name="ConditionalStyle_5f_4665" style:display-name="ConditionalStyle_4665" style:family="table-cell" style:parent-style-name="Default">
      <style:table-cell-properties fo:background-color="#ffc7ce"/>
      <style:text-properties fo:color="#9c0006"/>
    </style:style>
    <style:style style:name="ConditionalStyle_5f_4664" style:display-name="ConditionalStyle_4664" style:family="table-cell" style:parent-style-name="Default">
      <style:table-cell-properties fo:background-color="#ffc7ce"/>
      <style:text-properties fo:color="#9c0006"/>
    </style:style>
    <style:style style:name="ConditionalStyle_5f_4663" style:display-name="ConditionalStyle_4663" style:family="table-cell" style:parent-style-name="Default">
      <style:table-cell-properties fo:background-color="#ffc7ce"/>
      <style:text-properties fo:color="#9c0006"/>
    </style:style>
    <style:style style:name="ConditionalStyle_5f_4662" style:display-name="ConditionalStyle_4662" style:family="table-cell" style:parent-style-name="Default">
      <style:table-cell-properties fo:background-color="#ffc7ce"/>
      <style:text-properties fo:color="#9c0006"/>
    </style:style>
    <style:style style:name="ConditionalStyle_5f_4661" style:display-name="ConditionalStyle_4661" style:family="table-cell" style:parent-style-name="Default">
      <style:table-cell-properties fo:background-color="#ffc7ce"/>
      <style:text-properties fo:color="#9c0006"/>
    </style:style>
    <style:style style:name="ConditionalStyle_5f_4660" style:display-name="ConditionalStyle_4660" style:family="table-cell" style:parent-style-name="Default">
      <style:table-cell-properties fo:background-color="#ffc7ce"/>
      <style:text-properties fo:color="#9c0006"/>
    </style:style>
    <style:style style:name="ConditionalStyle_5f_4659" style:display-name="ConditionalStyle_4659" style:family="table-cell" style:parent-style-name="Default">
      <style:table-cell-properties fo:background-color="#ffc7ce"/>
      <style:text-properties fo:color="#9c0006"/>
    </style:style>
    <style:style style:name="ConditionalStyle_5f_4759" style:display-name="ConditionalStyle_4759" style:family="table-cell" style:parent-style-name="Default">
      <style:table-cell-properties fo:background-color="#ffc7ce"/>
      <style:text-properties fo:color="#9c0006"/>
    </style:style>
    <style:style style:name="ConditionalStyle_5f_4758" style:display-name="ConditionalStyle_4758" style:family="table-cell" style:parent-style-name="Default">
      <style:table-cell-properties fo:background-color="#ffc7ce"/>
      <style:text-properties fo:color="#9c0006"/>
    </style:style>
    <style:style style:name="ConditionalStyle_5f_4757" style:display-name="ConditionalStyle_4757" style:family="table-cell" style:parent-style-name="Default">
      <style:table-cell-properties fo:background-color="#ffc7ce"/>
      <style:text-properties fo:color="#9c0006"/>
    </style:style>
    <style:style style:name="ConditionalStyle_5f_4756" style:display-name="ConditionalStyle_4756" style:family="table-cell" style:parent-style-name="Default">
      <style:table-cell-properties fo:background-color="#ffc7ce"/>
      <style:text-properties fo:color="#9c0006"/>
    </style:style>
    <style:style style:name="ConditionalStyle_5f_4755" style:display-name="ConditionalStyle_4755" style:family="table-cell" style:parent-style-name="Default">
      <style:table-cell-properties fo:background-color="#ffc7ce"/>
      <style:text-properties fo:color="#9c0006"/>
    </style:style>
    <style:style style:name="ConditionalStyle_5f_4754" style:display-name="ConditionalStyle_4754" style:family="table-cell" style:parent-style-name="Default">
      <style:table-cell-properties fo:background-color="#ffc7ce"/>
      <style:text-properties fo:color="#9c0006"/>
    </style:style>
    <style:style style:name="ConditionalStyle_5f_4753" style:display-name="ConditionalStyle_4753" style:family="table-cell" style:parent-style-name="Default">
      <style:table-cell-properties fo:background-color="#ffc7ce"/>
      <style:text-properties fo:color="#9c0006"/>
    </style:style>
    <style:style style:name="ConditionalStyle_5f_4752" style:display-name="ConditionalStyle_4752" style:family="table-cell" style:parent-style-name="Default">
      <style:table-cell-properties fo:background-color="#ffc7ce"/>
      <style:text-properties fo:color="#9c0006"/>
    </style:style>
    <style:style style:name="ConditionalStyle_5f_4751" style:display-name="ConditionalStyle_4751" style:family="table-cell" style:parent-style-name="Default">
      <style:table-cell-properties fo:background-color="#ffc7ce"/>
      <style:text-properties fo:color="#9c0006"/>
    </style:style>
    <style:style style:name="ConditionalStyle_5f_4750" style:display-name="ConditionalStyle_4750" style:family="table-cell" style:parent-style-name="Default">
      <style:table-cell-properties fo:background-color="#ffc7ce"/>
      <style:text-properties fo:color="#9c0006"/>
    </style:style>
    <style:style style:name="ConditionalStyle_5f_4749" style:display-name="ConditionalStyle_4749" style:family="table-cell" style:parent-style-name="Default">
      <style:table-cell-properties fo:background-color="#ffc7ce"/>
      <style:text-properties fo:color="#9c0006"/>
    </style:style>
    <style:style style:name="ConditionalStyle_5f_4748" style:display-name="ConditionalStyle_4748" style:family="table-cell" style:parent-style-name="Default">
      <style:table-cell-properties fo:background-color="#ffc7ce"/>
      <style:text-properties fo:color="#9c0006"/>
    </style:style>
    <style:style style:name="ConditionalStyle_5f_4747" style:display-name="ConditionalStyle_4747" style:family="table-cell" style:parent-style-name="Default">
      <style:table-cell-properties fo:background-color="#ffc7ce"/>
      <style:text-properties fo:color="#9c0006"/>
    </style:style>
    <style:style style:name="ConditionalStyle_5f_4746" style:display-name="ConditionalStyle_4746" style:family="table-cell" style:parent-style-name="Default">
      <style:table-cell-properties fo:background-color="#ffc7ce"/>
      <style:text-properties fo:color="#9c0006"/>
    </style:style>
    <style:style style:name="ConditionalStyle_5f_4745" style:display-name="ConditionalStyle_4745" style:family="table-cell" style:parent-style-name="Default">
      <style:table-cell-properties fo:background-color="#ffc7ce"/>
      <style:text-properties fo:color="#9c0006"/>
    </style:style>
    <style:style style:name="ConditionalStyle_5f_4744" style:display-name="ConditionalStyle_4744" style:family="table-cell" style:parent-style-name="Default">
      <style:table-cell-properties fo:background-color="#ffc7ce"/>
      <style:text-properties fo:color="#9c0006"/>
    </style:style>
    <style:style style:name="ConditionalStyle_5f_4743" style:display-name="ConditionalStyle_4743" style:family="table-cell" style:parent-style-name="Default">
      <style:table-cell-properties fo:background-color="#ffc7ce"/>
      <style:text-properties fo:color="#9c0006"/>
    </style:style>
    <style:style style:name="ConditionalStyle_5f_4742" style:display-name="ConditionalStyle_4742" style:family="table-cell" style:parent-style-name="Default">
      <style:table-cell-properties fo:background-color="#ffc7ce"/>
      <style:text-properties fo:color="#9c0006"/>
    </style:style>
    <style:style style:name="ConditionalStyle_5f_4741" style:display-name="ConditionalStyle_4741" style:family="table-cell" style:parent-style-name="Default">
      <style:table-cell-properties fo:background-color="#ffc7ce"/>
      <style:text-properties fo:color="#9c0006"/>
    </style:style>
    <style:style style:name="ConditionalStyle_5f_4740" style:display-name="ConditionalStyle_4740" style:family="table-cell" style:parent-style-name="Default">
      <style:table-cell-properties fo:background-color="#ffc7ce"/>
      <style:text-properties fo:color="#9c0006"/>
    </style:style>
    <style:style style:name="ConditionalStyle_5f_4739" style:display-name="ConditionalStyle_4739" style:family="table-cell" style:parent-style-name="Default">
      <style:table-cell-properties fo:background-color="#ffc7ce"/>
      <style:text-properties fo:color="#9c0006"/>
    </style:style>
    <style:style style:name="ConditionalStyle_5f_4738" style:display-name="ConditionalStyle_4738" style:family="table-cell" style:parent-style-name="Default">
      <style:table-cell-properties fo:background-color="#ffc7ce"/>
      <style:text-properties fo:color="#9c0006"/>
    </style:style>
    <style:style style:name="ConditionalStyle_5f_4338" style:display-name="ConditionalStyle_4338" style:family="table-cell" style:parent-style-name="Default">
      <style:table-cell-properties fo:background-color="#ffc7ce"/>
      <style:text-properties fo:color="#9c0006"/>
    </style:style>
    <style:style style:name="ConditionalStyle_5f_4337" style:display-name="ConditionalStyle_4337" style:family="table-cell" style:parent-style-name="Default">
      <style:table-cell-properties fo:background-color="#ffc7ce"/>
      <style:text-properties fo:color="#9c0006"/>
    </style:style>
    <style:style style:name="ConditionalStyle_5f_4336" style:display-name="ConditionalStyle_4336" style:family="table-cell" style:parent-style-name="Default">
      <style:table-cell-properties fo:background-color="#ffc7ce"/>
      <style:text-properties fo:color="#9c0006"/>
    </style:style>
    <style:style style:name="ConditionalStyle_5f_4335" style:display-name="ConditionalStyle_4335" style:family="table-cell" style:parent-style-name="Default">
      <style:table-cell-properties fo:background-color="#ffc7ce"/>
      <style:text-properties fo:color="#9c0006"/>
    </style:style>
    <style:style style:name="ConditionalStyle_5f_4334" style:display-name="ConditionalStyle_4334" style:family="table-cell" style:parent-style-name="Default">
      <style:table-cell-properties fo:background-color="#ffc7ce"/>
      <style:text-properties fo:color="#9c0006"/>
    </style:style>
    <style:style style:name="ConditionalStyle_5f_4333" style:display-name="ConditionalStyle_4333" style:family="table-cell" style:parent-style-name="Default">
      <style:table-cell-properties fo:background-color="#ffc7ce"/>
      <style:text-properties fo:color="#9c0006"/>
    </style:style>
    <style:style style:name="ConditionalStyle_5f_4332" style:display-name="ConditionalStyle_4332" style:family="table-cell" style:parent-style-name="Default">
      <style:table-cell-properties fo:background-color="#ffc7ce"/>
      <style:text-properties fo:color="#9c0006"/>
    </style:style>
    <style:style style:name="ConditionalStyle_5f_4736" style:display-name="ConditionalStyle_4736" style:family="table-cell" style:parent-style-name="Default">
      <style:table-cell-properties fo:background-color="#ffc7ce"/>
      <style:text-properties fo:color="#9c0006"/>
    </style:style>
    <style:style style:name="ConditionalStyle_5f_4735" style:display-name="ConditionalStyle_4735" style:family="table-cell" style:parent-style-name="Default">
      <style:table-cell-properties fo:background-color="#ffc7ce"/>
      <style:text-properties fo:color="#9c0006"/>
    </style:style>
    <style:style style:name="ConditionalStyle_5f_4734" style:display-name="ConditionalStyle_4734" style:family="table-cell" style:parent-style-name="Default">
      <style:table-cell-properties fo:background-color="#ffc7ce"/>
      <style:text-properties fo:color="#9c0006"/>
    </style:style>
    <style:style style:name="ConditionalStyle_5f_4733" style:display-name="ConditionalStyle_4733" style:family="table-cell" style:parent-style-name="Default">
      <style:table-cell-properties fo:background-color="#ffc7ce"/>
      <style:text-properties fo:color="#9c0006"/>
    </style:style>
    <style:style style:name="ConditionalStyle_5f_4732" style:display-name="ConditionalStyle_4732" style:family="table-cell" style:parent-style-name="Default">
      <style:table-cell-properties fo:background-color="#ffc7ce"/>
      <style:text-properties fo:color="#9c0006"/>
    </style:style>
    <style:style style:name="ConditionalStyle_5f_4731" style:display-name="ConditionalStyle_4731" style:family="table-cell" style:parent-style-name="Default">
      <style:table-cell-properties fo:background-color="#ffc7ce"/>
      <style:text-properties fo:color="#9c0006"/>
    </style:style>
    <style:style style:name="ConditionalStyle_5f_4730" style:display-name="ConditionalStyle_4730" style:family="table-cell" style:parent-style-name="Default">
      <style:table-cell-properties fo:background-color="#ffc7ce"/>
      <style:text-properties fo:color="#9c0006"/>
    </style:style>
    <style:style style:name="ConditionalStyle_5f_4729" style:display-name="ConditionalStyle_4729" style:family="table-cell" style:parent-style-name="Default">
      <style:table-cell-properties fo:background-color="#ffc7ce"/>
      <style:text-properties fo:color="#9c0006"/>
    </style:style>
    <style:style style:name="ConditionalStyle_5f_4728" style:display-name="ConditionalStyle_4728" style:family="table-cell" style:parent-style-name="Default">
      <style:table-cell-properties fo:background-color="#ffc7ce"/>
      <style:text-properties fo:color="#9c0006"/>
    </style:style>
    <style:style style:name="ConditionalStyle_5f_4727" style:display-name="ConditionalStyle_4727" style:family="table-cell" style:parent-style-name="Default">
      <style:table-cell-properties fo:background-color="#ffc7ce"/>
      <style:text-properties fo:color="#9c0006"/>
    </style:style>
    <style:style style:name="ConditionalStyle_5f_4726" style:display-name="ConditionalStyle_4726" style:family="table-cell" style:parent-style-name="Default">
      <style:table-cell-properties fo:background-color="#ffc7ce"/>
      <style:text-properties fo:color="#9c0006"/>
    </style:style>
    <style:style style:name="ConditionalStyle_5f_4725" style:display-name="ConditionalStyle_4725" style:family="table-cell" style:parent-style-name="Default">
      <style:table-cell-properties fo:background-color="#ffc7ce"/>
      <style:text-properties fo:color="#9c0006"/>
    </style:style>
    <style:style style:name="ConditionalStyle_5f_4724" style:display-name="ConditionalStyle_4724" style:family="table-cell" style:parent-style-name="Default">
      <style:table-cell-properties fo:background-color="#ffc7ce"/>
      <style:text-properties fo:color="#9c0006"/>
    </style:style>
    <style:style style:name="ConditionalStyle_5f_4723" style:display-name="ConditionalStyle_4723" style:family="table-cell" style:parent-style-name="Default">
      <style:table-cell-properties fo:background-color="#ffc7ce"/>
      <style:text-properties fo:color="#9c0006"/>
    </style:style>
    <style:style style:name="ConditionalStyle_5f_4722" style:display-name="ConditionalStyle_4722" style:family="table-cell" style:parent-style-name="Default">
      <style:table-cell-properties fo:background-color="#ffc7ce"/>
      <style:text-properties fo:color="#9c0006"/>
    </style:style>
    <style:style style:name="ConditionalStyle_5f_4721" style:display-name="ConditionalStyle_4721" style:family="table-cell" style:parent-style-name="Default">
      <style:table-cell-properties fo:background-color="#ffc7ce"/>
      <style:text-properties fo:color="#9c0006"/>
    </style:style>
    <style:style style:name="ConditionalStyle_5f_4720" style:display-name="ConditionalStyle_4720" style:family="table-cell" style:parent-style-name="Default">
      <style:table-cell-properties fo:background-color="#ffc7ce"/>
      <style:text-properties fo:color="#9c0006"/>
    </style:style>
    <style:style style:name="ConditionalStyle_5f_4719" style:display-name="ConditionalStyle_4719" style:family="table-cell" style:parent-style-name="Default">
      <style:table-cell-properties fo:background-color="#ffc7ce"/>
      <style:text-properties fo:color="#9c0006"/>
    </style:style>
    <style:style style:name="ConditionalStyle_5f_4718" style:display-name="ConditionalStyle_4718" style:family="table-cell" style:parent-style-name="Default">
      <style:table-cell-properties fo:background-color="#ffc7ce"/>
      <style:text-properties fo:color="#9c0006"/>
    </style:style>
    <style:style style:name="ConditionalStyle_5f_4717" style:display-name="ConditionalStyle_4717" style:family="table-cell" style:parent-style-name="Default">
      <style:table-cell-properties fo:background-color="#ffc7ce"/>
      <style:text-properties fo:color="#9c0006"/>
    </style:style>
    <style:style style:name="ConditionalStyle_5f_4716" style:display-name="ConditionalStyle_4716" style:family="table-cell" style:parent-style-name="Default">
      <style:table-cell-properties fo:background-color="#ffc7ce"/>
      <style:text-properties fo:color="#9c0006"/>
    </style:style>
    <style:style style:name="ConditionalStyle_5f_4715" style:display-name="ConditionalStyle_4715" style:family="table-cell" style:parent-style-name="Default">
      <style:table-cell-properties fo:background-color="#ffc7ce"/>
      <style:text-properties fo:color="#9c0006"/>
    </style:style>
    <style:style style:name="ConditionalStyle_5f_4714" style:display-name="ConditionalStyle_4714" style:family="table-cell" style:parent-style-name="Default">
      <style:table-cell-properties fo:background-color="#ffc7ce"/>
      <style:text-properties fo:color="#9c0006"/>
    </style:style>
    <style:style style:name="ConditionalStyle_5f_3898" style:display-name="ConditionalStyle_3898" style:family="table-cell" style:parent-style-name="Default">
      <style:table-cell-properties fo:background-color="#ffc7ce"/>
      <style:text-properties fo:color="#9c0006"/>
    </style:style>
    <style:style style:name="ConditionalStyle_5f_3897" style:display-name="ConditionalStyle_3897" style:family="table-cell" style:parent-style-name="Default">
      <style:table-cell-properties fo:background-color="#ffc7ce"/>
      <style:text-properties fo:color="#9c0006"/>
    </style:style>
    <style:style style:name="ConditionalStyle_5f_3896" style:display-name="ConditionalStyle_3896" style:family="table-cell" style:parent-style-name="Default">
      <style:table-cell-properties fo:background-color="#ffc7ce"/>
      <style:text-properties fo:color="#9c0006"/>
    </style:style>
    <style:style style:name="ConditionalStyle_5f_3895" style:display-name="ConditionalStyle_3895" style:family="table-cell" style:parent-style-name="Default">
      <style:table-cell-properties fo:background-color="#ffc7ce"/>
      <style:text-properties fo:color="#9c0006"/>
    </style:style>
    <style:style style:name="ConditionalStyle_5f_3894" style:display-name="ConditionalStyle_3894" style:family="table-cell" style:parent-style-name="Default">
      <style:table-cell-properties fo:background-color="#ffc7ce"/>
      <style:text-properties fo:color="#9c0006"/>
    </style:style>
    <style:style style:name="ConditionalStyle_5f_3893" style:display-name="ConditionalStyle_3893" style:family="table-cell" style:parent-style-name="Default">
      <style:table-cell-properties fo:background-color="#ffc7ce"/>
      <style:text-properties fo:color="#9c0006"/>
    </style:style>
    <style:style style:name="ConditionalStyle_5f_3892" style:display-name="ConditionalStyle_3892" style:family="table-cell" style:parent-style-name="Default">
      <style:table-cell-properties fo:background-color="#ffc7ce"/>
      <style:text-properties fo:color="#9c0006"/>
    </style:style>
    <style:style style:name="ConditionalStyle_5f_3891" style:display-name="ConditionalStyle_3891" style:family="table-cell" style:parent-style-name="Default">
      <style:table-cell-properties fo:background-color="#ffc7ce"/>
      <style:text-properties fo:color="#9c0006"/>
    </style:style>
    <style:style style:name="ConditionalStyle_5f_3890" style:display-name="ConditionalStyle_3890" style:family="table-cell" style:parent-style-name="Default">
      <style:table-cell-properties fo:background-color="#ffc7ce"/>
      <style:text-properties fo:color="#9c0006"/>
    </style:style>
    <style:style style:name="ConditionalStyle_5f_3889" style:display-name="ConditionalStyle_3889" style:family="table-cell" style:parent-style-name="Default">
      <style:table-cell-properties fo:background-color="#ffc7ce"/>
      <style:text-properties fo:color="#9c0006"/>
    </style:style>
    <style:style style:name="ConditionalStyle_5f_3888" style:display-name="ConditionalStyle_3888" style:family="table-cell" style:parent-style-name="Default">
      <style:table-cell-properties fo:background-color="#ffc7ce"/>
      <style:text-properties fo:color="#9c0006"/>
    </style:style>
    <style:style style:name="ConditionalStyle_5f_3887" style:display-name="ConditionalStyle_3887" style:family="table-cell" style:parent-style-name="Default">
      <style:table-cell-properties fo:background-color="#ffc7ce"/>
      <style:text-properties fo:color="#9c0006"/>
    </style:style>
    <style:style style:name="ConditionalStyle_5f_3886" style:display-name="ConditionalStyle_3886" style:family="table-cell" style:parent-style-name="Default">
      <style:table-cell-properties fo:background-color="#ffc7ce"/>
      <style:text-properties fo:color="#9c0006"/>
    </style:style>
    <style:style style:name="ConditionalStyle_5f_3885" style:display-name="ConditionalStyle_3885" style:family="table-cell" style:parent-style-name="Default">
      <style:table-cell-properties fo:background-color="#ffc7ce"/>
      <style:text-properties fo:color="#9c0006"/>
    </style:style>
    <style:style style:name="ConditionalStyle_5f_3884" style:display-name="ConditionalStyle_3884" style:family="table-cell" style:parent-style-name="Default">
      <style:table-cell-properties fo:background-color="#ffc7ce"/>
      <style:text-properties fo:color="#9c0006"/>
    </style:style>
    <style:style style:name="ConditionalStyle_5f_3883" style:display-name="ConditionalStyle_3883" style:family="table-cell" style:parent-style-name="Default">
      <style:table-cell-properties fo:background-color="#ffc7ce"/>
      <style:text-properties fo:color="#9c0006"/>
    </style:style>
    <style:style style:name="ConditionalStyle_5f_3882" style:display-name="ConditionalStyle_3882" style:family="table-cell" style:parent-style-name="Default">
      <style:table-cell-properties fo:background-color="#ffc7ce"/>
      <style:text-properties fo:color="#9c0006"/>
    </style:style>
    <style:style style:name="ConditionalStyle_5f_3881" style:display-name="ConditionalStyle_3881" style:family="table-cell" style:parent-style-name="Default">
      <style:table-cell-properties fo:background-color="#ffc7ce"/>
      <style:text-properties fo:color="#9c0006"/>
    </style:style>
    <style:style style:name="ConditionalStyle_5f_3880" style:display-name="ConditionalStyle_3880" style:family="table-cell" style:parent-style-name="Default">
      <style:table-cell-properties fo:background-color="#ffc7ce"/>
      <style:text-properties fo:color="#9c0006"/>
    </style:style>
    <style:style style:name="ConditionalStyle_5f_3879" style:display-name="ConditionalStyle_3879" style:family="table-cell" style:parent-style-name="Default">
      <style:table-cell-properties fo:background-color="#ffc7ce"/>
      <style:text-properties fo:color="#9c0006"/>
    </style:style>
    <style:style style:name="ConditionalStyle_5f_3878" style:display-name="ConditionalStyle_3878" style:family="table-cell" style:parent-style-name="Default">
      <style:table-cell-properties fo:background-color="#ffc7ce"/>
      <style:text-properties fo:color="#9c0006"/>
    </style:style>
    <style:style style:name="ConditionalStyle_5f_3877" style:display-name="ConditionalStyle_3877" style:family="table-cell" style:parent-style-name="Default">
      <style:table-cell-properties fo:background-color="#ffc7ce"/>
      <style:text-properties fo:color="#9c0006"/>
    </style:style>
    <style:style style:name="ConditionalStyle_5f_3876" style:display-name="ConditionalStyle_3876" style:family="table-cell" style:parent-style-name="Default">
      <style:table-cell-properties fo:background-color="#ffc7ce"/>
      <style:text-properties fo:color="#9c0006"/>
    </style:style>
    <style:style style:name="ConditionalStyle_5f_3875" style:display-name="ConditionalStyle_3875" style:family="table-cell" style:parent-style-name="Default">
      <style:table-cell-properties fo:background-color="#ffc7ce"/>
      <style:text-properties fo:color="#9c0006"/>
    </style:style>
    <style:style style:name="ConditionalStyle_5f_3874" style:display-name="ConditionalStyle_3874" style:family="table-cell" style:parent-style-name="Default">
      <style:table-cell-properties fo:background-color="#ffc7ce"/>
      <style:text-properties fo:color="#9c0006"/>
    </style:style>
    <style:style style:name="ConditionalStyle_5f_3873" style:display-name="ConditionalStyle_3873" style:family="table-cell" style:parent-style-name="Default">
      <style:table-cell-properties fo:background-color="#ffc7ce"/>
      <style:text-properties fo:color="#9c0006"/>
    </style:style>
    <style:style style:name="ConditionalStyle_5f_3872" style:display-name="ConditionalStyle_3872" style:family="table-cell" style:parent-style-name="Default">
      <style:table-cell-properties fo:background-color="#ffc7ce"/>
      <style:text-properties fo:color="#9c0006"/>
    </style:style>
    <style:style style:name="ConditionalStyle_5f_3871" style:display-name="ConditionalStyle_3871" style:family="table-cell" style:parent-style-name="Default">
      <style:table-cell-properties fo:background-color="#ffc7ce"/>
      <style:text-properties fo:color="#9c0006"/>
    </style:style>
    <style:style style:name="ConditionalStyle_5f_3870" style:display-name="ConditionalStyle_3870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6:22:58.012425075</meta:creation-date>
    <dc:date>2026-03-05T16:23:23.011617461</dc:date>
    <meta:editing-duration>PT26S</meta:editing-duration>
    <meta:editing-cycles>1</meta:editing-cycles>
    <meta:document-statistic meta:table-count="1" meta:cell-count="10653" meta:object-count="0"/>
    <meta:generator>LibreOffice/24.2.7.2$Linux_X86_64 LibreOffice_project/420$Build-2</meta:generator>
  </office:meta>
</office:document-meta>
</file>